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table:style-name="Default"/>
        </table:table-row>
        <table:table-row table:style-name="ro1">
          <table:table-cell office:value-type="string" calcext:value-type="string">
            <text:p>hi_n5000-344-s224170978c148537.ukp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9380" calcext:value-type="float">
            <text:p>9380</text:p>
          </table:table-cell>
          <table:table-cell office:value-type="float" office:value="6414135" calcext:value-type="float">
            <text:p>6414135</text:p>
          </table:table-cell>
          <table:table-cell office:value-type="float" office:value="1.51667" calcext:value-type="float">
            <text:p>1.51667</text:p>
          </table:table-cell>
          <table:table-cell office:value-type="float" office:value="1.51" calcext:value-type="float">
            <text:p>1.51</text:p>
          </table:table-cell>
          <table:table-cell office:value-type="float" office:value="9308" calcext:value-type="float">
            <text:p>9308</text:p>
          </table:table-cell>
          <table:table-cell office:value-type="float" office:value="6414135" calcext:value-type="float">
            <text:p>6414135</text:p>
          </table:table-cell>
          <table:table-cell table:formula="of:=[.F2]&gt;[.B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62-s659945289c161385.ukp</text:p>
          </table:table-cell>
          <table:table-cell office:value-type="float" office:value="0.98667" calcext:value-type="float">
            <text:p>0.98667</text:p>
          </table:table-cell>
          <table:table-cell office:value-type="float" office:value="0.98" calcext:value-type="float">
            <text:p>0.98</text:p>
          </table:table-cell>
          <table:table-cell office:value-type="float" office:value="9320" calcext:value-type="float">
            <text:p>9320</text:p>
          </table:table-cell>
          <table:table-cell office:value-type="float" office:value="7091284" calcext:value-type="float">
            <text:p>7091284</text:p>
          </table:table-cell>
          <table:table-cell office:value-type="float" office:value="1.62333" calcext:value-type="float">
            <text:p>1.62333</text:p>
          </table:table-cell>
          <table:table-cell office:value-type="float" office:value="1.62" calcext:value-type="float">
            <text:p>1.62</text:p>
          </table:table-cell>
          <table:table-cell office:value-type="float" office:value="9396" calcext:value-type="float">
            <text:p>9396</text:p>
          </table:table-cell>
          <table:table-cell office:value-type="float" office:value="7091284" calcext:value-type="float">
            <text:p>7091284</text:p>
          </table:table-cell>
          <table:table-cell table:formula="of:=[.F3]&gt;[.B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87-s665806388c172532.ukp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9308" calcext:value-type="float">
            <text:p>9308</text:p>
          </table:table-cell>
          <table:table-cell office:value-type="float" office:value="7789384" calcext:value-type="float">
            <text:p>7789384</text:p>
          </table:table-cell>
          <table:table-cell office:value-type="float" office:value="1.65333" calcext:value-type="float">
            <text:p>1.65333</text:p>
          </table:table-cell>
          <table:table-cell office:value-type="float" office:value="1.65" calcext:value-type="float">
            <text:p>1.65</text:p>
          </table:table-cell>
          <table:table-cell office:value-type="float" office:value="9384" calcext:value-type="float">
            <text:p>9384</text:p>
          </table:table-cell>
          <table:table-cell office:value-type="float" office:value="7789384" calcext:value-type="float">
            <text:p>7789384</text:p>
          </table:table-cell>
          <table:table-cell table:formula="of:=[.F4]&gt;[.B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19-s637974412c333169.ukp</text:p>
          </table:table-cell>
          <table:table-cell office:value-type="float" office:value="0.44667" calcext:value-type="float">
            <text:p>0.44667</text:p>
          </table:table-cell>
          <table:table-cell office:value-type="float" office:value="0.44" calcext:value-type="float">
            <text:p>0.44</text:p>
          </table:table-cell>
          <table:table-cell office:value-type="float" office:value="9248" calcext:value-type="float">
            <text:p>9248</text:p>
          </table:table-cell>
          <table:table-cell office:value-type="float" office:value="16366339" calcext:value-type="float">
            <text:p>16366339</text:p>
          </table:table-cell>
          <table:table-cell office:value-type="float" office:value="1.75667" calcext:value-type="float">
            <text:p>1.75667</text:p>
          </table:table-cell>
          <table:table-cell office:value-type="float" office:value="1.76" calcext:value-type="float">
            <text:p>1.76</text:p>
          </table:table-cell>
          <table:table-cell office:value-type="float" office:value="9912" calcext:value-type="float">
            <text:p>9912</text:p>
          </table:table-cell>
          <table:table-cell office:value-type="float" office:value="16366339" calcext:value-type="float">
            <text:p>16366339</text:p>
          </table:table-cell>
          <table:table-cell table:formula="of:=[.F5]&gt;[.B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33-s435115918c253605.ukp</text:p>
          </table:table-cell>
          <table:table-cell table:number-columns-repeated="2" office:value-type="float" office:value="1.21" calcext:value-type="float">
            <text:p>1.21</text:p>
          </table:table-cell>
          <table:table-cell office:value-type="float" office:value="9304" calcext:value-type="float">
            <text:p>9304</text:p>
          </table:table-cell>
          <table:table-cell office:value-type="float" office:value="11881603" calcext:value-type="float">
            <text:p>11881603</text:p>
          </table:table-cell>
          <table:table-cell office:value-type="float" office:value="1.76667" calcext:value-type="float">
            <text:p>1.76667</text:p>
          </table:table-cell>
          <table:table-cell office:value-type="float" office:value="1.76" calcext:value-type="float">
            <text:p>1.76</text:p>
          </table:table-cell>
          <table:table-cell office:value-type="float" office:value="9284" calcext:value-type="float">
            <text:p>9284</text:p>
          </table:table-cell>
          <table:table-cell office:value-type="float" office:value="11881603" calcext:value-type="float">
            <text:p>11881603</text:p>
          </table:table-cell>
          <table:table-cell table:formula="of:=[.F6]&gt;[.B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4-s320356631c289111.ukp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9244" calcext:value-type="float">
            <text:p>9244</text:p>
          </table:table-cell>
          <table:table-cell office:value-type="float" office:value="14241433" calcext:value-type="float">
            <text:p>14241433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9292" calcext:value-type="float">
            <text:p>9292</text:p>
          </table:table-cell>
          <table:table-cell office:value-type="float" office:value="14241433" calcext:value-type="float">
            <text:p>14241433</text:p>
          </table:table-cell>
          <table:table-cell table:formula="of:=[.F7]&gt;[.B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21-s115898593c205285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12" calcext:value-type="float">
            <text:p>5912</text:p>
          </table:table-cell>
          <table:table-cell office:value-type="float" office:value="10658934" calcext:value-type="float">
            <text:p>10658934</text:p>
          </table:table-cell>
          <table:table-cell office:value-type="float" office:value="1.80667" calcext:value-type="float">
            <text:p>1.80667</text:p>
          </table:table-cell>
          <table:table-cell office:value-type="float" office:value="1.8" calcext:value-type="float">
            <text:p>1.8</text:p>
          </table:table-cell>
          <table:table-cell office:value-type="float" office:value="9396" calcext:value-type="float">
            <text:p>9396</text:p>
          </table:table-cell>
          <table:table-cell office:value-type="float" office:value="10658934" calcext:value-type="float">
            <text:p>10658934</text:p>
          </table:table-cell>
          <table:table-cell table:formula="of:=[.F8]&gt;[.B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82-s551254315c385066.ukp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9300" calcext:value-type="float">
            <text:p>9300</text:p>
          </table:table-cell>
          <table:table-cell office:value-type="float" office:value="19083221" calcext:value-type="float">
            <text:p>19083221</text:p>
          </table:table-cell>
          <table:table-cell office:value-type="float" office:value="1.80667" calcext:value-type="float">
            <text:p>1.80667</text:p>
          </table:table-cell>
          <table:table-cell office:value-type="float" office:value="1.81" calcext:value-type="float">
            <text:p>1.81</text:p>
          </table:table-cell>
          <table:table-cell office:value-type="float" office:value="9316" calcext:value-type="float">
            <text:p>9316</text:p>
          </table:table-cell>
          <table:table-cell office:value-type="float" office:value="19083221" calcext:value-type="float">
            <text:p>19083221</text:p>
          </table:table-cell>
          <table:table-cell table:formula="of:=[.F9]&gt;[.B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00-s527938850c260346.ukp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9288" calcext:value-type="float">
            <text:p>9288</text:p>
          </table:table-cell>
          <table:table-cell office:value-type="float" office:value="12215533" calcext:value-type="float">
            <text:p>12215533</text:p>
          </table:table-cell>
          <table:table-cell table:number-columns-repeated="2" office:value-type="float" office:value="1.81" calcext:value-type="float">
            <text:p>1.81</text:p>
          </table:table-cell>
          <table:table-cell office:value-type="float" office:value="9288" calcext:value-type="float">
            <text:p>9288</text:p>
          </table:table-cell>
          <table:table-cell office:value-type="float" office:value="12215533" calcext:value-type="float">
            <text:p>12215533</text:p>
          </table:table-cell>
          <table:table-cell table:formula="of:=[.F10]&gt;[.B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17-s620046486c311791.ukp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736" calcext:value-type="float">
            <text:p>7736</text:p>
          </table:table-cell>
          <table:table-cell office:value-type="float" office:value="16022109" calcext:value-type="float">
            <text:p>16022109</text:p>
          </table:table-cell>
          <table:table-cell office:value-type="float" office:value="1.81667" calcext:value-type="float">
            <text:p>1.81667</text:p>
          </table:table-cell>
          <table:table-cell office:value-type="float" office:value="1.82" calcext:value-type="float">
            <text:p>1.82</text:p>
          </table:table-cell>
          <table:table-cell office:value-type="float" office:value="9248" calcext:value-type="float">
            <text:p>9248</text:p>
          </table:table-cell>
          <table:table-cell office:value-type="float" office:value="16022109" calcext:value-type="float">
            <text:p>16022109</text:p>
          </table:table-cell>
          <table:table-cell table:formula="of:=[.F11]&gt;[.B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94-s589607845c241702.ukp</text:p>
          </table:table-cell>
          <table:table-cell office:value-type="float" office:value="0.83333" calcext:value-type="float">
            <text:p>0.83333</text:p>
          </table:table-cell>
          <table:table-cell office:value-type="float" office:value="0.83" calcext:value-type="float">
            <text:p>0.83</text:p>
          </table:table-cell>
          <table:table-cell office:value-type="float" office:value="9220" calcext:value-type="float">
            <text:p>9220</text:p>
          </table:table-cell>
          <table:table-cell office:value-type="float" office:value="11359849" calcext:value-type="float">
            <text:p>11359849</text:p>
          </table:table-cell>
          <table:table-cell table:number-columns-repeated="2" office:value-type="float" office:value="1.82" calcext:value-type="float">
            <text:p>1.82</text:p>
          </table:table-cell>
          <table:table-cell office:value-type="float" office:value="9336" calcext:value-type="float">
            <text:p>9336</text:p>
          </table:table-cell>
          <table:table-cell office:value-type="float" office:value="11359849" calcext:value-type="float">
            <text:p>11359849</text:p>
          </table:table-cell>
          <table:table-cell table:formula="of:=[.F12]&gt;[.B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61-s386597034c276866.ukp</text:p>
          </table:table-cell>
          <table:table-cell office:value-type="float" office:value="0.53667" calcext:value-type="float">
            <text:p>0.53667</text:p>
          </table:table-cell>
          <table:table-cell office:value-type="float" office:value="0.53" calcext:value-type="float">
            <text:p>0.53</text:p>
          </table:table-cell>
          <table:table-cell office:value-type="float" office:value="9348" calcext:value-type="float">
            <text:p>9348</text:p>
          </table:table-cell>
          <table:table-cell office:value-type="float" office:value="13348502" calcext:value-type="float">
            <text:p>13348502</text:p>
          </table:table-cell>
          <table:table-cell office:value-type="float" office:value="1.82333" calcext:value-type="float">
            <text:p>1.82333</text:p>
          </table:table-cell>
          <table:table-cell office:value-type="float" office:value="1.82" calcext:value-type="float">
            <text:p>1.82</text:p>
          </table:table-cell>
          <table:table-cell office:value-type="float" office:value="9300" calcext:value-type="float">
            <text:p>9300</text:p>
          </table:table-cell>
          <table:table-cell office:value-type="float" office:value="13348502" calcext:value-type="float">
            <text:p>13348502</text:p>
          </table:table-cell>
          <table:table-cell table:formula="of:=[.F13]&gt;[.B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8-s67683560c6701143.ukp</text:p>
          </table:table-cell>
          <table:table-cell office:value-type="float" office:value="1.52667" calcext:value-type="float">
            <text:p>1.52667</text:p>
          </table:table-cell>
          <table:table-cell office:value-type="float" office:value="1.52" calcext:value-type="float">
            <text:p>1.52</text:p>
          </table:table-cell>
          <table:table-cell office:value-type="float" office:value="9300" calcext:value-type="float">
            <text:p>9300</text:p>
          </table:table-cell>
          <table:table-cell office:value-type="float" office:value="347542734" calcext:value-type="float">
            <text:p>347542734</text:p>
          </table:table-cell>
          <table:table-cell office:value-type="float" office:value="1.82333" calcext:value-type="float">
            <text:p>1.82333</text:p>
          </table:table-cell>
          <table:table-cell office:value-type="float" office:value="1.82" calcext:value-type="float">
            <text:p>1.82</text:p>
          </table:table-cell>
          <table:table-cell office:value-type="float" office:value="9236" calcext:value-type="float">
            <text:p>9236</text:p>
          </table:table-cell>
          <table:table-cell office:value-type="float" office:value="347542734" calcext:value-type="float">
            <text:p>347542734</text:p>
          </table:table-cell>
          <table:table-cell table:formula="of:=[.F14]&gt;[.B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62-s993255606c564361.ukp</text:p>
          </table:table-cell>
          <table:table-cell office:value-type="float" office:value="1.73667" calcext:value-type="float">
            <text:p>1.73667</text:p>
          </table:table-cell>
          <table:table-cell office:value-type="float" office:value="1.73" calcext:value-type="float">
            <text:p>1.73</text:p>
          </table:table-cell>
          <table:table-cell office:value-type="float" office:value="9388" calcext:value-type="float">
            <text:p>9388</text:p>
          </table:table-cell>
          <table:table-cell office:value-type="float" office:value="27996616" calcext:value-type="float">
            <text:p>27996616</text:p>
          </table:table-cell>
          <table:table-cell office:value-type="float" office:value="1.82667" calcext:value-type="float">
            <text:p>1.82667</text:p>
          </table:table-cell>
          <table:table-cell office:value-type="float" office:value="1.82" calcext:value-type="float">
            <text:p>1.82</text:p>
          </table:table-cell>
          <table:table-cell office:value-type="float" office:value="9236" calcext:value-type="float">
            <text:p>9236</text:p>
          </table:table-cell>
          <table:table-cell office:value-type="float" office:value="27996616" calcext:value-type="float">
            <text:p>27996616</text:p>
          </table:table-cell>
          <table:table-cell table:formula="of:=[.F15]&gt;[.B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20-s32041991c481094.ukp</text:p>
          </table:table-cell>
          <table:table-cell office:value-type="float" office:value="0.70333" calcext:value-type="float">
            <text:p>0.70333</text:p>
          </table:table-cell>
          <table:table-cell office:value-type="float" office:value="0.7" calcext:value-type="float">
            <text:p>0.7</text:p>
          </table:table-cell>
          <table:table-cell office:value-type="float" office:value="9276" calcext:value-type="float">
            <text:p>9276</text:p>
          </table:table-cell>
          <table:table-cell office:value-type="float" office:value="23870209" calcext:value-type="float">
            <text:p>23870209</text:p>
          </table:table-cell>
          <table:table-cell table:number-columns-repeated="2" office:value-type="float" office:value="1.83" calcext:value-type="float">
            <text:p>1.83</text:p>
          </table:table-cell>
          <table:table-cell office:value-type="float" office:value="9312" calcext:value-type="float">
            <text:p>9312</text:p>
          </table:table-cell>
          <table:table-cell office:value-type="float" office:value="23870209" calcext:value-type="float">
            <text:p>23870209</text:p>
          </table:table-cell>
          <table:table-cell table:formula="of:=[.F16]&gt;[.B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98-s133251444c2046538.ukp</text:p>
          </table:table-cell>
          <table:table-cell office:value-type="float" office:value="1.11667" calcext:value-type="float">
            <text:p>1.11667</text:p>
          </table:table-cell>
          <table:table-cell office:value-type="float" office:value="1.12" calcext:value-type="float">
            <text:p>1.12</text:p>
          </table:table-cell>
          <table:table-cell office:value-type="float" office:value="9300" calcext:value-type="float">
            <text:p>9300</text:p>
          </table:table-cell>
          <table:table-cell office:value-type="float" office:value="106390388" calcext:value-type="float">
            <text:p>106390388</text:p>
          </table:table-cell>
          <table:table-cell table:number-columns-repeated="2" office:value-type="float" office:value="1.83" calcext:value-type="float">
            <text:p>1.83</text:p>
          </table:table-cell>
          <table:table-cell office:value-type="float" office:value="10528" calcext:value-type="float">
            <text:p>10528</text:p>
          </table:table-cell>
          <table:table-cell office:value-type="float" office:value="106390388" calcext:value-type="float">
            <text:p>106390388</text:p>
          </table:table-cell>
          <table:table-cell table:formula="of:=[.F17]&gt;[.B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85-s594945988c2341834.ukp</text:p>
          </table:table-cell>
          <table:table-cell office:value-type="float" office:value="0.21667" calcext:value-type="float">
            <text:p>0.21667</text:p>
          </table:table-cell>
          <table:table-cell office:value-type="float" office:value="0.21" calcext:value-type="float">
            <text:p>0.21</text:p>
          </table:table-cell>
          <table:table-cell office:value-type="float" office:value="9236" calcext:value-type="float">
            <text:p>9236</text:p>
          </table:table-cell>
          <table:table-cell office:value-type="float" office:value="121238617" calcext:value-type="float">
            <text:p>121238617</text:p>
          </table:table-cell>
          <table:table-cell table:number-columns-repeated="2" office:value-type="float" office:value="1.83" calcext:value-type="float">
            <text:p>1.83</text:p>
          </table:table-cell>
          <table:table-cell office:value-type="float" office:value="9284" calcext:value-type="float">
            <text:p>9284</text:p>
          </table:table-cell>
          <table:table-cell office:value-type="float" office:value="121238617" calcext:value-type="float">
            <text:p>121238617</text:p>
          </table:table-cell>
          <table:table-cell table:formula="of:=[.F18]&gt;[.B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30-s16136692c1208881.ukp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0.53" calcext:value-type="float">
            <text:p>0.53</text:p>
          </table:table-cell>
          <table:table-cell office:value-type="float" office:value="9244" calcext:value-type="float">
            <text:p>9244</text:p>
          </table:table-cell>
          <table:table-cell office:value-type="float" office:value="61918429" calcext:value-type="float">
            <text:p>61918429</text:p>
          </table:table-cell>
          <table:table-cell office:value-type="float" office:value="1.83333" calcext:value-type="float">
            <text:p>1.83333</text:p>
          </table:table-cell>
          <table:table-cell office:value-type="float" office:value="1.84" calcext:value-type="float">
            <text:p>1.84</text:p>
          </table:table-cell>
          <table:table-cell office:value-type="float" office:value="9900" calcext:value-type="float">
            <text:p>9900</text:p>
          </table:table-cell>
          <table:table-cell office:value-type="float" office:value="61918429" calcext:value-type="float">
            <text:p>61918429</text:p>
          </table:table-cell>
          <table:table-cell table:formula="of:=[.F19]&gt;[.B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51-s72680581c2549843.ukp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9336" calcext:value-type="float">
            <text:p>9336</text:p>
          </table:table-cell>
          <table:table-cell office:value-type="float" office:value="132015717" calcext:value-type="float">
            <text:p>132015717</text:p>
          </table:table-cell>
          <table:table-cell office:value-type="float" office:value="1.83333" calcext:value-type="float">
            <text:p>1.83333</text:p>
          </table:table-cell>
          <table:table-cell office:value-type="float" office:value="1.83" calcext:value-type="float">
            <text:p>1.83</text:p>
          </table:table-cell>
          <table:table-cell office:value-type="float" office:value="9876" calcext:value-type="float">
            <text:p>9876</text:p>
          </table:table-cell>
          <table:table-cell office:value-type="float" office:value="132015717" calcext:value-type="float">
            <text:p>132015717</text:p>
          </table:table-cell>
          <table:table-cell table:formula="of:=[.F20]&gt;[.B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5-s199811851c295352.ukp</text:p>
          </table:table-cell>
          <table:table-cell office:value-type="float" office:value="0.21333" calcext:value-type="float">
            <text:p>0.21333</text:p>
          </table:table-cell>
          <table:table-cell office:value-type="float" office:value="0.21" calcext:value-type="float">
            <text:p>0.21</text:p>
          </table:table-cell>
          <table:table-cell office:value-type="float" office:value="8104" calcext:value-type="float">
            <text:p>8104</text:p>
          </table:table-cell>
          <table:table-cell office:value-type="float" office:value="14841895" calcext:value-type="float">
            <text:p>14841895</text:p>
          </table:table-cell>
          <table:table-cell office:value-type="float" office:value="1.83667" calcext:value-type="float">
            <text:p>1.83667</text:p>
          </table:table-cell>
          <table:table-cell office:value-type="float" office:value="1.83" calcext:value-type="float">
            <text:p>1.83</text:p>
          </table:table-cell>
          <table:table-cell office:value-type="float" office:value="9344" calcext:value-type="float">
            <text:p>9344</text:p>
          </table:table-cell>
          <table:table-cell office:value-type="float" office:value="14841895" calcext:value-type="float">
            <text:p>14841895</text:p>
          </table:table-cell>
          <table:table-cell table:formula="of:=[.F21]&gt;[.B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3-s605460062c1320121.ukp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8284" calcext:value-type="float">
            <text:p>8284</text:p>
          </table:table-cell>
          <table:table-cell office:value-type="float" office:value="68471306" calcext:value-type="float">
            <text:p>68471306</text:p>
          </table:table-cell>
          <table:table-cell office:value-type="float" office:value="1.84" calcext:value-type="float">
            <text:p>1.84</text:p>
          </table:table-cell>
          <table:table-cell office:value-type="float" office:value="1.84" calcext:value-type="float">
            <text:p>1.84</text:p>
          </table:table-cell>
          <table:table-cell office:value-type="float" office:value="9240" calcext:value-type="float">
            <text:p>9240</text:p>
          </table:table-cell>
          <table:table-cell office:value-type="float" office:value="68471306" calcext:value-type="float">
            <text:p>68471306</text:p>
          </table:table-cell>
          <table:table-cell table:formula="of:=[.F22]&gt;[.B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60-s659470201c1910660.ukp</text:p>
          </table:table-cell>
          <table:table-cell office:value-type="float" office:value="0.67333" calcext:value-type="float">
            <text:p>0.67333</text:p>
          </table:table-cell>
          <table:table-cell office:value-type="float" office:value="0.67" calcext:value-type="float">
            <text:p>0.67</text:p>
          </table:table-cell>
          <table:table-cell office:value-type="float" office:value="9256" calcext:value-type="float">
            <text:p>9256</text:p>
          </table:table-cell>
          <table:table-cell office:value-type="float" office:value="98427573" calcext:value-type="float">
            <text:p>98427573</text:p>
          </table:table-cell>
          <table:table-cell office:value-type="float" office:value="1.84333" calcext:value-type="float">
            <text:p>1.84333</text:p>
          </table:table-cell>
          <table:table-cell office:value-type="float" office:value="1.84" calcext:value-type="float">
            <text:p>1.84</text:p>
          </table:table-cell>
          <table:table-cell office:value-type="float" office:value="10372" calcext:value-type="float">
            <text:p>10372</text:p>
          </table:table-cell>
          <table:table-cell office:value-type="float" office:value="98427573" calcext:value-type="float">
            <text:p>98427573</text:p>
          </table:table-cell>
          <table:table-cell table:formula="of:=[.F23]&gt;[.B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07-s396803529c2912463.ukp</text:p>
          </table:table-cell>
          <table:table-cell office:value-type="float" office:value="0.60667" calcext:value-type="float">
            <text:p>0.60667</text:p>
          </table:table-cell>
          <table:table-cell office:value-type="float" office:value="0.6" calcext:value-type="float">
            <text:p>0.6</text:p>
          </table:table-cell>
          <table:table-cell office:value-type="float" office:value="9244" calcext:value-type="float">
            <text:p>9244</text:p>
          </table:table-cell>
          <table:table-cell office:value-type="float" office:value="150508635" calcext:value-type="float">
            <text:p>150508635</text:p>
          </table:table-cell>
          <table:table-cell office:value-type="float" office:value="1.84667" calcext:value-type="float">
            <text:p>1.84667</text:p>
          </table:table-cell>
          <table:table-cell office:value-type="float" office:value="1.84" calcext:value-type="float">
            <text:p>1.84</text:p>
          </table:table-cell>
          <table:table-cell office:value-type="float" office:value="10872" calcext:value-type="float">
            <text:p>10872</text:p>
          </table:table-cell>
          <table:table-cell office:value-type="float" office:value="150508635" calcext:value-type="float">
            <text:p>150508635</text:p>
          </table:table-cell>
          <table:table-cell table:formula="of:=[.F24]&gt;[.B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69-s132278514c1523292.ukp</text:p>
          </table:table-cell>
          <table:table-cell office:value-type="float" office:value="1.37333" calcext:value-type="float">
            <text:p>1.37333</text:p>
          </table:table-cell>
          <table:table-cell office:value-type="float" office:value="1.37" calcext:value-type="float">
            <text:p>1.37</text:p>
          </table:table-cell>
          <table:table-cell office:value-type="float" office:value="9240" calcext:value-type="float">
            <text:p>9240</text:p>
          </table:table-cell>
          <table:table-cell office:value-type="float" office:value="78499725" calcext:value-type="float">
            <text:p>78499725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9292" calcext:value-type="float">
            <text:p>9292</text:p>
          </table:table-cell>
          <table:table-cell office:value-type="float" office:value="78499725" calcext:value-type="float">
            <text:p>78499725</text:p>
          </table:table-cell>
          <table:table-cell table:formula="of:=[.F25]&gt;[.B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50-s723629950c2409016.ukp</text:p>
          </table:table-cell>
          <table:table-cell office:value-type="float" office:value="1.76333" calcext:value-type="float">
            <text:p>1.76333</text:p>
          </table:table-cell>
          <table:table-cell office:value-type="float" office:value="1.76" calcext:value-type="float">
            <text:p>1.76</text:p>
          </table:table-cell>
          <table:table-cell office:value-type="float" office:value="9628" calcext:value-type="float">
            <text:p>9628</text:p>
          </table:table-cell>
          <table:table-cell office:value-type="float" office:value="124095953" calcext:value-type="float">
            <text:p>124095953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9964" calcext:value-type="float">
            <text:p>9964</text:p>
          </table:table-cell>
          <table:table-cell office:value-type="float" office:value="124095953" calcext:value-type="float">
            <text:p>124095953</text:p>
          </table:table-cell>
          <table:table-cell table:formula="of:=[.F26]&gt;[.B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39-s137305354c3180683.uk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68" calcext:value-type="float">
            <text:p>12768</text:p>
          </table:table-cell>
          <table:table-cell office:value-type="float" office:value="165582496" calcext:value-type="float">
            <text:p>165582496</text:p>
          </table:table-cell>
          <table:table-cell office:value-type="float" office:value="1.85" calcext:value-type="float">
            <text:p>1.85</text:p>
          </table:table-cell>
          <table:table-cell office:value-type="float" office:value="1.84" calcext:value-type="float">
            <text:p>1.84</text:p>
          </table:table-cell>
          <table:table-cell office:value-type="float" office:value="12448" calcext:value-type="float">
            <text:p>12448</text:p>
          </table:table-cell>
          <table:table-cell office:value-type="float" office:value="165582496" calcext:value-type="float">
            <text:p>165582496</text:p>
          </table:table-cell>
          <table:table-cell table:formula="of:=[.F27]&gt;[.B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9-s808826180c589971.ukp</text:p>
          </table:table-cell>
          <table:table-cell office:value-type="float" office:value="0.24667" calcext:value-type="float">
            <text:p>0.24667</text:p>
          </table:table-cell>
          <table:table-cell office:value-type="float" office:value="0.24" calcext:value-type="float">
            <text:p>0.24</text:p>
          </table:table-cell>
          <table:table-cell office:value-type="float" office:value="9224" calcext:value-type="float">
            <text:p>9224</text:p>
          </table:table-cell>
          <table:table-cell office:value-type="float" office:value="29894792" calcext:value-type="float">
            <text:p>29894792</text:p>
          </table:table-cell>
          <table:table-cell office:value-type="float" office:value="1.85333" calcext:value-type="float">
            <text:p>1.85333</text:p>
          </table:table-cell>
          <table:table-cell office:value-type="float" office:value="1.85" calcext:value-type="float">
            <text:p>1.85</text:p>
          </table:table-cell>
          <table:table-cell office:value-type="float" office:value="9240" calcext:value-type="float">
            <text:p>9240</text:p>
          </table:table-cell>
          <table:table-cell office:value-type="float" office:value="29894792" calcext:value-type="float">
            <text:p>29894792</text:p>
          </table:table-cell>
          <table:table-cell table:formula="of:=[.F28]&gt;[.B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18-s72714954c1948539.ukp</text:p>
          </table:table-cell>
          <table:table-cell office:value-type="float" office:value="0.32667" calcext:value-type="float">
            <text:p>0.32667</text:p>
          </table:table-cell>
          <table:table-cell office:value-type="float" office:value="0.32" calcext:value-type="float">
            <text:p>0.32</text:p>
          </table:table-cell>
          <table:table-cell office:value-type="float" office:value="9224" calcext:value-type="float">
            <text:p>9224</text:p>
          </table:table-cell>
          <table:table-cell office:value-type="float" office:value="101439546" calcext:value-type="float">
            <text:p>101439546</text:p>
          </table:table-cell>
          <table:table-cell office:value-type="float" office:value="1.86" calcext:value-type="float">
            <text:p>1.86</text:p>
          </table:table-cell>
          <table:table-cell office:value-type="float" office:value="1.86" calcext:value-type="float">
            <text:p>1.86</text:p>
          </table:table-cell>
          <table:table-cell office:value-type="float" office:value="9972" calcext:value-type="float">
            <text:p>9972</text:p>
          </table:table-cell>
          <table:table-cell office:value-type="float" office:value="101439546" calcext:value-type="float">
            <text:p>101439546</text:p>
          </table:table-cell>
          <table:table-cell table:formula="of:=[.F29]&gt;[.B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37-s238429703c2797913.ukp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9608" calcext:value-type="float">
            <text:p>9608</text:p>
          </table:table-cell>
          <table:table-cell office:value-type="float" office:value="144448890" calcext:value-type="float">
            <text:p>144448890</text:p>
          </table:table-cell>
          <table:table-cell office:value-type="float" office:value="1.86" calcext:value-type="float">
            <text:p>1.86</text:p>
          </table:table-cell>
          <table:table-cell office:value-type="float" office:value="1.86" calcext:value-type="float">
            <text:p>1.86</text:p>
          </table:table-cell>
          <table:table-cell office:value-type="float" office:value="10680" calcext:value-type="float">
            <text:p>10680</text:p>
          </table:table-cell>
          <table:table-cell office:value-type="float" office:value="144448890" calcext:value-type="float">
            <text:p>144448890</text:p>
          </table:table-cell>
          <table:table-cell table:formula="of:=[.F30]&gt;[.B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46-s368872582c236748.ukp</text:p>
          </table:table-cell>
          <table:table-cell office:value-type="float" office:value="0.61333" calcext:value-type="float">
            <text:p>0.61333</text:p>
          </table:table-cell>
          <table:table-cell office:value-type="float" office:value="0.61" calcext:value-type="float">
            <text:p>0.61</text:p>
          </table:table-cell>
          <table:table-cell office:value-type="float" office:value="9212" calcext:value-type="float">
            <text:p>9212</text:p>
          </table:table-cell>
          <table:table-cell office:value-type="float" office:value="11182559" calcext:value-type="float">
            <text:p>11182559</text:p>
          </table:table-cell>
          <table:table-cell office:value-type="float" office:value="1.86333" calcext:value-type="float">
            <text:p>1.86333</text:p>
          </table:table-cell>
          <table:table-cell office:value-type="float" office:value="1.86" calcext:value-type="float">
            <text:p>1.86</text:p>
          </table:table-cell>
          <table:table-cell office:value-type="float" office:value="9392" calcext:value-type="float">
            <text:p>9392</text:p>
          </table:table-cell>
          <table:table-cell office:value-type="float" office:value="11182559" calcext:value-type="float">
            <text:p>11182559</text:p>
          </table:table-cell>
          <table:table-cell table:formula="of:=[.F31]&gt;[.B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49-s206981756c2254967.ukp</text:p>
          </table:table-cell>
          <table:table-cell office:value-type="float" office:value="0.27333" calcext:value-type="float">
            <text:p>0.27333</text:p>
          </table:table-cell>
          <table:table-cell office:value-type="float" office:value="0.27" calcext:value-type="float">
            <text:p>0.27</text:p>
          </table:table-cell>
          <table:table-cell office:value-type="float" office:value="9348" calcext:value-type="float">
            <text:p>9348</text:p>
          </table:table-cell>
          <table:table-cell office:value-type="float" office:value="116786248" calcext:value-type="float">
            <text:p>116786248</text:p>
          </table:table-cell>
          <table:table-cell office:value-type="float" office:value="1.86333" calcext:value-type="float">
            <text:p>1.86333</text:p>
          </table:table-cell>
          <table:table-cell office:value-type="float" office:value="1.86" calcext:value-type="float">
            <text:p>1.86</text:p>
          </table:table-cell>
          <table:table-cell office:value-type="float" office:value="9292" calcext:value-type="float">
            <text:p>9292</text:p>
          </table:table-cell>
          <table:table-cell office:value-type="float" office:value="116786248" calcext:value-type="float">
            <text:p>116786248</text:p>
          </table:table-cell>
          <table:table-cell table:formula="of:=[.F32]&gt;[.B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50-s814994716c192100.ukp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8216" calcext:value-type="float">
            <text:p>8216</text:p>
          </table:table-cell>
          <table:table-cell office:value-type="float" office:value="9409265" calcext:value-type="float">
            <text:p>9409265</text:p>
          </table:table-cell>
          <table:table-cell office:value-type="float" office:value="1.86667" calcext:value-type="float">
            <text:p>1.86667</text:p>
          </table:table-cell>
          <table:table-cell office:value-type="float" office:value="1.86" calcext:value-type="float">
            <text:p>1.86</text:p>
          </table:table-cell>
          <table:table-cell office:value-type="float" office:value="9232" calcext:value-type="float">
            <text:p>9232</text:p>
          </table:table-cell>
          <table:table-cell office:value-type="float" office:value="9409265" calcext:value-type="float">
            <text:p>9409265</text:p>
          </table:table-cell>
          <table:table-cell table:formula="of:=[.F33]&gt;[.B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70-s217303292c299685.ukp</text:p>
          </table:table-cell>
          <table:table-cell office:value-type="float" office:value="0.15667" calcext:value-type="float">
            <text:p>0.15667</text:p>
          </table:table-cell>
          <table:table-cell office:value-type="float" office:value="0.15" calcext:value-type="float">
            <text:p>0.15</text:p>
          </table:table-cell>
          <table:table-cell office:value-type="float" office:value="8472" calcext:value-type="float">
            <text:p>8472</text:p>
          </table:table-cell>
          <table:table-cell office:value-type="float" office:value="15184016" calcext:value-type="float">
            <text:p>15184016</text:p>
          </table:table-cell>
          <table:table-cell office:value-type="float" office:value="1.86667" calcext:value-type="float">
            <text:p>1.86667</text:p>
          </table:table-cell>
          <table:table-cell office:value-type="float" office:value="1.86" calcext:value-type="float">
            <text:p>1.86</text:p>
          </table:table-cell>
          <table:table-cell office:value-type="float" office:value="9308" calcext:value-type="float">
            <text:p>9308</text:p>
          </table:table-cell>
          <table:table-cell office:value-type="float" office:value="15184016" calcext:value-type="float">
            <text:p>15184016</text:p>
          </table:table-cell>
          <table:table-cell table:formula="of:=[.F34]&gt;[.B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27-s214618533c6471546.ukp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9228" calcext:value-type="float">
            <text:p>9228</text:p>
          </table:table-cell>
          <table:table-cell office:value-type="float" office:value="336034426" calcext:value-type="float">
            <text:p>336034426</text:p>
          </table:table-cell>
          <table:table-cell office:value-type="float" office:value="1.86667" calcext:value-type="float">
            <text:p>1.86667</text:p>
          </table:table-cell>
          <table:table-cell office:value-type="float" office:value="1.86" calcext:value-type="float">
            <text:p>1.86</text:p>
          </table:table-cell>
          <table:table-cell office:value-type="float" office:value="9816" calcext:value-type="float">
            <text:p>9816</text:p>
          </table:table-cell>
          <table:table-cell office:value-type="float" office:value="336034426" calcext:value-type="float">
            <text:p>336034426</text:p>
          </table:table-cell>
          <table:table-cell table:formula="of:=[.F35]&gt;[.B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19-s803803347c1597948.ukp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9376" calcext:value-type="float">
            <text:p>9376</text:p>
          </table:table-cell>
          <table:table-cell office:value-type="float" office:value="82044940" calcext:value-type="float">
            <text:p>82044940</text:p>
          </table:table-cell>
          <table:table-cell table:number-columns-repeated="2" office:value-type="float" office:value="1.87" calcext:value-type="float">
            <text:p>1.87</text:p>
          </table:table-cell>
          <table:table-cell office:value-type="float" office:value="9896" calcext:value-type="float">
            <text:p>9896</text:p>
          </table:table-cell>
          <table:table-cell office:value-type="float" office:value="82044940" calcext:value-type="float">
            <text:p>82044940</text:p>
          </table:table-cell>
          <table:table-cell table:formula="of:=[.F36]&gt;[.B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32-s874105839c7175107.ukp</text:p>
          </table:table-cell>
          <table:table-cell office:value-type="float" office:value="0.16333" calcext:value-type="float">
            <text:p>0.16333</text:p>
          </table:table-cell>
          <table:table-cell office:value-type="float" office:value="0.16" calcext:value-type="float">
            <text:p>0.16</text:p>
          </table:table-cell>
          <table:table-cell office:value-type="float" office:value="9168" calcext:value-type="float">
            <text:p>9168</text:p>
          </table:table-cell>
          <table:table-cell office:value-type="float" office:value="373028514" calcext:value-type="float">
            <text:p>373028514</text:p>
          </table:table-cell>
          <table:table-cell office:value-type="float" office:value="1.87333" calcext:value-type="float">
            <text:p>1.87333</text:p>
          </table:table-cell>
          <table:table-cell office:value-type="float" office:value="1.87" calcext:value-type="float">
            <text:p>1.87</text:p>
          </table:table-cell>
          <table:table-cell office:value-type="float" office:value="9440" calcext:value-type="float">
            <text:p>9440</text:p>
          </table:table-cell>
          <table:table-cell office:value-type="float" office:value="373028514" calcext:value-type="float">
            <text:p>373028514</text:p>
          </table:table-cell>
          <table:table-cell table:formula="of:=[.F37]&gt;[.B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08-s231573541c454666.ukp</text:p>
          </table:table-cell>
          <table:table-cell office:value-type="float" office:value="1.44667" calcext:value-type="float">
            <text:p>1.44667</text:p>
          </table:table-cell>
          <table:table-cell office:value-type="float" office:value="1.44" calcext:value-type="float">
            <text:p>1.44</text:p>
          </table:table-cell>
          <table:table-cell office:value-type="float" office:value="9332" calcext:value-type="float">
            <text:p>9332</text:p>
          </table:table-cell>
          <table:table-cell office:value-type="float" office:value="22327308" calcext:value-type="float">
            <text:p>22327308</text:p>
          </table:table-cell>
          <table:table-cell office:value-type="float" office:value="1.87667" calcext:value-type="float">
            <text:p>1.87667</text:p>
          </table:table-cell>
          <table:table-cell office:value-type="float" office:value="1.87" calcext:value-type="float">
            <text:p>1.87</text:p>
          </table:table-cell>
          <table:table-cell office:value-type="float" office:value="9396" calcext:value-type="float">
            <text:p>9396</text:p>
          </table:table-cell>
          <table:table-cell office:value-type="float" office:value="22327308" calcext:value-type="float">
            <text:p>22327308</text:p>
          </table:table-cell>
          <table:table-cell table:formula="of:=[.F38]&gt;[.B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85-s939900702c2145848.ukp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.13" calcext:value-type="float">
            <text:p>0.13</text:p>
          </table:table-cell>
          <table:table-cell office:value-type="float" office:value="8616" calcext:value-type="float">
            <text:p>8616</text:p>
          </table:table-cell>
          <table:table-cell office:value-type="float" office:value="111373621" calcext:value-type="float">
            <text:p>111373621</text:p>
          </table:table-cell>
          <table:table-cell office:value-type="float" office:value="1.87667" calcext:value-type="float">
            <text:p>1.87667</text:p>
          </table:table-cell>
          <table:table-cell office:value-type="float" office:value="1.87" calcext:value-type="float">
            <text:p>1.87</text:p>
          </table:table-cell>
          <table:table-cell office:value-type="float" office:value="10132" calcext:value-type="float">
            <text:p>10132</text:p>
          </table:table-cell>
          <table:table-cell office:value-type="float" office:value="111373621" calcext:value-type="float">
            <text:p>111373621</text:p>
          </table:table-cell>
          <table:table-cell table:formula="of:=[.F39]&gt;[.B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75-s377669997c4055087.ukp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27" calcext:value-type="float">
            <text:p>0.27</text:p>
          </table:table-cell>
          <table:table-cell office:value-type="float" office:value="9348" calcext:value-type="float">
            <text:p>9348</text:p>
          </table:table-cell>
          <table:table-cell office:value-type="float" office:value="210757987" calcext:value-type="float">
            <text:p>210757987</text:p>
          </table:table-cell>
          <table:table-cell office:value-type="float" office:value="1.87667" calcext:value-type="float">
            <text:p>1.87667</text:p>
          </table:table-cell>
          <table:table-cell office:value-type="float" office:value="1.88" calcext:value-type="float">
            <text:p>1.88</text:p>
          </table:table-cell>
          <table:table-cell office:value-type="float" office:value="12888" calcext:value-type="float">
            <text:p>12888</text:p>
          </table:table-cell>
          <table:table-cell office:value-type="float" office:value="210757987" calcext:value-type="float">
            <text:p>210757987</text:p>
          </table:table-cell>
          <table:table-cell table:formula="of:=[.F40]&gt;[.B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62-s792039649c863684.ukp</text:p>
          </table:table-cell>
          <table:table-cell office:value-type="float" office:value="0.99333" calcext:value-type="float">
            <text:p>0.99333</text:p>
          </table:table-cell>
          <table:table-cell office:value-type="float" office:value="0.99" calcext:value-type="float">
            <text:p>0.99</text:p>
          </table:table-cell>
          <table:table-cell office:value-type="float" office:value="9300" calcext:value-type="float">
            <text:p>9300</text:p>
          </table:table-cell>
          <table:table-cell office:value-type="float" office:value="43656380" calcext:value-type="float">
            <text:p>43656380</text:p>
          </table:table-cell>
          <table:table-cell office:value-type="float" office:value="1.88" calcext:value-type="float">
            <text:p>1.88</text:p>
          </table:table-cell>
          <table:table-cell office:value-type="float" office:value="1.88" calcext:value-type="float">
            <text:p>1.88</text:p>
          </table:table-cell>
          <table:table-cell office:value-type="float" office:value="9860" calcext:value-type="float">
            <text:p>9860</text:p>
          </table:table-cell>
          <table:table-cell office:value-type="float" office:value="43656380" calcext:value-type="float">
            <text:p>43656380</text:p>
          </table:table-cell>
          <table:table-cell table:formula="of:=[.F41]&gt;[.B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36-s152942261c1047009.ukp</text:p>
          </table:table-cell>
          <table:table-cell office:value-type="float" office:value="0.56667" calcext:value-type="float">
            <text:p>0.56667</text:p>
          </table:table-cell>
          <table:table-cell office:value-type="float" office:value="0.56" calcext:value-type="float">
            <text:p>0.56</text:p>
          </table:table-cell>
          <table:table-cell office:value-type="float" office:value="9248" calcext:value-type="float">
            <text:p>9248</text:p>
          </table:table-cell>
          <table:table-cell office:value-type="float" office:value="53406601" calcext:value-type="float">
            <text:p>53406601</text:p>
          </table:table-cell>
          <table:table-cell office:value-type="float" office:value="1.88" calcext:value-type="float">
            <text:p>1.88</text:p>
          </table:table-cell>
          <table:table-cell office:value-type="float" office:value="1.88" calcext:value-type="float">
            <text:p>1.88</text:p>
          </table:table-cell>
          <table:table-cell office:value-type="float" office:value="9832" calcext:value-type="float">
            <text:p>9832</text:p>
          </table:table-cell>
          <table:table-cell office:value-type="float" office:value="53406601" calcext:value-type="float">
            <text:p>53406601</text:p>
          </table:table-cell>
          <table:table-cell table:formula="of:=[.F42]&gt;[.B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51-s268449167c1220326.ukp</text:p>
          </table:table-cell>
          <table:table-cell office:value-type="float" office:value="0.12667" calcext:value-type="float">
            <text:p>0.12667</text:p>
          </table:table-cell>
          <table:table-cell office:value-type="float" office:value="0.12" calcext:value-type="float">
            <text:p>0.12</text:p>
          </table:table-cell>
          <table:table-cell office:value-type="float" office:value="8520" calcext:value-type="float">
            <text:p>8520</text:p>
          </table:table-cell>
          <table:table-cell office:value-type="float" office:value="63212111" calcext:value-type="float">
            <text:p>63212111</text:p>
          </table:table-cell>
          <table:table-cell office:value-type="float" office:value="1.88" calcext:value-type="float">
            <text:p>1.88</text:p>
          </table:table-cell>
          <table:table-cell office:value-type="float" office:value="1.88" calcext:value-type="float">
            <text:p>1.88</text:p>
          </table:table-cell>
          <table:table-cell office:value-type="float" office:value="9868" calcext:value-type="float">
            <text:p>9868</text:p>
          </table:table-cell>
          <table:table-cell office:value-type="float" office:value="63212111" calcext:value-type="float">
            <text:p>63212111</text:p>
          </table:table-cell>
          <table:table-cell table:formula="of:=[.F43]&gt;[.B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74-s902437174c6987539.ukp</text:p>
          </table:table-cell>
          <table:table-cell office:value-type="float" office:value="0.21333" calcext:value-type="float">
            <text:p>0.21333</text:p>
          </table:table-cell>
          <table:table-cell office:value-type="float" office:value="0.21" calcext:value-type="float">
            <text:p>0.21</text:p>
          </table:table-cell>
          <table:table-cell office:value-type="float" office:value="9168" calcext:value-type="float">
            <text:p>9168</text:p>
          </table:table-cell>
          <table:table-cell office:value-type="float" office:value="363161877" calcext:value-type="float">
            <text:p>363161877</text:p>
          </table:table-cell>
          <table:table-cell office:value-type="float" office:value="1.88" calcext:value-type="float">
            <text:p>1.88</text:p>
          </table:table-cell>
          <table:table-cell office:value-type="float" office:value="1.87" calcext:value-type="float">
            <text:p>1.87</text:p>
          </table:table-cell>
          <table:table-cell office:value-type="float" office:value="9916" calcext:value-type="float">
            <text:p>9916</text:p>
          </table:table-cell>
          <table:table-cell office:value-type="float" office:value="363161877" calcext:value-type="float">
            <text:p>363161877</text:p>
          </table:table-cell>
          <table:table-cell table:formula="of:=[.F44]&gt;[.B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86-s5313477c399692.ukp</text:p>
          </table:table-cell>
          <table:table-cell office:value-type="float" office:value="0.19333" calcext:value-type="float">
            <text:p>0.19333</text:p>
          </table:table-cell>
          <table:table-cell office:value-type="float" office:value="0.2" calcext:value-type="float">
            <text:p>0.2</text:p>
          </table:table-cell>
          <table:table-cell office:value-type="float" office:value="9084" calcext:value-type="float">
            <text:p>9084</text:p>
          </table:table-cell>
          <table:table-cell office:value-type="float" office:value="20347515" calcext:value-type="float">
            <text:p>20347515</text:p>
          </table:table-cell>
          <table:table-cell office:value-type="float" office:value="1.88333" calcext:value-type="float">
            <text:p>1.88333</text:p>
          </table:table-cell>
          <table:table-cell office:value-type="float" office:value="1.88" calcext:value-type="float">
            <text:p>1.88</text:p>
          </table:table-cell>
          <table:table-cell office:value-type="float" office:value="9244" calcext:value-type="float">
            <text:p>9244</text:p>
          </table:table-cell>
          <table:table-cell office:value-type="float" office:value="20347515" calcext:value-type="float">
            <text:p>20347515</text:p>
          </table:table-cell>
          <table:table-cell table:formula="of:=[.F45]&gt;[.B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99-s861354474c1019453.ukp</text:p>
          </table:table-cell>
          <table:table-cell office:value-type="float" office:value="0.25333" calcext:value-type="float">
            <text:p>0.25333</text:p>
          </table:table-cell>
          <table:table-cell office:value-type="float" office:value="0.25" calcext:value-type="float">
            <text:p>0.25</text:p>
          </table:table-cell>
          <table:table-cell office:value-type="float" office:value="9252" calcext:value-type="float">
            <text:p>9252</text:p>
          </table:table-cell>
          <table:table-cell office:value-type="float" office:value="53016822" calcext:value-type="float">
            <text:p>53016822</text:p>
          </table:table-cell>
          <table:table-cell office:value-type="float" office:value="1.88333" calcext:value-type="float">
            <text:p>1.88333</text:p>
          </table:table-cell>
          <table:table-cell office:value-type="float" office:value="1.88" calcext:value-type="float">
            <text:p>1.88</text:p>
          </table:table-cell>
          <table:table-cell office:value-type="float" office:value="9824" calcext:value-type="float">
            <text:p>9824</text:p>
          </table:table-cell>
          <table:table-cell office:value-type="float" office:value="53016822" calcext:value-type="float">
            <text:p>53016822</text:p>
          </table:table-cell>
          <table:table-cell table:formula="of:=[.F46]&gt;[.B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31-s687055819c8713168.ukp</text:p>
          </table:table-cell>
          <table:table-cell office:value-type="float" office:value="0.41333" calcext:value-type="float">
            <text:p>0.41333</text:p>
          </table:table-cell>
          <table:table-cell office:value-type="float" office:value="0.41" calcext:value-type="float">
            <text:p>0.41</text:p>
          </table:table-cell>
          <table:table-cell office:value-type="float" office:value="9276" calcext:value-type="float">
            <text:p>9276</text:p>
          </table:table-cell>
          <table:table-cell office:value-type="float" office:value="452889491" calcext:value-type="float">
            <text:p>452889491</text:p>
          </table:table-cell>
          <table:table-cell office:value-type="float" office:value="1.88333" calcext:value-type="float">
            <text:p>1.88333</text:p>
          </table:table-cell>
          <table:table-cell office:value-type="float" office:value="1.88" calcext:value-type="float">
            <text:p>1.88</text:p>
          </table:table-cell>
          <table:table-cell office:value-type="float" office:value="9872" calcext:value-type="float">
            <text:p>9872</text:p>
          </table:table-cell>
          <table:table-cell office:value-type="float" office:value="452889491" calcext:value-type="float">
            <text:p>452889491</text:p>
          </table:table-cell>
          <table:table-cell table:formula="of:=[.F47]&gt;[.B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78-s578113070c8752609.ukp</text:p>
          </table:table-cell>
          <table:table-cell office:value-type="float" office:value="0.62667" calcext:value-type="float">
            <text:p>0.62667</text:p>
          </table:table-cell>
          <table:table-cell office:value-type="float" office:value="0.62" calcext:value-type="float">
            <text:p>0.62</text:p>
          </table:table-cell>
          <table:table-cell office:value-type="float" office:value="9296" calcext:value-type="float">
            <text:p>9296</text:p>
          </table:table-cell>
          <table:table-cell office:value-type="float" office:value="454495587" calcext:value-type="float">
            <text:p>454495587</text:p>
          </table:table-cell>
          <table:table-cell office:value-type="float" office:value="1.88333" calcext:value-type="float">
            <text:p>1.88333</text:p>
          </table:table-cell>
          <table:table-cell office:value-type="float" office:value="1.88" calcext:value-type="float">
            <text:p>1.88</text:p>
          </table:table-cell>
          <table:table-cell office:value-type="float" office:value="10256" calcext:value-type="float">
            <text:p>10256</text:p>
          </table:table-cell>
          <table:table-cell office:value-type="float" office:value="454495587" calcext:value-type="float">
            <text:p>454495587</text:p>
          </table:table-cell>
          <table:table-cell table:formula="of:=[.F48]&gt;[.B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44-s892829231c1296023.ukp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9244" calcext:value-type="float">
            <text:p>9244</text:p>
          </table:table-cell>
          <table:table-cell office:value-type="float" office:value="66146824" calcext:value-type="float">
            <text:p>66146824</text:p>
          </table:table-cell>
          <table:table-cell office:value-type="float" office:value="1.88667" calcext:value-type="float">
            <text:p>1.88667</text:p>
          </table:table-cell>
          <table:table-cell office:value-type="float" office:value="1.88" calcext:value-type="float">
            <text:p>1.88</text:p>
          </table:table-cell>
          <table:table-cell office:value-type="float" office:value="9976" calcext:value-type="float">
            <text:p>9976</text:p>
          </table:table-cell>
          <table:table-cell office:value-type="float" office:value="66146824" calcext:value-type="float">
            <text:p>66146824</text:p>
          </table:table-cell>
          <table:table-cell table:formula="of:=[.F49]&gt;[.B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35-s151468172c5634552.ukp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9348" calcext:value-type="float">
            <text:p>9348</text:p>
          </table:table-cell>
          <table:table-cell office:value-type="float" office:value="292699302" calcext:value-type="float">
            <text:p>292699302</text:p>
          </table:table-cell>
          <table:table-cell office:value-type="float" office:value="1.88667" calcext:value-type="float">
            <text:p>1.88667</text:p>
          </table:table-cell>
          <table:table-cell office:value-type="float" office:value="1.88" calcext:value-type="float">
            <text:p>1.88</text:p>
          </table:table-cell>
          <table:table-cell office:value-type="float" office:value="9588" calcext:value-type="float">
            <text:p>9588</text:p>
          </table:table-cell>
          <table:table-cell office:value-type="float" office:value="292699302" calcext:value-type="float">
            <text:p>292699302</text:p>
          </table:table-cell>
          <table:table-cell table:formula="of:=[.F50]&gt;[.B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80-s818213356c509698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5964" calcext:value-type="float">
            <text:p>5964</text:p>
          </table:table-cell>
          <table:table-cell office:value-type="float" office:value="26435070" calcext:value-type="float">
            <text:p>26435070</text:p>
          </table:table-cell>
          <table:table-cell table:number-columns-repeated="2" office:value-type="float" office:value="1.89" calcext:value-type="float">
            <text:p>1.89</text:p>
          </table:table-cell>
          <table:table-cell office:value-type="float" office:value="9288" calcext:value-type="float">
            <text:p>9288</text:p>
          </table:table-cell>
          <table:table-cell office:value-type="float" office:value="26435070" calcext:value-type="float">
            <text:p>26435070</text:p>
          </table:table-cell>
          <table:table-cell table:formula="of:=[.F51]&gt;[.B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76-s473841069c6689067.ukp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9260" calcext:value-type="float">
            <text:p>9260</text:p>
          </table:table-cell>
          <table:table-cell office:value-type="float" office:value="347438660" calcext:value-type="float">
            <text:p>347438660</text:p>
          </table:table-cell>
          <table:table-cell table:number-columns-repeated="2" office:value-type="float" office:value="1.89" calcext:value-type="float">
            <text:p>1.89</text:p>
          </table:table-cell>
          <table:table-cell office:value-type="float" office:value="9284" calcext:value-type="float">
            <text:p>9284</text:p>
          </table:table-cell>
          <table:table-cell office:value-type="float" office:value="347438660" calcext:value-type="float">
            <text:p>347438660</text:p>
          </table:table-cell>
          <table:table-cell table:formula="of:=[.F52]&gt;[.B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03-s203350890c6835586.ukp</text:p>
          </table:table-cell>
          <table:table-cell table:number-columns-repeated="2" office:value-type="float" office:value="1.67" calcext:value-type="float">
            <text:p>1.67</text:p>
          </table:table-cell>
          <table:table-cell office:value-type="float" office:value="9376" calcext:value-type="float">
            <text:p>9376</text:p>
          </table:table-cell>
          <table:table-cell office:value-type="float" office:value="354621909" calcext:value-type="float">
            <text:p>354621909</text:p>
          </table:table-cell>
          <table:table-cell table:number-columns-repeated="2" office:value-type="float" office:value="1.89" calcext:value-type="float">
            <text:p>1.89</text:p>
          </table:table-cell>
          <table:table-cell office:value-type="float" office:value="9748" calcext:value-type="float">
            <text:p>9748</text:p>
          </table:table-cell>
          <table:table-cell office:value-type="float" office:value="354621909" calcext:value-type="float">
            <text:p>354621909</text:p>
          </table:table-cell>
          <table:table-cell table:formula="of:=[.F53]&gt;[.B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14-s173350832c8406329.ukp</text:p>
          </table:table-cell>
          <table:table-cell office:value-type="float" office:value="1.13667" calcext:value-type="float">
            <text:p>1.13667</text:p>
          </table:table-cell>
          <table:table-cell office:value-type="float" office:value="1.13" calcext:value-type="float">
            <text:p>1.13</text:p>
          </table:table-cell>
          <table:table-cell office:value-type="float" office:value="15420" calcext:value-type="float">
            <text:p>15420</text:p>
          </table:table-cell>
          <table:table-cell office:value-type="float" office:value="436468272" calcext:value-type="float">
            <text:p>436468272</text:p>
          </table:table-cell>
          <table:table-cell table:number-columns-repeated="2" office:value-type="float" office:value="1.89" calcext:value-type="float">
            <text:p>1.89</text:p>
          </table:table-cell>
          <table:table-cell office:value-type="float" office:value="17512" calcext:value-type="float">
            <text:p>17512</text:p>
          </table:table-cell>
          <table:table-cell office:value-type="float" office:value="436468272" calcext:value-type="float">
            <text:p>436468272</text:p>
          </table:table-cell>
          <table:table-cell table:formula="of:=[.F54]&gt;[.B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75-s134917378c9816839.ukp</text:p>
          </table:table-cell>
          <table:table-cell table:number-columns-repeated="2" office:value-type="float" office:value="1.72" calcext:value-type="float">
            <text:p>1.72</text:p>
          </table:table-cell>
          <table:table-cell office:value-type="float" office:value="18676" calcext:value-type="float">
            <text:p>18676</text:p>
          </table:table-cell>
          <table:table-cell office:value-type="float" office:value="509861477" calcext:value-type="float">
            <text:p>509861477</text:p>
          </table:table-cell>
          <table:table-cell table:number-columns-repeated="2" office:value-type="float" office:value="1.89" calcext:value-type="float">
            <text:p>1.89</text:p>
          </table:table-cell>
          <table:table-cell office:value-type="float" office:value="19044" calcext:value-type="float">
            <text:p>19044</text:p>
          </table:table-cell>
          <table:table-cell office:value-type="float" office:value="509861477" calcext:value-type="float">
            <text:p>509861477</text:p>
          </table:table-cell>
          <table:table-cell table:formula="of:=[.F55]&gt;[.B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04-s698153803c1071853.ukp</text:p>
          </table:table-cell>
          <table:table-cell office:value-type="float" office:value="0.71667" calcext:value-type="float">
            <text:p>0.71667</text:p>
          </table:table-cell>
          <table:table-cell office:value-type="float" office:value="0.71" calcext:value-type="float">
            <text:p>0.71</text:p>
          </table:table-cell>
          <table:table-cell office:value-type="float" office:value="9364" calcext:value-type="float">
            <text:p>9364</text:p>
          </table:table-cell>
          <table:table-cell office:value-type="float" office:value="54665721" calcext:value-type="float">
            <text:p>54665721</text:p>
          </table:table-cell>
          <table:table-cell office:value-type="float" office:value="1.89333" calcext:value-type="float">
            <text:p>1.89333</text:p>
          </table:table-cell>
          <table:table-cell office:value-type="float" office:value="1.89" calcext:value-type="float">
            <text:p>1.89</text:p>
          </table:table-cell>
          <table:table-cell office:value-type="float" office:value="9872" calcext:value-type="float">
            <text:p>9872</text:p>
          </table:table-cell>
          <table:table-cell office:value-type="float" office:value="54665721" calcext:value-type="float">
            <text:p>54665721</text:p>
          </table:table-cell>
          <table:table-cell table:formula="of:=[.F56]&gt;[.B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67-s114859999c9672339.ukp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9548" calcext:value-type="float">
            <text:p>9548</text:p>
          </table:table-cell>
          <table:table-cell office:value-type="float" office:value="502400148" calcext:value-type="float">
            <text:p>502400148</text:p>
          </table:table-cell>
          <table:table-cell office:value-type="float" office:value="1.89333" calcext:value-type="float">
            <text:p>1.89333</text:p>
          </table:table-cell>
          <table:table-cell office:value-type="float" office:value="1.89" calcext:value-type="float">
            <text:p>1.89</text:p>
          </table:table-cell>
          <table:table-cell office:value-type="float" office:value="9660" calcext:value-type="float">
            <text:p>9660</text:p>
          </table:table-cell>
          <table:table-cell office:value-type="float" office:value="502400148" calcext:value-type="float">
            <text:p>502400148</text:p>
          </table:table-cell>
          <table:table-cell table:formula="of:=[.F57]&gt;[.B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64-s878190975c931102.ukp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07" calcext:value-type="float">
            <text:p>0.07</text:p>
          </table:table-cell>
          <table:table-cell office:value-type="float" office:value="7480" calcext:value-type="float">
            <text:p>7480</text:p>
          </table:table-cell>
          <table:table-cell office:value-type="float" office:value="48458082" calcext:value-type="float">
            <text:p>48458082</text:p>
          </table:table-cell>
          <table:table-cell office:value-type="float" office:value="1.89667" calcext:value-type="float">
            <text:p>1.89667</text:p>
          </table:table-cell>
          <table:table-cell office:value-type="float" office:value="1.9" calcext:value-type="float">
            <text:p>1.9</text:p>
          </table:table-cell>
          <table:table-cell office:value-type="float" office:value="9256" calcext:value-type="float">
            <text:p>9256</text:p>
          </table:table-cell>
          <table:table-cell office:value-type="float" office:value="48458082" calcext:value-type="float">
            <text:p>48458082</text:p>
          </table:table-cell>
          <table:table-cell table:formula="of:=[.F58]&gt;[.B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55-s379254110c438436.ukp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9268" calcext:value-type="float">
            <text:p>9268</text:p>
          </table:table-cell>
          <table:table-cell office:value-type="float" office:value="21901489" calcext:value-type="float">
            <text:p>21901489</text:p>
          </table:table-cell>
          <table:table-cell office:value-type="float" office:value="1.9" calcext:value-type="float">
            <text:p>1.9</text:p>
          </table:table-cell>
          <table:table-cell office:value-type="float" office:value="1.89" calcext:value-type="float">
            <text:p>1.89</text:p>
          </table:table-cell>
          <table:table-cell office:value-type="float" office:value="9296" calcext:value-type="float">
            <text:p>9296</text:p>
          </table:table-cell>
          <table:table-cell office:value-type="float" office:value="21901489" calcext:value-type="float">
            <text:p>21901489</text:p>
          </table:table-cell>
          <table:table-cell table:formula="of:=[.F59]&gt;[.B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71-s350731266c5494901.ukp</text:p>
          </table:table-cell>
          <table:table-cell office:value-type="float" office:value="1.10667" calcext:value-type="float">
            <text:p>1.10667</text:p>
          </table:table-cell>
          <table:table-cell office:value-type="float" office:value="1.11" calcext:value-type="float">
            <text:p>1.11</text:p>
          </table:table-cell>
          <table:table-cell office:value-type="float" office:value="13852" calcext:value-type="float">
            <text:p>13852</text:p>
          </table:table-cell>
          <table:table-cell office:value-type="float" office:value="285979607" calcext:value-type="float">
            <text:p>285979607</text:p>
          </table:table-cell>
          <table:table-cell office:value-type="float" office:value="1.9" calcext:value-type="float">
            <text:p>1.9</text:p>
          </table:table-cell>
          <table:table-cell office:value-type="float" office:value="1.89" calcext:value-type="float">
            <text:p>1.89</text:p>
          </table:table-cell>
          <table:table-cell office:value-type="float" office:value="14472" calcext:value-type="float">
            <text:p>14472</text:p>
          </table:table-cell>
          <table:table-cell office:value-type="float" office:value="285979607" calcext:value-type="float">
            <text:p>285979607</text:p>
          </table:table-cell>
          <table:table-cell table:formula="of:=[.F60]&gt;[.B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13-s713186253c9155556.ukp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08" calcext:value-type="float">
            <text:p>0.08</text:p>
          </table:table-cell>
          <table:table-cell office:value-type="float" office:value="8696" calcext:value-type="float">
            <text:p>8696</text:p>
          </table:table-cell>
          <table:table-cell office:value-type="float" office:value="476704763" calcext:value-type="float">
            <text:p>476704763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8444" calcext:value-type="float">
            <text:p>18444</text:p>
          </table:table-cell>
          <table:table-cell office:value-type="float" office:value="476704763" calcext:value-type="float">
            <text:p>476704763</text:p>
          </table:table-cell>
          <table:table-cell table:formula="of:=[.F61]&gt;[.B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81-s81032338c704800.ukp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9264" calcext:value-type="float">
            <text:p>9264</text:p>
          </table:table-cell>
          <table:table-cell office:value-type="float" office:value="36231217" calcext:value-type="float">
            <text:p>36231217</text:p>
          </table:table-cell>
          <table:table-cell office:value-type="float" office:value="1.90333" calcext:value-type="float">
            <text:p>1.90333</text:p>
          </table:table-cell>
          <table:table-cell office:value-type="float" office:value="1.9" calcext:value-type="float">
            <text:p>1.9</text:p>
          </table:table-cell>
          <table:table-cell office:value-type="float" office:value="9492" calcext:value-type="float">
            <text:p>9492</text:p>
          </table:table-cell>
          <table:table-cell office:value-type="float" office:value="36231217" calcext:value-type="float">
            <text:p>36231217</text:p>
          </table:table-cell>
          <table:table-cell table:formula="of:=[.F62]&gt;[.B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03-s421267430c1858306.ukp</text:p>
          </table:table-cell>
          <table:table-cell office:value-type="float" office:value="0.27667" calcext:value-type="float">
            <text:p>0.27667</text:p>
          </table:table-cell>
          <table:table-cell office:value-type="float" office:value="0.27" calcext:value-type="float">
            <text:p>0.27</text:p>
          </table:table-cell>
          <table:table-cell office:value-type="float" office:value="9276" calcext:value-type="float">
            <text:p>9276</text:p>
          </table:table-cell>
          <table:table-cell office:value-type="float" office:value="96013146" calcext:value-type="float">
            <text:p>96013146</text:p>
          </table:table-cell>
          <table:table-cell office:value-type="float" office:value="1.90333" calcext:value-type="float">
            <text:p>1.90333</text:p>
          </table:table-cell>
          <table:table-cell office:value-type="float" office:value="1.9" calcext:value-type="float">
            <text:p>1.9</text:p>
          </table:table-cell>
          <table:table-cell office:value-type="float" office:value="10644" calcext:value-type="float">
            <text:p>10644</text:p>
          </table:table-cell>
          <table:table-cell office:value-type="float" office:value="96013146" calcext:value-type="float">
            <text:p>96013146</text:p>
          </table:table-cell>
          <table:table-cell table:formula="of:=[.F63]&gt;[.B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18-s727403291c2695422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16" calcext:value-type="float">
            <text:p>7916</text:p>
          </table:table-cell>
          <table:table-cell office:value-type="float" office:value="140281278" calcext:value-type="float">
            <text:p>140281278</text:p>
          </table:table-cell>
          <table:table-cell office:value-type="float" office:value="1.90333" calcext:value-type="float">
            <text:p>1.90333</text:p>
          </table:table-cell>
          <table:table-cell office:value-type="float" office:value="1.9" calcext:value-type="float">
            <text:p>1.9</text:p>
          </table:table-cell>
          <table:table-cell office:value-type="float" office:value="11688" calcext:value-type="float">
            <text:p>11688</text:p>
          </table:table-cell>
          <table:table-cell office:value-type="float" office:value="140281278" calcext:value-type="float">
            <text:p>140281278</text:p>
          </table:table-cell>
          <table:table-cell table:formula="of:=[.F64]&gt;[.B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24-s393407547c3402745.ukp</text:p>
          </table:table-cell>
          <table:table-cell office:value-type="float" office:value="0.65333" calcext:value-type="float">
            <text:p>0.65333</text:p>
          </table:table-cell>
          <table:table-cell office:value-type="float" office:value="0.65" calcext:value-type="float">
            <text:p>0.65</text:p>
          </table:table-cell>
          <table:table-cell office:value-type="float" office:value="9280" calcext:value-type="float">
            <text:p>9280</text:p>
          </table:table-cell>
          <table:table-cell office:value-type="float" office:value="176202522" calcext:value-type="float">
            <text:p>176202522</text:p>
          </table:table-cell>
          <table:table-cell office:value-type="float" office:value="1.90333" calcext:value-type="float">
            <text:p>1.90333</text:p>
          </table:table-cell>
          <table:table-cell office:value-type="float" office:value="1.9" calcext:value-type="float">
            <text:p>1.9</text:p>
          </table:table-cell>
          <table:table-cell office:value-type="float" office:value="9252" calcext:value-type="float">
            <text:p>9252</text:p>
          </table:table-cell>
          <table:table-cell office:value-type="float" office:value="176202522" calcext:value-type="float">
            <text:p>176202522</text:p>
          </table:table-cell>
          <table:table-cell table:formula="of:=[.F65]&gt;[.B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15-s308291223c2496359.ukp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6256" calcext:value-type="float">
            <text:p>6256</text:p>
          </table:table-cell>
          <table:table-cell office:value-type="float" office:value="129926104" calcext:value-type="float">
            <text:p>129926104</text:p>
          </table:table-cell>
          <table:table-cell office:value-type="float" office:value="1.90667" calcext:value-type="float">
            <text:p>1.90667</text:p>
          </table:table-cell>
          <table:table-cell office:value-type="float" office:value="1.91" calcext:value-type="float">
            <text:p>1.91</text:p>
          </table:table-cell>
          <table:table-cell office:value-type="float" office:value="10244" calcext:value-type="float">
            <text:p>10244</text:p>
          </table:table-cell>
          <table:table-cell office:value-type="float" office:value="129926104" calcext:value-type="float">
            <text:p>129926104</text:p>
          </table:table-cell>
          <table:table-cell table:formula="of:=[.F66]&gt;[.B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24-s999192827c847798.ukp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9236" calcext:value-type="float">
            <text:p>9236</text:p>
          </table:table-cell>
          <table:table-cell office:value-type="float" office:value="43164990" calcext:value-type="float">
            <text:p>43164990</text:p>
          </table:table-cell>
          <table:table-cell table:number-columns-repeated="2" office:value-type="float" office:value="1.91" calcext:value-type="float">
            <text:p>1.91</text:p>
          </table:table-cell>
          <table:table-cell office:value-type="float" office:value="9368" calcext:value-type="float">
            <text:p>9368</text:p>
          </table:table-cell>
          <table:table-cell office:value-type="float" office:value="43164990" calcext:value-type="float">
            <text:p>43164990</text:p>
          </table:table-cell>
          <table:table-cell table:formula="of:=[.F67]&gt;[.B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80-s813425575c870904.ukp</text:p>
          </table:table-cell>
          <table:table-cell table:number-columns-repeated="2" office:value-type="float" office:value="1.64" calcext:value-type="float">
            <text:p>1.64</text:p>
          </table:table-cell>
          <table:table-cell office:value-type="float" office:value="9320" calcext:value-type="float">
            <text:p>9320</text:p>
          </table:table-cell>
          <table:table-cell office:value-type="float" office:value="43959178" calcext:value-type="float">
            <text:p>43959178</text:p>
          </table:table-cell>
          <table:table-cell table:number-columns-repeated="2" office:value-type="float" office:value="1.91" calcext:value-type="float">
            <text:p>1.91</text:p>
          </table:table-cell>
          <table:table-cell office:value-type="float" office:value="9596" calcext:value-type="float">
            <text:p>9596</text:p>
          </table:table-cell>
          <table:table-cell office:value-type="float" office:value="43959178" calcext:value-type="float">
            <text:p>43959178</text:p>
          </table:table-cell>
          <table:table-cell table:formula="of:=[.F68]&gt;[.B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98-s475574108c1604949.ukp</text:p>
          </table:table-cell>
          <table:table-cell office:value-type="float" office:value="0.87667" calcext:value-type="float">
            <text:p>0.87667</text:p>
          </table:table-cell>
          <table:table-cell office:value-type="float" office:value="0.87" calcext:value-type="float">
            <text:p>0.87</text:p>
          </table:table-cell>
          <table:table-cell office:value-type="float" office:value="9256" calcext:value-type="float">
            <text:p>9256</text:p>
          </table:table-cell>
          <table:table-cell office:value-type="float" office:value="82445110" calcext:value-type="float">
            <text:p>82445110</text:p>
          </table:table-cell>
          <table:table-cell table:number-columns-repeated="2" office:value-type="float" office:value="1.91" calcext:value-type="float">
            <text:p>1.91</text:p>
          </table:table-cell>
          <table:table-cell office:value-type="float" office:value="9304" calcext:value-type="float">
            <text:p>9304</text:p>
          </table:table-cell>
          <table:table-cell office:value-type="float" office:value="82445110" calcext:value-type="float">
            <text:p>82445110</text:p>
          </table:table-cell>
          <table:table-cell table:formula="of:=[.F69]&gt;[.B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76-s437409015c6610157.ukp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3" calcext:value-type="float">
            <text:p>0.03</text:p>
          </table:table-cell>
          <table:table-cell office:value-type="float" office:value="8688" calcext:value-type="float">
            <text:p>8688</text:p>
          </table:table-cell>
          <table:table-cell office:value-type="float" office:value="344244586" calcext:value-type="float">
            <text:p>344244586</text:p>
          </table:table-cell>
          <table:table-cell table:number-columns-repeated="2" office:value-type="float" office:value="1.91" calcext:value-type="float">
            <text:p>1.91</text:p>
          </table:table-cell>
          <table:table-cell office:value-type="float" office:value="16052" calcext:value-type="float">
            <text:p>16052</text:p>
          </table:table-cell>
          <table:table-cell office:value-type="float" office:value="344244586" calcext:value-type="float">
            <text:p>344244586</text:p>
          </table:table-cell>
          <table:table-cell table:formula="of:=[.F70]&gt;[.B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2-s434860255c760592.ukp</text:p>
          </table:table-cell>
          <table:table-cell office:value-type="float" office:value="1.04667" calcext:value-type="float">
            <text:p>1.04667</text:p>
          </table:table-cell>
          <table:table-cell office:value-type="float" office:value="1.04" calcext:value-type="float">
            <text:p>1.04</text:p>
          </table:table-cell>
          <table:table-cell office:value-type="float" office:value="9236" calcext:value-type="float">
            <text:p>9236</text:p>
          </table:table-cell>
          <table:table-cell office:value-type="float" office:value="38292306" calcext:value-type="float">
            <text:p>38292306</text:p>
          </table:table-cell>
          <table:table-cell office:value-type="float" office:value="1.91333" calcext:value-type="float">
            <text:p>1.91333</text:p>
          </table:table-cell>
          <table:table-cell office:value-type="float" office:value="1.91" calcext:value-type="float">
            <text:p>1.91</text:p>
          </table:table-cell>
          <table:table-cell office:value-type="float" office:value="9388" calcext:value-type="float">
            <text:p>9388</text:p>
          </table:table-cell>
          <table:table-cell office:value-type="float" office:value="38292306" calcext:value-type="float">
            <text:p>38292306</text:p>
          </table:table-cell>
          <table:table-cell table:formula="of:=[.F71]&gt;[.B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96-s756653619c6346480.ukp</text:p>
          </table:table-cell>
          <table:table-cell office:value-type="float" office:value="1.74333" calcext:value-type="float">
            <text:p>1.74333</text:p>
          </table:table-cell>
          <table:table-cell office:value-type="float" office:value="1.74" calcext:value-type="float">
            <text:p>1.74</text:p>
          </table:table-cell>
          <table:table-cell office:value-type="float" office:value="9908" calcext:value-type="float">
            <text:p>9908</text:p>
          </table:table-cell>
          <table:table-cell office:value-type="float" office:value="329130594" calcext:value-type="float">
            <text:p>329130594</text:p>
          </table:table-cell>
          <table:table-cell office:value-type="float" office:value="1.91333" calcext:value-type="float">
            <text:p>1.91333</text:p>
          </table:table-cell>
          <table:table-cell office:value-type="float" office:value="1.91" calcext:value-type="float">
            <text:p>1.91</text:p>
          </table:table-cell>
          <table:table-cell office:value-type="float" office:value="9892" calcext:value-type="float">
            <text:p>9892</text:p>
          </table:table-cell>
          <table:table-cell office:value-type="float" office:value="329130594" calcext:value-type="float">
            <text:p>329130594</text:p>
          </table:table-cell>
          <table:table-cell table:formula="of:=[.F72]&gt;[.B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1-s262685617c6678450.ukp</text:p>
          </table:table-cell>
          <table:table-cell office:value-type="float" office:value="0.52667" calcext:value-type="float">
            <text:p>0.52667</text:p>
          </table:table-cell>
          <table:table-cell office:value-type="float" office:value="0.52" calcext:value-type="float">
            <text:p>0.52</text:p>
          </table:table-cell>
          <table:table-cell office:value-type="float" office:value="11524" calcext:value-type="float">
            <text:p>11524</text:p>
          </table:table-cell>
          <table:table-cell office:value-type="float" office:value="346660818" calcext:value-type="float">
            <text:p>346660818</text:p>
          </table:table-cell>
          <table:table-cell office:value-type="float" office:value="1.91333" calcext:value-type="float">
            <text:p>1.91333</text:p>
          </table:table-cell>
          <table:table-cell office:value-type="float" office:value="1.91" calcext:value-type="float">
            <text:p>1.91</text:p>
          </table:table-cell>
          <table:table-cell office:value-type="float" office:value="15744" calcext:value-type="float">
            <text:p>15744</text:p>
          </table:table-cell>
          <table:table-cell office:value-type="float" office:value="346660818" calcext:value-type="float">
            <text:p>346660818</text:p>
          </table:table-cell>
          <table:table-cell table:formula="of:=[.F73]&gt;[.B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08-s432774422c7115160.ukp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9200" calcext:value-type="float">
            <text:p>9200</text:p>
          </table:table-cell>
          <table:table-cell office:value-type="float" office:value="369686283" calcext:value-type="float">
            <text:p>369686283</text:p>
          </table:table-cell>
          <table:table-cell office:value-type="float" office:value="1.91333" calcext:value-type="float">
            <text:p>1.91333</text:p>
          </table:table-cell>
          <table:table-cell office:value-type="float" office:value="1.91" calcext:value-type="float">
            <text:p>1.91</text:p>
          </table:table-cell>
          <table:table-cell office:value-type="float" office:value="11196" calcext:value-type="float">
            <text:p>11196</text:p>
          </table:table-cell>
          <table:table-cell office:value-type="float" office:value="369686283" calcext:value-type="float">
            <text:p>369686283</text:p>
          </table:table-cell>
          <table:table-cell table:formula="of:=[.F74]&gt;[.B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70-s130765173c586926.ukp</text:p>
          </table:table-cell>
          <table:table-cell office:value-type="float" office:value="0.56667" calcext:value-type="float">
            <text:p>0.56667</text:p>
          </table:table-cell>
          <table:table-cell office:value-type="float" office:value="0.57" calcext:value-type="float">
            <text:p>0.57</text:p>
          </table:table-cell>
          <table:table-cell office:value-type="float" office:value="9336" calcext:value-type="float">
            <text:p>9336</text:p>
          </table:table-cell>
          <table:table-cell office:value-type="float" office:value="29515057" calcext:value-type="float">
            <text:p>29515057</text:p>
          </table:table-cell>
          <table:table-cell office:value-type="float" office:value="1.91667" calcext:value-type="float">
            <text:p>1.91667</text:p>
          </table:table-cell>
          <table:table-cell office:value-type="float" office:value="1.91" calcext:value-type="float">
            <text:p>1.91</text:p>
          </table:table-cell>
          <table:table-cell office:value-type="float" office:value="9860" calcext:value-type="float">
            <text:p>9860</text:p>
          </table:table-cell>
          <table:table-cell office:value-type="float" office:value="29515057" calcext:value-type="float">
            <text:p>29515057</text:p>
          </table:table-cell>
          <table:table-cell table:formula="of:=[.F75]&gt;[.B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83-s334933134c1018780.ukp</text:p>
          </table:table-cell>
          <table:table-cell office:value-type="float" office:value="0.48667" calcext:value-type="float">
            <text:p>0.48667</text:p>
          </table:table-cell>
          <table:table-cell office:value-type="float" office:value="0.49" calcext:value-type="float">
            <text:p>0.49</text:p>
          </table:table-cell>
          <table:table-cell office:value-type="float" office:value="9252" calcext:value-type="float">
            <text:p>9252</text:p>
          </table:table-cell>
          <table:table-cell office:value-type="float" office:value="53021140" calcext:value-type="float">
            <text:p>53021140</text:p>
          </table:table-cell>
          <table:table-cell office:value-type="float" office:value="1.91667" calcext:value-type="float">
            <text:p>1.91667</text:p>
          </table:table-cell>
          <table:table-cell office:value-type="float" office:value="1.92" calcext:value-type="float">
            <text:p>1.92</text:p>
          </table:table-cell>
          <table:table-cell office:value-type="float" office:value="10144" calcext:value-type="float">
            <text:p>10144</text:p>
          </table:table-cell>
          <table:table-cell office:value-type="float" office:value="53021140" calcext:value-type="float">
            <text:p>53021140</text:p>
          </table:table-cell>
          <table:table-cell table:formula="of:=[.F76]&gt;[.B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45-s40353095c7514492.ukp</text:p>
          </table:table-cell>
          <table:table-cell office:value-type="float" office:value="0.12667" calcext:value-type="float">
            <text:p>0.12667</text:p>
          </table:table-cell>
          <table:table-cell office:value-type="float" office:value="0.12" calcext:value-type="float">
            <text:p>0.12</text:p>
          </table:table-cell>
          <table:table-cell office:value-type="float" office:value="8300" calcext:value-type="float">
            <text:p>8300</text:p>
          </table:table-cell>
          <table:table-cell office:value-type="float" office:value="391182369" calcext:value-type="float">
            <text:p>391182369</text:p>
          </table:table-cell>
          <table:table-cell office:value-type="float" office:value="1.91667" calcext:value-type="float">
            <text:p>1.91667</text:p>
          </table:table-cell>
          <table:table-cell office:value-type="float" office:value="1.91" calcext:value-type="float">
            <text:p>1.91</text:p>
          </table:table-cell>
          <table:table-cell office:value-type="float" office:value="9760" calcext:value-type="float">
            <text:p>9760</text:p>
          </table:table-cell>
          <table:table-cell office:value-type="float" office:value="391182369" calcext:value-type="float">
            <text:p>391182369</text:p>
          </table:table-cell>
          <table:table-cell table:formula="of:=[.F77]&gt;[.B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51-s225507421c2351527.ukp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248" calcext:value-type="float">
            <text:p>6248</text:p>
          </table:table-cell>
          <table:table-cell office:value-type="float" office:value="122462746" calcext:value-type="float">
            <text:p>122462746</text:p>
          </table:table-cell>
          <table:table-cell table:number-columns-repeated="2" office:value-type="float" office:value="1.92" calcext:value-type="float">
            <text:p>1.92</text:p>
          </table:table-cell>
          <table:table-cell office:value-type="float" office:value="10412" calcext:value-type="float">
            <text:p>10412</text:p>
          </table:table-cell>
          <table:table-cell office:value-type="float" office:value="122462746" calcext:value-type="float">
            <text:p>122462746</text:p>
          </table:table-cell>
          <table:table-cell table:formula="of:=[.F78]&gt;[.B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93-s52174714c3294607.ukp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512" calcext:value-type="float">
            <text:p>8512</text:p>
          </table:table-cell>
          <table:table-cell office:value-type="float" office:value="171471616" calcext:value-type="float">
            <text:p>171471616</text:p>
          </table:table-cell>
          <table:table-cell office:value-type="float" office:value="1.92" calcext:value-type="float">
            <text:p>1.92</text:p>
          </table:table-cell>
          <table:table-cell office:value-type="float" office:value="1.91" calcext:value-type="float">
            <text:p>1.91</text:p>
          </table:table-cell>
          <table:table-cell office:value-type="float" office:value="10876" calcext:value-type="float">
            <text:p>10876</text:p>
          </table:table-cell>
          <table:table-cell office:value-type="float" office:value="171471616" calcext:value-type="float">
            <text:p>171471616</text:p>
          </table:table-cell>
          <table:table-cell table:formula="of:=[.F79]&gt;[.B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11-s586238258c5642919.ukp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6420" calcext:value-type="float">
            <text:p>6420</text:p>
          </table:table-cell>
          <table:table-cell office:value-type="float" office:value="293930142" calcext:value-type="float">
            <text:p>293930142</text:p>
          </table:table-cell>
          <table:table-cell table:number-columns-repeated="2" office:value-type="float" office:value="1.92" calcext:value-type="float">
            <text:p>1.92</text:p>
          </table:table-cell>
          <table:table-cell office:value-type="float" office:value="13876" calcext:value-type="float">
            <text:p>13876</text:p>
          </table:table-cell>
          <table:table-cell office:value-type="float" office:value="293930142" calcext:value-type="float">
            <text:p>293930142</text:p>
          </table:table-cell>
          <table:table-cell table:formula="of:=[.F80]&gt;[.B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72-s332240810c9809750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328" calcext:value-type="float">
            <text:p>8328</text:p>
          </table:table-cell>
          <table:table-cell office:value-type="float" office:value="510515424" calcext:value-type="float">
            <text:p>510515424</text:p>
          </table:table-cell>
          <table:table-cell table:number-columns-repeated="2" office:value-type="float" office:value="1.92" calcext:value-type="float">
            <text:p>1.92</text:p>
          </table:table-cell>
          <table:table-cell office:value-type="float" office:value="17764" calcext:value-type="float">
            <text:p>17764</text:p>
          </table:table-cell>
          <table:table-cell office:value-type="float" office:value="510515424" calcext:value-type="float">
            <text:p>510515424</text:p>
          </table:table-cell>
          <table:table-cell table:formula="of:=[.F81]&gt;[.B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27-s692094263c578241.ukp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9228" calcext:value-type="float">
            <text:p>9228</text:p>
          </table:table-cell>
          <table:table-cell office:value-type="float" office:value="28857862" calcext:value-type="float">
            <text:p>28857862</text:p>
          </table:table-cell>
          <table:table-cell office:value-type="float" office:value="1.92333" calcext:value-type="float">
            <text:p>1.92333</text:p>
          </table:table-cell>
          <table:table-cell office:value-type="float" office:value="1.92" calcext:value-type="float">
            <text:p>1.92</text:p>
          </table:table-cell>
          <table:table-cell office:value-type="float" office:value="9344" calcext:value-type="float">
            <text:p>9344</text:p>
          </table:table-cell>
          <table:table-cell office:value-type="float" office:value="28857862" calcext:value-type="float">
            <text:p>28857862</text:p>
          </table:table-cell>
          <table:table-cell table:formula="of:=[.F82]&gt;[.B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62-s131770940c1103941.ukp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9360" calcext:value-type="float">
            <text:p>9360</text:p>
          </table:table-cell>
          <table:table-cell office:value-type="float" office:value="56662437" calcext:value-type="float">
            <text:p>56662437</text:p>
          </table:table-cell>
          <table:table-cell office:value-type="float" office:value="1.92333" calcext:value-type="float">
            <text:p>1.92333</text:p>
          </table:table-cell>
          <table:table-cell office:value-type="float" office:value="1.92" calcext:value-type="float">
            <text:p>1.92</text:p>
          </table:table-cell>
          <table:table-cell office:value-type="float" office:value="9528" calcext:value-type="float">
            <text:p>9528</text:p>
          </table:table-cell>
          <table:table-cell office:value-type="float" office:value="56662437" calcext:value-type="float">
            <text:p>56662437</text:p>
          </table:table-cell>
          <table:table-cell table:formula="of:=[.F83]&gt;[.B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34-s798298455c1446262.ukp</text:p>
          </table:table-cell>
          <table:table-cell office:value-type="float" office:value="0.26333" calcext:value-type="float">
            <text:p>0.26333</text:p>
          </table:table-cell>
          <table:table-cell office:value-type="float" office:value="0.26" calcext:value-type="float">
            <text:p>0.26</text:p>
          </table:table-cell>
          <table:table-cell office:value-type="float" office:value="9088" calcext:value-type="float">
            <text:p>9088</text:p>
          </table:table-cell>
          <table:table-cell office:value-type="float" office:value="74762990" calcext:value-type="float">
            <text:p>74762990</text:p>
          </table:table-cell>
          <table:table-cell office:value-type="float" office:value="1.92333" calcext:value-type="float">
            <text:p>1.92333</text:p>
          </table:table-cell>
          <table:table-cell office:value-type="float" office:value="1.92" calcext:value-type="float">
            <text:p>1.92</text:p>
          </table:table-cell>
          <table:table-cell office:value-type="float" office:value="9404" calcext:value-type="float">
            <text:p>9404</text:p>
          </table:table-cell>
          <table:table-cell office:value-type="float" office:value="74762990" calcext:value-type="float">
            <text:p>74762990</text:p>
          </table:table-cell>
          <table:table-cell table:formula="of:=[.F84]&gt;[.B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55-s441143757c3161965.ukp</text:p>
          </table:table-cell>
          <table:table-cell office:value-type="float" office:value="1.20667" calcext:value-type="float">
            <text:p>1.20667</text:p>
          </table:table-cell>
          <table:table-cell office:value-type="float" office:value="1.2" calcext:value-type="float">
            <text:p>1.2</text:p>
          </table:table-cell>
          <table:table-cell office:value-type="float" office:value="10912" calcext:value-type="float">
            <text:p>10912</text:p>
          </table:table-cell>
          <table:table-cell office:value-type="float" office:value="164568967" calcext:value-type="float">
            <text:p>164568967</text:p>
          </table:table-cell>
          <table:table-cell office:value-type="float" office:value="1.92333" calcext:value-type="float">
            <text:p>1.92333</text:p>
          </table:table-cell>
          <table:table-cell office:value-type="float" office:value="1.92" calcext:value-type="float">
            <text:p>1.92</text:p>
          </table:table-cell>
          <table:table-cell office:value-type="float" office:value="11300" calcext:value-type="float">
            <text:p>11300</text:p>
          </table:table-cell>
          <table:table-cell office:value-type="float" office:value="164568967" calcext:value-type="float">
            <text:p>164568967</text:p>
          </table:table-cell>
          <table:table-cell table:formula="of:=[.F85]&gt;[.B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23-s526816235c3452613.ukp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8756" calcext:value-type="float">
            <text:p>8756</text:p>
          </table:table-cell>
          <table:table-cell office:value-type="float" office:value="179000119" calcext:value-type="float">
            <text:p>179000119</text:p>
          </table:table-cell>
          <table:table-cell office:value-type="float" office:value="1.92333" calcext:value-type="float">
            <text:p>1.92333</text:p>
          </table:table-cell>
          <table:table-cell office:value-type="float" office:value="1.92" calcext:value-type="float">
            <text:p>1.92</text:p>
          </table:table-cell>
          <table:table-cell office:value-type="float" office:value="12160" calcext:value-type="float">
            <text:p>12160</text:p>
          </table:table-cell>
          <table:table-cell office:value-type="float" office:value="179000119" calcext:value-type="float">
            <text:p>179000119</text:p>
          </table:table-cell>
          <table:table-cell table:formula="of:=[.F86]&gt;[.B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47-s9199696c3598813.ukp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66" calcext:value-type="float">
            <text:p>0.66</text:p>
          </table:table-cell>
          <table:table-cell office:value-type="float" office:value="9548" calcext:value-type="float">
            <text:p>9548</text:p>
          </table:table-cell>
          <table:table-cell office:value-type="float" office:value="187108651" calcext:value-type="float">
            <text:p>187108651</text:p>
          </table:table-cell>
          <table:table-cell office:value-type="float" office:value="1.92333" calcext:value-type="float">
            <text:p>1.92333</text:p>
          </table:table-cell>
          <table:table-cell office:value-type="float" office:value="1.92" calcext:value-type="float">
            <text:p>1.92</text:p>
          </table:table-cell>
          <table:table-cell office:value-type="float" office:value="11712" calcext:value-type="float">
            <text:p>11712</text:p>
          </table:table-cell>
          <table:table-cell office:value-type="float" office:value="187108651" calcext:value-type="float">
            <text:p>187108651</text:p>
          </table:table-cell>
          <table:table-cell table:formula="of:=[.F87]&gt;[.B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05-s142189552c426261.ukp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9320" calcext:value-type="float">
            <text:p>9320</text:p>
          </table:table-cell>
          <table:table-cell office:value-type="float" office:value="21453116" calcext:value-type="float">
            <text:p>21453116</text:p>
          </table:table-cell>
          <table:table-cell office:value-type="float" office:value="1.92667" calcext:value-type="float">
            <text:p>1.92667</text:p>
          </table:table-cell>
          <table:table-cell office:value-type="float" office:value="1.92" calcext:value-type="float">
            <text:p>1.92</text:p>
          </table:table-cell>
          <table:table-cell office:value-type="float" office:value="9300" calcext:value-type="float">
            <text:p>9300</text:p>
          </table:table-cell>
          <table:table-cell office:value-type="float" office:value="21453116" calcext:value-type="float">
            <text:p>21453116</text:p>
          </table:table-cell>
          <table:table-cell table:formula="of:=[.F88]&gt;[.B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07-s714494527c781945.ukp</text:p>
          </table:table-cell>
          <table:table-cell table:number-columns-repeated="2" office:value-type="float" office:value="1.77" calcext:value-type="float">
            <text:p>1.77</text:p>
          </table:table-cell>
          <table:table-cell office:value-type="float" office:value="9844" calcext:value-type="float">
            <text:p>9844</text:p>
          </table:table-cell>
          <table:table-cell office:value-type="float" office:value="39436699" calcext:value-type="float">
            <text:p>39436699</text:p>
          </table:table-cell>
          <table:table-cell table:number-columns-repeated="2" office:value-type="float" office:value="1.93" calcext:value-type="float">
            <text:p>1.93</text:p>
          </table:table-cell>
          <table:table-cell office:value-type="float" office:value="9284" calcext:value-type="float">
            <text:p>9284</text:p>
          </table:table-cell>
          <table:table-cell office:value-type="float" office:value="39436699" calcext:value-type="float">
            <text:p>39436699</text:p>
          </table:table-cell>
          <table:table-cell table:formula="of:=[.F89]&gt;[.B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90-s344204701c782644.ukp</text:p>
          </table:table-cell>
          <table:table-cell table:number-columns-repeated="2" office:value-type="float" office:value="1.64" calcext:value-type="float">
            <text:p>1.64</text:p>
          </table:table-cell>
          <table:table-cell office:value-type="float" office:value="9820" calcext:value-type="float">
            <text:p>9820</text:p>
          </table:table-cell>
          <table:table-cell office:value-type="float" office:value="39474756" calcext:value-type="float">
            <text:p>39474756</text:p>
          </table:table-cell>
          <table:table-cell table:number-columns-repeated="2" office:value-type="float" office:value="1.93" calcext:value-type="float">
            <text:p>1.93</text:p>
          </table:table-cell>
          <table:table-cell office:value-type="float" office:value="9344" calcext:value-type="float">
            <text:p>9344</text:p>
          </table:table-cell>
          <table:table-cell office:value-type="float" office:value="39474756" calcext:value-type="float">
            <text:p>39474756</text:p>
          </table:table-cell>
          <table:table-cell table:formula="of:=[.F90]&gt;[.B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39-s853540834c1223852.ukp</text:p>
          </table:table-cell>
          <table:table-cell office:value-type="float" office:value="0.64333" calcext:value-type="float">
            <text:p>0.64333</text:p>
          </table:table-cell>
          <table:table-cell office:value-type="float" office:value="0.64" calcext:value-type="float">
            <text:p>0.64</text:p>
          </table:table-cell>
          <table:table-cell office:value-type="float" office:value="9268" calcext:value-type="float">
            <text:p>9268</text:p>
          </table:table-cell>
          <table:table-cell office:value-type="float" office:value="63329662" calcext:value-type="float">
            <text:p>63329662</text:p>
          </table:table-cell>
          <table:table-cell table:number-columns-repeated="2" office:value-type="float" office:value="1.93" calcext:value-type="float">
            <text:p>1.93</text:p>
          </table:table-cell>
          <table:table-cell office:value-type="float" office:value="9576" calcext:value-type="float">
            <text:p>9576</text:p>
          </table:table-cell>
          <table:table-cell office:value-type="float" office:value="63329662" calcext:value-type="float">
            <text:p>63329662</text:p>
          </table:table-cell>
          <table:table-cell table:formula="of:=[.F91]&gt;[.B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08-s95037918c1390263.ukp</text:p>
          </table:table-cell>
          <table:table-cell office:value-type="float" office:value="1.62333" calcext:value-type="float">
            <text:p>1.62333</text:p>
          </table:table-cell>
          <table:table-cell office:value-type="float" office:value="1.62" calcext:value-type="float">
            <text:p>1.62</text:p>
          </table:table-cell>
          <table:table-cell office:value-type="float" office:value="9868" calcext:value-type="float">
            <text:p>9868</text:p>
          </table:table-cell>
          <table:table-cell office:value-type="float" office:value="71012102" calcext:value-type="float">
            <text:p>71012102</text:p>
          </table:table-cell>
          <table:table-cell table:number-columns-repeated="2" office:value-type="float" office:value="1.93" calcext:value-type="float">
            <text:p>1.93</text:p>
          </table:table-cell>
          <table:table-cell office:value-type="float" office:value="10576" calcext:value-type="float">
            <text:p>10576</text:p>
          </table:table-cell>
          <table:table-cell office:value-type="float" office:value="71012102" calcext:value-type="float">
            <text:p>71012102</text:p>
          </table:table-cell>
          <table:table-cell table:formula="of:=[.F92]&gt;[.B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7-s252959003c2884248.ukp</text:p>
          </table:table-cell>
          <table:table-cell office:value-type="float" office:value="0.17333" calcext:value-type="float">
            <text:p>0.17333</text:p>
          </table:table-cell>
          <table:table-cell office:value-type="float" office:value="0.17" calcext:value-type="float">
            <text:p>0.17</text:p>
          </table:table-cell>
          <table:table-cell office:value-type="float" office:value="7724" calcext:value-type="float">
            <text:p>7724</text:p>
          </table:table-cell>
          <table:table-cell office:value-type="float" office:value="149921553" calcext:value-type="float">
            <text:p>149921553</text:p>
          </table:table-cell>
          <table:table-cell table:number-columns-repeated="2" office:value-type="float" office:value="1.93" calcext:value-type="float">
            <text:p>1.93</text:p>
          </table:table-cell>
          <table:table-cell office:value-type="float" office:value="11324" calcext:value-type="float">
            <text:p>11324</text:p>
          </table:table-cell>
          <table:table-cell office:value-type="float" office:value="149921553" calcext:value-type="float">
            <text:p>149921553</text:p>
          </table:table-cell>
          <table:table-cell table:formula="of:=[.F93]&gt;[.B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35-s935632244c7246530.ukp</text:p>
          </table:table-cell>
          <table:table-cell office:value-type="float" office:value="0.15667" calcext:value-type="float">
            <text:p>0.15667</text:p>
          </table:table-cell>
          <table:table-cell office:value-type="float" office:value="0.15" calcext:value-type="float">
            <text:p>0.15</text:p>
          </table:table-cell>
          <table:table-cell office:value-type="float" office:value="9272" calcext:value-type="float">
            <text:p>9272</text:p>
          </table:table-cell>
          <table:table-cell office:value-type="float" office:value="377142986" calcext:value-type="float">
            <text:p>377142986</text:p>
          </table:table-cell>
          <table:table-cell office:value-type="float" office:value="1.93" calcext:value-type="float">
            <text:p>1.93</text:p>
          </table:table-cell>
          <table:table-cell office:value-type="float" office:value="1.92" calcext:value-type="float">
            <text:p>1.92</text:p>
          </table:table-cell>
          <table:table-cell office:value-type="float" office:value="16196" calcext:value-type="float">
            <text:p>16196</text:p>
          </table:table-cell>
          <table:table-cell office:value-type="float" office:value="377142986" calcext:value-type="float">
            <text:p>377142986</text:p>
          </table:table-cell>
          <table:table-cell table:formula="of:=[.F94]&gt;[.B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48-s566177757c1044606.ukp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8956" calcext:value-type="float">
            <text:p>8956</text:p>
          </table:table-cell>
          <table:table-cell office:value-type="float" office:value="53890275" calcext:value-type="float">
            <text:p>53890275</text:p>
          </table:table-cell>
          <table:table-cell office:value-type="float" office:value="1.93333" calcext:value-type="float">
            <text:p>1.93333</text:p>
          </table:table-cell>
          <table:table-cell office:value-type="float" office:value="1.93" calcext:value-type="float">
            <text:p>1.93</text:p>
          </table:table-cell>
          <table:table-cell office:value-type="float" office:value="9864" calcext:value-type="float">
            <text:p>9864</text:p>
          </table:table-cell>
          <table:table-cell office:value-type="float" office:value="53890275" calcext:value-type="float">
            <text:p>53890275</text:p>
          </table:table-cell>
          <table:table-cell table:formula="of:=[.F95]&gt;[.B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30-s927753013c1421347.ukp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9212" calcext:value-type="float">
            <text:p>9212</text:p>
          </table:table-cell>
          <table:table-cell office:value-type="float" office:value="73365404" calcext:value-type="float">
            <text:p>73365404</text:p>
          </table:table-cell>
          <table:table-cell office:value-type="float" office:value="1.93333" calcext:value-type="float">
            <text:p>1.93333</text:p>
          </table:table-cell>
          <table:table-cell office:value-type="float" office:value="1.93" calcext:value-type="float">
            <text:p>1.93</text:p>
          </table:table-cell>
          <table:table-cell office:value-type="float" office:value="9980" calcext:value-type="float">
            <text:p>9980</text:p>
          </table:table-cell>
          <table:table-cell office:value-type="float" office:value="73365404" calcext:value-type="float">
            <text:p>73365404</text:p>
          </table:table-cell>
          <table:table-cell table:formula="of:=[.F96]&gt;[.B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99-s19578528c2651146.ukp</text:p>
          </table:table-cell>
          <table:table-cell table:number-columns-repeated="2" office:value-type="float" office:value="1.34" calcext:value-type="float">
            <text:p>1.34</text:p>
          </table:table-cell>
          <table:table-cell office:value-type="float" office:value="11296" calcext:value-type="float">
            <text:p>11296</text:p>
          </table:table-cell>
          <table:table-cell office:value-type="float" office:value="137438536" calcext:value-type="float">
            <text:p>137438536</text:p>
          </table:table-cell>
          <table:table-cell office:value-type="float" office:value="1.93333" calcext:value-type="float">
            <text:p>1.93333</text:p>
          </table:table-cell>
          <table:table-cell office:value-type="float" office:value="1.93" calcext:value-type="float">
            <text:p>1.93</text:p>
          </table:table-cell>
          <table:table-cell office:value-type="float" office:value="11256" calcext:value-type="float">
            <text:p>11256</text:p>
          </table:table-cell>
          <table:table-cell office:value-type="float" office:value="137438536" calcext:value-type="float">
            <text:p>137438536</text:p>
          </table:table-cell>
          <table:table-cell table:formula="of:=[.F97]&gt;[.B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88-s679641345c4248243.ukp</text:p>
          </table:table-cell>
          <table:table-cell office:value-type="float" office:value="1.06333" calcext:value-type="float">
            <text:p>1.06333</text:p>
          </table:table-cell>
          <table:table-cell office:value-type="float" office:value="1.06" calcext:value-type="float">
            <text:p>1.06</text:p>
          </table:table-cell>
          <table:table-cell office:value-type="float" office:value="12204" calcext:value-type="float">
            <text:p>12204</text:p>
          </table:table-cell>
          <table:table-cell office:value-type="float" office:value="220013884" calcext:value-type="float">
            <text:p>220013884</text:p>
          </table:table-cell>
          <table:table-cell office:value-type="float" office:value="1.93333" calcext:value-type="float">
            <text:p>1.93333</text:p>
          </table:table-cell>
          <table:table-cell office:value-type="float" office:value="1.93" calcext:value-type="float">
            <text:p>1.93</text:p>
          </table:table-cell>
          <table:table-cell office:value-type="float" office:value="13156" calcext:value-type="float">
            <text:p>13156</text:p>
          </table:table-cell>
          <table:table-cell office:value-type="float" office:value="220013884" calcext:value-type="float">
            <text:p>220013884</text:p>
          </table:table-cell>
          <table:table-cell table:formula="of:=[.F98]&gt;[.B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3-s325989053c5628220.ukp</text:p>
          </table:table-cell>
          <table:table-cell office:value-type="float" office:value="0.67667" calcext:value-type="float">
            <text:p>0.67667</text:p>
          </table:table-cell>
          <table:table-cell office:value-type="float" office:value="0.68" calcext:value-type="float">
            <text:p>0.68</text:p>
          </table:table-cell>
          <table:table-cell office:value-type="float" office:value="13144" calcext:value-type="float">
            <text:p>13144</text:p>
          </table:table-cell>
          <table:table-cell office:value-type="float" office:value="292395690" calcext:value-type="float">
            <text:p>292395690</text:p>
          </table:table-cell>
          <table:table-cell office:value-type="float" office:value="1.93333" calcext:value-type="float">
            <text:p>1.93333</text:p>
          </table:table-cell>
          <table:table-cell office:value-type="float" office:value="1.93" calcext:value-type="float">
            <text:p>1.93</text:p>
          </table:table-cell>
          <table:table-cell office:value-type="float" office:value="15108" calcext:value-type="float">
            <text:p>15108</text:p>
          </table:table-cell>
          <table:table-cell office:value-type="float" office:value="292395690" calcext:value-type="float">
            <text:p>292395690</text:p>
          </table:table-cell>
          <table:table-cell table:formula="of:=[.F99]&gt;[.B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78-s269229181c7070176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6984" calcext:value-type="float">
            <text:p>6984</text:p>
          </table:table-cell>
          <table:table-cell office:value-type="float" office:value="368079997" calcext:value-type="float">
            <text:p>368079997</text:p>
          </table:table-cell>
          <table:table-cell office:value-type="float" office:value="1.93333" calcext:value-type="float">
            <text:p>1.93333</text:p>
          </table:table-cell>
          <table:table-cell office:value-type="float" office:value="1.93" calcext:value-type="float">
            <text:p>1.93</text:p>
          </table:table-cell>
          <table:table-cell office:value-type="float" office:value="15488" calcext:value-type="float">
            <text:p>15488</text:p>
          </table:table-cell>
          <table:table-cell office:value-type="float" office:value="368079997" calcext:value-type="float">
            <text:p>368079997</text:p>
          </table:table-cell>
          <table:table-cell table:formula="of:=[.F100]&gt;[.B1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45-s156741052c486058.ukp</text:p>
          </table:table-cell>
          <table:table-cell office:value-type="float" office:value="0.52333" calcext:value-type="float">
            <text:p>0.52333</text:p>
          </table:table-cell>
          <table:table-cell office:value-type="float" office:value="0.52" calcext:value-type="float">
            <text:p>0.52</text:p>
          </table:table-cell>
          <table:table-cell office:value-type="float" office:value="9344" calcext:value-type="float">
            <text:p>9344</text:p>
          </table:table-cell>
          <table:table-cell office:value-type="float" office:value="24310603" calcext:value-type="float">
            <text:p>24310603</text:p>
          </table:table-cell>
          <table:table-cell office:value-type="float" office:value="1.93667" calcext:value-type="float">
            <text:p>1.93667</text:p>
          </table:table-cell>
          <table:table-cell office:value-type="float" office:value="1.93" calcext:value-type="float">
            <text:p>1.93</text:p>
          </table:table-cell>
          <table:table-cell office:value-type="float" office:value="9604" calcext:value-type="float">
            <text:p>9604</text:p>
          </table:table-cell>
          <table:table-cell office:value-type="float" office:value="24310603" calcext:value-type="float">
            <text:p>24310603</text:p>
          </table:table-cell>
          <table:table-cell table:formula="of:=[.F101]&gt;[.B1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59-s178019452c1395982.ukp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10524" calcext:value-type="float">
            <text:p>10524</text:p>
          </table:table-cell>
          <table:table-cell office:value-type="float" office:value="71431886" calcext:value-type="float">
            <text:p>71431886</text:p>
          </table:table-cell>
          <table:table-cell office:value-type="float" office:value="1.93667" calcext:value-type="float">
            <text:p>1.93667</text:p>
          </table:table-cell>
          <table:table-cell office:value-type="float" office:value="1.93" calcext:value-type="float">
            <text:p>1.93</text:p>
          </table:table-cell>
          <table:table-cell office:value-type="float" office:value="11304" calcext:value-type="float">
            <text:p>11304</text:p>
          </table:table-cell>
          <table:table-cell office:value-type="float" office:value="71431886" calcext:value-type="float">
            <text:p>71431886</text:p>
          </table:table-cell>
          <table:table-cell table:formula="of:=[.F102]&gt;[.B1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17-s612149826c2006966.ukp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9172" calcext:value-type="float">
            <text:p>9172</text:p>
          </table:table-cell>
          <table:table-cell office:value-type="float" office:value="103657377" calcext:value-type="float">
            <text:p>103657377</text:p>
          </table:table-cell>
          <table:table-cell office:value-type="float" office:value="1.93667" calcext:value-type="float">
            <text:p>1.93667</text:p>
          </table:table-cell>
          <table:table-cell office:value-type="float" office:value="1.94" calcext:value-type="float">
            <text:p>1.94</text:p>
          </table:table-cell>
          <table:table-cell office:value-type="float" office:value="10516" calcext:value-type="float">
            <text:p>10516</text:p>
          </table:table-cell>
          <table:table-cell office:value-type="float" office:value="103657377" calcext:value-type="float">
            <text:p>103657377</text:p>
          </table:table-cell>
          <table:table-cell table:formula="of:=[.F103]&gt;[.B1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81-s321777396c4583760.ukp</text:p>
          </table:table-cell>
          <table:table-cell office:value-type="float" office:value="0.11667" calcext:value-type="float">
            <text:p>0.11667</text:p>
          </table:table-cell>
          <table:table-cell office:value-type="float" office:value="0.11" calcext:value-type="float">
            <text:p>0.11</text:p>
          </table:table-cell>
          <table:table-cell office:value-type="float" office:value="8312" calcext:value-type="float">
            <text:p>8312</text:p>
          </table:table-cell>
          <table:table-cell office:value-type="float" office:value="238766102" calcext:value-type="float">
            <text:p>238766102</text:p>
          </table:table-cell>
          <table:table-cell table:number-columns-repeated="2" office:value-type="float" office:value="1.94" calcext:value-type="float">
            <text:p>1.94</text:p>
          </table:table-cell>
          <table:table-cell office:value-type="float" office:value="14460" calcext:value-type="float">
            <text:p>14460</text:p>
          </table:table-cell>
          <table:table-cell office:value-type="float" office:value="238766102" calcext:value-type="float">
            <text:p>238766102</text:p>
          </table:table-cell>
          <table:table-cell table:formula="of:=[.F104]&gt;[.B1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84-s675142562c1621867.ukp</text:p>
          </table:table-cell>
          <table:table-cell office:value-type="float" office:value="0.42667" calcext:value-type="float">
            <text:p>0.42667</text:p>
          </table:table-cell>
          <table:table-cell office:value-type="float" office:value="0.42" calcext:value-type="float">
            <text:p>0.42</text:p>
          </table:table-cell>
          <table:table-cell office:value-type="float" office:value="9252" calcext:value-type="float">
            <text:p>9252</text:p>
          </table:table-cell>
          <table:table-cell office:value-type="float" office:value="83508822" calcext:value-type="float">
            <text:p>83508822</text:p>
          </table:table-cell>
          <table:table-cell office:value-type="float" office:value="1.94333" calcext:value-type="float">
            <text:p>1.94333</text:p>
          </table:table-cell>
          <table:table-cell office:value-type="float" office:value="1.94" calcext:value-type="float">
            <text:p>1.94</text:p>
          </table:table-cell>
          <table:table-cell office:value-type="float" office:value="10548" calcext:value-type="float">
            <text:p>10548</text:p>
          </table:table-cell>
          <table:table-cell office:value-type="float" office:value="83508822" calcext:value-type="float">
            <text:p>83508822</text:p>
          </table:table-cell>
          <table:table-cell table:formula="of:=[.F105]&gt;[.B1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06-s331409890c1785483.ukp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9840" calcext:value-type="float">
            <text:p>9840</text:p>
          </table:table-cell>
          <table:table-cell office:value-type="float" office:value="91784215" calcext:value-type="float">
            <text:p>91784215</text:p>
          </table:table-cell>
          <table:table-cell office:value-type="float" office:value="1.94333" calcext:value-type="float">
            <text:p>1.94333</text:p>
          </table:table-cell>
          <table:table-cell office:value-type="float" office:value="1.94" calcext:value-type="float">
            <text:p>1.94</text:p>
          </table:table-cell>
          <table:table-cell office:value-type="float" office:value="10988" calcext:value-type="float">
            <text:p>10988</text:p>
          </table:table-cell>
          <table:table-cell office:value-type="float" office:value="91784215" calcext:value-type="float">
            <text:p>91784215</text:p>
          </table:table-cell>
          <table:table-cell table:formula="of:=[.F106]&gt;[.B1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00-s726001211c3236401.ukp</text:p>
          </table:table-cell>
          <table:table-cell office:value-type="float" office:value="0.73333" calcext:value-type="float">
            <text:p>0.73333</text:p>
          </table:table-cell>
          <table:table-cell office:value-type="float" office:value="0.73" calcext:value-type="float">
            <text:p>0.73</text:p>
          </table:table-cell>
          <table:table-cell office:value-type="float" office:value="9208" calcext:value-type="float">
            <text:p>9208</text:p>
          </table:table-cell>
          <table:table-cell office:value-type="float" office:value="167434899" calcext:value-type="float">
            <text:p>167434899</text:p>
          </table:table-cell>
          <table:table-cell office:value-type="float" office:value="1.94333" calcext:value-type="float">
            <text:p>1.94333</text:p>
          </table:table-cell>
          <table:table-cell office:value-type="float" office:value="1.94" calcext:value-type="float">
            <text:p>1.94</text:p>
          </table:table-cell>
          <table:table-cell office:value-type="float" office:value="10540" calcext:value-type="float">
            <text:p>10540</text:p>
          </table:table-cell>
          <table:table-cell office:value-type="float" office:value="167434899" calcext:value-type="float">
            <text:p>167434899</text:p>
          </table:table-cell>
          <table:table-cell table:formula="of:=[.F107]&gt;[.B1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86-s781864574c4026290.ukp</text:p>
          </table:table-cell>
          <table:table-cell office:value-type="float" office:value="0.14667" calcext:value-type="float">
            <text:p>0.14667</text:p>
          </table:table-cell>
          <table:table-cell office:value-type="float" office:value="0.15" calcext:value-type="float">
            <text:p>0.15</text:p>
          </table:table-cell>
          <table:table-cell office:value-type="float" office:value="8812" calcext:value-type="float">
            <text:p>8812</text:p>
          </table:table-cell>
          <table:table-cell office:value-type="float" office:value="209137905" calcext:value-type="float">
            <text:p>209137905</text:p>
          </table:table-cell>
          <table:table-cell office:value-type="float" office:value="1.94333" calcext:value-type="float">
            <text:p>1.94333</text:p>
          </table:table-cell>
          <table:table-cell office:value-type="float" office:value="1.94" calcext:value-type="float">
            <text:p>1.94</text:p>
          </table:table-cell>
          <table:table-cell office:value-type="float" office:value="12704" calcext:value-type="float">
            <text:p>12704</text:p>
          </table:table-cell>
          <table:table-cell office:value-type="float" office:value="209137905" calcext:value-type="float">
            <text:p>209137905</text:p>
          </table:table-cell>
          <table:table-cell table:formula="of:=[.F108]&gt;[.B1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88-s292252175c5024217.ukp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14308" calcext:value-type="float">
            <text:p>14308</text:p>
          </table:table-cell>
          <table:table-cell office:value-type="float" office:value="261034148" calcext:value-type="float">
            <text:p>261034148</text:p>
          </table:table-cell>
          <table:table-cell office:value-type="float" office:value="1.94333" calcext:value-type="float">
            <text:p>1.94333</text:p>
          </table:table-cell>
          <table:table-cell office:value-type="float" office:value="1.94" calcext:value-type="float">
            <text:p>1.94</text:p>
          </table:table-cell>
          <table:table-cell office:value-type="float" office:value="14832" calcext:value-type="float">
            <text:p>14832</text:p>
          </table:table-cell>
          <table:table-cell office:value-type="float" office:value="261034148" calcext:value-type="float">
            <text:p>261034148</text:p>
          </table:table-cell>
          <table:table-cell table:formula="of:=[.F109]&gt;[.B1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63-s498052849c3173165.ukp</text:p>
          </table:table-cell>
          <table:table-cell table:number-columns-repeated="2" office:value-type="float" office:value="1.21" calcext:value-type="float">
            <text:p>1.21</text:p>
          </table:table-cell>
          <table:table-cell office:value-type="float" office:value="10832" calcext:value-type="float">
            <text:p>10832</text:p>
          </table:table-cell>
          <table:table-cell office:value-type="float" office:value="164284689" calcext:value-type="float">
            <text:p>164284689</text:p>
          </table:table-cell>
          <table:table-cell office:value-type="float" office:value="1.94667" calcext:value-type="float">
            <text:p>1.94667</text:p>
          </table:table-cell>
          <table:table-cell office:value-type="float" office:value="1.94" calcext:value-type="float">
            <text:p>1.94</text:p>
          </table:table-cell>
          <table:table-cell office:value-type="float" office:value="11220" calcext:value-type="float">
            <text:p>11220</text:p>
          </table:table-cell>
          <table:table-cell office:value-type="float" office:value="164284689" calcext:value-type="float">
            <text:p>164284689</text:p>
          </table:table-cell>
          <table:table-cell table:formula="of:=[.F110]&gt;[.B1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71-s888531767c3420575.ukp</text:p>
          </table:table-cell>
          <table:table-cell office:value-type="float" office:value="0.92667" calcext:value-type="float">
            <text:p>0.92667</text:p>
          </table:table-cell>
          <table:table-cell office:value-type="float" office:value="0.92" calcext:value-type="float">
            <text:p>0.92</text:p>
          </table:table-cell>
          <table:table-cell office:value-type="float" office:value="10508" calcext:value-type="float">
            <text:p>10508</text:p>
          </table:table-cell>
          <table:table-cell office:value-type="float" office:value="177028602" calcext:value-type="float">
            <text:p>177028602</text:p>
          </table:table-cell>
          <table:table-cell office:value-type="float" office:value="1.94667" calcext:value-type="float">
            <text:p>1.94667</text:p>
          </table:table-cell>
          <table:table-cell office:value-type="float" office:value="1.94" calcext:value-type="float">
            <text:p>1.94</text:p>
          </table:table-cell>
          <table:table-cell office:value-type="float" office:value="11704" calcext:value-type="float">
            <text:p>11704</text:p>
          </table:table-cell>
          <table:table-cell office:value-type="float" office:value="177028602" calcext:value-type="float">
            <text:p>177028602</text:p>
          </table:table-cell>
          <table:table-cell table:formula="of:=[.F111]&gt;[.B1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0-s742053853c4277527.ukp</text:p>
          </table:table-cell>
          <table:table-cell office:value-type="float" office:value="1.83667" calcext:value-type="float">
            <text:p>1.83667</text:p>
          </table:table-cell>
          <table:table-cell office:value-type="float" office:value="1.84" calcext:value-type="float">
            <text:p>1.84</text:p>
          </table:table-cell>
          <table:table-cell office:value-type="float" office:value="13240" calcext:value-type="float">
            <text:p>13240</text:p>
          </table:table-cell>
          <table:table-cell office:value-type="float" office:value="222333758" calcext:value-type="float">
            <text:p>222333758</text:p>
          </table:table-cell>
          <table:table-cell office:value-type="float" office:value="1.94667" calcext:value-type="float">
            <text:p>1.94667</text:p>
          </table:table-cell>
          <table:table-cell office:value-type="float" office:value="1.94" calcext:value-type="float">
            <text:p>1.94</text:p>
          </table:table-cell>
          <table:table-cell office:value-type="float" office:value="13228" calcext:value-type="float">
            <text:p>13228</text:p>
          </table:table-cell>
          <table:table-cell office:value-type="float" office:value="222333758" calcext:value-type="float">
            <text:p>222333758</text:p>
          </table:table-cell>
          <table:table-cell table:formula="of:=[.F112]&gt;[.B1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73-s618044498c7071725.ukp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8452" calcext:value-type="float">
            <text:p>8452</text:p>
          </table:table-cell>
          <table:table-cell office:value-type="float" office:value="368154047" calcext:value-type="float">
            <text:p>368154047</text:p>
          </table:table-cell>
          <table:table-cell office:value-type="float" office:value="1.94667" calcext:value-type="float">
            <text:p>1.94667</text:p>
          </table:table-cell>
          <table:table-cell office:value-type="float" office:value="1.94" calcext:value-type="float">
            <text:p>1.94</text:p>
          </table:table-cell>
          <table:table-cell office:value-type="float" office:value="15828" calcext:value-type="float">
            <text:p>15828</text:p>
          </table:table-cell>
          <table:table-cell office:value-type="float" office:value="368154047" calcext:value-type="float">
            <text:p>368154047</text:p>
          </table:table-cell>
          <table:table-cell table:formula="of:=[.F113]&gt;[.B1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70-s865173399c750624.ukp</text:p>
          </table:table-cell>
          <table:table-cell office:value-type="float" office:value="0.78333" calcext:value-type="float">
            <text:p>0.78333</text:p>
          </table:table-cell>
          <table:table-cell office:value-type="float" office:value="0.78" calcext:value-type="float">
            <text:p>0.78</text:p>
          </table:table-cell>
          <table:table-cell office:value-type="float" office:value="9364" calcext:value-type="float">
            <text:p>9364</text:p>
          </table:table-cell>
          <table:table-cell office:value-type="float" office:value="37889352" calcext:value-type="float">
            <text:p>37889352</text:p>
          </table:table-cell>
          <table:table-cell office:value-type="float" office:value="1.95" calcext:value-type="float">
            <text:p>1.95</text:p>
          </table:table-cell>
          <table:table-cell office:value-type="float" office:value="1.94" calcext:value-type="float">
            <text:p>1.94</text:p>
          </table:table-cell>
          <table:table-cell office:value-type="float" office:value="9312" calcext:value-type="float">
            <text:p>9312</text:p>
          </table:table-cell>
          <table:table-cell office:value-type="float" office:value="37889352" calcext:value-type="float">
            <text:p>37889352</text:p>
          </table:table-cell>
          <table:table-cell table:formula="of:=[.F114]&gt;[.B1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12-s630649375c1275108.ukp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9300" calcext:value-type="float">
            <text:p>9300</text:p>
          </table:table-cell>
          <table:table-cell office:value-type="float" office:value="65176640" calcext:value-type="float">
            <text:p>65176640</text:p>
          </table:table-cell>
          <table:table-cell table:number-columns-repeated="2" office:value-type="float" office:value="1.95" calcext:value-type="float">
            <text:p>1.95</text:p>
          </table:table-cell>
          <table:table-cell office:value-type="float" office:value="9908" calcext:value-type="float">
            <text:p>9908</text:p>
          </table:table-cell>
          <table:table-cell office:value-type="float" office:value="65176640" calcext:value-type="float">
            <text:p>65176640</text:p>
          </table:table-cell>
          <table:table-cell table:formula="of:=[.F115]&gt;[.B1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51-s857022904c2280742.ukp</text:p>
          </table:table-cell>
          <table:table-cell office:value-type="float" office:value="0.28333" calcext:value-type="float">
            <text:p>0.28333</text:p>
          </table:table-cell>
          <table:table-cell office:value-type="float" office:value="0.28" calcext:value-type="float">
            <text:p>0.28</text:p>
          </table:table-cell>
          <table:table-cell office:value-type="float" office:value="9172" calcext:value-type="float">
            <text:p>9172</text:p>
          </table:table-cell>
          <table:table-cell office:value-type="float" office:value="117937370" calcext:value-type="float">
            <text:p>117937370</text:p>
          </table:table-cell>
          <table:table-cell office:value-type="float" office:value="1.95" calcext:value-type="float">
            <text:p>1.95</text:p>
          </table:table-cell>
          <table:table-cell office:value-type="float" office:value="1.96" calcext:value-type="float">
            <text:p>1.96</text:p>
          </table:table-cell>
          <table:table-cell office:value-type="float" office:value="13220" calcext:value-type="float">
            <text:p>13220</text:p>
          </table:table-cell>
          <table:table-cell office:value-type="float" office:value="117937370" calcext:value-type="float">
            <text:p>117937370</text:p>
          </table:table-cell>
          <table:table-cell table:formula="of:=[.F116]&gt;[.B1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04-s185719001c4477214.ukp</text:p>
          </table:table-cell>
          <table:table-cell table:number-columns-repeated="2" office:value-type="float" office:value="1.58" calcext:value-type="float">
            <text:p>1.58</text:p>
          </table:table-cell>
          <table:table-cell office:value-type="float" office:value="13212" calcext:value-type="float">
            <text:p>13212</text:p>
          </table:table-cell>
          <table:table-cell office:value-type="float" office:value="231784270" calcext:value-type="float">
            <text:p>231784270</text:p>
          </table:table-cell>
          <table:table-cell table:number-columns-repeated="2" office:value-type="float" office:value="1.95" calcext:value-type="float">
            <text:p>1.95</text:p>
          </table:table-cell>
          <table:table-cell office:value-type="float" office:value="13804" calcext:value-type="float">
            <text:p>13804</text:p>
          </table:table-cell>
          <table:table-cell office:value-type="float" office:value="231784270" calcext:value-type="float">
            <text:p>231784270</text:p>
          </table:table-cell>
          <table:table-cell table:formula="of:=[.F117]&gt;[.B1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64-s976819494c7343572.ukp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8472" calcext:value-type="float">
            <text:p>8472</text:p>
          </table:table-cell>
          <table:table-cell office:value-type="float" office:value="381955771" calcext:value-type="float">
            <text:p>381955771</text:p>
          </table:table-cell>
          <table:table-cell table:number-columns-repeated="2" office:value-type="float" office:value="1.95" calcext:value-type="float">
            <text:p>1.95</text:p>
          </table:table-cell>
          <table:table-cell office:value-type="float" office:value="13516" calcext:value-type="float">
            <text:p>13516</text:p>
          </table:table-cell>
          <table:table-cell office:value-type="float" office:value="381955771" calcext:value-type="float">
            <text:p>381955771</text:p>
          </table:table-cell>
          <table:table-cell table:formula="of:=[.F118]&gt;[.B1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42-s149558978c884832.ukp</text:p>
          </table:table-cell>
          <table:table-cell office:value-type="float" office:value="1.43667" calcext:value-type="float">
            <text:p>1.43667</text:p>
          </table:table-cell>
          <table:table-cell office:value-type="float" office:value="1.43" calcext:value-type="float">
            <text:p>1.43</text:p>
          </table:table-cell>
          <table:table-cell office:value-type="float" office:value="9876" calcext:value-type="float">
            <text:p>9876</text:p>
          </table:table-cell>
          <table:table-cell office:value-type="float" office:value="44925034" calcext:value-type="float">
            <text:p>44925034</text:p>
          </table:table-cell>
          <table:table-cell office:value-type="float" office:value="1.95333" calcext:value-type="float">
            <text:p>1.95333</text:p>
          </table:table-cell>
          <table:table-cell office:value-type="float" office:value="1.95" calcext:value-type="float">
            <text:p>1.95</text:p>
          </table:table-cell>
          <table:table-cell office:value-type="float" office:value="10444" calcext:value-type="float">
            <text:p>10444</text:p>
          </table:table-cell>
          <table:table-cell office:value-type="float" office:value="44925034" calcext:value-type="float">
            <text:p>44925034</text:p>
          </table:table-cell>
          <table:table-cell table:formula="of:=[.F119]&gt;[.B1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32-s174617445c4627185.ukp</text:p>
          </table:table-cell>
          <table:table-cell office:value-type="float" office:value="1.90333" calcext:value-type="float">
            <text:p>1.90333</text:p>
          </table:table-cell>
          <table:table-cell office:value-type="float" office:value="1.9" calcext:value-type="float">
            <text:p>1.9</text:p>
          </table:table-cell>
          <table:table-cell office:value-type="float" office:value="14980" calcext:value-type="float">
            <text:p>14980</text:p>
          </table:table-cell>
          <table:table-cell office:value-type="float" office:value="240966914" calcext:value-type="float">
            <text:p>240966914</text:p>
          </table:table-cell>
          <table:table-cell office:value-type="float" office:value="1.95333" calcext:value-type="float">
            <text:p>1.95333</text:p>
          </table:table-cell>
          <table:table-cell office:value-type="float" office:value="1.95" calcext:value-type="float">
            <text:p>1.95</text:p>
          </table:table-cell>
          <table:table-cell office:value-type="float" office:value="14600" calcext:value-type="float">
            <text:p>14600</text:p>
          </table:table-cell>
          <table:table-cell office:value-type="float" office:value="240966914" calcext:value-type="float">
            <text:p>240966914</text:p>
          </table:table-cell>
          <table:table-cell table:formula="of:=[.F120]&gt;[.B1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18-s237779488c5638982.ukp</text:p>
          </table:table-cell>
          <table:table-cell office:value-type="float" office:value="0.99667" calcext:value-type="float">
            <text:p>0.99667</text:p>
          </table:table-cell>
          <table:table-cell office:value-type="float" office:value="0.99" calcext:value-type="float">
            <text:p>0.99</text:p>
          </table:table-cell>
          <table:table-cell office:value-type="float" office:value="13380" calcext:value-type="float">
            <text:p>13380</text:p>
          </table:table-cell>
          <table:table-cell office:value-type="float" office:value="293695572" calcext:value-type="float">
            <text:p>293695572</text:p>
          </table:table-cell>
          <table:table-cell office:value-type="float" office:value="1.95333" calcext:value-type="float">
            <text:p>1.95333</text:p>
          </table:table-cell>
          <table:table-cell office:value-type="float" office:value="1.96" calcext:value-type="float">
            <text:p>1.96</text:p>
          </table:table-cell>
          <table:table-cell office:value-type="float" office:value="14720" calcext:value-type="float">
            <text:p>14720</text:p>
          </table:table-cell>
          <table:table-cell office:value-type="float" office:value="293695572" calcext:value-type="float">
            <text:p>293695572</text:p>
          </table:table-cell>
          <table:table-cell table:formula="of:=[.F121]&gt;[.B1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52-s183617890c9589035.ukp</text:p>
          </table:table-cell>
          <table:table-cell office:value-type="float" office:value="1.28333" calcext:value-type="float">
            <text:p>1.28333</text:p>
          </table:table-cell>
          <table:table-cell office:value-type="float" office:value="1.28" calcext:value-type="float">
            <text:p>1.28</text:p>
          </table:table-cell>
          <table:table-cell office:value-type="float" office:value="17268" calcext:value-type="float">
            <text:p>17268</text:p>
          </table:table-cell>
          <table:table-cell office:value-type="float" office:value="497922858" calcext:value-type="float">
            <text:p>497922858</text:p>
          </table:table-cell>
          <table:table-cell office:value-type="float" office:value="1.95333" calcext:value-type="float">
            <text:p>1.95333</text:p>
          </table:table-cell>
          <table:table-cell office:value-type="float" office:value="1.95" calcext:value-type="float">
            <text:p>1.95</text:p>
          </table:table-cell>
          <table:table-cell office:value-type="float" office:value="19016" calcext:value-type="float">
            <text:p>19016</text:p>
          </table:table-cell>
          <table:table-cell office:value-type="float" office:value="497922858" calcext:value-type="float">
            <text:p>497922858</text:p>
          </table:table-cell>
          <table:table-cell table:formula="of:=[.F122]&gt;[.B1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11-s159071442c3039709.ukp</text:p>
          </table:table-cell>
          <table:table-cell office:value-type="float" office:value="1.26333" calcext:value-type="float">
            <text:p>1.26333</text:p>
          </table:table-cell>
          <table:table-cell office:value-type="float" office:value="1.26" calcext:value-type="float">
            <text:p>1.26</text:p>
          </table:table-cell>
          <table:table-cell office:value-type="float" office:value="11388" calcext:value-type="float">
            <text:p>11388</text:p>
          </table:table-cell>
          <table:table-cell office:value-type="float" office:value="156976976" calcext:value-type="float">
            <text:p>156976976</text:p>
          </table:table-cell>
          <table:table-cell office:value-type="float" office:value="1.95667" calcext:value-type="float">
            <text:p>1.95667</text:p>
          </table:table-cell>
          <table:table-cell office:value-type="float" office:value="1.95" calcext:value-type="float">
            <text:p>1.95</text:p>
          </table:table-cell>
          <table:table-cell office:value-type="float" office:value="11300" calcext:value-type="float">
            <text:p>11300</text:p>
          </table:table-cell>
          <table:table-cell office:value-type="float" office:value="156976976" calcext:value-type="float">
            <text:p>156976976</text:p>
          </table:table-cell>
          <table:table-cell table:formula="of:=[.F123]&gt;[.B1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74-s726744628c3821535.ukp</text:p>
          </table:table-cell>
          <table:table-cell office:value-type="float" office:value="1.33667" calcext:value-type="float">
            <text:p>1.33667</text:p>
          </table:table-cell>
          <table:table-cell office:value-type="float" office:value="1.34" calcext:value-type="float">
            <text:p>1.34</text:p>
          </table:table-cell>
          <table:table-cell office:value-type="float" office:value="12636" calcext:value-type="float">
            <text:p>12636</text:p>
          </table:table-cell>
          <table:table-cell office:value-type="float" office:value="198932471" calcext:value-type="float">
            <text:p>198932471</text:p>
          </table:table-cell>
          <table:table-cell office:value-type="float" office:value="1.95667" calcext:value-type="float">
            <text:p>1.95667</text:p>
          </table:table-cell>
          <table:table-cell office:value-type="float" office:value="1.95" calcext:value-type="float">
            <text:p>1.95</text:p>
          </table:table-cell>
          <table:table-cell office:value-type="float" office:value="13192" calcext:value-type="float">
            <text:p>13192</text:p>
          </table:table-cell>
          <table:table-cell office:value-type="float" office:value="198932471" calcext:value-type="float">
            <text:p>198932471</text:p>
          </table:table-cell>
          <table:table-cell table:formula="of:=[.F124]&gt;[.B1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7-s994385767c5488791.ukp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13896" calcext:value-type="float">
            <text:p>13896</text:p>
          </table:table-cell>
          <table:table-cell office:value-type="float" office:value="285770977" calcext:value-type="float">
            <text:p>285770977</text:p>
          </table:table-cell>
          <table:table-cell office:value-type="float" office:value="1.95667" calcext:value-type="float">
            <text:p>1.95667</text:p>
          </table:table-cell>
          <table:table-cell office:value-type="float" office:value="1.95" calcext:value-type="float">
            <text:p>1.95</text:p>
          </table:table-cell>
          <table:table-cell office:value-type="float" office:value="15564" calcext:value-type="float">
            <text:p>15564</text:p>
          </table:table-cell>
          <table:table-cell office:value-type="float" office:value="285770977" calcext:value-type="float">
            <text:p>285770977</text:p>
          </table:table-cell>
          <table:table-cell table:formula="of:=[.F125]&gt;[.B1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58-s229317703c8847073.ukp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15700" calcext:value-type="float">
            <text:p>15700</text:p>
          </table:table-cell>
          <table:table-cell office:value-type="float" office:value="459524833" calcext:value-type="float">
            <text:p>459524833</text:p>
          </table:table-cell>
          <table:table-cell office:value-type="float" office:value="1.95667" calcext:value-type="float">
            <text:p>1.95667</text:p>
          </table:table-cell>
          <table:table-cell office:value-type="float" office:value="1.96" calcext:value-type="float">
            <text:p>1.96</text:p>
          </table:table-cell>
          <table:table-cell office:value-type="float" office:value="18008" calcext:value-type="float">
            <text:p>18008</text:p>
          </table:table-cell>
          <table:table-cell office:value-type="float" office:value="459524833" calcext:value-type="float">
            <text:p>459524833</text:p>
          </table:table-cell>
          <table:table-cell table:formula="of:=[.F126]&gt;[.B1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21-s125393811c3976632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04" calcext:value-type="float">
            <text:p>6204</text:p>
          </table:table-cell>
          <table:table-cell office:value-type="float" office:value="207025141" calcext:value-type="float">
            <text:p>207025141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6432" calcext:value-type="float">
            <text:p>16432</text:p>
          </table:table-cell>
          <table:table-cell office:value-type="float" office:value="207025141" calcext:value-type="float">
            <text:p>207025141</text:p>
          </table:table-cell>
          <table:table-cell table:formula="of:=[.F127]&gt;[.B1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41-s676413851c4604639.ukp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10588" calcext:value-type="float">
            <text:p>10588</text:p>
          </table:table-cell>
          <table:table-cell office:value-type="float" office:value="238682343" calcext:value-type="float">
            <text:p>238682343</text:p>
          </table:table-cell>
          <table:table-cell office:value-type="float" office:value="1.96" calcext:value-type="float">
            <text:p>1.96</text:p>
          </table:table-cell>
          <table:table-cell office:value-type="float" office:value="1.95" calcext:value-type="float">
            <text:p>1.95</text:p>
          </table:table-cell>
          <table:table-cell office:value-type="float" office:value="14160" calcext:value-type="float">
            <text:p>14160</text:p>
          </table:table-cell>
          <table:table-cell office:value-type="float" office:value="238682343" calcext:value-type="float">
            <text:p>238682343</text:p>
          </table:table-cell>
          <table:table-cell table:formula="of:=[.F128]&gt;[.B1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3-s126192256c6034433.ukp</text:p>
          </table:table-cell>
          <table:table-cell office:value-type="float" office:value="0.30333" calcext:value-type="float">
            <text:p>0.30333</text:p>
          </table:table-cell>
          <table:table-cell office:value-type="float" office:value="0.3" calcext:value-type="float">
            <text:p>0.3</text:p>
          </table:table-cell>
          <table:table-cell office:value-type="float" office:value="9252" calcext:value-type="float">
            <text:p>9252</text:p>
          </table:table-cell>
          <table:table-cell office:value-type="float" office:value="313734584" calcext:value-type="float">
            <text:p>313734584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4656" calcext:value-type="float">
            <text:p>14656</text:p>
          </table:table-cell>
          <table:table-cell office:value-type="float" office:value="313734584" calcext:value-type="float">
            <text:p>313734584</text:p>
          </table:table-cell>
          <table:table-cell table:formula="of:=[.F129]&gt;[.B1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33-s814183802c987670.ukp</text:p>
          </table:table-cell>
          <table:table-cell office:value-type="float" office:value="1.23333" calcext:value-type="float">
            <text:p>1.23333</text:p>
          </table:table-cell>
          <table:table-cell office:value-type="float" office:value="1.23" calcext:value-type="float">
            <text:p>1.23</text:p>
          </table:table-cell>
          <table:table-cell office:value-type="float" office:value="9788" calcext:value-type="float">
            <text:p>9788</text:p>
          </table:table-cell>
          <table:table-cell office:value-type="float" office:value="50195570" calcext:value-type="float">
            <text:p>50195570</text:p>
          </table:table-cell>
          <table:table-cell office:value-type="float" office:value="1.96333" calcext:value-type="float">
            <text:p>1.96333</text:p>
          </table:table-cell>
          <table:table-cell office:value-type="float" office:value="1.96" calcext:value-type="float">
            <text:p>1.96</text:p>
          </table:table-cell>
          <table:table-cell office:value-type="float" office:value="9896" calcext:value-type="float">
            <text:p>9896</text:p>
          </table:table-cell>
          <table:table-cell office:value-type="float" office:value="50195570" calcext:value-type="float">
            <text:p>50195570</text:p>
          </table:table-cell>
          <table:table-cell table:formula="of:=[.F130]&gt;[.B1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14-s232256585c3715611.ukp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11008" calcext:value-type="float">
            <text:p>11008</text:p>
          </table:table-cell>
          <table:table-cell office:value-type="float" office:value="192509374" calcext:value-type="float">
            <text:p>192509374</text:p>
          </table:table-cell>
          <table:table-cell office:value-type="float" office:value="1.96333" calcext:value-type="float">
            <text:p>1.96333</text:p>
          </table:table-cell>
          <table:table-cell office:value-type="float" office:value="1.96" calcext:value-type="float">
            <text:p>1.96</text:p>
          </table:table-cell>
          <table:table-cell office:value-type="float" office:value="15056" calcext:value-type="float">
            <text:p>15056</text:p>
          </table:table-cell>
          <table:table-cell office:value-type="float" office:value="192509374" calcext:value-type="float">
            <text:p>192509374</text:p>
          </table:table-cell>
          <table:table-cell table:formula="of:=[.F131]&gt;[.B1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69-s160863513c4113054.ukp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9320" calcext:value-type="float">
            <text:p>9320</text:p>
          </table:table-cell>
          <table:table-cell office:value-type="float" office:value="213686362" calcext:value-type="float">
            <text:p>213686362</text:p>
          </table:table-cell>
          <table:table-cell office:value-type="float" office:value="1.96333" calcext:value-type="float">
            <text:p>1.96333</text:p>
          </table:table-cell>
          <table:table-cell office:value-type="float" office:value="1.97" calcext:value-type="float">
            <text:p>1.97</text:p>
          </table:table-cell>
          <table:table-cell office:value-type="float" office:value="14052" calcext:value-type="float">
            <text:p>14052</text:p>
          </table:table-cell>
          <table:table-cell office:value-type="float" office:value="213686362" calcext:value-type="float">
            <text:p>213686362</text:p>
          </table:table-cell>
          <table:table-cell table:formula="of:=[.F132]&gt;[.B1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20-s530564065c2265695.ukp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6244" calcext:value-type="float">
            <text:p>6244</text:p>
          </table:table-cell>
          <table:table-cell office:value-type="float" office:value="117833416" calcext:value-type="float">
            <text:p>117833416</text:p>
          </table:table-cell>
          <table:table-cell office:value-type="float" office:value="1.96667" calcext:value-type="float">
            <text:p>1.96667</text:p>
          </table:table-cell>
          <table:table-cell office:value-type="float" office:value="1.97" calcext:value-type="float">
            <text:p>1.97</text:p>
          </table:table-cell>
          <table:table-cell office:value-type="float" office:value="11112" calcext:value-type="float">
            <text:p>11112</text:p>
          </table:table-cell>
          <table:table-cell office:value-type="float" office:value="117833416" calcext:value-type="float">
            <text:p>117833416</text:p>
          </table:table-cell>
          <table:table-cell table:formula="of:=[.F133]&gt;[.B1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67-s647172791c3992549.ukp</text:p>
          </table:table-cell>
          <table:table-cell office:value-type="float" office:value="0.58667" calcext:value-type="float">
            <text:p>0.58667</text:p>
          </table:table-cell>
          <table:table-cell office:value-type="float" office:value="0.58" calcext:value-type="float">
            <text:p>0.58</text:p>
          </table:table-cell>
          <table:table-cell office:value-type="float" office:value="9872" calcext:value-type="float">
            <text:p>9872</text:p>
          </table:table-cell>
          <table:table-cell office:value-type="float" office:value="206870718" calcext:value-type="float">
            <text:p>206870718</text:p>
          </table:table-cell>
          <table:table-cell office:value-type="float" office:value="1.96667" calcext:value-type="float">
            <text:p>1.96667</text:p>
          </table:table-cell>
          <table:table-cell office:value-type="float" office:value="1.96" calcext:value-type="float">
            <text:p>1.96</text:p>
          </table:table-cell>
          <table:table-cell office:value-type="float" office:value="13140" calcext:value-type="float">
            <text:p>13140</text:p>
          </table:table-cell>
          <table:table-cell office:value-type="float" office:value="206870718" calcext:value-type="float">
            <text:p>206870718</text:p>
          </table:table-cell>
          <table:table-cell table:formula="of:=[.F134]&gt;[.B1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00-s244653983c5454693.ukp</text:p>
          </table:table-cell>
          <table:table-cell office:value-type="float" office:value="0.21667" calcext:value-type="float">
            <text:p>0.21667</text:p>
          </table:table-cell>
          <table:table-cell office:value-type="float" office:value="0.21" calcext:value-type="float">
            <text:p>0.21</text:p>
          </table:table-cell>
          <table:table-cell office:value-type="float" office:value="8776" calcext:value-type="float">
            <text:p>8776</text:p>
          </table:table-cell>
          <table:table-cell office:value-type="float" office:value="283503060" calcext:value-type="float">
            <text:p>283503060</text:p>
          </table:table-cell>
          <table:table-cell office:value-type="float" office:value="1.96667" calcext:value-type="float">
            <text:p>1.96667</text:p>
          </table:table-cell>
          <table:table-cell office:value-type="float" office:value="1.96" calcext:value-type="float">
            <text:p>1.96</text:p>
          </table:table-cell>
          <table:table-cell office:value-type="float" office:value="9896" calcext:value-type="float">
            <text:p>9896</text:p>
          </table:table-cell>
          <table:table-cell office:value-type="float" office:value="283503060" calcext:value-type="float">
            <text:p>283503060</text:p>
          </table:table-cell>
          <table:table-cell table:formula="of:=[.F135]&gt;[.B1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68-s591038534c6703953.ukp</text:p>
          </table:table-cell>
          <table:table-cell office:value-type="float" office:value="0.29667" calcext:value-type="float">
            <text:p>0.29667</text:p>
          </table:table-cell>
          <table:table-cell office:value-type="float" office:value="0.29" calcext:value-type="float">
            <text:p>0.29</text:p>
          </table:table-cell>
          <table:table-cell office:value-type="float" office:value="11592" calcext:value-type="float">
            <text:p>11592</text:p>
          </table:table-cell>
          <table:table-cell office:value-type="float" office:value="348948713" calcext:value-type="float">
            <text:p>348948713</text:p>
          </table:table-cell>
          <table:table-cell office:value-type="float" office:value="1.96667" calcext:value-type="float">
            <text:p>1.96667</text:p>
          </table:table-cell>
          <table:table-cell office:value-type="float" office:value="1.96" calcext:value-type="float">
            <text:p>1.96</text:p>
          </table:table-cell>
          <table:table-cell office:value-type="float" office:value="15056" calcext:value-type="float">
            <text:p>15056</text:p>
          </table:table-cell>
          <table:table-cell office:value-type="float" office:value="348948713" calcext:value-type="float">
            <text:p>348948713</text:p>
          </table:table-cell>
          <table:table-cell table:formula="of:=[.F136]&gt;[.B1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86-s54059702c9677867.ukp</text:p>
          </table:table-cell>
          <table:table-cell office:value-type="float" office:value="0.16333" calcext:value-type="float">
            <text:p>0.16333</text:p>
          </table:table-cell>
          <table:table-cell office:value-type="float" office:value="0.16" calcext:value-type="float">
            <text:p>0.16</text:p>
          </table:table-cell>
          <table:table-cell office:value-type="float" office:value="8288" calcext:value-type="float">
            <text:p>8288</text:p>
          </table:table-cell>
          <table:table-cell office:value-type="float" office:value="504022212" calcext:value-type="float">
            <text:p>504022212</text:p>
          </table:table-cell>
          <table:table-cell office:value-type="float" office:value="1.96667" calcext:value-type="float">
            <text:p>1.96667</text:p>
          </table:table-cell>
          <table:table-cell office:value-type="float" office:value="1.97" calcext:value-type="float">
            <text:p>1.97</text:p>
          </table:table-cell>
          <table:table-cell office:value-type="float" office:value="19868" calcext:value-type="float">
            <text:p>19868</text:p>
          </table:table-cell>
          <table:table-cell office:value-type="float" office:value="504022212" calcext:value-type="float">
            <text:p>504022212</text:p>
          </table:table-cell>
          <table:table-cell table:formula="of:=[.F137]&gt;[.B1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20-s851423352c3172217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2" calcext:value-type="float">
            <text:p>0.02</text:p>
          </table:table-cell>
          <table:table-cell office:value-type="float" office:value="6808" calcext:value-type="float">
            <text:p>6808</text:p>
          </table:table-cell>
          <table:table-cell office:value-type="float" office:value="164942444" calcext:value-type="float">
            <text:p>164942444</text:p>
          </table:table-cell>
          <table:table-cell office:value-type="float" office:value="1.97" calcext:value-type="float">
            <text:p>1.97</text:p>
          </table:table-cell>
          <table:table-cell office:value-type="float" office:value="1.96" calcext:value-type="float">
            <text:p>1.96</text:p>
          </table:table-cell>
          <table:table-cell office:value-type="float" office:value="9836" calcext:value-type="float">
            <text:p>9836</text:p>
          </table:table-cell>
          <table:table-cell office:value-type="float" office:value="164942444" calcext:value-type="float">
            <text:p>164942444</text:p>
          </table:table-cell>
          <table:table-cell table:formula="of:=[.F138]&gt;[.B1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83-s185217113c1296865.ukp</text:p>
          </table:table-cell>
          <table:table-cell office:value-type="float" office:value="0.92333" calcext:value-type="float">
            <text:p>0.92333</text:p>
          </table:table-cell>
          <table:table-cell office:value-type="float" office:value="0.92" calcext:value-type="float">
            <text:p>0.92</text:p>
          </table:table-cell>
          <table:table-cell office:value-type="float" office:value="9384" calcext:value-type="float">
            <text:p>9384</text:p>
          </table:table-cell>
          <table:table-cell office:value-type="float" office:value="66312512" calcext:value-type="float">
            <text:p>66312512</text:p>
          </table:table-cell>
          <table:table-cell office:value-type="float" office:value="1.97333" calcext:value-type="float">
            <text:p>1.97333</text:p>
          </table:table-cell>
          <table:table-cell office:value-type="float" office:value="1.97" calcext:value-type="float">
            <text:p>1.97</text:p>
          </table:table-cell>
          <table:table-cell office:value-type="float" office:value="10528" calcext:value-type="float">
            <text:p>10528</text:p>
          </table:table-cell>
          <table:table-cell office:value-type="float" office:value="66312512" calcext:value-type="float">
            <text:p>66312512</text:p>
          </table:table-cell>
          <table:table-cell table:formula="of:=[.F139]&gt;[.B1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19-s735284445c1532938.ukp</text:p>
          </table:table-cell>
          <table:table-cell office:value-type="float" office:value="0.25667" calcext:value-type="float">
            <text:p>0.25667</text:p>
          </table:table-cell>
          <table:table-cell office:value-type="float" office:value="0.25" calcext:value-type="float">
            <text:p>0.25</text:p>
          </table:table-cell>
          <table:table-cell office:value-type="float" office:value="7784" calcext:value-type="float">
            <text:p>7784</text:p>
          </table:table-cell>
          <table:table-cell office:value-type="float" office:value="79350976" calcext:value-type="float">
            <text:p>79350976</text:p>
          </table:table-cell>
          <table:table-cell office:value-type="float" office:value="1.97333" calcext:value-type="float">
            <text:p>1.97333</text:p>
          </table:table-cell>
          <table:table-cell office:value-type="float" office:value="1.97" calcext:value-type="float">
            <text:p>1.97</text:p>
          </table:table-cell>
          <table:table-cell office:value-type="float" office:value="10540" calcext:value-type="float">
            <text:p>10540</text:p>
          </table:table-cell>
          <table:table-cell office:value-type="float" office:value="79350976" calcext:value-type="float">
            <text:p>79350976</text:p>
          </table:table-cell>
          <table:table-cell table:formula="of:=[.F140]&gt;[.B1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29-s286513221c3102931.ukp</text:p>
          </table:table-cell>
          <table:table-cell office:value-type="float" office:value="0.13667" calcext:value-type="float">
            <text:p>0.13667</text:p>
          </table:table-cell>
          <table:table-cell office:value-type="float" office:value="0.13" calcext:value-type="float">
            <text:p>0.13</text:p>
          </table:table-cell>
          <table:table-cell office:value-type="float" office:value="7572" calcext:value-type="float">
            <text:p>7572</text:p>
          </table:table-cell>
          <table:table-cell office:value-type="float" office:value="161604328" calcext:value-type="float">
            <text:p>161604328</text:p>
          </table:table-cell>
          <table:table-cell office:value-type="float" office:value="1.97333" calcext:value-type="float">
            <text:p>1.97333</text:p>
          </table:table-cell>
          <table:table-cell office:value-type="float" office:value="1.97" calcext:value-type="float">
            <text:p>1.97</text:p>
          </table:table-cell>
          <table:table-cell office:value-type="float" office:value="11432" calcext:value-type="float">
            <text:p>11432</text:p>
          </table:table-cell>
          <table:table-cell office:value-type="float" office:value="161604328" calcext:value-type="float">
            <text:p>161604328</text:p>
          </table:table-cell>
          <table:table-cell table:formula="of:=[.F141]&gt;[.B1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13-s913802786c3967138.ukp</text:p>
          </table:table-cell>
          <table:table-cell office:value-type="float" office:value="0.19667" calcext:value-type="float">
            <text:p>0.19667</text:p>
          </table:table-cell>
          <table:table-cell office:value-type="float" office:value="0.19" calcext:value-type="float">
            <text:p>0.19</text:p>
          </table:table-cell>
          <table:table-cell office:value-type="float" office:value="9144" calcext:value-type="float">
            <text:p>9144</text:p>
          </table:table-cell>
          <table:table-cell office:value-type="float" office:value="206261418" calcext:value-type="float">
            <text:p>206261418</text:p>
          </table:table-cell>
          <table:table-cell office:value-type="float" office:value="1.97333" calcext:value-type="float">
            <text:p>1.97333</text:p>
          </table:table-cell>
          <table:table-cell office:value-type="float" office:value="1.97" calcext:value-type="float">
            <text:p>1.97</text:p>
          </table:table-cell>
          <table:table-cell office:value-type="float" office:value="13104" calcext:value-type="float">
            <text:p>13104</text:p>
          </table:table-cell>
          <table:table-cell office:value-type="float" office:value="206261418" calcext:value-type="float">
            <text:p>206261418</text:p>
          </table:table-cell>
          <table:table-cell table:formula="of:=[.F142]&gt;[.B1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72-s914558283c5876494.ukp</text:p>
          </table:table-cell>
          <table:table-cell office:value-type="float" office:value="1.10333" calcext:value-type="float">
            <text:p>1.10333</text:p>
          </table:table-cell>
          <table:table-cell office:value-type="float" office:value="1.1" calcext:value-type="float">
            <text:p>1.1</text:p>
          </table:table-cell>
          <table:table-cell office:value-type="float" office:value="9228" calcext:value-type="float">
            <text:p>9228</text:p>
          </table:table-cell>
          <table:table-cell office:value-type="float" office:value="304758138" calcext:value-type="float">
            <text:p>304758138</text:p>
          </table:table-cell>
          <table:table-cell office:value-type="float" office:value="1.97333" calcext:value-type="float">
            <text:p>1.97333</text:p>
          </table:table-cell>
          <table:table-cell office:value-type="float" office:value="1.97" calcext:value-type="float">
            <text:p>1.97</text:p>
          </table:table-cell>
          <table:table-cell office:value-type="float" office:value="9888" calcext:value-type="float">
            <text:p>9888</text:p>
          </table:table-cell>
          <table:table-cell office:value-type="float" office:value="304758138" calcext:value-type="float">
            <text:p>304758138</text:p>
          </table:table-cell>
          <table:table-cell table:formula="of:=[.F143]&gt;[.B1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88-s729971223c8225632.ukp</text:p>
          </table:table-cell>
          <table:table-cell office:value-type="float" office:value="1.08333" calcext:value-type="float">
            <text:p>1.08333</text:p>
          </table:table-cell>
          <table:table-cell office:value-type="float" office:value="5.81" calcext:value-type="float">
            <text:p>5.81</text:p>
          </table:table-cell>
          <table:table-cell office:value-type="float" office:value="15984" calcext:value-type="float">
            <text:p>15984</text:p>
          </table:table-cell>
          <table:table-cell office:value-type="float" office:value="427260174" calcext:value-type="float">
            <text:p>427260174</text:p>
          </table:table-cell>
          <table:table-cell office:value-type="float" office:value="1.97333" calcext:value-type="float">
            <text:p>1.97333</text:p>
          </table:table-cell>
          <table:table-cell office:value-type="float" office:value="1.97" calcext:value-type="float">
            <text:p>1.97</text:p>
          </table:table-cell>
          <table:table-cell office:value-type="float" office:value="18300" calcext:value-type="float">
            <text:p>18300</text:p>
          </table:table-cell>
          <table:table-cell office:value-type="float" office:value="427260174" calcext:value-type="float">
            <text:p>427260174</text:p>
          </table:table-cell>
          <table:table-cell table:formula="of:=[.F144]&gt;[.B1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32-s829921210c1167491.ukp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9264" calcext:value-type="float">
            <text:p>9264</text:p>
          </table:table-cell>
          <table:table-cell office:value-type="float" office:value="60105084" calcext:value-type="float">
            <text:p>60105084</text:p>
          </table:table-cell>
          <table:table-cell office:value-type="float" office:value="1.97667" calcext:value-type="float">
            <text:p>1.97667</text:p>
          </table:table-cell>
          <table:table-cell office:value-type="float" office:value="1.98" calcext:value-type="float">
            <text:p>1.98</text:p>
          </table:table-cell>
          <table:table-cell office:value-type="float" office:value="9924" calcext:value-type="float">
            <text:p>9924</text:p>
          </table:table-cell>
          <table:table-cell office:value-type="float" office:value="60105084" calcext:value-type="float">
            <text:p>60105084</text:p>
          </table:table-cell>
          <table:table-cell table:formula="of:=[.F145]&gt;[.B1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56-s142613265c1836766.ukp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0.33" calcext:value-type="float">
            <text:p>0.33</text:p>
          </table:table-cell>
          <table:table-cell office:value-type="float" office:value="9240" calcext:value-type="float">
            <text:p>9240</text:p>
          </table:table-cell>
          <table:table-cell office:value-type="float" office:value="94832468" calcext:value-type="float">
            <text:p>94832468</text:p>
          </table:table-cell>
          <table:table-cell office:value-type="float" office:value="1.97667" calcext:value-type="float">
            <text:p>1.97667</text:p>
          </table:table-cell>
          <table:table-cell office:value-type="float" office:value="1.98" calcext:value-type="float">
            <text:p>1.98</text:p>
          </table:table-cell>
          <table:table-cell office:value-type="float" office:value="11344" calcext:value-type="float">
            <text:p>11344</text:p>
          </table:table-cell>
          <table:table-cell office:value-type="float" office:value="94832468" calcext:value-type="float">
            <text:p>94832468</text:p>
          </table:table-cell>
          <table:table-cell table:formula="of:=[.F146]&gt;[.B1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37-s789959996c9117405.ukp</text:p>
          </table:table-cell>
          <table:table-cell office:value-type="float" office:value="0.14333" calcext:value-type="float">
            <text:p>0.14333</text:p>
          </table:table-cell>
          <table:table-cell office:value-type="float" office:value="0.14" calcext:value-type="float">
            <text:p>0.14</text:p>
          </table:table-cell>
          <table:table-cell office:value-type="float" office:value="9284" calcext:value-type="float">
            <text:p>9284</text:p>
          </table:table-cell>
          <table:table-cell office:value-type="float" office:value="474326117" calcext:value-type="float">
            <text:p>474326117</text:p>
          </table:table-cell>
          <table:table-cell office:value-type="float" office:value="1.97667" calcext:value-type="float">
            <text:p>1.97667</text:p>
          </table:table-cell>
          <table:table-cell office:value-type="float" office:value="1.97" calcext:value-type="float">
            <text:p>1.97</text:p>
          </table:table-cell>
          <table:table-cell office:value-type="float" office:value="19700" calcext:value-type="float">
            <text:p>19700</text:p>
          </table:table-cell>
          <table:table-cell office:value-type="float" office:value="474326117" calcext:value-type="float">
            <text:p>474326117</text:p>
          </table:table-cell>
          <table:table-cell table:formula="of:=[.F147]&gt;[.B1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33-s569207249c4723154.ukp</text:p>
          </table:table-cell>
          <table:table-cell office:value-type="float" office:value="0.43333" calcext:value-type="float">
            <text:p>0.43333</text:p>
          </table:table-cell>
          <table:table-cell office:value-type="float" office:value="0.43" calcext:value-type="float">
            <text:p>0.43</text:p>
          </table:table-cell>
          <table:table-cell office:value-type="float" office:value="10712" calcext:value-type="float">
            <text:p>10712</text:p>
          </table:table-cell>
          <table:table-cell office:value-type="float" office:value="245198960" calcext:value-type="float">
            <text:p>245198960</text:p>
          </table:table-cell>
          <table:table-cell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office:value-type="float" office:value="14480" calcext:value-type="float">
            <text:p>14480</text:p>
          </table:table-cell>
          <table:table-cell office:value-type="float" office:value="245198960" calcext:value-type="float">
            <text:p>245198960</text:p>
          </table:table-cell>
          <table:table-cell table:formula="of:=[.F148]&gt;[.B1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25-s180680115c7335268.ukp</text:p>
          </table:table-cell>
          <table:table-cell office:value-type="float" office:value="1.09667" calcext:value-type="float">
            <text:p>1.09667</text:p>
          </table:table-cell>
          <table:table-cell office:value-type="float" office:value="1.1" calcext:value-type="float">
            <text:p>1.1</text:p>
          </table:table-cell>
          <table:table-cell office:value-type="float" office:value="9284" calcext:value-type="float">
            <text:p>9284</text:p>
          </table:table-cell>
          <table:table-cell office:value-type="float" office:value="380658770" calcext:value-type="float">
            <text:p>380658770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9972" calcext:value-type="float">
            <text:p>9972</text:p>
          </table:table-cell>
          <table:table-cell office:value-type="float" office:value="380658770" calcext:value-type="float">
            <text:p>380658770</text:p>
          </table:table-cell>
          <table:table-cell table:formula="of:=[.F149]&gt;[.B1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57-s896083696c7412599.ukp</text:p>
          </table:table-cell>
          <table:table-cell office:value-type="float" office:value="1.23333" calcext:value-type="float">
            <text:p>1.23333</text:p>
          </table:table-cell>
          <table:table-cell office:value-type="float" office:value="1.24" calcext:value-type="float">
            <text:p>1.24</text:p>
          </table:table-cell>
          <table:table-cell office:value-type="float" office:value="14108" calcext:value-type="float">
            <text:p>14108</text:p>
          </table:table-cell>
          <table:table-cell office:value-type="float" office:value="385867535" calcext:value-type="float">
            <text:p>385867535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4668" calcext:value-type="float">
            <text:p>14668</text:p>
          </table:table-cell>
          <table:table-cell office:value-type="float" office:value="385867535" calcext:value-type="float">
            <text:p>385867535</text:p>
          </table:table-cell>
          <table:table-cell table:formula="of:=[.F150]&gt;[.B1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53-s174653861c9401492.ukp</text:p>
          </table:table-cell>
          <table:table-cell table:number-columns-repeated="2" office:value-type="float" office:value="1.32" calcext:value-type="float">
            <text:p>1.32</text:p>
          </table:table-cell>
          <table:table-cell office:value-type="float" office:value="12508" calcext:value-type="float">
            <text:p>12508</text:p>
          </table:table-cell>
          <table:table-cell office:value-type="float" office:value="488409747" calcext:value-type="float">
            <text:p>488409747</text:p>
          </table:table-cell>
          <table:table-cell office:value-type="float" office:value="1.98333" calcext:value-type="float">
            <text:p>1.98333</text:p>
          </table:table-cell>
          <table:table-cell office:value-type="float" office:value="1.98" calcext:value-type="float">
            <text:p>1.98</text:p>
          </table:table-cell>
          <table:table-cell office:value-type="float" office:value="13836" calcext:value-type="float">
            <text:p>13836</text:p>
          </table:table-cell>
          <table:table-cell office:value-type="float" office:value="488409747" calcext:value-type="float">
            <text:p>488409747</text:p>
          </table:table-cell>
          <table:table-cell table:formula="of:=[.F151]&gt;[.B1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91-s436160055c1840037.ukp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10536" calcext:value-type="float">
            <text:p>10536</text:p>
          </table:table-cell>
          <table:table-cell office:value-type="float" office:value="95251404" calcext:value-type="float">
            <text:p>95251404</text:p>
          </table:table-cell>
          <table:table-cell office:value-type="float" office:value="1.98667" calcext:value-type="float">
            <text:p>1.98667</text:p>
          </table:table-cell>
          <table:table-cell office:value-type="float" office:value="1.98" calcext:value-type="float">
            <text:p>1.98</text:p>
          </table:table-cell>
          <table:table-cell office:value-type="float" office:value="11740" calcext:value-type="float">
            <text:p>11740</text:p>
          </table:table-cell>
          <table:table-cell office:value-type="float" office:value="95251404" calcext:value-type="float">
            <text:p>95251404</text:p>
          </table:table-cell>
          <table:table-cell table:formula="of:=[.F152]&gt;[.B1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67-s942314578c2539367.ukp</text:p>
          </table:table-cell>
          <table:table-cell office:value-type="float" office:value="0.56333" calcext:value-type="float">
            <text:p>0.56333</text:p>
          </table:table-cell>
          <table:table-cell office:value-type="float" office:value="0.56" calcext:value-type="float">
            <text:p>0.56</text:p>
          </table:table-cell>
          <table:table-cell office:value-type="float" office:value="9796" calcext:value-type="float">
            <text:p>9796</text:p>
          </table:table-cell>
          <table:table-cell office:value-type="float" office:value="131113541" calcext:value-type="float">
            <text:p>131113541</text:p>
          </table:table-cell>
          <table:table-cell office:value-type="float" office:value="1.98667" calcext:value-type="float">
            <text:p>1.98667</text:p>
          </table:table-cell>
          <table:table-cell office:value-type="float" office:value="1.99" calcext:value-type="float">
            <text:p>1.99</text:p>
          </table:table-cell>
          <table:table-cell office:value-type="float" office:value="11824" calcext:value-type="float">
            <text:p>11824</text:p>
          </table:table-cell>
          <table:table-cell office:value-type="float" office:value="131113541" calcext:value-type="float">
            <text:p>131113541</text:p>
          </table:table-cell>
          <table:table-cell table:formula="of:=[.F153]&gt;[.B1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7-s442730424c3637543.ukp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8720" calcext:value-type="float">
            <text:p>8720</text:p>
          </table:table-cell>
          <table:table-cell office:value-type="float" office:value="188807540" calcext:value-type="float">
            <text:p>188807540</text:p>
          </table:table-cell>
          <table:table-cell office:value-type="float" office:value="1.98667" calcext:value-type="float">
            <text:p>1.98667</text:p>
          </table:table-cell>
          <table:table-cell office:value-type="float" office:value="1.98" calcext:value-type="float">
            <text:p>1.98</text:p>
          </table:table-cell>
          <table:table-cell office:value-type="float" office:value="14560" calcext:value-type="float">
            <text:p>14560</text:p>
          </table:table-cell>
          <table:table-cell office:value-type="float" office:value="188807540" calcext:value-type="float">
            <text:p>188807540</text:p>
          </table:table-cell>
          <table:table-cell table:formula="of:=[.F154]&gt;[.B1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-s594914841c3897377.ukp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6796" calcext:value-type="float">
            <text:p>6796</text:p>
          </table:table-cell>
          <table:table-cell office:value-type="float" office:value="202828256" calcext:value-type="float">
            <text:p>202828256</text:p>
          </table:table-cell>
          <table:table-cell office:value-type="float" office:value="1.98667" calcext:value-type="float">
            <text:p>1.98667</text:p>
          </table:table-cell>
          <table:table-cell office:value-type="float" office:value="1.99" calcext:value-type="float">
            <text:p>1.99</text:p>
          </table:table-cell>
          <table:table-cell office:value-type="float" office:value="12428" calcext:value-type="float">
            <text:p>12428</text:p>
          </table:table-cell>
          <table:table-cell office:value-type="float" office:value="202828256" calcext:value-type="float">
            <text:p>202828256</text:p>
          </table:table-cell>
          <table:table-cell table:formula="of:=[.F155]&gt;[.B1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37-s301795704c973923.ukp</text:p>
          </table:table-cell>
          <table:table-cell office:value-type="float" office:value="1.70333" calcext:value-type="float">
            <text:p>1.70333</text:p>
          </table:table-cell>
          <table:table-cell office:value-type="float" office:value="1.7" calcext:value-type="float">
            <text:p>1.7</text:p>
          </table:table-cell>
          <table:table-cell office:value-type="float" office:value="9976" calcext:value-type="float">
            <text:p>9976</text:p>
          </table:table-cell>
          <table:table-cell office:value-type="float" office:value="49347306" calcext:value-type="float">
            <text:p>49347306</text:p>
          </table:table-cell>
          <table:table-cell office:value-type="float" office:value="1.99" calcext:value-type="float">
            <text:p>1.99</text:p>
          </table:table-cell>
          <table:table-cell office:value-type="float" office:value="1.99" calcext:value-type="float">
            <text:p>1.99</text:p>
          </table:table-cell>
          <table:table-cell office:value-type="float" office:value="10584" calcext:value-type="float">
            <text:p>10584</text:p>
          </table:table-cell>
          <table:table-cell office:value-type="float" office:value="49347306" calcext:value-type="float">
            <text:p>49347306</text:p>
          </table:table-cell>
          <table:table-cell table:formula="of:=[.F156]&gt;[.B1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04-s227337887c3520595.ukp</text:p>
          </table:table-cell>
          <table:table-cell office:value-type="float" office:value="0.45667" calcext:value-type="float">
            <text:p>0.45667</text:p>
          </table:table-cell>
          <table:table-cell office:value-type="float" office:value="0.45" calcext:value-type="float">
            <text:p>0.45</text:p>
          </table:table-cell>
          <table:table-cell office:value-type="float" office:value="10504" calcext:value-type="float">
            <text:p>10504</text:p>
          </table:table-cell>
          <table:table-cell office:value-type="float" office:value="182272725" calcext:value-type="float">
            <text:p>182272725</text:p>
          </table:table-cell>
          <table:table-cell office:value-type="float" office:value="1.99" calcext:value-type="float">
            <text:p>1.99</text:p>
          </table:table-cell>
          <table:table-cell office:value-type="float" office:value="1.99" calcext:value-type="float">
            <text:p>1.99</text:p>
          </table:table-cell>
          <table:table-cell office:value-type="float" office:value="13272" calcext:value-type="float">
            <text:p>13272</text:p>
          </table:table-cell>
          <table:table-cell office:value-type="float" office:value="182272725" calcext:value-type="float">
            <text:p>182272725</text:p>
          </table:table-cell>
          <table:table-cell table:formula="of:=[.F157]&gt;[.B1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31-s624559068c4426277.ukp</text:p>
          </table:table-cell>
          <table:table-cell office:value-type="float" office:value="0.39333" calcext:value-type="float">
            <text:p>0.39333</text:p>
          </table:table-cell>
          <table:table-cell office:value-type="float" office:value="0.39" calcext:value-type="float">
            <text:p>0.39</text:p>
          </table:table-cell>
          <table:table-cell office:value-type="float" office:value="10584" calcext:value-type="float">
            <text:p>10584</text:p>
          </table:table-cell>
          <table:table-cell office:value-type="float" office:value="230541332" calcext:value-type="float">
            <text:p>230541332</text:p>
          </table:table-cell>
          <table:table-cell office:value-type="float" office:value="1.99" calcext:value-type="float">
            <text:p>1.99</text:p>
          </table:table-cell>
          <table:table-cell office:value-type="float" office:value="1.99" calcext:value-type="float">
            <text:p>1.99</text:p>
          </table:table-cell>
          <table:table-cell office:value-type="float" office:value="13224" calcext:value-type="float">
            <text:p>13224</text:p>
          </table:table-cell>
          <table:table-cell office:value-type="float" office:value="230541332" calcext:value-type="float">
            <text:p>230541332</text:p>
          </table:table-cell>
          <table:table-cell table:formula="of:=[.F158]&gt;[.B1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85-s985161383c6156535.ukp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9204" calcext:value-type="float">
            <text:p>9204</text:p>
          </table:table-cell>
          <table:table-cell office:value-type="float" office:value="319758370" calcext:value-type="float">
            <text:p>319758370</text:p>
          </table:table-cell>
          <table:table-cell office:value-type="float" office:value="1.99" calcext:value-type="float">
            <text:p>1.99</text:p>
          </table:table-cell>
          <table:table-cell office:value-type="float" office:value="2" calcext:value-type="float">
            <text:p>2</text:p>
          </table:table-cell>
          <table:table-cell office:value-type="float" office:value="16476" calcext:value-type="float">
            <text:p>16476</text:p>
          </table:table-cell>
          <table:table-cell office:value-type="float" office:value="319758370" calcext:value-type="float">
            <text:p>319758370</text:p>
          </table:table-cell>
          <table:table-cell table:formula="of:=[.F159]&gt;[.B1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97-s932484623c7010023.ukp</text:p>
          </table:table-cell>
          <table:table-cell office:value-type="float" office:value="0.44333" calcext:value-type="float">
            <text:p>0.44333</text:p>
          </table:table-cell>
          <table:table-cell office:value-type="float" office:value="0.44" calcext:value-type="float">
            <text:p>0.44</text:p>
          </table:table-cell>
          <table:table-cell office:value-type="float" office:value="9228" calcext:value-type="float">
            <text:p>9228</text:p>
          </table:table-cell>
          <table:table-cell office:value-type="float" office:value="364103360" calcext:value-type="float">
            <text:p>364103360</text:p>
          </table:table-cell>
          <table:table-cell office:value-type="float" office:value="1.99" calcext:value-type="float">
            <text:p>1.99</text:p>
          </table:table-cell>
          <table:table-cell office:value-type="float" office:value="1.99" calcext:value-type="float">
            <text:p>1.99</text:p>
          </table:table-cell>
          <table:table-cell office:value-type="float" office:value="9880" calcext:value-type="float">
            <text:p>9880</text:p>
          </table:table-cell>
          <table:table-cell office:value-type="float" office:value="364103360" calcext:value-type="float">
            <text:p>364103360</text:p>
          </table:table-cell>
          <table:table-cell table:formula="of:=[.F160]&gt;[.B1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4-s539788685c2014515.ukp</text:p>
          </table:table-cell>
          <table:table-cell office:value-type="float" office:value="0.85333" calcext:value-type="float">
            <text:p>0.85333</text:p>
          </table:table-cell>
          <table:table-cell office:value-type="float" office:value="0.85" calcext:value-type="float">
            <text:p>0.85</text:p>
          </table:table-cell>
          <table:table-cell office:value-type="float" office:value="10560" calcext:value-type="float">
            <text:p>10560</text:p>
          </table:table-cell>
          <table:table-cell office:value-type="float" office:value="103664827" calcext:value-type="float">
            <text:p>103664827</text:p>
          </table:table-cell>
          <table:table-cell office:value-type="float" office:value="1.99333" calcext:value-type="float">
            <text:p>1.99333</text:p>
          </table:table-cell>
          <table:table-cell office:value-type="float" office:value="1.99" calcext:value-type="float">
            <text:p>1.99</text:p>
          </table:table-cell>
          <table:table-cell office:value-type="float" office:value="13140" calcext:value-type="float">
            <text:p>13140</text:p>
          </table:table-cell>
          <table:table-cell office:value-type="float" office:value="103664827" calcext:value-type="float">
            <text:p>103664827</text:p>
          </table:table-cell>
          <table:table-cell table:formula="of:=[.F161]&gt;[.B1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99-s168042333c5376652.ukp</text:p>
          </table:table-cell>
          <table:table-cell office:value-type="float" office:value="1.36333" calcext:value-type="float">
            <text:p>1.36333</text:p>
          </table:table-cell>
          <table:table-cell office:value-type="float" office:value="1.36" calcext:value-type="float">
            <text:p>1.36</text:p>
          </table:table-cell>
          <table:table-cell office:value-type="float" office:value="13156" calcext:value-type="float">
            <text:p>13156</text:p>
          </table:table-cell>
          <table:table-cell office:value-type="float" office:value="279768069" calcext:value-type="float">
            <text:p>279768069</text:p>
          </table:table-cell>
          <table:table-cell office:value-type="float" office:value="1.99333" calcext:value-type="float">
            <text:p>1.99333</text:p>
          </table:table-cell>
          <table:table-cell office:value-type="float" office:value="1.99" calcext:value-type="float">
            <text:p>1.99</text:p>
          </table:table-cell>
          <table:table-cell office:value-type="float" office:value="14376" calcext:value-type="float">
            <text:p>14376</text:p>
          </table:table-cell>
          <table:table-cell office:value-type="float" office:value="279768069" calcext:value-type="float">
            <text:p>279768069</text:p>
          </table:table-cell>
          <table:table-cell table:formula="of:=[.F162]&gt;[.B1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6-s442208726c8093966.ukp</text:p>
          </table:table-cell>
          <table:table-cell table:number-columns-repeated="2" office:value-type="float" office:value="1.37" calcext:value-type="float">
            <text:p>1.37</text:p>
          </table:table-cell>
          <table:table-cell office:value-type="float" office:value="16976" calcext:value-type="float">
            <text:p>16976</text:p>
          </table:table-cell>
          <table:table-cell office:value-type="float" office:value="421484538" calcext:value-type="float">
            <text:p>421484538</text:p>
          </table:table-cell>
          <table:table-cell office:value-type="float" office:value="1.99333" calcext:value-type="float">
            <text:p>1.99333</text:p>
          </table:table-cell>
          <table:table-cell office:value-type="float" office:value="1.99" calcext:value-type="float">
            <text:p>1.99</text:p>
          </table:table-cell>
          <table:table-cell office:value-type="float" office:value="21196" calcext:value-type="float">
            <text:p>21196</text:p>
          </table:table-cell>
          <table:table-cell office:value-type="float" office:value="421484538" calcext:value-type="float">
            <text:p>421484538</text:p>
          </table:table-cell>
          <table:table-cell table:formula="of:=[.F163]&gt;[.B1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76-s989609714c5046564.ukp</text:p>
          </table:table-cell>
          <table:table-cell office:value-type="float" office:value="0.99667" calcext:value-type="float">
            <text:p>0.99667</text:p>
          </table:table-cell>
          <table:table-cell office:value-type="float" office:value="1" calcext:value-type="float">
            <text:p>1</text:p>
          </table:table-cell>
          <table:table-cell office:value-type="float" office:value="13140" calcext:value-type="float">
            <text:p>13140</text:p>
          </table:table-cell>
          <table:table-cell office:value-type="float" office:value="262799362" calcext:value-type="float">
            <text:p>262799362</text:p>
          </table:table-cell>
          <table:table-cell office:value-type="float" office:value="1.99667" calcext:value-type="float">
            <text:p>1.99667</text:p>
          </table:table-cell>
          <table:table-cell office:value-type="float" office:value="2" calcext:value-type="float">
            <text:p>2</text:p>
          </table:table-cell>
          <table:table-cell office:value-type="float" office:value="15332" calcext:value-type="float">
            <text:p>15332</text:p>
          </table:table-cell>
          <table:table-cell office:value-type="float" office:value="262799362" calcext:value-type="float">
            <text:p>262799362</text:p>
          </table:table-cell>
          <table:table-cell table:formula="of:=[.F164]&gt;[.B1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58-s100358347c6410335.ukp</text:p>
          </table:table-cell>
          <table:table-cell office:value-type="float" office:value="0.78667" calcext:value-type="float">
            <text:p>0.78667</text:p>
          </table:table-cell>
          <table:table-cell office:value-type="float" office:value="0.79" calcext:value-type="float">
            <text:p>0.79</text:p>
          </table:table-cell>
          <table:table-cell office:value-type="float" office:value="13068" calcext:value-type="float">
            <text:p>13068</text:p>
          </table:table-cell>
          <table:table-cell office:value-type="float" office:value="332661377" calcext:value-type="float">
            <text:p>332661377</text:p>
          </table:table-cell>
          <table:table-cell office:value-type="float" office:value="1.99667" calcext:value-type="float">
            <text:p>1.99667</text:p>
          </table:table-cell>
          <table:table-cell office:value-type="float" office:value="2" calcext:value-type="float">
            <text:p>2</text:p>
          </table:table-cell>
          <table:table-cell office:value-type="float" office:value="15512" calcext:value-type="float">
            <text:p>15512</text:p>
          </table:table-cell>
          <table:table-cell office:value-type="float" office:value="332661377" calcext:value-type="float">
            <text:p>332661377</text:p>
          </table:table-cell>
          <table:table-cell table:formula="of:=[.F165]&gt;[.B1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87-s184991892c6923487.ukp</text:p>
          </table:table-cell>
          <table:table-cell office:value-type="float" office:value="0.83333" calcext:value-type="float">
            <text:p>0.83333</text:p>
          </table:table-cell>
          <table:table-cell office:value-type="float" office:value="0.83" calcext:value-type="float">
            <text:p>0.83</text:p>
          </table:table-cell>
          <table:table-cell office:value-type="float" office:value="12420" calcext:value-type="float">
            <text:p>12420</text:p>
          </table:table-cell>
          <table:table-cell office:value-type="float" office:value="360604353" calcext:value-type="float">
            <text:p>360604353</text:p>
          </table:table-cell>
          <table:table-cell office:value-type="float" office:value="1.99667" calcext:value-type="float">
            <text:p>1.99667</text:p>
          </table:table-cell>
          <table:table-cell office:value-type="float" office:value="2.01" calcext:value-type="float">
            <text:p>2.01</text:p>
          </table:table-cell>
          <table:table-cell office:value-type="float" office:value="18056" calcext:value-type="float">
            <text:p>18056</text:p>
          </table:table-cell>
          <table:table-cell office:value-type="float" office:value="360604353" calcext:value-type="float">
            <text:p>360604353</text:p>
          </table:table-cell>
          <table:table-cell table:formula="of:=[.F166]&gt;[.B1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98-s909110308c8772358.ukp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16496" calcext:value-type="float">
            <text:p>16496</text:p>
          </table:table-cell>
          <table:table-cell office:value-type="float" office:value="455363043" calcext:value-type="float">
            <text:p>455363043</text:p>
          </table:table-cell>
          <table:table-cell office:value-type="float" office:value="1.99667" calcext:value-type="float">
            <text:p>1.99667</text:p>
          </table:table-cell>
          <table:table-cell office:value-type="float" office:value="2" calcext:value-type="float">
            <text:p>2</text:p>
          </table:table-cell>
          <table:table-cell office:value-type="float" office:value="17800" calcext:value-type="float">
            <text:p>17800</text:p>
          </table:table-cell>
          <table:table-cell office:value-type="float" office:value="455363043" calcext:value-type="float">
            <text:p>455363043</text:p>
          </table:table-cell>
          <table:table-cell table:formula="of:=[.F167]&gt;[.B1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51-s718716699c3205135.ukp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8804" calcext:value-type="float">
            <text:p>8804</text:p>
          </table:table-cell>
          <table:table-cell office:value-type="float" office:value="166618769" calcext:value-type="float">
            <text:p>166618769</text:p>
          </table:table-cell>
          <table:table-cell office:value-type="float" office:value="2" calcext:value-type="float">
            <text:p>2</text:p>
          </table:table-cell>
          <table:table-cell office:value-type="float" office:value="2.01" calcext:value-type="float">
            <text:p>2.01</text:p>
          </table:table-cell>
          <table:table-cell office:value-type="float" office:value="12324" calcext:value-type="float">
            <text:p>12324</text:p>
          </table:table-cell>
          <table:table-cell office:value-type="float" office:value="166618769" calcext:value-type="float">
            <text:p>166618769</text:p>
          </table:table-cell>
          <table:table-cell table:formula="of:=[.F168]&gt;[.B1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22-s205756437c5592252.ukp</text:p>
          </table:table-cell>
          <table:table-cell office:value-type="float" office:value="1.17333" calcext:value-type="float">
            <text:p>1.17333</text:p>
          </table:table-cell>
          <table:table-cell office:value-type="float" office:value="1.17" calcext:value-type="float">
            <text:p>1.17</text:p>
          </table:table-cell>
          <table:table-cell office:value-type="float" office:value="10472" calcext:value-type="float">
            <text:p>10472</text:p>
          </table:table-cell>
          <table:table-cell office:value-type="float" office:value="289914661" calcext:value-type="float">
            <text:p>289914661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office:value-type="float" office:value="12092" calcext:value-type="float">
            <text:p>12092</text:p>
          </table:table-cell>
          <table:table-cell office:value-type="float" office:value="289914661" calcext:value-type="float">
            <text:p>289914661</text:p>
          </table:table-cell>
          <table:table-cell table:formula="of:=[.F169]&gt;[.B1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56-s338119343c5783115.ukp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13188" calcext:value-type="float">
            <text:p>13188</text:p>
          </table:table-cell>
          <table:table-cell office:value-type="float" office:value="301242986" calcext:value-type="float">
            <text:p>3012429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784" calcext:value-type="float">
            <text:p>16784</text:p>
          </table:table-cell>
          <table:table-cell office:value-type="float" office:value="301242986" calcext:value-type="float">
            <text:p>301242986</text:p>
          </table:table-cell>
          <table:table-cell table:formula="of:=[.F170]&gt;[.B1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39-s390142488c6539973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6408" calcext:value-type="float">
            <text:p>6408</text:p>
          </table:table-cell>
          <table:table-cell office:value-type="float" office:value="340465816" calcext:value-type="float">
            <text:p>3404658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932" calcext:value-type="float">
            <text:p>9932</text:p>
          </table:table-cell>
          <table:table-cell office:value-type="float" office:value="340465816" calcext:value-type="float">
            <text:p>340465816</text:p>
          </table:table-cell>
          <table:table-cell table:formula="of:=[.F171]&gt;[.B1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49-s552268100c7781968.ukp</text:p>
          </table:table-cell>
          <table:table-cell office:value-type="float" office:value="0.25667" calcext:value-type="float">
            <text:p>0.25667</text:p>
          </table:table-cell>
          <table:table-cell office:value-type="float" office:value="0.25" calcext:value-type="float">
            <text:p>0.25</text:p>
          </table:table-cell>
          <table:table-cell office:value-type="float" office:value="12012" calcext:value-type="float">
            <text:p>12012</text:p>
          </table:table-cell>
          <table:table-cell office:value-type="float" office:value="405089083" calcext:value-type="float">
            <text:p>4050890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308" calcext:value-type="float">
            <text:p>17308</text:p>
          </table:table-cell>
          <table:table-cell office:value-type="float" office:value="405089083" calcext:value-type="float">
            <text:p>405089083</text:p>
          </table:table-cell>
          <table:table-cell table:formula="of:=[.F172]&gt;[.B1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71-s506311923c9201628.ukp</text:p>
          </table:table-cell>
          <table:table-cell office:value-type="float" office:value="0.72667" calcext:value-type="float">
            <text:p>0.72667</text:p>
          </table:table-cell>
          <table:table-cell office:value-type="float" office:value="0.73" calcext:value-type="float">
            <text:p>0.73</text:p>
          </table:table-cell>
          <table:table-cell office:value-type="float" office:value="12132" calcext:value-type="float">
            <text:p>12132</text:p>
          </table:table-cell>
          <table:table-cell office:value-type="float" office:value="479365671" calcext:value-type="float">
            <text:p>4793656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580" calcext:value-type="float">
            <text:p>22580</text:p>
          </table:table-cell>
          <table:table-cell office:value-type="float" office:value="479365671" calcext:value-type="float">
            <text:p>479365671</text:p>
          </table:table-cell>
          <table:table-cell table:formula="of:=[.F173]&gt;[.B1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58-s394447196c810121.ukp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26" calcext:value-type="float">
            <text:p>0.26</text:p>
          </table:table-cell>
          <table:table-cell office:value-type="float" office:value="9376" calcext:value-type="float">
            <text:p>9376</text:p>
          </table:table-cell>
          <table:table-cell office:value-type="float" office:value="41742107" calcext:value-type="float">
            <text:p>41742107</text:p>
          </table:table-cell>
          <table:table-cell office:value-type="float" office:value="2.00333" calcext:value-type="float">
            <text:p>2.00333</text:p>
          </table:table-cell>
          <table:table-cell office:value-type="float" office:value="2" calcext:value-type="float">
            <text:p>2</text:p>
          </table:table-cell>
          <table:table-cell office:value-type="float" office:value="9912" calcext:value-type="float">
            <text:p>9912</text:p>
          </table:table-cell>
          <table:table-cell office:value-type="float" office:value="41742107" calcext:value-type="float">
            <text:p>41742107</text:p>
          </table:table-cell>
          <table:table-cell table:formula="of:=[.F174]&gt;[.B1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29-s504746787c2724542.ukp</text:p>
          </table:table-cell>
          <table:table-cell office:value-type="float" office:value="1.10333" calcext:value-type="float">
            <text:p>1.10333</text:p>
          </table:table-cell>
          <table:table-cell office:value-type="float" office:value="1.1" calcext:value-type="float">
            <text:p>1.1</text:p>
          </table:table-cell>
          <table:table-cell office:value-type="float" office:value="10088" calcext:value-type="float">
            <text:p>10088</text:p>
          </table:table-cell>
          <table:table-cell office:value-type="float" office:value="140636022" calcext:value-type="float">
            <text:p>140636022</text:p>
          </table:table-cell>
          <table:table-cell office:value-type="float" office:value="2.00333" calcext:value-type="float">
            <text:p>2.00333</text:p>
          </table:table-cell>
          <table:table-cell office:value-type="float" office:value="2" calcext:value-type="float">
            <text:p>2</text:p>
          </table:table-cell>
          <table:table-cell office:value-type="float" office:value="11400" calcext:value-type="float">
            <text:p>11400</text:p>
          </table:table-cell>
          <table:table-cell office:value-type="float" office:value="140636022" calcext:value-type="float">
            <text:p>140636022</text:p>
          </table:table-cell>
          <table:table-cell table:formula="of:=[.F175]&gt;[.B1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70-s659803863c8694772.ukp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0300" calcext:value-type="float">
            <text:p>10300</text:p>
          </table:table-cell>
          <table:table-cell office:value-type="float" office:value="452286956" calcext:value-type="float">
            <text:p>452286956</text:p>
          </table:table-cell>
          <table:table-cell office:value-type="float" office:value="2.00333" calcext:value-type="float">
            <text:p>2.00333</text:p>
          </table:table-cell>
          <table:table-cell office:value-type="float" office:value="2.01" calcext:value-type="float">
            <text:p>2.01</text:p>
          </table:table-cell>
          <table:table-cell office:value-type="float" office:value="17200" calcext:value-type="float">
            <text:p>17200</text:p>
          </table:table-cell>
          <table:table-cell office:value-type="float" office:value="452286956" calcext:value-type="float">
            <text:p>452286956</text:p>
          </table:table-cell>
          <table:table-cell table:formula="of:=[.F176]&gt;[.B1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11-s796012404c4303780.ukp</text:p>
          </table:table-cell>
          <table:table-cell office:value-type="float" office:value="0.31333" calcext:value-type="float">
            <text:p>0.31333</text:p>
          </table:table-cell>
          <table:table-cell office:value-type="float" office:value="0.31" calcext:value-type="float">
            <text:p>0.31</text:p>
          </table:table-cell>
          <table:table-cell office:value-type="float" office:value="9720" calcext:value-type="float">
            <text:p>9720</text:p>
          </table:table-cell>
          <table:table-cell office:value-type="float" office:value="223407241" calcext:value-type="float">
            <text:p>223407241</text:p>
          </table:table-cell>
          <table:table-cell office:value-type="float" office:value="2.00667" calcext:value-type="float">
            <text:p>2.00667</text:p>
          </table:table-cell>
          <table:table-cell office:value-type="float" office:value="2" calcext:value-type="float">
            <text:p>2</text:p>
          </table:table-cell>
          <table:table-cell office:value-type="float" office:value="14172" calcext:value-type="float">
            <text:p>14172</text:p>
          </table:table-cell>
          <table:table-cell office:value-type="float" office:value="223407241" calcext:value-type="float">
            <text:p>223407241</text:p>
          </table:table-cell>
          <table:table-cell table:formula="of:=[.F177]&gt;[.B1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90-s709804088c5416722.ukp</text:p>
          </table:table-cell>
          <table:table-cell office:value-type="float" office:value="0.78333" calcext:value-type="float">
            <text:p>0.78333</text:p>
          </table:table-cell>
          <table:table-cell office:value-type="float" office:value="0.78" calcext:value-type="float">
            <text:p>0.78</text:p>
          </table:table-cell>
          <table:table-cell office:value-type="float" office:value="10536" calcext:value-type="float">
            <text:p>10536</text:p>
          </table:table-cell>
          <table:table-cell office:value-type="float" office:value="282048772" calcext:value-type="float">
            <text:p>282048772</text:p>
          </table:table-cell>
          <table:table-cell office:value-type="float" office:value="2.00667" calcext:value-type="float">
            <text:p>2.00667</text:p>
          </table:table-cell>
          <table:table-cell office:value-type="float" office:value="2" calcext:value-type="float">
            <text:p>2</text:p>
          </table:table-cell>
          <table:table-cell office:value-type="float" office:value="15288" calcext:value-type="float">
            <text:p>15288</text:p>
          </table:table-cell>
          <table:table-cell office:value-type="float" office:value="282048772" calcext:value-type="float">
            <text:p>282048772</text:p>
          </table:table-cell>
          <table:table-cell table:formula="of:=[.F178]&gt;[.B1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44-s540209456c6994714.ukp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15664" calcext:value-type="float">
            <text:p>15664</text:p>
          </table:table-cell>
          <table:table-cell office:value-type="float" office:value="364249875" calcext:value-type="float">
            <text:p>364249875</text:p>
          </table:table-cell>
          <table:table-cell office:value-type="float" office:value="2.00667" calcext:value-type="float">
            <text:p>2.00667</text:p>
          </table:table-cell>
          <table:table-cell office:value-type="float" office:value="2" calcext:value-type="float">
            <text:p>2</text:p>
          </table:table-cell>
          <table:table-cell office:value-type="float" office:value="16276" calcext:value-type="float">
            <text:p>16276</text:p>
          </table:table-cell>
          <table:table-cell office:value-type="float" office:value="364249875" calcext:value-type="float">
            <text:p>364249875</text:p>
          </table:table-cell>
          <table:table-cell table:formula="of:=[.F179]&gt;[.B1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23-s268622270c7396308.ukp</text:p>
          </table:table-cell>
          <table:table-cell office:value-type="float" office:value="0.42333" calcext:value-type="float">
            <text:p>0.42333</text:p>
          </table:table-cell>
          <table:table-cell office:value-type="float" office:value="0.42" calcext:value-type="float">
            <text:p>0.42</text:p>
          </table:table-cell>
          <table:table-cell office:value-type="float" office:value="11436" calcext:value-type="float">
            <text:p>11436</text:p>
          </table:table-cell>
          <table:table-cell office:value-type="float" office:value="383977853" calcext:value-type="float">
            <text:p>383977853</text:p>
          </table:table-cell>
          <table:table-cell office:value-type="float" office:value="2.00667" calcext:value-type="float">
            <text:p>2.00667</text:p>
          </table:table-cell>
          <table:table-cell office:value-type="float" office:value="2.01" calcext:value-type="float">
            <text:p>2.01</text:p>
          </table:table-cell>
          <table:table-cell office:value-type="float" office:value="17996" calcext:value-type="float">
            <text:p>17996</text:p>
          </table:table-cell>
          <table:table-cell office:value-type="float" office:value="383977853" calcext:value-type="float">
            <text:p>383977853</text:p>
          </table:table-cell>
          <table:table-cell table:formula="of:=[.F180]&gt;[.B1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03-s574476872c1454522.ukp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7" calcext:value-type="float">
            <text:p>0.07</text:p>
          </table:table-cell>
          <table:table-cell office:value-type="float" office:value="6292" calcext:value-type="float">
            <text:p>6292</text:p>
          </table:table-cell>
          <table:table-cell office:value-type="float" office:value="75752117" calcext:value-type="float">
            <text:p>75752117</text:p>
          </table:table-cell>
          <table:table-cell table:number-columns-repeated="2" office:value-type="float" office:value="2.01" calcext:value-type="float">
            <text:p>2.01</text:p>
          </table:table-cell>
          <table:table-cell office:value-type="float" office:value="10580" calcext:value-type="float">
            <text:p>10580</text:p>
          </table:table-cell>
          <table:table-cell office:value-type="float" office:value="75752117" calcext:value-type="float">
            <text:p>75752117</text:p>
          </table:table-cell>
          <table:table-cell table:formula="of:=[.F181]&gt;[.B1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60-s795342803c2865787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136" calcext:value-type="float">
            <text:p>6136</text:p>
          </table:table-cell>
          <table:table-cell office:value-type="float" office:value="149183524" calcext:value-type="float">
            <text:p>149183524</text:p>
          </table:table-cell>
          <table:table-cell table:number-columns-repeated="2" office:value-type="float" office:value="2.01" calcext:value-type="float">
            <text:p>2.01</text:p>
          </table:table-cell>
          <table:table-cell office:value-type="float" office:value="11328" calcext:value-type="float">
            <text:p>11328</text:p>
          </table:table-cell>
          <table:table-cell office:value-type="float" office:value="149183524" calcext:value-type="float">
            <text:p>149183524</text:p>
          </table:table-cell>
          <table:table-cell table:formula="of:=[.F182]&gt;[.B1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36-s118607476c910577.ukp</text:p>
          </table:table-cell>
          <table:table-cell office:value-type="float" office:value="0.25333" calcext:value-type="float">
            <text:p>0.25333</text:p>
          </table:table-cell>
          <table:table-cell office:value-type="float" office:value="0.25" calcext:value-type="float">
            <text:p>0.25</text:p>
          </table:table-cell>
          <table:table-cell office:value-type="float" office:value="9204" calcext:value-type="float">
            <text:p>9204</text:p>
          </table:table-cell>
          <table:table-cell office:value-type="float" office:value="47124824" calcext:value-type="float">
            <text:p>47124824</text:p>
          </table:table-cell>
          <table:table-cell office:value-type="float" office:value="2.01333" calcext:value-type="float">
            <text:p>2.01333</text:p>
          </table:table-cell>
          <table:table-cell office:value-type="float" office:value="2.01" calcext:value-type="float">
            <text:p>2.01</text:p>
          </table:table-cell>
          <table:table-cell office:value-type="float" office:value="10244" calcext:value-type="float">
            <text:p>10244</text:p>
          </table:table-cell>
          <table:table-cell office:value-type="float" office:value="47124824" calcext:value-type="float">
            <text:p>47124824</text:p>
          </table:table-cell>
          <table:table-cell table:formula="of:=[.F183]&gt;[.B1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42-s242289138c1376079.ukp</text:p>
          </table:table-cell>
          <table:table-cell office:value-type="float" office:value="0.70333" calcext:value-type="float">
            <text:p>0.70333</text:p>
          </table:table-cell>
          <table:table-cell office:value-type="float" office:value="0.7" calcext:value-type="float">
            <text:p>0.7</text:p>
          </table:table-cell>
          <table:table-cell office:value-type="float" office:value="9352" calcext:value-type="float">
            <text:p>9352</text:p>
          </table:table-cell>
          <table:table-cell office:value-type="float" office:value="70551335" calcext:value-type="float">
            <text:p>70551335</text:p>
          </table:table-cell>
          <table:table-cell office:value-type="float" office:value="2.01333" calcext:value-type="float">
            <text:p>2.01333</text:p>
          </table:table-cell>
          <table:table-cell office:value-type="float" office:value="2.01" calcext:value-type="float">
            <text:p>2.01</text:p>
          </table:table-cell>
          <table:table-cell office:value-type="float" office:value="11312" calcext:value-type="float">
            <text:p>11312</text:p>
          </table:table-cell>
          <table:table-cell office:value-type="float" office:value="70551335" calcext:value-type="float">
            <text:p>70551335</text:p>
          </table:table-cell>
          <table:table-cell table:formula="of:=[.F184]&gt;[.B1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92-s733097480c2143112.ukp</text:p>
          </table:table-cell>
          <table:table-cell office:value-type="float" office:value="0.27667" calcext:value-type="float">
            <text:p>0.27667</text:p>
          </table:table-cell>
          <table:table-cell office:value-type="float" office:value="0.27" calcext:value-type="float">
            <text:p>0.27</text:p>
          </table:table-cell>
          <table:table-cell office:value-type="float" office:value="8736" calcext:value-type="float">
            <text:p>8736</text:p>
          </table:table-cell>
          <table:table-cell office:value-type="float" office:value="111082171" calcext:value-type="float">
            <text:p>111082171</text:p>
          </table:table-cell>
          <table:table-cell office:value-type="float" office:value="2.01333" calcext:value-type="float">
            <text:p>2.01333</text:p>
          </table:table-cell>
          <table:table-cell office:value-type="float" office:value="2.01" calcext:value-type="float">
            <text:p>2.01</text:p>
          </table:table-cell>
          <table:table-cell office:value-type="float" office:value="11704" calcext:value-type="float">
            <text:p>11704</text:p>
          </table:table-cell>
          <table:table-cell office:value-type="float" office:value="111082171" calcext:value-type="float">
            <text:p>111082171</text:p>
          </table:table-cell>
          <table:table-cell table:formula="of:=[.F185]&gt;[.B1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96-s380744672c4373156.ukp</text:p>
          </table:table-cell>
          <table:table-cell office:value-type="float" office:value="0.86667" calcext:value-type="float">
            <text:p>0.86667</text:p>
          </table:table-cell>
          <table:table-cell office:value-type="float" office:value="0.87" calcext:value-type="float">
            <text:p>0.87</text:p>
          </table:table-cell>
          <table:table-cell office:value-type="float" office:value="11216" calcext:value-type="float">
            <text:p>11216</text:p>
          </table:table-cell>
          <table:table-cell office:value-type="float" office:value="226567745" calcext:value-type="float">
            <text:p>226567745</text:p>
          </table:table-cell>
          <table:table-cell office:value-type="float" office:value="2.01333" calcext:value-type="float">
            <text:p>2.01333</text:p>
          </table:table-cell>
          <table:table-cell office:value-type="float" office:value="2.01" calcext:value-type="float">
            <text:p>2.01</text:p>
          </table:table-cell>
          <table:table-cell office:value-type="float" office:value="13492" calcext:value-type="float">
            <text:p>13492</text:p>
          </table:table-cell>
          <table:table-cell office:value-type="float" office:value="226567745" calcext:value-type="float">
            <text:p>226567745</text:p>
          </table:table-cell>
          <table:table-cell table:formula="of:=[.F186]&gt;[.B1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86-s133188677c6695285.ukp</text:p>
          </table:table-cell>
          <table:table-cell office:value-type="float" office:value="1.51667" calcext:value-type="float">
            <text:p>1.51667</text:p>
          </table:table-cell>
          <table:table-cell office:value-type="float" office:value="1.54" calcext:value-type="float">
            <text:p>1.54</text:p>
          </table:table-cell>
          <table:table-cell office:value-type="float" office:value="11880" calcext:value-type="float">
            <text:p>11880</text:p>
          </table:table-cell>
          <table:table-cell office:value-type="float" office:value="348723146" calcext:value-type="float">
            <text:p>348723146</text:p>
          </table:table-cell>
          <table:table-cell office:value-type="float" office:value="2.01333" calcext:value-type="float">
            <text:p>2.01333</text:p>
          </table:table-cell>
          <table:table-cell office:value-type="float" office:value="2.01" calcext:value-type="float">
            <text:p>2.01</text:p>
          </table:table-cell>
          <table:table-cell office:value-type="float" office:value="15640" calcext:value-type="float">
            <text:p>15640</text:p>
          </table:table-cell>
          <table:table-cell office:value-type="float" office:value="348723146" calcext:value-type="float">
            <text:p>348723146</text:p>
          </table:table-cell>
          <table:table-cell table:formula="of:=[.F187]&gt;[.B1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65-s343126569c8113183.ukp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572" calcext:value-type="float">
            <text:p>8572</text:p>
          </table:table-cell>
          <table:table-cell office:value-type="float" office:value="422607689" calcext:value-type="float">
            <text:p>422607689</text:p>
          </table:table-cell>
          <table:table-cell office:value-type="float" office:value="2.01333" calcext:value-type="float">
            <text:p>2.01333</text:p>
          </table:table-cell>
          <table:table-cell office:value-type="float" office:value="2.02" calcext:value-type="float">
            <text:p>2.02</text:p>
          </table:table-cell>
          <table:table-cell office:value-type="float" office:value="21108" calcext:value-type="float">
            <text:p>21108</text:p>
          </table:table-cell>
          <table:table-cell office:value-type="float" office:value="422607689" calcext:value-type="float">
            <text:p>422607689</text:p>
          </table:table-cell>
          <table:table-cell table:formula="of:=[.F188]&gt;[.B1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53-s834407151c8637834.ukp</text:p>
          </table:table-cell>
          <table:table-cell office:value-type="float" office:value="1.23333" calcext:value-type="float">
            <text:p>1.23333</text:p>
          </table:table-cell>
          <table:table-cell office:value-type="float" office:value="1.23" calcext:value-type="float">
            <text:p>1.23</text:p>
          </table:table-cell>
          <table:table-cell office:value-type="float" office:value="18500" calcext:value-type="float">
            <text:p>18500</text:p>
          </table:table-cell>
          <table:table-cell office:value-type="float" office:value="448606415" calcext:value-type="float">
            <text:p>448606415</text:p>
          </table:table-cell>
          <table:table-cell office:value-type="float" office:value="2.01333" calcext:value-type="float">
            <text:p>2.01333</text:p>
          </table:table-cell>
          <table:table-cell office:value-type="float" office:value="2.02" calcext:value-type="float">
            <text:p>2.02</text:p>
          </table:table-cell>
          <table:table-cell office:value-type="float" office:value="21148" calcext:value-type="float">
            <text:p>21148</text:p>
          </table:table-cell>
          <table:table-cell office:value-type="float" office:value="448606415" calcext:value-type="float">
            <text:p>448606415</text:p>
          </table:table-cell>
          <table:table-cell table:formula="of:=[.F189]&gt;[.B1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15-s741879402c9811788.ukp</text:p>
          </table:table-cell>
          <table:table-cell office:value-type="float" office:value="1.11667" calcext:value-type="float">
            <text:p>1.11667</text:p>
          </table:table-cell>
          <table:table-cell office:value-type="float" office:value="1.12" calcext:value-type="float">
            <text:p>1.12</text:p>
          </table:table-cell>
          <table:table-cell office:value-type="float" office:value="18112" calcext:value-type="float">
            <text:p>18112</text:p>
          </table:table-cell>
          <table:table-cell office:value-type="float" office:value="510048361" calcext:value-type="float">
            <text:p>510048361</text:p>
          </table:table-cell>
          <table:table-cell office:value-type="float" office:value="2.01333" calcext:value-type="float">
            <text:p>2.01333</text:p>
          </table:table-cell>
          <table:table-cell office:value-type="float" office:value="2.02" calcext:value-type="float">
            <text:p>2.02</text:p>
          </table:table-cell>
          <table:table-cell office:value-type="float" office:value="21464" calcext:value-type="float">
            <text:p>21464</text:p>
          </table:table-cell>
          <table:table-cell office:value-type="float" office:value="510048361" calcext:value-type="float">
            <text:p>510048361</text:p>
          </table:table-cell>
          <table:table-cell table:formula="of:=[.F190]&gt;[.B1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48-s569030747c2235698.ukp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9636" calcext:value-type="float">
            <text:p>9636</text:p>
          </table:table-cell>
          <table:table-cell office:value-type="float" office:value="115397857" calcext:value-type="float">
            <text:p>115397857</text:p>
          </table:table-cell>
          <table:table-cell office:value-type="float" office:value="2.01667" calcext:value-type="float">
            <text:p>2.01667</text:p>
          </table:table-cell>
          <table:table-cell office:value-type="float" office:value="2.02" calcext:value-type="float">
            <text:p>2.02</text:p>
          </table:table-cell>
          <table:table-cell office:value-type="float" office:value="11160" calcext:value-type="float">
            <text:p>11160</text:p>
          </table:table-cell>
          <table:table-cell office:value-type="float" office:value="115397857" calcext:value-type="float">
            <text:p>115397857</text:p>
          </table:table-cell>
          <table:table-cell table:formula="of:=[.F191]&gt;[.B1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12-s329959058c3624655.ukp</text:p>
          </table:table-cell>
          <table:table-cell office:value-type="float" office:value="0.82667" calcext:value-type="float">
            <text:p>0.82667</text:p>
          </table:table-cell>
          <table:table-cell office:value-type="float" office:value="0.82" calcext:value-type="float">
            <text:p>0.82</text:p>
          </table:table-cell>
          <table:table-cell office:value-type="float" office:value="11888" calcext:value-type="float">
            <text:p>11888</text:p>
          </table:table-cell>
          <table:table-cell office:value-type="float" office:value="187550827" calcext:value-type="float">
            <text:p>187550827</text:p>
          </table:table-cell>
          <table:table-cell office:value-type="float" office:value="2.01667" calcext:value-type="float">
            <text:p>2.01667</text:p>
          </table:table-cell>
          <table:table-cell office:value-type="float" office:value="2.01" calcext:value-type="float">
            <text:p>2.01</text:p>
          </table:table-cell>
          <table:table-cell office:value-type="float" office:value="14192" calcext:value-type="float">
            <text:p>14192</text:p>
          </table:table-cell>
          <table:table-cell office:value-type="float" office:value="187550827" calcext:value-type="float">
            <text:p>187550827</text:p>
          </table:table-cell>
          <table:table-cell table:formula="of:=[.F192]&gt;[.B1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81-s125668799c9066197.ukp</text:p>
          </table:table-cell>
          <table:table-cell office:value-type="float" office:value="1.50333" calcext:value-type="float">
            <text:p>1.50333</text:p>
          </table:table-cell>
          <table:table-cell office:value-type="float" office:value="1.5" calcext:value-type="float">
            <text:p>1.5</text:p>
          </table:table-cell>
          <table:table-cell office:value-type="float" office:value="10036" calcext:value-type="float">
            <text:p>10036</text:p>
          </table:table-cell>
          <table:table-cell office:value-type="float" office:value="470536610" calcext:value-type="float">
            <text:p>470536610</text:p>
          </table:table-cell>
          <table:table-cell office:value-type="float" office:value="2.01667" calcext:value-type="float">
            <text:p>2.01667</text:p>
          </table:table-cell>
          <table:table-cell office:value-type="float" office:value="2.02" calcext:value-type="float">
            <text:p>2.02</text:p>
          </table:table-cell>
          <table:table-cell office:value-type="float" office:value="10644" calcext:value-type="float">
            <text:p>10644</text:p>
          </table:table-cell>
          <table:table-cell office:value-type="float" office:value="470536610" calcext:value-type="float">
            <text:p>470536610</text:p>
          </table:table-cell>
          <table:table-cell table:formula="of:=[.F193]&gt;[.B1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10-s809677775c2331404.ukp</text:p>
          </table:table-cell>
          <table:table-cell office:value-type="float" office:value="0.51667" calcext:value-type="float">
            <text:p>0.51667</text:p>
          </table:table-cell>
          <table:table-cell office:value-type="float" office:value="0.51" calcext:value-type="float">
            <text:p>0.51</text:p>
          </table:table-cell>
          <table:table-cell office:value-type="float" office:value="9244" calcext:value-type="float">
            <text:p>9244</text:p>
          </table:table-cell>
          <table:table-cell office:value-type="float" office:value="120516728" calcext:value-type="float">
            <text:p>120516728</text:p>
          </table:table-cell>
          <table:table-cell table:number-columns-repeated="2" office:value-type="float" office:value="2.02" calcext:value-type="float">
            <text:p>2.02</text:p>
          </table:table-cell>
          <table:table-cell office:value-type="float" office:value="11320" calcext:value-type="float">
            <text:p>11320</text:p>
          </table:table-cell>
          <table:table-cell office:value-type="float" office:value="120516728" calcext:value-type="float">
            <text:p>120516728</text:p>
          </table:table-cell>
          <table:table-cell table:formula="of:=[.F194]&gt;[.B1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59-s889351749c1827804.ukp</text:p>
          </table:table-cell>
          <table:table-cell office:value-type="float" office:value="0.27333" calcext:value-type="float">
            <text:p>0.27333</text:p>
          </table:table-cell>
          <table:table-cell office:value-type="float" office:value="0.28" calcext:value-type="float">
            <text:p>0.28</text:p>
          </table:table-cell>
          <table:table-cell office:value-type="float" office:value="9272" calcext:value-type="float">
            <text:p>9272</text:p>
          </table:table-cell>
          <table:table-cell office:value-type="float" office:value="94415764" calcext:value-type="float">
            <text:p>94415764</text:p>
          </table:table-cell>
          <table:table-cell office:value-type="float" office:value="2.02333" calcext:value-type="float">
            <text:p>2.02333</text:p>
          </table:table-cell>
          <table:table-cell office:value-type="float" office:value="2.02" calcext:value-type="float">
            <text:p>2.02</text:p>
          </table:table-cell>
          <table:table-cell office:value-type="float" office:value="13220" calcext:value-type="float">
            <text:p>13220</text:p>
          </table:table-cell>
          <table:table-cell office:value-type="float" office:value="94415764" calcext:value-type="float">
            <text:p>94415764</text:p>
          </table:table-cell>
          <table:table-cell table:formula="of:=[.F195]&gt;[.B1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56-s291807947c6605694.ukp</text:p>
          </table:table-cell>
          <table:table-cell office:value-type="float" office:value="1.73667" calcext:value-type="float">
            <text:p>1.73667</text:p>
          </table:table-cell>
          <table:table-cell office:value-type="float" office:value="1.74" calcext:value-type="float">
            <text:p>1.74</text:p>
          </table:table-cell>
          <table:table-cell office:value-type="float" office:value="16012" calcext:value-type="float">
            <text:p>16012</text:p>
          </table:table-cell>
          <table:table-cell office:value-type="float" office:value="343874762" calcext:value-type="float">
            <text:p>343874762</text:p>
          </table:table-cell>
          <table:table-cell office:value-type="float" office:value="2.02333" calcext:value-type="float">
            <text:p>2.02333</text:p>
          </table:table-cell>
          <table:table-cell office:value-type="float" office:value="2.02" calcext:value-type="float">
            <text:p>2.02</text:p>
          </table:table-cell>
          <table:table-cell office:value-type="float" office:value="16220" calcext:value-type="float">
            <text:p>16220</text:p>
          </table:table-cell>
          <table:table-cell office:value-type="float" office:value="343874762" calcext:value-type="float">
            <text:p>343874762</text:p>
          </table:table-cell>
          <table:table-cell table:formula="of:=[.F196]&gt;[.B1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97-s125514086c6734168.ukp</text:p>
          </table:table-cell>
          <table:table-cell office:value-type="float" office:value="0.60667" calcext:value-type="float">
            <text:p>0.60667</text:p>
          </table:table-cell>
          <table:table-cell office:value-type="float" office:value="0.61" calcext:value-type="float">
            <text:p>0.61</text:p>
          </table:table-cell>
          <table:table-cell office:value-type="float" office:value="13180" calcext:value-type="float">
            <text:p>13180</text:p>
          </table:table-cell>
          <table:table-cell office:value-type="float" office:value="349500284" calcext:value-type="float">
            <text:p>349500284</text:p>
          </table:table-cell>
          <table:table-cell office:value-type="float" office:value="2.02333" calcext:value-type="float">
            <text:p>2.02333</text:p>
          </table:table-cell>
          <table:table-cell office:value-type="float" office:value="2.02" calcext:value-type="float">
            <text:p>2.02</text:p>
          </table:table-cell>
          <table:table-cell office:value-type="float" office:value="16684" calcext:value-type="float">
            <text:p>16684</text:p>
          </table:table-cell>
          <table:table-cell office:value-type="float" office:value="349500284" calcext:value-type="float">
            <text:p>349500284</text:p>
          </table:table-cell>
          <table:table-cell table:formula="of:=[.F197]&gt;[.B1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61-s966708025c4904088.ukp</text:p>
          </table:table-cell>
          <table:table-cell table:number-columns-repeated="2" office:value-type="float" office:value="1.63" calcext:value-type="float">
            <text:p>1.63</text:p>
          </table:table-cell>
          <table:table-cell office:value-type="float" office:value="14276" calcext:value-type="float">
            <text:p>14276</text:p>
          </table:table-cell>
          <table:table-cell office:value-type="float" office:value="254743767" calcext:value-type="float">
            <text:p>254743767</text:p>
          </table:table-cell>
          <table:table-cell office:value-type="float" office:value="2.02667" calcext:value-type="float">
            <text:p>2.02667</text:p>
          </table:table-cell>
          <table:table-cell office:value-type="float" office:value="2.02" calcext:value-type="float">
            <text:p>2.02</text:p>
          </table:table-cell>
          <table:table-cell office:value-type="float" office:value="14388" calcext:value-type="float">
            <text:p>14388</text:p>
          </table:table-cell>
          <table:table-cell office:value-type="float" office:value="254743767" calcext:value-type="float">
            <text:p>254743767</text:p>
          </table:table-cell>
          <table:table-cell table:formula="of:=[.F198]&gt;[.B1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45-s120106892c7324377.ukp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10616" calcext:value-type="float">
            <text:p>10616</text:p>
          </table:table-cell>
          <table:table-cell office:value-type="float" office:value="381393636" calcext:value-type="float">
            <text:p>381393636</text:p>
          </table:table-cell>
          <table:table-cell office:value-type="float" office:value="2.02667" calcext:value-type="float">
            <text:p>2.02667</text:p>
          </table:table-cell>
          <table:table-cell office:value-type="float" office:value="2.02" calcext:value-type="float">
            <text:p>2.02</text:p>
          </table:table-cell>
          <table:table-cell office:value-type="float" office:value="17268" calcext:value-type="float">
            <text:p>17268</text:p>
          </table:table-cell>
          <table:table-cell office:value-type="float" office:value="381393636" calcext:value-type="float">
            <text:p>381393636</text:p>
          </table:table-cell>
          <table:table-cell table:formula="of:=[.F199]&gt;[.B1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91-s580479505c8860854.ukp</text:p>
          </table:table-cell>
          <table:table-cell office:value-type="float" office:value="1.03667" calcext:value-type="float">
            <text:p>1.03667</text:p>
          </table:table-cell>
          <table:table-cell office:value-type="float" office:value="1.03" calcext:value-type="float">
            <text:p>1.03</text:p>
          </table:table-cell>
          <table:table-cell office:value-type="float" office:value="14872" calcext:value-type="float">
            <text:p>14872</text:p>
          </table:table-cell>
          <table:table-cell office:value-type="float" office:value="461508319" calcext:value-type="float">
            <text:p>461508319</text:p>
          </table:table-cell>
          <table:table-cell office:value-type="float" office:value="2.02667" calcext:value-type="float">
            <text:p>2.02667</text:p>
          </table:table-cell>
          <table:table-cell office:value-type="float" office:value="2.03" calcext:value-type="float">
            <text:p>2.03</text:p>
          </table:table-cell>
          <table:table-cell office:value-type="float" office:value="19468" calcext:value-type="float">
            <text:p>19468</text:p>
          </table:table-cell>
          <table:table-cell office:value-type="float" office:value="461508319" calcext:value-type="float">
            <text:p>461508319</text:p>
          </table:table-cell>
          <table:table-cell table:formula="of:=[.F200]&gt;[.B2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06-s848304836c1624859.ukp</text:p>
          </table:table-cell>
          <table:table-cell office:value-type="float" office:value="0.27333" calcext:value-type="float">
            <text:p>0.27333</text:p>
          </table:table-cell>
          <table:table-cell office:value-type="float" office:value="0.27" calcext:value-type="float">
            <text:p>0.27</text:p>
          </table:table-cell>
          <table:table-cell office:value-type="float" office:value="9208" calcext:value-type="float">
            <text:p>9208</text:p>
          </table:table-cell>
          <table:table-cell office:value-type="float" office:value="83961180" calcext:value-type="float">
            <text:p>83961180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10644" calcext:value-type="float">
            <text:p>10644</text:p>
          </table:table-cell>
          <table:table-cell office:value-type="float" office:value="83961180" calcext:value-type="float">
            <text:p>83961180</text:p>
          </table:table-cell>
          <table:table-cell table:formula="of:=[.F201]&gt;[.B2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34-s344071035c2123994.ukp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9176" calcext:value-type="float">
            <text:p>9176</text:p>
          </table:table-cell>
          <table:table-cell office:value-type="float" office:value="109867921" calcext:value-type="float">
            <text:p>109867921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11504" calcext:value-type="float">
            <text:p>11504</text:p>
          </table:table-cell>
          <table:table-cell office:value-type="float" office:value="109867921" calcext:value-type="float">
            <text:p>109867921</text:p>
          </table:table-cell>
          <table:table-cell table:formula="of:=[.F202]&gt;[.B2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92-s927015049c2217853.ukp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9704" calcext:value-type="float">
            <text:p>9704</text:p>
          </table:table-cell>
          <table:table-cell office:value-type="float" office:value="114385956" calcext:value-type="float">
            <text:p>114385956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11304" calcext:value-type="float">
            <text:p>11304</text:p>
          </table:table-cell>
          <table:table-cell office:value-type="float" office:value="114385956" calcext:value-type="float">
            <text:p>114385956</text:p>
          </table:table-cell>
          <table:table-cell table:formula="of:=[.F203]&gt;[.B2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43-s513173851c2664875.ukp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8576" calcext:value-type="float">
            <text:p>8576</text:p>
          </table:table-cell>
          <table:table-cell office:value-type="float" office:value="138744711" calcext:value-type="float">
            <text:p>138744711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12240" calcext:value-type="float">
            <text:p>12240</text:p>
          </table:table-cell>
          <table:table-cell office:value-type="float" office:value="138744711" calcext:value-type="float">
            <text:p>138744711</text:p>
          </table:table-cell>
          <table:table-cell table:formula="of:=[.F204]&gt;[.B2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94-s171630872c2824619.ukp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1324" calcext:value-type="float">
            <text:p>11324</text:p>
          </table:table-cell>
          <table:table-cell office:value-type="float" office:value="145734443" calcext:value-type="float">
            <text:p>145734443</text:p>
          </table:table-cell>
          <table:table-cell office:value-type="float" office:value="2.03333" calcext:value-type="float">
            <text:p>2.03333</text:p>
          </table:table-cell>
          <table:table-cell office:value-type="float" office:value="2.03" calcext:value-type="float">
            <text:p>2.03</text:p>
          </table:table-cell>
          <table:table-cell office:value-type="float" office:value="11864" calcext:value-type="float">
            <text:p>11864</text:p>
          </table:table-cell>
          <table:table-cell office:value-type="float" office:value="145734443" calcext:value-type="float">
            <text:p>145734443</text:p>
          </table:table-cell>
          <table:table-cell table:formula="of:=[.F205]&gt;[.B2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48-s158763026c9183373.ukp</text:p>
          </table:table-cell>
          <table:table-cell office:value-type="float" office:value="0.38667" calcext:value-type="float">
            <text:p>0.38667</text:p>
          </table:table-cell>
          <table:table-cell office:value-type="float" office:value="0.38" calcext:value-type="float">
            <text:p>0.38</text:p>
          </table:table-cell>
          <table:table-cell office:value-type="float" office:value="13540" calcext:value-type="float">
            <text:p>13540</text:p>
          </table:table-cell>
          <table:table-cell office:value-type="float" office:value="478370033" calcext:value-type="float">
            <text:p>478370033</text:p>
          </table:table-cell>
          <table:table-cell office:value-type="float" office:value="2.03333" calcext:value-type="float">
            <text:p>2.03333</text:p>
          </table:table-cell>
          <table:table-cell office:value-type="float" office:value="2.04" calcext:value-type="float">
            <text:p>2.04</text:p>
          </table:table-cell>
          <table:table-cell office:value-type="float" office:value="19704" calcext:value-type="float">
            <text:p>19704</text:p>
          </table:table-cell>
          <table:table-cell office:value-type="float" office:value="478370033" calcext:value-type="float">
            <text:p>478370033</text:p>
          </table:table-cell>
          <table:table-cell table:formula="of:=[.F206]&gt;[.B2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78-s818372142c9290651.ukp</text:p>
          </table:table-cell>
          <table:table-cell table:number-columns-repeated="2" office:value-type="float" office:value="1.17" calcext:value-type="float">
            <text:p>1.17</text:p>
          </table:table-cell>
          <table:table-cell office:value-type="float" office:value="18732" calcext:value-type="float">
            <text:p>18732</text:p>
          </table:table-cell>
          <table:table-cell office:value-type="float" office:value="482494998" calcext:value-type="float">
            <text:p>482494998</text:p>
          </table:table-cell>
          <table:table-cell office:value-type="float" office:value="2.03333" calcext:value-type="float">
            <text:p>2.03333</text:p>
          </table:table-cell>
          <table:table-cell office:value-type="float" office:value="2.03" calcext:value-type="float">
            <text:p>2.03</text:p>
          </table:table-cell>
          <table:table-cell office:value-type="float" office:value="20796" calcext:value-type="float">
            <text:p>20796</text:p>
          </table:table-cell>
          <table:table-cell office:value-type="float" office:value="482494998" calcext:value-type="float">
            <text:p>482494998</text:p>
          </table:table-cell>
          <table:table-cell table:formula="of:=[.F207]&gt;[.B2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31-s871698101c1312716.ukp</text:p>
          </table:table-cell>
          <table:table-cell office:value-type="float" office:value="1.46667" calcext:value-type="float">
            <text:p>1.46667</text:p>
          </table:table-cell>
          <table:table-cell office:value-type="float" office:value="1.46" calcext:value-type="float">
            <text:p>1.46</text:p>
          </table:table-cell>
          <table:table-cell office:value-type="float" office:value="9980" calcext:value-type="float">
            <text:p>9980</text:p>
          </table:table-cell>
          <table:table-cell office:value-type="float" office:value="67472266" calcext:value-type="float">
            <text:p>67472266</text:p>
          </table:table-cell>
          <table:table-cell office:value-type="float" office:value="2.03667" calcext:value-type="float">
            <text:p>2.03667</text:p>
          </table:table-cell>
          <table:table-cell office:value-type="float" office:value="2.04" calcext:value-type="float">
            <text:p>2.04</text:p>
          </table:table-cell>
          <table:table-cell office:value-type="float" office:value="10508" calcext:value-type="float">
            <text:p>10508</text:p>
          </table:table-cell>
          <table:table-cell office:value-type="float" office:value="67472266" calcext:value-type="float">
            <text:p>67472266</text:p>
          </table:table-cell>
          <table:table-cell table:formula="of:=[.F208]&gt;[.B2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93-s510834339c3130207.ukp</text:p>
          </table:table-cell>
          <table:table-cell office:value-type="float" office:value="0.60667" calcext:value-type="float">
            <text:p>0.60667</text:p>
          </table:table-cell>
          <table:table-cell office:value-type="float" office:value="0.61" calcext:value-type="float">
            <text:p>0.61</text:p>
          </table:table-cell>
          <table:table-cell office:value-type="float" office:value="10484" calcext:value-type="float">
            <text:p>10484</text:p>
          </table:table-cell>
          <table:table-cell office:value-type="float" office:value="161961919" calcext:value-type="float">
            <text:p>161961919</text:p>
          </table:table-cell>
          <table:table-cell office:value-type="float" office:value="2.03667" calcext:value-type="float">
            <text:p>2.03667</text:p>
          </table:table-cell>
          <table:table-cell office:value-type="float" office:value="2.03" calcext:value-type="float">
            <text:p>2.03</text:p>
          </table:table-cell>
          <table:table-cell office:value-type="float" office:value="13252" calcext:value-type="float">
            <text:p>13252</text:p>
          </table:table-cell>
          <table:table-cell office:value-type="float" office:value="161961919" calcext:value-type="float">
            <text:p>161961919</text:p>
          </table:table-cell>
          <table:table-cell table:formula="of:=[.F209]&gt;[.B2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07-s115684993c3795425.ukp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8632" calcext:value-type="float">
            <text:p>8632</text:p>
          </table:table-cell>
          <table:table-cell office:value-type="float" office:value="197133652" calcext:value-type="float">
            <text:p>197133652</text:p>
          </table:table-cell>
          <table:table-cell office:value-type="float" office:value="2.03667" calcext:value-type="float">
            <text:p>2.03667</text:p>
          </table:table-cell>
          <table:table-cell office:value-type="float" office:value="2.03" calcext:value-type="float">
            <text:p>2.03</text:p>
          </table:table-cell>
          <table:table-cell office:value-type="float" office:value="12876" calcext:value-type="float">
            <text:p>12876</text:p>
          </table:table-cell>
          <table:table-cell office:value-type="float" office:value="197133652" calcext:value-type="float">
            <text:p>197133652</text:p>
          </table:table-cell>
          <table:table-cell table:formula="of:=[.F210]&gt;[.B2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79-s183931098c4021294.ukp</text:p>
          </table:table-cell>
          <table:table-cell office:value-type="float" office:value="0.54667" calcext:value-type="float">
            <text:p>0.54667</text:p>
          </table:table-cell>
          <table:table-cell office:value-type="float" office:value="0.54" calcext:value-type="float">
            <text:p>0.54</text:p>
          </table:table-cell>
          <table:table-cell office:value-type="float" office:value="10440" calcext:value-type="float">
            <text:p>10440</text:p>
          </table:table-cell>
          <table:table-cell office:value-type="float" office:value="208571983" calcext:value-type="float">
            <text:p>208571983</text:p>
          </table:table-cell>
          <table:table-cell office:value-type="float" office:value="2.03667" calcext:value-type="float">
            <text:p>2.03667</text:p>
          </table:table-cell>
          <table:table-cell office:value-type="float" office:value="2.04" calcext:value-type="float">
            <text:p>2.04</text:p>
          </table:table-cell>
          <table:table-cell office:value-type="float" office:value="14868" calcext:value-type="float">
            <text:p>14868</text:p>
          </table:table-cell>
          <table:table-cell office:value-type="float" office:value="208571983" calcext:value-type="float">
            <text:p>208571983</text:p>
          </table:table-cell>
          <table:table-cell table:formula="of:=[.F211]&gt;[.B2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54-s764661701c5282893.ukp</text:p>
          </table:table-cell>
          <table:table-cell office:value-type="float" office:value="1.12333" calcext:value-type="float">
            <text:p>1.12333</text:p>
          </table:table-cell>
          <table:table-cell office:value-type="float" office:value="1.12" calcext:value-type="float">
            <text:p>1.12</text:p>
          </table:table-cell>
          <table:table-cell office:value-type="float" office:value="14328" calcext:value-type="float">
            <text:p>14328</text:p>
          </table:table-cell>
          <table:table-cell office:value-type="float" office:value="275128806" calcext:value-type="float">
            <text:p>275128806</text:p>
          </table:table-cell>
          <table:table-cell office:value-type="float" office:value="2.03667" calcext:value-type="float">
            <text:p>2.03667</text:p>
          </table:table-cell>
          <table:table-cell office:value-type="float" office:value="2.03" calcext:value-type="float">
            <text:p>2.03</text:p>
          </table:table-cell>
          <table:table-cell office:value-type="float" office:value="15520" calcext:value-type="float">
            <text:p>15520</text:p>
          </table:table-cell>
          <table:table-cell office:value-type="float" office:value="275128806" calcext:value-type="float">
            <text:p>275128806</text:p>
          </table:table-cell>
          <table:table-cell table:formula="of:=[.F212]&gt;[.B2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3-s204947608c5984264.ukp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13048" calcext:value-type="float">
            <text:p>13048</text:p>
          </table:table-cell>
          <table:table-cell office:value-type="float" office:value="310281581" calcext:value-type="float">
            <text:p>310281581</text:p>
          </table:table-cell>
          <table:table-cell office:value-type="float" office:value="2.03667" calcext:value-type="float">
            <text:p>2.03667</text:p>
          </table:table-cell>
          <table:table-cell office:value-type="float" office:value="2.03" calcext:value-type="float">
            <text:p>2.03</text:p>
          </table:table-cell>
          <table:table-cell office:value-type="float" office:value="15180" calcext:value-type="float">
            <text:p>15180</text:p>
          </table:table-cell>
          <table:table-cell office:value-type="float" office:value="310281581" calcext:value-type="float">
            <text:p>310281581</text:p>
          </table:table-cell>
          <table:table-cell table:formula="of:=[.F213]&gt;[.B2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09-s240120430c7493231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2" calcext:value-type="float">
            <text:p>0.02</text:p>
          </table:table-cell>
          <table:table-cell office:value-type="float" office:value="8576" calcext:value-type="float">
            <text:p>8576</text:p>
          </table:table-cell>
          <table:table-cell office:value-type="float" office:value="389898329" calcext:value-type="float">
            <text:p>389898329</text:p>
          </table:table-cell>
          <table:table-cell office:value-type="float" office:value="2.03667" calcext:value-type="float">
            <text:p>2.03667</text:p>
          </table:table-cell>
          <table:table-cell office:value-type="float" office:value="2.04" calcext:value-type="float">
            <text:p>2.04</text:p>
          </table:table-cell>
          <table:table-cell office:value-type="float" office:value="17208" calcext:value-type="float">
            <text:p>17208</text:p>
          </table:table-cell>
          <table:table-cell office:value-type="float" office:value="389898329" calcext:value-type="float">
            <text:p>389898329</text:p>
          </table:table-cell>
          <table:table-cell table:formula="of:=[.F214]&gt;[.B2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41-s603869953c9857164.ukp</text:p>
          </table:table-cell>
          <table:table-cell office:value-type="float" office:value="0.92667" calcext:value-type="float">
            <text:p>0.92667</text:p>
          </table:table-cell>
          <table:table-cell office:value-type="float" office:value="0.93" calcext:value-type="float">
            <text:p>0.93</text:p>
          </table:table-cell>
          <table:table-cell office:value-type="float" office:value="19940" calcext:value-type="float">
            <text:p>19940</text:p>
          </table:table-cell>
          <table:table-cell office:value-type="float" office:value="512479299" calcext:value-type="float">
            <text:p>512479299</text:p>
          </table:table-cell>
          <table:table-cell office:value-type="float" office:value="2.03667" calcext:value-type="float">
            <text:p>2.03667</text:p>
          </table:table-cell>
          <table:table-cell office:value-type="float" office:value="2.04" calcext:value-type="float">
            <text:p>2.04</text:p>
          </table:table-cell>
          <table:table-cell office:value-type="float" office:value="24648" calcext:value-type="float">
            <text:p>24648</text:p>
          </table:table-cell>
          <table:table-cell office:value-type="float" office:value="512479299" calcext:value-type="float">
            <text:p>512479299</text:p>
          </table:table-cell>
          <table:table-cell table:formula="of:=[.F215]&gt;[.B2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5-s889293313c3962519.ukp</text:p>
          </table:table-cell>
          <table:table-cell office:value-type="float" office:value="0.81333" calcext:value-type="float">
            <text:p>0.81333</text:p>
          </table:table-cell>
          <table:table-cell office:value-type="float" office:value="0.81" calcext:value-type="float">
            <text:p>0.81</text:p>
          </table:table-cell>
          <table:table-cell office:value-type="float" office:value="11108" calcext:value-type="float">
            <text:p>11108</text:p>
          </table:table-cell>
          <table:table-cell office:value-type="float" office:value="205270069" calcext:value-type="float">
            <text:p>205270069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13420" calcext:value-type="float">
            <text:p>13420</text:p>
          </table:table-cell>
          <table:table-cell office:value-type="float" office:value="205270069" calcext:value-type="float">
            <text:p>205270069</text:p>
          </table:table-cell>
          <table:table-cell table:formula="of:=[.F216]&gt;[.B2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1-s669712253c4156282.ukp</text:p>
          </table:table-cell>
          <table:table-cell office:value-type="float" office:value="0.77667" calcext:value-type="float">
            <text:p>0.77667</text:p>
          </table:table-cell>
          <table:table-cell office:value-type="float" office:value="0.77" calcext:value-type="float">
            <text:p>0.77</text:p>
          </table:table-cell>
          <table:table-cell office:value-type="float" office:value="13220" calcext:value-type="float">
            <text:p>13220</text:p>
          </table:table-cell>
          <table:table-cell office:value-type="float" office:value="215265089" calcext:value-type="float">
            <text:p>215265089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15732" calcext:value-type="float">
            <text:p>15732</text:p>
          </table:table-cell>
          <table:table-cell office:value-type="float" office:value="215265089" calcext:value-type="float">
            <text:p>215265089</text:p>
          </table:table-cell>
          <table:table-cell table:formula="of:=[.F217]&gt;[.B2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-s300958364c5172202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88" calcext:value-type="float">
            <text:p>7488</text:p>
          </table:table-cell>
          <table:table-cell office:value-type="float" office:value="269240887" calcext:value-type="float">
            <text:p>269240887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20608" calcext:value-type="float">
            <text:p>20608</text:p>
          </table:table-cell>
          <table:table-cell office:value-type="float" office:value="269240887" calcext:value-type="float">
            <text:p>269240887</text:p>
          </table:table-cell>
          <table:table-cell table:formula="of:=[.F218]&gt;[.B2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43-s325290391c812254.ukp</text:p>
          </table:table-cell>
          <table:table-cell office:value-type="float" office:value="0.14667" calcext:value-type="float">
            <text:p>0.14667</text:p>
          </table:table-cell>
          <table:table-cell office:value-type="float" office:value="0.14" calcext:value-type="float">
            <text:p>0.14</text:p>
          </table:table-cell>
          <table:table-cell office:value-type="float" office:value="8836" calcext:value-type="float">
            <text:p>8836</text:p>
          </table:table-cell>
          <table:table-cell office:value-type="float" office:value="41958685" calcext:value-type="float">
            <text:p>41958685</text:p>
          </table:table-cell>
          <table:table-cell office:value-type="float" office:value="2.04333" calcext:value-type="float">
            <text:p>2.04333</text:p>
          </table:table-cell>
          <table:table-cell office:value-type="float" office:value="2.04" calcext:value-type="float">
            <text:p>2.04</text:p>
          </table:table-cell>
          <table:table-cell office:value-type="float" office:value="10580" calcext:value-type="float">
            <text:p>10580</text:p>
          </table:table-cell>
          <table:table-cell office:value-type="float" office:value="41958685" calcext:value-type="float">
            <text:p>41958685</text:p>
          </table:table-cell>
          <table:table-cell table:formula="of:=[.F219]&gt;[.B2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31-s363501936c2563958.ukp</text:p>
          </table:table-cell>
          <table:table-cell office:value-type="float" office:value="0.31333" calcext:value-type="float">
            <text:p>0.31333</text:p>
          </table:table-cell>
          <table:table-cell office:value-type="float" office:value="0.31" calcext:value-type="float">
            <text:p>0.31</text:p>
          </table:table-cell>
          <table:table-cell office:value-type="float" office:value="9232" calcext:value-type="float">
            <text:p>9232</text:p>
          </table:table-cell>
          <table:table-cell office:value-type="float" office:value="133422409" calcext:value-type="float">
            <text:p>133422409</text:p>
          </table:table-cell>
          <table:table-cell office:value-type="float" office:value="2.04333" calcext:value-type="float">
            <text:p>2.04333</text:p>
          </table:table-cell>
          <table:table-cell office:value-type="float" office:value="2.04" calcext:value-type="float">
            <text:p>2.04</text:p>
          </table:table-cell>
          <table:table-cell office:value-type="float" office:value="13228" calcext:value-type="float">
            <text:p>13228</text:p>
          </table:table-cell>
          <table:table-cell office:value-type="float" office:value="133422409" calcext:value-type="float">
            <text:p>133422409</text:p>
          </table:table-cell>
          <table:table-cell table:formula="of:=[.F220]&gt;[.B2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43-s730267981c3056498.ukp</text:p>
          </table:table-cell>
          <table:table-cell table:number-columns-repeated="2" office:value-type="float" office:value="1.26" calcext:value-type="float">
            <text:p>1.26</text:p>
          </table:table-cell>
          <table:table-cell office:value-type="float" office:value="11212" calcext:value-type="float">
            <text:p>11212</text:p>
          </table:table-cell>
          <table:table-cell office:value-type="float" office:value="158381198" calcext:value-type="float">
            <text:p>158381198</text:p>
          </table:table-cell>
          <table:table-cell office:value-type="float" office:value="2.04333" calcext:value-type="float">
            <text:p>2.04333</text:p>
          </table:table-cell>
          <table:table-cell office:value-type="float" office:value="2.04" calcext:value-type="float">
            <text:p>2.04</text:p>
          </table:table-cell>
          <table:table-cell office:value-type="float" office:value="11812" calcext:value-type="float">
            <text:p>11812</text:p>
          </table:table-cell>
          <table:table-cell office:value-type="float" office:value="158381198" calcext:value-type="float">
            <text:p>158381198</text:p>
          </table:table-cell>
          <table:table-cell table:formula="of:=[.F221]&gt;[.B2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20-s942541845c4741484.ukp</text:p>
          </table:table-cell>
          <table:table-cell office:value-type="float" office:value="0.30333" calcext:value-type="float">
            <text:p>0.30333</text:p>
          </table:table-cell>
          <table:table-cell office:value-type="float" office:value="0.3" calcext:value-type="float">
            <text:p>0.3</text:p>
          </table:table-cell>
          <table:table-cell office:value-type="float" office:value="9232" calcext:value-type="float">
            <text:p>9232</text:p>
          </table:table-cell>
          <table:table-cell office:value-type="float" office:value="246834530" calcext:value-type="float">
            <text:p>246834530</text:p>
          </table:table-cell>
          <table:table-cell office:value-type="float" office:value="2.04333" calcext:value-type="float">
            <text:p>2.04333</text:p>
          </table:table-cell>
          <table:table-cell office:value-type="float" office:value="2.05" calcext:value-type="float">
            <text:p>2.05</text:p>
          </table:table-cell>
          <table:table-cell office:value-type="float" office:value="15808" calcext:value-type="float">
            <text:p>15808</text:p>
          </table:table-cell>
          <table:table-cell office:value-type="float" office:value="246834530" calcext:value-type="float">
            <text:p>246834530</text:p>
          </table:table-cell>
          <table:table-cell table:formula="of:=[.F222]&gt;[.B2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23-s787365902c5836897.ukp</text:p>
          </table:table-cell>
          <table:table-cell office:value-type="float" office:value="0.35333" calcext:value-type="float">
            <text:p>0.35333</text:p>
          </table:table-cell>
          <table:table-cell office:value-type="float" office:value="0.35" calcext:value-type="float">
            <text:p>0.35</text:p>
          </table:table-cell>
          <table:table-cell office:value-type="float" office:value="9268" calcext:value-type="float">
            <text:p>9268</text:p>
          </table:table-cell>
          <table:table-cell office:value-type="float" office:value="303884658" calcext:value-type="float">
            <text:p>303884658</text:p>
          </table:table-cell>
          <table:table-cell office:value-type="float" office:value="2.04333" calcext:value-type="float">
            <text:p>2.04333</text:p>
          </table:table-cell>
          <table:table-cell office:value-type="float" office:value="2.04" calcext:value-type="float">
            <text:p>2.04</text:p>
          </table:table-cell>
          <table:table-cell office:value-type="float" office:value="16168" calcext:value-type="float">
            <text:p>16168</text:p>
          </table:table-cell>
          <table:table-cell office:value-type="float" office:value="303884658" calcext:value-type="float">
            <text:p>303884658</text:p>
          </table:table-cell>
          <table:table-cell table:formula="of:=[.F223]&gt;[.B2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66-s751246846c7943163.ukp</text:p>
          </table:table-cell>
          <table:table-cell office:value-type="float" office:value="1.16667" calcext:value-type="float">
            <text:p>1.16667</text:p>
          </table:table-cell>
          <table:table-cell office:value-type="float" office:value="1.16" calcext:value-type="float">
            <text:p>1.16</text:p>
          </table:table-cell>
          <table:table-cell office:value-type="float" office:value="17132" calcext:value-type="float">
            <text:p>17132</text:p>
          </table:table-cell>
          <table:table-cell office:value-type="float" office:value="412276368" calcext:value-type="float">
            <text:p>412276368</text:p>
          </table:table-cell>
          <table:table-cell office:value-type="float" office:value="2.04333" calcext:value-type="float">
            <text:p>2.04333</text:p>
          </table:table-cell>
          <table:table-cell office:value-type="float" office:value="2.04" calcext:value-type="float">
            <text:p>2.04</text:p>
          </table:table-cell>
          <table:table-cell office:value-type="float" office:value="18616" calcext:value-type="float">
            <text:p>18616</text:p>
          </table:table-cell>
          <table:table-cell office:value-type="float" office:value="412276368" calcext:value-type="float">
            <text:p>412276368</text:p>
          </table:table-cell>
          <table:table-cell table:formula="of:=[.F224]&gt;[.B2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1-s895832870c9741414.ukp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16432" calcext:value-type="float">
            <text:p>16432</text:p>
          </table:table-cell>
          <table:table-cell office:value-type="float" office:value="506070176" calcext:value-type="float">
            <text:p>506070176</text:p>
          </table:table-cell>
          <table:table-cell office:value-type="float" office:value="2.04333" calcext:value-type="float">
            <text:p>2.04333</text:p>
          </table:table-cell>
          <table:table-cell office:value-type="float" office:value="2.04" calcext:value-type="float">
            <text:p>2.04</text:p>
          </table:table-cell>
          <table:table-cell office:value-type="float" office:value="19848" calcext:value-type="float">
            <text:p>19848</text:p>
          </table:table-cell>
          <table:table-cell office:value-type="float" office:value="506070176" calcext:value-type="float">
            <text:p>506070176</text:p>
          </table:table-cell>
          <table:table-cell table:formula="of:=[.F225]&gt;[.B2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9-s443600954c1100532.ukp</text:p>
          </table:table-cell>
          <table:table-cell office:value-type="float" office:value="1.17333" calcext:value-type="float">
            <text:p>1.17333</text:p>
          </table:table-cell>
          <table:table-cell office:value-type="float" office:value="1.17" calcext:value-type="float">
            <text:p>1.17</text:p>
          </table:table-cell>
          <table:table-cell office:value-type="float" office:value="9876" calcext:value-type="float">
            <text:p>9876</text:p>
          </table:table-cell>
          <table:table-cell office:value-type="float" office:value="56228408" calcext:value-type="float">
            <text:p>56228408</text:p>
          </table:table-cell>
          <table:table-cell office:value-type="float" office:value="2.04667" calcext:value-type="float">
            <text:p>2.04667</text:p>
          </table:table-cell>
          <table:table-cell office:value-type="float" office:value="2.04" calcext:value-type="float">
            <text:p>2.04</text:p>
          </table:table-cell>
          <table:table-cell office:value-type="float" office:value="10560" calcext:value-type="float">
            <text:p>10560</text:p>
          </table:table-cell>
          <table:table-cell office:value-type="float" office:value="56228408" calcext:value-type="float">
            <text:p>56228408</text:p>
          </table:table-cell>
          <table:table-cell table:formula="of:=[.F226]&gt;[.B2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56-s383859101c2053171.ukp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9760" calcext:value-type="float">
            <text:p>9760</text:p>
          </table:table-cell>
          <table:table-cell office:value-type="float" office:value="106602568" calcext:value-type="float">
            <text:p>106602568</text:p>
          </table:table-cell>
          <table:table-cell office:value-type="float" office:value="2.04667" calcext:value-type="float">
            <text:p>2.04667</text:p>
          </table:table-cell>
          <table:table-cell office:value-type="float" office:value="2.04" calcext:value-type="float">
            <text:p>2.04</text:p>
          </table:table-cell>
          <table:table-cell office:value-type="float" office:value="11852" calcext:value-type="float">
            <text:p>11852</text:p>
          </table:table-cell>
          <table:table-cell office:value-type="float" office:value="106602568" calcext:value-type="float">
            <text:p>106602568</text:p>
          </table:table-cell>
          <table:table-cell table:formula="of:=[.F227]&gt;[.B2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24-s233995869c6060928.ukp</text:p>
          </table:table-cell>
          <table:table-cell office:value-type="float" office:value="1.08667" calcext:value-type="float">
            <text:p>1.08667</text:p>
          </table:table-cell>
          <table:table-cell office:value-type="float" office:value="1.08" calcext:value-type="float">
            <text:p>1.08</text:p>
          </table:table-cell>
          <table:table-cell office:value-type="float" office:value="14184" calcext:value-type="float">
            <text:p>14184</text:p>
          </table:table-cell>
          <table:table-cell office:value-type="float" office:value="314405321" calcext:value-type="float">
            <text:p>314405321</text:p>
          </table:table-cell>
          <table:table-cell office:value-type="float" office:value="2.04667" calcext:value-type="float">
            <text:p>2.04667</text:p>
          </table:table-cell>
          <table:table-cell office:value-type="float" office:value="2.05" calcext:value-type="float">
            <text:p>2.05</text:p>
          </table:table-cell>
          <table:table-cell office:value-type="float" office:value="15944" calcext:value-type="float">
            <text:p>15944</text:p>
          </table:table-cell>
          <table:table-cell office:value-type="float" office:value="314405321" calcext:value-type="float">
            <text:p>314405321</text:p>
          </table:table-cell>
          <table:table-cell table:formula="of:=[.F228]&gt;[.B2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22-s353625363c2390844.ukp</text:p>
          </table:table-cell>
          <table:table-cell office:value-type="float" office:value="0.22667" calcext:value-type="float">
            <text:p>0.22667</text:p>
          </table:table-cell>
          <table:table-cell office:value-type="float" office:value="0.23" calcext:value-type="float">
            <text:p>0.23</text:p>
          </table:table-cell>
          <table:table-cell office:value-type="float" office:value="9108" calcext:value-type="float">
            <text:p>9108</text:p>
          </table:table-cell>
          <table:table-cell office:value-type="float" office:value="124537155" calcext:value-type="float">
            <text:p>124537155</text:p>
          </table:table-cell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11360" calcext:value-type="float">
            <text:p>11360</text:p>
          </table:table-cell>
          <table:table-cell office:value-type="float" office:value="124537155" calcext:value-type="float">
            <text:p>124537155</text:p>
          </table:table-cell>
          <table:table-cell table:formula="of:=[.F229]&gt;[.B2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74-s890735735c3545087.ukp</text:p>
          </table:table-cell>
          <table:table-cell office:value-type="float" office:value="0.24667" calcext:value-type="float">
            <text:p>0.24667</text:p>
          </table:table-cell>
          <table:table-cell office:value-type="float" office:value="0.25" calcext:value-type="float">
            <text:p>0.25</text:p>
          </table:table-cell>
          <table:table-cell office:value-type="float" office:value="8580" calcext:value-type="float">
            <text:p>8580</text:p>
          </table:table-cell>
          <table:table-cell office:value-type="float" office:value="184558361" calcext:value-type="float">
            <text:p>184558361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5620" calcext:value-type="float">
            <text:p>15620</text:p>
          </table:table-cell>
          <table:table-cell office:value-type="float" office:value="184558361" calcext:value-type="float">
            <text:p>184558361</text:p>
          </table:table-cell>
          <table:table-cell table:formula="of:=[.F230]&gt;[.B2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68-s568785642c1997287.ukp</text:p>
          </table:table-cell>
          <table:table-cell office:value-type="float" office:value="1.10333" calcext:value-type="float">
            <text:p>1.10333</text:p>
          </table:table-cell>
          <table:table-cell office:value-type="float" office:value="1.1" calcext:value-type="float">
            <text:p>1.1</text:p>
          </table:table-cell>
          <table:table-cell office:value-type="float" office:value="10436" calcext:value-type="float">
            <text:p>10436</text:p>
          </table:table-cell>
          <table:table-cell office:value-type="float" office:value="102776118" calcext:value-type="float">
            <text:p>102776118</text:p>
          </table:table-cell>
          <table:table-cell office:value-type="float" office:value="2.05333" calcext:value-type="float">
            <text:p>2.05333</text:p>
          </table:table-cell>
          <table:table-cell office:value-type="float" office:value="2.05" calcext:value-type="float">
            <text:p>2.05</text:p>
          </table:table-cell>
          <table:table-cell office:value-type="float" office:value="12084" calcext:value-type="float">
            <text:p>12084</text:p>
          </table:table-cell>
          <table:table-cell office:value-type="float" office:value="102776118" calcext:value-type="float">
            <text:p>102776118</text:p>
          </table:table-cell>
          <table:table-cell table:formula="of:=[.F231]&gt;[.B2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92-s571431776c6019596.ukp</text:p>
          </table:table-cell>
          <table:table-cell office:value-type="float" office:value="0.74333" calcext:value-type="float">
            <text:p>0.74333</text:p>
          </table:table-cell>
          <table:table-cell office:value-type="float" office:value="0.74" calcext:value-type="float">
            <text:p>0.74</text:p>
          </table:table-cell>
          <table:table-cell office:value-type="float" office:value="14232" calcext:value-type="float">
            <text:p>14232</text:p>
          </table:table-cell>
          <table:table-cell office:value-type="float" office:value="312257696" calcext:value-type="float">
            <text:p>312257696</text:p>
          </table:table-cell>
          <table:table-cell office:value-type="float" office:value="2.05333" calcext:value-type="float">
            <text:p>2.05333</text:p>
          </table:table-cell>
          <table:table-cell office:value-type="float" office:value="2.05" calcext:value-type="float">
            <text:p>2.05</text:p>
          </table:table-cell>
          <table:table-cell office:value-type="float" office:value="17800" calcext:value-type="float">
            <text:p>17800</text:p>
          </table:table-cell>
          <table:table-cell office:value-type="float" office:value="312257696" calcext:value-type="float">
            <text:p>312257696</text:p>
          </table:table-cell>
          <table:table-cell table:formula="of:=[.F232]&gt;[.B2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2-s420935988c6348861.ukp</text:p>
          </table:table-cell>
          <table:table-cell office:value-type="float" office:value="0.72667" calcext:value-type="float">
            <text:p>0.72667</text:p>
          </table:table-cell>
          <table:table-cell office:value-type="float" office:value="0.73" calcext:value-type="float">
            <text:p>0.73</text:p>
          </table:table-cell>
          <table:table-cell office:value-type="float" office:value="13392" calcext:value-type="float">
            <text:p>13392</text:p>
          </table:table-cell>
          <table:table-cell office:value-type="float" office:value="329391721" calcext:value-type="float">
            <text:p>329391721</text:p>
          </table:table-cell>
          <table:table-cell office:value-type="float" office:value="2.05333" calcext:value-type="float">
            <text:p>2.05333</text:p>
          </table:table-cell>
          <table:table-cell office:value-type="float" office:value="2.06" calcext:value-type="float">
            <text:p>2.06</text:p>
          </table:table-cell>
          <table:table-cell office:value-type="float" office:value="16348" calcext:value-type="float">
            <text:p>16348</text:p>
          </table:table-cell>
          <table:table-cell office:value-type="float" office:value="329391721" calcext:value-type="float">
            <text:p>329391721</text:p>
          </table:table-cell>
          <table:table-cell table:formula="of:=[.F233]&gt;[.B2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87-s15834020c7770367.ukp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0.33" calcext:value-type="float">
            <text:p>0.33</text:p>
          </table:table-cell>
          <table:table-cell office:value-type="float" office:value="10872" calcext:value-type="float">
            <text:p>10872</text:p>
          </table:table-cell>
          <table:table-cell office:value-type="float" office:value="404002806" calcext:value-type="float">
            <text:p>404002806</text:p>
          </table:table-cell>
          <table:table-cell office:value-type="float" office:value="2.05333" calcext:value-type="float">
            <text:p>2.05333</text:p>
          </table:table-cell>
          <table:table-cell office:value-type="float" office:value="2.05" calcext:value-type="float">
            <text:p>2.05</text:p>
          </table:table-cell>
          <table:table-cell office:value-type="float" office:value="18400" calcext:value-type="float">
            <text:p>18400</text:p>
          </table:table-cell>
          <table:table-cell office:value-type="float" office:value="404002806" calcext:value-type="float">
            <text:p>404002806</text:p>
          </table:table-cell>
          <table:table-cell table:formula="of:=[.F234]&gt;[.B2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26-s90048873c1143730.ukp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9164" calcext:value-type="float">
            <text:p>9164</text:p>
          </table:table-cell>
          <table:table-cell office:value-type="float" office:value="58926296" calcext:value-type="float">
            <text:p>58926296</text:p>
          </table:table-cell>
          <table:table-cell office:value-type="float" office:value="2.05667" calcext:value-type="float">
            <text:p>2.05667</text:p>
          </table:table-cell>
          <table:table-cell office:value-type="float" office:value="2.06" calcext:value-type="float">
            <text:p>2.06</text:p>
          </table:table-cell>
          <table:table-cell office:value-type="float" office:value="11120" calcext:value-type="float">
            <text:p>11120</text:p>
          </table:table-cell>
          <table:table-cell office:value-type="float" office:value="58926296" calcext:value-type="float">
            <text:p>58926296</text:p>
          </table:table-cell>
          <table:table-cell table:formula="of:=[.F235]&gt;[.B2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73-s898334592c1807019.ukp</text:p>
          </table:table-cell>
          <table:table-cell table:number-columns-repeated="2" office:value-type="float" office:value="1.26" calcext:value-type="float">
            <text:p>1.26</text:p>
          </table:table-cell>
          <table:table-cell office:value-type="float" office:value="10520" calcext:value-type="float">
            <text:p>10520</text:p>
          </table:table-cell>
          <table:table-cell office:value-type="float" office:value="92787892" calcext:value-type="float">
            <text:p>92787892</text:p>
          </table:table-cell>
          <table:table-cell office:value-type="float" office:value="2.05667" calcext:value-type="float">
            <text:p>2.05667</text:p>
          </table:table-cell>
          <table:table-cell office:value-type="float" office:value="2.05" calcext:value-type="float">
            <text:p>2.05</text:p>
          </table:table-cell>
          <table:table-cell office:value-type="float" office:value="11308" calcext:value-type="float">
            <text:p>11308</text:p>
          </table:table-cell>
          <table:table-cell office:value-type="float" office:value="92787892" calcext:value-type="float">
            <text:p>92787892</text:p>
          </table:table-cell>
          <table:table-cell table:formula="of:=[.F236]&gt;[.B2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27-s792636241c2169081.ukp</text:p>
          </table:table-cell>
          <table:table-cell office:value-type="float" office:value="0.35333" calcext:value-type="float">
            <text:p>0.35333</text:p>
          </table:table-cell>
          <table:table-cell office:value-type="float" office:value="0.35" calcext:value-type="float">
            <text:p>0.35</text:p>
          </table:table-cell>
          <table:table-cell office:value-type="float" office:value="9164" calcext:value-type="float">
            <text:p>9164</text:p>
          </table:table-cell>
          <table:table-cell office:value-type="float" office:value="112922395" calcext:value-type="float">
            <text:p>112922395</text:p>
          </table:table-cell>
          <table:table-cell office:value-type="float" office:value="2.05667" calcext:value-type="float">
            <text:p>2.05667</text:p>
          </table:table-cell>
          <table:table-cell office:value-type="float" office:value="2.06" calcext:value-type="float">
            <text:p>2.06</text:p>
          </table:table-cell>
          <table:table-cell office:value-type="float" office:value="12752" calcext:value-type="float">
            <text:p>12752</text:p>
          </table:table-cell>
          <table:table-cell office:value-type="float" office:value="112922395" calcext:value-type="float">
            <text:p>112922395</text:p>
          </table:table-cell>
          <table:table-cell table:formula="of:=[.F237]&gt;[.B2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97-s733451078c2823788.ukp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12188" calcext:value-type="float">
            <text:p>12188</text:p>
          </table:table-cell>
          <table:table-cell office:value-type="float" office:value="145672896" calcext:value-type="float">
            <text:p>145672896</text:p>
          </table:table-cell>
          <table:table-cell office:value-type="float" office:value="2.05667" calcext:value-type="float">
            <text:p>2.05667</text:p>
          </table:table-cell>
          <table:table-cell office:value-type="float" office:value="2.05" calcext:value-type="float">
            <text:p>2.05</text:p>
          </table:table-cell>
          <table:table-cell office:value-type="float" office:value="11764" calcext:value-type="float">
            <text:p>11764</text:p>
          </table:table-cell>
          <table:table-cell office:value-type="float" office:value="145672896" calcext:value-type="float">
            <text:p>145672896</text:p>
          </table:table-cell>
          <table:table-cell table:formula="of:=[.F238]&gt;[.B2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90-s229998815c8928363.ukp</text:p>
          </table:table-cell>
          <table:table-cell office:value-type="float" office:value="1.43667" calcext:value-type="float">
            <text:p>1.43667</text:p>
          </table:table-cell>
          <table:table-cell office:value-type="float" office:value="1.44" calcext:value-type="float">
            <text:p>1.44</text:p>
          </table:table-cell>
          <table:table-cell office:value-type="float" office:value="17296" calcext:value-type="float">
            <text:p>17296</text:p>
          </table:table-cell>
          <table:table-cell office:value-type="float" office:value="464848313" calcext:value-type="float">
            <text:p>464848313</text:p>
          </table:table-cell>
          <table:table-cell office:value-type="float" office:value="2.05667" calcext:value-type="float">
            <text:p>2.05667</text:p>
          </table:table-cell>
          <table:table-cell office:value-type="float" office:value="2.06" calcext:value-type="float">
            <text:p>2.06</text:p>
          </table:table-cell>
          <table:table-cell office:value-type="float" office:value="19128" calcext:value-type="float">
            <text:p>19128</text:p>
          </table:table-cell>
          <table:table-cell office:value-type="float" office:value="464848313" calcext:value-type="float">
            <text:p>464848313</text:p>
          </table:table-cell>
          <table:table-cell table:formula="of:=[.F239]&gt;[.B2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36-s474992288c9994523.ukp</text:p>
          </table:table-cell>
          <table:table-cell office:value-type="float" office:value="0.86333" calcext:value-type="float">
            <text:p>0.86333</text:p>
          </table:table-cell>
          <table:table-cell office:value-type="float" office:value="0.86" calcext:value-type="float">
            <text:p>0.86</text:p>
          </table:table-cell>
          <table:table-cell office:value-type="float" office:value="9264" calcext:value-type="float">
            <text:p>9264</text:p>
          </table:table-cell>
          <table:table-cell office:value-type="float" office:value="519216097" calcext:value-type="float">
            <text:p>519216097</text:p>
          </table:table-cell>
          <table:table-cell office:value-type="float" office:value="2.05667" calcext:value-type="float">
            <text:p>2.05667</text:p>
          </table:table-cell>
          <table:table-cell office:value-type="float" office:value="2.06" calcext:value-type="float">
            <text:p>2.06</text:p>
          </table:table-cell>
          <table:table-cell office:value-type="float" office:value="9880" calcext:value-type="float">
            <text:p>9880</text:p>
          </table:table-cell>
          <table:table-cell office:value-type="float" office:value="519216097" calcext:value-type="float">
            <text:p>519216097</text:p>
          </table:table-cell>
          <table:table-cell table:formula="of:=[.F240]&gt;[.B2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83-s788052237c9311050.ukp</text:p>
          </table:table-cell>
          <table:table-cell office:value-type="float" office:value="0.24667" calcext:value-type="float">
            <text:p>0.24667</text:p>
          </table:table-cell>
          <table:table-cell office:value-type="float" office:value="0.24" calcext:value-type="float">
            <text:p>0.24</text:p>
          </table:table-cell>
          <table:table-cell office:value-type="float" office:value="13272" calcext:value-type="float">
            <text:p>13272</text:p>
          </table:table-cell>
          <table:table-cell office:value-type="float" office:value="484700974" calcext:value-type="float">
            <text:p>484700974</text:p>
          </table:table-cell>
          <table:table-cell table:number-columns-repeated="2" office:value-type="float" office:value="2.06" calcext:value-type="float">
            <text:p>2.06</text:p>
          </table:table-cell>
          <table:table-cell office:value-type="float" office:value="20764" calcext:value-type="float">
            <text:p>20764</text:p>
          </table:table-cell>
          <table:table-cell office:value-type="float" office:value="484700974" calcext:value-type="float">
            <text:p>484700974</text:p>
          </table:table-cell>
          <table:table-cell table:formula="of:=[.F241]&gt;[.B2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82-s7449337c5304125.ukp</text:p>
          </table:table-cell>
          <table:table-cell office:value-type="float" office:value="1.67333" calcext:value-type="float">
            <text:p>1.67333</text:p>
          </table:table-cell>
          <table:table-cell office:value-type="float" office:value="1.67" calcext:value-type="float">
            <text:p>1.67</text:p>
          </table:table-cell>
          <table:table-cell office:value-type="float" office:value="15684" calcext:value-type="float">
            <text:p>15684</text:p>
          </table:table-cell>
          <table:table-cell office:value-type="float" office:value="274785866" calcext:value-type="float">
            <text:p>274785866</text:p>
          </table:table-cell>
          <table:table-cell office:value-type="float" office:value="2.06333" calcext:value-type="float">
            <text:p>2.06333</text:p>
          </table:table-cell>
          <table:table-cell office:value-type="float" office:value="2.07" calcext:value-type="float">
            <text:p>2.07</text:p>
          </table:table-cell>
          <table:table-cell office:value-type="float" office:value="17072" calcext:value-type="float">
            <text:p>17072</text:p>
          </table:table-cell>
          <table:table-cell office:value-type="float" office:value="274785866" calcext:value-type="float">
            <text:p>274785866</text:p>
          </table:table-cell>
          <table:table-cell table:formula="of:=[.F242]&gt;[.B2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5-s554525798c945504.ukp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9352" calcext:value-type="float">
            <text:p>9352</text:p>
          </table:table-cell>
          <table:table-cell office:value-type="float" office:value="48262821" calcext:value-type="float">
            <text:p>48262821</text:p>
          </table:table-cell>
          <table:table-cell office:value-type="float" office:value="2.06667" calcext:value-type="float">
            <text:p>2.06667</text:p>
          </table:table-cell>
          <table:table-cell office:value-type="float" office:value="2.07" calcext:value-type="float">
            <text:p>2.07</text:p>
          </table:table-cell>
          <table:table-cell office:value-type="float" office:value="10732" calcext:value-type="float">
            <text:p>10732</text:p>
          </table:table-cell>
          <table:table-cell office:value-type="float" office:value="48262821" calcext:value-type="float">
            <text:p>48262821</text:p>
          </table:table-cell>
          <table:table-cell table:formula="of:=[.F243]&gt;[.B2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27-s730437088c1444653.ukp</text:p>
          </table:table-cell>
          <table:table-cell office:value-type="float" office:value="0.23667" calcext:value-type="float">
            <text:p>0.23667</text:p>
          </table:table-cell>
          <table:table-cell office:value-type="float" office:value="0.24" calcext:value-type="float">
            <text:p>0.24</text:p>
          </table:table-cell>
          <table:table-cell office:value-type="float" office:value="7524" calcext:value-type="float">
            <text:p>7524</text:p>
          </table:table-cell>
          <table:table-cell office:value-type="float" office:value="74784838" calcext:value-type="float">
            <text:p>74784838</text:p>
          </table:table-cell>
          <table:table-cell office:value-type="float" office:value="2.06667" calcext:value-type="float">
            <text:p>2.06667</text:p>
          </table:table-cell>
          <table:table-cell office:value-type="float" office:value="2.06" calcext:value-type="float">
            <text:p>2.06</text:p>
          </table:table-cell>
          <table:table-cell office:value-type="float" office:value="10392" calcext:value-type="float">
            <text:p>10392</text:p>
          </table:table-cell>
          <table:table-cell office:value-type="float" office:value="74784838" calcext:value-type="float">
            <text:p>74784838</text:p>
          </table:table-cell>
          <table:table-cell table:formula="of:=[.F244]&gt;[.B2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48-s97045152c3356493.ukp</text:p>
          </table:table-cell>
          <table:table-cell office:value-type="float" office:value="0.69333" calcext:value-type="float">
            <text:p>0.69333</text:p>
          </table:table-cell>
          <table:table-cell office:value-type="float" office:value="0.69" calcext:value-type="float">
            <text:p>0.69</text:p>
          </table:table-cell>
          <table:table-cell office:value-type="float" office:value="9860" calcext:value-type="float">
            <text:p>9860</text:p>
          </table:table-cell>
          <table:table-cell office:value-type="float" office:value="173818417" calcext:value-type="float">
            <text:p>173818417</text:p>
          </table:table-cell>
          <table:table-cell office:value-type="float" office:value="2.06667" calcext:value-type="float">
            <text:p>2.06667</text:p>
          </table:table-cell>
          <table:table-cell office:value-type="float" office:value="2.07" calcext:value-type="float">
            <text:p>2.07</text:p>
          </table:table-cell>
          <table:table-cell office:value-type="float" office:value="12312" calcext:value-type="float">
            <text:p>12312</text:p>
          </table:table-cell>
          <table:table-cell office:value-type="float" office:value="173818417" calcext:value-type="float">
            <text:p>173818417</text:p>
          </table:table-cell>
          <table:table-cell table:formula="of:=[.F245]&gt;[.B2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84-s162391755c3762785.ukp</text:p>
          </table:table-cell>
          <table:table-cell office:value-type="float" office:value="1.32667" calcext:value-type="float">
            <text:p>1.32667</text:p>
          </table:table-cell>
          <table:table-cell office:value-type="float" office:value="1.32" calcext:value-type="float">
            <text:p>1.32</text:p>
          </table:table-cell>
          <table:table-cell office:value-type="float" office:value="14304" calcext:value-type="float">
            <text:p>14304</text:p>
          </table:table-cell>
          <table:table-cell office:value-type="float" office:value="194594773" calcext:value-type="float">
            <text:p>194594773</text:p>
          </table:table-cell>
          <table:table-cell office:value-type="float" office:value="2.06667" calcext:value-type="float">
            <text:p>2.06667</text:p>
          </table:table-cell>
          <table:table-cell office:value-type="float" office:value="2.07" calcext:value-type="float">
            <text:p>2.07</text:p>
          </table:table-cell>
          <table:table-cell office:value-type="float" office:value="14364" calcext:value-type="float">
            <text:p>14364</text:p>
          </table:table-cell>
          <table:table-cell office:value-type="float" office:value="194594773" calcext:value-type="float">
            <text:p>194594773</text:p>
          </table:table-cell>
          <table:table-cell table:formula="of:=[.F246]&gt;[.B2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83-s91594350c2256221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472" calcext:value-type="float">
            <text:p>7472</text:p>
          </table:table-cell>
          <table:table-cell office:value-type="float" office:value="117457032" calcext:value-type="float">
            <text:p>117457032</text:p>
          </table:table-cell>
          <table:table-cell office:value-type="float" office:value="2.07" calcext:value-type="float">
            <text:p>2.07</text:p>
          </table:table-cell>
          <table:table-cell office:value-type="float" office:value="2.06" calcext:value-type="float">
            <text:p>2.06</text:p>
          </table:table-cell>
          <table:table-cell office:value-type="float" office:value="12300" calcext:value-type="float">
            <text:p>12300</text:p>
          </table:table-cell>
          <table:table-cell office:value-type="float" office:value="117457032" calcext:value-type="float">
            <text:p>117457032</text:p>
          </table:table-cell>
          <table:table-cell table:formula="of:=[.F247]&gt;[.B2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77-s736725116c3545314.ukp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12168" calcext:value-type="float">
            <text:p>12168</text:p>
          </table:table-cell>
          <table:table-cell office:value-type="float" office:value="183346570" calcext:value-type="float">
            <text:p>183346570</text:p>
          </table:table-cell>
          <table:table-cell table:number-columns-repeated="2" office:value-type="float" office:value="2.07" calcext:value-type="float">
            <text:p>2.07</text:p>
          </table:table-cell>
          <table:table-cell office:value-type="float" office:value="13640" calcext:value-type="float">
            <text:p>13640</text:p>
          </table:table-cell>
          <table:table-cell office:value-type="float" office:value="183346570" calcext:value-type="float">
            <text:p>183346570</text:p>
          </table:table-cell>
          <table:table-cell table:formula="of:=[.F248]&gt;[.B2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99-s190469618c4183453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40" calcext:value-type="float">
            <text:p>8440</text:p>
          </table:table-cell>
          <table:table-cell office:value-type="float" office:value="217840400" calcext:value-type="float">
            <text:p>217840400</text:p>
          </table:table-cell>
          <table:table-cell office:value-type="float" office:value="2.07" calcext:value-type="float">
            <text:p>2.07</text:p>
          </table:table-cell>
          <table:table-cell office:value-type="float" office:value="2.06" calcext:value-type="float">
            <text:p>2.06</text:p>
          </table:table-cell>
          <table:table-cell office:value-type="float" office:value="15016" calcext:value-type="float">
            <text:p>15016</text:p>
          </table:table-cell>
          <table:table-cell office:value-type="float" office:value="217840400" calcext:value-type="float">
            <text:p>217840400</text:p>
          </table:table-cell>
          <table:table-cell table:formula="of:=[.F249]&gt;[.B2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45-s245844219c1622113.ukp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9336" calcext:value-type="float">
            <text:p>9336</text:p>
          </table:table-cell>
          <table:table-cell office:value-type="float" office:value="83829791" calcext:value-type="float">
            <text:p>83829791</text:p>
          </table:table-cell>
          <table:table-cell office:value-type="float" office:value="2.07333" calcext:value-type="float">
            <text:p>2.07333</text:p>
          </table:table-cell>
          <table:table-cell office:value-type="float" office:value="2.07" calcext:value-type="float">
            <text:p>2.07</text:p>
          </table:table-cell>
          <table:table-cell office:value-type="float" office:value="10448" calcext:value-type="float">
            <text:p>10448</text:p>
          </table:table-cell>
          <table:table-cell office:value-type="float" office:value="83829791" calcext:value-type="float">
            <text:p>83829791</text:p>
          </table:table-cell>
          <table:table-cell table:formula="of:=[.F250]&gt;[.B2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38-s123616711c1984741.ukp</text:p>
          </table:table-cell>
          <table:table-cell office:value-type="float" office:value="0.88667" calcext:value-type="float">
            <text:p>0.88667</text:p>
          </table:table-cell>
          <table:table-cell office:value-type="float" office:value="0.88" calcext:value-type="float">
            <text:p>0.88</text:p>
          </table:table-cell>
          <table:table-cell office:value-type="float" office:value="9328" calcext:value-type="float">
            <text:p>9328</text:p>
          </table:table-cell>
          <table:table-cell office:value-type="float" office:value="102087718" calcext:value-type="float">
            <text:p>102087718</text:p>
          </table:table-cell>
          <table:table-cell office:value-type="float" office:value="2.07333" calcext:value-type="float">
            <text:p>2.07333</text:p>
          </table:table-cell>
          <table:table-cell office:value-type="float" office:value="2.07" calcext:value-type="float">
            <text:p>2.07</text:p>
          </table:table-cell>
          <table:table-cell office:value-type="float" office:value="10572" calcext:value-type="float">
            <text:p>10572</text:p>
          </table:table-cell>
          <table:table-cell office:value-type="float" office:value="102087718" calcext:value-type="float">
            <text:p>102087718</text:p>
          </table:table-cell>
          <table:table-cell table:formula="of:=[.F251]&gt;[.B2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67-s837911274c2961817.ukp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8240" calcext:value-type="float">
            <text:p>8240</text:p>
          </table:table-cell>
          <table:table-cell office:value-type="float" office:value="154133550" calcext:value-type="float">
            <text:p>154133550</text:p>
          </table:table-cell>
          <table:table-cell office:value-type="float" office:value="2.07333" calcext:value-type="float">
            <text:p>2.07333</text:p>
          </table:table-cell>
          <table:table-cell office:value-type="float" office:value="2.07" calcext:value-type="float">
            <text:p>2.07</text:p>
          </table:table-cell>
          <table:table-cell office:value-type="float" office:value="12984" calcext:value-type="float">
            <text:p>12984</text:p>
          </table:table-cell>
          <table:table-cell office:value-type="float" office:value="154133550" calcext:value-type="float">
            <text:p>154133550</text:p>
          </table:table-cell>
          <table:table-cell table:formula="of:=[.F252]&gt;[.B2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25-s203306834c4429236.ukp</text:p>
          </table:table-cell>
          <table:table-cell office:value-type="float" office:value="0.58667" calcext:value-type="float">
            <text:p>0.58667</text:p>
          </table:table-cell>
          <table:table-cell office:value-type="float" office:value="0.58" calcext:value-type="float">
            <text:p>0.58</text:p>
          </table:table-cell>
          <table:table-cell office:value-type="float" office:value="13260" calcext:value-type="float">
            <text:p>13260</text:p>
          </table:table-cell>
          <table:table-cell office:value-type="float" office:value="230738145" calcext:value-type="float">
            <text:p>230738145</text:p>
          </table:table-cell>
          <table:table-cell office:value-type="float" office:value="2.07333" calcext:value-type="float">
            <text:p>2.07333</text:p>
          </table:table-cell>
          <table:table-cell office:value-type="float" office:value="2.07" calcext:value-type="float">
            <text:p>2.07</text:p>
          </table:table-cell>
          <table:table-cell office:value-type="float" office:value="15328" calcext:value-type="float">
            <text:p>15328</text:p>
          </table:table-cell>
          <table:table-cell office:value-type="float" office:value="230738145" calcext:value-type="float">
            <text:p>230738145</text:p>
          </table:table-cell>
          <table:table-cell table:formula="of:=[.F253]&gt;[.B2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75-s686216765c8618519.ukp</text:p>
          </table:table-cell>
          <table:table-cell office:value-type="float" office:value="0.36333" calcext:value-type="float">
            <text:p>0.36333</text:p>
          </table:table-cell>
          <table:table-cell office:value-type="float" office:value="0.36" calcext:value-type="float">
            <text:p>0.36</text:p>
          </table:table-cell>
          <table:table-cell office:value-type="float" office:value="11628" calcext:value-type="float">
            <text:p>11628</text:p>
          </table:table-cell>
          <table:table-cell office:value-type="float" office:value="448509480" calcext:value-type="float">
            <text:p>448509480</text:p>
          </table:table-cell>
          <table:table-cell office:value-type="float" office:value="2.07333" calcext:value-type="float">
            <text:p>2.07333</text:p>
          </table:table-cell>
          <table:table-cell office:value-type="float" office:value="2.07" calcext:value-type="float">
            <text:p>2.07</text:p>
          </table:table-cell>
          <table:table-cell office:value-type="float" office:value="22272" calcext:value-type="float">
            <text:p>22272</text:p>
          </table:table-cell>
          <table:table-cell office:value-type="float" office:value="448509480" calcext:value-type="float">
            <text:p>448509480</text:p>
          </table:table-cell>
          <table:table-cell table:formula="of:=[.F254]&gt;[.B2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35-s8562352c1904194.ukp</text:p>
          </table:table-cell>
          <table:table-cell table:number-columns-repeated="2" office:value-type="float" office:value="1.47" calcext:value-type="float">
            <text:p>1.47</text:p>
          </table:table-cell>
          <table:table-cell office:value-type="float" office:value="11720" calcext:value-type="float">
            <text:p>11720</text:p>
          </table:table-cell>
          <table:table-cell office:value-type="float" office:value="97842978" calcext:value-type="float">
            <text:p>97842978</text:p>
          </table:table-cell>
          <table:table-cell office:value-type="float" office:value="2.07667" calcext:value-type="float">
            <text:p>2.07667</text:p>
          </table:table-cell>
          <table:table-cell office:value-type="float" office:value="2.07" calcext:value-type="float">
            <text:p>2.07</text:p>
          </table:table-cell>
          <table:table-cell office:value-type="float" office:value="12232" calcext:value-type="float">
            <text:p>12232</text:p>
          </table:table-cell>
          <table:table-cell office:value-type="float" office:value="97842978" calcext:value-type="float">
            <text:p>97842978</text:p>
          </table:table-cell>
          <table:table-cell table:formula="of:=[.F255]&gt;[.B2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01-s84621548c3602716.ukp</text:p>
          </table:table-cell>
          <table:table-cell office:value-type="float" office:value="1.31" calcext:value-type="float">
            <text:p>1.31</text:p>
          </table:table-cell>
          <table:table-cell office:value-type="float" office:value="1.32" calcext:value-type="float">
            <text:p>1.32</text:p>
          </table:table-cell>
          <table:table-cell office:value-type="float" office:value="12156" calcext:value-type="float">
            <text:p>12156</text:p>
          </table:table-cell>
          <table:table-cell office:value-type="float" office:value="187477592" calcext:value-type="float">
            <text:p>187477592</text:p>
          </table:table-cell>
          <table:table-cell office:value-type="float" office:value="2.07667" calcext:value-type="float">
            <text:p>2.07667</text:p>
          </table:table-cell>
          <table:table-cell office:value-type="float" office:value="2.08" calcext:value-type="float">
            <text:p>2.08</text:p>
          </table:table-cell>
          <table:table-cell office:value-type="float" office:value="13204" calcext:value-type="float">
            <text:p>13204</text:p>
          </table:table-cell>
          <table:table-cell office:value-type="float" office:value="187477592" calcext:value-type="float">
            <text:p>187477592</text:p>
          </table:table-cell>
          <table:table-cell table:formula="of:=[.F256]&gt;[.B2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21-s589477672c6661646.ukp</text:p>
          </table:table-cell>
          <table:table-cell office:value-type="float" office:value="0.52333" calcext:value-type="float">
            <text:p>0.52333</text:p>
          </table:table-cell>
          <table:table-cell office:value-type="float" office:value="0.52" calcext:value-type="float">
            <text:p>0.52</text:p>
          </table:table-cell>
          <table:table-cell office:value-type="float" office:value="11684" calcext:value-type="float">
            <text:p>11684</text:p>
          </table:table-cell>
          <table:table-cell office:value-type="float" office:value="345928004" calcext:value-type="float">
            <text:p>345928004</text:p>
          </table:table-cell>
          <table:table-cell office:value-type="float" office:value="2.07667" calcext:value-type="float">
            <text:p>2.07667</text:p>
          </table:table-cell>
          <table:table-cell office:value-type="float" office:value="2.08" calcext:value-type="float">
            <text:p>2.08</text:p>
          </table:table-cell>
          <table:table-cell office:value-type="float" office:value="16620" calcext:value-type="float">
            <text:p>16620</text:p>
          </table:table-cell>
          <table:table-cell office:value-type="float" office:value="345928004" calcext:value-type="float">
            <text:p>345928004</text:p>
          </table:table-cell>
          <table:table-cell table:formula="of:=[.F257]&gt;[.B2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38-s781201605c7046114.ukp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8972" calcext:value-type="float">
            <text:p>8972</text:p>
          </table:table-cell>
          <table:table-cell office:value-type="float" office:value="366955913" calcext:value-type="float">
            <text:p>366955913</text:p>
          </table:table-cell>
          <table:table-cell office:value-type="float" office:value="2.07667" calcext:value-type="float">
            <text:p>2.07667</text:p>
          </table:table-cell>
          <table:table-cell office:value-type="float" office:value="2.07" calcext:value-type="float">
            <text:p>2.07</text:p>
          </table:table-cell>
          <table:table-cell office:value-type="float" office:value="18840" calcext:value-type="float">
            <text:p>18840</text:p>
          </table:table-cell>
          <table:table-cell office:value-type="float" office:value="366955913" calcext:value-type="float">
            <text:p>366955913</text:p>
          </table:table-cell>
          <table:table-cell table:formula="of:=[.F258]&gt;[.B2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84-s921541777c8828235.ukp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9560" calcext:value-type="float">
            <text:p>19560</text:p>
          </table:table-cell>
          <table:table-cell office:value-type="float" office:value="459230370" calcext:value-type="float">
            <text:p>459230370</text:p>
          </table:table-cell>
          <table:table-cell office:value-type="float" office:value="2.07667" calcext:value-type="float">
            <text:p>2.07667</text:p>
          </table:table-cell>
          <table:table-cell office:value-type="float" office:value="2.08" calcext:value-type="float">
            <text:p>2.08</text:p>
          </table:table-cell>
          <table:table-cell office:value-type="float" office:value="29368" calcext:value-type="float">
            <text:p>29368</text:p>
          </table:table-cell>
          <table:table-cell office:value-type="float" office:value="459230370" calcext:value-type="float">
            <text:p>459230370</text:p>
          </table:table-cell>
          <table:table-cell table:formula="of:=[.F259]&gt;[.B2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85-s913104367c3210675.ukp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10500" calcext:value-type="float">
            <text:p>10500</text:p>
          </table:table-cell>
          <table:table-cell office:value-type="float" office:value="166249900" calcext:value-type="float">
            <text:p>166249900</text:p>
          </table:table-cell>
          <table:table-cell table:number-columns-repeated="2" office:value-type="float" office:value="2.08" calcext:value-type="float">
            <text:p>2.08</text:p>
          </table:table-cell>
          <table:table-cell office:value-type="float" office:value="13320" calcext:value-type="float">
            <text:p>13320</text:p>
          </table:table-cell>
          <table:table-cell office:value-type="float" office:value="166249900" calcext:value-type="float">
            <text:p>166249900</text:p>
          </table:table-cell>
          <table:table-cell table:formula="of:=[.F260]&gt;[.B2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22-s528686676c3329501.ukp</text:p>
          </table:table-cell>
          <table:table-cell table:number-columns-repeated="2" office:value-type="float" office:value="1.17" calcext:value-type="float">
            <text:p>1.17</text:p>
          </table:table-cell>
          <table:table-cell office:value-type="float" office:value="12276" calcext:value-type="float">
            <text:p>12276</text:p>
          </table:table-cell>
          <table:table-cell office:value-type="float" office:value="172129839" calcext:value-type="float">
            <text:p>172129839</text:p>
          </table:table-cell>
          <table:table-cell office:value-type="float" office:value="2.08" calcext:value-type="float">
            <text:p>2.08</text:p>
          </table:table-cell>
          <table:table-cell office:value-type="float" office:value="2.07" calcext:value-type="float">
            <text:p>2.07</text:p>
          </table:table-cell>
          <table:table-cell office:value-type="float" office:value="13352" calcext:value-type="float">
            <text:p>13352</text:p>
          </table:table-cell>
          <table:table-cell office:value-type="float" office:value="172129839" calcext:value-type="float">
            <text:p>172129839</text:p>
          </table:table-cell>
          <table:table-cell table:formula="of:=[.F261]&gt;[.B2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52-s118454554c5378797.ukp</text:p>
          </table:table-cell>
          <table:table-cell office:value-type="float" office:value="1.45333" calcext:value-type="float">
            <text:p>1.45333</text:p>
          </table:table-cell>
          <table:table-cell office:value-type="float" office:value="1.45" calcext:value-type="float">
            <text:p>1.45</text:p>
          </table:table-cell>
          <table:table-cell office:value-type="float" office:value="14168" calcext:value-type="float">
            <text:p>14168</text:p>
          </table:table-cell>
          <table:table-cell office:value-type="float" office:value="278832735" calcext:value-type="float">
            <text:p>278832735</text:p>
          </table:table-cell>
          <table:table-cell table:number-columns-repeated="2" office:value-type="float" office:value="2.08" calcext:value-type="float">
            <text:p>2.08</text:p>
          </table:table-cell>
          <table:table-cell office:value-type="float" office:value="14924" calcext:value-type="float">
            <text:p>14924</text:p>
          </table:table-cell>
          <table:table-cell office:value-type="float" office:value="278832735" calcext:value-type="float">
            <text:p>278832735</text:p>
          </table:table-cell>
          <table:table-cell table:formula="of:=[.F262]&gt;[.B2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68-s683894430c7176247.ukp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14284" calcext:value-type="float">
            <text:p>14284</text:p>
          </table:table-cell>
          <table:table-cell office:value-type="float" office:value="373472030" calcext:value-type="float">
            <text:p>373472030</text:p>
          </table:table-cell>
          <table:table-cell table:number-columns-repeated="2" office:value-type="float" office:value="2.08" calcext:value-type="float">
            <text:p>2.08</text:p>
          </table:table-cell>
          <table:table-cell office:value-type="float" office:value="18476" calcext:value-type="float">
            <text:p>18476</text:p>
          </table:table-cell>
          <table:table-cell office:value-type="float" office:value="373472030" calcext:value-type="float">
            <text:p>373472030</text:p>
          </table:table-cell>
          <table:table-cell table:formula="of:=[.F263]&gt;[.B2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93-s98451920c1719966.ukp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11404" calcext:value-type="float">
            <text:p>11404</text:p>
          </table:table-cell>
          <table:table-cell office:value-type="float" office:value="88964951" calcext:value-type="float">
            <text:p>88964951</text:p>
          </table:table-cell>
          <table:table-cell office:value-type="float" office:value="2.08333" calcext:value-type="float">
            <text:p>2.08333</text:p>
          </table:table-cell>
          <table:table-cell office:value-type="float" office:value="2.08" calcext:value-type="float">
            <text:p>2.08</text:p>
          </table:table-cell>
          <table:table-cell office:value-type="float" office:value="12160" calcext:value-type="float">
            <text:p>12160</text:p>
          </table:table-cell>
          <table:table-cell office:value-type="float" office:value="88964951" calcext:value-type="float">
            <text:p>88964951</text:p>
          </table:table-cell>
          <table:table-cell table:formula="of:=[.F264]&gt;[.B2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52-s51132700c1817429.ukp</text:p>
          </table:table-cell>
          <table:table-cell office:value-type="float" office:value="0.72333" calcext:value-type="float">
            <text:p>0.72333</text:p>
          </table:table-cell>
          <table:table-cell office:value-type="float" office:value="0.72" calcext:value-type="float">
            <text:p>0.72</text:p>
          </table:table-cell>
          <table:table-cell office:value-type="float" office:value="9816" calcext:value-type="float">
            <text:p>9816</text:p>
          </table:table-cell>
          <table:table-cell office:value-type="float" office:value="93474232" calcext:value-type="float">
            <text:p>93474232</text:p>
          </table:table-cell>
          <table:table-cell office:value-type="float" office:value="2.08667" calcext:value-type="float">
            <text:p>2.08667</text:p>
          </table:table-cell>
          <table:table-cell office:value-type="float" office:value="2.09" calcext:value-type="float">
            <text:p>2.09</text:p>
          </table:table-cell>
          <table:table-cell office:value-type="float" office:value="11780" calcext:value-type="float">
            <text:p>11780</text:p>
          </table:table-cell>
          <table:table-cell office:value-type="float" office:value="93474232" calcext:value-type="float">
            <text:p>93474232</text:p>
          </table:table-cell>
          <table:table-cell table:formula="of:=[.F265]&gt;[.B2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08-s397415542c2328490.ukp</text:p>
          </table:table-cell>
          <table:table-cell office:value-type="float" office:value="1.16667" calcext:value-type="float">
            <text:p>1.16667</text:p>
          </table:table-cell>
          <table:table-cell office:value-type="float" office:value="1.16" calcext:value-type="float">
            <text:p>1.16</text:p>
          </table:table-cell>
          <table:table-cell office:value-type="float" office:value="13128" calcext:value-type="float">
            <text:p>13128</text:p>
          </table:table-cell>
          <table:table-cell office:value-type="float" office:value="119950866" calcext:value-type="float">
            <text:p>119950866</text:p>
          </table:table-cell>
          <table:table-cell office:value-type="float" office:value="2.08667" calcext:value-type="float">
            <text:p>2.08667</text:p>
          </table:table-cell>
          <table:table-cell office:value-type="float" office:value="2.08" calcext:value-type="float">
            <text:p>2.08</text:p>
          </table:table-cell>
          <table:table-cell office:value-type="float" office:value="13312" calcext:value-type="float">
            <text:p>13312</text:p>
          </table:table-cell>
          <table:table-cell office:value-type="float" office:value="119950866" calcext:value-type="float">
            <text:p>119950866</text:p>
          </table:table-cell>
          <table:table-cell table:formula="of:=[.F266]&gt;[.B2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89-s536731580c6861099.uk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44" calcext:value-type="float">
            <text:p>16644</text:p>
          </table:table-cell>
          <table:table-cell office:value-type="float" office:value="355974111" calcext:value-type="float">
            <text:p>355974111</text:p>
          </table:table-cell>
          <table:table-cell office:value-type="float" office:value="2.08667" calcext:value-type="float">
            <text:p>2.08667</text:p>
          </table:table-cell>
          <table:table-cell office:value-type="float" office:value="2.09" calcext:value-type="float">
            <text:p>2.09</text:p>
          </table:table-cell>
          <table:table-cell office:value-type="float" office:value="18212" calcext:value-type="float">
            <text:p>18212</text:p>
          </table:table-cell>
          <table:table-cell office:value-type="float" office:value="355974111" calcext:value-type="float">
            <text:p>355974111</text:p>
          </table:table-cell>
          <table:table-cell table:formula="of:=[.F267]&gt;[.B2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14-s455861864c9062392.ukp</text:p>
          </table:table-cell>
          <table:table-cell office:value-type="float" office:value="0.32333" calcext:value-type="float">
            <text:p>0.32333</text:p>
          </table:table-cell>
          <table:table-cell office:value-type="float" office:value="0.33" calcext:value-type="float">
            <text:p>0.33</text:p>
          </table:table-cell>
          <table:table-cell office:value-type="float" office:value="12440" calcext:value-type="float">
            <text:p>12440</text:p>
          </table:table-cell>
          <table:table-cell office:value-type="float" office:value="471153677" calcext:value-type="float">
            <text:p>471153677</text:p>
          </table:table-cell>
          <table:table-cell office:value-type="float" office:value="2.08667" calcext:value-type="float">
            <text:p>2.08667</text:p>
          </table:table-cell>
          <table:table-cell office:value-type="float" office:value="2.1" calcext:value-type="float">
            <text:p>2.1</text:p>
          </table:table-cell>
          <table:table-cell office:value-type="float" office:value="20932" calcext:value-type="float">
            <text:p>20932</text:p>
          </table:table-cell>
          <table:table-cell office:value-type="float" office:value="471153677" calcext:value-type="float">
            <text:p>471153677</text:p>
          </table:table-cell>
          <table:table-cell table:formula="of:=[.F268]&gt;[.B2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73-s36435194c2319116.ukp</text:p>
          </table:table-cell>
          <table:table-cell office:value-type="float" office:value="0.98667" calcext:value-type="float">
            <text:p>0.98667</text:p>
          </table:table-cell>
          <table:table-cell office:value-type="float" office:value="0.99" calcext:value-type="float">
            <text:p>0.99</text:p>
          </table:table-cell>
          <table:table-cell office:value-type="float" office:value="10884" calcext:value-type="float">
            <text:p>10884</text:p>
          </table:table-cell>
          <table:table-cell office:value-type="float" office:value="119513399" calcext:value-type="float">
            <text:p>119513399</text:p>
          </table:table-cell>
          <table:table-cell table:number-columns-repeated="2" office:value-type="float" office:value="2.09" calcext:value-type="float">
            <text:p>2.09</text:p>
          </table:table-cell>
          <table:table-cell office:value-type="float" office:value="12304" calcext:value-type="float">
            <text:p>12304</text:p>
          </table:table-cell>
          <table:table-cell office:value-type="float" office:value="119513399" calcext:value-type="float">
            <text:p>119513399</text:p>
          </table:table-cell>
          <table:table-cell table:formula="of:=[.F269]&gt;[.B2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89-s682002986c1552971.ukp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27" calcext:value-type="float">
            <text:p>0.27</text:p>
          </table:table-cell>
          <table:table-cell office:value-type="float" office:value="9028" calcext:value-type="float">
            <text:p>9028</text:p>
          </table:table-cell>
          <table:table-cell office:value-type="float" office:value="80871276" calcext:value-type="float">
            <text:p>80871276</text:p>
          </table:table-cell>
          <table:table-cell office:value-type="float" office:value="2.09333" calcext:value-type="float">
            <text:p>2.09333</text:p>
          </table:table-cell>
          <table:table-cell office:value-type="float" office:value="2.09" calcext:value-type="float">
            <text:p>2.09</text:p>
          </table:table-cell>
          <table:table-cell office:value-type="float" office:value="11272" calcext:value-type="float">
            <text:p>11272</text:p>
          </table:table-cell>
          <table:table-cell office:value-type="float" office:value="80871276" calcext:value-type="float">
            <text:p>80871276</text:p>
          </table:table-cell>
          <table:table-cell table:formula="of:=[.F270]&gt;[.B2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63-s825928988c3026004.ukp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12108" calcext:value-type="float">
            <text:p>12108</text:p>
          </table:table-cell>
          <table:table-cell office:value-type="float" office:value="156494438" calcext:value-type="float">
            <text:p>156494438</text:p>
          </table:table-cell>
          <table:table-cell office:value-type="float" office:value="2.09333" calcext:value-type="float">
            <text:p>2.09333</text:p>
          </table:table-cell>
          <table:table-cell office:value-type="float" office:value="2.09" calcext:value-type="float">
            <text:p>2.09</text:p>
          </table:table-cell>
          <table:table-cell office:value-type="float" office:value="13568" calcext:value-type="float">
            <text:p>13568</text:p>
          </table:table-cell>
          <table:table-cell office:value-type="float" office:value="156494438" calcext:value-type="float">
            <text:p>156494438</text:p>
          </table:table-cell>
          <table:table-cell table:formula="of:=[.F271]&gt;[.B2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66-s358801221c4487433.ukp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15408" calcext:value-type="float">
            <text:p>15408</text:p>
          </table:table-cell>
          <table:table-cell office:value-type="float" office:value="232254435" calcext:value-type="float">
            <text:p>232254435</text:p>
          </table:table-cell>
          <table:table-cell office:value-type="float" office:value="2.09333" calcext:value-type="float">
            <text:p>2.09333</text:p>
          </table:table-cell>
          <table:table-cell office:value-type="float" office:value="2.09" calcext:value-type="float">
            <text:p>2.09</text:p>
          </table:table-cell>
          <table:table-cell office:value-type="float" office:value="15720" calcext:value-type="float">
            <text:p>15720</text:p>
          </table:table-cell>
          <table:table-cell office:value-type="float" office:value="232254435" calcext:value-type="float">
            <text:p>232254435</text:p>
          </table:table-cell>
          <table:table-cell table:formula="of:=[.F272]&gt;[.B2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57-s340363402c4873798.ukp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3" calcext:value-type="float">
            <text:p>0.03</text:p>
          </table:table-cell>
          <table:table-cell office:value-type="float" office:value="8172" calcext:value-type="float">
            <text:p>8172</text:p>
          </table:table-cell>
          <table:table-cell office:value-type="float" office:value="253795373" calcext:value-type="float">
            <text:p>253795373</text:p>
          </table:table-cell>
          <table:table-cell office:value-type="float" office:value="2.09333" calcext:value-type="float">
            <text:p>2.09333</text:p>
          </table:table-cell>
          <table:table-cell office:value-type="float" office:value="2.1" calcext:value-type="float">
            <text:p>2.1</text:p>
          </table:table-cell>
          <table:table-cell office:value-type="float" office:value="17280" calcext:value-type="float">
            <text:p>17280</text:p>
          </table:table-cell>
          <table:table-cell office:value-type="float" office:value="253795373" calcext:value-type="float">
            <text:p>253795373</text:p>
          </table:table-cell>
          <table:table-cell table:formula="of:=[.F273]&gt;[.B2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36-s442513933c7794145.ukp</text:p>
          </table:table-cell>
          <table:table-cell office:value-type="float" office:value="0.24333" calcext:value-type="float">
            <text:p>0.24333</text:p>
          </table:table-cell>
          <table:table-cell office:value-type="float" office:value="0.24" calcext:value-type="float">
            <text:p>0.24</text:p>
          </table:table-cell>
          <table:table-cell office:value-type="float" office:value="9432" calcext:value-type="float">
            <text:p>9432</text:p>
          </table:table-cell>
          <table:table-cell office:value-type="float" office:value="405396395" calcext:value-type="float">
            <text:p>405396395</text:p>
          </table:table-cell>
          <table:table-cell office:value-type="float" office:value="2.09333" calcext:value-type="float">
            <text:p>2.09333</text:p>
          </table:table-cell>
          <table:table-cell office:value-type="float" office:value="2.1" calcext:value-type="float">
            <text:p>2.1</text:p>
          </table:table-cell>
          <table:table-cell office:value-type="float" office:value="19936" calcext:value-type="float">
            <text:p>19936</text:p>
          </table:table-cell>
          <table:table-cell office:value-type="float" office:value="405396395" calcext:value-type="float">
            <text:p>405396395</text:p>
          </table:table-cell>
          <table:table-cell table:formula="of:=[.F274]&gt;[.B2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49-s749672123c8652281.ukp</text:p>
          </table:table-cell>
          <table:table-cell office:value-type="float" office:value="0.29667" calcext:value-type="float">
            <text:p>0.29667</text:p>
          </table:table-cell>
          <table:table-cell office:value-type="float" office:value="0.29" calcext:value-type="float">
            <text:p>0.29</text:p>
          </table:table-cell>
          <table:table-cell office:value-type="float" office:value="9156" calcext:value-type="float">
            <text:p>9156</text:p>
          </table:table-cell>
          <table:table-cell office:value-type="float" office:value="450431969" calcext:value-type="float">
            <text:p>450431969</text:p>
          </table:table-cell>
          <table:table-cell office:value-type="float" office:value="2.09333" calcext:value-type="float">
            <text:p>2.09333</text:p>
          </table:table-cell>
          <table:table-cell office:value-type="float" office:value="2.09" calcext:value-type="float">
            <text:p>2.09</text:p>
          </table:table-cell>
          <table:table-cell office:value-type="float" office:value="19028" calcext:value-type="float">
            <text:p>19028</text:p>
          </table:table-cell>
          <table:table-cell office:value-type="float" office:value="450431969" calcext:value-type="float">
            <text:p>450431969</text:p>
          </table:table-cell>
          <table:table-cell table:formula="of:=[.F275]&gt;[.B2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15-s379824190c2437680.ukp</text:p>
          </table:table-cell>
          <table:table-cell office:value-type="float" office:value="0.29333" calcext:value-type="float">
            <text:p>0.29333</text:p>
          </table:table-cell>
          <table:table-cell office:value-type="float" office:value="0.29" calcext:value-type="float">
            <text:p>0.29</text:p>
          </table:table-cell>
          <table:table-cell office:value-type="float" office:value="9504" calcext:value-type="float">
            <text:p>9504</text:p>
          </table:table-cell>
          <table:table-cell office:value-type="float" office:value="126396992" calcext:value-type="float">
            <text:p>126396992</text:p>
          </table:table-cell>
          <table:table-cell office:value-type="float" office:value="2.09667" calcext:value-type="float">
            <text:p>2.09667</text:p>
          </table:table-cell>
          <table:table-cell office:value-type="float" office:value="2.1" calcext:value-type="float">
            <text:p>2.1</text:p>
          </table:table-cell>
          <table:table-cell office:value-type="float" office:value="14400" calcext:value-type="float">
            <text:p>14400</text:p>
          </table:table-cell>
          <table:table-cell office:value-type="float" office:value="126396992" calcext:value-type="float">
            <text:p>126396992</text:p>
          </table:table-cell>
          <table:table-cell table:formula="of:=[.F276]&gt;[.B2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6-s90924128c4784946.ukp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1.34" calcext:value-type="float">
            <text:p>1.34</text:p>
          </table:table-cell>
          <table:table-cell office:value-type="float" office:value="14468" calcext:value-type="float">
            <text:p>14468</text:p>
          </table:table-cell>
          <table:table-cell office:value-type="float" office:value="248005346" calcext:value-type="float">
            <text:p>248005346</text:p>
          </table:table-cell>
          <table:table-cell office:value-type="float" office:value="2.09667" calcext:value-type="float">
            <text:p>2.09667</text:p>
          </table:table-cell>
          <table:table-cell office:value-type="float" office:value="2.1" calcext:value-type="float">
            <text:p>2.1</text:p>
          </table:table-cell>
          <table:table-cell office:value-type="float" office:value="15660" calcext:value-type="float">
            <text:p>15660</text:p>
          </table:table-cell>
          <table:table-cell office:value-type="float" office:value="248005346" calcext:value-type="float">
            <text:p>248005346</text:p>
          </table:table-cell>
          <table:table-cell table:formula="of:=[.F277]&gt;[.B2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43-s648685815c1787475.ukp</text:p>
          </table:table-cell>
          <table:table-cell office:value-type="float" office:value="1.75667" calcext:value-type="float">
            <text:p>1.75667</text:p>
          </table:table-cell>
          <table:table-cell office:value-type="float" office:value="1.75" calcext:value-type="float">
            <text:p>1.75</text:p>
          </table:table-cell>
          <table:table-cell office:value-type="float" office:value="10872" calcext:value-type="float">
            <text:p>10872</text:p>
          </table:table-cell>
          <table:table-cell office:value-type="float" office:value="91775526" calcext:value-type="float">
            <text:p>91775526</text:p>
          </table:table-cell>
          <table:table-cell office:value-type="float" office:value="2.1" calcext:value-type="float">
            <text:p>2.1</text:p>
          </table:table-cell>
          <table:table-cell office:value-type="float" office:value="2.09" calcext:value-type="float">
            <text:p>2.09</text:p>
          </table:table-cell>
          <table:table-cell office:value-type="float" office:value="11256" calcext:value-type="float">
            <text:p>11256</text:p>
          </table:table-cell>
          <table:table-cell office:value-type="float" office:value="91775526" calcext:value-type="float">
            <text:p>91775526</text:p>
          </table:table-cell>
          <table:table-cell table:formula="of:=[.F278]&gt;[.B2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17-s920986475c2805826.ukp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10520" calcext:value-type="float">
            <text:p>10520</text:p>
          </table:table-cell>
          <table:table-cell office:value-type="float" office:value="145266244" calcext:value-type="float">
            <text:p>145266244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13500" calcext:value-type="float">
            <text:p>13500</text:p>
          </table:table-cell>
          <table:table-cell office:value-type="float" office:value="145266244" calcext:value-type="float">
            <text:p>145266244</text:p>
          </table:table-cell>
          <table:table-cell table:formula="of:=[.F279]&gt;[.B2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60-s920056164c4410851.ukp</text:p>
          </table:table-cell>
          <table:table-cell office:value-type="float" office:value="1.19667" calcext:value-type="float">
            <text:p>1.19667</text:p>
          </table:table-cell>
          <table:table-cell office:value-type="float" office:value="1.19" calcext:value-type="float">
            <text:p>1.19</text:p>
          </table:table-cell>
          <table:table-cell office:value-type="float" office:value="13220" calcext:value-type="float">
            <text:p>13220</text:p>
          </table:table-cell>
          <table:table-cell office:value-type="float" office:value="229583971" calcext:value-type="float">
            <text:p>229583971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14308" calcext:value-type="float">
            <text:p>14308</text:p>
          </table:table-cell>
          <table:table-cell office:value-type="float" office:value="229583971" calcext:value-type="float">
            <text:p>229583971</text:p>
          </table:table-cell>
          <table:table-cell table:formula="of:=[.F280]&gt;[.B2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9-s915258292c5081854.ukp</text:p>
          </table:table-cell>
          <table:table-cell office:value-type="float" office:value="0.85333" calcext:value-type="float">
            <text:p>0.85333</text:p>
          </table:table-cell>
          <table:table-cell office:value-type="float" office:value="0.85" calcext:value-type="float">
            <text:p>0.85</text:p>
          </table:table-cell>
          <table:table-cell office:value-type="float" office:value="12248" calcext:value-type="float">
            <text:p>12248</text:p>
          </table:table-cell>
          <table:table-cell office:value-type="float" office:value="263542966" calcext:value-type="float">
            <text:p>263542966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14412" calcext:value-type="float">
            <text:p>14412</text:p>
          </table:table-cell>
          <table:table-cell office:value-type="float" office:value="263542966" calcext:value-type="float">
            <text:p>263542966</text:p>
          </table:table-cell>
          <table:table-cell table:formula="of:=[.F281]&gt;[.B2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87-s438663387c6663268.ukp</text:p>
          </table:table-cell>
          <table:table-cell office:value-type="float" office:value="0.81333" calcext:value-type="float">
            <text:p>0.81333</text:p>
          </table:table-cell>
          <table:table-cell office:value-type="float" office:value="0.81" calcext:value-type="float">
            <text:p>0.81</text:p>
          </table:table-cell>
          <table:table-cell office:value-type="float" office:value="12152" calcext:value-type="float">
            <text:p>12152</text:p>
          </table:table-cell>
          <table:table-cell office:value-type="float" office:value="347041173" calcext:value-type="float">
            <text:p>347041173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3408" calcext:value-type="float">
            <text:p>23408</text:p>
          </table:table-cell>
          <table:table-cell office:value-type="float" office:value="347041173" calcext:value-type="float">
            <text:p>347041173</text:p>
          </table:table-cell>
          <table:table-cell table:formula="of:=[.F282]&gt;[.B2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44-s886468679c7268559.ukp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67" calcext:value-type="float">
            <text:p>0.67</text:p>
          </table:table-cell>
          <table:table-cell office:value-type="float" office:value="13724" calcext:value-type="float">
            <text:p>13724</text:p>
          </table:table-cell>
          <table:table-cell office:value-type="float" office:value="378549731" calcext:value-type="float">
            <text:p>378549731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18224" calcext:value-type="float">
            <text:p>18224</text:p>
          </table:table-cell>
          <table:table-cell office:value-type="float" office:value="378549731" calcext:value-type="float">
            <text:p>378549731</text:p>
          </table:table-cell>
          <table:table-cell table:formula="of:=[.F283]&gt;[.B2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47-s802152580c8038279.ukp</text:p>
          </table:table-cell>
          <table:table-cell office:value-type="float" office:value="1.34" calcext:value-type="float">
            <text:p>1.34</text:p>
          </table:table-cell>
          <table:table-cell office:value-type="float" office:value="1.36" calcext:value-type="float">
            <text:p>1.36</text:p>
          </table:table-cell>
          <table:table-cell office:value-type="float" office:value="17412" calcext:value-type="float">
            <text:p>17412</text:p>
          </table:table-cell>
          <table:table-cell office:value-type="float" office:value="417379705" calcext:value-type="float">
            <text:p>417379705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18760" calcext:value-type="float">
            <text:p>18760</text:p>
          </table:table-cell>
          <table:table-cell office:value-type="float" office:value="417379705" calcext:value-type="float">
            <text:p>417379705</text:p>
          </table:table-cell>
          <table:table-cell table:formula="of:=[.F284]&gt;[.B2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69-s918500202c2381969.ukp</text:p>
          </table:table-cell>
          <table:table-cell office:value-type="float" office:value="0.42667" calcext:value-type="float">
            <text:p>0.42667</text:p>
          </table:table-cell>
          <table:table-cell office:value-type="float" office:value="0.42" calcext:value-type="float">
            <text:p>0.42</text:p>
          </table:table-cell>
          <table:table-cell office:value-type="float" office:value="9920" calcext:value-type="float">
            <text:p>9920</text:p>
          </table:table-cell>
          <table:table-cell office:value-type="float" office:value="123163728" calcext:value-type="float">
            <text:p>123163728</text:p>
          </table:table-cell>
          <table:table-cell office:value-type="float" office:value="2.10333" calcext:value-type="float">
            <text:p>2.10333</text:p>
          </table:table-cell>
          <table:table-cell office:value-type="float" office:value="2.11" calcext:value-type="float">
            <text:p>2.11</text:p>
          </table:table-cell>
          <table:table-cell office:value-type="float" office:value="13232" calcext:value-type="float">
            <text:p>13232</text:p>
          </table:table-cell>
          <table:table-cell office:value-type="float" office:value="123163728" calcext:value-type="float">
            <text:p>123163728</text:p>
          </table:table-cell>
          <table:table-cell table:formula="of:=[.F285]&gt;[.B2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71-s982002864c2672525.ukp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8244" calcext:value-type="float">
            <text:p>8244</text:p>
          </table:table-cell>
          <table:table-cell office:value-type="float" office:value="138766135" calcext:value-type="float">
            <text:p>138766135</text:p>
          </table:table-cell>
          <table:table-cell office:value-type="float" office:value="2.10667" calcext:value-type="float">
            <text:p>2.10667</text:p>
          </table:table-cell>
          <table:table-cell office:value-type="float" office:value="2.1" calcext:value-type="float">
            <text:p>2.1</text:p>
          </table:table-cell>
          <table:table-cell office:value-type="float" office:value="14472" calcext:value-type="float">
            <text:p>14472</text:p>
          </table:table-cell>
          <table:table-cell office:value-type="float" office:value="138766135" calcext:value-type="float">
            <text:p>138766135</text:p>
          </table:table-cell>
          <table:table-cell table:formula="of:=[.F286]&gt;[.B2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38-s684896905c4167307.ukp</text:p>
          </table:table-cell>
          <table:table-cell office:value-type="float" office:value="1.77667" calcext:value-type="float">
            <text:p>1.77667</text:p>
          </table:table-cell>
          <table:table-cell office:value-type="float" office:value="1.79" calcext:value-type="float">
            <text:p>1.79</text:p>
          </table:table-cell>
          <table:table-cell office:value-type="float" office:value="13260" calcext:value-type="float">
            <text:p>13260</text:p>
          </table:table-cell>
          <table:table-cell office:value-type="float" office:value="216170896" calcext:value-type="float">
            <text:p>216170896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13240" calcext:value-type="float">
            <text:p>13240</text:p>
          </table:table-cell>
          <table:table-cell office:value-type="float" office:value="216170896" calcext:value-type="float">
            <text:p>216170896</text:p>
          </table:table-cell>
          <table:table-cell table:formula="of:=[.F287]&gt;[.B2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63-s578849134c4676318.ukp</text:p>
          </table:table-cell>
          <table:table-cell office:value-type="float" office:value="1.96333" calcext:value-type="float">
            <text:p>1.96333</text:p>
          </table:table-cell>
          <table:table-cell office:value-type="float" office:value="1.96" calcext:value-type="float">
            <text:p>1.96</text:p>
          </table:table-cell>
          <table:table-cell office:value-type="float" office:value="13240" calcext:value-type="float">
            <text:p>13240</text:p>
          </table:table-cell>
          <table:table-cell office:value-type="float" office:value="242110214" calcext:value-type="float">
            <text:p>242110214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13296" calcext:value-type="float">
            <text:p>13296</text:p>
          </table:table-cell>
          <table:table-cell office:value-type="float" office:value="242110214" calcext:value-type="float">
            <text:p>242110214</text:p>
          </table:table-cell>
          <table:table-cell table:formula="of:=[.F288]&gt;[.B2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63-s457237483c7925587.ukp</text:p>
          </table:table-cell>
          <table:table-cell office:value-type="float" office:value="1.01333" calcext:value-type="float">
            <text:p>1.01333</text:p>
          </table:table-cell>
          <table:table-cell office:value-type="float" office:value="1.02" calcext:value-type="float">
            <text:p>1.02</text:p>
          </table:table-cell>
          <table:table-cell office:value-type="float" office:value="17488" calcext:value-type="float">
            <text:p>17488</text:p>
          </table:table-cell>
          <table:table-cell office:value-type="float" office:value="411281506" calcext:value-type="float">
            <text:p>411281506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1184" calcext:value-type="float">
            <text:p>21184</text:p>
          </table:table-cell>
          <table:table-cell office:value-type="float" office:value="411281506" calcext:value-type="float">
            <text:p>411281506</text:p>
          </table:table-cell>
          <table:table-cell table:formula="of:=[.F289]&gt;[.B2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65-s562005415c763193.ukp</text:p>
          </table:table-cell>
          <table:table-cell office:value-type="float" office:value="0.86333" calcext:value-type="float">
            <text:p>0.86333</text:p>
          </table:table-cell>
          <table:table-cell office:value-type="float" office:value="0.86" calcext:value-type="float">
            <text:p>0.86</text:p>
          </table:table-cell>
          <table:table-cell office:value-type="float" office:value="9204" calcext:value-type="float">
            <text:p>9204</text:p>
          </table:table-cell>
          <table:table-cell office:value-type="float" office:value="38508351" calcext:value-type="float">
            <text:p>38508351</text:p>
          </table:table-cell>
          <table:table-cell office:value-type="float" office:value="2.11333" calcext:value-type="float">
            <text:p>2.11333</text:p>
          </table:table-cell>
          <table:table-cell office:value-type="float" office:value="2.11" calcext:value-type="float">
            <text:p>2.11</text:p>
          </table:table-cell>
          <table:table-cell office:value-type="float" office:value="10632" calcext:value-type="float">
            <text:p>10632</text:p>
          </table:table-cell>
          <table:table-cell office:value-type="float" office:value="38508351" calcext:value-type="float">
            <text:p>38508351</text:p>
          </table:table-cell>
          <table:table-cell table:formula="of:=[.F290]&gt;[.B2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56-s943575858c5190132.ukp</text:p>
          </table:table-cell>
          <table:table-cell office:value-type="float" office:value="1.90333" calcext:value-type="float">
            <text:p>1.90333</text:p>
          </table:table-cell>
          <table:table-cell office:value-type="float" office:value="1.9" calcext:value-type="float">
            <text:p>1.9</text:p>
          </table:table-cell>
          <table:table-cell office:value-type="float" office:value="15776" calcext:value-type="float">
            <text:p>15776</text:p>
          </table:table-cell>
          <table:table-cell office:value-type="float" office:value="269183585" calcext:value-type="float">
            <text:p>269183585</text:p>
          </table:table-cell>
          <table:table-cell office:value-type="float" office:value="2.11333" calcext:value-type="float">
            <text:p>2.11333</text:p>
          </table:table-cell>
          <table:table-cell office:value-type="float" office:value="2.12" calcext:value-type="float">
            <text:p>2.12</text:p>
          </table:table-cell>
          <table:table-cell office:value-type="float" office:value="15904" calcext:value-type="float">
            <text:p>15904</text:p>
          </table:table-cell>
          <table:table-cell office:value-type="float" office:value="269183585" calcext:value-type="float">
            <text:p>269183585</text:p>
          </table:table-cell>
          <table:table-cell table:formula="of:=[.F291]&gt;[.B2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63-s183358641c6131577.ukp</text:p>
          </table:table-cell>
          <table:table-cell table:number-columns-repeated="2" office:value-type="float" office:value="1.69" calcext:value-type="float">
            <text:p>1.69</text:p>
          </table:table-cell>
          <table:table-cell office:value-type="float" office:value="14904" calcext:value-type="float">
            <text:p>14904</text:p>
          </table:table-cell>
          <table:table-cell office:value-type="float" office:value="319435952" calcext:value-type="float">
            <text:p>319435952</text:p>
          </table:table-cell>
          <table:table-cell office:value-type="float" office:value="2.11333" calcext:value-type="float">
            <text:p>2.11333</text:p>
          </table:table-cell>
          <table:table-cell office:value-type="float" office:value="2.12" calcext:value-type="float">
            <text:p>2.12</text:p>
          </table:table-cell>
          <table:table-cell office:value-type="float" office:value="17444" calcext:value-type="float">
            <text:p>17444</text:p>
          </table:table-cell>
          <table:table-cell office:value-type="float" office:value="319435952" calcext:value-type="float">
            <text:p>319435952</text:p>
          </table:table-cell>
          <table:table-cell table:formula="of:=[.F292]&gt;[.B2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54-s432746252c4231738.ukp</text:p>
          </table:table-cell>
          <table:table-cell office:value-type="float" office:value="0.62667" calcext:value-type="float">
            <text:p>0.62667</text:p>
          </table:table-cell>
          <table:table-cell office:value-type="float" office:value="0.62" calcext:value-type="float">
            <text:p>0.62</text:p>
          </table:table-cell>
          <table:table-cell office:value-type="float" office:value="11820" calcext:value-type="float">
            <text:p>11820</text:p>
          </table:table-cell>
          <table:table-cell office:value-type="float" office:value="219418186" calcext:value-type="float">
            <text:p>219418186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15356" calcext:value-type="float">
            <text:p>15356</text:p>
          </table:table-cell>
          <table:table-cell office:value-type="float" office:value="219418186" calcext:value-type="float">
            <text:p>219418186</text:p>
          </table:table-cell>
          <table:table-cell table:formula="of:=[.F293]&gt;[.B2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13-s241841235c5153321.ukp</text:p>
          </table:table-cell>
          <table:table-cell office:value-type="float" office:value="0.29333" calcext:value-type="float">
            <text:p>0.29333</text:p>
          </table:table-cell>
          <table:table-cell office:value-type="float" office:value="0.29" calcext:value-type="float">
            <text:p>0.29</text:p>
          </table:table-cell>
          <table:table-cell office:value-type="float" office:value="9348" calcext:value-type="float">
            <text:p>9348</text:p>
          </table:table-cell>
          <table:table-cell office:value-type="float" office:value="268356005" calcext:value-type="float">
            <text:p>268356005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15768" calcext:value-type="float">
            <text:p>15768</text:p>
          </table:table-cell>
          <table:table-cell office:value-type="float" office:value="268356005" calcext:value-type="float">
            <text:p>268356005</text:p>
          </table:table-cell>
          <table:table-cell table:formula="of:=[.F294]&gt;[.B2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65-s77820708c1637945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072" calcext:value-type="float">
            <text:p>6072</text:p>
          </table:table-cell>
          <table:table-cell office:value-type="float" office:value="85244656" calcext:value-type="float">
            <text:p>85244656</text:p>
          </table:table-cell>
          <table:table-cell office:value-type="float" office:value="2.12333" calcext:value-type="float">
            <text:p>2.12333</text:p>
          </table:table-cell>
          <table:table-cell office:value-type="float" office:value="2.12" calcext:value-type="float">
            <text:p>2.12</text:p>
          </table:table-cell>
          <table:table-cell office:value-type="float" office:value="12208" calcext:value-type="float">
            <text:p>12208</text:p>
          </table:table-cell>
          <table:table-cell office:value-type="float" office:value="85244656" calcext:value-type="float">
            <text:p>85244656</text:p>
          </table:table-cell>
          <table:table-cell table:formula="of:=[.F295]&gt;[.B2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71-s191284186c8280366.ukp</text:p>
          </table:table-cell>
          <table:table-cell office:value-type="float" office:value="0.84667" calcext:value-type="float">
            <text:p>0.84667</text:p>
          </table:table-cell>
          <table:table-cell office:value-type="float" office:value="0.84" calcext:value-type="float">
            <text:p>0.84</text:p>
          </table:table-cell>
          <table:table-cell office:value-type="float" office:value="15712" calcext:value-type="float">
            <text:p>15712</text:p>
          </table:table-cell>
          <table:table-cell office:value-type="float" office:value="431218631" calcext:value-type="float">
            <text:p>431218631</text:p>
          </table:table-cell>
          <table:table-cell office:value-type="float" office:value="2.12333" calcext:value-type="float">
            <text:p>2.12333</text:p>
          </table:table-cell>
          <table:table-cell office:value-type="float" office:value="2.13" calcext:value-type="float">
            <text:p>2.13</text:p>
          </table:table-cell>
          <table:table-cell office:value-type="float" office:value="20612" calcext:value-type="float">
            <text:p>20612</text:p>
          </table:table-cell>
          <table:table-cell office:value-type="float" office:value="431218631" calcext:value-type="float">
            <text:p>431218631</text:p>
          </table:table-cell>
          <table:table-cell table:formula="of:=[.F296]&gt;[.B2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60-s251685855c9547163.ukp</text:p>
          </table:table-cell>
          <table:table-cell office:value-type="float" office:value="0.32333" calcext:value-type="float">
            <text:p>0.32333</text:p>
          </table:table-cell>
          <table:table-cell office:value-type="float" office:value="0.33" calcext:value-type="float">
            <text:p>0.33</text:p>
          </table:table-cell>
          <table:table-cell office:value-type="float" office:value="13144" calcext:value-type="float">
            <text:p>13144</text:p>
          </table:table-cell>
          <table:table-cell office:value-type="float" office:value="497087423" calcext:value-type="float">
            <text:p>497087423</text:p>
          </table:table-cell>
          <table:table-cell office:value-type="float" office:value="2.12333" calcext:value-type="float">
            <text:p>2.12333</text:p>
          </table:table-cell>
          <table:table-cell office:value-type="float" office:value="2.12" calcext:value-type="float">
            <text:p>2.12</text:p>
          </table:table-cell>
          <table:table-cell office:value-type="float" office:value="18812" calcext:value-type="float">
            <text:p>18812</text:p>
          </table:table-cell>
          <table:table-cell office:value-type="float" office:value="497087423" calcext:value-type="float">
            <text:p>497087423</text:p>
          </table:table-cell>
          <table:table-cell table:formula="of:=[.F297]&gt;[.B2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96-s685946136c2653458.ukp</text:p>
          </table:table-cell>
          <table:table-cell office:value-type="float" office:value="0.39333" calcext:value-type="float">
            <text:p>0.39333</text:p>
          </table:table-cell>
          <table:table-cell office:value-type="float" office:value="0.39" calcext:value-type="float">
            <text:p>0.39</text:p>
          </table:table-cell>
          <table:table-cell office:value-type="float" office:value="9552" calcext:value-type="float">
            <text:p>9552</text:p>
          </table:table-cell>
          <table:table-cell office:value-type="float" office:value="137423539" calcext:value-type="float">
            <text:p>137423539</text:p>
          </table:table-cell>
          <table:table-cell office:value-type="float" office:value="2.12667" calcext:value-type="float">
            <text:p>2.12667</text:p>
          </table:table-cell>
          <table:table-cell office:value-type="float" office:value="2.13" calcext:value-type="float">
            <text:p>2.13</text:p>
          </table:table-cell>
          <table:table-cell office:value-type="float" office:value="12888" calcext:value-type="float">
            <text:p>12888</text:p>
          </table:table-cell>
          <table:table-cell office:value-type="float" office:value="137423539" calcext:value-type="float">
            <text:p>137423539</text:p>
          </table:table-cell>
          <table:table-cell table:formula="of:=[.F298]&gt;[.B2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55-s760758831c3832351.ukp</text:p>
          </table:table-cell>
          <table:table-cell office:value-type="float" office:value="1.20667" calcext:value-type="float">
            <text:p>1.20667</text:p>
          </table:table-cell>
          <table:table-cell office:value-type="float" office:value="1.21" calcext:value-type="float">
            <text:p>1.21</text:p>
          </table:table-cell>
          <table:table-cell office:value-type="float" office:value="13216" calcext:value-type="float">
            <text:p>13216</text:p>
          </table:table-cell>
          <table:table-cell office:value-type="float" office:value="198204581" calcext:value-type="float">
            <text:p>198204581</text:p>
          </table:table-cell>
          <table:table-cell office:value-type="float" office:value="2.12667" calcext:value-type="float">
            <text:p>2.12667</text:p>
          </table:table-cell>
          <table:table-cell office:value-type="float" office:value="2.13" calcext:value-type="float">
            <text:p>2.13</text:p>
          </table:table-cell>
          <table:table-cell office:value-type="float" office:value="14384" calcext:value-type="float">
            <text:p>14384</text:p>
          </table:table-cell>
          <table:table-cell office:value-type="float" office:value="198204581" calcext:value-type="float">
            <text:p>198204581</text:p>
          </table:table-cell>
          <table:table-cell table:formula="of:=[.F299]&gt;[.B2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28-s545189497c3365508.ukp</text:p>
          </table:table-cell>
          <table:table-cell office:value-type="float" office:value="1.19333" calcext:value-type="float">
            <text:p>1.19333</text:p>
          </table:table-cell>
          <table:table-cell office:value-type="float" office:value="1.19" calcext:value-type="float">
            <text:p>1.19</text:p>
          </table:table-cell>
          <table:table-cell office:value-type="float" office:value="15708" calcext:value-type="float">
            <text:p>15708</text:p>
          </table:table-cell>
          <table:table-cell office:value-type="float" office:value="175335599" calcext:value-type="float">
            <text:p>175335599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16720" calcext:value-type="float">
            <text:p>16720</text:p>
          </table:table-cell>
          <table:table-cell office:value-type="float" office:value="175335599" calcext:value-type="float">
            <text:p>175335599</text:p>
          </table:table-cell>
          <table:table-cell table:formula="of:=[.F300]&gt;[.B3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78-s399402953c3928017.ukp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9072" calcext:value-type="float">
            <text:p>9072</text:p>
          </table:table-cell>
          <table:table-cell office:value-type="float" office:value="204203589" calcext:value-type="float">
            <text:p>204203589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15432" calcext:value-type="float">
            <text:p>15432</text:p>
          </table:table-cell>
          <table:table-cell office:value-type="float" office:value="204203589" calcext:value-type="float">
            <text:p>204203589</text:p>
          </table:table-cell>
          <table:table-cell table:formula="of:=[.F301]&gt;[.B3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95-s159240154c4231857.ukp</text:p>
          </table:table-cell>
          <table:table-cell office:value-type="float" office:value="0.65667" calcext:value-type="float">
            <text:p>0.65667</text:p>
          </table:table-cell>
          <table:table-cell office:value-type="float" office:value="0.65" calcext:value-type="float">
            <text:p>0.65</text:p>
          </table:table-cell>
          <table:table-cell office:value-type="float" office:value="13152" calcext:value-type="float">
            <text:p>13152</text:p>
          </table:table-cell>
          <table:table-cell office:value-type="float" office:value="219245696" calcext:value-type="float">
            <text:p>219245696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17636" calcext:value-type="float">
            <text:p>17636</text:p>
          </table:table-cell>
          <table:table-cell office:value-type="float" office:value="219245696" calcext:value-type="float">
            <text:p>219245696</text:p>
          </table:table-cell>
          <table:table-cell table:formula="of:=[.F302]&gt;[.B3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2-s261146317c3877296.ukp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11932" calcext:value-type="float">
            <text:p>11932</text:p>
          </table:table-cell>
          <table:table-cell office:value-type="float" office:value="201216923" calcext:value-type="float">
            <text:p>201216923</text:p>
          </table:table-cell>
          <table:table-cell office:value-type="float" office:value="2.13333" calcext:value-type="float">
            <text:p>2.13333</text:p>
          </table:table-cell>
          <table:table-cell office:value-type="float" office:value="2.13" calcext:value-type="float">
            <text:p>2.13</text:p>
          </table:table-cell>
          <table:table-cell office:value-type="float" office:value="17788" calcext:value-type="float">
            <text:p>17788</text:p>
          </table:table-cell>
          <table:table-cell office:value-type="float" office:value="201216923" calcext:value-type="float">
            <text:p>201216923</text:p>
          </table:table-cell>
          <table:table-cell table:formula="of:=[.F303]&gt;[.B3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54-s208448807c3957722.ukp</text:p>
          </table:table-cell>
          <table:table-cell office:value-type="float" office:value="0.22667" calcext:value-type="float">
            <text:p>0.22667</text:p>
          </table:table-cell>
          <table:table-cell office:value-type="float" office:value="0.22" calcext:value-type="float">
            <text:p>0.22</text:p>
          </table:table-cell>
          <table:table-cell office:value-type="float" office:value="8820" calcext:value-type="float">
            <text:p>8820</text:p>
          </table:table-cell>
          <table:table-cell office:value-type="float" office:value="206043740" calcext:value-type="float">
            <text:p>206043740</text:p>
          </table:table-cell>
          <table:table-cell office:value-type="float" office:value="2.13333" calcext:value-type="float">
            <text:p>2.13333</text:p>
          </table:table-cell>
          <table:table-cell office:value-type="float" office:value="2.13" calcext:value-type="float">
            <text:p>2.13</text:p>
          </table:table-cell>
          <table:table-cell office:value-type="float" office:value="15020" calcext:value-type="float">
            <text:p>15020</text:p>
          </table:table-cell>
          <table:table-cell office:value-type="float" office:value="206043740" calcext:value-type="float">
            <text:p>206043740</text:p>
          </table:table-cell>
          <table:table-cell table:formula="of:=[.F304]&gt;[.B3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42-s644582044c4662957.ukp</text:p>
          </table:table-cell>
          <table:table-cell office:value-type="float" office:value="1.49667" calcext:value-type="float">
            <text:p>1.49667</text:p>
          </table:table-cell>
          <table:table-cell office:value-type="float" office:value="1.5" calcext:value-type="float">
            <text:p>1.5</text:p>
          </table:table-cell>
          <table:table-cell office:value-type="float" office:value="18968" calcext:value-type="float">
            <text:p>18968</text:p>
          </table:table-cell>
          <table:table-cell office:value-type="float" office:value="242799417" calcext:value-type="float">
            <text:p>242799417</text:p>
          </table:table-cell>
          <table:table-cell office:value-type="float" office:value="2.13333" calcext:value-type="float">
            <text:p>2.13333</text:p>
          </table:table-cell>
          <table:table-cell office:value-type="float" office:value="2.13" calcext:value-type="float">
            <text:p>2.13</text:p>
          </table:table-cell>
          <table:table-cell office:value-type="float" office:value="20296" calcext:value-type="float">
            <text:p>20296</text:p>
          </table:table-cell>
          <table:table-cell office:value-type="float" office:value="242799417" calcext:value-type="float">
            <text:p>242799417</text:p>
          </table:table-cell>
          <table:table-cell table:formula="of:=[.F305]&gt;[.B3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47-s108509831c8784980.ukp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1168" calcext:value-type="float">
            <text:p>21168</text:p>
          </table:table-cell>
          <table:table-cell office:value-type="float" office:value="457468311" calcext:value-type="float">
            <text:p>457468311</text:p>
          </table:table-cell>
          <table:table-cell office:value-type="float" office:value="2.13333" calcext:value-type="float">
            <text:p>2.13333</text:p>
          </table:table-cell>
          <table:table-cell office:value-type="float" office:value="2.14" calcext:value-type="float">
            <text:p>2.14</text:p>
          </table:table-cell>
          <table:table-cell office:value-type="float" office:value="26160" calcext:value-type="float">
            <text:p>26160</text:p>
          </table:table-cell>
          <table:table-cell office:value-type="float" office:value="457468311" calcext:value-type="float">
            <text:p>457468311</text:p>
          </table:table-cell>
          <table:table-cell table:formula="of:=[.F306]&gt;[.B3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77-s657896393c3003322.ukp</text:p>
          </table:table-cell>
          <table:table-cell office:value-type="float" office:value="1.21333" calcext:value-type="float">
            <text:p>1.21333</text:p>
          </table:table-cell>
          <table:table-cell office:value-type="float" office:value="1.21" calcext:value-type="float">
            <text:p>1.21</text:p>
          </table:table-cell>
          <table:table-cell office:value-type="float" office:value="12216" calcext:value-type="float">
            <text:p>12216</text:p>
          </table:table-cell>
          <table:table-cell office:value-type="float" office:value="155121683" calcext:value-type="float">
            <text:p>155121683</text:p>
          </table:table-cell>
          <table:table-cell office:value-type="float" office:value="2.14" calcext:value-type="float">
            <text:p>2.14</text:p>
          </table:table-cell>
          <table:table-cell office:value-type="float" office:value="2.13" calcext:value-type="float">
            <text:p>2.13</text:p>
          </table:table-cell>
          <table:table-cell office:value-type="float" office:value="13256" calcext:value-type="float">
            <text:p>13256</text:p>
          </table:table-cell>
          <table:table-cell office:value-type="float" office:value="155121683" calcext:value-type="float">
            <text:p>155121683</text:p>
          </table:table-cell>
          <table:table-cell table:formula="of:=[.F307]&gt;[.B3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15-s375173258c5029329.ukp</text:p>
          </table:table-cell>
          <table:table-cell office:value-type="float" office:value="0.65333" calcext:value-type="float">
            <text:p>0.65333</text:p>
          </table:table-cell>
          <table:table-cell office:value-type="float" office:value="0.65" calcext:value-type="float">
            <text:p>0.65</text:p>
          </table:table-cell>
          <table:table-cell office:value-type="float" office:value="12884" calcext:value-type="float">
            <text:p>12884</text:p>
          </table:table-cell>
          <table:table-cell office:value-type="float" office:value="261697397" calcext:value-type="float">
            <text:p>261697397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16260" calcext:value-type="float">
            <text:p>16260</text:p>
          </table:table-cell>
          <table:table-cell office:value-type="float" office:value="261697397" calcext:value-type="float">
            <text:p>261697397</text:p>
          </table:table-cell>
          <table:table-cell table:formula="of:=[.F308]&gt;[.B3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90-s962238163c5649759.ukp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12912" calcext:value-type="float">
            <text:p>12912</text:p>
          </table:table-cell>
          <table:table-cell office:value-type="float" office:value="293825287" calcext:value-type="float">
            <text:p>293825287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21212" calcext:value-type="float">
            <text:p>21212</text:p>
          </table:table-cell>
          <table:table-cell office:value-type="float" office:value="293825287" calcext:value-type="float">
            <text:p>293825287</text:p>
          </table:table-cell>
          <table:table-cell table:formula="of:=[.F309]&gt;[.B3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61-s891640290c2917193.ukp</text:p>
          </table:table-cell>
          <table:table-cell office:value-type="float" office:value="1.67333" calcext:value-type="float">
            <text:p>1.67333</text:p>
          </table:table-cell>
          <table:table-cell office:value-type="float" office:value="1.67" calcext:value-type="float">
            <text:p>1.67</text:p>
          </table:table-cell>
          <table:table-cell office:value-type="float" office:value="15620" calcext:value-type="float">
            <text:p>15620</text:p>
          </table:table-cell>
          <table:table-cell office:value-type="float" office:value="150516126" calcext:value-type="float">
            <text:p>150516126</text:p>
          </table:table-cell>
          <table:table-cell office:value-type="float" office:value="2.14667" calcext:value-type="float">
            <text:p>2.14667</text:p>
          </table:table-cell>
          <table:table-cell office:value-type="float" office:value="2.14" calcext:value-type="float">
            <text:p>2.14</text:p>
          </table:table-cell>
          <table:table-cell office:value-type="float" office:value="16732" calcext:value-type="float">
            <text:p>16732</text:p>
          </table:table-cell>
          <table:table-cell office:value-type="float" office:value="150516126" calcext:value-type="float">
            <text:p>150516126</text:p>
          </table:table-cell>
          <table:table-cell table:formula="of:=[.F310]&gt;[.B3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6-s221755733c3795391.ukp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948" calcext:value-type="float">
            <text:p>7948</text:p>
          </table:table-cell>
          <table:table-cell office:value-type="float" office:value="197618221" calcext:value-type="float">
            <text:p>197618221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13784" calcext:value-type="float">
            <text:p>13784</text:p>
          </table:table-cell>
          <table:table-cell office:value-type="float" office:value="197618221" calcext:value-type="float">
            <text:p>197618221</text:p>
          </table:table-cell>
          <table:table-cell table:formula="of:=[.F311]&gt;[.B3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66-s904341899c4329792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256" calcext:value-type="float">
            <text:p>6256</text:p>
          </table:table-cell>
          <table:table-cell office:value-type="float" office:value="225483545" calcext:value-type="float">
            <text:p>225483545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15472" calcext:value-type="float">
            <text:p>15472</text:p>
          </table:table-cell>
          <table:table-cell office:value-type="float" office:value="225483545" calcext:value-type="float">
            <text:p>225483545</text:p>
          </table:table-cell>
          <table:table-cell table:formula="of:=[.F312]&gt;[.B3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50-s173859084c5698356.ukp</text:p>
          </table:table-cell>
          <table:table-cell table:number-columns-repeated="2" office:value-type="float" office:value="1.28" calcext:value-type="float">
            <text:p>1.28</text:p>
          </table:table-cell>
          <table:table-cell office:value-type="float" office:value="15880" calcext:value-type="float">
            <text:p>15880</text:p>
          </table:table-cell>
          <table:table-cell office:value-type="float" office:value="295447624" calcext:value-type="float">
            <text:p>295447624</text:p>
          </table:table-cell>
          <table:table-cell office:value-type="float" office:value="2.15333" calcext:value-type="float">
            <text:p>2.15333</text:p>
          </table:table-cell>
          <table:table-cell office:value-type="float" office:value="2.16" calcext:value-type="float">
            <text:p>2.16</text:p>
          </table:table-cell>
          <table:table-cell office:value-type="float" office:value="17956" calcext:value-type="float">
            <text:p>17956</text:p>
          </table:table-cell>
          <table:table-cell office:value-type="float" office:value="295447624" calcext:value-type="float">
            <text:p>295447624</text:p>
          </table:table-cell>
          <table:table-cell table:formula="of:=[.F313]&gt;[.B3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42-s445508302c6536876.ukp</text:p>
          </table:table-cell>
          <table:table-cell office:value-type="float" office:value="0.95667" calcext:value-type="float">
            <text:p>0.95667</text:p>
          </table:table-cell>
          <table:table-cell office:value-type="float" office:value="0.95" calcext:value-type="float">
            <text:p>0.95</text:p>
          </table:table-cell>
          <table:table-cell office:value-type="float" office:value="16164" calcext:value-type="float">
            <text:p>16164</text:p>
          </table:table-cell>
          <table:table-cell office:value-type="float" office:value="340319063" calcext:value-type="float">
            <text:p>340319063</text:p>
          </table:table-cell>
          <table:table-cell office:value-type="float" office:value="2.15333" calcext:value-type="float">
            <text:p>2.15333</text:p>
          </table:table-cell>
          <table:table-cell office:value-type="float" office:value="2.16" calcext:value-type="float">
            <text:p>2.16</text:p>
          </table:table-cell>
          <table:table-cell office:value-type="float" office:value="18908" calcext:value-type="float">
            <text:p>18908</text:p>
          </table:table-cell>
          <table:table-cell office:value-type="float" office:value="340319063" calcext:value-type="float">
            <text:p>340319063</text:p>
          </table:table-cell>
          <table:table-cell table:formula="of:=[.F314]&gt;[.B3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06-s91067200c7500671.ukp</text:p>
          </table:table-cell>
          <table:table-cell office:value-type="float" office:value="1.27333" calcext:value-type="float">
            <text:p>1.27333</text:p>
          </table:table-cell>
          <table:table-cell office:value-type="float" office:value="1.27" calcext:value-type="float">
            <text:p>1.27</text:p>
          </table:table-cell>
          <table:table-cell office:value-type="float" office:value="14384" calcext:value-type="float">
            <text:p>14384</text:p>
          </table:table-cell>
          <table:table-cell office:value-type="float" office:value="390636676" calcext:value-type="float">
            <text:p>390636676</text:p>
          </table:table-cell>
          <table:table-cell office:value-type="float" office:value="2.15333" calcext:value-type="float">
            <text:p>2.15333</text:p>
          </table:table-cell>
          <table:table-cell office:value-type="float" office:value="2.15" calcext:value-type="float">
            <text:p>2.15</text:p>
          </table:table-cell>
          <table:table-cell office:value-type="float" office:value="19884" calcext:value-type="float">
            <text:p>19884</text:p>
          </table:table-cell>
          <table:table-cell office:value-type="float" office:value="390636676" calcext:value-type="float">
            <text:p>390636676</text:p>
          </table:table-cell>
          <table:table-cell table:formula="of:=[.F315]&gt;[.B3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52-s139986500c7907514.ukp</text:p>
          </table:table-cell>
          <table:table-cell office:value-type="float" office:value="0.21333" calcext:value-type="float">
            <text:p>0.21333</text:p>
          </table:table-cell>
          <table:table-cell office:value-type="float" office:value="0.21" calcext:value-type="float">
            <text:p>0.21</text:p>
          </table:table-cell>
          <table:table-cell office:value-type="float" office:value="13136" calcext:value-type="float">
            <text:p>13136</text:p>
          </table:table-cell>
          <table:table-cell office:value-type="float" office:value="411392043" calcext:value-type="float">
            <text:p>411392043</text:p>
          </table:table-cell>
          <table:table-cell office:value-type="float" office:value="2.15333" calcext:value-type="float">
            <text:p>2.15333</text:p>
          </table:table-cell>
          <table:table-cell office:value-type="float" office:value="2.15" calcext:value-type="float">
            <text:p>2.15</text:p>
          </table:table-cell>
          <table:table-cell office:value-type="float" office:value="23764" calcext:value-type="float">
            <text:p>23764</text:p>
          </table:table-cell>
          <table:table-cell office:value-type="float" office:value="411392043" calcext:value-type="float">
            <text:p>411392043</text:p>
          </table:table-cell>
          <table:table-cell table:formula="of:=[.F316]&gt;[.B3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59-s46944898c5381030.ukp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1340" calcext:value-type="float">
            <text:p>11340</text:p>
          </table:table-cell>
          <table:table-cell office:value-type="float" office:value="279585715" calcext:value-type="float">
            <text:p>279585715</text:p>
          </table:table-cell>
          <table:table-cell table:number-columns-repeated="2" office:value-type="float" office:value="2.16" calcext:value-type="float">
            <text:p>2.16</text:p>
          </table:table-cell>
          <table:table-cell office:value-type="float" office:value="15412" calcext:value-type="float">
            <text:p>15412</text:p>
          </table:table-cell>
          <table:table-cell office:value-type="float" office:value="279585715" calcext:value-type="float">
            <text:p>279585715</text:p>
          </table:table-cell>
          <table:table-cell table:formula="of:=[.F317]&gt;[.B3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13-s992980497c6496602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84" calcext:value-type="float">
            <text:p>7984</text:p>
          </table:table-cell>
          <table:table-cell office:value-type="float" office:value="338327732" calcext:value-type="float">
            <text:p>338327732</text:p>
          </table:table-cell>
          <table:table-cell table:number-columns-repeated="2" office:value-type="float" office:value="2.16" calcext:value-type="float">
            <text:p>2.16</text:p>
          </table:table-cell>
          <table:table-cell office:value-type="float" office:value="21112" calcext:value-type="float">
            <text:p>21112</text:p>
          </table:table-cell>
          <table:table-cell office:value-type="float" office:value="338327732" calcext:value-type="float">
            <text:p>338327732</text:p>
          </table:table-cell>
          <table:table-cell table:formula="of:=[.F318]&gt;[.B3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25-s266680480c3807344.ukp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9300" calcext:value-type="float">
            <text:p>9300</text:p>
          </table:table-cell>
          <table:table-cell office:value-type="float" office:value="197497965" calcext:value-type="float">
            <text:p>197497965</text:p>
          </table:table-cell>
          <table:table-cell office:value-type="float" office:value="2.16333" calcext:value-type="float">
            <text:p>2.16333</text:p>
          </table:table-cell>
          <table:table-cell office:value-type="float" office:value="2.17" calcext:value-type="float">
            <text:p>2.17</text:p>
          </table:table-cell>
          <table:table-cell office:value-type="float" office:value="14616" calcext:value-type="float">
            <text:p>14616</text:p>
          </table:table-cell>
          <table:table-cell office:value-type="float" office:value="197497965" calcext:value-type="float">
            <text:p>197497965</text:p>
          </table:table-cell>
          <table:table-cell table:formula="of:=[.F319]&gt;[.B3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82-s662703693c4352861.ukp</text:p>
          </table:table-cell>
          <table:table-cell office:value-type="float" office:value="1.40333" calcext:value-type="float">
            <text:p>1.40333</text:p>
          </table:table-cell>
          <table:table-cell office:value-type="float" office:value="1.4" calcext:value-type="float">
            <text:p>1.4</text:p>
          </table:table-cell>
          <table:table-cell office:value-type="float" office:value="14892" calcext:value-type="float">
            <text:p>14892</text:p>
          </table:table-cell>
          <table:table-cell office:value-type="float" office:value="225388026" calcext:value-type="float">
            <text:p>225388026</text:p>
          </table:table-cell>
          <table:table-cell office:value-type="float" office:value="2.16333" calcext:value-type="float">
            <text:p>2.16333</text:p>
          </table:table-cell>
          <table:table-cell office:value-type="float" office:value="2.17" calcext:value-type="float">
            <text:p>2.17</text:p>
          </table:table-cell>
          <table:table-cell office:value-type="float" office:value="17244" calcext:value-type="float">
            <text:p>17244</text:p>
          </table:table-cell>
          <table:table-cell office:value-type="float" office:value="225388026" calcext:value-type="float">
            <text:p>225388026</text:p>
          </table:table-cell>
          <table:table-cell table:formula="of:=[.F320]&gt;[.B3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62-s10096367c4763568.ukp</text:p>
          </table:table-cell>
          <table:table-cell office:value-type="float" office:value="0.34333" calcext:value-type="float">
            <text:p>0.34333</text:p>
          </table:table-cell>
          <table:table-cell office:value-type="float" office:value="0.34" calcext:value-type="float">
            <text:p>0.34</text:p>
          </table:table-cell>
          <table:table-cell office:value-type="float" office:value="9176" calcext:value-type="float">
            <text:p>9176</text:p>
          </table:table-cell>
          <table:table-cell office:value-type="float" office:value="248190276" calcext:value-type="float">
            <text:p>248190276</text:p>
          </table:table-cell>
          <table:table-cell office:value-type="float" office:value="2.16333" calcext:value-type="float">
            <text:p>2.16333</text:p>
          </table:table-cell>
          <table:table-cell office:value-type="float" office:value="2.16" calcext:value-type="float">
            <text:p>2.16</text:p>
          </table:table-cell>
          <table:table-cell office:value-type="float" office:value="17252" calcext:value-type="float">
            <text:p>17252</text:p>
          </table:table-cell>
          <table:table-cell office:value-type="float" office:value="248190276" calcext:value-type="float">
            <text:p>248190276</text:p>
          </table:table-cell>
          <table:table-cell table:formula="of:=[.F321]&gt;[.B3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91-s356074706c8710115.ukp</text:p>
          </table:table-cell>
          <table:table-cell office:value-type="float" office:value="0.37667" calcext:value-type="float">
            <text:p>0.37667</text:p>
          </table:table-cell>
          <table:table-cell office:value-type="float" office:value="0.37" calcext:value-type="float">
            <text:p>0.37</text:p>
          </table:table-cell>
          <table:table-cell office:value-type="float" office:value="11248" calcext:value-type="float">
            <text:p>11248</text:p>
          </table:table-cell>
          <table:table-cell office:value-type="float" office:value="453676143" calcext:value-type="float">
            <text:p>453676143</text:p>
          </table:table-cell>
          <table:table-cell office:value-type="float" office:value="2.16333" calcext:value-type="float">
            <text:p>2.16333</text:p>
          </table:table-cell>
          <table:table-cell office:value-type="float" office:value="2.16" calcext:value-type="float">
            <text:p>2.16</text:p>
          </table:table-cell>
          <table:table-cell office:value-type="float" office:value="18320" calcext:value-type="float">
            <text:p>18320</text:p>
          </table:table-cell>
          <table:table-cell office:value-type="float" office:value="453676143" calcext:value-type="float">
            <text:p>453676143</text:p>
          </table:table-cell>
          <table:table-cell table:formula="of:=[.F322]&gt;[.B3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66-s494524491c2674068.ukp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9236" calcext:value-type="float">
            <text:p>9236</text:p>
          </table:table-cell>
          <table:table-cell office:value-type="float" office:value="139308488" calcext:value-type="float">
            <text:p>139308488</text:p>
          </table:table-cell>
          <table:table-cell office:value-type="float" office:value="2.16667" calcext:value-type="float">
            <text:p>2.16667</text:p>
          </table:table-cell>
          <table:table-cell office:value-type="float" office:value="2.18" calcext:value-type="float">
            <text:p>2.18</text:p>
          </table:table-cell>
          <table:table-cell office:value-type="float" office:value="13720" calcext:value-type="float">
            <text:p>13720</text:p>
          </table:table-cell>
          <table:table-cell office:value-type="float" office:value="139308488" calcext:value-type="float">
            <text:p>139308488</text:p>
          </table:table-cell>
          <table:table-cell table:formula="of:=[.F323]&gt;[.B3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53-s43310200c4753908.ukp</text:p>
          </table:table-cell>
          <table:table-cell office:value-type="float" office:value="1.36333" calcext:value-type="float">
            <text:p>1.36333</text:p>
          </table:table-cell>
          <table:table-cell office:value-type="float" office:value="1.36" calcext:value-type="float">
            <text:p>1.36</text:p>
          </table:table-cell>
          <table:table-cell office:value-type="float" office:value="16892" calcext:value-type="float">
            <text:p>16892</text:p>
          </table:table-cell>
          <table:table-cell office:value-type="float" office:value="246337642" calcext:value-type="float">
            <text:p>246337642</text:p>
          </table:table-cell>
          <table:table-cell office:value-type="float" office:value="2.16667" calcext:value-type="float">
            <text:p>2.16667</text:p>
          </table:table-cell>
          <table:table-cell office:value-type="float" office:value="2.18" calcext:value-type="float">
            <text:p>2.18</text:p>
          </table:table-cell>
          <table:table-cell office:value-type="float" office:value="17868" calcext:value-type="float">
            <text:p>17868</text:p>
          </table:table-cell>
          <table:table-cell office:value-type="float" office:value="246337642" calcext:value-type="float">
            <text:p>246337642</text:p>
          </table:table-cell>
          <table:table-cell table:formula="of:=[.F324]&gt;[.B3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89-s759786854c9777440.ukp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20408" calcext:value-type="float">
            <text:p>20408</text:p>
          </table:table-cell>
          <table:table-cell office:value-type="float" office:value="508190377" calcext:value-type="float">
            <text:p>508190377</text:p>
          </table:table-cell>
          <table:table-cell office:value-type="float" office:value="2.16667" calcext:value-type="float">
            <text:p>2.16667</text:p>
          </table:table-cell>
          <table:table-cell office:value-type="float" office:value="2.16" calcext:value-type="float">
            <text:p>2.16</text:p>
          </table:table-cell>
          <table:table-cell office:value-type="float" office:value="26240" calcext:value-type="float">
            <text:p>26240</text:p>
          </table:table-cell>
          <table:table-cell office:value-type="float" office:value="508190377" calcext:value-type="float">
            <text:p>508190377</text:p>
          </table:table-cell>
          <table:table-cell table:formula="of:=[.F325]&gt;[.B3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74-s478569737c5492503.ukp</text:p>
          </table:table-cell>
          <table:table-cell office:value-type="float" office:value="0.75333" calcext:value-type="float">
            <text:p>0.75333</text:p>
          </table:table-cell>
          <table:table-cell office:value-type="float" office:value="0.75" calcext:value-type="float">
            <text:p>0.75</text:p>
          </table:table-cell>
          <table:table-cell office:value-type="float" office:value="12124" calcext:value-type="float">
            <text:p>12124</text:p>
          </table:table-cell>
          <table:table-cell office:value-type="float" office:value="284858502" calcext:value-type="float">
            <text:p>284858502</text:p>
          </table:table-cell>
          <table:table-cell table:number-columns-repeated="2" office:value-type="float" office:value="2.17" calcext:value-type="float">
            <text:p>2.17</text:p>
          </table:table-cell>
          <table:table-cell office:value-type="float" office:value="15808" calcext:value-type="float">
            <text:p>15808</text:p>
          </table:table-cell>
          <table:table-cell office:value-type="float" office:value="284858502" calcext:value-type="float">
            <text:p>284858502</text:p>
          </table:table-cell>
          <table:table-cell table:formula="of:=[.F326]&gt;[.B3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03-s178264529c6025564.ukp</text:p>
          </table:table-cell>
          <table:table-cell table:number-columns-repeated="2" office:value-type="float" office:value="1.33" calcext:value-type="float">
            <text:p>1.33</text:p>
          </table:table-cell>
          <table:table-cell office:value-type="float" office:value="15800" calcext:value-type="float">
            <text:p>15800</text:p>
          </table:table-cell>
          <table:table-cell office:value-type="float" office:value="312627055" calcext:value-type="float">
            <text:p>312627055</text:p>
          </table:table-cell>
          <table:table-cell table:number-columns-repeated="2" office:value-type="float" office:value="2.17" calcext:value-type="float">
            <text:p>2.17</text:p>
          </table:table-cell>
          <table:table-cell office:value-type="float" office:value="16740" calcext:value-type="float">
            <text:p>16740</text:p>
          </table:table-cell>
          <table:table-cell office:value-type="float" office:value="312627055" calcext:value-type="float">
            <text:p>312627055</text:p>
          </table:table-cell>
          <table:table-cell table:formula="of:=[.F327]&gt;[.B3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79-s512244761c7185290.ukp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20472" calcext:value-type="float">
            <text:p>20472</text:p>
          </table:table-cell>
          <table:table-cell office:value-type="float" office:value="372988699" calcext:value-type="float">
            <text:p>372988699</text:p>
          </table:table-cell>
          <table:table-cell table:number-columns-repeated="2" office:value-type="float" office:value="2.17" calcext:value-type="float">
            <text:p>2.17</text:p>
          </table:table-cell>
          <table:table-cell office:value-type="float" office:value="26372" calcext:value-type="float">
            <text:p>26372</text:p>
          </table:table-cell>
          <table:table-cell office:value-type="float" office:value="372988699" calcext:value-type="float">
            <text:p>372988699</text:p>
          </table:table-cell>
          <table:table-cell table:formula="of:=[.F328]&gt;[.B3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57-s78596203c9110142.ukp</text:p>
          </table:table-cell>
          <table:table-cell office:value-type="float" office:value="1.17667" calcext:value-type="float">
            <text:p>1.17667</text:p>
          </table:table-cell>
          <table:table-cell office:value-type="float" office:value="1.17" calcext:value-type="float">
            <text:p>1.17</text:p>
          </table:table-cell>
          <table:table-cell office:value-type="float" office:value="16128" calcext:value-type="float">
            <text:p>16128</text:p>
          </table:table-cell>
          <table:table-cell office:value-type="float" office:value="473355875" calcext:value-type="float">
            <text:p>473355875</text:p>
          </table:table-cell>
          <table:table-cell table:number-columns-repeated="2" office:value-type="float" office:value="2.17" calcext:value-type="float">
            <text:p>2.17</text:p>
          </table:table-cell>
          <table:table-cell office:value-type="float" office:value="18468" calcext:value-type="float">
            <text:p>18468</text:p>
          </table:table-cell>
          <table:table-cell office:value-type="float" office:value="473355875" calcext:value-type="float">
            <text:p>473355875</text:p>
          </table:table-cell>
          <table:table-cell table:formula="of:=[.F329]&gt;[.B3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50-s284805461c3802200.ukp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0460" calcext:value-type="float">
            <text:p>10460</text:p>
          </table:table-cell>
          <table:table-cell office:value-type="float" office:value="197351821" calcext:value-type="float">
            <text:p>197351821</text:p>
          </table:table-cell>
          <table:table-cell office:value-type="float" office:value="2.17333" calcext:value-type="float">
            <text:p>2.17333</text:p>
          </table:table-cell>
          <table:table-cell office:value-type="float" office:value="2.17" calcext:value-type="float">
            <text:p>2.17</text:p>
          </table:table-cell>
          <table:table-cell office:value-type="float" office:value="16576" calcext:value-type="float">
            <text:p>16576</text:p>
          </table:table-cell>
          <table:table-cell office:value-type="float" office:value="197351821" calcext:value-type="float">
            <text:p>197351821</text:p>
          </table:table-cell>
          <table:table-cell table:formula="of:=[.F330]&gt;[.B3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52-s95933711c4215227.ukp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0740" calcext:value-type="float">
            <text:p>10740</text:p>
          </table:table-cell>
          <table:table-cell office:value-type="float" office:value="219411338" calcext:value-type="float">
            <text:p>219411338</text:p>
          </table:table-cell>
          <table:table-cell office:value-type="float" office:value="2.17333" calcext:value-type="float">
            <text:p>2.17333</text:p>
          </table:table-cell>
          <table:table-cell office:value-type="float" office:value="2.17" calcext:value-type="float">
            <text:p>2.17</text:p>
          </table:table-cell>
          <table:table-cell office:value-type="float" office:value="20888" calcext:value-type="float">
            <text:p>20888</text:p>
          </table:table-cell>
          <table:table-cell office:value-type="float" office:value="219411338" calcext:value-type="float">
            <text:p>219411338</text:p>
          </table:table-cell>
          <table:table-cell table:formula="of:=[.F331]&gt;[.B3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26-s143998406c6776832.ukp</text:p>
          </table:table-cell>
          <table:table-cell office:value-type="float" office:value="0.31333" calcext:value-type="float">
            <text:p>0.31333</text:p>
          </table:table-cell>
          <table:table-cell office:value-type="float" office:value="0.31" calcext:value-type="float">
            <text:p>0.31</text:p>
          </table:table-cell>
          <table:table-cell office:value-type="float" office:value="9708" calcext:value-type="float">
            <text:p>9708</text:p>
          </table:table-cell>
          <table:table-cell office:value-type="float" office:value="352707944" calcext:value-type="float">
            <text:p>352707944</text:p>
          </table:table-cell>
          <table:table-cell office:value-type="float" office:value="2.17667" calcext:value-type="float">
            <text:p>2.17667</text:p>
          </table:table-cell>
          <table:table-cell office:value-type="float" office:value="2.17" calcext:value-type="float">
            <text:p>2.17</text:p>
          </table:table-cell>
          <table:table-cell office:value-type="float" office:value="18036" calcext:value-type="float">
            <text:p>18036</text:p>
          </table:table-cell>
          <table:table-cell office:value-type="float" office:value="352707944" calcext:value-type="float">
            <text:p>352707944</text:p>
          </table:table-cell>
          <table:table-cell table:formula="of:=[.F332]&gt;[.B3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97-s825468163c7161943.ukp</text:p>
          </table:table-cell>
          <table:table-cell office:value-type="float" office:value="0.74333" calcext:value-type="float">
            <text:p>0.74333</text:p>
          </table:table-cell>
          <table:table-cell office:value-type="float" office:value="0.74" calcext:value-type="float">
            <text:p>0.74</text:p>
          </table:table-cell>
          <table:table-cell office:value-type="float" office:value="10636" calcext:value-type="float">
            <text:p>10636</text:p>
          </table:table-cell>
          <table:table-cell office:value-type="float" office:value="371753782" calcext:value-type="float">
            <text:p>371753782</text:p>
          </table:table-cell>
          <table:table-cell office:value-type="float" office:value="2.17667" calcext:value-type="float">
            <text:p>2.17667</text:p>
          </table:table-cell>
          <table:table-cell office:value-type="float" office:value="2.18" calcext:value-type="float">
            <text:p>2.18</text:p>
          </table:table-cell>
          <table:table-cell office:value-type="float" office:value="13428" calcext:value-type="float">
            <text:p>13428</text:p>
          </table:table-cell>
          <table:table-cell office:value-type="float" office:value="371753782" calcext:value-type="float">
            <text:p>371753782</text:p>
          </table:table-cell>
          <table:table-cell table:formula="of:=[.F333]&gt;[.B3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89-s863176603c8779853.ukp</text:p>
          </table:table-cell>
          <table:table-cell office:value-type="float" office:value="1.93333" calcext:value-type="float">
            <text:p>1.93333</text:p>
          </table:table-cell>
          <table:table-cell office:value-type="float" office:value="1.93" calcext:value-type="float">
            <text:p>1.93</text:p>
          </table:table-cell>
          <table:table-cell office:value-type="float" office:value="13300" calcext:value-type="float">
            <text:p>13300</text:p>
          </table:table-cell>
          <table:table-cell office:value-type="float" office:value="455938398" calcext:value-type="float">
            <text:p>455938398</text:p>
          </table:table-cell>
          <table:table-cell table:number-columns-repeated="2" office:value-type="float" office:value="2.18" calcext:value-type="float">
            <text:p>2.18</text:p>
          </table:table-cell>
          <table:table-cell office:value-type="float" office:value="13196" calcext:value-type="float">
            <text:p>13196</text:p>
          </table:table-cell>
          <table:table-cell office:value-type="float" office:value="455938398" calcext:value-type="float">
            <text:p>455938398</text:p>
          </table:table-cell>
          <table:table-cell table:formula="of:=[.F334]&gt;[.B3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87-s447645624c6596333.ukp</text:p>
          </table:table-cell>
          <table:table-cell office:value-type="float" office:value="1.11333" calcext:value-type="float">
            <text:p>1.11333</text:p>
          </table:table-cell>
          <table:table-cell office:value-type="float" office:value="1.12" calcext:value-type="float">
            <text:p>1.12</text:p>
          </table:table-cell>
          <table:table-cell office:value-type="float" office:value="15624" calcext:value-type="float">
            <text:p>15624</text:p>
          </table:table-cell>
          <table:table-cell office:value-type="float" office:value="342341569" calcext:value-type="float">
            <text:p>342341569</text:p>
          </table:table-cell>
          <table:table-cell office:value-type="float" office:value="2.18333" calcext:value-type="float">
            <text:p>2.18333</text:p>
          </table:table-cell>
          <table:table-cell office:value-type="float" office:value="2.18" calcext:value-type="float">
            <text:p>2.18</text:p>
          </table:table-cell>
          <table:table-cell office:value-type="float" office:value="18768" calcext:value-type="float">
            <text:p>18768</text:p>
          </table:table-cell>
          <table:table-cell office:value-type="float" office:value="342341569" calcext:value-type="float">
            <text:p>342341569</text:p>
          </table:table-cell>
          <table:table-cell table:formula="of:=[.F335]&gt;[.B3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5-s19378828c1766445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028" calcext:value-type="float">
            <text:p>6028</text:p>
          </table:table-cell>
          <table:table-cell office:value-type="float" office:value="91933252" calcext:value-type="float">
            <text:p>91933252</text:p>
          </table:table-cell>
          <table:table-cell office:value-type="float" office:value="2.18667" calcext:value-type="float">
            <text:p>2.18667</text:p>
          </table:table-cell>
          <table:table-cell office:value-type="float" office:value="2.19" calcext:value-type="float">
            <text:p>2.19</text:p>
          </table:table-cell>
          <table:table-cell office:value-type="float" office:value="12160" calcext:value-type="float">
            <text:p>12160</text:p>
          </table:table-cell>
          <table:table-cell office:value-type="float" office:value="91933252" calcext:value-type="float">
            <text:p>91933252</text:p>
          </table:table-cell>
          <table:table-cell table:formula="of:=[.F336]&gt;[.B3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6-s398797429c3023224.ukp</text:p>
          </table:table-cell>
          <table:table-cell office:value-type="float" office:value="0.44333" calcext:value-type="float">
            <text:p>0.44333</text:p>
          </table:table-cell>
          <table:table-cell office:value-type="float" office:value="0.44" calcext:value-type="float">
            <text:p>0.44</text:p>
          </table:table-cell>
          <table:table-cell office:value-type="float" office:value="9900" calcext:value-type="float">
            <text:p>9900</text:p>
          </table:table-cell>
          <table:table-cell office:value-type="float" office:value="156650146" calcext:value-type="float">
            <text:p>156650146</text:p>
          </table:table-cell>
          <table:table-cell office:value-type="float" office:value="2.18667" calcext:value-type="float">
            <text:p>2.18667</text:p>
          </table:table-cell>
          <table:table-cell office:value-type="float" office:value="2.19" calcext:value-type="float">
            <text:p>2.19</text:p>
          </table:table-cell>
          <table:table-cell office:value-type="float" office:value="13148" calcext:value-type="float">
            <text:p>13148</text:p>
          </table:table-cell>
          <table:table-cell office:value-type="float" office:value="156650146" calcext:value-type="float">
            <text:p>156650146</text:p>
          </table:table-cell>
          <table:table-cell table:formula="of:=[.F337]&gt;[.B3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40-s213174395c6662963.ukp</text:p>
          </table:table-cell>
          <table:table-cell office:value-type="float" office:value="0.98333" calcext:value-type="float">
            <text:p>0.98333</text:p>
          </table:table-cell>
          <table:table-cell office:value-type="float" office:value="0.98" calcext:value-type="float">
            <text:p>0.98</text:p>
          </table:table-cell>
          <table:table-cell office:value-type="float" office:value="11296" calcext:value-type="float">
            <text:p>11296</text:p>
          </table:table-cell>
          <table:table-cell office:value-type="float" office:value="347003040" calcext:value-type="float">
            <text:p>347003040</text:p>
          </table:table-cell>
          <table:table-cell office:value-type="float" office:value="2.18667" calcext:value-type="float">
            <text:p>2.18667</text:p>
          </table:table-cell>
          <table:table-cell office:value-type="float" office:value="2.19" calcext:value-type="float">
            <text:p>2.19</text:p>
          </table:table-cell>
          <table:table-cell office:value-type="float" office:value="21564" calcext:value-type="float">
            <text:p>21564</text:p>
          </table:table-cell>
          <table:table-cell office:value-type="float" office:value="347003040" calcext:value-type="float">
            <text:p>347003040</text:p>
          </table:table-cell>
          <table:table-cell table:formula="of:=[.F338]&gt;[.B3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86-s363374108c8851581.ukp</text:p>
          </table:table-cell>
          <table:table-cell office:value-type="float" office:value="2.05333" calcext:value-type="float">
            <text:p>2.05333</text:p>
          </table:table-cell>
          <table:table-cell office:value-type="float" office:value="2.06" calcext:value-type="float">
            <text:p>2.06</text:p>
          </table:table-cell>
          <table:table-cell office:value-type="float" office:value="19816" calcext:value-type="float">
            <text:p>19816</text:p>
          </table:table-cell>
          <table:table-cell office:value-type="float" office:value="460882922" calcext:value-type="float">
            <text:p>460882922</text:p>
          </table:table-cell>
          <table:table-cell office:value-type="float" office:value="2.18667" calcext:value-type="float">
            <text:p>2.18667</text:p>
          </table:table-cell>
          <table:table-cell office:value-type="float" office:value="2.19" calcext:value-type="float">
            <text:p>2.19</text:p>
          </table:table-cell>
          <table:table-cell office:value-type="float" office:value="19020" calcext:value-type="float">
            <text:p>19020</text:p>
          </table:table-cell>
          <table:table-cell office:value-type="float" office:value="460882922" calcext:value-type="float">
            <text:p>460882922</text:p>
          </table:table-cell>
          <table:table-cell table:formula="of:=[.F339]&gt;[.B3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29-s620558410c5964651.ukp</text:p>
          </table:table-cell>
          <table:table-cell office:value-type="float" office:value="0.96667" calcext:value-type="float">
            <text:p>0.96667</text:p>
          </table:table-cell>
          <table:table-cell office:value-type="float" office:value="0.96" calcext:value-type="float">
            <text:p>0.96</text:p>
          </table:table-cell>
          <table:table-cell office:value-type="float" office:value="15396" calcext:value-type="float">
            <text:p>15396</text:p>
          </table:table-cell>
          <table:table-cell office:value-type="float" office:value="309375732" calcext:value-type="float">
            <text:p>309375732</text:p>
          </table:table-cell>
          <table:table-cell table:number-columns-repeated="2" office:value-type="float" office:value="2.19" calcext:value-type="float">
            <text:p>2.19</text:p>
          </table:table-cell>
          <table:table-cell office:value-type="float" office:value="17396" calcext:value-type="float">
            <text:p>17396</text:p>
          </table:table-cell>
          <table:table-cell office:value-type="float" office:value="309375732" calcext:value-type="float">
            <text:p>309375732</text:p>
          </table:table-cell>
          <table:table-cell table:formula="of:=[.F340]&gt;[.B3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94-s629839208c6911947.ukp</text:p>
          </table:table-cell>
          <table:table-cell office:value-type="float" office:value="0.28667" calcext:value-type="float">
            <text:p>0.28667</text:p>
          </table:table-cell>
          <table:table-cell office:value-type="float" office:value="0.29" calcext:value-type="float">
            <text:p>0.29</text:p>
          </table:table-cell>
          <table:table-cell office:value-type="float" office:value="11028" calcext:value-type="float">
            <text:p>11028</text:p>
          </table:table-cell>
          <table:table-cell office:value-type="float" office:value="359301611" calcext:value-type="float">
            <text:p>359301611</text:p>
          </table:table-cell>
          <table:table-cell table:number-columns-repeated="2" office:value-type="float" office:value="2.19" calcext:value-type="float">
            <text:p>2.19</text:p>
          </table:table-cell>
          <table:table-cell office:value-type="float" office:value="17400" calcext:value-type="float">
            <text:p>17400</text:p>
          </table:table-cell>
          <table:table-cell office:value-type="float" office:value="359301611" calcext:value-type="float">
            <text:p>359301611</text:p>
          </table:table-cell>
          <table:table-cell table:formula="of:=[.F341]&gt;[.B3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07-s896730166c6649204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4" calcext:value-type="float">
            <text:p>0.04</text:p>
          </table:table-cell>
          <table:table-cell office:value-type="float" office:value="7380" calcext:value-type="float">
            <text:p>7380</text:p>
          </table:table-cell>
          <table:table-cell office:value-type="float" office:value="346340520" calcext:value-type="float">
            <text:p>346340520</text:p>
          </table:table-cell>
          <table:table-cell office:value-type="float" office:value="2.19333" calcext:value-type="float">
            <text:p>2.19333</text:p>
          </table:table-cell>
          <table:table-cell office:value-type="float" office:value="2.19" calcext:value-type="float">
            <text:p>2.19</text:p>
          </table:table-cell>
          <table:table-cell office:value-type="float" office:value="18080" calcext:value-type="float">
            <text:p>18080</text:p>
          </table:table-cell>
          <table:table-cell office:value-type="float" office:value="346340520" calcext:value-type="float">
            <text:p>346340520</text:p>
          </table:table-cell>
          <table:table-cell table:formula="of:=[.F342]&gt;[.B3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01-s562427866c9009494.ukp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9200" calcext:value-type="float">
            <text:p>9200</text:p>
          </table:table-cell>
          <table:table-cell office:value-type="float" office:value="469093535" calcext:value-type="float">
            <text:p>469093535</text:p>
          </table:table-cell>
          <table:table-cell office:value-type="float" office:value="2.19667" calcext:value-type="float">
            <text:p>2.19667</text:p>
          </table:table-cell>
          <table:table-cell office:value-type="float" office:value="2.2" calcext:value-type="float">
            <text:p>2.2</text:p>
          </table:table-cell>
          <table:table-cell office:value-type="float" office:value="23504" calcext:value-type="float">
            <text:p>23504</text:p>
          </table:table-cell>
          <table:table-cell office:value-type="float" office:value="469093535" calcext:value-type="float">
            <text:p>469093535</text:p>
          </table:table-cell>
          <table:table-cell table:formula="of:=[.F343]&gt;[.B3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81-s597147704c5966410.ukp</text:p>
          </table:table-cell>
          <table:table-cell office:value-type="float" office:value="1.93" calcext:value-type="float">
            <text:p>1.93</text:p>
          </table:table-cell>
          <table:table-cell office:value-type="float" office:value="1.92" calcext:value-type="float">
            <text:p>1.92</text:p>
          </table:table-cell>
          <table:table-cell office:value-type="float" office:value="16884" calcext:value-type="float">
            <text:p>16884</text:p>
          </table:table-cell>
          <table:table-cell office:value-type="float" office:value="310491662" calcext:value-type="float">
            <text:p>310491662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18616" calcext:value-type="float">
            <text:p>18616</text:p>
          </table:table-cell>
          <table:table-cell office:value-type="float" office:value="310491662" calcext:value-type="float">
            <text:p>310491662</text:p>
          </table:table-cell>
          <table:table-cell table:formula="of:=[.F344]&gt;[.B3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40-s102994897c7173676.ukp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9372" calcext:value-type="float">
            <text:p>9372</text:p>
          </table:table-cell>
          <table:table-cell office:value-type="float" office:value="373729908" calcext:value-type="float">
            <text:p>373729908</text:p>
          </table:table-cell>
          <table:table-cell office:value-type="float" office:value="2.20333" calcext:value-type="float">
            <text:p>2.20333</text:p>
          </table:table-cell>
          <table:table-cell office:value-type="float" office:value="2.2" calcext:value-type="float">
            <text:p>2.2</text:p>
          </table:table-cell>
          <table:table-cell office:value-type="float" office:value="20184" calcext:value-type="float">
            <text:p>20184</text:p>
          </table:table-cell>
          <table:table-cell office:value-type="float" office:value="373729908" calcext:value-type="float">
            <text:p>373729908</text:p>
          </table:table-cell>
          <table:table-cell table:formula="of:=[.F345]&gt;[.B3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75-s720039518c1160915.ukp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9312" calcext:value-type="float">
            <text:p>9312</text:p>
          </table:table-cell>
          <table:table-cell office:value-type="float" office:value="59686676" calcext:value-type="float">
            <text:p>59686676</text:p>
          </table:table-cell>
          <table:table-cell office:value-type="float" office:value="2.20667" calcext:value-type="float">
            <text:p>2.20667</text:p>
          </table:table-cell>
          <table:table-cell office:value-type="float" office:value="2.2" calcext:value-type="float">
            <text:p>2.2</text:p>
          </table:table-cell>
          <table:table-cell office:value-type="float" office:value="10600" calcext:value-type="float">
            <text:p>10600</text:p>
          </table:table-cell>
          <table:table-cell office:value-type="float" office:value="59686676" calcext:value-type="float">
            <text:p>59686676</text:p>
          </table:table-cell>
          <table:table-cell table:formula="of:=[.F346]&gt;[.B3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35-s851758828c2735182.ukp</text:p>
          </table:table-cell>
          <table:table-cell office:value-type="float" office:value="1.19667" calcext:value-type="float">
            <text:p>1.19667</text:p>
          </table:table-cell>
          <table:table-cell office:value-type="float" office:value="1.19" calcext:value-type="float">
            <text:p>1.19</text:p>
          </table:table-cell>
          <table:table-cell office:value-type="float" office:value="12412" calcext:value-type="float">
            <text:p>12412</text:p>
          </table:table-cell>
          <table:table-cell office:value-type="float" office:value="141100023" calcext:value-type="float">
            <text:p>141100023</text:p>
          </table:table-cell>
          <table:table-cell office:value-type="float" office:value="2.20667" calcext:value-type="float">
            <text:p>2.20667</text:p>
          </table:table-cell>
          <table:table-cell office:value-type="float" office:value="2.21" calcext:value-type="float">
            <text:p>2.21</text:p>
          </table:table-cell>
          <table:table-cell office:value-type="float" office:value="13156" calcext:value-type="float">
            <text:p>13156</text:p>
          </table:table-cell>
          <table:table-cell office:value-type="float" office:value="141100023" calcext:value-type="float">
            <text:p>141100023</text:p>
          </table:table-cell>
          <table:table-cell table:formula="of:=[.F347]&gt;[.B3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25-s167176164c5497075.ukp</text:p>
          </table:table-cell>
          <table:table-cell office:value-type="float" office:value="0.31333" calcext:value-type="float">
            <text:p>0.31333</text:p>
          </table:table-cell>
          <table:table-cell office:value-type="float" office:value="0.31" calcext:value-type="float">
            <text:p>0.31</text:p>
          </table:table-cell>
          <table:table-cell office:value-type="float" office:value="9196" calcext:value-type="float">
            <text:p>9196</text:p>
          </table:table-cell>
          <table:table-cell office:value-type="float" office:value="285593158" calcext:value-type="float">
            <text:p>285593158</text:p>
          </table:table-cell>
          <table:table-cell office:value-type="float" office:value="2.20667" calcext:value-type="float">
            <text:p>2.20667</text:p>
          </table:table-cell>
          <table:table-cell office:value-type="float" office:value="2.21" calcext:value-type="float">
            <text:p>2.21</text:p>
          </table:table-cell>
          <table:table-cell office:value-type="float" office:value="13260" calcext:value-type="float">
            <text:p>13260</text:p>
          </table:table-cell>
          <table:table-cell office:value-type="float" office:value="285593158" calcext:value-type="float">
            <text:p>285593158</text:p>
          </table:table-cell>
          <table:table-cell table:formula="of:=[.F348]&gt;[.B3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55-s228047780c8726377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892" calcext:value-type="float">
            <text:p>8892</text:p>
          </table:table-cell>
          <table:table-cell office:value-type="float" office:value="454338192" calcext:value-type="float">
            <text:p>454338192</text:p>
          </table:table-cell>
          <table:table-cell office:value-type="float" office:value="2.20667" calcext:value-type="float">
            <text:p>2.20667</text:p>
          </table:table-cell>
          <table:table-cell office:value-type="float" office:value="2.21" calcext:value-type="float">
            <text:p>2.21</text:p>
          </table:table-cell>
          <table:table-cell office:value-type="float" office:value="23368" calcext:value-type="float">
            <text:p>23368</text:p>
          </table:table-cell>
          <table:table-cell office:value-type="float" office:value="454338192" calcext:value-type="float">
            <text:p>454338192</text:p>
          </table:table-cell>
          <table:table-cell table:formula="of:=[.F349]&gt;[.B3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9-s713413380c7875145.ukp</text:p>
          </table:table-cell>
          <table:table-cell office:value-type="float" office:value="0.61333" calcext:value-type="float">
            <text:p>0.61333</text:p>
          </table:table-cell>
          <table:table-cell office:value-type="float" office:value="0.61" calcext:value-type="float">
            <text:p>0.61</text:p>
          </table:table-cell>
          <table:table-cell office:value-type="float" office:value="13176" calcext:value-type="float">
            <text:p>13176</text:p>
          </table:table-cell>
          <table:table-cell office:value-type="float" office:value="409130491" calcext:value-type="float">
            <text:p>409130491</text:p>
          </table:table-cell>
          <table:table-cell office:value-type="float" office:value="2.21333" calcext:value-type="float">
            <text:p>2.21333</text:p>
          </table:table-cell>
          <table:table-cell office:value-type="float" office:value="2.21" calcext:value-type="float">
            <text:p>2.21</text:p>
          </table:table-cell>
          <table:table-cell office:value-type="float" office:value="18432" calcext:value-type="float">
            <text:p>18432</text:p>
          </table:table-cell>
          <table:table-cell office:value-type="float" office:value="409130491" calcext:value-type="float">
            <text:p>409130491</text:p>
          </table:table-cell>
          <table:table-cell table:formula="of:=[.F350]&gt;[.B3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72-s359051883c9637936.ukp</text:p>
          </table:table-cell>
          <table:table-cell table:number-columns-repeated="2" office:value-type="float" office:value="1.43" calcext:value-type="float">
            <text:p>1.43</text:p>
          </table:table-cell>
          <table:table-cell office:value-type="float" office:value="19872" calcext:value-type="float">
            <text:p>19872</text:p>
          </table:table-cell>
          <table:table-cell office:value-type="float" office:value="501799564" calcext:value-type="float">
            <text:p>501799564</text:p>
          </table:table-cell>
          <table:table-cell office:value-type="float" office:value="2.21333" calcext:value-type="float">
            <text:p>2.21333</text:p>
          </table:table-cell>
          <table:table-cell office:value-type="float" office:value="2.21" calcext:value-type="float">
            <text:p>2.21</text:p>
          </table:table-cell>
          <table:table-cell office:value-type="float" office:value="20852" calcext:value-type="float">
            <text:p>20852</text:p>
          </table:table-cell>
          <table:table-cell office:value-type="float" office:value="501799564" calcext:value-type="float">
            <text:p>501799564</text:p>
          </table:table-cell>
          <table:table-cell table:formula="of:=[.F351]&gt;[.B3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8-s575639252c2452692.ukp</text:p>
          </table:table-cell>
          <table:table-cell office:value-type="float" office:value="0.23333" calcext:value-type="float">
            <text:p>0.23333</text:p>
          </table:table-cell>
          <table:table-cell office:value-type="float" office:value="0.23" calcext:value-type="float">
            <text:p>0.23</text:p>
          </table:table-cell>
          <table:table-cell office:value-type="float" office:value="8556" calcext:value-type="float">
            <text:p>8556</text:p>
          </table:table-cell>
          <table:table-cell office:value-type="float" office:value="127509629" calcext:value-type="float">
            <text:p>127509629</text:p>
          </table:table-cell>
          <table:table-cell office:value-type="float" office:value="2.21667" calcext:value-type="float">
            <text:p>2.21667</text:p>
          </table:table-cell>
          <table:table-cell office:value-type="float" office:value="2.22" calcext:value-type="float">
            <text:p>2.22</text:p>
          </table:table-cell>
          <table:table-cell office:value-type="float" office:value="15576" calcext:value-type="float">
            <text:p>15576</text:p>
          </table:table-cell>
          <table:table-cell office:value-type="float" office:value="127509629" calcext:value-type="float">
            <text:p>127509629</text:p>
          </table:table-cell>
          <table:table-cell table:formula="of:=[.F352]&gt;[.B3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24-s79166218c5776668.ukp</text:p>
          </table:table-cell>
          <table:table-cell office:value-type="float" office:value="0.33667" calcext:value-type="float">
            <text:p>0.33667</text:p>
          </table:table-cell>
          <table:table-cell office:value-type="float" office:value="0.33" calcext:value-type="float">
            <text:p>0.33</text:p>
          </table:table-cell>
          <table:table-cell office:value-type="float" office:value="9200" calcext:value-type="float">
            <text:p>9200</text:p>
          </table:table-cell>
          <table:table-cell office:value-type="float" office:value="300687170" calcext:value-type="float">
            <text:p>300687170</text:p>
          </table:table-cell>
          <table:table-cell office:value-type="float" office:value="2.21667" calcext:value-type="float">
            <text:p>2.21667</text:p>
          </table:table-cell>
          <table:table-cell office:value-type="float" office:value="2.22" calcext:value-type="float">
            <text:p>2.22</text:p>
          </table:table-cell>
          <table:table-cell office:value-type="float" office:value="21208" calcext:value-type="float">
            <text:p>21208</text:p>
          </table:table-cell>
          <table:table-cell office:value-type="float" office:value="300687170" calcext:value-type="float">
            <text:p>300687170</text:p>
          </table:table-cell>
          <table:table-cell table:formula="of:=[.F353]&gt;[.B3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8-s527753500c6354493.ukp</text:p>
          </table:table-cell>
          <table:table-cell office:value-type="float" office:value="1.17333" calcext:value-type="float">
            <text:p>1.17333</text:p>
          </table:table-cell>
          <table:table-cell office:value-type="float" office:value="1.17" calcext:value-type="float">
            <text:p>1.17</text:p>
          </table:table-cell>
          <table:table-cell office:value-type="float" office:value="13300" calcext:value-type="float">
            <text:p>13300</text:p>
          </table:table-cell>
          <table:table-cell office:value-type="float" office:value="330815624" calcext:value-type="float">
            <text:p>330815624</text:p>
          </table:table-cell>
          <table:table-cell office:value-type="float" office:value="2.21667" calcext:value-type="float">
            <text:p>2.21667</text:p>
          </table:table-cell>
          <table:table-cell office:value-type="float" office:value="2.21" calcext:value-type="float">
            <text:p>2.21</text:p>
          </table:table-cell>
          <table:table-cell office:value-type="float" office:value="15732" calcext:value-type="float">
            <text:p>15732</text:p>
          </table:table-cell>
          <table:table-cell office:value-type="float" office:value="330815624" calcext:value-type="float">
            <text:p>330815624</text:p>
          </table:table-cell>
          <table:table-cell table:formula="of:=[.F354]&gt;[.B3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47-s665348674c6876245.ukp</text:p>
          </table:table-cell>
          <table:table-cell office:value-type="float" office:value="0.82333" calcext:value-type="float">
            <text:p>0.82333</text:p>
          </table:table-cell>
          <table:table-cell office:value-type="float" office:value="0.82" calcext:value-type="float">
            <text:p>0.82</text:p>
          </table:table-cell>
          <table:table-cell office:value-type="float" office:value="9848" calcext:value-type="float">
            <text:p>9848</text:p>
          </table:table-cell>
          <table:table-cell office:value-type="float" office:value="358274547" calcext:value-type="float">
            <text:p>358274547</text:p>
          </table:table-cell>
          <table:table-cell office:value-type="float" office:value="2.21667" calcext:value-type="float">
            <text:p>2.21667</text:p>
          </table:table-cell>
          <table:table-cell office:value-type="float" office:value="2.21" calcext:value-type="float">
            <text:p>2.21</text:p>
          </table:table-cell>
          <table:table-cell office:value-type="float" office:value="19040" calcext:value-type="float">
            <text:p>19040</text:p>
          </table:table-cell>
          <table:table-cell office:value-type="float" office:value="358274547" calcext:value-type="float">
            <text:p>358274547</text:p>
          </table:table-cell>
          <table:table-cell table:formula="of:=[.F355]&gt;[.B3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9-s147981886c5197266.ukp</text:p>
          </table:table-cell>
          <table:table-cell office:value-type="float" office:value="1.77333" calcext:value-type="float">
            <text:p>1.77333</text:p>
          </table:table-cell>
          <table:table-cell office:value-type="float" office:value="1.77" calcext:value-type="float">
            <text:p>1.77</text:p>
          </table:table-cell>
          <table:table-cell office:value-type="float" office:value="21244" calcext:value-type="float">
            <text:p>21244</text:p>
          </table:table-cell>
          <table:table-cell office:value-type="float" office:value="270536097" calcext:value-type="float">
            <text:p>270536097</text:p>
          </table:table-cell>
          <table:table-cell table:number-columns-repeated="2" office:value-type="float" office:value="2.22" calcext:value-type="float">
            <text:p>2.22</text:p>
          </table:table-cell>
          <table:table-cell office:value-type="float" office:value="21296" calcext:value-type="float">
            <text:p>21296</text:p>
          </table:table-cell>
          <table:table-cell office:value-type="float" office:value="270536097" calcext:value-type="float">
            <text:p>270536097</text:p>
          </table:table-cell>
          <table:table-cell table:formula="of:=[.F356]&gt;[.B3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82-s544590797c9464983.ukp</text:p>
          </table:table-cell>
          <table:table-cell office:value-type="float" office:value="0.85667" calcext:value-type="float">
            <text:p>0.85667</text:p>
          </table:table-cell>
          <table:table-cell office:value-type="float" office:value="0.85" calcext:value-type="float">
            <text:p>0.85</text:p>
          </table:table-cell>
          <table:table-cell office:value-type="float" office:value="17812" calcext:value-type="float">
            <text:p>17812</text:p>
          </table:table-cell>
          <table:table-cell office:value-type="float" office:value="492992223" calcext:value-type="float">
            <text:p>492992223</text:p>
          </table:table-cell>
          <table:table-cell table:number-columns-repeated="2" office:value-type="float" office:value="2.22" calcext:value-type="float">
            <text:p>2.22</text:p>
          </table:table-cell>
          <table:table-cell office:value-type="float" office:value="21524" calcext:value-type="float">
            <text:p>21524</text:p>
          </table:table-cell>
          <table:table-cell office:value-type="float" office:value="492992223" calcext:value-type="float">
            <text:p>492992223</text:p>
          </table:table-cell>
          <table:table-cell table:formula="of:=[.F357]&gt;[.B3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80-s497842916c4902827.ukp</text:p>
          </table:table-cell>
          <table:table-cell office:value-type="float" office:value="0.81333" calcext:value-type="float">
            <text:p>0.81333</text:p>
          </table:table-cell>
          <table:table-cell office:value-type="float" office:value="0.81" calcext:value-type="float">
            <text:p>0.81</text:p>
          </table:table-cell>
          <table:table-cell office:value-type="float" office:value="19016" calcext:value-type="float">
            <text:p>19016</text:p>
          </table:table-cell>
          <table:table-cell office:value-type="float" office:value="254663396" calcext:value-type="float">
            <text:p>254663396</text:p>
          </table:table-cell>
          <table:table-cell office:value-type="float" office:value="2.23333" calcext:value-type="float">
            <text:p>2.23333</text:p>
          </table:table-cell>
          <table:table-cell office:value-type="float" office:value="2.23" calcext:value-type="float">
            <text:p>2.23</text:p>
          </table:table-cell>
          <table:table-cell office:value-type="float" office:value="23908" calcext:value-type="float">
            <text:p>23908</text:p>
          </table:table-cell>
          <table:table-cell office:value-type="float" office:value="254663396" calcext:value-type="float">
            <text:p>254663396</text:p>
          </table:table-cell>
          <table:table-cell table:formula="of:=[.F358]&gt;[.B3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53-s212229957c7465127.ukp</text:p>
          </table:table-cell>
          <table:table-cell table:number-columns-repeated="2" office:value-type="float" office:value="1.83" calcext:value-type="float">
            <text:p>1.83</text:p>
          </table:table-cell>
          <table:table-cell office:value-type="float" office:value="14576" calcext:value-type="float">
            <text:p>14576</text:p>
          </table:table-cell>
          <table:table-cell office:value-type="float" office:value="388943175" calcext:value-type="float">
            <text:p>388943175</text:p>
          </table:table-cell>
          <table:table-cell office:value-type="float" office:value="2.23667" calcext:value-type="float">
            <text:p>2.23667</text:p>
          </table:table-cell>
          <table:table-cell office:value-type="float" office:value="2.23" calcext:value-type="float">
            <text:p>2.23</text:p>
          </table:table-cell>
          <table:table-cell office:value-type="float" office:value="19388" calcext:value-type="float">
            <text:p>19388</text:p>
          </table:table-cell>
          <table:table-cell office:value-type="float" office:value="388943175" calcext:value-type="float">
            <text:p>388943175</text:p>
          </table:table-cell>
          <table:table-cell table:formula="of:=[.F359]&gt;[.B3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11-s191359717c4593393.ukp</text:p>
          </table:table-cell>
          <table:table-cell office:value-type="float" office:value="1.69333" calcext:value-type="float">
            <text:p>1.69333</text:p>
          </table:table-cell>
          <table:table-cell office:value-type="float" office:value="1.69" calcext:value-type="float">
            <text:p>1.69</text:p>
          </table:table-cell>
          <table:table-cell office:value-type="float" office:value="19052" calcext:value-type="float">
            <text:p>19052</text:p>
          </table:table-cell>
          <table:table-cell office:value-type="float" office:value="239136075" calcext:value-type="float">
            <text:p>239136075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21224" calcext:value-type="float">
            <text:p>21224</text:p>
          </table:table-cell>
          <table:table-cell office:value-type="float" office:value="239136075" calcext:value-type="float">
            <text:p>239136075</text:p>
          </table:table-cell>
          <table:table-cell table:formula="of:=[.F360]&gt;[.B3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02-s730277963c6984282.ukp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15640" calcext:value-type="float">
            <text:p>15640</text:p>
          </table:table-cell>
          <table:table-cell office:value-type="float" office:value="362936829" calcext:value-type="float">
            <text:p>362936829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26136" calcext:value-type="float">
            <text:p>26136</text:p>
          </table:table-cell>
          <table:table-cell office:value-type="float" office:value="362936829" calcext:value-type="float">
            <text:p>362936829</text:p>
          </table:table-cell>
          <table:table-cell table:formula="of:=[.F361]&gt;[.B3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17-s248366140c9870608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552" calcext:value-type="float">
            <text:p>8552</text:p>
          </table:table-cell>
          <table:table-cell office:value-type="float" office:value="513742944" calcext:value-type="float">
            <text:p>513742944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29356" calcext:value-type="float">
            <text:p>29356</text:p>
          </table:table-cell>
          <table:table-cell office:value-type="float" office:value="513742944" calcext:value-type="float">
            <text:p>513742944</text:p>
          </table:table-cell>
          <table:table-cell table:formula="of:=[.F362]&gt;[.B3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74-s971450924c8950445.ukp</text:p>
          </table:table-cell>
          <table:table-cell table:number-columns-repeated="2" office:value-type="float" office:value="1.29" calcext:value-type="float">
            <text:p>1.29</text:p>
          </table:table-cell>
          <table:table-cell office:value-type="float" office:value="19260" calcext:value-type="float">
            <text:p>19260</text:p>
          </table:table-cell>
          <table:table-cell office:value-type="float" office:value="466304350" calcext:value-type="float">
            <text:p>466304350</text:p>
          </table:table-cell>
          <table:table-cell office:value-type="float" office:value="2.24333" calcext:value-type="float">
            <text:p>2.24333</text:p>
          </table:table-cell>
          <table:table-cell office:value-type="float" office:value="2.25" calcext:value-type="float">
            <text:p>2.25</text:p>
          </table:table-cell>
          <table:table-cell office:value-type="float" office:value="23504" calcext:value-type="float">
            <text:p>23504</text:p>
          </table:table-cell>
          <table:table-cell office:value-type="float" office:value="466304350" calcext:value-type="float">
            <text:p>466304350</text:p>
          </table:table-cell>
          <table:table-cell table:formula="of:=[.F363]&gt;[.B3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96-s623091554c2472338.ukp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10820" calcext:value-type="float">
            <text:p>10820</text:p>
          </table:table-cell>
          <table:table-cell office:value-type="float" office:value="128662617" calcext:value-type="float">
            <text:p>128662617</text:p>
          </table:table-cell>
          <table:table-cell office:value-type="float" office:value="2.24667" calcext:value-type="float">
            <text:p>2.24667</text:p>
          </table:table-cell>
          <table:table-cell office:value-type="float" office:value="2.24" calcext:value-type="float">
            <text:p>2.24</text:p>
          </table:table-cell>
          <table:table-cell office:value-type="float" office:value="14324" calcext:value-type="float">
            <text:p>14324</text:p>
          </table:table-cell>
          <table:table-cell office:value-type="float" office:value="128662617" calcext:value-type="float">
            <text:p>128662617</text:p>
          </table:table-cell>
          <table:table-cell table:formula="of:=[.F364]&gt;[.B3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00-s707331854c8739009.ukp</text:p>
          </table:table-cell>
          <table:table-cell office:value-type="float" office:value="0.75667" calcext:value-type="float">
            <text:p>0.75667</text:p>
          </table:table-cell>
          <table:table-cell office:value-type="float" office:value="0.76" calcext:value-type="float">
            <text:p>0.76</text:p>
          </table:table-cell>
          <table:table-cell office:value-type="float" office:value="29388" calcext:value-type="float">
            <text:p>29388</text:p>
          </table:table-cell>
          <table:table-cell office:value-type="float" office:value="455354912" calcext:value-type="float">
            <text:p>455354912</text:p>
          </table:table-cell>
          <table:table-cell office:value-type="float" office:value="2.24667" calcext:value-type="float">
            <text:p>2.24667</text:p>
          </table:table-cell>
          <table:table-cell office:value-type="float" office:value="2.25" calcext:value-type="float">
            <text:p>2.25</text:p>
          </table:table-cell>
          <table:table-cell office:value-type="float" office:value="37056" calcext:value-type="float">
            <text:p>37056</text:p>
          </table:table-cell>
          <table:table-cell office:value-type="float" office:value="455354912" calcext:value-type="float">
            <text:p>455354912</text:p>
          </table:table-cell>
          <table:table-cell table:formula="of:=[.F365]&gt;[.B3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58-s166672639c6725396.ukp</text:p>
          </table:table-cell>
          <table:table-cell office:value-type="float" office:value="1.55333" calcext:value-type="float">
            <text:p>1.55333</text:p>
          </table:table-cell>
          <table:table-cell office:value-type="float" office:value="1.55" calcext:value-type="float">
            <text:p>1.55</text:p>
          </table:table-cell>
          <table:table-cell office:value-type="float" office:value="16164" calcext:value-type="float">
            <text:p>16164</text:p>
          </table:table-cell>
          <table:table-cell office:value-type="float" office:value="349940475" calcext:value-type="float">
            <text:p>349940475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20344" calcext:value-type="float">
            <text:p>20344</text:p>
          </table:table-cell>
          <table:table-cell office:value-type="float" office:value="349940475" calcext:value-type="float">
            <text:p>349940475</text:p>
          </table:table-cell>
          <table:table-cell table:formula="of:=[.F366]&gt;[.B3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85-s981659194c9041821.ukp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26" calcext:value-type="float">
            <text:p>0.26</text:p>
          </table:table-cell>
          <table:table-cell office:value-type="float" office:value="9320" calcext:value-type="float">
            <text:p>9320</text:p>
          </table:table-cell>
          <table:table-cell office:value-type="float" office:value="470888936" calcext:value-type="float">
            <text:p>470888936</text:p>
          </table:table-cell>
          <table:table-cell office:value-type="float" office:value="2.25" calcext:value-type="float">
            <text:p>2.25</text:p>
          </table:table-cell>
          <table:table-cell office:value-type="float" office:value="2.26" calcext:value-type="float">
            <text:p>2.26</text:p>
          </table:table-cell>
          <table:table-cell office:value-type="float" office:value="24876" calcext:value-type="float">
            <text:p>24876</text:p>
          </table:table-cell>
          <table:table-cell office:value-type="float" office:value="470888936" calcext:value-type="float">
            <text:p>470888936</text:p>
          </table:table-cell>
          <table:table-cell table:formula="of:=[.F367]&gt;[.B3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16-s79856705c6445041.ukp</text:p>
          </table:table-cell>
          <table:table-cell office:value-type="float" office:value="1.24333" calcext:value-type="float">
            <text:p>1.24333</text:p>
          </table:table-cell>
          <table:table-cell office:value-type="float" office:value="1.24" calcext:value-type="float">
            <text:p>1.24</text:p>
          </table:table-cell>
          <table:table-cell office:value-type="float" office:value="16504" calcext:value-type="float">
            <text:p>16504</text:p>
          </table:table-cell>
          <table:table-cell office:value-type="float" office:value="334337463" calcext:value-type="float">
            <text:p>334337463</text:p>
          </table:table-cell>
          <table:table-cell office:value-type="float" office:value="2.25333" calcext:value-type="float">
            <text:p>2.25333</text:p>
          </table:table-cell>
          <table:table-cell office:value-type="float" office:value="2.25" calcext:value-type="float">
            <text:p>2.25</text:p>
          </table:table-cell>
          <table:table-cell office:value-type="float" office:value="18008" calcext:value-type="float">
            <text:p>18008</text:p>
          </table:table-cell>
          <table:table-cell office:value-type="float" office:value="334337463" calcext:value-type="float">
            <text:p>334337463</text:p>
          </table:table-cell>
          <table:table-cell table:formula="of:=[.F368]&gt;[.B3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09-s479378978c8491738.ukp</text:p>
          </table:table-cell>
          <table:table-cell office:value-type="float" office:value="0.34667" calcext:value-type="float">
            <text:p>0.34667</text:p>
          </table:table-cell>
          <table:table-cell office:value-type="float" office:value="0.34" calcext:value-type="float">
            <text:p>0.34</text:p>
          </table:table-cell>
          <table:table-cell office:value-type="float" office:value="11716" calcext:value-type="float">
            <text:p>11716</text:p>
          </table:table-cell>
          <table:table-cell office:value-type="float" office:value="441639973" calcext:value-type="float">
            <text:p>441639973</text:p>
          </table:table-cell>
          <table:table-cell office:value-type="float" office:value="2.25333" calcext:value-type="float">
            <text:p>2.25333</text:p>
          </table:table-cell>
          <table:table-cell office:value-type="float" office:value="2.26" calcext:value-type="float">
            <text:p>2.26</text:p>
          </table:table-cell>
          <table:table-cell office:value-type="float" office:value="23368" calcext:value-type="float">
            <text:p>23368</text:p>
          </table:table-cell>
          <table:table-cell office:value-type="float" office:value="441639973" calcext:value-type="float">
            <text:p>441639973</text:p>
          </table:table-cell>
          <table:table-cell table:formula="of:=[.F369]&gt;[.B3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64-s195387934c6135028.ukp</text:p>
          </table:table-cell>
          <table:table-cell office:value-type="float" office:value="0.11333" calcext:value-type="float">
            <text:p>0.11333</text:p>
          </table:table-cell>
          <table:table-cell office:value-type="float" office:value="0.11" calcext:value-type="float">
            <text:p>0.11</text:p>
          </table:table-cell>
          <table:table-cell office:value-type="float" office:value="9060" calcext:value-type="float">
            <text:p>9060</text:p>
          </table:table-cell>
          <table:table-cell office:value-type="float" office:value="319177206" calcext:value-type="float">
            <text:p>319177206</text:p>
          </table:table-cell>
          <table:table-cell office:value-type="float" office:value="2.25667" calcext:value-type="float">
            <text:p>2.25667</text:p>
          </table:table-cell>
          <table:table-cell office:value-type="float" office:value="2.25" calcext:value-type="float">
            <text:p>2.25</text:p>
          </table:table-cell>
          <table:table-cell office:value-type="float" office:value="20440" calcext:value-type="float">
            <text:p>20440</text:p>
          </table:table-cell>
          <table:table-cell office:value-type="float" office:value="319177206" calcext:value-type="float">
            <text:p>319177206</text:p>
          </table:table-cell>
          <table:table-cell table:formula="of:=[.F370]&gt;[.B3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4-s467641010c7638994.ukp</text:p>
          </table:table-cell>
          <table:table-cell office:value-type="float" office:value="1.38667" calcext:value-type="float">
            <text:p>1.38667</text:p>
          </table:table-cell>
          <table:table-cell office:value-type="float" office:value="1.39" calcext:value-type="float">
            <text:p>1.39</text:p>
          </table:table-cell>
          <table:table-cell office:value-type="float" office:value="21192" calcext:value-type="float">
            <text:p>21192</text:p>
          </table:table-cell>
          <table:table-cell office:value-type="float" office:value="396778261" calcext:value-type="float">
            <text:p>396778261</text:p>
          </table:table-cell>
          <table:table-cell table:number-columns-repeated="2" office:value-type="float" office:value="2.26" calcext:value-type="float">
            <text:p>2.26</text:p>
          </table:table-cell>
          <table:table-cell office:value-type="float" office:value="23068" calcext:value-type="float">
            <text:p>23068</text:p>
          </table:table-cell>
          <table:table-cell office:value-type="float" office:value="396778261" calcext:value-type="float">
            <text:p>396778261</text:p>
          </table:table-cell>
          <table:table-cell table:formula="of:=[.F371]&gt;[.B3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23-s303164619c4174611.ukp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10460" calcext:value-type="float">
            <text:p>10460</text:p>
          </table:table-cell>
          <table:table-cell office:value-type="float" office:value="217218106" calcext:value-type="float">
            <text:p>217218106</text:p>
          </table:table-cell>
          <table:table-cell office:value-type="float" office:value="2.26333" calcext:value-type="float">
            <text:p>2.26333</text:p>
          </table:table-cell>
          <table:table-cell office:value-type="float" office:value="2.26" calcext:value-type="float">
            <text:p>2.26</text:p>
          </table:table-cell>
          <table:table-cell office:value-type="float" office:value="20812" calcext:value-type="float">
            <text:p>20812</text:p>
          </table:table-cell>
          <table:table-cell office:value-type="float" office:value="217218106" calcext:value-type="float">
            <text:p>217218106</text:p>
          </table:table-cell>
          <table:table-cell table:formula="of:=[.F372]&gt;[.B3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84-s313927832c7967360.ukp</text:p>
          </table:table-cell>
          <table:table-cell office:value-type="float" office:value="1.28333" calcext:value-type="float">
            <text:p>1.28333</text:p>
          </table:table-cell>
          <table:table-cell office:value-type="float" office:value="1.29" calcext:value-type="float">
            <text:p>1.29</text:p>
          </table:table-cell>
          <table:table-cell office:value-type="float" office:value="19184" calcext:value-type="float">
            <text:p>19184</text:p>
          </table:table-cell>
          <table:table-cell office:value-type="float" office:value="414530898" calcext:value-type="float">
            <text:p>414530898</text:p>
          </table:table-cell>
          <table:table-cell office:value-type="float" office:value="2.26667" calcext:value-type="float">
            <text:p>2.26667</text:p>
          </table:table-cell>
          <table:table-cell office:value-type="float" office:value="2.27" calcext:value-type="float">
            <text:p>2.27</text:p>
          </table:table-cell>
          <table:table-cell office:value-type="float" office:value="21728" calcext:value-type="float">
            <text:p>21728</text:p>
          </table:table-cell>
          <table:table-cell office:value-type="float" office:value="414530898" calcext:value-type="float">
            <text:p>414530898</text:p>
          </table:table-cell>
          <table:table-cell table:formula="of:=[.F373]&gt;[.B3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80-s10284050c4147712.ukp</text:p>
          </table:table-cell>
          <table:table-cell office:value-type="float" office:value="2.07667" calcext:value-type="float">
            <text:p>2.07667</text:p>
          </table:table-cell>
          <table:table-cell office:value-type="float" office:value="2.08" calcext:value-type="float">
            <text:p>2.08</text:p>
          </table:table-cell>
          <table:table-cell office:value-type="float" office:value="15304" calcext:value-type="float">
            <text:p>15304</text:p>
          </table:table-cell>
          <table:table-cell office:value-type="float" office:value="214642228" calcext:value-type="float">
            <text:p>214642228</text:p>
          </table:table-cell>
          <table:table-cell office:value-type="float" office:value="2.27667" calcext:value-type="float">
            <text:p>2.27667</text:p>
          </table:table-cell>
          <table:table-cell office:value-type="float" office:value="2.28" calcext:value-type="float">
            <text:p>2.28</text:p>
          </table:table-cell>
          <table:table-cell office:value-type="float" office:value="15732" calcext:value-type="float">
            <text:p>15732</text:p>
          </table:table-cell>
          <table:table-cell office:value-type="float" office:value="214642228" calcext:value-type="float">
            <text:p>214642228</text:p>
          </table:table-cell>
          <table:table-cell table:formula="of:=[.F374]&gt;[.B3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8-s888315654c8258588.ukp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8924" calcext:value-type="float">
            <text:p>8924</text:p>
          </table:table-cell>
          <table:table-cell office:value-type="float" office:value="429976368" calcext:value-type="float">
            <text:p>429976368</text:p>
          </table:table-cell>
          <table:table-cell office:value-type="float" office:value="2.27667" calcext:value-type="float">
            <text:p>2.27667</text:p>
          </table:table-cell>
          <table:table-cell office:value-type="float" office:value="2.28" calcext:value-type="float">
            <text:p>2.28</text:p>
          </table:table-cell>
          <table:table-cell office:value-type="float" office:value="20412" calcext:value-type="float">
            <text:p>20412</text:p>
          </table:table-cell>
          <table:table-cell office:value-type="float" office:value="429976368" calcext:value-type="float">
            <text:p>429976368</text:p>
          </table:table-cell>
          <table:table-cell table:formula="of:=[.F375]&gt;[.B3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80-s360265767c8834721.ukp</text:p>
          </table:table-cell>
          <table:table-cell office:value-type="float" office:value="0.74333" calcext:value-type="float">
            <text:p>0.74333</text:p>
          </table:table-cell>
          <table:table-cell office:value-type="float" office:value="0.74" calcext:value-type="float">
            <text:p>0.74</text:p>
          </table:table-cell>
          <table:table-cell office:value-type="float" office:value="17156" calcext:value-type="float">
            <text:p>17156</text:p>
          </table:table-cell>
          <table:table-cell office:value-type="float" office:value="460051097" calcext:value-type="float">
            <text:p>460051097</text:p>
          </table:table-cell>
          <table:table-cell office:value-type="float" office:value="2.28667" calcext:value-type="float">
            <text:p>2.28667</text:p>
          </table:table-cell>
          <table:table-cell office:value-type="float" office:value="2.28" calcext:value-type="float">
            <text:p>2.28</text:p>
          </table:table-cell>
          <table:table-cell office:value-type="float" office:value="23004" calcext:value-type="float">
            <text:p>23004</text:p>
          </table:table-cell>
          <table:table-cell office:value-type="float" office:value="460051097" calcext:value-type="float">
            <text:p>460051097</text:p>
          </table:table-cell>
          <table:table-cell table:formula="of:=[.F376]&gt;[.B3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30-s213005048c6050355.ukp</text:p>
          </table:table-cell>
          <table:table-cell office:value-type="float" office:value="0.34333" calcext:value-type="float">
            <text:p>0.34333</text:p>
          </table:table-cell>
          <table:table-cell office:value-type="float" office:value="0.34" calcext:value-type="float">
            <text:p>0.34</text:p>
          </table:table-cell>
          <table:table-cell office:value-type="float" office:value="11736" calcext:value-type="float">
            <text:p>11736</text:p>
          </table:table-cell>
          <table:table-cell office:value-type="float" office:value="314409960" calcext:value-type="float">
            <text:p>314409960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0392" calcext:value-type="float">
            <text:p>20392</text:p>
          </table:table-cell>
          <table:table-cell office:value-type="float" office:value="314409960" calcext:value-type="float">
            <text:p>314409960</text:p>
          </table:table-cell>
          <table:table-cell table:formula="of:=[.F377]&gt;[.B3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79-s289613875c6175729.ukp</text:p>
          </table:table-cell>
          <table:table-cell office:value-type="float" office:value="1.98667" calcext:value-type="float">
            <text:p>1.98667</text:p>
          </table:table-cell>
          <table:table-cell office:value-type="float" office:value="2" calcext:value-type="float">
            <text:p>2</text:p>
          </table:table-cell>
          <table:table-cell office:value-type="float" office:value="21396" calcext:value-type="float">
            <text:p>21396</text:p>
          </table:table-cell>
          <table:table-cell office:value-type="float" office:value="320316049" calcext:value-type="float">
            <text:p>320316049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3576" calcext:value-type="float">
            <text:p>23576</text:p>
          </table:table-cell>
          <table:table-cell office:value-type="float" office:value="320316049" calcext:value-type="float">
            <text:p>320316049</text:p>
          </table:table-cell>
          <table:table-cell table:formula="of:=[.F378]&gt;[.B3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09-s463136216c6566158.ukp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15316" calcext:value-type="float">
            <text:p>15316</text:p>
          </table:table-cell>
          <table:table-cell office:value-type="float" office:value="340935539" calcext:value-type="float">
            <text:p>340935539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1192" calcext:value-type="float">
            <text:p>21192</text:p>
          </table:table-cell>
          <table:table-cell office:value-type="float" office:value="340935539" calcext:value-type="float">
            <text:p>340935539</text:p>
          </table:table-cell>
          <table:table-cell table:formula="of:=[.F379]&gt;[.B3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67-s503963159c4970401.ukp</text:p>
          </table:table-cell>
          <table:table-cell office:value-type="float" office:value="1.11333" calcext:value-type="float">
            <text:p>1.11333</text:p>
          </table:table-cell>
          <table:table-cell office:value-type="float" office:value="1.12" calcext:value-type="float">
            <text:p>1.12</text:p>
          </table:table-cell>
          <table:table-cell office:value-type="float" office:value="13820" calcext:value-type="float">
            <text:p>13820</text:p>
          </table:table-cell>
          <table:table-cell office:value-type="float" office:value="257570600" calcext:value-type="float">
            <text:p>257570600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17268" calcext:value-type="float">
            <text:p>17268</text:p>
          </table:table-cell>
          <table:table-cell office:value-type="float" office:value="257570600" calcext:value-type="float">
            <text:p>257570600</text:p>
          </table:table-cell>
          <table:table-cell table:formula="of:=[.F380]&gt;[.B3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1-s410031365c7557273.ukp</text:p>
          </table:table-cell>
          <table:table-cell office:value-type="float" office:value="0.75667" calcext:value-type="float">
            <text:p>0.75667</text:p>
          </table:table-cell>
          <table:table-cell office:value-type="float" office:value="0.75" calcext:value-type="float">
            <text:p>0.75</text:p>
          </table:table-cell>
          <table:table-cell office:value-type="float" office:value="13492" calcext:value-type="float">
            <text:p>13492</text:p>
          </table:table-cell>
          <table:table-cell office:value-type="float" office:value="392536090" calcext:value-type="float">
            <text:p>392536090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18432" calcext:value-type="float">
            <text:p>18432</text:p>
          </table:table-cell>
          <table:table-cell office:value-type="float" office:value="392536090" calcext:value-type="float">
            <text:p>392536090</text:p>
          </table:table-cell>
          <table:table-cell table:formula="of:=[.F381]&gt;[.B3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8-s882501307c3244282.ukp</text:p>
          </table:table-cell>
          <table:table-cell office:value-type="float" office:value="0.86333" calcext:value-type="float">
            <text:p>0.86333</text:p>
          </table:table-cell>
          <table:table-cell office:value-type="float" office:value="0.86" calcext:value-type="float">
            <text:p>0.86</text:p>
          </table:table-cell>
          <table:table-cell office:value-type="float" office:value="12256" calcext:value-type="float">
            <text:p>12256</text:p>
          </table:table-cell>
          <table:table-cell office:value-type="float" office:value="167870825" calcext:value-type="float">
            <text:p>167870825</text:p>
          </table:table-cell>
          <table:table-cell table:number-columns-repeated="2" office:value-type="float" office:value="2.31" calcext:value-type="float">
            <text:p>2.31</text:p>
          </table:table-cell>
          <table:table-cell office:value-type="float" office:value="15724" calcext:value-type="float">
            <text:p>15724</text:p>
          </table:table-cell>
          <table:table-cell office:value-type="float" office:value="167870825" calcext:value-type="float">
            <text:p>167870825</text:p>
          </table:table-cell>
          <table:table-cell table:formula="of:=[.F382]&gt;[.B3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16-s734079079c6878434.ukp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11268" calcext:value-type="float">
            <text:p>11268</text:p>
          </table:table-cell>
          <table:table-cell office:value-type="float" office:value="357992399" calcext:value-type="float">
            <text:p>357992399</text:p>
          </table:table-cell>
          <table:table-cell table:number-columns-repeated="2" office:value-type="float" office:value="2.31" calcext:value-type="float">
            <text:p>2.31</text:p>
          </table:table-cell>
          <table:table-cell office:value-type="float" office:value="19204" calcext:value-type="float">
            <text:p>19204</text:p>
          </table:table-cell>
          <table:table-cell office:value-type="float" office:value="357992399" calcext:value-type="float">
            <text:p>357992399</text:p>
          </table:table-cell>
          <table:table-cell table:formula="of:=[.F383]&gt;[.B3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91-s993158591c3683925.ukp</text:p>
          </table:table-cell>
          <table:table-cell office:value-type="float" office:value="0.94333" calcext:value-type="float">
            <text:p>0.94333</text:p>
          </table:table-cell>
          <table:table-cell office:value-type="float" office:value="0.94" calcext:value-type="float">
            <text:p>0.94</text:p>
          </table:table-cell>
          <table:table-cell office:value-type="float" office:value="11228" calcext:value-type="float">
            <text:p>11228</text:p>
          </table:table-cell>
          <table:table-cell office:value-type="float" office:value="191645880" calcext:value-type="float">
            <text:p>191645880</text:p>
          </table:table-cell>
          <table:table-cell office:value-type="float" office:value="2.31667" calcext:value-type="float">
            <text:p>2.31667</text:p>
          </table:table-cell>
          <table:table-cell office:value-type="float" office:value="2.32" calcext:value-type="float">
            <text:p>2.32</text:p>
          </table:table-cell>
          <table:table-cell office:value-type="float" office:value="14472" calcext:value-type="float">
            <text:p>14472</text:p>
          </table:table-cell>
          <table:table-cell office:value-type="float" office:value="191645880" calcext:value-type="float">
            <text:p>191645880</text:p>
          </table:table-cell>
          <table:table-cell table:formula="of:=[.F384]&gt;[.B3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49-s911451083c5673598.ukp</text:p>
          </table:table-cell>
          <table:table-cell office:value-type="float" office:value="0.91333" calcext:value-type="float">
            <text:p>0.91333</text:p>
          </table:table-cell>
          <table:table-cell office:value-type="float" office:value="0.92" calcext:value-type="float">
            <text:p>0.92</text:p>
          </table:table-cell>
          <table:table-cell office:value-type="float" office:value="18260" calcext:value-type="float">
            <text:p>18260</text:p>
          </table:table-cell>
          <table:table-cell office:value-type="float" office:value="295469965" calcext:value-type="float">
            <text:p>295469965</text:p>
          </table:table-cell>
          <table:table-cell office:value-type="float" office:value="2.31667" calcext:value-type="float">
            <text:p>2.31667</text:p>
          </table:table-cell>
          <table:table-cell office:value-type="float" office:value="2.32" calcext:value-type="float">
            <text:p>2.32</text:p>
          </table:table-cell>
          <table:table-cell office:value-type="float" office:value="23344" calcext:value-type="float">
            <text:p>23344</text:p>
          </table:table-cell>
          <table:table-cell office:value-type="float" office:value="295469965" calcext:value-type="float">
            <text:p>295469965</text:p>
          </table:table-cell>
          <table:table-cell table:formula="of:=[.F385]&gt;[.B3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10-s550957023c6458611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4" calcext:value-type="float">
            <text:p>0.04</text:p>
          </table:table-cell>
          <table:table-cell office:value-type="float" office:value="8728" calcext:value-type="float">
            <text:p>8728</text:p>
          </table:table-cell>
          <table:table-cell office:value-type="float" office:value="336092400" calcext:value-type="float">
            <text:p>336092400</text:p>
          </table:table-cell>
          <table:table-cell office:value-type="float" office:value="2.31667" calcext:value-type="float">
            <text:p>2.31667</text:p>
          </table:table-cell>
          <table:table-cell office:value-type="float" office:value="2.32" calcext:value-type="float">
            <text:p>2.32</text:p>
          </table:table-cell>
          <table:table-cell office:value-type="float" office:value="23624" calcext:value-type="float">
            <text:p>23624</text:p>
          </table:table-cell>
          <table:table-cell office:value-type="float" office:value="336092400" calcext:value-type="float">
            <text:p>336092400</text:p>
          </table:table-cell>
          <table:table-cell table:formula="of:=[.F386]&gt;[.B3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95-s697826265c6776687.ukp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13324" calcext:value-type="float">
            <text:p>13324</text:p>
          </table:table-cell>
          <table:table-cell office:value-type="float" office:value="352952904" calcext:value-type="float">
            <text:p>352952904</text:p>
          </table:table-cell>
          <table:table-cell office:value-type="float" office:value="2.31667" calcext:value-type="float">
            <text:p>2.31667</text:p>
          </table:table-cell>
          <table:table-cell office:value-type="float" office:value="2.32" calcext:value-type="float">
            <text:p>2.32</text:p>
          </table:table-cell>
          <table:table-cell office:value-type="float" office:value="21164" calcext:value-type="float">
            <text:p>21164</text:p>
          </table:table-cell>
          <table:table-cell office:value-type="float" office:value="352952904" calcext:value-type="float">
            <text:p>352952904</text:p>
          </table:table-cell>
          <table:table-cell table:formula="of:=[.F387]&gt;[.B3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90-s611057533c8673995.ukp</text:p>
          </table:table-cell>
          <table:table-cell office:value-type="float" office:value="1.88333" calcext:value-type="float">
            <text:p>1.88333</text:p>
          </table:table-cell>
          <table:table-cell office:value-type="float" office:value="1.89" calcext:value-type="float">
            <text:p>1.89</text:p>
          </table:table-cell>
          <table:table-cell office:value-type="float" office:value="23548" calcext:value-type="float">
            <text:p>23548</text:p>
          </table:table-cell>
          <table:table-cell office:value-type="float" office:value="450303362" calcext:value-type="float">
            <text:p>450303362</text:p>
          </table:table-cell>
          <table:table-cell table:number-columns-repeated="2" office:value-type="float" office:value="2.32" calcext:value-type="float">
            <text:p>2.32</text:p>
          </table:table-cell>
          <table:table-cell office:value-type="float" office:value="23792" calcext:value-type="float">
            <text:p>23792</text:p>
          </table:table-cell>
          <table:table-cell office:value-type="float" office:value="450303362" calcext:value-type="float">
            <text:p>450303362</text:p>
          </table:table-cell>
          <table:table-cell table:formula="of:=[.F388]&gt;[.B3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99-s702592739c6675866.ukp</text:p>
          </table:table-cell>
          <table:table-cell office:value-type="float" office:value="0.44333" calcext:value-type="float">
            <text:p>0.44333</text:p>
          </table:table-cell>
          <table:table-cell office:value-type="float" office:value="0.44" calcext:value-type="float">
            <text:p>0.44</text:p>
          </table:table-cell>
          <table:table-cell office:value-type="float" office:value="9712" calcext:value-type="float">
            <text:p>9712</text:p>
          </table:table-cell>
          <table:table-cell office:value-type="float" office:value="347681953" calcext:value-type="float">
            <text:p>347681953</text:p>
          </table:table-cell>
          <table:table-cell office:value-type="float" office:value="2.33333" calcext:value-type="float">
            <text:p>2.33333</text:p>
          </table:table-cell>
          <table:table-cell office:value-type="float" office:value="2.34" calcext:value-type="float">
            <text:p>2.34</text:p>
          </table:table-cell>
          <table:table-cell office:value-type="float" office:value="22868" calcext:value-type="float">
            <text:p>22868</text:p>
          </table:table-cell>
          <table:table-cell office:value-type="float" office:value="347681953" calcext:value-type="float">
            <text:p>347681953</text:p>
          </table:table-cell>
          <table:table-cell table:formula="of:=[.F389]&gt;[.B3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05-s338216231c4355573.ukp</text:p>
          </table:table-cell>
          <table:table-cell office:value-type="float" office:value="0.76667" calcext:value-type="float">
            <text:p>0.76667</text:p>
          </table:table-cell>
          <table:table-cell office:value-type="float" office:value="0.76" calcext:value-type="float">
            <text:p>0.76</text:p>
          </table:table-cell>
          <table:table-cell office:value-type="float" office:value="19008" calcext:value-type="float">
            <text:p>19008</text:p>
          </table:table-cell>
          <table:table-cell office:value-type="float" office:value="226412899" calcext:value-type="float">
            <text:p>226412899</text:p>
          </table:table-cell>
          <table:table-cell office:value-type="float" office:value="2.33667" calcext:value-type="float">
            <text:p>2.33667</text:p>
          </table:table-cell>
          <table:table-cell office:value-type="float" office:value="2.33" calcext:value-type="float">
            <text:p>2.33</text:p>
          </table:table-cell>
          <table:table-cell office:value-type="float" office:value="24332" calcext:value-type="float">
            <text:p>24332</text:p>
          </table:table-cell>
          <table:table-cell office:value-type="float" office:value="226412899" calcext:value-type="float">
            <text:p>226412899</text:p>
          </table:table-cell>
          <table:table-cell table:formula="of:=[.F390]&gt;[.B3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88-s725950929c4836116.ukp</text:p>
          </table:table-cell>
          <table:table-cell office:value-type="float" office:value="0.09667" calcext:value-type="float">
            <text:p>0.09667</text:p>
          </table:table-cell>
          <table:table-cell office:value-type="float" office:value="0.09" calcext:value-type="float">
            <text:p>0.09</text:p>
          </table:table-cell>
          <table:table-cell office:value-type="float" office:value="7572" calcext:value-type="float">
            <text:p>7572</text:p>
          </table:table-cell>
          <table:table-cell office:value-type="float" office:value="251839504" calcext:value-type="float">
            <text:p>251839504</text:p>
          </table:table-cell>
          <table:table-cell office:value-type="float" office:value="2.33667" calcext:value-type="float">
            <text:p>2.33667</text:p>
          </table:table-cell>
          <table:table-cell office:value-type="float" office:value="2.34" calcext:value-type="float">
            <text:p>2.34</text:p>
          </table:table-cell>
          <table:table-cell office:value-type="float" office:value="20044" calcext:value-type="float">
            <text:p>20044</text:p>
          </table:table-cell>
          <table:table-cell office:value-type="float" office:value="251839504" calcext:value-type="float">
            <text:p>251839504</text:p>
          </table:table-cell>
          <table:table-cell table:formula="of:=[.F391]&gt;[.B3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72-s876785217c7202544.ukp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6484" calcext:value-type="float">
            <text:p>6484</text:p>
          </table:table-cell>
          <table:table-cell office:value-type="float" office:value="374729252" calcext:value-type="float">
            <text:p>374729252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18552" calcext:value-type="float">
            <text:p>18552</text:p>
          </table:table-cell>
          <table:table-cell office:value-type="float" office:value="374729252" calcext:value-type="float">
            <text:p>374729252</text:p>
          </table:table-cell>
          <table:table-cell table:formula="of:=[.F392]&gt;[.B3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18-s155606980c2282298.ukp</text:p>
          </table:table-cell>
          <table:table-cell office:value-type="float" office:value="0.40333" calcext:value-type="float">
            <text:p>0.40333</text:p>
          </table:table-cell>
          <table:table-cell office:value-type="float" office:value="0.4" calcext:value-type="float">
            <text:p>0.4</text:p>
          </table:table-cell>
          <table:table-cell office:value-type="float" office:value="8844" calcext:value-type="float">
            <text:p>8844</text:p>
          </table:table-cell>
          <table:table-cell office:value-type="float" office:value="118850961" calcext:value-type="float">
            <text:p>118850961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13232" calcext:value-type="float">
            <text:p>13232</text:p>
          </table:table-cell>
          <table:table-cell office:value-type="float" office:value="118850961" calcext:value-type="float">
            <text:p>118850961</text:p>
          </table:table-cell>
          <table:table-cell table:formula="of:=[.F393]&gt;[.B3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0-s418727292c3528071.ukp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9352" calcext:value-type="float">
            <text:p>9352</text:p>
          </table:table-cell>
          <table:table-cell office:value-type="float" office:value="183744431" calcext:value-type="float">
            <text:p>183744431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15088" calcext:value-type="float">
            <text:p>15088</text:p>
          </table:table-cell>
          <table:table-cell office:value-type="float" office:value="183744431" calcext:value-type="float">
            <text:p>183744431</text:p>
          </table:table-cell>
          <table:table-cell table:formula="of:=[.F394]&gt;[.B3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65-s76284724c9880127.ukp</text:p>
          </table:table-cell>
          <table:table-cell table:number-columns-repeated="2" office:value-type="float" office:value="1.31" calcext:value-type="float">
            <text:p>1.31</text:p>
          </table:table-cell>
          <table:table-cell office:value-type="float" office:value="17704" calcext:value-type="float">
            <text:p>17704</text:p>
          </table:table-cell>
          <table:table-cell office:value-type="float" office:value="514747690" calcext:value-type="float">
            <text:p>514747690</text:p>
          </table:table-cell>
          <table:table-cell office:value-type="float" office:value="2.35667" calcext:value-type="float">
            <text:p>2.35667</text:p>
          </table:table-cell>
          <table:table-cell office:value-type="float" office:value="2.35" calcext:value-type="float">
            <text:p>2.35</text:p>
          </table:table-cell>
          <table:table-cell office:value-type="float" office:value="23640" calcext:value-type="float">
            <text:p>23640</text:p>
          </table:table-cell>
          <table:table-cell office:value-type="float" office:value="514747690" calcext:value-type="float">
            <text:p>514747690</text:p>
          </table:table-cell>
          <table:table-cell table:formula="of:=[.F395]&gt;[.B3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28-s111763732c4056591.ukp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9240" calcext:value-type="float">
            <text:p>9240</text:p>
          </table:table-cell>
          <table:table-cell office:value-type="float" office:value="211373334" calcext:value-type="float">
            <text:p>211373334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17256" calcext:value-type="float">
            <text:p>17256</text:p>
          </table:table-cell>
          <table:table-cell office:value-type="float" office:value="211373334" calcext:value-type="float">
            <text:p>211373334</text:p>
          </table:table-cell>
          <table:table-cell table:formula="of:=[.F396]&gt;[.B3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76-s749117416c4003615.ukp</text:p>
          </table:table-cell>
          <table:table-cell office:value-type="float" office:value="0.53667" calcext:value-type="float">
            <text:p>0.53667</text:p>
          </table:table-cell>
          <table:table-cell office:value-type="float" office:value="0.53" calcext:value-type="float">
            <text:p>0.53</text:p>
          </table:table-cell>
          <table:table-cell office:value-type="float" office:value="10752" calcext:value-type="float">
            <text:p>10752</text:p>
          </table:table-cell>
          <table:table-cell office:value-type="float" office:value="208475262" calcext:value-type="float">
            <text:p>208475262</text:p>
          </table:table-cell>
          <table:table-cell office:value-type="float" office:value="2.36333" calcext:value-type="float">
            <text:p>2.36333</text:p>
          </table:table-cell>
          <table:table-cell office:value-type="float" office:value="2.37" calcext:value-type="float">
            <text:p>2.37</text:p>
          </table:table-cell>
          <table:table-cell office:value-type="float" office:value="17956" calcext:value-type="float">
            <text:p>17956</text:p>
          </table:table-cell>
          <table:table-cell office:value-type="float" office:value="208475262" calcext:value-type="float">
            <text:p>208475262</text:p>
          </table:table-cell>
          <table:table-cell table:formula="of:=[.F397]&gt;[.B3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21-s137237919c4513848.ukp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7928" calcext:value-type="float">
            <text:p>7928</text:p>
          </table:table-cell>
          <table:table-cell office:value-type="float" office:value="235135748" calcext:value-type="float">
            <text:p>235135748</text:p>
          </table:table-cell>
          <table:table-cell office:value-type="float" office:value="2.36333" calcext:value-type="float">
            <text:p>2.36333</text:p>
          </table:table-cell>
          <table:table-cell office:value-type="float" office:value="2.36" calcext:value-type="float">
            <text:p>2.36</text:p>
          </table:table-cell>
          <table:table-cell office:value-type="float" office:value="14448" calcext:value-type="float">
            <text:p>14448</text:p>
          </table:table-cell>
          <table:table-cell office:value-type="float" office:value="235135748" calcext:value-type="float">
            <text:p>235135748</text:p>
          </table:table-cell>
          <table:table-cell table:formula="of:=[.F398]&gt;[.B3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69-s235930013c4756834.ukp</text:p>
          </table:table-cell>
          <table:table-cell office:value-type="float" office:value="0.58333" calcext:value-type="float">
            <text:p>0.58333</text:p>
          </table:table-cell>
          <table:table-cell office:value-type="float" office:value="0.58" calcext:value-type="float">
            <text:p>0.58</text:p>
          </table:table-cell>
          <table:table-cell office:value-type="float" office:value="10544" calcext:value-type="float">
            <text:p>10544</text:p>
          </table:table-cell>
          <table:table-cell office:value-type="float" office:value="246713991" calcext:value-type="float">
            <text:p>246713991</text:p>
          </table:table-cell>
          <table:table-cell office:value-type="float" office:value="2.36333" calcext:value-type="float">
            <text:p>2.36333</text:p>
          </table:table-cell>
          <table:table-cell office:value-type="float" office:value="2.36" calcext:value-type="float">
            <text:p>2.36</text:p>
          </table:table-cell>
          <table:table-cell office:value-type="float" office:value="14892" calcext:value-type="float">
            <text:p>14892</text:p>
          </table:table-cell>
          <table:table-cell office:value-type="float" office:value="246713991" calcext:value-type="float">
            <text:p>246713991</text:p>
          </table:table-cell>
          <table:table-cell table:formula="of:=[.F399]&gt;[.B3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4-s318339058c4983076.ukp</text:p>
          </table:table-cell>
          <table:table-cell office:value-type="float" office:value="2.03333" calcext:value-type="float">
            <text:p>2.03333</text:p>
          </table:table-cell>
          <table:table-cell office:value-type="float" office:value="2.03" calcext:value-type="float">
            <text:p>2.03</text:p>
          </table:table-cell>
          <table:table-cell office:value-type="float" office:value="17456" calcext:value-type="float">
            <text:p>17456</text:p>
          </table:table-cell>
          <table:table-cell office:value-type="float" office:value="258168718" calcext:value-type="float">
            <text:p>258168718</text:p>
          </table:table-cell>
          <table:table-cell office:value-type="float" office:value="2.36333" calcext:value-type="float">
            <text:p>2.36333</text:p>
          </table:table-cell>
          <table:table-cell office:value-type="float" office:value="2.36" calcext:value-type="float">
            <text:p>2.36</text:p>
          </table:table-cell>
          <table:table-cell office:value-type="float" office:value="19020" calcext:value-type="float">
            <text:p>19020</text:p>
          </table:table-cell>
          <table:table-cell office:value-type="float" office:value="258168718" calcext:value-type="float">
            <text:p>258168718</text:p>
          </table:table-cell>
          <table:table-cell table:formula="of:=[.F400]&gt;[.B4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39-s462789496c7454675.ukp</text:p>
          </table:table-cell>
          <table:table-cell office:value-type="float" office:value="1.65667" calcext:value-type="float">
            <text:p>1.65667</text:p>
          </table:table-cell>
          <table:table-cell office:value-type="float" office:value="1.66" calcext:value-type="float">
            <text:p>1.66</text:p>
          </table:table-cell>
          <table:table-cell office:value-type="float" office:value="26244" calcext:value-type="float">
            <text:p>26244</text:p>
          </table:table-cell>
          <table:table-cell office:value-type="float" office:value="388170448" calcext:value-type="float">
            <text:p>388170448</text:p>
          </table:table-cell>
          <table:table-cell office:value-type="float" office:value="2.36333" calcext:value-type="float">
            <text:p>2.36333</text:p>
          </table:table-cell>
          <table:table-cell office:value-type="float" office:value="2.37" calcext:value-type="float">
            <text:p>2.37</text:p>
          </table:table-cell>
          <table:table-cell office:value-type="float" office:value="29364" calcext:value-type="float">
            <text:p>29364</text:p>
          </table:table-cell>
          <table:table-cell office:value-type="float" office:value="388170448" calcext:value-type="float">
            <text:p>388170448</text:p>
          </table:table-cell>
          <table:table-cell table:formula="of:=[.F401]&gt;[.B4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54-s539601603c8383254.ukp</text:p>
          </table:table-cell>
          <table:table-cell office:value-type="float" office:value="0.16333" calcext:value-type="float">
            <text:p>0.16333</text:p>
          </table:table-cell>
          <table:table-cell office:value-type="float" office:value="0.16" calcext:value-type="float">
            <text:p>0.16</text:p>
          </table:table-cell>
          <table:table-cell office:value-type="float" office:value="10592" calcext:value-type="float">
            <text:p>10592</text:p>
          </table:table-cell>
          <table:table-cell office:value-type="float" office:value="436533096" calcext:value-type="float">
            <text:p>436533096</text:p>
          </table:table-cell>
          <table:table-cell office:value-type="float" office:value="2.37" calcext:value-type="float">
            <text:p>2.37</text:p>
          </table:table-cell>
          <table:table-cell office:value-type="float" office:value="2.38" calcext:value-type="float">
            <text:p>2.38</text:p>
          </table:table-cell>
          <table:table-cell office:value-type="float" office:value="37060" calcext:value-type="float">
            <text:p>37060</text:p>
          </table:table-cell>
          <table:table-cell office:value-type="float" office:value="436533096" calcext:value-type="float">
            <text:p>436533096</text:p>
          </table:table-cell>
          <table:table-cell table:formula="of:=[.F402]&gt;[.B4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46-s729743919c3557977.ukp</text:p>
          </table:table-cell>
          <table:table-cell office:value-type="float" office:value="1.44333" calcext:value-type="float">
            <text:p>1.44333</text:p>
          </table:table-cell>
          <table:table-cell office:value-type="float" office:value="1.45" calcext:value-type="float">
            <text:p>1.45</text:p>
          </table:table-cell>
          <table:table-cell office:value-type="float" office:value="23244" calcext:value-type="float">
            <text:p>23244</text:p>
          </table:table-cell>
          <table:table-cell office:value-type="float" office:value="184996490" calcext:value-type="float">
            <text:p>184996490</text:p>
          </table:table-cell>
          <table:table-cell office:value-type="float" office:value="2.37333" calcext:value-type="float">
            <text:p>2.37333</text:p>
          </table:table-cell>
          <table:table-cell office:value-type="float" office:value="2.38" calcext:value-type="float">
            <text:p>2.38</text:p>
          </table:table-cell>
          <table:table-cell office:value-type="float" office:value="23580" calcext:value-type="float">
            <text:p>23580</text:p>
          </table:table-cell>
          <table:table-cell office:value-type="float" office:value="184996490" calcext:value-type="float">
            <text:p>184996490</text:p>
          </table:table-cell>
          <table:table-cell table:formula="of:=[.F403]&gt;[.B4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37-s784804938c6584063.ukp</text:p>
          </table:table-cell>
          <table:table-cell office:value-type="float" office:value="0.36333" calcext:value-type="float">
            <text:p>0.36333</text:p>
          </table:table-cell>
          <table:table-cell office:value-type="float" office:value="0.36" calcext:value-type="float">
            <text:p>0.36</text:p>
          </table:table-cell>
          <table:table-cell office:value-type="float" office:value="9260" calcext:value-type="float">
            <text:p>9260</text:p>
          </table:table-cell>
          <table:table-cell office:value-type="float" office:value="343037800" calcext:value-type="float">
            <text:p>343037800</text:p>
          </table:table-cell>
          <table:table-cell office:value-type="float" office:value="2.37333" calcext:value-type="float">
            <text:p>2.37333</text:p>
          </table:table-cell>
          <table:table-cell office:value-type="float" office:value="2.37" calcext:value-type="float">
            <text:p>2.37</text:p>
          </table:table-cell>
          <table:table-cell office:value-type="float" office:value="31096" calcext:value-type="float">
            <text:p>31096</text:p>
          </table:table-cell>
          <table:table-cell office:value-type="float" office:value="343037800" calcext:value-type="float">
            <text:p>343037800</text:p>
          </table:table-cell>
          <table:table-cell table:formula="of:=[.F404]&gt;[.B4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33-s687201656c4711363.ukp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13164" calcext:value-type="float">
            <text:p>13164</text:p>
          </table:table-cell>
          <table:table-cell office:value-type="float" office:value="244542374" calcext:value-type="float">
            <text:p>244542374</text:p>
          </table:table-cell>
          <table:table-cell office:value-type="float" office:value="2.37667" calcext:value-type="float">
            <text:p>2.37667</text:p>
          </table:table-cell>
          <table:table-cell office:value-type="float" office:value="2.37" calcext:value-type="float">
            <text:p>2.37</text:p>
          </table:table-cell>
          <table:table-cell office:value-type="float" office:value="19044" calcext:value-type="float">
            <text:p>19044</text:p>
          </table:table-cell>
          <table:table-cell office:value-type="float" office:value="244542374" calcext:value-type="float">
            <text:p>244542374</text:p>
          </table:table-cell>
          <table:table-cell table:formula="of:=[.F405]&gt;[.B4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41-s373038940c5506961.ukp</text:p>
          </table:table-cell>
          <table:table-cell office:value-type="float" office:value="1.78667" calcext:value-type="float">
            <text:p>1.78667</text:p>
          </table:table-cell>
          <table:table-cell office:value-type="float" office:value="1.78" calcext:value-type="float">
            <text:p>1.78</text:p>
          </table:table-cell>
          <table:table-cell office:value-type="float" office:value="14428" calcext:value-type="float">
            <text:p>14428</text:p>
          </table:table-cell>
          <table:table-cell office:value-type="float" office:value="286617078" calcext:value-type="float">
            <text:p>286617078</text:p>
          </table:table-cell>
          <table:table-cell office:value-type="float" office:value="2.37667" calcext:value-type="float">
            <text:p>2.37667</text:p>
          </table:table-cell>
          <table:table-cell office:value-type="float" office:value="2.38" calcext:value-type="float">
            <text:p>2.38</text:p>
          </table:table-cell>
          <table:table-cell office:value-type="float" office:value="19776" calcext:value-type="float">
            <text:p>19776</text:p>
          </table:table-cell>
          <table:table-cell office:value-type="float" office:value="286617078" calcext:value-type="float">
            <text:p>286617078</text:p>
          </table:table-cell>
          <table:table-cell table:formula="of:=[.F406]&gt;[.B4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34-s669547585c9937690.ukp</text:p>
          </table:table-cell>
          <table:table-cell office:value-type="float" office:value="0.15667" calcext:value-type="float">
            <text:p>0.15667</text:p>
          </table:table-cell>
          <table:table-cell office:value-type="float" office:value="0.15" calcext:value-type="float">
            <text:p>0.15</text:p>
          </table:table-cell>
          <table:table-cell office:value-type="float" office:value="9140" calcext:value-type="float">
            <text:p>9140</text:p>
          </table:table-cell>
          <table:table-cell office:value-type="float" office:value="517364677" calcext:value-type="float">
            <text:p>517364677</text:p>
          </table:table-cell>
          <table:table-cell office:value-type="float" office:value="2.37667" calcext:value-type="float">
            <text:p>2.37667</text:p>
          </table:table-cell>
          <table:table-cell office:value-type="float" office:value="2.39" calcext:value-type="float">
            <text:p>2.39</text:p>
          </table:table-cell>
          <table:table-cell office:value-type="float" office:value="24344" calcext:value-type="float">
            <text:p>24344</text:p>
          </table:table-cell>
          <table:table-cell office:value-type="float" office:value="517364677" calcext:value-type="float">
            <text:p>517364677</text:p>
          </table:table-cell>
          <table:table-cell table:formula="of:=[.F407]&gt;[.B4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12-s192471812c3333886.ukp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12048" calcext:value-type="float">
            <text:p>12048</text:p>
          </table:table-cell>
          <table:table-cell office:value-type="float" office:value="172666077" calcext:value-type="float">
            <text:p>172666077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15384" calcext:value-type="float">
            <text:p>15384</text:p>
          </table:table-cell>
          <table:table-cell office:value-type="float" office:value="172666077" calcext:value-type="float">
            <text:p>172666077</text:p>
          </table:table-cell>
          <table:table-cell table:formula="of:=[.F408]&gt;[.B4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40-s85004012c7801239.ukp</text:p>
          </table:table-cell>
          <table:table-cell office:value-type="float" office:value="1.41667" calcext:value-type="float">
            <text:p>1.41667</text:p>
          </table:table-cell>
          <table:table-cell office:value-type="float" office:value="1.42" calcext:value-type="float">
            <text:p>1.42</text:p>
          </table:table-cell>
          <table:table-cell office:value-type="float" office:value="22168" calcext:value-type="float">
            <text:p>22168</text:p>
          </table:table-cell>
          <table:table-cell office:value-type="float" office:value="406361812" calcext:value-type="float">
            <text:p>406361812</text:p>
          </table:table-cell>
          <table:table-cell table:number-columns-repeated="2" office:value-type="float" office:value="2.38" calcext:value-type="float">
            <text:p>2.38</text:p>
          </table:table-cell>
          <table:table-cell office:value-type="float" office:value="24092" calcext:value-type="float">
            <text:p>24092</text:p>
          </table:table-cell>
          <table:table-cell office:value-type="float" office:value="406361812" calcext:value-type="float">
            <text:p>406361812</text:p>
          </table:table-cell>
          <table:table-cell table:formula="of:=[.F409]&gt;[.B4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06-s651738470c3632894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96" calcext:value-type="float">
            <text:p>6196</text:p>
          </table:table-cell>
          <table:table-cell office:value-type="float" office:value="189088774" calcext:value-type="float">
            <text:p>189088774</text:p>
          </table:table-cell>
          <table:table-cell office:value-type="float" office:value="2.38333" calcext:value-type="float">
            <text:p>2.38333</text:p>
          </table:table-cell>
          <table:table-cell office:value-type="float" office:value="2.38" calcext:value-type="float">
            <text:p>2.38</text:p>
          </table:table-cell>
          <table:table-cell office:value-type="float" office:value="18472" calcext:value-type="float">
            <text:p>18472</text:p>
          </table:table-cell>
          <table:table-cell office:value-type="float" office:value="189088774" calcext:value-type="float">
            <text:p>189088774</text:p>
          </table:table-cell>
          <table:table-cell table:formula="of:=[.F410]&gt;[.B4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57-s578238354c8879894.ukp</text:p>
          </table:table-cell>
          <table:table-cell office:value-type="float" office:value="2.01667" calcext:value-type="float">
            <text:p>2.01667</text:p>
          </table:table-cell>
          <table:table-cell office:value-type="float" office:value="2.02" calcext:value-type="float">
            <text:p>2.02</text:p>
          </table:table-cell>
          <table:table-cell office:value-type="float" office:value="23628" calcext:value-type="float">
            <text:p>23628</text:p>
          </table:table-cell>
          <table:table-cell office:value-type="float" office:value="461027562" calcext:value-type="float">
            <text:p>461027562</text:p>
          </table:table-cell>
          <table:table-cell office:value-type="float" office:value="2.38333" calcext:value-type="float">
            <text:p>2.38333</text:p>
          </table:table-cell>
          <table:table-cell office:value-type="float" office:value="2.38" calcext:value-type="float">
            <text:p>2.38</text:p>
          </table:table-cell>
          <table:table-cell office:value-type="float" office:value="23700" calcext:value-type="float">
            <text:p>23700</text:p>
          </table:table-cell>
          <table:table-cell office:value-type="float" office:value="461027562" calcext:value-type="float">
            <text:p>461027562</text:p>
          </table:table-cell>
          <table:table-cell table:formula="of:=[.F411]&gt;[.B4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88-s543662160c4771071.ukp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5664" calcext:value-type="float">
            <text:p>25664</text:p>
          </table:table-cell>
          <table:table-cell office:value-type="float" office:value="247201764" calcext:value-type="float">
            <text:p>247201764</text:p>
          </table:table-cell>
          <table:table-cell office:value-type="float" office:value="2.38667" calcext:value-type="float">
            <text:p>2.38667</text:p>
          </table:table-cell>
          <table:table-cell office:value-type="float" office:value="2.38" calcext:value-type="float">
            <text:p>2.38</text:p>
          </table:table-cell>
          <table:table-cell office:value-type="float" office:value="24332" calcext:value-type="float">
            <text:p>24332</text:p>
          </table:table-cell>
          <table:table-cell office:value-type="float" office:value="247201764" calcext:value-type="float">
            <text:p>247201764</text:p>
          </table:table-cell>
          <table:table-cell table:formula="of:=[.F412]&gt;[.B4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10-s688536648c6518923.ukp</text:p>
          </table:table-cell>
          <table:table-cell table:number-columns-repeated="2" office:value-type="float" office:value="1.46" calcext:value-type="float">
            <text:p>1.46</text:p>
          </table:table-cell>
          <table:table-cell office:value-type="float" office:value="20296" calcext:value-type="float">
            <text:p>20296</text:p>
          </table:table-cell>
          <table:table-cell office:value-type="float" office:value="338200646" calcext:value-type="float">
            <text:p>338200646</text:p>
          </table:table-cell>
          <table:table-cell office:value-type="float" office:value="2.38667" calcext:value-type="float">
            <text:p>2.38667</text:p>
          </table:table-cell>
          <table:table-cell office:value-type="float" office:value="2.39" calcext:value-type="float">
            <text:p>2.39</text:p>
          </table:table-cell>
          <table:table-cell office:value-type="float" office:value="23312" calcext:value-type="float">
            <text:p>23312</text:p>
          </table:table-cell>
          <table:table-cell office:value-type="float" office:value="338200646" calcext:value-type="float">
            <text:p>338200646</text:p>
          </table:table-cell>
          <table:table-cell table:formula="of:=[.F413]&gt;[.B4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92-s102695567c5662484.ukp</text:p>
          </table:table-cell>
          <table:table-cell table:number-columns-repeated="2" office:value-type="float" office:value="1.68" calcext:value-type="float">
            <text:p>1.68</text:p>
          </table:table-cell>
          <table:table-cell office:value-type="float" office:value="17724" calcext:value-type="float">
            <text:p>17724</text:p>
          </table:table-cell>
          <table:table-cell office:value-type="float" office:value="294985297" calcext:value-type="float">
            <text:p>294985297</text:p>
          </table:table-cell>
          <table:table-cell office:value-type="float" office:value="2.39" calcext:value-type="float">
            <text:p>2.39</text:p>
          </table:table-cell>
          <table:table-cell office:value-type="float" office:value="2.38" calcext:value-type="float">
            <text:p>2.38</text:p>
          </table:table-cell>
          <table:table-cell office:value-type="float" office:value="18628" calcext:value-type="float">
            <text:p>18628</text:p>
          </table:table-cell>
          <table:table-cell office:value-type="float" office:value="294985297" calcext:value-type="float">
            <text:p>294985297</text:p>
          </table:table-cell>
          <table:table-cell table:formula="of:=[.F414]&gt;[.B4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96-s622778615c2325294.ukp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12172" calcext:value-type="float">
            <text:p>12172</text:p>
          </table:table-cell>
          <table:table-cell office:value-type="float" office:value="120023682" calcext:value-type="float">
            <text:p>120023682</text:p>
          </table:table-cell>
          <table:table-cell office:value-type="float" office:value="2.39333" calcext:value-type="float">
            <text:p>2.39333</text:p>
          </table:table-cell>
          <table:table-cell office:value-type="float" office:value="2.39" calcext:value-type="float">
            <text:p>2.39</text:p>
          </table:table-cell>
          <table:table-cell office:value-type="float" office:value="14428" calcext:value-type="float">
            <text:p>14428</text:p>
          </table:table-cell>
          <table:table-cell office:value-type="float" office:value="120023682" calcext:value-type="float">
            <text:p>120023682</text:p>
          </table:table-cell>
          <table:table-cell table:formula="of:=[.F415]&gt;[.B4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66-s986141003c5633168.ukp</text:p>
          </table:table-cell>
          <table:table-cell office:value-type="float" office:value="0.35333" calcext:value-type="float">
            <text:p>0.35333</text:p>
          </table:table-cell>
          <table:table-cell office:value-type="float" office:value="0.35" calcext:value-type="float">
            <text:p>0.35</text:p>
          </table:table-cell>
          <table:table-cell office:value-type="float" office:value="9808" calcext:value-type="float">
            <text:p>9808</text:p>
          </table:table-cell>
          <table:table-cell office:value-type="float" office:value="293249969" calcext:value-type="float">
            <text:p>29324996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19068" calcext:value-type="float">
            <text:p>19068</text:p>
          </table:table-cell>
          <table:table-cell office:value-type="float" office:value="293249969" calcext:value-type="float">
            <text:p>293249969</text:p>
          </table:table-cell>
          <table:table-cell table:formula="of:=[.F416]&gt;[.B4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78-s955986354c9265905.ukp</text:p>
          </table:table-cell>
          <table:table-cell table:number-columns-repeated="2" office:value-type="float" office:value="1.64" calcext:value-type="float">
            <text:p>1.64</text:p>
          </table:table-cell>
          <table:table-cell office:value-type="float" office:value="23532" calcext:value-type="float">
            <text:p>23532</text:p>
          </table:table-cell>
          <table:table-cell office:value-type="float" office:value="481416679" calcext:value-type="float">
            <text:p>48141667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5964" calcext:value-type="float">
            <text:p>25964</text:p>
          </table:table-cell>
          <table:table-cell office:value-type="float" office:value="481416679" calcext:value-type="float">
            <text:p>481416679</text:p>
          </table:table-cell>
          <table:table-cell table:formula="of:=[.F417]&gt;[.B4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64-s504944976c7805074.ukp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16172" calcext:value-type="float">
            <text:p>16172</text:p>
          </table:table-cell>
          <table:table-cell office:value-type="float" office:value="406322037" calcext:value-type="float">
            <text:p>406322037</text:p>
          </table:table-cell>
          <table:table-cell office:value-type="float" office:value="2.40667" calcext:value-type="float">
            <text:p>2.40667</text:p>
          </table:table-cell>
          <table:table-cell office:value-type="float" office:value="2.4" calcext:value-type="float">
            <text:p>2.4</text:p>
          </table:table-cell>
          <table:table-cell office:value-type="float" office:value="19028" calcext:value-type="float">
            <text:p>19028</text:p>
          </table:table-cell>
          <table:table-cell office:value-type="float" office:value="406322037" calcext:value-type="float">
            <text:p>406322037</text:p>
          </table:table-cell>
          <table:table-cell table:formula="of:=[.F418]&gt;[.B4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77-s289188356c9452552.ukp</text:p>
          </table:table-cell>
          <table:table-cell table:number-columns-repeated="2" office:value-type="float" office:value="1.61" calcext:value-type="float">
            <text:p>1.61</text:p>
          </table:table-cell>
          <table:table-cell office:value-type="float" office:value="23472" calcext:value-type="float">
            <text:p>23472</text:p>
          </table:table-cell>
          <table:table-cell office:value-type="float" office:value="490933017" calcext:value-type="float">
            <text:p>490933017</text:p>
          </table:table-cell>
          <table:table-cell office:value-type="float" office:value="2.41333" calcext:value-type="float">
            <text:p>2.41333</text:p>
          </table:table-cell>
          <table:table-cell office:value-type="float" office:value="2.42" calcext:value-type="float">
            <text:p>2.42</text:p>
          </table:table-cell>
          <table:table-cell office:value-type="float" office:value="23540" calcext:value-type="float">
            <text:p>23540</text:p>
          </table:table-cell>
          <table:table-cell office:value-type="float" office:value="490933017" calcext:value-type="float">
            <text:p>490933017</text:p>
          </table:table-cell>
          <table:table-cell table:formula="of:=[.F419]&gt;[.B4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7-s532584774c4924154.ukp</text:p>
          </table:table-cell>
          <table:table-cell office:value-type="float" office:value="0.41667" calcext:value-type="float">
            <text:p>0.41667</text:p>
          </table:table-cell>
          <table:table-cell office:value-type="float" office:value="0.41" calcext:value-type="float">
            <text:p>0.41</text:p>
          </table:table-cell>
          <table:table-cell office:value-type="float" office:value="10604" calcext:value-type="float">
            <text:p>10604</text:p>
          </table:table-cell>
          <table:table-cell office:value-type="float" office:value="255956893" calcext:value-type="float">
            <text:p>255956893</text:p>
          </table:table-cell>
          <table:table-cell office:value-type="float" office:value="2.41667" calcext:value-type="float">
            <text:p>2.41667</text:p>
          </table:table-cell>
          <table:table-cell office:value-type="float" office:value="2.41" calcext:value-type="float">
            <text:p>2.41</text:p>
          </table:table-cell>
          <table:table-cell office:value-type="float" office:value="21196" calcext:value-type="float">
            <text:p>21196</text:p>
          </table:table-cell>
          <table:table-cell office:value-type="float" office:value="255956893" calcext:value-type="float">
            <text:p>255956893</text:p>
          </table:table-cell>
          <table:table-cell table:formula="of:=[.F420]&gt;[.B4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0-s534548386c5024417.ukp</text:p>
          </table:table-cell>
          <table:table-cell office:value-type="float" office:value="0.56667" calcext:value-type="float">
            <text:p>0.56667</text:p>
          </table:table-cell>
          <table:table-cell office:value-type="float" office:value="0.56" calcext:value-type="float">
            <text:p>0.56</text:p>
          </table:table-cell>
          <table:table-cell office:value-type="float" office:value="11232" calcext:value-type="float">
            <text:p>11232</text:p>
          </table:table-cell>
          <table:table-cell office:value-type="float" office:value="261426692" calcext:value-type="float">
            <text:p>261426692</text:p>
          </table:table-cell>
          <table:table-cell office:value-type="float" office:value="2.41667" calcext:value-type="float">
            <text:p>2.41667</text:p>
          </table:table-cell>
          <table:table-cell office:value-type="float" office:value="2.42" calcext:value-type="float">
            <text:p>2.42</text:p>
          </table:table-cell>
          <table:table-cell office:value-type="float" office:value="19016" calcext:value-type="float">
            <text:p>19016</text:p>
          </table:table-cell>
          <table:table-cell office:value-type="float" office:value="261426692" calcext:value-type="float">
            <text:p>261426692</text:p>
          </table:table-cell>
          <table:table-cell table:formula="of:=[.F421]&gt;[.B4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94-s9656937c7900677.ukp</text:p>
          </table:table-cell>
          <table:table-cell office:value-type="float" office:value="1.08667" calcext:value-type="float">
            <text:p>1.08667</text:p>
          </table:table-cell>
          <table:table-cell office:value-type="float" office:value="1.09" calcext:value-type="float">
            <text:p>1.09</text:p>
          </table:table-cell>
          <table:table-cell office:value-type="float" office:value="17332" calcext:value-type="float">
            <text:p>17332</text:p>
          </table:table-cell>
          <table:table-cell office:value-type="float" office:value="410233832" calcext:value-type="float">
            <text:p>410233832</text:p>
          </table:table-cell>
          <table:table-cell table:number-columns-repeated="2" office:value-type="float" office:value="2.42" calcext:value-type="float">
            <text:p>2.42</text:p>
          </table:table-cell>
          <table:table-cell office:value-type="float" office:value="21736" calcext:value-type="float">
            <text:p>21736</text:p>
          </table:table-cell>
          <table:table-cell office:value-type="float" office:value="410233832" calcext:value-type="float">
            <text:p>410233832</text:p>
          </table:table-cell>
          <table:table-cell table:formula="of:=[.F422]&gt;[.B4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75-s690859146c2596379.ukp</text:p>
          </table:table-cell>
          <table:table-cell office:value-type="float" office:value="0.62667" calcext:value-type="float">
            <text:p>0.62667</text:p>
          </table:table-cell>
          <table:table-cell office:value-type="float" office:value="0.62" calcext:value-type="float">
            <text:p>0.62</text:p>
          </table:table-cell>
          <table:table-cell office:value-type="float" office:value="9920" calcext:value-type="float">
            <text:p>9920</text:p>
          </table:table-cell>
          <table:table-cell office:value-type="float" office:value="134148336" calcext:value-type="float">
            <text:p>134148336</text:p>
          </table:table-cell>
          <table:table-cell office:value-type="float" office:value="2.42333" calcext:value-type="float">
            <text:p>2.42333</text:p>
          </table:table-cell>
          <table:table-cell office:value-type="float" office:value="2.42" calcext:value-type="float">
            <text:p>2.42</text:p>
          </table:table-cell>
          <table:table-cell office:value-type="float" office:value="12300" calcext:value-type="float">
            <text:p>12300</text:p>
          </table:table-cell>
          <table:table-cell office:value-type="float" office:value="134148336" calcext:value-type="float">
            <text:p>134148336</text:p>
          </table:table-cell>
          <table:table-cell table:formula="of:=[.F423]&gt;[.B4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29-s430465835c4055287.ukp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9232" calcext:value-type="float">
            <text:p>9232</text:p>
          </table:table-cell>
          <table:table-cell office:value-type="float" office:value="210757539" calcext:value-type="float">
            <text:p>210757539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14388" calcext:value-type="float">
            <text:p>14388</text:p>
          </table:table-cell>
          <table:table-cell office:value-type="float" office:value="210757539" calcext:value-type="float">
            <text:p>210757539</text:p>
          </table:table-cell>
          <table:table-cell table:formula="of:=[.F424]&gt;[.B4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72-s726307672c7380526.ukp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8492" calcext:value-type="float">
            <text:p>8492</text:p>
          </table:table-cell>
          <table:table-cell office:value-type="float" office:value="384070457" calcext:value-type="float">
            <text:p>384070457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14468" calcext:value-type="float">
            <text:p>14468</text:p>
          </table:table-cell>
          <table:table-cell office:value-type="float" office:value="384070457" calcext:value-type="float">
            <text:p>384070457</text:p>
          </table:table-cell>
          <table:table-cell table:formula="of:=[.F425]&gt;[.B4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93-s727623794c9044620.ukp</text:p>
          </table:table-cell>
          <table:table-cell office:value-type="float" office:value="1.61333" calcext:value-type="float">
            <text:p>1.61333</text:p>
          </table:table-cell>
          <table:table-cell office:value-type="float" office:value="1.62" calcext:value-type="float">
            <text:p>1.62</text:p>
          </table:table-cell>
          <table:table-cell office:value-type="float" office:value="21168" calcext:value-type="float">
            <text:p>21168</text:p>
          </table:table-cell>
          <table:table-cell office:value-type="float" office:value="471065564" calcext:value-type="float">
            <text:p>471065564</text:p>
          </table:table-cell>
          <table:table-cell office:value-type="float" office:value="2.45" calcext:value-type="float">
            <text:p>2.45</text:p>
          </table:table-cell>
          <table:table-cell office:value-type="float" office:value="2.46" calcext:value-type="float">
            <text:p>2.46</text:p>
          </table:table-cell>
          <table:table-cell office:value-type="float" office:value="25976" calcext:value-type="float">
            <text:p>25976</text:p>
          </table:table-cell>
          <table:table-cell office:value-type="float" office:value="471065564" calcext:value-type="float">
            <text:p>471065564</text:p>
          </table:table-cell>
          <table:table-cell table:formula="of:=[.F426]&gt;[.B4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6-s956143877c3579055.ukp</text:p>
          </table:table-cell>
          <table:table-cell office:value-type="float" office:value="0.52667" calcext:value-type="float">
            <text:p>0.52667</text:p>
          </table:table-cell>
          <table:table-cell office:value-type="float" office:value="0.53" calcext:value-type="float">
            <text:p>0.53</text:p>
          </table:table-cell>
          <table:table-cell office:value-type="float" office:value="10464" calcext:value-type="float">
            <text:p>10464</text:p>
          </table:table-cell>
          <table:table-cell office:value-type="float" office:value="185524952" calcext:value-type="float">
            <text:p>185524952</text:p>
          </table:table-cell>
          <table:table-cell office:value-type="float" office:value="2.45333" calcext:value-type="float">
            <text:p>2.45333</text:p>
          </table:table-cell>
          <table:table-cell office:value-type="float" office:value="2.45" calcext:value-type="float">
            <text:p>2.45</text:p>
          </table:table-cell>
          <table:table-cell office:value-type="float" office:value="14368" calcext:value-type="float">
            <text:p>14368</text:p>
          </table:table-cell>
          <table:table-cell office:value-type="float" office:value="185524952" calcext:value-type="float">
            <text:p>185524952</text:p>
          </table:table-cell>
          <table:table-cell table:formula="of:=[.F427]&gt;[.B4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61-s357785697c4744515.ukp</text:p>
          </table:table-cell>
          <table:table-cell office:value-type="float" office:value="2.08667" calcext:value-type="float">
            <text:p>2.08667</text:p>
          </table:table-cell>
          <table:table-cell office:value-type="float" office:value="2.09" calcext:value-type="float">
            <text:p>2.09</text:p>
          </table:table-cell>
          <table:table-cell office:value-type="float" office:value="26324" calcext:value-type="float">
            <text:p>26324</text:p>
          </table:table-cell>
          <table:table-cell office:value-type="float" office:value="245951020" calcext:value-type="float">
            <text:p>245951020</text:p>
          </table:table-cell>
          <table:table-cell office:value-type="float" office:value="2.45667" calcext:value-type="float">
            <text:p>2.45667</text:p>
          </table:table-cell>
          <table:table-cell office:value-type="float" office:value="2.46" calcext:value-type="float">
            <text:p>2.46</text:p>
          </table:table-cell>
          <table:table-cell office:value-type="float" office:value="27140" calcext:value-type="float">
            <text:p>27140</text:p>
          </table:table-cell>
          <table:table-cell office:value-type="float" office:value="245951020" calcext:value-type="float">
            <text:p>245951020</text:p>
          </table:table-cell>
          <table:table-cell table:formula="of:=[.F428]&gt;[.B4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04-s327926759c5214625.ukp</text:p>
          </table:table-cell>
          <table:table-cell office:value-type="float" office:value="1.51667" calcext:value-type="float">
            <text:p>1.51667</text:p>
          </table:table-cell>
          <table:table-cell office:value-type="float" office:value="1.51" calcext:value-type="float">
            <text:p>1.51</text:p>
          </table:table-cell>
          <table:table-cell office:value-type="float" office:value="21128" calcext:value-type="float">
            <text:p>21128</text:p>
          </table:table-cell>
          <table:table-cell office:value-type="float" office:value="270533082" calcext:value-type="float">
            <text:p>270533082</text:p>
          </table:table-cell>
          <table:table-cell office:value-type="float" office:value="2.45667" calcext:value-type="float">
            <text:p>2.45667</text:p>
          </table:table-cell>
          <table:table-cell office:value-type="float" office:value="2.46" calcext:value-type="float">
            <text:p>2.46</text:p>
          </table:table-cell>
          <table:table-cell office:value-type="float" office:value="23500" calcext:value-type="float">
            <text:p>23500</text:p>
          </table:table-cell>
          <table:table-cell office:value-type="float" office:value="270533082" calcext:value-type="float">
            <text:p>270533082</text:p>
          </table:table-cell>
          <table:table-cell table:formula="of:=[.F429]&gt;[.B4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73-s368525918c7658994.ukp</text:p>
          </table:table-cell>
          <table:table-cell office:value-type="float" office:value="1.03333" calcext:value-type="float">
            <text:p>1.03333</text:p>
          </table:table-cell>
          <table:table-cell office:value-type="float" office:value="1.03" calcext:value-type="float">
            <text:p>1.03</text:p>
          </table:table-cell>
          <table:table-cell office:value-type="float" office:value="26200" calcext:value-type="float">
            <text:p>26200</text:p>
          </table:table-cell>
          <table:table-cell office:value-type="float" office:value="397988851" calcext:value-type="float">
            <text:p>397988851</text:p>
          </table:table-cell>
          <table:table-cell office:value-type="float" office:value="2.46333" calcext:value-type="float">
            <text:p>2.46333</text:p>
          </table:table-cell>
          <table:table-cell office:value-type="float" office:value="2.46" calcext:value-type="float">
            <text:p>2.46</text:p>
          </table:table-cell>
          <table:table-cell office:value-type="float" office:value="32824" calcext:value-type="float">
            <text:p>32824</text:p>
          </table:table-cell>
          <table:table-cell office:value-type="float" office:value="397988851" calcext:value-type="float">
            <text:p>397988851</text:p>
          </table:table-cell>
          <table:table-cell table:formula="of:=[.F430]&gt;[.B4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55-s984814964c1971778.ukp</text:p>
          </table:table-cell>
          <table:table-cell office:value-type="float" office:value="0.68333" calcext:value-type="float">
            <text:p>0.68333</text:p>
          </table:table-cell>
          <table:table-cell office:value-type="float" office:value="0.68" calcext:value-type="float">
            <text:p>0.68</text:p>
          </table:table-cell>
          <table:table-cell office:value-type="float" office:value="11304" calcext:value-type="float">
            <text:p>11304</text:p>
          </table:table-cell>
          <table:table-cell office:value-type="float" office:value="101765691" calcext:value-type="float">
            <text:p>101765691</text:p>
          </table:table-cell>
          <table:table-cell office:value-type="float" office:value="2.46667" calcext:value-type="float">
            <text:p>2.46667</text:p>
          </table:table-cell>
          <table:table-cell office:value-type="float" office:value="2.46" calcext:value-type="float">
            <text:p>2.46</text:p>
          </table:table-cell>
          <table:table-cell office:value-type="float" office:value="14372" calcext:value-type="float">
            <text:p>14372</text:p>
          </table:table-cell>
          <table:table-cell office:value-type="float" office:value="101765691" calcext:value-type="float">
            <text:p>101765691</text:p>
          </table:table-cell>
          <table:table-cell table:formula="of:=[.F431]&gt;[.B4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34-s363583529c3833765.ukp</text:p>
          </table:table-cell>
          <table:table-cell office:value-type="float" office:value="2.07333" calcext:value-type="float">
            <text:p>2.07333</text:p>
          </table:table-cell>
          <table:table-cell office:value-type="float" office:value="2.07" calcext:value-type="float">
            <text:p>2.07</text:p>
          </table:table-cell>
          <table:table-cell office:value-type="float" office:value="18076" calcext:value-type="float">
            <text:p>18076</text:p>
          </table:table-cell>
          <table:table-cell office:value-type="float" office:value="198290982" calcext:value-type="float">
            <text:p>198290982</text:p>
          </table:table-cell>
          <table:table-cell table:number-columns-repeated="2" office:value-type="float" office:value="2.47" calcext:value-type="float">
            <text:p>2.47</text:p>
          </table:table-cell>
          <table:table-cell office:value-type="float" office:value="19596" calcext:value-type="float">
            <text:p>19596</text:p>
          </table:table-cell>
          <table:table-cell office:value-type="float" office:value="198290982" calcext:value-type="float">
            <text:p>198290982</text:p>
          </table:table-cell>
          <table:table-cell table:formula="of:=[.F432]&gt;[.B4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0-s199607488c6746697.ukp</text:p>
          </table:table-cell>
          <table:table-cell office:value-type="float" office:value="0.61667" calcext:value-type="float">
            <text:p>0.61667</text:p>
          </table:table-cell>
          <table:table-cell office:value-type="float" office:value="0.62" calcext:value-type="float">
            <text:p>0.62</text:p>
          </table:table-cell>
          <table:table-cell office:value-type="float" office:value="14280" calcext:value-type="float">
            <text:p>14280</text:p>
          </table:table-cell>
          <table:table-cell office:value-type="float" office:value="350532596" calcext:value-type="float">
            <text:p>350532596</text:p>
          </table:table-cell>
          <table:table-cell table:number-columns-repeated="2" office:value-type="float" office:value="2.47" calcext:value-type="float">
            <text:p>2.47</text:p>
          </table:table-cell>
          <table:table-cell office:value-type="float" office:value="23044" calcext:value-type="float">
            <text:p>23044</text:p>
          </table:table-cell>
          <table:table-cell office:value-type="float" office:value="350532596" calcext:value-type="float">
            <text:p>350532596</text:p>
          </table:table-cell>
          <table:table-cell table:formula="of:=[.F433]&gt;[.B4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50-s285463174c3497645.ukp</text:p>
          </table:table-cell>
          <table:table-cell office:value-type="float" office:value="0.20667" calcext:value-type="float">
            <text:p>0.20667</text:p>
          </table:table-cell>
          <table:table-cell office:value-type="float" office:value="0.2" calcext:value-type="float">
            <text:p>0.2</text:p>
          </table:table-cell>
          <table:table-cell office:value-type="float" office:value="9168" calcext:value-type="float">
            <text:p>9168</text:p>
          </table:table-cell>
          <table:table-cell office:value-type="float" office:value="181613030" calcext:value-type="float">
            <text:p>181613030</text:p>
          </table:table-cell>
          <table:table-cell office:value-type="float" office:value="2.47333" calcext:value-type="float">
            <text:p>2.47333</text:p>
          </table:table-cell>
          <table:table-cell office:value-type="float" office:value="2.47" calcext:value-type="float">
            <text:p>2.47</text:p>
          </table:table-cell>
          <table:table-cell office:value-type="float" office:value="15760" calcext:value-type="float">
            <text:p>15760</text:p>
          </table:table-cell>
          <table:table-cell office:value-type="float" office:value="181613030" calcext:value-type="float">
            <text:p>181613030</text:p>
          </table:table-cell>
          <table:table-cell table:formula="of:=[.F434]&gt;[.B4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14-s773924804c7870170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40" calcext:value-type="float">
            <text:p>7740</text:p>
          </table:table-cell>
          <table:table-cell office:value-type="float" office:value="409563386" calcext:value-type="float">
            <text:p>409563386</text:p>
          </table:table-cell>
          <table:table-cell office:value-type="float" office:value="2.47333" calcext:value-type="float">
            <text:p>2.47333</text:p>
          </table:table-cell>
          <table:table-cell office:value-type="float" office:value="2.48" calcext:value-type="float">
            <text:p>2.48</text:p>
          </table:table-cell>
          <table:table-cell office:value-type="float" office:value="23636" calcext:value-type="float">
            <text:p>23636</text:p>
          </table:table-cell>
          <table:table-cell office:value-type="float" office:value="409563386" calcext:value-type="float">
            <text:p>409563386</text:p>
          </table:table-cell>
          <table:table-cell table:formula="of:=[.F435]&gt;[.B4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61-s10177486c4520921.ukp</text:p>
          </table:table-cell>
          <table:table-cell office:value-type="float" office:value="0.81667" calcext:value-type="float">
            <text:p>0.81667</text:p>
          </table:table-cell>
          <table:table-cell office:value-type="float" office:value="0.82" calcext:value-type="float">
            <text:p>0.82</text:p>
          </table:table-cell>
          <table:table-cell office:value-type="float" office:value="15688" calcext:value-type="float">
            <text:p>15688</text:p>
          </table:table-cell>
          <table:table-cell office:value-type="float" office:value="235450072" calcext:value-type="float">
            <text:p>235450072</text:p>
          </table:table-cell>
          <table:table-cell table:number-columns-repeated="2" office:value-type="float" office:value="2.48" calcext:value-type="float">
            <text:p>2.48</text:p>
          </table:table-cell>
          <table:table-cell office:value-type="float" office:value="26180" calcext:value-type="float">
            <text:p>26180</text:p>
          </table:table-cell>
          <table:table-cell office:value-type="float" office:value="235450072" calcext:value-type="float">
            <text:p>235450072</text:p>
          </table:table-cell>
          <table:table-cell table:formula="of:=[.F436]&gt;[.B4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82-s85427437c8792909.ukp</text:p>
          </table:table-cell>
          <table:table-cell office:value-type="float" office:value="1.29333" calcext:value-type="float">
            <text:p>1.29333</text:p>
          </table:table-cell>
          <table:table-cell office:value-type="float" office:value="1.3" calcext:value-type="float">
            <text:p>1.3</text:p>
          </table:table-cell>
          <table:table-cell office:value-type="float" office:value="21040" calcext:value-type="float">
            <text:p>21040</text:p>
          </table:table-cell>
          <table:table-cell office:value-type="float" office:value="456733787" calcext:value-type="float">
            <text:p>456733787</text:p>
          </table:table-cell>
          <table:table-cell table:number-columns-repeated="2" office:value-type="float" office:value="2.48" calcext:value-type="float">
            <text:p>2.48</text:p>
          </table:table-cell>
          <table:table-cell office:value-type="float" office:value="26192" calcext:value-type="float">
            <text:p>26192</text:p>
          </table:table-cell>
          <table:table-cell office:value-type="float" office:value="456733787" calcext:value-type="float">
            <text:p>456733787</text:p>
          </table:table-cell>
          <table:table-cell table:formula="of:=[.F437]&gt;[.B4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77-s12157337c8110064.ukp</text:p>
          </table:table-cell>
          <table:table-cell office:value-type="float" office:value="0.87333" calcext:value-type="float">
            <text:p>0.87333</text:p>
          </table:table-cell>
          <table:table-cell office:value-type="float" office:value="0.87" calcext:value-type="float">
            <text:p>0.87</text:p>
          </table:table-cell>
          <table:table-cell office:value-type="float" office:value="26188" calcext:value-type="float">
            <text:p>26188</text:p>
          </table:table-cell>
          <table:table-cell office:value-type="float" office:value="421463951" calcext:value-type="float">
            <text:p>421463951</text:p>
          </table:table-cell>
          <table:table-cell table:number-columns-repeated="2" office:value-type="float" office:value="2.49" calcext:value-type="float">
            <text:p>2.49</text:p>
          </table:table-cell>
          <table:table-cell office:value-type="float" office:value="32936" calcext:value-type="float">
            <text:p>32936</text:p>
          </table:table-cell>
          <table:table-cell office:value-type="float" office:value="421463951" calcext:value-type="float">
            <text:p>421463951</text:p>
          </table:table-cell>
          <table:table-cell table:formula="of:=[.F438]&gt;[.B4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41-s805600152c4927373.ukp</text:p>
          </table:table-cell>
          <table:table-cell office:value-type="float" office:value="1.43333" calcext:value-type="float">
            <text:p>1.43333</text:p>
          </table:table-cell>
          <table:table-cell office:value-type="float" office:value="1.44" calcext:value-type="float">
            <text:p>1.44</text:p>
          </table:table-cell>
          <table:table-cell office:value-type="float" office:value="17696" calcext:value-type="float">
            <text:p>17696</text:p>
          </table:table-cell>
          <table:table-cell office:value-type="float" office:value="255417045" calcext:value-type="float">
            <text:p>255417045</text:p>
          </table:table-cell>
          <table:table-cell office:value-type="float" office:value="2.50333" calcext:value-type="float">
            <text:p>2.50333</text:p>
          </table:table-cell>
          <table:table-cell office:value-type="float" office:value="2.51" calcext:value-type="float">
            <text:p>2.51</text:p>
          </table:table-cell>
          <table:table-cell office:value-type="float" office:value="20304" calcext:value-type="float">
            <text:p>20304</text:p>
          </table:table-cell>
          <table:table-cell office:value-type="float" office:value="255417045" calcext:value-type="float">
            <text:p>255417045</text:p>
          </table:table-cell>
          <table:table-cell table:formula="of:=[.F439]&gt;[.B4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32-s640375662c6938471.ukp</text:p>
          </table:table-cell>
          <table:table-cell office:value-type="float" office:value="0.89333" calcext:value-type="float">
            <text:p>0.89333</text:p>
          </table:table-cell>
          <table:table-cell office:value-type="float" office:value="0.89" calcext:value-type="float">
            <text:p>0.89</text:p>
          </table:table-cell>
          <table:table-cell office:value-type="float" office:value="22096" calcext:value-type="float">
            <text:p>22096</text:p>
          </table:table-cell>
          <table:table-cell office:value-type="float" office:value="360946473" calcext:value-type="float">
            <text:p>360946473</text:p>
          </table:table-cell>
          <table:table-cell office:value-type="float" office:value="2.50667" calcext:value-type="float">
            <text:p>2.50667</text:p>
          </table:table-cell>
          <table:table-cell office:value-type="float" office:value="2.51" calcext:value-type="float">
            <text:p>2.51</text:p>
          </table:table-cell>
          <table:table-cell office:value-type="float" office:value="24972" calcext:value-type="float">
            <text:p>24972</text:p>
          </table:table-cell>
          <table:table-cell office:value-type="float" office:value="360946473" calcext:value-type="float">
            <text:p>360946473</text:p>
          </table:table-cell>
          <table:table-cell table:formula="of:=[.F440]&gt;[.B4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65-s346438026c9166267.ukp</text:p>
          </table:table-cell>
          <table:table-cell office:value-type="float" office:value="1.29667" calcext:value-type="float">
            <text:p>1.29667</text:p>
          </table:table-cell>
          <table:table-cell office:value-type="float" office:value="1.29" calcext:value-type="float">
            <text:p>1.29</text:p>
          </table:table-cell>
          <table:table-cell office:value-type="float" office:value="25660" calcext:value-type="float">
            <text:p>25660</text:p>
          </table:table-cell>
          <table:table-cell office:value-type="float" office:value="477366668" calcext:value-type="float">
            <text:p>477366668</text:p>
          </table:table-cell>
          <table:table-cell office:value-type="float" office:value="2.50667" calcext:value-type="float">
            <text:p>2.50667</text:p>
          </table:table-cell>
          <table:table-cell office:value-type="float" office:value="2.51" calcext:value-type="float">
            <text:p>2.51</text:p>
          </table:table-cell>
          <table:table-cell office:value-type="float" office:value="29316" calcext:value-type="float">
            <text:p>29316</text:p>
          </table:table-cell>
          <table:table-cell office:value-type="float" office:value="477366668" calcext:value-type="float">
            <text:p>477366668</text:p>
          </table:table-cell>
          <table:table-cell table:formula="of:=[.F441]&gt;[.B4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05-s455315464c7547207.ukp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09" calcext:value-type="float">
            <text:p>0.09</text:p>
          </table:table-cell>
          <table:table-cell office:value-type="float" office:value="11760" calcext:value-type="float">
            <text:p>11760</text:p>
          </table:table-cell>
          <table:table-cell office:value-type="float" office:value="392648896" calcext:value-type="float">
            <text:p>392648896</text:p>
          </table:table-cell>
          <table:table-cell table:number-columns-repeated="2" office:value-type="float" office:value="2.51" calcext:value-type="float">
            <text:p>2.51</text:p>
          </table:table-cell>
          <table:table-cell office:value-type="float" office:value="25400" calcext:value-type="float">
            <text:p>25400</text:p>
          </table:table-cell>
          <table:table-cell office:value-type="float" office:value="392648896" calcext:value-type="float">
            <text:p>392648896</text:p>
          </table:table-cell>
          <table:table-cell table:formula="of:=[.F442]&gt;[.B4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09-s933939819c8528025.ukp</text:p>
          </table:table-cell>
          <table:table-cell office:value-type="float" office:value="2.38" calcext:value-type="float">
            <text:p>2.38</text:p>
          </table:table-cell>
          <table:table-cell office:value-type="float" office:value="2.4" calcext:value-type="float">
            <text:p>2.4</text:p>
          </table:table-cell>
          <table:table-cell office:value-type="float" office:value="35904" calcext:value-type="float">
            <text:p>35904</text:p>
          </table:table-cell>
          <table:table-cell office:value-type="float" office:value="442930585" calcext:value-type="float">
            <text:p>442930585</text:p>
          </table:table-cell>
          <table:table-cell office:value-type="float" office:value="2.51" calcext:value-type="float">
            <text:p>2.51</text:p>
          </table:table-cell>
          <table:table-cell office:value-type="float" office:value="2.52" calcext:value-type="float">
            <text:p>2.52</text:p>
          </table:table-cell>
          <table:table-cell office:value-type="float" office:value="32892" calcext:value-type="float">
            <text:p>32892</text:p>
          </table:table-cell>
          <table:table-cell office:value-type="float" office:value="442930585" calcext:value-type="float">
            <text:p>442930585</text:p>
          </table:table-cell>
          <table:table-cell table:formula="of:=[.F443]&gt;[.B4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59-s941705476c6109183.ukp</text:p>
          </table:table-cell>
          <table:table-cell office:value-type="float" office:value="1.23333" calcext:value-type="float">
            <text:p>1.23333</text:p>
          </table:table-cell>
          <table:table-cell office:value-type="float" office:value="1.23" calcext:value-type="float">
            <text:p>1.23</text:p>
          </table:table-cell>
          <table:table-cell office:value-type="float" office:value="21112" calcext:value-type="float">
            <text:p>21112</text:p>
          </table:table-cell>
          <table:table-cell office:value-type="float" office:value="316629759" calcext:value-type="float">
            <text:p>316629759</text:p>
          </table:table-cell>
          <table:table-cell office:value-type="float" office:value="2.51667" calcext:value-type="float">
            <text:p>2.51667</text:p>
          </table:table-cell>
          <table:table-cell office:value-type="float" office:value="2.52" calcext:value-type="float">
            <text:p>2.52</text:p>
          </table:table-cell>
          <table:table-cell office:value-type="float" office:value="24856" calcext:value-type="float">
            <text:p>24856</text:p>
          </table:table-cell>
          <table:table-cell office:value-type="float" office:value="316629759" calcext:value-type="float">
            <text:p>316629759</text:p>
          </table:table-cell>
          <table:table-cell table:formula="of:=[.F444]&gt;[.B4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77-s213205243c7566511.ukp</text:p>
          </table:table-cell>
          <table:table-cell office:value-type="float" office:value="1.78" calcext:value-type="float">
            <text:p>1.78</text:p>
          </table:table-cell>
          <table:table-cell office:value-type="float" office:value="1.79" calcext:value-type="float">
            <text:p>1.79</text:p>
          </table:table-cell>
          <table:table-cell office:value-type="float" office:value="26220" calcext:value-type="float">
            <text:p>26220</text:p>
          </table:table-cell>
          <table:table-cell office:value-type="float" office:value="393003469" calcext:value-type="float">
            <text:p>393003469</text:p>
          </table:table-cell>
          <table:table-cell office:value-type="float" office:value="2.51667" calcext:value-type="float">
            <text:p>2.51667</text:p>
          </table:table-cell>
          <table:table-cell office:value-type="float" office:value="2.52" calcext:value-type="float">
            <text:p>2.52</text:p>
          </table:table-cell>
          <table:table-cell office:value-type="float" office:value="28484" calcext:value-type="float">
            <text:p>28484</text:p>
          </table:table-cell>
          <table:table-cell office:value-type="float" office:value="393003469" calcext:value-type="float">
            <text:p>393003469</text:p>
          </table:table-cell>
          <table:table-cell table:formula="of:=[.F445]&gt;[.B4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76-s224319647c7815102.ukp</text:p>
          </table:table-cell>
          <table:table-cell office:value-type="float" office:value="1.93667" calcext:value-type="float">
            <text:p>1.93667</text:p>
          </table:table-cell>
          <table:table-cell office:value-type="float" office:value="1.94" calcext:value-type="float">
            <text:p>1.94</text:p>
          </table:table-cell>
          <table:table-cell office:value-type="float" office:value="21216" calcext:value-type="float">
            <text:p>21216</text:p>
          </table:table-cell>
          <table:table-cell office:value-type="float" office:value="405535505" calcext:value-type="float">
            <text:p>405535505</text:p>
          </table:table-cell>
          <table:table-cell office:value-type="float" office:value="2.51667" calcext:value-type="float">
            <text:p>2.51667</text:p>
          </table:table-cell>
          <table:table-cell office:value-type="float" office:value="2.51" calcext:value-type="float">
            <text:p>2.51</text:p>
          </table:table-cell>
          <table:table-cell office:value-type="float" office:value="22788" calcext:value-type="float">
            <text:p>22788</text:p>
          </table:table-cell>
          <table:table-cell office:value-type="float" office:value="405535505" calcext:value-type="float">
            <text:p>405535505</text:p>
          </table:table-cell>
          <table:table-cell table:formula="of:=[.F446]&gt;[.B4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70-s177962211c4242352.ukp</text:p>
          </table:table-cell>
          <table:table-cell office:value-type="float" office:value="1.82667" calcext:value-type="float">
            <text:p>1.82667</text:p>
          </table:table-cell>
          <table:table-cell office:value-type="float" office:value="1.83" calcext:value-type="float">
            <text:p>1.83</text:p>
          </table:table-cell>
          <table:table-cell office:value-type="float" office:value="19264" calcext:value-type="float">
            <text:p>19264</text:p>
          </table:table-cell>
          <table:table-cell office:value-type="float" office:value="219743017" calcext:value-type="float">
            <text:p>219743017</text:p>
          </table:table-cell>
          <table:table-cell table:number-columns-repeated="2" office:value-type="float" office:value="2.52" calcext:value-type="float">
            <text:p>2.52</text:p>
          </table:table-cell>
          <table:table-cell office:value-type="float" office:value="23292" calcext:value-type="float">
            <text:p>23292</text:p>
          </table:table-cell>
          <table:table-cell office:value-type="float" office:value="219743017" calcext:value-type="float">
            <text:p>219743017</text:p>
          </table:table-cell>
          <table:table-cell table:formula="of:=[.F447]&gt;[.B4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02-s577881003c7863311.ukp</text:p>
          </table:table-cell>
          <table:table-cell office:value-type="float" office:value="1.81667" calcext:value-type="float">
            <text:p>1.81667</text:p>
          </table:table-cell>
          <table:table-cell office:value-type="float" office:value="1.81" calcext:value-type="float">
            <text:p>1.81</text:p>
          </table:table-cell>
          <table:table-cell office:value-type="float" office:value="14520" calcext:value-type="float">
            <text:p>14520</text:p>
          </table:table-cell>
          <table:table-cell office:value-type="float" office:value="408259660" calcext:value-type="float">
            <text:p>408259660</text:p>
          </table:table-cell>
          <table:table-cell office:value-type="float" office:value="2.53333" calcext:value-type="float">
            <text:p>2.53333</text:p>
          </table:table-cell>
          <table:table-cell office:value-type="float" office:value="2.53" calcext:value-type="float">
            <text:p>2.53</text:p>
          </table:table-cell>
          <table:table-cell office:value-type="float" office:value="15668" calcext:value-type="float">
            <text:p>15668</text:p>
          </table:table-cell>
          <table:table-cell office:value-type="float" office:value="408259660" calcext:value-type="float">
            <text:p>408259660</text:p>
          </table:table-cell>
          <table:table-cell table:formula="of:=[.F448]&gt;[.B4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38-s695516247c9564497.ukp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4296" calcext:value-type="float">
            <text:p>14296</text:p>
          </table:table-cell>
          <table:table-cell office:value-type="float" office:value="497370973" calcext:value-type="float">
            <text:p>497370973</text:p>
          </table:table-cell>
          <table:table-cell office:value-type="float" office:value="2.54667" calcext:value-type="float">
            <text:p>2.54667</text:p>
          </table:table-cell>
          <table:table-cell office:value-type="float" office:value="2.55" calcext:value-type="float">
            <text:p>2.55</text:p>
          </table:table-cell>
          <table:table-cell office:value-type="float" office:value="26312" calcext:value-type="float">
            <text:p>26312</text:p>
          </table:table-cell>
          <table:table-cell office:value-type="float" office:value="497370973" calcext:value-type="float">
            <text:p>497370973</text:p>
          </table:table-cell>
          <table:table-cell table:formula="of:=[.F449]&gt;[.B4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79-s832284478c9290359.ukp</text:p>
          </table:table-cell>
          <table:table-cell table:number-columns-repeated="2" office:value-type="float" office:value="1.94" calcext:value-type="float">
            <text:p>1.94</text:p>
          </table:table-cell>
          <table:table-cell office:value-type="float" office:value="18388" calcext:value-type="float">
            <text:p>18388</text:p>
          </table:table-cell>
          <table:table-cell office:value-type="float" office:value="483849796" calcext:value-type="float">
            <text:p>483849796</text:p>
          </table:table-cell>
          <table:table-cell office:value-type="float" office:value="2.55" calcext:value-type="float">
            <text:p>2.55</text:p>
          </table:table-cell>
          <table:table-cell office:value-type="float" office:value="2.54" calcext:value-type="float">
            <text:p>2.54</text:p>
          </table:table-cell>
          <table:table-cell office:value-type="float" office:value="28980" calcext:value-type="float">
            <text:p>28980</text:p>
          </table:table-cell>
          <table:table-cell office:value-type="float" office:value="483849796" calcext:value-type="float">
            <text:p>483849796</text:p>
          </table:table-cell>
          <table:table-cell table:formula="of:=[.F450]&gt;[.B4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98-s358578213c9154189.ukp</text:p>
          </table:table-cell>
          <table:table-cell office:value-type="float" office:value="0.87667" calcext:value-type="float">
            <text:p>0.87667</text:p>
          </table:table-cell>
          <table:table-cell office:value-type="float" office:value="0.88" calcext:value-type="float">
            <text:p>0.88</text:p>
          </table:table-cell>
          <table:table-cell office:value-type="float" office:value="26276" calcext:value-type="float">
            <text:p>26276</text:p>
          </table:table-cell>
          <table:table-cell office:value-type="float" office:value="476808929" calcext:value-type="float">
            <text:p>476808929</text:p>
          </table:table-cell>
          <table:table-cell office:value-type="float" office:value="2.55333" calcext:value-type="float">
            <text:p>2.55333</text:p>
          </table:table-cell>
          <table:table-cell office:value-type="float" office:value="2.55" calcext:value-type="float">
            <text:p>2.55</text:p>
          </table:table-cell>
          <table:table-cell office:value-type="float" office:value="32920" calcext:value-type="float">
            <text:p>32920</text:p>
          </table:table-cell>
          <table:table-cell office:value-type="float" office:value="476808929" calcext:value-type="float">
            <text:p>476808929</text:p>
          </table:table-cell>
          <table:table-cell table:formula="of:=[.F451]&gt;[.B4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60-s660566353c7118461.ukp</text:p>
          </table:table-cell>
          <table:table-cell office:value-type="float" office:value="0.96333" calcext:value-type="float">
            <text:p>0.96333</text:p>
          </table:table-cell>
          <table:table-cell office:value-type="float" office:value="0.97" calcext:value-type="float">
            <text:p>0.97</text:p>
          </table:table-cell>
          <table:table-cell office:value-type="float" office:value="19028" calcext:value-type="float">
            <text:p>19028</text:p>
          </table:table-cell>
          <table:table-cell office:value-type="float" office:value="369866167" calcext:value-type="float">
            <text:p>369866167</text:p>
          </table:table-cell>
          <table:table-cell office:value-type="float" office:value="2.55667" calcext:value-type="float">
            <text:p>2.55667</text:p>
          </table:table-cell>
          <table:table-cell office:value-type="float" office:value="2.55" calcext:value-type="float">
            <text:p>2.55</text:p>
          </table:table-cell>
          <table:table-cell office:value-type="float" office:value="23560" calcext:value-type="float">
            <text:p>23560</text:p>
          </table:table-cell>
          <table:table-cell office:value-type="float" office:value="369866167" calcext:value-type="float">
            <text:p>369866167</text:p>
          </table:table-cell>
          <table:table-cell table:formula="of:=[.F452]&gt;[.B4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46-s852721236c6491429.ukp</text:p>
          </table:table-cell>
          <table:table-cell office:value-type="float" office:value="0.98667" calcext:value-type="float">
            <text:p>0.98667</text:p>
          </table:table-cell>
          <table:table-cell office:value-type="float" office:value="0.99" calcext:value-type="float">
            <text:p>0.99</text:p>
          </table:table-cell>
          <table:table-cell office:value-type="float" office:value="23432" calcext:value-type="float">
            <text:p>23432</text:p>
          </table:table-cell>
          <table:table-cell office:value-type="float" office:value="338001621" calcext:value-type="float">
            <text:p>338001621</text:p>
          </table:table-cell>
          <table:table-cell table:number-columns-repeated="2" office:value-type="float" office:value="2.56" calcext:value-type="float">
            <text:p>2.56</text:p>
          </table:table-cell>
          <table:table-cell office:value-type="float" office:value="26732" calcext:value-type="float">
            <text:p>26732</text:p>
          </table:table-cell>
          <table:table-cell office:value-type="float" office:value="338001621" calcext:value-type="float">
            <text:p>338001621</text:p>
          </table:table-cell>
          <table:table-cell table:formula="of:=[.F453]&gt;[.B4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81-s349395051c9024951.ukp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948" calcext:value-type="float">
            <text:p>8948</text:p>
          </table:table-cell>
          <table:table-cell office:value-type="float" office:value="469951504" calcext:value-type="float">
            <text:p>469951504</text:p>
          </table:table-cell>
          <table:table-cell table:number-columns-repeated="2" office:value-type="float" office:value="2.56" calcext:value-type="float">
            <text:p>2.56</text:p>
          </table:table-cell>
          <table:table-cell office:value-type="float" office:value="22408" calcext:value-type="float">
            <text:p>22408</text:p>
          </table:table-cell>
          <table:table-cell office:value-type="float" office:value="469951504" calcext:value-type="float">
            <text:p>469951504</text:p>
          </table:table-cell>
          <table:table-cell table:formula="of:=[.F454]&gt;[.B4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01-s777137311c7380818.ukp</text:p>
          </table:table-cell>
          <table:table-cell office:value-type="float" office:value="0.09667" calcext:value-type="float">
            <text:p>0.09667</text:p>
          </table:table-cell>
          <table:table-cell office:value-type="float" office:value="0.1" calcext:value-type="float">
            <text:p>0.1</text:p>
          </table:table-cell>
          <table:table-cell office:value-type="float" office:value="9840" calcext:value-type="float">
            <text:p>9840</text:p>
          </table:table-cell>
          <table:table-cell office:value-type="float" office:value="384201560" calcext:value-type="float">
            <text:p>384201560</text:p>
          </table:table-cell>
          <table:table-cell office:value-type="float" office:value="2.56667" calcext:value-type="float">
            <text:p>2.56667</text:p>
          </table:table-cell>
          <table:table-cell office:value-type="float" office:value="2.57" calcext:value-type="float">
            <text:p>2.57</text:p>
          </table:table-cell>
          <table:table-cell office:value-type="float" office:value="23188" calcext:value-type="float">
            <text:p>23188</text:p>
          </table:table-cell>
          <table:table-cell office:value-type="float" office:value="384201560" calcext:value-type="float">
            <text:p>384201560</text:p>
          </table:table-cell>
          <table:table-cell table:formula="of:=[.F455]&gt;[.B4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95-s468077220c9488730.ukp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9868" calcext:value-type="float">
            <text:p>9868</text:p>
          </table:table-cell>
          <table:table-cell office:value-type="float" office:value="494515538" calcext:value-type="float">
            <text:p>494515538</text:p>
          </table:table-cell>
          <table:table-cell office:value-type="float" office:value="2.58333" calcext:value-type="float">
            <text:p>2.58333</text:p>
          </table:table-cell>
          <table:table-cell office:value-type="float" office:value="2.59" calcext:value-type="float">
            <text:p>2.59</text:p>
          </table:table-cell>
          <table:table-cell office:value-type="float" office:value="23628" calcext:value-type="float">
            <text:p>23628</text:p>
          </table:table-cell>
          <table:table-cell office:value-type="float" office:value="494515538" calcext:value-type="float">
            <text:p>494515538</text:p>
          </table:table-cell>
          <table:table-cell table:formula="of:=[.F456]&gt;[.B4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-s182130978c7957284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508" calcext:value-type="float">
            <text:p>6508</text:p>
          </table:table-cell>
          <table:table-cell office:value-type="float" office:value="414623660" calcext:value-type="float">
            <text:p>414623660</text:p>
          </table:table-cell>
          <table:table-cell office:value-type="float" office:value="2.59667" calcext:value-type="float">
            <text:p>2.59667</text:p>
          </table:table-cell>
          <table:table-cell office:value-type="float" office:value="2.6" calcext:value-type="float">
            <text:p>2.6</text:p>
          </table:table-cell>
          <table:table-cell office:value-type="float" office:value="23432" calcext:value-type="float">
            <text:p>23432</text:p>
          </table:table-cell>
          <table:table-cell office:value-type="float" office:value="414623660" calcext:value-type="float">
            <text:p>414623660</text:p>
          </table:table-cell>
          <table:table-cell table:formula="of:=[.F457]&gt;[.B4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2-s674362184c9214816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180" calcext:value-type="float">
            <text:p>11180</text:p>
          </table:table-cell>
          <table:table-cell office:value-type="float" office:value="479771944" calcext:value-type="float">
            <text:p>479771944</text:p>
          </table:table-cell>
          <table:table-cell office:value-type="float" office:value="2.59667" calcext:value-type="float">
            <text:p>2.59667</text:p>
          </table:table-cell>
          <table:table-cell office:value-type="float" office:value="2.6" calcext:value-type="float">
            <text:p>2.6</text:p>
          </table:table-cell>
          <table:table-cell office:value-type="float" office:value="25392" calcext:value-type="float">
            <text:p>25392</text:p>
          </table:table-cell>
          <table:table-cell office:value-type="float" office:value="479771944" calcext:value-type="float">
            <text:p>479771944</text:p>
          </table:table-cell>
          <table:table-cell table:formula="of:=[.F458]&gt;[.B4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26-s916049162c9908634.ukp</text:p>
          </table:table-cell>
          <table:table-cell table:number-columns-repeated="2" office:value-type="float" office:value="1.39" calcext:value-type="float">
            <text:p>1.39</text:p>
          </table:table-cell>
          <table:table-cell office:value-type="float" office:value="32884" calcext:value-type="float">
            <text:p>32884</text:p>
          </table:table-cell>
          <table:table-cell office:value-type="float" office:value="515303557" calcext:value-type="float">
            <text:p>515303557</text:p>
          </table:table-cell>
          <table:table-cell office:value-type="float" office:value="2.59667" calcext:value-type="float">
            <text:p>2.59667</text:p>
          </table:table-cell>
          <table:table-cell office:value-type="float" office:value="2.6" calcext:value-type="float">
            <text:p>2.6</text:p>
          </table:table-cell>
          <table:table-cell office:value-type="float" office:value="37196" calcext:value-type="float">
            <text:p>37196</text:p>
          </table:table-cell>
          <table:table-cell office:value-type="float" office:value="515303557" calcext:value-type="float">
            <text:p>515303557</text:p>
          </table:table-cell>
          <table:table-cell table:formula="of:=[.F459]&gt;[.B4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54-s898053813c5473784.ukp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1376" calcext:value-type="float">
            <text:p>11376</text:p>
          </table:table-cell>
          <table:table-cell office:value-type="float" office:value="285230697" calcext:value-type="float">
            <text:p>285230697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1216" calcext:value-type="float">
            <text:p>21216</text:p>
          </table:table-cell>
          <table:table-cell office:value-type="float" office:value="285230697" calcext:value-type="float">
            <text:p>285230697</text:p>
          </table:table-cell>
          <table:table-cell table:formula="of:=[.F460]&gt;[.B4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16-s239745902c5521733.ukp</text:p>
          </table:table-cell>
          <table:table-cell table:number-columns-repeated="2" office:value-type="float" office:value="2.41" calcext:value-type="float">
            <text:p>2.41</text:p>
          </table:table-cell>
          <table:table-cell office:value-type="float" office:value="23588" calcext:value-type="float">
            <text:p>23588</text:p>
          </table:table-cell>
          <table:table-cell office:value-type="float" office:value="287211190" calcext:value-type="float">
            <text:p>287211190</text:p>
          </table:table-cell>
          <table:table-cell office:value-type="float" office:value="2.6" calcext:value-type="float">
            <text:p>2.6</text:p>
          </table:table-cell>
          <table:table-cell office:value-type="float" office:value="2.61" calcext:value-type="float">
            <text:p>2.61</text:p>
          </table:table-cell>
          <table:table-cell office:value-type="float" office:value="23488" calcext:value-type="float">
            <text:p>23488</text:p>
          </table:table-cell>
          <table:table-cell office:value-type="float" office:value="287211190" calcext:value-type="float">
            <text:p>287211190</text:p>
          </table:table-cell>
          <table:table-cell table:formula="of:=[.F461]&gt;[.B4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97-s29049563c7552202.ukp</text:p>
          </table:table-cell>
          <table:table-cell office:value-type="float" office:value="1.03333" calcext:value-type="float">
            <text:p>1.03333</text:p>
          </table:table-cell>
          <table:table-cell office:value-type="float" office:value="1.03" calcext:value-type="float">
            <text:p>1.03</text:p>
          </table:table-cell>
          <table:table-cell office:value-type="float" office:value="19012" calcext:value-type="float">
            <text:p>19012</text:p>
          </table:table-cell>
          <table:table-cell office:value-type="float" office:value="392323392" calcext:value-type="float">
            <text:p>392323392</text:p>
          </table:table-cell>
          <table:table-cell office:value-type="float" office:value="2.6" calcext:value-type="float">
            <text:p>2.6</text:p>
          </table:table-cell>
          <table:table-cell office:value-type="float" office:value="2.61" calcext:value-type="float">
            <text:p>2.61</text:p>
          </table:table-cell>
          <table:table-cell office:value-type="float" office:value="23400" calcext:value-type="float">
            <text:p>23400</text:p>
          </table:table-cell>
          <table:table-cell office:value-type="float" office:value="392323392" calcext:value-type="float">
            <text:p>392323392</text:p>
          </table:table-cell>
          <table:table-cell table:formula="of:=[.F462]&gt;[.B4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68-s169616393c5845631.ukp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8220" calcext:value-type="float">
            <text:p>8220</text:p>
          </table:table-cell>
          <table:table-cell office:value-type="float" office:value="304271289" calcext:value-type="float">
            <text:p>304271289</text:p>
          </table:table-cell>
          <table:table-cell office:value-type="float" office:value="2.60333" calcext:value-type="float">
            <text:p>2.60333</text:p>
          </table:table-cell>
          <table:table-cell office:value-type="float" office:value="2.6" calcext:value-type="float">
            <text:p>2.6</text:p>
          </table:table-cell>
          <table:table-cell office:value-type="float" office:value="21204" calcext:value-type="float">
            <text:p>21204</text:p>
          </table:table-cell>
          <table:table-cell office:value-type="float" office:value="304271289" calcext:value-type="float">
            <text:p>304271289</text:p>
          </table:table-cell>
          <table:table-cell table:formula="of:=[.F463]&gt;[.B4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19-s384707603c9052030.ukp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20360" calcext:value-type="float">
            <text:p>20360</text:p>
          </table:table-cell>
          <table:table-cell office:value-type="float" office:value="471365991" calcext:value-type="float">
            <text:p>471365991</text:p>
          </table:table-cell>
          <table:table-cell office:value-type="float" office:value="2.61333" calcext:value-type="float">
            <text:p>2.61333</text:p>
          </table:table-cell>
          <table:table-cell office:value-type="float" office:value="2.62" calcext:value-type="float">
            <text:p>2.62</text:p>
          </table:table-cell>
          <table:table-cell office:value-type="float" office:value="28684" calcext:value-type="float">
            <text:p>28684</text:p>
          </table:table-cell>
          <table:table-cell office:value-type="float" office:value="471365991" calcext:value-type="float">
            <text:p>471365991</text:p>
          </table:table-cell>
          <table:table-cell table:formula="of:=[.F464]&gt;[.B4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92-s931912657c8186875.ukp</text:p>
          </table:table-cell>
          <table:table-cell office:value-type="float" office:value="1.86667" calcext:value-type="float">
            <text:p>1.86667</text:p>
          </table:table-cell>
          <table:table-cell office:value-type="float" office:value="1.88" calcext:value-type="float">
            <text:p>1.88</text:p>
          </table:table-cell>
          <table:table-cell office:value-type="float" office:value="25096" calcext:value-type="float">
            <text:p>25096</text:p>
          </table:table-cell>
          <table:table-cell office:value-type="float" office:value="426436579" calcext:value-type="float">
            <text:p>426436579</text:p>
          </table:table-cell>
          <table:table-cell office:value-type="float" office:value="2.61667" calcext:value-type="float">
            <text:p>2.61667</text:p>
          </table:table-cell>
          <table:table-cell office:value-type="float" office:value="2.62" calcext:value-type="float">
            <text:p>2.62</text:p>
          </table:table-cell>
          <table:table-cell office:value-type="float" office:value="41756" calcext:value-type="float">
            <text:p>41756</text:p>
          </table:table-cell>
          <table:table-cell office:value-type="float" office:value="426436579" calcext:value-type="float">
            <text:p>426436579</text:p>
          </table:table-cell>
          <table:table-cell table:formula="of:=[.F465]&gt;[.B4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83-s491803659c9650898.ukp</text:p>
          </table:table-cell>
          <table:table-cell office:value-type="float" office:value="0.43667" calcext:value-type="float">
            <text:p>0.43667</text:p>
          </table:table-cell>
          <table:table-cell office:value-type="float" office:value="0.44" calcext:value-type="float">
            <text:p>0.44</text:p>
          </table:table-cell>
          <table:table-cell office:value-type="float" office:value="23492" calcext:value-type="float">
            <text:p>23492</text:p>
          </table:table-cell>
          <table:table-cell office:value-type="float" office:value="502154579" calcext:value-type="float">
            <text:p>502154579</text:p>
          </table:table-cell>
          <table:table-cell table:number-columns-repeated="2" office:value-type="float" office:value="2.63" calcext:value-type="float">
            <text:p>2.63</text:p>
          </table:table-cell>
          <table:table-cell office:value-type="float" office:value="47212" calcext:value-type="float">
            <text:p>47212</text:p>
          </table:table-cell>
          <table:table-cell office:value-type="float" office:value="502154579" calcext:value-type="float">
            <text:p>502154579</text:p>
          </table:table-cell>
          <table:table-cell table:formula="of:=[.F466]&gt;[.B4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53-s622472121c3490958.ukp</text:p>
          </table:table-cell>
          <table:table-cell office:value-type="float" office:value="0.50667" calcext:value-type="float">
            <text:p>0.50667</text:p>
          </table:table-cell>
          <table:table-cell office:value-type="float" office:value="0.5" calcext:value-type="float">
            <text:p>0.5</text:p>
          </table:table-cell>
          <table:table-cell office:value-type="float" office:value="9788" calcext:value-type="float">
            <text:p>9788</text:p>
          </table:table-cell>
          <table:table-cell office:value-type="float" office:value="181255525" calcext:value-type="float">
            <text:p>181255525</text:p>
          </table:table-cell>
          <table:table-cell office:value-type="float" office:value="2.63333" calcext:value-type="float">
            <text:p>2.63333</text:p>
          </table:table-cell>
          <table:table-cell office:value-type="float" office:value="2.64" calcext:value-type="float">
            <text:p>2.64</text:p>
          </table:table-cell>
          <table:table-cell office:value-type="float" office:value="17296" calcext:value-type="float">
            <text:p>17296</text:p>
          </table:table-cell>
          <table:table-cell office:value-type="float" office:value="181255525" calcext:value-type="float">
            <text:p>181255525</text:p>
          </table:table-cell>
          <table:table-cell table:formula="of:=[.F467]&gt;[.B4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64-s956618993c5044432.ukp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08" calcext:value-type="float">
            <text:p>0.08</text:p>
          </table:table-cell>
          <table:table-cell office:value-type="float" office:value="8892" calcext:value-type="float">
            <text:p>8892</text:p>
          </table:table-cell>
          <table:table-cell office:value-type="float" office:value="262745856" calcext:value-type="float">
            <text:p>262745856</text:p>
          </table:table-cell>
          <table:table-cell office:value-type="float" office:value="2.63333" calcext:value-type="float">
            <text:p>2.63333</text:p>
          </table:table-cell>
          <table:table-cell office:value-type="float" office:value="2.63" calcext:value-type="float">
            <text:p>2.63</text:p>
          </table:table-cell>
          <table:table-cell office:value-type="float" office:value="25512" calcext:value-type="float">
            <text:p>25512</text:p>
          </table:table-cell>
          <table:table-cell office:value-type="float" office:value="262745856" calcext:value-type="float">
            <text:p>262745856</text:p>
          </table:table-cell>
          <table:table-cell table:formula="of:=[.F468]&gt;[.B4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0-s731232778c5052835.ukp</text:p>
          </table:table-cell>
          <table:table-cell office:value-type="float" office:value="2.36333" calcext:value-type="float">
            <text:p>2.36333</text:p>
          </table:table-cell>
          <table:table-cell office:value-type="float" office:value="2.37" calcext:value-type="float">
            <text:p>2.37</text:p>
          </table:table-cell>
          <table:table-cell office:value-type="float" office:value="16144" calcext:value-type="float">
            <text:p>16144</text:p>
          </table:table-cell>
          <table:table-cell office:value-type="float" office:value="263175571" calcext:value-type="float">
            <text:p>263175571</text:p>
          </table:table-cell>
          <table:table-cell office:value-type="float" office:value="2.63667" calcext:value-type="float">
            <text:p>2.63667</text:p>
          </table:table-cell>
          <table:table-cell office:value-type="float" office:value="2.65" calcext:value-type="float">
            <text:p>2.65</text:p>
          </table:table-cell>
          <table:table-cell office:value-type="float" office:value="15760" calcext:value-type="float">
            <text:p>15760</text:p>
          </table:table-cell>
          <table:table-cell office:value-type="float" office:value="263175571" calcext:value-type="float">
            <text:p>263175571</text:p>
          </table:table-cell>
          <table:table-cell table:formula="of:=[.F469]&gt;[.B4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95-s64565003c9194612.ukp</text:p>
          </table:table-cell>
          <table:table-cell office:value-type="float" office:value="2.45667" calcext:value-type="float">
            <text:p>2.45667</text:p>
          </table:table-cell>
          <table:table-cell office:value-type="float" office:value="2.46" calcext:value-type="float">
            <text:p>2.46</text:p>
          </table:table-cell>
          <table:table-cell office:value-type="float" office:value="36648" calcext:value-type="float">
            <text:p>36648</text:p>
          </table:table-cell>
          <table:table-cell office:value-type="float" office:value="477218015" calcext:value-type="float">
            <text:p>477218015</text:p>
          </table:table-cell>
          <table:table-cell office:value-type="float" office:value="2.63667" calcext:value-type="float">
            <text:p>2.63667</text:p>
          </table:table-cell>
          <table:table-cell office:value-type="float" office:value="2.64" calcext:value-type="float">
            <text:p>2.64</text:p>
          </table:table-cell>
          <table:table-cell office:value-type="float" office:value="37200" calcext:value-type="float">
            <text:p>37200</text:p>
          </table:table-cell>
          <table:table-cell office:value-type="float" office:value="477218015" calcext:value-type="float">
            <text:p>477218015</text:p>
          </table:table-cell>
          <table:table-cell table:formula="of:=[.F470]&gt;[.B4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40-s158609986c9609036.ukp</text:p>
          </table:table-cell>
          <table:table-cell table:number-columns-repeated="2" office:value-type="float" office:value="1.77" calcext:value-type="float">
            <text:p>1.77</text:p>
          </table:table-cell>
          <table:table-cell office:value-type="float" office:value="16160" calcext:value-type="float">
            <text:p>16160</text:p>
          </table:table-cell>
          <table:table-cell office:value-type="float" office:value="500668974" calcext:value-type="float">
            <text:p>500668974</text:p>
          </table:table-cell>
          <table:table-cell office:value-type="float" office:value="2.64667" calcext:value-type="float">
            <text:p>2.64667</text:p>
          </table:table-cell>
          <table:table-cell office:value-type="float" office:value="2.65" calcext:value-type="float">
            <text:p>2.65</text:p>
          </table:table-cell>
          <table:table-cell office:value-type="float" office:value="32704" calcext:value-type="float">
            <text:p>32704</text:p>
          </table:table-cell>
          <table:table-cell office:value-type="float" office:value="500668974" calcext:value-type="float">
            <text:p>500668974</text:p>
          </table:table-cell>
          <table:table-cell table:formula="of:=[.F471]&gt;[.B4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28-s461982901c4705487.ukp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16816" calcext:value-type="float">
            <text:p>16816</text:p>
          </table:table-cell>
          <table:table-cell office:value-type="float" office:value="243852353" calcext:value-type="float">
            <text:p>243852353</text:p>
          </table:table-cell>
          <table:table-cell office:value-type="float" office:value="2.65667" calcext:value-type="float">
            <text:p>2.65667</text:p>
          </table:table-cell>
          <table:table-cell office:value-type="float" office:value="2.65" calcext:value-type="float">
            <text:p>2.65</text:p>
          </table:table-cell>
          <table:table-cell office:value-type="float" office:value="20140" calcext:value-type="float">
            <text:p>20140</text:p>
          </table:table-cell>
          <table:table-cell office:value-type="float" office:value="243852353" calcext:value-type="float">
            <text:p>243852353</text:p>
          </table:table-cell>
          <table:table-cell table:formula="of:=[.F472]&gt;[.B4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91-s244607098c8575336.ukp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18996" calcext:value-type="float">
            <text:p>18996</text:p>
          </table:table-cell>
          <table:table-cell office:value-type="float" office:value="446538429" calcext:value-type="float">
            <text:p>446538429</text:p>
          </table:table-cell>
          <table:table-cell office:value-type="float" office:value="2.66333" calcext:value-type="float">
            <text:p>2.66333</text:p>
          </table:table-cell>
          <table:table-cell office:value-type="float" office:value="2.67" calcext:value-type="float">
            <text:p>2.67</text:p>
          </table:table-cell>
          <table:table-cell office:value-type="float" office:value="23168" calcext:value-type="float">
            <text:p>23168</text:p>
          </table:table-cell>
          <table:table-cell office:value-type="float" office:value="446538429" calcext:value-type="float">
            <text:p>446538429</text:p>
          </table:table-cell>
          <table:table-cell table:formula="of:=[.F473]&gt;[.B4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28-s358804843c6859533.ukp</text:p>
          </table:table-cell>
          <table:table-cell office:value-type="float" office:value="0.68333" calcext:value-type="float">
            <text:p>0.68333</text:p>
          </table:table-cell>
          <table:table-cell office:value-type="float" office:value="0.69" calcext:value-type="float">
            <text:p>0.69</text:p>
          </table:table-cell>
          <table:table-cell office:value-type="float" office:value="13096" calcext:value-type="float">
            <text:p>13096</text:p>
          </table:table-cell>
          <table:table-cell office:value-type="float" office:value="356718500" calcext:value-type="float">
            <text:p>356718500</text:p>
          </table:table-cell>
          <table:table-cell table:number-columns-repeated="2" office:value-type="float" office:value="2.67" calcext:value-type="float">
            <text:p>2.67</text:p>
          </table:table-cell>
          <table:table-cell office:value-type="float" office:value="21136" calcext:value-type="float">
            <text:p>21136</text:p>
          </table:table-cell>
          <table:table-cell office:value-type="float" office:value="356718500" calcext:value-type="float">
            <text:p>356718500</text:p>
          </table:table-cell>
          <table:table-cell table:formula="of:=[.F474]&gt;[.B4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01-s949050623c9980013.ukp</text:p>
          </table:table-cell>
          <table:table-cell office:value-type="float" office:value="0.28333" calcext:value-type="float">
            <text:p>0.28333</text:p>
          </table:table-cell>
          <table:table-cell office:value-type="float" office:value="0.28" calcext:value-type="float">
            <text:p>0.28</text:p>
          </table:table-cell>
          <table:table-cell office:value-type="float" office:value="17496" calcext:value-type="float">
            <text:p>17496</text:p>
          </table:table-cell>
          <table:table-cell office:value-type="float" office:value="519602568" calcext:value-type="float">
            <text:p>519602568</text:p>
          </table:table-cell>
          <table:table-cell table:number-columns-repeated="2" office:value-type="float" office:value="2.67" calcext:value-type="float">
            <text:p>2.67</text:p>
          </table:table-cell>
          <table:table-cell office:value-type="float" office:value="40292" calcext:value-type="float">
            <text:p>40292</text:p>
          </table:table-cell>
          <table:table-cell office:value-type="float" office:value="519602568" calcext:value-type="float">
            <text:p>519602568</text:p>
          </table:table-cell>
          <table:table-cell table:formula="of:=[.F475]&gt;[.B4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30-s453065461c8635466.ukp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8436" calcext:value-type="float">
            <text:p>8436</text:p>
          </table:table-cell>
          <table:table-cell office:value-type="float" office:value="449699297" calcext:value-type="float">
            <text:p>449699297</text:p>
          </table:table-cell>
          <table:table-cell office:value-type="float" office:value="2.67333" calcext:value-type="float">
            <text:p>2.67333</text:p>
          </table:table-cell>
          <table:table-cell office:value-type="float" office:value="2.67" calcext:value-type="float">
            <text:p>2.67</text:p>
          </table:table-cell>
          <table:table-cell office:value-type="float" office:value="25708" calcext:value-type="float">
            <text:p>25708</text:p>
          </table:table-cell>
          <table:table-cell office:value-type="float" office:value="449699297" calcext:value-type="float">
            <text:p>449699297</text:p>
          </table:table-cell>
          <table:table-cell table:formula="of:=[.F476]&gt;[.B4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7-s586106970c7129097.ukp</text:p>
          </table:table-cell>
          <table:table-cell office:value-type="float" office:value="0.99667" calcext:value-type="float">
            <text:p>0.99667</text:p>
          </table:table-cell>
          <table:table-cell office:value-type="float" office:value="0.99" calcext:value-type="float">
            <text:p>0.99</text:p>
          </table:table-cell>
          <table:table-cell office:value-type="float" office:value="19008" calcext:value-type="float">
            <text:p>19008</text:p>
          </table:table-cell>
          <table:table-cell office:value-type="float" office:value="371087027" calcext:value-type="float">
            <text:p>371087027</text:p>
          </table:table-cell>
          <table:table-cell table:number-columns-repeated="2" office:value-type="float" office:value="2.69" calcext:value-type="float">
            <text:p>2.69</text:p>
          </table:table-cell>
          <table:table-cell office:value-type="float" office:value="23488" calcext:value-type="float">
            <text:p>23488</text:p>
          </table:table-cell>
          <table:table-cell office:value-type="float" office:value="371087027" calcext:value-type="float">
            <text:p>371087027</text:p>
          </table:table-cell>
          <table:table-cell table:formula="of:=[.F477]&gt;[.B4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94-s78094432c5210159.ukp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6300" calcext:value-type="float">
            <text:p>6300</text:p>
          </table:table-cell>
          <table:table-cell office:value-type="float" office:value="271123005" calcext:value-type="float">
            <text:p>271123005</text:p>
          </table:table-cell>
          <table:table-cell office:value-type="float" office:value="2.69333" calcext:value-type="float">
            <text:p>2.69333</text:p>
          </table:table-cell>
          <table:table-cell office:value-type="float" office:value="2.71" calcext:value-type="float">
            <text:p>2.71</text:p>
          </table:table-cell>
          <table:table-cell office:value-type="float" office:value="21132" calcext:value-type="float">
            <text:p>21132</text:p>
          </table:table-cell>
          <table:table-cell office:value-type="float" office:value="271123005" calcext:value-type="float">
            <text:p>271123005</text:p>
          </table:table-cell>
          <table:table-cell table:formula="of:=[.F478]&gt;[.B4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57-s491707671c8479680.ukp</text:p>
          </table:table-cell>
          <table:table-cell table:number-columns-repeated="2" office:value-type="float" office:value="1.72" calcext:value-type="float">
            <text:p>1.72</text:p>
          </table:table-cell>
          <table:table-cell office:value-type="float" office:value="25188" calcext:value-type="float">
            <text:p>25188</text:p>
          </table:table-cell>
          <table:table-cell office:value-type="float" office:value="441219317" calcext:value-type="float">
            <text:p>441219317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26244" calcext:value-type="float">
            <text:p>26244</text:p>
          </table:table-cell>
          <table:table-cell office:value-type="float" office:value="441219317" calcext:value-type="float">
            <text:p>441219317</text:p>
          </table:table-cell>
          <table:table-cell table:formula="of:=[.F479]&gt;[.B4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69-s171832189c3462059.ukp</text:p>
          </table:table-cell>
          <table:table-cell office:value-type="float" office:value="1.72333" calcext:value-type="float">
            <text:p>1.72333</text:p>
          </table:table-cell>
          <table:table-cell office:value-type="float" office:value="1.72" calcext:value-type="float">
            <text:p>1.72</text:p>
          </table:table-cell>
          <table:table-cell office:value-type="float" office:value="19028" calcext:value-type="float">
            <text:p>19028</text:p>
          </table:table-cell>
          <table:table-cell office:value-type="float" office:value="179845502" calcext:value-type="float">
            <text:p>179845502</text:p>
          </table:table-cell>
          <table:table-cell office:value-type="float" office:value="2.73333" calcext:value-type="float">
            <text:p>2.73333</text:p>
          </table:table-cell>
          <table:table-cell office:value-type="float" office:value="2.74" calcext:value-type="float">
            <text:p>2.74</text:p>
          </table:table-cell>
          <table:table-cell office:value-type="float" office:value="19068" calcext:value-type="float">
            <text:p>19068</text:p>
          </table:table-cell>
          <table:table-cell office:value-type="float" office:value="179845502" calcext:value-type="float">
            <text:p>179845502</text:p>
          </table:table-cell>
          <table:table-cell table:formula="of:=[.F480]&gt;[.B4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10-s212281133c8503123.ukp</text:p>
          </table:table-cell>
          <table:table-cell office:value-type="float" office:value="0.65333" calcext:value-type="float">
            <text:p>0.65333</text:p>
          </table:table-cell>
          <table:table-cell office:value-type="float" office:value="0.65" calcext:value-type="float">
            <text:p>0.65</text:p>
          </table:table-cell>
          <table:table-cell office:value-type="float" office:value="10616" calcext:value-type="float">
            <text:p>10616</text:p>
          </table:table-cell>
          <table:table-cell office:value-type="float" office:value="442877298" calcext:value-type="float">
            <text:p>442877298</text:p>
          </table:table-cell>
          <table:table-cell office:value-type="float" office:value="2.73667" calcext:value-type="float">
            <text:p>2.73667</text:p>
          </table:table-cell>
          <table:table-cell office:value-type="float" office:value="2.74" calcext:value-type="float">
            <text:p>2.74</text:p>
          </table:table-cell>
          <table:table-cell office:value-type="float" office:value="23508" calcext:value-type="float">
            <text:p>23508</text:p>
          </table:table-cell>
          <table:table-cell office:value-type="float" office:value="442877298" calcext:value-type="float">
            <text:p>442877298</text:p>
          </table:table-cell>
          <table:table-cell table:formula="of:=[.F481]&gt;[.B4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95-s155870397c5722358.ukp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9344" calcext:value-type="float">
            <text:p>9344</text:p>
          </table:table-cell>
          <table:table-cell office:value-type="float" office:value="297707866" calcext:value-type="float">
            <text:p>297707866</text:p>
          </table:table-cell>
          <table:table-cell table:number-columns-repeated="2" office:value-type="float" office:value="2.74" calcext:value-type="float">
            <text:p>2.74</text:p>
          </table:table-cell>
          <table:table-cell office:value-type="float" office:value="23868" calcext:value-type="float">
            <text:p>23868</text:p>
          </table:table-cell>
          <table:table-cell office:value-type="float" office:value="297707866" calcext:value-type="float">
            <text:p>297707866</text:p>
          </table:table-cell>
          <table:table-cell table:formula="of:=[.F482]&gt;[.B4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373-s997278557c9087456.ukp</text:p>
          </table:table-cell>
          <table:table-cell table:number-columns-repeated="2" office:value-type="float" office:value="2.58" calcext:value-type="float">
            <text:p>2.58</text:p>
          </table:table-cell>
          <table:table-cell office:value-type="float" office:value="23540" calcext:value-type="float">
            <text:p>23540</text:p>
          </table:table-cell>
          <table:table-cell office:value-type="float" office:value="471852849" calcext:value-type="float">
            <text:p>471852849</text:p>
          </table:table-cell>
          <table:table-cell office:value-type="float" office:value="2.75333" calcext:value-type="float">
            <text:p>2.75333</text:p>
          </table:table-cell>
          <table:table-cell office:value-type="float" office:value="2.76" calcext:value-type="float">
            <text:p>2.76</text:p>
          </table:table-cell>
          <table:table-cell office:value-type="float" office:value="25288" calcext:value-type="float">
            <text:p>25288</text:p>
          </table:table-cell>
          <table:table-cell office:value-type="float" office:value="471852849" calcext:value-type="float">
            <text:p>471852849</text:p>
          </table:table-cell>
          <table:table-cell table:formula="of:=[.F483]&gt;[.B4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89-s222856866c8534676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2" calcext:value-type="float">
            <text:p>0.02</text:p>
          </table:table-cell>
          <table:table-cell office:value-type="float" office:value="7432" calcext:value-type="float">
            <text:p>7432</text:p>
          </table:table-cell>
          <table:table-cell office:value-type="float" office:value="444076614" calcext:value-type="float">
            <text:p>444076614</text:p>
          </table:table-cell>
          <table:table-cell office:value-type="float" office:value="2.76" calcext:value-type="float">
            <text:p>2.76</text:p>
          </table:table-cell>
          <table:table-cell office:value-type="float" office:value="2.75" calcext:value-type="float">
            <text:p>2.75</text:p>
          </table:table-cell>
          <table:table-cell office:value-type="float" office:value="28680" calcext:value-type="float">
            <text:p>28680</text:p>
          </table:table-cell>
          <table:table-cell office:value-type="float" office:value="444076614" calcext:value-type="float">
            <text:p>444076614</text:p>
          </table:table-cell>
          <table:table-cell table:formula="of:=[.F484]&gt;[.B4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5-s750851024c5241702.ukp</text:p>
          </table:table-cell>
          <table:table-cell office:value-type="float" office:value="1.02333" calcext:value-type="float">
            <text:p>1.02333</text:p>
          </table:table-cell>
          <table:table-cell office:value-type="float" office:value="1.02" calcext:value-type="float">
            <text:p>1.02</text:p>
          </table:table-cell>
          <table:table-cell office:value-type="float" office:value="13268" calcext:value-type="float">
            <text:p>13268</text:p>
          </table:table-cell>
          <table:table-cell office:value-type="float" office:value="272759649" calcext:value-type="float">
            <text:p>272759649</text:p>
          </table:table-cell>
          <table:table-cell office:value-type="float" office:value="2.76667" calcext:value-type="float">
            <text:p>2.76667</text:p>
          </table:table-cell>
          <table:table-cell office:value-type="float" office:value="2.77" calcext:value-type="float">
            <text:p>2.77</text:p>
          </table:table-cell>
          <table:table-cell office:value-type="float" office:value="19648" calcext:value-type="float">
            <text:p>19648</text:p>
          </table:table-cell>
          <table:table-cell office:value-type="float" office:value="272759649" calcext:value-type="float">
            <text:p>272759649</text:p>
          </table:table-cell>
          <table:table-cell table:formula="of:=[.F485]&gt;[.B4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79-s642347878c4994228.ukp</text:p>
          </table:table-cell>
          <table:table-cell office:value-type="float" office:value="0.64667" calcext:value-type="float">
            <text:p>0.64667</text:p>
          </table:table-cell>
          <table:table-cell office:value-type="float" office:value="0.64" calcext:value-type="float">
            <text:p>0.64</text:p>
          </table:table-cell>
          <table:table-cell office:value-type="float" office:value="10456" calcext:value-type="float">
            <text:p>10456</text:p>
          </table:table-cell>
          <table:table-cell office:value-type="float" office:value="260083889" calcext:value-type="float">
            <text:p>260083889</text:p>
          </table:table-cell>
          <table:table-cell office:value-type="float" office:value="2.77667" calcext:value-type="float">
            <text:p>2.77667</text:p>
          </table:table-cell>
          <table:table-cell office:value-type="float" office:value="2.78" calcext:value-type="float">
            <text:p>2.78</text:p>
          </table:table-cell>
          <table:table-cell office:value-type="float" office:value="23640" calcext:value-type="float">
            <text:p>23640</text:p>
          </table:table-cell>
          <table:table-cell office:value-type="float" office:value="260083889" calcext:value-type="float">
            <text:p>260083889</text:p>
          </table:table-cell>
          <table:table-cell table:formula="of:=[.F486]&gt;[.B4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58-s757232490c9333188.ukp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27124" calcext:value-type="float">
            <text:p>27124</text:p>
          </table:table-cell>
          <table:table-cell office:value-type="float" office:value="484757109" calcext:value-type="float">
            <text:p>484757109</text:p>
          </table:table-cell>
          <table:table-cell office:value-type="float" office:value="2.77667" calcext:value-type="float">
            <text:p>2.77667</text:p>
          </table:table-cell>
          <table:table-cell office:value-type="float" office:value="2.77" calcext:value-type="float">
            <text:p>2.77</text:p>
          </table:table-cell>
          <table:table-cell office:value-type="float" office:value="36576" calcext:value-type="float">
            <text:p>36576</text:p>
          </table:table-cell>
          <table:table-cell office:value-type="float" office:value="484757109" calcext:value-type="float">
            <text:p>484757109</text:p>
          </table:table-cell>
          <table:table-cell table:formula="of:=[.F487]&gt;[.B4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93-s704476488c9884120.ukp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8228" calcext:value-type="float">
            <text:p>8228</text:p>
          </table:table-cell>
          <table:table-cell office:value-type="float" office:value="514975764" calcext:value-type="float">
            <text:p>514975764</text:p>
          </table:table-cell>
          <table:table-cell office:value-type="float" office:value="2.77667" calcext:value-type="float">
            <text:p>2.77667</text:p>
          </table:table-cell>
          <table:table-cell office:value-type="float" office:value="2.78" calcext:value-type="float">
            <text:p>2.78</text:p>
          </table:table-cell>
          <table:table-cell office:value-type="float" office:value="37104" calcext:value-type="float">
            <text:p>37104</text:p>
          </table:table-cell>
          <table:table-cell office:value-type="float" office:value="514975764" calcext:value-type="float">
            <text:p>514975764</text:p>
          </table:table-cell>
          <table:table-cell table:formula="of:=[.F488]&gt;[.B4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84-s379401505c6464625.ukp</text:p>
          </table:table-cell>
          <table:table-cell office:value-type="float" office:value="2.65667" calcext:value-type="float">
            <text:p>2.65667</text:p>
          </table:table-cell>
          <table:table-cell office:value-type="float" office:value="2.66" calcext:value-type="float">
            <text:p>2.66</text:p>
          </table:table-cell>
          <table:table-cell office:value-type="float" office:value="32836" calcext:value-type="float">
            <text:p>32836</text:p>
          </table:table-cell>
          <table:table-cell office:value-type="float" office:value="336555585" calcext:value-type="float">
            <text:p>336555585</text:p>
          </table:table-cell>
          <table:table-cell office:value-type="float" office:value="2.78667" calcext:value-type="float">
            <text:p>2.78667</text:p>
          </table:table-cell>
          <table:table-cell office:value-type="float" office:value="2.78" calcext:value-type="float">
            <text:p>2.78</text:p>
          </table:table-cell>
          <table:table-cell office:value-type="float" office:value="32688" calcext:value-type="float">
            <text:p>32688</text:p>
          </table:table-cell>
          <table:table-cell office:value-type="float" office:value="336555585" calcext:value-type="float">
            <text:p>336555585</text:p>
          </table:table-cell>
          <table:table-cell table:formula="of:=[.F489]&gt;[.B4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05-s986435278c8747204.ukp</text:p>
          </table:table-cell>
          <table:table-cell office:value-type="float" office:value="0.11667" calcext:value-type="float">
            <text:p>0.11667</text:p>
          </table:table-cell>
          <table:table-cell office:value-type="float" office:value="0.11" calcext:value-type="float">
            <text:p>0.11</text:p>
          </table:table-cell>
          <table:table-cell office:value-type="float" office:value="9028" calcext:value-type="float">
            <text:p>9028</text:p>
          </table:table-cell>
          <table:table-cell office:value-type="float" office:value="455856113" calcext:value-type="float">
            <text:p>455856113</text:p>
          </table:table-cell>
          <table:table-cell office:value-type="float" office:value="2.80667" calcext:value-type="float">
            <text:p>2.80667</text:p>
          </table:table-cell>
          <table:table-cell office:value-type="float" office:value="2.81" calcext:value-type="float">
            <text:p>2.81</text:p>
          </table:table-cell>
          <table:table-cell office:value-type="float" office:value="32924" calcext:value-type="float">
            <text:p>32924</text:p>
          </table:table-cell>
          <table:table-cell office:value-type="float" office:value="455856113" calcext:value-type="float">
            <text:p>455856113</text:p>
          </table:table-cell>
          <table:table-cell table:formula="of:=[.F490]&gt;[.B4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98-s521709984c9484981.ukp</text:p>
          </table:table-cell>
          <table:table-cell office:value-type="float" office:value="0.75333" calcext:value-type="float">
            <text:p>0.75333</text:p>
          </table:table-cell>
          <table:table-cell office:value-type="float" office:value="0.75" calcext:value-type="float">
            <text:p>0.75</text:p>
          </table:table-cell>
          <table:table-cell office:value-type="float" office:value="18048" calcext:value-type="float">
            <text:p>18048</text:p>
          </table:table-cell>
          <table:table-cell office:value-type="float" office:value="492835173" calcext:value-type="float">
            <text:p>492835173</text:p>
          </table:table-cell>
          <table:table-cell office:value-type="float" office:value="2.86333" calcext:value-type="float">
            <text:p>2.86333</text:p>
          </table:table-cell>
          <table:table-cell office:value-type="float" office:value="2.87" calcext:value-type="float">
            <text:p>2.87</text:p>
          </table:table-cell>
          <table:table-cell office:value-type="float" office:value="29312" calcext:value-type="float">
            <text:p>29312</text:p>
          </table:table-cell>
          <table:table-cell office:value-type="float" office:value="492835173" calcext:value-type="float">
            <text:p>492835173</text:p>
          </table:table-cell>
          <table:table-cell table:formula="of:=[.F491]&gt;[.B4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02-s172246721c6929655.ukp</text:p>
          </table:table-cell>
          <table:table-cell office:value-type="float" office:value="1.61333" calcext:value-type="float">
            <text:p>1.61333</text:p>
          </table:table-cell>
          <table:table-cell office:value-type="float" office:value="1.62" calcext:value-type="float">
            <text:p>1.62</text:p>
          </table:table-cell>
          <table:table-cell office:value-type="float" office:value="23560" calcext:value-type="float">
            <text:p>23560</text:p>
          </table:table-cell>
          <table:table-cell office:value-type="float" office:value="359639578" calcext:value-type="float">
            <text:p>359639578</text:p>
          </table:table-cell>
          <table:table-cell table:number-columns-repeated="2" office:value-type="float" office:value="2.87" calcext:value-type="float">
            <text:p>2.87</text:p>
          </table:table-cell>
          <table:table-cell office:value-type="float" office:value="26252" calcext:value-type="float">
            <text:p>26252</text:p>
          </table:table-cell>
          <table:table-cell office:value-type="float" office:value="359639578" calcext:value-type="float">
            <text:p>359639578</text:p>
          </table:table-cell>
          <table:table-cell table:formula="of:=[.F492]&gt;[.B4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16-s106334440c9712767.ukp</text:p>
          </table:table-cell>
          <table:table-cell office:value-type="float" office:value="1.41667" calcext:value-type="float">
            <text:p>1.41667</text:p>
          </table:table-cell>
          <table:table-cell office:value-type="float" office:value="1.42" calcext:value-type="float">
            <text:p>1.42</text:p>
          </table:table-cell>
          <table:table-cell office:value-type="float" office:value="29236" calcext:value-type="float">
            <text:p>29236</text:p>
          </table:table-cell>
          <table:table-cell office:value-type="float" office:value="505147671" calcext:value-type="float">
            <text:p>505147671</text:p>
          </table:table-cell>
          <table:table-cell office:value-type="float" office:value="2.88667" calcext:value-type="float">
            <text:p>2.88667</text:p>
          </table:table-cell>
          <table:table-cell office:value-type="float" office:value="2.89" calcext:value-type="float">
            <text:p>2.89</text:p>
          </table:table-cell>
          <table:table-cell office:value-type="float" office:value="37056" calcext:value-type="float">
            <text:p>37056</text:p>
          </table:table-cell>
          <table:table-cell office:value-type="float" office:value="505147671" calcext:value-type="float">
            <text:p>505147671</text:p>
          </table:table-cell>
          <table:table-cell table:formula="of:=[.F493]&gt;[.B4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22-s128158014c7798653.ukp</text:p>
          </table:table-cell>
          <table:table-cell office:value-type="float" office:value="1.34667" calcext:value-type="float">
            <text:p>1.34667</text:p>
          </table:table-cell>
          <table:table-cell office:value-type="float" office:value="1.34" calcext:value-type="float">
            <text:p>1.34</text:p>
          </table:table-cell>
          <table:table-cell office:value-type="float" office:value="18984" calcext:value-type="float">
            <text:p>18984</text:p>
          </table:table-cell>
          <table:table-cell office:value-type="float" office:value="405183280" calcext:value-type="float">
            <text:p>405183280</text:p>
          </table:table-cell>
          <table:table-cell office:value-type="float" office:value="2.91" calcext:value-type="float">
            <text:p>2.91</text:p>
          </table:table-cell>
          <table:table-cell office:value-type="float" office:value="2.92" calcext:value-type="float">
            <text:p>2.92</text:p>
          </table:table-cell>
          <table:table-cell office:value-type="float" office:value="23512" calcext:value-type="float">
            <text:p>23512</text:p>
          </table:table-cell>
          <table:table-cell office:value-type="float" office:value="405183280" calcext:value-type="float">
            <text:p>405183280</text:p>
          </table:table-cell>
          <table:table-cell table:formula="of:=[.F494]&gt;[.B4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02-s856354096c7218736.ukp</text:p>
          </table:table-cell>
          <table:table-cell office:value-type="float" office:value="0.10667" calcext:value-type="float">
            <text:p>0.10667</text:p>
          </table:table-cell>
          <table:table-cell office:value-type="float" office:value="0.11" calcext:value-type="float">
            <text:p>0.11</text:p>
          </table:table-cell>
          <table:table-cell office:value-type="float" office:value="12016" calcext:value-type="float">
            <text:p>12016</text:p>
          </table:table-cell>
          <table:table-cell office:value-type="float" office:value="375715340" calcext:value-type="float">
            <text:p>375715340</text:p>
          </table:table-cell>
          <table:table-cell office:value-type="float" office:value="2.93333" calcext:value-type="float">
            <text:p>2.93333</text:p>
          </table:table-cell>
          <table:table-cell office:value-type="float" office:value="2.94" calcext:value-type="float">
            <text:p>2.94</text:p>
          </table:table-cell>
          <table:table-cell office:value-type="float" office:value="32976" calcext:value-type="float">
            <text:p>32976</text:p>
          </table:table-cell>
          <table:table-cell office:value-type="float" office:value="375715340" calcext:value-type="float">
            <text:p>375715340</text:p>
          </table:table-cell>
          <table:table-cell table:formula="of:=[.F495]&gt;[.B4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12-s395191829c8774726.ukp</text:p>
          </table:table-cell>
          <table:table-cell office:value-type="float" office:value="0.74333" calcext:value-type="float">
            <text:p>0.74333</text:p>
          </table:table-cell>
          <table:table-cell office:value-type="float" office:value="0.74" calcext:value-type="float">
            <text:p>0.74</text:p>
          </table:table-cell>
          <table:table-cell office:value-type="float" office:value="18400" calcext:value-type="float">
            <text:p>18400</text:p>
          </table:table-cell>
          <table:table-cell office:value-type="float" office:value="456247579" calcext:value-type="float">
            <text:p>456247579</text:p>
          </table:table-cell>
          <table:table-cell office:value-type="float" office:value="3.00333" calcext:value-type="float">
            <text:p>3.00333</text:p>
          </table:table-cell>
          <table:table-cell office:value-type="float" office:value="3.01" calcext:value-type="float">
            <text:p>3.01</text:p>
          </table:table-cell>
          <table:table-cell office:value-type="float" office:value="29372" calcext:value-type="float">
            <text:p>29372</text:p>
          </table:table-cell>
          <table:table-cell office:value-type="float" office:value="456247579" calcext:value-type="float">
            <text:p>456247579</text:p>
          </table:table-cell>
          <table:table-cell table:formula="of:=[.F496]&gt;[.B4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26-s425004306c6680412.ukp</text:p>
          </table:table-cell>
          <table:table-cell office:value-type="float" office:value="0.41333" calcext:value-type="float">
            <text:p>0.41333</text:p>
          </table:table-cell>
          <table:table-cell office:value-type="float" office:value="0.41" calcext:value-type="float">
            <text:p>0.41</text:p>
          </table:table-cell>
          <table:table-cell office:value-type="float" office:value="8800" calcext:value-type="float">
            <text:p>8800</text:p>
          </table:table-cell>
          <table:table-cell office:value-type="float" office:value="347753171" calcext:value-type="float">
            <text:p>347753171</text:p>
          </table:table-cell>
          <table:table-cell office:value-type="float" office:value="3.00667" calcext:value-type="float">
            <text:p>3.00667</text:p>
          </table:table-cell>
          <table:table-cell office:value-type="float" office:value="3.01" calcext:value-type="float">
            <text:p>3.01</text:p>
          </table:table-cell>
          <table:table-cell office:value-type="float" office:value="26272" calcext:value-type="float">
            <text:p>26272</text:p>
          </table:table-cell>
          <table:table-cell office:value-type="float" office:value="347753171" calcext:value-type="float">
            <text:p>347753171</text:p>
          </table:table-cell>
          <table:table-cell table:formula="of:=[.F497]&gt;[.B4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-s324673955c9445422.ukp</text:p>
          </table:table-cell>
          <table:table-cell office:value-type="float" office:value="1.32667" calcext:value-type="float">
            <text:p>1.32667</text:p>
          </table:table-cell>
          <table:table-cell office:value-type="float" office:value="1.33" calcext:value-type="float">
            <text:p>1.33</text:p>
          </table:table-cell>
          <table:table-cell office:value-type="float" office:value="23448" calcext:value-type="float">
            <text:p>23448</text:p>
          </table:table-cell>
          <table:table-cell office:value-type="float" office:value="491389563" calcext:value-type="float">
            <text:p>491389563</text:p>
          </table:table-cell>
          <table:table-cell table:number-columns-repeated="2" office:value-type="float" office:value="3.01" calcext:value-type="float">
            <text:p>3.01</text:p>
          </table:table-cell>
          <table:table-cell office:value-type="float" office:value="32536" calcext:value-type="float">
            <text:p>32536</text:p>
          </table:table-cell>
          <table:table-cell office:value-type="float" office:value="491389563" calcext:value-type="float">
            <text:p>491389563</text:p>
          </table:table-cell>
          <table:table-cell table:formula="of:=[.F498]&gt;[.B4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146-s691792251c8028958.ukp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15900" calcext:value-type="float">
            <text:p>15900</text:p>
          </table:table-cell>
          <table:table-cell office:value-type="float" office:value="417664222" calcext:value-type="float">
            <text:p>417664222</text:p>
          </table:table-cell>
          <table:table-cell table:number-columns-repeated="2" office:value-type="float" office:value="3.07" calcext:value-type="float">
            <text:p>3.07</text:p>
          </table:table-cell>
          <table:table-cell office:value-type="float" office:value="32880" calcext:value-type="float">
            <text:p>32880</text:p>
          </table:table-cell>
          <table:table-cell office:value-type="float" office:value="417664222" calcext:value-type="float">
            <text:p>417664222</text:p>
          </table:table-cell>
          <table:table-cell table:formula="of:=[.F499]&gt;[.B4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459-s591626342c4174573.ukp</text:p>
          </table:table-cell>
          <table:table-cell office:value-type="float" office:value="0.40667" calcext:value-type="float">
            <text:p>0.40667</text:p>
          </table:table-cell>
          <table:table-cell office:value-type="float" office:value="0.4" calcext:value-type="float">
            <text:p>0.4</text:p>
          </table:table-cell>
          <table:table-cell office:value-type="float" office:value="9404" calcext:value-type="float">
            <text:p>9404</text:p>
          </table:table-cell>
          <table:table-cell office:value-type="float" office:value="217132689" calcext:value-type="float">
            <text:p>217132689</text:p>
          </table:table-cell>
          <table:table-cell office:value-type="float" office:value="3.08333" calcext:value-type="float">
            <text:p>3.08333</text:p>
          </table:table-cell>
          <table:table-cell office:value-type="float" office:value="3.08" calcext:value-type="float">
            <text:p>3.08</text:p>
          </table:table-cell>
          <table:table-cell office:value-type="float" office:value="21220" calcext:value-type="float">
            <text:p>21220</text:p>
          </table:table-cell>
          <table:table-cell office:value-type="float" office:value="217132689" calcext:value-type="float">
            <text:p>217132689</text:p>
          </table:table-cell>
          <table:table-cell table:formula="of:=[.F500]&gt;[.B5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-268-s530664442c7468046.ukp</text:p>
          </table:table-cell>
          <table:table-cell office:value-type="float" office:value="1.43667" calcext:value-type="float">
            <text:p>1.43667</text:p>
          </table:table-cell>
          <table:table-cell office:value-type="float" office:value="1.44" calcext:value-type="float">
            <text:p>1.44</text:p>
          </table:table-cell>
          <table:table-cell office:value-type="float" office:value="17284" calcext:value-type="float">
            <text:p>17284</text:p>
          </table:table-cell>
          <table:table-cell office:value-type="float" office:value="388720706" calcext:value-type="float">
            <text:p>388720706</text:p>
          </table:table-cell>
          <table:table-cell office:value-type="float" office:value="3.15333" calcext:value-type="float">
            <text:p>3.15333</text:p>
          </table:table-cell>
          <table:table-cell office:value-type="float" office:value="3.16" calcext:value-type="float">
            <text:p>3.16</text:p>
          </table:table-cell>
          <table:table-cell office:value-type="float" office:value="42080" calcext:value-type="float">
            <text:p>42080</text:p>
          </table:table-cell>
          <table:table-cell office:value-type="float" office:value="388720706" calcext:value-type="float">
            <text:p>388720706</text:p>
          </table:table-cell>
          <table:table-cell table:formula="of:=[.F501]&gt;[.B5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66-s494524491c1067363.ukp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7" calcext:value-type="float">
            <text:p>0.07</text:p>
          </table:table-cell>
          <table:table-cell office:value-type="float" office:value="8480" calcext:value-type="float">
            <text:p>8480</text:p>
          </table:table-cell>
          <table:table-cell office:value-type="float" office:value="102602327" calcext:value-type="float">
            <text:p>102602327</text:p>
          </table:table-cell>
          <table:table-cell office:value-type="float" office:value="5.05333" calcext:value-type="float">
            <text:p>5.05333</text:p>
          </table:table-cell>
          <table:table-cell office:value-type="float" office:value="5.05" calcext:value-type="float">
            <text:p>5.05</text:p>
          </table:table-cell>
          <table:table-cell office:value-type="float" office:value="14052" calcext:value-type="float">
            <text:p>14052</text:p>
          </table:table-cell>
          <table:table-cell office:value-type="float" office:value="102602327" calcext:value-type="float">
            <text:p>102602327</text:p>
          </table:table-cell>
          <table:table-cell table:formula="of:=[.F502]&gt;[.B5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71-s350731266c1537919.ukp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13752" calcext:value-type="float">
            <text:p>13752</text:p>
          </table:table-cell>
          <table:table-cell office:value-type="float" office:value="130799178" calcext:value-type="float">
            <text:p>130799178</text:p>
          </table:table-cell>
          <table:table-cell office:value-type="float" office:value="6.71333" calcext:value-type="float">
            <text:p>6.71333</text:p>
          </table:table-cell>
          <table:table-cell office:value-type="float" office:value="6.72" calcext:value-type="float">
            <text:p>6.72</text:p>
          </table:table-cell>
          <table:table-cell office:value-type="float" office:value="14320" calcext:value-type="float">
            <text:p>14320</text:p>
          </table:table-cell>
          <table:table-cell office:value-type="float" office:value="130799178" calcext:value-type="float">
            <text:p>130799178</text:p>
          </table:table-cell>
          <table:table-cell table:formula="of:=[.F503]&gt;[.B5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26-s425004306c97854042.ukp</text:p>
          </table:table-cell>
          <table:table-cell table:number-columns-repeated="2" office:value-type="float" office:value="2.69" calcext:value-type="float">
            <text:p>2.69</text:p>
          </table:table-cell>
          <table:table-cell office:value-type="float" office:value="22108" calcext:value-type="float">
            <text:p>22108</text:p>
          </table:table-cell>
          <table:table-cell office:value-type="float" office:value="9892913738" calcext:value-type="float">
            <text:p>9892913738</text:p>
          </table:table-cell>
          <table:table-cell office:value-type="float" office:value="7.20667" calcext:value-type="float">
            <text:p>7.20667</text:p>
          </table:table-cell>
          <table:table-cell office:value-type="float" office:value="7.2" calcext:value-type="float">
            <text:p>7.2</text:p>
          </table:table-cell>
          <table:table-cell office:value-type="float" office:value="14232" calcext:value-type="float">
            <text:p>14232</text:p>
          </table:table-cell>
          <table:table-cell office:value-type="float" office:value="9892913738" calcext:value-type="float">
            <text:p>9892913738</text:p>
          </table:table-cell>
          <table:table-cell table:formula="of:=[.F504]&gt;[.B5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56-s291807947c16445217.ukp</text:p>
          </table:table-cell>
          <table:table-cell office:value-type="float" office:value="3.72667" calcext:value-type="float">
            <text:p>3.72667</text:p>
          </table:table-cell>
          <table:table-cell office:value-type="float" office:value="3.73" calcext:value-type="float">
            <text:p>3.73</text:p>
          </table:table-cell>
          <table:table-cell office:value-type="float" office:value="11380" calcext:value-type="float">
            <text:p>11380</text:p>
          </table:table-cell>
          <table:table-cell office:value-type="float" office:value="1642829924" calcext:value-type="float">
            <text:p>1642829924</text:p>
          </table:table-cell>
          <table:table-cell office:value-type="float" office:value="7.25" calcext:value-type="float">
            <text:p>7.25</text:p>
          </table:table-cell>
          <table:table-cell office:value-type="float" office:value="7.26" calcext:value-type="float">
            <text:p>7.26</text:p>
          </table:table-cell>
          <table:table-cell office:value-type="float" office:value="14196" calcext:value-type="float">
            <text:p>14196</text:p>
          </table:table-cell>
          <table:table-cell office:value-type="float" office:value="1642829924" calcext:value-type="float">
            <text:p>1642829924</text:p>
          </table:table-cell>
          <table:table-cell table:formula="of:=[.F505]&gt;[.B5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92-s733097480c8077600.ukp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6" calcext:value-type="float">
            <text:p>0.06</text:p>
          </table:table-cell>
          <table:table-cell office:value-type="float" office:value="8936" calcext:value-type="float">
            <text:p>8936</text:p>
          </table:table-cell>
          <table:table-cell office:value-type="float" office:value="817054294" calcext:value-type="float">
            <text:p>817054294</text:p>
          </table:table-cell>
          <table:table-cell office:value-type="float" office:value="7.35333" calcext:value-type="float">
            <text:p>7.35333</text:p>
          </table:table-cell>
          <table:table-cell office:value-type="float" office:value="7.35" calcext:value-type="float">
            <text:p>7.35</text:p>
          </table:table-cell>
          <table:table-cell office:value-type="float" office:value="14336" calcext:value-type="float">
            <text:p>14336</text:p>
          </table:table-cell>
          <table:table-cell office:value-type="float" office:value="817054294" calcext:value-type="float">
            <text:p>817054294</text:p>
          </table:table-cell>
          <table:table-cell table:formula="of:=[.F506]&gt;[.B5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73-s368525918c17059545.ukp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" calcext:value-type="float">
            <text:p>0.22</text:p>
          </table:table-cell>
          <table:table-cell office:value-type="float" office:value="8896" calcext:value-type="float">
            <text:p>8896</text:p>
          </table:table-cell>
          <table:table-cell office:value-type="float" office:value="1724114519" calcext:value-type="float">
            <text:p>1724114519</text:p>
          </table:table-cell>
          <table:table-cell office:value-type="float" office:value="7.38333" calcext:value-type="float">
            <text:p>7.38333</text:p>
          </table:table-cell>
          <table:table-cell office:value-type="float" office:value="7.38" calcext:value-type="float">
            <text:p>7.38</text:p>
          </table:table-cell>
          <table:table-cell office:value-type="float" office:value="14232" calcext:value-type="float">
            <text:p>14232</text:p>
          </table:table-cell>
          <table:table-cell office:value-type="float" office:value="1724114519" calcext:value-type="float">
            <text:p>1724114519</text:p>
          </table:table-cell>
          <table:table-cell table:formula="of:=[.F507]&gt;[.B5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91-s580479505c7786125.ukp</text:p>
          </table:table-cell>
          <table:table-cell office:value-type="float" office:value="2.13667" calcext:value-type="float">
            <text:p>2.13667</text:p>
          </table:table-cell>
          <table:table-cell office:value-type="float" office:value="2.14" calcext:value-type="float">
            <text:p>2.14</text:p>
          </table:table-cell>
          <table:table-cell office:value-type="float" office:value="9632" calcext:value-type="float">
            <text:p>9632</text:p>
          </table:table-cell>
          <table:table-cell office:value-type="float" office:value="769698384" calcext:value-type="float">
            <text:p>769698384</text:p>
          </table:table-cell>
          <table:table-cell office:value-type="float" office:value="7.46333" calcext:value-type="float">
            <text:p>7.46333</text:p>
          </table:table-cell>
          <table:table-cell office:value-type="float" office:value="7.46" calcext:value-type="float">
            <text:p>7.46</text:p>
          </table:table-cell>
          <table:table-cell office:value-type="float" office:value="14256" calcext:value-type="float">
            <text:p>14256</text:p>
          </table:table-cell>
          <table:table-cell office:value-type="float" office:value="769698384" calcext:value-type="float">
            <text:p>769698384</text:p>
          </table:table-cell>
          <table:table-cell table:formula="of:=[.F508]&gt;[.B5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91-s993158591c16697385.ukp</text:p>
          </table:table-cell>
          <table:table-cell office:value-type="float" office:value="7.08667" calcext:value-type="float">
            <text:p>7.08667</text:p>
          </table:table-cell>
          <table:table-cell office:value-type="float" office:value="7.09" calcext:value-type="float">
            <text:p>7.09</text:p>
          </table:table-cell>
          <table:table-cell office:value-type="float" office:value="12752" calcext:value-type="float">
            <text:p>12752</text:p>
          </table:table-cell>
          <table:table-cell office:value-type="float" office:value="1667858658" calcext:value-type="float">
            <text:p>1667858658</text:p>
          </table:table-cell>
          <table:table-cell office:value-type="float" office:value="7.47" calcext:value-type="float">
            <text:p>7.47</text:p>
          </table:table-cell>
          <table:table-cell office:value-type="float" office:value="7.48" calcext:value-type="float">
            <text:p>7.48</text:p>
          </table:table-cell>
          <table:table-cell office:value-type="float" office:value="14196" calcext:value-type="float">
            <text:p>14196</text:p>
          </table:table-cell>
          <table:table-cell office:value-type="float" office:value="1667858658" calcext:value-type="float">
            <text:p>1667858658</text:p>
          </table:table-cell>
          <table:table-cell table:formula="of:=[.F509]&gt;[.B5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25-s203306834c99268884.ukp</text:p>
          </table:table-cell>
          <table:table-cell office:value-type="float" office:value="2.17667" calcext:value-type="float">
            <text:p>2.17667</text:p>
          </table:table-cell>
          <table:table-cell office:value-type="float" office:value="2.18" calcext:value-type="float">
            <text:p>2.18</text:p>
          </table:table-cell>
          <table:table-cell office:value-type="float" office:value="20304" calcext:value-type="float">
            <text:p>20304</text:p>
          </table:table-cell>
          <table:table-cell office:value-type="float" office:value="10038359313" calcext:value-type="float">
            <text:p>10038359313</text:p>
          </table:table-cell>
          <table:table-cell table:number-columns-repeated="2" office:value-type="float" office:value="7.55" calcext:value-type="float">
            <text:p>7.55</text:p>
          </table:table-cell>
          <table:table-cell office:value-type="float" office:value="14216" calcext:value-type="float">
            <text:p>14216</text:p>
          </table:table-cell>
          <table:table-cell office:value-type="float" office:value="10038359313" calcext:value-type="float">
            <text:p>10038359313</text:p>
          </table:table-cell>
          <table:table-cell table:formula="of:=[.F510]&gt;[.B5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05-s986435278c13967694.ukp</text:p>
          </table:table-cell>
          <table:table-cell office:value-type="float" office:value="0.46333" calcext:value-type="float">
            <text:p>0.46333</text:p>
          </table:table-cell>
          <table:table-cell office:value-type="float" office:value="0.46" calcext:value-type="float">
            <text:p>0.46</text:p>
          </table:table-cell>
          <table:table-cell office:value-type="float" office:value="9192" calcext:value-type="float">
            <text:p>9192</text:p>
          </table:table-cell>
          <table:table-cell office:value-type="float" office:value="1405968885" calcext:value-type="float">
            <text:p>1405968885</text:p>
          </table:table-cell>
          <table:table-cell office:value-type="float" office:value="7.56667" calcext:value-type="float">
            <text:p>7.56667</text:p>
          </table:table-cell>
          <table:table-cell office:value-type="float" office:value="7.57" calcext:value-type="float">
            <text:p>7.57</text:p>
          </table:table-cell>
          <table:table-cell office:value-type="float" office:value="14168" calcext:value-type="float">
            <text:p>14168</text:p>
          </table:table-cell>
          <table:table-cell office:value-type="float" office:value="1405968885" calcext:value-type="float">
            <text:p>1405968885</text:p>
          </table:table-cell>
          <table:table-cell table:formula="of:=[.F511]&gt;[.B5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84-s379401505c24791156.ukp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10508" calcext:value-type="float">
            <text:p>10508</text:p>
          </table:table-cell>
          <table:table-cell office:value-type="float" office:value="2491340457" calcext:value-type="float">
            <text:p>2491340457</text:p>
          </table:table-cell>
          <table:table-cell office:value-type="float" office:value="7.59333" calcext:value-type="float">
            <text:p>7.59333</text:p>
          </table:table-cell>
          <table:table-cell office:value-type="float" office:value="7.59" calcext:value-type="float">
            <text:p>7.59</text:p>
          </table:table-cell>
          <table:table-cell office:value-type="float" office:value="14136" calcext:value-type="float">
            <text:p>14136</text:p>
          </table:table-cell>
          <table:table-cell office:value-type="float" office:value="2491340457" calcext:value-type="float">
            <text:p>2491340457</text:p>
          </table:table-cell>
          <table:table-cell table:formula="of:=[.F512]&gt;[.B5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89-s536731580c93842309.ukp</text:p>
          </table:table-cell>
          <table:table-cell office:value-type="float" office:value="3.84333" calcext:value-type="float">
            <text:p>3.84333</text:p>
          </table:table-cell>
          <table:table-cell office:value-type="float" office:value="3.85" calcext:value-type="float">
            <text:p>3.85</text:p>
          </table:table-cell>
          <table:table-cell office:value-type="float" office:value="18812" calcext:value-type="float">
            <text:p>18812</text:p>
          </table:table-cell>
          <table:table-cell office:value-type="float" office:value="9485104221" calcext:value-type="float">
            <text:p>9485104221</text:p>
          </table:table-cell>
          <table:table-cell office:value-type="float" office:value="7.59667" calcext:value-type="float">
            <text:p>7.59667</text:p>
          </table:table-cell>
          <table:table-cell office:value-type="float" office:value="7.6" calcext:value-type="float">
            <text:p>7.6</text:p>
          </table:table-cell>
          <table:table-cell office:value-type="float" office:value="16192" calcext:value-type="float">
            <text:p>16192</text:p>
          </table:table-cell>
          <table:table-cell office:value-type="float" office:value="9485104221" calcext:value-type="float">
            <text:p>9485104221</text:p>
          </table:table-cell>
          <table:table-cell table:formula="of:=[.F513]&gt;[.B5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79-s832284478c38988509.ukp</text:p>
          </table:table-cell>
          <table:table-cell office:value-type="float" office:value="1.21333" calcext:value-type="float">
            <text:p>1.21333</text:p>
          </table:table-cell>
          <table:table-cell office:value-type="float" office:value="1.21" calcext:value-type="float">
            <text:p>1.21</text:p>
          </table:table-cell>
          <table:table-cell office:value-type="float" office:value="14664" calcext:value-type="float">
            <text:p>14664</text:p>
          </table:table-cell>
          <table:table-cell office:value-type="float" office:value="3935596867" calcext:value-type="float">
            <text:p>3935596867</text:p>
          </table:table-cell>
          <table:table-cell table:number-columns-repeated="2" office:value-type="float" office:value="7.6" calcext:value-type="float">
            <text:p>7.6</text:p>
          </table:table-cell>
          <table:table-cell office:value-type="float" office:value="20828" calcext:value-type="float">
            <text:p>20828</text:p>
          </table:table-cell>
          <table:table-cell office:value-type="float" office:value="3935596867" calcext:value-type="float">
            <text:p>3935596867</text:p>
          </table:table-cell>
          <table:table-cell table:formula="of:=[.F514]&gt;[.B5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04-s698153803c49374815.ukp</text:p>
          </table:table-cell>
          <table:table-cell office:value-type="float" office:value="0.73667" calcext:value-type="float">
            <text:p>0.73667</text:p>
          </table:table-cell>
          <table:table-cell office:value-type="float" office:value="0.74" calcext:value-type="float">
            <text:p>0.74</text:p>
          </table:table-cell>
          <table:table-cell office:value-type="float" office:value="16824" calcext:value-type="float">
            <text:p>16824</text:p>
          </table:table-cell>
          <table:table-cell office:value-type="float" office:value="4990615601" calcext:value-type="float">
            <text:p>4990615601</text:p>
          </table:table-cell>
          <table:table-cell table:number-columns-repeated="2" office:value-type="float" office:value="7.62" calcext:value-type="float">
            <text:p>7.62</text:p>
          </table:table-cell>
          <table:table-cell office:value-type="float" office:value="23652" calcext:value-type="float">
            <text:p>23652</text:p>
          </table:table-cell>
          <table:table-cell office:value-type="float" office:value="4990615601" calcext:value-type="float">
            <text:p>4990615601</text:p>
          </table:table-cell>
          <table:table-cell table:formula="of:=[.F515]&gt;[.B5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13-s241841235c97066001.ukp</text:p>
          </table:table-cell>
          <table:table-cell office:value-type="float" office:value="6.24333" calcext:value-type="float">
            <text:p>6.24333</text:p>
          </table:table-cell>
          <table:table-cell office:value-type="float" office:value="6.24" calcext:value-type="float">
            <text:p>6.24</text:p>
          </table:table-cell>
          <table:table-cell office:value-type="float" office:value="23068" calcext:value-type="float">
            <text:p>23068</text:p>
          </table:table-cell>
          <table:table-cell office:value-type="float" office:value="9808875943" calcext:value-type="float">
            <text:p>9808875943</text:p>
          </table:table-cell>
          <table:table-cell office:value-type="float" office:value="7.63666" calcext:value-type="float">
            <text:p>7.63666</text:p>
          </table:table-cell>
          <table:table-cell office:value-type="float" office:value="7.64" calcext:value-type="float">
            <text:p>7.64</text:p>
          </table:table-cell>
          <table:table-cell office:value-type="float" office:value="25452" calcext:value-type="float">
            <text:p>25452</text:p>
          </table:table-cell>
          <table:table-cell office:value-type="float" office:value="9808875943" calcext:value-type="float">
            <text:p>9808875943</text:p>
          </table:table-cell>
          <table:table-cell table:formula="of:=[.F516]&gt;[.B5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68-s683894430c53511820.ukp</text:p>
          </table:table-cell>
          <table:table-cell office:value-type="float" office:value="0.24333" calcext:value-type="float">
            <text:p>0.24333</text:p>
          </table:table-cell>
          <table:table-cell office:value-type="float" office:value="0.24" calcext:value-type="float">
            <text:p>0.24</text:p>
          </table:table-cell>
          <table:table-cell office:value-type="float" office:value="15400" calcext:value-type="float">
            <text:p>15400</text:p>
          </table:table-cell>
          <table:table-cell office:value-type="float" office:value="5417208361" calcext:value-type="float">
            <text:p>5417208361</text:p>
          </table:table-cell>
          <table:table-cell office:value-type="float" office:value="7.64333" calcext:value-type="float">
            <text:p>7.64333</text:p>
          </table:table-cell>
          <table:table-cell office:value-type="float" office:value="7.65" calcext:value-type="float">
            <text:p>7.65</text:p>
          </table:table-cell>
          <table:table-cell office:value-type="float" office:value="20872" calcext:value-type="float">
            <text:p>20872</text:p>
          </table:table-cell>
          <table:table-cell office:value-type="float" office:value="5417208361" calcext:value-type="float">
            <text:p>5417208361</text:p>
          </table:table-cell>
          <table:table-cell table:formula="of:=[.F517]&gt;[.B5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97-s29049563c43762165.ukp</text:p>
          </table:table-cell>
          <table:table-cell office:value-type="float" office:value="4.36667" calcext:value-type="float">
            <text:p>4.36667</text:p>
          </table:table-cell>
          <table:table-cell office:value-type="float" office:value="4.36" calcext:value-type="float">
            <text:p>4.36</text:p>
          </table:table-cell>
          <table:table-cell office:value-type="float" office:value="16584" calcext:value-type="float">
            <text:p>16584</text:p>
          </table:table-cell>
          <table:table-cell office:value-type="float" office:value="4410689372" calcext:value-type="float">
            <text:p>4410689372</text:p>
          </table:table-cell>
          <table:table-cell office:value-type="float" office:value="7.65333" calcext:value-type="float">
            <text:p>7.65333</text:p>
          </table:table-cell>
          <table:table-cell office:value-type="float" office:value="7.66" calcext:value-type="float">
            <text:p>7.66</text:p>
          </table:table-cell>
          <table:table-cell office:value-type="float" office:value="18808" calcext:value-type="float">
            <text:p>18808</text:p>
          </table:table-cell>
          <table:table-cell office:value-type="float" office:value="4410689372" calcext:value-type="float">
            <text:p>4410689372</text:p>
          </table:table-cell>
          <table:table-cell table:formula="of:=[.F518]&gt;[.B5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22-s205756437c32654845.ukp</text:p>
          </table:table-cell>
          <table:table-cell table:number-columns-repeated="2" office:value-type="float" office:value="3.74" calcext:value-type="float">
            <text:p>3.74</text:p>
          </table:table-cell>
          <table:table-cell office:value-type="float" office:value="13720" calcext:value-type="float">
            <text:p>13720</text:p>
          </table:table-cell>
          <table:table-cell office:value-type="float" office:value="3285752158" calcext:value-type="float">
            <text:p>3285752158</text:p>
          </table:table-cell>
          <table:table-cell office:value-type="float" office:value="7.68" calcext:value-type="float">
            <text:p>7.68</text:p>
          </table:table-cell>
          <table:table-cell office:value-type="float" office:value="7.69" calcext:value-type="float">
            <text:p>7.69</text:p>
          </table:table-cell>
          <table:table-cell office:value-type="float" office:value="15528" calcext:value-type="float">
            <text:p>15528</text:p>
          </table:table-cell>
          <table:table-cell office:value-type="float" office:value="3285752158" calcext:value-type="float">
            <text:p>3285752158</text:p>
          </table:table-cell>
          <table:table-cell table:formula="of:=[.F519]&gt;[.B5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6-s956143877c64789316.ukp</text:p>
          </table:table-cell>
          <table:table-cell table:number-columns-repeated="2" office:value-type="float" office:value="7.14" calcext:value-type="float">
            <text:p>7.14</text:p>
          </table:table-cell>
          <table:table-cell office:value-type="float" office:value="22928" calcext:value-type="float">
            <text:p>22928</text:p>
          </table:table-cell>
          <table:table-cell office:value-type="float" office:value="6540164002" calcext:value-type="float">
            <text:p>6540164002</text:p>
          </table:table-cell>
          <table:table-cell office:value-type="float" office:value="7.68333" calcext:value-type="float">
            <text:p>7.68333</text:p>
          </table:table-cell>
          <table:table-cell office:value-type="float" office:value="7.69" calcext:value-type="float">
            <text:p>7.69</text:p>
          </table:table-cell>
          <table:table-cell office:value-type="float" office:value="22272" calcext:value-type="float">
            <text:p>22272</text:p>
          </table:table-cell>
          <table:table-cell office:value-type="float" office:value="6540164002" calcext:value-type="float">
            <text:p>6540164002</text:p>
          </table:table-cell>
          <table:table-cell table:formula="of:=[.F520]&gt;[.B5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72-s359051883c12026819.ukp</text:p>
          </table:table-cell>
          <table:table-cell office:value-type="float" office:value="0.13667" calcext:value-type="float">
            <text:p>0.13667</text:p>
          </table:table-cell>
          <table:table-cell office:value-type="float" office:value="0.14" calcext:value-type="float">
            <text:p>0.14</text:p>
          </table:table-cell>
          <table:table-cell office:value-type="float" office:value="8844" calcext:value-type="float">
            <text:p>8844</text:p>
          </table:table-cell>
          <table:table-cell office:value-type="float" office:value="1216273506" calcext:value-type="float">
            <text:p>1216273506</text:p>
          </table:table-cell>
          <table:table-cell office:value-type="float" office:value="7.69" calcext:value-type="float">
            <text:p>7.69</text:p>
          </table:table-cell>
          <table:table-cell office:value-type="float" office:value="7.7" calcext:value-type="float">
            <text:p>7.7</text:p>
          </table:table-cell>
          <table:table-cell office:value-type="float" office:value="14220" calcext:value-type="float">
            <text:p>14220</text:p>
          </table:table-cell>
          <table:table-cell office:value-type="float" office:value="1216273506" calcext:value-type="float">
            <text:p>1216273506</text:p>
          </table:table-cell>
          <table:table-cell table:formula="of:=[.F521]&gt;[.B5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7-s442730424c11037950.ukp</text:p>
          </table:table-cell>
          <table:table-cell office:value-type="float" office:value="0.17333" calcext:value-type="float">
            <text:p>0.17333</text:p>
          </table:table-cell>
          <table:table-cell office:value-type="float" office:value="0.17" calcext:value-type="float">
            <text:p>0.17</text:p>
          </table:table-cell>
          <table:table-cell office:value-type="float" office:value="8768" calcext:value-type="float">
            <text:p>8768</text:p>
          </table:table-cell>
          <table:table-cell office:value-type="float" office:value="1116286107" calcext:value-type="float">
            <text:p>1116286107</text:p>
          </table:table-cell>
          <table:table-cell office:value-type="float" office:value="7.70333" calcext:value-type="float">
            <text:p>7.70333</text:p>
          </table:table-cell>
          <table:table-cell office:value-type="float" office:value="7.7" calcext:value-type="float">
            <text:p>7.7</text:p>
          </table:table-cell>
          <table:table-cell office:value-type="float" office:value="14176" calcext:value-type="float">
            <text:p>14176</text:p>
          </table:table-cell>
          <table:table-cell office:value-type="float" office:value="1116286107" calcext:value-type="float">
            <text:p>1116286107</text:p>
          </table:table-cell>
          <table:table-cell table:formula="of:=[.F522]&gt;[.B5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03-s421267430c18011113.ukp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67" calcext:value-type="float">
            <text:p>0.67</text:p>
          </table:table-cell>
          <table:table-cell office:value-type="float" office:value="9832" calcext:value-type="float">
            <text:p>9832</text:p>
          </table:table-cell>
          <table:table-cell office:value-type="float" office:value="1817434515" calcext:value-type="float">
            <text:p>1817434515</text:p>
          </table:table-cell>
          <table:table-cell office:value-type="float" office:value="7.70333" calcext:value-type="float">
            <text:p>7.70333</text:p>
          </table:table-cell>
          <table:table-cell office:value-type="float" office:value="7.7" calcext:value-type="float">
            <text:p>7.7</text:p>
          </table:table-cell>
          <table:table-cell office:value-type="float" office:value="15864" calcext:value-type="float">
            <text:p>15864</text:p>
          </table:table-cell>
          <table:table-cell office:value-type="float" office:value="1817434515" calcext:value-type="float">
            <text:p>1817434515</text:p>
          </table:table-cell>
          <table:table-cell table:formula="of:=[.F523]&gt;[.B5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48-s566177757c15422392.ukp</text:p>
          </table:table-cell>
          <table:table-cell office:value-type="float" office:value="3.64667" calcext:value-type="float">
            <text:p>3.64667</text:p>
          </table:table-cell>
          <table:table-cell office:value-type="float" office:value="3.64" calcext:value-type="float">
            <text:p>3.64</text:p>
          </table:table-cell>
          <table:table-cell office:value-type="float" office:value="11360" calcext:value-type="float">
            <text:p>11360</text:p>
          </table:table-cell>
          <table:table-cell office:value-type="float" office:value="1539703880" calcext:value-type="float">
            <text:p>1539703880</text:p>
          </table:table-cell>
          <table:table-cell table:number-columns-repeated="2" office:value-type="float" office:value="7.71" calcext:value-type="float">
            <text:p>7.71</text:p>
          </table:table-cell>
          <table:table-cell office:value-type="float" office:value="14360" calcext:value-type="float">
            <text:p>14360</text:p>
          </table:table-cell>
          <table:table-cell office:value-type="float" office:value="1539703880" calcext:value-type="float">
            <text:p>1539703880</text:p>
          </table:table-cell>
          <table:table-cell table:formula="of:=[.F524]&gt;[.B5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53-s622472121c75016539.ukp</text:p>
          </table:table-cell>
          <table:table-cell office:value-type="float" office:value="2.64" calcext:value-type="float">
            <text:p>2.64</text:p>
          </table:table-cell>
          <table:table-cell office:value-type="float" office:value="2.65" calcext:value-type="float">
            <text:p>2.65</text:p>
          </table:table-cell>
          <table:table-cell office:value-type="float" office:value="18272" calcext:value-type="float">
            <text:p>18272</text:p>
          </table:table-cell>
          <table:table-cell office:value-type="float" office:value="7579929018" calcext:value-type="float">
            <text:p>7579929018</text:p>
          </table:table-cell>
          <table:table-cell table:number-columns-repeated="2" office:value-type="float" office:value="7.72" calcext:value-type="float">
            <text:p>7.72</text:p>
          </table:table-cell>
          <table:table-cell office:value-type="float" office:value="14020" calcext:value-type="float">
            <text:p>14020</text:p>
          </table:table-cell>
          <table:table-cell office:value-type="float" office:value="7579929018" calcext:value-type="float">
            <text:p>7579929018</text:p>
          </table:table-cell>
          <table:table-cell table:formula="of:=[.F525]&gt;[.B5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55-s984814964c15234430.ukp</text:p>
          </table:table-cell>
          <table:table-cell office:value-type="float" office:value="0.50667" calcext:value-type="float">
            <text:p>0.50667</text:p>
          </table:table-cell>
          <table:table-cell office:value-type="float" office:value="0.51" calcext:value-type="float">
            <text:p>0.51</text:p>
          </table:table-cell>
          <table:table-cell office:value-type="float" office:value="9612" calcext:value-type="float">
            <text:p>9612</text:p>
          </table:table-cell>
          <table:table-cell office:value-type="float" office:value="1533252190" calcext:value-type="float">
            <text:p>1533252190</text:p>
          </table:table-cell>
          <table:table-cell office:value-type="float" office:value="7.72666" calcext:value-type="float">
            <text:p>7.72666</text:p>
          </table:table-cell>
          <table:table-cell office:value-type="float" office:value="7.73" calcext:value-type="float">
            <text:p>7.73</text:p>
          </table:table-cell>
          <table:table-cell office:value-type="float" office:value="14228" calcext:value-type="float">
            <text:p>14228</text:p>
          </table:table-cell>
          <table:table-cell office:value-type="float" office:value="1533252190" calcext:value-type="float">
            <text:p>1533252190</text:p>
          </table:table-cell>
          <table:table-cell table:formula="of:=[.F526]&gt;[.B5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96-s380744672c93061083.ukp</text:p>
          </table:table-cell>
          <table:table-cell office:value-type="float" office:value="7.31667" calcext:value-type="float">
            <text:p>7.31667</text:p>
          </table:table-cell>
          <table:table-cell office:value-type="float" office:value="7.34" calcext:value-type="float">
            <text:p>7.34</text:p>
          </table:table-cell>
          <table:table-cell office:value-type="float" office:value="40740" calcext:value-type="float">
            <text:p>40740</text:p>
          </table:table-cell>
          <table:table-cell office:value-type="float" office:value="9404912040" calcext:value-type="float">
            <text:p>9404912040</text:p>
          </table:table-cell>
          <table:table-cell office:value-type="float" office:value="7.72667" calcext:value-type="float">
            <text:p>7.72667</text:p>
          </table:table-cell>
          <table:table-cell office:value-type="float" office:value="7.74" calcext:value-type="float">
            <text:p>7.74</text:p>
          </table:table-cell>
          <table:table-cell office:value-type="float" office:value="41244" calcext:value-type="float">
            <text:p>41244</text:p>
          </table:table-cell>
          <table:table-cell office:value-type="float" office:value="9404912040" calcext:value-type="float">
            <text:p>9404912040</text:p>
          </table:table-cell>
          <table:table-cell table:formula="of:=[.F527]&gt;[.B5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18-s727403291c27751917.ukp</text:p>
          </table:table-cell>
          <table:table-cell office:value-type="float" office:value="4.68333" calcext:value-type="float">
            <text:p>4.68333</text:p>
          </table:table-cell>
          <table:table-cell office:value-type="float" office:value="4.68" calcext:value-type="float">
            <text:p>4.68</text:p>
          </table:table-cell>
          <table:table-cell office:value-type="float" office:value="14320" calcext:value-type="float">
            <text:p>14320</text:p>
          </table:table-cell>
          <table:table-cell office:value-type="float" office:value="2787339872" calcext:value-type="float">
            <text:p>2787339872</text:p>
          </table:table-cell>
          <table:table-cell office:value-type="float" office:value="7.74333" calcext:value-type="float">
            <text:p>7.74333</text:p>
          </table:table-cell>
          <table:table-cell office:value-type="float" office:value="7.75" calcext:value-type="float">
            <text:p>7.75</text:p>
          </table:table-cell>
          <table:table-cell office:value-type="float" office:value="14436" calcext:value-type="float">
            <text:p>14436</text:p>
          </table:table-cell>
          <table:table-cell office:value-type="float" office:value="2787339872" calcext:value-type="float">
            <text:p>2787339872</text:p>
          </table:table-cell>
          <table:table-cell table:formula="of:=[.F528]&gt;[.B5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47-s108509831c20595199.ukp</text:p>
          </table:table-cell>
          <table:table-cell office:value-type="float" office:value="7.91667" calcext:value-type="float">
            <text:p>7.91667</text:p>
          </table:table-cell>
          <table:table-cell office:value-type="float" office:value="7.92" calcext:value-type="float">
            <text:p>7.92</text:p>
          </table:table-cell>
          <table:table-cell office:value-type="float" office:value="16872" calcext:value-type="float">
            <text:p>16872</text:p>
          </table:table-cell>
          <table:table-cell office:value-type="float" office:value="2061577275" calcext:value-type="float">
            <text:p>2061577275</text:p>
          </table:table-cell>
          <table:table-cell office:value-type="float" office:value="7.75333" calcext:value-type="float">
            <text:p>7.75333</text:p>
          </table:table-cell>
          <table:table-cell office:value-type="float" office:value="7.75" calcext:value-type="float">
            <text:p>7.75</text:p>
          </table:table-cell>
          <table:table-cell office:value-type="float" office:value="16408" calcext:value-type="float">
            <text:p>16408</text:p>
          </table:table-cell>
          <table:table-cell office:value-type="float" office:value="2061577275" calcext:value-type="float">
            <text:p>2061577275</text:p>
          </table:table-cell>
          <table:table-cell table:formula="of:=[.F529]&gt;[.B5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10000-442-s242289138c26024155.ukp</text:p>
          </table:table-cell>
          <table:table-cell office:value-type="float" office:value="0.38667" calcext:value-type="float">
            <text:p>0.38667</text:p>
          </table:table-cell>
          <table:table-cell office:value-type="float" office:value="0.39" calcext:value-type="float">
            <text:p>0.39</text:p>
          </table:table-cell>
          <table:table-cell office:value-type="float" office:value="9488" calcext:value-type="float">
            <text:p>9488</text:p>
          </table:table-cell>
          <table:table-cell office:value-type="float" office:value="2627653328" calcext:value-type="float">
            <text:p>2627653328</text:p>
          </table:table-cell>
          <table:table-cell office:value-type="float" office:value="7.78667" calcext:value-type="float">
            <text:p>7.78667</text:p>
          </table:table-cell>
          <table:table-cell office:value-type="float" office:value="7.78" calcext:value-type="float">
            <text:p>7.78</text:p>
          </table:table-cell>
          <table:table-cell office:value-type="float" office:value="14940" calcext:value-type="float">
            <text:p>14940</text:p>
          </table:table-cell>
          <table:table-cell office:value-type="float" office:value="2627653328" calcext:value-type="float">
            <text:p>2627653328</text:p>
          </table:table-cell>
          <table:table-cell table:formula="of:=[.F530]&gt;[.B5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96-s685946136c82493360.ukp</text:p>
          </table:table-cell>
          <table:table-cell table:number-columns-repeated="2" office:value-type="float" office:value="1.34" calcext:value-type="float">
            <text:p>1.34</text:p>
          </table:table-cell>
          <table:table-cell office:value-type="float" office:value="20588" calcext:value-type="float">
            <text:p>20588</text:p>
          </table:table-cell>
          <table:table-cell office:value-type="float" office:value="8357326118" calcext:value-type="float">
            <text:p>8357326118</text:p>
          </table:table-cell>
          <table:table-cell office:value-type="float" office:value="7.82" calcext:value-type="float">
            <text:p>7.82</text:p>
          </table:table-cell>
          <table:table-cell office:value-type="float" office:value="7.84" calcext:value-type="float">
            <text:p>7.84</text:p>
          </table:table-cell>
          <table:table-cell office:value-type="float" office:value="36452" calcext:value-type="float">
            <text:p>36452</text:p>
          </table:table-cell>
          <table:table-cell office:value-type="float" office:value="8357326118" calcext:value-type="float">
            <text:p>8357326118</text:p>
          </table:table-cell>
          <table:table-cell table:formula="of:=[.F531]&gt;[.B5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78-s955986354c26682848.ukp</text:p>
          </table:table-cell>
          <table:table-cell office:value-type="float" office:value="6.87" calcext:value-type="float">
            <text:p>6.87</text:p>
          </table:table-cell>
          <table:table-cell office:value-type="float" office:value="6.86" calcext:value-type="float">
            <text:p>6.86</text:p>
          </table:table-cell>
          <table:table-cell office:value-type="float" office:value="16464" calcext:value-type="float">
            <text:p>16464</text:p>
          </table:table-cell>
          <table:table-cell office:value-type="float" office:value="2677998720" calcext:value-type="float">
            <text:p>2677998720</text:p>
          </table:table-cell>
          <table:table-cell office:value-type="float" office:value="7.82333" calcext:value-type="float">
            <text:p>7.82333</text:p>
          </table:table-cell>
          <table:table-cell office:value-type="float" office:value="7.83" calcext:value-type="float">
            <text:p>7.83</text:p>
          </table:table-cell>
          <table:table-cell office:value-type="float" office:value="17100" calcext:value-type="float">
            <text:p>17100</text:p>
          </table:table-cell>
          <table:table-cell office:value-type="float" office:value="2677998720" calcext:value-type="float">
            <text:p>2677998720</text:p>
          </table:table-cell>
          <table:table-cell table:formula="of:=[.F532]&gt;[.B5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00-s527938850c40340840.ukp</text:p>
          </table:table-cell>
          <table:table-cell office:value-type="float" office:value="0.56333" calcext:value-type="float">
            <text:p>0.56333</text:p>
          </table:table-cell>
          <table:table-cell office:value-type="float" office:value="0.57" calcext:value-type="float">
            <text:p>0.57</text:p>
          </table:table-cell>
          <table:table-cell office:value-type="float" office:value="14876" calcext:value-type="float">
            <text:p>14876</text:p>
          </table:table-cell>
          <table:table-cell office:value-type="float" office:value="4076232872" calcext:value-type="float">
            <text:p>4076232872</text:p>
          </table:table-cell>
          <table:table-cell office:value-type="float" office:value="7.82667" calcext:value-type="float">
            <text:p>7.82667</text:p>
          </table:table-cell>
          <table:table-cell office:value-type="float" office:value="7.83" calcext:value-type="float">
            <text:p>7.83</text:p>
          </table:table-cell>
          <table:table-cell office:value-type="float" office:value="19460" calcext:value-type="float">
            <text:p>19460</text:p>
          </table:table-cell>
          <table:table-cell office:value-type="float" office:value="4076232872" calcext:value-type="float">
            <text:p>4076232872</text:p>
          </table:table-cell>
          <table:table-cell table:formula="of:=[.F533]&gt;[.B5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78-s269229181c95406154.ukp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27" calcext:value-type="float">
            <text:p>0.27</text:p>
          </table:table-cell>
          <table:table-cell office:value-type="float" office:value="16964" calcext:value-type="float">
            <text:p>16964</text:p>
          </table:table-cell>
          <table:table-cell office:value-type="float" office:value="9660901708" calcext:value-type="float">
            <text:p>9660901708</text:p>
          </table:table-cell>
          <table:table-cell office:value-type="float" office:value="7.84" calcext:value-type="float">
            <text:p>7.84</text:p>
          </table:table-cell>
          <table:table-cell office:value-type="float" office:value="7.85" calcext:value-type="float">
            <text:p>7.85</text:p>
          </table:table-cell>
          <table:table-cell office:value-type="float" office:value="14232" calcext:value-type="float">
            <text:p>14232</text:p>
          </table:table-cell>
          <table:table-cell office:value-type="float" office:value="9660901708" calcext:value-type="float">
            <text:p>9660901708</text:p>
          </table:table-cell>
          <table:table-cell table:formula="of:=[.F534]&gt;[.B5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6-s398797429c16372434.ukp</text:p>
          </table:table-cell>
          <table:table-cell office:value-type="float" office:value="3.11667" calcext:value-type="float">
            <text:p>3.11667</text:p>
          </table:table-cell>
          <table:table-cell office:value-type="float" office:value="3.12" calcext:value-type="float">
            <text:p>3.12</text:p>
          </table:table-cell>
          <table:table-cell office:value-type="float" office:value="14276" calcext:value-type="float">
            <text:p>14276</text:p>
          </table:table-cell>
          <table:table-cell office:value-type="float" office:value="1637020521" calcext:value-type="float">
            <text:p>1637020521</text:p>
          </table:table-cell>
          <table:table-cell office:value-type="float" office:value="7.84667" calcext:value-type="float">
            <text:p>7.84667</text:p>
          </table:table-cell>
          <table:table-cell office:value-type="float" office:value="7.86" calcext:value-type="float">
            <text:p>7.86</text:p>
          </table:table-cell>
          <table:table-cell office:value-type="float" office:value="15528" calcext:value-type="float">
            <text:p>15528</text:p>
          </table:table-cell>
          <table:table-cell office:value-type="float" office:value="1637020521" calcext:value-type="float">
            <text:p>1637020521</text:p>
          </table:table-cell>
          <table:table-cell table:formula="of:=[.F535]&gt;[.B5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06-s651738470c46087227.ukp</text:p>
          </table:table-cell>
          <table:table-cell office:value-type="float" office:value="0.65667" calcext:value-type="float">
            <text:p>0.65667</text:p>
          </table:table-cell>
          <table:table-cell office:value-type="float" office:value="0.66" calcext:value-type="float">
            <text:p>0.66</text:p>
          </table:table-cell>
          <table:table-cell office:value-type="float" office:value="21800" calcext:value-type="float">
            <text:p>21800</text:p>
          </table:table-cell>
          <table:table-cell office:value-type="float" office:value="4658582169" calcext:value-type="float">
            <text:p>4658582169</text:p>
          </table:table-cell>
          <table:table-cell office:value-type="float" office:value="7.84667" calcext:value-type="float">
            <text:p>7.84667</text:p>
          </table:table-cell>
          <table:table-cell office:value-type="float" office:value="7.85" calcext:value-type="float">
            <text:p>7.85</text:p>
          </table:table-cell>
          <table:table-cell office:value-type="float" office:value="35420" calcext:value-type="float">
            <text:p>35420</text:p>
          </table:table-cell>
          <table:table-cell office:value-type="float" office:value="4658582169" calcext:value-type="float">
            <text:p>4658582169</text:p>
          </table:table-cell>
          <table:table-cell table:formula="of:=[.F536]&gt;[.B5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74-s726744628c26511344.ukp</text:p>
          </table:table-cell>
          <table:table-cell office:value-type="float" office:value="3.75667" calcext:value-type="float">
            <text:p>3.75667</text:p>
          </table:table-cell>
          <table:table-cell office:value-type="float" office:value="3.77" calcext:value-type="float">
            <text:p>3.77</text:p>
          </table:table-cell>
          <table:table-cell office:value-type="float" office:value="20172" calcext:value-type="float">
            <text:p>20172</text:p>
          </table:table-cell>
          <table:table-cell office:value-type="float" office:value="2662680639" calcext:value-type="float">
            <text:p>2662680639</text:p>
          </table:table-cell>
          <table:table-cell office:value-type="float" office:value="7.86333" calcext:value-type="float">
            <text:p>7.86333</text:p>
          </table:table-cell>
          <table:table-cell office:value-type="float" office:value="7.86" calcext:value-type="float">
            <text:p>7.86</text:p>
          </table:table-cell>
          <table:table-cell office:value-type="float" office:value="23248" calcext:value-type="float">
            <text:p>23248</text:p>
          </table:table-cell>
          <table:table-cell office:value-type="float" office:value="2662680639" calcext:value-type="float">
            <text:p>2662680639</text:p>
          </table:table-cell>
          <table:table-cell table:formula="of:=[.F537]&gt;[.B5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8-s67683560c34964751.ukp</text:p>
          </table:table-cell>
          <table:table-cell office:value-type="float" office:value="1.69333" calcext:value-type="float">
            <text:p>1.69333</text:p>
          </table:table-cell>
          <table:table-cell office:value-type="float" office:value="1.69" calcext:value-type="float">
            <text:p>1.69</text:p>
          </table:table-cell>
          <table:table-cell office:value-type="float" office:value="12392" calcext:value-type="float">
            <text:p>12392</text:p>
          </table:table-cell>
          <table:table-cell office:value-type="float" office:value="3524932327" calcext:value-type="float">
            <text:p>3524932327</text:p>
          </table:table-cell>
          <table:table-cell office:value-type="float" office:value="7.86667" calcext:value-type="float">
            <text:p>7.86667</text:p>
          </table:table-cell>
          <table:table-cell office:value-type="float" office:value="7.87" calcext:value-type="float">
            <text:p>7.87</text:p>
          </table:table-cell>
          <table:table-cell office:value-type="float" office:value="18188" calcext:value-type="float">
            <text:p>18188</text:p>
          </table:table-cell>
          <table:table-cell office:value-type="float" office:value="3524932327" calcext:value-type="float">
            <text:p>3524932327</text:p>
          </table:table-cell>
          <table:table-cell table:formula="of:=[.F538]&gt;[.B5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8-s888315654c85762730.ukp</text:p>
          </table:table-cell>
          <table:table-cell office:value-type="float" office:value="1.82333" calcext:value-type="float">
            <text:p>1.82333</text:p>
          </table:table-cell>
          <table:table-cell office:value-type="float" office:value="1.83" calcext:value-type="float">
            <text:p>1.83</text:p>
          </table:table-cell>
          <table:table-cell office:value-type="float" office:value="25668" calcext:value-type="float">
            <text:p>25668</text:p>
          </table:table-cell>
          <table:table-cell office:value-type="float" office:value="8671120377" calcext:value-type="float">
            <text:p>8671120377</text:p>
          </table:table-cell>
          <table:table-cell office:value-type="float" office:value="7.89333" calcext:value-type="float">
            <text:p>7.89333</text:p>
          </table:table-cell>
          <table:table-cell office:value-type="float" office:value="7.9" calcext:value-type="float">
            <text:p>7.9</text:p>
          </table:table-cell>
          <table:table-cell office:value-type="float" office:value="35636" calcext:value-type="float">
            <text:p>35636</text:p>
          </table:table-cell>
          <table:table-cell office:value-type="float" office:value="8671120377" calcext:value-type="float">
            <text:p>8671120377</text:p>
          </table:table-cell>
          <table:table-cell table:formula="of:=[.F539]&gt;[.B5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-s300958364c65617717.ukp</text:p>
          </table:table-cell>
          <table:table-cell office:value-type="float" office:value="3.96667" calcext:value-type="float">
            <text:p>3.96667</text:p>
          </table:table-cell>
          <table:table-cell office:value-type="float" office:value="3.97" calcext:value-type="float">
            <text:p>3.97</text:p>
          </table:table-cell>
          <table:table-cell office:value-type="float" office:value="32488" calcext:value-type="float">
            <text:p>32488</text:p>
          </table:table-cell>
          <table:table-cell office:value-type="float" office:value="6625258180" calcext:value-type="float">
            <text:p>6625258180</text:p>
          </table:table-cell>
          <table:table-cell office:value-type="float" office:value="7.92333" calcext:value-type="float">
            <text:p>7.92333</text:p>
          </table:table-cell>
          <table:table-cell office:value-type="float" office:value="7.93" calcext:value-type="float">
            <text:p>7.93</text:p>
          </table:table-cell>
          <table:table-cell office:value-type="float" office:value="36444" calcext:value-type="float">
            <text:p>36444</text:p>
          </table:table-cell>
          <table:table-cell office:value-type="float" office:value="6625258180" calcext:value-type="float">
            <text:p>6625258180</text:p>
          </table:table-cell>
          <table:table-cell table:formula="of:=[.F540]&gt;[.B5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35-s151468172c65541970.uk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132" calcext:value-type="float">
            <text:p>15132</text:p>
          </table:table-cell>
          <table:table-cell office:value-type="float" office:value="6622811303" calcext:value-type="float">
            <text:p>6622811303</text:p>
          </table:table-cell>
          <table:table-cell office:value-type="float" office:value="7.96333" calcext:value-type="float">
            <text:p>7.96333</text:p>
          </table:table-cell>
          <table:table-cell office:value-type="float" office:value="7.97" calcext:value-type="float">
            <text:p>7.97</text:p>
          </table:table-cell>
          <table:table-cell office:value-type="float" office:value="17672" calcext:value-type="float">
            <text:p>17672</text:p>
          </table:table-cell>
          <table:table-cell office:value-type="float" office:value="6622811303" calcext:value-type="float">
            <text:p>6622811303</text:p>
          </table:table-cell>
          <table:table-cell table:formula="of:=[.F541]&gt;[.B5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97-s932484623c15613807.ukp</text:p>
          </table:table-cell>
          <table:table-cell office:value-type="float" office:value="7.56667" calcext:value-type="float">
            <text:p>7.56667</text:p>
          </table:table-cell>
          <table:table-cell office:value-type="float" office:value="7.57" calcext:value-type="float">
            <text:p>7.57</text:p>
          </table:table-cell>
          <table:table-cell office:value-type="float" office:value="14064" calcext:value-type="float">
            <text:p>14064</text:p>
          </table:table-cell>
          <table:table-cell office:value-type="float" office:value="1556507350" calcext:value-type="float">
            <text:p>1556507350</text:p>
          </table:table-cell>
          <table:table-cell office:value-type="float" office:value="7.96666" calcext:value-type="float">
            <text:p>7.96666</text:p>
          </table:table-cell>
          <table:table-cell office:value-type="float" office:value="7.97" calcext:value-type="float">
            <text:p>7.97</text:p>
          </table:table-cell>
          <table:table-cell office:value-type="float" office:value="15352" calcext:value-type="float">
            <text:p>15352</text:p>
          </table:table-cell>
          <table:table-cell office:value-type="float" office:value="1556507350" calcext:value-type="float">
            <text:p>1556507350</text:p>
          </table:table-cell>
          <table:table-cell table:formula="of:=[.F542]&gt;[.B5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93-s704476488c27999417.ukp</text:p>
          </table:table-cell>
          <table:table-cell office:value-type="float" office:value="1.77667" calcext:value-type="float">
            <text:p>1.77667</text:p>
          </table:table-cell>
          <table:table-cell office:value-type="float" office:value="1.77" calcext:value-type="float">
            <text:p>1.77</text:p>
          </table:table-cell>
          <table:table-cell office:value-type="float" office:value="11680" calcext:value-type="float">
            <text:p>11680</text:p>
          </table:table-cell>
          <table:table-cell office:value-type="float" office:value="2824210568" calcext:value-type="float">
            <text:p>2824210568</text:p>
          </table:table-cell>
          <table:table-cell office:value-type="float" office:value="7.97666" calcext:value-type="float">
            <text:p>7.97666</text:p>
          </table:table-cell>
          <table:table-cell office:value-type="float" office:value="7.98" calcext:value-type="float">
            <text:p>7.98</text:p>
          </table:table-cell>
          <table:table-cell office:value-type="float" office:value="16424" calcext:value-type="float">
            <text:p>16424</text:p>
          </table:table-cell>
          <table:table-cell office:value-type="float" office:value="2824210568" calcext:value-type="float">
            <text:p>2824210568</text:p>
          </table:table-cell>
          <table:table-cell table:formula="of:=[.F543]&gt;[.B5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92-s102695567c54993951.ukp</text:p>
          </table:table-cell>
          <table:table-cell office:value-type="float" office:value="3.49" calcext:value-type="float">
            <text:p>3.49</text:p>
          </table:table-cell>
          <table:table-cell office:value-type="float" office:value="3.5" calcext:value-type="float">
            <text:p>3.5</text:p>
          </table:table-cell>
          <table:table-cell office:value-type="float" office:value="19156" calcext:value-type="float">
            <text:p>19156</text:p>
          </table:table-cell>
          <table:table-cell office:value-type="float" office:value="5552029452" calcext:value-type="float">
            <text:p>5552029452</text:p>
          </table:table-cell>
          <table:table-cell office:value-type="float" office:value="7.97667" calcext:value-type="float">
            <text:p>7.97667</text:p>
          </table:table-cell>
          <table:table-cell office:value-type="float" office:value="7.99" calcext:value-type="float">
            <text:p>7.99</text:p>
          </table:table-cell>
          <table:table-cell office:value-type="float" office:value="25824" calcext:value-type="float">
            <text:p>25824</text:p>
          </table:table-cell>
          <table:table-cell office:value-type="float" office:value="5552029452" calcext:value-type="float">
            <text:p>5552029452</text:p>
          </table:table-cell>
          <table:table-cell table:formula="of:=[.F544]&gt;[.B5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51-s857022904c80721916.ukp</text:p>
          </table:table-cell>
          <table:table-cell office:value-type="float" office:value="4" calcext:value-type="float">
            <text:p>4</text:p>
          </table:table-cell>
          <table:table-cell office:value-type="float" office:value="4.01" calcext:value-type="float">
            <text:p>4.01</text:p>
          </table:table-cell>
          <table:table-cell office:value-type="float" office:value="24736" calcext:value-type="float">
            <text:p>24736</text:p>
          </table:table-cell>
          <table:table-cell office:value-type="float" office:value="8153697332" calcext:value-type="float">
            <text:p>8153697332</text:p>
          </table:table-cell>
          <table:table-cell office:value-type="float" office:value="7.98" calcext:value-type="float">
            <text:p>7.98</text:p>
          </table:table-cell>
          <table:table-cell office:value-type="float" office:value="7.99" calcext:value-type="float">
            <text:p>7.99</text:p>
          </table:table-cell>
          <table:table-cell office:value-type="float" office:value="29224" calcext:value-type="float">
            <text:p>29224</text:p>
          </table:table-cell>
          <table:table-cell office:value-type="float" office:value="8153697332" calcext:value-type="float">
            <text:p>8153697332</text:p>
          </table:table-cell>
          <table:table-cell table:formula="of:=[.F545]&gt;[.B5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45-s120106892c73644494.ukp</text:p>
          </table:table-cell>
          <table:table-cell office:value-type="float" office:value="4.03333" calcext:value-type="float">
            <text:p>4.03333</text:p>
          </table:table-cell>
          <table:table-cell office:value-type="float" office:value="4.03" calcext:value-type="float">
            <text:p>4.03</text:p>
          </table:table-cell>
          <table:table-cell office:value-type="float" office:value="16996" calcext:value-type="float">
            <text:p>16996</text:p>
          </table:table-cell>
          <table:table-cell office:value-type="float" office:value="7439413481" calcext:value-type="float">
            <text:p>7439413481</text:p>
          </table:table-cell>
          <table:table-cell table:number-columns-repeated="2" office:value-type="float" office:value="7.99" calcext:value-type="float">
            <text:p>7.99</text:p>
          </table:table-cell>
          <table:table-cell office:value-type="float" office:value="15604" calcext:value-type="float">
            <text:p>15604</text:p>
          </table:table-cell>
          <table:table-cell office:value-type="float" office:value="7439413481" calcext:value-type="float">
            <text:p>7439413481</text:p>
          </table:table-cell>
          <table:table-cell table:formula="of:=[.F546]&gt;[.B5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39-s137305354c41809555.ukp</text:p>
          </table:table-cell>
          <table:table-cell office:value-type="float" office:value="6.95667" calcext:value-type="float">
            <text:p>6.95667</text:p>
          </table:table-cell>
          <table:table-cell office:value-type="float" office:value="6.96" calcext:value-type="float">
            <text:p>6.96</text:p>
          </table:table-cell>
          <table:table-cell office:value-type="float" office:value="18156" calcext:value-type="float">
            <text:p>18156</text:p>
          </table:table-cell>
          <table:table-cell office:value-type="float" office:value="4211571792" calcext:value-type="float">
            <text:p>4211571792</text:p>
          </table:table-cell>
          <table:table-cell office:value-type="float" office:value="7.99333" calcext:value-type="float">
            <text:p>7.99333</text:p>
          </table:table-cell>
          <table:table-cell office:value-type="float" office:value="8" calcext:value-type="float">
            <text:p>8</text:p>
          </table:table-cell>
          <table:table-cell office:value-type="float" office:value="18508" calcext:value-type="float">
            <text:p>18508</text:p>
          </table:table-cell>
          <table:table-cell office:value-type="float" office:value="4211571792" calcext:value-type="float">
            <text:p>4211571792</text:p>
          </table:table-cell>
          <table:table-cell table:formula="of:=[.F547]&gt;[.B5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70-s217303292c92466068.ukp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17952" calcext:value-type="float">
            <text:p>17952</text:p>
          </table:table-cell>
          <table:table-cell office:value-type="float" office:value="9357161654" calcext:value-type="float">
            <text:p>935716165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1988" calcext:value-type="float">
            <text:p>21988</text:p>
          </table:table-cell>
          <table:table-cell office:value-type="float" office:value="9357161654" calcext:value-type="float">
            <text:p>9357161654</text:p>
          </table:table-cell>
          <table:table-cell table:formula="of:=[.F548]&gt;[.B5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63-s457237483c26103694.ukp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9368" calcext:value-type="float">
            <text:p>9368</text:p>
          </table:table-cell>
          <table:table-cell office:value-type="float" office:value="2641103894" calcext:value-type="float">
            <text:p>2641103894</text:p>
          </table:table-cell>
          <table:table-cell office:value-type="float" office:value="8.01333" calcext:value-type="float">
            <text:p>8.01333</text:p>
          </table:table-cell>
          <table:table-cell office:value-type="float" office:value="8.01" calcext:value-type="float">
            <text:p>8.01</text:p>
          </table:table-cell>
          <table:table-cell office:value-type="float" office:value="15884" calcext:value-type="float">
            <text:p>15884</text:p>
          </table:table-cell>
          <table:table-cell office:value-type="float" office:value="2641103894" calcext:value-type="float">
            <text:p>2641103894</text:p>
          </table:table-cell>
          <table:table-cell table:formula="of:=[.F549]&gt;[.B5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02-s577881003c41340661.ukp</text:p>
          </table:table-cell>
          <table:table-cell office:value-type="float" office:value="1.20667" calcext:value-type="float">
            <text:p>1.20667</text:p>
          </table:table-cell>
          <table:table-cell office:value-type="float" office:value="1.21" calcext:value-type="float">
            <text:p>1.21</text:p>
          </table:table-cell>
          <table:table-cell office:value-type="float" office:value="24752" calcext:value-type="float">
            <text:p>24752</text:p>
          </table:table-cell>
          <table:table-cell office:value-type="float" office:value="4175478890" calcext:value-type="float">
            <text:p>4175478890</text:p>
          </table:table-cell>
          <table:table-cell office:value-type="float" office:value="8.02666" calcext:value-type="float">
            <text:p>8.02666</text:p>
          </table:table-cell>
          <table:table-cell office:value-type="float" office:value="8.04" calcext:value-type="float">
            <text:p>8.04</text:p>
          </table:table-cell>
          <table:table-cell office:value-type="float" office:value="41460" calcext:value-type="float">
            <text:p>41460</text:p>
          </table:table-cell>
          <table:table-cell office:value-type="float" office:value="4175478890" calcext:value-type="float">
            <text:p>4175478890</text:p>
          </table:table-cell>
          <table:table-cell table:formula="of:=[.F550]&gt;[.B5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87-s438663387c30139045.ukp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9320" calcext:value-type="float">
            <text:p>9320</text:p>
          </table:table-cell>
          <table:table-cell office:value-type="float" office:value="3049527994" calcext:value-type="float">
            <text:p>3049527994</text:p>
          </table:table-cell>
          <table:table-cell office:value-type="float" office:value="8.03667" calcext:value-type="float">
            <text:p>8.03667</text:p>
          </table:table-cell>
          <table:table-cell office:value-type="float" office:value="8.03" calcext:value-type="float">
            <text:p>8.03</text:p>
          </table:table-cell>
          <table:table-cell office:value-type="float" office:value="17996" calcext:value-type="float">
            <text:p>17996</text:p>
          </table:table-cell>
          <table:table-cell office:value-type="float" office:value="3049527994" calcext:value-type="float">
            <text:p>3049527994</text:p>
          </table:table-cell>
          <table:table-cell table:formula="of:=[.F551]&gt;[.B5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66-s904341899c5591557.ukp</text:p>
          </table:table-cell>
          <table:table-cell office:value-type="float" office:value="6.95" calcext:value-type="float">
            <text:p>6.95</text:p>
          </table:table-cell>
          <table:table-cell office:value-type="float" office:value="6.94" calcext:value-type="float">
            <text:p>6.94</text:p>
          </table:table-cell>
          <table:table-cell office:value-type="float" office:value="13036" calcext:value-type="float">
            <text:p>13036</text:p>
          </table:table-cell>
          <table:table-cell office:value-type="float" office:value="541437513" calcext:value-type="float">
            <text:p>541437513</text:p>
          </table:table-cell>
          <table:table-cell office:value-type="float" office:value="8.04333" calcext:value-type="float">
            <text:p>8.04333</text:p>
          </table:table-cell>
          <table:table-cell office:value-type="float" office:value="8.04" calcext:value-type="float">
            <text:p>8.04</text:p>
          </table:table-cell>
          <table:table-cell office:value-type="float" office:value="14284" calcext:value-type="float">
            <text:p>14284</text:p>
          </table:table-cell>
          <table:table-cell office:value-type="float" office:value="541437513" calcext:value-type="float">
            <text:p>541437513</text:p>
          </table:table-cell>
          <table:table-cell table:formula="of:=[.F552]&gt;[.B5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87-s184991892c82948557.ukp</text:p>
          </table:table-cell>
          <table:table-cell office:value-type="float" office:value="9.63667" calcext:value-type="float">
            <text:p>9.63667</text:p>
          </table:table-cell>
          <table:table-cell office:value-type="float" office:value="9.63" calcext:value-type="float">
            <text:p>9.63</text:p>
          </table:table-cell>
          <table:table-cell office:value-type="float" office:value="36268" calcext:value-type="float">
            <text:p>36268</text:p>
          </table:table-cell>
          <table:table-cell office:value-type="float" office:value="8378393839" calcext:value-type="float">
            <text:p>8378393839</text:p>
          </table:table-cell>
          <table:table-cell table:number-columns-repeated="2" office:value-type="float" office:value="8.05" calcext:value-type="float">
            <text:p>8.05</text:p>
          </table:table-cell>
          <table:table-cell office:value-type="float" office:value="33392" calcext:value-type="float">
            <text:p>33392</text:p>
          </table:table-cell>
          <table:table-cell office:value-type="float" office:value="8378393839" calcext:value-type="float">
            <text:p>8378393839</text:p>
          </table:table-cell>
          <table:table-cell table:formula="of:=[.F553]&gt;[.B55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10000-72-s914558283c75494204.ukp</text:p>
          </table:table-cell>
          <table:table-cell office:value-type="float" office:value="1.07667" calcext:value-type="float">
            <text:p>1.07667</text:p>
          </table:table-cell>
          <table:table-cell office:value-type="float" office:value="1.08" calcext:value-type="float">
            <text:p>1.08</text:p>
          </table:table-cell>
          <table:table-cell office:value-type="float" office:value="22116" calcext:value-type="float">
            <text:p>22116</text:p>
          </table:table-cell>
          <table:table-cell office:value-type="float" office:value="7634330656" calcext:value-type="float">
            <text:p>7634330656</text:p>
          </table:table-cell>
          <table:table-cell office:value-type="float" office:value="8.06333" calcext:value-type="float">
            <text:p>8.06333</text:p>
          </table:table-cell>
          <table:table-cell office:value-type="float" office:value="8.06" calcext:value-type="float">
            <text:p>8.06</text:p>
          </table:table-cell>
          <table:table-cell office:value-type="float" office:value="38712" calcext:value-type="float">
            <text:p>38712</text:p>
          </table:table-cell>
          <table:table-cell office:value-type="float" office:value="7634330656" calcext:value-type="float">
            <text:p>7634330656</text:p>
          </table:table-cell>
          <table:table-cell table:formula="of:=[.F554]&gt;[.B5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96-s622778615c23649002.ukp</text:p>
          </table:table-cell>
          <table:table-cell office:value-type="float" office:value="8.87666" calcext:value-type="float">
            <text:p>8.87666</text:p>
          </table:table-cell>
          <table:table-cell office:value-type="float" office:value="8.89" calcext:value-type="float">
            <text:p>8.89</text:p>
          </table:table-cell>
          <table:table-cell office:value-type="float" office:value="18316" calcext:value-type="float">
            <text:p>18316</text:p>
          </table:table-cell>
          <table:table-cell office:value-type="float" office:value="2370912833" calcext:value-type="float">
            <text:p>2370912833</text:p>
          </table:table-cell>
          <table:table-cell office:value-type="float" office:value="8.08333" calcext:value-type="float">
            <text:p>8.08333</text:p>
          </table:table-cell>
          <table:table-cell office:value-type="float" office:value="8.08" calcext:value-type="float">
            <text:p>8.08</text:p>
          </table:table-cell>
          <table:table-cell office:value-type="float" office:value="18788" calcext:value-type="float">
            <text:p>18788</text:p>
          </table:table-cell>
          <table:table-cell office:value-type="float" office:value="2370912833" calcext:value-type="float">
            <text:p>2370912833</text:p>
          </table:table-cell>
          <table:table-cell table:formula="of:=[.F555]&gt;[.B55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10000-59-s178019452c28696807.ukp</text:p>
          </table:table-cell>
          <table:table-cell table:number-columns-repeated="2" office:value-type="float" office:value="5.31" calcext:value-type="float">
            <text:p>5.31</text:p>
          </table:table-cell>
          <table:table-cell office:value-type="float" office:value="16464" calcext:value-type="float">
            <text:p>16464</text:p>
          </table:table-cell>
          <table:table-cell office:value-type="float" office:value="2882276276" calcext:value-type="float">
            <text:p>2882276276</text:p>
          </table:table-cell>
          <table:table-cell office:value-type="float" office:value="8.09667" calcext:value-type="float">
            <text:p>8.09667</text:p>
          </table:table-cell>
          <table:table-cell office:value-type="float" office:value="8.1" calcext:value-type="float">
            <text:p>8.1</text:p>
          </table:table-cell>
          <table:table-cell office:value-type="float" office:value="17628" calcext:value-type="float">
            <text:p>17628</text:p>
          </table:table-cell>
          <table:table-cell office:value-type="float" office:value="2882276276" calcext:value-type="float">
            <text:p>2882276276</text:p>
          </table:table-cell>
          <table:table-cell table:formula="of:=[.F556]&gt;[.B5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08-s231573541c66736253.ukp</text:p>
          </table:table-cell>
          <table:table-cell table:number-columns-repeated="2" office:value-type="float" office:value="2.97" calcext:value-type="float">
            <text:p>2.97</text:p>
          </table:table-cell>
          <table:table-cell office:value-type="float" office:value="16712" calcext:value-type="float">
            <text:p>16712</text:p>
          </table:table-cell>
          <table:table-cell office:value-type="float" office:value="6739598141" calcext:value-type="float">
            <text:p>6739598141</text:p>
          </table:table-cell>
          <table:table-cell table:number-columns-repeated="2" office:value-type="float" office:value="8.1" calcext:value-type="float">
            <text:p>8.1</text:p>
          </table:table-cell>
          <table:table-cell office:value-type="float" office:value="14044" calcext:value-type="float">
            <text:p>14044</text:p>
          </table:table-cell>
          <table:table-cell office:value-type="float" office:value="6739598141" calcext:value-type="float">
            <text:p>6739598141</text:p>
          </table:table-cell>
          <table:table-cell table:formula="of:=[.F557]&gt;[.B5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17-s920986475c58819820.ukp</text:p>
          </table:table-cell>
          <table:table-cell office:value-type="float" office:value="7.19667" calcext:value-type="float">
            <text:p>7.19667</text:p>
          </table:table-cell>
          <table:table-cell office:value-type="float" office:value="7.2" calcext:value-type="float">
            <text:p>7.2</text:p>
          </table:table-cell>
          <table:table-cell office:value-type="float" office:value="24040" calcext:value-type="float">
            <text:p>24040</text:p>
          </table:table-cell>
          <table:table-cell office:value-type="float" office:value="5934945978" calcext:value-type="float">
            <text:p>5934945978</text:p>
          </table:table-cell>
          <table:table-cell office:value-type="float" office:value="8.10333" calcext:value-type="float">
            <text:p>8.10333</text:p>
          </table:table-cell>
          <table:table-cell office:value-type="float" office:value="8.11" calcext:value-type="float">
            <text:p>8.11</text:p>
          </table:table-cell>
          <table:table-cell office:value-type="float" office:value="24760" calcext:value-type="float">
            <text:p>24760</text:p>
          </table:table-cell>
          <table:table-cell office:value-type="float" office:value="5934945978" calcext:value-type="float">
            <text:p>5934945978</text:p>
          </table:table-cell>
          <table:table-cell table:formula="of:=[.F558]&gt;[.B5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60-s660566353c73816185.ukp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15220" calcext:value-type="float">
            <text:p>15220</text:p>
          </table:table-cell>
          <table:table-cell office:value-type="float" office:value="7465859759" calcext:value-type="float">
            <text:p>7465859759</text:p>
          </table:table-cell>
          <table:table-cell table:number-columns-repeated="2" office:value-type="float" office:value="8.12" calcext:value-type="float">
            <text:p>8.12</text:p>
          </table:table-cell>
          <table:table-cell office:value-type="float" office:value="27320" calcext:value-type="float">
            <text:p>27320</text:p>
          </table:table-cell>
          <table:table-cell office:value-type="float" office:value="7465859759" calcext:value-type="float">
            <text:p>7465859759</text:p>
          </table:table-cell>
          <table:table-cell table:formula="of:=[.F559]&gt;[.B5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99-s190469618c99840518.ukp</text:p>
          </table:table-cell>
          <table:table-cell table:number-columns-repeated="2" office:value-type="float" office:value="5.41" calcext:value-type="float">
            <text:p>5.41</text:p>
          </table:table-cell>
          <table:table-cell office:value-type="float" office:value="37128" calcext:value-type="float">
            <text:p>37128</text:p>
          </table:table-cell>
          <table:table-cell office:value-type="float" office:value="10090848038" calcext:value-type="float">
            <text:p>10090848038</text:p>
          </table:table-cell>
          <table:table-cell office:value-type="float" office:value="8.12" calcext:value-type="float">
            <text:p>8.12</text:p>
          </table:table-cell>
          <table:table-cell office:value-type="float" office:value="8.13" calcext:value-type="float">
            <text:p>8.13</text:p>
          </table:table-cell>
          <table:table-cell office:value-type="float" office:value="40620" calcext:value-type="float">
            <text:p>40620</text:p>
          </table:table-cell>
          <table:table-cell office:value-type="float" office:value="10090848038" calcext:value-type="float">
            <text:p>10090848038</text:p>
          </table:table-cell>
          <table:table-cell table:formula="of:=[.F560]&gt;[.B5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30-s453065461c63620386.ukp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0.18" calcext:value-type="float">
            <text:p>0.18</text:p>
          </table:table-cell>
          <table:table-cell office:value-type="float" office:value="15444" calcext:value-type="float">
            <text:p>15444</text:p>
          </table:table-cell>
          <table:table-cell office:value-type="float" office:value="6443922028" calcext:value-type="float">
            <text:p>6443922028</text:p>
          </table:table-cell>
          <table:table-cell office:value-type="float" office:value="8.13333" calcext:value-type="float">
            <text:p>8.13333</text:p>
          </table:table-cell>
          <table:table-cell office:value-type="float" office:value="8.13" calcext:value-type="float">
            <text:p>8.13</text:p>
          </table:table-cell>
          <table:table-cell office:value-type="float" office:value="38592" calcext:value-type="float">
            <text:p>38592</text:p>
          </table:table-cell>
          <table:table-cell office:value-type="float" office:value="6443922028" calcext:value-type="float">
            <text:p>6443922028</text:p>
          </table:table-cell>
          <table:table-cell table:formula="of:=[.F561]&gt;[.B5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73-s36435194c22996436.ukp</text:p>
          </table:table-cell>
          <table:table-cell office:value-type="float" office:value="0.40667" calcext:value-type="float">
            <text:p>0.40667</text:p>
          </table:table-cell>
          <table:table-cell office:value-type="float" office:value="0.41" calcext:value-type="float">
            <text:p>0.41</text:p>
          </table:table-cell>
          <table:table-cell office:value-type="float" office:value="9264" calcext:value-type="float">
            <text:p>9264</text:p>
          </table:table-cell>
          <table:table-cell office:value-type="float" office:value="2322372940" calcext:value-type="float">
            <text:p>2322372940</text:p>
          </table:table-cell>
          <table:table-cell table:number-columns-repeated="2" office:value-type="float" office:value="8.14" calcext:value-type="float">
            <text:p>8.14</text:p>
          </table:table-cell>
          <table:table-cell office:value-type="float" office:value="17156" calcext:value-type="float">
            <text:p>17156</text:p>
          </table:table-cell>
          <table:table-cell office:value-type="float" office:value="2322372940" calcext:value-type="float">
            <text:p>2322372940</text:p>
          </table:table-cell>
          <table:table-cell table:formula="of:=[.F562]&gt;[.B5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94-s78094432c54863187.ukp</text:p>
          </table:table-cell>
          <table:table-cell office:value-type="float" office:value="5.88667" calcext:value-type="float">
            <text:p>5.88667</text:p>
          </table:table-cell>
          <table:table-cell office:value-type="float" office:value="5.88" calcext:value-type="float">
            <text:p>5.88</text:p>
          </table:table-cell>
          <table:table-cell office:value-type="float" office:value="25584" calcext:value-type="float">
            <text:p>25584</text:p>
          </table:table-cell>
          <table:table-cell office:value-type="float" office:value="5533965987" calcext:value-type="float">
            <text:p>5533965987</text:p>
          </table:table-cell>
          <table:table-cell office:value-type="float" office:value="8.15333" calcext:value-type="float">
            <text:p>8.15333</text:p>
          </table:table-cell>
          <table:table-cell office:value-type="float" office:value="8.16" calcext:value-type="float">
            <text:p>8.16</text:p>
          </table:table-cell>
          <table:table-cell office:value-type="float" office:value="27720" calcext:value-type="float">
            <text:p>27720</text:p>
          </table:table-cell>
          <table:table-cell office:value-type="float" office:value="5533965987" calcext:value-type="float">
            <text:p>5533965987</text:p>
          </table:table-cell>
          <table:table-cell table:formula="of:=[.F563]&gt;[.B5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43-s513173851c25120970.ukp</text:p>
          </table:table-cell>
          <table:table-cell office:value-type="float" office:value="0.10667" calcext:value-type="float">
            <text:p>0.10667</text:p>
          </table:table-cell>
          <table:table-cell office:value-type="float" office:value="0.11" calcext:value-type="float">
            <text:p>0.11</text:p>
          </table:table-cell>
          <table:table-cell office:value-type="float" office:value="9340" calcext:value-type="float">
            <text:p>9340</text:p>
          </table:table-cell>
          <table:table-cell office:value-type="float" office:value="2542751023" calcext:value-type="float">
            <text:p>2542751023</text:p>
          </table:table-cell>
          <table:table-cell office:value-type="float" office:value="8.17333" calcext:value-type="float">
            <text:p>8.17333</text:p>
          </table:table-cell>
          <table:table-cell office:value-type="float" office:value="8.18" calcext:value-type="float">
            <text:p>8.18</text:p>
          </table:table-cell>
          <table:table-cell office:value-type="float" office:value="25724" calcext:value-type="float">
            <text:p>25724</text:p>
          </table:table-cell>
          <table:table-cell office:value-type="float" office:value="2542751023" calcext:value-type="float">
            <text:p>2542751023</text:p>
          </table:table-cell>
          <table:table-cell table:formula="of:=[.F564]&gt;[.B5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54-s764661701c22377212.ukp</text:p>
          </table:table-cell>
          <table:table-cell office:value-type="float" office:value="2.47333" calcext:value-type="float">
            <text:p>2.47333</text:p>
          </table:table-cell>
          <table:table-cell office:value-type="float" office:value="2.48" calcext:value-type="float">
            <text:p>2.48</text:p>
          </table:table-cell>
          <table:table-cell office:value-type="float" office:value="12452" calcext:value-type="float">
            <text:p>12452</text:p>
          </table:table-cell>
          <table:table-cell office:value-type="float" office:value="2248056010" calcext:value-type="float">
            <text:p>2248056010</text:p>
          </table:table-cell>
          <table:table-cell office:value-type="float" office:value="8.17666" calcext:value-type="float">
            <text:p>8.17666</text:p>
          </table:table-cell>
          <table:table-cell office:value-type="float" office:value="8.17" calcext:value-type="float">
            <text:p>8.17</text:p>
          </table:table-cell>
          <table:table-cell office:value-type="float" office:value="16836" calcext:value-type="float">
            <text:p>16836</text:p>
          </table:table-cell>
          <table:table-cell office:value-type="float" office:value="2248056010" calcext:value-type="float">
            <text:p>2248056010</text:p>
          </table:table-cell>
          <table:table-cell table:formula="of:=[.F565]&gt;[.B5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99-s861354474c63183139.ukp</text:p>
          </table:table-cell>
          <table:table-cell office:value-type="float" office:value="0.92333" calcext:value-type="float">
            <text:p>0.92333</text:p>
          </table:table-cell>
          <table:table-cell office:value-type="float" office:value="0.92" calcext:value-type="float">
            <text:p>0.92</text:p>
          </table:table-cell>
          <table:table-cell office:value-type="float" office:value="19532" calcext:value-type="float">
            <text:p>19532</text:p>
          </table:table-cell>
          <table:table-cell office:value-type="float" office:value="6389693010" calcext:value-type="float">
            <text:p>6389693010</text:p>
          </table:table-cell>
          <table:table-cell table:number-columns-repeated="2" office:value-type="float" office:value="8.18" calcext:value-type="float">
            <text:p>8.18</text:p>
          </table:table-cell>
          <table:table-cell office:value-type="float" office:value="30528" calcext:value-type="float">
            <text:p>30528</text:p>
          </table:table-cell>
          <table:table-cell office:value-type="float" office:value="6389693010" calcext:value-type="float">
            <text:p>6389693010</text:p>
          </table:table-cell>
          <table:table-cell table:formula="of:=[.F566]&gt;[.B5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74-s890735735c10592318.ukp</text:p>
          </table:table-cell>
          <table:table-cell office:value-type="float" office:value="6.28667" calcext:value-type="float">
            <text:p>6.28667</text:p>
          </table:table-cell>
          <table:table-cell office:value-type="float" office:value="6.29" calcext:value-type="float">
            <text:p>6.29</text:p>
          </table:table-cell>
          <table:table-cell office:value-type="float" office:value="12736" calcext:value-type="float">
            <text:p>12736</text:p>
          </table:table-cell>
          <table:table-cell office:value-type="float" office:value="1047886034" calcext:value-type="float">
            <text:p>1047886034</text:p>
          </table:table-cell>
          <table:table-cell table:number-columns-repeated="2" office:value-type="float" office:value="8.19" calcext:value-type="float">
            <text:p>8.19</text:p>
          </table:table-cell>
          <table:table-cell office:value-type="float" office:value="14208" calcext:value-type="float">
            <text:p>14208</text:p>
          </table:table-cell>
          <table:table-cell office:value-type="float" office:value="1047886034" calcext:value-type="float">
            <text:p>1047886034</text:p>
          </table:table-cell>
          <table:table-cell table:formula="of:=[.F567]&gt;[.B5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07-s115684993c68630324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2916" calcext:value-type="float">
            <text:p>12916</text:p>
          </table:table-cell>
          <table:table-cell office:value-type="float" office:value="6953971406" calcext:value-type="float">
            <text:p>6953971406</text:p>
          </table:table-cell>
          <table:table-cell office:value-type="float" office:value="8.20333" calcext:value-type="float">
            <text:p>8.20333</text:p>
          </table:table-cell>
          <table:table-cell office:value-type="float" office:value="8.22" calcext:value-type="float">
            <text:p>8.22</text:p>
          </table:table-cell>
          <table:table-cell office:value-type="float" office:value="51744" calcext:value-type="float">
            <text:p>51744</text:p>
          </table:table-cell>
          <table:table-cell office:value-type="float" office:value="6953971406" calcext:value-type="float">
            <text:p>6953971406</text:p>
          </table:table-cell>
          <table:table-cell table:formula="of:=[.F568]&gt;[.B5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65-s76284724c55420795.ukp</text:p>
          </table:table-cell>
          <table:table-cell office:value-type="float" office:value="0.34333" calcext:value-type="float">
            <text:p>0.34333</text:p>
          </table:table-cell>
          <table:table-cell office:value-type="float" office:value="0.34" calcext:value-type="float">
            <text:p>0.34</text:p>
          </table:table-cell>
          <table:table-cell office:value-type="float" office:value="14712" calcext:value-type="float">
            <text:p>14712</text:p>
          </table:table-cell>
          <table:table-cell office:value-type="float" office:value="5608918596" calcext:value-type="float">
            <text:p>5608918596</text:p>
          </table:table-cell>
          <table:table-cell table:number-columns-repeated="2" office:value-type="float" office:value="8.22" calcext:value-type="float">
            <text:p>8.22</text:p>
          </table:table-cell>
          <table:table-cell office:value-type="float" office:value="14280" calcext:value-type="float">
            <text:p>14280</text:p>
          </table:table-cell>
          <table:table-cell office:value-type="float" office:value="5608918596" calcext:value-type="float">
            <text:p>5608918596</text:p>
          </table:table-cell>
          <table:table-cell table:formula="of:=[.F569]&gt;[.B5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77-s213205243c36794569.ukp</text:p>
          </table:table-cell>
          <table:table-cell office:value-type="float" office:value="4.44333" calcext:value-type="float">
            <text:p>4.44333</text:p>
          </table:table-cell>
          <table:table-cell office:value-type="float" office:value="4.45" calcext:value-type="float">
            <text:p>4.45</text:p>
          </table:table-cell>
          <table:table-cell office:value-type="float" office:value="15456" calcext:value-type="float">
            <text:p>15456</text:p>
          </table:table-cell>
          <table:table-cell office:value-type="float" office:value="3704296881" calcext:value-type="float">
            <text:p>3704296881</text:p>
          </table:table-cell>
          <table:table-cell office:value-type="float" office:value="8.22333" calcext:value-type="float">
            <text:p>8.22333</text:p>
          </table:table-cell>
          <table:table-cell office:value-type="float" office:value="8.22" calcext:value-type="float">
            <text:p>8.22</text:p>
          </table:table-cell>
          <table:table-cell office:value-type="float" office:value="15292" calcext:value-type="float">
            <text:p>15292</text:p>
          </table:table-cell>
          <table:table-cell office:value-type="float" office:value="3704296881" calcext:value-type="float">
            <text:p>3704296881</text:p>
          </table:table-cell>
          <table:table-cell table:formula="of:=[.F570]&gt;[.B5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79-s642347878c49660146.ukp</text:p>
          </table:table-cell>
          <table:table-cell office:value-type="float" office:value="5.27333" calcext:value-type="float">
            <text:p>5.27333</text:p>
          </table:table-cell>
          <table:table-cell office:value-type="float" office:value="5.28" calcext:value-type="float">
            <text:p>5.28</text:p>
          </table:table-cell>
          <table:table-cell office:value-type="float" office:value="25184" calcext:value-type="float">
            <text:p>25184</text:p>
          </table:table-cell>
          <table:table-cell office:value-type="float" office:value="5006952788" calcext:value-type="float">
            <text:p>5006952788</text:p>
          </table:table-cell>
          <table:table-cell table:number-columns-repeated="2" office:value-type="float" office:value="8.23" calcext:value-type="float">
            <text:p>8.23</text:p>
          </table:table-cell>
          <table:table-cell office:value-type="float" office:value="25716" calcext:value-type="float">
            <text:p>25716</text:p>
          </table:table-cell>
          <table:table-cell office:value-type="float" office:value="5006952788" calcext:value-type="float">
            <text:p>5006952788</text:p>
          </table:table-cell>
          <table:table-cell table:formula="of:=[.F571]&gt;[.B5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76-s224319647c96034242.ukp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5.22" calcext:value-type="float">
            <text:p>5.22</text:p>
          </table:table-cell>
          <table:table-cell office:value-type="float" office:value="26324" calcext:value-type="float">
            <text:p>26324</text:p>
          </table:table-cell>
          <table:table-cell office:value-type="float" office:value="9704893485" calcext:value-type="float">
            <text:p>9704893485</text:p>
          </table:table-cell>
          <table:table-cell office:value-type="float" office:value="8.23667" calcext:value-type="float">
            <text:p>8.23667</text:p>
          </table:table-cell>
          <table:table-cell office:value-type="float" office:value="8.24" calcext:value-type="float">
            <text:p>8.24</text:p>
          </table:table-cell>
          <table:table-cell office:value-type="float" office:value="29532" calcext:value-type="float">
            <text:p>29532</text:p>
          </table:table-cell>
          <table:table-cell office:value-type="float" office:value="9704893485" calcext:value-type="float">
            <text:p>9704893485</text:p>
          </table:table-cell>
          <table:table-cell table:formula="of:=[.F572]&gt;[.B5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60-s251685855c83177864.ukp</text:p>
          </table:table-cell>
          <table:table-cell office:value-type="float" office:value="2.78333" calcext:value-type="float">
            <text:p>2.78333</text:p>
          </table:table-cell>
          <table:table-cell office:value-type="float" office:value="2.79" calcext:value-type="float">
            <text:p>2.79</text:p>
          </table:table-cell>
          <table:table-cell office:value-type="float" office:value="32676" calcext:value-type="float">
            <text:p>32676</text:p>
          </table:table-cell>
          <table:table-cell office:value-type="float" office:value="8405929725" calcext:value-type="float">
            <text:p>8405929725</text:p>
          </table:table-cell>
          <table:table-cell office:value-type="float" office:value="8.24333" calcext:value-type="float">
            <text:p>8.24333</text:p>
          </table:table-cell>
          <table:table-cell office:value-type="float" office:value="8.25" calcext:value-type="float">
            <text:p>8.25</text:p>
          </table:table-cell>
          <table:table-cell office:value-type="float" office:value="40736" calcext:value-type="float">
            <text:p>40736</text:p>
          </table:table-cell>
          <table:table-cell office:value-type="float" office:value="8405929725" calcext:value-type="float">
            <text:p>8405929725</text:p>
          </table:table-cell>
          <table:table-cell table:formula="of:=[.F573]&gt;[.B5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9-s915258292c6311802.ukp</text:p>
          </table:table-cell>
          <table:table-cell office:value-type="float" office:value="2.26667" calcext:value-type="float">
            <text:p>2.26667</text:p>
          </table:table-cell>
          <table:table-cell office:value-type="float" office:value="2.27" calcext:value-type="float">
            <text:p>2.27</text:p>
          </table:table-cell>
          <table:table-cell office:value-type="float" office:value="9588" calcext:value-type="float">
            <text:p>9588</text:p>
          </table:table-cell>
          <table:table-cell office:value-type="float" office:value="620258958" calcext:value-type="float">
            <text:p>620258958</text:p>
          </table:table-cell>
          <table:table-cell table:number-columns-repeated="2" office:value-type="float" office:value="8.25" calcext:value-type="float">
            <text:p>8.25</text:p>
          </table:table-cell>
          <table:table-cell office:value-type="float" office:value="14412" calcext:value-type="float">
            <text:p>14412</text:p>
          </table:table-cell>
          <table:table-cell office:value-type="float" office:value="620258958" calcext:value-type="float">
            <text:p>620258958</text:p>
          </table:table-cell>
          <table:table-cell table:formula="of:=[.F574]&gt;[.B5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61-s891640290c6649016.ukp</text:p>
          </table:table-cell>
          <table:table-cell office:value-type="float" office:value="4.74333" calcext:value-type="float">
            <text:p>4.74333</text:p>
          </table:table-cell>
          <table:table-cell office:value-type="float" office:value="4.74" calcext:value-type="float">
            <text:p>4.74</text:p>
          </table:table-cell>
          <table:table-cell office:value-type="float" office:value="12056" calcext:value-type="float">
            <text:p>12056</text:p>
          </table:table-cell>
          <table:table-cell office:value-type="float" office:value="649698593" calcext:value-type="float">
            <text:p>649698593</text:p>
          </table:table-cell>
          <table:table-cell table:number-columns-repeated="2" office:value-type="float" office:value="8.25" calcext:value-type="float">
            <text:p>8.25</text:p>
          </table:table-cell>
          <table:table-cell office:value-type="float" office:value="13820" calcext:value-type="float">
            <text:p>13820</text:p>
          </table:table-cell>
          <table:table-cell office:value-type="float" office:value="649698593" calcext:value-type="float">
            <text:p>649698593</text:p>
          </table:table-cell>
          <table:table-cell table:formula="of:=[.F575]&gt;[.B5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53-s174653861c24000855.ukp</text:p>
          </table:table-cell>
          <table:table-cell office:value-type="float" office:value="0.82667" calcext:value-type="float">
            <text:p>0.82667</text:p>
          </table:table-cell>
          <table:table-cell office:value-type="float" office:value="0.83" calcext:value-type="float">
            <text:p>0.83</text:p>
          </table:table-cell>
          <table:table-cell office:value-type="float" office:value="11848" calcext:value-type="float">
            <text:p>11848</text:p>
          </table:table-cell>
          <table:table-cell office:value-type="float" office:value="2421256218" calcext:value-type="float">
            <text:p>2421256218</text:p>
          </table:table-cell>
          <table:table-cell office:value-type="float" office:value="8.26333" calcext:value-type="float">
            <text:p>8.26333</text:p>
          </table:table-cell>
          <table:table-cell office:value-type="float" office:value="8.26" calcext:value-type="float">
            <text:p>8.26</text:p>
          </table:table-cell>
          <table:table-cell office:value-type="float" office:value="20480" calcext:value-type="float">
            <text:p>20480</text:p>
          </table:table-cell>
          <table:table-cell office:value-type="float" office:value="2421256218" calcext:value-type="float">
            <text:p>2421256218</text:p>
          </table:table-cell>
          <table:table-cell table:formula="of:=[.F576]&gt;[.B5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95-s155870397c60604500.ukp</text:p>
          </table:table-cell>
          <table:table-cell office:value-type="float" office:value="0.68333" calcext:value-type="float">
            <text:p>0.68333</text:p>
          </table:table-cell>
          <table:table-cell office:value-type="float" office:value="0.69" calcext:value-type="float">
            <text:p>0.69</text:p>
          </table:table-cell>
          <table:table-cell office:value-type="float" office:value="15744" calcext:value-type="float">
            <text:p>15744</text:p>
          </table:table-cell>
          <table:table-cell office:value-type="float" office:value="6130944645" calcext:value-type="float">
            <text:p>6130944645</text:p>
          </table:table-cell>
          <table:table-cell office:value-type="float" office:value="8.27667" calcext:value-type="float">
            <text:p>8.27667</text:p>
          </table:table-cell>
          <table:table-cell office:value-type="float" office:value="8.28" calcext:value-type="float">
            <text:p>8.28</text:p>
          </table:table-cell>
          <table:table-cell office:value-type="float" office:value="29244" calcext:value-type="float">
            <text:p>29244</text:p>
          </table:table-cell>
          <table:table-cell office:value-type="float" office:value="6130944645" calcext:value-type="float">
            <text:p>6130944645</text:p>
          </table:table-cell>
          <table:table-cell table:formula="of:=[.F577]&gt;[.B5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75-s377669997c48746888.ukp</text:p>
          </table:table-cell>
          <table:table-cell office:value-type="float" office:value="7.16667" calcext:value-type="float">
            <text:p>7.16667</text:p>
          </table:table-cell>
          <table:table-cell office:value-type="float" office:value="7.17" calcext:value-type="float">
            <text:p>7.17</text:p>
          </table:table-cell>
          <table:table-cell office:value-type="float" office:value="16924" calcext:value-type="float">
            <text:p>16924</text:p>
          </table:table-cell>
          <table:table-cell office:value-type="float" office:value="4913532355" calcext:value-type="float">
            <text:p>4913532355</text:p>
          </table:table-cell>
          <table:table-cell table:number-columns-repeated="2" office:value-type="float" office:value="8.28" calcext:value-type="float">
            <text:p>8.28</text:p>
          </table:table-cell>
          <table:table-cell office:value-type="float" office:value="17076" calcext:value-type="float">
            <text:p>17076</text:p>
          </table:table-cell>
          <table:table-cell office:value-type="float" office:value="4913532355" calcext:value-type="float">
            <text:p>4913532355</text:p>
          </table:table-cell>
          <table:table-cell table:formula="of:=[.F578]&gt;[.B5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81-s81032338c56667075.ukp</text:p>
          </table:table-cell>
          <table:table-cell table:number-columns-repeated="2" office:value-type="float" office:value="3.43" calcext:value-type="float">
            <text:p>3.43</text:p>
          </table:table-cell>
          <table:table-cell office:value-type="float" office:value="27396" calcext:value-type="float">
            <text:p>27396</text:p>
          </table:table-cell>
          <table:table-cell office:value-type="float" office:value="5720804028" calcext:value-type="float">
            <text:p>5720804028</text:p>
          </table:table-cell>
          <table:table-cell table:number-columns-repeated="2" office:value-type="float" office:value="8.28" calcext:value-type="float">
            <text:p>8.28</text:p>
          </table:table-cell>
          <table:table-cell office:value-type="float" office:value="32380" calcext:value-type="float">
            <text:p>32380</text:p>
          </table:table-cell>
          <table:table-cell office:value-type="float" office:value="5720804028" calcext:value-type="float">
            <text:p>5720804028</text:p>
          </table:table-cell>
          <table:table-cell table:formula="of:=[.F579]&gt;[.B5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98-s475574108c97959883.ukp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36656" calcext:value-type="float">
            <text:p>36656</text:p>
          </table:table-cell>
          <table:table-cell office:value-type="float" office:value="9905319229" calcext:value-type="float">
            <text:p>9905319229</text:p>
          </table:table-cell>
          <table:table-cell table:number-columns-repeated="2" office:value-type="float" office:value="8.28" calcext:value-type="float">
            <text:p>8.28</text:p>
          </table:table-cell>
          <table:table-cell office:value-type="float" office:value="45284" calcext:value-type="float">
            <text:p>45284</text:p>
          </table:table-cell>
          <table:table-cell office:value-type="float" office:value="9905319229" calcext:value-type="float">
            <text:p>9905319229</text:p>
          </table:table-cell>
          <table:table-cell table:formula="of:=[.F580]&gt;[.B5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63-s183358641c6068614.ukp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8840" calcext:value-type="float">
            <text:p>8840</text:p>
          </table:table-cell>
          <table:table-cell office:value-type="float" office:value="611386533" calcext:value-type="float">
            <text:p>611386533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14288" calcext:value-type="float">
            <text:p>14288</text:p>
          </table:table-cell>
          <table:table-cell office:value-type="float" office:value="611386533" calcext:value-type="float">
            <text:p>611386533</text:p>
          </table:table-cell>
          <table:table-cell table:formula="of:=[.F581]&gt;[.B5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83-s185217113c5741489.ukp</text:p>
          </table:table-cell>
          <table:table-cell office:value-type="float" office:value="2.96333" calcext:value-type="float">
            <text:p>2.96333</text:p>
          </table:table-cell>
          <table:table-cell office:value-type="float" office:value="2.96" calcext:value-type="float">
            <text:p>2.96</text:p>
          </table:table-cell>
          <table:table-cell office:value-type="float" office:value="10584" calcext:value-type="float">
            <text:p>10584</text:p>
          </table:table-cell>
          <table:table-cell office:value-type="float" office:value="560528791" calcext:value-type="float">
            <text:p>560528791</text:p>
          </table:table-cell>
          <table:table-cell office:value-type="float" office:value="8.30667" calcext:value-type="float">
            <text:p>8.30667</text:p>
          </table:table-cell>
          <table:table-cell office:value-type="float" office:value="8.3" calcext:value-type="float">
            <text:p>8.3</text:p>
          </table:table-cell>
          <table:table-cell office:value-type="float" office:value="14124" calcext:value-type="float">
            <text:p>14124</text:p>
          </table:table-cell>
          <table:table-cell office:value-type="float" office:value="560528791" calcext:value-type="float">
            <text:p>560528791</text:p>
          </table:table-cell>
          <table:table-cell table:formula="of:=[.F582]&gt;[.B5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46-s852721236c30706850.uk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700" calcext:value-type="float">
            <text:p>21700</text:p>
          </table:table-cell>
          <table:table-cell office:value-type="float" office:value="3086805686" calcext:value-type="float">
            <text:p>3086805686</text:p>
          </table:table-cell>
          <table:table-cell office:value-type="float" office:value="8.30667" calcext:value-type="float">
            <text:p>8.30667</text:p>
          </table:table-cell>
          <table:table-cell office:value-type="float" office:value="8.31" calcext:value-type="float">
            <text:p>8.31</text:p>
          </table:table-cell>
          <table:table-cell office:value-type="float" office:value="22620" calcext:value-type="float">
            <text:p>22620</text:p>
          </table:table-cell>
          <table:table-cell office:value-type="float" office:value="3086805686" calcext:value-type="float">
            <text:p>3086805686</text:p>
          </table:table-cell>
          <table:table-cell table:formula="of:=[.F583]&gt;[.B5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94-s629839208c31012781.ukp</text:p>
          </table:table-cell>
          <table:table-cell office:value-type="float" office:value="1.57333" calcext:value-type="float">
            <text:p>1.57333</text:p>
          </table:table-cell>
          <table:table-cell office:value-type="float" office:value="1.58" calcext:value-type="float">
            <text:p>1.58</text:p>
          </table:table-cell>
          <table:table-cell office:value-type="float" office:value="15752" calcext:value-type="float">
            <text:p>15752</text:p>
          </table:table-cell>
          <table:table-cell office:value-type="float" office:value="3130157357" calcext:value-type="float">
            <text:p>3130157357</text:p>
          </table:table-cell>
          <table:table-cell office:value-type="float" office:value="8.30667" calcext:value-type="float">
            <text:p>8.30667</text:p>
          </table:table-cell>
          <table:table-cell office:value-type="float" office:value="8.31" calcext:value-type="float">
            <text:p>8.31</text:p>
          </table:table-cell>
          <table:table-cell office:value-type="float" office:value="25740" calcext:value-type="float">
            <text:p>25740</text:p>
          </table:table-cell>
          <table:table-cell office:value-type="float" office:value="3130157357" calcext:value-type="float">
            <text:p>3130157357</text:p>
          </table:table-cell>
          <table:table-cell table:formula="of:=[.F584]&gt;[.B5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28-s111763732c35698147.ukp</text:p>
          </table:table-cell>
          <table:table-cell office:value-type="float" office:value="9.13333" calcext:value-type="float">
            <text:p>9.13333</text:p>
          </table:table-cell>
          <table:table-cell office:value-type="float" office:value="9.13" calcext:value-type="float">
            <text:p>9.13</text:p>
          </table:table-cell>
          <table:table-cell office:value-type="float" office:value="26900" calcext:value-type="float">
            <text:p>26900</text:p>
          </table:table-cell>
          <table:table-cell office:value-type="float" office:value="3590863907" calcext:value-type="float">
            <text:p>3590863907</text:p>
          </table:table-cell>
          <table:table-cell office:value-type="float" office:value="8.31" calcext:value-type="float">
            <text:p>8.31</text:p>
          </table:table-cell>
          <table:table-cell office:value-type="float" office:value="8.32" calcext:value-type="float">
            <text:p>8.32</text:p>
          </table:table-cell>
          <table:table-cell office:value-type="float" office:value="25728" calcext:value-type="float">
            <text:p>25728</text:p>
          </table:table-cell>
          <table:table-cell office:value-type="float" office:value="3590863907" calcext:value-type="float">
            <text:p>3590863907</text:p>
          </table:table-cell>
          <table:table-cell table:formula="of:=[.F585]&gt;[.B58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10000-486-s133188677c63766493.ukp</text:p>
          </table:table-cell>
          <table:table-cell table:number-columns-repeated="2" office:value-type="float" office:value="1.81" calcext:value-type="float">
            <text:p>1.81</text:p>
          </table:table-cell>
          <table:table-cell office:value-type="float" office:value="22900" calcext:value-type="float">
            <text:p>22900</text:p>
          </table:table-cell>
          <table:table-cell office:value-type="float" office:value="6444074458" calcext:value-type="float">
            <text:p>6444074458</text:p>
          </table:table-cell>
          <table:table-cell table:number-columns-repeated="2" office:value-type="float" office:value="8.31" calcext:value-type="float">
            <text:p>8.31</text:p>
          </table:table-cell>
          <table:table-cell office:value-type="float" office:value="31332" calcext:value-type="float">
            <text:p>31332</text:p>
          </table:table-cell>
          <table:table-cell office:value-type="float" office:value="6444074458" calcext:value-type="float">
            <text:p>6444074458</text:p>
          </table:table-cell>
          <table:table-cell table:formula="of:=[.F586]&gt;[.B5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99-s19578528c62794320.ukp</text:p>
          </table:table-cell>
          <table:table-cell office:value-type="float" office:value="2.06333" calcext:value-type="float">
            <text:p>2.06333</text:p>
          </table:table-cell>
          <table:table-cell office:value-type="float" office:value="2.06" calcext:value-type="float">
            <text:p>2.06</text:p>
          </table:table-cell>
          <table:table-cell office:value-type="float" office:value="19680" calcext:value-type="float">
            <text:p>19680</text:p>
          </table:table-cell>
          <table:table-cell office:value-type="float" office:value="6345608733" calcext:value-type="float">
            <text:p>6345608733</text:p>
          </table:table-cell>
          <table:table-cell office:value-type="float" office:value="8.31667" calcext:value-type="float">
            <text:p>8.31667</text:p>
          </table:table-cell>
          <table:table-cell office:value-type="float" office:value="8.32" calcext:value-type="float">
            <text:p>8.32</text:p>
          </table:table-cell>
          <table:table-cell office:value-type="float" office:value="28568" calcext:value-type="float">
            <text:p>28568</text:p>
          </table:table-cell>
          <table:table-cell office:value-type="float" office:value="6345608733" calcext:value-type="float">
            <text:p>6345608733</text:p>
          </table:table-cell>
          <table:table-cell table:formula="of:=[.F587]&gt;[.B5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09-s933939819c2567875.ukp</text:p>
          </table:table-cell>
          <table:table-cell office:value-type="float" office:value="5.56667" calcext:value-type="float">
            <text:p>5.56667</text:p>
          </table:table-cell>
          <table:table-cell office:value-type="float" office:value="5.57" calcext:value-type="float">
            <text:p>5.57</text:p>
          </table:table-cell>
          <table:table-cell office:value-type="float" office:value="12540" calcext:value-type="float">
            <text:p>12540</text:p>
          </table:table-cell>
          <table:table-cell office:value-type="float" office:value="235445782" calcext:value-type="float">
            <text:p>235445782</text:p>
          </table:table-cell>
          <table:table-cell office:value-type="float" office:value="8.36667" calcext:value-type="float">
            <text:p>8.36667</text:p>
          </table:table-cell>
          <table:table-cell office:value-type="float" office:value="8.36" calcext:value-type="float">
            <text:p>8.36</text:p>
          </table:table-cell>
          <table:table-cell office:value-type="float" office:value="14180" calcext:value-type="float">
            <text:p>14180</text:p>
          </table:table-cell>
          <table:table-cell office:value-type="float" office:value="235445782" calcext:value-type="float">
            <text:p>235445782</text:p>
          </table:table-cell>
          <table:table-cell table:formula="of:=[.F588]&gt;[.B5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88-s729971223c70782042.ukp</text:p>
          </table:table-cell>
          <table:table-cell office:value-type="float" office:value="9.92666" calcext:value-type="float">
            <text:p>9.92666</text:p>
          </table:table-cell>
          <table:table-cell office:value-type="float" office:value="9.93" calcext:value-type="float">
            <text:p>9.93</text:p>
          </table:table-cell>
          <table:table-cell office:value-type="float" office:value="19844" calcext:value-type="float">
            <text:p>19844</text:p>
          </table:table-cell>
          <table:table-cell office:value-type="float" office:value="7145348231" calcext:value-type="float">
            <text:p>7145348231</text:p>
          </table:table-cell>
          <table:table-cell office:value-type="float" office:value="8.38333" calcext:value-type="float">
            <text:p>8.38333</text:p>
          </table:table-cell>
          <table:table-cell office:value-type="float" office:value="8.38" calcext:value-type="float">
            <text:p>8.38</text:p>
          </table:table-cell>
          <table:table-cell office:value-type="float" office:value="20688" calcext:value-type="float">
            <text:p>20688</text:p>
          </table:table-cell>
          <table:table-cell office:value-type="float" office:value="7145348231" calcext:value-type="float">
            <text:p>7145348231</text:p>
          </table:table-cell>
          <table:table-cell table:formula="of:=[.F589]&gt;[.B58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10000-52-s183617890c7539408.ukp</text:p>
          </table:table-cell>
          <table:table-cell office:value-type="float" office:value="7.55667" calcext:value-type="float">
            <text:p>7.55667</text:p>
          </table:table-cell>
          <table:table-cell office:value-type="float" office:value="7.55" calcext:value-type="float">
            <text:p>7.55</text:p>
          </table:table-cell>
          <table:table-cell office:value-type="float" office:value="12628" calcext:value-type="float">
            <text:p>12628</text:p>
          </table:table-cell>
          <table:table-cell office:value-type="float" office:value="738626299" calcext:value-type="float">
            <text:p>738626299</text:p>
          </table:table-cell>
          <table:table-cell office:value-type="float" office:value="8.38667" calcext:value-type="float">
            <text:p>8.38667</text:p>
          </table:table-cell>
          <table:table-cell office:value-type="float" office:value="8.38" calcext:value-type="float">
            <text:p>8.38</text:p>
          </table:table-cell>
          <table:table-cell office:value-type="float" office:value="14236" calcext:value-type="float">
            <text:p>14236</text:p>
          </table:table-cell>
          <table:table-cell office:value-type="float" office:value="738626299" calcext:value-type="float">
            <text:p>738626299</text:p>
          </table:table-cell>
          <table:table-cell table:formula="of:=[.F590]&gt;[.B5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67-s647172791c38396871.ukp</text:p>
          </table:table-cell>
          <table:table-cell office:value-type="float" office:value="1.45333" calcext:value-type="float">
            <text:p>1.45333</text:p>
          </table:table-cell>
          <table:table-cell office:value-type="float" office:value="1.46" calcext:value-type="float">
            <text:p>1.46</text:p>
          </table:table-cell>
          <table:table-cell office:value-type="float" office:value="15820" calcext:value-type="float">
            <text:p>15820</text:p>
          </table:table-cell>
          <table:table-cell office:value-type="float" office:value="3874277272" calcext:value-type="float">
            <text:p>3874277272</text:p>
          </table:table-cell>
          <table:table-cell table:number-columns-repeated="2" office:value-type="float" office:value="8.39" calcext:value-type="float">
            <text:p>8.39</text:p>
          </table:table-cell>
          <table:table-cell office:value-type="float" office:value="22376" calcext:value-type="float">
            <text:p>22376</text:p>
          </table:table-cell>
          <table:table-cell office:value-type="float" office:value="3874277272" calcext:value-type="float">
            <text:p>3874277272</text:p>
          </table:table-cell>
          <table:table-cell table:formula="of:=[.F591]&gt;[.B5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32-s174617445c99037658.ukp</text:p>
          </table:table-cell>
          <table:table-cell table:number-columns-repeated="2" office:value-type="float" office:value="9.03" calcext:value-type="float">
            <text:p>9.03</text:p>
          </table:table-cell>
          <table:table-cell office:value-type="float" office:value="37492" calcext:value-type="float">
            <text:p>37492</text:p>
          </table:table-cell>
          <table:table-cell office:value-type="float" office:value="10008743767" calcext:value-type="float">
            <text:p>10008743767</text:p>
          </table:table-cell>
          <table:table-cell office:value-type="float" office:value="8.4" calcext:value-type="float">
            <text:p>8.4</text:p>
          </table:table-cell>
          <table:table-cell office:value-type="float" office:value="8.41" calcext:value-type="float">
            <text:p>8.41</text:p>
          </table:table-cell>
          <table:table-cell office:value-type="float" office:value="37052" calcext:value-type="float">
            <text:p>37052</text:p>
          </table:table-cell>
          <table:table-cell office:value-type="float" office:value="10008743767" calcext:value-type="float">
            <text:p>10008743767</text:p>
          </table:table-cell>
          <table:table-cell table:formula="of:=[.F592]&gt;[.B59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10000-484-s162391755c96441889.ukp</text:p>
          </table:table-cell>
          <table:table-cell office:value-type="float" office:value="0.91667" calcext:value-type="float">
            <text:p>0.91667</text:p>
          </table:table-cell>
          <table:table-cell office:value-type="float" office:value="0.92" calcext:value-type="float">
            <text:p>0.92</text:p>
          </table:table-cell>
          <table:table-cell office:value-type="float" office:value="19520" calcext:value-type="float">
            <text:p>19520</text:p>
          </table:table-cell>
          <table:table-cell office:value-type="float" office:value="9766351958" calcext:value-type="float">
            <text:p>9766351958</text:p>
          </table:table-cell>
          <table:table-cell office:value-type="float" office:value="8.40333" calcext:value-type="float">
            <text:p>8.40333</text:p>
          </table:table-cell>
          <table:table-cell office:value-type="float" office:value="8.4" calcext:value-type="float">
            <text:p>8.4</text:p>
          </table:table-cell>
          <table:table-cell office:value-type="float" office:value="35028" calcext:value-type="float">
            <text:p>35028</text:p>
          </table:table-cell>
          <table:table-cell office:value-type="float" office:value="9766351958" calcext:value-type="float">
            <text:p>9766351958</text:p>
          </table:table-cell>
          <table:table-cell table:formula="of:=[.F593]&gt;[.B5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91-s356074706c3773069.ukp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9296" calcext:value-type="float">
            <text:p>9296</text:p>
          </table:table-cell>
          <table:table-cell office:value-type="float" office:value="363281008" calcext:value-type="float">
            <text:p>363281008</text:p>
          </table:table-cell>
          <table:table-cell table:number-columns-repeated="2" office:value-type="float" office:value="8.41" calcext:value-type="float">
            <text:p>8.41</text:p>
          </table:table-cell>
          <table:table-cell office:value-type="float" office:value="13952" calcext:value-type="float">
            <text:p>13952</text:p>
          </table:table-cell>
          <table:table-cell office:value-type="float" office:value="363281008" calcext:value-type="float">
            <text:p>363281008</text:p>
          </table:table-cell>
          <table:table-cell table:formula="of:=[.F594]&gt;[.B5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62-s659945289c49092236.ukp</text:p>
          </table:table-cell>
          <table:table-cell office:value-type="float" office:value="4.44333" calcext:value-type="float">
            <text:p>4.44333</text:p>
          </table:table-cell>
          <table:table-cell office:value-type="float" office:value="4.45" calcext:value-type="float">
            <text:p>4.45</text:p>
          </table:table-cell>
          <table:table-cell office:value-type="float" office:value="17864" calcext:value-type="float">
            <text:p>17864</text:p>
          </table:table-cell>
          <table:table-cell office:value-type="float" office:value="4959585380" calcext:value-type="float">
            <text:p>4959585380</text:p>
          </table:table-cell>
          <table:table-cell table:number-columns-repeated="2" office:value-type="float" office:value="8.41" calcext:value-type="float">
            <text:p>8.41</text:p>
          </table:table-cell>
          <table:table-cell office:value-type="float" office:value="20832" calcext:value-type="float">
            <text:p>20832</text:p>
          </table:table-cell>
          <table:table-cell office:value-type="float" office:value="4959585380" calcext:value-type="float">
            <text:p>4959585380</text:p>
          </table:table-cell>
          <table:table-cell table:formula="of:=[.F595]&gt;[.B5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75-s134917378c85428792.ukp</text:p>
          </table:table-cell>
          <table:table-cell office:value-type="float" office:value="0.25667" calcext:value-type="float">
            <text:p>0.25667</text:p>
          </table:table-cell>
          <table:table-cell office:value-type="float" office:value="0.26" calcext:value-type="float">
            <text:p>0.26</text:p>
          </table:table-cell>
          <table:table-cell office:value-type="float" office:value="18864" calcext:value-type="float">
            <text:p>18864</text:p>
          </table:table-cell>
          <table:table-cell office:value-type="float" office:value="8650660171" calcext:value-type="float">
            <text:p>8650660171</text:p>
          </table:table-cell>
          <table:table-cell table:number-columns-repeated="2" office:value-type="float" office:value="8.41" calcext:value-type="float">
            <text:p>8.41</text:p>
          </table:table-cell>
          <table:table-cell office:value-type="float" office:value="13964" calcext:value-type="float">
            <text:p>13964</text:p>
          </table:table-cell>
          <table:table-cell office:value-type="float" office:value="8650660171" calcext:value-type="float">
            <text:p>8650660171</text:p>
          </table:table-cell>
          <table:table-cell table:formula="of:=[.F596]&gt;[.B5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77-s736725116c42013430.ukp</text:p>
          </table:table-cell>
          <table:table-cell office:value-type="float" office:value="4.86333" calcext:value-type="float">
            <text:p>4.86333</text:p>
          </table:table-cell>
          <table:table-cell office:value-type="float" office:value="4.87" calcext:value-type="float">
            <text:p>4.87</text:p>
          </table:table-cell>
          <table:table-cell office:value-type="float" office:value="24664" calcext:value-type="float">
            <text:p>24664</text:p>
          </table:table-cell>
          <table:table-cell office:value-type="float" office:value="4239152698" calcext:value-type="float">
            <text:p>4239152698</text:p>
          </table:table-cell>
          <table:table-cell table:number-columns-repeated="2" office:value-type="float" office:value="8.42" calcext:value-type="float">
            <text:p>8.42</text:p>
          </table:table-cell>
          <table:table-cell office:value-type="float" office:value="28748" calcext:value-type="float">
            <text:p>28748</text:p>
          </table:table-cell>
          <table:table-cell office:value-type="float" office:value="4239152698" calcext:value-type="float">
            <text:p>4239152698</text:p>
          </table:table-cell>
          <table:table-cell table:formula="of:=[.F597]&gt;[.B5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50-s814994716c21065435.ukp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9372" calcext:value-type="float">
            <text:p>9372</text:p>
          </table:table-cell>
          <table:table-cell office:value-type="float" office:value="2130799864" calcext:value-type="float">
            <text:p>2130799864</text:p>
          </table:table-cell>
          <table:table-cell office:value-type="float" office:value="8.43333" calcext:value-type="float">
            <text:p>8.43333</text:p>
          </table:table-cell>
          <table:table-cell office:value-type="float" office:value="8.43" calcext:value-type="float">
            <text:p>8.43</text:p>
          </table:table-cell>
          <table:table-cell office:value-type="float" office:value="16724" calcext:value-type="float">
            <text:p>16724</text:p>
          </table:table-cell>
          <table:table-cell office:value-type="float" office:value="2130799864" calcext:value-type="float">
            <text:p>2130799864</text:p>
          </table:table-cell>
          <table:table-cell table:formula="of:=[.F598]&gt;[.B5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83-s491803659c2826473.ukp</text:p>
          </table:table-cell>
          <table:table-cell office:value-type="float" office:value="0.96333" calcext:value-type="float">
            <text:p>0.96333</text:p>
          </table:table-cell>
          <table:table-cell office:value-type="float" office:value="0.96" calcext:value-type="float">
            <text:p>0.96</text:p>
          </table:table-cell>
          <table:table-cell office:value-type="float" office:value="9184" calcext:value-type="float">
            <text:p>9184</text:p>
          </table:table-cell>
          <table:table-cell office:value-type="float" office:value="271152412" calcext:value-type="float">
            <text:p>271152412</text:p>
          </table:table-cell>
          <table:table-cell table:number-columns-repeated="2" office:value-type="float" office:value="8.44" calcext:value-type="float">
            <text:p>8.44</text:p>
          </table:table-cell>
          <table:table-cell office:value-type="float" office:value="14212" calcext:value-type="float">
            <text:p>14212</text:p>
          </table:table-cell>
          <table:table-cell office:value-type="float" office:value="271152412" calcext:value-type="float">
            <text:p>271152412</text:p>
          </table:table-cell>
          <table:table-cell table:formula="of:=[.F599]&gt;[.B5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09-s240120430c82854889.ukp</text:p>
          </table:table-cell>
          <table:table-cell office:value-type="float" office:value="6.88667" calcext:value-type="float">
            <text:p>6.88667</text:p>
          </table:table-cell>
          <table:table-cell office:value-type="float" office:value="6.89" calcext:value-type="float">
            <text:p>6.89</text:p>
          </table:table-cell>
          <table:table-cell office:value-type="float" office:value="28764" calcext:value-type="float">
            <text:p>28764</text:p>
          </table:table-cell>
          <table:table-cell office:value-type="float" office:value="8369399375" calcext:value-type="float">
            <text:p>8369399375</text:p>
          </table:table-cell>
          <table:table-cell office:value-type="float" office:value="8.44333" calcext:value-type="float">
            <text:p>8.44333</text:p>
          </table:table-cell>
          <table:table-cell office:value-type="float" office:value="8.45" calcext:value-type="float">
            <text:p>8.45</text:p>
          </table:table-cell>
          <table:table-cell office:value-type="float" office:value="30492" calcext:value-type="float">
            <text:p>30492</text:p>
          </table:table-cell>
          <table:table-cell office:value-type="float" office:value="8369399375" calcext:value-type="float">
            <text:p>8369399375</text:p>
          </table:table-cell>
          <table:table-cell table:formula="of:=[.F600]&gt;[.B6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62-s131770940c13393044.ukp</text:p>
          </table:table-cell>
          <table:table-cell table:number-columns-repeated="2" office:value-type="float" office:value="3.99" calcext:value-type="float">
            <text:p>3.99</text:p>
          </table:table-cell>
          <table:table-cell office:value-type="float" office:value="12500" calcext:value-type="float">
            <text:p>12500</text:p>
          </table:table-cell>
          <table:table-cell office:value-type="float" office:value="1334068543" calcext:value-type="float">
            <text:p>1334068543</text:p>
          </table:table-cell>
          <table:table-cell office:value-type="float" office:value="8.45" calcext:value-type="float">
            <text:p>8.45</text:p>
          </table:table-cell>
          <table:table-cell office:value-type="float" office:value="8.44" calcext:value-type="float">
            <text:p>8.44</text:p>
          </table:table-cell>
          <table:table-cell office:value-type="float" office:value="14312" calcext:value-type="float">
            <text:p>14312</text:p>
          </table:table-cell>
          <table:table-cell office:value-type="float" office:value="1334068543" calcext:value-type="float">
            <text:p>1334068543</text:p>
          </table:table-cell>
          <table:table-cell table:formula="of:=[.F601]&gt;[.B6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11-s586238258c3362862.ukp</text:p>
          </table:table-cell>
          <table:table-cell office:value-type="float" office:value="3.40333" calcext:value-type="float">
            <text:p>3.40333</text:p>
          </table:table-cell>
          <table:table-cell office:value-type="float" office:value="3.4" calcext:value-type="float">
            <text:p>3.4</text:p>
          </table:table-cell>
          <table:table-cell office:value-type="float" office:value="11408" calcext:value-type="float">
            <text:p>11408</text:p>
          </table:table-cell>
          <table:table-cell office:value-type="float" office:value="317925024" calcext:value-type="float">
            <text:p>317925024</text:p>
          </table:table-cell>
          <table:table-cell table:number-columns-repeated="2" office:value-type="float" office:value="8.49" calcext:value-type="float">
            <text:p>8.49</text:p>
          </table:table-cell>
          <table:table-cell office:value-type="float" office:value="14384" calcext:value-type="float">
            <text:p>14384</text:p>
          </table:table-cell>
          <table:table-cell office:value-type="float" office:value="317925024" calcext:value-type="float">
            <text:p>317925024</text:p>
          </table:table-cell>
          <table:table-cell table:formula="of:=[.F602]&gt;[.B6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5-s19378828c34021658.ukp</text:p>
          </table:table-cell>
          <table:table-cell office:value-type="float" office:value="0.93333" calcext:value-type="float">
            <text:p>0.93333</text:p>
          </table:table-cell>
          <table:table-cell office:value-type="float" office:value="0.93" calcext:value-type="float">
            <text:p>0.93</text:p>
          </table:table-cell>
          <table:table-cell office:value-type="float" office:value="10976" calcext:value-type="float">
            <text:p>10976</text:p>
          </table:table-cell>
          <table:table-cell office:value-type="float" office:value="3434960436" calcext:value-type="float">
            <text:p>3434960436</text:p>
          </table:table-cell>
          <table:table-cell office:value-type="float" office:value="8.49333" calcext:value-type="float">
            <text:p>8.49333</text:p>
          </table:table-cell>
          <table:table-cell office:value-type="float" office:value="8.49" calcext:value-type="float">
            <text:p>8.49</text:p>
          </table:table-cell>
          <table:table-cell office:value-type="float" office:value="18524" calcext:value-type="float">
            <text:p>18524</text:p>
          </table:table-cell>
          <table:table-cell office:value-type="float" office:value="3434960436" calcext:value-type="float">
            <text:p>3434960436</text:p>
          </table:table-cell>
          <table:table-cell table:formula="of:=[.F603]&gt;[.B6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00-s707331854c53704595.ukp</text:p>
          </table:table-cell>
          <table:table-cell office:value-type="float" office:value="2.01667" calcext:value-type="float">
            <text:p>2.01667</text:p>
          </table:table-cell>
          <table:table-cell office:value-type="float" office:value="2.01" calcext:value-type="float">
            <text:p>2.01</text:p>
          </table:table-cell>
          <table:table-cell office:value-type="float" office:value="16512" calcext:value-type="float">
            <text:p>16512</text:p>
          </table:table-cell>
          <table:table-cell office:value-type="float" office:value="5422525009" calcext:value-type="float">
            <text:p>5422525009</text:p>
          </table:table-cell>
          <table:table-cell office:value-type="float" office:value="8.5" calcext:value-type="float">
            <text:p>8.5</text:p>
          </table:table-cell>
          <table:table-cell office:value-type="float" office:value="8.51" calcext:value-type="float">
            <text:p>8.51</text:p>
          </table:table-cell>
          <table:table-cell office:value-type="float" office:value="22204" calcext:value-type="float">
            <text:p>22204</text:p>
          </table:table-cell>
          <table:table-cell office:value-type="float" office:value="5422525009" calcext:value-type="float">
            <text:p>5422525009</text:p>
          </table:table-cell>
          <table:table-cell table:formula="of:=[.F604]&gt;[.B6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62-s792039649c3616274.ukp</text:p>
          </table:table-cell>
          <table:table-cell table:number-columns-repeated="2" office:value-type="float" office:value="4.76" calcext:value-type="float">
            <text:p>4.76</text:p>
          </table:table-cell>
          <table:table-cell office:value-type="float" office:value="12300" calcext:value-type="float">
            <text:p>12300</text:p>
          </table:table-cell>
          <table:table-cell office:value-type="float" office:value="342166315" calcext:value-type="float">
            <text:p>342166315</text:p>
          </table:table-cell>
          <table:table-cell office:value-type="float" office:value="8.50333" calcext:value-type="float">
            <text:p>8.50333</text:p>
          </table:table-cell>
          <table:table-cell office:value-type="float" office:value="8.51" calcext:value-type="float">
            <text:p>8.51</text:p>
          </table:table-cell>
          <table:table-cell office:value-type="float" office:value="14164" calcext:value-type="float">
            <text:p>14164</text:p>
          </table:table-cell>
          <table:table-cell office:value-type="float" office:value="342166315" calcext:value-type="float">
            <text:p>342166315</text:p>
          </table:table-cell>
          <table:table-cell table:formula="of:=[.F605]&gt;[.B6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48-s158763026c2623462.ukp</text:p>
          </table:table-cell>
          <table:table-cell office:value-type="float" office:value="5.13667" calcext:value-type="float">
            <text:p>5.13667</text:p>
          </table:table-cell>
          <table:table-cell office:value-type="float" office:value="5.14" calcext:value-type="float">
            <text:p>5.14</text:p>
          </table:table-cell>
          <table:table-cell office:value-type="float" office:value="12300" calcext:value-type="float">
            <text:p>12300</text:p>
          </table:table-cell>
          <table:table-cell office:value-type="float" office:value="240985420" calcext:value-type="float">
            <text:p>240985420</text:p>
          </table:table-cell>
          <table:table-cell office:value-type="float" office:value="8.50667" calcext:value-type="float">
            <text:p>8.50667</text:p>
          </table:table-cell>
          <table:table-cell office:value-type="float" office:value="8.51" calcext:value-type="float">
            <text:p>8.51</text:p>
          </table:table-cell>
          <table:table-cell office:value-type="float" office:value="14136" calcext:value-type="float">
            <text:p>14136</text:p>
          </table:table-cell>
          <table:table-cell office:value-type="float" office:value="240985420" calcext:value-type="float">
            <text:p>240985420</text:p>
          </table:table-cell>
          <table:table-cell table:formula="of:=[.F606]&gt;[.B6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83-s788052237c68063458.ukp</text:p>
          </table:table-cell>
          <table:table-cell office:value-type="float" office:value="4.82" calcext:value-type="float">
            <text:p>4.82</text:p>
          </table:table-cell>
          <table:table-cell office:value-type="float" office:value="4.83" calcext:value-type="float">
            <text:p>4.83</text:p>
          </table:table-cell>
          <table:table-cell office:value-type="float" office:value="26224" calcext:value-type="float">
            <text:p>26224</text:p>
          </table:table-cell>
          <table:table-cell office:value-type="float" office:value="6873573358" calcext:value-type="float">
            <text:p>6873573358</text:p>
          </table:table-cell>
          <table:table-cell office:value-type="float" office:value="8.51333" calcext:value-type="float">
            <text:p>8.51333</text:p>
          </table:table-cell>
          <table:table-cell office:value-type="float" office:value="8.51" calcext:value-type="float">
            <text:p>8.51</text:p>
          </table:table-cell>
          <table:table-cell office:value-type="float" office:value="32876" calcext:value-type="float">
            <text:p>32876</text:p>
          </table:table-cell>
          <table:table-cell office:value-type="float" office:value="6873573358" calcext:value-type="float">
            <text:p>6873573358</text:p>
          </table:table-cell>
          <table:table-cell table:formula="of:=[.F607]&gt;[.B6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90-s611057533c5980217.ukp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" calcext:value-type="float">
            <text:p>0.22</text:p>
          </table:table-cell>
          <table:table-cell office:value-type="float" office:value="8528" calcext:value-type="float">
            <text:p>8528</text:p>
          </table:table-cell>
          <table:table-cell office:value-type="float" office:value="601476648" calcext:value-type="float">
            <text:p>601476648</text:p>
          </table:table-cell>
          <table:table-cell office:value-type="float" office:value="8.53333" calcext:value-type="float">
            <text:p>8.53333</text:p>
          </table:table-cell>
          <table:table-cell office:value-type="float" office:value="8.53" calcext:value-type="float">
            <text:p>8.53</text:p>
          </table:table-cell>
          <table:table-cell office:value-type="float" office:value="13984" calcext:value-type="float">
            <text:p>13984</text:p>
          </table:table-cell>
          <table:table-cell office:value-type="float" office:value="601476648" calcext:value-type="float">
            <text:p>601476648</text:p>
          </table:table-cell>
          <table:table-cell table:formula="of:=[.F608]&gt;[.B6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56-s142613265c58106216.ukp</text:p>
          </table:table-cell>
          <table:table-cell office:value-type="float" office:value="5.00667" calcext:value-type="float">
            <text:p>5.00667</text:p>
          </table:table-cell>
          <table:table-cell office:value-type="float" office:value="5.01" calcext:value-type="float">
            <text:p>5.01</text:p>
          </table:table-cell>
          <table:table-cell office:value-type="float" office:value="19140" calcext:value-type="float">
            <text:p>19140</text:p>
          </table:table-cell>
          <table:table-cell office:value-type="float" office:value="5868571901" calcext:value-type="float">
            <text:p>5868571901</text:p>
          </table:table-cell>
          <table:table-cell office:value-type="float" office:value="8.53333" calcext:value-type="float">
            <text:p>8.53333</text:p>
          </table:table-cell>
          <table:table-cell office:value-type="float" office:value="8.53" calcext:value-type="float">
            <text:p>8.53</text:p>
          </table:table-cell>
          <table:table-cell office:value-type="float" office:value="21348" calcext:value-type="float">
            <text:p>21348</text:p>
          </table:table-cell>
          <table:table-cell office:value-type="float" office:value="5868571901" calcext:value-type="float">
            <text:p>5868571901</text:p>
          </table:table-cell>
          <table:table-cell table:formula="of:=[.F609]&gt;[.B6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95-s159240154c84240510.ukp</text:p>
          </table:table-cell>
          <table:table-cell office:value-type="float" office:value="0.88667" calcext:value-type="float">
            <text:p>0.88667</text:p>
          </table:table-cell>
          <table:table-cell office:value-type="float" office:value="0.89" calcext:value-type="float">
            <text:p>0.89</text:p>
          </table:table-cell>
          <table:table-cell office:value-type="float" office:value="18264" calcext:value-type="float">
            <text:p>18264</text:p>
          </table:table-cell>
          <table:table-cell office:value-type="float" office:value="8526593956" calcext:value-type="float">
            <text:p>8526593956</text:p>
          </table:table-cell>
          <table:table-cell office:value-type="float" office:value="8.54667" calcext:value-type="float">
            <text:p>8.54667</text:p>
          </table:table-cell>
          <table:table-cell office:value-type="float" office:value="8.56" calcext:value-type="float">
            <text:p>8.56</text:p>
          </table:table-cell>
          <table:table-cell office:value-type="float" office:value="35252" calcext:value-type="float">
            <text:p>35252</text:p>
          </table:table-cell>
          <table:table-cell office:value-type="float" office:value="8526593956" calcext:value-type="float">
            <text:p>8526593956</text:p>
          </table:table-cell>
          <table:table-cell table:formula="of:=[.F610]&gt;[.B6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74-s478569737c2186961.ukp</text:p>
          </table:table-cell>
          <table:table-cell office:value-type="float" office:value="1.03667" calcext:value-type="float">
            <text:p>1.03667</text:p>
          </table:table-cell>
          <table:table-cell office:value-type="float" office:value="1.04" calcext:value-type="float">
            <text:p>1.04</text:p>
          </table:table-cell>
          <table:table-cell office:value-type="float" office:value="9192" calcext:value-type="float">
            <text:p>9192</text:p>
          </table:table-cell>
          <table:table-cell office:value-type="float" office:value="206822203" calcext:value-type="float">
            <text:p>206822203</text:p>
          </table:table-cell>
          <table:table-cell office:value-type="float" office:value="8.55667" calcext:value-type="float">
            <text:p>8.55667</text:p>
          </table:table-cell>
          <table:table-cell office:value-type="float" office:value="8.55" calcext:value-type="float">
            <text:p>8.55</text:p>
          </table:table-cell>
          <table:table-cell office:value-type="float" office:value="14148" calcext:value-type="float">
            <text:p>14148</text:p>
          </table:table-cell>
          <table:table-cell office:value-type="float" office:value="206822203" calcext:value-type="float">
            <text:p>206822203</text:p>
          </table:table-cell>
          <table:table-cell table:formula="of:=[.F611]&gt;[.B6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88-s725950929c40803683.ukp</text:p>
          </table:table-cell>
          <table:table-cell office:value-type="float" office:value="3.58333" calcext:value-type="float">
            <text:p>3.58333</text:p>
          </table:table-cell>
          <table:table-cell office:value-type="float" office:value="3.58" calcext:value-type="float">
            <text:p>3.58</text:p>
          </table:table-cell>
          <table:table-cell office:value-type="float" office:value="14388" calcext:value-type="float">
            <text:p>14388</text:p>
          </table:table-cell>
          <table:table-cell office:value-type="float" office:value="4110941581" calcext:value-type="float">
            <text:p>4110941581</text:p>
          </table:table-cell>
          <table:table-cell office:value-type="float" office:value="8.55667" calcext:value-type="float">
            <text:p>8.55667</text:p>
          </table:table-cell>
          <table:table-cell office:value-type="float" office:value="8.56" calcext:value-type="float">
            <text:p>8.56</text:p>
          </table:table-cell>
          <table:table-cell office:value-type="float" office:value="14160" calcext:value-type="float">
            <text:p>14160</text:p>
          </table:table-cell>
          <table:table-cell office:value-type="float" office:value="4110941581" calcext:value-type="float">
            <text:p>4110941581</text:p>
          </table:table-cell>
          <table:table-cell table:formula="of:=[.F612]&gt;[.B6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11-s796012404c11248850.ukp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9288" calcext:value-type="float">
            <text:p>9288</text:p>
          </table:table-cell>
          <table:table-cell office:value-type="float" office:value="1125610834" calcext:value-type="float">
            <text:p>1125610834</text:p>
          </table:table-cell>
          <table:table-cell office:value-type="float" office:value="8.56" calcext:value-type="float">
            <text:p>8.56</text:p>
          </table:table-cell>
          <table:table-cell office:value-type="float" office:value="8.55" calcext:value-type="float">
            <text:p>8.55</text:p>
          </table:table-cell>
          <table:table-cell office:value-type="float" office:value="14140" calcext:value-type="float">
            <text:p>14140</text:p>
          </table:table-cell>
          <table:table-cell office:value-type="float" office:value="1125610834" calcext:value-type="float">
            <text:p>1125610834</text:p>
          </table:table-cell>
          <table:table-cell table:formula="of:=[.F613]&gt;[.B6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84-s675142562c20049058.ukp</text:p>
          </table:table-cell>
          <table:table-cell office:value-type="float" office:value="0.41333" calcext:value-type="float">
            <text:p>0.41333</text:p>
          </table:table-cell>
          <table:table-cell office:value-type="float" office:value="0.42" calcext:value-type="float">
            <text:p>0.42</text:p>
          </table:table-cell>
          <table:table-cell office:value-type="float" office:value="9352" calcext:value-type="float">
            <text:p>9352</text:p>
          </table:table-cell>
          <table:table-cell office:value-type="float" office:value="2026599793" calcext:value-type="float">
            <text:p>2026599793</text:p>
          </table:table-cell>
          <table:table-cell office:value-type="float" office:value="8.56" calcext:value-type="float">
            <text:p>8.56</text:p>
          </table:table-cell>
          <table:table-cell office:value-type="float" office:value="8.57" calcext:value-type="float">
            <text:p>8.57</text:p>
          </table:table-cell>
          <table:table-cell office:value-type="float" office:value="14724" calcext:value-type="float">
            <text:p>14724</text:p>
          </table:table-cell>
          <table:table-cell office:value-type="float" office:value="2026599793" calcext:value-type="float">
            <text:p>2026599793</text:p>
          </table:table-cell>
          <table:table-cell table:formula="of:=[.F614]&gt;[.B6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70-s177962211c36013126.ukp</text:p>
          </table:table-cell>
          <table:table-cell office:value-type="float" office:value="1.02667" calcext:value-type="float">
            <text:p>1.02667</text:p>
          </table:table-cell>
          <table:table-cell office:value-type="float" office:value="1.03" calcext:value-type="float">
            <text:p>1.03</text:p>
          </table:table-cell>
          <table:table-cell office:value-type="float" office:value="11872" calcext:value-type="float">
            <text:p>11872</text:p>
          </table:table-cell>
          <table:table-cell office:value-type="float" office:value="3636841590" calcext:value-type="float">
            <text:p>3636841590</text:p>
          </table:table-cell>
          <table:table-cell table:number-columns-repeated="2" office:value-type="float" office:value="8.56" calcext:value-type="float">
            <text:p>8.56</text:p>
          </table:table-cell>
          <table:table-cell office:value-type="float" office:value="20688" calcext:value-type="float">
            <text:p>20688</text:p>
          </table:table-cell>
          <table:table-cell office:value-type="float" office:value="3636841590" calcext:value-type="float">
            <text:p>3636841590</text:p>
          </table:table-cell>
          <table:table-cell table:formula="of:=[.F615]&gt;[.B6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68-s169616393c73726433.ukp</text:p>
          </table:table-cell>
          <table:table-cell office:value-type="float" office:value="1.91667" calcext:value-type="float">
            <text:p>1.91667</text:p>
          </table:table-cell>
          <table:table-cell office:value-type="float" office:value="1.92" calcext:value-type="float">
            <text:p>1.92</text:p>
          </table:table-cell>
          <table:table-cell office:value-type="float" office:value="17940" calcext:value-type="float">
            <text:p>17940</text:p>
          </table:table-cell>
          <table:table-cell office:value-type="float" office:value="7450962635" calcext:value-type="float">
            <text:p>7450962635</text:p>
          </table:table-cell>
          <table:table-cell office:value-type="float" office:value="8.56333" calcext:value-type="float">
            <text:p>8.56333</text:p>
          </table:table-cell>
          <table:table-cell office:value-type="float" office:value="8.56" calcext:value-type="float">
            <text:p>8.56</text:p>
          </table:table-cell>
          <table:table-cell office:value-type="float" office:value="14232" calcext:value-type="float">
            <text:p>14232</text:p>
          </table:table-cell>
          <table:table-cell office:value-type="float" office:value="7450962635" calcext:value-type="float">
            <text:p>7450962635</text:p>
          </table:table-cell>
          <table:table-cell table:formula="of:=[.F616]&gt;[.B6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61-s10177486c10464637.ukp</text:p>
          </table:table-cell>
          <table:table-cell office:value-type="float" office:value="5.27667" calcext:value-type="float">
            <text:p>5.27667</text:p>
          </table:table-cell>
          <table:table-cell office:value-type="float" office:value="5.27" calcext:value-type="float">
            <text:p>5.27</text:p>
          </table:table-cell>
          <table:table-cell office:value-type="float" office:value="12208" calcext:value-type="float">
            <text:p>12208</text:p>
          </table:table-cell>
          <table:table-cell office:value-type="float" office:value="1036040891" calcext:value-type="float">
            <text:p>1036040891</text:p>
          </table:table-cell>
          <table:table-cell table:number-columns-repeated="2" office:value-type="float" office:value="8.59" calcext:value-type="float">
            <text:p>8.59</text:p>
          </table:table-cell>
          <table:table-cell office:value-type="float" office:value="14344" calcext:value-type="float">
            <text:p>14344</text:p>
          </table:table-cell>
          <table:table-cell office:value-type="float" office:value="1036040891" calcext:value-type="float">
            <text:p>1036040891</text:p>
          </table:table-cell>
          <table:table-cell table:formula="of:=[.F617]&gt;[.B6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33-s435115918c3598908.ukp</text:p>
          </table:table-cell>
          <table:table-cell office:value-type="float" office:value="5.35333" calcext:value-type="float">
            <text:p>5.35333</text:p>
          </table:table-cell>
          <table:table-cell office:value-type="float" office:value="5.36" calcext:value-type="float">
            <text:p>5.36</text:p>
          </table:table-cell>
          <table:table-cell office:value-type="float" office:value="12608" calcext:value-type="float">
            <text:p>12608</text:p>
          </table:table-cell>
          <table:table-cell office:value-type="float" office:value="339664979" calcext:value-type="float">
            <text:p>339664979</text:p>
          </table:table-cell>
          <table:table-cell office:value-type="float" office:value="8.59666" calcext:value-type="float">
            <text:p>8.59666</text:p>
          </table:table-cell>
          <table:table-cell office:value-type="float" office:value="8.6" calcext:value-type="float">
            <text:p>8.6</text:p>
          </table:table-cell>
          <table:table-cell office:value-type="float" office:value="14208" calcext:value-type="float">
            <text:p>14208</text:p>
          </table:table-cell>
          <table:table-cell office:value-type="float" office:value="339664979" calcext:value-type="float">
            <text:p>339664979</text:p>
          </table:table-cell>
          <table:table-cell table:formula="of:=[.F618]&gt;[.B6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02-s172246721c6389019.ukp</text:p>
          </table:table-cell>
          <table:table-cell office:value-type="float" office:value="3.96333" calcext:value-type="float">
            <text:p>3.96333</text:p>
          </table:table-cell>
          <table:table-cell office:value-type="float" office:value="3.96" calcext:value-type="float">
            <text:p>3.96</text:p>
          </table:table-cell>
          <table:table-cell office:value-type="float" office:value="12112" calcext:value-type="float">
            <text:p>12112</text:p>
          </table:table-cell>
          <table:table-cell office:value-type="float" office:value="623542800" calcext:value-type="float">
            <text:p>623542800</text:p>
          </table:table-cell>
          <table:table-cell office:value-type="float" office:value="8.60333" calcext:value-type="float">
            <text:p>8.60333</text:p>
          </table:table-cell>
          <table:table-cell office:value-type="float" office:value="8.6" calcext:value-type="float">
            <text:p>8.6</text:p>
          </table:table-cell>
          <table:table-cell office:value-type="float" office:value="14224" calcext:value-type="float">
            <text:p>14224</text:p>
          </table:table-cell>
          <table:table-cell office:value-type="float" office:value="623542800" calcext:value-type="float">
            <text:p>623542800</text:p>
          </table:table-cell>
          <table:table-cell table:formula="of:=[.F619]&gt;[.B6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9-s147981886c59878474.ukp</text:p>
          </table:table-cell>
          <table:table-cell office:value-type="float" office:value="5.03333" calcext:value-type="float">
            <text:p>5.03333</text:p>
          </table:table-cell>
          <table:table-cell office:value-type="float" office:value="5.04" calcext:value-type="float">
            <text:p>5.04</text:p>
          </table:table-cell>
          <table:table-cell office:value-type="float" office:value="35800" calcext:value-type="float">
            <text:p>35800</text:p>
          </table:table-cell>
          <table:table-cell office:value-type="float" office:value="6043628204" calcext:value-type="float">
            <text:p>6043628204</text:p>
          </table:table-cell>
          <table:table-cell office:value-type="float" office:value="8.60333" calcext:value-type="float">
            <text:p>8.60333</text:p>
          </table:table-cell>
          <table:table-cell office:value-type="float" office:value="8.61" calcext:value-type="float">
            <text:p>8.61</text:p>
          </table:table-cell>
          <table:table-cell office:value-type="float" office:value="40156" calcext:value-type="float">
            <text:p>40156</text:p>
          </table:table-cell>
          <table:table-cell office:value-type="float" office:value="6043628204" calcext:value-type="float">
            <text:p>6043628204</text:p>
          </table:table-cell>
          <table:table-cell table:formula="of:=[.F620]&gt;[.B6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44-s540209456c68749197.ukp</text:p>
          </table:table-cell>
          <table:table-cell office:value-type="float" office:value="5.05" calcext:value-type="float">
            <text:p>5.05</text:p>
          </table:table-cell>
          <table:table-cell office:value-type="float" office:value="5.06" calcext:value-type="float">
            <text:p>5.06</text:p>
          </table:table-cell>
          <table:table-cell office:value-type="float" office:value="24760" calcext:value-type="float">
            <text:p>24760</text:p>
          </table:table-cell>
          <table:table-cell office:value-type="float" office:value="6941488132" calcext:value-type="float">
            <text:p>6941488132</text:p>
          </table:table-cell>
          <table:table-cell office:value-type="float" office:value="8.60666" calcext:value-type="float">
            <text:p>8.60666</text:p>
          </table:table-cell>
          <table:table-cell office:value-type="float" office:value="8.61" calcext:value-type="float">
            <text:p>8.61</text:p>
          </table:table-cell>
          <table:table-cell office:value-type="float" office:value="28684" calcext:value-type="float">
            <text:p>28684</text:p>
          </table:table-cell>
          <table:table-cell office:value-type="float" office:value="6941488132" calcext:value-type="float">
            <text:p>6941488132</text:p>
          </table:table-cell>
          <table:table-cell table:formula="of:=[.F621]&gt;[.B6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6-s221755733c6712104.ukp</text:p>
          </table:table-cell>
          <table:table-cell table:number-columns-repeated="2" office:value-type="float" office:value="3.23" calcext:value-type="float">
            <text:p>3.23</text:p>
          </table:table-cell>
          <table:table-cell office:value-type="float" office:value="10576" calcext:value-type="float">
            <text:p>10576</text:p>
          </table:table-cell>
          <table:table-cell office:value-type="float" office:value="657981535" calcext:value-type="float">
            <text:p>657981535</text:p>
          </table:table-cell>
          <table:table-cell office:value-type="float" office:value="8.61" calcext:value-type="float">
            <text:p>8.61</text:p>
          </table:table-cell>
          <table:table-cell office:value-type="float" office:value="8.62" calcext:value-type="float">
            <text:p>8.62</text:p>
          </table:table-cell>
          <table:table-cell office:value-type="float" office:value="14216" calcext:value-type="float">
            <text:p>14216</text:p>
          </table:table-cell>
          <table:table-cell office:value-type="float" office:value="657981535" calcext:value-type="float">
            <text:p>657981535</text:p>
          </table:table-cell>
          <table:table-cell table:formula="of:=[.F622]&gt;[.B6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43-s325290391c7868539.ukp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9248" calcext:value-type="float">
            <text:p>9248</text:p>
          </table:table-cell>
          <table:table-cell office:value-type="float" office:value="782786592" calcext:value-type="float">
            <text:p>782786592</text:p>
          </table:table-cell>
          <table:table-cell table:number-columns-repeated="2" office:value-type="float" office:value="8.61" calcext:value-type="float">
            <text:p>8.61</text:p>
          </table:table-cell>
          <table:table-cell office:value-type="float" office:value="14244" calcext:value-type="float">
            <text:p>14244</text:p>
          </table:table-cell>
          <table:table-cell office:value-type="float" office:value="782786592" calcext:value-type="float">
            <text:p>782786592</text:p>
          </table:table-cell>
          <table:table-cell table:formula="of:=[.F623]&gt;[.B6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75-s686216765c31401664.ukp</text:p>
          </table:table-cell>
          <table:table-cell table:number-columns-repeated="2" office:value-type="float" office:value="2.43" calcext:value-type="float">
            <text:p>2.43</text:p>
          </table:table-cell>
          <table:table-cell office:value-type="float" office:value="21224" calcext:value-type="float">
            <text:p>21224</text:p>
          </table:table-cell>
          <table:table-cell office:value-type="float" office:value="3162421884" calcext:value-type="float">
            <text:p>3162421884</text:p>
          </table:table-cell>
          <table:table-cell table:number-columns-repeated="2" office:value-type="float" office:value="8.61" calcext:value-type="float">
            <text:p>8.61</text:p>
          </table:table-cell>
          <table:table-cell office:value-type="float" office:value="28560" calcext:value-type="float">
            <text:p>28560</text:p>
          </table:table-cell>
          <table:table-cell office:value-type="float" office:value="3162421884" calcext:value-type="float">
            <text:p>3162421884</text:p>
          </table:table-cell>
          <table:table-cell table:formula="of:=[.F624]&gt;[.B6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56-s943575858c21781331.ukp</text:p>
          </table:table-cell>
          <table:table-cell table:number-columns-repeated="2" office:value-type="float" office:value="5.14" calcext:value-type="float">
            <text:p>5.14</text:p>
          </table:table-cell>
          <table:table-cell office:value-type="float" office:value="22004" calcext:value-type="float">
            <text:p>22004</text:p>
          </table:table-cell>
          <table:table-cell office:value-type="float" office:value="2186083056" calcext:value-type="float">
            <text:p>2186083056</text:p>
          </table:table-cell>
          <table:table-cell table:number-columns-repeated="2" office:value-type="float" office:value="8.62" calcext:value-type="float">
            <text:p>8.62</text:p>
          </table:table-cell>
          <table:table-cell office:value-type="float" office:value="23084" calcext:value-type="float">
            <text:p>23084</text:p>
          </table:table-cell>
          <table:table-cell office:value-type="float" office:value="2186083056" calcext:value-type="float">
            <text:p>2186083056</text:p>
          </table:table-cell>
          <table:table-cell table:formula="of:=[.F625]&gt;[.B6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06-s91067200c73917375.ukp</text:p>
          </table:table-cell>
          <table:table-cell office:value-type="float" office:value="1.78667" calcext:value-type="float">
            <text:p>1.78667</text:p>
          </table:table-cell>
          <table:table-cell office:value-type="float" office:value="1.79" calcext:value-type="float">
            <text:p>1.79</text:p>
          </table:table-cell>
          <table:table-cell office:value-type="float" office:value="19760" calcext:value-type="float">
            <text:p>19760</text:p>
          </table:table-cell>
          <table:table-cell office:value-type="float" office:value="7471755349" calcext:value-type="float">
            <text:p>7471755349</text:p>
          </table:table-cell>
          <table:table-cell office:value-type="float" office:value="8.62" calcext:value-type="float">
            <text:p>8.62</text:p>
          </table:table-cell>
          <table:table-cell office:value-type="float" office:value="8.63" calcext:value-type="float">
            <text:p>8.63</text:p>
          </table:table-cell>
          <table:table-cell office:value-type="float" office:value="28360" calcext:value-type="float">
            <text:p>28360</text:p>
          </table:table-cell>
          <table:table-cell office:value-type="float" office:value="7471755349" calcext:value-type="float">
            <text:p>7471755349</text:p>
          </table:table-cell>
          <table:table-cell table:formula="of:=[.F626]&gt;[.B6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62-s10096367c86160398.ukp</text:p>
          </table:table-cell>
          <table:table-cell office:value-type="float" office:value="2.51" calcext:value-type="float">
            <text:p>2.51</text:p>
          </table:table-cell>
          <table:table-cell office:value-type="float" office:value="2.52" calcext:value-type="float">
            <text:p>2.52</text:p>
          </table:table-cell>
          <table:table-cell office:value-type="float" office:value="24316" calcext:value-type="float">
            <text:p>24316</text:p>
          </table:table-cell>
          <table:table-cell office:value-type="float" office:value="8709065565" calcext:value-type="float">
            <text:p>8709065565</text:p>
          </table:table-cell>
          <table:table-cell office:value-type="float" office:value="8.62333" calcext:value-type="float">
            <text:p>8.62333</text:p>
          </table:table-cell>
          <table:table-cell office:value-type="float" office:value="8.63" calcext:value-type="float">
            <text:p>8.63</text:p>
          </table:table-cell>
          <table:table-cell office:value-type="float" office:value="34580" calcext:value-type="float">
            <text:p>34580</text:p>
          </table:table-cell>
          <table:table-cell office:value-type="float" office:value="8709065565" calcext:value-type="float">
            <text:p>8709065565</text:p>
          </table:table-cell>
          <table:table-cell table:formula="of:=[.F627]&gt;[.B6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38-s695516247c15085263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840" calcext:value-type="float">
            <text:p>7840</text:p>
          </table:table-cell>
          <table:table-cell office:value-type="float" office:value="1527723015" calcext:value-type="float">
            <text:p>1527723015</text:p>
          </table:table-cell>
          <table:table-cell office:value-type="float" office:value="8.62667" calcext:value-type="float">
            <text:p>8.62667</text:p>
          </table:table-cell>
          <table:table-cell office:value-type="float" office:value="8.63" calcext:value-type="float">
            <text:p>8.63</text:p>
          </table:table-cell>
          <table:table-cell office:value-type="float" office:value="14136" calcext:value-type="float">
            <text:p>14136</text:p>
          </table:table-cell>
          <table:table-cell office:value-type="float" office:value="1527723015" calcext:value-type="float">
            <text:p>1527723015</text:p>
          </table:table-cell>
          <table:table-cell table:formula="of:=[.F628]&gt;[.B6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05-s338216231c60935070.ukp</text:p>
          </table:table-cell>
          <table:table-cell office:value-type="float" office:value="4.27333" calcext:value-type="float">
            <text:p>4.27333</text:p>
          </table:table-cell>
          <table:table-cell office:value-type="float" office:value="4.28" calcext:value-type="float">
            <text:p>4.28</text:p>
          </table:table-cell>
          <table:table-cell office:value-type="float" office:value="22240" calcext:value-type="float">
            <text:p>22240</text:p>
          </table:table-cell>
          <table:table-cell office:value-type="float" office:value="6149523858" calcext:value-type="float">
            <text:p>6149523858</text:p>
          </table:table-cell>
          <table:table-cell office:value-type="float" office:value="8.62667" calcext:value-type="float">
            <text:p>8.62667</text:p>
          </table:table-cell>
          <table:table-cell office:value-type="float" office:value="8.64" calcext:value-type="float">
            <text:p>8.64</text:p>
          </table:table-cell>
          <table:table-cell office:value-type="float" office:value="24264" calcext:value-type="float">
            <text:p>24264</text:p>
          </table:table-cell>
          <table:table-cell office:value-type="float" office:value="6149523858" calcext:value-type="float">
            <text:p>6149523858</text:p>
          </table:table-cell>
          <table:table-cell table:formula="of:=[.F629]&gt;[.B6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3-s325989053c33929358.ukp</text:p>
          </table:table-cell>
          <table:table-cell office:value-type="float" office:value="5.82333" calcext:value-type="float">
            <text:p>5.82333</text:p>
          </table:table-cell>
          <table:table-cell office:value-type="float" office:value="5.82" calcext:value-type="float">
            <text:p>5.82</text:p>
          </table:table-cell>
          <table:table-cell office:value-type="float" office:value="19484" calcext:value-type="float">
            <text:p>19484</text:p>
          </table:table-cell>
          <table:table-cell office:value-type="float" office:value="3416465751" calcext:value-type="float">
            <text:p>3416465751</text:p>
          </table:table-cell>
          <table:table-cell office:value-type="float" office:value="8.63667" calcext:value-type="float">
            <text:p>8.63667</text:p>
          </table:table-cell>
          <table:table-cell office:value-type="float" office:value="8.65" calcext:value-type="float">
            <text:p>8.65</text:p>
          </table:table-cell>
          <table:table-cell office:value-type="float" office:value="20896" calcext:value-type="float">
            <text:p>20896</text:p>
          </table:table-cell>
          <table:table-cell office:value-type="float" office:value="3416465751" calcext:value-type="float">
            <text:p>3416465751</text:p>
          </table:table-cell>
          <table:table-cell table:formula="of:=[.F630]&gt;[.B6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58-s100358347c30407503.ukp</text:p>
          </table:table-cell>
          <table:table-cell office:value-type="float" office:value="2.67333" calcext:value-type="float">
            <text:p>2.67333</text:p>
          </table:table-cell>
          <table:table-cell office:value-type="float" office:value="2.68" calcext:value-type="float">
            <text:p>2.68</text:p>
          </table:table-cell>
          <table:table-cell office:value-type="float" office:value="17592" calcext:value-type="float">
            <text:p>17592</text:p>
          </table:table-cell>
          <table:table-cell office:value-type="float" office:value="3061458083" calcext:value-type="float">
            <text:p>3061458083</text:p>
          </table:table-cell>
          <table:table-cell office:value-type="float" office:value="8.64333" calcext:value-type="float">
            <text:p>8.64333</text:p>
          </table:table-cell>
          <table:table-cell office:value-type="float" office:value="8.65" calcext:value-type="float">
            <text:p>8.65</text:p>
          </table:table-cell>
          <table:table-cell office:value-type="float" office:value="25196" calcext:value-type="float">
            <text:p>25196</text:p>
          </table:table-cell>
          <table:table-cell office:value-type="float" office:value="3061458083" calcext:value-type="float">
            <text:p>3061458083</text:p>
          </table:table-cell>
          <table:table-cell table:formula="of:=[.F631]&gt;[.B6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41-s603869953c54968277.ukp</text:p>
          </table:table-cell>
          <table:table-cell office:value-type="float" office:value="7.81667" calcext:value-type="float">
            <text:p>7.81667</text:p>
          </table:table-cell>
          <table:table-cell office:value-type="float" office:value="7.82" calcext:value-type="float">
            <text:p>7.82</text:p>
          </table:table-cell>
          <table:table-cell office:value-type="float" office:value="28584" calcext:value-type="float">
            <text:p>28584</text:p>
          </table:table-cell>
          <table:table-cell office:value-type="float" office:value="5543864170" calcext:value-type="float">
            <text:p>5543864170</text:p>
          </table:table-cell>
          <table:table-cell office:value-type="float" office:value="8.66333" calcext:value-type="float">
            <text:p>8.66333</text:p>
          </table:table-cell>
          <table:table-cell office:value-type="float" office:value="8.66" calcext:value-type="float">
            <text:p>8.66</text:p>
          </table:table-cell>
          <table:table-cell office:value-type="float" office:value="29292" calcext:value-type="float">
            <text:p>29292</text:p>
          </table:table-cell>
          <table:table-cell office:value-type="float" office:value="5543864170" calcext:value-type="float">
            <text:p>5543864170</text:p>
          </table:table-cell>
          <table:table-cell table:formula="of:=[.F632]&gt;[.B6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89-s222856866c55306961.ukp</text:p>
          </table:table-cell>
          <table:table-cell office:value-type="float" office:value="0.12333" calcext:value-type="float">
            <text:p>0.12333</text:p>
          </table:table-cell>
          <table:table-cell office:value-type="float" office:value="0.12" calcext:value-type="float">
            <text:p>0.12</text:p>
          </table:table-cell>
          <table:table-cell office:value-type="float" office:value="14684" calcext:value-type="float">
            <text:p>14684</text:p>
          </table:table-cell>
          <table:table-cell office:value-type="float" office:value="5603212559" calcext:value-type="float">
            <text:p>5603212559</text:p>
          </table:table-cell>
          <table:table-cell office:value-type="float" office:value="8.67333" calcext:value-type="float">
            <text:p>8.67333</text:p>
          </table:table-cell>
          <table:table-cell office:value-type="float" office:value="8.68" calcext:value-type="float">
            <text:p>8.68</text:p>
          </table:table-cell>
          <table:table-cell office:value-type="float" office:value="33644" calcext:value-type="float">
            <text:p>33644</text:p>
          </table:table-cell>
          <table:table-cell office:value-type="float" office:value="5603212559" calcext:value-type="float">
            <text:p>5603212559</text:p>
          </table:table-cell>
          <table:table-cell table:formula="of:=[.F633]&gt;[.B6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41-s373038940c5221854.ukp</text:p>
          </table:table-cell>
          <table:table-cell office:value-type="float" office:value="1.17333" calcext:value-type="float">
            <text:p>1.17333</text:p>
          </table:table-cell>
          <table:table-cell office:value-type="float" office:value="1.17" calcext:value-type="float">
            <text:p>1.17</text:p>
          </table:table-cell>
          <table:table-cell office:value-type="float" office:value="9292" calcext:value-type="float">
            <text:p>9292</text:p>
          </table:table-cell>
          <table:table-cell office:value-type="float" office:value="512941578" calcext:value-type="float">
            <text:p>512941578</text:p>
          </table:table-cell>
          <table:table-cell table:number-columns-repeated="2" office:value-type="float" office:value="8.68" calcext:value-type="float">
            <text:p>8.68</text:p>
          </table:table-cell>
          <table:table-cell office:value-type="float" office:value="14200" calcext:value-type="float">
            <text:p>14200</text:p>
          </table:table-cell>
          <table:table-cell office:value-type="float" office:value="512941578" calcext:value-type="float">
            <text:p>512941578</text:p>
          </table:table-cell>
          <table:table-cell table:formula="of:=[.F634]&gt;[.B6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80-s813425575c6468045.ukp</text:p>
          </table:table-cell>
          <table:table-cell table:number-columns-repeated="2" office:value-type="float" office:value="6.22" calcext:value-type="float">
            <text:p>6.22</text:p>
          </table:table-cell>
          <table:table-cell office:value-type="float" office:value="12968" calcext:value-type="float">
            <text:p>12968</text:p>
          </table:table-cell>
          <table:table-cell office:value-type="float" office:value="630184930" calcext:value-type="float">
            <text:p>630184930</text:p>
          </table:table-cell>
          <table:table-cell office:value-type="float" office:value="8.68333" calcext:value-type="float">
            <text:p>8.68333</text:p>
          </table:table-cell>
          <table:table-cell office:value-type="float" office:value="8.68" calcext:value-type="float">
            <text:p>8.68</text:p>
          </table:table-cell>
          <table:table-cell office:value-type="float" office:value="14168" calcext:value-type="float">
            <text:p>14168</text:p>
          </table:table-cell>
          <table:table-cell office:value-type="float" office:value="630184930" calcext:value-type="float">
            <text:p>630184930</text:p>
          </table:table-cell>
          <table:table-cell table:formula="of:=[.F635]&gt;[.B6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2-s261146317c82121499.ukp</text:p>
          </table:table-cell>
          <table:table-cell office:value-type="float" office:value="2.65667" calcext:value-type="float">
            <text:p>2.65667</text:p>
          </table:table-cell>
          <table:table-cell office:value-type="float" office:value="2.67" calcext:value-type="float">
            <text:p>2.67</text:p>
          </table:table-cell>
          <table:table-cell office:value-type="float" office:value="31240" calcext:value-type="float">
            <text:p>31240</text:p>
          </table:table-cell>
          <table:table-cell office:value-type="float" office:value="8300347301" calcext:value-type="float">
            <text:p>8300347301</text:p>
          </table:table-cell>
          <table:table-cell office:value-type="float" office:value="8.69" calcext:value-type="float">
            <text:p>8.69</text:p>
          </table:table-cell>
          <table:table-cell office:value-type="float" office:value="8.7" calcext:value-type="float">
            <text:p>8.7</text:p>
          </table:table-cell>
          <table:table-cell office:value-type="float" office:value="44924" calcext:value-type="float">
            <text:p>44924</text:p>
          </table:table-cell>
          <table:table-cell office:value-type="float" office:value="8300347301" calcext:value-type="float">
            <text:p>8300347301</text:p>
          </table:table-cell>
          <table:table-cell table:formula="of:=[.F636]&gt;[.B6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5-s554525798c27721806.ukp</text:p>
          </table:table-cell>
          <table:table-cell office:value-type="float" office:value="9.31333" calcext:value-type="float">
            <text:p>9.31333</text:p>
          </table:table-cell>
          <table:table-cell office:value-type="float" office:value="9.32" calcext:value-type="float">
            <text:p>9.32</text:p>
          </table:table-cell>
          <table:table-cell office:value-type="float" office:value="21660" calcext:value-type="float">
            <text:p>21660</text:p>
          </table:table-cell>
          <table:table-cell office:value-type="float" office:value="2782775797" calcext:value-type="float">
            <text:p>2782775797</text:p>
          </table:table-cell>
          <table:table-cell office:value-type="float" office:value="8.69333" calcext:value-type="float">
            <text:p>8.69333</text:p>
          </table:table-cell>
          <table:table-cell office:value-type="float" office:value="8.7" calcext:value-type="float">
            <text:p>8.7</text:p>
          </table:table-cell>
          <table:table-cell office:value-type="float" office:value="23084" calcext:value-type="float">
            <text:p>23084</text:p>
          </table:table-cell>
          <table:table-cell office:value-type="float" office:value="2782775797" calcext:value-type="float">
            <text:p>2782775797</text:p>
          </table:table-cell>
          <table:table-cell table:formula="of:=[.F637]&gt;[.B63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10000-370-s659803863c58229587.ukp</text:p>
          </table:table-cell>
          <table:table-cell office:value-type="float" office:value="0.40667" calcext:value-type="float">
            <text:p>0.40667</text:p>
          </table:table-cell>
          <table:table-cell office:value-type="float" office:value="0.41" calcext:value-type="float">
            <text:p>0.41</text:p>
          </table:table-cell>
          <table:table-cell office:value-type="float" office:value="12944" calcext:value-type="float">
            <text:p>12944</text:p>
          </table:table-cell>
          <table:table-cell office:value-type="float" office:value="5892769261" calcext:value-type="float">
            <text:p>5892769261</text:p>
          </table:table-cell>
          <table:table-cell office:value-type="float" office:value="8.69333" calcext:value-type="float">
            <text:p>8.69333</text:p>
          </table:table-cell>
          <table:table-cell office:value-type="float" office:value="8.7" calcext:value-type="float">
            <text:p>8.7</text:p>
          </table:table-cell>
          <table:table-cell office:value-type="float" office:value="24936" calcext:value-type="float">
            <text:p>24936</text:p>
          </table:table-cell>
          <table:table-cell office:value-type="float" office:value="5892769261" calcext:value-type="float">
            <text:p>5892769261</text:p>
          </table:table-cell>
          <table:table-cell table:formula="of:=[.F638]&gt;[.B6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25-s167176164c8803729.ukp</text:p>
          </table:table-cell>
          <table:table-cell office:value-type="float" office:value="1.93667" calcext:value-type="float">
            <text:p>1.93667</text:p>
          </table:table-cell>
          <table:table-cell office:value-type="float" office:value="1.94" calcext:value-type="float">
            <text:p>1.94</text:p>
          </table:table-cell>
          <table:table-cell office:value-type="float" office:value="10192" calcext:value-type="float">
            <text:p>10192</text:p>
          </table:table-cell>
          <table:table-cell office:value-type="float" office:value="873398835" calcext:value-type="float">
            <text:p>873398835</text:p>
          </table:table-cell>
          <table:table-cell office:value-type="float" office:value="8.69667" calcext:value-type="float">
            <text:p>8.69667</text:p>
          </table:table-cell>
          <table:table-cell office:value-type="float" office:value="8.7" calcext:value-type="float">
            <text:p>8.7</text:p>
          </table:table-cell>
          <table:table-cell office:value-type="float" office:value="14252" calcext:value-type="float">
            <text:p>14252</text:p>
          </table:table-cell>
          <table:table-cell office:value-type="float" office:value="873398835" calcext:value-type="float">
            <text:p>873398835</text:p>
          </table:table-cell>
          <table:table-cell table:formula="of:=[.F639]&gt;[.B6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95-s64565003c10442827.ukp</text:p>
          </table:table-cell>
          <table:table-cell office:value-type="float" office:value="3.94333" calcext:value-type="float">
            <text:p>3.94333</text:p>
          </table:table-cell>
          <table:table-cell office:value-type="float" office:value="3.95" calcext:value-type="float">
            <text:p>3.95</text:p>
          </table:table-cell>
          <table:table-cell office:value-type="float" office:value="11372" calcext:value-type="float">
            <text:p>11372</text:p>
          </table:table-cell>
          <table:table-cell office:value-type="float" office:value="1034583063" calcext:value-type="float">
            <text:p>1034583063</text:p>
          </table:table-cell>
          <table:table-cell table:number-columns-repeated="2" office:value-type="float" office:value="8.7" calcext:value-type="float">
            <text:p>8.7</text:p>
          </table:table-cell>
          <table:table-cell office:value-type="float" office:value="14176" calcext:value-type="float">
            <text:p>14176</text:p>
          </table:table-cell>
          <table:table-cell office:value-type="float" office:value="1034583063" calcext:value-type="float">
            <text:p>1034583063</text:p>
          </table:table-cell>
          <table:table-cell table:formula="of:=[.F640]&gt;[.B6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02-s856354096c11358565.ukp</text:p>
          </table:table-cell>
          <table:table-cell table:number-columns-repeated="2" office:value-type="float" office:value="3.29" calcext:value-type="float">
            <text:p>3.29</text:p>
          </table:table-cell>
          <table:table-cell office:value-type="float" office:value="10636" calcext:value-type="float">
            <text:p>10636</text:p>
          </table:table-cell>
          <table:table-cell office:value-type="float" office:value="1129485951" calcext:value-type="float">
            <text:p>1129485951</text:p>
          </table:table-cell>
          <table:table-cell office:value-type="float" office:value="8.70666" calcext:value-type="float">
            <text:p>8.70666</text:p>
          </table:table-cell>
          <table:table-cell office:value-type="float" office:value="8.7" calcext:value-type="float">
            <text:p>8.7</text:p>
          </table:table-cell>
          <table:table-cell office:value-type="float" office:value="13920" calcext:value-type="float">
            <text:p>13920</text:p>
          </table:table-cell>
          <table:table-cell office:value-type="float" office:value="1129485951" calcext:value-type="float">
            <text:p>1129485951</text:p>
          </table:table-cell>
          <table:table-cell table:formula="of:=[.F641]&gt;[.B6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39-s853540834c4988260.ukp</text:p>
          </table:table-cell>
          <table:table-cell office:value-type="float" office:value="0.14667" calcext:value-type="float">
            <text:p>0.14667</text:p>
          </table:table-cell>
          <table:table-cell office:value-type="float" office:value="0.15" calcext:value-type="float">
            <text:p>0.15</text:p>
          </table:table-cell>
          <table:table-cell office:value-type="float" office:value="8196" calcext:value-type="float">
            <text:p>8196</text:p>
          </table:table-cell>
          <table:table-cell office:value-type="float" office:value="501596501" calcext:value-type="float">
            <text:p>501596501</text:p>
          </table:table-cell>
          <table:table-cell office:value-type="float" office:value="8.71667" calcext:value-type="float">
            <text:p>8.71667</text:p>
          </table:table-cell>
          <table:table-cell office:value-type="float" office:value="8.71" calcext:value-type="float">
            <text:p>8.71</text:p>
          </table:table-cell>
          <table:table-cell office:value-type="float" office:value="14376" calcext:value-type="float">
            <text:p>14376</text:p>
          </table:table-cell>
          <table:table-cell office:value-type="float" office:value="501596501" calcext:value-type="float">
            <text:p>501596501</text:p>
          </table:table-cell>
          <table:table-cell table:formula="of:=[.F642]&gt;[.B6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52-s139986500c13124297.ukp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7904" calcext:value-type="float">
            <text:p>7904</text:p>
          </table:table-cell>
          <table:table-cell office:value-type="float" office:value="1328579123" calcext:value-type="float">
            <text:p>1328579123</text:p>
          </table:table-cell>
          <table:table-cell office:value-type="float" office:value="8.71667" calcext:value-type="float">
            <text:p>8.71667</text:p>
          </table:table-cell>
          <table:table-cell office:value-type="float" office:value="8.73" calcext:value-type="float">
            <text:p>8.73</text:p>
          </table:table-cell>
          <table:table-cell office:value-type="float" office:value="17008" calcext:value-type="float">
            <text:p>17008</text:p>
          </table:table-cell>
          <table:table-cell office:value-type="float" office:value="1328579123" calcext:value-type="float">
            <text:p>1328579123</text:p>
          </table:table-cell>
          <table:table-cell table:formula="of:=[.F643]&gt;[.B6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94-s9656937c73340584.ukp</text:p>
          </table:table-cell>
          <table:table-cell office:value-type="float" office:value="0.73333" calcext:value-type="float">
            <text:p>0.73333</text:p>
          </table:table-cell>
          <table:table-cell office:value-type="float" office:value="0.74" calcext:value-type="float">
            <text:p>0.74</text:p>
          </table:table-cell>
          <table:table-cell office:value-type="float" office:value="27260" calcext:value-type="float">
            <text:p>27260</text:p>
          </table:table-cell>
          <table:table-cell office:value-type="float" office:value="7423492619" calcext:value-type="float">
            <text:p>7423492619</text:p>
          </table:table-cell>
          <table:table-cell office:value-type="float" office:value="8.72" calcext:value-type="float">
            <text:p>8.72</text:p>
          </table:table-cell>
          <table:table-cell office:value-type="float" office:value="8.74" calcext:value-type="float">
            <text:p>8.74</text:p>
          </table:table-cell>
          <table:table-cell office:value-type="float" office:value="52296" calcext:value-type="float">
            <text:p>52296</text:p>
          </table:table-cell>
          <table:table-cell office:value-type="float" office:value="7423492619" calcext:value-type="float">
            <text:p>7423492619</text:p>
          </table:table-cell>
          <table:table-cell table:formula="of:=[.F644]&gt;[.B6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14-s455861864c29391418.ukp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13040" calcext:value-type="float">
            <text:p>13040</text:p>
          </table:table-cell>
          <table:table-cell office:value-type="float" office:value="2959701504" calcext:value-type="float">
            <text:p>2959701504</text:p>
          </table:table-cell>
          <table:table-cell table:number-columns-repeated="2" office:value-type="float" office:value="8.73" calcext:value-type="float">
            <text:p>8.73</text:p>
          </table:table-cell>
          <table:table-cell office:value-type="float" office:value="17024" calcext:value-type="float">
            <text:p>17024</text:p>
          </table:table-cell>
          <table:table-cell office:value-type="float" office:value="2959701504" calcext:value-type="float">
            <text:p>2959701504</text:p>
          </table:table-cell>
          <table:table-cell table:formula="of:=[.F645]&gt;[.B6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57-s340363402c21909975.ukp</text:p>
          </table:table-cell>
          <table:table-cell office:value-type="float" office:value="1.74333" calcext:value-type="float">
            <text:p>1.74333</text:p>
          </table:table-cell>
          <table:table-cell office:value-type="float" office:value="1.74" calcext:value-type="float">
            <text:p>1.74</text:p>
          </table:table-cell>
          <table:table-cell office:value-type="float" office:value="11412" calcext:value-type="float">
            <text:p>11412</text:p>
          </table:table-cell>
          <table:table-cell office:value-type="float" office:value="2205154683" calcext:value-type="float">
            <text:p>2205154683</text:p>
          </table:table-cell>
          <table:table-cell office:value-type="float" office:value="8.73333" calcext:value-type="float">
            <text:p>8.73333</text:p>
          </table:table-cell>
          <table:table-cell office:value-type="float" office:value="8.73" calcext:value-type="float">
            <text:p>8.73</text:p>
          </table:table-cell>
          <table:table-cell office:value-type="float" office:value="15756" calcext:value-type="float">
            <text:p>15756</text:p>
          </table:table-cell>
          <table:table-cell office:value-type="float" office:value="2205154683" calcext:value-type="float">
            <text:p>2205154683</text:p>
          </table:table-cell>
          <table:table-cell table:formula="of:=[.F646]&gt;[.B6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20-s530564065c57119738.ukp</text:p>
          </table:table-cell>
          <table:table-cell office:value-type="float" office:value="0.55667" calcext:value-type="float">
            <text:p>0.55667</text:p>
          </table:table-cell>
          <table:table-cell office:value-type="float" office:value="0.56" calcext:value-type="float">
            <text:p>0.56</text:p>
          </table:table-cell>
          <table:table-cell office:value-type="float" office:value="14356" calcext:value-type="float">
            <text:p>14356</text:p>
          </table:table-cell>
          <table:table-cell office:value-type="float" office:value="5781765521" calcext:value-type="float">
            <text:p>5781765521</text:p>
          </table:table-cell>
          <table:table-cell office:value-type="float" office:value="8.73333" calcext:value-type="float">
            <text:p>8.73333</text:p>
          </table:table-cell>
          <table:table-cell office:value-type="float" office:value="8.74" calcext:value-type="float">
            <text:p>8.74</text:p>
          </table:table-cell>
          <table:table-cell office:value-type="float" office:value="28680" calcext:value-type="float">
            <text:p>28680</text:p>
          </table:table-cell>
          <table:table-cell office:value-type="float" office:value="5781765521" calcext:value-type="float">
            <text:p>5781765521</text:p>
          </table:table-cell>
          <table:table-cell table:formula="of:=[.F647]&gt;[.B6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51-s72680581c83105179.ukp</text:p>
          </table:table-cell>
          <table:table-cell office:value-type="float" office:value="7.21333" calcext:value-type="float">
            <text:p>7.21333</text:p>
          </table:table-cell>
          <table:table-cell office:value-type="float" office:value="7.21" calcext:value-type="float">
            <text:p>7.21</text:p>
          </table:table-cell>
          <table:table-cell office:value-type="float" office:value="33952" calcext:value-type="float">
            <text:p>33952</text:p>
          </table:table-cell>
          <table:table-cell office:value-type="float" office:value="8396318781" calcext:value-type="float">
            <text:p>8396318781</text:p>
          </table:table-cell>
          <table:table-cell office:value-type="float" office:value="8.73333" calcext:value-type="float">
            <text:p>8.73333</text:p>
          </table:table-cell>
          <table:table-cell office:value-type="float" office:value="8.74" calcext:value-type="float">
            <text:p>8.74</text:p>
          </table:table-cell>
          <table:table-cell office:value-type="float" office:value="35376" calcext:value-type="float">
            <text:p>35376</text:p>
          </table:table-cell>
          <table:table-cell office:value-type="float" office:value="8396318781" calcext:value-type="float">
            <text:p>8396318781</text:p>
          </table:table-cell>
          <table:table-cell table:formula="of:=[.F648]&gt;[.B6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7-s586106970c93158297.ukp</text:p>
          </table:table-cell>
          <table:table-cell office:value-type="float" office:value="5.26333" calcext:value-type="float">
            <text:p>5.26333</text:p>
          </table:table-cell>
          <table:table-cell office:value-type="float" office:value="5.27" calcext:value-type="float">
            <text:p>5.27</text:p>
          </table:table-cell>
          <table:table-cell office:value-type="float" office:value="36088" calcext:value-type="float">
            <text:p>36088</text:p>
          </table:table-cell>
          <table:table-cell office:value-type="float" office:value="9414637563" calcext:value-type="float">
            <text:p>9414637563</text:p>
          </table:table-cell>
          <table:table-cell office:value-type="float" office:value="8.73667" calcext:value-type="float">
            <text:p>8.73667</text:p>
          </table:table-cell>
          <table:table-cell office:value-type="float" office:value="8.74" calcext:value-type="float">
            <text:p>8.74</text:p>
          </table:table-cell>
          <table:table-cell office:value-type="float" office:value="40840" calcext:value-type="float">
            <text:p>40840</text:p>
          </table:table-cell>
          <table:table-cell office:value-type="float" office:value="9414637563" calcext:value-type="float">
            <text:p>9414637563</text:p>
          </table:table-cell>
          <table:table-cell table:formula="of:=[.F649]&gt;[.B6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9-s443600954c54711483.ukp</text:p>
          </table:table-cell>
          <table:table-cell office:value-type="float" office:value="1.29333" calcext:value-type="float">
            <text:p>1.29333</text:p>
          </table:table-cell>
          <table:table-cell office:value-type="float" office:value="1.3" calcext:value-type="float">
            <text:p>1.3</text:p>
          </table:table-cell>
          <table:table-cell office:value-type="float" office:value="16276" calcext:value-type="float">
            <text:p>16276</text:p>
          </table:table-cell>
          <table:table-cell office:value-type="float" office:value="5528180371" calcext:value-type="float">
            <text:p>5528180371</text:p>
          </table:table-cell>
          <table:table-cell table:number-columns-repeated="2" office:value-type="float" office:value="8.74" calcext:value-type="float">
            <text:p>8.74</text:p>
          </table:table-cell>
          <table:table-cell office:value-type="float" office:value="23820" calcext:value-type="float">
            <text:p>23820</text:p>
          </table:table-cell>
          <table:table-cell office:value-type="float" office:value="5528180371" calcext:value-type="float">
            <text:p>5528180371</text:p>
          </table:table-cell>
          <table:table-cell table:formula="of:=[.F650]&gt;[.B6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98-s133251444c70399479.ukp</text:p>
          </table:table-cell>
          <table:table-cell office:value-type="float" office:value="0.89333" calcext:value-type="float">
            <text:p>0.89333</text:p>
          </table:table-cell>
          <table:table-cell office:value-type="float" office:value="0.89" calcext:value-type="float">
            <text:p>0.89</text:p>
          </table:table-cell>
          <table:table-cell office:value-type="float" office:value="15180" calcext:value-type="float">
            <text:p>15180</text:p>
          </table:table-cell>
          <table:table-cell office:value-type="float" office:value="7122645612" calcext:value-type="float">
            <text:p>7122645612</text:p>
          </table:table-cell>
          <table:table-cell office:value-type="float" office:value="8.74333" calcext:value-type="float">
            <text:p>8.74333</text:p>
          </table:table-cell>
          <table:table-cell office:value-type="float" office:value="8.75" calcext:value-type="float">
            <text:p>8.75</text:p>
          </table:table-cell>
          <table:table-cell office:value-type="float" office:value="32212" calcext:value-type="float">
            <text:p>32212</text:p>
          </table:table-cell>
          <table:table-cell office:value-type="float" office:value="7122645612" calcext:value-type="float">
            <text:p>7122645612</text:p>
          </table:table-cell>
          <table:table-cell table:formula="of:=[.F651]&gt;[.B6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58-s757232490c58633254.ukp</text:p>
          </table:table-cell>
          <table:table-cell office:value-type="float" office:value="4.02333" calcext:value-type="float">
            <text:p>4.02333</text:p>
          </table:table-cell>
          <table:table-cell office:value-type="float" office:value="4.02" calcext:value-type="float">
            <text:p>4.02</text:p>
          </table:table-cell>
          <table:table-cell office:value-type="float" office:value="32044" calcext:value-type="float">
            <text:p>32044</text:p>
          </table:table-cell>
          <table:table-cell office:value-type="float" office:value="5918141555" calcext:value-type="float">
            <text:p>5918141555</text:p>
          </table:table-cell>
          <table:table-cell office:value-type="float" office:value="8.75333" calcext:value-type="float">
            <text:p>8.75333</text:p>
          </table:table-cell>
          <table:table-cell office:value-type="float" office:value="8.76" calcext:value-type="float">
            <text:p>8.76</text:p>
          </table:table-cell>
          <table:table-cell office:value-type="float" office:value="41016" calcext:value-type="float">
            <text:p>41016</text:p>
          </table:table-cell>
          <table:table-cell office:value-type="float" office:value="5918141555" calcext:value-type="float">
            <text:p>5918141555</text:p>
          </table:table-cell>
          <table:table-cell table:formula="of:=[.F652]&gt;[.B6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93-s727623794c99947939.ukp</text:p>
          </table:table-cell>
          <table:table-cell office:value-type="float" office:value="5.27333" calcext:value-type="float">
            <text:p>5.27333</text:p>
          </table:table-cell>
          <table:table-cell office:value-type="float" office:value="5.28" calcext:value-type="float">
            <text:p>5.28</text:p>
          </table:table-cell>
          <table:table-cell office:value-type="float" office:value="30244" calcext:value-type="float">
            <text:p>30244</text:p>
          </table:table-cell>
          <table:table-cell office:value-type="float" office:value="10103098549" calcext:value-type="float">
            <text:p>10103098549</text:p>
          </table:table-cell>
          <table:table-cell table:number-columns-repeated="2" office:value-type="float" office:value="8.76" calcext:value-type="float">
            <text:p>8.76</text:p>
          </table:table-cell>
          <table:table-cell office:value-type="float" office:value="31836" calcext:value-type="float">
            <text:p>31836</text:p>
          </table:table-cell>
          <table:table-cell office:value-type="float" office:value="10103098549" calcext:value-type="float">
            <text:p>10103098549</text:p>
          </table:table-cell>
          <table:table-cell table:formula="of:=[.F653]&gt;[.B6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92-s571431776c4818762.ukp</text:p>
          </table:table-cell>
          <table:table-cell office:value-type="float" office:value="1.43333" calcext:value-type="float">
            <text:p>1.43333</text:p>
          </table:table-cell>
          <table:table-cell office:value-type="float" office:value="1.43" calcext:value-type="float">
            <text:p>1.43</text:p>
          </table:table-cell>
          <table:table-cell office:value-type="float" office:value="9304" calcext:value-type="float">
            <text:p>9304</text:p>
          </table:table-cell>
          <table:table-cell office:value-type="float" office:value="471385821" calcext:value-type="float">
            <text:p>471385821</text:p>
          </table:table-cell>
          <table:table-cell office:value-type="float" office:value="8.76333" calcext:value-type="float">
            <text:p>8.76333</text:p>
          </table:table-cell>
          <table:table-cell office:value-type="float" office:value="8.77" calcext:value-type="float">
            <text:p>8.77</text:p>
          </table:table-cell>
          <table:table-cell office:value-type="float" office:value="14024" calcext:value-type="float">
            <text:p>14024</text:p>
          </table:table-cell>
          <table:table-cell office:value-type="float" office:value="471385821" calcext:value-type="float">
            <text:p>471385821</text:p>
          </table:table-cell>
          <table:table-cell table:formula="of:=[.F654]&gt;[.B6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16-s106334440c70721608.ukp</text:p>
          </table:table-cell>
          <table:table-cell office:value-type="float" office:value="5.60333" calcext:value-type="float">
            <text:p>5.60333</text:p>
          </table:table-cell>
          <table:table-cell office:value-type="float" office:value="5.61" calcext:value-type="float">
            <text:p>5.61</text:p>
          </table:table-cell>
          <table:table-cell office:value-type="float" office:value="29104" calcext:value-type="float">
            <text:p>29104</text:p>
          </table:table-cell>
          <table:table-cell office:value-type="float" office:value="7141646387" calcext:value-type="float">
            <text:p>7141646387</text:p>
          </table:table-cell>
          <table:table-cell office:value-type="float" office:value="8.76667" calcext:value-type="float">
            <text:p>8.76667</text:p>
          </table:table-cell>
          <table:table-cell office:value-type="float" office:value="8.77" calcext:value-type="float">
            <text:p>8.77</text:p>
          </table:table-cell>
          <table:table-cell office:value-type="float" office:value="32156" calcext:value-type="float">
            <text:p>32156</text:p>
          </table:table-cell>
          <table:table-cell office:value-type="float" office:value="7141646387" calcext:value-type="float">
            <text:p>7141646387</text:p>
          </table:table-cell>
          <table:table-cell table:formula="of:=[.F655]&gt;[.B6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98-s521709984c28050446.ukp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11792" calcext:value-type="float">
            <text:p>11792</text:p>
          </table:table-cell>
          <table:table-cell office:value-type="float" office:value="2835104111" calcext:value-type="float">
            <text:p>2835104111</text:p>
          </table:table-cell>
          <table:table-cell office:value-type="float" office:value="8.77666" calcext:value-type="float">
            <text:p>8.77666</text:p>
          </table:table-cell>
          <table:table-cell office:value-type="float" office:value="8.78" calcext:value-type="float">
            <text:p>8.78</text:p>
          </table:table-cell>
          <table:table-cell office:value-type="float" office:value="18792" calcext:value-type="float">
            <text:p>18792</text:p>
          </table:table-cell>
          <table:table-cell office:value-type="float" office:value="2835104111" calcext:value-type="float">
            <text:p>2835104111</text:p>
          </table:table-cell>
          <table:table-cell table:formula="of:=[.F656]&gt;[.B6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19-s384707603c34419441.ukp</text:p>
          </table:table-cell>
          <table:table-cell table:number-columns-repeated="2" office:value-type="float" office:value="1.54" calcext:value-type="float">
            <text:p>1.54</text:p>
          </table:table-cell>
          <table:table-cell office:value-type="float" office:value="23432" calcext:value-type="float">
            <text:p>23432</text:p>
          </table:table-cell>
          <table:table-cell office:value-type="float" office:value="3474116376" calcext:value-type="float">
            <text:p>3474116376</text:p>
          </table:table-cell>
          <table:table-cell table:number-columns-repeated="2" office:value-type="float" office:value="8.78" calcext:value-type="float">
            <text:p>8.78</text:p>
          </table:table-cell>
          <table:table-cell office:value-type="float" office:value="35828" calcext:value-type="float">
            <text:p>35828</text:p>
          </table:table-cell>
          <table:table-cell office:value-type="float" office:value="3474116376" calcext:value-type="float">
            <text:p>3474116376</text:p>
          </table:table-cell>
          <table:table-cell table:formula="of:=[.F657]&gt;[.B6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80-s10284050c37273903.ukp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2660" calcext:value-type="float">
            <text:p>12660</text:p>
          </table:table-cell>
          <table:table-cell office:value-type="float" office:value="3772959755" calcext:value-type="float">
            <text:p>3772959755</text:p>
          </table:table-cell>
          <table:table-cell table:number-columns-repeated="2" office:value-type="float" office:value="8.78" calcext:value-type="float">
            <text:p>8.78</text:p>
          </table:table-cell>
          <table:table-cell office:value-type="float" office:value="15604" calcext:value-type="float">
            <text:p>15604</text:p>
          </table:table-cell>
          <table:table-cell office:value-type="float" office:value="3772959755" calcext:value-type="float">
            <text:p>3772959755</text:p>
          </table:table-cell>
          <table:table-cell table:formula="of:=[.F658]&gt;[.B6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31-s687055819c91224172.ukp</text:p>
          </table:table-cell>
          <table:table-cell office:value-type="float" office:value="0.20667" calcext:value-type="float">
            <text:p>0.20667</text:p>
          </table:table-cell>
          <table:table-cell office:value-type="float" office:value="0.21" calcext:value-type="float">
            <text:p>0.21</text:p>
          </table:table-cell>
          <table:table-cell office:value-type="float" office:value="16772" calcext:value-type="float">
            <text:p>16772</text:p>
          </table:table-cell>
          <table:table-cell office:value-type="float" office:value="9235167105" calcext:value-type="float">
            <text:p>9235167105</text:p>
          </table:table-cell>
          <table:table-cell table:number-columns-repeated="2" office:value-type="float" office:value="8.78" calcext:value-type="float">
            <text:p>8.78</text:p>
          </table:table-cell>
          <table:table-cell office:value-type="float" office:value="14196" calcext:value-type="float">
            <text:p>14196</text:p>
          </table:table-cell>
          <table:table-cell office:value-type="float" office:value="9235167105" calcext:value-type="float">
            <text:p>9235167105</text:p>
          </table:table-cell>
          <table:table-cell table:formula="of:=[.F659]&gt;[.B6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97-s733451078c28501327.ukp</text:p>
          </table:table-cell>
          <table:table-cell office:value-type="float" office:value="3.74333" calcext:value-type="float">
            <text:p>3.74333</text:p>
          </table:table-cell>
          <table:table-cell office:value-type="float" office:value="3.75" calcext:value-type="float">
            <text:p>3.75</text:p>
          </table:table-cell>
          <table:table-cell office:value-type="float" office:value="14296" calcext:value-type="float">
            <text:p>14296</text:p>
          </table:table-cell>
          <table:table-cell office:value-type="float" office:value="2864902693" calcext:value-type="float">
            <text:p>2864902693</text:p>
          </table:table-cell>
          <table:table-cell office:value-type="float" office:value="8.78333" calcext:value-type="float">
            <text:p>8.78333</text:p>
          </table:table-cell>
          <table:table-cell office:value-type="float" office:value="8.79" calcext:value-type="float">
            <text:p>8.79</text:p>
          </table:table-cell>
          <table:table-cell office:value-type="float" office:value="16560" calcext:value-type="float">
            <text:p>16560</text:p>
          </table:table-cell>
          <table:table-cell office:value-type="float" office:value="2864902693" calcext:value-type="float">
            <text:p>2864902693</text:p>
          </table:table-cell>
          <table:table-cell table:formula="of:=[.F660]&gt;[.B6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58-s166672639c42244064.ukp</text:p>
          </table:table-cell>
          <table:table-cell office:value-type="float" office:value="0.19667" calcext:value-type="float">
            <text:p>0.19667</text:p>
          </table:table-cell>
          <table:table-cell office:value-type="float" office:value="0.2" calcext:value-type="float">
            <text:p>0.2</text:p>
          </table:table-cell>
          <table:table-cell office:value-type="float" office:value="13072" calcext:value-type="float">
            <text:p>13072</text:p>
          </table:table-cell>
          <table:table-cell office:value-type="float" office:value="4276815767" calcext:value-type="float">
            <text:p>4276815767</text:p>
          </table:table-cell>
          <table:table-cell office:value-type="float" office:value="8.78333" calcext:value-type="float">
            <text:p>8.78333</text:p>
          </table:table-cell>
          <table:table-cell office:value-type="float" office:value="8.78" calcext:value-type="float">
            <text:p>8.78</text:p>
          </table:table-cell>
          <table:table-cell office:value-type="float" office:value="21936" calcext:value-type="float">
            <text:p>21936</text:p>
          </table:table-cell>
          <table:table-cell office:value-type="float" office:value="4276815767" calcext:value-type="float">
            <text:p>4276815767</text:p>
          </table:table-cell>
          <table:table-cell table:formula="of:=[.F661]&gt;[.B6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71-s888531767c11551498.ukp</text:p>
          </table:table-cell>
          <table:table-cell office:value-type="float" office:value="7.82667" calcext:value-type="float">
            <text:p>7.82667</text:p>
          </table:table-cell>
          <table:table-cell office:value-type="float" office:value="7.83" calcext:value-type="float">
            <text:p>7.83</text:p>
          </table:table-cell>
          <table:table-cell office:value-type="float" office:value="13964" calcext:value-type="float">
            <text:p>13964</text:p>
          </table:table-cell>
          <table:table-cell office:value-type="float" office:value="1145595260" calcext:value-type="float">
            <text:p>1145595260</text:p>
          </table:table-cell>
          <table:table-cell table:number-columns-repeated="2" office:value-type="float" office:value="8.79" calcext:value-type="float">
            <text:p>8.79</text:p>
          </table:table-cell>
          <table:table-cell office:value-type="float" office:value="14152" calcext:value-type="float">
            <text:p>14152</text:p>
          </table:table-cell>
          <table:table-cell office:value-type="float" office:value="1145595260" calcext:value-type="float">
            <text:p>1145595260</text:p>
          </table:table-cell>
          <table:table-cell table:formula="of:=[.F662]&gt;[.B6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69-s235930013c25778973.ukp</text:p>
          </table:table-cell>
          <table:table-cell office:value-type="float" office:value="3.47333" calcext:value-type="float">
            <text:p>3.47333</text:p>
          </table:table-cell>
          <table:table-cell office:value-type="float" office:value="3.48" calcext:value-type="float">
            <text:p>3.48</text:p>
          </table:table-cell>
          <table:table-cell office:value-type="float" office:value="17492" calcext:value-type="float">
            <text:p>17492</text:p>
          </table:table-cell>
          <table:table-cell office:value-type="float" office:value="2589416020" calcext:value-type="float">
            <text:p>2589416020</text:p>
          </table:table-cell>
          <table:table-cell office:value-type="float" office:value="8.79333" calcext:value-type="float">
            <text:p>8.79333</text:p>
          </table:table-cell>
          <table:table-cell office:value-type="float" office:value="8.79" calcext:value-type="float">
            <text:p>8.79</text:p>
          </table:table-cell>
          <table:table-cell office:value-type="float" office:value="19864" calcext:value-type="float">
            <text:p>19864</text:p>
          </table:table-cell>
          <table:table-cell office:value-type="float" office:value="2589416020" calcext:value-type="float">
            <text:p>2589416020</text:p>
          </table:table-cell>
          <table:table-cell table:formula="of:=[.F663]&gt;[.B6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90-s229998815c67014713.ukp</text:p>
          </table:table-cell>
          <table:table-cell table:number-columns-repeated="2" office:value-type="float" office:value="4.06" calcext:value-type="float">
            <text:p>4.06</text:p>
          </table:table-cell>
          <table:table-cell office:value-type="float" office:value="29004" calcext:value-type="float">
            <text:p>29004</text:p>
          </table:table-cell>
          <table:table-cell office:value-type="float" office:value="6767965050" calcext:value-type="float">
            <text:p>6767965050</text:p>
          </table:table-cell>
          <table:table-cell office:value-type="float" office:value="8.79667" calcext:value-type="float">
            <text:p>8.79667</text:p>
          </table:table-cell>
          <table:table-cell office:value-type="float" office:value="8.81" calcext:value-type="float">
            <text:p>8.81</text:p>
          </table:table-cell>
          <table:table-cell office:value-type="float" office:value="33472" calcext:value-type="float">
            <text:p>33472</text:p>
          </table:table-cell>
          <table:table-cell office:value-type="float" office:value="6767965050" calcext:value-type="float">
            <text:p>6767965050</text:p>
          </table:table-cell>
          <table:table-cell table:formula="of:=[.F664]&gt;[.B6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72-s726307672c8266762.ukp</text:p>
          </table:table-cell>
          <table:table-cell office:value-type="float" office:value="1.78333" calcext:value-type="float">
            <text:p>1.78333</text:p>
          </table:table-cell>
          <table:table-cell office:value-type="float" office:value="1.78" calcext:value-type="float">
            <text:p>1.78</text:p>
          </table:table-cell>
          <table:table-cell office:value-type="float" office:value="10008" calcext:value-type="float">
            <text:p>10008</text:p>
          </table:table-cell>
          <table:table-cell office:value-type="float" office:value="819424085" calcext:value-type="float">
            <text:p>819424085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14248" calcext:value-type="float">
            <text:p>14248</text:p>
          </table:table-cell>
          <table:table-cell office:value-type="float" office:value="819424085" calcext:value-type="float">
            <text:p>819424085</text:p>
          </table:table-cell>
          <table:table-cell table:formula="of:=[.F665]&gt;[.B6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44-s224170978c12780880.ukp</text:p>
          </table:table-cell>
          <table:table-cell table:number-columns-repeated="2" office:value-type="float" office:value="2.37" calcext:value-type="float">
            <text:p>2.37</text:p>
          </table:table-cell>
          <table:table-cell office:value-type="float" office:value="10588" calcext:value-type="float">
            <text:p>10588</text:p>
          </table:table-cell>
          <table:table-cell office:value-type="float" office:value="1275643677" calcext:value-type="float">
            <text:p>1275643677</text:p>
          </table:table-cell>
          <table:table-cell office:value-type="float" office:value="8.80333" calcext:value-type="float">
            <text:p>8.80333</text:p>
          </table:table-cell>
          <table:table-cell office:value-type="float" office:value="8.8" calcext:value-type="float">
            <text:p>8.8</text:p>
          </table:table-cell>
          <table:table-cell office:value-type="float" office:value="14200" calcext:value-type="float">
            <text:p>14200</text:p>
          </table:table-cell>
          <table:table-cell office:value-type="float" office:value="1275643677" calcext:value-type="float">
            <text:p>1275643677</text:p>
          </table:table-cell>
          <table:table-cell table:formula="of:=[.F666]&gt;[.B6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14-s173350832c59042793.ukp</text:p>
          </table:table-cell>
          <table:table-cell office:value-type="float" office:value="8.58333" calcext:value-type="float">
            <text:p>8.58333</text:p>
          </table:table-cell>
          <table:table-cell office:value-type="float" office:value="8.59" calcext:value-type="float">
            <text:p>8.59</text:p>
          </table:table-cell>
          <table:table-cell office:value-type="float" office:value="36864" calcext:value-type="float">
            <text:p>36864</text:p>
          </table:table-cell>
          <table:table-cell office:value-type="float" office:value="5962846619" calcext:value-type="float">
            <text:p>5962846619</text:p>
          </table:table-cell>
          <table:table-cell office:value-type="float" office:value="8.80333" calcext:value-type="float">
            <text:p>8.80333</text:p>
          </table:table-cell>
          <table:table-cell office:value-type="float" office:value="8.81" calcext:value-type="float">
            <text:p>8.81</text:p>
          </table:table-cell>
          <table:table-cell office:value-type="float" office:value="40356" calcext:value-type="float">
            <text:p>40356</text:p>
          </table:table-cell>
          <table:table-cell office:value-type="float" office:value="5962846619" calcext:value-type="float">
            <text:p>5962846619</text:p>
          </table:table-cell>
          <table:table-cell table:formula="of:=[.F667]&gt;[.B6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83-s91594350c97824125.ukp</text:p>
          </table:table-cell>
          <table:table-cell office:value-type="float" office:value="3.78667" calcext:value-type="float">
            <text:p>3.78667</text:p>
          </table:table-cell>
          <table:table-cell office:value-type="float" office:value="3.79" calcext:value-type="float">
            <text:p>3.79</text:p>
          </table:table-cell>
          <table:table-cell office:value-type="float" office:value="18772" calcext:value-type="float">
            <text:p>18772</text:p>
          </table:table-cell>
          <table:table-cell office:value-type="float" office:value="9889902103" calcext:value-type="float">
            <text:p>9889902103</text:p>
          </table:table-cell>
          <table:table-cell office:value-type="float" office:value="8.80333" calcext:value-type="float">
            <text:p>8.80333</text:p>
          </table:table-cell>
          <table:table-cell office:value-type="float" office:value="8.8" calcext:value-type="float">
            <text:p>8.8</text:p>
          </table:table-cell>
          <table:table-cell office:value-type="float" office:value="14228" calcext:value-type="float">
            <text:p>14228</text:p>
          </table:table-cell>
          <table:table-cell office:value-type="float" office:value="9889902103" calcext:value-type="float">
            <text:p>9889902103</text:p>
          </table:table-cell>
          <table:table-cell table:formula="of:=[.F668]&gt;[.B6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80-s497842916c16268264.ukp</text:p>
          </table:table-cell>
          <table:table-cell office:value-type="float" office:value="0.90333" calcext:value-type="float">
            <text:p>0.90333</text:p>
          </table:table-cell>
          <table:table-cell office:value-type="float" office:value="0.9" calcext:value-type="float">
            <text:p>0.9</text:p>
          </table:table-cell>
          <table:table-cell office:value-type="float" office:value="9760" calcext:value-type="float">
            <text:p>9760</text:p>
          </table:table-cell>
          <table:table-cell office:value-type="float" office:value="1634835412" calcext:value-type="float">
            <text:p>1634835412</text:p>
          </table:table-cell>
          <table:table-cell office:value-type="float" office:value="8.80667" calcext:value-type="float">
            <text:p>8.80667</text:p>
          </table:table-cell>
          <table:table-cell office:value-type="float" office:value="8.81" calcext:value-type="float">
            <text:p>8.81</text:p>
          </table:table-cell>
          <table:table-cell office:value-type="float" office:value="14176" calcext:value-type="float">
            <text:p>14176</text:p>
          </table:table-cell>
          <table:table-cell office:value-type="float" office:value="1634835412" calcext:value-type="float">
            <text:p>1634835412</text:p>
          </table:table-cell>
          <table:table-cell table:formula="of:=[.F669]&gt;[.B6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97-s125514086c9517459.ukp</text:p>
          </table:table-cell>
          <table:table-cell office:value-type="float" office:value="7.32667" calcext:value-type="float">
            <text:p>7.32667</text:p>
          </table:table-cell>
          <table:table-cell office:value-type="float" office:value="7.32" calcext:value-type="float">
            <text:p>7.32</text:p>
          </table:table-cell>
          <table:table-cell office:value-type="float" office:value="13116" calcext:value-type="float">
            <text:p>13116</text:p>
          </table:table-cell>
          <table:table-cell office:value-type="float" office:value="938719862" calcext:value-type="float">
            <text:p>938719862</text:p>
          </table:table-cell>
          <table:table-cell office:value-type="float" office:value="8.81667" calcext:value-type="float">
            <text:p>8.81667</text:p>
          </table:table-cell>
          <table:table-cell office:value-type="float" office:value="8.82" calcext:value-type="float">
            <text:p>8.82</text:p>
          </table:table-cell>
          <table:table-cell office:value-type="float" office:value="14180" calcext:value-type="float">
            <text:p>14180</text:p>
          </table:table-cell>
          <table:table-cell office:value-type="float" office:value="938719862" calcext:value-type="float">
            <text:p>938719862</text:p>
          </table:table-cell>
          <table:table-cell table:formula="of:=[.F670]&gt;[.B6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64-s504944976c45009088.ukp</text:p>
          </table:table-cell>
          <table:table-cell office:value-type="float" office:value="1.93333" calcext:value-type="float">
            <text:p>1.93333</text:p>
          </table:table-cell>
          <table:table-cell office:value-type="float" office:value="1.93" calcext:value-type="float">
            <text:p>1.93</text:p>
          </table:table-cell>
          <table:table-cell office:value-type="float" office:value="23044" calcext:value-type="float">
            <text:p>23044</text:p>
          </table:table-cell>
          <table:table-cell office:value-type="float" office:value="4545855653" calcext:value-type="float">
            <text:p>4545855653</text:p>
          </table:table-cell>
          <table:table-cell office:value-type="float" office:value="8.81667" calcext:value-type="float">
            <text:p>8.81667</text:p>
          </table:table-cell>
          <table:table-cell office:value-type="float" office:value="8.82" calcext:value-type="float">
            <text:p>8.82</text:p>
          </table:table-cell>
          <table:table-cell office:value-type="float" office:value="35104" calcext:value-type="float">
            <text:p>35104</text:p>
          </table:table-cell>
          <table:table-cell office:value-type="float" office:value="4545855653" calcext:value-type="float">
            <text:p>4545855653</text:p>
          </table:table-cell>
          <table:table-cell table:formula="of:=[.F671]&gt;[.B6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57-s578238354c72886391.ukp</text:p>
          </table:table-cell>
          <table:table-cell office:value-type="float" office:value="3.78333" calcext:value-type="float">
            <text:p>3.78333</text:p>
          </table:table-cell>
          <table:table-cell office:value-type="float" office:value="3.79" calcext:value-type="float">
            <text:p>3.79</text:p>
          </table:table-cell>
          <table:table-cell office:value-type="float" office:value="50612" calcext:value-type="float">
            <text:p>50612</text:p>
          </table:table-cell>
          <table:table-cell office:value-type="float" office:value="7364723118" calcext:value-type="float">
            <text:p>7364723118</text:p>
          </table:table-cell>
          <table:table-cell office:value-type="float" office:value="8.83333" calcext:value-type="float">
            <text:p>8.83333</text:p>
          </table:table-cell>
          <table:table-cell office:value-type="float" office:value="8.85" calcext:value-type="float">
            <text:p>8.85</text:p>
          </table:table-cell>
          <table:table-cell office:value-type="float" office:value="52268" calcext:value-type="float">
            <text:p>52268</text:p>
          </table:table-cell>
          <table:table-cell office:value-type="float" office:value="7364723118" calcext:value-type="float">
            <text:p>7364723118</text:p>
          </table:table-cell>
          <table:table-cell table:formula="of:=[.F672]&gt;[.B6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6-s90924128c8247071.ukp</text:p>
          </table:table-cell>
          <table:table-cell table:number-columns-repeated="2" office:value-type="float" office:value="1.06" calcext:value-type="float">
            <text:p>1.06</text:p>
          </table:table-cell>
          <table:table-cell office:value-type="float" office:value="9264" calcext:value-type="float">
            <text:p>9264</text:p>
          </table:table-cell>
          <table:table-cell office:value-type="float" office:value="820583086" calcext:value-type="float">
            <text:p>820583086</text:p>
          </table:table-cell>
          <table:table-cell office:value-type="float" office:value="8.84333" calcext:value-type="float">
            <text:p>8.84333</text:p>
          </table:table-cell>
          <table:table-cell office:value-type="float" office:value="8.84" calcext:value-type="float">
            <text:p>8.84</text:p>
          </table:table-cell>
          <table:table-cell office:value-type="float" office:value="14256" calcext:value-type="float">
            <text:p>14256</text:p>
          </table:table-cell>
          <table:table-cell office:value-type="float" office:value="820583086" calcext:value-type="float">
            <text:p>820583086</text:p>
          </table:table-cell>
          <table:table-cell table:formula="of:=[.F673]&gt;[.B6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74-s971450924c78918657.ukp</text:p>
          </table:table-cell>
          <table:table-cell office:value-type="float" office:value="7.72333" calcext:value-type="float">
            <text:p>7.72333</text:p>
          </table:table-cell>
          <table:table-cell office:value-type="float" office:value="7.72" calcext:value-type="float">
            <text:p>7.72</text:p>
          </table:table-cell>
          <table:table-cell office:value-type="float" office:value="36328" calcext:value-type="float">
            <text:p>36328</text:p>
          </table:table-cell>
          <table:table-cell office:value-type="float" office:value="7970878096" calcext:value-type="float">
            <text:p>7970878096</text:p>
          </table:table-cell>
          <table:table-cell office:value-type="float" office:value="8.85666" calcext:value-type="float">
            <text:p>8.85666</text:p>
          </table:table-cell>
          <table:table-cell office:value-type="float" office:value="8.86" calcext:value-type="float">
            <text:p>8.86</text:p>
          </table:table-cell>
          <table:table-cell office:value-type="float" office:value="39380" calcext:value-type="float">
            <text:p>39380</text:p>
          </table:table-cell>
          <table:table-cell office:value-type="float" office:value="7970878096" calcext:value-type="float">
            <text:p>7970878096</text:p>
          </table:table-cell>
          <table:table-cell table:formula="of:=[.F674]&gt;[.B6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01-s949050623c20966660.ukp</text:p>
          </table:table-cell>
          <table:table-cell office:value-type="float" office:value="1.39667" calcext:value-type="float">
            <text:p>1.39667</text:p>
          </table:table-cell>
          <table:table-cell office:value-type="float" office:value="1.4" calcext:value-type="float">
            <text:p>1.4</text:p>
          </table:table-cell>
          <table:table-cell office:value-type="float" office:value="11152" calcext:value-type="float">
            <text:p>11152</text:p>
          </table:table-cell>
          <table:table-cell office:value-type="float" office:value="2110999418" calcext:value-type="float">
            <text:p>2110999418</text:p>
          </table:table-cell>
          <table:table-cell table:number-columns-repeated="2" office:value-type="float" office:value="8.86" calcext:value-type="float">
            <text:p>8.86</text:p>
          </table:table-cell>
          <table:table-cell office:value-type="float" office:value="18748" calcext:value-type="float">
            <text:p>18748</text:p>
          </table:table-cell>
          <table:table-cell office:value-type="float" office:value="2110999418" calcext:value-type="float">
            <text:p>2110999418</text:p>
          </table:table-cell>
          <table:table-cell table:formula="of:=[.F675]&gt;[.B6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77-s657896393c73663377.ukp</text:p>
          </table:table-cell>
          <table:table-cell office:value-type="float" office:value="2.12333" calcext:value-type="float">
            <text:p>2.12333</text:p>
          </table:table-cell>
          <table:table-cell office:value-type="float" office:value="2.13" calcext:value-type="float">
            <text:p>2.13</text:p>
          </table:table-cell>
          <table:table-cell office:value-type="float" office:value="21056" calcext:value-type="float">
            <text:p>21056</text:p>
          </table:table-cell>
          <table:table-cell office:value-type="float" office:value="7446075943" calcext:value-type="float">
            <text:p>7446075943</text:p>
          </table:table-cell>
          <table:table-cell table:number-columns-repeated="2" office:value-type="float" office:value="8.86" calcext:value-type="float">
            <text:p>8.86</text:p>
          </table:table-cell>
          <table:table-cell office:value-type="float" office:value="30972" calcext:value-type="float">
            <text:p>30972</text:p>
          </table:table-cell>
          <table:table-cell office:value-type="float" office:value="7446075943" calcext:value-type="float">
            <text:p>7446075943</text:p>
          </table:table-cell>
          <table:table-cell table:formula="of:=[.F676]&gt;[.B6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58-s394447196c8367345.ukp</text:p>
          </table:table-cell>
          <table:table-cell office:value-type="float" office:value="3.28667" calcext:value-type="float">
            <text:p>3.28667</text:p>
          </table:table-cell>
          <table:table-cell office:value-type="float" office:value="3.29" calcext:value-type="float">
            <text:p>3.29</text:p>
          </table:table-cell>
          <table:table-cell office:value-type="float" office:value="10428" calcext:value-type="float">
            <text:p>10428</text:p>
          </table:table-cell>
          <table:table-cell office:value-type="float" office:value="825650075" calcext:value-type="float">
            <text:p>825650075</text:p>
          </table:table-cell>
          <table:table-cell office:value-type="float" office:value="8.86333" calcext:value-type="float">
            <text:p>8.86333</text:p>
          </table:table-cell>
          <table:table-cell office:value-type="float" office:value="8.86" calcext:value-type="float">
            <text:p>8.86</text:p>
          </table:table-cell>
          <table:table-cell office:value-type="float" office:value="14300" calcext:value-type="float">
            <text:p>14300</text:p>
          </table:table-cell>
          <table:table-cell office:value-type="float" office:value="825650075" calcext:value-type="float">
            <text:p>825650075</text:p>
          </table:table-cell>
          <table:table-cell table:formula="of:=[.F677]&gt;[.B6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1-s262685617c74110651.ukp</text:p>
          </table:table-cell>
          <table:table-cell table:number-columns-repeated="2" office:value-type="float" office:value="6.04" calcext:value-type="float">
            <text:p>6.04</text:p>
          </table:table-cell>
          <table:table-cell office:value-type="float" office:value="57892" calcext:value-type="float">
            <text:p>57892</text:p>
          </table:table-cell>
          <table:table-cell office:value-type="float" office:value="7489658205" calcext:value-type="float">
            <text:p>7489658205</text:p>
          </table:table-cell>
          <table:table-cell office:value-type="float" office:value="8.86333" calcext:value-type="float">
            <text:p>8.86333</text:p>
          </table:table-cell>
          <table:table-cell office:value-type="float" office:value="8.88" calcext:value-type="float">
            <text:p>8.88</text:p>
          </table:table-cell>
          <table:table-cell office:value-type="float" office:value="58620" calcext:value-type="float">
            <text:p>58620</text:p>
          </table:table-cell>
          <table:table-cell office:value-type="float" office:value="7489658205" calcext:value-type="float">
            <text:p>7489658205</text:p>
          </table:table-cell>
          <table:table-cell table:formula="of:=[.F678]&gt;[.B6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68-s568785642c29041453.ukp</text:p>
          </table:table-cell>
          <table:table-cell office:value-type="float" office:value="0.35667" calcext:value-type="float">
            <text:p>0.35667</text:p>
          </table:table-cell>
          <table:table-cell office:value-type="float" office:value="0.36" calcext:value-type="float">
            <text:p>0.36</text:p>
          </table:table-cell>
          <table:table-cell office:value-type="float" office:value="9328" calcext:value-type="float">
            <text:p>9328</text:p>
          </table:table-cell>
          <table:table-cell office:value-type="float" office:value="2936083624" calcext:value-type="float">
            <text:p>2936083624</text:p>
          </table:table-cell>
          <table:table-cell office:value-type="float" office:value="8.86667" calcext:value-type="float">
            <text:p>8.86667</text:p>
          </table:table-cell>
          <table:table-cell office:value-type="float" office:value="8.87" calcext:value-type="float">
            <text:p>8.87</text:p>
          </table:table-cell>
          <table:table-cell office:value-type="float" office:value="14028" calcext:value-type="float">
            <text:p>14028</text:p>
          </table:table-cell>
          <table:table-cell office:value-type="float" office:value="2936083624" calcext:value-type="float">
            <text:p>2936083624</text:p>
          </table:table-cell>
          <table:table-cell table:formula="of:=[.F679]&gt;[.B6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63-s578849134c76482734.ukp</text:p>
          </table:table-cell>
          <table:table-cell office:value-type="float" office:value="0.14667" calcext:value-type="float">
            <text:p>0.14667</text:p>
          </table:table-cell>
          <table:table-cell office:value-type="float" office:value="0.15" calcext:value-type="float">
            <text:p>0.15</text:p>
          </table:table-cell>
          <table:table-cell office:value-type="float" office:value="19064" calcext:value-type="float">
            <text:p>19064</text:p>
          </table:table-cell>
          <table:table-cell office:value-type="float" office:value="7747405454" calcext:value-type="float">
            <text:p>7747405454</text:p>
          </table:table-cell>
          <table:table-cell office:value-type="float" office:value="8.86667" calcext:value-type="float">
            <text:p>8.86667</text:p>
          </table:table-cell>
          <table:table-cell office:value-type="float" office:value="8.87" calcext:value-type="float">
            <text:p>8.87</text:p>
          </table:table-cell>
          <table:table-cell office:value-type="float" office:value="46264" calcext:value-type="float">
            <text:p>46264</text:p>
          </table:table-cell>
          <table:table-cell office:value-type="float" office:value="7747405454" calcext:value-type="float">
            <text:p>7747405454</text:p>
          </table:table-cell>
          <table:table-cell table:formula="of:=[.F680]&gt;[.B6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14-s773924804c66834737.ukp</text:p>
          </table:table-cell>
          <table:table-cell table:number-columns-repeated="2" office:value-type="float" office:value="7.57" calcext:value-type="float">
            <text:p>7.57</text:p>
          </table:table-cell>
          <table:table-cell office:value-type="float" office:value="28644" calcext:value-type="float">
            <text:p>28644</text:p>
          </table:table-cell>
          <table:table-cell office:value-type="float" office:value="6746270368" calcext:value-type="float">
            <text:p>6746270368</text:p>
          </table:table-cell>
          <table:table-cell office:value-type="float" office:value="8.87333" calcext:value-type="float">
            <text:p>8.87333</text:p>
          </table:table-cell>
          <table:table-cell office:value-type="float" office:value="8.88" calcext:value-type="float">
            <text:p>8.88</text:p>
          </table:table-cell>
          <table:table-cell office:value-type="float" office:value="27684" calcext:value-type="float">
            <text:p>27684</text:p>
          </table:table-cell>
          <table:table-cell office:value-type="float" office:value="6746270368" calcext:value-type="float">
            <text:p>6746270368</text:p>
          </table:table-cell>
          <table:table-cell table:formula="of:=[.F681]&gt;[.B6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92-s931912657c3205558.ukp</text:p>
          </table:table-cell>
          <table:table-cell office:value-type="float" office:value="1.03667" calcext:value-type="float">
            <text:p>1.03667</text:p>
          </table:table-cell>
          <table:table-cell office:value-type="float" office:value="1.04" calcext:value-type="float">
            <text:p>1.04</text:p>
          </table:table-cell>
          <table:table-cell office:value-type="float" office:value="9296" calcext:value-type="float">
            <text:p>9296</text:p>
          </table:table-cell>
          <table:table-cell office:value-type="float" office:value="309266485" calcext:value-type="float">
            <text:p>309266485</text:p>
          </table:table-cell>
          <table:table-cell office:value-type="float" office:value="8.87667" calcext:value-type="float">
            <text:p>8.87667</text:p>
          </table:table-cell>
          <table:table-cell office:value-type="float" office:value="8.88" calcext:value-type="float">
            <text:p>8.88</text:p>
          </table:table-cell>
          <table:table-cell office:value-type="float" office:value="14124" calcext:value-type="float">
            <text:p>14124</text:p>
          </table:table-cell>
          <table:table-cell office:value-type="float" office:value="309266485" calcext:value-type="float">
            <text:p>309266485</text:p>
          </table:table-cell>
          <table:table-cell table:formula="of:=[.F682]&gt;[.B6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31-s363501936c29402241.ukp</text:p>
          </table:table-cell>
          <table:table-cell office:value-type="float" office:value="2.35333" calcext:value-type="float">
            <text:p>2.35333</text:p>
          </table:table-cell>
          <table:table-cell office:value-type="float" office:value="2.35" calcext:value-type="float">
            <text:p>2.35</text:p>
          </table:table-cell>
          <table:table-cell office:value-type="float" office:value="12472" calcext:value-type="float">
            <text:p>12472</text:p>
          </table:table-cell>
          <table:table-cell office:value-type="float" office:value="2959332577" calcext:value-type="float">
            <text:p>2959332577</text:p>
          </table:table-cell>
          <table:table-cell office:value-type="float" office:value="8.87667" calcext:value-type="float">
            <text:p>8.87667</text:p>
          </table:table-cell>
          <table:table-cell office:value-type="float" office:value="8.88" calcext:value-type="float">
            <text:p>8.88</text:p>
          </table:table-cell>
          <table:table-cell office:value-type="float" office:value="16760" calcext:value-type="float">
            <text:p>16760</text:p>
          </table:table-cell>
          <table:table-cell office:value-type="float" office:value="2959332577" calcext:value-type="float">
            <text:p>2959332577</text:p>
          </table:table-cell>
          <table:table-cell table:formula="of:=[.F683]&gt;[.B6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72-s876785217c72084240.ukp</text:p>
          </table:table-cell>
          <table:table-cell office:value-type="float" office:value="1.94333" calcext:value-type="float">
            <text:p>1.94333</text:p>
          </table:table-cell>
          <table:table-cell office:value-type="float" office:value="1.94" calcext:value-type="float">
            <text:p>1.94</text:p>
          </table:table-cell>
          <table:table-cell office:value-type="float" office:value="18548" calcext:value-type="float">
            <text:p>18548</text:p>
          </table:table-cell>
          <table:table-cell office:value-type="float" office:value="7284884351" calcext:value-type="float">
            <text:p>7284884351</text:p>
          </table:table-cell>
          <table:table-cell table:number-columns-repeated="2" office:value-type="float" office:value="8.88" calcext:value-type="float">
            <text:p>8.88</text:p>
          </table:table-cell>
          <table:table-cell office:value-type="float" office:value="22828" calcext:value-type="float">
            <text:p>22828</text:p>
          </table:table-cell>
          <table:table-cell office:value-type="float" office:value="7284884351" calcext:value-type="float">
            <text:p>7284884351</text:p>
          </table:table-cell>
          <table:table-cell table:formula="of:=[.F684]&gt;[.B6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13-s992980497c45420750.ukp</text:p>
          </table:table-cell>
          <table:table-cell office:value-type="float" office:value="2.12333" calcext:value-type="float">
            <text:p>2.12333</text:p>
          </table:table-cell>
          <table:table-cell office:value-type="float" office:value="2.13" calcext:value-type="float">
            <text:p>2.13</text:p>
          </table:table-cell>
          <table:table-cell office:value-type="float" office:value="16640" calcext:value-type="float">
            <text:p>16640</text:p>
          </table:table-cell>
          <table:table-cell office:value-type="float" office:value="4583080959" calcext:value-type="float">
            <text:p>4583080959</text:p>
          </table:table-cell>
          <table:table-cell office:value-type="float" office:value="8.88333" calcext:value-type="float">
            <text:p>8.88333</text:p>
          </table:table-cell>
          <table:table-cell office:value-type="float" office:value="8.88" calcext:value-type="float">
            <text:p>8.88</text:p>
          </table:table-cell>
          <table:table-cell office:value-type="float" office:value="20896" calcext:value-type="float">
            <text:p>20896</text:p>
          </table:table-cell>
          <table:table-cell office:value-type="float" office:value="4583080959" calcext:value-type="float">
            <text:p>4583080959</text:p>
          </table:table-cell>
          <table:table-cell table:formula="of:=[.F685]&gt;[.B6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-s324673955c67603969.ukp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4360" calcext:value-type="float">
            <text:p>14360</text:p>
          </table:table-cell>
          <table:table-cell office:value-type="float" office:value="6849567353" calcext:value-type="float">
            <text:p>6849567353</text:p>
          </table:table-cell>
          <table:table-cell office:value-type="float" office:value="8.88333" calcext:value-type="float">
            <text:p>8.88333</text:p>
          </table:table-cell>
          <table:table-cell office:value-type="float" office:value="8.89" calcext:value-type="float">
            <text:p>8.89</text:p>
          </table:table-cell>
          <table:table-cell office:value-type="float" office:value="33852" calcext:value-type="float">
            <text:p>33852</text:p>
          </table:table-cell>
          <table:table-cell office:value-type="float" office:value="6849567353" calcext:value-type="float">
            <text:p>6849567353</text:p>
          </table:table-cell>
          <table:table-cell table:formula="of:=[.F686]&gt;[.B6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76-s749117416c11059993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868" calcext:value-type="float">
            <text:p>8868</text:p>
          </table:table-cell>
          <table:table-cell office:value-type="float" office:value="1120169468" calcext:value-type="float">
            <text:p>1120169468</text:p>
          </table:table-cell>
          <table:table-cell office:value-type="float" office:value="8.89" calcext:value-type="float">
            <text:p>8.89</text:p>
          </table:table-cell>
          <table:table-cell office:value-type="float" office:value="8.88" calcext:value-type="float">
            <text:p>8.88</text:p>
          </table:table-cell>
          <table:table-cell office:value-type="float" office:value="14212" calcext:value-type="float">
            <text:p>14212</text:p>
          </table:table-cell>
          <table:table-cell office:value-type="float" office:value="1120169468" calcext:value-type="float">
            <text:p>1120169468</text:p>
          </table:table-cell>
          <table:table-cell table:formula="of:=[.F687]&gt;[.B6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43-s648685815c71175596.ukp</text:p>
          </table:table-cell>
          <table:table-cell office:value-type="float" office:value="0.89333" calcext:value-type="float">
            <text:p>0.89333</text:p>
          </table:table-cell>
          <table:table-cell office:value-type="float" office:value="0.9" calcext:value-type="float">
            <text:p>0.9</text:p>
          </table:table-cell>
          <table:table-cell office:value-type="float" office:value="18288" calcext:value-type="float">
            <text:p>18288</text:p>
          </table:table-cell>
          <table:table-cell office:value-type="float" office:value="7196961404" calcext:value-type="float">
            <text:p>7196961404</text:p>
          </table:table-cell>
          <table:table-cell table:number-columns-repeated="2" office:value-type="float" office:value="8.89" calcext:value-type="float">
            <text:p>8.89</text:p>
          </table:table-cell>
          <table:table-cell office:value-type="float" office:value="16068" calcext:value-type="float">
            <text:p>16068</text:p>
          </table:table-cell>
          <table:table-cell office:value-type="float" office:value="7196961404" calcext:value-type="float">
            <text:p>7196961404</text:p>
          </table:table-cell>
          <table:table-cell table:formula="of:=[.F688]&gt;[.B6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4-s320356631c83848093.ukp</text:p>
          </table:table-cell>
          <table:table-cell office:value-type="float" office:value="6.46" calcext:value-type="float">
            <text:p>6.46</text:p>
          </table:table-cell>
          <table:table-cell office:value-type="float" office:value="6.47" calcext:value-type="float">
            <text:p>6.47</text:p>
          </table:table-cell>
          <table:table-cell office:value-type="float" office:value="18740" calcext:value-type="float">
            <text:p>18740</text:p>
          </table:table-cell>
          <table:table-cell office:value-type="float" office:value="8471416844" calcext:value-type="float">
            <text:p>8471416844</text:p>
          </table:table-cell>
          <table:table-cell office:value-type="float" office:value="8.89333" calcext:value-type="float">
            <text:p>8.89333</text:p>
          </table:table-cell>
          <table:table-cell office:value-type="float" office:value="8.89" calcext:value-type="float">
            <text:p>8.89</text:p>
          </table:table-cell>
          <table:table-cell office:value-type="float" office:value="18100" calcext:value-type="float">
            <text:p>18100</text:p>
          </table:table-cell>
          <table:table-cell office:value-type="float" office:value="8471416844" calcext:value-type="float">
            <text:p>8471416844</text:p>
          </table:table-cell>
          <table:table-cell table:formula="of:=[.F689]&gt;[.B6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54-s539601603c36017953.ukp</text:p>
          </table:table-cell>
          <table:table-cell office:value-type="float" office:value="2.85667" calcext:value-type="float">
            <text:p>2.85667</text:p>
          </table:table-cell>
          <table:table-cell office:value-type="float" office:value="2.85" calcext:value-type="float">
            <text:p>2.85</text:p>
          </table:table-cell>
          <table:table-cell office:value-type="float" office:value="17052" calcext:value-type="float">
            <text:p>17052</text:p>
          </table:table-cell>
          <table:table-cell office:value-type="float" office:value="3635608574" calcext:value-type="float">
            <text:p>3635608574</text:p>
          </table:table-cell>
          <table:table-cell office:value-type="float" office:value="8.89667" calcext:value-type="float">
            <text:p>8.89667</text:p>
          </table:table-cell>
          <table:table-cell office:value-type="float" office:value="8.9" calcext:value-type="float">
            <text:p>8.9</text:p>
          </table:table-cell>
          <table:table-cell office:value-type="float" office:value="23372" calcext:value-type="float">
            <text:p>23372</text:p>
          </table:table-cell>
          <table:table-cell office:value-type="float" office:value="3635608574" calcext:value-type="float">
            <text:p>3635608574</text:p>
          </table:table-cell>
          <table:table-cell table:formula="of:=[.F690]&gt;[.B6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32-s874105839c11054168.ukp</text:p>
          </table:table-cell>
          <table:table-cell office:value-type="float" office:value="0.14667" calcext:value-type="float">
            <text:p>0.14667</text:p>
          </table:table-cell>
          <table:table-cell office:value-type="float" office:value="0.15" calcext:value-type="float">
            <text:p>0.15</text:p>
          </table:table-cell>
          <table:table-cell office:value-type="float" office:value="8792" calcext:value-type="float">
            <text:p>8792</text:p>
          </table:table-cell>
          <table:table-cell office:value-type="float" office:value="1118822807" calcext:value-type="float">
            <text:p>1118822807</text:p>
          </table:table-cell>
          <table:table-cell table:number-columns-repeated="2" office:value-type="float" office:value="8.9" calcext:value-type="float">
            <text:p>8.9</text:p>
          </table:table-cell>
          <table:table-cell office:value-type="float" office:value="14180" calcext:value-type="float">
            <text:p>14180</text:p>
          </table:table-cell>
          <table:table-cell office:value-type="float" office:value="1118822807" calcext:value-type="float">
            <text:p>1118822807</text:p>
          </table:table-cell>
          <table:table-cell table:formula="of:=[.F691]&gt;[.B6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81-s125668799c14487138.ukp</text:p>
          </table:table-cell>
          <table:table-cell office:value-type="float" office:value="4.13667" calcext:value-type="float">
            <text:p>4.13667</text:p>
          </table:table-cell>
          <table:table-cell office:value-type="float" office:value="4.14" calcext:value-type="float">
            <text:p>4.14</text:p>
          </table:table-cell>
          <table:table-cell office:value-type="float" office:value="11228" calcext:value-type="float">
            <text:p>11228</text:p>
          </table:table-cell>
          <table:table-cell office:value-type="float" office:value="1444461281" calcext:value-type="float">
            <text:p>1444461281</text:p>
          </table:table-cell>
          <table:table-cell office:value-type="float" office:value="8.91667" calcext:value-type="float">
            <text:p>8.91667</text:p>
          </table:table-cell>
          <table:table-cell office:value-type="float" office:value="8.92" calcext:value-type="float">
            <text:p>8.92</text:p>
          </table:table-cell>
          <table:table-cell office:value-type="float" office:value="14212" calcext:value-type="float">
            <text:p>14212</text:p>
          </table:table-cell>
          <table:table-cell office:value-type="float" office:value="1444461281" calcext:value-type="float">
            <text:p>1444461281</text:p>
          </table:table-cell>
          <table:table-cell table:formula="of:=[.F692]&gt;[.B6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55-s228047780c5590253.ukp</text:p>
          </table:table-cell>
          <table:table-cell office:value-type="float" office:value="6.29333" calcext:value-type="float">
            <text:p>6.29333</text:p>
          </table:table-cell>
          <table:table-cell office:value-type="float" office:value="6.29" calcext:value-type="float">
            <text:p>6.29</text:p>
          </table:table-cell>
          <table:table-cell office:value-type="float" office:value="12292" calcext:value-type="float">
            <text:p>12292</text:p>
          </table:table-cell>
          <table:table-cell office:value-type="float" office:value="541531156" calcext:value-type="float">
            <text:p>541531156</text:p>
          </table:table-cell>
          <table:table-cell table:number-columns-repeated="2" office:value-type="float" office:value="8.92" calcext:value-type="float">
            <text:p>8.92</text:p>
          </table:table-cell>
          <table:table-cell office:value-type="float" office:value="14484" calcext:value-type="float">
            <text:p>14484</text:p>
          </table:table-cell>
          <table:table-cell office:value-type="float" office:value="541531156" calcext:value-type="float">
            <text:p>541531156</text:p>
          </table:table-cell>
          <table:table-cell table:formula="of:=[.F693]&gt;[.B6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82-s662703693c96268822.ukp</text:p>
          </table:table-cell>
          <table:table-cell office:value-type="float" office:value="0.43333" calcext:value-type="float">
            <text:p>0.43333</text:p>
          </table:table-cell>
          <table:table-cell office:value-type="float" office:value="0.43" calcext:value-type="float">
            <text:p>0.43</text:p>
          </table:table-cell>
          <table:table-cell office:value-type="float" office:value="17496" calcext:value-type="float">
            <text:p>17496</text:p>
          </table:table-cell>
          <table:table-cell office:value-type="float" office:value="9749318032" calcext:value-type="float">
            <text:p>9749318032</text:p>
          </table:table-cell>
          <table:table-cell office:value-type="float" office:value="8.92333" calcext:value-type="float">
            <text:p>8.92333</text:p>
          </table:table-cell>
          <table:table-cell office:value-type="float" office:value="8.92" calcext:value-type="float">
            <text:p>8.92</text:p>
          </table:table-cell>
          <table:table-cell office:value-type="float" office:value="39268" calcext:value-type="float">
            <text:p>39268</text:p>
          </table:table-cell>
          <table:table-cell office:value-type="float" office:value="9749318032" calcext:value-type="float">
            <text:p>9749318032</text:p>
          </table:table-cell>
          <table:table-cell table:formula="of:=[.F694]&gt;[.B6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52-s51132700c7731270.ukp</text:p>
          </table:table-cell>
          <table:table-cell office:value-type="float" office:value="3.27333" calcext:value-type="float">
            <text:p>3.27333</text:p>
          </table:table-cell>
          <table:table-cell office:value-type="float" office:value="3.27" calcext:value-type="float">
            <text:p>3.27</text:p>
          </table:table-cell>
          <table:table-cell office:value-type="float" office:value="10576" calcext:value-type="float">
            <text:p>10576</text:p>
          </table:table-cell>
          <table:table-cell office:value-type="float" office:value="761558207" calcext:value-type="float">
            <text:p>761558207</text:p>
          </table:table-cell>
          <table:table-cell office:value-type="float" office:value="8.93333" calcext:value-type="float">
            <text:p>8.93333</text:p>
          </table:table-cell>
          <table:table-cell office:value-type="float" office:value="8.93" calcext:value-type="float">
            <text:p>8.93</text:p>
          </table:table-cell>
          <table:table-cell office:value-type="float" office:value="13928" calcext:value-type="float">
            <text:p>13928</text:p>
          </table:table-cell>
          <table:table-cell office:value-type="float" office:value="761558207" calcext:value-type="float">
            <text:p>761558207</text:p>
          </table:table-cell>
          <table:table-cell table:formula="of:=[.F695]&gt;[.B6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11-s191359717c67990413.ukp</text:p>
          </table:table-cell>
          <table:table-cell office:value-type="float" office:value="4.20667" calcext:value-type="float">
            <text:p>4.20667</text:p>
          </table:table-cell>
          <table:table-cell office:value-type="float" office:value="4.21" calcext:value-type="float">
            <text:p>4.21</text:p>
          </table:table-cell>
          <table:table-cell office:value-type="float" office:value="52380" calcext:value-type="float">
            <text:p>52380</text:p>
          </table:table-cell>
          <table:table-cell office:value-type="float" office:value="6867033663" calcext:value-type="float">
            <text:p>6867033663</text:p>
          </table:table-cell>
          <table:table-cell office:value-type="float" office:value="8.93666" calcext:value-type="float">
            <text:p>8.93666</text:p>
          </table:table-cell>
          <table:table-cell office:value-type="float" office:value="8.95" calcext:value-type="float">
            <text:p>8.95</text:p>
          </table:table-cell>
          <table:table-cell office:value-type="float" office:value="65572" calcext:value-type="float">
            <text:p>65572</text:p>
          </table:table-cell>
          <table:table-cell office:value-type="float" office:value="6867033663" calcext:value-type="float">
            <text:p>6867033663</text:p>
          </table:table-cell>
          <table:table-cell table:formula="of:=[.F696]&gt;[.B6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47-s802152580c94828394.ukp</text:p>
          </table:table-cell>
          <table:table-cell office:value-type="float" office:value="0.71333" calcext:value-type="float">
            <text:p>0.71333</text:p>
          </table:table-cell>
          <table:table-cell office:value-type="float" office:value="0.72" calcext:value-type="float">
            <text:p>0.72</text:p>
          </table:table-cell>
          <table:table-cell office:value-type="float" office:value="17948" calcext:value-type="float">
            <text:p>17948</text:p>
          </table:table-cell>
          <table:table-cell office:value-type="float" office:value="9596532740" calcext:value-type="float">
            <text:p>9596532740</text:p>
          </table:table-cell>
          <table:table-cell office:value-type="float" office:value="8.93667" calcext:value-type="float">
            <text:p>8.93667</text:p>
          </table:table-cell>
          <table:table-cell office:value-type="float" office:value="8.93" calcext:value-type="float">
            <text:p>8.93</text:p>
          </table:table-cell>
          <table:table-cell office:value-type="float" office:value="36052" calcext:value-type="float">
            <text:p>36052</text:p>
          </table:table-cell>
          <table:table-cell office:value-type="float" office:value="9596532740" calcext:value-type="float">
            <text:p>9596532740</text:p>
          </table:table-cell>
          <table:table-cell table:formula="of:=[.F697]&gt;[.B6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23-s787365902c93358101.ukp</text:p>
          </table:table-cell>
          <table:table-cell office:value-type="float" office:value="1.67" calcext:value-type="float">
            <text:p>1.67</text:p>
          </table:table-cell>
          <table:table-cell office:value-type="float" office:value="1.68" calcext:value-type="float">
            <text:p>1.68</text:p>
          </table:table-cell>
          <table:table-cell office:value-type="float" office:value="20488" calcext:value-type="float">
            <text:p>20488</text:p>
          </table:table-cell>
          <table:table-cell office:value-type="float" office:value="9451901248" calcext:value-type="float">
            <text:p>9451901248</text:p>
          </table:table-cell>
          <table:table-cell office:value-type="float" office:value="8.94666" calcext:value-type="float">
            <text:p>8.94666</text:p>
          </table:table-cell>
          <table:table-cell office:value-type="float" office:value="8.95" calcext:value-type="float">
            <text:p>8.95</text:p>
          </table:table-cell>
          <table:table-cell office:value-type="float" office:value="31112" calcext:value-type="float">
            <text:p>31112</text:p>
          </table:table-cell>
          <table:table-cell office:value-type="float" office:value="9451901248" calcext:value-type="float">
            <text:p>9451901248</text:p>
          </table:table-cell>
          <table:table-cell table:formula="of:=[.F698]&gt;[.B6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61-s386597034c53185047.ukp</text:p>
          </table:table-cell>
          <table:table-cell office:value-type="float" office:value="2.11333" calcext:value-type="float">
            <text:p>2.11333</text:p>
          </table:table-cell>
          <table:table-cell office:value-type="float" office:value="2.12" calcext:value-type="float">
            <text:p>2.12</text:p>
          </table:table-cell>
          <table:table-cell office:value-type="float" office:value="18232" calcext:value-type="float">
            <text:p>18232</text:p>
          </table:table-cell>
          <table:table-cell office:value-type="float" office:value="5387965974" calcext:value-type="float">
            <text:p>5387965974</text:p>
          </table:table-cell>
          <table:table-cell office:value-type="float" office:value="8.94667" calcext:value-type="float">
            <text:p>8.94667</text:p>
          </table:table-cell>
          <table:table-cell office:value-type="float" office:value="8.95" calcext:value-type="float">
            <text:p>8.95</text:p>
          </table:table-cell>
          <table:table-cell office:value-type="float" office:value="25484" calcext:value-type="float">
            <text:p>25484</text:p>
          </table:table-cell>
          <table:table-cell office:value-type="float" office:value="5387965974" calcext:value-type="float">
            <text:p>5387965974</text:p>
          </table:table-cell>
          <table:table-cell table:formula="of:=[.F699]&gt;[.B6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10-s809677775c75430404.ukp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5808" calcext:value-type="float">
            <text:p>15808</text:p>
          </table:table-cell>
          <table:table-cell office:value-type="float" office:value="7641626625" calcext:value-type="float">
            <text:p>7641626625</text:p>
          </table:table-cell>
          <table:table-cell office:value-type="float" office:value="8.94667" calcext:value-type="float">
            <text:p>8.94667</text:p>
          </table:table-cell>
          <table:table-cell office:value-type="float" office:value="8.95" calcext:value-type="float">
            <text:p>8.95</text:p>
          </table:table-cell>
          <table:table-cell office:value-type="float" office:value="20804" calcext:value-type="float">
            <text:p>20804</text:p>
          </table:table-cell>
          <table:table-cell office:value-type="float" office:value="7641626625" calcext:value-type="float">
            <text:p>7641626625</text:p>
          </table:table-cell>
          <table:table-cell table:formula="of:=[.F700]&gt;[.B7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49-s749672123c2293788.ukp</text:p>
          </table:table-cell>
          <table:table-cell table:number-columns-repeated="2" office:value-type="float" office:value="2.31" calcext:value-type="float">
            <text:p>2.31</text:p>
          </table:table-cell>
          <table:table-cell office:value-type="float" office:value="9916" calcext:value-type="float">
            <text:p>9916</text:p>
          </table:table-cell>
          <table:table-cell office:value-type="float" office:value="211836436" calcext:value-type="float">
            <text:p>211836436</text:p>
          </table:table-cell>
          <table:table-cell office:value-type="float" office:value="8.95333" calcext:value-type="float">
            <text:p>8.95333</text:p>
          </table:table-cell>
          <table:table-cell office:value-type="float" office:value="8.95" calcext:value-type="float">
            <text:p>8.95</text:p>
          </table:table-cell>
          <table:table-cell office:value-type="float" office:value="14124" calcext:value-type="float">
            <text:p>14124</text:p>
          </table:table-cell>
          <table:table-cell office:value-type="float" office:value="211836436" calcext:value-type="float">
            <text:p>211836436</text:p>
          </table:table-cell>
          <table:table-cell table:formula="of:=[.F701]&gt;[.B7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66-s986141003c63442624.ukp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16776" calcext:value-type="float">
            <text:p>16776</text:p>
          </table:table-cell>
          <table:table-cell office:value-type="float" office:value="6416755734" calcext:value-type="float">
            <text:p>6416755734</text:p>
          </table:table-cell>
          <table:table-cell table:number-columns-repeated="2" office:value-type="float" office:value="8.96" calcext:value-type="float">
            <text:p>8.96</text:p>
          </table:table-cell>
          <table:table-cell office:value-type="float" office:value="18028" calcext:value-type="float">
            <text:p>18028</text:p>
          </table:table-cell>
          <table:table-cell office:value-type="float" office:value="6416755734" calcext:value-type="float">
            <text:p>6416755734</text:p>
          </table:table-cell>
          <table:table-cell table:formula="of:=[.F702]&gt;[.B7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94-s171630872c5325948.ukp</text:p>
          </table:table-cell>
          <table:table-cell office:value-type="float" office:value="2.61667" calcext:value-type="float">
            <text:p>2.61667</text:p>
          </table:table-cell>
          <table:table-cell office:value-type="float" office:value="2.62" calcext:value-type="float">
            <text:p>2.62</text:p>
          </table:table-cell>
          <table:table-cell office:value-type="float" office:value="9916" calcext:value-type="float">
            <text:p>9916</text:p>
          </table:table-cell>
          <table:table-cell office:value-type="float" office:value="518236622" calcext:value-type="float">
            <text:p>518236622</text:p>
          </table:table-cell>
          <table:table-cell office:value-type="float" office:value="8.96667" calcext:value-type="float">
            <text:p>8.96667</text:p>
          </table:table-cell>
          <table:table-cell office:value-type="float" office:value="8.96" calcext:value-type="float">
            <text:p>8.96</text:p>
          </table:table-cell>
          <table:table-cell office:value-type="float" office:value="14196" calcext:value-type="float">
            <text:p>14196</text:p>
          </table:table-cell>
          <table:table-cell office:value-type="float" office:value="518236622" calcext:value-type="float">
            <text:p>518236622</text:p>
          </table:table-cell>
          <table:table-cell table:formula="of:=[.F703]&gt;[.B7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19-s735284445c50409463.ukp</text:p>
          </table:table-cell>
          <table:table-cell office:value-type="float" office:value="1.20667" calcext:value-type="float">
            <text:p>1.20667</text:p>
          </table:table-cell>
          <table:table-cell office:value-type="float" office:value="1.21" calcext:value-type="float">
            <text:p>1.21</text:p>
          </table:table-cell>
          <table:table-cell office:value-type="float" office:value="17168" calcext:value-type="float">
            <text:p>17168</text:p>
          </table:table-cell>
          <table:table-cell office:value-type="float" office:value="5092934233" calcext:value-type="float">
            <text:p>5092934233</text:p>
          </table:table-cell>
          <table:table-cell table:number-columns-repeated="2" office:value-type="float" office:value="8.97" calcext:value-type="float">
            <text:p>8.97</text:p>
          </table:table-cell>
          <table:table-cell office:value-type="float" office:value="28556" calcext:value-type="float">
            <text:p>28556</text:p>
          </table:table-cell>
          <table:table-cell office:value-type="float" office:value="5092934233" calcext:value-type="float">
            <text:p>5092934233</text:p>
          </table:table-cell>
          <table:table-cell table:formula="of:=[.F704]&gt;[.B7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50-s723629950c73469410.ukp</text:p>
          </table:table-cell>
          <table:table-cell office:value-type="float" office:value="1.66333" calcext:value-type="float">
            <text:p>1.66333</text:p>
          </table:table-cell>
          <table:table-cell office:value-type="float" office:value="1.67" calcext:value-type="float">
            <text:p>1.67</text:p>
          </table:table-cell>
          <table:table-cell office:value-type="float" office:value="29328" calcext:value-type="float">
            <text:p>29328</text:p>
          </table:table-cell>
          <table:table-cell office:value-type="float" office:value="7429541494" calcext:value-type="float">
            <text:p>7429541494</text:p>
          </table:table-cell>
          <table:table-cell office:value-type="float" office:value="8.97333" calcext:value-type="float">
            <text:p>8.97333</text:p>
          </table:table-cell>
          <table:table-cell office:value-type="float" office:value="8.98" calcext:value-type="float">
            <text:p>8.98</text:p>
          </table:table-cell>
          <table:table-cell office:value-type="float" office:value="41024" calcext:value-type="float">
            <text:p>41024</text:p>
          </table:table-cell>
          <table:table-cell office:value-type="float" office:value="7429541494" calcext:value-type="float">
            <text:p>7429541494</text:p>
          </table:table-cell>
          <table:table-cell table:formula="of:=[.F705]&gt;[.B7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18-s237779488c4309866.ukp</text:p>
          </table:table-cell>
          <table:table-cell office:value-type="float" office:value="3.14333" calcext:value-type="float">
            <text:p>3.14333</text:p>
          </table:table-cell>
          <table:table-cell office:value-type="float" office:value="3.14" calcext:value-type="float">
            <text:p>3.14</text:p>
          </table:table-cell>
          <table:table-cell office:value-type="float" office:value="9796" calcext:value-type="float">
            <text:p>9796</text:p>
          </table:table-cell>
          <table:table-cell office:value-type="float" office:value="415399816" calcext:value-type="float">
            <text:p>415399816</text:p>
          </table:table-cell>
          <table:table-cell office:value-type="float" office:value="8.98" calcext:value-type="float">
            <text:p>8.98</text:p>
          </table:table-cell>
          <table:table-cell office:value-type="float" office:value="8.97" calcext:value-type="float">
            <text:p>8.97</text:p>
          </table:table-cell>
          <table:table-cell office:value-type="float" office:value="14140" calcext:value-type="float">
            <text:p>14140</text:p>
          </table:table-cell>
          <table:table-cell office:value-type="float" office:value="415399816" calcext:value-type="float">
            <text:p>415399816</text:p>
          </table:table-cell>
          <table:table-cell table:formula="of:=[.F706]&gt;[.B7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85-s981659194c18813217.ukp</text:p>
          </table:table-cell>
          <table:table-cell office:value-type="float" office:value="2.99333" calcext:value-type="float">
            <text:p>2.99333</text:p>
          </table:table-cell>
          <table:table-cell office:value-type="float" office:value="2.99" calcext:value-type="float">
            <text:p>2.99</text:p>
          </table:table-cell>
          <table:table-cell office:value-type="float" office:value="13308" calcext:value-type="float">
            <text:p>13308</text:p>
          </table:table-cell>
          <table:table-cell office:value-type="float" office:value="1885860248" calcext:value-type="float">
            <text:p>1885860248</text:p>
          </table:table-cell>
          <table:table-cell table:number-columns-repeated="2" office:value-type="float" office:value="8.98" calcext:value-type="float">
            <text:p>8.98</text:p>
          </table:table-cell>
          <table:table-cell office:value-type="float" office:value="16496" calcext:value-type="float">
            <text:p>16496</text:p>
          </table:table-cell>
          <table:table-cell office:value-type="float" office:value="1885860248" calcext:value-type="float">
            <text:p>1885860248</text:p>
          </table:table-cell>
          <table:table-cell table:formula="of:=[.F707]&gt;[.B7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-s594914841c52926330.ukp</text:p>
          </table:table-cell>
          <table:table-cell office:value-type="float" office:value="5.25667" calcext:value-type="float">
            <text:p>5.25667</text:p>
          </table:table-cell>
          <table:table-cell office:value-type="float" office:value="5.26" calcext:value-type="float">
            <text:p>5.26</text:p>
          </table:table-cell>
          <table:table-cell office:value-type="float" office:value="19672" calcext:value-type="float">
            <text:p>19672</text:p>
          </table:table-cell>
          <table:table-cell office:value-type="float" office:value="5337839522" calcext:value-type="float">
            <text:p>5337839522</text:p>
          </table:table-cell>
          <table:table-cell office:value-type="float" office:value="8.98333" calcext:value-type="float">
            <text:p>8.98333</text:p>
          </table:table-cell>
          <table:table-cell office:value-type="float" office:value="8.98" calcext:value-type="float">
            <text:p>8.98</text:p>
          </table:table-cell>
          <table:table-cell office:value-type="float" office:value="21096" calcext:value-type="float">
            <text:p>21096</text:p>
          </table:table-cell>
          <table:table-cell office:value-type="float" office:value="5337839522" calcext:value-type="float">
            <text:p>5337839522</text:p>
          </table:table-cell>
          <table:table-cell table:formula="of:=[.F708]&gt;[.B7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63-s825928988c41520764.ukp</text:p>
          </table:table-cell>
          <table:table-cell office:value-type="float" office:value="4.37667" calcext:value-type="float">
            <text:p>4.37667</text:p>
          </table:table-cell>
          <table:table-cell office:value-type="float" office:value="4.38" calcext:value-type="float">
            <text:p>4.38</text:p>
          </table:table-cell>
          <table:table-cell office:value-type="float" office:value="21344" calcext:value-type="float">
            <text:p>21344</text:p>
          </table:table-cell>
          <table:table-cell office:value-type="float" office:value="4183020426" calcext:value-type="float">
            <text:p>4183020426</text:p>
          </table:table-cell>
          <table:table-cell office:value-type="float" office:value="8.98667" calcext:value-type="float">
            <text:p>8.98667</text:p>
          </table:table-cell>
          <table:table-cell office:value-type="float" office:value="8.98" calcext:value-type="float">
            <text:p>8.98</text:p>
          </table:table-cell>
          <table:table-cell office:value-type="float" office:value="23520" calcext:value-type="float">
            <text:p>23520</text:p>
          </table:table-cell>
          <table:table-cell office:value-type="float" office:value="4183020426" calcext:value-type="float">
            <text:p>4183020426</text:p>
          </table:table-cell>
          <table:table-cell table:formula="of:=[.F709]&gt;[.B7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36-s442513933c15821718.ukp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12312" calcext:value-type="float">
            <text:p>12312</text:p>
          </table:table-cell>
          <table:table-cell office:value-type="float" office:value="1583481704" calcext:value-type="float">
            <text:p>1583481704</text:p>
          </table:table-cell>
          <table:table-cell table:number-columns-repeated="2" office:value-type="float" office:value="8.99" calcext:value-type="float">
            <text:p>8.99</text:p>
          </table:table-cell>
          <table:table-cell office:value-type="float" office:value="15528" calcext:value-type="float">
            <text:p>15528</text:p>
          </table:table-cell>
          <table:table-cell office:value-type="float" office:value="1583481704" calcext:value-type="float">
            <text:p>1583481704</text:p>
          </table:table-cell>
          <table:table-cell table:formula="of:=[.F710]&gt;[.B7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97-s825468163c46901795.ukp</text:p>
          </table:table-cell>
          <table:table-cell office:value-type="float" office:value="5.52667" calcext:value-type="float">
            <text:p>5.52667</text:p>
          </table:table-cell>
          <table:table-cell office:value-type="float" office:value="5.53" calcext:value-type="float">
            <text:p>5.53</text:p>
          </table:table-cell>
          <table:table-cell office:value-type="float" office:value="24924" calcext:value-type="float">
            <text:p>24924</text:p>
          </table:table-cell>
          <table:table-cell office:value-type="float" office:value="4728212147" calcext:value-type="float">
            <text:p>4728212147</text:p>
          </table:table-cell>
          <table:table-cell office:value-type="float" office:value="9.01" calcext:value-type="float">
            <text:p>9.01</text:p>
          </table:table-cell>
          <table:table-cell office:value-type="float" office:value="9.02" calcext:value-type="float">
            <text:p>9.02</text:p>
          </table:table-cell>
          <table:table-cell office:value-type="float" office:value="28504" calcext:value-type="float">
            <text:p>28504</text:p>
          </table:table-cell>
          <table:table-cell office:value-type="float" office:value="4728212147" calcext:value-type="float">
            <text:p>4728212147</text:p>
          </table:table-cell>
          <table:table-cell table:formula="of:=[.F711]&gt;[.B7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99-s702592739c65245038.ukp</text:p>
          </table:table-cell>
          <table:table-cell office:value-type="float" office:value="0.35333" calcext:value-type="float">
            <text:p>0.35333</text:p>
          </table:table-cell>
          <table:table-cell office:value-type="float" office:value="0.35" calcext:value-type="float">
            <text:p>0.35</text:p>
          </table:table-cell>
          <table:table-cell office:value-type="float" office:value="14704" calcext:value-type="float">
            <text:p>14704</text:p>
          </table:table-cell>
          <table:table-cell office:value-type="float" office:value="6604209706" calcext:value-type="float">
            <text:p>6604209706</text:p>
          </table:table-cell>
          <table:table-cell office:value-type="float" office:value="9.01" calcext:value-type="float">
            <text:p>9.01</text:p>
          </table:table-cell>
          <table:table-cell office:value-type="float" office:value="9" calcext:value-type="float">
            <text:p>9</text:p>
          </table:table-cell>
          <table:table-cell office:value-type="float" office:value="14164" calcext:value-type="float">
            <text:p>14164</text:p>
          </table:table-cell>
          <table:table-cell office:value-type="float" office:value="6604209706" calcext:value-type="float">
            <text:p>6604209706</text:p>
          </table:table-cell>
          <table:table-cell table:formula="of:=[.F712]&gt;[.B7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18-s72714954c84334033.ukp</text:p>
          </table:table-cell>
          <table:table-cell office:value-type="float" office:value="7.31333" calcext:value-type="float">
            <text:p>7.31333</text:p>
          </table:table-cell>
          <table:table-cell office:value-type="float" office:value="7.32" calcext:value-type="float">
            <text:p>7.32</text:p>
          </table:table-cell>
          <table:table-cell office:value-type="float" office:value="29104" calcext:value-type="float">
            <text:p>29104</text:p>
          </table:table-cell>
          <table:table-cell office:value-type="float" office:value="8538295068" calcext:value-type="float">
            <text:p>8538295068</text:p>
          </table:table-cell>
          <table:table-cell table:number-columns-repeated="2" office:value-type="float" office:value="9.01" calcext:value-type="float">
            <text:p>9.01</text:p>
          </table:table-cell>
          <table:table-cell office:value-type="float" office:value="26680" calcext:value-type="float">
            <text:p>26680</text:p>
          </table:table-cell>
          <table:table-cell office:value-type="float" office:value="8538295068" calcext:value-type="float">
            <text:p>8538295068</text:p>
          </table:table-cell>
          <table:table-cell table:formula="of:=[.F713]&gt;[.B7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23-s526816235c38032118.ukp</text:p>
          </table:table-cell>
          <table:table-cell office:value-type="float" office:value="1.02667" calcext:value-type="float">
            <text:p>1.02667</text:p>
          </table:table-cell>
          <table:table-cell office:value-type="float" office:value="1.03" calcext:value-type="float">
            <text:p>1.03</text:p>
          </table:table-cell>
          <table:table-cell office:value-type="float" office:value="13384" calcext:value-type="float">
            <text:p>13384</text:p>
          </table:table-cell>
          <table:table-cell office:value-type="float" office:value="3839674682" calcext:value-type="float">
            <text:p>3839674682</text:p>
          </table:table-cell>
          <table:table-cell office:value-type="float" office:value="9.01333" calcext:value-type="float">
            <text:p>9.01333</text:p>
          </table:table-cell>
          <table:table-cell office:value-type="float" office:value="9.01" calcext:value-type="float">
            <text:p>9.01</text:p>
          </table:table-cell>
          <table:table-cell office:value-type="float" office:value="19308" calcext:value-type="float">
            <text:p>19308</text:p>
          </table:table-cell>
          <table:table-cell office:value-type="float" office:value="3839674682" calcext:value-type="float">
            <text:p>3839674682</text:p>
          </table:table-cell>
          <table:table-cell table:formula="of:=[.F714]&gt;[.B7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70-s130765173c39132583.ukp</text:p>
          </table:table-cell>
          <table:table-cell office:value-type="float" office:value="1.13333" calcext:value-type="float">
            <text:p>1.13333</text:p>
          </table:table-cell>
          <table:table-cell office:value-type="float" office:value="1.13" calcext:value-type="float">
            <text:p>1.13</text:p>
          </table:table-cell>
          <table:table-cell office:value-type="float" office:value="14324" calcext:value-type="float">
            <text:p>14324</text:p>
          </table:table-cell>
          <table:table-cell office:value-type="float" office:value="3956632114" calcext:value-type="float">
            <text:p>3956632114</text:p>
          </table:table-cell>
          <table:table-cell office:value-type="float" office:value="9.01333" calcext:value-type="float">
            <text:p>9.01333</text:p>
          </table:table-cell>
          <table:table-cell office:value-type="float" office:value="9.01" calcext:value-type="float">
            <text:p>9.01</text:p>
          </table:table-cell>
          <table:table-cell office:value-type="float" office:value="16896" calcext:value-type="float">
            <text:p>16896</text:p>
          </table:table-cell>
          <table:table-cell office:value-type="float" office:value="3956632114" calcext:value-type="float">
            <text:p>3956632114</text:p>
          </table:table-cell>
          <table:table-cell table:formula="of:=[.F715]&gt;[.B7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86-s363374108c40489326.ukp</text:p>
          </table:table-cell>
          <table:table-cell table:number-columns-repeated="2" office:value-type="float" office:value="1.18" calcext:value-type="float">
            <text:p>1.18</text:p>
          </table:table-cell>
          <table:table-cell office:value-type="float" office:value="13736" calcext:value-type="float">
            <text:p>13736</text:p>
          </table:table-cell>
          <table:table-cell office:value-type="float" office:value="4087698682" calcext:value-type="float">
            <text:p>4087698682</text:p>
          </table:table-cell>
          <table:table-cell office:value-type="float" office:value="9.01666" calcext:value-type="float">
            <text:p>9.01666</text:p>
          </table:table-cell>
          <table:table-cell office:value-type="float" office:value="9.02" calcext:value-type="float">
            <text:p>9.02</text:p>
          </table:table-cell>
          <table:table-cell office:value-type="float" office:value="20624" calcext:value-type="float">
            <text:p>20624</text:p>
          </table:table-cell>
          <table:table-cell office:value-type="float" office:value="4087698682" calcext:value-type="float">
            <text:p>4087698682</text:p>
          </table:table-cell>
          <table:table-cell table:formula="of:=[.F716]&gt;[.B7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86-s781864574c12253773.ukp</text:p>
          </table:table-cell>
          <table:table-cell office:value-type="float" office:value="1.62333" calcext:value-type="float">
            <text:p>1.62333</text:p>
          </table:table-cell>
          <table:table-cell office:value-type="float" office:value="1.63" calcext:value-type="float">
            <text:p>1.63</text:p>
          </table:table-cell>
          <table:table-cell office:value-type="float" office:value="9376" calcext:value-type="float">
            <text:p>9376</text:p>
          </table:table-cell>
          <table:table-cell office:value-type="float" office:value="1224867869" calcext:value-type="float">
            <text:p>1224867869</text:p>
          </table:table-cell>
          <table:table-cell table:number-columns-repeated="2" office:value-type="float" office:value="9.02" calcext:value-type="float">
            <text:p>9.02</text:p>
          </table:table-cell>
          <table:table-cell office:value-type="float" office:value="13744" calcext:value-type="float">
            <text:p>13744</text:p>
          </table:table-cell>
          <table:table-cell office:value-type="float" office:value="1224867869" calcext:value-type="float">
            <text:p>1224867869</text:p>
          </table:table-cell>
          <table:table-cell table:formula="of:=[.F717]&gt;[.B7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90-s962238163c58162833.ukp</text:p>
          </table:table-cell>
          <table:table-cell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office:value-type="float" office:value="20188" calcext:value-type="float">
            <text:p>20188</text:p>
          </table:table-cell>
          <table:table-cell office:value-type="float" office:value="5885194323" calcext:value-type="float">
            <text:p>5885194323</text:p>
          </table:table-cell>
          <table:table-cell office:value-type="float" office:value="9.02333" calcext:value-type="float">
            <text:p>9.02333</text:p>
          </table:table-cell>
          <table:table-cell office:value-type="float" office:value="9.03" calcext:value-type="float">
            <text:p>9.03</text:p>
          </table:table-cell>
          <table:table-cell office:value-type="float" office:value="31936" calcext:value-type="float">
            <text:p>31936</text:p>
          </table:table-cell>
          <table:table-cell office:value-type="float" office:value="5885194323" calcext:value-type="float">
            <text:p>5885194323</text:p>
          </table:table-cell>
          <table:table-cell table:formula="of:=[.F718]&gt;[.B7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07-s396803529c81724154.ukp</text:p>
          </table:table-cell>
          <table:table-cell office:value-type="float" office:value="2" calcext:value-type="float">
            <text:p>2</text:p>
          </table:table-cell>
          <table:table-cell office:value-type="float" office:value="2.01" calcext:value-type="float">
            <text:p>2.01</text:p>
          </table:table-cell>
          <table:table-cell office:value-type="float" office:value="21184" calcext:value-type="float">
            <text:p>21184</text:p>
          </table:table-cell>
          <table:table-cell office:value-type="float" office:value="8262049309" calcext:value-type="float">
            <text:p>8262049309</text:p>
          </table:table-cell>
          <table:table-cell office:value-type="float" office:value="9.02667" calcext:value-type="float">
            <text:p>9.02667</text:p>
          </table:table-cell>
          <table:table-cell office:value-type="float" office:value="9.04" calcext:value-type="float">
            <text:p>9.04</text:p>
          </table:table-cell>
          <table:table-cell office:value-type="float" office:value="31432" calcext:value-type="float">
            <text:p>31432</text:p>
          </table:table-cell>
          <table:table-cell office:value-type="float" office:value="8262049309" calcext:value-type="float">
            <text:p>8262049309</text:p>
          </table:table-cell>
          <table:table-cell table:formula="of:=[.F719]&gt;[.B7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57-s78596203c94212476.ukp</text:p>
          </table:table-cell>
          <table:table-cell office:value-type="float" office:value="4.21667" calcext:value-type="float">
            <text:p>4.21667</text:p>
          </table:table-cell>
          <table:table-cell office:value-type="float" office:value="4.22" calcext:value-type="float">
            <text:p>4.22</text:p>
          </table:table-cell>
          <table:table-cell office:value-type="float" office:value="39200" calcext:value-type="float">
            <text:p>39200</text:p>
          </table:table-cell>
          <table:table-cell office:value-type="float" office:value="9522701868" calcext:value-type="float">
            <text:p>9522701868</text:p>
          </table:table-cell>
          <table:table-cell office:value-type="float" office:value="9.02667" calcext:value-type="float">
            <text:p>9.02667</text:p>
          </table:table-cell>
          <table:table-cell office:value-type="float" office:value="9.05" calcext:value-type="float">
            <text:p>9.05</text:p>
          </table:table-cell>
          <table:table-cell office:value-type="float" office:value="42876" calcext:value-type="float">
            <text:p>42876</text:p>
          </table:table-cell>
          <table:table-cell office:value-type="float" office:value="9522701868" calcext:value-type="float">
            <text:p>9522701868</text:p>
          </table:table-cell>
          <table:table-cell table:formula="of:=[.F720]&gt;[.B7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69-s171832189c97623503.ukp</text:p>
          </table:table-cell>
          <table:table-cell office:value-type="float" office:value="2.73333" calcext:value-type="float">
            <text:p>2.73333</text:p>
          </table:table-cell>
          <table:table-cell office:value-type="float" office:value="2.73" calcext:value-type="float">
            <text:p>2.73</text:p>
          </table:table-cell>
          <table:table-cell office:value-type="float" office:value="26480" calcext:value-type="float">
            <text:p>26480</text:p>
          </table:table-cell>
          <table:table-cell office:value-type="float" office:value="9889958621" calcext:value-type="float">
            <text:p>9889958621</text:p>
          </table:table-cell>
          <table:table-cell office:value-type="float" office:value="9.02667" calcext:value-type="float">
            <text:p>9.02667</text:p>
          </table:table-cell>
          <table:table-cell office:value-type="float" office:value="9.04" calcext:value-type="float">
            <text:p>9.04</text:p>
          </table:table-cell>
          <table:table-cell office:value-type="float" office:value="45400" calcext:value-type="float">
            <text:p>45400</text:p>
          </table:table-cell>
          <table:table-cell office:value-type="float" office:value="9889958621" calcext:value-type="float">
            <text:p>9889958621</text:p>
          </table:table-cell>
          <table:table-cell table:formula="of:=[.F721]&gt;[.B7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98-s909110308c98031202.ukp</text:p>
          </table:table-cell>
          <table:table-cell office:value-type="float" office:value="9.16333" calcext:value-type="float">
            <text:p>9.16333</text:p>
          </table:table-cell>
          <table:table-cell office:value-type="float" office:value="9.17" calcext:value-type="float">
            <text:p>9.17</text:p>
          </table:table-cell>
          <table:table-cell office:value-type="float" office:value="41768" calcext:value-type="float">
            <text:p>41768</text:p>
          </table:table-cell>
          <table:table-cell office:value-type="float" office:value="9905356212" calcext:value-type="float">
            <text:p>9905356212</text:p>
          </table:table-cell>
          <table:table-cell office:value-type="float" office:value="9.02667" calcext:value-type="float">
            <text:p>9.02667</text:p>
          </table:table-cell>
          <table:table-cell office:value-type="float" office:value="9.05" calcext:value-type="float">
            <text:p>9.05</text:p>
          </table:table-cell>
          <table:table-cell office:value-type="float" office:value="39172" calcext:value-type="float">
            <text:p>39172</text:p>
          </table:table-cell>
          <table:table-cell office:value-type="float" office:value="9905356212" calcext:value-type="float">
            <text:p>9905356212</text:p>
          </table:table-cell>
          <table:table-cell table:formula="of:=[.F722]&gt;[.B7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10000-246-s368872582c15688767.ukp</text:p>
          </table:table-cell>
          <table:table-cell office:value-type="float" office:value="6.56333" calcext:value-type="float">
            <text:p>6.56333</text:p>
          </table:table-cell>
          <table:table-cell office:value-type="float" office:value="6.56" calcext:value-type="float">
            <text:p>6.56</text:p>
          </table:table-cell>
          <table:table-cell office:value-type="float" office:value="15140" calcext:value-type="float">
            <text:p>15140</text:p>
          </table:table-cell>
          <table:table-cell office:value-type="float" office:value="1566700829" calcext:value-type="float">
            <text:p>1566700829</text:p>
          </table:table-cell>
          <table:table-cell office:value-type="float" office:value="9.03" calcext:value-type="float">
            <text:p>9.03</text:p>
          </table:table-cell>
          <table:table-cell office:value-type="float" office:value="9.04" calcext:value-type="float">
            <text:p>9.04</text:p>
          </table:table-cell>
          <table:table-cell office:value-type="float" office:value="15616" calcext:value-type="float">
            <text:p>15616</text:p>
          </table:table-cell>
          <table:table-cell office:value-type="float" office:value="1566700829" calcext:value-type="float">
            <text:p>1566700829</text:p>
          </table:table-cell>
          <table:table-cell table:formula="of:=[.F723]&gt;[.B7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66-s751246846c66211103.ukp</text:p>
          </table:table-cell>
          <table:table-cell office:value-type="float" office:value="3.95667" calcext:value-type="float">
            <text:p>3.95667</text:p>
          </table:table-cell>
          <table:table-cell office:value-type="float" office:value="3.96" calcext:value-type="float">
            <text:p>3.96</text:p>
          </table:table-cell>
          <table:table-cell office:value-type="float" office:value="32548" calcext:value-type="float">
            <text:p>32548</text:p>
          </table:table-cell>
          <table:table-cell office:value-type="float" office:value="6702825949" calcext:value-type="float">
            <text:p>6702825949</text:p>
          </table:table-cell>
          <table:table-cell table:number-columns-repeated="2" office:value-type="float" office:value="9.03" calcext:value-type="float">
            <text:p>9.03</text:p>
          </table:table-cell>
          <table:table-cell office:value-type="float" office:value="40088" calcext:value-type="float">
            <text:p>40088</text:p>
          </table:table-cell>
          <table:table-cell office:value-type="float" office:value="6702825949" calcext:value-type="float">
            <text:p>6702825949</text:p>
          </table:table-cell>
          <table:table-cell table:formula="of:=[.F724]&gt;[.B7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16-s239745902c72714935.ukp</text:p>
          </table:table-cell>
          <table:table-cell table:number-columns-repeated="2" office:value-type="float" office:value="5.31" calcext:value-type="float">
            <text:p>5.31</text:p>
          </table:table-cell>
          <table:table-cell office:value-type="float" office:value="29012" calcext:value-type="float">
            <text:p>29012</text:p>
          </table:table-cell>
          <table:table-cell office:value-type="float" office:value="7341799589" calcext:value-type="float">
            <text:p>7341799589</text:p>
          </table:table-cell>
          <table:table-cell office:value-type="float" office:value="9.03333" calcext:value-type="float">
            <text:p>9.03333</text:p>
          </table:table-cell>
          <table:table-cell office:value-type="float" office:value="9.04" calcext:value-type="float">
            <text:p>9.04</text:p>
          </table:table-cell>
          <table:table-cell office:value-type="float" office:value="31556" calcext:value-type="float">
            <text:p>31556</text:p>
          </table:table-cell>
          <table:table-cell office:value-type="float" office:value="7341799589" calcext:value-type="float">
            <text:p>7341799589</text:p>
          </table:table-cell>
          <table:table-cell table:formula="of:=[.F725]&gt;[.B7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67-s114859999c68688348.ukp</text:p>
          </table:table-cell>
          <table:table-cell office:value-type="float" office:value="0.72333" calcext:value-type="float">
            <text:p>0.72333</text:p>
          </table:table-cell>
          <table:table-cell office:value-type="float" office:value="0.73" calcext:value-type="float">
            <text:p>0.73</text:p>
          </table:table-cell>
          <table:table-cell office:value-type="float" office:value="18164" calcext:value-type="float">
            <text:p>18164</text:p>
          </table:table-cell>
          <table:table-cell office:value-type="float" office:value="6949800678" calcext:value-type="float">
            <text:p>6949800678</text:p>
          </table:table-cell>
          <table:table-cell office:value-type="float" office:value="9.04333" calcext:value-type="float">
            <text:p>9.04333</text:p>
          </table:table-cell>
          <table:table-cell office:value-type="float" office:value="9.05" calcext:value-type="float">
            <text:p>9.05</text:p>
          </table:table-cell>
          <table:table-cell office:value-type="float" office:value="37760" calcext:value-type="float">
            <text:p>37760</text:p>
          </table:table-cell>
          <table:table-cell office:value-type="float" office:value="6949800678" calcext:value-type="float">
            <text:p>6949800678</text:p>
          </table:table-cell>
          <table:table-cell table:formula="of:=[.F726]&gt;[.B7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64-s956618993c27992676.ukp</text:p>
          </table:table-cell>
          <table:table-cell table:number-columns-repeated="2" office:value-type="float" office:value="1.56" calcext:value-type="float">
            <text:p>1.56</text:p>
          </table:table-cell>
          <table:table-cell office:value-type="float" office:value="11356" calcext:value-type="float">
            <text:p>11356</text:p>
          </table:table-cell>
          <table:table-cell office:value-type="float" office:value="2823002093" calcext:value-type="float">
            <text:p>2823002093</text:p>
          </table:table-cell>
          <table:table-cell table:number-columns-repeated="2" office:value-type="float" office:value="9.05" calcext:value-type="float">
            <text:p>9.05</text:p>
          </table:table-cell>
          <table:table-cell office:value-type="float" office:value="16104" calcext:value-type="float">
            <text:p>16104</text:p>
          </table:table-cell>
          <table:table-cell office:value-type="float" office:value="2823002093" calcext:value-type="float">
            <text:p>2823002093</text:p>
          </table:table-cell>
          <table:table-cell table:formula="of:=[.F727]&gt;[.B7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37-s784804938c23772910.ukp</text:p>
          </table:table-cell>
          <table:table-cell office:value-type="float" office:value="4.17667" calcext:value-type="float">
            <text:p>4.17667</text:p>
          </table:table-cell>
          <table:table-cell office:value-type="float" office:value="4.18" calcext:value-type="float">
            <text:p>4.18</text:p>
          </table:table-cell>
          <table:table-cell office:value-type="float" office:value="14364" calcext:value-type="float">
            <text:p>14364</text:p>
          </table:table-cell>
          <table:table-cell office:value-type="float" office:value="2385849516" calcext:value-type="float">
            <text:p>2385849516</text:p>
          </table:table-cell>
          <table:table-cell table:number-columns-repeated="2" office:value-type="float" office:value="9.07" calcext:value-type="float">
            <text:p>9.07</text:p>
          </table:table-cell>
          <table:table-cell office:value-type="float" office:value="17204" calcext:value-type="float">
            <text:p>17204</text:p>
          </table:table-cell>
          <table:table-cell office:value-type="float" office:value="2385849516" calcext:value-type="float">
            <text:p>2385849516</text:p>
          </table:table-cell>
          <table:table-cell table:formula="of:=[.F728]&gt;[.B7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22-s353625363c16342441.ukp</text:p>
          </table:table-cell>
          <table:table-cell office:value-type="float" office:value="3.24333" calcext:value-type="float">
            <text:p>3.24333</text:p>
          </table:table-cell>
          <table:table-cell office:value-type="float" office:value="3.25" calcext:value-type="float">
            <text:p>3.25</text:p>
          </table:table-cell>
          <table:table-cell office:value-type="float" office:value="12012" calcext:value-type="float">
            <text:p>12012</text:p>
          </table:table-cell>
          <table:table-cell office:value-type="float" office:value="1634838412" calcext:value-type="float">
            <text:p>1634838412</text:p>
          </table:table-cell>
          <table:table-cell office:value-type="float" office:value="9.07333" calcext:value-type="float">
            <text:p>9.07333</text:p>
          </table:table-cell>
          <table:table-cell office:value-type="float" office:value="9.07" calcext:value-type="float">
            <text:p>9.07</text:p>
          </table:table-cell>
          <table:table-cell office:value-type="float" office:value="14248" calcext:value-type="float">
            <text:p>14248</text:p>
          </table:table-cell>
          <table:table-cell office:value-type="float" office:value="1634838412" calcext:value-type="float">
            <text:p>1634838412</text:p>
          </table:table-cell>
          <table:table-cell table:formula="of:=[.F729]&gt;[.B7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-s182130978c48752651.ukp</text:p>
          </table:table-cell>
          <table:table-cell office:value-type="float" office:value="8.95" calcext:value-type="float">
            <text:p>8.95</text:p>
          </table:table-cell>
          <table:table-cell office:value-type="float" office:value="8.96" calcext:value-type="float">
            <text:p>8.96</text:p>
          </table:table-cell>
          <table:table-cell office:value-type="float" office:value="24628" calcext:value-type="float">
            <text:p>24628</text:p>
          </table:table-cell>
          <table:table-cell office:value-type="float" office:value="4914239108" calcext:value-type="float">
            <text:p>4914239108</text:p>
          </table:table-cell>
          <table:table-cell office:value-type="float" office:value="9.07667" calcext:value-type="float">
            <text:p>9.07667</text:p>
          </table:table-cell>
          <table:table-cell office:value-type="float" office:value="9.09" calcext:value-type="float">
            <text:p>9.09</text:p>
          </table:table-cell>
          <table:table-cell office:value-type="float" office:value="23132" calcext:value-type="float">
            <text:p>23132</text:p>
          </table:table-cell>
          <table:table-cell office:value-type="float" office:value="4914239108" calcext:value-type="float">
            <text:p>4914239108</text:p>
          </table:table-cell>
          <table:table-cell table:formula="of:=[.F730]&gt;[.B7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71-s191284186c35140134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4" calcext:value-type="float">
            <text:p>0.04</text:p>
          </table:table-cell>
          <table:table-cell office:value-type="float" office:value="9484" calcext:value-type="float">
            <text:p>9484</text:p>
          </table:table-cell>
          <table:table-cell office:value-type="float" office:value="3559839689" calcext:value-type="float">
            <text:p>3559839689</text:p>
          </table:table-cell>
          <table:table-cell office:value-type="float" office:value="9.08" calcext:value-type="float">
            <text:p>9.08</text:p>
          </table:table-cell>
          <table:table-cell office:value-type="float" office:value="9.09" calcext:value-type="float">
            <text:p>9.09</text:p>
          </table:table-cell>
          <table:table-cell office:value-type="float" office:value="41100" calcext:value-type="float">
            <text:p>41100</text:p>
          </table:table-cell>
          <table:table-cell office:value-type="float" office:value="3559839689" calcext:value-type="float">
            <text:p>3559839689</text:p>
          </table:table-cell>
          <table:table-cell table:formula="of:=[.F731]&gt;[.B7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2-s674362184c8388832.ukp</text:p>
          </table:table-cell>
          <table:table-cell office:value-type="float" office:value="3.36667" calcext:value-type="float">
            <text:p>3.36667</text:p>
          </table:table-cell>
          <table:table-cell office:value-type="float" office:value="3.37" calcext:value-type="float">
            <text:p>3.37</text:p>
          </table:table-cell>
          <table:table-cell office:value-type="float" office:value="10596" calcext:value-type="float">
            <text:p>10596</text:p>
          </table:table-cell>
          <table:table-cell office:value-type="float" office:value="827554459" calcext:value-type="float">
            <text:p>827554459</text:p>
          </table:table-cell>
          <table:table-cell office:value-type="float" office:value="9.10333" calcext:value-type="float">
            <text:p>9.10333</text:p>
          </table:table-cell>
          <table:table-cell office:value-type="float" office:value="9.1" calcext:value-type="float">
            <text:p>9.1</text:p>
          </table:table-cell>
          <table:table-cell office:value-type="float" office:value="14168" calcext:value-type="float">
            <text:p>14168</text:p>
          </table:table-cell>
          <table:table-cell office:value-type="float" office:value="827554459" calcext:value-type="float">
            <text:p>827554459</text:p>
          </table:table-cell>
          <table:table-cell table:formula="of:=[.F732]&gt;[.B7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55-s441143757c27987881.ukp</text:p>
          </table:table-cell>
          <table:table-cell table:number-columns-repeated="2" office:value-type="float" office:value="1.74" calcext:value-type="float">
            <text:p>1.74</text:p>
          </table:table-cell>
          <table:table-cell office:value-type="float" office:value="13220" calcext:value-type="float">
            <text:p>13220</text:p>
          </table:table-cell>
          <table:table-cell office:value-type="float" office:value="2821094535" calcext:value-type="float">
            <text:p>2821094535</text:p>
          </table:table-cell>
          <table:table-cell office:value-type="float" office:value="9.10333" calcext:value-type="float">
            <text:p>9.10333</text:p>
          </table:table-cell>
          <table:table-cell office:value-type="float" office:value="9.1" calcext:value-type="float">
            <text:p>9.1</text:p>
          </table:table-cell>
          <table:table-cell office:value-type="float" office:value="18716" calcext:value-type="float">
            <text:p>18716</text:p>
          </table:table-cell>
          <table:table-cell office:value-type="float" office:value="2821094535" calcext:value-type="float">
            <text:p>2821094535</text:p>
          </table:table-cell>
          <table:table-cell table:formula="of:=[.F733]&gt;[.B7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28-s461982901c90961818.ukp</text:p>
          </table:table-cell>
          <table:table-cell table:number-columns-repeated="2" office:value-type="float" office:value="4.84" calcext:value-type="float">
            <text:p>4.84</text:p>
          </table:table-cell>
          <table:table-cell office:value-type="float" office:value="19800" calcext:value-type="float">
            <text:p>19800</text:p>
          </table:table-cell>
          <table:table-cell office:value-type="float" office:value="9190016401" calcext:value-type="float">
            <text:p>9190016401</text:p>
          </table:table-cell>
          <table:table-cell office:value-type="float" office:value="9.10333" calcext:value-type="float">
            <text:p>9.10333</text:p>
          </table:table-cell>
          <table:table-cell office:value-type="float" office:value="9.1" calcext:value-type="float">
            <text:p>9.1</text:p>
          </table:table-cell>
          <table:table-cell office:value-type="float" office:value="14148" calcext:value-type="float">
            <text:p>14148</text:p>
          </table:table-cell>
          <table:table-cell office:value-type="float" office:value="9190016401" calcext:value-type="float">
            <text:p>9190016401</text:p>
          </table:table-cell>
          <table:table-cell table:formula="of:=[.F734]&gt;[.B7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85-s594945988c7148219.ukp</text:p>
          </table:table-cell>
          <table:table-cell office:value-type="float" office:value="0.48667" calcext:value-type="float">
            <text:p>0.48667</text:p>
          </table:table-cell>
          <table:table-cell office:value-type="float" office:value="0.49" calcext:value-type="float">
            <text:p>0.49</text:p>
          </table:table-cell>
          <table:table-cell office:value-type="float" office:value="9220" calcext:value-type="float">
            <text:p>9220</text:p>
          </table:table-cell>
          <table:table-cell office:value-type="float" office:value="714706234" calcext:value-type="float">
            <text:p>714706234</text:p>
          </table:table-cell>
          <table:table-cell office:value-type="float" office:value="9.10667" calcext:value-type="float">
            <text:p>9.10667</text:p>
          </table:table-cell>
          <table:table-cell office:value-type="float" office:value="9.11" calcext:value-type="float">
            <text:p>9.11</text:p>
          </table:table-cell>
          <table:table-cell office:value-type="float" office:value="14104" calcext:value-type="float">
            <text:p>14104</text:p>
          </table:table-cell>
          <table:table-cell office:value-type="float" office:value="714706234" calcext:value-type="float">
            <text:p>714706234</text:p>
          </table:table-cell>
          <table:table-cell table:formula="of:=[.F735]&gt;[.B7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06-s331409890c90794670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14604" calcext:value-type="float">
            <text:p>14604</text:p>
          </table:table-cell>
          <table:table-cell office:value-type="float" office:value="9199369350" calcext:value-type="float">
            <text:p>9199369350</text:p>
          </table:table-cell>
          <table:table-cell office:value-type="float" office:value="9.10667" calcext:value-type="float">
            <text:p>9.10667</text:p>
          </table:table-cell>
          <table:table-cell office:value-type="float" office:value="9.1" calcext:value-type="float">
            <text:p>9.1</text:p>
          </table:table-cell>
          <table:table-cell office:value-type="float" office:value="30968" calcext:value-type="float">
            <text:p>30968</text:p>
          </table:table-cell>
          <table:table-cell office:value-type="float" office:value="9199369350" calcext:value-type="float">
            <text:p>9199369350</text:p>
          </table:table-cell>
          <table:table-cell table:formula="of:=[.F736]&gt;[.B7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42-s149558978c21419484.ukp</text:p>
          </table:table-cell>
          <table:table-cell office:value-type="float" office:value="3.29333" calcext:value-type="float">
            <text:p>3.29333</text:p>
          </table:table-cell>
          <table:table-cell office:value-type="float" office:value="3.29" calcext:value-type="float">
            <text:p>3.29</text:p>
          </table:table-cell>
          <table:table-cell office:value-type="float" office:value="15792" calcext:value-type="float">
            <text:p>15792</text:p>
          </table:table-cell>
          <table:table-cell office:value-type="float" office:value="2148818209" calcext:value-type="float">
            <text:p>2148818209</text:p>
          </table:table-cell>
          <table:table-cell office:value-type="float" office:value="9.11333" calcext:value-type="float">
            <text:p>9.11333</text:p>
          </table:table-cell>
          <table:table-cell office:value-type="float" office:value="9.11" calcext:value-type="float">
            <text:p>9.11</text:p>
          </table:table-cell>
          <table:table-cell office:value-type="float" office:value="20680" calcext:value-type="float">
            <text:p>20680</text:p>
          </table:table-cell>
          <table:table-cell office:value-type="float" office:value="2148818209" calcext:value-type="float">
            <text:p>2148818209</text:p>
          </table:table-cell>
          <table:table-cell table:formula="of:=[.F737]&gt;[.B7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47-s9199696c29033077.ukp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9300" calcext:value-type="float">
            <text:p>9300</text:p>
          </table:table-cell>
          <table:table-cell office:value-type="float" office:value="2933586674" calcext:value-type="float">
            <text:p>2933586674</text:p>
          </table:table-cell>
          <table:table-cell office:value-type="float" office:value="9.11667" calcext:value-type="float">
            <text:p>9.11667</text:p>
          </table:table-cell>
          <table:table-cell office:value-type="float" office:value="9.11" calcext:value-type="float">
            <text:p>9.11</text:p>
          </table:table-cell>
          <table:table-cell office:value-type="float" office:value="14244" calcext:value-type="float">
            <text:p>14244</text:p>
          </table:table-cell>
          <table:table-cell office:value-type="float" office:value="2933586674" calcext:value-type="float">
            <text:p>2933586674</text:p>
          </table:table-cell>
          <table:table-cell table:formula="of:=[.F738]&gt;[.B7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73-s997278557c98905068.ukp</text:p>
          </table:table-cell>
          <table:table-cell office:value-type="float" office:value="0.12333" calcext:value-type="float">
            <text:p>0.12333</text:p>
          </table:table-cell>
          <table:table-cell office:value-type="float" office:value="0.12" calcext:value-type="float">
            <text:p>0.12</text:p>
          </table:table-cell>
          <table:table-cell office:value-type="float" office:value="22068" calcext:value-type="float">
            <text:p>22068</text:p>
          </table:table-cell>
          <table:table-cell office:value-type="float" office:value="10019738332" calcext:value-type="float">
            <text:p>10019738332</text:p>
          </table:table-cell>
          <table:table-cell office:value-type="float" office:value="9.11667" calcext:value-type="float">
            <text:p>9.11667</text:p>
          </table:table-cell>
          <table:table-cell office:value-type="float" office:value="9.12" calcext:value-type="float">
            <text:p>9.12</text:p>
          </table:table-cell>
          <table:table-cell office:value-type="float" office:value="40824" calcext:value-type="float">
            <text:p>40824</text:p>
          </table:table-cell>
          <table:table-cell office:value-type="float" office:value="10019738332" calcext:value-type="float">
            <text:p>10019738332</text:p>
          </table:table-cell>
          <table:table-cell table:formula="of:=[.F739]&gt;[.B7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90-s344204701c36779224.ukp</text:p>
          </table:table-cell>
          <table:table-cell office:value-type="float" office:value="4.19667" calcext:value-type="float">
            <text:p>4.19667</text:p>
          </table:table-cell>
          <table:table-cell office:value-type="float" office:value="4.21" calcext:value-type="float">
            <text:p>4.21</text:p>
          </table:table-cell>
          <table:table-cell office:value-type="float" office:value="16296" calcext:value-type="float">
            <text:p>16296</text:p>
          </table:table-cell>
          <table:table-cell office:value-type="float" office:value="3702659393" calcext:value-type="float">
            <text:p>3702659393</text:p>
          </table:table-cell>
          <table:table-cell office:value-type="float" office:value="9.12333" calcext:value-type="float">
            <text:p>9.12333</text:p>
          </table:table-cell>
          <table:table-cell office:value-type="float" office:value="9.12" calcext:value-type="float">
            <text:p>9.12</text:p>
          </table:table-cell>
          <table:table-cell office:value-type="float" office:value="18100" calcext:value-type="float">
            <text:p>18100</text:p>
          </table:table-cell>
          <table:table-cell office:value-type="float" office:value="3702659393" calcext:value-type="float">
            <text:p>3702659393</text:p>
          </table:table-cell>
          <table:table-cell table:formula="of:=[.F740]&gt;[.B7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36-s474992288c36686216.ukp</text:p>
          </table:table-cell>
          <table:table-cell office:value-type="float" office:value="7.59" calcext:value-type="float">
            <text:p>7.59</text:p>
          </table:table-cell>
          <table:table-cell office:value-type="float" office:value="7.61" calcext:value-type="float">
            <text:p>7.61</text:p>
          </table:table-cell>
          <table:table-cell office:value-type="float" office:value="29956" calcext:value-type="float">
            <text:p>29956</text:p>
          </table:table-cell>
          <table:table-cell office:value-type="float" office:value="3691511646" calcext:value-type="float">
            <text:p>3691511646</text:p>
          </table:table-cell>
          <table:table-cell office:value-type="float" office:value="9.13" calcext:value-type="float">
            <text:p>9.13</text:p>
          </table:table-cell>
          <table:table-cell office:value-type="float" office:value="9.14" calcext:value-type="float">
            <text:p>9.14</text:p>
          </table:table-cell>
          <table:table-cell office:value-type="float" office:value="27812" calcext:value-type="float">
            <text:p>27812</text:p>
          </table:table-cell>
          <table:table-cell office:value-type="float" office:value="3691511646" calcext:value-type="float">
            <text:p>3691511646</text:p>
          </table:table-cell>
          <table:table-cell table:formula="of:=[.F741]&gt;[.B7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36-s118607476c32905362.ukp</text:p>
          </table:table-cell>
          <table:table-cell office:value-type="float" office:value="2.16333" calcext:value-type="float">
            <text:p>2.16333</text:p>
          </table:table-cell>
          <table:table-cell office:value-type="float" office:value="2.16" calcext:value-type="float">
            <text:p>2.16</text:p>
          </table:table-cell>
          <table:table-cell office:value-type="float" office:value="13596" calcext:value-type="float">
            <text:p>13596</text:p>
          </table:table-cell>
          <table:table-cell office:value-type="float" office:value="3314590125" calcext:value-type="float">
            <text:p>3314590125</text:p>
          </table:table-cell>
          <table:table-cell office:value-type="float" office:value="9.13333" calcext:value-type="float">
            <text:p>9.13333</text:p>
          </table:table-cell>
          <table:table-cell office:value-type="float" office:value="9.14" calcext:value-type="float">
            <text:p>9.14</text:p>
          </table:table-cell>
          <table:table-cell office:value-type="float" office:value="18060" calcext:value-type="float">
            <text:p>18060</text:p>
          </table:table-cell>
          <table:table-cell office:value-type="float" office:value="3314590125" calcext:value-type="float">
            <text:p>3314590125</text:p>
          </table:table-cell>
          <table:table-cell table:formula="of:=[.F742]&gt;[.B7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60-s795342803c95575771.ukp</text:p>
          </table:table-cell>
          <table:table-cell office:value-type="float" office:value="2.56667" calcext:value-type="float">
            <text:p>2.56667</text:p>
          </table:table-cell>
          <table:table-cell office:value-type="float" office:value="2.57" calcext:value-type="float">
            <text:p>2.57</text:p>
          </table:table-cell>
          <table:table-cell office:value-type="float" office:value="26276" calcext:value-type="float">
            <text:p>26276</text:p>
          </table:table-cell>
          <table:table-cell office:value-type="float" office:value="9664247401" calcext:value-type="float">
            <text:p>9664247401</text:p>
          </table:table-cell>
          <table:table-cell office:value-type="float" office:value="9.13333" calcext:value-type="float">
            <text:p>9.13333</text:p>
          </table:table-cell>
          <table:table-cell office:value-type="float" office:value="9.13" calcext:value-type="float">
            <text:p>9.13</text:p>
          </table:table-cell>
          <table:table-cell office:value-type="float" office:value="36380" calcext:value-type="float">
            <text:p>36380</text:p>
          </table:table-cell>
          <table:table-cell office:value-type="float" office:value="9664247401" calcext:value-type="float">
            <text:p>9664247401</text:p>
          </table:table-cell>
          <table:table-cell table:formula="of:=[.F743]&gt;[.B7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78-s399402953c30601366.ukp</text:p>
          </table:table-cell>
          <table:table-cell office:value-type="float" office:value="7.27333" calcext:value-type="float">
            <text:p>7.27333</text:p>
          </table:table-cell>
          <table:table-cell office:value-type="float" office:value="7.27" calcext:value-type="float">
            <text:p>7.27</text:p>
          </table:table-cell>
          <table:table-cell office:value-type="float" office:value="17612" calcext:value-type="float">
            <text:p>17612</text:p>
          </table:table-cell>
          <table:table-cell office:value-type="float" office:value="3075523207" calcext:value-type="float">
            <text:p>3075523207</text:p>
          </table:table-cell>
          <table:table-cell office:value-type="float" office:value="9.13667" calcext:value-type="float">
            <text:p>9.13667</text:p>
          </table:table-cell>
          <table:table-cell office:value-type="float" office:value="9.14" calcext:value-type="float">
            <text:p>9.14</text:p>
          </table:table-cell>
          <table:table-cell office:value-type="float" office:value="17464" calcext:value-type="float">
            <text:p>17464</text:p>
          </table:table-cell>
          <table:table-cell office:value-type="float" office:value="3075523207" calcext:value-type="float">
            <text:p>3075523207</text:p>
          </table:table-cell>
          <table:table-cell table:formula="of:=[.F744]&gt;[.B7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64-s195387934c61521125.ukp</text:p>
          </table:table-cell>
          <table:table-cell office:value-type="float" office:value="3.13667" calcext:value-type="float">
            <text:p>3.13667</text:p>
          </table:table-cell>
          <table:table-cell office:value-type="float" office:value="3.15" calcext:value-type="float">
            <text:p>3.15</text:p>
          </table:table-cell>
          <table:table-cell office:value-type="float" office:value="24484" calcext:value-type="float">
            <text:p>24484</text:p>
          </table:table-cell>
          <table:table-cell office:value-type="float" office:value="6212241852" calcext:value-type="float">
            <text:p>6212241852</text:p>
          </table:table-cell>
          <table:table-cell office:value-type="float" office:value="9.14667" calcext:value-type="float">
            <text:p>9.14667</text:p>
          </table:table-cell>
          <table:table-cell office:value-type="float" office:value="9.16" calcext:value-type="float">
            <text:p>9.16</text:p>
          </table:table-cell>
          <table:table-cell office:value-type="float" office:value="29004" calcext:value-type="float">
            <text:p>29004</text:p>
          </table:table-cell>
          <table:table-cell office:value-type="float" office:value="6212241852" calcext:value-type="float">
            <text:p>6212241852</text:p>
          </table:table-cell>
          <table:table-cell table:formula="of:=[.F745]&gt;[.B7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46-s691792251c7240187.ukp</text:p>
          </table:table-cell>
          <table:table-cell office:value-type="float" office:value="1.29667" calcext:value-type="float">
            <text:p>1.29667</text:p>
          </table:table-cell>
          <table:table-cell office:value-type="float" office:value="1.3" calcext:value-type="float">
            <text:p>1.3</text:p>
          </table:table-cell>
          <table:table-cell office:value-type="float" office:value="9288" calcext:value-type="float">
            <text:p>9288</text:p>
          </table:table-cell>
          <table:table-cell office:value-type="float" office:value="717649723" calcext:value-type="float">
            <text:p>717649723</text:p>
          </table:table-cell>
          <table:table-cell table:number-columns-repeated="2" office:value-type="float" office:value="9.15" calcext:value-type="float">
            <text:p>9.15</text:p>
          </table:table-cell>
          <table:table-cell office:value-type="float" office:value="14020" calcext:value-type="float">
            <text:p>14020</text:p>
          </table:table-cell>
          <table:table-cell office:value-type="float" office:value="717649723" calcext:value-type="float">
            <text:p>717649723</text:p>
          </table:table-cell>
          <table:table-cell table:formula="of:=[.F746]&gt;[.B7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05-s142189552c45458930.ukp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14580" calcext:value-type="float">
            <text:p>14580</text:p>
          </table:table-cell>
          <table:table-cell office:value-type="float" office:value="4590301552" calcext:value-type="float">
            <text:p>4590301552</text:p>
          </table:table-cell>
          <table:table-cell table:number-columns-repeated="2" office:value-type="float" office:value="9.15" calcext:value-type="float">
            <text:p>9.15</text:p>
          </table:table-cell>
          <table:table-cell office:value-type="float" office:value="20984" calcext:value-type="float">
            <text:p>20984</text:p>
          </table:table-cell>
          <table:table-cell office:value-type="float" office:value="4590301552" calcext:value-type="float">
            <text:p>4590301552</text:p>
          </table:table-cell>
          <table:table-cell table:formula="of:=[.F747]&gt;[.B7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42-s644582044c88591286.ukp</text:p>
          </table:table-cell>
          <table:table-cell office:value-type="float" office:value="0.36333" calcext:value-type="float">
            <text:p>0.36333</text:p>
          </table:table-cell>
          <table:table-cell office:value-type="float" office:value="0.37" calcext:value-type="float">
            <text:p>0.37</text:p>
          </table:table-cell>
          <table:table-cell office:value-type="float" office:value="19300" calcext:value-type="float">
            <text:p>19300</text:p>
          </table:table-cell>
          <table:table-cell office:value-type="float" office:value="8971051764" calcext:value-type="float">
            <text:p>8971051764</text:p>
          </table:table-cell>
          <table:table-cell table:number-columns-repeated="2" office:value-type="float" office:value="9.15" calcext:value-type="float">
            <text:p>9.15</text:p>
          </table:table-cell>
          <table:table-cell office:value-type="float" office:value="36372" calcext:value-type="float">
            <text:p>36372</text:p>
          </table:table-cell>
          <table:table-cell office:value-type="float" office:value="8971051764" calcext:value-type="float">
            <text:p>8971051764</text:p>
          </table:table-cell>
          <table:table-cell table:formula="of:=[.F748]&gt;[.B7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49-s206981756c24508818.ukp</text:p>
          </table:table-cell>
          <table:table-cell office:value-type="float" office:value="3.65333" calcext:value-type="float">
            <text:p>3.65333</text:p>
          </table:table-cell>
          <table:table-cell office:value-type="float" office:value="3.65" calcext:value-type="float">
            <text:p>3.65</text:p>
          </table:table-cell>
          <table:table-cell office:value-type="float" office:value="13512" calcext:value-type="float">
            <text:p>13512</text:p>
          </table:table-cell>
          <table:table-cell office:value-type="float" office:value="2460593228" calcext:value-type="float">
            <text:p>2460593228</text:p>
          </table:table-cell>
          <table:table-cell office:value-type="float" office:value="9.15333" calcext:value-type="float">
            <text:p>9.15333</text:p>
          </table:table-cell>
          <table:table-cell office:value-type="float" office:value="9.15" calcext:value-type="float">
            <text:p>9.15</text:p>
          </table:table-cell>
          <table:table-cell office:value-type="float" office:value="16340" calcext:value-type="float">
            <text:p>16340</text:p>
          </table:table-cell>
          <table:table-cell office:value-type="float" office:value="2460593228" calcext:value-type="float">
            <text:p>2460593228</text:p>
          </table:table-cell>
          <table:table-cell table:formula="of:=[.F749]&gt;[.B7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65-s346438026c45397408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12664" calcext:value-type="float">
            <text:p>12664</text:p>
          </table:table-cell>
          <table:table-cell office:value-type="float" office:value="4599831375" calcext:value-type="float">
            <text:p>4599831375</text:p>
          </table:table-cell>
          <table:table-cell office:value-type="float" office:value="9.15333" calcext:value-type="float">
            <text:p>9.15333</text:p>
          </table:table-cell>
          <table:table-cell office:value-type="float" office:value="9.16" calcext:value-type="float">
            <text:p>9.16</text:p>
          </table:table-cell>
          <table:table-cell office:value-type="float" office:value="41020" calcext:value-type="float">
            <text:p>41020</text:p>
          </table:table-cell>
          <table:table-cell office:value-type="float" office:value="4599831375" calcext:value-type="float">
            <text:p>4599831375</text:p>
          </table:table-cell>
          <table:table-cell table:formula="of:=[.F750]&gt;[.B7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01-s84621548c4166538.ukp</text:p>
          </table:table-cell>
          <table:table-cell office:value-type="float" office:value="0.62333" calcext:value-type="float">
            <text:p>0.62333</text:p>
          </table:table-cell>
          <table:table-cell office:value-type="float" office:value="0.62" calcext:value-type="float">
            <text:p>0.62</text:p>
          </table:table-cell>
          <table:table-cell office:value-type="float" office:value="9228" calcext:value-type="float">
            <text:p>9228</text:p>
          </table:table-cell>
          <table:table-cell office:value-type="float" office:value="410824797" calcext:value-type="float">
            <text:p>410824797</text:p>
          </table:table-cell>
          <table:table-cell office:value-type="float" office:value="9.17667" calcext:value-type="float">
            <text:p>9.17667</text:p>
          </table:table-cell>
          <table:table-cell office:value-type="float" office:value="9.17" calcext:value-type="float">
            <text:p>9.17</text:p>
          </table:table-cell>
          <table:table-cell office:value-type="float" office:value="13892" calcext:value-type="float">
            <text:p>13892</text:p>
          </table:table-cell>
          <table:table-cell office:value-type="float" office:value="410824797" calcext:value-type="float">
            <text:p>410824797</text:p>
          </table:table-cell>
          <table:table-cell table:formula="of:=[.F751]&gt;[.B7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15-s379824190c18555434.ukp</text:p>
          </table:table-cell>
          <table:table-cell table:number-columns-repeated="2" office:value-type="float" office:value="5.61" calcext:value-type="float">
            <text:p>5.61</text:p>
          </table:table-cell>
          <table:table-cell office:value-type="float" office:value="13684" calcext:value-type="float">
            <text:p>13684</text:p>
          </table:table-cell>
          <table:table-cell office:value-type="float" office:value="1855378589" calcext:value-type="float">
            <text:p>1855378589</text:p>
          </table:table-cell>
          <table:table-cell table:number-columns-repeated="2" office:value-type="float" office:value="9.18" calcext:value-type="float">
            <text:p>9.18</text:p>
          </table:table-cell>
          <table:table-cell office:value-type="float" office:value="15432" calcext:value-type="float">
            <text:p>15432</text:p>
          </table:table-cell>
          <table:table-cell office:value-type="float" office:value="1855378589" calcext:value-type="float">
            <text:p>1855378589</text:p>
          </table:table-cell>
          <table:table-cell table:formula="of:=[.F752]&gt;[.B7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55-s379254110c9133038.ukp</text:p>
          </table:table-cell>
          <table:table-cell office:value-type="float" office:value="0.28667" calcext:value-type="float">
            <text:p>0.28667</text:p>
          </table:table-cell>
          <table:table-cell office:value-type="float" office:value="0.29" calcext:value-type="float">
            <text:p>0.29</text:p>
          </table:table-cell>
          <table:table-cell office:value-type="float" office:value="8764" calcext:value-type="float">
            <text:p>8764</text:p>
          </table:table-cell>
          <table:table-cell office:value-type="float" office:value="920587128" calcext:value-type="float">
            <text:p>920587128</text:p>
          </table:table-cell>
          <table:table-cell office:value-type="float" office:value="9.18666" calcext:value-type="float">
            <text:p>9.18666</text:p>
          </table:table-cell>
          <table:table-cell office:value-type="float" office:value="9.18" calcext:value-type="float">
            <text:p>9.18</text:p>
          </table:table-cell>
          <table:table-cell office:value-type="float" office:value="14212" calcext:value-type="float">
            <text:p>14212</text:p>
          </table:table-cell>
          <table:table-cell office:value-type="float" office:value="920587128" calcext:value-type="float">
            <text:p>920587128</text:p>
          </table:table-cell>
          <table:table-cell table:formula="of:=[.F753]&gt;[.B7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68-s591038534c17768833.ukp</text:p>
          </table:table-cell>
          <table:table-cell office:value-type="float" office:value="4.27667" calcext:value-type="float">
            <text:p>4.27667</text:p>
          </table:table-cell>
          <table:table-cell office:value-type="float" office:value="4.28" calcext:value-type="float">
            <text:p>4.28</text:p>
          </table:table-cell>
          <table:table-cell office:value-type="float" office:value="14532" calcext:value-type="float">
            <text:p>14532</text:p>
          </table:table-cell>
          <table:table-cell office:value-type="float" office:value="1778478256" calcext:value-type="float">
            <text:p>1778478256</text:p>
          </table:table-cell>
          <table:table-cell office:value-type="float" office:value="9.18666" calcext:value-type="float">
            <text:p>9.18666</text:p>
          </table:table-cell>
          <table:table-cell office:value-type="float" office:value="9.19" calcext:value-type="float">
            <text:p>9.19</text:p>
          </table:table-cell>
          <table:table-cell office:value-type="float" office:value="18384" calcext:value-type="float">
            <text:p>18384</text:p>
          </table:table-cell>
          <table:table-cell office:value-type="float" office:value="1778478256" calcext:value-type="float">
            <text:p>1778478256</text:p>
          </table:table-cell>
          <table:table-cell table:formula="of:=[.F754]&gt;[.B7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33-s814183802c16920172.ukp</text:p>
          </table:table-cell>
          <table:table-cell office:value-type="float" office:value="1.28333" calcext:value-type="float">
            <text:p>1.28333</text:p>
          </table:table-cell>
          <table:table-cell office:value-type="float" office:value="1.28" calcext:value-type="float">
            <text:p>1.28</text:p>
          </table:table-cell>
          <table:table-cell office:value-type="float" office:value="10616" calcext:value-type="float">
            <text:p>10616</text:p>
          </table:table-cell>
          <table:table-cell office:value-type="float" office:value="1701029195" calcext:value-type="float">
            <text:p>1701029195</text:p>
          </table:table-cell>
          <table:table-cell office:value-type="float" office:value="9.19333" calcext:value-type="float">
            <text:p>9.19333</text:p>
          </table:table-cell>
          <table:table-cell office:value-type="float" office:value="9.2" calcext:value-type="float">
            <text:p>9.2</text:p>
          </table:table-cell>
          <table:table-cell office:value-type="float" office:value="16104" calcext:value-type="float">
            <text:p>16104</text:p>
          </table:table-cell>
          <table:table-cell office:value-type="float" office:value="1701029195" calcext:value-type="float">
            <text:p>1701029195</text:p>
          </table:table-cell>
          <table:table-cell table:formula="of:=[.F755]&gt;[.B7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76-s473841069c59750218.ukp</text:p>
          </table:table-cell>
          <table:table-cell office:value-type="float" office:value="4.19333" calcext:value-type="float">
            <text:p>4.19333</text:p>
          </table:table-cell>
          <table:table-cell office:value-type="float" office:value="4.21" calcext:value-type="float">
            <text:p>4.21</text:p>
          </table:table-cell>
          <table:table-cell office:value-type="float" office:value="35604" calcext:value-type="float">
            <text:p>35604</text:p>
          </table:table-cell>
          <table:table-cell office:value-type="float" office:value="6033082930" calcext:value-type="float">
            <text:p>6033082930</text:p>
          </table:table-cell>
          <table:table-cell office:value-type="float" office:value="9.19333" calcext:value-type="float">
            <text:p>9.19333</text:p>
          </table:table-cell>
          <table:table-cell office:value-type="float" office:value="9.21" calcext:value-type="float">
            <text:p>9.21</text:p>
          </table:table-cell>
          <table:table-cell office:value-type="float" office:value="40940" calcext:value-type="float">
            <text:p>40940</text:p>
          </table:table-cell>
          <table:table-cell office:value-type="float" office:value="6033082930" calcext:value-type="float">
            <text:p>6033082930</text:p>
          </table:table-cell>
          <table:table-cell table:formula="of:=[.F756]&gt;[.B7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12-s395191829c99162216.ukp</text:p>
          </table:table-cell>
          <table:table-cell table:number-columns-repeated="2" office:value-type="float" office:value="8.96" calcext:value-type="float">
            <text:p>8.96</text:p>
          </table:table-cell>
          <table:table-cell office:value-type="float" office:value="48860" calcext:value-type="float">
            <text:p>48860</text:p>
          </table:table-cell>
          <table:table-cell office:value-type="float" office:value="10021960742" calcext:value-type="float">
            <text:p>10021960742</text:p>
          </table:table-cell>
          <table:table-cell office:value-type="float" office:value="9.19666" calcext:value-type="float">
            <text:p>9.19666</text:p>
          </table:table-cell>
          <table:table-cell office:value-type="float" office:value="9.2" calcext:value-type="float">
            <text:p>9.2</text:p>
          </table:table-cell>
          <table:table-cell office:value-type="float" office:value="46228" calcext:value-type="float">
            <text:p>46228</text:p>
          </table:table-cell>
          <table:table-cell office:value-type="float" office:value="10021960742" calcext:value-type="float">
            <text:p>10021960742</text:p>
          </table:table-cell>
          <table:table-cell table:formula="of:=[.F757]&gt;[.B7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72-s332240810c39545255.ukp</text:p>
          </table:table-cell>
          <table:table-cell table:number-columns-repeated="2" office:value-type="float" office:value="3.66" calcext:value-type="float">
            <text:p>3.66</text:p>
          </table:table-cell>
          <table:table-cell office:value-type="float" office:value="17012" calcext:value-type="float">
            <text:p>17012</text:p>
          </table:table-cell>
          <table:table-cell office:value-type="float" office:value="3983609594" calcext:value-type="float">
            <text:p>3983609594</text:p>
          </table:table-cell>
          <table:table-cell office:value-type="float" office:value="9.19667" calcext:value-type="float">
            <text:p>9.19667</text:p>
          </table:table-cell>
          <table:table-cell office:value-type="float" office:value="9.2" calcext:value-type="float">
            <text:p>9.2</text:p>
          </table:table-cell>
          <table:table-cell office:value-type="float" office:value="19832" calcext:value-type="float">
            <text:p>19832</text:p>
          </table:table-cell>
          <table:table-cell office:value-type="float" office:value="3983609594" calcext:value-type="float">
            <text:p>3983609594</text:p>
          </table:table-cell>
          <table:table-cell table:formula="of:=[.F758]&gt;[.B7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65-s562005415c53265396.ukp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13992" calcext:value-type="float">
            <text:p>13992</text:p>
          </table:table-cell>
          <table:table-cell office:value-type="float" office:value="5394073781" calcext:value-type="float">
            <text:p>5394073781</text:p>
          </table:table-cell>
          <table:table-cell office:value-type="float" office:value="9.20333" calcext:value-type="float">
            <text:p>9.20333</text:p>
          </table:table-cell>
          <table:table-cell office:value-type="float" office:value="9.2" calcext:value-type="float">
            <text:p>9.2</text:p>
          </table:table-cell>
          <table:table-cell office:value-type="float" office:value="14296" calcext:value-type="float">
            <text:p>14296</text:p>
          </table:table-cell>
          <table:table-cell office:value-type="float" office:value="5394073781" calcext:value-type="float">
            <text:p>5394073781</text:p>
          </table:table-cell>
          <table:table-cell table:formula="of:=[.F759]&gt;[.B7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3-s126192256c7867079.ukp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9252" calcext:value-type="float">
            <text:p>9252</text:p>
          </table:table-cell>
          <table:table-cell office:value-type="float" office:value="782523704" calcext:value-type="float">
            <text:p>782523704</text:p>
          </table:table-cell>
          <table:table-cell office:value-type="float" office:value="9.21333" calcext:value-type="float">
            <text:p>9.21333</text:p>
          </table:table-cell>
          <table:table-cell office:value-type="float" office:value="9.22" calcext:value-type="float">
            <text:p>9.22</text:p>
          </table:table-cell>
          <table:table-cell office:value-type="float" office:value="14192" calcext:value-type="float">
            <text:p>14192</text:p>
          </table:table-cell>
          <table:table-cell office:value-type="float" office:value="782523704" calcext:value-type="float">
            <text:p>782523704</text:p>
          </table:table-cell>
          <table:table-cell table:formula="of:=[.F760]&gt;[.B7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06-s848304836c42536160.ukp</text:p>
          </table:table-cell>
          <table:table-cell office:value-type="float" office:value="1.44333" calcext:value-type="float">
            <text:p>1.44333</text:p>
          </table:table-cell>
          <table:table-cell office:value-type="float" office:value="1.44" calcext:value-type="float">
            <text:p>1.44</text:p>
          </table:table-cell>
          <table:table-cell office:value-type="float" office:value="13336" calcext:value-type="float">
            <text:p>13336</text:p>
          </table:table-cell>
          <table:table-cell office:value-type="float" office:value="4293247985" calcext:value-type="float">
            <text:p>4293247985</text:p>
          </table:table-cell>
          <table:table-cell office:value-type="float" office:value="9.21333" calcext:value-type="float">
            <text:p>9.21333</text:p>
          </table:table-cell>
          <table:table-cell office:value-type="float" office:value="9.21" calcext:value-type="float">
            <text:p>9.21</text:p>
          </table:table-cell>
          <table:table-cell office:value-type="float" office:value="19016" calcext:value-type="float">
            <text:p>19016</text:p>
          </table:table-cell>
          <table:table-cell office:value-type="float" office:value="4293247985" calcext:value-type="float">
            <text:p>4293247985</text:p>
          </table:table-cell>
          <table:table-cell table:formula="of:=[.F761]&gt;[.B7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56-s338119343c32032990.ukp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13228" calcext:value-type="float">
            <text:p>13228</text:p>
          </table:table-cell>
          <table:table-cell office:value-type="float" office:value="3232083343" calcext:value-type="float">
            <text:p>3232083343</text:p>
          </table:table-cell>
          <table:table-cell office:value-type="float" office:value="9.21667" calcext:value-type="float">
            <text:p>9.21667</text:p>
          </table:table-cell>
          <table:table-cell office:value-type="float" office:value="9.22" calcext:value-type="float">
            <text:p>9.22</text:p>
          </table:table-cell>
          <table:table-cell office:value-type="float" office:value="17224" calcext:value-type="float">
            <text:p>17224</text:p>
          </table:table-cell>
          <table:table-cell office:value-type="float" office:value="3232083343" calcext:value-type="float">
            <text:p>3232083343</text:p>
          </table:table-cell>
          <table:table-cell table:formula="of:=[.F762]&gt;[.B7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59-s46944898c78312231.ukp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16744" calcext:value-type="float">
            <text:p>16744</text:p>
          </table:table-cell>
          <table:table-cell office:value-type="float" office:value="7922959039" calcext:value-type="float">
            <text:p>7922959039</text:p>
          </table:table-cell>
          <table:table-cell office:value-type="float" office:value="9.22" calcext:value-type="float">
            <text:p>9.22</text:p>
          </table:table-cell>
          <table:table-cell office:value-type="float" office:value="9.23" calcext:value-type="float">
            <text:p>9.23</text:p>
          </table:table-cell>
          <table:table-cell office:value-type="float" office:value="28752" calcext:value-type="float">
            <text:p>28752</text:p>
          </table:table-cell>
          <table:table-cell office:value-type="float" office:value="7922959039" calcext:value-type="float">
            <text:p>7922959039</text:p>
          </table:table-cell>
          <table:table-cell table:formula="of:=[.F763]&gt;[.B7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45-s156741052c37925648.ukp</text:p>
          </table:table-cell>
          <table:table-cell office:value-type="float" office:value="1.87667" calcext:value-type="float">
            <text:p>1.87667</text:p>
          </table:table-cell>
          <table:table-cell office:value-type="float" office:value="1.87" calcext:value-type="float">
            <text:p>1.87</text:p>
          </table:table-cell>
          <table:table-cell office:value-type="float" office:value="15112" calcext:value-type="float">
            <text:p>15112</text:p>
          </table:table-cell>
          <table:table-cell office:value-type="float" office:value="3824473951" calcext:value-type="float">
            <text:p>3824473951</text:p>
          </table:table-cell>
          <table:table-cell office:value-type="float" office:value="9.22333" calcext:value-type="float">
            <text:p>9.22333</text:p>
          </table:table-cell>
          <table:table-cell office:value-type="float" office:value="9.22" calcext:value-type="float">
            <text:p>9.22</text:p>
          </table:table-cell>
          <table:table-cell office:value-type="float" office:value="22180" calcext:value-type="float">
            <text:p>22180</text:p>
          </table:table-cell>
          <table:table-cell office:value-type="float" office:value="3824473951" calcext:value-type="float">
            <text:p>3824473951</text:p>
          </table:table-cell>
          <table:table-cell table:formula="of:=[.F764]&gt;[.B7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38-s123616711c11566888.ukp</text:p>
          </table:table-cell>
          <table:table-cell office:value-type="float" office:value="7.81333" calcext:value-type="float">
            <text:p>7.81333</text:p>
          </table:table-cell>
          <table:table-cell office:value-type="float" office:value="7.81" calcext:value-type="float">
            <text:p>7.81</text:p>
          </table:table-cell>
          <table:table-cell office:value-type="float" office:value="13916" calcext:value-type="float">
            <text:p>13916</text:p>
          </table:table-cell>
          <table:table-cell office:value-type="float" office:value="1146549778" calcext:value-type="float">
            <text:p>1146549778</text:p>
          </table:table-cell>
          <table:table-cell office:value-type="float" office:value="9.23333" calcext:value-type="float">
            <text:p>9.23333</text:p>
          </table:table-cell>
          <table:table-cell office:value-type="float" office:value="9.23" calcext:value-type="float">
            <text:p>9.23</text:p>
          </table:table-cell>
          <table:table-cell office:value-type="float" office:value="14224" calcext:value-type="float">
            <text:p>14224</text:p>
          </table:table-cell>
          <table:table-cell office:value-type="float" office:value="1146549778" calcext:value-type="float">
            <text:p>1146549778</text:p>
          </table:table-cell>
          <table:table-cell table:formula="of:=[.F765]&gt;[.B7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80-s818213356c87387586.ukp</text:p>
          </table:table-cell>
          <table:table-cell office:value-type="float" office:value="4.39667" calcext:value-type="float">
            <text:p>4.39667</text:p>
          </table:table-cell>
          <table:table-cell office:value-type="float" office:value="4.4" calcext:value-type="float">
            <text:p>4.4</text:p>
          </table:table-cell>
          <table:table-cell office:value-type="float" office:value="42688" calcext:value-type="float">
            <text:p>42688</text:p>
          </table:table-cell>
          <table:table-cell office:value-type="float" office:value="8845738371" calcext:value-type="float">
            <text:p>8845738371</text:p>
          </table:table-cell>
          <table:table-cell office:value-type="float" office:value="9.24" calcext:value-type="float">
            <text:p>9.24</text:p>
          </table:table-cell>
          <table:table-cell office:value-type="float" office:value="9.25" calcext:value-type="float">
            <text:p>9.25</text:p>
          </table:table-cell>
          <table:table-cell office:value-type="float" office:value="63316" calcext:value-type="float">
            <text:p>63316</text:p>
          </table:table-cell>
          <table:table-cell office:value-type="float" office:value="8845738371" calcext:value-type="float">
            <text:p>8845738371</text:p>
          </table:table-cell>
          <table:table-cell table:formula="of:=[.F766]&gt;[.B7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04-s227337887c38018343.ukp</text:p>
          </table:table-cell>
          <table:table-cell office:value-type="float" office:value="1.12333" calcext:value-type="float">
            <text:p>1.12333</text:p>
          </table:table-cell>
          <table:table-cell office:value-type="float" office:value="1.13" calcext:value-type="float">
            <text:p>1.13</text:p>
          </table:table-cell>
          <table:table-cell office:value-type="float" office:value="17320" calcext:value-type="float">
            <text:p>17320</text:p>
          </table:table-cell>
          <table:table-cell office:value-type="float" office:value="3838647440" calcext:value-type="float">
            <text:p>3838647440</text:p>
          </table:table-cell>
          <table:table-cell office:value-type="float" office:value="9.24667" calcext:value-type="float">
            <text:p>9.24667</text:p>
          </table:table-cell>
          <table:table-cell office:value-type="float" office:value="9.26" calcext:value-type="float">
            <text:p>9.26</text:p>
          </table:table-cell>
          <table:table-cell office:value-type="float" office:value="26632" calcext:value-type="float">
            <text:p>26632</text:p>
          </table:table-cell>
          <table:table-cell office:value-type="float" office:value="3838647440" calcext:value-type="float">
            <text:p>3838647440</text:p>
          </table:table-cell>
          <table:table-cell table:formula="of:=[.F767]&gt;[.B7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79-s183931098c45331828.ukp</text:p>
          </table:table-cell>
          <table:table-cell office:value-type="float" office:value="0.25333" calcext:value-type="float">
            <text:p>0.25333</text:p>
          </table:table-cell>
          <table:table-cell office:value-type="float" office:value="0.25" calcext:value-type="float">
            <text:p>0.25</text:p>
          </table:table-cell>
          <table:table-cell office:value-type="float" office:value="13096" calcext:value-type="float">
            <text:p>13096</text:p>
          </table:table-cell>
          <table:table-cell office:value-type="float" office:value="4592605571" calcext:value-type="float">
            <text:p>4592605571</text:p>
          </table:table-cell>
          <table:table-cell table:number-columns-repeated="2" office:value-type="float" office:value="9.26" calcext:value-type="float">
            <text:p>9.26</text:p>
          </table:table-cell>
          <table:table-cell office:value-type="float" office:value="21944" calcext:value-type="float">
            <text:p>21944</text:p>
          </table:table-cell>
          <table:table-cell office:value-type="float" office:value="4592605571" calcext:value-type="float">
            <text:p>4592605571</text:p>
          </table:table-cell>
          <table:table-cell table:formula="of:=[.F768]&gt;[.B7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82-s85427437c10235569.ukp</text:p>
          </table:table-cell>
          <table:table-cell office:value-type="float" office:value="0.94333" calcext:value-type="float">
            <text:p>0.94333</text:p>
          </table:table-cell>
          <table:table-cell office:value-type="float" office:value="0.94" calcext:value-type="float">
            <text:p>0.94</text:p>
          </table:table-cell>
          <table:table-cell office:value-type="float" office:value="9324" calcext:value-type="float">
            <text:p>9324</text:p>
          </table:table-cell>
          <table:table-cell office:value-type="float" office:value="1023159748" calcext:value-type="float">
            <text:p>1023159748</text:p>
          </table:table-cell>
          <table:table-cell office:value-type="float" office:value="9.26667" calcext:value-type="float">
            <text:p>9.26667</text:p>
          </table:table-cell>
          <table:table-cell office:value-type="float" office:value="9.27" calcext:value-type="float">
            <text:p>9.27</text:p>
          </table:table-cell>
          <table:table-cell office:value-type="float" office:value="14288" calcext:value-type="float">
            <text:p>14288</text:p>
          </table:table-cell>
          <table:table-cell office:value-type="float" office:value="1023159748" calcext:value-type="float">
            <text:p>1023159748</text:p>
          </table:table-cell>
          <table:table-cell table:formula="of:=[.F769]&gt;[.B7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01-s777137311c96690566.ukp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16580" calcext:value-type="float">
            <text:p>16580</text:p>
          </table:table-cell>
          <table:table-cell office:value-type="float" office:value="9794979360" calcext:value-type="float">
            <text:p>9794979360</text:p>
          </table:table-cell>
          <table:table-cell office:value-type="float" office:value="9.26667" calcext:value-type="float">
            <text:p>9.26667</text:p>
          </table:table-cell>
          <table:table-cell office:value-type="float" office:value="9.27" calcext:value-type="float">
            <text:p>9.27</text:p>
          </table:table-cell>
          <table:table-cell office:value-type="float" office:value="35416" calcext:value-type="float">
            <text:p>35416</text:p>
          </table:table-cell>
          <table:table-cell office:value-type="float" office:value="9794979360" calcext:value-type="float">
            <text:p>9794979360</text:p>
          </table:table-cell>
          <table:table-cell table:formula="of:=[.F770]&gt;[.B7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0-s731232778c45667812.ukp</text:p>
          </table:table-cell>
          <table:table-cell office:value-type="float" office:value="4.1" calcext:value-type="float">
            <text:p>4.1</text:p>
          </table:table-cell>
          <table:table-cell office:value-type="float" office:value="4.11" calcext:value-type="float">
            <text:p>4.11</text:p>
          </table:table-cell>
          <table:table-cell office:value-type="float" office:value="17928" calcext:value-type="float">
            <text:p>17928</text:p>
          </table:table-cell>
          <table:table-cell office:value-type="float" office:value="4603064578" calcext:value-type="float">
            <text:p>4603064578</text:p>
          </table:table-cell>
          <table:table-cell office:value-type="float" office:value="9.27" calcext:value-type="float">
            <text:p>9.27</text:p>
          </table:table-cell>
          <table:table-cell office:value-type="float" office:value="9.28" calcext:value-type="float">
            <text:p>9.28</text:p>
          </table:table-cell>
          <table:table-cell office:value-type="float" office:value="20832" calcext:value-type="float">
            <text:p>20832</text:p>
          </table:table-cell>
          <table:table-cell office:value-type="float" office:value="4603064578" calcext:value-type="float">
            <text:p>4603064578</text:p>
          </table:table-cell>
          <table:table-cell table:formula="of:=[.F771]&gt;[.B7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11-s159071442c50840071.ukp</text:p>
          </table:table-cell>
          <table:table-cell table:number-columns-repeated="2" office:value-type="float" office:value="7.81" calcext:value-type="float">
            <text:p>7.81</text:p>
          </table:table-cell>
          <table:table-cell office:value-type="float" office:value="27068" calcext:value-type="float">
            <text:p>27068</text:p>
          </table:table-cell>
          <table:table-cell office:value-type="float" office:value="5125085596" calcext:value-type="float">
            <text:p>5125085596</text:p>
          </table:table-cell>
          <table:table-cell table:number-columns-repeated="2" office:value-type="float" office:value="9.27" calcext:value-type="float">
            <text:p>9.27</text:p>
          </table:table-cell>
          <table:table-cell office:value-type="float" office:value="26472" calcext:value-type="float">
            <text:p>26472</text:p>
          </table:table-cell>
          <table:table-cell office:value-type="float" office:value="5125085596" calcext:value-type="float">
            <text:p>5125085596</text:p>
          </table:table-cell>
          <table:table-cell table:formula="of:=[.F772]&gt;[.B7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7-s994385767c76272157.ukp</text:p>
          </table:table-cell>
          <table:table-cell office:value-type="float" office:value="0.53667" calcext:value-type="float">
            <text:p>0.53667</text:p>
          </table:table-cell>
          <table:table-cell office:value-type="float" office:value="0.54" calcext:value-type="float">
            <text:p>0.54</text:p>
          </table:table-cell>
          <table:table-cell office:value-type="float" office:value="19060" calcext:value-type="float">
            <text:p>19060</text:p>
          </table:table-cell>
          <table:table-cell office:value-type="float" office:value="7721680742" calcext:value-type="float">
            <text:p>7721680742</text:p>
          </table:table-cell>
          <table:table-cell table:number-columns-repeated="2" office:value-type="float" office:value="9.27" calcext:value-type="float">
            <text:p>9.27</text:p>
          </table:table-cell>
          <table:table-cell office:value-type="float" office:value="34968" calcext:value-type="float">
            <text:p>34968</text:p>
          </table:table-cell>
          <table:table-cell office:value-type="float" office:value="7721680742" calcext:value-type="float">
            <text:p>7721680742</text:p>
          </table:table-cell>
          <table:table-cell table:formula="of:=[.F773]&gt;[.B7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17-s612149826c97122954.ukp</text:p>
          </table:table-cell>
          <table:table-cell office:value-type="float" office:value="5.71" calcext:value-type="float">
            <text:p>5.71</text:p>
          </table:table-cell>
          <table:table-cell office:value-type="float" office:value="5.73" calcext:value-type="float">
            <text:p>5.73</text:p>
          </table:table-cell>
          <table:table-cell office:value-type="float" office:value="53696" calcext:value-type="float">
            <text:p>53696</text:p>
          </table:table-cell>
          <table:table-cell office:value-type="float" office:value="9814909397" calcext:value-type="float">
            <text:p>9814909397</text:p>
          </table:table-cell>
          <table:table-cell office:value-type="float" office:value="9.27666" calcext:value-type="float">
            <text:p>9.27666</text:p>
          </table:table-cell>
          <table:table-cell office:value-type="float" office:value="9.29" calcext:value-type="float">
            <text:p>9.29</text:p>
          </table:table-cell>
          <table:table-cell office:value-type="float" office:value="51692" calcext:value-type="float">
            <text:p>51692</text:p>
          </table:table-cell>
          <table:table-cell office:value-type="float" office:value="9814909397" calcext:value-type="float">
            <text:p>9814909397</text:p>
          </table:table-cell>
          <table:table-cell table:formula="of:=[.F774]&gt;[.B7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86-s54059702c90168948.ukp</text:p>
          </table:table-cell>
          <table:table-cell office:value-type="float" office:value="3.55" calcext:value-type="float">
            <text:p>3.55</text:p>
          </table:table-cell>
          <table:table-cell office:value-type="float" office:value="3.56" calcext:value-type="float">
            <text:p>3.56</text:p>
          </table:table-cell>
          <table:table-cell office:value-type="float" office:value="27120" calcext:value-type="float">
            <text:p>27120</text:p>
          </table:table-cell>
          <table:table-cell office:value-type="float" office:value="9115654363" calcext:value-type="float">
            <text:p>9115654363</text:p>
          </table:table-cell>
          <table:table-cell office:value-type="float" office:value="9.28333" calcext:value-type="float">
            <text:p>9.28333</text:p>
          </table:table-cell>
          <table:table-cell office:value-type="float" office:value="9.29" calcext:value-type="float">
            <text:p>9.29</text:p>
          </table:table-cell>
          <table:table-cell office:value-type="float" office:value="34484" calcext:value-type="float">
            <text:p>34484</text:p>
          </table:table-cell>
          <table:table-cell office:value-type="float" office:value="9115654363" calcext:value-type="float">
            <text:p>9115654363</text:p>
          </table:table-cell>
          <table:table-cell table:formula="of:=[.F775]&gt;[.B7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7-s532584774c72723498.ukp</text:p>
          </table:table-cell>
          <table:table-cell office:value-type="float" office:value="4.81667" calcext:value-type="float">
            <text:p>4.81667</text:p>
          </table:table-cell>
          <table:table-cell office:value-type="float" office:value="4.82" calcext:value-type="float">
            <text:p>4.82</text:p>
          </table:table-cell>
          <table:table-cell office:value-type="float" office:value="25896" calcext:value-type="float">
            <text:p>25896</text:p>
          </table:table-cell>
          <table:table-cell office:value-type="float" office:value="7344796108" calcext:value-type="float">
            <text:p>7344796108</text:p>
          </table:table-cell>
          <table:table-cell office:value-type="float" office:value="9.28666" calcext:value-type="float">
            <text:p>9.28666</text:p>
          </table:table-cell>
          <table:table-cell office:value-type="float" office:value="9.29" calcext:value-type="float">
            <text:p>9.29</text:p>
          </table:table-cell>
          <table:table-cell office:value-type="float" office:value="30252" calcext:value-type="float">
            <text:p>30252</text:p>
          </table:table-cell>
          <table:table-cell office:value-type="float" office:value="7344796108" calcext:value-type="float">
            <text:p>7344796108</text:p>
          </table:table-cell>
          <table:table-cell table:formula="of:=[.F776]&gt;[.B7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53-s212229957c20180366.ukp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9836" calcext:value-type="float">
            <text:p>9836</text:p>
          </table:table-cell>
          <table:table-cell office:value-type="float" office:value="2036167277" calcext:value-type="float">
            <text:p>2036167277</text:p>
          </table:table-cell>
          <table:table-cell office:value-type="float" office:value="9.28667" calcext:value-type="float">
            <text:p>9.28667</text:p>
          </table:table-cell>
          <table:table-cell office:value-type="float" office:value="9.28" calcext:value-type="float">
            <text:p>9.28</text:p>
          </table:table-cell>
          <table:table-cell office:value-type="float" office:value="18044" calcext:value-type="float">
            <text:p>18044</text:p>
          </table:table-cell>
          <table:table-cell office:value-type="float" office:value="2036167277" calcext:value-type="float">
            <text:p>2036167277</text:p>
          </table:table-cell>
          <table:table-cell table:formula="of:=[.F777]&gt;[.B7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60-s659470201c12472909.ukp</text:p>
          </table:table-cell>
          <table:table-cell office:value-type="float" office:value="6.1" calcext:value-type="float">
            <text:p>6.1</text:p>
          </table:table-cell>
          <table:table-cell office:value-type="float" office:value="6.11" calcext:value-type="float">
            <text:p>6.11</text:p>
          </table:table-cell>
          <table:table-cell office:value-type="float" office:value="12884" calcext:value-type="float">
            <text:p>12884</text:p>
          </table:table-cell>
          <table:table-cell office:value-type="float" office:value="1238814205" calcext:value-type="float">
            <text:p>1238814205</text:p>
          </table:table-cell>
          <table:table-cell office:value-type="float" office:value="9.29667" calcext:value-type="float">
            <text:p>9.29667</text:p>
          </table:table-cell>
          <table:table-cell office:value-type="float" office:value="9.29" calcext:value-type="float">
            <text:p>9.29</text:p>
          </table:table-cell>
          <table:table-cell office:value-type="float" office:value="14908" calcext:value-type="float">
            <text:p>14908</text:p>
          </table:table-cell>
          <table:table-cell office:value-type="float" office:value="1238814205" calcext:value-type="float">
            <text:p>1238814205</text:p>
          </table:table-cell>
          <table:table-cell table:formula="of:=[.F778]&gt;[.B7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79-s289613875c36906316.ukp</text:p>
          </table:table-cell>
          <table:table-cell table:number-columns-repeated="2" office:value-type="float" office:value="6.98" calcext:value-type="float">
            <text:p>6.98</text:p>
          </table:table-cell>
          <table:table-cell office:value-type="float" office:value="21864" calcext:value-type="float">
            <text:p>21864</text:p>
          </table:table-cell>
          <table:table-cell office:value-type="float" office:value="3715493824" calcext:value-type="float">
            <text:p>3715493824</text:p>
          </table:table-cell>
          <table:table-cell table:number-columns-repeated="2" office:value-type="float" office:value="9.3" calcext:value-type="float">
            <text:p>9.3</text:p>
          </table:table-cell>
          <table:table-cell office:value-type="float" office:value="24692" calcext:value-type="float">
            <text:p>24692</text:p>
          </table:table-cell>
          <table:table-cell office:value-type="float" office:value="3715493824" calcext:value-type="float">
            <text:p>3715493824</text:p>
          </table:table-cell>
          <table:table-cell table:formula="of:=[.F779]&gt;[.B7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98-s358578213c41143872.ukp</text:p>
          </table:table-cell>
          <table:table-cell office:value-type="float" office:value="0.45667" calcext:value-type="float">
            <text:p>0.45667</text:p>
          </table:table-cell>
          <table:table-cell office:value-type="float" office:value="0.46" calcext:value-type="float">
            <text:p>0.46</text:p>
          </table:table-cell>
          <table:table-cell office:value-type="float" office:value="13396" calcext:value-type="float">
            <text:p>13396</text:p>
          </table:table-cell>
          <table:table-cell office:value-type="float" office:value="4161003282" calcext:value-type="float">
            <text:p>4161003282</text:p>
          </table:table-cell>
          <table:table-cell office:value-type="float" office:value="9.30333" calcext:value-type="float">
            <text:p>9.30333</text:p>
          </table:table-cell>
          <table:table-cell office:value-type="float" office:value="9.3" calcext:value-type="float">
            <text:p>9.3</text:p>
          </table:table-cell>
          <table:table-cell office:value-type="float" office:value="25908" calcext:value-type="float">
            <text:p>25908</text:p>
          </table:table-cell>
          <table:table-cell office:value-type="float" office:value="4161003282" calcext:value-type="float">
            <text:p>4161003282</text:p>
          </table:table-cell>
          <table:table-cell table:formula="of:=[.F780]&gt;[.B7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21-s115898593c15235637.ukp</text:p>
          </table:table-cell>
          <table:table-cell office:value-type="float" office:value="0.76667" calcext:value-type="float">
            <text:p>0.76667</text:p>
          </table:table-cell>
          <table:table-cell office:value-type="float" office:value="0.77" calcext:value-type="float">
            <text:p>0.77</text:p>
          </table:table-cell>
          <table:table-cell office:value-type="float" office:value="9272" calcext:value-type="float">
            <text:p>9272</text:p>
          </table:table-cell>
          <table:table-cell office:value-type="float" office:value="1532324368" calcext:value-type="float">
            <text:p>1532324368</text:p>
          </table:table-cell>
          <table:table-cell office:value-type="float" office:value="9.30667" calcext:value-type="float">
            <text:p>9.30667</text:p>
          </table:table-cell>
          <table:table-cell office:value-type="float" office:value="9.3" calcext:value-type="float">
            <text:p>9.3</text:p>
          </table:table-cell>
          <table:table-cell office:value-type="float" office:value="14300" calcext:value-type="float">
            <text:p>14300</text:p>
          </table:table-cell>
          <table:table-cell office:value-type="float" office:value="1532324368" calcext:value-type="float">
            <text:p>1532324368</text:p>
          </table:table-cell>
          <table:table-cell table:formula="of:=[.F781]&gt;[.B7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17-s248366140c20581375.ukp</text:p>
          </table:table-cell>
          <table:table-cell table:number-columns-repeated="2" office:value-type="float" office:value="6.24" calcext:value-type="float">
            <text:p>6.24</text:p>
          </table:table-cell>
          <table:table-cell office:value-type="float" office:value="17352" calcext:value-type="float">
            <text:p>17352</text:p>
          </table:table-cell>
          <table:table-cell office:value-type="float" office:value="2060689465" calcext:value-type="float">
            <text:p>2060689465</text:p>
          </table:table-cell>
          <table:table-cell office:value-type="float" office:value="9.31667" calcext:value-type="float">
            <text:p>9.31667</text:p>
          </table:table-cell>
          <table:table-cell office:value-type="float" office:value="9.32" calcext:value-type="float">
            <text:p>9.32</text:p>
          </table:table-cell>
          <table:table-cell office:value-type="float" office:value="18968" calcext:value-type="float">
            <text:p>18968</text:p>
          </table:table-cell>
          <table:table-cell office:value-type="float" office:value="2060689465" calcext:value-type="float">
            <text:p>2060689465</text:p>
          </table:table-cell>
          <table:table-cell table:formula="of:=[.F782]&gt;[.B7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03-s574476872c41158354.ukp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15192" calcext:value-type="float">
            <text:p>15192</text:p>
          </table:table-cell>
          <table:table-cell office:value-type="float" office:value="4166745327" calcext:value-type="float">
            <text:p>4166745327</text:p>
          </table:table-cell>
          <table:table-cell table:number-columns-repeated="2" office:value-type="float" office:value="9.32" calcext:value-type="float">
            <text:p>9.32</text:p>
          </table:table-cell>
          <table:table-cell office:value-type="float" office:value="20888" calcext:value-type="float">
            <text:p>20888</text:p>
          </table:table-cell>
          <table:table-cell office:value-type="float" office:value="4166745327" calcext:value-type="float">
            <text:p>4166745327</text:p>
          </table:table-cell>
          <table:table-cell table:formula="of:=[.F783]&gt;[.B7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40-s85004012c51289687.ukp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12796" calcext:value-type="float">
            <text:p>12796</text:p>
          </table:table-cell>
          <table:table-cell office:value-type="float" office:value="5189620864" calcext:value-type="float">
            <text:p>5189620864</text:p>
          </table:table-cell>
          <table:table-cell office:value-type="float" office:value="9.33" calcext:value-type="float">
            <text:p>9.33</text:p>
          </table:table-cell>
          <table:table-cell office:value-type="float" office:value="9.34" calcext:value-type="float">
            <text:p>9.34</text:p>
          </table:table-cell>
          <table:table-cell office:value-type="float" office:value="28560" calcext:value-type="float">
            <text:p>28560</text:p>
          </table:table-cell>
          <table:table-cell office:value-type="float" office:value="5189620864" calcext:value-type="float">
            <text:p>5189620864</text:p>
          </table:table-cell>
          <table:table-cell table:formula="of:=[.F784]&gt;[.B7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78-s818372142c60792332.ukp</text:p>
          </table:table-cell>
          <table:table-cell table:number-columns-repeated="2" office:value-type="float" office:value="6.45" calcext:value-type="float">
            <text:p>6.45</text:p>
          </table:table-cell>
          <table:table-cell office:value-type="float" office:value="28888" calcext:value-type="float">
            <text:p>28888</text:p>
          </table:table-cell>
          <table:table-cell office:value-type="float" office:value="6134039238" calcext:value-type="float">
            <text:p>6134039238</text:p>
          </table:table-cell>
          <table:table-cell table:number-columns-repeated="2" office:value-type="float" office:value="9.33" calcext:value-type="float">
            <text:p>9.33</text:p>
          </table:table-cell>
          <table:table-cell office:value-type="float" office:value="27800" calcext:value-type="float">
            <text:p>27800</text:p>
          </table:table-cell>
          <table:table-cell office:value-type="float" office:value="6134039238" calcext:value-type="float">
            <text:p>6134039238</text:p>
          </table:table-cell>
          <table:table-cell table:formula="of:=[.F785]&gt;[.B7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19-s803803347c12780232.ukp</text:p>
          </table:table-cell>
          <table:table-cell table:number-columns-repeated="2" office:value-type="float" office:value="3.94" calcext:value-type="float">
            <text:p>3.94</text:p>
          </table:table-cell>
          <table:table-cell office:value-type="float" office:value="11040" calcext:value-type="float">
            <text:p>11040</text:p>
          </table:table-cell>
          <table:table-cell office:value-type="float" office:value="1273990483" calcext:value-type="float">
            <text:p>1273990483</text:p>
          </table:table-cell>
          <table:table-cell office:value-type="float" office:value="9.33333" calcext:value-type="float">
            <text:p>9.33333</text:p>
          </table:table-cell>
          <table:table-cell office:value-type="float" office:value="9.33" calcext:value-type="float">
            <text:p>9.33</text:p>
          </table:table-cell>
          <table:table-cell office:value-type="float" office:value="14176" calcext:value-type="float">
            <text:p>14176</text:p>
          </table:table-cell>
          <table:table-cell office:value-type="float" office:value="1273990483" calcext:value-type="float">
            <text:p>1273990483</text:p>
          </table:table-cell>
          <table:table-cell table:formula="of:=[.F786]&gt;[.B7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40-s213174395c18453917.ukp</text:p>
          </table:table-cell>
          <table:table-cell office:value-type="float" office:value="3.88333" calcext:value-type="float">
            <text:p>3.88333</text:p>
          </table:table-cell>
          <table:table-cell office:value-type="float" office:value="3.88" calcext:value-type="float">
            <text:p>3.88</text:p>
          </table:table-cell>
          <table:table-cell office:value-type="float" office:value="14684" calcext:value-type="float">
            <text:p>14684</text:p>
          </table:table-cell>
          <table:table-cell office:value-type="float" office:value="1847381617" calcext:value-type="float">
            <text:p>1847381617</text:p>
          </table:table-cell>
          <table:table-cell office:value-type="float" office:value="9.33667" calcext:value-type="float">
            <text:p>9.33667</text:p>
          </table:table-cell>
          <table:table-cell office:value-type="float" office:value="9.34" calcext:value-type="float">
            <text:p>9.34</text:p>
          </table:table-cell>
          <table:table-cell office:value-type="float" office:value="17804" calcext:value-type="float">
            <text:p>17804</text:p>
          </table:table-cell>
          <table:table-cell office:value-type="float" office:value="1847381617" calcext:value-type="float">
            <text:p>1847381617</text:p>
          </table:table-cell>
          <table:table-cell table:formula="of:=[.F787]&gt;[.B7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67-s942314578c84762560.ukp</text:p>
          </table:table-cell>
          <table:table-cell table:number-columns-repeated="2" office:value-type="float" office:value="6.13" calcext:value-type="float">
            <text:p>6.13</text:p>
          </table:table-cell>
          <table:table-cell office:value-type="float" office:value="50612" calcext:value-type="float">
            <text:p>50612</text:p>
          </table:table-cell>
          <table:table-cell office:value-type="float" office:value="8563189425" calcext:value-type="float">
            <text:p>8563189425</text:p>
          </table:table-cell>
          <table:table-cell office:value-type="float" office:value="9.34" calcext:value-type="float">
            <text:p>9.34</text:p>
          </table:table-cell>
          <table:table-cell office:value-type="float" office:value="9.35" calcext:value-type="float">
            <text:p>9.35</text:p>
          </table:table-cell>
          <table:table-cell office:value-type="float" office:value="54604" calcext:value-type="float">
            <text:p>54604</text:p>
          </table:table-cell>
          <table:table-cell office:value-type="float" office:value="8563189425" calcext:value-type="float">
            <text:p>8563189425</text:p>
          </table:table-cell>
          <table:table-cell table:formula="of:=[.F788]&gt;[.B7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74-s902437174c43232789.ukp</text:p>
          </table:table-cell>
          <table:table-cell office:value-type="float" office:value="1.28667" calcext:value-type="float">
            <text:p>1.28667</text:p>
          </table:table-cell>
          <table:table-cell office:value-type="float" office:value="1.29" calcext:value-type="float">
            <text:p>1.29</text:p>
          </table:table-cell>
          <table:table-cell office:value-type="float" office:value="15648" calcext:value-type="float">
            <text:p>15648</text:p>
          </table:table-cell>
          <table:table-cell office:value-type="float" office:value="4380307459" calcext:value-type="float">
            <text:p>4380307459</text:p>
          </table:table-cell>
          <table:table-cell office:value-type="float" office:value="9.35333" calcext:value-type="float">
            <text:p>9.35333</text:p>
          </table:table-cell>
          <table:table-cell office:value-type="float" office:value="9.35" calcext:value-type="float">
            <text:p>9.35</text:p>
          </table:table-cell>
          <table:table-cell office:value-type="float" office:value="25220" calcext:value-type="float">
            <text:p>25220</text:p>
          </table:table-cell>
          <table:table-cell office:value-type="float" office:value="4380307459" calcext:value-type="float">
            <text:p>4380307459</text:p>
          </table:table-cell>
          <table:table-cell table:formula="of:=[.F789]&gt;[.B7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27-s792636241c6870624.ukp</text:p>
          </table:table-cell>
          <table:table-cell office:value-type="float" office:value="0.87333" calcext:value-type="float">
            <text:p>0.87333</text:p>
          </table:table-cell>
          <table:table-cell office:value-type="float" office:value="0.87" calcext:value-type="float">
            <text:p>0.87</text:p>
          </table:table-cell>
          <table:table-cell office:value-type="float" office:value="9196" calcext:value-type="float">
            <text:p>9196</text:p>
          </table:table-cell>
          <table:table-cell office:value-type="float" office:value="683341840" calcext:value-type="float">
            <text:p>683341840</text:p>
          </table:table-cell>
          <table:table-cell office:value-type="float" office:value="9.36333" calcext:value-type="float">
            <text:p>9.36333</text:p>
          </table:table-cell>
          <table:table-cell office:value-type="float" office:value="9.36" calcext:value-type="float">
            <text:p>9.36</text:p>
          </table:table-cell>
          <table:table-cell office:value-type="float" office:value="14248" calcext:value-type="float">
            <text:p>14248</text:p>
          </table:table-cell>
          <table:table-cell office:value-type="float" office:value="683341840" calcext:value-type="float">
            <text:p>683341840</text:p>
          </table:table-cell>
          <table:table-cell table:formula="of:=[.F790]&gt;[.B7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89-s863176603c37631849.ukp</text:p>
          </table:table-cell>
          <table:table-cell office:value-type="float" office:value="6.20333" calcext:value-type="float">
            <text:p>6.20333</text:p>
          </table:table-cell>
          <table:table-cell office:value-type="float" office:value="6.2" calcext:value-type="float">
            <text:p>6.2</text:p>
          </table:table-cell>
          <table:table-cell office:value-type="float" office:value="20656" calcext:value-type="float">
            <text:p>20656</text:p>
          </table:table-cell>
          <table:table-cell office:value-type="float" office:value="3787206227" calcext:value-type="float">
            <text:p>3787206227</text:p>
          </table:table-cell>
          <table:table-cell office:value-type="float" office:value="9.37333" calcext:value-type="float">
            <text:p>9.37333</text:p>
          </table:table-cell>
          <table:table-cell office:value-type="float" office:value="9.37" calcext:value-type="float">
            <text:p>9.37</text:p>
          </table:table-cell>
          <table:table-cell office:value-type="float" office:value="20704" calcext:value-type="float">
            <text:p>20704</text:p>
          </table:table-cell>
          <table:table-cell office:value-type="float" office:value="3787206227" calcext:value-type="float">
            <text:p>3787206227</text:p>
          </table:table-cell>
          <table:table-cell table:formula="of:=[.F791]&gt;[.B7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4-s539788685c80958891.ukp</text:p>
          </table:table-cell>
          <table:table-cell office:value-type="float" office:value="10.55667" calcext:value-type="float">
            <text:p>10.55667</text:p>
          </table:table-cell>
          <table:table-cell office:value-type="float" office:value="10.56" calcext:value-type="float">
            <text:p>10.56</text:p>
          </table:table-cell>
          <table:table-cell office:value-type="float" office:value="49836" calcext:value-type="float">
            <text:p>49836</text:p>
          </table:table-cell>
          <table:table-cell office:value-type="float" office:value="8175930486" calcext:value-type="float">
            <text:p>8175930486</text:p>
          </table:table-cell>
          <table:table-cell office:value-type="float" office:value="9.38" calcext:value-type="float">
            <text:p>9.38</text:p>
          </table:table-cell>
          <table:table-cell office:value-type="float" office:value="9.39" calcext:value-type="float">
            <text:p>9.39</text:p>
          </table:table-cell>
          <table:table-cell office:value-type="float" office:value="51344" calcext:value-type="float">
            <text:p>51344</text:p>
          </table:table-cell>
          <table:table-cell office:value-type="float" office:value="8175930486" calcext:value-type="float">
            <text:p>8175930486</text:p>
          </table:table-cell>
          <table:table-cell table:formula="of:=[.F792]&gt;[.B79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10000-15-s750851024c76269221.ukp</text:p>
          </table:table-cell>
          <table:table-cell office:value-type="float" office:value="6.38333" calcext:value-type="float">
            <text:p>6.38333</text:p>
          </table:table-cell>
          <table:table-cell office:value-type="float" office:value="6.39" calcext:value-type="float">
            <text:p>6.39</text:p>
          </table:table-cell>
          <table:table-cell office:value-type="float" office:value="37460" calcext:value-type="float">
            <text:p>37460</text:p>
          </table:table-cell>
          <table:table-cell office:value-type="float" office:value="7711846044" calcext:value-type="float">
            <text:p>7711846044</text:p>
          </table:table-cell>
          <table:table-cell office:value-type="float" office:value="9.38667" calcext:value-type="float">
            <text:p>9.38667</text:p>
          </table:table-cell>
          <table:table-cell office:value-type="float" office:value="9.39" calcext:value-type="float">
            <text:p>9.39</text:p>
          </table:table-cell>
          <table:table-cell office:value-type="float" office:value="40924" calcext:value-type="float">
            <text:p>40924</text:p>
          </table:table-cell>
          <table:table-cell office:value-type="float" office:value="7711846044" calcext:value-type="float">
            <text:p>7711846044</text:p>
          </table:table-cell>
          <table:table-cell table:formula="of:=[.F793]&gt;[.B7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88-s292252175c31355039.ukp</text:p>
          </table:table-cell>
          <table:table-cell office:value-type="float" office:value="2.84667" calcext:value-type="float">
            <text:p>2.84667</text:p>
          </table:table-cell>
          <table:table-cell office:value-type="float" office:value="2.85" calcext:value-type="float">
            <text:p>2.85</text:p>
          </table:table-cell>
          <table:table-cell office:value-type="float" office:value="19004" calcext:value-type="float">
            <text:p>19004</text:p>
          </table:table-cell>
          <table:table-cell office:value-type="float" office:value="3158131017" calcext:value-type="float">
            <text:p>3158131017</text:p>
          </table:table-cell>
          <table:table-cell office:value-type="float" office:value="9.40333" calcext:value-type="float">
            <text:p>9.40333</text:p>
          </table:table-cell>
          <table:table-cell office:value-type="float" office:value="9.4" calcext:value-type="float">
            <text:p>9.4</text:p>
          </table:table-cell>
          <table:table-cell office:value-type="float" office:value="28532" calcext:value-type="float">
            <text:p>28532</text:p>
          </table:table-cell>
          <table:table-cell office:value-type="float" office:value="3158131017" calcext:value-type="float">
            <text:p>3158131017</text:p>
          </table:table-cell>
          <table:table-cell table:formula="of:=[.F794]&gt;[.B7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80-s360265767c45767429.ukp</text:p>
          </table:table-cell>
          <table:table-cell table:number-columns-repeated="2" office:value-type="float" office:value="5.74" calcext:value-type="float">
            <text:p>5.74</text:p>
          </table:table-cell>
          <table:table-cell office:value-type="float" office:value="26792" calcext:value-type="float">
            <text:p>26792</text:p>
          </table:table-cell>
          <table:table-cell office:value-type="float" office:value="4612506924" calcext:value-type="float">
            <text:p>4612506924</text:p>
          </table:table-cell>
          <table:table-cell office:value-type="float" office:value="9.40333" calcext:value-type="float">
            <text:p>9.40333</text:p>
          </table:table-cell>
          <table:table-cell office:value-type="float" office:value="9.4" calcext:value-type="float">
            <text:p>9.4</text:p>
          </table:table-cell>
          <table:table-cell office:value-type="float" office:value="28640" calcext:value-type="float">
            <text:p>28640</text:p>
          </table:table-cell>
          <table:table-cell office:value-type="float" office:value="4612506924" calcext:value-type="float">
            <text:p>4612506924</text:p>
          </table:table-cell>
          <table:table-cell table:formula="of:=[.F795]&gt;[.B7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9-s808826180c61166829.ukp</text:p>
          </table:table-cell>
          <table:table-cell office:value-type="float" office:value="3.74333" calcext:value-type="float">
            <text:p>3.74333</text:p>
          </table:table-cell>
          <table:table-cell office:value-type="float" office:value="3.74" calcext:value-type="float">
            <text:p>3.74</text:p>
          </table:table-cell>
          <table:table-cell office:value-type="float" office:value="34484" calcext:value-type="float">
            <text:p>34484</text:p>
          </table:table-cell>
          <table:table-cell office:value-type="float" office:value="6178122360" calcext:value-type="float">
            <text:p>6178122360</text:p>
          </table:table-cell>
          <table:table-cell office:value-type="float" office:value="9.40667" calcext:value-type="float">
            <text:p>9.40667</text:p>
          </table:table-cell>
          <table:table-cell office:value-type="float" office:value="9.42" calcext:value-type="float">
            <text:p>9.42</text:p>
          </table:table-cell>
          <table:table-cell office:value-type="float" office:value="41008" calcext:value-type="float">
            <text:p>41008</text:p>
          </table:table-cell>
          <table:table-cell office:value-type="float" office:value="6178122360" calcext:value-type="float">
            <text:p>6178122360</text:p>
          </table:table-cell>
          <table:table-cell table:formula="of:=[.F796]&gt;[.B7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21-s137237919c80292247.ukp</text:p>
          </table:table-cell>
          <table:table-cell office:value-type="float" office:value="0.27333" calcext:value-type="float">
            <text:p>0.27333</text:p>
          </table:table-cell>
          <table:table-cell office:value-type="float" office:value="0.27" calcext:value-type="float">
            <text:p>0.27</text:p>
          </table:table-cell>
          <table:table-cell office:value-type="float" office:value="16432" calcext:value-type="float">
            <text:p>16432</text:p>
          </table:table-cell>
          <table:table-cell office:value-type="float" office:value="8130948863" calcext:value-type="float">
            <text:p>8130948863</text:p>
          </table:table-cell>
          <table:table-cell office:value-type="float" office:value="9.40667" calcext:value-type="float">
            <text:p>9.40667</text:p>
          </table:table-cell>
          <table:table-cell office:value-type="float" office:value="9.4" calcext:value-type="float">
            <text:p>9.4</text:p>
          </table:table-cell>
          <table:table-cell office:value-type="float" office:value="14220" calcext:value-type="float">
            <text:p>14220</text:p>
          </table:table-cell>
          <table:table-cell office:value-type="float" office:value="8130948863" calcext:value-type="float">
            <text:p>8130948863</text:p>
          </table:table-cell>
          <table:table-cell table:formula="of:=[.F797]&gt;[.B7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82-s544590797c52044968.ukp</text:p>
          </table:table-cell>
          <table:table-cell office:value-type="float" office:value="7.09333" calcext:value-type="float">
            <text:p>7.09333</text:p>
          </table:table-cell>
          <table:table-cell office:value-type="float" office:value="7.11" calcext:value-type="float">
            <text:p>7.11</text:p>
          </table:table-cell>
          <table:table-cell office:value-type="float" office:value="54736" calcext:value-type="float">
            <text:p>54736</text:p>
          </table:table-cell>
          <table:table-cell office:value-type="float" office:value="5270497926" calcext:value-type="float">
            <text:p>5270497926</text:p>
          </table:table-cell>
          <table:table-cell office:value-type="float" office:value="9.41" calcext:value-type="float">
            <text:p>9.41</text:p>
          </table:table-cell>
          <table:table-cell office:value-type="float" office:value="9.4" calcext:value-type="float">
            <text:p>9.4</text:p>
          </table:table-cell>
          <table:table-cell office:value-type="float" office:value="67292" calcext:value-type="float">
            <text:p>67292</text:p>
          </table:table-cell>
          <table:table-cell office:value-type="float" office:value="5270497926" calcext:value-type="float">
            <text:p>5270497926</text:p>
          </table:table-cell>
          <table:table-cell table:formula="of:=[.F798]&gt;[.B7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47-s665348674c56069316.ukp</text:p>
          </table:table-cell>
          <table:table-cell office:value-type="float" office:value="1.10333" calcext:value-type="float">
            <text:p>1.10333</text:p>
          </table:table-cell>
          <table:table-cell office:value-type="float" office:value="1.11" calcext:value-type="float">
            <text:p>1.11</text:p>
          </table:table-cell>
          <table:table-cell office:value-type="float" office:value="22148" calcext:value-type="float">
            <text:p>22148</text:p>
          </table:table-cell>
          <table:table-cell office:value-type="float" office:value="5669056318" calcext:value-type="float">
            <text:p>5669056318</text:p>
          </table:table-cell>
          <table:table-cell table:number-columns-repeated="2" office:value-type="float" office:value="9.41" calcext:value-type="float">
            <text:p>9.41</text:p>
          </table:table-cell>
          <table:table-cell office:value-type="float" office:value="36452" calcext:value-type="float">
            <text:p>36452</text:p>
          </table:table-cell>
          <table:table-cell office:value-type="float" office:value="5669056318" calcext:value-type="float">
            <text:p>5669056318</text:p>
          </table:table-cell>
          <table:table-cell table:formula="of:=[.F799]&gt;[.B7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82-s7449337c67739320.ukp</text:p>
          </table:table-cell>
          <table:table-cell office:value-type="float" office:value="9.42667" calcext:value-type="float">
            <text:p>9.42667</text:p>
          </table:table-cell>
          <table:table-cell office:value-type="float" office:value="9.43" calcext:value-type="float">
            <text:p>9.43</text:p>
          </table:table-cell>
          <table:table-cell office:value-type="float" office:value="61008" calcext:value-type="float">
            <text:p>61008</text:p>
          </table:table-cell>
          <table:table-cell office:value-type="float" office:value="6839472494" calcext:value-type="float">
            <text:p>6839472494</text:p>
          </table:table-cell>
          <table:table-cell table:number-columns-repeated="2" office:value-type="float" office:value="9.42" calcext:value-type="float">
            <text:p>9.42</text:p>
          </table:table-cell>
          <table:table-cell office:value-type="float" office:value="59688" calcext:value-type="float">
            <text:p>59688</text:p>
          </table:table-cell>
          <table:table-cell office:value-type="float" office:value="6839472494" calcext:value-type="float">
            <text:p>6839472494</text:p>
          </table:table-cell>
          <table:table-cell table:formula="of:=[.F800]&gt;[.B80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10000-385-s985161383c34004790.ukp</text:p>
          </table:table-cell>
          <table:table-cell office:value-type="float" office:value="3.09" calcext:value-type="float">
            <text:p>3.09</text:p>
          </table:table-cell>
          <table:table-cell office:value-type="float" office:value="3.1" calcext:value-type="float">
            <text:p>3.1</text:p>
          </table:table-cell>
          <table:table-cell office:value-type="float" office:value="19416" calcext:value-type="float">
            <text:p>19416</text:p>
          </table:table-cell>
          <table:table-cell office:value-type="float" office:value="3429401580" calcext:value-type="float">
            <text:p>3429401580</text:p>
          </table:table-cell>
          <table:table-cell office:value-type="float" office:value="9.42667" calcext:value-type="float">
            <text:p>9.42667</text:p>
          </table:table-cell>
          <table:table-cell office:value-type="float" office:value="9.43" calcext:value-type="float">
            <text:p>9.43</text:p>
          </table:table-cell>
          <table:table-cell office:value-type="float" office:value="28456" calcext:value-type="float">
            <text:p>28456</text:p>
          </table:table-cell>
          <table:table-cell office:value-type="float" office:value="3429401580" calcext:value-type="float">
            <text:p>3429401580</text:p>
          </table:table-cell>
          <table:table-cell table:formula="of:=[.F801]&gt;[.B8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6-s442208726c59442236.ukp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12800" calcext:value-type="float">
            <text:p>12800</text:p>
          </table:table-cell>
          <table:table-cell office:value-type="float" office:value="6022409912" calcext:value-type="float">
            <text:p>6022409912</text:p>
          </table:table-cell>
          <table:table-cell office:value-type="float" office:value="9.42667" calcext:value-type="float">
            <text:p>9.42667</text:p>
          </table:table-cell>
          <table:table-cell office:value-type="float" office:value="9.43" calcext:value-type="float">
            <text:p>9.43</text:p>
          </table:table-cell>
          <table:table-cell office:value-type="float" office:value="27628" calcext:value-type="float">
            <text:p>27628</text:p>
          </table:table-cell>
          <table:table-cell office:value-type="float" office:value="6022409912" calcext:value-type="float">
            <text:p>6022409912</text:p>
          </table:table-cell>
          <table:table-cell table:formula="of:=[.F802]&gt;[.B8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28-s545189497c15423561.ukp</text:p>
          </table:table-cell>
          <table:table-cell office:value-type="float" office:value="4.56" calcext:value-type="float">
            <text:p>4.56</text:p>
          </table:table-cell>
          <table:table-cell office:value-type="float" office:value="4.57" calcext:value-type="float">
            <text:p>4.57</text:p>
          </table:table-cell>
          <table:table-cell office:value-type="float" office:value="14396" calcext:value-type="float">
            <text:p>14396</text:p>
          </table:table-cell>
          <table:table-cell office:value-type="float" office:value="1539354119" calcext:value-type="float">
            <text:p>1539354119</text:p>
          </table:table-cell>
          <table:table-cell office:value-type="float" office:value="9.45333" calcext:value-type="float">
            <text:p>9.45333</text:p>
          </table:table-cell>
          <table:table-cell office:value-type="float" office:value="9.45" calcext:value-type="float">
            <text:p>9.45</text:p>
          </table:table-cell>
          <table:table-cell office:value-type="float" office:value="15624" calcext:value-type="float">
            <text:p>15624</text:p>
          </table:table-cell>
          <table:table-cell office:value-type="float" office:value="1539354119" calcext:value-type="float">
            <text:p>1539354119</text:p>
          </table:table-cell>
          <table:table-cell table:formula="of:=[.F803]&gt;[.B8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8-s527753500c90683806.ukp</text:p>
          </table:table-cell>
          <table:table-cell office:value-type="float" office:value="3.03" calcext:value-type="float">
            <text:p>3.03</text:p>
          </table:table-cell>
          <table:table-cell office:value-type="float" office:value="3.04" calcext:value-type="float">
            <text:p>3.04</text:p>
          </table:table-cell>
          <table:table-cell office:value-type="float" office:value="30236" calcext:value-type="float">
            <text:p>30236</text:p>
          </table:table-cell>
          <table:table-cell office:value-type="float" office:value="9168116810" calcext:value-type="float">
            <text:p>9168116810</text:p>
          </table:table-cell>
          <table:table-cell office:value-type="float" office:value="9.45667" calcext:value-type="float">
            <text:p>9.45667</text:p>
          </table:table-cell>
          <table:table-cell office:value-type="float" office:value="9.46" calcext:value-type="float">
            <text:p>9.46</text:p>
          </table:table-cell>
          <table:table-cell office:value-type="float" office:value="40152" calcext:value-type="float">
            <text:p>40152</text:p>
          </table:table-cell>
          <table:table-cell office:value-type="float" office:value="9168116810" calcext:value-type="float">
            <text:p>9168116810</text:p>
          </table:table-cell>
          <table:table-cell table:formula="of:=[.F804]&gt;[.B8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29-s504746787c20350242.ukp</text:p>
          </table:table-cell>
          <table:table-cell office:value-type="float" office:value="2.72667" calcext:value-type="float">
            <text:p>2.72667</text:p>
          </table:table-cell>
          <table:table-cell office:value-type="float" office:value="2.72" calcext:value-type="float">
            <text:p>2.72</text:p>
          </table:table-cell>
          <table:table-cell office:value-type="float" office:value="15760" calcext:value-type="float">
            <text:p>15760</text:p>
          </table:table-cell>
          <table:table-cell office:value-type="float" office:value="2042768656" calcext:value-type="float">
            <text:p>2042768656</text:p>
          </table:table-cell>
          <table:table-cell table:number-columns-repeated="2" office:value-type="float" office:value="9.46" calcext:value-type="float">
            <text:p>9.46</text:p>
          </table:table-cell>
          <table:table-cell office:value-type="float" office:value="20656" calcext:value-type="float">
            <text:p>20656</text:p>
          </table:table-cell>
          <table:table-cell office:value-type="float" office:value="2042768656" calcext:value-type="float">
            <text:p>2042768656</text:p>
          </table:table-cell>
          <table:table-cell table:formula="of:=[.F805]&gt;[.B8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0-s199607488c69682757.ukp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16004" calcext:value-type="float">
            <text:p>16004</text:p>
          </table:table-cell>
          <table:table-cell office:value-type="float" office:value="7059536142" calcext:value-type="float">
            <text:p>7059536142</text:p>
          </table:table-cell>
          <table:table-cell office:value-type="float" office:value="9.46333" calcext:value-type="float">
            <text:p>9.46333</text:p>
          </table:table-cell>
          <table:table-cell office:value-type="float" office:value="9.46" calcext:value-type="float">
            <text:p>9.46</text:p>
          </table:table-cell>
          <table:table-cell office:value-type="float" office:value="35040" calcext:value-type="float">
            <text:p>35040</text:p>
          </table:table-cell>
          <table:table-cell office:value-type="float" office:value="7059536142" calcext:value-type="float">
            <text:p>7059536142</text:p>
          </table:table-cell>
          <table:table-cell table:formula="of:=[.F806]&gt;[.B8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53-s43310200c38443197.ukp</text:p>
          </table:table-cell>
          <table:table-cell office:value-type="float" office:value="2.34333" calcext:value-type="float">
            <text:p>2.34333</text:p>
          </table:table-cell>
          <table:table-cell office:value-type="float" office:value="2.35" calcext:value-type="float">
            <text:p>2.35</text:p>
          </table:table-cell>
          <table:table-cell office:value-type="float" office:value="16104" calcext:value-type="float">
            <text:p>16104</text:p>
          </table:table-cell>
          <table:table-cell office:value-type="float" office:value="3875555248" calcext:value-type="float">
            <text:p>3875555248</text:p>
          </table:table-cell>
          <table:table-cell office:value-type="float" office:value="9.46667" calcext:value-type="float">
            <text:p>9.46667</text:p>
          </table:table-cell>
          <table:table-cell office:value-type="float" office:value="9.46" calcext:value-type="float">
            <text:p>9.46</text:p>
          </table:table-cell>
          <table:table-cell office:value-type="float" office:value="18672" calcext:value-type="float">
            <text:p>18672</text:p>
          </table:table-cell>
          <table:table-cell office:value-type="float" office:value="3875555248" calcext:value-type="float">
            <text:p>3875555248</text:p>
          </table:table-cell>
          <table:table-cell table:formula="of:=[.F807]&gt;[.B8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36-s152942261c17228310.ukp</text:p>
          </table:table-cell>
          <table:table-cell office:value-type="float" office:value="0.43667" calcext:value-type="float">
            <text:p>0.43667</text:p>
          </table:table-cell>
          <table:table-cell office:value-type="float" office:value="0.44" calcext:value-type="float">
            <text:p>0.44</text:p>
          </table:table-cell>
          <table:table-cell office:value-type="float" office:value="9324" calcext:value-type="float">
            <text:p>9324</text:p>
          </table:table-cell>
          <table:table-cell office:value-type="float" office:value="1738324275" calcext:value-type="float">
            <text:p>1738324275</text:p>
          </table:table-cell>
          <table:table-cell table:number-columns-repeated="2" office:value-type="float" office:value="9.47" calcext:value-type="float">
            <text:p>9.47</text:p>
          </table:table-cell>
          <table:table-cell office:value-type="float" office:value="15564" calcext:value-type="float">
            <text:p>15564</text:p>
          </table:table-cell>
          <table:table-cell office:value-type="float" office:value="1738324275" calcext:value-type="float">
            <text:p>1738324275</text:p>
          </table:table-cell>
          <table:table-cell table:formula="of:=[.F808]&gt;[.B8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81-s321777396c67790333.ukp</text:p>
          </table:table-cell>
          <table:table-cell office:value-type="float" office:value="8.91333" calcext:value-type="float">
            <text:p>8.91333</text:p>
          </table:table-cell>
          <table:table-cell office:value-type="float" office:value="8.92" calcext:value-type="float">
            <text:p>8.92</text:p>
          </table:table-cell>
          <table:table-cell office:value-type="float" office:value="42792" calcext:value-type="float">
            <text:p>42792</text:p>
          </table:table-cell>
          <table:table-cell office:value-type="float" office:value="6842136524" calcext:value-type="float">
            <text:p>6842136524</text:p>
          </table:table-cell>
          <table:table-cell office:value-type="float" office:value="9.47" calcext:value-type="float">
            <text:p>9.47</text:p>
          </table:table-cell>
          <table:table-cell office:value-type="float" office:value="9.49" calcext:value-type="float">
            <text:p>9.49</text:p>
          </table:table-cell>
          <table:table-cell office:value-type="float" office:value="42364" calcext:value-type="float">
            <text:p>42364</text:p>
          </table:table-cell>
          <table:table-cell office:value-type="float" office:value="6842136524" calcext:value-type="float">
            <text:p>6842136524</text:p>
          </table:table-cell>
          <table:table-cell table:formula="of:=[.F809]&gt;[.B8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04-s185719001c41101871.ukp</text:p>
          </table:table-cell>
          <table:table-cell office:value-type="float" office:value="2.15333" calcext:value-type="float">
            <text:p>2.15333</text:p>
          </table:table-cell>
          <table:table-cell office:value-type="float" office:value="2.17" calcext:value-type="float">
            <text:p>2.17</text:p>
          </table:table-cell>
          <table:table-cell office:value-type="float" office:value="21356" calcext:value-type="float">
            <text:p>21356</text:p>
          </table:table-cell>
          <table:table-cell office:value-type="float" office:value="4152625413" calcext:value-type="float">
            <text:p>4152625413</text:p>
          </table:table-cell>
          <table:table-cell table:number-columns-repeated="2" office:value-type="float" office:value="9.48" calcext:value-type="float">
            <text:p>9.48</text:p>
          </table:table-cell>
          <table:table-cell office:value-type="float" office:value="30936" calcext:value-type="float">
            <text:p>30936</text:p>
          </table:table-cell>
          <table:table-cell office:value-type="float" office:value="4152625413" calcext:value-type="float">
            <text:p>4152625413</text:p>
          </table:table-cell>
          <table:table-cell table:formula="of:=[.F810]&gt;[.B8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87-s665806388c48545940.ukp</text:p>
          </table:table-cell>
          <table:table-cell office:value-type="float" office:value="5.04333" calcext:value-type="float">
            <text:p>5.04333</text:p>
          </table:table-cell>
          <table:table-cell office:value-type="float" office:value="5.05" calcext:value-type="float">
            <text:p>5.05</text:p>
          </table:table-cell>
          <table:table-cell office:value-type="float" office:value="21288" calcext:value-type="float">
            <text:p>21288</text:p>
          </table:table-cell>
          <table:table-cell office:value-type="float" office:value="4895132650" calcext:value-type="float">
            <text:p>4895132650</text:p>
          </table:table-cell>
          <table:table-cell office:value-type="float" office:value="9.48333" calcext:value-type="float">
            <text:p>9.48333</text:p>
          </table:table-cell>
          <table:table-cell office:value-type="float" office:value="9.49" calcext:value-type="float">
            <text:p>9.49</text:p>
          </table:table-cell>
          <table:table-cell office:value-type="float" office:value="23540" calcext:value-type="float">
            <text:p>23540</text:p>
          </table:table-cell>
          <table:table-cell office:value-type="float" office:value="4895132650" calcext:value-type="float">
            <text:p>4895132650</text:p>
          </table:table-cell>
          <table:table-cell table:formula="of:=[.F811]&gt;[.B8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23-s268622270c64968112.ukp</text:p>
          </table:table-cell>
          <table:table-cell office:value-type="float" office:value="7.30666" calcext:value-type="float">
            <text:p>7.30666</text:p>
          </table:table-cell>
          <table:table-cell office:value-type="float" office:value="7.31" calcext:value-type="float">
            <text:p>7.31</text:p>
          </table:table-cell>
          <table:table-cell office:value-type="float" office:value="35560" calcext:value-type="float">
            <text:p>35560</text:p>
          </table:table-cell>
          <table:table-cell office:value-type="float" office:value="6559181330" calcext:value-type="float">
            <text:p>6559181330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34588" calcext:value-type="float">
            <text:p>34588</text:p>
          </table:table-cell>
          <table:table-cell office:value-type="float" office:value="6559181330" calcext:value-type="float">
            <text:p>6559181330</text:p>
          </table:table-cell>
          <table:table-cell table:formula="of:=[.F812]&gt;[.B8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35-s851758828c42011865.ukp</text:p>
          </table:table-cell>
          <table:table-cell table:number-columns-repeated="2" office:value-type="float" office:value="4.89" calcext:value-type="float">
            <text:p>4.89</text:p>
          </table:table-cell>
          <table:table-cell office:value-type="float" office:value="27136" calcext:value-type="float">
            <text:p>27136</text:p>
          </table:table-cell>
          <table:table-cell office:value-type="float" office:value="4237253178" calcext:value-type="float">
            <text:p>4237253178</text:p>
          </table:table-cell>
          <table:table-cell office:value-type="float" office:value="9.50333" calcext:value-type="float">
            <text:p>9.50333</text:p>
          </table:table-cell>
          <table:table-cell office:value-type="float" office:value="9.51" calcext:value-type="float">
            <text:p>9.51</text:p>
          </table:table-cell>
          <table:table-cell office:value-type="float" office:value="32124" calcext:value-type="float">
            <text:p>32124</text:p>
          </table:table-cell>
          <table:table-cell office:value-type="float" office:value="4237253178" calcext:value-type="float">
            <text:p>4237253178</text:p>
          </table:table-cell>
          <table:table-cell table:formula="of:=[.F813]&gt;[.B8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42-s445508302c42869767.ukp</text:p>
          </table:table-cell>
          <table:table-cell office:value-type="float" office:value="7.22333" calcext:value-type="float">
            <text:p>7.22333</text:p>
          </table:table-cell>
          <table:table-cell office:value-type="float" office:value="7.22" calcext:value-type="float">
            <text:p>7.22</text:p>
          </table:table-cell>
          <table:table-cell office:value-type="float" office:value="23420" calcext:value-type="float">
            <text:p>23420</text:p>
          </table:table-cell>
          <table:table-cell office:value-type="float" office:value="4319115917" calcext:value-type="float">
            <text:p>4319115917</text:p>
          </table:table-cell>
          <table:table-cell office:value-type="float" office:value="9.50667" calcext:value-type="float">
            <text:p>9.50667</text:p>
          </table:table-cell>
          <table:table-cell office:value-type="float" office:value="9.51" calcext:value-type="float">
            <text:p>9.51</text:p>
          </table:table-cell>
          <table:table-cell office:value-type="float" office:value="24108" calcext:value-type="float">
            <text:p>24108</text:p>
          </table:table-cell>
          <table:table-cell office:value-type="float" office:value="4319115917" calcext:value-type="float">
            <text:p>4319115917</text:p>
          </table:table-cell>
          <table:table-cell table:formula="of:=[.F814]&gt;[.B8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12-s192471812c88769444.ukp</text:p>
          </table:table-cell>
          <table:table-cell table:number-columns-repeated="2" office:value-type="float" office:value="3.13" calcext:value-type="float">
            <text:p>3.13</text:p>
          </table:table-cell>
          <table:table-cell office:value-type="float" office:value="27616" calcext:value-type="float">
            <text:p>27616</text:p>
          </table:table-cell>
          <table:table-cell office:value-type="float" office:value="8973862208" calcext:value-type="float">
            <text:p>8973862208</text:p>
          </table:table-cell>
          <table:table-cell office:value-type="float" office:value="9.52333" calcext:value-type="float">
            <text:p>9.52333</text:p>
          </table:table-cell>
          <table:table-cell office:value-type="float" office:value="9.53" calcext:value-type="float">
            <text:p>9.53</text:p>
          </table:table-cell>
          <table:table-cell office:value-type="float" office:value="35760" calcext:value-type="float">
            <text:p>35760</text:p>
          </table:table-cell>
          <table:table-cell office:value-type="float" office:value="8973862208" calcext:value-type="float">
            <text:p>8973862208</text:p>
          </table:table-cell>
          <table:table-cell table:formula="of:=[.F815]&gt;[.B8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18-s155606980c62289029.ukp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14436" calcext:value-type="float">
            <text:p>14436</text:p>
          </table:table-cell>
          <table:table-cell office:value-type="float" office:value="6307680961" calcext:value-type="float">
            <text:p>6307680961</text:p>
          </table:table-cell>
          <table:table-cell office:value-type="float" office:value="9.52667" calcext:value-type="float">
            <text:p>9.52667</text:p>
          </table:table-cell>
          <table:table-cell office:value-type="float" office:value="9.53" calcext:value-type="float">
            <text:p>9.53</text:p>
          </table:table-cell>
          <table:table-cell office:value-type="float" office:value="26300" calcext:value-type="float">
            <text:p>26300</text:p>
          </table:table-cell>
          <table:table-cell office:value-type="float" office:value="6307680961" calcext:value-type="float">
            <text:p>6307680961</text:p>
          </table:table-cell>
          <table:table-cell table:formula="of:=[.F816]&gt;[.B8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40-s158609986c21267747.ukp</text:p>
          </table:table-cell>
          <table:table-cell table:number-columns-repeated="2" office:value-type="float" office:value="1.41" calcext:value-type="float">
            <text:p>1.41</text:p>
          </table:table-cell>
          <table:table-cell office:value-type="float" office:value="13208" calcext:value-type="float">
            <text:p>13208</text:p>
          </table:table-cell>
          <table:table-cell office:value-type="float" office:value="2140590404" calcext:value-type="float">
            <text:p>2140590404</text:p>
          </table:table-cell>
          <table:table-cell office:value-type="float" office:value="9.53333" calcext:value-type="float">
            <text:p>9.53333</text:p>
          </table:table-cell>
          <table:table-cell office:value-type="float" office:value="9.54" calcext:value-type="float">
            <text:p>9.54</text:p>
          </table:table-cell>
          <table:table-cell office:value-type="float" office:value="20928" calcext:value-type="float">
            <text:p>20928</text:p>
          </table:table-cell>
          <table:table-cell office:value-type="float" office:value="2140590404" calcext:value-type="float">
            <text:p>2140590404</text:p>
          </table:table-cell>
          <table:table-cell table:formula="of:=[.F817]&gt;[.B8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91-s244607098c96512683.ukp</text:p>
          </table:table-cell>
          <table:table-cell office:value-type="float" office:value="0.29333" calcext:value-type="float">
            <text:p>0.29333</text:p>
          </table:table-cell>
          <table:table-cell office:value-type="float" office:value="0.29" calcext:value-type="float">
            <text:p>0.29</text:p>
          </table:table-cell>
          <table:table-cell office:value-type="float" office:value="16488" calcext:value-type="float">
            <text:p>16488</text:p>
          </table:table-cell>
          <table:table-cell office:value-type="float" office:value="9775219446" calcext:value-type="float">
            <text:p>9775219446</text:p>
          </table:table-cell>
          <table:table-cell office:value-type="float" office:value="9.54333" calcext:value-type="float">
            <text:p>9.54333</text:p>
          </table:table-cell>
          <table:table-cell office:value-type="float" office:value="9.55" calcext:value-type="float">
            <text:p>9.55</text:p>
          </table:table-cell>
          <table:table-cell office:value-type="float" office:value="46036" calcext:value-type="float">
            <text:p>46036</text:p>
          </table:table-cell>
          <table:table-cell office:value-type="float" office:value="9775219446" calcext:value-type="float">
            <text:p>9775219446</text:p>
          </table:table-cell>
          <table:table-cell table:formula="of:=[.F818]&gt;[.B8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48-s97045152c11742257.ukp</text:p>
          </table:table-cell>
          <table:table-cell office:value-type="float" office:value="3.75333" calcext:value-type="float">
            <text:p>3.75333</text:p>
          </table:table-cell>
          <table:table-cell office:value-type="float" office:value="3.75" calcext:value-type="float">
            <text:p>3.75</text:p>
          </table:table-cell>
          <table:table-cell office:value-type="float" office:value="12332" calcext:value-type="float">
            <text:p>12332</text:p>
          </table:table-cell>
          <table:table-cell office:value-type="float" office:value="1166971442" calcext:value-type="float">
            <text:p>1166971442</text:p>
          </table:table-cell>
          <table:table-cell office:value-type="float" office:value="9.54667" calcext:value-type="float">
            <text:p>9.54667</text:p>
          </table:table-cell>
          <table:table-cell office:value-type="float" office:value="9.54" calcext:value-type="float">
            <text:p>9.54</text:p>
          </table:table-cell>
          <table:table-cell office:value-type="float" office:value="14196" calcext:value-type="float">
            <text:p>14196</text:p>
          </table:table-cell>
          <table:table-cell office:value-type="float" office:value="1166971442" calcext:value-type="float">
            <text:p>1166971442</text:p>
          </table:table-cell>
          <table:table-cell table:formula="of:=[.F819]&gt;[.B8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58-s229317703c60158684.ukp</text:p>
          </table:table-cell>
          <table:table-cell office:value-type="float" office:value="1.51333" calcext:value-type="float">
            <text:p>1.51333</text:p>
          </table:table-cell>
          <table:table-cell office:value-type="float" office:value="1.51" calcext:value-type="float">
            <text:p>1.51</text:p>
          </table:table-cell>
          <table:table-cell office:value-type="float" office:value="14700" calcext:value-type="float">
            <text:p>14700</text:p>
          </table:table-cell>
          <table:table-cell office:value-type="float" office:value="6079908751" calcext:value-type="float">
            <text:p>6079908751</text:p>
          </table:table-cell>
          <table:table-cell table:number-columns-repeated="2" office:value-type="float" office:value="9.55" calcext:value-type="float">
            <text:p>9.55</text:p>
          </table:table-cell>
          <table:table-cell office:value-type="float" office:value="18440" calcext:value-type="float">
            <text:p>18440</text:p>
          </table:table-cell>
          <table:table-cell office:value-type="float" office:value="6079908751" calcext:value-type="float">
            <text:p>6079908751</text:p>
          </table:table-cell>
          <table:table-cell table:formula="of:=[.F820]&gt;[.B8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46-s729743919c35443532.ukp</text:p>
          </table:table-cell>
          <table:table-cell office:value-type="float" office:value="1.00667" calcext:value-type="float">
            <text:p>1.00667</text:p>
          </table:table-cell>
          <table:table-cell office:value-type="float" office:value="1.01" calcext:value-type="float">
            <text:p>1.01</text:p>
          </table:table-cell>
          <table:table-cell office:value-type="float" office:value="18048" calcext:value-type="float">
            <text:p>18048</text:p>
          </table:table-cell>
          <table:table-cell office:value-type="float" office:value="3580269033" calcext:value-type="float">
            <text:p>3580269033</text:p>
          </table:table-cell>
          <table:table-cell office:value-type="float" office:value="9.55667" calcext:value-type="float">
            <text:p>9.55667</text:p>
          </table:table-cell>
          <table:table-cell office:value-type="float" office:value="9.55" calcext:value-type="float">
            <text:p>9.55</text:p>
          </table:table-cell>
          <table:table-cell office:value-type="float" office:value="28764" calcext:value-type="float">
            <text:p>28764</text:p>
          </table:table-cell>
          <table:table-cell office:value-type="float" office:value="3580269033" calcext:value-type="float">
            <text:p>3580269033</text:p>
          </table:table-cell>
          <table:table-cell table:formula="of:=[.F821]&gt;[.B8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57-s491707671c69314154.ukp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15036" calcext:value-type="float">
            <text:p>15036</text:p>
          </table:table-cell>
          <table:table-cell office:value-type="float" office:value="7011504564" calcext:value-type="float">
            <text:p>7011504564</text:p>
          </table:table-cell>
          <table:table-cell office:value-type="float" office:value="9.55667" calcext:value-type="float">
            <text:p>9.55667</text:p>
          </table:table-cell>
          <table:table-cell office:value-type="float" office:value="9.56" calcext:value-type="float">
            <text:p>9.56</text:p>
          </table:table-cell>
          <table:table-cell office:value-type="float" office:value="28716" calcext:value-type="float">
            <text:p>28716</text:p>
          </table:table-cell>
          <table:table-cell office:value-type="float" office:value="7011504564" calcext:value-type="float">
            <text:p>7011504564</text:p>
          </table:table-cell>
          <table:table-cell table:formula="of:=[.F822]&gt;[.B8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54-s432746252c34384721.ukp</text:p>
          </table:table-cell>
          <table:table-cell office:value-type="float" office:value="0.33667" calcext:value-type="float">
            <text:p>0.33667</text:p>
          </table:table-cell>
          <table:table-cell office:value-type="float" office:value="0.34" calcext:value-type="float">
            <text:p>0.34</text:p>
          </table:table-cell>
          <table:table-cell office:value-type="float" office:value="9264" calcext:value-type="float">
            <text:p>9264</text:p>
          </table:table-cell>
          <table:table-cell office:value-type="float" office:value="3477087975" calcext:value-type="float">
            <text:p>3477087975</text:p>
          </table:table-cell>
          <table:table-cell office:value-type="float" office:value="9.56333" calcext:value-type="float">
            <text:p>9.56333</text:p>
          </table:table-cell>
          <table:table-cell office:value-type="float" office:value="9.56" calcext:value-type="float">
            <text:p>9.56</text:p>
          </table:table-cell>
          <table:table-cell office:value-type="float" office:value="20376" calcext:value-type="float">
            <text:p>20376</text:p>
          </table:table-cell>
          <table:table-cell office:value-type="float" office:value="3477087975" calcext:value-type="float">
            <text:p>3477087975</text:p>
          </table:table-cell>
          <table:table-cell table:formula="of:=[.F823]&gt;[.B8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31-s871698101c64359857.ukp</text:p>
          </table:table-cell>
          <table:table-cell office:value-type="float" office:value="1.62333" calcext:value-type="float">
            <text:p>1.62333</text:p>
          </table:table-cell>
          <table:table-cell office:value-type="float" office:value="1.63" calcext:value-type="float">
            <text:p>1.63</text:p>
          </table:table-cell>
          <table:table-cell office:value-type="float" office:value="25340" calcext:value-type="float">
            <text:p>25340</text:p>
          </table:table-cell>
          <table:table-cell office:value-type="float" office:value="6518888618" calcext:value-type="float">
            <text:p>6518888618</text:p>
          </table:table-cell>
          <table:table-cell office:value-type="float" office:value="9.57667" calcext:value-type="float">
            <text:p>9.57667</text:p>
          </table:table-cell>
          <table:table-cell office:value-type="float" office:value="9.58" calcext:value-type="float">
            <text:p>9.58</text:p>
          </table:table-cell>
          <table:table-cell office:value-type="float" office:value="40476" calcext:value-type="float">
            <text:p>40476</text:p>
          </table:table-cell>
          <table:table-cell office:value-type="float" office:value="6518888618" calcext:value-type="float">
            <text:p>6518888618</text:p>
          </table:table-cell>
          <table:table-cell table:formula="of:=[.F824]&gt;[.B8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65-s77820708c67350401.ukp</text:p>
          </table:table-cell>
          <table:table-cell office:value-type="float" office:value="0.48333" calcext:value-type="float">
            <text:p>0.48333</text:p>
          </table:table-cell>
          <table:table-cell office:value-type="float" office:value="0.49" calcext:value-type="float">
            <text:p>0.49</text:p>
          </table:table-cell>
          <table:table-cell office:value-type="float" office:value="16968" calcext:value-type="float">
            <text:p>16968</text:p>
          </table:table-cell>
          <table:table-cell office:value-type="float" office:value="6816129882" calcext:value-type="float">
            <text:p>6816129882</text:p>
          </table:table-cell>
          <table:table-cell office:value-type="float" office:value="9.59667" calcext:value-type="float">
            <text:p>9.59667</text:p>
          </table:table-cell>
          <table:table-cell office:value-type="float" office:value="9.6" calcext:value-type="float">
            <text:p>9.6</text:p>
          </table:table-cell>
          <table:table-cell office:value-type="float" office:value="49264" calcext:value-type="float">
            <text:p>49264</text:p>
          </table:table-cell>
          <table:table-cell office:value-type="float" office:value="6816129882" calcext:value-type="float">
            <text:p>6816129882</text:p>
          </table:table-cell>
          <table:table-cell table:formula="of:=[.F825]&gt;[.B8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71-s982002864c71501062.ukp</text:p>
          </table:table-cell>
          <table:table-cell office:value-type="float" office:value="2.83667" calcext:value-type="float">
            <text:p>2.83667</text:p>
          </table:table-cell>
          <table:table-cell office:value-type="float" office:value="2.84" calcext:value-type="float">
            <text:p>2.84</text:p>
          </table:table-cell>
          <table:table-cell office:value-type="float" office:value="23272" calcext:value-type="float">
            <text:p>23272</text:p>
          </table:table-cell>
          <table:table-cell office:value-type="float" office:value="7223676014" calcext:value-type="float">
            <text:p>7223676014</text:p>
          </table:table-cell>
          <table:table-cell table:number-columns-repeated="2" office:value-type="float" office:value="9.61" calcext:value-type="float">
            <text:p>9.61</text:p>
          </table:table-cell>
          <table:table-cell office:value-type="float" office:value="31696" calcext:value-type="float">
            <text:p>31696</text:p>
          </table:table-cell>
          <table:table-cell office:value-type="float" office:value="7223676014" calcext:value-type="float">
            <text:p>7223676014</text:p>
          </table:table-cell>
          <table:table-cell table:formula="of:=[.F826]&gt;[.B8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53-s834407151c29362429.ukp</text:p>
          </table:table-cell>
          <table:table-cell office:value-type="float" office:value="1.11333" calcext:value-type="float">
            <text:p>1.11333</text:p>
          </table:table-cell>
          <table:table-cell office:value-type="float" office:value="1.11" calcext:value-type="float">
            <text:p>1.11</text:p>
          </table:table-cell>
          <table:table-cell office:value-type="float" office:value="13992" calcext:value-type="float">
            <text:p>13992</text:p>
          </table:table-cell>
          <table:table-cell office:value-type="float" office:value="2962468501" calcext:value-type="float">
            <text:p>2962468501</text:p>
          </table:table-cell>
          <table:table-cell office:value-type="float" office:value="9.61333" calcext:value-type="float">
            <text:p>9.61333</text:p>
          </table:table-cell>
          <table:table-cell office:value-type="float" office:value="9.61" calcext:value-type="float">
            <text:p>9.61</text:p>
          </table:table-cell>
          <table:table-cell office:value-type="float" office:value="20852" calcext:value-type="float">
            <text:p>20852</text:p>
          </table:table-cell>
          <table:table-cell office:value-type="float" office:value="2962468501" calcext:value-type="float">
            <text:p>2962468501</text:p>
          </table:table-cell>
          <table:table-cell table:formula="of:=[.F827]&gt;[.B8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03-s178264529c10388797.ukp</text:p>
          </table:table-cell>
          <table:table-cell office:value-type="float" office:value="3.12333" calcext:value-type="float">
            <text:p>3.12333</text:p>
          </table:table-cell>
          <table:table-cell office:value-type="float" office:value="3.13" calcext:value-type="float">
            <text:p>3.13</text:p>
          </table:table-cell>
          <table:table-cell office:value-type="float" office:value="11112" calcext:value-type="float">
            <text:p>11112</text:p>
          </table:table-cell>
          <table:table-cell office:value-type="float" office:value="1030607550" calcext:value-type="float">
            <text:p>1030607550</text:p>
          </table:table-cell>
          <table:table-cell office:value-type="float" office:value="9.61666" calcext:value-type="float">
            <text:p>9.61666</text:p>
          </table:table-cell>
          <table:table-cell office:value-type="float" office:value="9.61" calcext:value-type="float">
            <text:p>9.61</text:p>
          </table:table-cell>
          <table:table-cell office:value-type="float" office:value="14136" calcext:value-type="float">
            <text:p>14136</text:p>
          </table:table-cell>
          <table:table-cell office:value-type="float" office:value="1030607550" calcext:value-type="float">
            <text:p>1030607550</text:p>
          </table:table-cell>
          <table:table-cell table:formula="of:=[.F828]&gt;[.B8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34-s363583529c69031267.ukp</text:p>
          </table:table-cell>
          <table:table-cell office:value-type="float" office:value="4.49333" calcext:value-type="float">
            <text:p>4.49333</text:p>
          </table:table-cell>
          <table:table-cell office:value-type="float" office:value="4.5" calcext:value-type="float">
            <text:p>4.5</text:p>
          </table:table-cell>
          <table:table-cell office:value-type="float" office:value="33056" calcext:value-type="float">
            <text:p>33056</text:p>
          </table:table-cell>
          <table:table-cell office:value-type="float" office:value="6970518934" calcext:value-type="float">
            <text:p>6970518934</text:p>
          </table:table-cell>
          <table:table-cell office:value-type="float" office:value="9.62333" calcext:value-type="float">
            <text:p>9.62333</text:p>
          </table:table-cell>
          <table:table-cell office:value-type="float" office:value="9.64" calcext:value-type="float">
            <text:p>9.64</text:p>
          </table:table-cell>
          <table:table-cell office:value-type="float" office:value="36624" calcext:value-type="float">
            <text:p>36624</text:p>
          </table:table-cell>
          <table:table-cell office:value-type="float" office:value="6970518934" calcext:value-type="float">
            <text:p>6970518934</text:p>
          </table:table-cell>
          <table:table-cell table:formula="of:=[.F829]&gt;[.B8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49-s911451083c63386953.ukp</text:p>
          </table:table-cell>
          <table:table-cell office:value-type="float" office:value="0.37333" calcext:value-type="float">
            <text:p>0.37333</text:p>
          </table:table-cell>
          <table:table-cell office:value-type="float" office:value="0.38" calcext:value-type="float">
            <text:p>0.38</text:p>
          </table:table-cell>
          <table:table-cell office:value-type="float" office:value="14852" calcext:value-type="float">
            <text:p>14852</text:p>
          </table:table-cell>
          <table:table-cell office:value-type="float" office:value="6417773773" calcext:value-type="float">
            <text:p>6417773773</text:p>
          </table:table-cell>
          <table:table-cell office:value-type="float" office:value="9.63333" calcext:value-type="float">
            <text:p>9.63333</text:p>
          </table:table-cell>
          <table:table-cell office:value-type="float" office:value="9.64" calcext:value-type="float">
            <text:p>9.64</text:p>
          </table:table-cell>
          <table:table-cell office:value-type="float" office:value="36196" calcext:value-type="float">
            <text:p>36196</text:p>
          </table:table-cell>
          <table:table-cell office:value-type="float" office:value="6417773773" calcext:value-type="float">
            <text:p>6417773773</text:p>
          </table:table-cell>
          <table:table-cell table:formula="of:=[.F830]&gt;[.B8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3-s204947608c51012814.ukp</text:p>
          </table:table-cell>
          <table:table-cell office:value-type="float" office:value="4.75667" calcext:value-type="float">
            <text:p>4.75667</text:p>
          </table:table-cell>
          <table:table-cell office:value-type="float" office:value="4.75" calcext:value-type="float">
            <text:p>4.75</text:p>
          </table:table-cell>
          <table:table-cell office:value-type="float" office:value="20496" calcext:value-type="float">
            <text:p>20496</text:p>
          </table:table-cell>
          <table:table-cell office:value-type="float" office:value="5149953317" calcext:value-type="float">
            <text:p>5149953317</text:p>
          </table:table-cell>
          <table:table-cell table:number-columns-repeated="2" office:value-type="float" office:value="9.64" calcext:value-type="float">
            <text:p>9.64</text:p>
          </table:table-cell>
          <table:table-cell office:value-type="float" office:value="23052" calcext:value-type="float">
            <text:p>23052</text:p>
          </table:table-cell>
          <table:table-cell office:value-type="float" office:value="5149953317" calcext:value-type="float">
            <text:p>5149953317</text:p>
          </table:table-cell>
          <table:table-cell table:formula="of:=[.F831]&gt;[.B8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24-s393407547c42815789.ukp</text:p>
          </table:table-cell>
          <table:table-cell office:value-type="float" office:value="4.84667" calcext:value-type="float">
            <text:p>4.84667</text:p>
          </table:table-cell>
          <table:table-cell office:value-type="float" office:value="4.85" calcext:value-type="float">
            <text:p>4.85</text:p>
          </table:table-cell>
          <table:table-cell office:value-type="float" office:value="21752" calcext:value-type="float">
            <text:p>21752</text:p>
          </table:table-cell>
          <table:table-cell office:value-type="float" office:value="4314600567" calcext:value-type="float">
            <text:p>4314600567</text:p>
          </table:table-cell>
          <table:table-cell office:value-type="float" office:value="9.64667" calcext:value-type="float">
            <text:p>9.64667</text:p>
          </table:table-cell>
          <table:table-cell office:value-type="float" office:value="9.65" calcext:value-type="float">
            <text:p>9.65</text:p>
          </table:table-cell>
          <table:table-cell office:value-type="float" office:value="23704" calcext:value-type="float">
            <text:p>23704</text:p>
          </table:table-cell>
          <table:table-cell office:value-type="float" office:value="4314600567" calcext:value-type="float">
            <text:p>4314600567</text:p>
          </table:table-cell>
          <table:table-cell table:formula="of:=[.F832]&gt;[.B8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28-s358804843c16123217.ukp</text:p>
          </table:table-cell>
          <table:table-cell office:value-type="float" office:value="0.19333" calcext:value-type="float">
            <text:p>0.19333</text:p>
          </table:table-cell>
          <table:table-cell office:value-type="float" office:value="0.19" calcext:value-type="float">
            <text:p>0.19</text:p>
          </table:table-cell>
          <table:table-cell office:value-type="float" office:value="9140" calcext:value-type="float">
            <text:p>9140</text:p>
          </table:table-cell>
          <table:table-cell office:value-type="float" office:value="1628226826" calcext:value-type="float">
            <text:p>1628226826</text:p>
          </table:table-cell>
          <table:table-cell table:number-columns-repeated="2" office:value-type="float" office:value="9.66" calcext:value-type="float">
            <text:p>9.66</text:p>
          </table:table-cell>
          <table:table-cell office:value-type="float" office:value="15536" calcext:value-type="float">
            <text:p>15536</text:p>
          </table:table-cell>
          <table:table-cell office:value-type="float" office:value="1628226826" calcext:value-type="float">
            <text:p>1628226826</text:p>
          </table:table-cell>
          <table:table-cell table:formula="of:=[.F833]&gt;[.B8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15-s308291223c69658761.ukp</text:p>
          </table:table-cell>
          <table:table-cell office:value-type="float" office:value="5.21" calcext:value-type="float">
            <text:p>5.21</text:p>
          </table:table-cell>
          <table:table-cell office:value-type="float" office:value="5.22" calcext:value-type="float">
            <text:p>5.22</text:p>
          </table:table-cell>
          <table:table-cell office:value-type="float" office:value="32880" calcext:value-type="float">
            <text:p>32880</text:p>
          </table:table-cell>
          <table:table-cell office:value-type="float" office:value="7035158880" calcext:value-type="float">
            <text:p>7035158880</text:p>
          </table:table-cell>
          <table:table-cell office:value-type="float" office:value="9.66" calcext:value-type="float">
            <text:p>9.66</text:p>
          </table:table-cell>
          <table:table-cell office:value-type="float" office:value="9.67" calcext:value-type="float">
            <text:p>9.67</text:p>
          </table:table-cell>
          <table:table-cell office:value-type="float" office:value="40964" calcext:value-type="float">
            <text:p>40964</text:p>
          </table:table-cell>
          <table:table-cell office:value-type="float" office:value="7035158880" calcext:value-type="float">
            <text:p>7035158880</text:p>
          </table:table-cell>
          <table:table-cell table:formula="of:=[.F834]&gt;[.B8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30-s16136692c61533391.ukp</text:p>
          </table:table-cell>
          <table:table-cell office:value-type="float" office:value="0.14667" calcext:value-type="float">
            <text:p>0.14667</text:p>
          </table:table-cell>
          <table:table-cell office:value-type="float" office:value="0.15" calcext:value-type="float">
            <text:p>0.15</text:p>
          </table:table-cell>
          <table:table-cell office:value-type="float" office:value="14772" calcext:value-type="float">
            <text:p>14772</text:p>
          </table:table-cell>
          <table:table-cell office:value-type="float" office:value="6232052403" calcext:value-type="float">
            <text:p>6232052403</text:p>
          </table:table-cell>
          <table:table-cell office:value-type="float" office:value="9.67667" calcext:value-type="float">
            <text:p>9.67667</text:p>
          </table:table-cell>
          <table:table-cell office:value-type="float" office:value="9.67" calcext:value-type="float">
            <text:p>9.67</text:p>
          </table:table-cell>
          <table:table-cell office:value-type="float" office:value="29204" calcext:value-type="float">
            <text:p>29204</text:p>
          </table:table-cell>
          <table:table-cell office:value-type="float" office:value="6232052403" calcext:value-type="float">
            <text:p>6232052403</text:p>
          </table:table-cell>
          <table:table-cell table:formula="of:=[.F835]&gt;[.B8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5-s199811851c76710035.ukp</text:p>
          </table:table-cell>
          <table:table-cell office:value-type="float" office:value="6.27" calcext:value-type="float">
            <text:p>6.27</text:p>
          </table:table-cell>
          <table:table-cell office:value-type="float" office:value="6.28" calcext:value-type="float">
            <text:p>6.28</text:p>
          </table:table-cell>
          <table:table-cell office:value-type="float" office:value="29040" calcext:value-type="float">
            <text:p>29040</text:p>
          </table:table-cell>
          <table:table-cell office:value-type="float" office:value="7748598782" calcext:value-type="float">
            <text:p>7748598782</text:p>
          </table:table-cell>
          <table:table-cell office:value-type="float" office:value="9.67667" calcext:value-type="float">
            <text:p>9.67667</text:p>
          </table:table-cell>
          <table:table-cell office:value-type="float" office:value="9.67" calcext:value-type="float">
            <text:p>9.67</text:p>
          </table:table-cell>
          <table:table-cell office:value-type="float" office:value="31936" calcext:value-type="float">
            <text:p>31936</text:p>
          </table:table-cell>
          <table:table-cell office:value-type="float" office:value="7748598782" calcext:value-type="float">
            <text:p>7748598782</text:p>
          </table:table-cell>
          <table:table-cell table:formula="of:=[.F836]&gt;[.B8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56-s383859101c98870925.ukp</text:p>
          </table:table-cell>
          <table:table-cell office:value-type="float" office:value="6.78667" calcext:value-type="float">
            <text:p>6.78667</text:p>
          </table:table-cell>
          <table:table-cell office:value-type="float" office:value="6.8" calcext:value-type="float">
            <text:p>6.8</text:p>
          </table:table-cell>
          <table:table-cell office:value-type="float" office:value="42428" calcext:value-type="float">
            <text:p>42428</text:p>
          </table:table-cell>
          <table:table-cell office:value-type="float" office:value="9993305973" calcext:value-type="float">
            <text:p>9993305973</text:p>
          </table:table-cell>
          <table:table-cell office:value-type="float" office:value="9.68" calcext:value-type="float">
            <text:p>9.68</text:p>
          </table:table-cell>
          <table:table-cell office:value-type="float" office:value="9.69" calcext:value-type="float">
            <text:p>9.69</text:p>
          </table:table-cell>
          <table:table-cell office:value-type="float" office:value="45072" calcext:value-type="float">
            <text:p>45072</text:p>
          </table:table-cell>
          <table:table-cell office:value-type="float" office:value="9993305973" calcext:value-type="float">
            <text:p>9993305973</text:p>
          </table:table-cell>
          <table:table-cell table:formula="of:=[.F837]&gt;[.B8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4-s318339058c72410003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13952" calcext:value-type="float">
            <text:p>13952</text:p>
          </table:table-cell>
          <table:table-cell office:value-type="float" office:value="7336849032" calcext:value-type="float">
            <text:p>7336849032</text:p>
          </table:table-cell>
          <table:table-cell office:value-type="float" office:value="9.68666" calcext:value-type="float">
            <text:p>9.68666</text:p>
          </table:table-cell>
          <table:table-cell office:value-type="float" office:value="9.69" calcext:value-type="float">
            <text:p>9.69</text:p>
          </table:table-cell>
          <table:table-cell office:value-type="float" office:value="46716" calcext:value-type="float">
            <text:p>46716</text:p>
          </table:table-cell>
          <table:table-cell office:value-type="float" office:value="7336849032" calcext:value-type="float">
            <text:p>7336849032</text:p>
          </table:table-cell>
          <table:table-cell table:formula="of:=[.F838]&gt;[.B8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27-s730437088c16657131.ukp</text:p>
          </table:table-cell>
          <table:table-cell office:value-type="float" office:value="5.78667" calcext:value-type="float">
            <text:p>5.78667</text:p>
          </table:table-cell>
          <table:table-cell office:value-type="float" office:value="5.79" calcext:value-type="float">
            <text:p>5.79</text:p>
          </table:table-cell>
          <table:table-cell office:value-type="float" office:value="14404" calcext:value-type="float">
            <text:p>14404</text:p>
          </table:table-cell>
          <table:table-cell office:value-type="float" office:value="1663418234" calcext:value-type="float">
            <text:p>1663418234</text:p>
          </table:table-cell>
          <table:table-cell office:value-type="float" office:value="9.69333" calcext:value-type="float">
            <text:p>9.69333</text:p>
          </table:table-cell>
          <table:table-cell office:value-type="float" office:value="9.68" calcext:value-type="float">
            <text:p>9.68</text:p>
          </table:table-cell>
          <table:table-cell office:value-type="float" office:value="14956" calcext:value-type="float">
            <text:p>14956</text:p>
          </table:table-cell>
          <table:table-cell office:value-type="float" office:value="1663418234" calcext:value-type="float">
            <text:p>1663418234</text:p>
          </table:table-cell>
          <table:table-cell table:formula="of:=[.F839]&gt;[.B8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02-s730277963c62623458.ukp</text:p>
          </table:table-cell>
          <table:table-cell table:number-columns-repeated="2" office:value-type="float" office:value="4.39" calcext:value-type="float">
            <text:p>4.39</text:p>
          </table:table-cell>
          <table:table-cell office:value-type="float" office:value="17540" calcext:value-type="float">
            <text:p>17540</text:p>
          </table:table-cell>
          <table:table-cell office:value-type="float" office:value="6321840164" calcext:value-type="float">
            <text:p>6321840164</text:p>
          </table:table-cell>
          <table:table-cell office:value-type="float" office:value="9.72667" calcext:value-type="float">
            <text:p>9.72667</text:p>
          </table:table-cell>
          <table:table-cell office:value-type="float" office:value="9.72" calcext:value-type="float">
            <text:p>9.72</text:p>
          </table:table-cell>
          <table:table-cell office:value-type="float" office:value="14148" calcext:value-type="float">
            <text:p>14148</text:p>
          </table:table-cell>
          <table:table-cell office:value-type="float" office:value="6321840164" calcext:value-type="float">
            <text:p>6321840164</text:p>
          </table:table-cell>
          <table:table-cell table:formula="of:=[.F840]&gt;[.B8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64-s976819494c75412060.ukp</text:p>
          </table:table-cell>
          <table:table-cell office:value-type="float" office:value="1.62667" calcext:value-type="float">
            <text:p>1.62667</text:p>
          </table:table-cell>
          <table:table-cell office:value-type="float" office:value="1.63" calcext:value-type="float">
            <text:p>1.63</text:p>
          </table:table-cell>
          <table:table-cell office:value-type="float" office:value="43996" calcext:value-type="float">
            <text:p>43996</text:p>
          </table:table-cell>
          <table:table-cell office:value-type="float" office:value="7638946888" calcext:value-type="float">
            <text:p>7638946888</text:p>
          </table:table-cell>
          <table:table-cell table:number-columns-repeated="2" office:value-type="float" office:value="9.73" calcext:value-type="float">
            <text:p>9.73</text:p>
          </table:table-cell>
          <table:table-cell office:value-type="float" office:value="77004" calcext:value-type="float">
            <text:p>77004</text:p>
          </table:table-cell>
          <table:table-cell office:value-type="float" office:value="7638946888" calcext:value-type="float">
            <text:p>7638946888</text:p>
          </table:table-cell>
          <table:table-cell table:formula="of:=[.F841]&gt;[.B8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04-s327926759c45518851.ukp</text:p>
          </table:table-cell>
          <table:table-cell table:number-columns-repeated="2" office:value-type="float" office:value="3.17" calcext:value-type="float">
            <text:p>3.17</text:p>
          </table:table-cell>
          <table:table-cell office:value-type="float" office:value="18948" calcext:value-type="float">
            <text:p>18948</text:p>
          </table:table-cell>
          <table:table-cell office:value-type="float" office:value="4590694212" calcext:value-type="float">
            <text:p>4590694212</text:p>
          </table:table-cell>
          <table:table-cell office:value-type="float" office:value="9.74333" calcext:value-type="float">
            <text:p>9.74333</text:p>
          </table:table-cell>
          <table:table-cell office:value-type="float" office:value="9.75" calcext:value-type="float">
            <text:p>9.75</text:p>
          </table:table-cell>
          <table:table-cell office:value-type="float" office:value="24128" calcext:value-type="float">
            <text:p>24128</text:p>
          </table:table-cell>
          <table:table-cell office:value-type="float" office:value="4590694212" calcext:value-type="float">
            <text:p>4590694212</text:p>
          </table:table-cell>
          <table:table-cell table:formula="of:=[.F842]&gt;[.B8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73-s618044498c24285250.ukp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11084" calcext:value-type="float">
            <text:p>11084</text:p>
          </table:table-cell>
          <table:table-cell office:value-type="float" office:value="2448678937" calcext:value-type="float">
            <text:p>2448678937</text:p>
          </table:table-cell>
          <table:table-cell office:value-type="float" office:value="9.74667" calcext:value-type="float">
            <text:p>9.74667</text:p>
          </table:table-cell>
          <table:table-cell office:value-type="float" office:value="9.74" calcext:value-type="float">
            <text:p>9.74</text:p>
          </table:table-cell>
          <table:table-cell office:value-type="float" office:value="17468" calcext:value-type="float">
            <text:p>17468</text:p>
          </table:table-cell>
          <table:table-cell office:value-type="float" office:value="2448678937" calcext:value-type="float">
            <text:p>2448678937</text:p>
          </table:table-cell>
          <table:table-cell table:formula="of:=[.F843]&gt;[.B8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76-s989609714c75255976.ukp</text:p>
          </table:table-cell>
          <table:table-cell office:value-type="float" office:value="2.15667" calcext:value-type="float">
            <text:p>2.15667</text:p>
          </table:table-cell>
          <table:table-cell office:value-type="float" office:value="2.16" calcext:value-type="float">
            <text:p>2.16</text:p>
          </table:table-cell>
          <table:table-cell office:value-type="float" office:value="25236" calcext:value-type="float">
            <text:p>25236</text:p>
          </table:table-cell>
          <table:table-cell office:value-type="float" office:value="7616748471" calcext:value-type="float">
            <text:p>7616748471</text:p>
          </table:table-cell>
          <table:table-cell office:value-type="float" office:value="9.75333" calcext:value-type="float">
            <text:p>9.75333</text:p>
          </table:table-cell>
          <table:table-cell office:value-type="float" office:value="9.76" calcext:value-type="float">
            <text:p>9.76</text:p>
          </table:table-cell>
          <table:table-cell office:value-type="float" office:value="39840" calcext:value-type="float">
            <text:p>39840</text:p>
          </table:table-cell>
          <table:table-cell office:value-type="float" office:value="7616748471" calcext:value-type="float">
            <text:p>7616748471</text:p>
          </table:table-cell>
          <table:table-cell table:formula="of:=[.F844]&gt;[.B8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69-s132278514c52055497.ukp</text:p>
          </table:table-cell>
          <table:table-cell office:value-type="float" office:value="4.59333" calcext:value-type="float">
            <text:p>4.59333</text:p>
          </table:table-cell>
          <table:table-cell office:value-type="float" office:value="4.6" calcext:value-type="float">
            <text:p>4.6</text:p>
          </table:table-cell>
          <table:table-cell office:value-type="float" office:value="29088" calcext:value-type="float">
            <text:p>29088</text:p>
          </table:table-cell>
          <table:table-cell office:value-type="float" office:value="5257447339" calcext:value-type="float">
            <text:p>5257447339</text:p>
          </table:table-cell>
          <table:table-cell office:value-type="float" office:value="9.75667" calcext:value-type="float">
            <text:p>9.75667</text:p>
          </table:table-cell>
          <table:table-cell office:value-type="float" office:value="9.77" calcext:value-type="float">
            <text:p>9.77</text:p>
          </table:table-cell>
          <table:table-cell office:value-type="float" office:value="32260" calcext:value-type="float">
            <text:p>32260</text:p>
          </table:table-cell>
          <table:table-cell office:value-type="float" office:value="5257447339" calcext:value-type="float">
            <text:p>5257447339</text:p>
          </table:table-cell>
          <table:table-cell table:formula="of:=[.F845]&gt;[.B8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59-s941705476c23150543.ukp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9420" calcext:value-type="float">
            <text:p>9420</text:p>
          </table:table-cell>
          <table:table-cell office:value-type="float" office:value="2339609458" calcext:value-type="float">
            <text:p>2339609458</text:p>
          </table:table-cell>
          <table:table-cell table:number-columns-repeated="2" office:value-type="float" office:value="9.76" calcext:value-type="float">
            <text:p>9.76</text:p>
          </table:table-cell>
          <table:table-cell office:value-type="float" office:value="19992" calcext:value-type="float">
            <text:p>19992</text:p>
          </table:table-cell>
          <table:table-cell office:value-type="float" office:value="2339609458" calcext:value-type="float">
            <text:p>2339609458</text:p>
          </table:table-cell>
          <table:table-cell table:formula="of:=[.F846]&gt;[.B8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54-s898053813c74781762.ukp</text:p>
          </table:table-cell>
          <table:table-cell office:value-type="float" office:value="5.82667" calcext:value-type="float">
            <text:p>5.82667</text:p>
          </table:table-cell>
          <table:table-cell office:value-type="float" office:value="5.85" calcext:value-type="float">
            <text:p>5.85</text:p>
          </table:table-cell>
          <table:table-cell office:value-type="float" office:value="61492" calcext:value-type="float">
            <text:p>61492</text:p>
          </table:table-cell>
          <table:table-cell office:value-type="float" office:value="7553585496" calcext:value-type="float">
            <text:p>7553585496</text:p>
          </table:table-cell>
          <table:table-cell office:value-type="float" office:value="9.76333" calcext:value-type="float">
            <text:p>9.76333</text:p>
          </table:table-cell>
          <table:table-cell office:value-type="float" office:value="9.77" calcext:value-type="float">
            <text:p>9.77</text:p>
          </table:table-cell>
          <table:table-cell office:value-type="float" office:value="66072" calcext:value-type="float">
            <text:p>66072</text:p>
          </table:table-cell>
          <table:table-cell office:value-type="float" office:value="7553585496" calcext:value-type="float">
            <text:p>7553585496</text:p>
          </table:table-cell>
          <table:table-cell table:formula="of:=[.F847]&gt;[.B8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26-s143998406c35725875.ukp</text:p>
          </table:table-cell>
          <table:table-cell office:value-type="float" office:value="7.43666" calcext:value-type="float">
            <text:p>7.43666</text:p>
          </table:table-cell>
          <table:table-cell office:value-type="float" office:value="7.44" calcext:value-type="float">
            <text:p>7.44</text:p>
          </table:table-cell>
          <table:table-cell office:value-type="float" office:value="19576" calcext:value-type="float">
            <text:p>19576</text:p>
          </table:table-cell>
          <table:table-cell office:value-type="float" office:value="3594369221" calcext:value-type="float">
            <text:p>3594369221</text:p>
          </table:table-cell>
          <table:table-cell office:value-type="float" office:value="9.76667" calcext:value-type="float">
            <text:p>9.76667</text:p>
          </table:table-cell>
          <table:table-cell office:value-type="float" office:value="9.76" calcext:value-type="float">
            <text:p>9.76</text:p>
          </table:table-cell>
          <table:table-cell office:value-type="float" office:value="19936" calcext:value-type="float">
            <text:p>19936</text:p>
          </table:table-cell>
          <table:table-cell office:value-type="float" office:value="3594369221" calcext:value-type="float">
            <text:p>3594369221</text:p>
          </table:table-cell>
          <table:table-cell table:formula="of:=[.F848]&gt;[.B8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22-s128158014c54210410.ukp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14580" calcext:value-type="float">
            <text:p>14580</text:p>
          </table:table-cell>
          <table:table-cell office:value-type="float" office:value="5482930159" calcext:value-type="float">
            <text:p>5482930159</text:p>
          </table:table-cell>
          <table:table-cell office:value-type="float" office:value="9.77333" calcext:value-type="float">
            <text:p>9.77333</text:p>
          </table:table-cell>
          <table:table-cell office:value-type="float" office:value="9.77" calcext:value-type="float">
            <text:p>9.77</text:p>
          </table:table-cell>
          <table:table-cell office:value-type="float" office:value="22140" calcext:value-type="float">
            <text:p>22140</text:p>
          </table:table-cell>
          <table:table-cell office:value-type="float" office:value="5482930159" calcext:value-type="float">
            <text:p>5482930159</text:p>
          </table:table-cell>
          <table:table-cell table:formula="of:=[.F849]&gt;[.B8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63-s498052849c49571060.ukp</text:p>
          </table:table-cell>
          <table:table-cell office:value-type="float" office:value="4.02333" calcext:value-type="float">
            <text:p>4.02333</text:p>
          </table:table-cell>
          <table:table-cell office:value-type="float" office:value="4.03" calcext:value-type="float">
            <text:p>4.03</text:p>
          </table:table-cell>
          <table:table-cell office:value-type="float" office:value="22656" calcext:value-type="float">
            <text:p>22656</text:p>
          </table:table-cell>
          <table:table-cell office:value-type="float" office:value="5001041946" calcext:value-type="float">
            <text:p>5001041946</text:p>
          </table:table-cell>
          <table:table-cell office:value-type="float" office:value="9.77666" calcext:value-type="float">
            <text:p>9.77666</text:p>
          </table:table-cell>
          <table:table-cell office:value-type="float" office:value="9.78" calcext:value-type="float">
            <text:p>9.78</text:p>
          </table:table-cell>
          <table:table-cell office:value-type="float" office:value="25728" calcext:value-type="float">
            <text:p>25728</text:p>
          </table:table-cell>
          <table:table-cell office:value-type="float" office:value="5001041946" calcext:value-type="float">
            <text:p>5001041946</text:p>
          </table:table-cell>
          <table:table-cell table:formula="of:=[.F850]&gt;[.B8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62-s993255606c71822450.ukp</text:p>
          </table:table-cell>
          <table:table-cell office:value-type="float" office:value="4.94" calcext:value-type="float">
            <text:p>4.94</text:p>
          </table:table-cell>
          <table:table-cell office:value-type="float" office:value="4.95" calcext:value-type="float">
            <text:p>4.95</text:p>
          </table:table-cell>
          <table:table-cell office:value-type="float" office:value="33028" calcext:value-type="float">
            <text:p>33028</text:p>
          </table:table-cell>
          <table:table-cell office:value-type="float" office:value="7253081125" calcext:value-type="float">
            <text:p>7253081125</text:p>
          </table:table-cell>
          <table:table-cell office:value-type="float" office:value="9.79333" calcext:value-type="float">
            <text:p>9.79333</text:p>
          </table:table-cell>
          <table:table-cell office:value-type="float" office:value="9.81" calcext:value-type="float">
            <text:p>9.81</text:p>
          </table:table-cell>
          <table:table-cell office:value-type="float" office:value="36976" calcext:value-type="float">
            <text:p>36976</text:p>
          </table:table-cell>
          <table:table-cell office:value-type="float" office:value="7253081125" calcext:value-type="float">
            <text:p>7253081125</text:p>
          </table:table-cell>
          <table:table-cell table:formula="of:=[.F851]&gt;[.B8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9-s713413380c48918775.ukp</text:p>
          </table:table-cell>
          <table:table-cell office:value-type="float" office:value="5.47667" calcext:value-type="float">
            <text:p>5.47667</text:p>
          </table:table-cell>
          <table:table-cell office:value-type="float" office:value="5.48" calcext:value-type="float">
            <text:p>5.48</text:p>
          </table:table-cell>
          <table:table-cell office:value-type="float" office:value="33356" calcext:value-type="float">
            <text:p>33356</text:p>
          </table:table-cell>
          <table:table-cell office:value-type="float" office:value="4933046995" calcext:value-type="float">
            <text:p>4933046995</text:p>
          </table:table-cell>
          <table:table-cell office:value-type="float" office:value="9.80333" calcext:value-type="float">
            <text:p>9.80333</text:p>
          </table:table-cell>
          <table:table-cell office:value-type="float" office:value="9.81" calcext:value-type="float">
            <text:p>9.81</text:p>
          </table:table-cell>
          <table:table-cell office:value-type="float" office:value="37396" calcext:value-type="float">
            <text:p>37396</text:p>
          </table:table-cell>
          <table:table-cell office:value-type="float" office:value="4933046995" calcext:value-type="float">
            <text:p>4933046995</text:p>
          </table:table-cell>
          <table:table-cell table:formula="of:=[.F852]&gt;[.B8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07-s714494527c75126340.ukp</text:p>
          </table:table-cell>
          <table:table-cell office:value-type="float" office:value="6.69333" calcext:value-type="float">
            <text:p>6.69333</text:p>
          </table:table-cell>
          <table:table-cell office:value-type="float" office:value="6.7" calcext:value-type="float">
            <text:p>6.7</text:p>
          </table:table-cell>
          <table:table-cell office:value-type="float" office:value="36220" calcext:value-type="float">
            <text:p>36220</text:p>
          </table:table-cell>
          <table:table-cell office:value-type="float" office:value="7591439551" calcext:value-type="float">
            <text:p>7591439551</text:p>
          </table:table-cell>
          <table:table-cell office:value-type="float" office:value="9.81333" calcext:value-type="float">
            <text:p>9.81333</text:p>
          </table:table-cell>
          <table:table-cell office:value-type="float" office:value="9.83" calcext:value-type="float">
            <text:p>9.83</text:p>
          </table:table-cell>
          <table:table-cell office:value-type="float" office:value="36364" calcext:value-type="float">
            <text:p>36364</text:p>
          </table:table-cell>
          <table:table-cell office:value-type="float" office:value="7591439551" calcext:value-type="float">
            <text:p>7591439551</text:p>
          </table:table-cell>
          <table:table-cell table:formula="of:=[.F853]&gt;[.B8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0-s534548386c95312321.ukp</text:p>
          </table:table-cell>
          <table:table-cell office:value-type="float" office:value="3.92" calcext:value-type="float">
            <text:p>3.92</text:p>
          </table:table-cell>
          <table:table-cell office:value-type="float" office:value="3.94" calcext:value-type="float">
            <text:p>3.94</text:p>
          </table:table-cell>
          <table:table-cell office:value-type="float" office:value="49620" calcext:value-type="float">
            <text:p>49620</text:p>
          </table:table-cell>
          <table:table-cell office:value-type="float" office:value="9652578982" calcext:value-type="float">
            <text:p>9652578982</text:p>
          </table:table-cell>
          <table:table-cell office:value-type="float" office:value="9.81333" calcext:value-type="float">
            <text:p>9.81333</text:p>
          </table:table-cell>
          <table:table-cell office:value-type="float" office:value="9.83" calcext:value-type="float">
            <text:p>9.83</text:p>
          </table:table-cell>
          <table:table-cell office:value-type="float" office:value="59320" calcext:value-type="float">
            <text:p>59320</text:p>
          </table:table-cell>
          <table:table-cell office:value-type="float" office:value="9652578982" calcext:value-type="float">
            <text:p>9652578982</text:p>
          </table:table-cell>
          <table:table-cell table:formula="of:=[.F854]&gt;[.B8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81-s597147704c43038225.ukp</text:p>
          </table:table-cell>
          <table:table-cell office:value-type="float" office:value="4.96667" calcext:value-type="float">
            <text:p>4.96667</text:p>
          </table:table-cell>
          <table:table-cell office:value-type="float" office:value="4.97" calcext:value-type="float">
            <text:p>4.97</text:p>
          </table:table-cell>
          <table:table-cell office:value-type="float" office:value="21892" calcext:value-type="float">
            <text:p>21892</text:p>
          </table:table-cell>
          <table:table-cell office:value-type="float" office:value="4345306384" calcext:value-type="float">
            <text:p>4345306384</text:p>
          </table:table-cell>
          <table:table-cell table:number-columns-repeated="2" office:value-type="float" office:value="9.82" calcext:value-type="float">
            <text:p>9.82</text:p>
          </table:table-cell>
          <table:table-cell office:value-type="float" office:value="25116" calcext:value-type="float">
            <text:p>25116</text:p>
          </table:table-cell>
          <table:table-cell office:value-type="float" office:value="4345306384" calcext:value-type="float">
            <text:p>4345306384</text:p>
          </table:table-cell>
          <table:table-cell table:formula="of:=[.F855]&gt;[.B8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2-s420935988c69330407.ukp</text:p>
          </table:table-cell>
          <table:table-cell office:value-type="float" office:value="0.24667" calcext:value-type="float">
            <text:p>0.24667</text:p>
          </table:table-cell>
          <table:table-cell office:value-type="float" office:value="0.25" calcext:value-type="float">
            <text:p>0.25</text:p>
          </table:table-cell>
          <table:table-cell office:value-type="float" office:value="14464" calcext:value-type="float">
            <text:p>14464</text:p>
          </table:table-cell>
          <table:table-cell office:value-type="float" office:value="7022051602" calcext:value-type="float">
            <text:p>7022051602</text:p>
          </table:table-cell>
          <table:table-cell office:value-type="float" office:value="9.82333" calcext:value-type="float">
            <text:p>9.82333</text:p>
          </table:table-cell>
          <table:table-cell office:value-type="float" office:value="9.82" calcext:value-type="float">
            <text:p>9.82</text:p>
          </table:table-cell>
          <table:table-cell office:value-type="float" office:value="35784" calcext:value-type="float">
            <text:p>35784</text:p>
          </table:table-cell>
          <table:table-cell office:value-type="float" office:value="7022051602" calcext:value-type="float">
            <text:p>7022051602</text:p>
          </table:table-cell>
          <table:table-cell table:formula="of:=[.F856]&gt;[.B8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01-s562427866c58475891.ukp</text:p>
          </table:table-cell>
          <table:table-cell office:value-type="float" office:value="2.14" calcext:value-type="float">
            <text:p>2.14</text:p>
          </table:table-cell>
          <table:table-cell office:value-type="float" office:value="2.15" calcext:value-type="float">
            <text:p>2.15</text:p>
          </table:table-cell>
          <table:table-cell office:value-type="float" office:value="19952" calcext:value-type="float">
            <text:p>19952</text:p>
          </table:table-cell>
          <table:table-cell office:value-type="float" office:value="5907063861" calcext:value-type="float">
            <text:p>5907063861</text:p>
          </table:table-cell>
          <table:table-cell office:value-type="float" office:value="9.83667" calcext:value-type="float">
            <text:p>9.83667</text:p>
          </table:table-cell>
          <table:table-cell office:value-type="float" office:value="9.84" calcext:value-type="float">
            <text:p>9.84</text:p>
          </table:table-cell>
          <table:table-cell office:value-type="float" office:value="28680" calcext:value-type="float">
            <text:p>28680</text:p>
          </table:table-cell>
          <table:table-cell office:value-type="float" office:value="5907063861" calcext:value-type="float">
            <text:p>5907063861</text:p>
          </table:table-cell>
          <table:table-cell table:formula="of:=[.F857]&gt;[.B8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3-s605460062c54812232.ukp</text:p>
          </table:table-cell>
          <table:table-cell office:value-type="float" office:value="7.66" calcext:value-type="float">
            <text:p>7.66</text:p>
          </table:table-cell>
          <table:table-cell office:value-type="float" office:value="7.68" calcext:value-type="float">
            <text:p>7.68</text:p>
          </table:table-cell>
          <table:table-cell office:value-type="float" office:value="26488" calcext:value-type="float">
            <text:p>26488</text:p>
          </table:table-cell>
          <table:table-cell office:value-type="float" office:value="5528611140" calcext:value-type="float">
            <text:p>5528611140</text:p>
          </table:table-cell>
          <table:table-cell office:value-type="float" office:value="9.85333" calcext:value-type="float">
            <text:p>9.85333</text:p>
          </table:table-cell>
          <table:table-cell office:value-type="float" office:value="9.86" calcext:value-type="float">
            <text:p>9.86</text:p>
          </table:table-cell>
          <table:table-cell office:value-type="float" office:value="28860" calcext:value-type="float">
            <text:p>28860</text:p>
          </table:table-cell>
          <table:table-cell office:value-type="float" office:value="5528611140" calcext:value-type="float">
            <text:p>5528611140</text:p>
          </table:table-cell>
          <table:table-cell table:formula="of:=[.F858]&gt;[.B8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79-s512244761c66754892.ukp</text:p>
          </table:table-cell>
          <table:table-cell office:value-type="float" office:value="5.34333" calcext:value-type="float">
            <text:p>5.34333</text:p>
          </table:table-cell>
          <table:table-cell office:value-type="float" office:value="5.35" calcext:value-type="float">
            <text:p>5.35</text:p>
          </table:table-cell>
          <table:table-cell office:value-type="float" office:value="16460" calcext:value-type="float">
            <text:p>16460</text:p>
          </table:table-cell>
          <table:table-cell office:value-type="float" office:value="6739512259" calcext:value-type="float">
            <text:p>6739512259</text:p>
          </table:table-cell>
          <table:table-cell office:value-type="float" office:value="9.86333" calcext:value-type="float">
            <text:p>9.86333</text:p>
          </table:table-cell>
          <table:table-cell office:value-type="float" office:value="9.86" calcext:value-type="float">
            <text:p>9.86</text:p>
          </table:table-cell>
          <table:table-cell office:value-type="float" office:value="14288" calcext:value-type="float">
            <text:p>14288</text:p>
          </table:table-cell>
          <table:table-cell office:value-type="float" office:value="6739512259" calcext:value-type="float">
            <text:p>6739512259</text:p>
          </table:table-cell>
          <table:table-cell table:formula="of:=[.F859]&gt;[.B8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91-s436160055c81446325.ukp</text:p>
          </table:table-cell>
          <table:table-cell office:value-type="float" office:value="2.39667" calcext:value-type="float">
            <text:p>2.39667</text:p>
          </table:table-cell>
          <table:table-cell office:value-type="float" office:value="2.41" calcext:value-type="float">
            <text:p>2.41</text:p>
          </table:table-cell>
          <table:table-cell office:value-type="float" office:value="24456" calcext:value-type="float">
            <text:p>24456</text:p>
          </table:table-cell>
          <table:table-cell office:value-type="float" office:value="8250964969" calcext:value-type="float">
            <text:p>8250964969</text:p>
          </table:table-cell>
          <table:table-cell office:value-type="float" office:value="9.87333" calcext:value-type="float">
            <text:p>9.87333</text:p>
          </table:table-cell>
          <table:table-cell office:value-type="float" office:value="9.89" calcext:value-type="float">
            <text:p>9.89</text:p>
          </table:table-cell>
          <table:table-cell office:value-type="float" office:value="35932" calcext:value-type="float">
            <text:p>35932</text:p>
          </table:table-cell>
          <table:table-cell office:value-type="float" office:value="8250964969" calcext:value-type="float">
            <text:p>8250964969</text:p>
          </table:table-cell>
          <table:table-cell table:formula="of:=[.F860]&gt;[.B8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85-s939900702c56033282.ukp</text:p>
          </table:table-cell>
          <table:table-cell office:value-type="float" office:value="3.50333" calcext:value-type="float">
            <text:p>3.50333</text:p>
          </table:table-cell>
          <table:table-cell office:value-type="float" office:value="3.51" calcext:value-type="float">
            <text:p>3.51</text:p>
          </table:table-cell>
          <table:table-cell office:value-type="float" office:value="27228" calcext:value-type="float">
            <text:p>27228</text:p>
          </table:table-cell>
          <table:table-cell office:value-type="float" office:value="5659175872" calcext:value-type="float">
            <text:p>5659175872</text:p>
          </table:table-cell>
          <table:table-cell office:value-type="float" office:value="9.89333" calcext:value-type="float">
            <text:p>9.89333</text:p>
          </table:table-cell>
          <table:table-cell office:value-type="float" office:value="9.9" calcext:value-type="float">
            <text:p>9.9</text:p>
          </table:table-cell>
          <table:table-cell office:value-type="float" office:value="40324" calcext:value-type="float">
            <text:p>40324</text:p>
          </table:table-cell>
          <table:table-cell office:value-type="float" office:value="5659175872" calcext:value-type="float">
            <text:p>5659175872</text:p>
          </table:table-cell>
          <table:table-cell table:formula="of:=[.F861]&gt;[.B8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96-s756653619c74835473.ukp</text:p>
          </table:table-cell>
          <table:table-cell table:number-columns-repeated="2" office:value-type="float" office:value="1.72" calcext:value-type="float">
            <text:p>1.72</text:p>
          </table:table-cell>
          <table:table-cell office:value-type="float" office:value="20008" calcext:value-type="float">
            <text:p>20008</text:p>
          </table:table-cell>
          <table:table-cell office:value-type="float" office:value="7566728005" calcext:value-type="float">
            <text:p>7566728005</text:p>
          </table:table-cell>
          <table:table-cell office:value-type="float" office:value="9.89667" calcext:value-type="float">
            <text:p>9.89667</text:p>
          </table:table-cell>
          <table:table-cell office:value-type="float" office:value="9.9" calcext:value-type="float">
            <text:p>9.9</text:p>
          </table:table-cell>
          <table:table-cell office:value-type="float" office:value="30552" calcext:value-type="float">
            <text:p>30552</text:p>
          </table:table-cell>
          <table:table-cell office:value-type="float" office:value="7566728005" calcext:value-type="float">
            <text:p>7566728005</text:p>
          </table:table-cell>
          <table:table-cell table:formula="of:=[.F862]&gt;[.B8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57-s896083696c70210825.ukp</text:p>
          </table:table-cell>
          <table:table-cell office:value-type="float" office:value="9.29333" calcext:value-type="float">
            <text:p>9.29333</text:p>
          </table:table-cell>
          <table:table-cell office:value-type="float" office:value="9.3" calcext:value-type="float">
            <text:p>9.3</text:p>
          </table:table-cell>
          <table:table-cell office:value-type="float" office:value="37604" calcext:value-type="float">
            <text:p>37604</text:p>
          </table:table-cell>
          <table:table-cell office:value-type="float" office:value="7095994358" calcext:value-type="float">
            <text:p>7095994358</text:p>
          </table:table-cell>
          <table:table-cell office:value-type="float" office:value="9.90667" calcext:value-type="float">
            <text:p>9.90667</text:p>
          </table:table-cell>
          <table:table-cell office:value-type="float" office:value="9.92" calcext:value-type="float">
            <text:p>9.92</text:p>
          </table:table-cell>
          <table:table-cell office:value-type="float" office:value="35916" calcext:value-type="float">
            <text:p>35916</text:p>
          </table:table-cell>
          <table:table-cell office:value-type="float" office:value="7095994358" calcext:value-type="float">
            <text:p>7095994358</text:p>
          </table:table-cell>
          <table:table-cell table:formula="of:=[.F863]&gt;[.B8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78-s578113070c52364034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13124" calcext:value-type="float">
            <text:p>13124</text:p>
          </table:table-cell>
          <table:table-cell office:value-type="float" office:value="5305398016" calcext:value-type="float">
            <text:p>5305398016</text:p>
          </table:table-cell>
          <table:table-cell office:value-type="float" office:value="9.91667" calcext:value-type="float">
            <text:p>9.91667</text:p>
          </table:table-cell>
          <table:table-cell office:value-type="float" office:value="9.93" calcext:value-type="float">
            <text:p>9.93</text:p>
          </table:table-cell>
          <table:table-cell office:value-type="float" office:value="31648" calcext:value-type="float">
            <text:p>31648</text:p>
          </table:table-cell>
          <table:table-cell office:value-type="float" office:value="5305398016" calcext:value-type="float">
            <text:p>5305398016</text:p>
          </table:table-cell>
          <table:table-cell table:formula="of:=[.F864]&gt;[.B8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26-s90048873c81936904.ukp</text:p>
          </table:table-cell>
          <table:table-cell office:value-type="float" office:value="1.28333" calcext:value-type="float">
            <text:p>1.28333</text:p>
          </table:table-cell>
          <table:table-cell office:value-type="float" office:value="1.29" calcext:value-type="float">
            <text:p>1.29</text:p>
          </table:table-cell>
          <table:table-cell office:value-type="float" office:value="18956" calcext:value-type="float">
            <text:p>18956</text:p>
          </table:table-cell>
          <table:table-cell office:value-type="float" office:value="8287579496" calcext:value-type="float">
            <text:p>8287579496</text:p>
          </table:table-cell>
          <table:table-cell office:value-type="float" office:value="9.92333" calcext:value-type="float">
            <text:p>9.92333</text:p>
          </table:table-cell>
          <table:table-cell office:value-type="float" office:value="9.93" calcext:value-type="float">
            <text:p>9.93</text:p>
          </table:table-cell>
          <table:table-cell office:value-type="float" office:value="35940" calcext:value-type="float">
            <text:p>35940</text:p>
          </table:table-cell>
          <table:table-cell office:value-type="float" office:value="8287579496" calcext:value-type="float">
            <text:p>8287579496</text:p>
          </table:table-cell>
          <table:table-cell table:formula="of:=[.F865]&gt;[.B8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49-s552268100c80154435.ukp</text:p>
          </table:table-cell>
          <table:table-cell office:value-type="float" office:value="9.06667" calcext:value-type="float">
            <text:p>9.06667</text:p>
          </table:table-cell>
          <table:table-cell office:value-type="float" office:value="9.07" calcext:value-type="float">
            <text:p>9.07</text:p>
          </table:table-cell>
          <table:table-cell office:value-type="float" office:value="42536" calcext:value-type="float">
            <text:p>42536</text:p>
          </table:table-cell>
          <table:table-cell office:value-type="float" office:value="8105950422" calcext:value-type="float">
            <text:p>8105950422</text:p>
          </table:table-cell>
          <table:table-cell office:value-type="float" office:value="9.94333" calcext:value-type="float">
            <text:p>9.94333</text:p>
          </table:table-cell>
          <table:table-cell office:value-type="float" office:value="9.94" calcext:value-type="float">
            <text:p>9.94</text:p>
          </table:table-cell>
          <table:table-cell office:value-type="float" office:value="40968" calcext:value-type="float">
            <text:p>40968</text:p>
          </table:table-cell>
          <table:table-cell office:value-type="float" office:value="8105950422" calcext:value-type="float">
            <text:p>8105950422</text:p>
          </table:table-cell>
          <table:table-cell table:formula="of:=[.F866]&gt;[.B8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50-s284805461c74513131.ukp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17088" calcext:value-type="float">
            <text:p>17088</text:p>
          </table:table-cell>
          <table:table-cell office:value-type="float" office:value="7549225846" calcext:value-type="float">
            <text:p>7549225846</text:p>
          </table:table-cell>
          <table:table-cell office:value-type="float" office:value="9.96333" calcext:value-type="float">
            <text:p>9.96333</text:p>
          </table:table-cell>
          <table:table-cell office:value-type="float" office:value="9.96" calcext:value-type="float">
            <text:p>9.96</text:p>
          </table:table-cell>
          <table:table-cell office:value-type="float" office:value="31944" calcext:value-type="float">
            <text:p>31944</text:p>
          </table:table-cell>
          <table:table-cell office:value-type="float" office:value="7549225846" calcext:value-type="float">
            <text:p>7549225846</text:p>
          </table:table-cell>
          <table:table-cell table:formula="of:=[.F867]&gt;[.B8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20-s851423352c51259982.ukp</text:p>
          </table:table-cell>
          <table:table-cell office:value-type="float" office:value="0.17333" calcext:value-type="float">
            <text:p>0.17333</text:p>
          </table:table-cell>
          <table:table-cell office:value-type="float" office:value="0.17" calcext:value-type="float">
            <text:p>0.17</text:p>
          </table:table-cell>
          <table:table-cell office:value-type="float" office:value="14316" calcext:value-type="float">
            <text:p>14316</text:p>
          </table:table-cell>
          <table:table-cell office:value-type="float" office:value="5191263987" calcext:value-type="float">
            <text:p>5191263987</text:p>
          </table:table-cell>
          <table:table-cell office:value-type="float" office:value="9.96667" calcext:value-type="float">
            <text:p>9.96667</text:p>
          </table:table-cell>
          <table:table-cell office:value-type="float" office:value="9.97" calcext:value-type="float">
            <text:p>9.97</text:p>
          </table:table-cell>
          <table:table-cell office:value-type="float" office:value="32144" calcext:value-type="float">
            <text:p>32144</text:p>
          </table:table-cell>
          <table:table-cell office:value-type="float" office:value="5191263987" calcext:value-type="float">
            <text:p>5191263987</text:p>
          </table:table-cell>
          <table:table-cell table:formula="of:=[.F868]&gt;[.B8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12-s630649375c75672542.ukp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14936" calcext:value-type="float">
            <text:p>14936</text:p>
          </table:table-cell>
          <table:table-cell office:value-type="float" office:value="7657557469" calcext:value-type="float">
            <text:p>7657557469</text:p>
          </table:table-cell>
          <table:table-cell office:value-type="float" office:value="9.97333" calcext:value-type="float">
            <text:p>9.97333</text:p>
          </table:table-cell>
          <table:table-cell office:value-type="float" office:value="9.98" calcext:value-type="float">
            <text:p>9.98</text:p>
          </table:table-cell>
          <table:table-cell office:value-type="float" office:value="32560" calcext:value-type="float">
            <text:p>32560</text:p>
          </table:table-cell>
          <table:table-cell office:value-type="float" office:value="7657557469" calcext:value-type="float">
            <text:p>7657557469</text:p>
          </table:table-cell>
          <table:table-cell table:formula="of:=[.F869]&gt;[.B8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86-s5313477c84973943.ukp</text:p>
          </table:table-cell>
          <table:table-cell office:value-type="float" office:value="10.96" calcext:value-type="float">
            <text:p>10.96</text:p>
          </table:table-cell>
          <table:table-cell office:value-type="float" office:value="10.97" calcext:value-type="float">
            <text:p>10.97</text:p>
          </table:table-cell>
          <table:table-cell office:value-type="float" office:value="55836" calcext:value-type="float">
            <text:p>55836</text:p>
          </table:table-cell>
          <table:table-cell office:value-type="float" office:value="8584814767" calcext:value-type="float">
            <text:p>8584814767</text:p>
          </table:table-cell>
          <table:table-cell office:value-type="float" office:value="9.97667" calcext:value-type="float">
            <text:p>9.97667</text:p>
          </table:table-cell>
          <table:table-cell office:value-type="float" office:value="9.99" calcext:value-type="float">
            <text:p>9.99</text:p>
          </table:table-cell>
          <table:table-cell office:value-type="float" office:value="57536" calcext:value-type="float">
            <text:p>57536</text:p>
          </table:table-cell>
          <table:table-cell office:value-type="float" office:value="8584814767" calcext:value-type="float">
            <text:p>8584814767</text:p>
          </table:table-cell>
          <table:table-cell table:formula="of:=[.F870]&gt;[.B87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10000-224-s233995869c39336239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12360" calcext:value-type="float">
            <text:p>12360</text:p>
          </table:table-cell>
          <table:table-cell office:value-type="float" office:value="3984094296" calcext:value-type="float">
            <text:p>3984094296</text:p>
          </table:table-cell>
          <table:table-cell table:number-columns-repeated="2" office:value-type="float" office:value="9.98" calcext:value-type="float">
            <text:p>9.98</text:p>
          </table:table-cell>
          <table:table-cell office:value-type="float" office:value="23020" calcext:value-type="float">
            <text:p>23020</text:p>
          </table:table-cell>
          <table:table-cell office:value-type="float" office:value="3984094296" calcext:value-type="float">
            <text:p>3984094296</text:p>
          </table:table-cell>
          <table:table-cell table:formula="of:=[.F871]&gt;[.B8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32-s640375662c84487498.ukp</text:p>
          </table:table-cell>
          <table:table-cell office:value-type="float" office:value="0.72333" calcext:value-type="float">
            <text:p>0.72333</text:p>
          </table:table-cell>
          <table:table-cell office:value-type="float" office:value="0.73" calcext:value-type="float">
            <text:p>0.73</text:p>
          </table:table-cell>
          <table:table-cell office:value-type="float" office:value="18716" calcext:value-type="float">
            <text:p>18716</text:p>
          </table:table-cell>
          <table:table-cell office:value-type="float" office:value="8558998219" calcext:value-type="float">
            <text:p>8558998219</text:p>
          </table:table-cell>
          <table:table-cell table:number-columns-repeated="2" office:value-type="float" office:value="9.98" calcext:value-type="float">
            <text:p>9.98</text:p>
          </table:table-cell>
          <table:table-cell office:value-type="float" office:value="42888" calcext:value-type="float">
            <text:p>42888</text:p>
          </table:table-cell>
          <table:table-cell office:value-type="float" office:value="8558998219" calcext:value-type="float">
            <text:p>8558998219</text:p>
          </table:table-cell>
          <table:table-cell table:formula="of:=[.F872]&gt;[.B8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27-s214618533c37264059.ukp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2292" calcext:value-type="float">
            <text:p>12292</text:p>
          </table:table-cell>
          <table:table-cell office:value-type="float" office:value="3775176528" calcext:value-type="float">
            <text:p>3775176528</text:p>
          </table:table-cell>
          <table:table-cell office:value-type="float" office:value="9.98667" calcext:value-type="float">
            <text:p>9.98667</text:p>
          </table:table-cell>
          <table:table-cell office:value-type="float" office:value="9.99" calcext:value-type="float">
            <text:p>9.99</text:p>
          </table:table-cell>
          <table:table-cell office:value-type="float" office:value="27752" calcext:value-type="float">
            <text:p>27752</text:p>
          </table:table-cell>
          <table:table-cell office:value-type="float" office:value="3775176528" calcext:value-type="float">
            <text:p>3775176528</text:p>
          </table:table-cell>
          <table:table-cell table:formula="of:=[.F873]&gt;[.B8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60-s920056164c47822444.ukp</text:p>
          </table:table-cell>
          <table:table-cell office:value-type="float" office:value="8.12667" calcext:value-type="float">
            <text:p>8.12667</text:p>
          </table:table-cell>
          <table:table-cell office:value-type="float" office:value="8.13" calcext:value-type="float">
            <text:p>8.13</text:p>
          </table:table-cell>
          <table:table-cell office:value-type="float" office:value="28604" calcext:value-type="float">
            <text:p>28604</text:p>
          </table:table-cell>
          <table:table-cell office:value-type="float" office:value="4819347862" calcext:value-type="float">
            <text:p>4819347862</text:p>
          </table:table-cell>
          <table:table-cell office:value-type="float" office:value="9.99333" calcext:value-type="float">
            <text:p>9.99333</text:p>
          </table:table-cell>
          <table:table-cell office:value-type="float" office:value="9.99" calcext:value-type="float">
            <text:p>9.99</text:p>
          </table:table-cell>
          <table:table-cell office:value-type="float" office:value="28688" calcext:value-type="float">
            <text:p>28688</text:p>
          </table:table-cell>
          <table:table-cell office:value-type="float" office:value="4819347862" calcext:value-type="float">
            <text:p>4819347862</text:p>
          </table:table-cell>
          <table:table-cell table:formula="of:=[.F874]&gt;[.B8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69-s160863513c71873681.ukp</text:p>
          </table:table-cell>
          <table:table-cell office:value-type="float" office:value="6.60333" calcext:value-type="float">
            <text:p>6.60333</text:p>
          </table:table-cell>
          <table:table-cell office:value-type="float" office:value="6.62" calcext:value-type="float">
            <text:p>6.62</text:p>
          </table:table-cell>
          <table:table-cell office:value-type="float" office:value="54124" calcext:value-type="float">
            <text:p>54124</text:p>
          </table:table-cell>
          <table:table-cell office:value-type="float" office:value="7258104316" calcext:value-type="float">
            <text:p>7258104316</text:p>
          </table:table-cell>
          <table:table-cell office:value-type="float" office:value="9.99667" calcext:value-type="float">
            <text:p>9.99667</text:p>
          </table:table-cell>
          <table:table-cell office:value-type="float" office:value="10.01" calcext:value-type="float">
            <text:p>10.01</text:p>
          </table:table-cell>
          <table:table-cell office:value-type="float" office:value="52000" calcext:value-type="float">
            <text:p>52000</text:p>
          </table:table-cell>
          <table:table-cell office:value-type="float" office:value="7258104316" calcext:value-type="float">
            <text:p>7258104316</text:p>
          </table:table-cell>
          <table:table-cell table:formula="of:=[.F875]&gt;[.B8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05-s455315464c88191831.ukp</text:p>
          </table:table-cell>
          <table:table-cell office:value-type="float" office:value="3.16" calcext:value-type="float">
            <text:p>3.16</text:p>
          </table:table-cell>
          <table:table-cell office:value-type="float" office:value="3.17" calcext:value-type="float">
            <text:p>3.17</text:p>
          </table:table-cell>
          <table:table-cell office:value-type="float" office:value="28536" calcext:value-type="float">
            <text:p>28536</text:p>
          </table:table-cell>
          <table:table-cell office:value-type="float" office:value="8916581356" calcext:value-type="float">
            <text:p>8916581356</text:p>
          </table:table-cell>
          <table:table-cell office:value-type="float" office:value="10.00333" calcext:value-type="float">
            <text:p>10.00333</text:p>
          </table:table-cell>
          <table:table-cell office:value-type="float" office:value="10.02" calcext:value-type="float">
            <text:p>10.02</text:p>
          </table:table-cell>
          <table:table-cell office:value-type="float" office:value="43272" calcext:value-type="float">
            <text:p>43272</text:p>
          </table:table-cell>
          <table:table-cell office:value-type="float" office:value="8916581356" calcext:value-type="float">
            <text:p>8916581356</text:p>
          </table:table-cell>
          <table:table-cell table:formula="of:=[.F876]&gt;[.B8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20-s942541845c78856406.ukp</text:p>
          </table:table-cell>
          <table:table-cell office:value-type="float" office:value="0.88333" calcext:value-type="float">
            <text:p>0.88333</text:p>
          </table:table-cell>
          <table:table-cell office:value-type="float" office:value="0.9" calcext:value-type="float">
            <text:p>0.9</text:p>
          </table:table-cell>
          <table:table-cell office:value-type="float" office:value="31688" calcext:value-type="float">
            <text:p>31688</text:p>
          </table:table-cell>
          <table:table-cell office:value-type="float" office:value="7980643158" calcext:value-type="float">
            <text:p>7980643158</text:p>
          </table:table-cell>
          <table:table-cell office:value-type="float" office:value="10.00666" calcext:value-type="float">
            <text:p>10.00666</text:p>
          </table:table-cell>
          <table:table-cell office:value-type="float" office:value="10.02" calcext:value-type="float">
            <text:p>10.02</text:p>
          </table:table-cell>
          <table:table-cell office:value-type="float" office:value="79532" calcext:value-type="float">
            <text:p>79532</text:p>
          </table:table-cell>
          <table:table-cell office:value-type="float" office:value="7980643158" calcext:value-type="float">
            <text:p>7980643158</text:p>
          </table:table-cell>
          <table:table-cell table:formula="of:=[.F877]&gt;[.B8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34-s669547585c71177761.ukp</text:p>
          </table:table-cell>
          <table:table-cell office:value-type="float" office:value="1.74" calcext:value-type="float">
            <text:p>1.74</text:p>
          </table:table-cell>
          <table:table-cell office:value-type="float" office:value="1.75" calcext:value-type="float">
            <text:p>1.75</text:p>
          </table:table-cell>
          <table:table-cell office:value-type="float" office:value="28804" calcext:value-type="float">
            <text:p>28804</text:p>
          </table:table-cell>
          <table:table-cell office:value-type="float" office:value="7196547534" calcext:value-type="float">
            <text:p>7196547534</text:p>
          </table:table-cell>
          <table:table-cell table:number-columns-repeated="2" office:value-type="float" office:value="10.01" calcext:value-type="float">
            <text:p>10.01</text:p>
          </table:table-cell>
          <table:table-cell office:value-type="float" office:value="41020" calcext:value-type="float">
            <text:p>41020</text:p>
          </table:table-cell>
          <table:table-cell office:value-type="float" office:value="7196547534" calcext:value-type="float">
            <text:p>7196547534</text:p>
          </table:table-cell>
          <table:table-cell table:formula="of:=[.F878]&gt;[.B8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87-s447645624c48810185.ukp</text:p>
          </table:table-cell>
          <table:table-cell office:value-type="float" office:value="5.06333" calcext:value-type="float">
            <text:p>5.06333</text:p>
          </table:table-cell>
          <table:table-cell office:value-type="float" office:value="5.07" calcext:value-type="float">
            <text:p>5.07</text:p>
          </table:table-cell>
          <table:table-cell office:value-type="float" office:value="29848" calcext:value-type="float">
            <text:p>29848</text:p>
          </table:table-cell>
          <table:table-cell office:value-type="float" office:value="4921802471" calcext:value-type="float">
            <text:p>4921802471</text:p>
          </table:table-cell>
          <table:table-cell office:value-type="float" office:value="10.01333" calcext:value-type="float">
            <text:p>10.01333</text:p>
          </table:table-cell>
          <table:table-cell office:value-type="float" office:value="10.01" calcext:value-type="float">
            <text:p>10.01</text:p>
          </table:table-cell>
          <table:table-cell office:value-type="float" office:value="35072" calcext:value-type="float">
            <text:p>35072</text:p>
          </table:table-cell>
          <table:table-cell office:value-type="float" office:value="4921802471" calcext:value-type="float">
            <text:p>4921802471</text:p>
          </table:table-cell>
          <table:table-cell table:formula="of:=[.F879]&gt;[.B8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96-s623091554c70863228.ukp</text:p>
          </table:table-cell>
          <table:table-cell office:value-type="float" office:value="7.93667" calcext:value-type="float">
            <text:p>7.93667</text:p>
          </table:table-cell>
          <table:table-cell office:value-type="float" office:value="7.94" calcext:value-type="float">
            <text:p>7.94</text:p>
          </table:table-cell>
          <table:table-cell office:value-type="float" office:value="42360" calcext:value-type="float">
            <text:p>42360</text:p>
          </table:table-cell>
          <table:table-cell office:value-type="float" office:value="7154906506" calcext:value-type="float">
            <text:p>7154906506</text:p>
          </table:table-cell>
          <table:table-cell office:value-type="float" office:value="10.01333" calcext:value-type="float">
            <text:p>10.01333</text:p>
          </table:table-cell>
          <table:table-cell office:value-type="float" office:value="10.02" calcext:value-type="float">
            <text:p>10.02</text:p>
          </table:table-cell>
          <table:table-cell office:value-type="float" office:value="44828" calcext:value-type="float">
            <text:p>44828</text:p>
          </table:table-cell>
          <table:table-cell office:value-type="float" office:value="7154906506" calcext:value-type="float">
            <text:p>7154906506</text:p>
          </table:table-cell>
          <table:table-cell table:formula="of:=[.F880]&gt;[.B8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70-s865173399c57725132.ukp</text:p>
          </table:table-cell>
          <table:table-cell office:value-type="float" office:value="4.29667" calcext:value-type="float">
            <text:p>4.29667</text:p>
          </table:table-cell>
          <table:table-cell office:value-type="float" office:value="4.3" calcext:value-type="float">
            <text:p>4.3</text:p>
          </table:table-cell>
          <table:table-cell office:value-type="float" office:value="34708" calcext:value-type="float">
            <text:p>34708</text:p>
          </table:table-cell>
          <table:table-cell office:value-type="float" office:value="5825816314" calcext:value-type="float">
            <text:p>5825816314</text:p>
          </table:table-cell>
          <table:table-cell table:number-columns-repeated="2" office:value-type="float" office:value="10.02" calcext:value-type="float">
            <text:p>10.02</text:p>
          </table:table-cell>
          <table:table-cell office:value-type="float" office:value="38652" calcext:value-type="float">
            <text:p>38652</text:p>
          </table:table-cell>
          <table:table-cell office:value-type="float" office:value="5825816314" calcext:value-type="float">
            <text:p>5825816314</text:p>
          </table:table-cell>
          <table:table-cell table:formula="of:=[.F881]&gt;[.B8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44-s886468679c14985291.ukp</text:p>
          </table:table-cell>
          <table:table-cell office:value-type="float" office:value="0.45333" calcext:value-type="float">
            <text:p>0.45333</text:p>
          </table:table-cell>
          <table:table-cell office:value-type="float" office:value="0.45" calcext:value-type="float">
            <text:p>0.45</text:p>
          </table:table-cell>
          <table:table-cell office:value-type="float" office:value="9620" calcext:value-type="float">
            <text:p>9620</text:p>
          </table:table-cell>
          <table:table-cell office:value-type="float" office:value="1510682170" calcext:value-type="float">
            <text:p>1510682170</text:p>
          </table:table-cell>
          <table:table-cell table:number-columns-repeated="2" office:value-type="float" office:value="10.04" calcext:value-type="float">
            <text:p>10.04</text:p>
          </table:table-cell>
          <table:table-cell office:value-type="float" office:value="16968" calcext:value-type="float">
            <text:p>16968</text:p>
          </table:table-cell>
          <table:table-cell office:value-type="float" office:value="1510682170" calcext:value-type="float">
            <text:p>1510682170</text:p>
          </table:table-cell>
          <table:table-cell table:formula="of:=[.F882]&gt;[.B8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87-s15834020c49285745.ukp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0.19" calcext:value-type="float">
            <text:p>0.19</text:p>
          </table:table-cell>
          <table:table-cell office:value-type="float" office:value="13908" calcext:value-type="float">
            <text:p>13908</text:p>
          </table:table-cell>
          <table:table-cell office:value-type="float" office:value="4993675679" calcext:value-type="float">
            <text:p>4993675679</text:p>
          </table:table-cell>
          <table:table-cell table:number-columns-repeated="2" office:value-type="float" office:value="10.05" calcext:value-type="float">
            <text:p>10.05</text:p>
          </table:table-cell>
          <table:table-cell office:value-type="float" office:value="32112" calcext:value-type="float">
            <text:p>32112</text:p>
          </table:table-cell>
          <table:table-cell office:value-type="float" office:value="4993675679" calcext:value-type="float">
            <text:p>4993675679</text:p>
          </table:table-cell>
          <table:table-cell table:formula="of:=[.F883]&gt;[.B8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20-s32041991c87751611.ukp</text:p>
          </table:table-cell>
          <table:table-cell office:value-type="float" office:value="0.42667" calcext:value-type="float">
            <text:p>0.42667</text:p>
          </table:table-cell>
          <table:table-cell office:value-type="float" office:value="0.43" calcext:value-type="float">
            <text:p>0.43</text:p>
          </table:table-cell>
          <table:table-cell office:value-type="float" office:value="20068" calcext:value-type="float">
            <text:p>20068</text:p>
          </table:table-cell>
          <table:table-cell office:value-type="float" office:value="8890674207" calcext:value-type="float">
            <text:p>8890674207</text:p>
          </table:table-cell>
          <table:table-cell table:number-columns-repeated="2" office:value-type="float" office:value="10.05" calcext:value-type="float">
            <text:p>10.05</text:p>
          </table:table-cell>
          <table:table-cell office:value-type="float" office:value="40340" calcext:value-type="float">
            <text:p>40340</text:p>
          </table:table-cell>
          <table:table-cell office:value-type="float" office:value="8890674207" calcext:value-type="float">
            <text:p>8890674207</text:p>
          </table:table-cell>
          <table:table-cell table:formula="of:=[.F884]&gt;[.B8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16-s734079079c60545638.ukp</text:p>
          </table:table-cell>
          <table:table-cell office:value-type="float" office:value="0.47333" calcext:value-type="float">
            <text:p>0.47333</text:p>
          </table:table-cell>
          <table:table-cell office:value-type="float" office:value="0.48" calcext:value-type="float">
            <text:p>0.48</text:p>
          </table:table-cell>
          <table:table-cell office:value-type="float" office:value="14508" calcext:value-type="float">
            <text:p>14508</text:p>
          </table:table-cell>
          <table:table-cell office:value-type="float" office:value="6127804265" calcext:value-type="float">
            <text:p>6127804265</text:p>
          </table:table-cell>
          <table:table-cell office:value-type="float" office:value="10.07333" calcext:value-type="float">
            <text:p>10.07333</text:p>
          </table:table-cell>
          <table:table-cell office:value-type="float" office:value="10.08" calcext:value-type="float">
            <text:p>10.08</text:p>
          </table:table-cell>
          <table:table-cell office:value-type="float" office:value="32216" calcext:value-type="float">
            <text:p>32216</text:p>
          </table:table-cell>
          <table:table-cell office:value-type="float" office:value="6127804265" calcext:value-type="float">
            <text:p>6127804265</text:p>
          </table:table-cell>
          <table:table-cell table:formula="of:=[.F885]&gt;[.B8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45-s245844219c77235193.ukp</text:p>
          </table:table-cell>
          <table:table-cell office:value-type="float" office:value="9.90667" calcext:value-type="float">
            <text:p>9.90667</text:p>
          </table:table-cell>
          <table:table-cell office:value-type="float" office:value="9.91" calcext:value-type="float">
            <text:p>9.91</text:p>
          </table:table-cell>
          <table:table-cell office:value-type="float" office:value="43752" calcext:value-type="float">
            <text:p>43752</text:p>
          </table:table-cell>
          <table:table-cell office:value-type="float" office:value="7814909783" calcext:value-type="float">
            <text:p>7814909783</text:p>
          </table:table-cell>
          <table:table-cell office:value-type="float" office:value="10.07333" calcext:value-type="float">
            <text:p>10.07333</text:p>
          </table:table-cell>
          <table:table-cell office:value-type="float" office:value="10.09" calcext:value-type="float">
            <text:p>10.09</text:p>
          </table:table-cell>
          <table:table-cell office:value-type="float" office:value="40984" calcext:value-type="float">
            <text:p>40984</text:p>
          </table:table-cell>
          <table:table-cell office:value-type="float" office:value="7814909783" calcext:value-type="float">
            <text:p>7814909783</text:p>
          </table:table-cell>
          <table:table-cell table:formula="of:=[.F886]&gt;[.B8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08-s432774422c61131058.ukp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1.28" calcext:value-type="float">
            <text:p>1.28</text:p>
          </table:table-cell>
          <table:table-cell office:value-type="float" office:value="16972" calcext:value-type="float">
            <text:p>16972</text:p>
          </table:table-cell>
          <table:table-cell office:value-type="float" office:value="6183452287" calcext:value-type="float">
            <text:p>6183452287</text:p>
          </table:table-cell>
          <table:table-cell office:value-type="float" office:value="10.09666" calcext:value-type="float">
            <text:p>10.09666</text:p>
          </table:table-cell>
          <table:table-cell office:value-type="float" office:value="10.1" calcext:value-type="float">
            <text:p>10.1</text:p>
          </table:table-cell>
          <table:table-cell office:value-type="float" office:value="28972" calcext:value-type="float">
            <text:p>28972</text:p>
          </table:table-cell>
          <table:table-cell office:value-type="float" office:value="6183452287" calcext:value-type="float">
            <text:p>6183452287</text:p>
          </table:table-cell>
          <table:table-cell table:formula="of:=[.F887]&gt;[.B8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75-s690859146c65804643.ukp</text:p>
          </table:table-cell>
          <table:table-cell office:value-type="float" office:value="9.22667" calcext:value-type="float">
            <text:p>9.22667</text:p>
          </table:table-cell>
          <table:table-cell office:value-type="float" office:value="9.24" calcext:value-type="float">
            <text:p>9.24</text:p>
          </table:table-cell>
          <table:table-cell office:value-type="float" office:value="39096" calcext:value-type="float">
            <text:p>39096</text:p>
          </table:table-cell>
          <table:table-cell office:value-type="float" office:value="6642040848" calcext:value-type="float">
            <text:p>6642040848</text:p>
          </table:table-cell>
          <table:table-cell office:value-type="float" office:value="10.13667" calcext:value-type="float">
            <text:p>10.13667</text:p>
          </table:table-cell>
          <table:table-cell office:value-type="float" office:value="10.14" calcext:value-type="float">
            <text:p>10.14</text:p>
          </table:table-cell>
          <table:table-cell office:value-type="float" office:value="41116" calcext:value-type="float">
            <text:p>41116</text:p>
          </table:table-cell>
          <table:table-cell office:value-type="float" office:value="6642040848" calcext:value-type="float">
            <text:p>6642040848</text:p>
          </table:table-cell>
          <table:table-cell table:formula="of:=[.F888]&gt;[.B8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48-s569030747c68626132.ukp</text:p>
          </table:table-cell>
          <table:table-cell office:value-type="float" office:value="1.22667" calcext:value-type="float">
            <text:p>1.22667</text:p>
          </table:table-cell>
          <table:table-cell office:value-type="float" office:value="1.23" calcext:value-type="float">
            <text:p>1.23</text:p>
          </table:table-cell>
          <table:table-cell office:value-type="float" office:value="25408" calcext:value-type="float">
            <text:p>25408</text:p>
          </table:table-cell>
          <table:table-cell office:value-type="float" office:value="6943162775" calcext:value-type="float">
            <text:p>6943162775</text:p>
          </table:table-cell>
          <table:table-cell office:value-type="float" office:value="10.13667" calcext:value-type="float">
            <text:p>10.13667</text:p>
          </table:table-cell>
          <table:table-cell office:value-type="float" office:value="10.14" calcext:value-type="float">
            <text:p>10.14</text:p>
          </table:table-cell>
          <table:table-cell office:value-type="float" office:value="46344" calcext:value-type="float">
            <text:p>46344</text:p>
          </table:table-cell>
          <table:table-cell office:value-type="float" office:value="6943162775" calcext:value-type="float">
            <text:p>6943162775</text:p>
          </table:table-cell>
          <table:table-cell table:formula="of:=[.F889]&gt;[.B8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10-s688536648c34617283.ukp</text:p>
          </table:table-cell>
          <table:table-cell office:value-type="float" office:value="3.76667" calcext:value-type="float">
            <text:p>3.76667</text:p>
          </table:table-cell>
          <table:table-cell office:value-type="float" office:value="3.77" calcext:value-type="float">
            <text:p>3.77</text:p>
          </table:table-cell>
          <table:table-cell office:value-type="float" office:value="19064" calcext:value-type="float">
            <text:p>19064</text:p>
          </table:table-cell>
          <table:table-cell office:value-type="float" office:value="3486304182" calcext:value-type="float">
            <text:p>3486304182</text:p>
          </table:table-cell>
          <table:table-cell office:value-type="float" office:value="10.14667" calcext:value-type="float">
            <text:p>10.14667</text:p>
          </table:table-cell>
          <table:table-cell office:value-type="float" office:value="10.15" calcext:value-type="float">
            <text:p>10.15</text:p>
          </table:table-cell>
          <table:table-cell office:value-type="float" office:value="24944" calcext:value-type="float">
            <text:p>24944</text:p>
          </table:table-cell>
          <table:table-cell office:value-type="float" office:value="3486304182" calcext:value-type="float">
            <text:p>3486304182</text:p>
          </table:table-cell>
          <table:table-cell table:formula="of:=[.F890]&gt;[.B8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85-s913104367c88817447.ukp</text:p>
          </table:table-cell>
          <table:table-cell table:number-columns-repeated="2" office:value-type="float" office:value="7.38" calcext:value-type="float">
            <text:p>7.38</text:p>
          </table:table-cell>
          <table:table-cell office:value-type="float" office:value="39320" calcext:value-type="float">
            <text:p>39320</text:p>
          </table:table-cell>
          <table:table-cell office:value-type="float" office:value="8974977939" calcext:value-type="float">
            <text:p>8974977939</text:p>
          </table:table-cell>
          <table:table-cell office:value-type="float" office:value="10.15" calcext:value-type="float">
            <text:p>10.15</text:p>
          </table:table-cell>
          <table:table-cell office:value-type="float" office:value="10.16" calcext:value-type="float">
            <text:p>10.16</text:p>
          </table:table-cell>
          <table:table-cell office:value-type="float" office:value="43720" calcext:value-type="float">
            <text:p>43720</text:p>
          </table:table-cell>
          <table:table-cell office:value-type="float" office:value="8974977939" calcext:value-type="float">
            <text:p>8974977939</text:p>
          </table:table-cell>
          <table:table-cell table:formula="of:=[.F891]&gt;[.B8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59-s591626342c80295612.ukp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22632" calcext:value-type="float">
            <text:p>22632</text:p>
          </table:table-cell>
          <table:table-cell office:value-type="float" office:value="8123062649" calcext:value-type="float">
            <text:p>8123062649</text:p>
          </table:table-cell>
          <table:table-cell office:value-type="float" office:value="10.16" calcext:value-type="float">
            <text:p>10.16</text:p>
          </table:table-cell>
          <table:table-cell office:value-type="float" office:value="10.18" calcext:value-type="float">
            <text:p>10.18</text:p>
          </table:table-cell>
          <table:table-cell office:value-type="float" office:value="39556" calcext:value-type="float">
            <text:p>39556</text:p>
          </table:table-cell>
          <table:table-cell office:value-type="float" office:value="8123062649" calcext:value-type="float">
            <text:p>8123062649</text:p>
          </table:table-cell>
          <table:table-cell table:formula="of:=[.F892]&gt;[.B8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4-s467641010c48504579.ukp</text:p>
          </table:table-cell>
          <table:table-cell table:number-columns-repeated="2" office:value-type="float" office:value="3.12" calcext:value-type="float">
            <text:p>3.12</text:p>
          </table:table-cell>
          <table:table-cell office:value-type="float" office:value="27400" calcext:value-type="float">
            <text:p>27400</text:p>
          </table:table-cell>
          <table:table-cell office:value-type="float" office:value="4894056115" calcext:value-type="float">
            <text:p>4894056115</text:p>
          </table:table-cell>
          <table:table-cell office:value-type="float" office:value="10.16333" calcext:value-type="float">
            <text:p>10.16333</text:p>
          </table:table-cell>
          <table:table-cell office:value-type="float" office:value="10.17" calcext:value-type="float">
            <text:p>10.17</text:p>
          </table:table-cell>
          <table:table-cell office:value-type="float" office:value="32560" calcext:value-type="float">
            <text:p>32560</text:p>
          </table:table-cell>
          <table:table-cell office:value-type="float" office:value="4894056115" calcext:value-type="float">
            <text:p>4894056115</text:p>
          </table:table-cell>
          <table:table-cell table:formula="of:=[.F893]&gt;[.B8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52-s118454554c52359572.ukp</text:p>
          </table:table-cell>
          <table:table-cell office:value-type="float" office:value="0.81667" calcext:value-type="float">
            <text:p>0.81667</text:p>
          </table:table-cell>
          <table:table-cell office:value-type="float" office:value="0.82" calcext:value-type="float">
            <text:p>0.82</text:p>
          </table:table-cell>
          <table:table-cell office:value-type="float" office:value="14764" calcext:value-type="float">
            <text:p>14764</text:p>
          </table:table-cell>
          <table:table-cell office:value-type="float" office:value="5293357750" calcext:value-type="float">
            <text:p>5293357750</text:p>
          </table:table-cell>
          <table:table-cell table:number-columns-repeated="2" office:value-type="float" office:value="10.17" calcext:value-type="float">
            <text:p>10.17</text:p>
          </table:table-cell>
          <table:table-cell office:value-type="float" office:value="28152" calcext:value-type="float">
            <text:p>28152</text:p>
          </table:table-cell>
          <table:table-cell office:value-type="float" office:value="5293357750" calcext:value-type="float">
            <text:p>5293357750</text:p>
          </table:table-cell>
          <table:table-cell table:formula="of:=[.F894]&gt;[.B8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22-s528686676c66644421.ukp</text:p>
          </table:table-cell>
          <table:table-cell office:value-type="float" office:value="5.52667" calcext:value-type="float">
            <text:p>5.52667</text:p>
          </table:table-cell>
          <table:table-cell office:value-type="float" office:value="5.53" calcext:value-type="float">
            <text:p>5.53</text:p>
          </table:table-cell>
          <table:table-cell office:value-type="float" office:value="27920" calcext:value-type="float">
            <text:p>27920</text:p>
          </table:table-cell>
          <table:table-cell office:value-type="float" office:value="6727772087" calcext:value-type="float">
            <text:p>6727772087</text:p>
          </table:table-cell>
          <table:table-cell office:value-type="float" office:value="10.17333" calcext:value-type="float">
            <text:p>10.17333</text:p>
          </table:table-cell>
          <table:table-cell office:value-type="float" office:value="10.18" calcext:value-type="float">
            <text:p>10.18</text:p>
          </table:table-cell>
          <table:table-cell office:value-type="float" office:value="28836" calcext:value-type="float">
            <text:p>28836</text:p>
          </table:table-cell>
          <table:table-cell office:value-type="float" office:value="6727772087" calcext:value-type="float">
            <text:p>6727772087</text:p>
          </table:table-cell>
          <table:table-cell table:formula="of:=[.F895]&gt;[.B8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33-s569207249c71860733.ukp</text:p>
          </table:table-cell>
          <table:table-cell office:value-type="float" office:value="8.18667" calcext:value-type="float">
            <text:p>8.18667</text:p>
          </table:table-cell>
          <table:table-cell office:value-type="float" office:value="8.2" calcext:value-type="float">
            <text:p>8.2</text:p>
          </table:table-cell>
          <table:table-cell office:value-type="float" office:value="37156" calcext:value-type="float">
            <text:p>37156</text:p>
          </table:table-cell>
          <table:table-cell office:value-type="float" office:value="7256204223" calcext:value-type="float">
            <text:p>7256204223</text:p>
          </table:table-cell>
          <table:table-cell office:value-type="float" office:value="10.18" calcext:value-type="float">
            <text:p>10.18</text:p>
          </table:table-cell>
          <table:table-cell office:value-type="float" office:value="10.2" calcext:value-type="float">
            <text:p>10.2</text:p>
          </table:table-cell>
          <table:table-cell office:value-type="float" office:value="41092" calcext:value-type="float">
            <text:p>41092</text:p>
          </table:table-cell>
          <table:table-cell office:value-type="float" office:value="7256204223" calcext:value-type="float">
            <text:p>7256204223</text:p>
          </table:table-cell>
          <table:table-cell table:formula="of:=[.F896]&gt;[.B8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59-s889351749c96021846.ukp</text:p>
          </table:table-cell>
          <table:table-cell office:value-type="float" office:value="3.40333" calcext:value-type="float">
            <text:p>3.40333</text:p>
          </table:table-cell>
          <table:table-cell office:value-type="float" office:value="3.43" calcext:value-type="float">
            <text:p>3.43</text:p>
          </table:table-cell>
          <table:table-cell office:value-type="float" office:value="59376" calcext:value-type="float">
            <text:p>59376</text:p>
          </table:table-cell>
          <table:table-cell office:value-type="float" office:value="9708488512" calcext:value-type="float">
            <text:p>9708488512</text:p>
          </table:table-cell>
          <table:table-cell office:value-type="float" office:value="10.19" calcext:value-type="float">
            <text:p>10.19</text:p>
          </table:table-cell>
          <table:table-cell office:value-type="float" office:value="10.2" calcext:value-type="float">
            <text:p>10.2</text:p>
          </table:table-cell>
          <table:table-cell office:value-type="float" office:value="66836" calcext:value-type="float">
            <text:p>66836</text:p>
          </table:table-cell>
          <table:table-cell office:value-type="float" office:value="9708488512" calcext:value-type="float">
            <text:p>9708488512</text:p>
          </table:table-cell>
          <table:table-cell table:formula="of:=[.F897]&gt;[.B8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10-s212281133c21087652.ukp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9372" calcext:value-type="float">
            <text:p>9372</text:p>
          </table:table-cell>
          <table:table-cell office:value-type="float" office:value="2133177995" calcext:value-type="float">
            <text:p>2133177995</text:p>
          </table:table-cell>
          <table:table-cell office:value-type="float" office:value="10.19333" calcext:value-type="float">
            <text:p>10.19333</text:p>
          </table:table-cell>
          <table:table-cell office:value-type="float" office:value="10.19" calcext:value-type="float">
            <text:p>10.19</text:p>
          </table:table-cell>
          <table:table-cell office:value-type="float" office:value="20988" calcext:value-type="float">
            <text:p>20988</text:p>
          </table:table-cell>
          <table:table-cell office:value-type="float" office:value="2133177995" calcext:value-type="float">
            <text:p>2133177995</text:p>
          </table:table-cell>
          <table:table-cell table:formula="of:=[.F898]&gt;[.B8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0-s418727292c56574382.ukp</text:p>
          </table:table-cell>
          <table:table-cell office:value-type="float" office:value="8.06" calcext:value-type="float">
            <text:p>8.06</text:p>
          </table:table-cell>
          <table:table-cell office:value-type="float" office:value="8.07" calcext:value-type="float">
            <text:p>8.07</text:p>
          </table:table-cell>
          <table:table-cell office:value-type="float" office:value="29584" calcext:value-type="float">
            <text:p>29584</text:p>
          </table:table-cell>
          <table:table-cell office:value-type="float" office:value="5706182036" calcext:value-type="float">
            <text:p>5706182036</text:p>
          </table:table-cell>
          <table:table-cell office:value-type="float" office:value="10.19333" calcext:value-type="float">
            <text:p>10.19333</text:p>
          </table:table-cell>
          <table:table-cell office:value-type="float" office:value="10.21" calcext:value-type="float">
            <text:p>10.21</text:p>
          </table:table-cell>
          <table:table-cell office:value-type="float" office:value="30704" calcext:value-type="float">
            <text:p>30704</text:p>
          </table:table-cell>
          <table:table-cell office:value-type="float" office:value="5706182036" calcext:value-type="float">
            <text:p>5706182036</text:p>
          </table:table-cell>
          <table:table-cell table:formula="of:=[.F899]&gt;[.B8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38-s684896905c84433578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14980" calcext:value-type="float">
            <text:p>14980</text:p>
          </table:table-cell>
          <table:table-cell office:value-type="float" office:value="8553741324" calcext:value-type="float">
            <text:p>8553741324</text:p>
          </table:table-cell>
          <table:table-cell office:value-type="float" office:value="10.20333" calcext:value-type="float">
            <text:p>10.20333</text:p>
          </table:table-cell>
          <table:table-cell office:value-type="float" office:value="10.2" calcext:value-type="float">
            <text:p>10.2</text:p>
          </table:table-cell>
          <table:table-cell office:value-type="float" office:value="40776" calcext:value-type="float">
            <text:p>40776</text:p>
          </table:table-cell>
          <table:table-cell office:value-type="float" office:value="8553741324" calcext:value-type="float">
            <text:p>8553741324</text:p>
          </table:table-cell>
          <table:table-cell table:formula="of:=[.F900]&gt;[.B9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07-s896730166c68171942.ukp</text:p>
          </table:table-cell>
          <table:table-cell office:value-type="float" office:value="4.06" calcext:value-type="float">
            <text:p>4.06</text:p>
          </table:table-cell>
          <table:table-cell office:value-type="float" office:value="4.07" calcext:value-type="float">
            <text:p>4.07</text:p>
          </table:table-cell>
          <table:table-cell office:value-type="float" office:value="29000" calcext:value-type="float">
            <text:p>29000</text:p>
          </table:table-cell>
          <table:table-cell office:value-type="float" office:value="6900462742" calcext:value-type="float">
            <text:p>6900462742</text:p>
          </table:table-cell>
          <table:table-cell office:value-type="float" office:value="10.21667" calcext:value-type="float">
            <text:p>10.21667</text:p>
          </table:table-cell>
          <table:table-cell office:value-type="float" office:value="10.24" calcext:value-type="float">
            <text:p>10.24</text:p>
          </table:table-cell>
          <table:table-cell office:value-type="float" office:value="36332" calcext:value-type="float">
            <text:p>36332</text:p>
          </table:table-cell>
          <table:table-cell office:value-type="float" office:value="6900462742" calcext:value-type="float">
            <text:p>6900462742</text:p>
          </table:table-cell>
          <table:table-cell table:formula="of:=[.F901]&gt;[.B9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51-s225507421c82263976.ukp</text:p>
          </table:table-cell>
          <table:table-cell office:value-type="float" office:value="5.30333" calcext:value-type="float">
            <text:p>5.30333</text:p>
          </table:table-cell>
          <table:table-cell office:value-type="float" office:value="5.31" calcext:value-type="float">
            <text:p>5.31</text:p>
          </table:table-cell>
          <table:table-cell office:value-type="float" office:value="68980" calcext:value-type="float">
            <text:p>68980</text:p>
          </table:table-cell>
          <table:table-cell office:value-type="float" office:value="8334853810" calcext:value-type="float">
            <text:p>8334853810</text:p>
          </table:table-cell>
          <table:table-cell office:value-type="float" office:value="10.22667" calcext:value-type="float">
            <text:p>10.22667</text:p>
          </table:table-cell>
          <table:table-cell office:value-type="float" office:value="10.24" calcext:value-type="float">
            <text:p>10.24</text:p>
          </table:table-cell>
          <table:table-cell office:value-type="float" office:value="79836" calcext:value-type="float">
            <text:p>79836</text:p>
          </table:table-cell>
          <table:table-cell office:value-type="float" office:value="8334853810" calcext:value-type="float">
            <text:p>8334853810</text:p>
          </table:table-cell>
          <table:table-cell table:formula="of:=[.F902]&gt;[.B9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93-s98451920c73862405.ukp</text:p>
          </table:table-cell>
          <table:table-cell office:value-type="float" office:value="7.35667" calcext:value-type="float">
            <text:p>7.35667</text:p>
          </table:table-cell>
          <table:table-cell office:value-type="float" office:value="7.36" calcext:value-type="float">
            <text:p>7.36</text:p>
          </table:table-cell>
          <table:table-cell office:value-type="float" office:value="29136" calcext:value-type="float">
            <text:p>29136</text:p>
          </table:table-cell>
          <table:table-cell office:value-type="float" office:value="7458337388" calcext:value-type="float">
            <text:p>7458337388</text:p>
          </table:table-cell>
          <table:table-cell office:value-type="float" office:value="10.23333" calcext:value-type="float">
            <text:p>10.23333</text:p>
          </table:table-cell>
          <table:table-cell office:value-type="float" office:value="10.23" calcext:value-type="float">
            <text:p>10.23</text:p>
          </table:table-cell>
          <table:table-cell office:value-type="float" office:value="28904" calcext:value-type="float">
            <text:p>28904</text:p>
          </table:table-cell>
          <table:table-cell office:value-type="float" office:value="7458337388" calcext:value-type="float">
            <text:p>7458337388</text:p>
          </table:table-cell>
          <table:table-cell table:formula="of:=[.F903]&gt;[.B9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34-s798298455c76519692.ukp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14680" calcext:value-type="float">
            <text:p>14680</text:p>
          </table:table-cell>
          <table:table-cell office:value-type="float" office:value="7750830560" calcext:value-type="float">
            <text:p>7750830560</text:p>
          </table:table-cell>
          <table:table-cell office:value-type="float" office:value="10.23333" calcext:value-type="float">
            <text:p>10.23333</text:p>
          </table:table-cell>
          <table:table-cell office:value-type="float" office:value="10.24" calcext:value-type="float">
            <text:p>10.24</text:p>
          </table:table-cell>
          <table:table-cell office:value-type="float" office:value="34876" calcext:value-type="float">
            <text:p>34876</text:p>
          </table:table-cell>
          <table:table-cell office:value-type="float" office:value="7750830560" calcext:value-type="float">
            <text:p>7750830560</text:p>
          </table:table-cell>
          <table:table-cell table:formula="of:=[.F904]&gt;[.B9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33-s687201656c18791359.ukp</text:p>
          </table:table-cell>
          <table:table-cell table:number-columns-repeated="2" office:value-type="float" office:value="5.77" calcext:value-type="float">
            <text:p>5.77</text:p>
          </table:table-cell>
          <table:table-cell office:value-type="float" office:value="14436" calcext:value-type="float">
            <text:p>14436</text:p>
          </table:table-cell>
          <table:table-cell office:value-type="float" office:value="1881292079" calcext:value-type="float">
            <text:p>1881292079</text:p>
          </table:table-cell>
          <table:table-cell office:value-type="float" office:value="10.24333" calcext:value-type="float">
            <text:p>10.24333</text:p>
          </table:table-cell>
          <table:table-cell office:value-type="float" office:value="10.26" calcext:value-type="float">
            <text:p>10.26</text:p>
          </table:table-cell>
          <table:table-cell office:value-type="float" office:value="15844" calcext:value-type="float">
            <text:p>15844</text:p>
          </table:table-cell>
          <table:table-cell office:value-type="float" office:value="1881292079" calcext:value-type="float">
            <text:p>1881292079</text:p>
          </table:table-cell>
          <table:table-cell table:formula="of:=[.F905]&gt;[.B9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7-s252959003c73320246.ukp</text:p>
          </table:table-cell>
          <table:table-cell office:value-type="float" office:value="3.24333" calcext:value-type="float">
            <text:p>3.24333</text:p>
          </table:table-cell>
          <table:table-cell office:value-type="float" office:value="3.25" calcext:value-type="float">
            <text:p>3.25</text:p>
          </table:table-cell>
          <table:table-cell office:value-type="float" office:value="24268" calcext:value-type="float">
            <text:p>24268</text:p>
          </table:table-cell>
          <table:table-cell office:value-type="float" office:value="7415260420" calcext:value-type="float">
            <text:p>7415260420</text:p>
          </table:table-cell>
          <table:table-cell office:value-type="float" office:value="10.26666" calcext:value-type="float">
            <text:p>10.26666</text:p>
          </table:table-cell>
          <table:table-cell office:value-type="float" office:value="10.27" calcext:value-type="float">
            <text:p>10.27</text:p>
          </table:table-cell>
          <table:table-cell office:value-type="float" office:value="35472" calcext:value-type="float">
            <text:p>35472</text:p>
          </table:table-cell>
          <table:table-cell office:value-type="float" office:value="7415260420" calcext:value-type="float">
            <text:p>7415260420</text:p>
          </table:table-cell>
          <table:table-cell table:formula="of:=[.F906]&gt;[.B9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61-s357785697c39179680.ukp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0.53" calcext:value-type="float">
            <text:p>0.53</text:p>
          </table:table-cell>
          <table:table-cell office:value-type="float" office:value="14292" calcext:value-type="float">
            <text:p>14292</text:p>
          </table:table-cell>
          <table:table-cell office:value-type="float" office:value="3968907631" calcext:value-type="float">
            <text:p>3968907631</text:p>
          </table:table-cell>
          <table:table-cell office:value-type="float" office:value="10.30667" calcext:value-type="float">
            <text:p>10.30667</text:p>
          </table:table-cell>
          <table:table-cell office:value-type="float" office:value="10.31" calcext:value-type="float">
            <text:p>10.31</text:p>
          </table:table-cell>
          <table:table-cell office:value-type="float" office:value="24596" calcext:value-type="float">
            <text:p>24596</text:p>
          </table:table-cell>
          <table:table-cell office:value-type="float" office:value="3968907631" calcext:value-type="float">
            <text:p>3968907631</text:p>
          </table:table-cell>
          <table:table-cell table:formula="of:=[.F907]&gt;[.B9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25-s266680480c78916401.ukp</text:p>
          </table:table-cell>
          <table:table-cell office:value-type="float" office:value="5.37333" calcext:value-type="float">
            <text:p>5.37333</text:p>
          </table:table-cell>
          <table:table-cell office:value-type="float" office:value="5.37" calcext:value-type="float">
            <text:p>5.37</text:p>
          </table:table-cell>
          <table:table-cell office:value-type="float" office:value="30320" calcext:value-type="float">
            <text:p>30320</text:p>
          </table:table-cell>
          <table:table-cell office:value-type="float" office:value="7970371906" calcext:value-type="float">
            <text:p>7970371906</text:p>
          </table:table-cell>
          <table:table-cell office:value-type="float" office:value="10.32" calcext:value-type="float">
            <text:p>10.32</text:p>
          </table:table-cell>
          <table:table-cell office:value-type="float" office:value="10.31" calcext:value-type="float">
            <text:p>10.31</text:p>
          </table:table-cell>
          <table:table-cell office:value-type="float" office:value="31984" calcext:value-type="float">
            <text:p>31984</text:p>
          </table:table-cell>
          <table:table-cell office:value-type="float" office:value="7970371906" calcext:value-type="float">
            <text:p>7970371906</text:p>
          </table:table-cell>
          <table:table-cell table:formula="of:=[.F908]&gt;[.B9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66-s358801221c32638555.ukp</text:p>
          </table:table-cell>
          <table:table-cell table:number-columns-repeated="2" office:value-type="float" office:value="9.82" calcext:value-type="float">
            <text:p>9.82</text:p>
          </table:table-cell>
          <table:table-cell office:value-type="float" office:value="30208" calcext:value-type="float">
            <text:p>30208</text:p>
          </table:table-cell>
          <table:table-cell office:value-type="float" office:value="3281768092" calcext:value-type="float">
            <text:p>3281768092</text:p>
          </table:table-cell>
          <table:table-cell office:value-type="float" office:value="10.33333" calcext:value-type="float">
            <text:p>10.33333</text:p>
          </table:table-cell>
          <table:table-cell office:value-type="float" office:value="10.34" calcext:value-type="float">
            <text:p>10.34</text:p>
          </table:table-cell>
          <table:table-cell office:value-type="float" office:value="28244" calcext:value-type="float">
            <text:p>28244</text:p>
          </table:table-cell>
          <table:table-cell office:value-type="float" office:value="3281768092" calcext:value-type="float">
            <text:p>3281768092</text:p>
          </table:table-cell>
          <table:table-cell table:formula="of:=[.F909]&gt;[.B9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25-s180680115c81991499.ukp</text:p>
          </table:table-cell>
          <table:table-cell office:value-type="float" office:value="5.78" calcext:value-type="float">
            <text:p>5.78</text:p>
          </table:table-cell>
          <table:table-cell office:value-type="float" office:value="5.79" calcext:value-type="float">
            <text:p>5.79</text:p>
          </table:table-cell>
          <table:table-cell office:value-type="float" office:value="32608" calcext:value-type="float">
            <text:p>32608</text:p>
          </table:table-cell>
          <table:table-cell office:value-type="float" office:value="8282089036" calcext:value-type="float">
            <text:p>8282089036</text:p>
          </table:table-cell>
          <table:table-cell office:value-type="float" office:value="10.33333" calcext:value-type="float">
            <text:p>10.33333</text:p>
          </table:table-cell>
          <table:table-cell office:value-type="float" office:value="10.34" calcext:value-type="float">
            <text:p>10.34</text:p>
          </table:table-cell>
          <table:table-cell office:value-type="float" office:value="35356" calcext:value-type="float">
            <text:p>35356</text:p>
          </table:table-cell>
          <table:table-cell office:value-type="float" office:value="8282089036" calcext:value-type="float">
            <text:p>8282089036</text:p>
          </table:table-cell>
          <table:table-cell table:formula="of:=[.F910]&gt;[.B9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17-s620046486c56263099.ukp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5944" calcext:value-type="float">
            <text:p>15944</text:p>
          </table:table-cell>
          <table:table-cell office:value-type="float" office:value="5697366413" calcext:value-type="float">
            <text:p>5697366413</text:p>
          </table:table-cell>
          <table:table-cell office:value-type="float" office:value="10.33666" calcext:value-type="float">
            <text:p>10.33666</text:p>
          </table:table-cell>
          <table:table-cell office:value-type="float" office:value="10.35" calcext:value-type="float">
            <text:p>10.35</text:p>
          </table:table-cell>
          <table:table-cell office:value-type="float" office:value="41012" calcext:value-type="float">
            <text:p>41012</text:p>
          </table:table-cell>
          <table:table-cell office:value-type="float" office:value="5697366413" calcext:value-type="float">
            <text:p>5697366413</text:p>
          </table:table-cell>
          <table:table-cell table:formula="of:=[.F911]&gt;[.B9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83-s334933134c82045239.ukp</text:p>
          </table:table-cell>
          <table:table-cell office:value-type="float" office:value="5.24" calcext:value-type="float">
            <text:p>5.24</text:p>
          </table:table-cell>
          <table:table-cell office:value-type="float" office:value="5.25" calcext:value-type="float">
            <text:p>5.25</text:p>
          </table:table-cell>
          <table:table-cell office:value-type="float" office:value="54296" calcext:value-type="float">
            <text:p>54296</text:p>
          </table:table-cell>
          <table:table-cell office:value-type="float" office:value="8291656680" calcext:value-type="float">
            <text:p>8291656680</text:p>
          </table:table-cell>
          <table:table-cell table:number-columns-repeated="2" office:value-type="float" office:value="10.36" calcext:value-type="float">
            <text:p>10.36</text:p>
          </table:table-cell>
          <table:table-cell office:value-type="float" office:value="64820" calcext:value-type="float">
            <text:p>64820</text:p>
          </table:table-cell>
          <table:table-cell office:value-type="float" office:value="8291656680" calcext:value-type="float">
            <text:p>8291656680</text:p>
          </table:table-cell>
          <table:table-cell table:formula="of:=[.F912]&gt;[.B9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37-s301795704c72856050.ukp</text:p>
          </table:table-cell>
          <table:table-cell office:value-type="float" office:value="8.23333" calcext:value-type="float">
            <text:p>8.23333</text:p>
          </table:table-cell>
          <table:table-cell office:value-type="float" office:value="8.24" calcext:value-type="float">
            <text:p>8.24</text:p>
          </table:table-cell>
          <table:table-cell office:value-type="float" office:value="35332" calcext:value-type="float">
            <text:p>35332</text:p>
          </table:table-cell>
          <table:table-cell office:value-type="float" office:value="7356823878" calcext:value-type="float">
            <text:p>7356823878</text:p>
          </table:table-cell>
          <table:table-cell office:value-type="float" office:value="10.38" calcext:value-type="float">
            <text:p>10.38</text:p>
          </table:table-cell>
          <table:table-cell office:value-type="float" office:value="10.39" calcext:value-type="float">
            <text:p>10.39</text:p>
          </table:table-cell>
          <table:table-cell office:value-type="float" office:value="40256" calcext:value-type="float">
            <text:p>40256</text:p>
          </table:table-cell>
          <table:table-cell office:value-type="float" office:value="7356823878" calcext:value-type="float">
            <text:p>7356823878</text:p>
          </table:table-cell>
          <table:table-cell table:formula="of:=[.F913]&gt;[.B9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14-s232256585c61205659.ukp</text:p>
          </table:table-cell>
          <table:table-cell office:value-type="float" office:value="0.72333" calcext:value-type="float">
            <text:p>0.72333</text:p>
          </table:table-cell>
          <table:table-cell office:value-type="float" office:value="0.73" calcext:value-type="float">
            <text:p>0.73</text:p>
          </table:table-cell>
          <table:table-cell office:value-type="float" office:value="18020" calcext:value-type="float">
            <text:p>18020</text:p>
          </table:table-cell>
          <table:table-cell office:value-type="float" office:value="6191849177" calcext:value-type="float">
            <text:p>6191849177</text:p>
          </table:table-cell>
          <table:table-cell table:number-columns-repeated="2" office:value-type="float" office:value="10.39" calcext:value-type="float">
            <text:p>10.39</text:p>
          </table:table-cell>
          <table:table-cell office:value-type="float" office:value="26440" calcext:value-type="float">
            <text:p>26440</text:p>
          </table:table-cell>
          <table:table-cell office:value-type="float" office:value="6191849177" calcext:value-type="float">
            <text:p>6191849177</text:p>
          </table:table-cell>
          <table:table-cell table:formula="of:=[.F914]&gt;[.B9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51-s268449167c89185377.ukp</text:p>
          </table:table-cell>
          <table:table-cell office:value-type="float" office:value="3.81" calcext:value-type="float">
            <text:p>3.81</text:p>
          </table:table-cell>
          <table:table-cell office:value-type="float" office:value="3.83" calcext:value-type="float">
            <text:p>3.83</text:p>
          </table:table-cell>
          <table:table-cell office:value-type="float" office:value="29372" calcext:value-type="float">
            <text:p>29372</text:p>
          </table:table-cell>
          <table:table-cell office:value-type="float" office:value="9014162162" calcext:value-type="float">
            <text:p>9014162162</text:p>
          </table:table-cell>
          <table:table-cell office:value-type="float" office:value="10.39" calcext:value-type="float">
            <text:p>10.39</text:p>
          </table:table-cell>
          <table:table-cell office:value-type="float" office:value="10.4" calcext:value-type="float">
            <text:p>10.4</text:p>
          </table:table-cell>
          <table:table-cell office:value-type="float" office:value="38928" calcext:value-type="float">
            <text:p>38928</text:p>
          </table:table-cell>
          <table:table-cell office:value-type="float" office:value="9014162162" calcext:value-type="float">
            <text:p>9014162162</text:p>
          </table:table-cell>
          <table:table-cell table:formula="of:=[.F915]&gt;[.B9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92-s927015049c49615641.ukp</text:p>
          </table:table-cell>
          <table:table-cell office:value-type="float" office:value="4.65333" calcext:value-type="float">
            <text:p>4.65333</text:p>
          </table:table-cell>
          <table:table-cell office:value-type="float" office:value="4.66" calcext:value-type="float">
            <text:p>4.66</text:p>
          </table:table-cell>
          <table:table-cell office:value-type="float" office:value="31912" calcext:value-type="float">
            <text:p>31912</text:p>
          </table:table-cell>
          <table:table-cell office:value-type="float" office:value="5004576977" calcext:value-type="float">
            <text:p>5004576977</text:p>
          </table:table-cell>
          <table:table-cell office:value-type="float" office:value="10.39667" calcext:value-type="float">
            <text:p>10.39667</text:p>
          </table:table-cell>
          <table:table-cell office:value-type="float" office:value="10.4" calcext:value-type="float">
            <text:p>10.4</text:p>
          </table:table-cell>
          <table:table-cell office:value-type="float" office:value="35296" calcext:value-type="float">
            <text:p>35296</text:p>
          </table:table-cell>
          <table:table-cell office:value-type="float" office:value="5004576977" calcext:value-type="float">
            <text:p>5004576977</text:p>
          </table:table-cell>
          <table:table-cell table:formula="of:=[.F916]&gt;[.B9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00-s726001211c50458012.ukp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2728" calcext:value-type="float">
            <text:p>12728</text:p>
          </table:table-cell>
          <table:table-cell office:value-type="float" office:value="5111241552" calcext:value-type="float">
            <text:p>5111241552</text:p>
          </table:table-cell>
          <table:table-cell office:value-type="float" office:value="10.41" calcext:value-type="float">
            <text:p>10.41</text:p>
          </table:table-cell>
          <table:table-cell office:value-type="float" office:value="10.42" calcext:value-type="float">
            <text:p>10.42</text:p>
          </table:table-cell>
          <table:table-cell office:value-type="float" office:value="59192" calcext:value-type="float">
            <text:p>59192</text:p>
          </table:table-cell>
          <table:table-cell office:value-type="float" office:value="5111241552" calcext:value-type="float">
            <text:p>5111241552</text:p>
          </table:table-cell>
          <table:table-cell table:formula="of:=[.F917]&gt;[.B9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12-s329959058c46495603.ukp</text:p>
          </table:table-cell>
          <table:table-cell office:value-type="float" office:value="1.13667" calcext:value-type="float">
            <text:p>1.13667</text:p>
          </table:table-cell>
          <table:table-cell office:value-type="float" office:value="1.15" calcext:value-type="float">
            <text:p>1.15</text:p>
          </table:table-cell>
          <table:table-cell office:value-type="float" office:value="19756" calcext:value-type="float">
            <text:p>19756</text:p>
          </table:table-cell>
          <table:table-cell office:value-type="float" office:value="4700673976" calcext:value-type="float">
            <text:p>4700673976</text:p>
          </table:table-cell>
          <table:table-cell office:value-type="float" office:value="10.42666" calcext:value-type="float">
            <text:p>10.42666</text:p>
          </table:table-cell>
          <table:table-cell office:value-type="float" office:value="10.44" calcext:value-type="float">
            <text:p>10.44</text:p>
          </table:table-cell>
          <table:table-cell office:value-type="float" office:value="41100" calcext:value-type="float">
            <text:p>41100</text:p>
          </table:table-cell>
          <table:table-cell office:value-type="float" office:value="4700673976" calcext:value-type="float">
            <text:p>4700673976</text:p>
          </table:table-cell>
          <table:table-cell table:formula="of:=[.F918]&gt;[.B9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39-s462789496c82157453.ukp</text:p>
          </table:table-cell>
          <table:table-cell table:number-columns-repeated="2" office:value-type="float" office:value="9.18" calcext:value-type="float">
            <text:p>9.18</text:p>
          </table:table-cell>
          <table:table-cell office:value-type="float" office:value="47468" calcext:value-type="float">
            <text:p>47468</text:p>
          </table:table-cell>
          <table:table-cell office:value-type="float" office:value="8304684316" calcext:value-type="float">
            <text:p>8304684316</text:p>
          </table:table-cell>
          <table:table-cell table:number-columns-repeated="2" office:value-type="float" office:value="10.44" calcext:value-type="float">
            <text:p>10.44</text:p>
          </table:table-cell>
          <table:table-cell office:value-type="float" office:value="49304" calcext:value-type="float">
            <text:p>49304</text:p>
          </table:table-cell>
          <table:table-cell office:value-type="float" office:value="8304684316" calcext:value-type="float">
            <text:p>8304684316</text:p>
          </table:table-cell>
          <table:table-cell table:formula="of:=[.F919]&gt;[.B9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81-s349395051c86476214.ukp</text:p>
          </table:table-cell>
          <table:table-cell office:value-type="float" office:value="0.67333" calcext:value-type="float">
            <text:p>0.67333</text:p>
          </table:table-cell>
          <table:table-cell office:value-type="float" office:value="0.68" calcext:value-type="float">
            <text:p>0.68</text:p>
          </table:table-cell>
          <table:table-cell office:value-type="float" office:value="19248" calcext:value-type="float">
            <text:p>19248</text:p>
          </table:table-cell>
          <table:table-cell office:value-type="float" office:value="8758679152" calcext:value-type="float">
            <text:p>8758679152</text:p>
          </table:table-cell>
          <table:table-cell office:value-type="float" office:value="10.44" calcext:value-type="float">
            <text:p>10.44</text:p>
          </table:table-cell>
          <table:table-cell office:value-type="float" office:value="10.45" calcext:value-type="float">
            <text:p>10.45</text:p>
          </table:table-cell>
          <table:table-cell office:value-type="float" office:value="56812" calcext:value-type="float">
            <text:p>56812</text:p>
          </table:table-cell>
          <table:table-cell office:value-type="float" office:value="8758679152" calcext:value-type="float">
            <text:p>8758679152</text:p>
          </table:table-cell>
          <table:table-cell table:formula="of:=[.F920]&gt;[.B9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30-s213005048c57131242.ukp</text:p>
          </table:table-cell>
          <table:table-cell table:number-columns-repeated="2" office:value-type="float" office:value="5.64" calcext:value-type="float">
            <text:p>5.64</text:p>
          </table:table-cell>
          <table:table-cell office:value-type="float" office:value="56184" calcext:value-type="float">
            <text:p>56184</text:p>
          </table:table-cell>
          <table:table-cell office:value-type="float" office:value="5777747922" calcext:value-type="float">
            <text:p>5777747922</text:p>
          </table:table-cell>
          <table:table-cell office:value-type="float" office:value="10.45" calcext:value-type="float">
            <text:p>10.45</text:p>
          </table:table-cell>
          <table:table-cell office:value-type="float" office:value="10.46" calcext:value-type="float">
            <text:p>10.46</text:p>
          </table:table-cell>
          <table:table-cell office:value-type="float" office:value="58332" calcext:value-type="float">
            <text:p>58332</text:p>
          </table:table-cell>
          <table:table-cell office:value-type="float" office:value="5777747922" calcext:value-type="float">
            <text:p>5777747922</text:p>
          </table:table-cell>
          <table:table-cell table:formula="of:=[.F921]&gt;[.B9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16-s79856705c10374469.ukp</text:p>
          </table:table-cell>
          <table:table-cell office:value-type="float" office:value="3.24333" calcext:value-type="float">
            <text:p>3.24333</text:p>
          </table:table-cell>
          <table:table-cell office:value-type="float" office:value="3.25" calcext:value-type="float">
            <text:p>3.25</text:p>
          </table:table-cell>
          <table:table-cell office:value-type="float" office:value="12260" calcext:value-type="float">
            <text:p>12260</text:p>
          </table:table-cell>
          <table:table-cell office:value-type="float" office:value="1030997687" calcext:value-type="float">
            <text:p>1030997687</text:p>
          </table:table-cell>
          <table:table-cell office:value-type="float" office:value="10.48667" calcext:value-type="float">
            <text:p>10.48667</text:p>
          </table:table-cell>
          <table:table-cell office:value-type="float" office:value="10.49" calcext:value-type="float">
            <text:p>10.49</text:p>
          </table:table-cell>
          <table:table-cell office:value-type="float" office:value="15600" calcext:value-type="float">
            <text:p>15600</text:p>
          </table:table-cell>
          <table:table-cell office:value-type="float" office:value="1030997687" calcext:value-type="float">
            <text:p>1030997687</text:p>
          </table:table-cell>
          <table:table-cell table:formula="of:=[.F922]&gt;[.B9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29-s620558410c77743926.ukp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14352" calcext:value-type="float">
            <text:p>14352</text:p>
          </table:table-cell>
          <table:table-cell office:value-type="float" office:value="7875000034" calcext:value-type="float">
            <text:p>7875000034</text:p>
          </table:table-cell>
          <table:table-cell office:value-type="float" office:value="10.50333" calcext:value-type="float">
            <text:p>10.50333</text:p>
          </table:table-cell>
          <table:table-cell office:value-type="float" office:value="10.51" calcext:value-type="float">
            <text:p>10.51</text:p>
          </table:table-cell>
          <table:table-cell office:value-type="float" office:value="40020" calcext:value-type="float">
            <text:p>40020</text:p>
          </table:table-cell>
          <table:table-cell office:value-type="float" office:value="7875000034" calcext:value-type="float">
            <text:p>7875000034</text:p>
          </table:table-cell>
          <table:table-cell table:formula="of:=[.F923]&gt;[.B9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84-s313927832c63594575.ukp</text:p>
          </table:table-cell>
          <table:table-cell office:value-type="float" office:value="3.50667" calcext:value-type="float">
            <text:p>3.50667</text:p>
          </table:table-cell>
          <table:table-cell office:value-type="float" office:value="3.51" calcext:value-type="float">
            <text:p>3.51</text:p>
          </table:table-cell>
          <table:table-cell office:value-type="float" office:value="38540" calcext:value-type="float">
            <text:p>38540</text:p>
          </table:table-cell>
          <table:table-cell office:value-type="float" office:value="6425550204" calcext:value-type="float">
            <text:p>6425550204</text:p>
          </table:table-cell>
          <table:table-cell office:value-type="float" office:value="10.53667" calcext:value-type="float">
            <text:p>10.53667</text:p>
          </table:table-cell>
          <table:table-cell office:value-type="float" office:value="10.54" calcext:value-type="float">
            <text:p>10.54</text:p>
          </table:table-cell>
          <table:table-cell office:value-type="float" office:value="51880" calcext:value-type="float">
            <text:p>51880</text:p>
          </table:table-cell>
          <table:table-cell office:value-type="float" office:value="6425550204" calcext:value-type="float">
            <text:p>6425550204</text:p>
          </table:table-cell>
          <table:table-cell table:formula="of:=[.F924]&gt;[.B9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75-s720039518c60626353.ukp</text:p>
          </table:table-cell>
          <table:table-cell office:value-type="float" office:value="4.33333" calcext:value-type="float">
            <text:p>4.33333</text:p>
          </table:table-cell>
          <table:table-cell office:value-type="float" office:value="4.34" calcext:value-type="float">
            <text:p>4.34</text:p>
          </table:table-cell>
          <table:table-cell office:value-type="float" office:value="45820" calcext:value-type="float">
            <text:p>45820</text:p>
          </table:table-cell>
          <table:table-cell office:value-type="float" office:value="6119995876" calcext:value-type="float">
            <text:p>6119995876</text:p>
          </table:table-cell>
          <table:table-cell office:value-type="float" office:value="10.55333" calcext:value-type="float">
            <text:p>10.55333</text:p>
          </table:table-cell>
          <table:table-cell office:value-type="float" office:value="10.55" calcext:value-type="float">
            <text:p>10.55</text:p>
          </table:table-cell>
          <table:table-cell office:value-type="float" office:value="51636" calcext:value-type="float">
            <text:p>51636</text:p>
          </table:table-cell>
          <table:table-cell office:value-type="float" office:value="6119995876" calcext:value-type="float">
            <text:p>6119995876</text:p>
          </table:table-cell>
          <table:table-cell table:formula="of:=[.F925]&gt;[.B9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55-s760758831c65303731.ukp</text:p>
          </table:table-cell>
          <table:table-cell office:value-type="float" office:value="2.03333" calcext:value-type="float">
            <text:p>2.03333</text:p>
          </table:table-cell>
          <table:table-cell office:value-type="float" office:value="2.04" calcext:value-type="float">
            <text:p>2.04</text:p>
          </table:table-cell>
          <table:table-cell office:value-type="float" office:value="22788" calcext:value-type="float">
            <text:p>22788</text:p>
          </table:table-cell>
          <table:table-cell office:value-type="float" office:value="6608804180" calcext:value-type="float">
            <text:p>6608804180</text:p>
          </table:table-cell>
          <table:table-cell office:value-type="float" office:value="10.55667" calcext:value-type="float">
            <text:p>10.55667</text:p>
          </table:table-cell>
          <table:table-cell office:value-type="float" office:value="10.57" calcext:value-type="float">
            <text:p>10.57</text:p>
          </table:table-cell>
          <table:table-cell office:value-type="float" office:value="44504" calcext:value-type="float">
            <text:p>44504</text:p>
          </table:table-cell>
          <table:table-cell office:value-type="float" office:value="6608804180" calcext:value-type="float">
            <text:p>6608804180</text:p>
          </table:table-cell>
          <table:table-cell table:formula="of:=[.F926]&gt;[.B9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29-s430465835c39146777.ukp</text:p>
          </table:table-cell>
          <table:table-cell office:value-type="float" office:value="0.57333" calcext:value-type="float">
            <text:p>0.57333</text:p>
          </table:table-cell>
          <table:table-cell office:value-type="float" office:value="0.57" calcext:value-type="float">
            <text:p>0.57</text:p>
          </table:table-cell>
          <table:table-cell office:value-type="float" office:value="13384" calcext:value-type="float">
            <text:p>13384</text:p>
          </table:table-cell>
          <table:table-cell office:value-type="float" office:value="3963112954" calcext:value-type="float">
            <text:p>3963112954</text:p>
          </table:table-cell>
          <table:table-cell office:value-type="float" office:value="10.58333" calcext:value-type="float">
            <text:p>10.58333</text:p>
          </table:table-cell>
          <table:table-cell office:value-type="float" office:value="10.59" calcext:value-type="float">
            <text:p>10.59</text:p>
          </table:table-cell>
          <table:table-cell office:value-type="float" office:value="29528" calcext:value-type="float">
            <text:p>29528</text:p>
          </table:table-cell>
          <table:table-cell office:value-type="float" office:value="3963112954" calcext:value-type="float">
            <text:p>3963112954</text:p>
          </table:table-cell>
          <table:table-cell table:formula="of:=[.F927]&gt;[.B9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43-s730267981c37587582.ukp</text:p>
          </table:table-cell>
          <table:table-cell office:value-type="float" office:value="5.29333" calcext:value-type="float">
            <text:p>5.29333</text:p>
          </table:table-cell>
          <table:table-cell office:value-type="float" office:value="5.3" calcext:value-type="float">
            <text:p>5.3</text:p>
          </table:table-cell>
          <table:table-cell office:value-type="float" office:value="35204" calcext:value-type="float">
            <text:p>35204</text:p>
          </table:table-cell>
          <table:table-cell office:value-type="float" office:value="3785267821" calcext:value-type="float">
            <text:p>3785267821</text:p>
          </table:table-cell>
          <table:table-cell office:value-type="float" office:value="10.58666" calcext:value-type="float">
            <text:p>10.58666</text:p>
          </table:table-cell>
          <table:table-cell office:value-type="float" office:value="10.59" calcext:value-type="float">
            <text:p>10.59</text:p>
          </table:table-cell>
          <table:table-cell office:value-type="float" office:value="38948" calcext:value-type="float">
            <text:p>38948</text:p>
          </table:table-cell>
          <table:table-cell office:value-type="float" office:value="3785267821" calcext:value-type="float">
            <text:p>3785267821</text:p>
          </table:table-cell>
          <table:table-cell table:formula="of:=[.F928]&gt;[.B9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13-s713186253c74480053.ukp</text:p>
          </table:table-cell>
          <table:table-cell office:value-type="float" office:value="0.39333" calcext:value-type="float">
            <text:p>0.39333</text:p>
          </table:table-cell>
          <table:table-cell office:value-type="float" office:value="0.39" calcext:value-type="float">
            <text:p>0.39</text:p>
          </table:table-cell>
          <table:table-cell office:value-type="float" office:value="18140" calcext:value-type="float">
            <text:p>18140</text:p>
          </table:table-cell>
          <table:table-cell office:value-type="float" office:value="7541984502" calcext:value-type="float">
            <text:p>7541984502</text:p>
          </table:table-cell>
          <table:table-cell office:value-type="float" office:value="10.60667" calcext:value-type="float">
            <text:p>10.60667</text:p>
          </table:table-cell>
          <table:table-cell office:value-type="float" office:value="10.61" calcext:value-type="float">
            <text:p>10.61</text:p>
          </table:table-cell>
          <table:table-cell office:value-type="float" office:value="39128" calcext:value-type="float">
            <text:p>39128</text:p>
          </table:table-cell>
          <table:table-cell office:value-type="float" office:value="7541984502" calcext:value-type="float">
            <text:p>7541984502</text:p>
          </table:table-cell>
          <table:table-cell table:formula="of:=[.F929]&gt;[.B9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15-s375173258c63376904.ukp</text:p>
          </table:table-cell>
          <table:table-cell office:value-type="float" office:value="0.46333" calcext:value-type="float">
            <text:p>0.46333</text:p>
          </table:table-cell>
          <table:table-cell office:value-type="float" office:value="0.47" calcext:value-type="float">
            <text:p>0.47</text:p>
          </table:table-cell>
          <table:table-cell office:value-type="float" office:value="14920" calcext:value-type="float">
            <text:p>14920</text:p>
          </table:table-cell>
          <table:table-cell office:value-type="float" office:value="6410717377" calcext:value-type="float">
            <text:p>6410717377</text:p>
          </table:table-cell>
          <table:table-cell table:number-columns-repeated="2" office:value-type="float" office:value="10.61" calcext:value-type="float">
            <text:p>10.61</text:p>
          </table:table-cell>
          <table:table-cell office:value-type="float" office:value="22964" calcext:value-type="float">
            <text:p>22964</text:p>
          </table:table-cell>
          <table:table-cell office:value-type="float" office:value="6410717377" calcext:value-type="float">
            <text:p>6410717377</text:p>
          </table:table-cell>
          <table:table-cell table:formula="of:=[.F930]&gt;[.B9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09-s463136216c75456123.ukp</text:p>
          </table:table-cell>
          <table:table-cell office:value-type="float" office:value="3.81667" calcext:value-type="float">
            <text:p>3.81667</text:p>
          </table:table-cell>
          <table:table-cell office:value-type="float" office:value="3.83" calcext:value-type="float">
            <text:p>3.83</text:p>
          </table:table-cell>
          <table:table-cell office:value-type="float" office:value="30428" calcext:value-type="float">
            <text:p>30428</text:p>
          </table:table-cell>
          <table:table-cell office:value-type="float" office:value="7641393834" calcext:value-type="float">
            <text:p>7641393834</text:p>
          </table:table-cell>
          <table:table-cell office:value-type="float" office:value="10.61667" calcext:value-type="float">
            <text:p>10.61667</text:p>
          </table:table-cell>
          <table:table-cell office:value-type="float" office:value="10.63" calcext:value-type="float">
            <text:p>10.63</text:p>
          </table:table-cell>
          <table:table-cell office:value-type="float" office:value="37136" calcext:value-type="float">
            <text:p>37136</text:p>
          </table:table-cell>
          <table:table-cell office:value-type="float" office:value="7641393834" calcext:value-type="float">
            <text:p>7641393834</text:p>
          </table:table-cell>
          <table:table-cell table:formula="of:=[.F931]&gt;[.B9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39-s390142488c37551242.ukp</text:p>
          </table:table-cell>
          <table:table-cell office:value-type="float" office:value="2.54667" calcext:value-type="float">
            <text:p>2.54667</text:p>
          </table:table-cell>
          <table:table-cell office:value-type="float" office:value="2.56" calcext:value-type="float">
            <text:p>2.56</text:p>
          </table:table-cell>
          <table:table-cell office:value-type="float" office:value="21012" calcext:value-type="float">
            <text:p>21012</text:p>
          </table:table-cell>
          <table:table-cell office:value-type="float" office:value="3786951975" calcext:value-type="float">
            <text:p>3786951975</text:p>
          </table:table-cell>
          <table:table-cell table:number-columns-repeated="2" office:value-type="float" office:value="10.62" calcext:value-type="float">
            <text:p>10.62</text:p>
          </table:table-cell>
          <table:table-cell office:value-type="float" office:value="25740" calcext:value-type="float">
            <text:p>25740</text:p>
          </table:table-cell>
          <table:table-cell office:value-type="float" office:value="3786951975" calcext:value-type="float">
            <text:p>3786951975</text:p>
          </table:table-cell>
          <table:table-cell table:formula="of:=[.F932]&gt;[.B9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45-s40353095c94609986.ukp</text:p>
          </table:table-cell>
          <table:table-cell office:value-type="float" office:value="2.29667" calcext:value-type="float">
            <text:p>2.29667</text:p>
          </table:table-cell>
          <table:table-cell office:value-type="float" office:value="2.3" calcext:value-type="float">
            <text:p>2.3</text:p>
          </table:table-cell>
          <table:table-cell office:value-type="float" office:value="46192" calcext:value-type="float">
            <text:p>46192</text:p>
          </table:table-cell>
          <table:table-cell office:value-type="float" office:value="9570265306" calcext:value-type="float">
            <text:p>9570265306</text:p>
          </table:table-cell>
          <table:table-cell office:value-type="float" office:value="10.62" calcext:value-type="float">
            <text:p>10.62</text:p>
          </table:table-cell>
          <table:table-cell office:value-type="float" office:value="10.64" calcext:value-type="float">
            <text:p>10.64</text:p>
          </table:table-cell>
          <table:table-cell office:value-type="float" office:value="60052" calcext:value-type="float">
            <text:p>60052</text:p>
          </table:table-cell>
          <table:table-cell office:value-type="float" office:value="9570265306" calcext:value-type="float">
            <text:p>9570265306</text:p>
          </table:table-cell>
          <table:table-cell table:formula="of:=[.F933]&gt;[.B9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76-s437409015c87539808.ukp</text:p>
          </table:table-cell>
          <table:table-cell office:value-type="float" office:value="4.79333" calcext:value-type="float">
            <text:p>4.79333</text:p>
          </table:table-cell>
          <table:table-cell office:value-type="float" office:value="4.8" calcext:value-type="float">
            <text:p>4.8</text:p>
          </table:table-cell>
          <table:table-cell office:value-type="float" office:value="43328" calcext:value-type="float">
            <text:p>43328</text:p>
          </table:table-cell>
          <table:table-cell office:value-type="float" office:value="8850069868" calcext:value-type="float">
            <text:p>8850069868</text:p>
          </table:table-cell>
          <table:table-cell office:value-type="float" office:value="10.63" calcext:value-type="float">
            <text:p>10.63</text:p>
          </table:table-cell>
          <table:table-cell office:value-type="float" office:value="10.65" calcext:value-type="float">
            <text:p>10.65</text:p>
          </table:table-cell>
          <table:table-cell office:value-type="float" office:value="52324" calcext:value-type="float">
            <text:p>52324</text:p>
          </table:table-cell>
          <table:table-cell office:value-type="float" office:value="8850069868" calcext:value-type="float">
            <text:p>8850069868</text:p>
          </table:table-cell>
          <table:table-cell table:formula="of:=[.F934]&gt;[.B9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8-s575639252c63036883.ukp</text:p>
          </table:table-cell>
          <table:table-cell office:value-type="float" office:value="5.60667" calcext:value-type="float">
            <text:p>5.60667</text:p>
          </table:table-cell>
          <table:table-cell office:value-type="float" office:value="5.61" calcext:value-type="float">
            <text:p>5.61</text:p>
          </table:table-cell>
          <table:table-cell office:value-type="float" office:value="38228" calcext:value-type="float">
            <text:p>38228</text:p>
          </table:table-cell>
          <table:table-cell office:value-type="float" office:value="6363488798" calcext:value-type="float">
            <text:p>6363488798</text:p>
          </table:table-cell>
          <table:table-cell office:value-type="float" office:value="10.64" calcext:value-type="float">
            <text:p>10.64</text:p>
          </table:table-cell>
          <table:table-cell office:value-type="float" office:value="10.65" calcext:value-type="float">
            <text:p>10.65</text:p>
          </table:table-cell>
          <table:table-cell office:value-type="float" office:value="41040" calcext:value-type="float">
            <text:p>41040</text:p>
          </table:table-cell>
          <table:table-cell office:value-type="float" office:value="6363488798" calcext:value-type="float">
            <text:p>6363488798</text:p>
          </table:table-cell>
          <table:table-cell table:formula="of:=[.F935]&gt;[.B9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37-s789959996c42443650.ukp</text:p>
          </table:table-cell>
          <table:table-cell office:value-type="float" office:value="3.02" calcext:value-type="float">
            <text:p>3.02</text:p>
          </table:table-cell>
          <table:table-cell office:value-type="float" office:value="3.03" calcext:value-type="float">
            <text:p>3.03</text:p>
          </table:table-cell>
          <table:table-cell office:value-type="float" office:value="19184" calcext:value-type="float">
            <text:p>19184</text:p>
          </table:table-cell>
          <table:table-cell office:value-type="float" office:value="4280131041" calcext:value-type="float">
            <text:p>4280131041</text:p>
          </table:table-cell>
          <table:table-cell office:value-type="float" office:value="10.64667" calcext:value-type="float">
            <text:p>10.64667</text:p>
          </table:table-cell>
          <table:table-cell office:value-type="float" office:value="10.64" calcext:value-type="float">
            <text:p>10.64</text:p>
          </table:table-cell>
          <table:table-cell office:value-type="float" office:value="23376" calcext:value-type="float">
            <text:p>23376</text:p>
          </table:table-cell>
          <table:table-cell office:value-type="float" office:value="4280131041" calcext:value-type="float">
            <text:p>4280131041</text:p>
          </table:table-cell>
          <table:table-cell table:formula="of:=[.F936]&gt;[.B9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2-s434860255c92425089.ukp</text:p>
          </table:table-cell>
          <table:table-cell office:value-type="float" office:value="0.96333" calcext:value-type="float">
            <text:p>0.96333</text:p>
          </table:table-cell>
          <table:table-cell office:value-type="float" office:value="0.97" calcext:value-type="float">
            <text:p>0.97</text:p>
          </table:table-cell>
          <table:table-cell office:value-type="float" office:value="31156" calcext:value-type="float">
            <text:p>31156</text:p>
          </table:table-cell>
          <table:table-cell office:value-type="float" office:value="9358930559" calcext:value-type="float">
            <text:p>9358930559</text:p>
          </table:table-cell>
          <table:table-cell office:value-type="float" office:value="10.70666" calcext:value-type="float">
            <text:p>10.70666</text:p>
          </table:table-cell>
          <table:table-cell office:value-type="float" office:value="10.73" calcext:value-type="float">
            <text:p>10.73</text:p>
          </table:table-cell>
          <table:table-cell office:value-type="float" office:value="85712" calcext:value-type="float">
            <text:p>85712</text:p>
          </table:table-cell>
          <table:table-cell office:value-type="float" office:value="9358930559" calcext:value-type="float">
            <text:p>9358930559</text:p>
          </table:table-cell>
          <table:table-cell table:formula="of:=[.F937]&gt;[.B9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77-s12157337c46470724.ukp</text:p>
          </table:table-cell>
          <table:table-cell table:number-columns-repeated="2" office:value-type="float" office:value="1.12" calcext:value-type="float">
            <text:p>1.12</text:p>
          </table:table-cell>
          <table:table-cell office:value-type="float" office:value="13524" calcext:value-type="float">
            <text:p>13524</text:p>
          </table:table-cell>
          <table:table-cell office:value-type="float" office:value="4696569083" calcext:value-type="float">
            <text:p>4696569083</text:p>
          </table:table-cell>
          <table:table-cell table:number-columns-repeated="2" office:value-type="float" office:value="10.74" calcext:value-type="float">
            <text:p>10.74</text:p>
          </table:table-cell>
          <table:table-cell office:value-type="float" office:value="28516" calcext:value-type="float">
            <text:p>28516</text:p>
          </table:table-cell>
          <table:table-cell office:value-type="float" office:value="4696569083" calcext:value-type="float">
            <text:p>4696569083</text:p>
          </table:table-cell>
          <table:table-cell table:formula="of:=[.F938]&gt;[.B9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90-s709804088c32729394.ukp</text:p>
          </table:table-cell>
          <table:table-cell office:value-type="float" office:value="8.18666" calcext:value-type="float">
            <text:p>8.18666</text:p>
          </table:table-cell>
          <table:table-cell office:value-type="float" office:value="8.19" calcext:value-type="float">
            <text:p>8.19</text:p>
          </table:table-cell>
          <table:table-cell office:value-type="float" office:value="43412" calcext:value-type="float">
            <text:p>43412</text:p>
          </table:table-cell>
          <table:table-cell office:value-type="float" office:value="3290843721" calcext:value-type="float">
            <text:p>3290843721</text:p>
          </table:table-cell>
          <table:table-cell office:value-type="float" office:value="10.74667" calcext:value-type="float">
            <text:p>10.74667</text:p>
          </table:table-cell>
          <table:table-cell office:value-type="float" office:value="10.74" calcext:value-type="float">
            <text:p>10.74</text:p>
          </table:table-cell>
          <table:table-cell office:value-type="float" office:value="46256" calcext:value-type="float">
            <text:p>46256</text:p>
          </table:table-cell>
          <table:table-cell office:value-type="float" office:value="3290843721" calcext:value-type="float">
            <text:p>3290843721</text:p>
          </table:table-cell>
          <table:table-cell table:formula="of:=[.F939]&gt;[.B9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52-s95933711c73949523.ukp</text:p>
          </table:table-cell>
          <table:table-cell table:number-columns-repeated="2" office:value-type="float" office:value="6.51" calcext:value-type="float">
            <text:p>6.51</text:p>
          </table:table-cell>
          <table:table-cell office:value-type="float" office:value="43944" calcext:value-type="float">
            <text:p>43944</text:p>
          </table:table-cell>
          <table:table-cell office:value-type="float" office:value="7468233858" calcext:value-type="float">
            <text:p>7468233858</text:p>
          </table:table-cell>
          <table:table-cell office:value-type="float" office:value="10.77666" calcext:value-type="float">
            <text:p>10.77666</text:p>
          </table:table-cell>
          <table:table-cell office:value-type="float" office:value="10.79" calcext:value-type="float">
            <text:p>10.79</text:p>
          </table:table-cell>
          <table:table-cell office:value-type="float" office:value="44920" calcext:value-type="float">
            <text:p>44920</text:p>
          </table:table-cell>
          <table:table-cell office:value-type="float" office:value="7468233858" calcext:value-type="float">
            <text:p>7468233858</text:p>
          </table:table-cell>
          <table:table-cell table:formula="of:=[.F940]&gt;[.B9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77-s289188356c50481442.ukp</text:p>
          </table:table-cell>
          <table:table-cell office:value-type="float" office:value="3.05667" calcext:value-type="float">
            <text:p>3.05667</text:p>
          </table:table-cell>
          <table:table-cell office:value-type="float" office:value="3.07" calcext:value-type="float">
            <text:p>3.07</text:p>
          </table:table-cell>
          <table:table-cell office:value-type="float" office:value="23868" calcext:value-type="float">
            <text:p>23868</text:p>
          </table:table-cell>
          <table:table-cell office:value-type="float" office:value="5094656003" calcext:value-type="float">
            <text:p>5094656003</text:p>
          </table:table-cell>
          <table:table-cell office:value-type="float" office:value="10.79333" calcext:value-type="float">
            <text:p>10.79333</text:p>
          </table:table-cell>
          <table:table-cell office:value-type="float" office:value="10.79" calcext:value-type="float">
            <text:p>10.79</text:p>
          </table:table-cell>
          <table:table-cell office:value-type="float" office:value="28624" calcext:value-type="float">
            <text:p>28624</text:p>
          </table:table-cell>
          <table:table-cell office:value-type="float" office:value="5094656003" calcext:value-type="float">
            <text:p>5094656003</text:p>
          </table:table-cell>
          <table:table-cell table:formula="of:=[.F941]&gt;[.B9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95-s697826265c81618731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4196" calcext:value-type="float">
            <text:p>14196</text:p>
          </table:table-cell>
          <table:table-cell office:value-type="float" office:value="8269590811" calcext:value-type="float">
            <text:p>8269590811</text:p>
          </table:table-cell>
          <table:table-cell office:value-type="float" office:value="10.79333" calcext:value-type="float">
            <text:p>10.79333</text:p>
          </table:table-cell>
          <table:table-cell office:value-type="float" office:value="10.8" calcext:value-type="float">
            <text:p>10.8</text:p>
          </table:table-cell>
          <table:table-cell office:value-type="float" office:value="52324" calcext:value-type="float">
            <text:p>52324</text:p>
          </table:table-cell>
          <table:table-cell office:value-type="float" office:value="8269590811" calcext:value-type="float">
            <text:p>8269590811</text:p>
          </table:table-cell>
          <table:table-cell table:formula="of:=[.F942]&gt;[.B9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21-s125393811c94793942.ukp</text:p>
          </table:table-cell>
          <table:table-cell table:number-columns-repeated="2" office:value-type="float" office:value="1.72" calcext:value-type="float">
            <text:p>1.72</text:p>
          </table:table-cell>
          <table:table-cell office:value-type="float" office:value="28532" calcext:value-type="float">
            <text:p>28532</text:p>
          </table:table-cell>
          <table:table-cell office:value-type="float" office:value="9587889858" calcext:value-type="float">
            <text:p>9587889858</text:p>
          </table:table-cell>
          <table:table-cell office:value-type="float" office:value="10.79333" calcext:value-type="float">
            <text:p>10.79333</text:p>
          </table:table-cell>
          <table:table-cell office:value-type="float" office:value="10.8" calcext:value-type="float">
            <text:p>10.8</text:p>
          </table:table-cell>
          <table:table-cell office:value-type="float" office:value="41088" calcext:value-type="float">
            <text:p>41088</text:p>
          </table:table-cell>
          <table:table-cell office:value-type="float" office:value="9587889858" calcext:value-type="float">
            <text:p>9587889858</text:p>
          </table:table-cell>
          <table:table-cell table:formula="of:=[.F943]&gt;[.B9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08-s95037918c53352688.ukp</text:p>
          </table:table-cell>
          <table:table-cell office:value-type="float" office:value="1.48667" calcext:value-type="float">
            <text:p>1.48667</text:p>
          </table:table-cell>
          <table:table-cell office:value-type="float" office:value="1.49" calcext:value-type="float">
            <text:p>1.49</text:p>
          </table:table-cell>
          <table:table-cell office:value-type="float" office:value="24716" calcext:value-type="float">
            <text:p>24716</text:p>
          </table:table-cell>
          <table:table-cell office:value-type="float" office:value="5403234621" calcext:value-type="float">
            <text:p>5403234621</text:p>
          </table:table-cell>
          <table:table-cell office:value-type="float" office:value="10.82667" calcext:value-type="float">
            <text:p>10.82667</text:p>
          </table:table-cell>
          <table:table-cell office:value-type="float" office:value="10.82" calcext:value-type="float">
            <text:p>10.82</text:p>
          </table:table-cell>
          <table:table-cell office:value-type="float" office:value="52648" calcext:value-type="float">
            <text:p>52648</text:p>
          </table:table-cell>
          <table:table-cell office:value-type="float" office:value="5403234621" calcext:value-type="float">
            <text:p>5403234621</text:p>
          </table:table-cell>
          <table:table-cell table:formula="of:=[.F944]&gt;[.B9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09-s479378978c83540015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14644" calcext:value-type="float">
            <text:p>14644</text:p>
          </table:table-cell>
          <table:table-cell office:value-type="float" office:value="8462984818" calcext:value-type="float">
            <text:p>8462984818</text:p>
          </table:table-cell>
          <table:table-cell office:value-type="float" office:value="10.83333" calcext:value-type="float">
            <text:p>10.83333</text:p>
          </table:table-cell>
          <table:table-cell office:value-type="float" office:value="10.84" calcext:value-type="float">
            <text:p>10.84</text:p>
          </table:table-cell>
          <table:table-cell office:value-type="float" office:value="84996" calcext:value-type="float">
            <text:p>84996</text:p>
          </table:table-cell>
          <table:table-cell office:value-type="float" office:value="8462984818" calcext:value-type="float">
            <text:p>8462984818</text:p>
          </table:table-cell>
          <table:table-cell table:formula="of:=[.F945]&gt;[.B9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99-s168042333c73671980.ukp</text:p>
          </table:table-cell>
          <table:table-cell office:value-type="float" office:value="6.07" calcext:value-type="float">
            <text:p>6.07</text:p>
          </table:table-cell>
          <table:table-cell office:value-type="float" office:value="6.09" calcext:value-type="float">
            <text:p>6.09</text:p>
          </table:table-cell>
          <table:table-cell office:value-type="float" office:value="53072" calcext:value-type="float">
            <text:p>53072</text:p>
          </table:table-cell>
          <table:table-cell office:value-type="float" office:value="7439478986" calcext:value-type="float">
            <text:p>7439478986</text:p>
          </table:table-cell>
          <table:table-cell office:value-type="float" office:value="10.87333" calcext:value-type="float">
            <text:p>10.87333</text:p>
          </table:table-cell>
          <table:table-cell office:value-type="float" office:value="10.88" calcext:value-type="float">
            <text:p>10.88</text:p>
          </table:table-cell>
          <table:table-cell office:value-type="float" office:value="55936" calcext:value-type="float">
            <text:p>55936</text:p>
          </table:table-cell>
          <table:table-cell office:value-type="float" office:value="7439478986" calcext:value-type="float">
            <text:p>7439478986</text:p>
          </table:table-cell>
          <table:table-cell table:formula="of:=[.F946]&gt;[.B9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93-s52174714c55319044.ukp</text:p>
          </table:table-cell>
          <table:table-cell table:number-columns-repeated="2" office:value-type="float" office:value="3.28" calcext:value-type="float">
            <text:p>3.28</text:p>
          </table:table-cell>
          <table:table-cell office:value-type="float" office:value="67076" calcext:value-type="float">
            <text:p>67076</text:p>
          </table:table-cell>
          <table:table-cell office:value-type="float" office:value="5602143525" calcext:value-type="float">
            <text:p>5602143525</text:p>
          </table:table-cell>
          <table:table-cell office:value-type="float" office:value="10.88" calcext:value-type="float">
            <text:p>10.88</text:p>
          </table:table-cell>
          <table:table-cell office:value-type="float" office:value="48.39" calcext:value-type="float">
            <text:p>48.39</text:p>
          </table:table-cell>
          <table:table-cell office:value-type="float" office:value="94824" calcext:value-type="float">
            <text:p>94824</text:p>
          </table:table-cell>
          <table:table-cell office:value-type="float" office:value="5602143525" calcext:value-type="float">
            <text:p>5602143525</text:p>
          </table:table-cell>
          <table:table-cell table:formula="of:=[.F947]&gt;[.B9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94-s589607845c69997274.ukp</text:p>
          </table:table-cell>
          <table:table-cell office:value-type="float" office:value="4.12333" calcext:value-type="float">
            <text:p>4.12333</text:p>
          </table:table-cell>
          <table:table-cell office:value-type="float" office:value="4.14" calcext:value-type="float">
            <text:p>4.14</text:p>
          </table:table-cell>
          <table:table-cell office:value-type="float" office:value="55020" calcext:value-type="float">
            <text:p>55020</text:p>
          </table:table-cell>
          <table:table-cell office:value-type="float" office:value="7070346195" calcext:value-type="float">
            <text:p>7070346195</text:p>
          </table:table-cell>
          <table:table-cell office:value-type="float" office:value="10.88667" calcext:value-type="float">
            <text:p>10.88667</text:p>
          </table:table-cell>
          <table:table-cell office:value-type="float" office:value="10.9" calcext:value-type="float">
            <text:p>10.9</text:p>
          </table:table-cell>
          <table:table-cell office:value-type="float" office:value="59228" calcext:value-type="float">
            <text:p>59228</text:p>
          </table:table-cell>
          <table:table-cell office:value-type="float" office:value="7070346195" calcext:value-type="float">
            <text:p>7070346195</text:p>
          </table:table-cell>
          <table:table-cell table:formula="of:=[.F948]&gt;[.B9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67-s837911274c46484320.ukp</text:p>
          </table:table-cell>
          <table:table-cell office:value-type="float" office:value="3.19333" calcext:value-type="float">
            <text:p>3.19333</text:p>
          </table:table-cell>
          <table:table-cell office:value-type="float" office:value="3.2" calcext:value-type="float">
            <text:p>3.2</text:p>
          </table:table-cell>
          <table:table-cell office:value-type="float" office:value="32572" calcext:value-type="float">
            <text:p>32572</text:p>
          </table:table-cell>
          <table:table-cell office:value-type="float" office:value="4691053586" calcext:value-type="float">
            <text:p>4691053586</text:p>
          </table:table-cell>
          <table:table-cell office:value-type="float" office:value="10.89" calcext:value-type="float">
            <text:p>10.89</text:p>
          </table:table-cell>
          <table:table-cell office:value-type="float" office:value="10.9" calcext:value-type="float">
            <text:p>10.9</text:p>
          </table:table-cell>
          <table:table-cell office:value-type="float" office:value="41260" calcext:value-type="float">
            <text:p>41260</text:p>
          </table:table-cell>
          <table:table-cell office:value-type="float" office:value="4691053586" calcext:value-type="float">
            <text:p>4691053586</text:p>
          </table:table-cell>
          <table:table-cell table:formula="of:=[.F949]&gt;[.B9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32-s829921210c98972500.ukp</text:p>
          </table:table-cell>
          <table:table-cell office:value-type="float" office:value="8.65333" calcext:value-type="float">
            <text:p>8.65333</text:p>
          </table:table-cell>
          <table:table-cell office:value-type="float" office:value="8.65" calcext:value-type="float">
            <text:p>8.65</text:p>
          </table:table-cell>
          <table:table-cell office:value-type="float" office:value="48396" calcext:value-type="float">
            <text:p>48396</text:p>
          </table:table-cell>
          <table:table-cell office:value-type="float" office:value="10003324455" calcext:value-type="float">
            <text:p>10003324455</text:p>
          </table:table-cell>
          <table:table-cell office:value-type="float" office:value="10.92666" calcext:value-type="float">
            <text:p>10.92666</text:p>
          </table:table-cell>
          <table:table-cell office:value-type="float" office:value="10.93" calcext:value-type="float">
            <text:p>10.93</text:p>
          </table:table-cell>
          <table:table-cell office:value-type="float" office:value="47592" calcext:value-type="float">
            <text:p>47592</text:p>
          </table:table-cell>
          <table:table-cell office:value-type="float" office:value="10003324455" calcext:value-type="float">
            <text:p>10003324455</text:p>
          </table:table-cell>
          <table:table-cell table:formula="of:=[.F950]&gt;[.B9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50-s285463174c56477119.ukp</text:p>
          </table:table-cell>
          <table:table-cell office:value-type="float" office:value="0.33667" calcext:value-type="float">
            <text:p>0.33667</text:p>
          </table:table-cell>
          <table:table-cell office:value-type="float" office:value="0.34" calcext:value-type="float">
            <text:p>0.34</text:p>
          </table:table-cell>
          <table:table-cell office:value-type="float" office:value="12628" calcext:value-type="float">
            <text:p>12628</text:p>
          </table:table-cell>
          <table:table-cell office:value-type="float" office:value="5721064788" calcext:value-type="float">
            <text:p>5721064788</text:p>
          </table:table-cell>
          <table:table-cell table:number-columns-repeated="2" office:value-type="float" office:value="10.93" calcext:value-type="float">
            <text:p>10.93</text:p>
          </table:table-cell>
          <table:table-cell office:value-type="float" office:value="28428" calcext:value-type="float">
            <text:p>28428</text:p>
          </table:table-cell>
          <table:table-cell office:value-type="float" office:value="5721064788" calcext:value-type="float">
            <text:p>5721064788</text:p>
          </table:table-cell>
          <table:table-cell table:formula="of:=[.F951]&gt;[.B9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68-s530664442c74428427.ukp</text:p>
          </table:table-cell>
          <table:table-cell office:value-type="float" office:value="0.25667" calcext:value-type="float">
            <text:p>0.25667</text:p>
          </table:table-cell>
          <table:table-cell office:value-type="float" office:value="0.26" calcext:value-type="float">
            <text:p>0.26</text:p>
          </table:table-cell>
          <table:table-cell office:value-type="float" office:value="15716" calcext:value-type="float">
            <text:p>15716</text:p>
          </table:table-cell>
          <table:table-cell office:value-type="float" office:value="7538114722" calcext:value-type="float">
            <text:p>7538114722</text:p>
          </table:table-cell>
          <table:table-cell office:value-type="float" office:value="10.93" calcext:value-type="float">
            <text:p>10.93</text:p>
          </table:table-cell>
          <table:table-cell office:value-type="float" office:value="10.94" calcext:value-type="float">
            <text:p>10.94</text:p>
          </table:table-cell>
          <table:table-cell office:value-type="float" office:value="52304" calcext:value-type="float">
            <text:p>52304</text:p>
          </table:table-cell>
          <table:table-cell office:value-type="float" office:value="7538114722" calcext:value-type="float">
            <text:p>7538114722</text:p>
          </table:table-cell>
          <table:table-cell table:formula="of:=[.F952]&gt;[.B9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65-s343126569c57162510.ukp</text:p>
          </table:table-cell>
          <table:table-cell office:value-type="float" office:value="3.38333" calcext:value-type="float">
            <text:p>3.38333</text:p>
          </table:table-cell>
          <table:table-cell office:value-type="float" office:value="3.39" calcext:value-type="float">
            <text:p>3.39</text:p>
          </table:table-cell>
          <table:table-cell office:value-type="float" office:value="33480" calcext:value-type="float">
            <text:p>33480</text:p>
          </table:table-cell>
          <table:table-cell office:value-type="float" office:value="5773718095" calcext:value-type="float">
            <text:p>5773718095</text:p>
          </table:table-cell>
          <table:table-cell office:value-type="float" office:value="10.93333" calcext:value-type="float">
            <text:p>10.93333</text:p>
          </table:table-cell>
          <table:table-cell office:value-type="float" office:value="10.94" calcext:value-type="float">
            <text:p>10.94</text:p>
          </table:table-cell>
          <table:table-cell office:value-type="float" office:value="41028" calcext:value-type="float">
            <text:p>41028</text:p>
          </table:table-cell>
          <table:table-cell office:value-type="float" office:value="5773718095" calcext:value-type="float">
            <text:p>5773718095</text:p>
          </table:table-cell>
          <table:table-cell table:formula="of:=[.F953]&gt;[.B9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03-s203350890c53143976.ukp</text:p>
          </table:table-cell>
          <table:table-cell office:value-type="float" office:value="1.51667" calcext:value-type="float">
            <text:p>1.51667</text:p>
          </table:table-cell>
          <table:table-cell office:value-type="float" office:value="1.52" calcext:value-type="float">
            <text:p>1.52</text:p>
          </table:table-cell>
          <table:table-cell office:value-type="float" office:value="17144" calcext:value-type="float">
            <text:p>17144</text:p>
          </table:table-cell>
          <table:table-cell office:value-type="float" office:value="5371834166" calcext:value-type="float">
            <text:p>5371834166</text:p>
          </table:table-cell>
          <table:table-cell table:number-columns-repeated="2" office:value-type="float" office:value="10.95" calcext:value-type="float">
            <text:p>10.95</text:p>
          </table:table-cell>
          <table:table-cell office:value-type="float" office:value="32664" calcext:value-type="float">
            <text:p>32664</text:p>
          </table:table-cell>
          <table:table-cell office:value-type="float" office:value="5371834166" calcext:value-type="float">
            <text:p>5371834166</text:p>
          </table:table-cell>
          <table:table-cell table:formula="of:=[.F954]&gt;[.B9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93-s510834339c63973753.ukp</text:p>
          </table:table-cell>
          <table:table-cell office:value-type="float" office:value="7.14666" calcext:value-type="float">
            <text:p>7.14666</text:p>
          </table:table-cell>
          <table:table-cell office:value-type="float" office:value="7.15" calcext:value-type="float">
            <text:p>7.15</text:p>
          </table:table-cell>
          <table:table-cell office:value-type="float" office:value="96128" calcext:value-type="float">
            <text:p>96128</text:p>
          </table:table-cell>
          <table:table-cell office:value-type="float" office:value="6464241145" calcext:value-type="float">
            <text:p>6464241145</text:p>
          </table:table-cell>
          <table:table-cell office:value-type="float" office:value="10.97333" calcext:value-type="float">
            <text:p>10.97333</text:p>
          </table:table-cell>
          <table:table-cell office:value-type="float" office:value="10.99" calcext:value-type="float">
            <text:p>10.99</text:p>
          </table:table-cell>
          <table:table-cell office:value-type="float" office:value="98988" calcext:value-type="float">
            <text:p>98988</text:p>
          </table:table-cell>
          <table:table-cell office:value-type="float" office:value="6464241145" calcext:value-type="float">
            <text:p>6464241145</text:p>
          </table:table-cell>
          <table:table-cell table:formula="of:=[.F955]&gt;[.B9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51-s718716699c44163683.ukp</text:p>
          </table:table-cell>
          <table:table-cell office:value-type="float" office:value="1.18333" calcext:value-type="float">
            <text:p>1.18333</text:p>
          </table:table-cell>
          <table:table-cell office:value-type="float" office:value="1.19" calcext:value-type="float">
            <text:p>1.19</text:p>
          </table:table-cell>
          <table:table-cell office:value-type="float" office:value="16440" calcext:value-type="float">
            <text:p>16440</text:p>
          </table:table-cell>
          <table:table-cell office:value-type="float" office:value="4472706212" calcext:value-type="float">
            <text:p>4472706212</text:p>
          </table:table-cell>
          <table:table-cell office:value-type="float" office:value="10.98333" calcext:value-type="float">
            <text:p>10.98333</text:p>
          </table:table-cell>
          <table:table-cell office:value-type="float" office:value="10.98" calcext:value-type="float">
            <text:p>10.98</text:p>
          </table:table-cell>
          <table:table-cell office:value-type="float" office:value="42796" calcext:value-type="float">
            <text:p>42796</text:p>
          </table:table-cell>
          <table:table-cell office:value-type="float" office:value="4472706212" calcext:value-type="float">
            <text:p>4472706212</text:p>
          </table:table-cell>
          <table:table-cell table:formula="of:=[.F956]&gt;[.B9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23-s303164619c95875310.ukp</text:p>
          </table:table-cell>
          <table:table-cell table:number-columns-repeated="2" office:value-type="float" office:value="7.51" calcext:value-type="float">
            <text:p>7.51</text:p>
          </table:table-cell>
          <table:table-cell office:value-type="float" office:value="53160" calcext:value-type="float">
            <text:p>53160</text:p>
          </table:table-cell>
          <table:table-cell office:value-type="float" office:value="9688583179" calcext:value-type="float">
            <text:p>9688583179</text:p>
          </table:table-cell>
          <table:table-cell office:value-type="float" office:value="11.01333" calcext:value-type="float">
            <text:p>11.01333</text:p>
          </table:table-cell>
          <table:table-cell office:value-type="float" office:value="11.02" calcext:value-type="float">
            <text:p>11.02</text:p>
          </table:table-cell>
          <table:table-cell office:value-type="float" office:value="59240" calcext:value-type="float">
            <text:p>59240</text:p>
          </table:table-cell>
          <table:table-cell office:value-type="float" office:value="9688583179" calcext:value-type="float">
            <text:p>9688583179</text:p>
          </table:table-cell>
          <table:table-cell table:formula="of:=[.F957]&gt;[.B9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41-s676413851c80980341.ukp</text:p>
          </table:table-cell>
          <table:table-cell office:value-type="float" office:value="8.25667" calcext:value-type="float">
            <text:p>8.25667</text:p>
          </table:table-cell>
          <table:table-cell office:value-type="float" office:value="8.26" calcext:value-type="float">
            <text:p>8.26</text:p>
          </table:table-cell>
          <table:table-cell office:value-type="float" office:value="51912" calcext:value-type="float">
            <text:p>51912</text:p>
          </table:table-cell>
          <table:table-cell office:value-type="float" office:value="8178797340" calcext:value-type="float">
            <text:p>8178797340</text:p>
          </table:table-cell>
          <table:table-cell office:value-type="float" office:value="11.01666" calcext:value-type="float">
            <text:p>11.01666</text:p>
          </table:table-cell>
          <table:table-cell office:value-type="float" office:value="11.02" calcext:value-type="float">
            <text:p>11.02</text:p>
          </table:table-cell>
          <table:table-cell office:value-type="float" office:value="52308" calcext:value-type="float">
            <text:p>52308</text:p>
          </table:table-cell>
          <table:table-cell office:value-type="float" office:value="8178797340" calcext:value-type="float">
            <text:p>8178797340</text:p>
          </table:table-cell>
          <table:table-cell table:formula="of:=[.F958]&gt;[.B9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71-s506311923c98487068.ukp</text:p>
          </table:table-cell>
          <table:table-cell office:value-type="float" office:value="3.68333" calcext:value-type="float">
            <text:p>3.68333</text:p>
          </table:table-cell>
          <table:table-cell office:value-type="float" office:value="3.7" calcext:value-type="float">
            <text:p>3.7</text:p>
          </table:table-cell>
          <table:table-cell office:value-type="float" office:value="54020" calcext:value-type="float">
            <text:p>54020</text:p>
          </table:table-cell>
          <table:table-cell office:value-type="float" office:value="9976294141" calcext:value-type="float">
            <text:p>9976294141</text:p>
          </table:table-cell>
          <table:table-cell office:value-type="float" office:value="11.04333" calcext:value-type="float">
            <text:p>11.04333</text:p>
          </table:table-cell>
          <table:table-cell office:value-type="float" office:value="11.06" calcext:value-type="float">
            <text:p>11.06</text:p>
          </table:table-cell>
          <table:table-cell office:value-type="float" office:value="76916" calcext:value-type="float">
            <text:p>76916</text:p>
          </table:table-cell>
          <table:table-cell office:value-type="float" office:value="9976294141" calcext:value-type="float">
            <text:p>9976294141</text:p>
          </table:table-cell>
          <table:table-cell table:formula="of:=[.F959]&gt;[.B9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34-s344071035c46583871.ukp</text:p>
          </table:table-cell>
          <table:table-cell office:value-type="float" office:value="3.15667" calcext:value-type="float">
            <text:p>3.15667</text:p>
          </table:table-cell>
          <table:table-cell office:value-type="float" office:value="3.16" calcext:value-type="float">
            <text:p>3.16</text:p>
          </table:table-cell>
          <table:table-cell office:value-type="float" office:value="22364" calcext:value-type="float">
            <text:p>22364</text:p>
          </table:table-cell>
          <table:table-cell office:value-type="float" office:value="4700510844" calcext:value-type="float">
            <text:p>4700510844</text:p>
          </table:table-cell>
          <table:table-cell office:value-type="float" office:value="11.11" calcext:value-type="float">
            <text:p>11.11</text:p>
          </table:table-cell>
          <table:table-cell office:value-type="float" office:value="11.12" calcext:value-type="float">
            <text:p>11.12</text:p>
          </table:table-cell>
          <table:table-cell office:value-type="float" office:value="28292" calcext:value-type="float">
            <text:p>28292</text:p>
          </table:table-cell>
          <table:table-cell office:value-type="float" office:value="4700510844" calcext:value-type="float">
            <text:p>4700510844</text:p>
          </table:table-cell>
          <table:table-cell table:formula="of:=[.F960]&gt;[.B9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89-s682002986c78950639.ukp</text:p>
          </table:table-cell>
          <table:table-cell office:value-type="float" office:value="2.17333" calcext:value-type="float">
            <text:p>2.17333</text:p>
          </table:table-cell>
          <table:table-cell office:value-type="float" office:value="2.18" calcext:value-type="float">
            <text:p>2.18</text:p>
          </table:table-cell>
          <table:table-cell office:value-type="float" office:value="28020" calcext:value-type="float">
            <text:p>28020</text:p>
          </table:table-cell>
          <table:table-cell office:value-type="float" office:value="7985548990" calcext:value-type="float">
            <text:p>7985548990</text:p>
          </table:table-cell>
          <table:table-cell office:value-type="float" office:value="11.14" calcext:value-type="float">
            <text:p>11.14</text:p>
          </table:table-cell>
          <table:table-cell office:value-type="float" office:value="11.15" calcext:value-type="float">
            <text:p>11.15</text:p>
          </table:table-cell>
          <table:table-cell office:value-type="float" office:value="46172" calcext:value-type="float">
            <text:p>46172</text:p>
          </table:table-cell>
          <table:table-cell office:value-type="float" office:value="7985548990" calcext:value-type="float">
            <text:p>7985548990</text:p>
          </table:table-cell>
          <table:table-cell table:formula="of:=[.F961]&gt;[.B9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24-s999192827c80409554.ukp</text:p>
          </table:table-cell>
          <table:table-cell office:value-type="float" office:value="0.54667" calcext:value-type="float">
            <text:p>0.54667</text:p>
          </table:table-cell>
          <table:table-cell office:value-type="float" office:value="0.55" calcext:value-type="float">
            <text:p>0.55</text:p>
          </table:table-cell>
          <table:table-cell office:value-type="float" office:value="17732" calcext:value-type="float">
            <text:p>17732</text:p>
          </table:table-cell>
          <table:table-cell office:value-type="float" office:value="8146172525" calcext:value-type="float">
            <text:p>8146172525</text:p>
          </table:table-cell>
          <table:table-cell office:value-type="float" office:value="11.14" calcext:value-type="float">
            <text:p>11.14</text:p>
          </table:table-cell>
          <table:table-cell office:value-type="float" office:value="11.15" calcext:value-type="float">
            <text:p>11.15</text:p>
          </table:table-cell>
          <table:table-cell office:value-type="float" office:value="67236" calcext:value-type="float">
            <text:p>67236</text:p>
          </table:table-cell>
          <table:table-cell office:value-type="float" office:value="8146172525" calcext:value-type="float">
            <text:p>8146172525</text:p>
          </table:table-cell>
          <table:table-cell table:formula="of:=[.F962]&gt;[.B9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1-s895832870c87027021.ukp</text:p>
          </table:table-cell>
          <table:table-cell office:value-type="float" office:value="3.64333" calcext:value-type="float">
            <text:p>3.64333</text:p>
          </table:table-cell>
          <table:table-cell office:value-type="float" office:value="3.65" calcext:value-type="float">
            <text:p>3.65</text:p>
          </table:table-cell>
          <table:table-cell office:value-type="float" office:value="105304" calcext:value-type="float">
            <text:p>105304</text:p>
          </table:table-cell>
          <table:table-cell office:value-type="float" office:value="8799433767" calcext:value-type="float">
            <text:p>8799433767</text:p>
          </table:table-cell>
          <table:table-cell office:value-type="float" office:value="11.15333" calcext:value-type="float">
            <text:p>11.15333</text:p>
          </table:table-cell>
          <table:table-cell office:value-type="float" office:value="11.17" calcext:value-type="float">
            <text:p>11.17</text:p>
          </table:table-cell>
          <table:table-cell office:value-type="float" office:value="113748" calcext:value-type="float">
            <text:p>113748</text:p>
          </table:table-cell>
          <table:table-cell office:value-type="float" office:value="8799433767" calcext:value-type="float">
            <text:p>8799433767</text:p>
          </table:table-cell>
          <table:table-cell table:formula="of:=[.F963]&gt;[.B9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50-s173859084c83022319.ukp</text:p>
          </table:table-cell>
          <table:table-cell office:value-type="float" office:value="10.77666" calcext:value-type="float">
            <text:p>10.77666</text:p>
          </table:table-cell>
          <table:table-cell office:value-type="float" office:value="10.8" calcext:value-type="float">
            <text:p>10.8</text:p>
          </table:table-cell>
          <table:table-cell office:value-type="float" office:value="110936" calcext:value-type="float">
            <text:p>110936</text:p>
          </table:table-cell>
          <table:table-cell office:value-type="float" office:value="8387951289" calcext:value-type="float">
            <text:p>8387951289</text:p>
          </table:table-cell>
          <table:table-cell office:value-type="float" office:value="11.16333" calcext:value-type="float">
            <text:p>11.16333</text:p>
          </table:table-cell>
          <table:table-cell office:value-type="float" office:value="11.19" calcext:value-type="float">
            <text:p>11.19</text:p>
          </table:table-cell>
          <table:table-cell office:value-type="float" office:value="124220" calcext:value-type="float">
            <text:p>124220</text:p>
          </table:table-cell>
          <table:table-cell office:value-type="float" office:value="8387951289" calcext:value-type="float">
            <text:p>8387951289</text:p>
          </table:table-cell>
          <table:table-cell table:formula="of:=[.F964]&gt;[.B9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69-s918500202c56205560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13584" calcext:value-type="float">
            <text:p>13584</text:p>
          </table:table-cell>
          <table:table-cell office:value-type="float" office:value="5694613314" calcext:value-type="float">
            <text:p>5694613314</text:p>
          </table:table-cell>
          <table:table-cell office:value-type="float" office:value="11.17333" calcext:value-type="float">
            <text:p>11.17333</text:p>
          </table:table-cell>
          <table:table-cell office:value-type="float" office:value="11.17" calcext:value-type="float">
            <text:p>11.17</text:p>
          </table:table-cell>
          <table:table-cell office:value-type="float" office:value="32060" calcext:value-type="float">
            <text:p>32060</text:p>
          </table:table-cell>
          <table:table-cell office:value-type="float" office:value="5694613314" calcext:value-type="float">
            <text:p>5694613314</text:p>
          </table:table-cell>
          <table:table-cell table:formula="of:=[.F965]&gt;[.B9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30-s927753013c63032838.ukp</text:p>
          </table:table-cell>
          <table:table-cell office:value-type="float" office:value="10.40333" calcext:value-type="float">
            <text:p>10.40333</text:p>
          </table:table-cell>
          <table:table-cell office:value-type="float" office:value="10.41" calcext:value-type="float">
            <text:p>10.41</text:p>
          </table:table-cell>
          <table:table-cell office:value-type="float" office:value="38148" calcext:value-type="float">
            <text:p>38148</text:p>
          </table:table-cell>
          <table:table-cell office:value-type="float" office:value="6362387432" calcext:value-type="float">
            <text:p>6362387432</text:p>
          </table:table-cell>
          <table:table-cell office:value-type="float" office:value="11.22667" calcext:value-type="float">
            <text:p>11.22667</text:p>
          </table:table-cell>
          <table:table-cell office:value-type="float" office:value="11.22" calcext:value-type="float">
            <text:p>11.22</text:p>
          </table:table-cell>
          <table:table-cell office:value-type="float" office:value="36516" calcext:value-type="float">
            <text:p>36516</text:p>
          </table:table-cell>
          <table:table-cell office:value-type="float" office:value="6362387432" calcext:value-type="float">
            <text:p>6362387432</text:p>
          </table:table-cell>
          <table:table-cell table:formula="of:=[.F966]&gt;[.B9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73-s898334592c72807244.ukp</text:p>
          </table:table-cell>
          <table:table-cell office:value-type="float" office:value="9.20667" calcext:value-type="float">
            <text:p>9.20667</text:p>
          </table:table-cell>
          <table:table-cell office:value-type="float" office:value="9.22" calcext:value-type="float">
            <text:p>9.22</text:p>
          </table:table-cell>
          <table:table-cell office:value-type="float" office:value="61864" calcext:value-type="float">
            <text:p>61864</text:p>
          </table:table-cell>
          <table:table-cell office:value-type="float" office:value="7351765503" calcext:value-type="float">
            <text:p>7351765503</text:p>
          </table:table-cell>
          <table:table-cell office:value-type="float" office:value="11.23333" calcext:value-type="float">
            <text:p>11.23333</text:p>
          </table:table-cell>
          <table:table-cell office:value-type="float" office:value="11.23" calcext:value-type="float">
            <text:p>11.23</text:p>
          </table:table-cell>
          <table:table-cell office:value-type="float" office:value="66120" calcext:value-type="float">
            <text:p>66120</text:p>
          </table:table-cell>
          <table:table-cell office:value-type="float" office:value="7351765503" calcext:value-type="float">
            <text:p>7351765503</text:p>
          </table:table-cell>
          <table:table-cell table:formula="of:=[.F967]&gt;[.B9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5-s889293313c70201258.ukp</text:p>
          </table:table-cell>
          <table:table-cell office:value-type="float" office:value="2.70333" calcext:value-type="float">
            <text:p>2.70333</text:p>
          </table:table-cell>
          <table:table-cell office:value-type="float" office:value="2.71" calcext:value-type="float">
            <text:p>2.71</text:p>
          </table:table-cell>
          <table:table-cell office:value-type="float" office:value="28008" calcext:value-type="float">
            <text:p>28008</text:p>
          </table:table-cell>
          <table:table-cell office:value-type="float" office:value="7098543390" calcext:value-type="float">
            <text:p>7098543390</text:p>
          </table:table-cell>
          <table:table-cell office:value-type="float" office:value="11.26333" calcext:value-type="float">
            <text:p>11.26333</text:p>
          </table:table-cell>
          <table:table-cell office:value-type="float" office:value="11.27" calcext:value-type="float">
            <text:p>11.27</text:p>
          </table:table-cell>
          <table:table-cell office:value-type="float" office:value="45272" calcext:value-type="float">
            <text:p>45272</text:p>
          </table:table-cell>
          <table:table-cell office:value-type="float" office:value="7098543390" calcext:value-type="float">
            <text:p>7098543390</text:p>
          </table:table-cell>
          <table:table-cell table:formula="of:=[.F968]&gt;[.B9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82-s551254315c79139351.ukp</text:p>
          </table:table-cell>
          <table:table-cell office:value-type="float" office:value="5.06667" calcext:value-type="float">
            <text:p>5.06667</text:p>
          </table:table-cell>
          <table:table-cell office:value-type="float" office:value="5.08" calcext:value-type="float">
            <text:p>5.08</text:p>
          </table:table-cell>
          <table:table-cell office:value-type="float" office:value="40384" calcext:value-type="float">
            <text:p>40384</text:p>
          </table:table-cell>
          <table:table-cell office:value-type="float" office:value="7998002965" calcext:value-type="float">
            <text:p>7998002965</text:p>
          </table:table-cell>
          <table:table-cell table:number-columns-repeated="2" office:value-type="float" office:value="11.28" calcext:value-type="float">
            <text:p>11.28</text:p>
          </table:table-cell>
          <table:table-cell office:value-type="float" office:value="52316" calcext:value-type="float">
            <text:p>52316</text:p>
          </table:table-cell>
          <table:table-cell office:value-type="float" office:value="7998002965" calcext:value-type="float">
            <text:p>7998002965</text:p>
          </table:table-cell>
          <table:table-cell table:formula="of:=[.F969]&gt;[.B9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15-s741879402c58833585.ukp</text:p>
          </table:table-cell>
          <table:table-cell office:value-type="float" office:value="5.08" calcext:value-type="float">
            <text:p>5.08</text:p>
          </table:table-cell>
          <table:table-cell office:value-type="float" office:value="5.1" calcext:value-type="float">
            <text:p>5.1</text:p>
          </table:table-cell>
          <table:table-cell office:value-type="float" office:value="32108" calcext:value-type="float">
            <text:p>32108</text:p>
          </table:table-cell>
          <table:table-cell office:value-type="float" office:value="5939402626" calcext:value-type="float">
            <text:p>5939402626</text:p>
          </table:table-cell>
          <table:table-cell table:number-columns-repeated="2" office:value-type="float" office:value="11.29" calcext:value-type="float">
            <text:p>11.29</text:p>
          </table:table-cell>
          <table:table-cell office:value-type="float" office:value="39416" calcext:value-type="float">
            <text:p>39416</text:p>
          </table:table-cell>
          <table:table-cell office:value-type="float" office:value="5939402626" calcext:value-type="float">
            <text:p>5939402626</text:p>
          </table:table-cell>
          <table:table-cell table:formula="of:=[.F970]&gt;[.B9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67-s503963159c47139048.ukp</text:p>
          </table:table-cell>
          <table:table-cell office:value-type="float" office:value="2.29333" calcext:value-type="float">
            <text:p>2.29333</text:p>
          </table:table-cell>
          <table:table-cell office:value-type="float" office:value="2.3" calcext:value-type="float">
            <text:p>2.3</text:p>
          </table:table-cell>
          <table:table-cell office:value-type="float" office:value="35260" calcext:value-type="float">
            <text:p>35260</text:p>
          </table:table-cell>
          <table:table-cell office:value-type="float" office:value="4762952973" calcext:value-type="float">
            <text:p>4762952973</text:p>
          </table:table-cell>
          <table:table-cell office:value-type="float" office:value="11.34666" calcext:value-type="float">
            <text:p>11.34666</text:p>
          </table:table-cell>
          <table:table-cell office:value-type="float" office:value="11.36" calcext:value-type="float">
            <text:p>11.36</text:p>
          </table:table-cell>
          <table:table-cell office:value-type="float" office:value="52404" calcext:value-type="float">
            <text:p>52404</text:p>
          </table:table-cell>
          <table:table-cell office:value-type="float" office:value="4762952973" calcext:value-type="float">
            <text:p>4762952973</text:p>
          </table:table-cell>
          <table:table-cell table:formula="of:=[.F971]&gt;[.B9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00-s244653983c49433417.ukp</text:p>
          </table:table-cell>
          <table:table-cell office:value-type="float" office:value="0.84667" calcext:value-type="float">
            <text:p>0.84667</text:p>
          </table:table-cell>
          <table:table-cell office:value-type="float" office:value="0.85" calcext:value-type="float">
            <text:p>0.85</text:p>
          </table:table-cell>
          <table:table-cell office:value-type="float" office:value="16700" calcext:value-type="float">
            <text:p>16700</text:p>
          </table:table-cell>
          <table:table-cell office:value-type="float" office:value="5000488095" calcext:value-type="float">
            <text:p>5000488095</text:p>
          </table:table-cell>
          <table:table-cell table:number-columns-repeated="2" office:value-type="float" office:value="11.38" calcext:value-type="float">
            <text:p>11.38</text:p>
          </table:table-cell>
          <table:table-cell office:value-type="float" office:value="31008" calcext:value-type="float">
            <text:p>31008</text:p>
          </table:table-cell>
          <table:table-cell office:value-type="float" office:value="5000488095" calcext:value-type="float">
            <text:p>5000488095</text:p>
          </table:table-cell>
          <table:table-cell table:formula="of:=[.F972]&gt;[.B9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54-s208448807c84771813.ukp</text:p>
          </table:table-cell>
          <table:table-cell office:value-type="float" office:value="3.5" calcext:value-type="float">
            <text:p>3.5</text:p>
          </table:table-cell>
          <table:table-cell office:value-type="float" office:value="3.51" calcext:value-type="float">
            <text:p>3.51</text:p>
          </table:table-cell>
          <table:table-cell office:value-type="float" office:value="33480" calcext:value-type="float">
            <text:p>33480</text:p>
          </table:table-cell>
          <table:table-cell office:value-type="float" office:value="8570175085" calcext:value-type="float">
            <text:p>8570175085</text:p>
          </table:table-cell>
          <table:table-cell office:value-type="float" office:value="11.39667" calcext:value-type="float">
            <text:p>11.39667</text:p>
          </table:table-cell>
          <table:table-cell office:value-type="float" office:value="11.41" calcext:value-type="float">
            <text:p>11.41</text:p>
          </table:table-cell>
          <table:table-cell office:value-type="float" office:value="49248" calcext:value-type="float">
            <text:p>49248</text:p>
          </table:table-cell>
          <table:table-cell office:value-type="float" office:value="8570175085" calcext:value-type="float">
            <text:p>8570175085</text:p>
          </table:table-cell>
          <table:table-cell table:formula="of:=[.F973]&gt;[.B9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13-s913802786c51897618.ukp</text:p>
          </table:table-cell>
          <table:table-cell office:value-type="float" office:value="7.87" calcext:value-type="float">
            <text:p>7.87</text:p>
          </table:table-cell>
          <table:table-cell office:value-type="float" office:value="7.89" calcext:value-type="float">
            <text:p>7.89</text:p>
          </table:table-cell>
          <table:table-cell office:value-type="float" office:value="58372" calcext:value-type="float">
            <text:p>58372</text:p>
          </table:table-cell>
          <table:table-cell office:value-type="float" office:value="5233427053" calcext:value-type="float">
            <text:p>5233427053</text:p>
          </table:table-cell>
          <table:table-cell table:number-columns-repeated="2" office:value-type="float" office:value="11.41" calcext:value-type="float">
            <text:p>11.41</text:p>
          </table:table-cell>
          <table:table-cell office:value-type="float" office:value="59204" calcext:value-type="float">
            <text:p>59204</text:p>
          </table:table-cell>
          <table:table-cell office:value-type="float" office:value="5233427053" calcext:value-type="float">
            <text:p>5233427053</text:p>
          </table:table-cell>
          <table:table-cell table:formula="of:=[.F974]&gt;[.B9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37-s238429703c28917125.ukp</text:p>
          </table:table-cell>
          <table:table-cell office:value-type="float" office:value="3.04333" calcext:value-type="float">
            <text:p>3.04333</text:p>
          </table:table-cell>
          <table:table-cell office:value-type="float" office:value="3.04" calcext:value-type="float">
            <text:p>3.04</text:p>
          </table:table-cell>
          <table:table-cell office:value-type="float" office:value="13696" calcext:value-type="float">
            <text:p>13696</text:p>
          </table:table-cell>
          <table:table-cell office:value-type="float" office:value="2910316055" calcext:value-type="float">
            <text:p>2910316055</text:p>
          </table:table-cell>
          <table:table-cell office:value-type="float" office:value="11.47333" calcext:value-type="float">
            <text:p>11.47333</text:p>
          </table:table-cell>
          <table:table-cell office:value-type="float" office:value="11.49" calcext:value-type="float">
            <text:p>11.49</text:p>
          </table:table-cell>
          <table:table-cell office:value-type="float" office:value="17016" calcext:value-type="float">
            <text:p>17016</text:p>
          </table:table-cell>
          <table:table-cell office:value-type="float" office:value="2910316055" calcext:value-type="float">
            <text:p>2910316055</text:p>
          </table:table-cell>
          <table:table-cell table:formula="of:=[.F975]&gt;[.B9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41-s805600152c49749995.ukp</text:p>
          </table:table-cell>
          <table:table-cell office:value-type="float" office:value="8.25667" calcext:value-type="float">
            <text:p>8.25667</text:p>
          </table:table-cell>
          <table:table-cell office:value-type="float" office:value="8.26" calcext:value-type="float">
            <text:p>8.26</text:p>
          </table:table-cell>
          <table:table-cell office:value-type="float" office:value="48600" calcext:value-type="float">
            <text:p>48600</text:p>
          </table:table-cell>
          <table:table-cell office:value-type="float" office:value="5016015525" calcext:value-type="float">
            <text:p>5016015525</text:p>
          </table:table-cell>
          <table:table-cell office:value-type="float" office:value="11.48" calcext:value-type="float">
            <text:p>11.48</text:p>
          </table:table-cell>
          <table:table-cell office:value-type="float" office:value="11.49" calcext:value-type="float">
            <text:p>11.49</text:p>
          </table:table-cell>
          <table:table-cell office:value-type="float" office:value="52300" calcext:value-type="float">
            <text:p>52300</text:p>
          </table:table-cell>
          <table:table-cell office:value-type="float" office:value="5016015525" calcext:value-type="float">
            <text:p>5016015525</text:p>
          </table:table-cell>
          <table:table-cell table:formula="of:=[.F976]&gt;[.B9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95-s468077220c99055211.ukp</text:p>
          </table:table-cell>
          <table:table-cell office:value-type="float" office:value="8.29333" calcext:value-type="float">
            <text:p>8.29333</text:p>
          </table:table-cell>
          <table:table-cell office:value-type="float" office:value="8.3" calcext:value-type="float">
            <text:p>8.3</text:p>
          </table:table-cell>
          <table:table-cell office:value-type="float" office:value="48448" calcext:value-type="float">
            <text:p>48448</text:p>
          </table:table-cell>
          <table:table-cell office:value-type="float" office:value="10010719788" calcext:value-type="float">
            <text:p>10010719788</text:p>
          </table:table-cell>
          <table:table-cell office:value-type="float" office:value="11.50333" calcext:value-type="float">
            <text:p>11.50333</text:p>
          </table:table-cell>
          <table:table-cell office:value-type="float" office:value="11.51" calcext:value-type="float">
            <text:p>11.51</text:p>
          </table:table-cell>
          <table:table-cell office:value-type="float" office:value="52148" calcext:value-type="float">
            <text:p>52148</text:p>
          </table:table-cell>
          <table:table-cell office:value-type="float" office:value="10010719788" calcext:value-type="float">
            <text:p>10010719788</text:p>
          </table:table-cell>
          <table:table-cell table:formula="of:=[.F977]&gt;[.B9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8-s882501307c77307903.ukp</text:p>
          </table:table-cell>
          <table:table-cell office:value-type="float" office:value="5.91667" calcext:value-type="float">
            <text:p>5.91667</text:p>
          </table:table-cell>
          <table:table-cell office:value-type="float" office:value="5.92" calcext:value-type="float">
            <text:p>5.92</text:p>
          </table:table-cell>
          <table:table-cell office:value-type="float" office:value="33892" calcext:value-type="float">
            <text:p>33892</text:p>
          </table:table-cell>
          <table:table-cell office:value-type="float" office:value="7831318901" calcext:value-type="float">
            <text:p>7831318901</text:p>
          </table:table-cell>
          <table:table-cell office:value-type="float" office:value="11.53666" calcext:value-type="float">
            <text:p>11.53666</text:p>
          </table:table-cell>
          <table:table-cell office:value-type="float" office:value="11.53" calcext:value-type="float">
            <text:p>11.53</text:p>
          </table:table-cell>
          <table:table-cell office:value-type="float" office:value="40532" calcext:value-type="float">
            <text:p>40532</text:p>
          </table:table-cell>
          <table:table-cell office:value-type="float" office:value="7831318901" calcext:value-type="float">
            <text:p>7831318901</text:p>
          </table:table-cell>
          <table:table-cell table:formula="of:=[.F978]&gt;[.B9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0-s742053853c73621875.ukp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14504" calcext:value-type="float">
            <text:p>14504</text:p>
          </table:table-cell>
          <table:table-cell office:value-type="float" office:value="7459728706" calcext:value-type="float">
            <text:p>7459728706</text:p>
          </table:table-cell>
          <table:table-cell office:value-type="float" office:value="11.61333" calcext:value-type="float">
            <text:p>11.61333</text:p>
          </table:table-cell>
          <table:table-cell office:value-type="float" office:value="11.62" calcext:value-type="float">
            <text:p>11.62</text:p>
          </table:table-cell>
          <table:table-cell office:value-type="float" office:value="49296" calcext:value-type="float">
            <text:p>49296</text:p>
          </table:table-cell>
          <table:table-cell office:value-type="float" office:value="7459728706" calcext:value-type="float">
            <text:p>7459728706</text:p>
          </table:table-cell>
          <table:table-cell table:formula="of:=[.F979]&gt;[.B9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89-s759786854c83973295.ukp</text:p>
          </table:table-cell>
          <table:table-cell office:value-type="float" office:value="7.57667" calcext:value-type="float">
            <text:p>7.57667</text:p>
          </table:table-cell>
          <table:table-cell office:value-type="float" office:value="7.58" calcext:value-type="float">
            <text:p>7.58</text:p>
          </table:table-cell>
          <table:table-cell office:value-type="float" office:value="64736" calcext:value-type="float">
            <text:p>64736</text:p>
          </table:table-cell>
          <table:table-cell office:value-type="float" office:value="8482921313" calcext:value-type="float">
            <text:p>8482921313</text:p>
          </table:table-cell>
          <table:table-cell office:value-type="float" office:value="11.69666" calcext:value-type="float">
            <text:p>11.69666</text:p>
          </table:table-cell>
          <table:table-cell office:value-type="float" office:value="11.7" calcext:value-type="float">
            <text:p>11.7</text:p>
          </table:table-cell>
          <table:table-cell office:value-type="float" office:value="67844" calcext:value-type="float">
            <text:p>67844</text:p>
          </table:table-cell>
          <table:table-cell office:value-type="float" office:value="8482921313" calcext:value-type="float">
            <text:p>8482921313</text:p>
          </table:table-cell>
          <table:table-cell table:formula="of:=[.F980]&gt;[.B9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35-s935632244c98140622.ukp</text:p>
          </table:table-cell>
          <table:table-cell table:number-columns-repeated="2" office:value-type="float" office:value="3.68" calcext:value-type="float">
            <text:p>3.68</text:p>
          </table:table-cell>
          <table:table-cell office:value-type="float" office:value="42752" calcext:value-type="float">
            <text:p>42752</text:p>
          </table:table-cell>
          <table:table-cell office:value-type="float" office:value="9928841122" calcext:value-type="float">
            <text:p>9928841122</text:p>
          </table:table-cell>
          <table:table-cell office:value-type="float" office:value="11.81" calcext:value-type="float">
            <text:p>11.81</text:p>
          </table:table-cell>
          <table:table-cell office:value-type="float" office:value="11.82" calcext:value-type="float">
            <text:p>11.82</text:p>
          </table:table-cell>
          <table:table-cell office:value-type="float" office:value="59692" calcext:value-type="float">
            <text:p>59692</text:p>
          </table:table-cell>
          <table:table-cell office:value-type="float" office:value="9928841122" calcext:value-type="float">
            <text:p>9928841122</text:p>
          </table:table-cell>
          <table:table-cell table:formula="of:=[.F981]&gt;[.B9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44-s892829231c85127195.ukp</text:p>
          </table:table-cell>
          <table:table-cell table:number-columns-repeated="2" office:value-type="float" office:value="10.52" calcext:value-type="float">
            <text:p>10.52</text:p>
          </table:table-cell>
          <table:table-cell office:value-type="float" office:value="42220" calcext:value-type="float">
            <text:p>42220</text:p>
          </table:table-cell>
          <table:table-cell office:value-type="float" office:value="8599551353" calcext:value-type="float">
            <text:p>8599551353</text:p>
          </table:table-cell>
          <table:table-cell office:value-type="float" office:value="11.93333" calcext:value-type="float">
            <text:p>11.93333</text:p>
          </table:table-cell>
          <table:table-cell office:value-type="float" office:value="11.93" calcext:value-type="float">
            <text:p>11.93</text:p>
          </table:table-cell>
          <table:table-cell office:value-type="float" office:value="45348" calcext:value-type="float">
            <text:p>45348</text:p>
          </table:table-cell>
          <table:table-cell office:value-type="float" office:value="8599551353" calcext:value-type="float">
            <text:p>8599551353</text:p>
          </table:table-cell>
          <table:table-cell table:formula="of:=[.F982]&gt;[.B9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61-s966708025c52768400.ukp</text:p>
          </table:table-cell>
          <table:table-cell office:value-type="float" office:value="8.27667" calcext:value-type="float">
            <text:p>8.27667</text:p>
          </table:table-cell>
          <table:table-cell office:value-type="float" office:value="8.28" calcext:value-type="float">
            <text:p>8.28</text:p>
          </table:table-cell>
          <table:table-cell office:value-type="float" office:value="24720" calcext:value-type="float">
            <text:p>24720</text:p>
          </table:table-cell>
          <table:table-cell office:value-type="float" office:value="5321482968" calcext:value-type="float">
            <text:p>5321482968</text:p>
          </table:table-cell>
          <table:table-cell office:value-type="float" office:value="11.94333" calcext:value-type="float">
            <text:p>11.94333</text:p>
          </table:table-cell>
          <table:table-cell office:value-type="float" office:value="11.96" calcext:value-type="float">
            <text:p>11.96</text:p>
          </table:table-cell>
          <table:table-cell office:value-type="float" office:value="28256" calcext:value-type="float">
            <text:p>28256</text:p>
          </table:table-cell>
          <table:table-cell office:value-type="float" office:value="5321482968" calcext:value-type="float">
            <text:p>5321482968</text:p>
          </table:table-cell>
          <table:table-cell table:formula="of:=[.F983]&gt;[.B9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88-s543662160c70334635.ukp</text:p>
          </table:table-cell>
          <table:table-cell office:value-type="float" office:value="1.57667" calcext:value-type="float">
            <text:p>1.57667</text:p>
          </table:table-cell>
          <table:table-cell office:value-type="float" office:value="1.58" calcext:value-type="float">
            <text:p>1.58</text:p>
          </table:table-cell>
          <table:table-cell office:value-type="float" office:value="23564" calcext:value-type="float">
            <text:p>23564</text:p>
          </table:table-cell>
          <table:table-cell office:value-type="float" office:value="7121860579" calcext:value-type="float">
            <text:p>7121860579</text:p>
          </table:table-cell>
          <table:table-cell office:value-type="float" office:value="12.04333" calcext:value-type="float">
            <text:p>12.04333</text:p>
          </table:table-cell>
          <table:table-cell office:value-type="float" office:value="12.06" calcext:value-type="float">
            <text:p>12.06</text:p>
          </table:table-cell>
          <table:table-cell office:value-type="float" office:value="52300" calcext:value-type="float">
            <text:p>52300</text:p>
          </table:table-cell>
          <table:table-cell office:value-type="float" office:value="7121860579" calcext:value-type="float">
            <text:p>7121860579</text:p>
          </table:table-cell>
          <table:table-cell table:formula="of:=[.F984]&gt;[.B9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19-s637974412c59690451.ukp</text:p>
          </table:table-cell>
          <table:table-cell office:value-type="float" office:value="10.35333" calcext:value-type="float">
            <text:p>10.35333</text:p>
          </table:table-cell>
          <table:table-cell office:value-type="float" office:value="10.35" calcext:value-type="float">
            <text:p>10.35</text:p>
          </table:table-cell>
          <table:table-cell office:value-type="float" office:value="63128" calcext:value-type="float">
            <text:p>63128</text:p>
          </table:table-cell>
          <table:table-cell office:value-type="float" office:value="6022753858" calcext:value-type="float">
            <text:p>6022753858</text:p>
          </table:table-cell>
          <table:table-cell office:value-type="float" office:value="12.23" calcext:value-type="float">
            <text:p>12.23</text:p>
          </table:table-cell>
          <table:table-cell office:value-type="float" office:value="12.24" calcext:value-type="float">
            <text:p>12.24</text:p>
          </table:table-cell>
          <table:table-cell office:value-type="float" office:value="67004" calcext:value-type="float">
            <text:p>67004</text:p>
          </table:table-cell>
          <table:table-cell office:value-type="float" office:value="6022753858" calcext:value-type="float">
            <text:p>6022753858</text:p>
          </table:table-cell>
          <table:table-cell table:formula="of:=[.F985]&gt;[.B9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88-s679641345c66914613.ukp</text:p>
          </table:table-cell>
          <table:table-cell office:value-type="float" office:value="8.68667" calcext:value-type="float">
            <text:p>8.68667</text:p>
          </table:table-cell>
          <table:table-cell office:value-type="float" office:value="8.71" calcext:value-type="float">
            <text:p>8.71</text:p>
          </table:table-cell>
          <table:table-cell office:value-type="float" office:value="74980" calcext:value-type="float">
            <text:p>74980</text:p>
          </table:table-cell>
          <table:table-cell office:value-type="float" office:value="6756267929" calcext:value-type="float">
            <text:p>6756267929</text:p>
          </table:table-cell>
          <table:table-cell office:value-type="float" office:value="12.28333" calcext:value-type="float">
            <text:p>12.28333</text:p>
          </table:table-cell>
          <table:table-cell office:value-type="float" office:value="12.3" calcext:value-type="float">
            <text:p>12.3</text:p>
          </table:table-cell>
          <table:table-cell office:value-type="float" office:value="76896" calcext:value-type="float">
            <text:p>76896</text:p>
          </table:table-cell>
          <table:table-cell office:value-type="float" office:value="6756267929" calcext:value-type="float">
            <text:p>6756267929</text:p>
          </table:table-cell>
          <table:table-cell table:formula="of:=[.F986]&gt;[.B9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21-s589477672c93883514.ukp</text:p>
          </table:table-cell>
          <table:table-cell office:value-type="float" office:value="7.69333" calcext:value-type="float">
            <text:p>7.69333</text:p>
          </table:table-cell>
          <table:table-cell office:value-type="float" office:value="7.71" calcext:value-type="float">
            <text:p>7.71</text:p>
          </table:table-cell>
          <table:table-cell office:value-type="float" office:value="29968" calcext:value-type="float">
            <text:p>29968</text:p>
          </table:table-cell>
          <table:table-cell office:value-type="float" office:value="9486562193" calcext:value-type="float">
            <text:p>9486562193</text:p>
          </table:table-cell>
          <table:table-cell office:value-type="float" office:value="12.55333" calcext:value-type="float">
            <text:p>12.55333</text:p>
          </table:table-cell>
          <table:table-cell office:value-type="float" office:value="12.56" calcext:value-type="float">
            <text:p>12.56</text:p>
          </table:table-cell>
          <table:table-cell office:value-type="float" office:value="30156" calcext:value-type="float">
            <text:p>30156</text:p>
          </table:table-cell>
          <table:table-cell office:value-type="float" office:value="9486562193" calcext:value-type="float">
            <text:p>9486562193</text:p>
          </table:table-cell>
          <table:table-cell table:formula="of:=[.F987]&gt;[.B9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1-s669712253c96279181.ukp</text:p>
          </table:table-cell>
          <table:table-cell office:value-type="float" office:value="3.14333" calcext:value-type="float">
            <text:p>3.14333</text:p>
          </table:table-cell>
          <table:table-cell office:value-type="float" office:value="3.17" calcext:value-type="float">
            <text:p>3.17</text:p>
          </table:table-cell>
          <table:table-cell office:value-type="float" office:value="136560" calcext:value-type="float">
            <text:p>136560</text:p>
          </table:table-cell>
          <table:table-cell office:value-type="float" office:value="9748536169" calcext:value-type="float">
            <text:p>9748536169</text:p>
          </table:table-cell>
          <table:table-cell office:value-type="float" office:value="12.69333" calcext:value-type="float">
            <text:p>12.69333</text:p>
          </table:table-cell>
          <table:table-cell office:value-type="float" office:value="12.73" calcext:value-type="float">
            <text:p>12.73</text:p>
          </table:table-cell>
          <table:table-cell office:value-type="float" office:value="170488" calcext:value-type="float">
            <text:p>170488</text:p>
          </table:table-cell>
          <table:table-cell office:value-type="float" office:value="9748536169" calcext:value-type="float">
            <text:p>9748536169</text:p>
          </table:table-cell>
          <table:table-cell table:formula="of:=[.F988]&gt;[.B9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24-s79166218c9814318.ukp</text:p>
          </table:table-cell>
          <table:table-cell office:value-type="float" office:value="1.74333" calcext:value-type="float">
            <text:p>1.74333</text:p>
          </table:table-cell>
          <table:table-cell office:value-type="float" office:value="1.74" calcext:value-type="float">
            <text:p>1.74</text:p>
          </table:table-cell>
          <table:table-cell office:value-type="float" office:value="9832" calcext:value-type="float">
            <text:p>9832</text:p>
          </table:table-cell>
          <table:table-cell office:value-type="float" office:value="975740798" calcext:value-type="float">
            <text:p>975740798</text:p>
          </table:table-cell>
          <table:table-cell office:value-type="float" office:value="12.71" calcext:value-type="float">
            <text:p>12.71</text:p>
          </table:table-cell>
          <table:table-cell office:value-type="float" office:value="12.7" calcext:value-type="float">
            <text:p>12.7</text:p>
          </table:table-cell>
          <table:table-cell office:value-type="float" office:value="14080" calcext:value-type="float">
            <text:p>14080</text:p>
          </table:table-cell>
          <table:table-cell office:value-type="float" office:value="975740798" calcext:value-type="float">
            <text:p>975740798</text:p>
          </table:table-cell>
          <table:table-cell table:formula="of:=[.F989]&gt;[.B9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64-s878190975c65554581.ukp</text:p>
          </table:table-cell>
          <table:table-cell office:value-type="float" office:value="5.79333" calcext:value-type="float">
            <text:p>5.79333</text:p>
          </table:table-cell>
          <table:table-cell office:value-type="float" office:value="5.81" calcext:value-type="float">
            <text:p>5.81</text:p>
          </table:table-cell>
          <table:table-cell office:value-type="float" office:value="102192" calcext:value-type="float">
            <text:p>102192</text:p>
          </table:table-cell>
          <table:table-cell office:value-type="float" office:value="6623818736" calcext:value-type="float">
            <text:p>6623818736</text:p>
          </table:table-cell>
          <table:table-cell office:value-type="float" office:value="12.96667" calcext:value-type="float">
            <text:p>12.96667</text:p>
          </table:table-cell>
          <table:table-cell office:value-type="float" office:value="12.98" calcext:value-type="float">
            <text:p>12.98</text:p>
          </table:table-cell>
          <table:table-cell office:value-type="float" office:value="129756" calcext:value-type="float">
            <text:p>129756</text:p>
          </table:table-cell>
          <table:table-cell office:value-type="float" office:value="6623818736" calcext:value-type="float">
            <text:p>6623818736</text:p>
          </table:table-cell>
          <table:table-cell table:formula="of:=[.F990]&gt;[.B9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27-s692094263c80742346.ukp</text:p>
          </table:table-cell>
          <table:table-cell office:value-type="float" office:value="0.86333" calcext:value-type="float">
            <text:p>0.86333</text:p>
          </table:table-cell>
          <table:table-cell office:value-type="float" office:value="0.87" calcext:value-type="float">
            <text:p>0.87</text:p>
          </table:table-cell>
          <table:table-cell office:value-type="float" office:value="22928" calcext:value-type="float">
            <text:p>22928</text:p>
          </table:table-cell>
          <table:table-cell office:value-type="float" office:value="8169951213" calcext:value-type="float">
            <text:p>8169951213</text:p>
          </table:table-cell>
          <table:table-cell office:value-type="float" office:value="13.21" calcext:value-type="float">
            <text:p>13.21</text:p>
          </table:table-cell>
          <table:table-cell office:value-type="float" office:value="13.23" calcext:value-type="float">
            <text:p>13.23</text:p>
          </table:table-cell>
          <table:table-cell office:value-type="float" office:value="40028" calcext:value-type="float">
            <text:p>40028</text:p>
          </table:table-cell>
          <table:table-cell office:value-type="float" office:value="8169951213" calcext:value-type="float">
            <text:p>8169951213</text:p>
          </table:table-cell>
          <table:table-cell table:formula="of:=[.F991]&gt;[.B9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31-s624559068c22339365.ukp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13164" calcext:value-type="float">
            <text:p>13164</text:p>
          </table:table-cell>
          <table:table-cell office:value-type="float" office:value="2247302764" calcext:value-type="float">
            <text:p>2247302764</text:p>
          </table:table-cell>
          <table:table-cell office:value-type="float" office:value="13.28333" calcext:value-type="float">
            <text:p>13.28333</text:p>
          </table:table-cell>
          <table:table-cell office:value-type="float" office:value="13.29" calcext:value-type="float">
            <text:p>13.29</text:p>
          </table:table-cell>
          <table:table-cell office:value-type="float" office:value="18852" calcext:value-type="float">
            <text:p>18852</text:p>
          </table:table-cell>
          <table:table-cell office:value-type="float" office:value="2247302764" calcext:value-type="float">
            <text:p>2247302764</text:p>
          </table:table-cell>
          <table:table-cell table:formula="of:=[.F992]&gt;[.B9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35-s8562352c51844230.ukp</text:p>
          </table:table-cell>
          <table:table-cell office:value-type="float" office:value="7.63333" calcext:value-type="float">
            <text:p>7.63333</text:p>
          </table:table-cell>
          <table:table-cell office:value-type="float" office:value="7.65" calcext:value-type="float">
            <text:p>7.65</text:p>
          </table:table-cell>
          <table:table-cell office:value-type="float" office:value="89256" calcext:value-type="float">
            <text:p>89256</text:p>
          </table:table-cell>
          <table:table-cell office:value-type="float" office:value="5229832104" calcext:value-type="float">
            <text:p>5229832104</text:p>
          </table:table-cell>
          <table:table-cell office:value-type="float" office:value="13.52666" calcext:value-type="float">
            <text:p>13.52666</text:p>
          </table:table-cell>
          <table:table-cell office:value-type="float" office:value="13.54" calcext:value-type="float">
            <text:p>13.54</text:p>
          </table:table-cell>
          <table:table-cell office:value-type="float" office:value="88596" calcext:value-type="float">
            <text:p>88596</text:p>
          </table:table-cell>
          <table:table-cell office:value-type="float" office:value="5229832104" calcext:value-type="float">
            <text:p>5229832104</text:p>
          </table:table-cell>
          <table:table-cell table:formula="of:=[.F993]&gt;[.B9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31-s410031365c77889933.ukp</text:p>
          </table:table-cell>
          <table:table-cell office:value-type="float" office:value="12.31" calcext:value-type="float">
            <text:p>12.31</text:p>
          </table:table-cell>
          <table:table-cell office:value-type="float" office:value="12.33" calcext:value-type="float">
            <text:p>12.33</text:p>
          </table:table-cell>
          <table:table-cell office:value-type="float" office:value="92760" calcext:value-type="float">
            <text:p>92760</text:p>
          </table:table-cell>
          <table:table-cell office:value-type="float" office:value="7866605653" calcext:value-type="float">
            <text:p>7866605653</text:p>
          </table:table-cell>
          <table:table-cell office:value-type="float" office:value="13.77333" calcext:value-type="float">
            <text:p>13.77333</text:p>
          </table:table-cell>
          <table:table-cell office:value-type="float" office:value="13.78" calcext:value-type="float">
            <text:p>13.78</text:p>
          </table:table-cell>
          <table:table-cell office:value-type="float" office:value="96664" calcext:value-type="float">
            <text:p>96664</text:p>
          </table:table-cell>
          <table:table-cell office:value-type="float" office:value="7866605653" calcext:value-type="float">
            <text:p>7866605653</text:p>
          </table:table-cell>
          <table:table-cell table:formula="of:=[.F994]&gt;[.B9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08-s397415542c95848138.ukp</text:p>
          </table:table-cell>
          <table:table-cell office:value-type="float" office:value="1.61333" calcext:value-type="float">
            <text:p>1.61333</text:p>
          </table:table-cell>
          <table:table-cell office:value-type="float" office:value="1.62" calcext:value-type="float">
            <text:p>1.62</text:p>
          </table:table-cell>
          <table:table-cell office:value-type="float" office:value="29008" calcext:value-type="float">
            <text:p>29008</text:p>
          </table:table-cell>
          <table:table-cell office:value-type="float" office:value="9703660974" calcext:value-type="float">
            <text:p>9703660974</text:p>
          </table:table-cell>
          <table:table-cell office:value-type="float" office:value="13.87667" calcext:value-type="float">
            <text:p>13.87667</text:p>
          </table:table-cell>
          <table:table-cell office:value-type="float" office:value="13.9" calcext:value-type="float">
            <text:p>13.9</text:p>
          </table:table-cell>
          <table:table-cell office:value-type="float" office:value="88156" calcext:value-type="float">
            <text:p>88156</text:p>
          </table:table-cell>
          <table:table-cell office:value-type="float" office:value="9703660974" calcext:value-type="float">
            <text:p>9703660974</text:p>
          </table:table-cell>
          <table:table-cell table:formula="of:=[.F995]&gt;[.B9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284-s921541777c88976062.ukp</text:p>
          </table:table-cell>
          <table:table-cell office:value-type="float" office:value="4.58" calcext:value-type="float">
            <text:p>4.58</text:p>
          </table:table-cell>
          <table:table-cell office:value-type="float" office:value="4.6" calcext:value-type="float">
            <text:p>4.6</text:p>
          </table:table-cell>
          <table:table-cell office:value-type="float" office:value="56612" calcext:value-type="float">
            <text:p>56612</text:p>
          </table:table-cell>
          <table:table-cell office:value-type="float" office:value="8996870540" calcext:value-type="float">
            <text:p>8996870540</text:p>
          </table:table-cell>
          <table:table-cell office:value-type="float" office:value="13.94" calcext:value-type="float">
            <text:p>13.94</text:p>
          </table:table-cell>
          <table:table-cell office:value-type="float" office:value="13.95" calcext:value-type="float">
            <text:p>13.95</text:p>
          </table:table-cell>
          <table:table-cell office:value-type="float" office:value="87460" calcext:value-type="float">
            <text:p>87460</text:p>
          </table:table-cell>
          <table:table-cell office:value-type="float" office:value="8996870540" calcext:value-type="float">
            <text:p>8996870540</text:p>
          </table:table-cell>
          <table:table-cell table:formula="of:=[.F996]&gt;[.B9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38-s781201605c74271426.ukp</text:p>
          </table:table-cell>
          <table:table-cell office:value-type="float" office:value="0.81333" calcext:value-type="float">
            <text:p>0.81333</text:p>
          </table:table-cell>
          <table:table-cell office:value-type="float" office:value="0.82" calcext:value-type="float">
            <text:p>0.82</text:p>
          </table:table-cell>
          <table:table-cell office:value-type="float" office:value="15576" calcext:value-type="float">
            <text:p>15576</text:p>
          </table:table-cell>
          <table:table-cell office:value-type="float" office:value="7516278897" calcext:value-type="float">
            <text:p>7516278897</text:p>
          </table:table-cell>
          <table:table-cell table:number-columns-repeated="2" office:value-type="float" office:value="13.95" calcext:value-type="float">
            <text:p>13.95</text:p>
          </table:table-cell>
          <table:table-cell office:value-type="float" office:value="36148" calcext:value-type="float">
            <text:p>36148</text:p>
          </table:table-cell>
          <table:table-cell office:value-type="float" office:value="7516278897" calcext:value-type="float">
            <text:p>7516278897</text:p>
          </table:table-cell>
          <table:table-cell table:formula="of:=[.F997]&gt;[.B9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10-s550957023c76801257.ukp</text:p>
          </table:table-cell>
          <table:table-cell office:value-type="float" office:value="0.86333" calcext:value-type="float">
            <text:p>0.86333</text:p>
          </table:table-cell>
          <table:table-cell office:value-type="float" office:value="0.87" calcext:value-type="float">
            <text:p>0.87</text:p>
          </table:table-cell>
          <table:table-cell office:value-type="float" office:value="28012" calcext:value-type="float">
            <text:p>28012</text:p>
          </table:table-cell>
          <table:table-cell office:value-type="float" office:value="7773498601" calcext:value-type="float">
            <text:p>7773498601</text:p>
          </table:table-cell>
          <table:table-cell office:value-type="float" office:value="14.23" calcext:value-type="float">
            <text:p>14.23</text:p>
          </table:table-cell>
          <table:table-cell office:value-type="float" office:value="14.26" calcext:value-type="float">
            <text:p>14.26</text:p>
          </table:table-cell>
          <table:table-cell office:value-type="float" office:value="58448" calcext:value-type="float">
            <text:p>58448</text:p>
          </table:table-cell>
          <table:table-cell office:value-type="float" office:value="7773498601" calcext:value-type="float">
            <text:p>7773498601</text:p>
          </table:table-cell>
          <table:table-cell table:formula="of:=[.F998]&gt;[.B9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40-s102994897c51590486.ukp</text:p>
          </table:table-cell>
          <table:table-cell table:number-columns-repeated="2" office:value-type="float" office:value="2.36" calcext:value-type="float">
            <text:p>2.36</text:p>
          </table:table-cell>
          <table:table-cell office:value-type="float" office:value="22460" calcext:value-type="float">
            <text:p>22460</text:p>
          </table:table-cell>
          <table:table-cell office:value-type="float" office:value="5210872466" calcext:value-type="float">
            <text:p>5210872466</text:p>
          </table:table-cell>
          <table:table-cell office:value-type="float" office:value="14.67" calcext:value-type="float">
            <text:p>14.67</text:p>
          </table:table-cell>
          <table:table-cell office:value-type="float" office:value="14.7" calcext:value-type="float">
            <text:p>14.7</text:p>
          </table:table-cell>
          <table:table-cell office:value-type="float" office:value="32516" calcext:value-type="float">
            <text:p>32516</text:p>
          </table:table-cell>
          <table:table-cell office:value-type="float" office:value="5210872466" calcext:value-type="float">
            <text:p>5210872466</text:p>
          </table:table-cell>
          <table:table-cell table:formula="of:=[.F999]&gt;[.B9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126-s916049162c93220260.ukp</text:p>
          </table:table-cell>
          <table:table-cell office:value-type="float" office:value="7.80333" calcext:value-type="float">
            <text:p>7.80333</text:p>
          </table:table-cell>
          <table:table-cell office:value-type="float" office:value="7.83" calcext:value-type="float">
            <text:p>7.83</text:p>
          </table:table-cell>
          <table:table-cell office:value-type="float" office:value="97756" calcext:value-type="float">
            <text:p>97756</text:p>
          </table:table-cell>
          <table:table-cell office:value-type="float" office:value="9428976510" calcext:value-type="float">
            <text:p>9428976510</text:p>
          </table:table-cell>
          <table:table-cell office:value-type="float" office:value="15.11333" calcext:value-type="float">
            <text:p>15.11333</text:p>
          </table:table-cell>
          <table:table-cell office:value-type="float" office:value="15.11" calcext:value-type="float">
            <text:p>15.11</text:p>
          </table:table-cell>
          <table:table-cell office:value-type="float" office:value="113748" calcext:value-type="float">
            <text:p>113748</text:p>
          </table:table-cell>
          <table:table-cell office:value-type="float" office:value="9428976510" calcext:value-type="float">
            <text:p>9428976510</text:p>
          </table:table-cell>
          <table:table-cell table:formula="of:=[.F1000]&gt;[.B10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10000-429-s286513221c86845957.ukp</text:p>
          </table:table-cell>
          <table:table-cell office:value-type="float" office:value="6.94" calcext:value-type="float">
            <text:p>6.94</text:p>
          </table:table-cell>
          <table:table-cell office:value-type="float" office:value="6.95" calcext:value-type="float">
            <text:p>6.95</text:p>
          </table:table-cell>
          <table:table-cell office:value-type="float" office:value="67232" calcext:value-type="float">
            <text:p>67232</text:p>
          </table:table-cell>
          <table:table-cell office:value-type="float" office:value="8775583391" calcext:value-type="float">
            <text:p>8775583391</text:p>
          </table:table-cell>
          <table:table-cell office:value-type="float" office:value="16.29666" calcext:value-type="float">
            <text:p>16.29666</text:p>
          </table:table-cell>
          <table:table-cell office:value-type="float" office:value="16.32" calcext:value-type="float">
            <text:p>16.32</text:p>
          </table:table-cell>
          <table:table-cell office:value-type="float" office:value="77556" calcext:value-type="float">
            <text:p>77556</text:p>
          </table:table-cell>
          <table:table-cell office:value-type="float" office:value="8775583391" calcext:value-type="float">
            <text:p>8775583391</text:p>
          </table:table-cell>
          <table:table-cell table:formula="of:=[.F1001]&gt;[.B10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04-s698153803c60242472.ukp</text:p>
          </table:table-cell>
          <table:table-cell office:value-type="float" office:value="11.65667" calcext:value-type="float">
            <text:p>11.65667</text:p>
          </table:table-cell>
          <table:table-cell office:value-type="float" office:value="11.66" calcext:value-type="float">
            <text:p>11.66</text:p>
          </table:table-cell>
          <table:table-cell office:value-type="float" office:value="46328" calcext:value-type="float">
            <text:p>46328</text:p>
          </table:table-cell>
          <table:table-cell office:value-type="float" office:value="12097819907" calcext:value-type="float">
            <text:p>12097819907</text:p>
          </table:table-cell>
          <table:table-cell office:value-type="float" office:value="36.20666" calcext:value-type="float">
            <text:p>36.20666</text:p>
          </table:table-cell>
          <table:table-cell office:value-type="float" office:value="36.21" calcext:value-type="float">
            <text:p>36.21</text:p>
          </table:table-cell>
          <table:table-cell office:value-type="float" office:value="58724" calcext:value-type="float">
            <text:p>58724</text:p>
          </table:table-cell>
          <table:table-cell office:value-type="float" office:value="12097819907" calcext:value-type="float">
            <text:p>12097819907</text:p>
          </table:table-cell>
          <table:table-cell table:formula="of:=[.F1002]&gt;[.B10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97-s29049563c79813072.ukp</text:p>
          </table:table-cell>
          <table:table-cell office:value-type="float" office:value="1.79333" calcext:value-type="float">
            <text:p>1.79333</text:p>
          </table:table-cell>
          <table:table-cell office:value-type="float" office:value="1.79" calcext:value-type="float">
            <text:p>1.79</text:p>
          </table:table-cell>
          <table:table-cell office:value-type="float" office:value="20544" calcext:value-type="float">
            <text:p>20544</text:p>
          </table:table-cell>
          <table:table-cell office:value-type="float" office:value="16077209221" calcext:value-type="float">
            <text:p>16077209221</text:p>
          </table:table-cell>
          <table:table-cell office:value-type="float" office:value="36.95" calcext:value-type="float">
            <text:p>36.95</text:p>
          </table:table-cell>
          <table:table-cell office:value-type="float" office:value="36.94" calcext:value-type="float">
            <text:p>36.94</text:p>
          </table:table-cell>
          <table:table-cell office:value-type="float" office:value="55532" calcext:value-type="float">
            <text:p>55532</text:p>
          </table:table-cell>
          <table:table-cell office:value-type="float" office:value="16077209221" calcext:value-type="float">
            <text:p>16077209221</text:p>
          </table:table-cell>
          <table:table-cell table:formula="of:=[.F1003]&gt;[.B10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00-s527938850c79016090.ukp</text:p>
          </table:table-cell>
          <table:table-cell table:number-columns-repeated="2" office:value-type="float" office:value="6.12" calcext:value-type="float">
            <text:p>6.12</text:p>
          </table:table-cell>
          <table:table-cell office:value-type="float" office:value="36184" calcext:value-type="float">
            <text:p>36184</text:p>
          </table:table-cell>
          <table:table-cell office:value-type="float" office:value="15892020705" calcext:value-type="float">
            <text:p>15892020705</text:p>
          </table:table-cell>
          <table:table-cell office:value-type="float" office:value="37.40333" calcext:value-type="float">
            <text:p>37.40333</text:p>
          </table:table-cell>
          <table:table-cell office:value-type="float" office:value="37.38" calcext:value-type="float">
            <text:p>37.38</text:p>
          </table:table-cell>
          <table:table-cell office:value-type="float" office:value="52464" calcext:value-type="float">
            <text:p>52464</text:p>
          </table:table-cell>
          <table:table-cell office:value-type="float" office:value="15892020705" calcext:value-type="float">
            <text:p>15892020705</text:p>
          </table:table-cell>
          <table:table-cell table:formula="of:=[.F1004]&gt;[.B10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08-s231573541c68405468.ukp</text:p>
          </table:table-cell>
          <table:table-cell office:value-type="float" office:value="25.37333" calcext:value-type="float">
            <text:p>25.37333</text:p>
          </table:table-cell>
          <table:table-cell office:value-type="float" office:value="25.38" calcext:value-type="float">
            <text:p>25.38</text:p>
          </table:table-cell>
          <table:table-cell office:value-type="float" office:value="95308" calcext:value-type="float">
            <text:p>95308</text:p>
          </table:table-cell>
          <table:table-cell office:value-type="float" office:value="13737855963" calcext:value-type="float">
            <text:p>13737855963</text:p>
          </table:table-cell>
          <table:table-cell office:value-type="float" office:value="37.69" calcext:value-type="float">
            <text:p>37.69</text:p>
          </table:table-cell>
          <table:table-cell office:value-type="float" office:value="37.68" calcext:value-type="float">
            <text:p>37.68</text:p>
          </table:table-cell>
          <table:table-cell office:value-type="float" office:value="100864" calcext:value-type="float">
            <text:p>100864</text:p>
          </table:table-cell>
          <table:table-cell office:value-type="float" office:value="13737855963" calcext:value-type="float">
            <text:p>13737855963</text:p>
          </table:table-cell>
          <table:table-cell table:formula="of:=[.F1005]&gt;[.B10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98-s133251444c87936951.ukp</text:p>
          </table:table-cell>
          <table:table-cell office:value-type="float" office:value="17.01333" calcext:value-type="float">
            <text:p>17.01333</text:p>
          </table:table-cell>
          <table:table-cell office:value-type="float" office:value="17.01" calcext:value-type="float">
            <text:p>17.01</text:p>
          </table:table-cell>
          <table:table-cell office:value-type="float" office:value="52412" calcext:value-type="float">
            <text:p>52412</text:p>
          </table:table-cell>
          <table:table-cell office:value-type="float" office:value="17722382488" calcext:value-type="float">
            <text:p>17722382488</text:p>
          </table:table-cell>
          <table:table-cell office:value-type="float" office:value="38.24666" calcext:value-type="float">
            <text:p>38.24666</text:p>
          </table:table-cell>
          <table:table-cell office:value-type="float" office:value="38.23" calcext:value-type="float">
            <text:p>38.23</text:p>
          </table:table-cell>
          <table:table-cell office:value-type="float" office:value="66704" calcext:value-type="float">
            <text:p>66704</text:p>
          </table:table-cell>
          <table:table-cell office:value-type="float" office:value="17722382488" calcext:value-type="float">
            <text:p>17722382488</text:p>
          </table:table-cell>
          <table:table-cell table:formula="of:=[.F1006]&gt;[.B10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57-s78596203c1186950.ukp</text:p>
          </table:table-cell>
          <table:table-cell office:value-type="float" office:value="2.29333" calcext:value-type="float">
            <text:p>2.29333</text:p>
          </table:table-cell>
          <table:table-cell office:value-type="float" office:value="2.29" calcext:value-type="float">
            <text:p>2.29</text:p>
          </table:table-cell>
          <table:table-cell office:value-type="float" office:value="11408" calcext:value-type="float">
            <text:p>11408</text:p>
          </table:table-cell>
          <table:table-cell office:value-type="float" office:value="209820645" calcext:value-type="float">
            <text:p>209820645</text:p>
          </table:table-cell>
          <table:table-cell office:value-type="float" office:value="38.57333" calcext:value-type="float">
            <text:p>38.57333</text:p>
          </table:table-cell>
          <table:table-cell office:value-type="float" office:value="38.55" calcext:value-type="float">
            <text:p>38.55</text:p>
          </table:table-cell>
          <table:table-cell office:value-type="float" office:value="23512" calcext:value-type="float">
            <text:p>23512</text:p>
          </table:table-cell>
          <table:table-cell office:value-type="float" office:value="209820645" calcext:value-type="float">
            <text:p>209820645</text:p>
          </table:table-cell>
          <table:table-cell table:formula="of:=[.F1007]&gt;[.B10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3-s325989053c19041897.ukp</text:p>
          </table:table-cell>
          <table:table-cell office:value-type="float" office:value="5.71667" calcext:value-type="float">
            <text:p>5.71667</text:p>
          </table:table-cell>
          <table:table-cell office:value-type="float" office:value="5.71" calcext:value-type="float">
            <text:p>5.71</text:p>
          </table:table-cell>
          <table:table-cell office:value-type="float" office:value="18028" calcext:value-type="float">
            <text:p>18028</text:p>
          </table:table-cell>
          <table:table-cell office:value-type="float" office:value="3809764957" calcext:value-type="float">
            <text:p>3809764957</text:p>
          </table:table-cell>
          <table:table-cell office:value-type="float" office:value="38.72666" calcext:value-type="float">
            <text:p>38.72666</text:p>
          </table:table-cell>
          <table:table-cell office:value-type="float" office:value="38.72" calcext:value-type="float">
            <text:p>38.72</text:p>
          </table:table-cell>
          <table:table-cell office:value-type="float" office:value="28208" calcext:value-type="float">
            <text:p>28208</text:p>
          </table:table-cell>
          <table:table-cell office:value-type="float" office:value="3809764957" calcext:value-type="float">
            <text:p>3809764957</text:p>
          </table:table-cell>
          <table:table-cell table:formula="of:=[.F1008]&gt;[.B10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92-s927015049c49900605.ukp</text:p>
          </table:table-cell>
          <table:table-cell office:value-type="float" office:value="1.56667" calcext:value-type="float">
            <text:p>1.56667</text:p>
          </table:table-cell>
          <table:table-cell office:value-type="float" office:value="1.58" calcext:value-type="float">
            <text:p>1.58</text:p>
          </table:table-cell>
          <table:table-cell office:value-type="float" office:value="30656" calcext:value-type="float">
            <text:p>30656</text:p>
          </table:table-cell>
          <table:table-cell office:value-type="float" office:value="10037923274" calcext:value-type="float">
            <text:p>10037923274</text:p>
          </table:table-cell>
          <table:table-cell office:value-type="float" office:value="38.73" calcext:value-type="float">
            <text:p>38.73</text:p>
          </table:table-cell>
          <table:table-cell office:value-type="float" office:value="38.72" calcext:value-type="float">
            <text:p>38.72</text:p>
          </table:table-cell>
          <table:table-cell office:value-type="float" office:value="55296" calcext:value-type="float">
            <text:p>55296</text:p>
          </table:table-cell>
          <table:table-cell office:value-type="float" office:value="10037923274" calcext:value-type="float">
            <text:p>10037923274</text:p>
          </table:table-cell>
          <table:table-cell table:formula="of:=[.F1009]&gt;[.B10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6-s398797429c8780715.ukp</text:p>
          </table:table-cell>
          <table:table-cell office:value-type="float" office:value="10.44333" calcext:value-type="float">
            <text:p>10.44333</text:p>
          </table:table-cell>
          <table:table-cell office:value-type="float" office:value="10.44" calcext:value-type="float">
            <text:p>10.44</text:p>
          </table:table-cell>
          <table:table-cell office:value-type="float" office:value="17156" calcext:value-type="float">
            <text:p>17156</text:p>
          </table:table-cell>
          <table:table-cell office:value-type="float" office:value="1727442377" calcext:value-type="float">
            <text:p>1727442377</text:p>
          </table:table-cell>
          <table:table-cell office:value-type="float" office:value="38.8" calcext:value-type="float">
            <text:p>38.8</text:p>
          </table:table-cell>
          <table:table-cell office:value-type="float" office:value="38.79" calcext:value-type="float">
            <text:p>38.79</text:p>
          </table:table-cell>
          <table:table-cell office:value-type="float" office:value="26412" calcext:value-type="float">
            <text:p>26412</text:p>
          </table:table-cell>
          <table:table-cell office:value-type="float" office:value="1727442377" calcext:value-type="float">
            <text:p>1727442377</text:p>
          </table:table-cell>
          <table:table-cell table:formula="of:=[.F1010]&gt;[.B10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02-s577881003c17847878.ukp</text:p>
          </table:table-cell>
          <table:table-cell office:value-type="float" office:value="17.20666" calcext:value-type="float">
            <text:p>17.20666</text:p>
          </table:table-cell>
          <table:table-cell office:value-type="float" office:value="17.21" calcext:value-type="float">
            <text:p>17.21</text:p>
          </table:table-cell>
          <table:table-cell office:value-type="float" office:value="33700" calcext:value-type="float">
            <text:p>33700</text:p>
          </table:table-cell>
          <table:table-cell office:value-type="float" office:value="3551325879" calcext:value-type="float">
            <text:p>3551325879</text:p>
          </table:table-cell>
          <table:table-cell office:value-type="float" office:value="38.85666" calcext:value-type="float">
            <text:p>38.85666</text:p>
          </table:table-cell>
          <table:table-cell office:value-type="float" office:value="38.84" calcext:value-type="float">
            <text:p>38.84</text:p>
          </table:table-cell>
          <table:table-cell office:value-type="float" office:value="41692" calcext:value-type="float">
            <text:p>41692</text:p>
          </table:table-cell>
          <table:table-cell office:value-type="float" office:value="3551325879" calcext:value-type="float">
            <text:p>3551325879</text:p>
          </table:table-cell>
          <table:table-cell table:formula="of:=[.F1011]&gt;[.B10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-s300958364c56418527.ukp</text:p>
          </table:table-cell>
          <table:table-cell office:value-type="float" office:value="6.39333" calcext:value-type="float">
            <text:p>6.39333</text:p>
          </table:table-cell>
          <table:table-cell office:value-type="float" office:value="6.41" calcext:value-type="float">
            <text:p>6.41</text:p>
          </table:table-cell>
          <table:table-cell office:value-type="float" office:value="72456" calcext:value-type="float">
            <text:p>72456</text:p>
          </table:table-cell>
          <table:table-cell office:value-type="float" office:value="11348585540" calcext:value-type="float">
            <text:p>11348585540</text:p>
          </table:table-cell>
          <table:table-cell table:number-columns-repeated="2" office:value-type="float" office:value="38.96" calcext:value-type="float">
            <text:p>38.96</text:p>
          </table:table-cell>
          <table:table-cell office:value-type="float" office:value="114988" calcext:value-type="float">
            <text:p>114988</text:p>
          </table:table-cell>
          <table:table-cell office:value-type="float" office:value="11348585540" calcext:value-type="float">
            <text:p>11348585540</text:p>
          </table:table-cell>
          <table:table-cell table:formula="of:=[.F1012]&gt;[.B10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07-s115684993c95331646.ukp</text:p>
          </table:table-cell>
          <table:table-cell office:value-type="float" office:value="19.81333" calcext:value-type="float">
            <text:p>19.81333</text:p>
          </table:table-cell>
          <table:table-cell office:value-type="float" office:value="19.82" calcext:value-type="float">
            <text:p>19.82</text:p>
          </table:table-cell>
          <table:table-cell office:value-type="float" office:value="73092" calcext:value-type="float">
            <text:p>73092</text:p>
          </table:table-cell>
          <table:table-cell office:value-type="float" office:value="19164821131" calcext:value-type="float">
            <text:p>19164821131</text:p>
          </table:table-cell>
          <table:table-cell table:number-columns-repeated="2" office:value-type="float" office:value="38.97" calcext:value-type="float">
            <text:p>38.97</text:p>
          </table:table-cell>
          <table:table-cell office:value-type="float" office:value="83924" calcext:value-type="float">
            <text:p>83924</text:p>
          </table:table-cell>
          <table:table-cell office:value-type="float" office:value="19164821131" calcext:value-type="float">
            <text:p>19164821131</text:p>
          </table:table-cell>
          <table:table-cell table:formula="of:=[.F1013]&gt;[.B10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62-s10096367c12074994.ukp</text:p>
          </table:table-cell>
          <table:table-cell office:value-type="float" office:value="2.68667" calcext:value-type="float">
            <text:p>2.68667</text:p>
          </table:table-cell>
          <table:table-cell office:value-type="float" office:value="2.69" calcext:value-type="float">
            <text:p>2.69</text:p>
          </table:table-cell>
          <table:table-cell office:value-type="float" office:value="13548" calcext:value-type="float">
            <text:p>13548</text:p>
          </table:table-cell>
          <table:table-cell office:value-type="float" office:value="2424368671" calcext:value-type="float">
            <text:p>2424368671</text:p>
          </table:table-cell>
          <table:table-cell office:value-type="float" office:value="39.01" calcext:value-type="float">
            <text:p>39.01</text:p>
          </table:table-cell>
          <table:table-cell office:value-type="float" office:value="39" calcext:value-type="float">
            <text:p>39</text:p>
          </table:table-cell>
          <table:table-cell office:value-type="float" office:value="29308" calcext:value-type="float">
            <text:p>29308</text:p>
          </table:table-cell>
          <table:table-cell office:value-type="float" office:value="2424368671" calcext:value-type="float">
            <text:p>2424368671</text:p>
          </table:table-cell>
          <table:table-cell table:formula="of:=[.F1014]&gt;[.B10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64-s504944976c45245317.ukp</text:p>
          </table:table-cell>
          <table:table-cell office:value-type="float" office:value="31.29333" calcext:value-type="float">
            <text:p>31.29333</text:p>
          </table:table-cell>
          <table:table-cell office:value-type="float" office:value="31.28" calcext:value-type="float">
            <text:p>31.28</text:p>
          </table:table-cell>
          <table:table-cell office:value-type="float" office:value="45004" calcext:value-type="float">
            <text:p>45004</text:p>
          </table:table-cell>
          <table:table-cell office:value-type="float" office:value="9086180113" calcext:value-type="float">
            <text:p>9086180113</text:p>
          </table:table-cell>
          <table:table-cell office:value-type="float" office:value="39.55666" calcext:value-type="float">
            <text:p>39.55666</text:p>
          </table:table-cell>
          <table:table-cell office:value-type="float" office:value="39.55" calcext:value-type="float">
            <text:p>39.55</text:p>
          </table:table-cell>
          <table:table-cell office:value-type="float" office:value="43040" calcext:value-type="float">
            <text:p>43040</text:p>
          </table:table-cell>
          <table:table-cell office:value-type="float" office:value="9086180113" calcext:value-type="float">
            <text:p>9086180113</text:p>
          </table:table-cell>
          <table:table-cell table:formula="of:=[.F1015]&gt;[.B10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74-s971450924c66181640.ukp</text:p>
          </table:table-cell>
          <table:table-cell office:value-type="float" office:value="20.74333" calcext:value-type="float">
            <text:p>20.74333</text:p>
          </table:table-cell>
          <table:table-cell office:value-type="float" office:value="20.74" calcext:value-type="float">
            <text:p>20.74</text:p>
          </table:table-cell>
          <table:table-cell office:value-type="float" office:value="55180" calcext:value-type="float">
            <text:p>55180</text:p>
          </table:table-cell>
          <table:table-cell office:value-type="float" office:value="13289356349" calcext:value-type="float">
            <text:p>13289356349</text:p>
          </table:table-cell>
          <table:table-cell office:value-type="float" office:value="39.6" calcext:value-type="float">
            <text:p>39.6</text:p>
          </table:table-cell>
          <table:table-cell office:value-type="float" office:value="39.59" calcext:value-type="float">
            <text:p>39.59</text:p>
          </table:table-cell>
          <table:table-cell office:value-type="float" office:value="62944" calcext:value-type="float">
            <text:p>62944</text:p>
          </table:table-cell>
          <table:table-cell office:value-type="float" office:value="13289356349" calcext:value-type="float">
            <text:p>13289356349</text:p>
          </table:table-cell>
          <table:table-cell table:formula="of:=[.F1016]&gt;[.B10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99-s19578528c24134565.ukp</text:p>
          </table:table-cell>
          <table:table-cell office:value-type="float" office:value="13.65" calcext:value-type="float">
            <text:p>13.65</text:p>
          </table:table-cell>
          <table:table-cell office:value-type="float" office:value="13.64" calcext:value-type="float">
            <text:p>13.64</text:p>
          </table:table-cell>
          <table:table-cell office:value-type="float" office:value="31388" calcext:value-type="float">
            <text:p>31388</text:p>
          </table:table-cell>
          <table:table-cell office:value-type="float" office:value="4840632498" calcext:value-type="float">
            <text:p>4840632498</text:p>
          </table:table-cell>
          <table:table-cell office:value-type="float" office:value="39.79333" calcext:value-type="float">
            <text:p>39.79333</text:p>
          </table:table-cell>
          <table:table-cell office:value-type="float" office:value="39.79" calcext:value-type="float">
            <text:p>39.79</text:p>
          </table:table-cell>
          <table:table-cell office:value-type="float" office:value="36624" calcext:value-type="float">
            <text:p>36624</text:p>
          </table:table-cell>
          <table:table-cell office:value-type="float" office:value="4840632498" calcext:value-type="float">
            <text:p>4840632498</text:p>
          </table:table-cell>
          <table:table-cell table:formula="of:=[.F1017]&gt;[.B10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25-s203306834c51425276.ukp</text:p>
          </table:table-cell>
          <table:table-cell office:value-type="float" office:value="19.35666" calcext:value-type="float">
            <text:p>19.35666</text:p>
          </table:table-cell>
          <table:table-cell office:value-type="float" office:value="19.35" calcext:value-type="float">
            <text:p>19.35</text:p>
          </table:table-cell>
          <table:table-cell office:value-type="float" office:value="42128" calcext:value-type="float">
            <text:p>42128</text:p>
          </table:table-cell>
          <table:table-cell office:value-type="float" office:value="10347985887" calcext:value-type="float">
            <text:p>10347985887</text:p>
          </table:table-cell>
          <table:table-cell office:value-type="float" office:value="40.13333" calcext:value-type="float">
            <text:p>40.13333</text:p>
          </table:table-cell>
          <table:table-cell office:value-type="float" office:value="40.11" calcext:value-type="float">
            <text:p>40.11</text:p>
          </table:table-cell>
          <table:table-cell office:value-type="float" office:value="46776" calcext:value-type="float">
            <text:p>46776</text:p>
          </table:table-cell>
          <table:table-cell office:value-type="float" office:value="10347985887" calcext:value-type="float">
            <text:p>10347985887</text:p>
          </table:table-cell>
          <table:table-cell table:formula="of:=[.F1018]&gt;[.B10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05-s986435278c76309495.ukp</text:p>
          </table:table-cell>
          <table:table-cell table:number-columns-repeated="2" office:value-type="float" office:value="9.14" calcext:value-type="float">
            <text:p>9.14</text:p>
          </table:table-cell>
          <table:table-cell office:value-type="float" office:value="57108" calcext:value-type="float">
            <text:p>57108</text:p>
          </table:table-cell>
          <table:table-cell office:value-type="float" office:value="15339454874" calcext:value-type="float">
            <text:p>15339454874</text:p>
          </table:table-cell>
          <table:table-cell office:value-type="float" office:value="40.51333" calcext:value-type="float">
            <text:p>40.51333</text:p>
          </table:table-cell>
          <table:table-cell office:value-type="float" office:value="40.52" calcext:value-type="float">
            <text:p>40.52</text:p>
          </table:table-cell>
          <table:table-cell office:value-type="float" office:value="80704" calcext:value-type="float">
            <text:p>80704</text:p>
          </table:table-cell>
          <table:table-cell office:value-type="float" office:value="15339454874" calcext:value-type="float">
            <text:p>15339454874</text:p>
          </table:table-cell>
          <table:table-cell table:formula="of:=[.F1019]&gt;[.B10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29-s286513221c77788146.ukp</text:p>
          </table:table-cell>
          <table:table-cell office:value-type="float" office:value="25.39" calcext:value-type="float">
            <text:p>25.39</text:p>
          </table:table-cell>
          <table:table-cell office:value-type="float" office:value="25.4" calcext:value-type="float">
            <text:p>25.4</text:p>
          </table:table-cell>
          <table:table-cell office:value-type="float" office:value="72300" calcext:value-type="float">
            <text:p>72300</text:p>
          </table:table-cell>
          <table:table-cell office:value-type="float" office:value="15659289025" calcext:value-type="float">
            <text:p>15659289025</text:p>
          </table:table-cell>
          <table:table-cell office:value-type="float" office:value="40.70666" calcext:value-type="float">
            <text:p>40.70666</text:p>
          </table:table-cell>
          <table:table-cell office:value-type="float" office:value="40.69" calcext:value-type="float">
            <text:p>40.69</text:p>
          </table:table-cell>
          <table:table-cell office:value-type="float" office:value="68620" calcext:value-type="float">
            <text:p>68620</text:p>
          </table:table-cell>
          <table:table-cell office:value-type="float" office:value="15659289025" calcext:value-type="float">
            <text:p>15659289025</text:p>
          </table:table-cell>
          <table:table-cell table:formula="of:=[.F1020]&gt;[.B10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95-s159240154c44422753.ukp</text:p>
          </table:table-cell>
          <table:table-cell office:value-type="float" office:value="28.14333" calcext:value-type="float">
            <text:p>28.14333</text:p>
          </table:table-cell>
          <table:table-cell office:value-type="float" office:value="28.14" calcext:value-type="float">
            <text:p>28.14</text:p>
          </table:table-cell>
          <table:table-cell office:value-type="float" office:value="53036" calcext:value-type="float">
            <text:p>53036</text:p>
          </table:table-cell>
          <table:table-cell office:value-type="float" office:value="8952370945" calcext:value-type="float">
            <text:p>8952370945</text:p>
          </table:table-cell>
          <table:table-cell office:value-type="float" office:value="40.84333" calcext:value-type="float">
            <text:p>40.84333</text:p>
          </table:table-cell>
          <table:table-cell office:value-type="float" office:value="40.85" calcext:value-type="float">
            <text:p>40.85</text:p>
          </table:table-cell>
          <table:table-cell office:value-type="float" office:value="56596" calcext:value-type="float">
            <text:p>56596</text:p>
          </table:table-cell>
          <table:table-cell office:value-type="float" office:value="8952370945" calcext:value-type="float">
            <text:p>8952370945</text:p>
          </table:table-cell>
          <table:table-cell table:formula="of:=[.F1021]&gt;[.B10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09-s240120430c55436182.ukp</text:p>
          </table:table-cell>
          <table:table-cell office:value-type="float" office:value="3.99" calcext:value-type="float">
            <text:p>3.99</text:p>
          </table:table-cell>
          <table:table-cell office:value-type="float" office:value="4" calcext:value-type="float">
            <text:p>4</text:p>
          </table:table-cell>
          <table:table-cell office:value-type="float" office:value="55356" calcext:value-type="float">
            <text:p>55356</text:p>
          </table:table-cell>
          <table:table-cell office:value-type="float" office:value="11153717225" calcext:value-type="float">
            <text:p>11153717225</text:p>
          </table:table-cell>
          <table:table-cell office:value-type="float" office:value="40.93666" calcext:value-type="float">
            <text:p>40.93666</text:p>
          </table:table-cell>
          <table:table-cell office:value-type="float" office:value="40.93" calcext:value-type="float">
            <text:p>40.93</text:p>
          </table:table-cell>
          <table:table-cell office:value-type="float" office:value="113788" calcext:value-type="float">
            <text:p>113788</text:p>
          </table:table-cell>
          <table:table-cell office:value-type="float" office:value="11153717225" calcext:value-type="float">
            <text:p>11153717225</text:p>
          </table:table-cell>
          <table:table-cell table:formula="of:=[.F1022]&gt;[.B10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95-s697826265c90957190.ukp</text:p>
          </table:table-cell>
          <table:table-cell office:value-type="float" office:value="2.67" calcext:value-type="float">
            <text:p>2.67</text:p>
          </table:table-cell>
          <table:table-cell office:value-type="float" office:value="2.68" calcext:value-type="float">
            <text:p>2.68</text:p>
          </table:table-cell>
          <table:table-cell office:value-type="float" office:value="39508" calcext:value-type="float">
            <text:p>39508</text:p>
          </table:table-cell>
          <table:table-cell office:value-type="float" office:value="18312563722" calcext:value-type="float">
            <text:p>18312563722</text:p>
          </table:table-cell>
          <table:table-cell office:value-type="float" office:value="40.99" calcext:value-type="float">
            <text:p>40.99</text:p>
          </table:table-cell>
          <table:table-cell office:value-type="float" office:value="41" calcext:value-type="float">
            <text:p>41</text:p>
          </table:table-cell>
          <table:table-cell office:value-type="float" office:value="96948" calcext:value-type="float">
            <text:p>96948</text:p>
          </table:table-cell>
          <table:table-cell office:value-type="float" office:value="18312563722" calcext:value-type="float">
            <text:p>18312563722</text:p>
          </table:table-cell>
          <table:table-cell table:formula="of:=[.F1023]&gt;[.B10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53-s622472121c70357223.ukp</text:p>
          </table:table-cell>
          <table:table-cell office:value-type="float" office:value="45.92666" calcext:value-type="float">
            <text:p>45.92666</text:p>
          </table:table-cell>
          <table:table-cell office:value-type="float" office:value="45.91" calcext:value-type="float">
            <text:p>45.91</text:p>
          </table:table-cell>
          <table:table-cell office:value-type="float" office:value="73092" calcext:value-type="float">
            <text:p>73092</text:p>
          </table:table-cell>
          <table:table-cell office:value-type="float" office:value="14137376972" calcext:value-type="float">
            <text:p>14137376972</text:p>
          </table:table-cell>
          <table:table-cell office:value-type="float" office:value="41.02666" calcext:value-type="float">
            <text:p>41.02666</text:p>
          </table:table-cell>
          <table:table-cell office:value-type="float" office:value="41.02" calcext:value-type="float">
            <text:p>41.02</text:p>
          </table:table-cell>
          <table:table-cell office:value-type="float" office:value="77008" calcext:value-type="float">
            <text:p>77008</text:p>
          </table:table-cell>
          <table:table-cell office:value-type="float" office:value="14137376972" calcext:value-type="float">
            <text:p>14137376972</text:p>
          </table:table-cell>
          <table:table-cell table:formula="of:=[.F1024]&gt;[.B10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20000-84-s379401505c13045986.ukp</text:p>
          </table:table-cell>
          <table:table-cell office:value-type="float" office:value="1.04333" calcext:value-type="float">
            <text:p>1.04333</text:p>
          </table:table-cell>
          <table:table-cell office:value-type="float" office:value="1.04" calcext:value-type="float">
            <text:p>1.04</text:p>
          </table:table-cell>
          <table:table-cell office:value-type="float" office:value="11344" calcext:value-type="float">
            <text:p>11344</text:p>
          </table:table-cell>
          <table:table-cell office:value-type="float" office:value="2613920201" calcext:value-type="float">
            <text:p>2613920201</text:p>
          </table:table-cell>
          <table:table-cell office:value-type="float" office:value="41.03666" calcext:value-type="float">
            <text:p>41.03666</text:p>
          </table:table-cell>
          <table:table-cell office:value-type="float" office:value="41.02" calcext:value-type="float">
            <text:p>41.02</text:p>
          </table:table-cell>
          <table:table-cell office:value-type="float" office:value="25928" calcext:value-type="float">
            <text:p>25928</text:p>
          </table:table-cell>
          <table:table-cell office:value-type="float" office:value="2613920201" calcext:value-type="float">
            <text:p>2613920201</text:p>
          </table:table-cell>
          <table:table-cell table:formula="of:=[.F1025]&gt;[.B10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96-s622778615c39415323.ukp</text:p>
          </table:table-cell>
          <table:table-cell table:number-columns-repeated="2" office:value-type="float" office:value="6.59" calcext:value-type="float">
            <text:p>6.59</text:p>
          </table:table-cell>
          <table:table-cell office:value-type="float" office:value="21452" calcext:value-type="float">
            <text:p>21452</text:p>
          </table:table-cell>
          <table:table-cell office:value-type="float" office:value="7943055374" calcext:value-type="float">
            <text:p>7943055374</text:p>
          </table:table-cell>
          <table:table-cell office:value-type="float" office:value="41.09333" calcext:value-type="float">
            <text:p>41.09333</text:p>
          </table:table-cell>
          <table:table-cell office:value-type="float" office:value="41.07" calcext:value-type="float">
            <text:p>41.07</text:p>
          </table:table-cell>
          <table:table-cell office:value-type="float" office:value="32888" calcext:value-type="float">
            <text:p>32888</text:p>
          </table:table-cell>
          <table:table-cell office:value-type="float" office:value="7943055374" calcext:value-type="float">
            <text:p>7943055374</text:p>
          </table:table-cell>
          <table:table-cell table:formula="of:=[.F1026]&gt;[.B10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92-s102695567c23256876.ukp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13524" calcext:value-type="float">
            <text:p>13524</text:p>
          </table:table-cell>
          <table:table-cell office:value-type="float" office:value="4686876622" calcext:value-type="float">
            <text:p>4686876622</text:p>
          </table:table-cell>
          <table:table-cell office:value-type="float" office:value="41.17666" calcext:value-type="float">
            <text:p>41.17666</text:p>
          </table:table-cell>
          <table:table-cell office:value-type="float" office:value="41.16" calcext:value-type="float">
            <text:p>41.16</text:p>
          </table:table-cell>
          <table:table-cell office:value-type="float" office:value="41352" calcext:value-type="float">
            <text:p>41352</text:p>
          </table:table-cell>
          <table:table-cell office:value-type="float" office:value="4686876622" calcext:value-type="float">
            <text:p>4686876622</text:p>
          </table:table-cell>
          <table:table-cell table:formula="of:=[.F1027]&gt;[.B10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01-s949050623c22872926.ukp</text:p>
          </table:table-cell>
          <table:table-cell office:value-type="float" office:value="35.41666" calcext:value-type="float">
            <text:p>35.41666</text:p>
          </table:table-cell>
          <table:table-cell office:value-type="float" office:value="35.4" calcext:value-type="float">
            <text:p>35.4</text:p>
          </table:table-cell>
          <table:table-cell office:value-type="float" office:value="42724" calcext:value-type="float">
            <text:p>42724</text:p>
          </table:table-cell>
          <table:table-cell office:value-type="float" office:value="4562236456" calcext:value-type="float">
            <text:p>4562236456</text:p>
          </table:table-cell>
          <table:table-cell table:number-columns-repeated="2" office:value-type="float" office:value="41.18" calcext:value-type="float">
            <text:p>41.18</text:p>
          </table:table-cell>
          <table:table-cell office:value-type="float" office:value="42308" calcext:value-type="float">
            <text:p>42308</text:p>
          </table:table-cell>
          <table:table-cell office:value-type="float" office:value="4562236456" calcext:value-type="float">
            <text:p>4562236456</text:p>
          </table:table-cell>
          <table:table-cell table:formula="of:=[.F1028]&gt;[.B10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16-s106334440c14033169.ukp</text:p>
          </table:table-cell>
          <table:table-cell table:number-columns-repeated="2" office:value-type="float" office:value="4.87" calcext:value-type="float">
            <text:p>4.87</text:p>
          </table:table-cell>
          <table:table-cell office:value-type="float" office:value="17988" calcext:value-type="float">
            <text:p>17988</text:p>
          </table:table-cell>
          <table:table-cell office:value-type="float" office:value="2809267435" calcext:value-type="float">
            <text:p>2809267435</text:p>
          </table:table-cell>
          <table:table-cell office:value-type="float" office:value="41.19666" calcext:value-type="float">
            <text:p>41.19666</text:p>
          </table:table-cell>
          <table:table-cell office:value-type="float" office:value="41.18" calcext:value-type="float">
            <text:p>41.18</text:p>
          </table:table-cell>
          <table:table-cell office:value-type="float" office:value="32816" calcext:value-type="float">
            <text:p>32816</text:p>
          </table:table-cell>
          <table:table-cell office:value-type="float" office:value="2809267435" calcext:value-type="float">
            <text:p>2809267435</text:p>
          </table:table-cell>
          <table:table-cell table:formula="of:=[.F1029]&gt;[.B10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37-s238429703c70116163.ukp</text:p>
          </table:table-cell>
          <table:table-cell office:value-type="float" office:value="2.15333" calcext:value-type="float">
            <text:p>2.15333</text:p>
          </table:table-cell>
          <table:table-cell office:value-type="float" office:value="2.16" calcext:value-type="float">
            <text:p>2.16</text:p>
          </table:table-cell>
          <table:table-cell office:value-type="float" office:value="20088" calcext:value-type="float">
            <text:p>20088</text:p>
          </table:table-cell>
          <table:table-cell office:value-type="float" office:value="14130905657" calcext:value-type="float">
            <text:p>14130905657</text:p>
          </table:table-cell>
          <table:table-cell table:number-columns-repeated="2" office:value-type="float" office:value="41.23" calcext:value-type="float">
            <text:p>41.23</text:p>
          </table:table-cell>
          <table:table-cell office:value-type="float" office:value="52828" calcext:value-type="float">
            <text:p>52828</text:p>
          </table:table-cell>
          <table:table-cell office:value-type="float" office:value="14130905657" calcext:value-type="float">
            <text:p>14130905657</text:p>
          </table:table-cell>
          <table:table-cell table:formula="of:=[.F1030]&gt;[.B10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97-s932484623c16615051.ukp</text:p>
          </table:table-cell>
          <table:table-cell office:value-type="float" office:value="20.06666" calcext:value-type="float">
            <text:p>20.06666</text:p>
          </table:table-cell>
          <table:table-cell office:value-type="float" office:value="20.07" calcext:value-type="float">
            <text:p>20.07</text:p>
          </table:table-cell>
          <table:table-cell office:value-type="float" office:value="28720" calcext:value-type="float">
            <text:p>28720</text:p>
          </table:table-cell>
          <table:table-cell office:value-type="float" office:value="3299567962" calcext:value-type="float">
            <text:p>3299567962</text:p>
          </table:table-cell>
          <table:table-cell office:value-type="float" office:value="41.29666" calcext:value-type="float">
            <text:p>41.29666</text:p>
          </table:table-cell>
          <table:table-cell office:value-type="float" office:value="41.28" calcext:value-type="float">
            <text:p>41.28</text:p>
          </table:table-cell>
          <table:table-cell office:value-type="float" office:value="32908" calcext:value-type="float">
            <text:p>32908</text:p>
          </table:table-cell>
          <table:table-cell office:value-type="float" office:value="3299567962" calcext:value-type="float">
            <text:p>3299567962</text:p>
          </table:table-cell>
          <table:table-cell table:formula="of:=[.F1031]&gt;[.B10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97-s825468163c11829306.ukp</text:p>
          </table:table-cell>
          <table:table-cell office:value-type="float" office:value="11.18333" calcext:value-type="float">
            <text:p>11.18333</text:p>
          </table:table-cell>
          <table:table-cell office:value-type="float" office:value="11.18" calcext:value-type="float">
            <text:p>11.18</text:p>
          </table:table-cell>
          <table:table-cell office:value-type="float" office:value="23632" calcext:value-type="float">
            <text:p>23632</text:p>
          </table:table-cell>
          <table:table-cell office:value-type="float" office:value="2341641185" calcext:value-type="float">
            <text:p>2341641185</text:p>
          </table:table-cell>
          <table:table-cell office:value-type="float" office:value="41.48333" calcext:value-type="float">
            <text:p>41.48333</text:p>
          </table:table-cell>
          <table:table-cell office:value-type="float" office:value="41.47" calcext:value-type="float">
            <text:p>41.47</text:p>
          </table:table-cell>
          <table:table-cell office:value-type="float" office:value="37148" calcext:value-type="float">
            <text:p>37148</text:p>
          </table:table-cell>
          <table:table-cell office:value-type="float" office:value="2341641185" calcext:value-type="float">
            <text:p>2341641185</text:p>
          </table:table-cell>
          <table:table-cell table:formula="of:=[.F1032]&gt;[.B10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57-s578238354c51502063.ukp</text:p>
          </table:table-cell>
          <table:table-cell office:value-type="float" office:value="0.72667" calcext:value-type="float">
            <text:p>0.72667</text:p>
          </table:table-cell>
          <table:table-cell office:value-type="float" office:value="0.73" calcext:value-type="float">
            <text:p>0.73</text:p>
          </table:table-cell>
          <table:table-cell office:value-type="float" office:value="18420" calcext:value-type="float">
            <text:p>18420</text:p>
          </table:table-cell>
          <table:table-cell office:value-type="float" office:value="10370719660" calcext:value-type="float">
            <text:p>10370719660</text:p>
          </table:table-cell>
          <table:table-cell office:value-type="float" office:value="41.54333" calcext:value-type="float">
            <text:p>41.54333</text:p>
          </table:table-cell>
          <table:table-cell office:value-type="float" office:value="41.52" calcext:value-type="float">
            <text:p>41.52</text:p>
          </table:table-cell>
          <table:table-cell office:value-type="float" office:value="73748" calcext:value-type="float">
            <text:p>73748</text:p>
          </table:table-cell>
          <table:table-cell office:value-type="float" office:value="10370719660" calcext:value-type="float">
            <text:p>10370719660</text:p>
          </table:table-cell>
          <table:table-cell table:formula="of:=[.F1033]&gt;[.B10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13-s241841235c23894207.ukp</text:p>
          </table:table-cell>
          <table:table-cell table:number-columns-repeated="2" office:value-type="float" office:value="15.56" calcext:value-type="float">
            <text:p>15.56</text:p>
          </table:table-cell>
          <table:table-cell office:value-type="float" office:value="39640" calcext:value-type="float">
            <text:p>39640</text:p>
          </table:table-cell>
          <table:table-cell office:value-type="float" office:value="4768102725" calcext:value-type="float">
            <text:p>4768102725</text:p>
          </table:table-cell>
          <table:table-cell office:value-type="float" office:value="41.57333" calcext:value-type="float">
            <text:p>41.57333</text:p>
          </table:table-cell>
          <table:table-cell office:value-type="float" office:value="41.56" calcext:value-type="float">
            <text:p>41.56</text:p>
          </table:table-cell>
          <table:table-cell office:value-type="float" office:value="41452" calcext:value-type="float">
            <text:p>41452</text:p>
          </table:table-cell>
          <table:table-cell office:value-type="float" office:value="4768102725" calcext:value-type="float">
            <text:p>4768102725</text:p>
          </table:table-cell>
          <table:table-cell table:formula="of:=[.F1034]&gt;[.B10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77-s736725116c4033052.ukp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776" calcext:value-type="float">
            <text:p>8776</text:p>
          </table:table-cell>
          <table:table-cell office:value-type="float" office:value="812107395" calcext:value-type="float">
            <text:p>812107395</text:p>
          </table:table-cell>
          <table:table-cell office:value-type="float" office:value="41.59666" calcext:value-type="float">
            <text:p>41.59666</text:p>
          </table:table-cell>
          <table:table-cell office:value-type="float" office:value="41.59" calcext:value-type="float">
            <text:p>41.59</text:p>
          </table:table-cell>
          <table:table-cell office:value-type="float" office:value="23876" calcext:value-type="float">
            <text:p>23876</text:p>
          </table:table-cell>
          <table:table-cell office:value-type="float" office:value="812107395" calcext:value-type="float">
            <text:p>812107395</text:p>
          </table:table-cell>
          <table:table-cell table:formula="of:=[.F1035]&gt;[.B10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7-s586106970c28033333.ukp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1268" calcext:value-type="float">
            <text:p>51268</text:p>
          </table:table-cell>
          <table:table-cell office:value-type="float" office:value="5618713683" calcext:value-type="float">
            <text:p>5618713683</text:p>
          </table:table-cell>
          <table:table-cell office:value-type="float" office:value="41.66666" calcext:value-type="float">
            <text:p>41.66666</text:p>
          </table:table-cell>
          <table:table-cell office:value-type="float" office:value="41.67" calcext:value-type="float">
            <text:p>41.67</text:p>
          </table:table-cell>
          <table:table-cell office:value-type="float" office:value="59972" calcext:value-type="float">
            <text:p>59972</text:p>
          </table:table-cell>
          <table:table-cell office:value-type="float" office:value="5618713683" calcext:value-type="float">
            <text:p>5618713683</text:p>
          </table:table-cell>
          <table:table-cell table:formula="of:=[.F1036]&gt;[.B10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65-s76284724c9234188.ukp</text:p>
          </table:table-cell>
          <table:table-cell office:value-type="float" office:value="1.23667" calcext:value-type="float">
            <text:p>1.23667</text:p>
          </table:table-cell>
          <table:table-cell office:value-type="float" office:value="1.24" calcext:value-type="float">
            <text:p>1.24</text:p>
          </table:table-cell>
          <table:table-cell office:value-type="float" office:value="11372" calcext:value-type="float">
            <text:p>11372</text:p>
          </table:table-cell>
          <table:table-cell office:value-type="float" office:value="1843493462" calcext:value-type="float">
            <text:p>1843493462</text:p>
          </table:table-cell>
          <table:table-cell office:value-type="float" office:value="41.67333" calcext:value-type="float">
            <text:p>41.67333</text:p>
          </table:table-cell>
          <table:table-cell office:value-type="float" office:value="41.66" calcext:value-type="float">
            <text:p>41.66</text:p>
          </table:table-cell>
          <table:table-cell office:value-type="float" office:value="25792" calcext:value-type="float">
            <text:p>25792</text:p>
          </table:table-cell>
          <table:table-cell office:value-type="float" office:value="1843493462" calcext:value-type="float">
            <text:p>1843493462</text:p>
          </table:table-cell>
          <table:table-cell table:formula="of:=[.F1037]&gt;[.B10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67-s942314578c28041912.ukp</text:p>
          </table:table-cell>
          <table:table-cell office:value-type="float" office:value="7.15667" calcext:value-type="float">
            <text:p>7.15667</text:p>
          </table:table-cell>
          <table:table-cell office:value-type="float" office:value="7.16" calcext:value-type="float">
            <text:p>7.16</text:p>
          </table:table-cell>
          <table:table-cell office:value-type="float" office:value="31588" calcext:value-type="float">
            <text:p>31588</text:p>
          </table:table-cell>
          <table:table-cell office:value-type="float" office:value="5617593972" calcext:value-type="float">
            <text:p>5617593972</text:p>
          </table:table-cell>
          <table:table-cell office:value-type="float" office:value="41.67999" calcext:value-type="float">
            <text:p>41.67999</text:p>
          </table:table-cell>
          <table:table-cell office:value-type="float" office:value="41.67" calcext:value-type="float">
            <text:p>41.67</text:p>
          </table:table-cell>
          <table:table-cell office:value-type="float" office:value="60008" calcext:value-type="float">
            <text:p>60008</text:p>
          </table:table-cell>
          <table:table-cell office:value-type="float" office:value="5617593972" calcext:value-type="float">
            <text:p>5617593972</text:p>
          </table:table-cell>
          <table:table-cell table:formula="of:=[.F1038]&gt;[.B10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49-s911451083c94807786.ukp</text:p>
          </table:table-cell>
          <table:table-cell office:value-type="float" office:value="3.78333" calcext:value-type="float">
            <text:p>3.78333</text:p>
          </table:table-cell>
          <table:table-cell office:value-type="float" office:value="3.79" calcext:value-type="float">
            <text:p>3.79</text:p>
          </table:table-cell>
          <table:table-cell office:value-type="float" office:value="52700" calcext:value-type="float">
            <text:p>52700</text:p>
          </table:table-cell>
          <table:table-cell office:value-type="float" office:value="19089022935" calcext:value-type="float">
            <text:p>19089022935</text:p>
          </table:table-cell>
          <table:table-cell office:value-type="float" office:value="41.68333" calcext:value-type="float">
            <text:p>41.68333</text:p>
          </table:table-cell>
          <table:table-cell office:value-type="float" office:value="41.68" calcext:value-type="float">
            <text:p>41.68</text:p>
          </table:table-cell>
          <table:table-cell office:value-type="float" office:value="110552" calcext:value-type="float">
            <text:p>110552</text:p>
          </table:table-cell>
          <table:table-cell office:value-type="float" office:value="19089022935" calcext:value-type="float">
            <text:p>19089022935</text:p>
          </table:table-cell>
          <table:table-cell table:formula="of:=[.F1039]&gt;[.B10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42-s242289138c44498186.ukp</text:p>
          </table:table-cell>
          <table:table-cell office:value-type="float" office:value="17.42333" calcext:value-type="float">
            <text:p>17.42333</text:p>
          </table:table-cell>
          <table:table-cell office:value-type="float" office:value="17.42" calcext:value-type="float">
            <text:p>17.42</text:p>
          </table:table-cell>
          <table:table-cell office:value-type="float" office:value="58780" calcext:value-type="float">
            <text:p>58780</text:p>
          </table:table-cell>
          <table:table-cell office:value-type="float" office:value="8967464204" calcext:value-type="float">
            <text:p>8967464204</text:p>
          </table:table-cell>
          <table:table-cell office:value-type="float" office:value="41.73666" calcext:value-type="float">
            <text:p>41.73666</text:p>
          </table:table-cell>
          <table:table-cell office:value-type="float" office:value="41.72" calcext:value-type="float">
            <text:p>41.72</text:p>
          </table:table-cell>
          <table:table-cell office:value-type="float" office:value="68424" calcext:value-type="float">
            <text:p>68424</text:p>
          </table:table-cell>
          <table:table-cell office:value-type="float" office:value="8967464204" calcext:value-type="float">
            <text:p>8967464204</text:p>
          </table:table-cell>
          <table:table-cell table:formula="of:=[.F1040]&gt;[.B10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17-s920986475c57914625.ukp</text:p>
          </table:table-cell>
          <table:table-cell office:value-type="float" office:value="17.91666" calcext:value-type="float">
            <text:p>17.91666</text:p>
          </table:table-cell>
          <table:table-cell office:value-type="float" office:value="17.92" calcext:value-type="float">
            <text:p>17.92</text:p>
          </table:table-cell>
          <table:table-cell office:value-type="float" office:value="77312" calcext:value-type="float">
            <text:p>77312</text:p>
          </table:table-cell>
          <table:table-cell office:value-type="float" office:value="11625473455" calcext:value-type="float">
            <text:p>11625473455</text:p>
          </table:table-cell>
          <table:table-cell office:value-type="float" office:value="41.91333" calcext:value-type="float">
            <text:p>41.91333</text:p>
          </table:table-cell>
          <table:table-cell office:value-type="float" office:value="41.91" calcext:value-type="float">
            <text:p>41.91</text:p>
          </table:table-cell>
          <table:table-cell office:value-type="float" office:value="100628" calcext:value-type="float">
            <text:p>100628</text:p>
          </table:table-cell>
          <table:table-cell office:value-type="float" office:value="11625473455" calcext:value-type="float">
            <text:p>11625473455</text:p>
          </table:table-cell>
          <table:table-cell table:formula="of:=[.F1041]&gt;[.B10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06-s651738470c45683072.ukp</text:p>
          </table:table-cell>
          <table:table-cell office:value-type="float" office:value="3.93333" calcext:value-type="float">
            <text:p>3.93333</text:p>
          </table:table-cell>
          <table:table-cell office:value-type="float" office:value="3.93" calcext:value-type="float">
            <text:p>3.93</text:p>
          </table:table-cell>
          <table:table-cell office:value-type="float" office:value="17580" calcext:value-type="float">
            <text:p>17580</text:p>
          </table:table-cell>
          <table:table-cell office:value-type="float" office:value="9177472398" calcext:value-type="float">
            <text:p>9177472398</text:p>
          </table:table-cell>
          <table:table-cell office:value-type="float" office:value="42" calcext:value-type="float">
            <text:p>42</text:p>
          </table:table-cell>
          <table:table-cell office:value-type="float" office:value="41.99" calcext:value-type="float">
            <text:p>41.99</text:p>
          </table:table-cell>
          <table:table-cell office:value-type="float" office:value="32808" calcext:value-type="float">
            <text:p>32808</text:p>
          </table:table-cell>
          <table:table-cell office:value-type="float" office:value="9177472398" calcext:value-type="float">
            <text:p>9177472398</text:p>
          </table:table-cell>
          <table:table-cell table:formula="of:=[.F1042]&gt;[.B10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85-s939900702c65813462.ukp</text:p>
          </table:table-cell>
          <table:table-cell office:value-type="float" office:value="1.68667" calcext:value-type="float">
            <text:p>1.68667</text:p>
          </table:table-cell>
          <table:table-cell office:value-type="float" office:value="1.7" calcext:value-type="float">
            <text:p>1.7</text:p>
          </table:table-cell>
          <table:table-cell office:value-type="float" office:value="26172" calcext:value-type="float">
            <text:p>26172</text:p>
          </table:table-cell>
          <table:table-cell office:value-type="float" office:value="13263741405" calcext:value-type="float">
            <text:p>13263741405</text:p>
          </table:table-cell>
          <table:table-cell office:value-type="float" office:value="42" calcext:value-type="float">
            <text:p>42</text:p>
          </table:table-cell>
          <table:table-cell office:value-type="float" office:value="41.98" calcext:value-type="float">
            <text:p>41.98</text:p>
          </table:table-cell>
          <table:table-cell office:value-type="float" office:value="117612" calcext:value-type="float">
            <text:p>117612</text:p>
          </table:table-cell>
          <table:table-cell office:value-type="float" office:value="13263741405" calcext:value-type="float">
            <text:p>13263741405</text:p>
          </table:table-cell>
          <table:table-cell table:formula="of:=[.F1043]&gt;[.B10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55-s984814964c90741616.ukp</text:p>
          </table:table-cell>
          <table:table-cell office:value-type="float" office:value="11.56333" calcext:value-type="float">
            <text:p>11.56333</text:p>
          </table:table-cell>
          <table:table-cell office:value-type="float" office:value="11.57" calcext:value-type="float">
            <text:p>11.57</text:p>
          </table:table-cell>
          <table:table-cell office:value-type="float" office:value="85536" calcext:value-type="float">
            <text:p>85536</text:p>
          </table:table-cell>
          <table:table-cell office:value-type="float" office:value="18265982459" calcext:value-type="float">
            <text:p>18265982459</text:p>
          </table:table-cell>
          <table:table-cell office:value-type="float" office:value="42.26333" calcext:value-type="float">
            <text:p>42.26333</text:p>
          </table:table-cell>
          <table:table-cell office:value-type="float" office:value="42.25" calcext:value-type="float">
            <text:p>42.25</text:p>
          </table:table-cell>
          <table:table-cell office:value-type="float" office:value="114972" calcext:value-type="float">
            <text:p>114972</text:p>
          </table:table-cell>
          <table:table-cell office:value-type="float" office:value="18265982459" calcext:value-type="float">
            <text:p>18265982459</text:p>
          </table:table-cell>
          <table:table-cell table:formula="of:=[.F1044]&gt;[.B10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68-s591038534c31396782.ukp</text:p>
          </table:table-cell>
          <table:table-cell office:value-type="float" office:value="0.21333" calcext:value-type="float">
            <text:p>0.21333</text:p>
          </table:table-cell>
          <table:table-cell office:value-type="float" office:value="0.22" calcext:value-type="float">
            <text:p>0.22</text:p>
          </table:table-cell>
          <table:table-cell office:value-type="float" office:value="13464" calcext:value-type="float">
            <text:p>13464</text:p>
          </table:table-cell>
          <table:table-cell office:value-type="float" office:value="6327223222" calcext:value-type="float">
            <text:p>6327223222</text:p>
          </table:table-cell>
          <table:table-cell office:value-type="float" office:value="42.44" calcext:value-type="float">
            <text:p>42.44</text:p>
          </table:table-cell>
          <table:table-cell office:value-type="float" office:value="42.42" calcext:value-type="float">
            <text:p>42.42</text:p>
          </table:table-cell>
          <table:table-cell office:value-type="float" office:value="46636" calcext:value-type="float">
            <text:p>46636</text:p>
          </table:table-cell>
          <table:table-cell office:value-type="float" office:value="6327223222" calcext:value-type="float">
            <text:p>6327223222</text:p>
          </table:table-cell>
          <table:table-cell table:formula="of:=[.F1045]&gt;[.B10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4-s539788685c31401096.ukp</text:p>
          </table:table-cell>
          <table:table-cell office:value-type="float" office:value="1.81333" calcext:value-type="float">
            <text:p>1.81333</text:p>
          </table:table-cell>
          <table:table-cell office:value-type="float" office:value="1.82" calcext:value-type="float">
            <text:p>1.82</text:p>
          </table:table-cell>
          <table:table-cell office:value-type="float" office:value="17420" calcext:value-type="float">
            <text:p>17420</text:p>
          </table:table-cell>
          <table:table-cell office:value-type="float" office:value="6312041531" calcext:value-type="float">
            <text:p>6312041531</text:p>
          </table:table-cell>
          <table:table-cell office:value-type="float" office:value="42.44333" calcext:value-type="float">
            <text:p>42.44333</text:p>
          </table:table-cell>
          <table:table-cell office:value-type="float" office:value="42.44" calcext:value-type="float">
            <text:p>42.44</text:p>
          </table:table-cell>
          <table:table-cell office:value-type="float" office:value="43772" calcext:value-type="float">
            <text:p>43772</text:p>
          </table:table-cell>
          <table:table-cell office:value-type="float" office:value="6312041531" calcext:value-type="float">
            <text:p>6312041531</text:p>
          </table:table-cell>
          <table:table-cell table:formula="of:=[.F1046]&gt;[.B10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64-s878190975c58454045.ukp</text:p>
          </table:table-cell>
          <table:table-cell office:value-type="float" office:value="37.17666" calcext:value-type="float">
            <text:p>37.17666</text:p>
          </table:table-cell>
          <table:table-cell office:value-type="float" office:value="37.16" calcext:value-type="float">
            <text:p>37.16</text:p>
          </table:table-cell>
          <table:table-cell office:value-type="float" office:value="67884" calcext:value-type="float">
            <text:p>67884</text:p>
          </table:table-cell>
          <table:table-cell office:value-type="float" office:value="11764423290" calcext:value-type="float">
            <text:p>11764423290</text:p>
          </table:table-cell>
          <table:table-cell office:value-type="float" office:value="42.55666" calcext:value-type="float">
            <text:p>42.55666</text:p>
          </table:table-cell>
          <table:table-cell office:value-type="float" office:value="42.54" calcext:value-type="float">
            <text:p>42.54</text:p>
          </table:table-cell>
          <table:table-cell office:value-type="float" office:value="59428" calcext:value-type="float">
            <text:p>59428</text:p>
          </table:table-cell>
          <table:table-cell office:value-type="float" office:value="11764423290" calcext:value-type="float">
            <text:p>11764423290</text:p>
          </table:table-cell>
          <table:table-cell table:formula="of:=[.F1047]&gt;[.B10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66-s751246846c5953438.ukp</text:p>
          </table:table-cell>
          <table:table-cell table:number-columns-repeated="2" office:value-type="float" office:value="1.52" calcext:value-type="float">
            <text:p>1.52</text:p>
          </table:table-cell>
          <table:table-cell office:value-type="float" office:value="10568" calcext:value-type="float">
            <text:p>10568</text:p>
          </table:table-cell>
          <table:table-cell office:value-type="float" office:value="1180842678" calcext:value-type="float">
            <text:p>1180842678</text:p>
          </table:table-cell>
          <table:table-cell office:value-type="float" office:value="42.67333" calcext:value-type="float">
            <text:p>42.67333</text:p>
          </table:table-cell>
          <table:table-cell office:value-type="float" office:value="42.66" calcext:value-type="float">
            <text:p>42.66</text:p>
          </table:table-cell>
          <table:table-cell office:value-type="float" office:value="24748" calcext:value-type="float">
            <text:p>24748</text:p>
          </table:table-cell>
          <table:table-cell office:value-type="float" office:value="1180842678" calcext:value-type="float">
            <text:p>1180842678</text:p>
          </table:table-cell>
          <table:table-cell table:formula="of:=[.F1048]&gt;[.B10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90-s962238163c4933606.ukp</text:p>
          </table:table-cell>
          <table:table-cell table:number-columns-repeated="2" office:value-type="float" office:value="1.56" calcext:value-type="float">
            <text:p>1.56</text:p>
          </table:table-cell>
          <table:table-cell office:value-type="float" office:value="10600" calcext:value-type="float">
            <text:p>10600</text:p>
          </table:table-cell>
          <table:table-cell office:value-type="float" office:value="974177239" calcext:value-type="float">
            <text:p>974177239</text:p>
          </table:table-cell>
          <table:table-cell office:value-type="float" office:value="42.70666" calcext:value-type="float">
            <text:p>42.70666</text:p>
          </table:table-cell>
          <table:table-cell office:value-type="float" office:value="42.7" calcext:value-type="float">
            <text:p>42.7</text:p>
          </table:table-cell>
          <table:table-cell office:value-type="float" office:value="23628" calcext:value-type="float">
            <text:p>23628</text:p>
          </table:table-cell>
          <table:table-cell office:value-type="float" office:value="974177239" calcext:value-type="float">
            <text:p>974177239</text:p>
          </table:table-cell>
          <table:table-cell table:formula="of:=[.F1049]&gt;[.B10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16-s734079079c1601935.ukp</text:p>
          </table:table-cell>
          <table:table-cell office:value-type="float" office:value="19.68666" calcext:value-type="float">
            <text:p>19.68666</text:p>
          </table:table-cell>
          <table:table-cell office:value-type="float" office:value="19.68" calcext:value-type="float">
            <text:p>19.68</text:p>
          </table:table-cell>
          <table:table-cell office:value-type="float" office:value="21192" calcext:value-type="float">
            <text:p>21192</text:p>
          </table:table-cell>
          <table:table-cell office:value-type="float" office:value="272556003" calcext:value-type="float">
            <text:p>272556003</text:p>
          </table:table-cell>
          <table:table-cell office:value-type="float" office:value="42.79666" calcext:value-type="float">
            <text:p>42.79666</text:p>
          </table:table-cell>
          <table:table-cell office:value-type="float" office:value="42.81" calcext:value-type="float">
            <text:p>42.81</text:p>
          </table:table-cell>
          <table:table-cell office:value-type="float" office:value="23684" calcext:value-type="float">
            <text:p>23684</text:p>
          </table:table-cell>
          <table:table-cell office:value-type="float" office:value="272556003" calcext:value-type="float">
            <text:p>272556003</text:p>
          </table:table-cell>
          <table:table-cell table:formula="of:=[.F1050]&gt;[.B10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51-s72680581c79087991.ukp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0.54" calcext:value-type="float">
            <text:p>0.54</text:p>
          </table:table-cell>
          <table:table-cell office:value-type="float" office:value="17496" calcext:value-type="float">
            <text:p>17496</text:p>
          </table:table-cell>
          <table:table-cell office:value-type="float" office:value="15938275206" calcext:value-type="float">
            <text:p>15938275206</text:p>
          </table:table-cell>
          <table:table-cell office:value-type="float" office:value="42.80333" calcext:value-type="float">
            <text:p>42.80333</text:p>
          </table:table-cell>
          <table:table-cell office:value-type="float" office:value="42.78" calcext:value-type="float">
            <text:p>42.78</text:p>
          </table:table-cell>
          <table:table-cell office:value-type="float" office:value="103652" calcext:value-type="float">
            <text:p>103652</text:p>
          </table:table-cell>
          <table:table-cell office:value-type="float" office:value="15938275206" calcext:value-type="float">
            <text:p>15938275206</text:p>
          </table:table-cell>
          <table:table-cell table:formula="of:=[.F1051]&gt;[.B10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03-s421267430c70749847.ukp</text:p>
          </table:table-cell>
          <table:table-cell office:value-type="float" office:value="1.56333" calcext:value-type="float">
            <text:p>1.56333</text:p>
          </table:table-cell>
          <table:table-cell office:value-type="float" office:value="1.57" calcext:value-type="float">
            <text:p>1.57</text:p>
          </table:table-cell>
          <table:table-cell office:value-type="float" office:value="20288" calcext:value-type="float">
            <text:p>20288</text:p>
          </table:table-cell>
          <table:table-cell office:value-type="float" office:value="14245694115" calcext:value-type="float">
            <text:p>14245694115</text:p>
          </table:table-cell>
          <table:table-cell office:value-type="float" office:value="42.85666" calcext:value-type="float">
            <text:p>42.85666</text:p>
          </table:table-cell>
          <table:table-cell office:value-type="float" office:value="42.84" calcext:value-type="float">
            <text:p>42.84</text:p>
          </table:table-cell>
          <table:table-cell office:value-type="float" office:value="66648" calcext:value-type="float">
            <text:p>66648</text:p>
          </table:table-cell>
          <table:table-cell office:value-type="float" office:value="14245694115" calcext:value-type="float">
            <text:p>14245694115</text:p>
          </table:table-cell>
          <table:table-cell table:formula="of:=[.F1052]&gt;[.B10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28-s111763732c17777632.ukp</text:p>
          </table:table-cell>
          <table:table-cell table:number-columns-repeated="2" office:value-type="float" office:value="21.67" calcext:value-type="float">
            <text:p>21.67</text:p>
          </table:table-cell>
          <table:table-cell office:value-type="float" office:value="31460" calcext:value-type="float">
            <text:p>31460</text:p>
          </table:table-cell>
          <table:table-cell office:value-type="float" office:value="3533833063" calcext:value-type="float">
            <text:p>3533833063</text:p>
          </table:table-cell>
          <table:table-cell office:value-type="float" office:value="42.87666" calcext:value-type="float">
            <text:p>42.87666</text:p>
          </table:table-cell>
          <table:table-cell office:value-type="float" office:value="42.89" calcext:value-type="float">
            <text:p>42.89</text:p>
          </table:table-cell>
          <table:table-cell office:value-type="float" office:value="36528" calcext:value-type="float">
            <text:p>36528</text:p>
          </table:table-cell>
          <table:table-cell office:value-type="float" office:value="3533833063" calcext:value-type="float">
            <text:p>3533833063</text:p>
          </table:table-cell>
          <table:table-cell table:formula="of:=[.F1053]&gt;[.B10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60-s660566353c30779780.ukp</text:p>
          </table:table-cell>
          <table:table-cell office:value-type="float" office:value="24.72666" calcext:value-type="float">
            <text:p>24.72666</text:p>
          </table:table-cell>
          <table:table-cell office:value-type="float" office:value="24.72" calcext:value-type="float">
            <text:p>24.72</text:p>
          </table:table-cell>
          <table:table-cell office:value-type="float" office:value="30608" calcext:value-type="float">
            <text:p>30608</text:p>
          </table:table-cell>
          <table:table-cell office:value-type="float" office:value="6152199551" calcext:value-type="float">
            <text:p>6152199551</text:p>
          </table:table-cell>
          <table:table-cell office:value-type="float" office:value="42.91333" calcext:value-type="float">
            <text:p>42.91333</text:p>
          </table:table-cell>
          <table:table-cell office:value-type="float" office:value="42.9" calcext:value-type="float">
            <text:p>42.9</text:p>
          </table:table-cell>
          <table:table-cell office:value-type="float" office:value="32720" calcext:value-type="float">
            <text:p>32720</text:p>
          </table:table-cell>
          <table:table-cell office:value-type="float" office:value="6152199551" calcext:value-type="float">
            <text:p>6152199551</text:p>
          </table:table-cell>
          <table:table-cell table:formula="of:=[.F1054]&gt;[.B10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52-s139986500c53670995.ukp</text:p>
          </table:table-cell>
          <table:table-cell table:number-columns-repeated="2" office:value-type="float" office:value="12.51" calcext:value-type="float">
            <text:p>12.51</text:p>
          </table:table-cell>
          <table:table-cell office:value-type="float" office:value="58124" calcext:value-type="float">
            <text:p>58124</text:p>
          </table:table-cell>
          <table:table-cell office:value-type="float" office:value="10776815133" calcext:value-type="float">
            <text:p>10776815133</text:p>
          </table:table-cell>
          <table:table-cell office:value-type="float" office:value="42.94666" calcext:value-type="float">
            <text:p>42.94666</text:p>
          </table:table-cell>
          <table:table-cell office:value-type="float" office:value="42.92" calcext:value-type="float">
            <text:p>42.92</text:p>
          </table:table-cell>
          <table:table-cell office:value-type="float" office:value="77748" calcext:value-type="float">
            <text:p>77748</text:p>
          </table:table-cell>
          <table:table-cell office:value-type="float" office:value="10776815133" calcext:value-type="float">
            <text:p>10776815133</text:p>
          </table:table-cell>
          <table:table-cell table:formula="of:=[.F1055]&gt;[.B10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96-s380744672c30872091.ukp</text:p>
          </table:table-cell>
          <table:table-cell office:value-type="float" office:value="16.89666" calcext:value-type="float">
            <text:p>16.89666</text:p>
          </table:table-cell>
          <table:table-cell office:value-type="float" office:value="16.9" calcext:value-type="float">
            <text:p>16.9</text:p>
          </table:table-cell>
          <table:table-cell office:value-type="float" office:value="24480" calcext:value-type="float">
            <text:p>24480</text:p>
          </table:table-cell>
          <table:table-cell office:value-type="float" office:value="6173752996" calcext:value-type="float">
            <text:p>6173752996</text:p>
          </table:table-cell>
          <table:table-cell office:value-type="float" office:value="42.97666" calcext:value-type="float">
            <text:p>42.97666</text:p>
          </table:table-cell>
          <table:table-cell office:value-type="float" office:value="42.96" calcext:value-type="float">
            <text:p>42.96</text:p>
          </table:table-cell>
          <table:table-cell office:value-type="float" office:value="29440" calcext:value-type="float">
            <text:p>29440</text:p>
          </table:table-cell>
          <table:table-cell office:value-type="float" office:value="6173752996" calcext:value-type="float">
            <text:p>6173752996</text:p>
          </table:table-cell>
          <table:table-cell table:formula="of:=[.F1056]&gt;[.B10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93-s704476488c48357006.ukp</text:p>
          </table:table-cell>
          <table:table-cell office:value-type="float" office:value="4.54333" calcext:value-type="float">
            <text:p>4.54333</text:p>
          </table:table-cell>
          <table:table-cell office:value-type="float" office:value="4.55" calcext:value-type="float">
            <text:p>4.55</text:p>
          </table:table-cell>
          <table:table-cell office:value-type="float" office:value="42268" calcext:value-type="float">
            <text:p>42268</text:p>
          </table:table-cell>
          <table:table-cell office:value-type="float" office:value="9719501505" calcext:value-type="float">
            <text:p>9719501505</text:p>
          </table:table-cell>
          <table:table-cell office:value-type="float" office:value="43.00666" calcext:value-type="float">
            <text:p>43.00666</text:p>
          </table:table-cell>
          <table:table-cell office:value-type="float" office:value="42.99" calcext:value-type="float">
            <text:p>42.99</text:p>
          </table:table-cell>
          <table:table-cell office:value-type="float" office:value="65012" calcext:value-type="float">
            <text:p>65012</text:p>
          </table:table-cell>
          <table:table-cell office:value-type="float" office:value="9719501505" calcext:value-type="float">
            <text:p>9719501505</text:p>
          </table:table-cell>
          <table:table-cell table:formula="of:=[.F1057]&gt;[.B10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76-s473841069c57964152.ukp</text:p>
          </table:table-cell>
          <table:table-cell office:value-type="float" office:value="28.48666" calcext:value-type="float">
            <text:p>28.48666</text:p>
          </table:table-cell>
          <table:table-cell office:value-type="float" office:value="28.49" calcext:value-type="float">
            <text:p>28.49</text:p>
          </table:table-cell>
          <table:table-cell office:value-type="float" office:value="72956" calcext:value-type="float">
            <text:p>72956</text:p>
          </table:table-cell>
          <table:table-cell office:value-type="float" office:value="11633935934" calcext:value-type="float">
            <text:p>11633935934</text:p>
          </table:table-cell>
          <table:table-cell office:value-type="float" office:value="43.03666" calcext:value-type="float">
            <text:p>43.03666</text:p>
          </table:table-cell>
          <table:table-cell office:value-type="float" office:value="43.03" calcext:value-type="float">
            <text:p>43.03</text:p>
          </table:table-cell>
          <table:table-cell office:value-type="float" office:value="79428" calcext:value-type="float">
            <text:p>79428</text:p>
          </table:table-cell>
          <table:table-cell office:value-type="float" office:value="11633935934" calcext:value-type="float">
            <text:p>11633935934</text:p>
          </table:table-cell>
          <table:table-cell table:formula="of:=[.F1058]&gt;[.B10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8-s67683560c88368892.ukp</text:p>
          </table:table-cell>
          <table:table-cell office:value-type="float" office:value="44.56333" calcext:value-type="float">
            <text:p>44.56333</text:p>
          </table:table-cell>
          <table:table-cell office:value-type="float" office:value="44.54" calcext:value-type="float">
            <text:p>44.54</text:p>
          </table:table-cell>
          <table:table-cell office:value-type="float" office:value="101968" calcext:value-type="float">
            <text:p>101968</text:p>
          </table:table-cell>
          <table:table-cell office:value-type="float" office:value="17759085881" calcext:value-type="float">
            <text:p>17759085881</text:p>
          </table:table-cell>
          <table:table-cell office:value-type="float" office:value="43.07666" calcext:value-type="float">
            <text:p>43.07666</text:p>
          </table:table-cell>
          <table:table-cell office:value-type="float" office:value="43.08" calcext:value-type="float">
            <text:p>43.08</text:p>
          </table:table-cell>
          <table:table-cell office:value-type="float" office:value="98848" calcext:value-type="float">
            <text:p>98848</text:p>
          </table:table-cell>
          <table:table-cell office:value-type="float" office:value="17759085881" calcext:value-type="float">
            <text:p>17759085881</text:p>
          </table:table-cell>
          <table:table-cell table:formula="of:=[.F1059]&gt;[.B105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20000-426-s425004306c44922271.ukp</text:p>
          </table:table-cell>
          <table:table-cell office:value-type="float" office:value="3.93667" calcext:value-type="float">
            <text:p>3.93667</text:p>
          </table:table-cell>
          <table:table-cell office:value-type="float" office:value="3.95" calcext:value-type="float">
            <text:p>3.95</text:p>
          </table:table-cell>
          <table:table-cell office:value-type="float" office:value="63836" calcext:value-type="float">
            <text:p>63836</text:p>
          </table:table-cell>
          <table:table-cell office:value-type="float" office:value="9029924387" calcext:value-type="float">
            <text:p>9029924387</text:p>
          </table:table-cell>
          <table:table-cell office:value-type="float" office:value="43.18666" calcext:value-type="float">
            <text:p>43.18666</text:p>
          </table:table-cell>
          <table:table-cell office:value-type="float" office:value="43.18" calcext:value-type="float">
            <text:p>43.18</text:p>
          </table:table-cell>
          <table:table-cell office:value-type="float" office:value="107996" calcext:value-type="float">
            <text:p>107996</text:p>
          </table:table-cell>
          <table:table-cell office:value-type="float" office:value="9029924387" calcext:value-type="float">
            <text:p>9029924387</text:p>
          </table:table-cell>
          <table:table-cell table:formula="of:=[.F1060]&gt;[.B10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63-s578849134c59777829.ukp</text:p>
          </table:table-cell>
          <table:table-cell office:value-type="float" office:value="5.04667" calcext:value-type="float">
            <text:p>5.04667</text:p>
          </table:table-cell>
          <table:table-cell office:value-type="float" office:value="5.04" calcext:value-type="float">
            <text:p>5.04</text:p>
          </table:table-cell>
          <table:table-cell office:value-type="float" office:value="43376" calcext:value-type="float">
            <text:p>43376</text:p>
          </table:table-cell>
          <table:table-cell office:value-type="float" office:value="12047674003" calcext:value-type="float">
            <text:p>12047674003</text:p>
          </table:table-cell>
          <table:table-cell office:value-type="float" office:value="43.26666" calcext:value-type="float">
            <text:p>43.26666</text:p>
          </table:table-cell>
          <table:table-cell office:value-type="float" office:value="43.25" calcext:value-type="float">
            <text:p>43.25</text:p>
          </table:table-cell>
          <table:table-cell office:value-type="float" office:value="87648" calcext:value-type="float">
            <text:p>87648</text:p>
          </table:table-cell>
          <table:table-cell office:value-type="float" office:value="12047674003" calcext:value-type="float">
            <text:p>12047674003</text:p>
          </table:table-cell>
          <table:table-cell table:formula="of:=[.F1061]&gt;[.B10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78-s269229181c25199892.ukp</text:p>
          </table:table-cell>
          <table:table-cell office:value-type="float" office:value="10.95667" calcext:value-type="float">
            <text:p>10.95667</text:p>
          </table:table-cell>
          <table:table-cell office:value-type="float" office:value="10.95" calcext:value-type="float">
            <text:p>10.95</text:p>
          </table:table-cell>
          <table:table-cell office:value-type="float" office:value="41240" calcext:value-type="float">
            <text:p>41240</text:p>
          </table:table-cell>
          <table:table-cell office:value-type="float" office:value="5071459481" calcext:value-type="float">
            <text:p>5071459481</text:p>
          </table:table-cell>
          <table:table-cell table:number-columns-repeated="2" office:value-type="float" office:value="43.4" calcext:value-type="float">
            <text:p>43.4</text:p>
          </table:table-cell>
          <table:table-cell office:value-type="float" office:value="53964" calcext:value-type="float">
            <text:p>53964</text:p>
          </table:table-cell>
          <table:table-cell office:value-type="float" office:value="5071459481" calcext:value-type="float">
            <text:p>5071459481</text:p>
          </table:table-cell>
          <table:table-cell table:formula="of:=[.F1062]&gt;[.B10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73-s368525918c31097504.ukp</text:p>
          </table:table-cell>
          <table:table-cell office:value-type="float" office:value="13.28333" calcext:value-type="float">
            <text:p>13.28333</text:p>
          </table:table-cell>
          <table:table-cell office:value-type="float" office:value="13.28" calcext:value-type="float">
            <text:p>13.28</text:p>
          </table:table-cell>
          <table:table-cell office:value-type="float" office:value="34644" calcext:value-type="float">
            <text:p>34644</text:p>
          </table:table-cell>
          <table:table-cell office:value-type="float" office:value="6234666813" calcext:value-type="float">
            <text:p>6234666813</text:p>
          </table:table-cell>
          <table:table-cell office:value-type="float" office:value="43.52666" calcext:value-type="float">
            <text:p>43.52666</text:p>
          </table:table-cell>
          <table:table-cell office:value-type="float" office:value="43.51" calcext:value-type="float">
            <text:p>43.51</text:p>
          </table:table-cell>
          <table:table-cell office:value-type="float" office:value="41388" calcext:value-type="float">
            <text:p>41388</text:p>
          </table:table-cell>
          <table:table-cell office:value-type="float" office:value="6234666813" calcext:value-type="float">
            <text:p>6234666813</text:p>
          </table:table-cell>
          <table:table-cell table:formula="of:=[.F1063]&gt;[.B10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85-s981659194c59287308.ukp</text:p>
          </table:table-cell>
          <table:table-cell office:value-type="float" office:value="18.63" calcext:value-type="float">
            <text:p>18.63</text:p>
          </table:table-cell>
          <table:table-cell office:value-type="float" office:value="18.65" calcext:value-type="float">
            <text:p>18.65</text:p>
          </table:table-cell>
          <table:table-cell office:value-type="float" office:value="62324" calcext:value-type="float">
            <text:p>62324</text:p>
          </table:table-cell>
          <table:table-cell office:value-type="float" office:value="11905421711" calcext:value-type="float">
            <text:p>11905421711</text:p>
          </table:table-cell>
          <table:table-cell office:value-type="float" office:value="43.52999" calcext:value-type="float">
            <text:p>43.52999</text:p>
          </table:table-cell>
          <table:table-cell office:value-type="float" office:value="43.53" calcext:value-type="float">
            <text:p>43.53</text:p>
          </table:table-cell>
          <table:table-cell office:value-type="float" office:value="74888" calcext:value-type="float">
            <text:p>74888</text:p>
          </table:table-cell>
          <table:table-cell office:value-type="float" office:value="11905421711" calcext:value-type="float">
            <text:p>11905421711</text:p>
          </table:table-cell>
          <table:table-cell table:formula="of:=[.F1064]&gt;[.B10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80-s10284050c95020882.ukp</text:p>
          </table:table-cell>
          <table:table-cell office:value-type="float" office:value="0.14333" calcext:value-type="float">
            <text:p>0.14333</text:p>
          </table:table-cell>
          <table:table-cell office:value-type="float" office:value="0.15" calcext:value-type="float">
            <text:p>0.15</text:p>
          </table:table-cell>
          <table:table-cell office:value-type="float" office:value="18720" calcext:value-type="float">
            <text:p>18720</text:p>
          </table:table-cell>
          <table:table-cell office:value-type="float" office:value="19151407122" calcext:value-type="float">
            <text:p>19151407122</text:p>
          </table:table-cell>
          <table:table-cell office:value-type="float" office:value="43.53333" calcext:value-type="float">
            <text:p>43.53333</text:p>
          </table:table-cell>
          <table:table-cell office:value-type="float" office:value="43.52" calcext:value-type="float">
            <text:p>43.52</text:p>
          </table:table-cell>
          <table:table-cell office:value-type="float" office:value="151012" calcext:value-type="float">
            <text:p>151012</text:p>
          </table:table-cell>
          <table:table-cell office:value-type="float" office:value="19151407122" calcext:value-type="float">
            <text:p>19151407122</text:p>
          </table:table-cell>
          <table:table-cell table:formula="of:=[.F1065]&gt;[.B10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89-s222856866c24331496.ukp</text:p>
          </table:table-cell>
          <table:table-cell office:value-type="float" office:value="2.24333" calcext:value-type="float">
            <text:p>2.24333</text:p>
          </table:table-cell>
          <table:table-cell office:value-type="float" office:value="2.24" calcext:value-type="float">
            <text:p>2.24</text:p>
          </table:table-cell>
          <table:table-cell office:value-type="float" office:value="18432" calcext:value-type="float">
            <text:p>18432</text:p>
          </table:table-cell>
          <table:table-cell office:value-type="float" office:value="4880796501" calcext:value-type="float">
            <text:p>4880796501</text:p>
          </table:table-cell>
          <table:table-cell office:value-type="float" office:value="43.65333" calcext:value-type="float">
            <text:p>43.65333</text:p>
          </table:table-cell>
          <table:table-cell office:value-type="float" office:value="43.64" calcext:value-type="float">
            <text:p>43.64</text:p>
          </table:table-cell>
          <table:table-cell office:value-type="float" office:value="32512" calcext:value-type="float">
            <text:p>32512</text:p>
          </table:table-cell>
          <table:table-cell office:value-type="float" office:value="4880796501" calcext:value-type="float">
            <text:p>4880796501</text:p>
          </table:table-cell>
          <table:table-cell table:formula="of:=[.F1066]&gt;[.B10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86-s133188677c10046071.ukp</text:p>
          </table:table-cell>
          <table:table-cell office:value-type="float" office:value="0.45333" calcext:value-type="float">
            <text:p>0.45333</text:p>
          </table:table-cell>
          <table:table-cell office:value-type="float" office:value="0.45" calcext:value-type="float">
            <text:p>0.45</text:p>
          </table:table-cell>
          <table:table-cell office:value-type="float" office:value="9932" calcext:value-type="float">
            <text:p>9932</text:p>
          </table:table-cell>
          <table:table-cell office:value-type="float" office:value="2016433856" calcext:value-type="float">
            <text:p>2016433856</text:p>
          </table:table-cell>
          <table:table-cell office:value-type="float" office:value="43.91333" calcext:value-type="float">
            <text:p>43.91333</text:p>
          </table:table-cell>
          <table:table-cell office:value-type="float" office:value="43.9" calcext:value-type="float">
            <text:p>43.9</text:p>
          </table:table-cell>
          <table:table-cell office:value-type="float" office:value="29000" calcext:value-type="float">
            <text:p>29000</text:p>
          </table:table-cell>
          <table:table-cell office:value-type="float" office:value="2016433856" calcext:value-type="float">
            <text:p>2016433856</text:p>
          </table:table-cell>
          <table:table-cell table:formula="of:=[.F1067]&gt;[.B10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5-s19378828c13553251.ukp</text:p>
          </table:table-cell>
          <table:table-cell office:value-type="float" office:value="15.25666" calcext:value-type="float">
            <text:p>15.25666</text:p>
          </table:table-cell>
          <table:table-cell office:value-type="float" office:value="15.26" calcext:value-type="float">
            <text:p>15.26</text:p>
          </table:table-cell>
          <table:table-cell office:value-type="float" office:value="23928" calcext:value-type="float">
            <text:p>23928</text:p>
          </table:table-cell>
          <table:table-cell office:value-type="float" office:value="2684674990" calcext:value-type="float">
            <text:p>2684674990</text:p>
          </table:table-cell>
          <table:table-cell office:value-type="float" office:value="44" calcext:value-type="float">
            <text:p>44</text:p>
          </table:table-cell>
          <table:table-cell office:value-type="float" office:value="43.99" calcext:value-type="float">
            <text:p>43.99</text:p>
          </table:table-cell>
          <table:table-cell office:value-type="float" office:value="32992" calcext:value-type="float">
            <text:p>32992</text:p>
          </table:table-cell>
          <table:table-cell office:value-type="float" office:value="2684674990" calcext:value-type="float">
            <text:p>2684674990</text:p>
          </table:table-cell>
          <table:table-cell table:formula="of:=[.F1068]&gt;[.B10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50-s723629950c80683282.ukp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08" calcext:value-type="float">
            <text:p>0.08</text:p>
          </table:table-cell>
          <table:table-cell office:value-type="float" office:value="18544" calcext:value-type="float">
            <text:p>18544</text:p>
          </table:table-cell>
          <table:table-cell office:value-type="float" office:value="16258089520" calcext:value-type="float">
            <text:p>16258089520</text:p>
          </table:table-cell>
          <table:table-cell office:value-type="float" office:value="44.11" calcext:value-type="float">
            <text:p>44.11</text:p>
          </table:table-cell>
          <table:table-cell office:value-type="float" office:value="44.1" calcext:value-type="float">
            <text:p>44.1</text:p>
          </table:table-cell>
          <table:table-cell office:value-type="float" office:value="42380" calcext:value-type="float">
            <text:p>42380</text:p>
          </table:table-cell>
          <table:table-cell office:value-type="float" office:value="16258089520" calcext:value-type="float">
            <text:p>16258089520</text:p>
          </table:table-cell>
          <table:table-cell table:formula="of:=[.F1069]&gt;[.B10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39-s137305354c71511619.ukp</text:p>
          </table:table-cell>
          <table:table-cell office:value-type="float" office:value="4.05667" calcext:value-type="float">
            <text:p>4.05667</text:p>
          </table:table-cell>
          <table:table-cell office:value-type="float" office:value="4.07" calcext:value-type="float">
            <text:p>4.07</text:p>
          </table:table-cell>
          <table:table-cell office:value-type="float" office:value="28400" calcext:value-type="float">
            <text:p>28400</text:p>
          </table:table-cell>
          <table:table-cell office:value-type="float" office:value="14390141563" calcext:value-type="float">
            <text:p>14390141563</text:p>
          </table:table-cell>
          <table:table-cell office:value-type="float" office:value="44.12333" calcext:value-type="float">
            <text:p>44.12333</text:p>
          </table:table-cell>
          <table:table-cell office:value-type="float" office:value="44.11" calcext:value-type="float">
            <text:p>44.11</text:p>
          </table:table-cell>
          <table:table-cell office:value-type="float" office:value="52892" calcext:value-type="float">
            <text:p>52892</text:p>
          </table:table-cell>
          <table:table-cell office:value-type="float" office:value="14390141563" calcext:value-type="float">
            <text:p>14390141563</text:p>
          </table:table-cell>
          <table:table-cell table:formula="of:=[.F1070]&gt;[.B10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96-s685946136c33817984.ukp</text:p>
          </table:table-cell>
          <table:table-cell office:value-type="float" office:value="16.54666" calcext:value-type="float">
            <text:p>16.54666</text:p>
          </table:table-cell>
          <table:table-cell office:value-type="float" office:value="16.55" calcext:value-type="float">
            <text:p>16.55</text:p>
          </table:table-cell>
          <table:table-cell office:value-type="float" office:value="47220" calcext:value-type="float">
            <text:p>47220</text:p>
          </table:table-cell>
          <table:table-cell office:value-type="float" office:value="6771480021" calcext:value-type="float">
            <text:p>6771480021</text:p>
          </table:table-cell>
          <table:table-cell office:value-type="float" office:value="44.21333" calcext:value-type="float">
            <text:p>44.21333</text:p>
          </table:table-cell>
          <table:table-cell office:value-type="float" office:value="44.21" calcext:value-type="float">
            <text:p>44.21</text:p>
          </table:table-cell>
          <table:table-cell office:value-type="float" office:value="51628" calcext:value-type="float">
            <text:p>51628</text:p>
          </table:table-cell>
          <table:table-cell office:value-type="float" office:value="6771480021" calcext:value-type="float">
            <text:p>6771480021</text:p>
          </table:table-cell>
          <table:table-cell table:formula="of:=[.F1071]&gt;[.B10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40-s102994897c27078353.ukp</text:p>
          </table:table-cell>
          <table:table-cell office:value-type="float" office:value="4.87333" calcext:value-type="float">
            <text:p>4.87333</text:p>
          </table:table-cell>
          <table:table-cell office:value-type="float" office:value="4.88" calcext:value-type="float">
            <text:p>4.88</text:p>
          </table:table-cell>
          <table:table-cell office:value-type="float" office:value="34580" calcext:value-type="float">
            <text:p>34580</text:p>
          </table:table-cell>
          <table:table-cell office:value-type="float" office:value="5431278599" calcext:value-type="float">
            <text:p>5431278599</text:p>
          </table:table-cell>
          <table:table-cell office:value-type="float" office:value="44.27333" calcext:value-type="float">
            <text:p>44.27333</text:p>
          </table:table-cell>
          <table:table-cell office:value-type="float" office:value="44.27" calcext:value-type="float">
            <text:p>44.27</text:p>
          </table:table-cell>
          <table:table-cell office:value-type="float" office:value="58464" calcext:value-type="float">
            <text:p>58464</text:p>
          </table:table-cell>
          <table:table-cell office:value-type="float" office:value="5431278599" calcext:value-type="float">
            <text:p>5431278599</text:p>
          </table:table-cell>
          <table:table-cell table:formula="of:=[.F1072]&gt;[.B10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61-s386597034c90480409.ukp</text:p>
          </table:table-cell>
          <table:table-cell office:value-type="float" office:value="25.26666" calcext:value-type="float">
            <text:p>25.26666</text:p>
          </table:table-cell>
          <table:table-cell office:value-type="float" office:value="25.27" calcext:value-type="float">
            <text:p>25.27</text:p>
          </table:table-cell>
          <table:table-cell office:value-type="float" office:value="123060" calcext:value-type="float">
            <text:p>123060</text:p>
          </table:table-cell>
          <table:table-cell office:value-type="float" office:value="18186446716" calcext:value-type="float">
            <text:p>18186446716</text:p>
          </table:table-cell>
          <table:table-cell office:value-type="float" office:value="44.50333" calcext:value-type="float">
            <text:p>44.50333</text:p>
          </table:table-cell>
          <table:table-cell office:value-type="float" office:value="44.51" calcext:value-type="float">
            <text:p>44.51</text:p>
          </table:table-cell>
          <table:table-cell office:value-type="float" office:value="124328" calcext:value-type="float">
            <text:p>124328</text:p>
          </table:table-cell>
          <table:table-cell office:value-type="float" office:value="18186446716" calcext:value-type="float">
            <text:p>18186446716</text:p>
          </table:table-cell>
          <table:table-cell table:formula="of:=[.F1073]&gt;[.B10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82-s544590797c56901266.ukp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22108" calcext:value-type="float">
            <text:p>22108</text:p>
          </table:table-cell>
          <table:table-cell office:value-type="float" office:value="11457535448" calcext:value-type="float">
            <text:p>11457535448</text:p>
          </table:table-cell>
          <table:table-cell office:value-type="float" office:value="44.58333" calcext:value-type="float">
            <text:p>44.58333</text:p>
          </table:table-cell>
          <table:table-cell office:value-type="float" office:value="44.58" calcext:value-type="float">
            <text:p>44.58</text:p>
          </table:table-cell>
          <table:table-cell office:value-type="float" office:value="86116" calcext:value-type="float">
            <text:p>86116</text:p>
          </table:table-cell>
          <table:table-cell office:value-type="float" office:value="11457535448" calcext:value-type="float">
            <text:p>11457535448</text:p>
          </table:table-cell>
          <table:table-cell table:formula="of:=[.F1074]&gt;[.B10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14-s173350832c99476258.ukp</text:p>
          </table:table-cell>
          <table:table-cell office:value-type="float" office:value="26.45666" calcext:value-type="float">
            <text:p>26.45666</text:p>
          </table:table-cell>
          <table:table-cell office:value-type="float" office:value="26.46" calcext:value-type="float">
            <text:p>26.46</text:p>
          </table:table-cell>
          <table:table-cell office:value-type="float" office:value="106728" calcext:value-type="float">
            <text:p>106728</text:p>
          </table:table-cell>
          <table:table-cell office:value-type="float" office:value="19998301151" calcext:value-type="float">
            <text:p>19998301151</text:p>
          </table:table-cell>
          <table:table-cell office:value-type="float" office:value="44.69666" calcext:value-type="float">
            <text:p>44.69666</text:p>
          </table:table-cell>
          <table:table-cell office:value-type="float" office:value="44.7" calcext:value-type="float">
            <text:p>44.7</text:p>
          </table:table-cell>
          <table:table-cell office:value-type="float" office:value="115868" calcext:value-type="float">
            <text:p>115868</text:p>
          </table:table-cell>
          <table:table-cell office:value-type="float" office:value="19998301151" calcext:value-type="float">
            <text:p>19998301151</text:p>
          </table:table-cell>
          <table:table-cell table:formula="of:=[.F1075]&gt;[.B10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72-s914558283c60494055.ukp</text:p>
          </table:table-cell>
          <table:table-cell office:value-type="float" office:value="4.13667" calcext:value-type="float">
            <text:p>4.13667</text:p>
          </table:table-cell>
          <table:table-cell office:value-type="float" office:value="4.14" calcext:value-type="float">
            <text:p>4.14</text:p>
          </table:table-cell>
          <table:table-cell office:value-type="float" office:value="29244" calcext:value-type="float">
            <text:p>29244</text:p>
          </table:table-cell>
          <table:table-cell office:value-type="float" office:value="12161520920" calcext:value-type="float">
            <text:p>12161520920</text:p>
          </table:table-cell>
          <table:table-cell office:value-type="float" office:value="44.71666" calcext:value-type="float">
            <text:p>44.71666</text:p>
          </table:table-cell>
          <table:table-cell office:value-type="float" office:value="44.7" calcext:value-type="float">
            <text:p>44.7</text:p>
          </table:table-cell>
          <table:table-cell office:value-type="float" office:value="57912" calcext:value-type="float">
            <text:p>57912</text:p>
          </table:table-cell>
          <table:table-cell office:value-type="float" office:value="12161520920" calcext:value-type="float">
            <text:p>12161520920</text:p>
          </table:table-cell>
          <table:table-cell table:formula="of:=[.F1076]&gt;[.B10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90-s344204701c75492111.ukp</text:p>
          </table:table-cell>
          <table:table-cell office:value-type="float" office:value="5.86333" calcext:value-type="float">
            <text:p>5.86333</text:p>
          </table:table-cell>
          <table:table-cell office:value-type="float" office:value="5.87" calcext:value-type="float">
            <text:p>5.87</text:p>
          </table:table-cell>
          <table:table-cell office:value-type="float" office:value="57824" calcext:value-type="float">
            <text:p>57824</text:p>
          </table:table-cell>
          <table:table-cell office:value-type="float" office:value="15183048074" calcext:value-type="float">
            <text:p>15183048074</text:p>
          </table:table-cell>
          <table:table-cell table:number-columns-repeated="2" office:value-type="float" office:value="44.85" calcext:value-type="float">
            <text:p>44.85</text:p>
          </table:table-cell>
          <table:table-cell office:value-type="float" office:value="88660" calcext:value-type="float">
            <text:p>88660</text:p>
          </table:table-cell>
          <table:table-cell office:value-type="float" office:value="15183048074" calcext:value-type="float">
            <text:p>15183048074</text:p>
          </table:table-cell>
          <table:table-cell table:formula="of:=[.F1077]&gt;[.B10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38-s781201605c93140984.ukp</text:p>
          </table:table-cell>
          <table:table-cell table:number-columns-repeated="2" office:value-type="float" office:value="45.98" calcext:value-type="float">
            <text:p>45.98</text:p>
          </table:table-cell>
          <table:table-cell office:value-type="float" office:value="160860" calcext:value-type="float">
            <text:p>160860</text:p>
          </table:table-cell>
          <table:table-cell office:value-type="float" office:value="18767384443" calcext:value-type="float">
            <text:p>18767384443</text:p>
          </table:table-cell>
          <table:table-cell office:value-type="float" office:value="45.12666" calcext:value-type="float">
            <text:p>45.12666</text:p>
          </table:table-cell>
          <table:table-cell office:value-type="float" office:value="45.12" calcext:value-type="float">
            <text:p>45.12</text:p>
          </table:table-cell>
          <table:table-cell office:value-type="float" office:value="177388" calcext:value-type="float">
            <text:p>177388</text:p>
          </table:table-cell>
          <table:table-cell office:value-type="float" office:value="18767384443" calcext:value-type="float">
            <text:p>18767384443</text:p>
          </table:table-cell>
          <table:table-cell table:formula="of:=[.F1078]&gt;[.B107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20000-419-s384707603c7504006.ukp</text:p>
          </table:table-cell>
          <table:table-cell office:value-type="float" office:value="17.55666" calcext:value-type="float">
            <text:p>17.55666</text:p>
          </table:table-cell>
          <table:table-cell office:value-type="float" office:value="17.55" calcext:value-type="float">
            <text:p>17.55</text:p>
          </table:table-cell>
          <table:table-cell office:value-type="float" office:value="20164" calcext:value-type="float">
            <text:p>20164</text:p>
          </table:table-cell>
          <table:table-cell office:value-type="float" office:value="1463812436" calcext:value-type="float">
            <text:p>1463812436</text:p>
          </table:table-cell>
          <table:table-cell office:value-type="float" office:value="45.25666" calcext:value-type="float">
            <text:p>45.25666</text:p>
          </table:table-cell>
          <table:table-cell office:value-type="float" office:value="45.25" calcext:value-type="float">
            <text:p>45.25</text:p>
          </table:table-cell>
          <table:table-cell office:value-type="float" office:value="23644" calcext:value-type="float">
            <text:p>23644</text:p>
          </table:table-cell>
          <table:table-cell office:value-type="float" office:value="1463812436" calcext:value-type="float">
            <text:p>1463812436</text:p>
          </table:table-cell>
          <table:table-cell table:formula="of:=[.F1079]&gt;[.B10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94-s78094432c48048269.ukp</text:p>
          </table:table-cell>
          <table:table-cell office:value-type="float" office:value="37.56333" calcext:value-type="float">
            <text:p>37.56333</text:p>
          </table:table-cell>
          <table:table-cell office:value-type="float" office:value="37.55" calcext:value-type="float">
            <text:p>37.55</text:p>
          </table:table-cell>
          <table:table-cell office:value-type="float" office:value="64672" calcext:value-type="float">
            <text:p>64672</text:p>
          </table:table-cell>
          <table:table-cell office:value-type="float" office:value="9633084501" calcext:value-type="float">
            <text:p>9633084501</text:p>
          </table:table-cell>
          <table:table-cell table:number-columns-repeated="2" office:value-type="float" office:value="45.57" calcext:value-type="float">
            <text:p>45.57</text:p>
          </table:table-cell>
          <table:table-cell office:value-type="float" office:value="72728" calcext:value-type="float">
            <text:p>72728</text:p>
          </table:table-cell>
          <table:table-cell office:value-type="float" office:value="9633084501" calcext:value-type="float">
            <text:p>9633084501</text:p>
          </table:table-cell>
          <table:table-cell table:formula="of:=[.F1080]&gt;[.B10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79-s642347878c75136703.ukp</text:p>
          </table:table-cell>
          <table:table-cell office:value-type="float" office:value="21.86333" calcext:value-type="float">
            <text:p>21.86333</text:p>
          </table:table-cell>
          <table:table-cell office:value-type="float" office:value="21.86" calcext:value-type="float">
            <text:p>21.86</text:p>
          </table:table-cell>
          <table:table-cell office:value-type="float" office:value="65380" calcext:value-type="float">
            <text:p>65380</text:p>
          </table:table-cell>
          <table:table-cell office:value-type="float" office:value="15093893739" calcext:value-type="float">
            <text:p>15093893739</text:p>
          </table:table-cell>
          <table:table-cell office:value-type="float" office:value="45.70666" calcext:value-type="float">
            <text:p>45.70666</text:p>
          </table:table-cell>
          <table:table-cell office:value-type="float" office:value="45.68" calcext:value-type="float">
            <text:p>45.68</text:p>
          </table:table-cell>
          <table:table-cell office:value-type="float" office:value="73576" calcext:value-type="float">
            <text:p>73576</text:p>
          </table:table-cell>
          <table:table-cell office:value-type="float" office:value="15093893739" calcext:value-type="float">
            <text:p>15093893739</text:p>
          </table:table-cell>
          <table:table-cell table:formula="of:=[.F1081]&gt;[.B10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27-s692094263c65742465.ukp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16652" calcext:value-type="float">
            <text:p>16652</text:p>
          </table:table-cell>
          <table:table-cell office:value-type="float" office:value="13248250015" calcext:value-type="float">
            <text:p>13248250015</text:p>
          </table:table-cell>
          <table:table-cell office:value-type="float" office:value="45.74333" calcext:value-type="float">
            <text:p>45.74333</text:p>
          </table:table-cell>
          <table:table-cell office:value-type="float" office:value="45.71" calcext:value-type="float">
            <text:p>45.71</text:p>
          </table:table-cell>
          <table:table-cell office:value-type="float" office:value="53972" calcext:value-type="float">
            <text:p>53972</text:p>
          </table:table-cell>
          <table:table-cell office:value-type="float" office:value="13248250015" calcext:value-type="float">
            <text:p>13248250015</text:p>
          </table:table-cell>
          <table:table-cell table:formula="of:=[.F1082]&gt;[.B10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91-s580479505c53485801.ukp</text:p>
          </table:table-cell>
          <table:table-cell office:value-type="float" office:value="30.18333" calcext:value-type="float">
            <text:p>30.18333</text:p>
          </table:table-cell>
          <table:table-cell office:value-type="float" office:value="30.19" calcext:value-type="float">
            <text:p>30.19</text:p>
          </table:table-cell>
          <table:table-cell office:value-type="float" office:value="75508" calcext:value-type="float">
            <text:p>75508</text:p>
          </table:table-cell>
          <table:table-cell office:value-type="float" office:value="10759511446" calcext:value-type="float">
            <text:p>10759511446</text:p>
          </table:table-cell>
          <table:table-cell office:value-type="float" office:value="46.04" calcext:value-type="float">
            <text:p>46.04</text:p>
          </table:table-cell>
          <table:table-cell office:value-type="float" office:value="46.02" calcext:value-type="float">
            <text:p>46.02</text:p>
          </table:table-cell>
          <table:table-cell office:value-type="float" office:value="76652" calcext:value-type="float">
            <text:p>76652</text:p>
          </table:table-cell>
          <table:table-cell office:value-type="float" office:value="10759511446" calcext:value-type="float">
            <text:p>10759511446</text:p>
          </table:table-cell>
          <table:table-cell table:formula="of:=[.F1083]&gt;[.B10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69-s171832189c1435117.ukp</text:p>
          </table:table-cell>
          <table:table-cell office:value-type="float" office:value="17.61" calcext:value-type="float">
            <text:p>17.61</text:p>
          </table:table-cell>
          <table:table-cell office:value-type="float" office:value="17.6" calcext:value-type="float">
            <text:p>17.6</text:p>
          </table:table-cell>
          <table:table-cell office:value-type="float" office:value="19500" calcext:value-type="float">
            <text:p>19500</text:p>
          </table:table-cell>
          <table:table-cell office:value-type="float" office:value="238693385" calcext:value-type="float">
            <text:p>238693385</text:p>
          </table:table-cell>
          <table:table-cell office:value-type="float" office:value="46.13666" calcext:value-type="float">
            <text:p>46.13666</text:p>
          </table:table-cell>
          <table:table-cell office:value-type="float" office:value="46.11" calcext:value-type="float">
            <text:p>46.11</text:p>
          </table:table-cell>
          <table:table-cell office:value-type="float" office:value="21472" calcext:value-type="float">
            <text:p>21472</text:p>
          </table:table-cell>
          <table:table-cell office:value-type="float" office:value="238693385" calcext:value-type="float">
            <text:p>238693385</text:p>
          </table:table-cell>
          <table:table-cell table:formula="of:=[.F1084]&gt;[.B10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43-s513173851c17105220.ukp</text:p>
          </table:table-cell>
          <table:table-cell office:value-type="float" office:value="0.78667" calcext:value-type="float">
            <text:p>0.78667</text:p>
          </table:table-cell>
          <table:table-cell office:value-type="float" office:value="0.79" calcext:value-type="float">
            <text:p>0.79</text:p>
          </table:table-cell>
          <table:table-cell office:value-type="float" office:value="12176" calcext:value-type="float">
            <text:p>12176</text:p>
          </table:table-cell>
          <table:table-cell office:value-type="float" office:value="3433057538" calcext:value-type="float">
            <text:p>3433057538</text:p>
          </table:table-cell>
          <table:table-cell office:value-type="float" office:value="46.17333" calcext:value-type="float">
            <text:p>46.17333</text:p>
          </table:table-cell>
          <table:table-cell office:value-type="float" office:value="46.16" calcext:value-type="float">
            <text:p>46.16</text:p>
          </table:table-cell>
          <table:table-cell office:value-type="float" office:value="32536" calcext:value-type="float">
            <text:p>32536</text:p>
          </table:table-cell>
          <table:table-cell office:value-type="float" office:value="3433057538" calcext:value-type="float">
            <text:p>3433057538</text:p>
          </table:table-cell>
          <table:table-cell table:formula="of:=[.F1085]&gt;[.B10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81-s81032338c49847613.ukp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12312" calcext:value-type="float">
            <text:p>12312</text:p>
          </table:table-cell>
          <table:table-cell office:value-type="float" office:value="10046510479" calcext:value-type="float">
            <text:p>10046510479</text:p>
          </table:table-cell>
          <table:table-cell office:value-type="float" office:value="46.25333" calcext:value-type="float">
            <text:p>46.25333</text:p>
          </table:table-cell>
          <table:table-cell office:value-type="float" office:value="46.27" calcext:value-type="float">
            <text:p>46.27</text:p>
          </table:table-cell>
          <table:table-cell office:value-type="float" office:value="77076" calcext:value-type="float">
            <text:p>77076</text:p>
          </table:table-cell>
          <table:table-cell office:value-type="float" office:value="10046510479" calcext:value-type="float">
            <text:p>10046510479</text:p>
          </table:table-cell>
          <table:table-cell table:formula="of:=[.F1086]&gt;[.B10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73-s36435194c54695884.ukp</text:p>
          </table:table-cell>
          <table:table-cell office:value-type="float" office:value="0.13667" calcext:value-type="float">
            <text:p>0.13667</text:p>
          </table:table-cell>
          <table:table-cell office:value-type="float" office:value="0.14" calcext:value-type="float">
            <text:p>0.14</text:p>
          </table:table-cell>
          <table:table-cell office:value-type="float" office:value="19352" calcext:value-type="float">
            <text:p>19352</text:p>
          </table:table-cell>
          <table:table-cell office:value-type="float" office:value="11019308310" calcext:value-type="float">
            <text:p>11019308310</text:p>
          </table:table-cell>
          <table:table-cell office:value-type="float" office:value="46.38333" calcext:value-type="float">
            <text:p>46.38333</text:p>
          </table:table-cell>
          <table:table-cell office:value-type="float" office:value="46.37" calcext:value-type="float">
            <text:p>46.37</text:p>
          </table:table-cell>
          <table:table-cell office:value-type="float" office:value="61120" calcext:value-type="float">
            <text:p>61120</text:p>
          </table:table-cell>
          <table:table-cell office:value-type="float" office:value="11019308310" calcext:value-type="float">
            <text:p>11019308310</text:p>
          </table:table-cell>
          <table:table-cell table:formula="of:=[.F1087]&gt;[.B10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75-s686216765c89911693.ukp</text:p>
          </table:table-cell>
          <table:table-cell office:value-type="float" office:value="1.67" calcext:value-type="float">
            <text:p>1.67</text:p>
          </table:table-cell>
          <table:table-cell office:value-type="float" office:value="1.68" calcext:value-type="float">
            <text:p>1.68</text:p>
          </table:table-cell>
          <table:table-cell office:value-type="float" office:value="50452" calcext:value-type="float">
            <text:p>50452</text:p>
          </table:table-cell>
          <table:table-cell office:value-type="float" office:value="18108957199" calcext:value-type="float">
            <text:p>18108957199</text:p>
          </table:table-cell>
          <table:table-cell office:value-type="float" office:value="46.45" calcext:value-type="float">
            <text:p>46.45</text:p>
          </table:table-cell>
          <table:table-cell office:value-type="float" office:value="46.44" calcext:value-type="float">
            <text:p>46.44</text:p>
          </table:table-cell>
          <table:table-cell office:value-type="float" office:value="162880" calcext:value-type="float">
            <text:p>162880</text:p>
          </table:table-cell>
          <table:table-cell office:value-type="float" office:value="18108957199" calcext:value-type="float">
            <text:p>18108957199</text:p>
          </table:table-cell>
          <table:table-cell table:formula="of:=[.F1088]&gt;[.B10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70-s177962211c12869185.ukp</text:p>
          </table:table-cell>
          <table:table-cell office:value-type="float" office:value="14.94333" calcext:value-type="float">
            <text:p>14.94333</text:p>
          </table:table-cell>
          <table:table-cell office:value-type="float" office:value="14.94" calcext:value-type="float">
            <text:p>14.94</text:p>
          </table:table-cell>
          <table:table-cell office:value-type="float" office:value="21488" calcext:value-type="float">
            <text:p>21488</text:p>
          </table:table-cell>
          <table:table-cell office:value-type="float" office:value="2554459435" calcext:value-type="float">
            <text:p>2554459435</text:p>
          </table:table-cell>
          <table:table-cell office:value-type="float" office:value="46.53666" calcext:value-type="float">
            <text:p>46.53666</text:p>
          </table:table-cell>
          <table:table-cell office:value-type="float" office:value="46.52" calcext:value-type="float">
            <text:p>46.52</text:p>
          </table:table-cell>
          <table:table-cell office:value-type="float" office:value="27980" calcext:value-type="float">
            <text:p>27980</text:p>
          </table:table-cell>
          <table:table-cell office:value-type="float" office:value="2554459435" calcext:value-type="float">
            <text:p>2554459435</text:p>
          </table:table-cell>
          <table:table-cell table:formula="of:=[.F1089]&gt;[.B10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15-s308291223c56950114.ukp</text:p>
          </table:table-cell>
          <table:table-cell office:value-type="float" office:value="26.62666" calcext:value-type="float">
            <text:p>26.62666</text:p>
          </table:table-cell>
          <table:table-cell office:value-type="float" office:value="26.62" calcext:value-type="float">
            <text:p>26.62</text:p>
          </table:table-cell>
          <table:table-cell office:value-type="float" office:value="83840" calcext:value-type="float">
            <text:p>83840</text:p>
          </table:table-cell>
          <table:table-cell office:value-type="float" office:value="11427767410" calcext:value-type="float">
            <text:p>11427767410</text:p>
          </table:table-cell>
          <table:table-cell office:value-type="float" office:value="46.59999" calcext:value-type="float">
            <text:p>46.59999</text:p>
          </table:table-cell>
          <table:table-cell office:value-type="float" office:value="46.6" calcext:value-type="float">
            <text:p>46.6</text:p>
          </table:table-cell>
          <table:table-cell office:value-type="float" office:value="88576" calcext:value-type="float">
            <text:p>88576</text:p>
          </table:table-cell>
          <table:table-cell office:value-type="float" office:value="11427767410" calcext:value-type="float">
            <text:p>11427767410</text:p>
          </table:table-cell>
          <table:table-cell table:formula="of:=[.F1090]&gt;[.B10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70-s217303292c14702902.ukp</text:p>
          </table:table-cell>
          <table:table-cell office:value-type="float" office:value="25.18666" calcext:value-type="float">
            <text:p>25.18666</text:p>
          </table:table-cell>
          <table:table-cell office:value-type="float" office:value="25.19" calcext:value-type="float">
            <text:p>25.19</text:p>
          </table:table-cell>
          <table:table-cell office:value-type="float" office:value="24112" calcext:value-type="float">
            <text:p>24112</text:p>
          </table:table-cell>
          <table:table-cell office:value-type="float" office:value="2911915529" calcext:value-type="float">
            <text:p>2911915529</text:p>
          </table:table-cell>
          <table:table-cell office:value-type="float" office:value="47.05333" calcext:value-type="float">
            <text:p>47.05333</text:p>
          </table:table-cell>
          <table:table-cell office:value-type="float" office:value="47.04" calcext:value-type="float">
            <text:p>47.04</text:p>
          </table:table-cell>
          <table:table-cell office:value-type="float" office:value="26552" calcext:value-type="float">
            <text:p>26552</text:p>
          </table:table-cell>
          <table:table-cell office:value-type="float" office:value="2911915529" calcext:value-type="float">
            <text:p>2911915529</text:p>
          </table:table-cell>
          <table:table-cell table:formula="of:=[.F1091]&gt;[.B10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18-s727403291c26398723.ukp</text:p>
          </table:table-cell>
          <table:table-cell office:value-type="float" office:value="5.04333" calcext:value-type="float">
            <text:p>5.04333</text:p>
          </table:table-cell>
          <table:table-cell office:value-type="float" office:value="5.05" calcext:value-type="float">
            <text:p>5.05</text:p>
          </table:table-cell>
          <table:table-cell office:value-type="float" office:value="26836" calcext:value-type="float">
            <text:p>26836</text:p>
          </table:table-cell>
          <table:table-cell office:value-type="float" office:value="5293421587" calcext:value-type="float">
            <text:p>5293421587</text:p>
          </table:table-cell>
          <table:table-cell office:value-type="float" office:value="47.06999" calcext:value-type="float">
            <text:p>47.06999</text:p>
          </table:table-cell>
          <table:table-cell office:value-type="float" office:value="47.05" calcext:value-type="float">
            <text:p>47.05</text:p>
          </table:table-cell>
          <table:table-cell office:value-type="float" office:value="50480" calcext:value-type="float">
            <text:p>50480</text:p>
          </table:table-cell>
          <table:table-cell office:value-type="float" office:value="5293421587" calcext:value-type="float">
            <text:p>5293421587</text:p>
          </table:table-cell>
          <table:table-cell table:formula="of:=[.F1092]&gt;[.B10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84-s162391755c78615586.ukp</text:p>
          </table:table-cell>
          <table:table-cell office:value-type="float" office:value="7.54" calcext:value-type="float">
            <text:p>7.54</text:p>
          </table:table-cell>
          <table:table-cell office:value-type="float" office:value="7.56" calcext:value-type="float">
            <text:p>7.56</text:p>
          </table:table-cell>
          <table:table-cell office:value-type="float" office:value="146980" calcext:value-type="float">
            <text:p>146980</text:p>
          </table:table-cell>
          <table:table-cell office:value-type="float" office:value="15822772724" calcext:value-type="float">
            <text:p>15822772724</text:p>
          </table:table-cell>
          <table:table-cell office:value-type="float" office:value="47.12666" calcext:value-type="float">
            <text:p>47.12666</text:p>
          </table:table-cell>
          <table:table-cell office:value-type="float" office:value="47.11" calcext:value-type="float">
            <text:p>47.11</text:p>
          </table:table-cell>
          <table:table-cell office:value-type="float" office:value="208896" calcext:value-type="float">
            <text:p>208896</text:p>
          </table:table-cell>
          <table:table-cell office:value-type="float" office:value="15822772724" calcext:value-type="float">
            <text:p>15822772724</text:p>
          </table:table-cell>
          <table:table-cell table:formula="of:=[.F1093]&gt;[.B10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41-s603869953c90123722.ukp</text:p>
          </table:table-cell>
          <table:table-cell office:value-type="float" office:value="5.56667" calcext:value-type="float">
            <text:p>5.56667</text:p>
          </table:table-cell>
          <table:table-cell office:value-type="float" office:value="5.57" calcext:value-type="float">
            <text:p>5.57</text:p>
          </table:table-cell>
          <table:table-cell office:value-type="float" office:value="62100" calcext:value-type="float">
            <text:p>62100</text:p>
          </table:table-cell>
          <table:table-cell office:value-type="float" office:value="18162721284" calcext:value-type="float">
            <text:p>18162721284</text:p>
          </table:table-cell>
          <table:table-cell office:value-type="float" office:value="47.41333" calcext:value-type="float">
            <text:p>47.41333</text:p>
          </table:table-cell>
          <table:table-cell office:value-type="float" office:value="47.41" calcext:value-type="float">
            <text:p>47.41</text:p>
          </table:table-cell>
          <table:table-cell office:value-type="float" office:value="149224" calcext:value-type="float">
            <text:p>149224</text:p>
          </table:table-cell>
          <table:table-cell office:value-type="float" office:value="18162721284" calcext:value-type="float">
            <text:p>18162721284</text:p>
          </table:table-cell>
          <table:table-cell table:formula="of:=[.F1094]&gt;[.B10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17-s612149826c9388844.ukp</text:p>
          </table:table-cell>
          <table:table-cell office:value-type="float" office:value="10.11667" calcext:value-type="float">
            <text:p>10.11667</text:p>
          </table:table-cell>
          <table:table-cell office:value-type="float" office:value="10.11" calcext:value-type="float">
            <text:p>10.11</text:p>
          </table:table-cell>
          <table:table-cell office:value-type="float" office:value="17948" calcext:value-type="float">
            <text:p>17948</text:p>
          </table:table-cell>
          <table:table-cell office:value-type="float" office:value="1849413220" calcext:value-type="float">
            <text:p>1849413220</text:p>
          </table:table-cell>
          <table:table-cell office:value-type="float" office:value="47.46333" calcext:value-type="float">
            <text:p>47.46333</text:p>
          </table:table-cell>
          <table:table-cell office:value-type="float" office:value="47.44" calcext:value-type="float">
            <text:p>47.44</text:p>
          </table:table-cell>
          <table:table-cell office:value-type="float" office:value="26096" calcext:value-type="float">
            <text:p>26096</text:p>
          </table:table-cell>
          <table:table-cell office:value-type="float" office:value="1849413220" calcext:value-type="float">
            <text:p>1849413220</text:p>
          </table:table-cell>
          <table:table-cell table:formula="of:=[.F1095]&gt;[.B10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54-s208448807c46337608.ukp</text:p>
          </table:table-cell>
          <table:table-cell office:value-type="float" office:value="8.59" calcext:value-type="float">
            <text:p>8.59</text:p>
          </table:table-cell>
          <table:table-cell office:value-type="float" office:value="8.6" calcext:value-type="float">
            <text:p>8.6</text:p>
          </table:table-cell>
          <table:table-cell office:value-type="float" office:value="33532" calcext:value-type="float">
            <text:p>33532</text:p>
          </table:table-cell>
          <table:table-cell office:value-type="float" office:value="9312479498" calcext:value-type="float">
            <text:p>9312479498</text:p>
          </table:table-cell>
          <table:table-cell office:value-type="float" office:value="47.52999" calcext:value-type="float">
            <text:p>47.52999</text:p>
          </table:table-cell>
          <table:table-cell office:value-type="float" office:value="47.51" calcext:value-type="float">
            <text:p>47.51</text:p>
          </table:table-cell>
          <table:table-cell office:value-type="float" office:value="50308" calcext:value-type="float">
            <text:p>50308</text:p>
          </table:table-cell>
          <table:table-cell office:value-type="float" office:value="9312479498" calcext:value-type="float">
            <text:p>9312479498</text:p>
          </table:table-cell>
          <table:table-cell table:formula="of:=[.F1096]&gt;[.B10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65-s346438026c32959614.ukp</text:p>
          </table:table-cell>
          <table:table-cell office:value-type="float" office:value="17.5" calcext:value-type="float">
            <text:p>17.5</text:p>
          </table:table-cell>
          <table:table-cell office:value-type="float" office:value="17.51" calcext:value-type="float">
            <text:p>17.51</text:p>
          </table:table-cell>
          <table:table-cell office:value-type="float" office:value="52172" calcext:value-type="float">
            <text:p>52172</text:p>
          </table:table-cell>
          <table:table-cell office:value-type="float" office:value="6596776979" calcext:value-type="float">
            <text:p>6596776979</text:p>
          </table:table-cell>
          <table:table-cell office:value-type="float" office:value="47.57333" calcext:value-type="float">
            <text:p>47.57333</text:p>
          </table:table-cell>
          <table:table-cell office:value-type="float" office:value="47.55" calcext:value-type="float">
            <text:p>47.55</text:p>
          </table:table-cell>
          <table:table-cell office:value-type="float" office:value="68412" calcext:value-type="float">
            <text:p>68412</text:p>
          </table:table-cell>
          <table:table-cell office:value-type="float" office:value="6596776979" calcext:value-type="float">
            <text:p>6596776979</text:p>
          </table:table-cell>
          <table:table-cell table:formula="of:=[.F1097]&gt;[.B10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46-s729743919c52604025.ukp</text:p>
          </table:table-cell>
          <table:table-cell office:value-type="float" office:value="2.53" calcext:value-type="float">
            <text:p>2.53</text:p>
          </table:table-cell>
          <table:table-cell office:value-type="float" office:value="2.54" calcext:value-type="float">
            <text:p>2.54</text:p>
          </table:table-cell>
          <table:table-cell office:value-type="float" office:value="30440" calcext:value-type="float">
            <text:p>30440</text:p>
          </table:table-cell>
          <table:table-cell office:value-type="float" office:value="10580017121" calcext:value-type="float">
            <text:p>10580017121</text:p>
          </table:table-cell>
          <table:table-cell office:value-type="float" office:value="47.67333" calcext:value-type="float">
            <text:p>47.67333</text:p>
          </table:table-cell>
          <table:table-cell office:value-type="float" office:value="47.68" calcext:value-type="float">
            <text:p>47.68</text:p>
          </table:table-cell>
          <table:table-cell office:value-type="float" office:value="59984" calcext:value-type="float">
            <text:p>59984</text:p>
          </table:table-cell>
          <table:table-cell office:value-type="float" office:value="10580017121" calcext:value-type="float">
            <text:p>10580017121</text:p>
          </table:table-cell>
          <table:table-cell table:formula="of:=[.F1098]&gt;[.B10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23-s268622270c43545213.ukp</text:p>
          </table:table-cell>
          <table:table-cell office:value-type="float" office:value="3.99" calcext:value-type="float">
            <text:p>3.99</text:p>
          </table:table-cell>
          <table:table-cell office:value-type="float" office:value="4" calcext:value-type="float">
            <text:p>4</text:p>
          </table:table-cell>
          <table:table-cell office:value-type="float" office:value="35532" calcext:value-type="float">
            <text:p>35532</text:p>
          </table:table-cell>
          <table:table-cell office:value-type="float" office:value="8750968344" calcext:value-type="float">
            <text:p>8750968344</text:p>
          </table:table-cell>
          <table:table-cell office:value-type="float" office:value="47.72333" calcext:value-type="float">
            <text:p>47.72333</text:p>
          </table:table-cell>
          <table:table-cell office:value-type="float" office:value="47.72" calcext:value-type="float">
            <text:p>47.72</text:p>
          </table:table-cell>
          <table:table-cell office:value-type="float" office:value="70512" calcext:value-type="float">
            <text:p>70512</text:p>
          </table:table-cell>
          <table:table-cell office:value-type="float" office:value="8750968344" calcext:value-type="float">
            <text:p>8750968344</text:p>
          </table:table-cell>
          <table:table-cell table:formula="of:=[.F1099]&gt;[.B10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76-s437409015c51360799.ukp</text:p>
          </table:table-cell>
          <table:table-cell office:value-type="float" office:value="0.75667" calcext:value-type="float">
            <text:p>0.75667</text:p>
          </table:table-cell>
          <table:table-cell office:value-type="float" office:value="0.76" calcext:value-type="float">
            <text:p>0.76</text:p>
          </table:table-cell>
          <table:table-cell office:value-type="float" office:value="16304" calcext:value-type="float">
            <text:p>16304</text:p>
          </table:table-cell>
          <table:table-cell office:value-type="float" office:value="10342532497" calcext:value-type="float">
            <text:p>10342532497</text:p>
          </table:table-cell>
          <table:table-cell office:value-type="float" office:value="47.79" calcext:value-type="float">
            <text:p>47.79</text:p>
          </table:table-cell>
          <table:table-cell office:value-type="float" office:value="47.8" calcext:value-type="float">
            <text:p>47.8</text:p>
          </table:table-cell>
          <table:table-cell office:value-type="float" office:value="100572" calcext:value-type="float">
            <text:p>100572</text:p>
          </table:table-cell>
          <table:table-cell office:value-type="float" office:value="10342532497" calcext:value-type="float">
            <text:p>10342532497</text:p>
          </table:table-cell>
          <table:table-cell table:formula="of:=[.F1100]&gt;[.B11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10-s550957023c74837752.ukp</text:p>
          </table:table-cell>
          <table:table-cell office:value-type="float" office:value="3.52667" calcext:value-type="float">
            <text:p>3.52667</text:p>
          </table:table-cell>
          <table:table-cell office:value-type="float" office:value="3.53" calcext:value-type="float">
            <text:p>3.53</text:p>
          </table:table-cell>
          <table:table-cell office:value-type="float" office:value="79236" calcext:value-type="float">
            <text:p>79236</text:p>
          </table:table-cell>
          <table:table-cell office:value-type="float" office:value="15060868406" calcext:value-type="float">
            <text:p>15060868406</text:p>
          </table:table-cell>
          <table:table-cell office:value-type="float" office:value="48.02666" calcext:value-type="float">
            <text:p>48.02666</text:p>
          </table:table-cell>
          <table:table-cell office:value-type="float" office:value="48.03" calcext:value-type="float">
            <text:p>48.03</text:p>
          </table:table-cell>
          <table:table-cell office:value-type="float" office:value="175792" calcext:value-type="float">
            <text:p>175792</text:p>
          </table:table-cell>
          <table:table-cell office:value-type="float" office:value="15060868406" calcext:value-type="float">
            <text:p>15060868406</text:p>
          </table:table-cell>
          <table:table-cell table:formula="of:=[.F1101]&gt;[.B11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36-s442513933c34931085.ukp</text:p>
          </table:table-cell>
          <table:table-cell office:value-type="float" office:value="32.99" calcext:value-type="float">
            <text:p>32.99</text:p>
          </table:table-cell>
          <table:table-cell office:value-type="float" office:value="32.97" calcext:value-type="float">
            <text:p>32.97</text:p>
          </table:table-cell>
          <table:table-cell office:value-type="float" office:value="61764" calcext:value-type="float">
            <text:p>61764</text:p>
          </table:table-cell>
          <table:table-cell office:value-type="float" office:value="6988900136" calcext:value-type="float">
            <text:p>6988900136</text:p>
          </table:table-cell>
          <table:table-cell office:value-type="float" office:value="48.13333" calcext:value-type="float">
            <text:p>48.13333</text:p>
          </table:table-cell>
          <table:table-cell office:value-type="float" office:value="48.13" calcext:value-type="float">
            <text:p>48.13</text:p>
          </table:table-cell>
          <table:table-cell office:value-type="float" office:value="60016" calcext:value-type="float">
            <text:p>60016</text:p>
          </table:table-cell>
          <table:table-cell office:value-type="float" office:value="6988900136" calcext:value-type="float">
            <text:p>6988900136</text:p>
          </table:table-cell>
          <table:table-cell table:formula="of:=[.F1102]&gt;[.B11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05-s338216231c13616178.ukp</text:p>
          </table:table-cell>
          <table:table-cell office:value-type="float" office:value="38.52" calcext:value-type="float">
            <text:p>38.52</text:p>
          </table:table-cell>
          <table:table-cell office:value-type="float" office:value="38.51" calcext:value-type="float">
            <text:p>38.51</text:p>
          </table:table-cell>
          <table:table-cell office:value-type="float" office:value="32356" calcext:value-type="float">
            <text:p>32356</text:p>
          </table:table-cell>
          <table:table-cell office:value-type="float" office:value="2693581628" calcext:value-type="float">
            <text:p>2693581628</text:p>
          </table:table-cell>
          <table:table-cell office:value-type="float" office:value="48.25" calcext:value-type="float">
            <text:p>48.25</text:p>
          </table:table-cell>
          <table:table-cell office:value-type="float" office:value="48.24" calcext:value-type="float">
            <text:p>48.24</text:p>
          </table:table-cell>
          <table:table-cell office:value-type="float" office:value="32712" calcext:value-type="float">
            <text:p>32712</text:p>
          </table:table-cell>
          <table:table-cell office:value-type="float" office:value="2693581628" calcext:value-type="float">
            <text:p>2693581628</text:p>
          </table:table-cell>
          <table:table-cell table:formula="of:=[.F1103]&gt;[.B11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79-s183931098c39817293.ukp</text:p>
          </table:table-cell>
          <table:table-cell office:value-type="float" office:value="21.82" calcext:value-type="float">
            <text:p>21.82</text:p>
          </table:table-cell>
          <table:table-cell office:value-type="float" office:value="21.81" calcext:value-type="float">
            <text:p>21.81</text:p>
          </table:table-cell>
          <table:table-cell office:value-type="float" office:value="42812" calcext:value-type="float">
            <text:p>42812</text:p>
          </table:table-cell>
          <table:table-cell office:value-type="float" office:value="7975423424" calcext:value-type="float">
            <text:p>7975423424</text:p>
          </table:table-cell>
          <table:table-cell office:value-type="float" office:value="48.35666" calcext:value-type="float">
            <text:p>48.35666</text:p>
          </table:table-cell>
          <table:table-cell office:value-type="float" office:value="48.34" calcext:value-type="float">
            <text:p>48.34</text:p>
          </table:table-cell>
          <table:table-cell office:value-type="float" office:value="46896" calcext:value-type="float">
            <text:p>46896</text:p>
          </table:table-cell>
          <table:table-cell office:value-type="float" office:value="7975423424" calcext:value-type="float">
            <text:p>7975423424</text:p>
          </table:table-cell>
          <table:table-cell table:formula="of:=[.F1104]&gt;[.B11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82-s7449337c52179337.ukp</text:p>
          </table:table-cell>
          <table:table-cell office:value-type="float" office:value="27.04666" calcext:value-type="float">
            <text:p>27.04666</text:p>
          </table:table-cell>
          <table:table-cell office:value-type="float" office:value="27.04" calcext:value-type="float">
            <text:p>27.04</text:p>
          </table:table-cell>
          <table:table-cell office:value-type="float" office:value="52876" calcext:value-type="float">
            <text:p>52876</text:p>
          </table:table-cell>
          <table:table-cell office:value-type="float" office:value="10476090662" calcext:value-type="float">
            <text:p>10476090662</text:p>
          </table:table-cell>
          <table:table-cell office:value-type="float" office:value="48.42" calcext:value-type="float">
            <text:p>48.42</text:p>
          </table:table-cell>
          <table:table-cell office:value-type="float" office:value="48.41" calcext:value-type="float">
            <text:p>48.41</text:p>
          </table:table-cell>
          <table:table-cell office:value-type="float" office:value="52444" calcext:value-type="float">
            <text:p>52444</text:p>
          </table:table-cell>
          <table:table-cell office:value-type="float" office:value="10476090662" calcext:value-type="float">
            <text:p>10476090662</text:p>
          </table:table-cell>
          <table:table-cell table:formula="of:=[.F1105]&gt;[.B11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58-s166672639c99666825.ukp</text:p>
          </table:table-cell>
          <table:table-cell office:value-type="float" office:value="25.32666" calcext:value-type="float">
            <text:p>25.32666</text:p>
          </table:table-cell>
          <table:table-cell office:value-type="float" office:value="25.32" calcext:value-type="float">
            <text:p>25.32</text:p>
          </table:table-cell>
          <table:table-cell office:value-type="float" office:value="72140" calcext:value-type="float">
            <text:p>72140</text:p>
          </table:table-cell>
          <table:table-cell office:value-type="float" office:value="20037958910" calcext:value-type="float">
            <text:p>20037958910</text:p>
          </table:table-cell>
          <table:table-cell table:number-columns-repeated="2" office:value-type="float" office:value="48.49" calcext:value-type="float">
            <text:p>48.49</text:p>
          </table:table-cell>
          <table:table-cell office:value-type="float" office:value="81760" calcext:value-type="float">
            <text:p>81760</text:p>
          </table:table-cell>
          <table:table-cell office:value-type="float" office:value="20037958910" calcext:value-type="float">
            <text:p>20037958910</text:p>
          </table:table-cell>
          <table:table-cell table:formula="of:=[.F1106]&gt;[.B11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94-s9656937c61439148.ukp</text:p>
          </table:table-cell>
          <table:table-cell office:value-type="float" office:value="5.52333" calcext:value-type="float">
            <text:p>5.52333</text:p>
          </table:table-cell>
          <table:table-cell office:value-type="float" office:value="5.53" calcext:value-type="float">
            <text:p>5.53</text:p>
          </table:table-cell>
          <table:table-cell office:value-type="float" office:value="55736" calcext:value-type="float">
            <text:p>55736</text:p>
          </table:table-cell>
          <table:table-cell office:value-type="float" office:value="12351920012" calcext:value-type="float">
            <text:p>12351920012</text:p>
          </table:table-cell>
          <table:table-cell office:value-type="float" office:value="48.61" calcext:value-type="float">
            <text:p>48.61</text:p>
          </table:table-cell>
          <table:table-cell office:value-type="float" office:value="48.59" calcext:value-type="float">
            <text:p>48.59</text:p>
          </table:table-cell>
          <table:table-cell office:value-type="float" office:value="88288" calcext:value-type="float">
            <text:p>88288</text:p>
          </table:table-cell>
          <table:table-cell office:value-type="float" office:value="12351920012" calcext:value-type="float">
            <text:p>12351920012</text:p>
          </table:table-cell>
          <table:table-cell table:formula="of:=[.F1107]&gt;[.B11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-s324673955c91206311.ukp</text:p>
          </table:table-cell>
          <table:table-cell office:value-type="float" office:value="4.82" calcext:value-type="float">
            <text:p>4.82</text:p>
          </table:table-cell>
          <table:table-cell office:value-type="float" office:value="4.85" calcext:value-type="float">
            <text:p>4.85</text:p>
          </table:table-cell>
          <table:table-cell office:value-type="float" office:value="24832" calcext:value-type="float">
            <text:p>24832</text:p>
          </table:table-cell>
          <table:table-cell office:value-type="float" office:value="18350640869" calcext:value-type="float">
            <text:p>18350640869</text:p>
          </table:table-cell>
          <table:table-cell office:value-type="float" office:value="48.73333" calcext:value-type="float">
            <text:p>48.73333</text:p>
          </table:table-cell>
          <table:table-cell office:value-type="float" office:value="48.71" calcext:value-type="float">
            <text:p>48.71</text:p>
          </table:table-cell>
          <table:table-cell office:value-type="float" office:value="42336" calcext:value-type="float">
            <text:p>42336</text:p>
          </table:table-cell>
          <table:table-cell office:value-type="float" office:value="18350640869" calcext:value-type="float">
            <text:p>18350640869</text:p>
          </table:table-cell>
          <table:table-cell table:formula="of:=[.F1108]&gt;[.B11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02-s730277963c31202891.ukp</text:p>
          </table:table-cell>
          <table:table-cell table:number-columns-repeated="2" office:value-type="float" office:value="11.19" calcext:value-type="float">
            <text:p>11.19</text:p>
          </table:table-cell>
          <table:table-cell office:value-type="float" office:value="25048" calcext:value-type="float">
            <text:p>25048</text:p>
          </table:table-cell>
          <table:table-cell office:value-type="float" office:value="6267449942" calcext:value-type="float">
            <text:p>6267449942</text:p>
          </table:table-cell>
          <table:table-cell office:value-type="float" office:value="48.76" calcext:value-type="float">
            <text:p>48.76</text:p>
          </table:table-cell>
          <table:table-cell office:value-type="float" office:value="48.75" calcext:value-type="float">
            <text:p>48.75</text:p>
          </table:table-cell>
          <table:table-cell office:value-type="float" office:value="33768" calcext:value-type="float">
            <text:p>33768</text:p>
          </table:table-cell>
          <table:table-cell office:value-type="float" office:value="6267449942" calcext:value-type="float">
            <text:p>6267449942</text:p>
          </table:table-cell>
          <table:table-cell table:formula="of:=[.F1109]&gt;[.B11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96-s756653619c87201581.ukp</text:p>
          </table:table-cell>
          <table:table-cell office:value-type="float" office:value="5.80333" calcext:value-type="float">
            <text:p>5.80333</text:p>
          </table:table-cell>
          <table:table-cell office:value-type="float" office:value="5.81" calcext:value-type="float">
            <text:p>5.81</text:p>
          </table:table-cell>
          <table:table-cell office:value-type="float" office:value="20140" calcext:value-type="float">
            <text:p>20140</text:p>
          </table:table-cell>
          <table:table-cell office:value-type="float" office:value="17538805871" calcext:value-type="float">
            <text:p>17538805871</text:p>
          </table:table-cell>
          <table:table-cell office:value-type="float" office:value="48.77666" calcext:value-type="float">
            <text:p>48.77666</text:p>
          </table:table-cell>
          <table:table-cell office:value-type="float" office:value="48.76" calcext:value-type="float">
            <text:p>48.76</text:p>
          </table:table-cell>
          <table:table-cell office:value-type="float" office:value="24484" calcext:value-type="float">
            <text:p>24484</text:p>
          </table:table-cell>
          <table:table-cell office:value-type="float" office:value="17538805871" calcext:value-type="float">
            <text:p>17538805871</text:p>
          </table:table-cell>
          <table:table-cell table:formula="of:=[.F1110]&gt;[.B11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74-s890735735c34609441.ukp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15692" calcext:value-type="float">
            <text:p>15692</text:p>
          </table:table-cell>
          <table:table-cell office:value-type="float" office:value="6974238494" calcext:value-type="float">
            <text:p>6974238494</text:p>
          </table:table-cell>
          <table:table-cell office:value-type="float" office:value="48.9" calcext:value-type="float">
            <text:p>48.9</text:p>
          </table:table-cell>
          <table:table-cell office:value-type="float" office:value="48.91" calcext:value-type="float">
            <text:p>48.91</text:p>
          </table:table-cell>
          <table:table-cell office:value-type="float" office:value="51652" calcext:value-type="float">
            <text:p>51652</text:p>
          </table:table-cell>
          <table:table-cell office:value-type="float" office:value="6974238494" calcext:value-type="float">
            <text:p>6974238494</text:p>
          </table:table-cell>
          <table:table-cell table:formula="of:=[.F1111]&gt;[.B11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62-s659945289c47394244.ukp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16184" calcext:value-type="float">
            <text:p>16184</text:p>
          </table:table-cell>
          <table:table-cell office:value-type="float" office:value="9540206189" calcext:value-type="float">
            <text:p>9540206189</text:p>
          </table:table-cell>
          <table:table-cell office:value-type="float" office:value="48.91333" calcext:value-type="float">
            <text:p>48.91333</text:p>
          </table:table-cell>
          <table:table-cell office:value-type="float" office:value="48.91" calcext:value-type="float">
            <text:p>48.91</text:p>
          </table:table-cell>
          <table:table-cell office:value-type="float" office:value="51224" calcext:value-type="float">
            <text:p>51224</text:p>
          </table:table-cell>
          <table:table-cell office:value-type="float" office:value="9540206189" calcext:value-type="float">
            <text:p>9540206189</text:p>
          </table:table-cell>
          <table:table-cell table:formula="of:=[.F1112]&gt;[.B11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64-s195387934c50169945.ukp</text:p>
          </table:table-cell>
          <table:table-cell office:value-type="float" office:value="12.90667" calcext:value-type="float">
            <text:p>12.90667</text:p>
          </table:table-cell>
          <table:table-cell office:value-type="float" office:value="12.91" calcext:value-type="float">
            <text:p>12.91</text:p>
          </table:table-cell>
          <table:table-cell office:value-type="float" office:value="20428" calcext:value-type="float">
            <text:p>20428</text:p>
          </table:table-cell>
          <table:table-cell office:value-type="float" office:value="10068932811" calcext:value-type="float">
            <text:p>10068932811</text:p>
          </table:table-cell>
          <table:table-cell office:value-type="float" office:value="48.91333" calcext:value-type="float">
            <text:p>48.91333</text:p>
          </table:table-cell>
          <table:table-cell office:value-type="float" office:value="48.91" calcext:value-type="float">
            <text:p>48.91</text:p>
          </table:table-cell>
          <table:table-cell office:value-type="float" office:value="23744" calcext:value-type="float">
            <text:p>23744</text:p>
          </table:table-cell>
          <table:table-cell office:value-type="float" office:value="10068932811" calcext:value-type="float">
            <text:p>10068932811</text:p>
          </table:table-cell>
          <table:table-cell table:formula="of:=[.F1113]&gt;[.B11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9-s915258292c11465474.ukp</text:p>
          </table:table-cell>
          <table:table-cell office:value-type="float" office:value="18.92333" calcext:value-type="float">
            <text:p>18.92333</text:p>
          </table:table-cell>
          <table:table-cell office:value-type="float" office:value="18.91" calcext:value-type="float">
            <text:p>18.91</text:p>
          </table:table-cell>
          <table:table-cell office:value-type="float" office:value="24116" calcext:value-type="float">
            <text:p>24116</text:p>
          </table:table-cell>
          <table:table-cell office:value-type="float" office:value="2263660967" calcext:value-type="float">
            <text:p>2263660967</text:p>
          </table:table-cell>
          <table:table-cell office:value-type="float" office:value="48.92" calcext:value-type="float">
            <text:p>48.92</text:p>
          </table:table-cell>
          <table:table-cell office:value-type="float" office:value="48.89" calcext:value-type="float">
            <text:p>48.89</text:p>
          </table:table-cell>
          <table:table-cell office:value-type="float" office:value="29460" calcext:value-type="float">
            <text:p>29460</text:p>
          </table:table-cell>
          <table:table-cell office:value-type="float" office:value="2263660967" calcext:value-type="float">
            <text:p>2263660967</text:p>
          </table:table-cell>
          <table:table-cell table:formula="of:=[.F1114]&gt;[.B11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35-s151468172c89619250.ukp</text:p>
          </table:table-cell>
          <table:table-cell table:number-columns-repeated="2" office:value-type="float" office:value="46.22" calcext:value-type="float">
            <text:p>46.22</text:p>
          </table:table-cell>
          <table:table-cell office:value-type="float" office:value="152932" calcext:value-type="float">
            <text:p>152932</text:p>
          </table:table-cell>
          <table:table-cell office:value-type="float" office:value="18016984699" calcext:value-type="float">
            <text:p>18016984699</text:p>
          </table:table-cell>
          <table:table-cell office:value-type="float" office:value="49.20666" calcext:value-type="float">
            <text:p>49.20666</text:p>
          </table:table-cell>
          <table:table-cell office:value-type="float" office:value="49.21" calcext:value-type="float">
            <text:p>49.21</text:p>
          </table:table-cell>
          <table:table-cell office:value-type="float" office:value="147684" calcext:value-type="float">
            <text:p>147684</text:p>
          </table:table-cell>
          <table:table-cell office:value-type="float" office:value="18016984699" calcext:value-type="float">
            <text:p>18016984699</text:p>
          </table:table-cell>
          <table:table-cell table:formula="of:=[.F1115]&gt;[.B11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42-s644582044c61569579.ukp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6" calcext:value-type="float">
            <text:p>0.06</text:p>
          </table:table-cell>
          <table:table-cell office:value-type="float" office:value="15216" calcext:value-type="float">
            <text:p>15216</text:p>
          </table:table-cell>
          <table:table-cell office:value-type="float" office:value="12407875498" calcext:value-type="float">
            <text:p>12407875498</text:p>
          </table:table-cell>
          <table:table-cell office:value-type="float" office:value="49.21333" calcext:value-type="float">
            <text:p>49.21333</text:p>
          </table:table-cell>
          <table:table-cell office:value-type="float" office:value="49.22" calcext:value-type="float">
            <text:p>49.22</text:p>
          </table:table-cell>
          <table:table-cell office:value-type="float" office:value="91276" calcext:value-type="float">
            <text:p>91276</text:p>
          </table:table-cell>
          <table:table-cell office:value-type="float" office:value="12407875498" calcext:value-type="float">
            <text:p>12407875498</text:p>
          </table:table-cell>
          <table:table-cell table:formula="of:=[.F1116]&gt;[.B11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09-s479378978c21648477.ukp</text:p>
          </table:table-cell>
          <table:table-cell office:value-type="float" office:value="11.04" calcext:value-type="float">
            <text:p>11.04</text:p>
          </table:table-cell>
          <table:table-cell office:value-type="float" office:value="11.03" calcext:value-type="float">
            <text:p>11.03</text:p>
          </table:table-cell>
          <table:table-cell office:value-type="float" office:value="28736" calcext:value-type="float">
            <text:p>28736</text:p>
          </table:table-cell>
          <table:table-cell office:value-type="float" office:value="4320244213" calcext:value-type="float">
            <text:p>4320244213</text:p>
          </table:table-cell>
          <table:table-cell office:value-type="float" office:value="49.32999" calcext:value-type="float">
            <text:p>49.32999</text:p>
          </table:table-cell>
          <table:table-cell office:value-type="float" office:value="49.31" calcext:value-type="float">
            <text:p>49.31</text:p>
          </table:table-cell>
          <table:table-cell office:value-type="float" office:value="37008" calcext:value-type="float">
            <text:p>37008</text:p>
          </table:table-cell>
          <table:table-cell office:value-type="float" office:value="4320244213" calcext:value-type="float">
            <text:p>4320244213</text:p>
          </table:table-cell>
          <table:table-cell table:formula="of:=[.F1117]&gt;[.B11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62-s131770940c8887790.ukp</text:p>
          </table:table-cell>
          <table:table-cell office:value-type="float" office:value="4.22333" calcext:value-type="float">
            <text:p>4.22333</text:p>
          </table:table-cell>
          <table:table-cell office:value-type="float" office:value="4.22" calcext:value-type="float">
            <text:p>4.22</text:p>
          </table:table-cell>
          <table:table-cell office:value-type="float" office:value="15748" calcext:value-type="float">
            <text:p>15748</text:p>
          </table:table-cell>
          <table:table-cell office:value-type="float" office:value="1760530834" calcext:value-type="float">
            <text:p>1760530834</text:p>
          </table:table-cell>
          <table:table-cell office:value-type="float" office:value="49.36666" calcext:value-type="float">
            <text:p>49.36666</text:p>
          </table:table-cell>
          <table:table-cell office:value-type="float" office:value="49.34" calcext:value-type="float">
            <text:p>49.34</text:p>
          </table:table-cell>
          <table:table-cell office:value-type="float" office:value="26560" calcext:value-type="float">
            <text:p>26560</text:p>
          </table:table-cell>
          <table:table-cell office:value-type="float" office:value="1760530834" calcext:value-type="float">
            <text:p>1760530834</text:p>
          </table:table-cell>
          <table:table-cell table:formula="of:=[.F1118]&gt;[.B11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83-s491803659c4386174.ukp</text:p>
          </table:table-cell>
          <table:table-cell office:value-type="float" office:value="11.95667" calcext:value-type="float">
            <text:p>11.95667</text:p>
          </table:table-cell>
          <table:table-cell office:value-type="float" office:value="11.95" calcext:value-type="float">
            <text:p>11.95</text:p>
          </table:table-cell>
          <table:table-cell office:value-type="float" office:value="15980" calcext:value-type="float">
            <text:p>15980</text:p>
          </table:table-cell>
          <table:table-cell office:value-type="float" office:value="839418837" calcext:value-type="float">
            <text:p>839418837</text:p>
          </table:table-cell>
          <table:table-cell office:value-type="float" office:value="49.42333" calcext:value-type="float">
            <text:p>49.42333</text:p>
          </table:table-cell>
          <table:table-cell office:value-type="float" office:value="49.42" calcext:value-type="float">
            <text:p>49.42</text:p>
          </table:table-cell>
          <table:table-cell office:value-type="float" office:value="23500" calcext:value-type="float">
            <text:p>23500</text:p>
          </table:table-cell>
          <table:table-cell office:value-type="float" office:value="839418837" calcext:value-type="float">
            <text:p>839418837</text:p>
          </table:table-cell>
          <table:table-cell table:formula="of:=[.F1119]&gt;[.B11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01-s777137311c61207265.ukp</text:p>
          </table:table-cell>
          <table:table-cell office:value-type="float" office:value="46.55" calcext:value-type="float">
            <text:p>46.55</text:p>
          </table:table-cell>
          <table:table-cell office:value-type="float" office:value="46.53" calcext:value-type="float">
            <text:p>46.53</text:p>
          </table:table-cell>
          <table:table-cell office:value-type="float" office:value="60200" calcext:value-type="float">
            <text:p>60200</text:p>
          </table:table-cell>
          <table:table-cell office:value-type="float" office:value="12284078503" calcext:value-type="float">
            <text:p>12284078503</text:p>
          </table:table-cell>
          <table:table-cell office:value-type="float" office:value="49.48333" calcext:value-type="float">
            <text:p>49.48333</text:p>
          </table:table-cell>
          <table:table-cell office:value-type="float" office:value="49.49" calcext:value-type="float">
            <text:p>49.49</text:p>
          </table:table-cell>
          <table:table-cell office:value-type="float" office:value="58408" calcext:value-type="float">
            <text:p>58408</text:p>
          </table:table-cell>
          <table:table-cell office:value-type="float" office:value="12284078503" calcext:value-type="float">
            <text:p>12284078503</text:p>
          </table:table-cell>
          <table:table-cell table:formula="of:=[.F1120]&gt;[.B11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69-s235930013c97902462.ukp</text:p>
          </table:table-cell>
          <table:table-cell office:value-type="float" office:value="0.47333" calcext:value-type="float">
            <text:p>0.47333</text:p>
          </table:table-cell>
          <table:table-cell office:value-type="float" office:value="0.48" calcext:value-type="float">
            <text:p>0.48</text:p>
          </table:table-cell>
          <table:table-cell office:value-type="float" office:value="19332" calcext:value-type="float">
            <text:p>19332</text:p>
          </table:table-cell>
          <table:table-cell office:value-type="float" office:value="19727763944" calcext:value-type="float">
            <text:p>19727763944</text:p>
          </table:table-cell>
          <table:table-cell office:value-type="float" office:value="49.52999" calcext:value-type="float">
            <text:p>49.52999</text:p>
          </table:table-cell>
          <table:table-cell office:value-type="float" office:value="49.54" calcext:value-type="float">
            <text:p>49.54</text:p>
          </table:table-cell>
          <table:table-cell office:value-type="float" office:value="111516" calcext:value-type="float">
            <text:p>111516</text:p>
          </table:table-cell>
          <table:table-cell office:value-type="float" office:value="19727763944" calcext:value-type="float">
            <text:p>19727763944</text:p>
          </table:table-cell>
          <table:table-cell table:formula="of:=[.F1121]&gt;[.B11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37-s789959996c55855748.ukp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19864" calcext:value-type="float">
            <text:p>19864</text:p>
          </table:table-cell>
          <table:table-cell office:value-type="float" office:value="11247308865" calcext:value-type="float">
            <text:p>11247308865</text:p>
          </table:table-cell>
          <table:table-cell office:value-type="float" office:value="49.53333" calcext:value-type="float">
            <text:p>49.53333</text:p>
          </table:table-cell>
          <table:table-cell office:value-type="float" office:value="49.52" calcext:value-type="float">
            <text:p>49.52</text:p>
          </table:table-cell>
          <table:table-cell office:value-type="float" office:value="66772" calcext:value-type="float">
            <text:p>66772</text:p>
          </table:table-cell>
          <table:table-cell office:value-type="float" office:value="11247308865" calcext:value-type="float">
            <text:p>11247308865</text:p>
          </table:table-cell>
          <table:table-cell table:formula="of:=[.F1122]&gt;[.B11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82-s662703693c54093827.ukp</text:p>
          </table:table-cell>
          <table:table-cell office:value-type="float" office:value="41.38666" calcext:value-type="float">
            <text:p>41.38666</text:p>
          </table:table-cell>
          <table:table-cell office:value-type="float" office:value="41.38" calcext:value-type="float">
            <text:p>41.38</text:p>
          </table:table-cell>
          <table:table-cell office:value-type="float" office:value="54224" calcext:value-type="float">
            <text:p>54224</text:p>
          </table:table-cell>
          <table:table-cell office:value-type="float" office:value="10852313302" calcext:value-type="float">
            <text:p>10852313302</text:p>
          </table:table-cell>
          <table:table-cell office:value-type="float" office:value="49.71333" calcext:value-type="float">
            <text:p>49.71333</text:p>
          </table:table-cell>
          <table:table-cell office:value-type="float" office:value="49.7" calcext:value-type="float">
            <text:p>49.7</text:p>
          </table:table-cell>
          <table:table-cell office:value-type="float" office:value="55668" calcext:value-type="float">
            <text:p>55668</text:p>
          </table:table-cell>
          <table:table-cell office:value-type="float" office:value="10852313302" calcext:value-type="float">
            <text:p>10852313302</text:p>
          </table:table-cell>
          <table:table-cell table:formula="of:=[.F1123]&gt;[.B11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88-s292252175c56117159.ukp</text:p>
          </table:table-cell>
          <table:table-cell office:value-type="float" office:value="8.13667" calcext:value-type="float">
            <text:p>8.13667</text:p>
          </table:table-cell>
          <table:table-cell office:value-type="float" office:value="8.14" calcext:value-type="float">
            <text:p>8.14</text:p>
          </table:table-cell>
          <table:table-cell office:value-type="float" office:value="63372" calcext:value-type="float">
            <text:p>63372</text:p>
          </table:table-cell>
          <table:table-cell office:value-type="float" office:value="11276965792" calcext:value-type="float">
            <text:p>11276965792</text:p>
          </table:table-cell>
          <table:table-cell office:value-type="float" office:value="49.77999" calcext:value-type="float">
            <text:p>49.77999</text:p>
          </table:table-cell>
          <table:table-cell office:value-type="float" office:value="49.77" calcext:value-type="float">
            <text:p>49.77</text:p>
          </table:table-cell>
          <table:table-cell office:value-type="float" office:value="88076" calcext:value-type="float">
            <text:p>88076</text:p>
          </table:table-cell>
          <table:table-cell office:value-type="float" office:value="11276965792" calcext:value-type="float">
            <text:p>11276965792</text:p>
          </table:table-cell>
          <table:table-cell table:formula="of:=[.F1124]&gt;[.B11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89-s682002986c10711944.ukp</text:p>
          </table:table-cell>
          <table:table-cell office:value-type="float" office:value="34.39" calcext:value-type="float">
            <text:p>34.39</text:p>
          </table:table-cell>
          <table:table-cell office:value-type="float" office:value="34.38" calcext:value-type="float">
            <text:p>34.38</text:p>
          </table:table-cell>
          <table:table-cell office:value-type="float" office:value="28136" calcext:value-type="float">
            <text:p>28136</text:p>
          </table:table-cell>
          <table:table-cell office:value-type="float" office:value="2110291270" calcext:value-type="float">
            <text:p>2110291270</text:p>
          </table:table-cell>
          <table:table-cell office:value-type="float" office:value="49.85666" calcext:value-type="float">
            <text:p>49.85666</text:p>
          </table:table-cell>
          <table:table-cell office:value-type="float" office:value="49.85" calcext:value-type="float">
            <text:p>49.85</text:p>
          </table:table-cell>
          <table:table-cell office:value-type="float" office:value="29196" calcext:value-type="float">
            <text:p>29196</text:p>
          </table:table-cell>
          <table:table-cell office:value-type="float" office:value="2110291270" calcext:value-type="float">
            <text:p>2110291270</text:p>
          </table:table-cell>
          <table:table-cell table:formula="of:=[.F1125]&gt;[.B11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07-s896730166c92907831.ukp</text:p>
          </table:table-cell>
          <table:table-cell office:value-type="float" office:value="10.09666" calcext:value-type="float">
            <text:p>10.09666</text:p>
          </table:table-cell>
          <table:table-cell office:value-type="float" office:value="10.11" calcext:value-type="float">
            <text:p>10.11</text:p>
          </table:table-cell>
          <table:table-cell office:value-type="float" office:value="50132" calcext:value-type="float">
            <text:p>50132</text:p>
          </table:table-cell>
          <table:table-cell office:value-type="float" office:value="18723848930" calcext:value-type="float">
            <text:p>18723848930</text:p>
          </table:table-cell>
          <table:table-cell office:value-type="float" office:value="49.86333" calcext:value-type="float">
            <text:p>49.86333</text:p>
          </table:table-cell>
          <table:table-cell office:value-type="float" office:value="49.9" calcext:value-type="float">
            <text:p>49.9</text:p>
          </table:table-cell>
          <table:table-cell office:value-type="float" office:value="65812" calcext:value-type="float">
            <text:p>65812</text:p>
          </table:table-cell>
          <table:table-cell office:value-type="float" office:value="18723848930" calcext:value-type="float">
            <text:p>18723848930</text:p>
          </table:table-cell>
          <table:table-cell table:formula="of:=[.F1126]&gt;[.B11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67-s647172791c61171644.ukp</text:p>
          </table:table-cell>
          <table:table-cell office:value-type="float" office:value="1.51" calcext:value-type="float">
            <text:p>1.51</text:p>
          </table:table-cell>
          <table:table-cell office:value-type="float" office:value="1.52" calcext:value-type="float">
            <text:p>1.52</text:p>
          </table:table-cell>
          <table:table-cell office:value-type="float" office:value="41940" calcext:value-type="float">
            <text:p>41940</text:p>
          </table:table-cell>
          <table:table-cell office:value-type="float" office:value="12314014232" calcext:value-type="float">
            <text:p>12314014232</text:p>
          </table:table-cell>
          <table:table-cell office:value-type="float" office:value="49.88999" calcext:value-type="float">
            <text:p>49.88999</text:p>
          </table:table-cell>
          <table:table-cell office:value-type="float" office:value="49.88" calcext:value-type="float">
            <text:p>49.88</text:p>
          </table:table-cell>
          <table:table-cell office:value-type="float" office:value="99836" calcext:value-type="float">
            <text:p>99836</text:p>
          </table:table-cell>
          <table:table-cell office:value-type="float" office:value="12314014232" calcext:value-type="float">
            <text:p>12314014232</text:p>
          </table:table-cell>
          <table:table-cell table:formula="of:=[.F1127]&gt;[.B11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87-s15834020c26394075.ukp</text:p>
          </table:table-cell>
          <table:table-cell table:number-columns-repeated="2" office:value-type="float" office:value="3.09" calcext:value-type="float">
            <text:p>3.09</text:p>
          </table:table-cell>
          <table:table-cell office:value-type="float" office:value="19972" calcext:value-type="float">
            <text:p>19972</text:p>
          </table:table-cell>
          <table:table-cell office:value-type="float" office:value="5293882810" calcext:value-type="float">
            <text:p>5293882810</text:p>
          </table:table-cell>
          <table:table-cell office:value-type="float" office:value="49.94333" calcext:value-type="float">
            <text:p>49.94333</text:p>
          </table:table-cell>
          <table:table-cell office:value-type="float" office:value="49.94" calcext:value-type="float">
            <text:p>49.94</text:p>
          </table:table-cell>
          <table:table-cell office:value-type="float" office:value="41632" calcext:value-type="float">
            <text:p>41632</text:p>
          </table:table-cell>
          <table:table-cell office:value-type="float" office:value="5293882810" calcext:value-type="float">
            <text:p>5293882810</text:p>
          </table:table-cell>
          <table:table-cell table:formula="of:=[.F1128]&gt;[.B11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06-s91067200c44967278.ukp</text:p>
          </table:table-cell>
          <table:table-cell office:value-type="float" office:value="37.41666" calcext:value-type="float">
            <text:p>37.41666</text:p>
          </table:table-cell>
          <table:table-cell office:value-type="float" office:value="37.42" calcext:value-type="float">
            <text:p>37.42</text:p>
          </table:table-cell>
          <table:table-cell office:value-type="float" office:value="78936" calcext:value-type="float">
            <text:p>78936</text:p>
          </table:table-cell>
          <table:table-cell office:value-type="float" office:value="9010842406" calcext:value-type="float">
            <text:p>9010842406</text:p>
          </table:table-cell>
          <table:table-cell office:value-type="float" office:value="49.96666" calcext:value-type="float">
            <text:p>49.96666</text:p>
          </table:table-cell>
          <table:table-cell office:value-type="float" office:value="50" calcext:value-type="float">
            <text:p>50</text:p>
          </table:table-cell>
          <table:table-cell office:value-type="float" office:value="74460" calcext:value-type="float">
            <text:p>74460</text:p>
          </table:table-cell>
          <table:table-cell office:value-type="float" office:value="9010842406" calcext:value-type="float">
            <text:p>9010842406</text:p>
          </table:table-cell>
          <table:table-cell table:formula="of:=[.F1129]&gt;[.B11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91-s356074706c57698194.ukp</text:p>
          </table:table-cell>
          <table:table-cell office:value-type="float" office:value="6.28333" calcext:value-type="float">
            <text:p>6.28333</text:p>
          </table:table-cell>
          <table:table-cell office:value-type="float" office:value="6.29" calcext:value-type="float">
            <text:p>6.29</text:p>
          </table:table-cell>
          <table:table-cell office:value-type="float" office:value="51428" calcext:value-type="float">
            <text:p>51428</text:p>
          </table:table-cell>
          <table:table-cell office:value-type="float" office:value="11603230631" calcext:value-type="float">
            <text:p>11603230631</text:p>
          </table:table-cell>
          <table:table-cell office:value-type="float" office:value="49.99333" calcext:value-type="float">
            <text:p>49.99333</text:p>
          </table:table-cell>
          <table:table-cell office:value-type="float" office:value="49.98" calcext:value-type="float">
            <text:p>49.98</text:p>
          </table:table-cell>
          <table:table-cell office:value-type="float" office:value="88436" calcext:value-type="float">
            <text:p>88436</text:p>
          </table:table-cell>
          <table:table-cell office:value-type="float" office:value="11603230631" calcext:value-type="float">
            <text:p>11603230631</text:p>
          </table:table-cell>
          <table:table-cell table:formula="of:=[.F1130]&gt;[.B11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0-s534548386c12675341.ukp</text:p>
          </table:table-cell>
          <table:table-cell office:value-type="float" office:value="33.31333" calcext:value-type="float">
            <text:p>33.31333</text:p>
          </table:table-cell>
          <table:table-cell office:value-type="float" office:value="33.29" calcext:value-type="float">
            <text:p>33.29</text:p>
          </table:table-cell>
          <table:table-cell office:value-type="float" office:value="31252" calcext:value-type="float">
            <text:p>31252</text:p>
          </table:table-cell>
          <table:table-cell office:value-type="float" office:value="2503731053" calcext:value-type="float">
            <text:p>2503731053</text:p>
          </table:table-cell>
          <table:table-cell office:value-type="float" office:value="50.04" calcext:value-type="float">
            <text:p>50.04</text:p>
          </table:table-cell>
          <table:table-cell office:value-type="float" office:value="50.02" calcext:value-type="float">
            <text:p>50.02</text:p>
          </table:table-cell>
          <table:table-cell office:value-type="float" office:value="29424" calcext:value-type="float">
            <text:p>29424</text:p>
          </table:table-cell>
          <table:table-cell office:value-type="float" office:value="2503731053" calcext:value-type="float">
            <text:p>2503731053</text:p>
          </table:table-cell>
          <table:table-cell table:formula="of:=[.F1131]&gt;[.B11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91-s244607098c85285147.ukp</text:p>
          </table:table-cell>
          <table:table-cell office:value-type="float" office:value="0.62333" calcext:value-type="float">
            <text:p>0.62333</text:p>
          </table:table-cell>
          <table:table-cell office:value-type="float" office:value="0.63" calcext:value-type="float">
            <text:p>0.63</text:p>
          </table:table-cell>
          <table:table-cell office:value-type="float" office:value="20096" calcext:value-type="float">
            <text:p>20096</text:p>
          </table:table-cell>
          <table:table-cell office:value-type="float" office:value="17177421699" calcext:value-type="float">
            <text:p>17177421699</text:p>
          </table:table-cell>
          <table:table-cell office:value-type="float" office:value="50.07666" calcext:value-type="float">
            <text:p>50.07666</text:p>
          </table:table-cell>
          <table:table-cell office:value-type="float" office:value="50.06" calcext:value-type="float">
            <text:p>50.06</text:p>
          </table:table-cell>
          <table:table-cell office:value-type="float" office:value="63424" calcext:value-type="float">
            <text:p>63424</text:p>
          </table:table-cell>
          <table:table-cell office:value-type="float" office:value="17177421699" calcext:value-type="float">
            <text:p>17177421699</text:p>
          </table:table-cell>
          <table:table-cell table:formula="of:=[.F1132]&gt;[.B11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60-s251685855c8111534.ukp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9612" calcext:value-type="float">
            <text:p>9612</text:p>
          </table:table-cell>
          <table:table-cell office:value-type="float" office:value="1628726813" calcext:value-type="float">
            <text:p>1628726813</text:p>
          </table:table-cell>
          <table:table-cell office:value-type="float" office:value="50.26666" calcext:value-type="float">
            <text:p>50.26666</text:p>
          </table:table-cell>
          <table:table-cell office:value-type="float" office:value="50.25" calcext:value-type="float">
            <text:p>50.25</text:p>
          </table:table-cell>
          <table:table-cell office:value-type="float" office:value="26160" calcext:value-type="float">
            <text:p>26160</text:p>
          </table:table-cell>
          <table:table-cell office:value-type="float" office:value="1628726813" calcext:value-type="float">
            <text:p>1628726813</text:p>
          </table:table-cell>
          <table:table-cell table:formula="of:=[.F1133]&gt;[.B11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13-s913802786c16583595.ukp</text:p>
          </table:table-cell>
          <table:table-cell office:value-type="float" office:value="23.55333" calcext:value-type="float">
            <text:p>23.55333</text:p>
          </table:table-cell>
          <table:table-cell office:value-type="float" office:value="23.55" calcext:value-type="float">
            <text:p>23.55</text:p>
          </table:table-cell>
          <table:table-cell office:value-type="float" office:value="32616" calcext:value-type="float">
            <text:p>32616</text:p>
          </table:table-cell>
          <table:table-cell office:value-type="float" office:value="3292400459" calcext:value-type="float">
            <text:p>3292400459</text:p>
          </table:table-cell>
          <table:table-cell office:value-type="float" office:value="50.27" calcext:value-type="float">
            <text:p>50.27</text:p>
          </table:table-cell>
          <table:table-cell office:value-type="float" office:value="50.25" calcext:value-type="float">
            <text:p>50.25</text:p>
          </table:table-cell>
          <table:table-cell office:value-type="float" office:value="36948" calcext:value-type="float">
            <text:p>36948</text:p>
          </table:table-cell>
          <table:table-cell office:value-type="float" office:value="3292400459" calcext:value-type="float">
            <text:p>3292400459</text:p>
          </table:table-cell>
          <table:table-cell table:formula="of:=[.F1134]&gt;[.B11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89-s536731580c38817990.ukp</text:p>
          </table:table-cell>
          <table:table-cell table:number-columns-repeated="2" office:value-type="float" office:value="18.1" calcext:value-type="float">
            <text:p>18.1</text:p>
          </table:table-cell>
          <table:table-cell office:value-type="float" office:value="29324" calcext:value-type="float">
            <text:p>29324</text:p>
          </table:table-cell>
          <table:table-cell office:value-type="float" office:value="7774909517" calcext:value-type="float">
            <text:p>7774909517</text:p>
          </table:table-cell>
          <table:table-cell office:value-type="float" office:value="50.28666" calcext:value-type="float">
            <text:p>50.28666</text:p>
          </table:table-cell>
          <table:table-cell office:value-type="float" office:value="50.28" calcext:value-type="float">
            <text:p>50.28</text:p>
          </table:table-cell>
          <table:table-cell office:value-type="float" office:value="32988" calcext:value-type="float">
            <text:p>32988</text:p>
          </table:table-cell>
          <table:table-cell office:value-type="float" office:value="7774909517" calcext:value-type="float">
            <text:p>7774909517</text:p>
          </table:table-cell>
          <table:table-cell table:formula="of:=[.F1135]&gt;[.B11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34-s344071035c51117179.ukp</text:p>
          </table:table-cell>
          <table:table-cell office:value-type="float" office:value="17.53666" calcext:value-type="float">
            <text:p>17.53666</text:p>
          </table:table-cell>
          <table:table-cell office:value-type="float" office:value="17.56" calcext:value-type="float">
            <text:p>17.56</text:p>
          </table:table-cell>
          <table:table-cell office:value-type="float" office:value="75624" calcext:value-type="float">
            <text:p>75624</text:p>
          </table:table-cell>
          <table:table-cell office:value-type="float" office:value="10255801783" calcext:value-type="float">
            <text:p>10255801783</text:p>
          </table:table-cell>
          <table:table-cell office:value-type="float" office:value="50.30333" calcext:value-type="float">
            <text:p>50.30333</text:p>
          </table:table-cell>
          <table:table-cell office:value-type="float" office:value="50.3" calcext:value-type="float">
            <text:p>50.3</text:p>
          </table:table-cell>
          <table:table-cell office:value-type="float" office:value="91268" calcext:value-type="float">
            <text:p>91268</text:p>
          </table:table-cell>
          <table:table-cell office:value-type="float" office:value="10255801783" calcext:value-type="float">
            <text:p>10255801783</text:p>
          </table:table-cell>
          <table:table-cell table:formula="of:=[.F1136]&gt;[.B11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47-s108509831c56543236.ukp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15700" calcext:value-type="float">
            <text:p>15700</text:p>
          </table:table-cell>
          <table:table-cell office:value-type="float" office:value="11390565619" calcext:value-type="float">
            <text:p>11390565619</text:p>
          </table:table-cell>
          <table:table-cell office:value-type="float" office:value="50.35666" calcext:value-type="float">
            <text:p>50.35666</text:p>
          </table:table-cell>
          <table:table-cell office:value-type="float" office:value="50.36" calcext:value-type="float">
            <text:p>50.36</text:p>
          </table:table-cell>
          <table:table-cell office:value-type="float" office:value="23868" calcext:value-type="float">
            <text:p>23868</text:p>
          </table:table-cell>
          <table:table-cell office:value-type="float" office:value="11390565619" calcext:value-type="float">
            <text:p>11390565619</text:p>
          </table:table-cell>
          <table:table-cell table:formula="of:=[.F1137]&gt;[.B11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95-s64565003c37853335.ukp</text:p>
          </table:table-cell>
          <table:table-cell office:value-type="float" office:value="23.07666" calcext:value-type="float">
            <text:p>23.07666</text:p>
          </table:table-cell>
          <table:table-cell office:value-type="float" office:value="23.07" calcext:value-type="float">
            <text:p>23.07</text:p>
          </table:table-cell>
          <table:table-cell office:value-type="float" office:value="46232" calcext:value-type="float">
            <text:p>46232</text:p>
          </table:table-cell>
          <table:table-cell office:value-type="float" office:value="7579594338" calcext:value-type="float">
            <text:p>7579594338</text:p>
          </table:table-cell>
          <table:table-cell office:value-type="float" office:value="50.44" calcext:value-type="float">
            <text:p>50.44</text:p>
          </table:table-cell>
          <table:table-cell office:value-type="float" office:value="50.41" calcext:value-type="float">
            <text:p>50.41</text:p>
          </table:table-cell>
          <table:table-cell office:value-type="float" office:value="48808" calcext:value-type="float">
            <text:p>48808</text:p>
          </table:table-cell>
          <table:table-cell office:value-type="float" office:value="7579594338" calcext:value-type="float">
            <text:p>7579594338</text:p>
          </table:table-cell>
          <table:table-cell table:formula="of:=[.F1138]&gt;[.B11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49-s206981756c4046248.ukp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492" calcext:value-type="float">
            <text:p>8492</text:p>
          </table:table-cell>
          <table:table-cell office:value-type="float" office:value="814872280" calcext:value-type="float">
            <text:p>814872280</text:p>
          </table:table-cell>
          <table:table-cell office:value-type="float" office:value="50.47333" calcext:value-type="float">
            <text:p>50.47333</text:p>
          </table:table-cell>
          <table:table-cell office:value-type="float" office:value="50.44" calcext:value-type="float">
            <text:p>50.44</text:p>
          </table:table-cell>
          <table:table-cell office:value-type="float" office:value="23740" calcext:value-type="float">
            <text:p>23740</text:p>
          </table:table-cell>
          <table:table-cell office:value-type="float" office:value="814872280" calcext:value-type="float">
            <text:p>814872280</text:p>
          </table:table-cell>
          <table:table-cell table:formula="of:=[.F1139]&gt;[.B11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14-s773924804c21960982.ukp</text:p>
          </table:table-cell>
          <table:table-cell office:value-type="float" office:value="9.26667" calcext:value-type="float">
            <text:p>9.26667</text:p>
          </table:table-cell>
          <table:table-cell office:value-type="float" office:value="9.26" calcext:value-type="float">
            <text:p>9.26</text:p>
          </table:table-cell>
          <table:table-cell office:value-type="float" office:value="23380" calcext:value-type="float">
            <text:p>23380</text:p>
          </table:table-cell>
          <table:table-cell office:value-type="float" office:value="4385492895" calcext:value-type="float">
            <text:p>4385492895</text:p>
          </table:table-cell>
          <table:table-cell office:value-type="float" office:value="50.47666" calcext:value-type="float">
            <text:p>50.47666</text:p>
          </table:table-cell>
          <table:table-cell office:value-type="float" office:value="50.47" calcext:value-type="float">
            <text:p>50.47</text:p>
          </table:table-cell>
          <table:table-cell office:value-type="float" office:value="32428" calcext:value-type="float">
            <text:p>32428</text:p>
          </table:table-cell>
          <table:table-cell office:value-type="float" office:value="4385492895" calcext:value-type="float">
            <text:p>4385492895</text:p>
          </table:table-cell>
          <table:table-cell table:formula="of:=[.F1140]&gt;[.B11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90-s611057533c78929114.ukp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16940" calcext:value-type="float">
            <text:p>16940</text:p>
          </table:table-cell>
          <table:table-cell office:value-type="float" office:value="15907349522" calcext:value-type="float">
            <text:p>15907349522</text:p>
          </table:table-cell>
          <table:table-cell office:value-type="float" office:value="50.50333" calcext:value-type="float">
            <text:p>50.50333</text:p>
          </table:table-cell>
          <table:table-cell office:value-type="float" office:value="50.48" calcext:value-type="float">
            <text:p>50.48</text:p>
          </table:table-cell>
          <table:table-cell office:value-type="float" office:value="113380" calcext:value-type="float">
            <text:p>113380</text:p>
          </table:table-cell>
          <table:table-cell office:value-type="float" office:value="15907349522" calcext:value-type="float">
            <text:p>15907349522</text:p>
          </table:table-cell>
          <table:table-cell table:formula="of:=[.F1141]&gt;[.B11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99-s168042333c17716614.ukp</text:p>
          </table:table-cell>
          <table:table-cell office:value-type="float" office:value="30.54" calcext:value-type="float">
            <text:p>30.54</text:p>
          </table:table-cell>
          <table:table-cell office:value-type="float" office:value="30.55" calcext:value-type="float">
            <text:p>30.55</text:p>
          </table:table-cell>
          <table:table-cell office:value-type="float" office:value="25832" calcext:value-type="float">
            <text:p>25832</text:p>
          </table:table-cell>
          <table:table-cell office:value-type="float" office:value="3519635483" calcext:value-type="float">
            <text:p>3519635483</text:p>
          </table:table-cell>
          <table:table-cell office:value-type="float" office:value="50.56" calcext:value-type="float">
            <text:p>50.56</text:p>
          </table:table-cell>
          <table:table-cell office:value-type="float" office:value="50.55" calcext:value-type="float">
            <text:p>50.55</text:p>
          </table:table-cell>
          <table:table-cell office:value-type="float" office:value="29984" calcext:value-type="float">
            <text:p>29984</text:p>
          </table:table-cell>
          <table:table-cell office:value-type="float" office:value="3519635483" calcext:value-type="float">
            <text:p>3519635483</text:p>
          </table:table-cell>
          <table:table-cell table:formula="of:=[.F1142]&gt;[.B11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72-s359051883c54111035.ukp</text:p>
          </table:table-cell>
          <table:table-cell table:number-columns-repeated="2" office:value-type="float" office:value="8.9" calcext:value-type="float">
            <text:p>8.9</text:p>
          </table:table-cell>
          <table:table-cell office:value-type="float" office:value="43516" calcext:value-type="float">
            <text:p>43516</text:p>
          </table:table-cell>
          <table:table-cell office:value-type="float" office:value="10867748942" calcext:value-type="float">
            <text:p>10867748942</text:p>
          </table:table-cell>
          <table:table-cell office:value-type="float" office:value="50.58333" calcext:value-type="float">
            <text:p>50.58333</text:p>
          </table:table-cell>
          <table:table-cell office:value-type="float" office:value="50.57" calcext:value-type="float">
            <text:p>50.57</text:p>
          </table:table-cell>
          <table:table-cell office:value-type="float" office:value="52128" calcext:value-type="float">
            <text:p>52128</text:p>
          </table:table-cell>
          <table:table-cell office:value-type="float" office:value="10867748942" calcext:value-type="float">
            <text:p>10867748942</text:p>
          </table:table-cell>
          <table:table-cell table:formula="of:=[.F1143]&gt;[.B11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24-s79166218c17975316.ukp</text:p>
          </table:table-cell>
          <table:table-cell table:number-columns-repeated="2" office:value-type="float" office:value="7.49" calcext:value-type="float">
            <text:p>7.49</text:p>
          </table:table-cell>
          <table:table-cell office:value-type="float" office:value="22196" calcext:value-type="float">
            <text:p>22196</text:p>
          </table:table-cell>
          <table:table-cell office:value-type="float" office:value="3591909450" calcext:value-type="float">
            <text:p>3591909450</text:p>
          </table:table-cell>
          <table:table-cell office:value-type="float" office:value="50.61666" calcext:value-type="float">
            <text:p>50.61666</text:p>
          </table:table-cell>
          <table:table-cell office:value-type="float" office:value="50.6" calcext:value-type="float">
            <text:p>50.6</text:p>
          </table:table-cell>
          <table:table-cell office:value-type="float" office:value="36584" calcext:value-type="float">
            <text:p>36584</text:p>
          </table:table-cell>
          <table:table-cell office:value-type="float" office:value="3591909450" calcext:value-type="float">
            <text:p>3591909450</text:p>
          </table:table-cell>
          <table:table-cell table:formula="of:=[.F1144]&gt;[.B11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59-s889351749c18534626.ukp</text:p>
          </table:table-cell>
          <table:table-cell office:value-type="float" office:value="6.22667" calcext:value-type="float">
            <text:p>6.22667</text:p>
          </table:table-cell>
          <table:table-cell office:value-type="float" office:value="6.23" calcext:value-type="float">
            <text:p>6.23</text:p>
          </table:table-cell>
          <table:table-cell office:value-type="float" office:value="21724" calcext:value-type="float">
            <text:p>21724</text:p>
          </table:table-cell>
          <table:table-cell office:value-type="float" office:value="3704244679" calcext:value-type="float">
            <text:p>3704244679</text:p>
          </table:table-cell>
          <table:table-cell office:value-type="float" office:value="50.62666" calcext:value-type="float">
            <text:p>50.62666</text:p>
          </table:table-cell>
          <table:table-cell office:value-type="float" office:value="50.61" calcext:value-type="float">
            <text:p>50.61</text:p>
          </table:table-cell>
          <table:table-cell office:value-type="float" office:value="36988" calcext:value-type="float">
            <text:p>36988</text:p>
          </table:table-cell>
          <table:table-cell office:value-type="float" office:value="3704244679" calcext:value-type="float">
            <text:p>3704244679</text:p>
          </table:table-cell>
          <table:table-cell table:formula="of:=[.F1145]&gt;[.B11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1-s262685617c55170783.ukp</text:p>
          </table:table-cell>
          <table:table-cell office:value-type="float" office:value="34.91666" calcext:value-type="float">
            <text:p>34.91666</text:p>
          </table:table-cell>
          <table:table-cell office:value-type="float" office:value="34.91" calcext:value-type="float">
            <text:p>34.91</text:p>
          </table:table-cell>
          <table:table-cell office:value-type="float" office:value="55892" calcext:value-type="float">
            <text:p>55892</text:p>
          </table:table-cell>
          <table:table-cell office:value-type="float" office:value="11071762104" calcext:value-type="float">
            <text:p>11071762104</text:p>
          </table:table-cell>
          <table:table-cell office:value-type="float" office:value="50.88" calcext:value-type="float">
            <text:p>50.88</text:p>
          </table:table-cell>
          <table:table-cell office:value-type="float" office:value="50.89" calcext:value-type="float">
            <text:p>50.89</text:p>
          </table:table-cell>
          <table:table-cell office:value-type="float" office:value="64588" calcext:value-type="float">
            <text:p>64588</text:p>
          </table:table-cell>
          <table:table-cell office:value-type="float" office:value="11071762104" calcext:value-type="float">
            <text:p>11071762104</text:p>
          </table:table-cell>
          <table:table-cell table:formula="of:=[.F1146]&gt;[.B11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98-s909110308c87277856.ukp</text:p>
          </table:table-cell>
          <table:table-cell office:value-type="float" office:value="2.17667" calcext:value-type="float">
            <text:p>2.17667</text:p>
          </table:table-cell>
          <table:table-cell office:value-type="float" office:value="2.17" calcext:value-type="float">
            <text:p>2.17</text:p>
          </table:table-cell>
          <table:table-cell office:value-type="float" office:value="21564" calcext:value-type="float">
            <text:p>21564</text:p>
          </table:table-cell>
          <table:table-cell office:value-type="float" office:value="17589480632" calcext:value-type="float">
            <text:p>17589480632</text:p>
          </table:table-cell>
          <table:table-cell office:value-type="float" office:value="51.00333" calcext:value-type="float">
            <text:p>51.00333</text:p>
          </table:table-cell>
          <table:table-cell office:value-type="float" office:value="51.01" calcext:value-type="float">
            <text:p>51.01</text:p>
          </table:table-cell>
          <table:table-cell office:value-type="float" office:value="100560" calcext:value-type="float">
            <text:p>100560</text:p>
          </table:table-cell>
          <table:table-cell office:value-type="float" office:value="17589480632" calcext:value-type="float">
            <text:p>17589480632</text:p>
          </table:table-cell>
          <table:table-cell table:formula="of:=[.F1147]&gt;[.B11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63-s183358641c89309930.ukp</text:p>
          </table:table-cell>
          <table:table-cell office:value-type="float" office:value="34.72" calcext:value-type="float">
            <text:p>34.72</text:p>
          </table:table-cell>
          <table:table-cell office:value-type="float" office:value="34.71" calcext:value-type="float">
            <text:p>34.71</text:p>
          </table:table-cell>
          <table:table-cell office:value-type="float" office:value="101180" calcext:value-type="float">
            <text:p>101180</text:p>
          </table:table-cell>
          <table:table-cell office:value-type="float" office:value="17948079106" calcext:value-type="float">
            <text:p>17948079106</text:p>
          </table:table-cell>
          <table:table-cell office:value-type="float" office:value="51.03333" calcext:value-type="float">
            <text:p>51.03333</text:p>
          </table:table-cell>
          <table:table-cell office:value-type="float" office:value="51.04" calcext:value-type="float">
            <text:p>51.04</text:p>
          </table:table-cell>
          <table:table-cell office:value-type="float" office:value="102328" calcext:value-type="float">
            <text:p>102328</text:p>
          </table:table-cell>
          <table:table-cell office:value-type="float" office:value="17948079106" calcext:value-type="float">
            <text:p>17948079106</text:p>
          </table:table-cell>
          <table:table-cell table:formula="of:=[.F1148]&gt;[.B11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88-s729971223c71440435.ukp</text:p>
          </table:table-cell>
          <table:table-cell office:value-type="float" office:value="6.31667" calcext:value-type="float">
            <text:p>6.31667</text:p>
          </table:table-cell>
          <table:table-cell office:value-type="float" office:value="6.33" calcext:value-type="float">
            <text:p>6.33</text:p>
          </table:table-cell>
          <table:table-cell office:value-type="float" office:value="55216" calcext:value-type="float">
            <text:p>55216</text:p>
          </table:table-cell>
          <table:table-cell office:value-type="float" office:value="14373425271" calcext:value-type="float">
            <text:p>14373425271</text:p>
          </table:table-cell>
          <table:table-cell office:value-type="float" office:value="51.08666" calcext:value-type="float">
            <text:p>51.08666</text:p>
          </table:table-cell>
          <table:table-cell office:value-type="float" office:value="51.1" calcext:value-type="float">
            <text:p>51.1</text:p>
          </table:table-cell>
          <table:table-cell office:value-type="float" office:value="115012" calcext:value-type="float">
            <text:p>115012</text:p>
          </table:table-cell>
          <table:table-cell office:value-type="float" office:value="14373425271" calcext:value-type="float">
            <text:p>14373425271</text:p>
          </table:table-cell>
          <table:table-cell table:formula="of:=[.F1149]&gt;[.B11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7-s532584774c55453527.ukp</text:p>
          </table:table-cell>
          <table:table-cell office:value-type="float" office:value="3.45" calcext:value-type="float">
            <text:p>3.45</text:p>
          </table:table-cell>
          <table:table-cell office:value-type="float" office:value="3.46" calcext:value-type="float">
            <text:p>3.46</text:p>
          </table:table-cell>
          <table:table-cell office:value-type="float" office:value="19556" calcext:value-type="float">
            <text:p>19556</text:p>
          </table:table-cell>
          <table:table-cell office:value-type="float" office:value="11164198706" calcext:value-type="float">
            <text:p>11164198706</text:p>
          </table:table-cell>
          <table:table-cell office:value-type="float" office:value="51.12333" calcext:value-type="float">
            <text:p>51.12333</text:p>
          </table:table-cell>
          <table:table-cell office:value-type="float" office:value="51.11" calcext:value-type="float">
            <text:p>51.11</text:p>
          </table:table-cell>
          <table:table-cell office:value-type="float" office:value="37452" calcext:value-type="float">
            <text:p>37452</text:p>
          </table:table-cell>
          <table:table-cell office:value-type="float" office:value="11164198706" calcext:value-type="float">
            <text:p>11164198706</text:p>
          </table:table-cell>
          <table:table-cell table:formula="of:=[.F1150]&gt;[.B11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48-s97045152c30699449.ukp</text:p>
          </table:table-cell>
          <table:table-cell office:value-type="float" office:value="2.92" calcext:value-type="float">
            <text:p>2.92</text:p>
          </table:table-cell>
          <table:table-cell office:value-type="float" office:value="2.93" calcext:value-type="float">
            <text:p>2.93</text:p>
          </table:table-cell>
          <table:table-cell office:value-type="float" office:value="25156" calcext:value-type="float">
            <text:p>25156</text:p>
          </table:table-cell>
          <table:table-cell office:value-type="float" office:value="6167697868" calcext:value-type="float">
            <text:p>6167697868</text:p>
          </table:table-cell>
          <table:table-cell office:value-type="float" office:value="51.14666" calcext:value-type="float">
            <text:p>51.14666</text:p>
          </table:table-cell>
          <table:table-cell office:value-type="float" office:value="51.14" calcext:value-type="float">
            <text:p>51.14</text:p>
          </table:table-cell>
          <table:table-cell office:value-type="float" office:value="60056" calcext:value-type="float">
            <text:p>60056</text:p>
          </table:table-cell>
          <table:table-cell office:value-type="float" office:value="6167697868" calcext:value-type="float">
            <text:p>6167697868</text:p>
          </table:table-cell>
          <table:table-cell table:formula="of:=[.F1151]&gt;[.B11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77-s213205243c99771879.ukp</text:p>
          </table:table-cell>
          <table:table-cell office:value-type="float" office:value="20.86333" calcext:value-type="float">
            <text:p>20.86333</text:p>
          </table:table-cell>
          <table:table-cell office:value-type="float" office:value="20.87" calcext:value-type="float">
            <text:p>20.87</text:p>
          </table:table-cell>
          <table:table-cell office:value-type="float" office:value="101684" calcext:value-type="float">
            <text:p>101684</text:p>
          </table:table-cell>
          <table:table-cell office:value-type="float" office:value="20077173312" calcext:value-type="float">
            <text:p>20077173312</text:p>
          </table:table-cell>
          <table:table-cell office:value-type="float" office:value="51.15333" calcext:value-type="float">
            <text:p>51.15333</text:p>
          </table:table-cell>
          <table:table-cell office:value-type="float" office:value="51.14" calcext:value-type="float">
            <text:p>51.14</text:p>
          </table:table-cell>
          <table:table-cell office:value-type="float" office:value="116792" calcext:value-type="float">
            <text:p>116792</text:p>
          </table:table-cell>
          <table:table-cell office:value-type="float" office:value="20077173312" calcext:value-type="float">
            <text:p>20077173312</text:p>
          </table:table-cell>
          <table:table-cell table:formula="of:=[.F1152]&gt;[.B11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19-s735284445c51560789.ukp</text:p>
          </table:table-cell>
          <table:table-cell office:value-type="float" office:value="9.15333" calcext:value-type="float">
            <text:p>9.15333</text:p>
          </table:table-cell>
          <table:table-cell office:value-type="float" office:value="9.16" calcext:value-type="float">
            <text:p>9.16</text:p>
          </table:table-cell>
          <table:table-cell office:value-type="float" office:value="27668" calcext:value-type="float">
            <text:p>27668</text:p>
          </table:table-cell>
          <table:table-cell office:value-type="float" office:value="10391273439" calcext:value-type="float">
            <text:p>10391273439</text:p>
          </table:table-cell>
          <table:table-cell office:value-type="float" office:value="51.17999" calcext:value-type="float">
            <text:p>51.17999</text:p>
          </table:table-cell>
          <table:table-cell office:value-type="float" office:value="51.16" calcext:value-type="float">
            <text:p>51.16</text:p>
          </table:table-cell>
          <table:table-cell office:value-type="float" office:value="44312" calcext:value-type="float">
            <text:p>44312</text:p>
          </table:table-cell>
          <table:table-cell office:value-type="float" office:value="10391273439" calcext:value-type="float">
            <text:p>10391273439</text:p>
          </table:table-cell>
          <table:table-cell table:formula="of:=[.F1153]&gt;[.B11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2-s261146317c86648320.ukp</text:p>
          </table:table-cell>
          <table:table-cell office:value-type="float" office:value="15.78667" calcext:value-type="float">
            <text:p>15.78667</text:p>
          </table:table-cell>
          <table:table-cell office:value-type="float" office:value="15.79" calcext:value-type="float">
            <text:p>15.79</text:p>
          </table:table-cell>
          <table:table-cell office:value-type="float" office:value="116008" calcext:value-type="float">
            <text:p>116008</text:p>
          </table:table-cell>
          <table:table-cell office:value-type="float" office:value="17430101586" calcext:value-type="float">
            <text:p>17430101586</text:p>
          </table:table-cell>
          <table:table-cell office:value-type="float" office:value="51.21333" calcext:value-type="float">
            <text:p>51.21333</text:p>
          </table:table-cell>
          <table:table-cell office:value-type="float" office:value="51.2" calcext:value-type="float">
            <text:p>51.2</text:p>
          </table:table-cell>
          <table:table-cell office:value-type="float" office:value="167032" calcext:value-type="float">
            <text:p>167032</text:p>
          </table:table-cell>
          <table:table-cell office:value-type="float" office:value="17430101586" calcext:value-type="float">
            <text:p>17430101586</text:p>
          </table:table-cell>
          <table:table-cell table:formula="of:=[.F1154]&gt;[.B11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7-s252959003c48079947.ukp</text:p>
          </table:table-cell>
          <table:table-cell office:value-type="float" office:value="4.83333" calcext:value-type="float">
            <text:p>4.83333</text:p>
          </table:table-cell>
          <table:table-cell office:value-type="float" office:value="4.83" calcext:value-type="float">
            <text:p>4.83</text:p>
          </table:table-cell>
          <table:table-cell office:value-type="float" office:value="38012" calcext:value-type="float">
            <text:p>38012</text:p>
          </table:table-cell>
          <table:table-cell office:value-type="float" office:value="9659733607" calcext:value-type="float">
            <text:p>9659733607</text:p>
          </table:table-cell>
          <table:table-cell office:value-type="float" office:value="51.22333" calcext:value-type="float">
            <text:p>51.22333</text:p>
          </table:table-cell>
          <table:table-cell office:value-type="float" office:value="51.22" calcext:value-type="float">
            <text:p>51.22</text:p>
          </table:table-cell>
          <table:table-cell office:value-type="float" office:value="59836" calcext:value-type="float">
            <text:p>59836</text:p>
          </table:table-cell>
          <table:table-cell office:value-type="float" office:value="9659733607" calcext:value-type="float">
            <text:p>9659733607</text:p>
          </table:table-cell>
          <table:table-cell table:formula="of:=[.F1155]&gt;[.B11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72-s726307672c72296227.ukp</text:p>
          </table:table-cell>
          <table:table-cell office:value-type="float" office:value="3.67" calcext:value-type="float">
            <text:p>3.67</text:p>
          </table:table-cell>
          <table:table-cell office:value-type="float" office:value="3.68" calcext:value-type="float">
            <text:p>3.68</text:p>
          </table:table-cell>
          <table:table-cell office:value-type="float" office:value="52188" calcext:value-type="float">
            <text:p>52188</text:p>
          </table:table-cell>
          <table:table-cell office:value-type="float" office:value="14544282969" calcext:value-type="float">
            <text:p>14544282969</text:p>
          </table:table-cell>
          <table:table-cell office:value-type="float" office:value="51.24333" calcext:value-type="float">
            <text:p>51.24333</text:p>
          </table:table-cell>
          <table:table-cell office:value-type="float" office:value="51.25" calcext:value-type="float">
            <text:p>51.25</text:p>
          </table:table-cell>
          <table:table-cell office:value-type="float" office:value="85356" calcext:value-type="float">
            <text:p>85356</text:p>
          </table:table-cell>
          <table:table-cell office:value-type="float" office:value="14544282969" calcext:value-type="float">
            <text:p>14544282969</text:p>
          </table:table-cell>
          <table:table-cell table:formula="of:=[.F1156]&gt;[.B11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75-s134917378c96939870.ukp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8376" calcext:value-type="float">
            <text:p>18376</text:p>
          </table:table-cell>
          <table:table-cell office:value-type="float" office:value="19535787456" calcext:value-type="float">
            <text:p>19535787456</text:p>
          </table:table-cell>
          <table:table-cell office:value-type="float" office:value="51.30666" calcext:value-type="float">
            <text:p>51.30666</text:p>
          </table:table-cell>
          <table:table-cell office:value-type="float" office:value="51.32" calcext:value-type="float">
            <text:p>51.32</text:p>
          </table:table-cell>
          <table:table-cell office:value-type="float" office:value="140688" calcext:value-type="float">
            <text:p>140688</text:p>
          </table:table-cell>
          <table:table-cell office:value-type="float" office:value="19535787456" calcext:value-type="float">
            <text:p>19535787456</text:p>
          </table:table-cell>
          <table:table-cell table:formula="of:=[.F1157]&gt;[.B11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12-s630649375c1193533.ukp</text:p>
          </table:table-cell>
          <table:table-cell office:value-type="float" office:value="2.75667" calcext:value-type="float">
            <text:p>2.75667</text:p>
          </table:table-cell>
          <table:table-cell office:value-type="float" office:value="2.75" calcext:value-type="float">
            <text:p>2.75</text:p>
          </table:table-cell>
          <table:table-cell office:value-type="float" office:value="11308" calcext:value-type="float">
            <text:p>11308</text:p>
          </table:table-cell>
          <table:table-cell office:value-type="float" office:value="209856560" calcext:value-type="float">
            <text:p>209856560</text:p>
          </table:table-cell>
          <table:table-cell office:value-type="float" office:value="51.32333" calcext:value-type="float">
            <text:p>51.32333</text:p>
          </table:table-cell>
          <table:table-cell office:value-type="float" office:value="51.31" calcext:value-type="float">
            <text:p>51.31</text:p>
          </table:table-cell>
          <table:table-cell office:value-type="float" office:value="23716" calcext:value-type="float">
            <text:p>23716</text:p>
          </table:table-cell>
          <table:table-cell office:value-type="float" office:value="209856560" calcext:value-type="float">
            <text:p>209856560</text:p>
          </table:table-cell>
          <table:table-cell table:formula="of:=[.F1158]&gt;[.B11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48-s566177757c95652199.ukp</text:p>
          </table:table-cell>
          <table:table-cell office:value-type="float" office:value="50.23" calcext:value-type="float">
            <text:p>50.23</text:p>
          </table:table-cell>
          <table:table-cell office:value-type="float" office:value="50.25" calcext:value-type="float">
            <text:p>50.25</text:p>
          </table:table-cell>
          <table:table-cell office:value-type="float" office:value="176072" calcext:value-type="float">
            <text:p>176072</text:p>
          </table:table-cell>
          <table:table-cell office:value-type="float" office:value="19228527925" calcext:value-type="float">
            <text:p>19228527925</text:p>
          </table:table-cell>
          <table:table-cell table:number-columns-repeated="2" office:value-type="float" office:value="51.37" calcext:value-type="float">
            <text:p>51.37</text:p>
          </table:table-cell>
          <table:table-cell office:value-type="float" office:value="169916" calcext:value-type="float">
            <text:p>169916</text:p>
          </table:table-cell>
          <table:table-cell office:value-type="float" office:value="19228527925" calcext:value-type="float">
            <text:p>19228527925</text:p>
          </table:table-cell>
          <table:table-cell table:formula="of:=[.F1159]&gt;[.B11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65-s77820708c81336674.ukp</text:p>
          </table:table-cell>
          <table:table-cell office:value-type="float" office:value="16.06666" calcext:value-type="float">
            <text:p>16.06666</text:p>
          </table:table-cell>
          <table:table-cell office:value-type="float" office:value="16.07" calcext:value-type="float">
            <text:p>16.07</text:p>
          </table:table-cell>
          <table:table-cell office:value-type="float" office:value="59696" calcext:value-type="float">
            <text:p>59696</text:p>
          </table:table-cell>
          <table:table-cell office:value-type="float" office:value="16344992281" calcext:value-type="float">
            <text:p>16344992281</text:p>
          </table:table-cell>
          <table:table-cell office:value-type="float" office:value="51.41666" calcext:value-type="float">
            <text:p>51.41666</text:p>
          </table:table-cell>
          <table:table-cell office:value-type="float" office:value="51.4" calcext:value-type="float">
            <text:p>51.4</text:p>
          </table:table-cell>
          <table:table-cell office:value-type="float" office:value="79560" calcext:value-type="float">
            <text:p>79560</text:p>
          </table:table-cell>
          <table:table-cell office:value-type="float" office:value="16344992281" calcext:value-type="float">
            <text:p>16344992281</text:p>
          </table:table-cell>
          <table:table-cell table:formula="of:=[.F1160]&gt;[.B11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58-s757232490c5587967.ukp</text:p>
          </table:table-cell>
          <table:table-cell office:value-type="float" office:value="30.75666" calcext:value-type="float">
            <text:p>30.75666</text:p>
          </table:table-cell>
          <table:table-cell office:value-type="float" office:value="30.74" calcext:value-type="float">
            <text:p>30.74</text:p>
          </table:table-cell>
          <table:table-cell office:value-type="float" office:value="21536" calcext:value-type="float">
            <text:p>21536</text:p>
          </table:table-cell>
          <table:table-cell office:value-type="float" office:value="1074372501" calcext:value-type="float">
            <text:p>1074372501</text:p>
          </table:table-cell>
          <table:table-cell office:value-type="float" office:value="51.42666" calcext:value-type="float">
            <text:p>51.42666</text:p>
          </table:table-cell>
          <table:table-cell office:value-type="float" office:value="51.4" calcext:value-type="float">
            <text:p>51.4</text:p>
          </table:table-cell>
          <table:table-cell office:value-type="float" office:value="23836" calcext:value-type="float">
            <text:p>23836</text:p>
          </table:table-cell>
          <table:table-cell office:value-type="float" office:value="1074372501" calcext:value-type="float">
            <text:p>1074372501</text:p>
          </table:table-cell>
          <table:table-cell table:formula="of:=[.F1161]&gt;[.B11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83-s788052237c56442366.ukp</text:p>
          </table:table-cell>
          <table:table-cell office:value-type="float" office:value="2.51667" calcext:value-type="float">
            <text:p>2.51667</text:p>
          </table:table-cell>
          <table:table-cell office:value-type="float" office:value="2.52" calcext:value-type="float">
            <text:p>2.52</text:p>
          </table:table-cell>
          <table:table-cell office:value-type="float" office:value="26952" calcext:value-type="float">
            <text:p>26952</text:p>
          </table:table-cell>
          <table:table-cell office:value-type="float" office:value="11353787498" calcext:value-type="float">
            <text:p>11353787498</text:p>
          </table:table-cell>
          <table:table-cell office:value-type="float" office:value="51.44" calcext:value-type="float">
            <text:p>51.44</text:p>
          </table:table-cell>
          <table:table-cell office:value-type="float" office:value="51.42" calcext:value-type="float">
            <text:p>51.42</text:p>
          </table:table-cell>
          <table:table-cell office:value-type="float" office:value="52828" calcext:value-type="float">
            <text:p>52828</text:p>
          </table:table-cell>
          <table:table-cell office:value-type="float" office:value="11353787498" calcext:value-type="float">
            <text:p>11353787498</text:p>
          </table:table-cell>
          <table:table-cell table:formula="of:=[.F1162]&gt;[.B11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3-s126192256c21861015.ukp</text:p>
          </table:table-cell>
          <table:table-cell office:value-type="float" office:value="17.05666" calcext:value-type="float">
            <text:p>17.05666</text:p>
          </table:table-cell>
          <table:table-cell office:value-type="float" office:value="17.06" calcext:value-type="float">
            <text:p>17.06</text:p>
          </table:table-cell>
          <table:table-cell office:value-type="float" office:value="28964" calcext:value-type="float">
            <text:p>28964</text:p>
          </table:table-cell>
          <table:table-cell office:value-type="float" office:value="4359439552" calcext:value-type="float">
            <text:p>4359439552</text:p>
          </table:table-cell>
          <table:table-cell office:value-type="float" office:value="51.45999" calcext:value-type="float">
            <text:p>51.45999</text:p>
          </table:table-cell>
          <table:table-cell office:value-type="float" office:value="51.44" calcext:value-type="float">
            <text:p>51.44</text:p>
          </table:table-cell>
          <table:table-cell office:value-type="float" office:value="32844" calcext:value-type="float">
            <text:p>32844</text:p>
          </table:table-cell>
          <table:table-cell office:value-type="float" office:value="4359439552" calcext:value-type="float">
            <text:p>4359439552</text:p>
          </table:table-cell>
          <table:table-cell table:formula="of:=[.F1163]&gt;[.B11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94-s629839208c45789592.ukp</text:p>
          </table:table-cell>
          <table:table-cell office:value-type="float" office:value="18.35" calcext:value-type="float">
            <text:p>18.35</text:p>
          </table:table-cell>
          <table:table-cell office:value-type="float" office:value="18.34" calcext:value-type="float">
            <text:p>18.34</text:p>
          </table:table-cell>
          <table:table-cell office:value-type="float" office:value="52028" calcext:value-type="float">
            <text:p>52028</text:p>
          </table:table-cell>
          <table:table-cell office:value-type="float" office:value="9181911153" calcext:value-type="float">
            <text:p>9181911153</text:p>
          </table:table-cell>
          <table:table-cell office:value-type="float" office:value="51.49" calcext:value-type="float">
            <text:p>51.49</text:p>
          </table:table-cell>
          <table:table-cell office:value-type="float" office:value="51.48" calcext:value-type="float">
            <text:p>51.48</text:p>
          </table:table-cell>
          <table:table-cell office:value-type="float" office:value="68780" calcext:value-type="float">
            <text:p>68780</text:p>
          </table:table-cell>
          <table:table-cell office:value-type="float" office:value="9181911153" calcext:value-type="float">
            <text:p>9181911153</text:p>
          </table:table-cell>
          <table:table-cell table:formula="of:=[.F1164]&gt;[.B11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74-s726744628c53156575.ukp</text:p>
          </table:table-cell>
          <table:table-cell table:number-columns-repeated="2" office:value-type="float" office:value="17.14" calcext:value-type="float">
            <text:p>17.14</text:p>
          </table:table-cell>
          <table:table-cell office:value-type="float" office:value="57880" calcext:value-type="float">
            <text:p>57880</text:p>
          </table:table-cell>
          <table:table-cell office:value-type="float" office:value="10670446405" calcext:value-type="float">
            <text:p>10670446405</text:p>
          </table:table-cell>
          <table:table-cell office:value-type="float" office:value="51.49333" calcext:value-type="float">
            <text:p>51.49333</text:p>
          </table:table-cell>
          <table:table-cell office:value-type="float" office:value="51.48" calcext:value-type="float">
            <text:p>51.48</text:p>
          </table:table-cell>
          <table:table-cell office:value-type="float" office:value="60012" calcext:value-type="float">
            <text:p>60012</text:p>
          </table:table-cell>
          <table:table-cell office:value-type="float" office:value="10670446405" calcext:value-type="float">
            <text:p>10670446405</text:p>
          </table:table-cell>
          <table:table-cell table:formula="of:=[.F1165]&gt;[.B11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2-s420935988c55461121.ukp</text:p>
          </table:table-cell>
          <table:table-cell office:value-type="float" office:value="1.72" calcext:value-type="float">
            <text:p>1.72</text:p>
          </table:table-cell>
          <table:table-cell office:value-type="float" office:value="1.73" calcext:value-type="float">
            <text:p>1.73</text:p>
          </table:table-cell>
          <table:table-cell office:value-type="float" office:value="19324" calcext:value-type="float">
            <text:p>19324</text:p>
          </table:table-cell>
          <table:table-cell office:value-type="float" office:value="11166156062" calcext:value-type="float">
            <text:p>11166156062</text:p>
          </table:table-cell>
          <table:table-cell office:value-type="float" office:value="51.50333" calcext:value-type="float">
            <text:p>51.50333</text:p>
          </table:table-cell>
          <table:table-cell office:value-type="float" office:value="51.48" calcext:value-type="float">
            <text:p>51.48</text:p>
          </table:table-cell>
          <table:table-cell office:value-type="float" office:value="46568" calcext:value-type="float">
            <text:p>46568</text:p>
          </table:table-cell>
          <table:table-cell office:value-type="float" office:value="11166156062" calcext:value-type="float">
            <text:p>11166156062</text:p>
          </table:table-cell>
          <table:table-cell table:formula="of:=[.F1166]&gt;[.B11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99-s861354474c87409125.ukp</text:p>
          </table:table-cell>
          <table:table-cell office:value-type="float" office:value="27.23666" calcext:value-type="float">
            <text:p>27.23666</text:p>
          </table:table-cell>
          <table:table-cell office:value-type="float" office:value="27.22" calcext:value-type="float">
            <text:p>27.22</text:p>
          </table:table-cell>
          <table:table-cell office:value-type="float" office:value="59740" calcext:value-type="float">
            <text:p>59740</text:p>
          </table:table-cell>
          <table:table-cell office:value-type="float" office:value="17566497892" calcext:value-type="float">
            <text:p>17566497892</text:p>
          </table:table-cell>
          <table:table-cell office:value-type="float" office:value="51.56666" calcext:value-type="float">
            <text:p>51.56666</text:p>
          </table:table-cell>
          <table:table-cell office:value-type="float" office:value="51.55" calcext:value-type="float">
            <text:p>51.55</text:p>
          </table:table-cell>
          <table:table-cell office:value-type="float" office:value="62260" calcext:value-type="float">
            <text:p>62260</text:p>
          </table:table-cell>
          <table:table-cell office:value-type="float" office:value="17566497892" calcext:value-type="float">
            <text:p>17566497892</text:p>
          </table:table-cell>
          <table:table-cell table:formula="of:=[.F1167]&gt;[.B11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53-s834407151c27145169.ukp</text:p>
          </table:table-cell>
          <table:table-cell office:value-type="float" office:value="2.57667" calcext:value-type="float">
            <text:p>2.57667</text:p>
          </table:table-cell>
          <table:table-cell office:value-type="float" office:value="2.58" calcext:value-type="float">
            <text:p>2.58</text:p>
          </table:table-cell>
          <table:table-cell office:value-type="float" office:value="21628" calcext:value-type="float">
            <text:p>21628</text:p>
          </table:table-cell>
          <table:table-cell office:value-type="float" office:value="5451721533" calcext:value-type="float">
            <text:p>5451721533</text:p>
          </table:table-cell>
          <table:table-cell office:value-type="float" office:value="51.66666" calcext:value-type="float">
            <text:p>51.66666</text:p>
          </table:table-cell>
          <table:table-cell office:value-type="float" office:value="51.65" calcext:value-type="float">
            <text:p>51.65</text:p>
          </table:table-cell>
          <table:table-cell office:value-type="float" office:value="53000" calcext:value-type="float">
            <text:p>53000</text:p>
          </table:table-cell>
          <table:table-cell office:value-type="float" office:value="5451721533" calcext:value-type="float">
            <text:p>5451721533</text:p>
          </table:table-cell>
          <table:table-cell table:formula="of:=[.F1168]&gt;[.B11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78-s399402953c65919825.ukp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27660" calcext:value-type="float">
            <text:p>27660</text:p>
          </table:table-cell>
          <table:table-cell office:value-type="float" office:value="13285126428" calcext:value-type="float">
            <text:p>13285126428</text:p>
          </table:table-cell>
          <table:table-cell office:value-type="float" office:value="51.73333" calcext:value-type="float">
            <text:p>51.73333</text:p>
          </table:table-cell>
          <table:table-cell office:value-type="float" office:value="51.71" calcext:value-type="float">
            <text:p>51.71</text:p>
          </table:table-cell>
          <table:table-cell office:value-type="float" office:value="47792" calcext:value-type="float">
            <text:p>47792</text:p>
          </table:table-cell>
          <table:table-cell office:value-type="float" office:value="13285126428" calcext:value-type="float">
            <text:p>13285126428</text:p>
          </table:table-cell>
          <table:table-cell table:formula="of:=[.F1169]&gt;[.B11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93-s510834339c46185044.ukp</text:p>
          </table:table-cell>
          <table:table-cell table:number-columns-repeated="2" office:value-type="float" office:value="10.95" calcext:value-type="float">
            <text:p>10.95</text:p>
          </table:table-cell>
          <table:table-cell office:value-type="float" office:value="41716" calcext:value-type="float">
            <text:p>41716</text:p>
          </table:table-cell>
          <table:table-cell office:value-type="float" office:value="9272541488" calcext:value-type="float">
            <text:p>9272541488</text:p>
          </table:table-cell>
          <table:table-cell office:value-type="float" office:value="51.73666" calcext:value-type="float">
            <text:p>51.73666</text:p>
          </table:table-cell>
          <table:table-cell office:value-type="float" office:value="51.72" calcext:value-type="float">
            <text:p>51.72</text:p>
          </table:table-cell>
          <table:table-cell office:value-type="float" office:value="48292" calcext:value-type="float">
            <text:p>48292</text:p>
          </table:table-cell>
          <table:table-cell office:value-type="float" office:value="9272541488" calcext:value-type="float">
            <text:p>9272541488</text:p>
          </table:table-cell>
          <table:table-cell table:formula="of:=[.F1170]&gt;[.B11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58-s394447196c46256516.ukp</text:p>
          </table:table-cell>
          <table:table-cell office:value-type="float" office:value="6.08333" calcext:value-type="float">
            <text:p>6.08333</text:p>
          </table:table-cell>
          <table:table-cell office:value-type="float" office:value="6.1" calcext:value-type="float">
            <text:p>6.1</text:p>
          </table:table-cell>
          <table:table-cell office:value-type="float" office:value="34844" calcext:value-type="float">
            <text:p>34844</text:p>
          </table:table-cell>
          <table:table-cell office:value-type="float" office:value="9289239223" calcext:value-type="float">
            <text:p>9289239223</text:p>
          </table:table-cell>
          <table:table-cell office:value-type="float" office:value="51.76333" calcext:value-type="float">
            <text:p>51.76333</text:p>
          </table:table-cell>
          <table:table-cell office:value-type="float" office:value="51.74" calcext:value-type="float">
            <text:p>51.74</text:p>
          </table:table-cell>
          <table:table-cell office:value-type="float" office:value="55040" calcext:value-type="float">
            <text:p>55040</text:p>
          </table:table-cell>
          <table:table-cell office:value-type="float" office:value="9289239223" calcext:value-type="float">
            <text:p>9289239223</text:p>
          </table:table-cell>
          <table:table-cell table:formula="of:=[.F1171]&gt;[.B11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22-s353625363c36428636.ukp</text:p>
          </table:table-cell>
          <table:table-cell office:value-type="float" office:value="5.64" calcext:value-type="float">
            <text:p>5.64</text:p>
          </table:table-cell>
          <table:table-cell office:value-type="float" office:value="5.65" calcext:value-type="float">
            <text:p>5.65</text:p>
          </table:table-cell>
          <table:table-cell office:value-type="float" office:value="21908" calcext:value-type="float">
            <text:p>21908</text:p>
          </table:table-cell>
          <table:table-cell office:value-type="float" office:value="7341385308" calcext:value-type="float">
            <text:p>7341385308</text:p>
          </table:table-cell>
          <table:table-cell office:value-type="float" office:value="51.8" calcext:value-type="float">
            <text:p>51.8</text:p>
          </table:table-cell>
          <table:table-cell office:value-type="float" office:value="51.78" calcext:value-type="float">
            <text:p>51.78</text:p>
          </table:table-cell>
          <table:table-cell office:value-type="float" office:value="52548" calcext:value-type="float">
            <text:p>52548</text:p>
          </table:table-cell>
          <table:table-cell office:value-type="float" office:value="7341385308" calcext:value-type="float">
            <text:p>7341385308</text:p>
          </table:table-cell>
          <table:table-cell table:formula="of:=[.F1172]&gt;[.B11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87-s184991892c59219188.ukp</text:p>
          </table:table-cell>
          <table:table-cell office:value-type="float" office:value="11.50666" calcext:value-type="float">
            <text:p>11.50666</text:p>
          </table:table-cell>
          <table:table-cell office:value-type="float" office:value="11.51" calcext:value-type="float">
            <text:p>11.51</text:p>
          </table:table-cell>
          <table:table-cell office:value-type="float" office:value="75124" calcext:value-type="float">
            <text:p>75124</text:p>
          </table:table-cell>
          <table:table-cell office:value-type="float" office:value="11894820571" calcext:value-type="float">
            <text:p>11894820571</text:p>
          </table:table-cell>
          <table:table-cell office:value-type="float" office:value="51.83666" calcext:value-type="float">
            <text:p>51.83666</text:p>
          </table:table-cell>
          <table:table-cell office:value-type="float" office:value="51.84" calcext:value-type="float">
            <text:p>51.84</text:p>
          </table:table-cell>
          <table:table-cell office:value-type="float" office:value="85292" calcext:value-type="float">
            <text:p>85292</text:p>
          </table:table-cell>
          <table:table-cell office:value-type="float" office:value="11894820571" calcext:value-type="float">
            <text:p>11894820571</text:p>
          </table:table-cell>
          <table:table-cell table:formula="of:=[.F1173]&gt;[.B11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5-s554525798c51592665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3940" calcext:value-type="float">
            <text:p>13940</text:p>
          </table:table-cell>
          <table:table-cell office:value-type="float" office:value="10396708836" calcext:value-type="float">
            <text:p>10396708836</text:p>
          </table:table-cell>
          <table:table-cell office:value-type="float" office:value="51.90666" calcext:value-type="float">
            <text:p>51.90666</text:p>
          </table:table-cell>
          <table:table-cell office:value-type="float" office:value="51.89" calcext:value-type="float">
            <text:p>51.89</text:p>
          </table:table-cell>
          <table:table-cell office:value-type="float" office:value="90240" calcext:value-type="float">
            <text:p>90240</text:p>
          </table:table-cell>
          <table:table-cell office:value-type="float" office:value="10396708836" calcext:value-type="float">
            <text:p>10396708836</text:p>
          </table:table-cell>
          <table:table-cell table:formula="of:=[.F1174]&gt;[.B11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1-s410031365c69379204.ukp</text:p>
          </table:table-cell>
          <table:table-cell office:value-type="float" office:value="6.33333" calcext:value-type="float">
            <text:p>6.33333</text:p>
          </table:table-cell>
          <table:table-cell office:value-type="float" office:value="6.35" calcext:value-type="float">
            <text:p>6.35</text:p>
          </table:table-cell>
          <table:table-cell office:value-type="float" office:value="52308" calcext:value-type="float">
            <text:p>52308</text:p>
          </table:table-cell>
          <table:table-cell office:value-type="float" office:value="13949599481" calcext:value-type="float">
            <text:p>13949599481</text:p>
          </table:table-cell>
          <table:table-cell office:value-type="float" office:value="51.93" calcext:value-type="float">
            <text:p>51.93</text:p>
          </table:table-cell>
          <table:table-cell office:value-type="float" office:value="51.94" calcext:value-type="float">
            <text:p>51.94</text:p>
          </table:table-cell>
          <table:table-cell office:value-type="float" office:value="87672" calcext:value-type="float">
            <text:p>87672</text:p>
          </table:table-cell>
          <table:table-cell office:value-type="float" office:value="13949599481" calcext:value-type="float">
            <text:p>13949599481</text:p>
          </table:table-cell>
          <table:table-cell table:formula="of:=[.F1175]&gt;[.B11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52-s118454554c33857980.ukp</text:p>
          </table:table-cell>
          <table:table-cell office:value-type="float" office:value="26.46666" calcext:value-type="float">
            <text:p>26.46666</text:p>
          </table:table-cell>
          <table:table-cell office:value-type="float" office:value="26.45" calcext:value-type="float">
            <text:p>26.45</text:p>
          </table:table-cell>
          <table:table-cell office:value-type="float" office:value="34548" calcext:value-type="float">
            <text:p>34548</text:p>
          </table:table-cell>
          <table:table-cell office:value-type="float" office:value="6773542649" calcext:value-type="float">
            <text:p>6773542649</text:p>
          </table:table-cell>
          <table:table-cell office:value-type="float" office:value="52.05666" calcext:value-type="float">
            <text:p>52.05666</text:p>
          </table:table-cell>
          <table:table-cell office:value-type="float" office:value="52.04" calcext:value-type="float">
            <text:p>52.04</text:p>
          </table:table-cell>
          <table:table-cell office:value-type="float" office:value="36648" calcext:value-type="float">
            <text:p>36648</text:p>
          </table:table-cell>
          <table:table-cell office:value-type="float" office:value="6773542649" calcext:value-type="float">
            <text:p>6773542649</text:p>
          </table:table-cell>
          <table:table-cell table:formula="of:=[.F1176]&gt;[.B11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98-s475574108c2303128.ukp</text:p>
          </table:table-cell>
          <table:table-cell office:value-type="float" office:value="9.12667" calcext:value-type="float">
            <text:p>9.12667</text:p>
          </table:table-cell>
          <table:table-cell office:value-type="float" office:value="9.13" calcext:value-type="float">
            <text:p>9.13</text:p>
          </table:table-cell>
          <table:table-cell office:value-type="float" office:value="15660" calcext:value-type="float">
            <text:p>15660</text:p>
          </table:table-cell>
          <table:table-cell office:value-type="float" office:value="423154345" calcext:value-type="float">
            <text:p>423154345</text:p>
          </table:table-cell>
          <table:table-cell office:value-type="float" office:value="52.10666" calcext:value-type="float">
            <text:p>52.10666</text:p>
          </table:table-cell>
          <table:table-cell office:value-type="float" office:value="52.09" calcext:value-type="float">
            <text:p>52.09</text:p>
          </table:table-cell>
          <table:table-cell office:value-type="float" office:value="23764" calcext:value-type="float">
            <text:p>23764</text:p>
          </table:table-cell>
          <table:table-cell office:value-type="float" office:value="423154345" calcext:value-type="float">
            <text:p>423154345</text:p>
          </table:table-cell>
          <table:table-cell table:formula="of:=[.F1177]&gt;[.B11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86-s54059702c82425148.ukp</text:p>
          </table:table-cell>
          <table:table-cell office:value-type="float" office:value="22.37" calcext:value-type="float">
            <text:p>22.37</text:p>
          </table:table-cell>
          <table:table-cell office:value-type="float" office:value="22.38" calcext:value-type="float">
            <text:p>22.38</text:p>
          </table:table-cell>
          <table:table-cell office:value-type="float" office:value="117312" calcext:value-type="float">
            <text:p>117312</text:p>
          </table:table-cell>
          <table:table-cell office:value-type="float" office:value="16563925690" calcext:value-type="float">
            <text:p>16563925690</text:p>
          </table:table-cell>
          <table:table-cell office:value-type="float" office:value="52.10666" calcext:value-type="float">
            <text:p>52.10666</text:p>
          </table:table-cell>
          <table:table-cell office:value-type="float" office:value="52.12" calcext:value-type="float">
            <text:p>52.12</text:p>
          </table:table-cell>
          <table:table-cell office:value-type="float" office:value="130852" calcext:value-type="float">
            <text:p>130852</text:p>
          </table:table-cell>
          <table:table-cell office:value-type="float" office:value="16563925690" calcext:value-type="float">
            <text:p>16563925690</text:p>
          </table:table-cell>
          <table:table-cell table:formula="of:=[.F1178]&gt;[.B11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77-s12157337c11754811.ukp</text:p>
          </table:table-cell>
          <table:table-cell office:value-type="float" office:value="36.53" calcext:value-type="float">
            <text:p>36.53</text:p>
          </table:table-cell>
          <table:table-cell office:value-type="float" office:value="36.52" calcext:value-type="float">
            <text:p>36.52</text:p>
          </table:table-cell>
          <table:table-cell office:value-type="float" office:value="22660" calcext:value-type="float">
            <text:p>22660</text:p>
          </table:table-cell>
          <table:table-cell office:value-type="float" office:value="2321278056" calcext:value-type="float">
            <text:p>2321278056</text:p>
          </table:table-cell>
          <table:table-cell office:value-type="float" office:value="52.13333" calcext:value-type="float">
            <text:p>52.13333</text:p>
          </table:table-cell>
          <table:table-cell office:value-type="float" office:value="52.12" calcext:value-type="float">
            <text:p>52.12</text:p>
          </table:table-cell>
          <table:table-cell office:value-type="float" office:value="26332" calcext:value-type="float">
            <text:p>26332</text:p>
          </table:table-cell>
          <table:table-cell office:value-type="float" office:value="2321278056" calcext:value-type="float">
            <text:p>2321278056</text:p>
          </table:table-cell>
          <table:table-cell table:formula="of:=[.F1179]&gt;[.B11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94-s171630872c66779590.ukp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31888" calcext:value-type="float">
            <text:p>31888</text:p>
          </table:table-cell>
          <table:table-cell office:value-type="float" office:value="13438671754" calcext:value-type="float">
            <text:p>13438671754</text:p>
          </table:table-cell>
          <table:table-cell office:value-type="float" office:value="52.15999" calcext:value-type="float">
            <text:p>52.15999</text:p>
          </table:table-cell>
          <table:table-cell office:value-type="float" office:value="52.15" calcext:value-type="float">
            <text:p>52.15</text:p>
          </table:table-cell>
          <table:table-cell office:value-type="float" office:value="83816" calcext:value-type="float">
            <text:p>83816</text:p>
          </table:table-cell>
          <table:table-cell office:value-type="float" office:value="13438671754" calcext:value-type="float">
            <text:p>13438671754</text:p>
          </table:table-cell>
          <table:table-cell table:formula="of:=[.F1180]&gt;[.B11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21-s137237919c62689914.ukp</text:p>
          </table:table-cell>
          <table:table-cell office:value-type="float" office:value="3.80667" calcext:value-type="float">
            <text:p>3.80667</text:p>
          </table:table-cell>
          <table:table-cell office:value-type="float" office:value="3.81" calcext:value-type="float">
            <text:p>3.81</text:p>
          </table:table-cell>
          <table:table-cell office:value-type="float" office:value="35628" calcext:value-type="float">
            <text:p>35628</text:p>
          </table:table-cell>
          <table:table-cell office:value-type="float" office:value="12634732606" calcext:value-type="float">
            <text:p>12634732606</text:p>
          </table:table-cell>
          <table:table-cell table:number-columns-repeated="2" office:value-type="float" office:value="52.19" calcext:value-type="float">
            <text:p>52.19</text:p>
          </table:table-cell>
          <table:table-cell office:value-type="float" office:value="59144" calcext:value-type="float">
            <text:p>59144</text:p>
          </table:table-cell>
          <table:table-cell office:value-type="float" office:value="12634732606" calcext:value-type="float">
            <text:p>12634732606</text:p>
          </table:table-cell>
          <table:table-cell table:formula="of:=[.F1181]&gt;[.B11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63-s457237483c12450408.ukp</text:p>
          </table:table-cell>
          <table:table-cell office:value-type="float" office:value="12.73667" calcext:value-type="float">
            <text:p>12.73667</text:p>
          </table:table-cell>
          <table:table-cell office:value-type="float" office:value="12.73" calcext:value-type="float">
            <text:p>12.73</text:p>
          </table:table-cell>
          <table:table-cell office:value-type="float" office:value="19676" calcext:value-type="float">
            <text:p>19676</text:p>
          </table:table-cell>
          <table:table-cell office:value-type="float" office:value="2464073914" calcext:value-type="float">
            <text:p>2464073914</text:p>
          </table:table-cell>
          <table:table-cell office:value-type="float" office:value="52.20666" calcext:value-type="float">
            <text:p>52.20666</text:p>
          </table:table-cell>
          <table:table-cell office:value-type="float" office:value="52.19" calcext:value-type="float">
            <text:p>52.19</text:p>
          </table:table-cell>
          <table:table-cell office:value-type="float" office:value="26172" calcext:value-type="float">
            <text:p>26172</text:p>
          </table:table-cell>
          <table:table-cell office:value-type="float" office:value="2464073914" calcext:value-type="float">
            <text:p>2464073914</text:p>
          </table:table-cell>
          <table:table-cell table:formula="of:=[.F1182]&gt;[.B11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43-s730267981c93491535.ukp</text:p>
          </table:table-cell>
          <table:table-cell office:value-type="float" office:value="39.24333" calcext:value-type="float">
            <text:p>39.24333</text:p>
          </table:table-cell>
          <table:table-cell office:value-type="float" office:value="39.24" calcext:value-type="float">
            <text:p>39.24</text:p>
          </table:table-cell>
          <table:table-cell office:value-type="float" office:value="71180" calcext:value-type="float">
            <text:p>71180</text:p>
          </table:table-cell>
          <table:table-cell office:value-type="float" office:value="18791338692" calcext:value-type="float">
            <text:p>18791338692</text:p>
          </table:table-cell>
          <table:table-cell office:value-type="float" office:value="52.23666" calcext:value-type="float">
            <text:p>52.23666</text:p>
          </table:table-cell>
          <table:table-cell office:value-type="float" office:value="52.4" calcext:value-type="float">
            <text:p>52.4</text:p>
          </table:table-cell>
          <table:table-cell office:value-type="float" office:value="69684" calcext:value-type="float">
            <text:p>69684</text:p>
          </table:table-cell>
          <table:table-cell office:value-type="float" office:value="18791338692" calcext:value-type="float">
            <text:p>18791338692</text:p>
          </table:table-cell>
          <table:table-cell table:formula="of:=[.F1183]&gt;[.B11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59-s178019452c22098410.ukp</text:p>
          </table:table-cell>
          <table:table-cell office:value-type="float" office:value="2.20667" calcext:value-type="float">
            <text:p>2.20667</text:p>
          </table:table-cell>
          <table:table-cell office:value-type="float" office:value="2.21" calcext:value-type="float">
            <text:p>2.21</text:p>
          </table:table-cell>
          <table:table-cell office:value-type="float" office:value="14324" calcext:value-type="float">
            <text:p>14324</text:p>
          </table:table-cell>
          <table:table-cell office:value-type="float" office:value="4429815596" calcext:value-type="float">
            <text:p>4429815596</text:p>
          </table:table-cell>
          <table:table-cell office:value-type="float" office:value="52.24" calcext:value-type="float">
            <text:p>52.24</text:p>
          </table:table-cell>
          <table:table-cell office:value-type="float" office:value="52.22" calcext:value-type="float">
            <text:p>52.22</text:p>
          </table:table-cell>
          <table:table-cell office:value-type="float" office:value="30476" calcext:value-type="float">
            <text:p>30476</text:p>
          </table:table-cell>
          <table:table-cell office:value-type="float" office:value="4429815596" calcext:value-type="float">
            <text:p>4429815596</text:p>
          </table:table-cell>
          <table:table-cell table:formula="of:=[.F1184]&gt;[.B11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93-s52174714c51379837.ukp</text:p>
          </table:table-cell>
          <table:table-cell office:value-type="float" office:value="6.63" calcext:value-type="float">
            <text:p>6.63</text:p>
          </table:table-cell>
          <table:table-cell office:value-type="float" office:value="6.65" calcext:value-type="float">
            <text:p>6.65</text:p>
          </table:table-cell>
          <table:table-cell office:value-type="float" office:value="42944" calcext:value-type="float">
            <text:p>42944</text:p>
          </table:table-cell>
          <table:table-cell office:value-type="float" office:value="10335501161" calcext:value-type="float">
            <text:p>10335501161</text:p>
          </table:table-cell>
          <table:table-cell office:value-type="float" office:value="52.24333" calcext:value-type="float">
            <text:p>52.24333</text:p>
          </table:table-cell>
          <table:table-cell office:value-type="float" office:value="52.25" calcext:value-type="float">
            <text:p>52.25</text:p>
          </table:table-cell>
          <table:table-cell office:value-type="float" office:value="97012" calcext:value-type="float">
            <text:p>97012</text:p>
          </table:table-cell>
          <table:table-cell office:value-type="float" office:value="10335501161" calcext:value-type="float">
            <text:p>10335501161</text:p>
          </table:table-cell>
          <table:table-cell table:formula="of:=[.F1185]&gt;[.B11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56-s383859101c22296794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1820" calcext:value-type="float">
            <text:p>11820</text:p>
          </table:table-cell>
          <table:table-cell office:value-type="float" office:value="4493808813" calcext:value-type="float">
            <text:p>4493808813</text:p>
          </table:table-cell>
          <table:table-cell office:value-type="float" office:value="52.26" calcext:value-type="float">
            <text:p>52.26</text:p>
          </table:table-cell>
          <table:table-cell office:value-type="float" office:value="52.25" calcext:value-type="float">
            <text:p>52.25</text:p>
          </table:table-cell>
          <table:table-cell office:value-type="float" office:value="47416" calcext:value-type="float">
            <text:p>47416</text:p>
          </table:table-cell>
          <table:table-cell office:value-type="float" office:value="4493808813" calcext:value-type="float">
            <text:p>4493808813</text:p>
          </table:table-cell>
          <table:table-cell table:formula="of:=[.F1186]&gt;[.B11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97-s125514086c41311687.ukp</text:p>
          </table:table-cell>
          <table:table-cell office:value-type="float" office:value="12.11333" calcext:value-type="float">
            <text:p>12.11333</text:p>
          </table:table-cell>
          <table:table-cell office:value-type="float" office:value="12.12" calcext:value-type="float">
            <text:p>12.12</text:p>
          </table:table-cell>
          <table:table-cell office:value-type="float" office:value="42136" calcext:value-type="float">
            <text:p>42136</text:p>
          </table:table-cell>
          <table:table-cell office:value-type="float" office:value="8303725605" calcext:value-type="float">
            <text:p>8303725605</text:p>
          </table:table-cell>
          <table:table-cell office:value-type="float" office:value="52.27333" calcext:value-type="float">
            <text:p>52.27333</text:p>
          </table:table-cell>
          <table:table-cell office:value-type="float" office:value="52.28" calcext:value-type="float">
            <text:p>52.28</text:p>
          </table:table-cell>
          <table:table-cell office:value-type="float" office:value="48132" calcext:value-type="float">
            <text:p>48132</text:p>
          </table:table-cell>
          <table:table-cell office:value-type="float" office:value="8303725605" calcext:value-type="float">
            <text:p>8303725605</text:p>
          </table:table-cell>
          <table:table-cell table:formula="of:=[.F1187]&gt;[.B11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32-s874105839c68627178.ukp</text:p>
          </table:table-cell>
          <table:table-cell office:value-type="float" office:value="54.69666" calcext:value-type="float">
            <text:p>54.69666</text:p>
          </table:table-cell>
          <table:table-cell office:value-type="float" office:value="54.69" calcext:value-type="float">
            <text:p>54.69</text:p>
          </table:table-cell>
          <table:table-cell office:value-type="float" office:value="63960" calcext:value-type="float">
            <text:p>63960</text:p>
          </table:table-cell>
          <table:table-cell office:value-type="float" office:value="13810454387" calcext:value-type="float">
            <text:p>13810454387</text:p>
          </table:table-cell>
          <table:table-cell office:value-type="float" office:value="52.27999" calcext:value-type="float">
            <text:p>52.27999</text:p>
          </table:table-cell>
          <table:table-cell office:value-type="float" office:value="52.27" calcext:value-type="float">
            <text:p>52.27</text:p>
          </table:table-cell>
          <table:table-cell office:value-type="float" office:value="65712" calcext:value-type="float">
            <text:p>65712</text:p>
          </table:table-cell>
          <table:table-cell office:value-type="float" office:value="13810454387" calcext:value-type="float">
            <text:p>13810454387</text:p>
          </table:table-cell>
          <table:table-cell table:formula="of:=[.F1188]&gt;[.B118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20000-53-s174653861c38475405.ukp</text:p>
          </table:table-cell>
          <table:table-cell table:number-columns-repeated="2" office:value-type="float" office:value="2.69" calcext:value-type="float">
            <text:p>2.69</text:p>
          </table:table-cell>
          <table:table-cell office:value-type="float" office:value="31132" calcext:value-type="float">
            <text:p>31132</text:p>
          </table:table-cell>
          <table:table-cell office:value-type="float" office:value="7730222754" calcext:value-type="float">
            <text:p>7730222754</text:p>
          </table:table-cell>
          <table:table-cell office:value-type="float" office:value="52.31333" calcext:value-type="float">
            <text:p>52.31333</text:p>
          </table:table-cell>
          <table:table-cell office:value-type="float" office:value="52.3" calcext:value-type="float">
            <text:p>52.3</text:p>
          </table:table-cell>
          <table:table-cell office:value-type="float" office:value="63744" calcext:value-type="float">
            <text:p>63744</text:p>
          </table:table-cell>
          <table:table-cell office:value-type="float" office:value="7730222754" calcext:value-type="float">
            <text:p>7730222754</text:p>
          </table:table-cell>
          <table:table-cell table:formula="of:=[.F1189]&gt;[.B11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00-s726001211c51822310.ukp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5020" calcext:value-type="float">
            <text:p>25020</text:p>
          </table:table-cell>
          <table:table-cell office:value-type="float" office:value="10432418786" calcext:value-type="float">
            <text:p>10432418786</text:p>
          </table:table-cell>
          <table:table-cell office:value-type="float" office:value="52.31666" calcext:value-type="float">
            <text:p>52.31666</text:p>
          </table:table-cell>
          <table:table-cell office:value-type="float" office:value="52.3" calcext:value-type="float">
            <text:p>52.3</text:p>
          </table:table-cell>
          <table:table-cell office:value-type="float" office:value="59832" calcext:value-type="float">
            <text:p>59832</text:p>
          </table:table-cell>
          <table:table-cell office:value-type="float" office:value="10432418786" calcext:value-type="float">
            <text:p>10432418786</text:p>
          </table:table-cell>
          <table:table-cell table:formula="of:=[.F1190]&gt;[.B11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32-s829921210c24585723.ukp</text:p>
          </table:table-cell>
          <table:table-cell office:value-type="float" office:value="16.79333" calcext:value-type="float">
            <text:p>16.79333</text:p>
          </table:table-cell>
          <table:table-cell office:value-type="float" office:value="16.79" calcext:value-type="float">
            <text:p>16.79</text:p>
          </table:table-cell>
          <table:table-cell office:value-type="float" office:value="31828" calcext:value-type="float">
            <text:p>31828</text:p>
          </table:table-cell>
          <table:table-cell office:value-type="float" office:value="4907405264" calcext:value-type="float">
            <text:p>4907405264</text:p>
          </table:table-cell>
          <table:table-cell office:value-type="float" office:value="52.33333" calcext:value-type="float">
            <text:p>52.33333</text:p>
          </table:table-cell>
          <table:table-cell office:value-type="float" office:value="52.34" calcext:value-type="float">
            <text:p>52.34</text:p>
          </table:table-cell>
          <table:table-cell office:value-type="float" office:value="37664" calcext:value-type="float">
            <text:p>37664</text:p>
          </table:table-cell>
          <table:table-cell office:value-type="float" office:value="4907405264" calcext:value-type="float">
            <text:p>4907405264</text:p>
          </table:table-cell>
          <table:table-cell table:formula="of:=[.F1191]&gt;[.B11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25-s180680115c49031488.ukp</text:p>
          </table:table-cell>
          <table:table-cell office:value-type="float" office:value="15.13333" calcext:value-type="float">
            <text:p>15.13333</text:p>
          </table:table-cell>
          <table:table-cell office:value-type="float" office:value="15.14" calcext:value-type="float">
            <text:p>15.14</text:p>
          </table:table-cell>
          <table:table-cell office:value-type="float" office:value="56676" calcext:value-type="float">
            <text:p>56676</text:p>
          </table:table-cell>
          <table:table-cell office:value-type="float" office:value="9836853978" calcext:value-type="float">
            <text:p>9836853978</text:p>
          </table:table-cell>
          <table:table-cell office:value-type="float" office:value="52.39666" calcext:value-type="float">
            <text:p>52.39666</text:p>
          </table:table-cell>
          <table:table-cell office:value-type="float" office:value="52.38" calcext:value-type="float">
            <text:p>52.38</text:p>
          </table:table-cell>
          <table:table-cell office:value-type="float" office:value="61144" calcext:value-type="float">
            <text:p>61144</text:p>
          </table:table-cell>
          <table:table-cell office:value-type="float" office:value="9836853978" calcext:value-type="float">
            <text:p>9836853978</text:p>
          </table:table-cell>
          <table:table-cell table:formula="of:=[.F1192]&gt;[.B11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08-s432774422c69988505.ukp</text:p>
          </table:table-cell>
          <table:table-cell office:value-type="float" office:value="18.83" calcext:value-type="float">
            <text:p>18.83</text:p>
          </table:table-cell>
          <table:table-cell office:value-type="float" office:value="18.84" calcext:value-type="float">
            <text:p>18.84</text:p>
          </table:table-cell>
          <table:table-cell office:value-type="float" office:value="97588" calcext:value-type="float">
            <text:p>97588</text:p>
          </table:table-cell>
          <table:table-cell office:value-type="float" office:value="14059826616" calcext:value-type="float">
            <text:p>14059826616</text:p>
          </table:table-cell>
          <table:table-cell office:value-type="float" office:value="52.41333" calcext:value-type="float">
            <text:p>52.41333</text:p>
          </table:table-cell>
          <table:table-cell office:value-type="float" office:value="52.41" calcext:value-type="float">
            <text:p>52.41</text:p>
          </table:table-cell>
          <table:table-cell office:value-type="float" office:value="114924" calcext:value-type="float">
            <text:p>114924</text:p>
          </table:table-cell>
          <table:table-cell office:value-type="float" office:value="14059826616" calcext:value-type="float">
            <text:p>14059826616</text:p>
          </table:table-cell>
          <table:table-cell table:formula="of:=[.F1193]&gt;[.B11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73-s997278557c84516568.ukp</text:p>
          </table:table-cell>
          <table:table-cell office:value-type="float" office:value="8.97" calcext:value-type="float">
            <text:p>8.97</text:p>
          </table:table-cell>
          <table:table-cell office:value-type="float" office:value="8.98" calcext:value-type="float">
            <text:p>8.98</text:p>
          </table:table-cell>
          <table:table-cell office:value-type="float" office:value="50888" calcext:value-type="float">
            <text:p>50888</text:p>
          </table:table-cell>
          <table:table-cell office:value-type="float" office:value="16994264378" calcext:value-type="float">
            <text:p>16994264378</text:p>
          </table:table-cell>
          <table:table-cell office:value-type="float" office:value="52.49" calcext:value-type="float">
            <text:p>52.49</text:p>
          </table:table-cell>
          <table:table-cell office:value-type="float" office:value="52.48" calcext:value-type="float">
            <text:p>52.48</text:p>
          </table:table-cell>
          <table:table-cell office:value-type="float" office:value="74448" calcext:value-type="float">
            <text:p>74448</text:p>
          </table:table-cell>
          <table:table-cell office:value-type="float" office:value="16994264378" calcext:value-type="float">
            <text:p>16994264378</text:p>
          </table:table-cell>
          <table:table-cell table:formula="of:=[.F1194]&gt;[.B11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85-s913104367c86880327.ukp</text:p>
          </table:table-cell>
          <table:table-cell office:value-type="float" office:value="0.29667" calcext:value-type="float">
            <text:p>0.29667</text:p>
          </table:table-cell>
          <table:table-cell office:value-type="float" office:value="0.3" calcext:value-type="float">
            <text:p>0.3</text:p>
          </table:table-cell>
          <table:table-cell office:value-type="float" office:value="19736" calcext:value-type="float">
            <text:p>19736</text:p>
          </table:table-cell>
          <table:table-cell office:value-type="float" office:value="17504563702" calcext:value-type="float">
            <text:p>17504563702</text:p>
          </table:table-cell>
          <table:table-cell office:value-type="float" office:value="52.50666" calcext:value-type="float">
            <text:p>52.50666</text:p>
          </table:table-cell>
          <table:table-cell office:value-type="float" office:value="52.49" calcext:value-type="float">
            <text:p>52.49</text:p>
          </table:table-cell>
          <table:table-cell office:value-type="float" office:value="29380" calcext:value-type="float">
            <text:p>29380</text:p>
          </table:table-cell>
          <table:table-cell office:value-type="float" office:value="17504563702" calcext:value-type="float">
            <text:p>17504563702</text:p>
          </table:table-cell>
          <table:table-cell table:formula="of:=[.F1195]&gt;[.B11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30-s16136692c95710192.ukp</text:p>
          </table:table-cell>
          <table:table-cell office:value-type="float" office:value="1.38333" calcext:value-type="float">
            <text:p>1.38333</text:p>
          </table:table-cell>
          <table:table-cell office:value-type="float" office:value="1.39" calcext:value-type="float">
            <text:p>1.39</text:p>
          </table:table-cell>
          <table:table-cell office:value-type="float" office:value="21212" calcext:value-type="float">
            <text:p>21212</text:p>
          </table:table-cell>
          <table:table-cell office:value-type="float" office:value="19289800042" calcext:value-type="float">
            <text:p>19289800042</text:p>
          </table:table-cell>
          <table:table-cell office:value-type="float" office:value="52.52333" calcext:value-type="float">
            <text:p>52.52333</text:p>
          </table:table-cell>
          <table:table-cell office:value-type="float" office:value="52.53" calcext:value-type="float">
            <text:p>52.53</text:p>
          </table:table-cell>
          <table:table-cell office:value-type="float" office:value="132296" calcext:value-type="float">
            <text:p>132296</text:p>
          </table:table-cell>
          <table:table-cell office:value-type="float" office:value="19289800042" calcext:value-type="float">
            <text:p>19289800042</text:p>
          </table:table-cell>
          <table:table-cell table:formula="of:=[.F1196]&gt;[.B11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81-s321777396c62161370.ukp</text:p>
          </table:table-cell>
          <table:table-cell office:value-type="float" office:value="3.94667" calcext:value-type="float">
            <text:p>3.94667</text:p>
          </table:table-cell>
          <table:table-cell office:value-type="float" office:value="3.96" calcext:value-type="float">
            <text:p>3.96</text:p>
          </table:table-cell>
          <table:table-cell office:value-type="float" office:value="47624" calcext:value-type="float">
            <text:p>47624</text:p>
          </table:table-cell>
          <table:table-cell office:value-type="float" office:value="12499585090" calcext:value-type="float">
            <text:p>12499585090</text:p>
          </table:table-cell>
          <table:table-cell office:value-type="float" office:value="52.53666" calcext:value-type="float">
            <text:p>52.53666</text:p>
          </table:table-cell>
          <table:table-cell office:value-type="float" office:value="52.51" calcext:value-type="float">
            <text:p>52.51</text:p>
          </table:table-cell>
          <table:table-cell office:value-type="float" office:value="75236" calcext:value-type="float">
            <text:p>75236</text:p>
          </table:table-cell>
          <table:table-cell office:value-type="float" office:value="12499585090" calcext:value-type="float">
            <text:p>12499585090</text:p>
          </table:table-cell>
          <table:table-cell table:formula="of:=[.F1197]&gt;[.B11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6-s442208726c47872978.ukp</text:p>
          </table:table-cell>
          <table:table-cell office:value-type="float" office:value="10.00666" calcext:value-type="float">
            <text:p>10.00666</text:p>
          </table:table-cell>
          <table:table-cell office:value-type="float" office:value="10" calcext:value-type="float">
            <text:p>10</text:p>
          </table:table-cell>
          <table:table-cell office:value-type="float" office:value="41988" calcext:value-type="float">
            <text:p>41988</text:p>
          </table:table-cell>
          <table:table-cell office:value-type="float" office:value="9607890093" calcext:value-type="float">
            <text:p>9607890093</text:p>
          </table:table-cell>
          <table:table-cell office:value-type="float" office:value="52.56333" calcext:value-type="float">
            <text:p>52.56333</text:p>
          </table:table-cell>
          <table:table-cell office:value-type="float" office:value="52.55" calcext:value-type="float">
            <text:p>52.55</text:p>
          </table:table-cell>
          <table:table-cell office:value-type="float" office:value="51536" calcext:value-type="float">
            <text:p>51536</text:p>
          </table:table-cell>
          <table:table-cell office:value-type="float" office:value="9607890093" calcext:value-type="float">
            <text:p>9607890093</text:p>
          </table:table-cell>
          <table:table-cell table:formula="of:=[.F1198]&gt;[.B11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33-s435115918c39955951.ukp</text:p>
          </table:table-cell>
          <table:table-cell office:value-type="float" office:value="34.80333" calcext:value-type="float">
            <text:p>34.80333</text:p>
          </table:table-cell>
          <table:table-cell office:value-type="float" office:value="34.79" calcext:value-type="float">
            <text:p>34.79</text:p>
          </table:table-cell>
          <table:table-cell office:value-type="float" office:value="68096" calcext:value-type="float">
            <text:p>68096</text:p>
          </table:table-cell>
          <table:table-cell office:value-type="float" office:value="8001298444" calcext:value-type="float">
            <text:p>8001298444</text:p>
          </table:table-cell>
          <table:table-cell office:value-type="float" office:value="52.62666" calcext:value-type="float">
            <text:p>52.62666</text:p>
          </table:table-cell>
          <table:table-cell office:value-type="float" office:value="52.62" calcext:value-type="float">
            <text:p>52.62</text:p>
          </table:table-cell>
          <table:table-cell office:value-type="float" office:value="68636" calcext:value-type="float">
            <text:p>68636</text:p>
          </table:table-cell>
          <table:table-cell office:value-type="float" office:value="8001298444" calcext:value-type="float">
            <text:p>8001298444</text:p>
          </table:table-cell>
          <table:table-cell table:formula="of:=[.F1199]&gt;[.B11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98-s521709984c67084978.ukp</text:p>
          </table:table-cell>
          <table:table-cell office:value-type="float" office:value="7.5" calcext:value-type="float">
            <text:p>7.5</text:p>
          </table:table-cell>
          <table:table-cell office:value-type="float" office:value="7.51" calcext:value-type="float">
            <text:p>7.51</text:p>
          </table:table-cell>
          <table:table-cell office:value-type="float" office:value="28644" calcext:value-type="float">
            <text:p>28644</text:p>
          </table:table-cell>
          <table:table-cell office:value-type="float" office:value="13519811102" calcext:value-type="float">
            <text:p>13519811102</text:p>
          </table:table-cell>
          <table:table-cell office:value-type="float" office:value="52.65" calcext:value-type="float">
            <text:p>52.65</text:p>
          </table:table-cell>
          <table:table-cell office:value-type="float" office:value="52.64" calcext:value-type="float">
            <text:p>52.64</text:p>
          </table:table-cell>
          <table:table-cell office:value-type="float" office:value="61496" calcext:value-type="float">
            <text:p>61496</text:p>
          </table:table-cell>
          <table:table-cell office:value-type="float" office:value="13519811102" calcext:value-type="float">
            <text:p>13519811102</text:p>
          </table:table-cell>
          <table:table-cell table:formula="of:=[.F1200]&gt;[.B12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61-s357785697c14946789.ukp</text:p>
          </table:table-cell>
          <table:table-cell office:value-type="float" office:value="5.35333" calcext:value-type="float">
            <text:p>5.35333</text:p>
          </table:table-cell>
          <table:table-cell office:value-type="float" office:value="5.36" calcext:value-type="float">
            <text:p>5.36</text:p>
          </table:table-cell>
          <table:table-cell office:value-type="float" office:value="19344" calcext:value-type="float">
            <text:p>19344</text:p>
          </table:table-cell>
          <table:table-cell office:value-type="float" office:value="2980895400" calcext:value-type="float">
            <text:p>2980895400</text:p>
          </table:table-cell>
          <table:table-cell office:value-type="float" office:value="52.66666" calcext:value-type="float">
            <text:p>52.66666</text:p>
          </table:table-cell>
          <table:table-cell office:value-type="float" office:value="52.64" calcext:value-type="float">
            <text:p>52.64</text:p>
          </table:table-cell>
          <table:table-cell office:value-type="float" office:value="33644" calcext:value-type="float">
            <text:p>33644</text:p>
          </table:table-cell>
          <table:table-cell office:value-type="float" office:value="2980895400" calcext:value-type="float">
            <text:p>2980895400</text:p>
          </table:table-cell>
          <table:table-cell table:formula="of:=[.F1201]&gt;[.B12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00-s707331854c8724677.ukp</text:p>
          </table:table-cell>
          <table:table-cell office:value-type="float" office:value="15.33" calcext:value-type="float">
            <text:p>15.33</text:p>
          </table:table-cell>
          <table:table-cell office:value-type="float" office:value="15.34" calcext:value-type="float">
            <text:p>15.34</text:p>
          </table:table-cell>
          <table:table-cell office:value-type="float" office:value="19436" calcext:value-type="float">
            <text:p>19436</text:p>
          </table:table-cell>
          <table:table-cell office:value-type="float" office:value="1710737585" calcext:value-type="float">
            <text:p>1710737585</text:p>
          </table:table-cell>
          <table:table-cell office:value-type="float" office:value="52.67" calcext:value-type="float">
            <text:p>52.67</text:p>
          </table:table-cell>
          <table:table-cell office:value-type="float" office:value="52.66" calcext:value-type="float">
            <text:p>52.66</text:p>
          </table:table-cell>
          <table:table-cell office:value-type="float" office:value="23736" calcext:value-type="float">
            <text:p>23736</text:p>
          </table:table-cell>
          <table:table-cell office:value-type="float" office:value="1710737585" calcext:value-type="float">
            <text:p>1710737585</text:p>
          </table:table-cell>
          <table:table-cell table:formula="of:=[.F1202]&gt;[.B12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66-s494524491c5244439.ukp</text:p>
          </table:table-cell>
          <table:table-cell office:value-type="float" office:value="3.83333" calcext:value-type="float">
            <text:p>3.83333</text:p>
          </table:table-cell>
          <table:table-cell office:value-type="float" office:value="3.84" calcext:value-type="float">
            <text:p>3.84</text:p>
          </table:table-cell>
          <table:table-cell office:value-type="float" office:value="11956" calcext:value-type="float">
            <text:p>11956</text:p>
          </table:table-cell>
          <table:table-cell office:value-type="float" office:value="1026639530" calcext:value-type="float">
            <text:p>1026639530</text:p>
          </table:table-cell>
          <table:table-cell office:value-type="float" office:value="52.70333" calcext:value-type="float">
            <text:p>52.70333</text:p>
          </table:table-cell>
          <table:table-cell office:value-type="float" office:value="52.68" calcext:value-type="float">
            <text:p>52.68</text:p>
          </table:table-cell>
          <table:table-cell office:value-type="float" office:value="23956" calcext:value-type="float">
            <text:p>23956</text:p>
          </table:table-cell>
          <table:table-cell office:value-type="float" office:value="1026639530" calcext:value-type="float">
            <text:p>1026639530</text:p>
          </table:table-cell>
          <table:table-cell table:formula="of:=[.F1203]&gt;[.B12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67-s503963159c36799110.ukp</text:p>
          </table:table-cell>
          <table:table-cell office:value-type="float" office:value="26.97" calcext:value-type="float">
            <text:p>26.97</text:p>
          </table:table-cell>
          <table:table-cell office:value-type="float" office:value="26.96" calcext:value-type="float">
            <text:p>26.96</text:p>
          </table:table-cell>
          <table:table-cell office:value-type="float" office:value="49744" calcext:value-type="float">
            <text:p>49744</text:p>
          </table:table-cell>
          <table:table-cell office:value-type="float" office:value="7366915148" calcext:value-type="float">
            <text:p>7366915148</text:p>
          </table:table-cell>
          <table:table-cell office:value-type="float" office:value="52.70999" calcext:value-type="float">
            <text:p>52.70999</text:p>
          </table:table-cell>
          <table:table-cell office:value-type="float" office:value="52.69" calcext:value-type="float">
            <text:p>52.69</text:p>
          </table:table-cell>
          <table:table-cell office:value-type="float" office:value="54156" calcext:value-type="float">
            <text:p>54156</text:p>
          </table:table-cell>
          <table:table-cell office:value-type="float" office:value="7366915148" calcext:value-type="float">
            <text:p>7366915148</text:p>
          </table:table-cell>
          <table:table-cell table:formula="of:=[.F1204]&gt;[.B12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55-s441143757c31471260.ukp</text:p>
          </table:table-cell>
          <table:table-cell office:value-type="float" office:value="4.16" calcext:value-type="float">
            <text:p>4.16</text:p>
          </table:table-cell>
          <table:table-cell office:value-type="float" office:value="4.17" calcext:value-type="float">
            <text:p>4.17</text:p>
          </table:table-cell>
          <table:table-cell office:value-type="float" office:value="35648" calcext:value-type="float">
            <text:p>35648</text:p>
          </table:table-cell>
          <table:table-cell office:value-type="float" office:value="6317124754" calcext:value-type="float">
            <text:p>6317124754</text:p>
          </table:table-cell>
          <table:table-cell office:value-type="float" office:value="52.82333" calcext:value-type="float">
            <text:p>52.82333</text:p>
          </table:table-cell>
          <table:table-cell office:value-type="float" office:value="52.82" calcext:value-type="float">
            <text:p>52.82</text:p>
          </table:table-cell>
          <table:table-cell office:value-type="float" office:value="67912" calcext:value-type="float">
            <text:p>67912</text:p>
          </table:table-cell>
          <table:table-cell office:value-type="float" office:value="6317124754" calcext:value-type="float">
            <text:p>6317124754</text:p>
          </table:table-cell>
          <table:table-cell table:formula="of:=[.F1205]&gt;[.B12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03-s574476872c5454436.ukp</text:p>
          </table:table-cell>
          <table:table-cell office:value-type="float" office:value="21.07333" calcext:value-type="float">
            <text:p>21.07333</text:p>
          </table:table-cell>
          <table:table-cell office:value-type="float" office:value="21.07" calcext:value-type="float">
            <text:p>21.07</text:p>
          </table:table-cell>
          <table:table-cell office:value-type="float" office:value="19164" calcext:value-type="float">
            <text:p>19164</text:p>
          </table:table-cell>
          <table:table-cell office:value-type="float" office:value="1049360498" calcext:value-type="float">
            <text:p>1049360498</text:p>
          </table:table-cell>
          <table:table-cell office:value-type="float" office:value="52.85666" calcext:value-type="float">
            <text:p>52.85666</text:p>
          </table:table-cell>
          <table:table-cell office:value-type="float" office:value="52.84" calcext:value-type="float">
            <text:p>52.84</text:p>
          </table:table-cell>
          <table:table-cell office:value-type="float" office:value="21676" calcext:value-type="float">
            <text:p>21676</text:p>
          </table:table-cell>
          <table:table-cell office:value-type="float" office:value="1049360498" calcext:value-type="float">
            <text:p>1049360498</text:p>
          </table:table-cell>
          <table:table-cell table:formula="of:=[.F1206]&gt;[.B12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12-s395191829c48953814.ukp</text:p>
          </table:table-cell>
          <table:table-cell office:value-type="float" office:value="6.33333" calcext:value-type="float">
            <text:p>6.33333</text:p>
          </table:table-cell>
          <table:table-cell office:value-type="float" office:value="6.34" calcext:value-type="float">
            <text:p>6.34</text:p>
          </table:table-cell>
          <table:table-cell office:value-type="float" office:value="66632" calcext:value-type="float">
            <text:p>66632</text:p>
          </table:table-cell>
          <table:table-cell office:value-type="float" office:value="9833025279" calcext:value-type="float">
            <text:p>9833025279</text:p>
          </table:table-cell>
          <table:table-cell office:value-type="float" office:value="52.89666" calcext:value-type="float">
            <text:p>52.89666</text:p>
          </table:table-cell>
          <table:table-cell office:value-type="float" office:value="52.88" calcext:value-type="float">
            <text:p>52.88</text:p>
          </table:table-cell>
          <table:table-cell office:value-type="float" office:value="88612" calcext:value-type="float">
            <text:p>88612</text:p>
          </table:table-cell>
          <table:table-cell office:value-type="float" office:value="9833025279" calcext:value-type="float">
            <text:p>9833025279</text:p>
          </table:table-cell>
          <table:table-cell table:formula="of:=[.F1207]&gt;[.B12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82-s85427437c75935940.ukp</text:p>
          </table:table-cell>
          <table:table-cell office:value-type="float" office:value="5.44333" calcext:value-type="float">
            <text:p>5.44333</text:p>
          </table:table-cell>
          <table:table-cell office:value-type="float" office:value="5.45" calcext:value-type="float">
            <text:p>5.45</text:p>
          </table:table-cell>
          <table:table-cell office:value-type="float" office:value="29880" calcext:value-type="float">
            <text:p>29880</text:p>
          </table:table-cell>
          <table:table-cell office:value-type="float" office:value="15272624423" calcext:value-type="float">
            <text:p>15272624423</text:p>
          </table:table-cell>
          <table:table-cell office:value-type="float" office:value="52.94333" calcext:value-type="float">
            <text:p>52.94333</text:p>
          </table:table-cell>
          <table:table-cell office:value-type="float" office:value="52.93" calcext:value-type="float">
            <text:p>52.93</text:p>
          </table:table-cell>
          <table:table-cell office:value-type="float" office:value="42668" calcext:value-type="float">
            <text:p>42668</text:p>
          </table:table-cell>
          <table:table-cell office:value-type="float" office:value="15272624423" calcext:value-type="float">
            <text:p>15272624423</text:p>
          </table:table-cell>
          <table:table-cell table:formula="of:=[.F1208]&gt;[.B12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31-s363501936c30270618.ukp</text:p>
          </table:table-cell>
          <table:table-cell office:value-type="float" office:value="5.52333" calcext:value-type="float">
            <text:p>5.52333</text:p>
          </table:table-cell>
          <table:table-cell office:value-type="float" office:value="5.52" calcext:value-type="float">
            <text:p>5.52</text:p>
          </table:table-cell>
          <table:table-cell office:value-type="float" office:value="29948" calcext:value-type="float">
            <text:p>29948</text:p>
          </table:table-cell>
          <table:table-cell office:value-type="float" office:value="6089105382" calcext:value-type="float">
            <text:p>6089105382</text:p>
          </table:table-cell>
          <table:table-cell office:value-type="float" office:value="53.02666" calcext:value-type="float">
            <text:p>53.02666</text:p>
          </table:table-cell>
          <table:table-cell office:value-type="float" office:value="53.01" calcext:value-type="float">
            <text:p>53.01</text:p>
          </table:table-cell>
          <table:table-cell office:value-type="float" office:value="52480" calcext:value-type="float">
            <text:p>52480</text:p>
          </table:table-cell>
          <table:table-cell office:value-type="float" office:value="6089105382" calcext:value-type="float">
            <text:p>6089105382</text:p>
          </table:table-cell>
          <table:table-cell table:formula="of:=[.F1209]&gt;[.B12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22-s205756437c31465281.ukp</text:p>
          </table:table-cell>
          <table:table-cell office:value-type="float" office:value="2.62667" calcext:value-type="float">
            <text:p>2.62667</text:p>
          </table:table-cell>
          <table:table-cell office:value-type="float" office:value="2.63" calcext:value-type="float">
            <text:p>2.63</text:p>
          </table:table-cell>
          <table:table-cell office:value-type="float" office:value="20300" calcext:value-type="float">
            <text:p>20300</text:p>
          </table:table-cell>
          <table:table-cell office:value-type="float" office:value="6316669505" calcext:value-type="float">
            <text:p>6316669505</text:p>
          </table:table-cell>
          <table:table-cell office:value-type="float" office:value="53.04" calcext:value-type="float">
            <text:p>53.04</text:p>
          </table:table-cell>
          <table:table-cell office:value-type="float" office:value="53.02" calcext:value-type="float">
            <text:p>53.02</text:p>
          </table:table-cell>
          <table:table-cell office:value-type="float" office:value="41184" calcext:value-type="float">
            <text:p>41184</text:p>
          </table:table-cell>
          <table:table-cell office:value-type="float" office:value="6316669505" calcext:value-type="float">
            <text:p>6316669505</text:p>
          </table:table-cell>
          <table:table-cell table:formula="of:=[.F1210]&gt;[.B12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87-s438663387c3358570.ukp</text:p>
          </table:table-cell>
          <table:table-cell office:value-type="float" office:value="14.50333" calcext:value-type="float">
            <text:p>14.50333</text:p>
          </table:table-cell>
          <table:table-cell office:value-type="float" office:value="14.5" calcext:value-type="float">
            <text:p>14.5</text:p>
          </table:table-cell>
          <table:table-cell office:value-type="float" office:value="17604" calcext:value-type="float">
            <text:p>17604</text:p>
          </table:table-cell>
          <table:table-cell office:value-type="float" office:value="631986883" calcext:value-type="float">
            <text:p>631986883</text:p>
          </table:table-cell>
          <table:table-cell office:value-type="float" office:value="53.08" calcext:value-type="float">
            <text:p>53.08</text:p>
          </table:table-cell>
          <table:table-cell office:value-type="float" office:value="53.06" calcext:value-type="float">
            <text:p>53.06</text:p>
          </table:table-cell>
          <table:table-cell office:value-type="float" office:value="23748" calcext:value-type="float">
            <text:p>23748</text:p>
          </table:table-cell>
          <table:table-cell office:value-type="float" office:value="631986883" calcext:value-type="float">
            <text:p>631986883</text:p>
          </table:table-cell>
          <table:table-cell table:formula="of:=[.F1211]&gt;[.B12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45-s245844219c42573896.ukp</text:p>
          </table:table-cell>
          <table:table-cell office:value-type="float" office:value="1.81333" calcext:value-type="float">
            <text:p>1.81333</text:p>
          </table:table-cell>
          <table:table-cell office:value-type="float" office:value="1.82" calcext:value-type="float">
            <text:p>1.82</text:p>
          </table:table-cell>
          <table:table-cell office:value-type="float" office:value="26064" calcext:value-type="float">
            <text:p>26064</text:p>
          </table:table-cell>
          <table:table-cell office:value-type="float" office:value="8564309162" calcext:value-type="float">
            <text:p>8564309162</text:p>
          </table:table-cell>
          <table:table-cell office:value-type="float" office:value="53.09" calcext:value-type="float">
            <text:p>53.09</text:p>
          </table:table-cell>
          <table:table-cell office:value-type="float" office:value="53.08" calcext:value-type="float">
            <text:p>53.08</text:p>
          </table:table-cell>
          <table:table-cell office:value-type="float" office:value="64260" calcext:value-type="float">
            <text:p>64260</text:p>
          </table:table-cell>
          <table:table-cell office:value-type="float" office:value="8564309162" calcext:value-type="float">
            <text:p>8564309162</text:p>
          </table:table-cell>
          <table:table-cell table:formula="of:=[.F1212]&gt;[.B12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79-s289613875c48914481.ukp</text:p>
          </table:table-cell>
          <table:table-cell office:value-type="float" office:value="13.36667" calcext:value-type="float">
            <text:p>13.36667</text:p>
          </table:table-cell>
          <table:table-cell office:value-type="float" office:value="13.37" calcext:value-type="float">
            <text:p>13.37</text:p>
          </table:table-cell>
          <table:table-cell office:value-type="float" office:value="41368" calcext:value-type="float">
            <text:p>41368</text:p>
          </table:table-cell>
          <table:table-cell office:value-type="float" office:value="9812332677" calcext:value-type="float">
            <text:p>9812332677</text:p>
          </table:table-cell>
          <table:table-cell office:value-type="float" office:value="53.09" calcext:value-type="float">
            <text:p>53.09</text:p>
          </table:table-cell>
          <table:table-cell office:value-type="float" office:value="53.08" calcext:value-type="float">
            <text:p>53.08</text:p>
          </table:table-cell>
          <table:table-cell office:value-type="float" office:value="48504" calcext:value-type="float">
            <text:p>48504</text:p>
          </table:table-cell>
          <table:table-cell office:value-type="float" office:value="9812332677" calcext:value-type="float">
            <text:p>9812332677</text:p>
          </table:table-cell>
          <table:table-cell table:formula="of:=[.F1213]&gt;[.B12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45-s156741052c87663745.ukp</text:p>
          </table:table-cell>
          <table:table-cell office:value-type="float" office:value="62.13666" calcext:value-type="float">
            <text:p>62.13666</text:p>
          </table:table-cell>
          <table:table-cell office:value-type="float" office:value="62.12" calcext:value-type="float">
            <text:p>62.12</text:p>
          </table:table-cell>
          <table:table-cell office:value-type="float" office:value="60284" calcext:value-type="float">
            <text:p>60284</text:p>
          </table:table-cell>
          <table:table-cell office:value-type="float" office:value="17632840422" calcext:value-type="float">
            <text:p>17632840422</text:p>
          </table:table-cell>
          <table:table-cell office:value-type="float" office:value="53.15666" calcext:value-type="float">
            <text:p>53.15666</text:p>
          </table:table-cell>
          <table:table-cell office:value-type="float" office:value="53.13" calcext:value-type="float">
            <text:p>53.13</text:p>
          </table:table-cell>
          <table:table-cell office:value-type="float" office:value="60320" calcext:value-type="float">
            <text:p>60320</text:p>
          </table:table-cell>
          <table:table-cell office:value-type="float" office:value="17632840422" calcext:value-type="float">
            <text:p>17632840422</text:p>
          </table:table-cell>
          <table:table-cell table:formula="of:=[.F1214]&gt;[.B12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20000-368-s169616393c80744801.ukp</text:p>
          </table:table-cell>
          <table:table-cell office:value-type="float" office:value="8.37667" calcext:value-type="float">
            <text:p>8.37667</text:p>
          </table:table-cell>
          <table:table-cell office:value-type="float" office:value="8.39" calcext:value-type="float">
            <text:p>8.39</text:p>
          </table:table-cell>
          <table:table-cell office:value-type="float" office:value="82276" calcext:value-type="float">
            <text:p>82276</text:p>
          </table:table-cell>
          <table:table-cell office:value-type="float" office:value="16237923832" calcext:value-type="float">
            <text:p>16237923832</text:p>
          </table:table-cell>
          <table:table-cell office:value-type="float" office:value="53.18666" calcext:value-type="float">
            <text:p>53.18666</text:p>
          </table:table-cell>
          <table:table-cell office:value-type="float" office:value="53.19" calcext:value-type="float">
            <text:p>53.19</text:p>
          </table:table-cell>
          <table:table-cell office:value-type="float" office:value="114628" calcext:value-type="float">
            <text:p>114628</text:p>
          </table:table-cell>
          <table:table-cell office:value-type="float" office:value="16237923832" calcext:value-type="float">
            <text:p>16237923832</text:p>
          </table:table-cell>
          <table:table-cell table:formula="of:=[.F1215]&gt;[.B12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80-s813425575c92043069.ukp</text:p>
          </table:table-cell>
          <table:table-cell office:value-type="float" office:value="5.10667" calcext:value-type="float">
            <text:p>5.10667</text:p>
          </table:table-cell>
          <table:table-cell office:value-type="float" office:value="5.11" calcext:value-type="float">
            <text:p>5.11</text:p>
          </table:table-cell>
          <table:table-cell office:value-type="float" office:value="59232" calcext:value-type="float">
            <text:p>59232</text:p>
          </table:table-cell>
          <table:table-cell office:value-type="float" office:value="18523608076" calcext:value-type="float">
            <text:p>18523608076</text:p>
          </table:table-cell>
          <table:table-cell office:value-type="float" office:value="53.22666" calcext:value-type="float">
            <text:p>53.22666</text:p>
          </table:table-cell>
          <table:table-cell office:value-type="float" office:value="53.2" calcext:value-type="float">
            <text:p>53.2</text:p>
          </table:table-cell>
          <table:table-cell office:value-type="float" office:value="114688" calcext:value-type="float">
            <text:p>114688</text:p>
          </table:table-cell>
          <table:table-cell office:value-type="float" office:value="18523608076" calcext:value-type="float">
            <text:p>18523608076</text:p>
          </table:table-cell>
          <table:table-cell table:formula="of:=[.F1216]&gt;[.B12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75-s377669997c76903042.ukp</text:p>
          </table:table-cell>
          <table:table-cell office:value-type="float" office:value="4.46" calcext:value-type="float">
            <text:p>4.46</text:p>
          </table:table-cell>
          <table:table-cell office:value-type="float" office:value="4.47" calcext:value-type="float">
            <text:p>4.47</text:p>
          </table:table-cell>
          <table:table-cell office:value-type="float" office:value="20132" calcext:value-type="float">
            <text:p>20132</text:p>
          </table:table-cell>
          <table:table-cell office:value-type="float" office:value="15468891014" calcext:value-type="float">
            <text:p>15468891014</text:p>
          </table:table-cell>
          <table:table-cell office:value-type="float" office:value="53.33" calcext:value-type="float">
            <text:p>53.33</text:p>
          </table:table-cell>
          <table:table-cell office:value-type="float" office:value="53.31" calcext:value-type="float">
            <text:p>53.31</text:p>
          </table:table-cell>
          <table:table-cell office:value-type="float" office:value="32612" calcext:value-type="float">
            <text:p>32612</text:p>
          </table:table-cell>
          <table:table-cell office:value-type="float" office:value="15468891014" calcext:value-type="float">
            <text:p>15468891014</text:p>
          </table:table-cell>
          <table:table-cell table:formula="of:=[.F1217]&gt;[.B12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69-s160863513c75551672.ukp</text:p>
          </table:table-cell>
          <table:table-cell office:value-type="float" office:value="33.42333" calcext:value-type="float">
            <text:p>33.42333</text:p>
          </table:table-cell>
          <table:table-cell office:value-type="float" office:value="33.42" calcext:value-type="float">
            <text:p>33.42</text:p>
          </table:table-cell>
          <table:table-cell office:value-type="float" office:value="71180" calcext:value-type="float">
            <text:p>71180</text:p>
          </table:table-cell>
          <table:table-cell office:value-type="float" office:value="15201348489" calcext:value-type="float">
            <text:p>15201348489</text:p>
          </table:table-cell>
          <table:table-cell office:value-type="float" office:value="53.33999" calcext:value-type="float">
            <text:p>53.33999</text:p>
          </table:table-cell>
          <table:table-cell office:value-type="float" office:value="53.34" calcext:value-type="float">
            <text:p>53.34</text:p>
          </table:table-cell>
          <table:table-cell office:value-type="float" office:value="68260" calcext:value-type="float">
            <text:p>68260</text:p>
          </table:table-cell>
          <table:table-cell office:value-type="float" office:value="15201348489" calcext:value-type="float">
            <text:p>15201348489</text:p>
          </table:table-cell>
          <table:table-cell table:formula="of:=[.F1218]&gt;[.B12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01-s84621548c88389327.ukp</text:p>
          </table:table-cell>
          <table:table-cell office:value-type="float" office:value="3.93333" calcext:value-type="float">
            <text:p>3.93333</text:p>
          </table:table-cell>
          <table:table-cell office:value-type="float" office:value="3.94" calcext:value-type="float">
            <text:p>3.94</text:p>
          </table:table-cell>
          <table:table-cell office:value-type="float" office:value="26644" calcext:value-type="float">
            <text:p>26644</text:p>
          </table:table-cell>
          <table:table-cell office:value-type="float" office:value="17813895461" calcext:value-type="float">
            <text:p>17813895461</text:p>
          </table:table-cell>
          <table:table-cell office:value-type="float" office:value="53.37666" calcext:value-type="float">
            <text:p>53.37666</text:p>
          </table:table-cell>
          <table:table-cell office:value-type="float" office:value="53.36" calcext:value-type="float">
            <text:p>53.36</text:p>
          </table:table-cell>
          <table:table-cell office:value-type="float" office:value="99432" calcext:value-type="float">
            <text:p>99432</text:p>
          </table:table-cell>
          <table:table-cell office:value-type="float" office:value="17813895461" calcext:value-type="float">
            <text:p>17813895461</text:p>
          </table:table-cell>
          <table:table-cell table:formula="of:=[.F1219]&gt;[.B12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76-s224319647c34506118.ukp</text:p>
          </table:table-cell>
          <table:table-cell office:value-type="float" office:value="2.00333" calcext:value-type="float">
            <text:p>2.00333</text:p>
          </table:table-cell>
          <table:table-cell office:value-type="float" office:value="2.01" calcext:value-type="float">
            <text:p>2.01</text:p>
          </table:table-cell>
          <table:table-cell office:value-type="float" office:value="21596" calcext:value-type="float">
            <text:p>21596</text:p>
          </table:table-cell>
          <table:table-cell office:value-type="float" office:value="6933024344" calcext:value-type="float">
            <text:p>6933024344</text:p>
          </table:table-cell>
          <table:table-cell office:value-type="float" office:value="53.37999" calcext:value-type="float">
            <text:p>53.37999</text:p>
          </table:table-cell>
          <table:table-cell office:value-type="float" office:value="53.35" calcext:value-type="float">
            <text:p>53.35</text:p>
          </table:table-cell>
          <table:table-cell office:value-type="float" office:value="47644" calcext:value-type="float">
            <text:p>47644</text:p>
          </table:table-cell>
          <table:table-cell office:value-type="float" office:value="6933024344" calcext:value-type="float">
            <text:p>6933024344</text:p>
          </table:table-cell>
          <table:table-cell table:formula="of:=[.F1220]&gt;[.B12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53-s212229957c4884406.ukp</text:p>
          </table:table-cell>
          <table:table-cell table:number-columns-repeated="2" office:value-type="float" office:value="3.71" calcext:value-type="float">
            <text:p>3.71</text:p>
          </table:table-cell>
          <table:table-cell office:value-type="float" office:value="11408" calcext:value-type="float">
            <text:p>11408</text:p>
          </table:table-cell>
          <table:table-cell office:value-type="float" office:value="957342151" calcext:value-type="float">
            <text:p>957342151</text:p>
          </table:table-cell>
          <table:table-cell office:value-type="float" office:value="53.39333" calcext:value-type="float">
            <text:p>53.39333</text:p>
          </table:table-cell>
          <table:table-cell office:value-type="float" office:value="53.37" calcext:value-type="float">
            <text:p>53.37</text:p>
          </table:table-cell>
          <table:table-cell office:value-type="float" office:value="23708" calcext:value-type="float">
            <text:p>23708</text:p>
          </table:table-cell>
          <table:table-cell office:value-type="float" office:value="957342151" calcext:value-type="float">
            <text:p>957342151</text:p>
          </table:table-cell>
          <table:table-cell table:formula="of:=[.F1221]&gt;[.B12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70-s659803863c98458522.ukp</text:p>
          </table:table-cell>
          <table:table-cell office:value-type="float" office:value="29.52333" calcext:value-type="float">
            <text:p>29.52333</text:p>
          </table:table-cell>
          <table:table-cell office:value-type="float" office:value="29.51" calcext:value-type="float">
            <text:p>29.51</text:p>
          </table:table-cell>
          <table:table-cell office:value-type="float" office:value="26316" calcext:value-type="float">
            <text:p>26316</text:p>
          </table:table-cell>
          <table:table-cell office:value-type="float" office:value="19794327249" calcext:value-type="float">
            <text:p>19794327249</text:p>
          </table:table-cell>
          <table:table-cell office:value-type="float" office:value="53.45666" calcext:value-type="float">
            <text:p>53.45666</text:p>
          </table:table-cell>
          <table:table-cell office:value-type="float" office:value="53.43" calcext:value-type="float">
            <text:p>53.43</text:p>
          </table:table-cell>
          <table:table-cell office:value-type="float" office:value="25464" calcext:value-type="float">
            <text:p>25464</text:p>
          </table:table-cell>
          <table:table-cell office:value-type="float" office:value="19794327249" calcext:value-type="float">
            <text:p>19794327249</text:p>
          </table:table-cell>
          <table:table-cell table:formula="of:=[.F1222]&gt;[.B12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55-s760758831c33376285.ukp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12644" calcext:value-type="float">
            <text:p>12644</text:p>
          </table:table-cell>
          <table:table-cell office:value-type="float" office:value="6720243013" calcext:value-type="float">
            <text:p>6720243013</text:p>
          </table:table-cell>
          <table:table-cell office:value-type="float" office:value="53.52333" calcext:value-type="float">
            <text:p>53.52333</text:p>
          </table:table-cell>
          <table:table-cell office:value-type="float" office:value="53.5" calcext:value-type="float">
            <text:p>53.5</text:p>
          </table:table-cell>
          <table:table-cell office:value-type="float" office:value="68384" calcext:value-type="float">
            <text:p>68384</text:p>
          </table:table-cell>
          <table:table-cell office:value-type="float" office:value="6720243013" calcext:value-type="float">
            <text:p>6720243013</text:p>
          </table:table-cell>
          <table:table-cell table:formula="of:=[.F1223]&gt;[.B12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47-s802152580c80594115.ukp</text:p>
          </table:table-cell>
          <table:table-cell office:value-type="float" office:value="1.94333" calcext:value-type="float">
            <text:p>1.94333</text:p>
          </table:table-cell>
          <table:table-cell office:value-type="float" office:value="1.96" calcext:value-type="float">
            <text:p>1.96</text:p>
          </table:table-cell>
          <table:table-cell office:value-type="float" office:value="30752" calcext:value-type="float">
            <text:p>30752</text:p>
          </table:table-cell>
          <table:table-cell office:value-type="float" office:value="16230042126" calcext:value-type="float">
            <text:p>16230042126</text:p>
          </table:table-cell>
          <table:table-cell office:value-type="float" office:value="53.52999" calcext:value-type="float">
            <text:p>53.52999</text:p>
          </table:table-cell>
          <table:table-cell office:value-type="float" office:value="53.53" calcext:value-type="float">
            <text:p>53.53</text:p>
          </table:table-cell>
          <table:table-cell office:value-type="float" office:value="88564" calcext:value-type="float">
            <text:p>88564</text:p>
          </table:table-cell>
          <table:table-cell office:value-type="float" office:value="16230042126" calcext:value-type="float">
            <text:p>16230042126</text:p>
          </table:table-cell>
          <table:table-cell table:formula="of:=[.F1224]&gt;[.B12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60-s920056164c27952686.ukp</text:p>
          </table:table-cell>
          <table:table-cell office:value-type="float" office:value="37.66" calcext:value-type="float">
            <text:p>37.66</text:p>
          </table:table-cell>
          <table:table-cell office:value-type="float" office:value="37.65" calcext:value-type="float">
            <text:p>37.65</text:p>
          </table:table-cell>
          <table:table-cell office:value-type="float" office:value="41000" calcext:value-type="float">
            <text:p>41000</text:p>
          </table:table-cell>
          <table:table-cell office:value-type="float" office:value="5588013618" calcext:value-type="float">
            <text:p>5588013618</text:p>
          </table:table-cell>
          <table:table-cell office:value-type="float" office:value="53.54999" calcext:value-type="float">
            <text:p>53.54999</text:p>
          </table:table-cell>
          <table:table-cell office:value-type="float" office:value="53.54" calcext:value-type="float">
            <text:p>53.54</text:p>
          </table:table-cell>
          <table:table-cell office:value-type="float" office:value="36992" calcext:value-type="float">
            <text:p>36992</text:p>
          </table:table-cell>
          <table:table-cell office:value-type="float" office:value="5588013618" calcext:value-type="float">
            <text:p>5588013618</text:p>
          </table:table-cell>
          <table:table-cell table:formula="of:=[.F1225]&gt;[.B12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79-s512244761c42070997.ukp</text:p>
          </table:table-cell>
          <table:table-cell office:value-type="float" office:value="25.51333" calcext:value-type="float">
            <text:p>25.51333</text:p>
          </table:table-cell>
          <table:table-cell office:value-type="float" office:value="25.51" calcext:value-type="float">
            <text:p>25.51</text:p>
          </table:table-cell>
          <table:table-cell office:value-type="float" office:value="39748" calcext:value-type="float">
            <text:p>39748</text:p>
          </table:table-cell>
          <table:table-cell office:value-type="float" office:value="8431823750" calcext:value-type="float">
            <text:p>8431823750</text:p>
          </table:table-cell>
          <table:table-cell office:value-type="float" office:value="53.61999" calcext:value-type="float">
            <text:p>53.61999</text:p>
          </table:table-cell>
          <table:table-cell office:value-type="float" office:value="53.6" calcext:value-type="float">
            <text:p>53.6</text:p>
          </table:table-cell>
          <table:table-cell office:value-type="float" office:value="41620" calcext:value-type="float">
            <text:p>41620</text:p>
          </table:table-cell>
          <table:table-cell office:value-type="float" office:value="8431823750" calcext:value-type="float">
            <text:p>8431823750</text:p>
          </table:table-cell>
          <table:table-cell table:formula="of:=[.F1226]&gt;[.B12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5-s750851024c17795343.ukp</text:p>
          </table:table-cell>
          <table:table-cell office:value-type="float" office:value="59.12333" calcext:value-type="float">
            <text:p>59.12333</text:p>
          </table:table-cell>
          <table:table-cell office:value-type="float" office:value="59.12" calcext:value-type="float">
            <text:p>59.12</text:p>
          </table:table-cell>
          <table:table-cell office:value-type="float" office:value="31828" calcext:value-type="float">
            <text:p>31828</text:p>
          </table:table-cell>
          <table:table-cell office:value-type="float" office:value="3536797452" calcext:value-type="float">
            <text:p>3536797452</text:p>
          </table:table-cell>
          <table:table-cell office:value-type="float" office:value="53.65999" calcext:value-type="float">
            <text:p>53.65999</text:p>
          </table:table-cell>
          <table:table-cell office:value-type="float" office:value="53.64" calcext:value-type="float">
            <text:p>53.64</text:p>
          </table:table-cell>
          <table:table-cell office:value-type="float" office:value="33432" calcext:value-type="float">
            <text:p>33432</text:p>
          </table:table-cell>
          <table:table-cell office:value-type="float" office:value="3536797452" calcext:value-type="float">
            <text:p>3536797452</text:p>
          </table:table-cell>
          <table:table-cell table:formula="of:=[.F1227]&gt;[.B12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20000-490-s229998815c7134744.ukp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9300" calcext:value-type="float">
            <text:p>9300</text:p>
          </table:table-cell>
          <table:table-cell office:value-type="float" office:value="1429362652" calcext:value-type="float">
            <text:p>1429362652</text:p>
          </table:table-cell>
          <table:table-cell office:value-type="float" office:value="53.69666" calcext:value-type="float">
            <text:p>53.69666</text:p>
          </table:table-cell>
          <table:table-cell office:value-type="float" office:value="53.67" calcext:value-type="float">
            <text:p>53.67</text:p>
          </table:table-cell>
          <table:table-cell office:value-type="float" office:value="23768" calcext:value-type="float">
            <text:p>23768</text:p>
          </table:table-cell>
          <table:table-cell office:value-type="float" office:value="1429362652" calcext:value-type="float">
            <text:p>1429362652</text:p>
          </table:table-cell>
          <table:table-cell table:formula="of:=[.F1228]&gt;[.B12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20-s942541845c88187848.ukp</text:p>
          </table:table-cell>
          <table:table-cell office:value-type="float" office:value="19.84" calcext:value-type="float">
            <text:p>19.84</text:p>
          </table:table-cell>
          <table:table-cell office:value-type="float" office:value="19.86" calcext:value-type="float">
            <text:p>19.86</text:p>
          </table:table-cell>
          <table:table-cell office:value-type="float" office:value="94400" calcext:value-type="float">
            <text:p>94400</text:p>
          </table:table-cell>
          <table:table-cell office:value-type="float" office:value="17729321474" calcext:value-type="float">
            <text:p>17729321474</text:p>
          </table:table-cell>
          <table:table-cell office:value-type="float" office:value="53.72999" calcext:value-type="float">
            <text:p>53.72999</text:p>
          </table:table-cell>
          <table:table-cell office:value-type="float" office:value="53.73" calcext:value-type="float">
            <text:p>53.73</text:p>
          </table:table-cell>
          <table:table-cell office:value-type="float" office:value="112788" calcext:value-type="float">
            <text:p>112788</text:p>
          </table:table-cell>
          <table:table-cell office:value-type="float" office:value="17729321474" calcext:value-type="float">
            <text:p>17729321474</text:p>
          </table:table-cell>
          <table:table-cell table:formula="of:=[.F1229]&gt;[.B12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11-s159071442c56751841.ukp</text:p>
          </table:table-cell>
          <table:table-cell office:value-type="float" office:value="11.37333" calcext:value-type="float">
            <text:p>11.37333</text:p>
          </table:table-cell>
          <table:table-cell office:value-type="float" office:value="11.38" calcext:value-type="float">
            <text:p>11.38</text:p>
          </table:table-cell>
          <table:table-cell office:value-type="float" office:value="49784" calcext:value-type="float">
            <text:p>49784</text:p>
          </table:table-cell>
          <table:table-cell office:value-type="float" office:value="11436378483" calcext:value-type="float">
            <text:p>11436378483</text:p>
          </table:table-cell>
          <table:table-cell office:value-type="float" office:value="53.77999" calcext:value-type="float">
            <text:p>53.77999</text:p>
          </table:table-cell>
          <table:table-cell office:value-type="float" office:value="53.78" calcext:value-type="float">
            <text:p>53.78</text:p>
          </table:table-cell>
          <table:table-cell office:value-type="float" office:value="75604" calcext:value-type="float">
            <text:p>75604</text:p>
          </table:table-cell>
          <table:table-cell office:value-type="float" office:value="11436378483" calcext:value-type="float">
            <text:p>11436378483</text:p>
          </table:table-cell>
          <table:table-cell table:formula="of:=[.F1230]&gt;[.B12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49-s749672123c31817418.ukp</text:p>
          </table:table-cell>
          <table:table-cell office:value-type="float" office:value="54.32666" calcext:value-type="float">
            <text:p>54.32666</text:p>
          </table:table-cell>
          <table:table-cell office:value-type="float" office:value="54.31" calcext:value-type="float">
            <text:p>54.31</text:p>
          </table:table-cell>
          <table:table-cell office:value-type="float" office:value="54332" calcext:value-type="float">
            <text:p>54332</text:p>
          </table:table-cell>
          <table:table-cell office:value-type="float" office:value="6360706046" calcext:value-type="float">
            <text:p>6360706046</text:p>
          </table:table-cell>
          <table:table-cell office:value-type="float" office:value="53.82666" calcext:value-type="float">
            <text:p>53.82666</text:p>
          </table:table-cell>
          <table:table-cell office:value-type="float" office:value="53.81" calcext:value-type="float">
            <text:p>53.81</text:p>
          </table:table-cell>
          <table:table-cell office:value-type="float" office:value="46892" calcext:value-type="float">
            <text:p>46892</text:p>
          </table:table-cell>
          <table:table-cell office:value-type="float" office:value="6360706046" calcext:value-type="float">
            <text:p>6360706046</text:p>
          </table:table-cell>
          <table:table-cell table:formula="of:=[.F1231]&gt;[.B12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20000-328-s545189497c32571604.ukp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float" office:value="16316" calcext:value-type="float">
            <text:p>16316</text:p>
          </table:table-cell>
          <table:table-cell office:value-type="float" office:value="6551109755" calcext:value-type="float">
            <text:p>6551109755</text:p>
          </table:table-cell>
          <table:table-cell office:value-type="float" office:value="53.85666" calcext:value-type="float">
            <text:p>53.85666</text:p>
          </table:table-cell>
          <table:table-cell office:value-type="float" office:value="53.84" calcext:value-type="float">
            <text:p>53.84</text:p>
          </table:table-cell>
          <table:table-cell office:value-type="float" office:value="51516" calcext:value-type="float">
            <text:p>51516</text:p>
          </table:table-cell>
          <table:table-cell office:value-type="float" office:value="6551109755" calcext:value-type="float">
            <text:p>6551109755</text:p>
          </table:table-cell>
          <table:table-cell table:formula="of:=[.F1232]&gt;[.B12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57-s491707671c86072934.ukp</text:p>
          </table:table-cell>
          <table:table-cell office:value-type="float" office:value="5.35667" calcext:value-type="float">
            <text:p>5.35667</text:p>
          </table:table-cell>
          <table:table-cell office:value-type="float" office:value="5.36" calcext:value-type="float">
            <text:p>5.36</text:p>
          </table:table-cell>
          <table:table-cell office:value-type="float" office:value="65212" calcext:value-type="float">
            <text:p>65212</text:p>
          </table:table-cell>
          <table:table-cell office:value-type="float" office:value="17319504780" calcext:value-type="float">
            <text:p>17319504780</text:p>
          </table:table-cell>
          <table:table-cell office:value-type="float" office:value="53.86666" calcext:value-type="float">
            <text:p>53.86666</text:p>
          </table:table-cell>
          <table:table-cell office:value-type="float" office:value="53.87" calcext:value-type="float">
            <text:p>53.87</text:p>
          </table:table-cell>
          <table:table-cell office:value-type="float" office:value="114988" calcext:value-type="float">
            <text:p>114988</text:p>
          </table:table-cell>
          <table:table-cell office:value-type="float" office:value="17319504780" calcext:value-type="float">
            <text:p>17319504780</text:p>
          </table:table-cell>
          <table:table-cell table:formula="of:=[.F1233]&gt;[.B12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83-s185217113c46466066.ukp</text:p>
          </table:table-cell>
          <table:table-cell office:value-type="float" office:value="8.62333" calcext:value-type="float">
            <text:p>8.62333</text:p>
          </table:table-cell>
          <table:table-cell office:value-type="float" office:value="8.64" calcext:value-type="float">
            <text:p>8.64</text:p>
          </table:table-cell>
          <table:table-cell office:value-type="float" office:value="75836" calcext:value-type="float">
            <text:p>75836</text:p>
          </table:table-cell>
          <table:table-cell office:value-type="float" office:value="9350344274" calcext:value-type="float">
            <text:p>9350344274</text:p>
          </table:table-cell>
          <table:table-cell office:value-type="float" office:value="53.86999" calcext:value-type="float">
            <text:p>53.86999</text:p>
          </table:table-cell>
          <table:table-cell office:value-type="float" office:value="53.86" calcext:value-type="float">
            <text:p>53.86</text:p>
          </table:table-cell>
          <table:table-cell office:value-type="float" office:value="103724" calcext:value-type="float">
            <text:p>103724</text:p>
          </table:table-cell>
          <table:table-cell office:value-type="float" office:value="9350344274" calcext:value-type="float">
            <text:p>9350344274</text:p>
          </table:table-cell>
          <table:table-cell table:formula="of:=[.F1234]&gt;[.B12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46-s852721236c97423674.ukp</text:p>
          </table:table-cell>
          <table:table-cell office:value-type="float" office:value="7.73667" calcext:value-type="float">
            <text:p>7.73667</text:p>
          </table:table-cell>
          <table:table-cell office:value-type="float" office:value="7.74" calcext:value-type="float">
            <text:p>7.74</text:p>
          </table:table-cell>
          <table:table-cell office:value-type="float" office:value="87264" calcext:value-type="float">
            <text:p>87264</text:p>
          </table:table-cell>
          <table:table-cell office:value-type="float" office:value="19600748343" calcext:value-type="float">
            <text:p>19600748343</text:p>
          </table:table-cell>
          <table:table-cell office:value-type="float" office:value="53.89999" calcext:value-type="float">
            <text:p>53.89999</text:p>
          </table:table-cell>
          <table:table-cell office:value-type="float" office:value="53.89" calcext:value-type="float">
            <text:p>53.89</text:p>
          </table:table-cell>
          <table:table-cell office:value-type="float" office:value="110872" calcext:value-type="float">
            <text:p>110872</text:p>
          </table:table-cell>
          <table:table-cell office:value-type="float" office:value="19600748343" calcext:value-type="float">
            <text:p>19600748343</text:p>
          </table:table-cell>
          <table:table-cell table:formula="of:=[.F1235]&gt;[.B12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35-s851758828c17370746.ukp</text:p>
          </table:table-cell>
          <table:table-cell office:value-type="float" office:value="4.24" calcext:value-type="float">
            <text:p>4.24</text:p>
          </table:table-cell>
          <table:table-cell office:value-type="float" office:value="4.25" calcext:value-type="float">
            <text:p>4.25</text:p>
          </table:table-cell>
          <table:table-cell office:value-type="float" office:value="17048" calcext:value-type="float">
            <text:p>17048</text:p>
          </table:table-cell>
          <table:table-cell office:value-type="float" office:value="3470573658" calcext:value-type="float">
            <text:p>3470573658</text:p>
          </table:table-cell>
          <table:table-cell office:value-type="float" office:value="53.93999" calcext:value-type="float">
            <text:p>53.93999</text:p>
          </table:table-cell>
          <table:table-cell office:value-type="float" office:value="53.94" calcext:value-type="float">
            <text:p>53.94</text:p>
          </table:table-cell>
          <table:table-cell office:value-type="float" office:value="29436" calcext:value-type="float">
            <text:p>29436</text:p>
          </table:table-cell>
          <table:table-cell office:value-type="float" office:value="3470573658" calcext:value-type="float">
            <text:p>3470573658</text:p>
          </table:table-cell>
          <table:table-cell table:formula="of:=[.F1236]&gt;[.B12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27-s730437088c91101281.ukp</text:p>
          </table:table-cell>
          <table:table-cell office:value-type="float" office:value="22.15333" calcext:value-type="float">
            <text:p>22.15333</text:p>
          </table:table-cell>
          <table:table-cell office:value-type="float" office:value="22.16" calcext:value-type="float">
            <text:p>22.16</text:p>
          </table:table-cell>
          <table:table-cell office:value-type="float" office:value="128216" calcext:value-type="float">
            <text:p>128216</text:p>
          </table:table-cell>
          <table:table-cell office:value-type="float" office:value="18360536581" calcext:value-type="float">
            <text:p>18360536581</text:p>
          </table:table-cell>
          <table:table-cell office:value-type="float" office:value="53.98333" calcext:value-type="float">
            <text:p>53.98333</text:p>
          </table:table-cell>
          <table:table-cell office:value-type="float" office:value="53.96" calcext:value-type="float">
            <text:p>53.96</text:p>
          </table:table-cell>
          <table:table-cell office:value-type="float" office:value="175836" calcext:value-type="float">
            <text:p>175836</text:p>
          </table:table-cell>
          <table:table-cell office:value-type="float" office:value="18360536581" calcext:value-type="float">
            <text:p>18360536581</text:p>
          </table:table-cell>
          <table:table-cell table:formula="of:=[.F1237]&gt;[.B12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11-s191359717c10625345.ukp</text:p>
          </table:table-cell>
          <table:table-cell office:value-type="float" office:value="28.18" calcext:value-type="float">
            <text:p>28.18</text:p>
          </table:table-cell>
          <table:table-cell office:value-type="float" office:value="28.17" calcext:value-type="float">
            <text:p>28.17</text:p>
          </table:table-cell>
          <table:table-cell office:value-type="float" office:value="26684" calcext:value-type="float">
            <text:p>26684</text:p>
          </table:table-cell>
          <table:table-cell office:value-type="float" office:value="2090252718" calcext:value-type="float">
            <text:p>2090252718</text:p>
          </table:table-cell>
          <table:table-cell office:value-type="float" office:value="53.98666" calcext:value-type="float">
            <text:p>53.98666</text:p>
          </table:table-cell>
          <table:table-cell office:value-type="float" office:value="53.98" calcext:value-type="float">
            <text:p>53.98</text:p>
          </table:table-cell>
          <table:table-cell office:value-type="float" office:value="26392" calcext:value-type="float">
            <text:p>26392</text:p>
          </table:table-cell>
          <table:table-cell office:value-type="float" office:value="2090252718" calcext:value-type="float">
            <text:p>2090252718</text:p>
          </table:table-cell>
          <table:table-cell table:formula="of:=[.F1238]&gt;[.B12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1-s895832870c21445624.ukp</text:p>
          </table:table-cell>
          <table:table-cell office:value-type="float" office:value="8.56333" calcext:value-type="float">
            <text:p>8.56333</text:p>
          </table:table-cell>
          <table:table-cell office:value-type="float" office:value="8.56" calcext:value-type="float">
            <text:p>8.56</text:p>
          </table:table-cell>
          <table:table-cell office:value-type="float" office:value="36080" calcext:value-type="float">
            <text:p>36080</text:p>
          </table:table-cell>
          <table:table-cell office:value-type="float" office:value="4286222831" calcext:value-type="float">
            <text:p>4286222831</text:p>
          </table:table-cell>
          <table:table-cell office:value-type="float" office:value="54.00333" calcext:value-type="float">
            <text:p>54.00333</text:p>
          </table:table-cell>
          <table:table-cell office:value-type="float" office:value="53.99" calcext:value-type="float">
            <text:p>53.99</text:p>
          </table:table-cell>
          <table:table-cell office:value-type="float" office:value="53792" calcext:value-type="float">
            <text:p>53792</text:p>
          </table:table-cell>
          <table:table-cell office:value-type="float" office:value="4286222831" calcext:value-type="float">
            <text:p>4286222831</text:p>
          </table:table-cell>
          <table:table-cell table:formula="of:=[.F1239]&gt;[.B12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18-s155606980c41560252.ukp</text:p>
          </table:table-cell>
          <table:table-cell office:value-type="float" office:value="1.71667" calcext:value-type="float">
            <text:p>1.71667</text:p>
          </table:table-cell>
          <table:table-cell office:value-type="float" office:value="1.72" calcext:value-type="float">
            <text:p>1.72</text:p>
          </table:table-cell>
          <table:table-cell office:value-type="float" office:value="15744" calcext:value-type="float">
            <text:p>15744</text:p>
          </table:table-cell>
          <table:table-cell office:value-type="float" office:value="8356300071" calcext:value-type="float">
            <text:p>8356300071</text:p>
          </table:table-cell>
          <table:table-cell office:value-type="float" office:value="54.00333" calcext:value-type="float">
            <text:p>54.00333</text:p>
          </table:table-cell>
          <table:table-cell office:value-type="float" office:value="53.98" calcext:value-type="float">
            <text:p>53.98</text:p>
          </table:table-cell>
          <table:table-cell office:value-type="float" office:value="31636" calcext:value-type="float">
            <text:p>31636</text:p>
          </table:table-cell>
          <table:table-cell office:value-type="float" office:value="8356300071" calcext:value-type="float">
            <text:p>8356300071</text:p>
          </table:table-cell>
          <table:table-cell table:formula="of:=[.F1240]&gt;[.B12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29-s504746787c4744867.ukp</text:p>
          </table:table-cell>
          <table:table-cell office:value-type="float" office:value="13.32667" calcext:value-type="float">
            <text:p>13.32667</text:p>
          </table:table-cell>
          <table:table-cell office:value-type="float" office:value="13.33" calcext:value-type="float">
            <text:p>13.33</text:p>
          </table:table-cell>
          <table:table-cell office:value-type="float" office:value="15956" calcext:value-type="float">
            <text:p>15956</text:p>
          </table:table-cell>
          <table:table-cell office:value-type="float" office:value="912935700" calcext:value-type="float">
            <text:p>912935700</text:p>
          </table:table-cell>
          <table:table-cell office:value-type="float" office:value="54.00999" calcext:value-type="float">
            <text:p>54.00999</text:p>
          </table:table-cell>
          <table:table-cell office:value-type="float" office:value="53.98" calcext:value-type="float">
            <text:p>53.98</text:p>
          </table:table-cell>
          <table:table-cell office:value-type="float" office:value="23824" calcext:value-type="float">
            <text:p>23824</text:p>
          </table:table-cell>
          <table:table-cell office:value-type="float" office:value="912935700" calcext:value-type="float">
            <text:p>912935700</text:p>
          </table:table-cell>
          <table:table-cell table:formula="of:=[.F1241]&gt;[.B12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10-s688536648c41709486.ukp</text:p>
          </table:table-cell>
          <table:table-cell table:number-columns-repeated="2" office:value-type="float" office:value="20.44" calcext:value-type="float">
            <text:p>20.44</text:p>
          </table:table-cell>
          <table:table-cell office:value-type="float" office:value="73912" calcext:value-type="float">
            <text:p>73912</text:p>
          </table:table-cell>
          <table:table-cell office:value-type="float" office:value="8359887880" calcext:value-type="float">
            <text:p>8359887880</text:p>
          </table:table-cell>
          <table:table-cell office:value-type="float" office:value="54.03333" calcext:value-type="float">
            <text:p>54.03333</text:p>
          </table:table-cell>
          <table:table-cell office:value-type="float" office:value="54.03" calcext:value-type="float">
            <text:p>54.03</text:p>
          </table:table-cell>
          <table:table-cell office:value-type="float" office:value="75124" calcext:value-type="float">
            <text:p>75124</text:p>
          </table:table-cell>
          <table:table-cell office:value-type="float" office:value="8359887880" calcext:value-type="float">
            <text:p>8359887880</text:p>
          </table:table-cell>
          <table:table-cell table:formula="of:=[.F1242]&gt;[.B12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04-s227337887c95333595.ukp</text:p>
          </table:table-cell>
          <table:table-cell office:value-type="float" office:value="0.36333" calcext:value-type="float">
            <text:p>0.36333</text:p>
          </table:table-cell>
          <table:table-cell office:value-type="float" office:value="0.37" calcext:value-type="float">
            <text:p>0.37</text:p>
          </table:table-cell>
          <table:table-cell office:value-type="float" office:value="19536" calcext:value-type="float">
            <text:p>19536</text:p>
          </table:table-cell>
          <table:table-cell office:value-type="float" office:value="19212554048" calcext:value-type="float">
            <text:p>19212554048</text:p>
          </table:table-cell>
          <table:table-cell office:value-type="float" office:value="54.11666" calcext:value-type="float">
            <text:p>54.11666</text:p>
          </table:table-cell>
          <table:table-cell office:value-type="float" office:value="54.1" calcext:value-type="float">
            <text:p>54.1</text:p>
          </table:table-cell>
          <table:table-cell office:value-type="float" office:value="76768" calcext:value-type="float">
            <text:p>76768</text:p>
          </table:table-cell>
          <table:table-cell office:value-type="float" office:value="19212554048" calcext:value-type="float">
            <text:p>19212554048</text:p>
          </table:table-cell>
          <table:table-cell table:formula="of:=[.F1243]&gt;[.B12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92-s931912657c36744122.ukp</text:p>
          </table:table-cell>
          <table:table-cell office:value-type="float" office:value="20.68666" calcext:value-type="float">
            <text:p>20.68666</text:p>
          </table:table-cell>
          <table:table-cell office:value-type="float" office:value="20.68" calcext:value-type="float">
            <text:p>20.68</text:p>
          </table:table-cell>
          <table:table-cell office:value-type="float" office:value="50784" calcext:value-type="float">
            <text:p>50784</text:p>
          </table:table-cell>
          <table:table-cell office:value-type="float" office:value="7357553771" calcext:value-type="float">
            <text:p>7357553771</text:p>
          </table:table-cell>
          <table:table-cell office:value-type="float" office:value="54.16999" calcext:value-type="float">
            <text:p>54.16999</text:p>
          </table:table-cell>
          <table:table-cell office:value-type="float" office:value="54.15" calcext:value-type="float">
            <text:p>54.15</text:p>
          </table:table-cell>
          <table:table-cell office:value-type="float" office:value="57960" calcext:value-type="float">
            <text:p>57960</text:p>
          </table:table-cell>
          <table:table-cell office:value-type="float" office:value="7357553771" calcext:value-type="float">
            <text:p>7357553771</text:p>
          </table:table-cell>
          <table:table-cell table:formula="of:=[.F1244]&gt;[.B12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24-s393407547c65265801.ukp</text:p>
          </table:table-cell>
          <table:table-cell office:value-type="float" office:value="13.99667" calcext:value-type="float">
            <text:p>13.99667</text:p>
          </table:table-cell>
          <table:table-cell office:value-type="float" office:value="14.01" calcext:value-type="float">
            <text:p>14.01</text:p>
          </table:table-cell>
          <table:table-cell office:value-type="float" office:value="99032" calcext:value-type="float">
            <text:p>99032</text:p>
          </table:table-cell>
          <table:table-cell office:value-type="float" office:value="13110596890" calcext:value-type="float">
            <text:p>13110596890</text:p>
          </table:table-cell>
          <table:table-cell office:value-type="float" office:value="54.18666" calcext:value-type="float">
            <text:p>54.18666</text:p>
          </table:table-cell>
          <table:table-cell office:value-type="float" office:value="54.21" calcext:value-type="float">
            <text:p>54.21</text:p>
          </table:table-cell>
          <table:table-cell office:value-type="float" office:value="125700" calcext:value-type="float">
            <text:p>125700</text:p>
          </table:table-cell>
          <table:table-cell office:value-type="float" office:value="13110596890" calcext:value-type="float">
            <text:p>13110596890</text:p>
          </table:table-cell>
          <table:table-cell table:formula="of:=[.F1245]&gt;[.B12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78-s818372142c73842356.ukp</text:p>
          </table:table-cell>
          <table:table-cell office:value-type="float" office:value="1.40667" calcext:value-type="float">
            <text:p>1.40667</text:p>
          </table:table-cell>
          <table:table-cell office:value-type="float" office:value="1.41" calcext:value-type="float">
            <text:p>1.41</text:p>
          </table:table-cell>
          <table:table-cell office:value-type="float" office:value="28420" calcext:value-type="float">
            <text:p>28420</text:p>
          </table:table-cell>
          <table:table-cell office:value-type="float" office:value="14881680144" calcext:value-type="float">
            <text:p>14881680144</text:p>
          </table:table-cell>
          <table:table-cell office:value-type="float" office:value="54.24999" calcext:value-type="float">
            <text:p>54.24999</text:p>
          </table:table-cell>
          <table:table-cell office:value-type="float" office:value="54.28" calcext:value-type="float">
            <text:p>54.28</text:p>
          </table:table-cell>
          <table:table-cell office:value-type="float" office:value="110412" calcext:value-type="float">
            <text:p>110412</text:p>
          </table:table-cell>
          <table:table-cell office:value-type="float" office:value="14881680144" calcext:value-type="float">
            <text:p>14881680144</text:p>
          </table:table-cell>
          <table:table-cell table:formula="of:=[.F1246]&gt;[.B12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19-s803803347c23370627.ukp</text:p>
          </table:table-cell>
          <table:table-cell table:number-columns-repeated="2" office:value-type="float" office:value="4.42" calcext:value-type="float">
            <text:p>4.42</text:p>
          </table:table-cell>
          <table:table-cell office:value-type="float" office:value="20448" calcext:value-type="float">
            <text:p>20448</text:p>
          </table:table-cell>
          <table:table-cell office:value-type="float" office:value="4684420267" calcext:value-type="float">
            <text:p>4684420267</text:p>
          </table:table-cell>
          <table:table-cell office:value-type="float" office:value="54.27666" calcext:value-type="float">
            <text:p>54.27666</text:p>
          </table:table-cell>
          <table:table-cell office:value-type="float" office:value="54.26" calcext:value-type="float">
            <text:p>54.26</text:p>
          </table:table-cell>
          <table:table-cell office:value-type="float" office:value="40656" calcext:value-type="float">
            <text:p>40656</text:p>
          </table:table-cell>
          <table:table-cell office:value-type="float" office:value="4684420267" calcext:value-type="float">
            <text:p>4684420267</text:p>
          </table:table-cell>
          <table:table-cell table:formula="of:=[.F1247]&gt;[.B12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23-s526816235c95898160.ukp</text:p>
          </table:table-cell>
          <table:table-cell office:value-type="float" office:value="26.23" calcext:value-type="float">
            <text:p>26.23</text:p>
          </table:table-cell>
          <table:table-cell office:value-type="float" office:value="26.24" calcext:value-type="float">
            <text:p>26.24</text:p>
          </table:table-cell>
          <table:table-cell office:value-type="float" office:value="110988" calcext:value-type="float">
            <text:p>110988</text:p>
          </table:table-cell>
          <table:table-cell office:value-type="float" office:value="19325808570" calcext:value-type="float">
            <text:p>19325808570</text:p>
          </table:table-cell>
          <table:table-cell office:value-type="float" office:value="54.28666" calcext:value-type="float">
            <text:p>54.28666</text:p>
          </table:table-cell>
          <table:table-cell office:value-type="float" office:value="54.28" calcext:value-type="float">
            <text:p>54.28</text:p>
          </table:table-cell>
          <table:table-cell office:value-type="float" office:value="127448" calcext:value-type="float">
            <text:p>127448</text:p>
          </table:table-cell>
          <table:table-cell office:value-type="float" office:value="19325808570" calcext:value-type="float">
            <text:p>19325808570</text:p>
          </table:table-cell>
          <table:table-cell table:formula="of:=[.F1248]&gt;[.B12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60-s795342803c35558105.ukp</text:p>
          </table:table-cell>
          <table:table-cell office:value-type="float" office:value="7.20667" calcext:value-type="float">
            <text:p>7.20667</text:p>
          </table:table-cell>
          <table:table-cell office:value-type="float" office:value="7.21" calcext:value-type="float">
            <text:p>7.21</text:p>
          </table:table-cell>
          <table:table-cell office:value-type="float" office:value="34704" calcext:value-type="float">
            <text:p>34704</text:p>
          </table:table-cell>
          <table:table-cell office:value-type="float" office:value="7132571736" calcext:value-type="float">
            <text:p>7132571736</text:p>
          </table:table-cell>
          <table:table-cell office:value-type="float" office:value="54.31999" calcext:value-type="float">
            <text:p>54.31999</text:p>
          </table:table-cell>
          <table:table-cell office:value-type="float" office:value="54.3" calcext:value-type="float">
            <text:p>54.3</text:p>
          </table:table-cell>
          <table:table-cell office:value-type="float" office:value="52908" calcext:value-type="float">
            <text:p>52908</text:p>
          </table:table-cell>
          <table:table-cell office:value-type="float" office:value="7132571736" calcext:value-type="float">
            <text:p>7132571736</text:p>
          </table:table-cell>
          <table:table-cell table:formula="of:=[.F1249]&gt;[.B12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78-s955986354c82919278.ukp</text:p>
          </table:table-cell>
          <table:table-cell office:value-type="float" office:value="23.95666" calcext:value-type="float">
            <text:p>23.95666</text:p>
          </table:table-cell>
          <table:table-cell office:value-type="float" office:value="23.95" calcext:value-type="float">
            <text:p>23.95</text:p>
          </table:table-cell>
          <table:table-cell office:value-type="float" office:value="113824" calcext:value-type="float">
            <text:p>113824</text:p>
          </table:table-cell>
          <table:table-cell office:value-type="float" office:value="16710652961" calcext:value-type="float">
            <text:p>16710652961</text:p>
          </table:table-cell>
          <table:table-cell office:value-type="float" office:value="54.37666" calcext:value-type="float">
            <text:p>54.37666</text:p>
          </table:table-cell>
          <table:table-cell office:value-type="float" office:value="54.37" calcext:value-type="float">
            <text:p>54.37</text:p>
          </table:table-cell>
          <table:table-cell office:value-type="float" office:value="112664" calcext:value-type="float">
            <text:p>112664</text:p>
          </table:table-cell>
          <table:table-cell office:value-type="float" office:value="16710652961" calcext:value-type="float">
            <text:p>16710652961</text:p>
          </table:table-cell>
          <table:table-cell table:formula="of:=[.F1250]&gt;[.B12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76-s749117416c17058728.ukp</text:p>
          </table:table-cell>
          <table:table-cell office:value-type="float" office:value="2.10333" calcext:value-type="float">
            <text:p>2.10333</text:p>
          </table:table-cell>
          <table:table-cell office:value-type="float" office:value="2.11" calcext:value-type="float">
            <text:p>2.11</text:p>
          </table:table-cell>
          <table:table-cell office:value-type="float" office:value="15472" calcext:value-type="float">
            <text:p>15472</text:p>
          </table:table-cell>
          <table:table-cell office:value-type="float" office:value="3417116639" calcext:value-type="float">
            <text:p>3417116639</text:p>
          </table:table-cell>
          <table:table-cell office:value-type="float" office:value="54.38333" calcext:value-type="float">
            <text:p>54.38333</text:p>
          </table:table-cell>
          <table:table-cell office:value-type="float" office:value="54.37" calcext:value-type="float">
            <text:p>54.37</text:p>
          </table:table-cell>
          <table:table-cell office:value-type="float" office:value="33220" calcext:value-type="float">
            <text:p>33220</text:p>
          </table:table-cell>
          <table:table-cell office:value-type="float" office:value="3417116639" calcext:value-type="float">
            <text:p>3417116639</text:p>
          </table:table-cell>
          <table:table-cell table:formula="of:=[.F1251]&gt;[.B12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54-s539601603c51790152.ukp</text:p>
          </table:table-cell>
          <table:table-cell office:value-type="float" office:value="17.15667" calcext:value-type="float">
            <text:p>17.15667</text:p>
          </table:table-cell>
          <table:table-cell office:value-type="float" office:value="17.15" calcext:value-type="float">
            <text:p>17.15</text:p>
          </table:table-cell>
          <table:table-cell office:value-type="float" office:value="84080" calcext:value-type="float">
            <text:p>84080</text:p>
          </table:table-cell>
          <table:table-cell office:value-type="float" office:value="10393146920" calcext:value-type="float">
            <text:p>10393146920</text:p>
          </table:table-cell>
          <table:table-cell office:value-type="float" office:value="54.41666" calcext:value-type="float">
            <text:p>54.41666</text:p>
          </table:table-cell>
          <table:table-cell office:value-type="float" office:value="54.42" calcext:value-type="float">
            <text:p>54.42</text:p>
          </table:table-cell>
          <table:table-cell office:value-type="float" office:value="106520" calcext:value-type="float">
            <text:p>106520</text:p>
          </table:table-cell>
          <table:table-cell office:value-type="float" office:value="10393146920" calcext:value-type="float">
            <text:p>10393146920</text:p>
          </table:table-cell>
          <table:table-cell table:formula="of:=[.F1252]&gt;[.B12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9-s713413380c94443202.ukp</text:p>
          </table:table-cell>
          <table:table-cell office:value-type="float" office:value="44.98666" calcext:value-type="float">
            <text:p>44.98666</text:p>
          </table:table-cell>
          <table:table-cell office:value-type="float" office:value="44.97" calcext:value-type="float">
            <text:p>44.97</text:p>
          </table:table-cell>
          <table:table-cell office:value-type="float" office:value="191140" calcext:value-type="float">
            <text:p>191140</text:p>
          </table:table-cell>
          <table:table-cell office:value-type="float" office:value="18982007823" calcext:value-type="float">
            <text:p>18982007823</text:p>
          </table:table-cell>
          <table:table-cell office:value-type="float" office:value="54.55999" calcext:value-type="float">
            <text:p>54.55999</text:p>
          </table:table-cell>
          <table:table-cell office:value-type="float" office:value="54.55" calcext:value-type="float">
            <text:p>54.55</text:p>
          </table:table-cell>
          <table:table-cell office:value-type="float" office:value="197144" calcext:value-type="float">
            <text:p>197144</text:p>
          </table:table-cell>
          <table:table-cell office:value-type="float" office:value="18982007823" calcext:value-type="float">
            <text:p>18982007823</text:p>
          </table:table-cell>
          <table:table-cell table:formula="of:=[.F1253]&gt;[.B12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66-s904341899c30565166.ukp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24476" calcext:value-type="float">
            <text:p>24476</text:p>
          </table:table-cell>
          <table:table-cell office:value-type="float" office:value="6146289204" calcext:value-type="float">
            <text:p>6146289204</text:p>
          </table:table-cell>
          <table:table-cell office:value-type="float" office:value="54.57999" calcext:value-type="float">
            <text:p>54.57999</text:p>
          </table:table-cell>
          <table:table-cell office:value-type="float" office:value="54.57" calcext:value-type="float">
            <text:p>54.57</text:p>
          </table:table-cell>
          <table:table-cell office:value-type="float" office:value="58584" calcext:value-type="float">
            <text:p>58584</text:p>
          </table:table-cell>
          <table:table-cell office:value-type="float" office:value="6146289204" calcext:value-type="float">
            <text:p>6146289204</text:p>
          </table:table-cell>
          <table:table-cell table:formula="of:=[.F1254]&gt;[.B12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71-s888531767c21817967.ukp</text:p>
          </table:table-cell>
          <table:table-cell table:number-columns-repeated="2" office:value-type="float" office:value="20.81" calcext:value-type="float">
            <text:p>20.81</text:p>
          </table:table-cell>
          <table:table-cell office:value-type="float" office:value="33684" calcext:value-type="float">
            <text:p>33684</text:p>
          </table:table-cell>
          <table:table-cell office:value-type="float" office:value="4347753498" calcext:value-type="float">
            <text:p>4347753498</text:p>
          </table:table-cell>
          <table:table-cell office:value-type="float" office:value="54.58666" calcext:value-type="float">
            <text:p>54.58666</text:p>
          </table:table-cell>
          <table:table-cell office:value-type="float" office:value="54.57" calcext:value-type="float">
            <text:p>54.57</text:p>
          </table:table-cell>
          <table:table-cell office:value-type="float" office:value="36940" calcext:value-type="float">
            <text:p>36940</text:p>
          </table:table-cell>
          <table:table-cell office:value-type="float" office:value="4347753498" calcext:value-type="float">
            <text:p>4347753498</text:p>
          </table:table-cell>
          <table:table-cell table:formula="of:=[.F1255]&gt;[.B12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50-s284805461c97240215.ukp</text:p>
          </table:table-cell>
          <table:table-cell office:value-type="float" office:value="2.36" calcext:value-type="float">
            <text:p>2.36</text:p>
          </table:table-cell>
          <table:table-cell office:value-type="float" office:value="2.38" calcext:value-type="float">
            <text:p>2.38</text:p>
          </table:table-cell>
          <table:table-cell office:value-type="float" office:value="53876" calcext:value-type="float">
            <text:p>53876</text:p>
          </table:table-cell>
          <table:table-cell office:value-type="float" office:value="19580216224" calcext:value-type="float">
            <text:p>19580216224</text:p>
          </table:table-cell>
          <table:table-cell office:value-type="float" office:value="54.61666" calcext:value-type="float">
            <text:p>54.61666</text:p>
          </table:table-cell>
          <table:table-cell office:value-type="float" office:value="54.62" calcext:value-type="float">
            <text:p>54.62</text:p>
          </table:table-cell>
          <table:table-cell office:value-type="float" office:value="99780" calcext:value-type="float">
            <text:p>99780</text:p>
          </table:table-cell>
          <table:table-cell office:value-type="float" office:value="19580216224" calcext:value-type="float">
            <text:p>19580216224</text:p>
          </table:table-cell>
          <table:table-cell table:formula="of:=[.F1256]&gt;[.B12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93-s727623794c95022402.ukp</text:p>
          </table:table-cell>
          <table:table-cell office:value-type="float" office:value="8.87333" calcext:value-type="float">
            <text:p>8.87333</text:p>
          </table:table-cell>
          <table:table-cell office:value-type="float" office:value="8.89" calcext:value-type="float">
            <text:p>8.89</text:p>
          </table:table-cell>
          <table:table-cell office:value-type="float" office:value="111600" calcext:value-type="float">
            <text:p>111600</text:p>
          </table:table-cell>
          <table:table-cell office:value-type="float" office:value="19118074146" calcext:value-type="float">
            <text:p>19118074146</text:p>
          </table:table-cell>
          <table:table-cell office:value-type="float" office:value="54.63333" calcext:value-type="float">
            <text:p>54.63333</text:p>
          </table:table-cell>
          <table:table-cell office:value-type="float" office:value="54.61" calcext:value-type="float">
            <text:p>54.61</text:p>
          </table:table-cell>
          <table:table-cell office:value-type="float" office:value="175864" calcext:value-type="float">
            <text:p>175864</text:p>
          </table:table-cell>
          <table:table-cell office:value-type="float" office:value="19118074146" calcext:value-type="float">
            <text:p>19118074146</text:p>
          </table:table-cell>
          <table:table-cell table:formula="of:=[.F1257]&gt;[.B12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69-s918500202c14304379.ukp</text:p>
          </table:table-cell>
          <table:table-cell office:value-type="float" office:value="5.67667" calcext:value-type="float">
            <text:p>5.67667</text:p>
          </table:table-cell>
          <table:table-cell office:value-type="float" office:value="5.69" calcext:value-type="float">
            <text:p>5.69</text:p>
          </table:table-cell>
          <table:table-cell office:value-type="float" office:value="19404" calcext:value-type="float">
            <text:p>19404</text:p>
          </table:table-cell>
          <table:table-cell office:value-type="float" office:value="2852910153" calcext:value-type="float">
            <text:p>2852910153</text:p>
          </table:table-cell>
          <table:table-cell office:value-type="float" office:value="54.68333" calcext:value-type="float">
            <text:p>54.68333</text:p>
          </table:table-cell>
          <table:table-cell office:value-type="float" office:value="54.68" calcext:value-type="float">
            <text:p>54.68</text:p>
          </table:table-cell>
          <table:table-cell office:value-type="float" office:value="41444" calcext:value-type="float">
            <text:p>41444</text:p>
          </table:table-cell>
          <table:table-cell office:value-type="float" office:value="2852910153" calcext:value-type="float">
            <text:p>2852910153</text:p>
          </table:table-cell>
          <table:table-cell table:formula="of:=[.F1258]&gt;[.B12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59-s591626342c16902880.ukp</text:p>
          </table:table-cell>
          <table:table-cell office:value-type="float" office:value="22.18666" calcext:value-type="float">
            <text:p>22.18666</text:p>
          </table:table-cell>
          <table:table-cell office:value-type="float" office:value="22.2" calcext:value-type="float">
            <text:p>22.2</text:p>
          </table:table-cell>
          <table:table-cell office:value-type="float" office:value="33236" calcext:value-type="float">
            <text:p>33236</text:p>
          </table:table-cell>
          <table:table-cell office:value-type="float" office:value="3367690383" calcext:value-type="float">
            <text:p>3367690383</text:p>
          </table:table-cell>
          <table:table-cell office:value-type="float" office:value="54.70333" calcext:value-type="float">
            <text:p>54.70333</text:p>
          </table:table-cell>
          <table:table-cell office:value-type="float" office:value="54.68" calcext:value-type="float">
            <text:p>54.68</text:p>
          </table:table-cell>
          <table:table-cell office:value-type="float" office:value="41572" calcext:value-type="float">
            <text:p>41572</text:p>
          </table:table-cell>
          <table:table-cell office:value-type="float" office:value="3367690383" calcext:value-type="float">
            <text:p>3367690383</text:p>
          </table:table-cell>
          <table:table-cell table:formula="of:=[.F1259]&gt;[.B12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34-s669547585c62494305.ukp</text:p>
          </table:table-cell>
          <table:table-cell office:value-type="float" office:value="2.06667" calcext:value-type="float">
            <text:p>2.06667</text:p>
          </table:table-cell>
          <table:table-cell office:value-type="float" office:value="2.07" calcext:value-type="float">
            <text:p>2.07</text:p>
          </table:table-cell>
          <table:table-cell office:value-type="float" office:value="19840" calcext:value-type="float">
            <text:p>19840</text:p>
          </table:table-cell>
          <table:table-cell office:value-type="float" office:value="12573696080" calcext:value-type="float">
            <text:p>12573696080</text:p>
          </table:table-cell>
          <table:table-cell office:value-type="float" office:value="54.73999" calcext:value-type="float">
            <text:p>54.73999</text:p>
          </table:table-cell>
          <table:table-cell office:value-type="float" office:value="54.72" calcext:value-type="float">
            <text:p>54.72</text:p>
          </table:table-cell>
          <table:table-cell office:value-type="float" office:value="45896" calcext:value-type="float">
            <text:p>45896</text:p>
          </table:table-cell>
          <table:table-cell office:value-type="float" office:value="12573696080" calcext:value-type="float">
            <text:p>12573696080</text:p>
          </table:table-cell>
          <table:table-cell table:formula="of:=[.F1260]&gt;[.B12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86-s781864574c12174602.ukp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10568" calcext:value-type="float">
            <text:p>10568</text:p>
          </table:table-cell>
          <table:table-cell office:value-type="float" office:value="2443412367" calcext:value-type="float">
            <text:p>2443412367</text:p>
          </table:table-cell>
          <table:table-cell office:value-type="float" office:value="54.74666" calcext:value-type="float">
            <text:p>54.74666</text:p>
          </table:table-cell>
          <table:table-cell office:value-type="float" office:value="54.72" calcext:value-type="float">
            <text:p>54.72</text:p>
          </table:table-cell>
          <table:table-cell office:value-type="float" office:value="29404" calcext:value-type="float">
            <text:p>29404</text:p>
          </table:table-cell>
          <table:table-cell office:value-type="float" office:value="2443412367" calcext:value-type="float">
            <text:p>2443412367</text:p>
          </table:table-cell>
          <table:table-cell table:formula="of:=[.F1261]&gt;[.B12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7-s442730424c7402537.ukp</text:p>
          </table:table-cell>
          <table:table-cell table:number-columns-repeated="2" office:value-type="float" office:value="12.57" calcext:value-type="float">
            <text:p>12.57</text:p>
          </table:table-cell>
          <table:table-cell office:value-type="float" office:value="17816" calcext:value-type="float">
            <text:p>17816</text:p>
          </table:table-cell>
          <table:table-cell office:value-type="float" office:value="1448123187" calcext:value-type="float">
            <text:p>1448123187</text:p>
          </table:table-cell>
          <table:table-cell office:value-type="float" office:value="54.75999" calcext:value-type="float">
            <text:p>54.75999</text:p>
          </table:table-cell>
          <table:table-cell office:value-type="float" office:value="54.73" calcext:value-type="float">
            <text:p>54.73</text:p>
          </table:table-cell>
          <table:table-cell office:value-type="float" office:value="24532" calcext:value-type="float">
            <text:p>24532</text:p>
          </table:table-cell>
          <table:table-cell office:value-type="float" office:value="1448123187" calcext:value-type="float">
            <text:p>1448123187</text:p>
          </table:table-cell>
          <table:table-cell table:formula="of:=[.F1262]&gt;[.B12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24-s999192827c90752609.ukp</text:p>
          </table:table-cell>
          <table:table-cell office:value-type="float" office:value="5.92333" calcext:value-type="float">
            <text:p>5.92333</text:p>
          </table:table-cell>
          <table:table-cell office:value-type="float" office:value="5.92" calcext:value-type="float">
            <text:p>5.92</text:p>
          </table:table-cell>
          <table:table-cell office:value-type="float" office:value="57480" calcext:value-type="float">
            <text:p>57480</text:p>
          </table:table-cell>
          <table:table-cell office:value-type="float" office:value="18258196277" calcext:value-type="float">
            <text:p>18258196277</text:p>
          </table:table-cell>
          <table:table-cell office:value-type="float" office:value="54.83666" calcext:value-type="float">
            <text:p>54.83666</text:p>
          </table:table-cell>
          <table:table-cell office:value-type="float" office:value="54.84" calcext:value-type="float">
            <text:p>54.84</text:p>
          </table:table-cell>
          <table:table-cell office:value-type="float" office:value="100112" calcext:value-type="float">
            <text:p>100112</text:p>
          </table:table-cell>
          <table:table-cell office:value-type="float" office:value="18258196277" calcext:value-type="float">
            <text:p>18258196277</text:p>
          </table:table-cell>
          <table:table-cell table:formula="of:=[.F1263]&gt;[.B12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4-s318339058c57605881.ukp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21160" calcext:value-type="float">
            <text:p>21160</text:p>
          </table:table-cell>
          <table:table-cell office:value-type="float" office:value="11590953581" calcext:value-type="float">
            <text:p>11590953581</text:p>
          </table:table-cell>
          <table:table-cell office:value-type="float" office:value="54.84666" calcext:value-type="float">
            <text:p>54.84666</text:p>
          </table:table-cell>
          <table:table-cell office:value-type="float" office:value="54.82" calcext:value-type="float">
            <text:p>54.82</text:p>
          </table:table-cell>
          <table:table-cell office:value-type="float" office:value="57320" calcext:value-type="float">
            <text:p>57320</text:p>
          </table:table-cell>
          <table:table-cell office:value-type="float" office:value="11590953581" calcext:value-type="float">
            <text:p>11590953581</text:p>
          </table:table-cell>
          <table:table-cell table:formula="of:=[.F1264]&gt;[.B12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39-s853540834c16886386.ukp</text:p>
          </table:table-cell>
          <table:table-cell office:value-type="float" office:value="18.94666" calcext:value-type="float">
            <text:p>18.94666</text:p>
          </table:table-cell>
          <table:table-cell office:value-type="float" office:value="18.95" calcext:value-type="float">
            <text:p>18.95</text:p>
          </table:table-cell>
          <table:table-cell office:value-type="float" office:value="29160" calcext:value-type="float">
            <text:p>29160</text:p>
          </table:table-cell>
          <table:table-cell office:value-type="float" office:value="3360796759" calcext:value-type="float">
            <text:p>3360796759</text:p>
          </table:table-cell>
          <table:table-cell office:value-type="float" office:value="54.85333" calcext:value-type="float">
            <text:p>54.85333</text:p>
          </table:table-cell>
          <table:table-cell office:value-type="float" office:value="54.83" calcext:value-type="float">
            <text:p>54.83</text:p>
          </table:table-cell>
          <table:table-cell office:value-type="float" office:value="36088" calcext:value-type="float">
            <text:p>36088</text:p>
          </table:table-cell>
          <table:table-cell office:value-type="float" office:value="3360796759" calcext:value-type="float">
            <text:p>3360796759</text:p>
          </table:table-cell>
          <table:table-cell table:formula="of:=[.F1265]&gt;[.B12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22-s528686676c35734121.ukp</text:p>
          </table:table-cell>
          <table:table-cell office:value-type="float" office:value="18.38333" calcext:value-type="float">
            <text:p>18.38333</text:p>
          </table:table-cell>
          <table:table-cell office:value-type="float" office:value="18.38" calcext:value-type="float">
            <text:p>18.38</text:p>
          </table:table-cell>
          <table:table-cell office:value-type="float" office:value="72736" calcext:value-type="float">
            <text:p>72736</text:p>
          </table:table-cell>
          <table:table-cell office:value-type="float" office:value="7154172729" calcext:value-type="float">
            <text:p>7154172729</text:p>
          </table:table-cell>
          <table:table-cell office:value-type="float" office:value="54.87666" calcext:value-type="float">
            <text:p>54.87666</text:p>
          </table:table-cell>
          <table:table-cell office:value-type="float" office:value="54.87" calcext:value-type="float">
            <text:p>54.87</text:p>
          </table:table-cell>
          <table:table-cell office:value-type="float" office:value="82320" calcext:value-type="float">
            <text:p>82320</text:p>
          </table:table-cell>
          <table:table-cell office:value-type="float" office:value="7154172729" calcext:value-type="float">
            <text:p>7154172729</text:p>
          </table:table-cell>
          <table:table-cell table:formula="of:=[.F1266]&gt;[.B12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73-s898334592c73075292.ukp</text:p>
          </table:table-cell>
          <table:table-cell office:value-type="float" office:value="13.45667" calcext:value-type="float">
            <text:p>13.45667</text:p>
          </table:table-cell>
          <table:table-cell office:value-type="float" office:value="13.48" calcext:value-type="float">
            <text:p>13.48</text:p>
          </table:table-cell>
          <table:table-cell office:value-type="float" office:value="107852" calcext:value-type="float">
            <text:p>107852</text:p>
          </table:table-cell>
          <table:table-cell office:value-type="float" office:value="14687165381" calcext:value-type="float">
            <text:p>14687165381</text:p>
          </table:table-cell>
          <table:table-cell office:value-type="float" office:value="54.91333" calcext:value-type="float">
            <text:p>54.91333</text:p>
          </table:table-cell>
          <table:table-cell office:value-type="float" office:value="54.9" calcext:value-type="float">
            <text:p>54.9</text:p>
          </table:table-cell>
          <table:table-cell office:value-type="float" office:value="138196" calcext:value-type="float">
            <text:p>138196</text:p>
          </table:table-cell>
          <table:table-cell office:value-type="float" office:value="14687165381" calcext:value-type="float">
            <text:p>14687165381</text:p>
          </table:table-cell>
          <table:table-cell table:formula="of:=[.F1267]&gt;[.B12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20-s851423352c22913143.ukp</text:p>
          </table:table-cell>
          <table:table-cell office:value-type="float" office:value="17.05" calcext:value-type="float">
            <text:p>17.05</text:p>
          </table:table-cell>
          <table:table-cell office:value-type="float" office:value="17.04" calcext:value-type="float">
            <text:p>17.04</text:p>
          </table:table-cell>
          <table:table-cell office:value-type="float" office:value="34068" calcext:value-type="float">
            <text:p>34068</text:p>
          </table:table-cell>
          <table:table-cell office:value-type="float" office:value="4569660835" calcext:value-type="float">
            <text:p>4569660835</text:p>
          </table:table-cell>
          <table:table-cell office:value-type="float" office:value="54.95999" calcext:value-type="float">
            <text:p>54.95999</text:p>
          </table:table-cell>
          <table:table-cell office:value-type="float" office:value="54.95" calcext:value-type="float">
            <text:p>54.95</text:p>
          </table:table-cell>
          <table:table-cell office:value-type="float" office:value="37040" calcext:value-type="float">
            <text:p>37040</text:p>
          </table:table-cell>
          <table:table-cell office:value-type="float" office:value="4569660835" calcext:value-type="float">
            <text:p>4569660835</text:p>
          </table:table-cell>
          <table:table-cell table:formula="of:=[.F1268]&gt;[.B12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71-s350731266c76912671.ukp</text:p>
          </table:table-cell>
          <table:table-cell office:value-type="float" office:value="3.89333" calcext:value-type="float">
            <text:p>3.89333</text:p>
          </table:table-cell>
          <table:table-cell office:value-type="float" office:value="3.9" calcext:value-type="float">
            <text:p>3.9</text:p>
          </table:table-cell>
          <table:table-cell office:value-type="float" office:value="28524" calcext:value-type="float">
            <text:p>28524</text:p>
          </table:table-cell>
          <table:table-cell office:value-type="float" office:value="15501182719" calcext:value-type="float">
            <text:p>15501182719</text:p>
          </table:table-cell>
          <table:table-cell office:value-type="float" office:value="54.97999" calcext:value-type="float">
            <text:p>54.97999</text:p>
          </table:table-cell>
          <table:table-cell office:value-type="float" office:value="54.96" calcext:value-type="float">
            <text:p>54.96</text:p>
          </table:table-cell>
          <table:table-cell office:value-type="float" office:value="70304" calcext:value-type="float">
            <text:p>70304</text:p>
          </table:table-cell>
          <table:table-cell office:value-type="float" office:value="15501182719" calcext:value-type="float">
            <text:p>15501182719</text:p>
          </table:table-cell>
          <table:table-cell table:formula="of:=[.F1269]&gt;[.B12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61-s10177486c42902259.ukp</text:p>
          </table:table-cell>
          <table:table-cell office:value-type="float" office:value="21.87666" calcext:value-type="float">
            <text:p>21.87666</text:p>
          </table:table-cell>
          <table:table-cell office:value-type="float" office:value="21.88" calcext:value-type="float">
            <text:p>21.88</text:p>
          </table:table-cell>
          <table:table-cell office:value-type="float" office:value="66648" calcext:value-type="float">
            <text:p>66648</text:p>
          </table:table-cell>
          <table:table-cell office:value-type="float" office:value="8597149029" calcext:value-type="float">
            <text:p>8597149029</text:p>
          </table:table-cell>
          <table:table-cell office:value-type="float" office:value="54.98666" calcext:value-type="float">
            <text:p>54.98666</text:p>
          </table:table-cell>
          <table:table-cell office:value-type="float" office:value="54.97" calcext:value-type="float">
            <text:p>54.97</text:p>
          </table:table-cell>
          <table:table-cell office:value-type="float" office:value="69896" calcext:value-type="float">
            <text:p>69896</text:p>
          </table:table-cell>
          <table:table-cell office:value-type="float" office:value="8597149029" calcext:value-type="float">
            <text:p>8597149029</text:p>
          </table:table-cell>
          <table:table-cell table:formula="of:=[.F1270]&gt;[.B12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63-s498052849c30412928.ukp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19892" calcext:value-type="float">
            <text:p>19892</text:p>
          </table:table-cell>
          <table:table-cell office:value-type="float" office:value="6111133591" calcext:value-type="float">
            <text:p>6111133591</text:p>
          </table:table-cell>
          <table:table-cell office:value-type="float" office:value="54.99333" calcext:value-type="float">
            <text:p>54.99333</text:p>
          </table:table-cell>
          <table:table-cell office:value-type="float" office:value="54.99" calcext:value-type="float">
            <text:p>54.99</text:p>
          </table:table-cell>
          <table:table-cell office:value-type="float" office:value="47156" calcext:value-type="float">
            <text:p>47156</text:p>
          </table:table-cell>
          <table:table-cell office:value-type="float" office:value="6111133591" calcext:value-type="float">
            <text:p>6111133591</text:p>
          </table:table-cell>
          <table:table-cell table:formula="of:=[.F1271]&gt;[.B12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39-s390142488c51779895.ukp</text:p>
          </table:table-cell>
          <table:table-cell office:value-type="float" office:value="13.30667" calcext:value-type="float">
            <text:p>13.30667</text:p>
          </table:table-cell>
          <table:table-cell office:value-type="float" office:value="13.31" calcext:value-type="float">
            <text:p>13.31</text:p>
          </table:table-cell>
          <table:table-cell office:value-type="float" office:value="59232" calcext:value-type="float">
            <text:p>59232</text:p>
          </table:table-cell>
          <table:table-cell office:value-type="float" office:value="10394573406" calcext:value-type="float">
            <text:p>10394573406</text:p>
          </table:table-cell>
          <table:table-cell office:value-type="float" office:value="55.00333" calcext:value-type="float">
            <text:p>55.00333</text:p>
          </table:table-cell>
          <table:table-cell office:value-type="float" office:value="54.98" calcext:value-type="float">
            <text:p>54.98</text:p>
          </table:table-cell>
          <table:table-cell office:value-type="float" office:value="79328" calcext:value-type="float">
            <text:p>79328</text:p>
          </table:table-cell>
          <table:table-cell office:value-type="float" office:value="10394573406" calcext:value-type="float">
            <text:p>10394573406</text:p>
          </table:table-cell>
          <table:table-cell table:formula="of:=[.F1272]&gt;[.B12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31-s624559068c86005580.ukp</text:p>
          </table:table-cell>
          <table:table-cell office:value-type="float" office:value="40.27333" calcext:value-type="float">
            <text:p>40.27333</text:p>
          </table:table-cell>
          <table:table-cell office:value-type="float" office:value="40.25" calcext:value-type="float">
            <text:p>40.25</text:p>
          </table:table-cell>
          <table:table-cell office:value-type="float" office:value="119620" calcext:value-type="float">
            <text:p>119620</text:p>
          </table:table-cell>
          <table:table-cell office:value-type="float" office:value="17331701383" calcext:value-type="float">
            <text:p>17331701383</text:p>
          </table:table-cell>
          <table:table-cell office:value-type="float" office:value="55.00666" calcext:value-type="float">
            <text:p>55.00666</text:p>
          </table:table-cell>
          <table:table-cell office:value-type="float" office:value="54.99" calcext:value-type="float">
            <text:p>54.99</text:p>
          </table:table-cell>
          <table:table-cell office:value-type="float" office:value="132240" calcext:value-type="float">
            <text:p>132240</text:p>
          </table:table-cell>
          <table:table-cell office:value-type="float" office:value="17331701383" calcext:value-type="float">
            <text:p>17331701383</text:p>
          </table:table-cell>
          <table:table-cell table:formula="of:=[.F1273]&gt;[.B12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78-s578113070c30412968.ukp</text:p>
          </table:table-cell>
          <table:table-cell office:value-type="float" office:value="2.42" calcext:value-type="float">
            <text:p>2.42</text:p>
          </table:table-cell>
          <table:table-cell office:value-type="float" office:value="2.43" calcext:value-type="float">
            <text:p>2.43</text:p>
          </table:table-cell>
          <table:table-cell office:value-type="float" office:value="19128" calcext:value-type="float">
            <text:p>19128</text:p>
          </table:table-cell>
          <table:table-cell office:value-type="float" office:value="6107427297" calcext:value-type="float">
            <text:p>6107427297</text:p>
          </table:table-cell>
          <table:table-cell office:value-type="float" office:value="55.03999" calcext:value-type="float">
            <text:p>55.03999</text:p>
          </table:table-cell>
          <table:table-cell office:value-type="float" office:value="55.04" calcext:value-type="float">
            <text:p>55.04</text:p>
          </table:table-cell>
          <table:table-cell office:value-type="float" office:value="37364" calcext:value-type="float">
            <text:p>37364</text:p>
          </table:table-cell>
          <table:table-cell office:value-type="float" office:value="6107427297" calcext:value-type="float">
            <text:p>6107427297</text:p>
          </table:table-cell>
          <table:table-cell table:formula="of:=[.F1274]&gt;[.B12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43-s648685815c49419603.ukp</text:p>
          </table:table-cell>
          <table:table-cell office:value-type="float" office:value="1.77333" calcext:value-type="float">
            <text:p>1.77333</text:p>
          </table:table-cell>
          <table:table-cell office:value-type="float" office:value="1.79" calcext:value-type="float">
            <text:p>1.79</text:p>
          </table:table-cell>
          <table:table-cell office:value-type="float" office:value="26804" calcext:value-type="float">
            <text:p>26804</text:p>
          </table:table-cell>
          <table:table-cell office:value-type="float" office:value="9943953343" calcext:value-type="float">
            <text:p>9943953343</text:p>
          </table:table-cell>
          <table:table-cell office:value-type="float" office:value="55.03999" calcext:value-type="float">
            <text:p>55.03999</text:p>
          </table:table-cell>
          <table:table-cell office:value-type="float" office:value="55.02" calcext:value-type="float">
            <text:p>55.02</text:p>
          </table:table-cell>
          <table:table-cell office:value-type="float" office:value="63348" calcext:value-type="float">
            <text:p>63348</text:p>
          </table:table-cell>
          <table:table-cell office:value-type="float" office:value="9943953343" calcext:value-type="float">
            <text:p>9943953343</text:p>
          </table:table-cell>
          <table:table-cell table:formula="of:=[.F1275]&gt;[.B12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8-s882501307c67192471.ukp</text:p>
          </table:table-cell>
          <table:table-cell office:value-type="float" office:value="19.15" calcext:value-type="float">
            <text:p>19.15</text:p>
          </table:table-cell>
          <table:table-cell office:value-type="float" office:value="19.16" calcext:value-type="float">
            <text:p>19.16</text:p>
          </table:table-cell>
          <table:table-cell office:value-type="float" office:value="107856" calcext:value-type="float">
            <text:p>107856</text:p>
          </table:table-cell>
          <table:table-cell office:value-type="float" office:value="13496631391" calcext:value-type="float">
            <text:p>13496631391</text:p>
          </table:table-cell>
          <table:table-cell office:value-type="float" office:value="55.04666" calcext:value-type="float">
            <text:p>55.04666</text:p>
          </table:table-cell>
          <table:table-cell office:value-type="float" office:value="55.05" calcext:value-type="float">
            <text:p>55.05</text:p>
          </table:table-cell>
          <table:table-cell office:value-type="float" office:value="117268" calcext:value-type="float">
            <text:p>117268</text:p>
          </table:table-cell>
          <table:table-cell office:value-type="float" office:value="13496631391" calcext:value-type="float">
            <text:p>13496631391</text:p>
          </table:table-cell>
          <table:table-cell table:formula="of:=[.F1276]&gt;[.B12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12-s329959058c41644153.ukp</text:p>
          </table:table-cell>
          <table:table-cell office:value-type="float" office:value="1.18333" calcext:value-type="float">
            <text:p>1.18333</text:p>
          </table:table-cell>
          <table:table-cell office:value-type="float" office:value="1.19" calcext:value-type="float">
            <text:p>1.19</text:p>
          </table:table-cell>
          <table:table-cell office:value-type="float" office:value="14864" calcext:value-type="float">
            <text:p>14864</text:p>
          </table:table-cell>
          <table:table-cell office:value-type="float" office:value="8392521324" calcext:value-type="float">
            <text:p>8392521324</text:p>
          </table:table-cell>
          <table:table-cell office:value-type="float" office:value="55.07333" calcext:value-type="float">
            <text:p>55.07333</text:p>
          </table:table-cell>
          <table:table-cell office:value-type="float" office:value="55.06" calcext:value-type="float">
            <text:p>55.06</text:p>
          </table:table-cell>
          <table:table-cell office:value-type="float" office:value="53008" calcext:value-type="float">
            <text:p>53008</text:p>
          </table:table-cell>
          <table:table-cell office:value-type="float" office:value="8392521324" calcext:value-type="float">
            <text:p>8392521324</text:p>
          </table:table-cell>
          <table:table-cell table:formula="of:=[.F1277]&gt;[.B12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54-s764661701c69984600.ukp</text:p>
          </table:table-cell>
          <table:table-cell office:value-type="float" office:value="13.73333" calcext:value-type="float">
            <text:p>13.73333</text:p>
          </table:table-cell>
          <table:table-cell office:value-type="float" office:value="13.74" calcext:value-type="float">
            <text:p>13.74</text:p>
          </table:table-cell>
          <table:table-cell office:value-type="float" office:value="61532" calcext:value-type="float">
            <text:p>61532</text:p>
          </table:table-cell>
          <table:table-cell office:value-type="float" office:value="14104809964" calcext:value-type="float">
            <text:p>14104809964</text:p>
          </table:table-cell>
          <table:table-cell office:value-type="float" office:value="55.08999" calcext:value-type="float">
            <text:p>55.08999</text:p>
          </table:table-cell>
          <table:table-cell office:value-type="float" office:value="55.07" calcext:value-type="float">
            <text:p>55.07</text:p>
          </table:table-cell>
          <table:table-cell office:value-type="float" office:value="100888" calcext:value-type="float">
            <text:p>100888</text:p>
          </table:table-cell>
          <table:table-cell office:value-type="float" office:value="14104809964" calcext:value-type="float">
            <text:p>14104809964</text:p>
          </table:table-cell>
          <table:table-cell table:formula="of:=[.F1278]&gt;[.B12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35-s935632244c91919703.ukp</text:p>
          </table:table-cell>
          <table:table-cell office:value-type="float" office:value="0.91667" calcext:value-type="float">
            <text:p>0.91667</text:p>
          </table:table-cell>
          <table:table-cell office:value-type="float" office:value="0.92" calcext:value-type="float">
            <text:p>0.92</text:p>
          </table:table-cell>
          <table:table-cell office:value-type="float" office:value="21544" calcext:value-type="float">
            <text:p>21544</text:p>
          </table:table-cell>
          <table:table-cell office:value-type="float" office:value="18512436520" calcext:value-type="float">
            <text:p>18512436520</text:p>
          </table:table-cell>
          <table:table-cell office:value-type="float" office:value="55.08999" calcext:value-type="float">
            <text:p>55.08999</text:p>
          </table:table-cell>
          <table:table-cell office:value-type="float" office:value="55.1" calcext:value-type="float">
            <text:p>55.1</text:p>
          </table:table-cell>
          <table:table-cell office:value-type="float" office:value="68200" calcext:value-type="float">
            <text:p>68200</text:p>
          </table:table-cell>
          <table:table-cell office:value-type="float" office:value="18512436520" calcext:value-type="float">
            <text:p>18512436520</text:p>
          </table:table-cell>
          <table:table-cell table:formula="of:=[.F1279]&gt;[.B12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95-s155870397c84957257.ukp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16252" calcext:value-type="float">
            <text:p>16252</text:p>
          </table:table-cell>
          <table:table-cell office:value-type="float" office:value="17121543012" calcext:value-type="float">
            <text:p>17121543012</text:p>
          </table:table-cell>
          <table:table-cell office:value-type="float" office:value="55.09333" calcext:value-type="float">
            <text:p>55.09333</text:p>
          </table:table-cell>
          <table:table-cell office:value-type="float" office:value="55.08" calcext:value-type="float">
            <text:p>55.08</text:p>
          </table:table-cell>
          <table:table-cell office:value-type="float" office:value="32612" calcext:value-type="float">
            <text:p>32612</text:p>
          </table:table-cell>
          <table:table-cell office:value-type="float" office:value="17121543012" calcext:value-type="float">
            <text:p>17121543012</text:p>
          </table:table-cell>
          <table:table-cell table:formula="of:=[.F1280]&gt;[.B12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81-s597147704c85388357.ukp</text:p>
          </table:table-cell>
          <table:table-cell office:value-type="float" office:value="1.86" calcext:value-type="float">
            <text:p>1.86</text:p>
          </table:table-cell>
          <table:table-cell office:value-type="float" office:value="1.87" calcext:value-type="float">
            <text:p>1.87</text:p>
          </table:table-cell>
          <table:table-cell office:value-type="float" office:value="54624" calcext:value-type="float">
            <text:p>54624</text:p>
          </table:table-cell>
          <table:table-cell office:value-type="float" office:value="17195403031" calcext:value-type="float">
            <text:p>17195403031</text:p>
          </table:table-cell>
          <table:table-cell office:value-type="float" office:value="55.18333" calcext:value-type="float">
            <text:p>55.18333</text:p>
          </table:table-cell>
          <table:table-cell office:value-type="float" office:value="55.16" calcext:value-type="float">
            <text:p>55.16</text:p>
          </table:table-cell>
          <table:table-cell office:value-type="float" office:value="118548" calcext:value-type="float">
            <text:p>118548</text:p>
          </table:table-cell>
          <table:table-cell office:value-type="float" office:value="17195403031" calcext:value-type="float">
            <text:p>17195403031</text:p>
          </table:table-cell>
          <table:table-cell table:formula="of:=[.F1281]&gt;[.B12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26-s916049162c31828338.ukp</text:p>
          </table:table-cell>
          <table:table-cell office:value-type="float" office:value="44.80333" calcext:value-type="float">
            <text:p>44.80333</text:p>
          </table:table-cell>
          <table:table-cell office:value-type="float" office:value="44.79" calcext:value-type="float">
            <text:p>44.79</text:p>
          </table:table-cell>
          <table:table-cell office:value-type="float" office:value="35120" calcext:value-type="float">
            <text:p>35120</text:p>
          </table:table-cell>
          <table:table-cell office:value-type="float" office:value="6363704604" calcext:value-type="float">
            <text:p>6363704604</text:p>
          </table:table-cell>
          <table:table-cell office:value-type="float" office:value="55.21333" calcext:value-type="float">
            <text:p>55.21333</text:p>
          </table:table-cell>
          <table:table-cell office:value-type="float" office:value="55.19" calcext:value-type="float">
            <text:p>55.19</text:p>
          </table:table-cell>
          <table:table-cell office:value-type="float" office:value="36276" calcext:value-type="float">
            <text:p>36276</text:p>
          </table:table-cell>
          <table:table-cell office:value-type="float" office:value="6363704604" calcext:value-type="float">
            <text:p>6363704604</text:p>
          </table:table-cell>
          <table:table-cell table:formula="of:=[.F1282]&gt;[.B12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30-s453065461c69910068.ukp</text:p>
          </table:table-cell>
          <table:table-cell office:value-type="float" office:value="5.73333" calcext:value-type="float">
            <text:p>5.73333</text:p>
          </table:table-cell>
          <table:table-cell office:value-type="float" office:value="5.75" calcext:value-type="float">
            <text:p>5.75</text:p>
          </table:table-cell>
          <table:table-cell office:value-type="float" office:value="78824" calcext:value-type="float">
            <text:p>78824</text:p>
          </table:table-cell>
          <table:table-cell office:value-type="float" office:value="14061945525" calcext:value-type="float">
            <text:p>14061945525</text:p>
          </table:table-cell>
          <table:table-cell office:value-type="float" office:value="55.24666" calcext:value-type="float">
            <text:p>55.24666</text:p>
          </table:table-cell>
          <table:table-cell office:value-type="float" office:value="55.25" calcext:value-type="float">
            <text:p>55.25</text:p>
          </table:table-cell>
          <table:table-cell office:value-type="float" office:value="127292" calcext:value-type="float">
            <text:p>127292</text:p>
          </table:table-cell>
          <table:table-cell office:value-type="float" office:value="14061945525" calcext:value-type="float">
            <text:p>14061945525</text:p>
          </table:table-cell>
          <table:table-cell table:formula="of:=[.F1283]&gt;[.B12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9-s443600954c92125949.ukp</text:p>
          </table:table-cell>
          <table:table-cell office:value-type="float" office:value="20.62666" calcext:value-type="float">
            <text:p>20.62666</text:p>
          </table:table-cell>
          <table:table-cell office:value-type="float" office:value="20.67" calcext:value-type="float">
            <text:p>20.67</text:p>
          </table:table-cell>
          <table:table-cell office:value-type="float" office:value="192356" calcext:value-type="float">
            <text:p>192356</text:p>
          </table:table-cell>
          <table:table-cell office:value-type="float" office:value="18566619777" calcext:value-type="float">
            <text:p>18566619777</text:p>
          </table:table-cell>
          <table:table-cell office:value-type="float" office:value="55.29999" calcext:value-type="float">
            <text:p>55.29999</text:p>
          </table:table-cell>
          <table:table-cell office:value-type="float" office:value="55.3" calcext:value-type="float">
            <text:p>55.3</text:p>
          </table:table-cell>
          <table:table-cell office:value-type="float" office:value="225468" calcext:value-type="float">
            <text:p>225468</text:p>
          </table:table-cell>
          <table:table-cell office:value-type="float" office:value="18566619777" calcext:value-type="float">
            <text:p>18566619777</text:p>
          </table:table-cell>
          <table:table-cell table:formula="of:=[.F1284]&gt;[.B12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51-s857022904c8954775.ukp</text:p>
          </table:table-cell>
          <table:table-cell table:number-columns-repeated="2" office:value-type="float" office:value="2.66" calcext:value-type="float">
            <text:p>2.66</text:p>
          </table:table-cell>
          <table:table-cell office:value-type="float" office:value="12304" calcext:value-type="float">
            <text:p>12304</text:p>
          </table:table-cell>
          <table:table-cell office:value-type="float" office:value="1779386007" calcext:value-type="float">
            <text:p>1779386007</text:p>
          </table:table-cell>
          <table:table-cell office:value-type="float" office:value="55.30999" calcext:value-type="float">
            <text:p>55.30999</text:p>
          </table:table-cell>
          <table:table-cell office:value-type="float" office:value="55.28" calcext:value-type="float">
            <text:p>55.28</text:p>
          </table:table-cell>
          <table:table-cell office:value-type="float" office:value="27100" calcext:value-type="float">
            <text:p>27100</text:p>
          </table:table-cell>
          <table:table-cell office:value-type="float" office:value="1779386007" calcext:value-type="float">
            <text:p>1779386007</text:p>
          </table:table-cell>
          <table:table-cell table:formula="of:=[.F1285]&gt;[.B12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61-s891640290c49811343.ukp</text:p>
          </table:table-cell>
          <table:table-cell office:value-type="float" office:value="15.87" calcext:value-type="float">
            <text:p>15.87</text:p>
          </table:table-cell>
          <table:table-cell office:value-type="float" office:value="15.88" calcext:value-type="float">
            <text:p>15.88</text:p>
          </table:table-cell>
          <table:table-cell office:value-type="float" office:value="57228" calcext:value-type="float">
            <text:p>57228</text:p>
          </table:table-cell>
          <table:table-cell office:value-type="float" office:value="9993527138" calcext:value-type="float">
            <text:p>9993527138</text:p>
          </table:table-cell>
          <table:table-cell office:value-type="float" office:value="55.32666" calcext:value-type="float">
            <text:p>55.32666</text:p>
          </table:table-cell>
          <table:table-cell office:value-type="float" office:value="55.32" calcext:value-type="float">
            <text:p>55.32</text:p>
          </table:table-cell>
          <table:table-cell office:value-type="float" office:value="72480" calcext:value-type="float">
            <text:p>72480</text:p>
          </table:table-cell>
          <table:table-cell office:value-type="float" office:value="9993527138" calcext:value-type="float">
            <text:p>9993527138</text:p>
          </table:table-cell>
          <table:table-cell table:formula="of:=[.F1286]&gt;[.B12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20-s530564065c34592297.ukp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14776" calcext:value-type="float">
            <text:p>14776</text:p>
          </table:table-cell>
          <table:table-cell office:value-type="float" office:value="6972395480" calcext:value-type="float">
            <text:p>6972395480</text:p>
          </table:table-cell>
          <table:table-cell office:value-type="float" office:value="55.35999" calcext:value-type="float">
            <text:p>55.35999</text:p>
          </table:table-cell>
          <table:table-cell office:value-type="float" office:value="55.33" calcext:value-type="float">
            <text:p>55.33</text:p>
          </table:table-cell>
          <table:table-cell office:value-type="float" office:value="46940" calcext:value-type="float">
            <text:p>46940</text:p>
          </table:table-cell>
          <table:table-cell office:value-type="float" office:value="6972395480" calcext:value-type="float">
            <text:p>6972395480</text:p>
          </table:table-cell>
          <table:table-cell table:formula="of:=[.F1287]&gt;[.B12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56-s338119343c44747234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5040" calcext:value-type="float">
            <text:p>15040</text:p>
          </table:table-cell>
          <table:table-cell office:value-type="float" office:value="9017737520" calcext:value-type="float">
            <text:p>9017737520</text:p>
          </table:table-cell>
          <table:table-cell office:value-type="float" office:value="55.36666" calcext:value-type="float">
            <text:p>55.36666</text:p>
          </table:table-cell>
          <table:table-cell office:value-type="float" office:value="55.35" calcext:value-type="float">
            <text:p>55.35</text:p>
          </table:table-cell>
          <table:table-cell office:value-type="float" office:value="33892" calcext:value-type="float">
            <text:p>33892</text:p>
          </table:table-cell>
          <table:table-cell office:value-type="float" office:value="9017737520" calcext:value-type="float">
            <text:p>9017737520</text:p>
          </table:table-cell>
          <table:table-cell table:formula="of:=[.F1288]&gt;[.B12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92-s733097480c46341943.ukp</text:p>
          </table:table-cell>
          <table:table-cell office:value-type="float" office:value="11.57667" calcext:value-type="float">
            <text:p>11.57667</text:p>
          </table:table-cell>
          <table:table-cell office:value-type="float" office:value="11.59" calcext:value-type="float">
            <text:p>11.59</text:p>
          </table:table-cell>
          <table:table-cell office:value-type="float" office:value="64000" calcext:value-type="float">
            <text:p>64000</text:p>
          </table:table-cell>
          <table:table-cell office:value-type="float" office:value="9307600396" calcext:value-type="float">
            <text:p>9307600396</text:p>
          </table:table-cell>
          <table:table-cell office:value-type="float" office:value="55.39333" calcext:value-type="float">
            <text:p>55.39333</text:p>
          </table:table-cell>
          <table:table-cell office:value-type="float" office:value="55.37" calcext:value-type="float">
            <text:p>55.37</text:p>
          </table:table-cell>
          <table:table-cell office:value-type="float" office:value="80084" calcext:value-type="float">
            <text:p>80084</text:p>
          </table:table-cell>
          <table:table-cell office:value-type="float" office:value="9307600396" calcext:value-type="float">
            <text:p>9307600396</text:p>
          </table:table-cell>
          <table:table-cell table:formula="of:=[.F1289]&gt;[.B12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79-s832284478c14731399.ukp</text:p>
          </table:table-cell>
          <table:table-cell office:value-type="float" office:value="37.73" calcext:value-type="float">
            <text:p>37.73</text:p>
          </table:table-cell>
          <table:table-cell office:value-type="float" office:value="37.71" calcext:value-type="float">
            <text:p>37.71</text:p>
          </table:table-cell>
          <table:table-cell office:value-type="float" office:value="35580" calcext:value-type="float">
            <text:p>35580</text:p>
          </table:table-cell>
          <table:table-cell office:value-type="float" office:value="2918330710" calcext:value-type="float">
            <text:p>2918330710</text:p>
          </table:table-cell>
          <table:table-cell office:value-type="float" office:value="55.41333" calcext:value-type="float">
            <text:p>55.41333</text:p>
          </table:table-cell>
          <table:table-cell office:value-type="float" office:value="55.4" calcext:value-type="float">
            <text:p>55.4</text:p>
          </table:table-cell>
          <table:table-cell office:value-type="float" office:value="36904" calcext:value-type="float">
            <text:p>36904</text:p>
          </table:table-cell>
          <table:table-cell office:value-type="float" office:value="2918330710" calcext:value-type="float">
            <text:p>2918330710</text:p>
          </table:table-cell>
          <table:table-cell table:formula="of:=[.F1290]&gt;[.B12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71-s982002864c13704348.ukp</text:p>
          </table:table-cell>
          <table:table-cell office:value-type="float" office:value="24.15" calcext:value-type="float">
            <text:p>24.15</text:p>
          </table:table-cell>
          <table:table-cell office:value-type="float" office:value="24.14" calcext:value-type="float">
            <text:p>24.14</text:p>
          </table:table-cell>
          <table:table-cell office:value-type="float" office:value="22432" calcext:value-type="float">
            <text:p>22432</text:p>
          </table:table-cell>
          <table:table-cell office:value-type="float" office:value="2712421923" calcext:value-type="float">
            <text:p>2712421923</text:p>
          </table:table-cell>
          <table:table-cell office:value-type="float" office:value="55.49666" calcext:value-type="float">
            <text:p>55.49666</text:p>
          </table:table-cell>
          <table:table-cell office:value-type="float" office:value="55.46" calcext:value-type="float">
            <text:p>55.46</text:p>
          </table:table-cell>
          <table:table-cell office:value-type="float" office:value="26588" calcext:value-type="float">
            <text:p>26588</text:p>
          </table:table-cell>
          <table:table-cell office:value-type="float" office:value="2712421923" calcext:value-type="float">
            <text:p>2712421923</text:p>
          </table:table-cell>
          <table:table-cell table:formula="of:=[.F1291]&gt;[.B12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41-s373038940c64595744.ukp</text:p>
          </table:table-cell>
          <table:table-cell office:value-type="float" office:value="45.06333" calcext:value-type="float">
            <text:p>45.06333</text:p>
          </table:table-cell>
          <table:table-cell office:value-type="float" office:value="45.05" calcext:value-type="float">
            <text:p>45.05</text:p>
          </table:table-cell>
          <table:table-cell office:value-type="float" office:value="119976" calcext:value-type="float">
            <text:p>119976</text:p>
          </table:table-cell>
          <table:table-cell office:value-type="float" office:value="13001534600" calcext:value-type="float">
            <text:p>13001534600</text:p>
          </table:table-cell>
          <table:table-cell office:value-type="float" office:value="55.50999" calcext:value-type="float">
            <text:p>55.50999</text:p>
          </table:table-cell>
          <table:table-cell office:value-type="float" office:value="55.5" calcext:value-type="float">
            <text:p>55.5</text:p>
          </table:table-cell>
          <table:table-cell office:value-type="float" office:value="115504" calcext:value-type="float">
            <text:p>115504</text:p>
          </table:table-cell>
          <table:table-cell office:value-type="float" office:value="13001534600" calcext:value-type="float">
            <text:p>13001534600</text:p>
          </table:table-cell>
          <table:table-cell table:formula="of:=[.F1292]&gt;[.B12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23-s787365902c58076374.ukp</text:p>
          </table:table-cell>
          <table:table-cell office:value-type="float" office:value="6.94" calcext:value-type="float">
            <text:p>6.94</text:p>
          </table:table-cell>
          <table:table-cell office:value-type="float" office:value="6.95" calcext:value-type="float">
            <text:p>6.95</text:p>
          </table:table-cell>
          <table:table-cell office:value-type="float" office:value="35716" calcext:value-type="float">
            <text:p>35716</text:p>
          </table:table-cell>
          <table:table-cell office:value-type="float" office:value="11669510262" calcext:value-type="float">
            <text:p>11669510262</text:p>
          </table:table-cell>
          <table:table-cell office:value-type="float" office:value="55.55333" calcext:value-type="float">
            <text:p>55.55333</text:p>
          </table:table-cell>
          <table:table-cell office:value-type="float" office:value="55.53" calcext:value-type="float">
            <text:p>55.53</text:p>
          </table:table-cell>
          <table:table-cell office:value-type="float" office:value="53976" calcext:value-type="float">
            <text:p>53976</text:p>
          </table:table-cell>
          <table:table-cell office:value-type="float" office:value="11669510262" calcext:value-type="float">
            <text:p>11669510262</text:p>
          </table:table-cell>
          <table:table-cell table:formula="of:=[.F1293]&gt;[.B12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88-s543662160c33873554.ukp</text:p>
          </table:table-cell>
          <table:table-cell table:number-columns-repeated="2" office:value-type="float" office:value="16.86" calcext:value-type="float">
            <text:p>16.86</text:p>
          </table:table-cell>
          <table:table-cell office:value-type="float" office:value="60456" calcext:value-type="float">
            <text:p>60456</text:p>
          </table:table-cell>
          <table:table-cell office:value-type="float" office:value="6781642667" calcext:value-type="float">
            <text:p>6781642667</text:p>
          </table:table-cell>
          <table:table-cell office:value-type="float" office:value="55.63333" calcext:value-type="float">
            <text:p>55.63333</text:p>
          </table:table-cell>
          <table:table-cell office:value-type="float" office:value="55.62" calcext:value-type="float">
            <text:p>55.62</text:p>
          </table:table-cell>
          <table:table-cell office:value-type="float" office:value="77004" calcext:value-type="float">
            <text:p>77004</text:p>
          </table:table-cell>
          <table:table-cell office:value-type="float" office:value="6781642667" calcext:value-type="float">
            <text:p>6781642667</text:p>
          </table:table-cell>
          <table:table-cell table:formula="of:=[.F1294]&gt;[.B12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81-s349395051c40777168.ukp</text:p>
          </table:table-cell>
          <table:table-cell office:value-type="float" office:value="13.27667" calcext:value-type="float">
            <text:p>13.27667</text:p>
          </table:table-cell>
          <table:table-cell office:value-type="float" office:value="13.29" calcext:value-type="float">
            <text:p>13.29</text:p>
          </table:table-cell>
          <table:table-cell office:value-type="float" office:value="50548" calcext:value-type="float">
            <text:p>50548</text:p>
          </table:table-cell>
          <table:table-cell office:value-type="float" office:value="8176645009" calcext:value-type="float">
            <text:p>8176645009</text:p>
          </table:table-cell>
          <table:table-cell office:value-type="float" office:value="55.66666" calcext:value-type="float">
            <text:p>55.66666</text:p>
          </table:table-cell>
          <table:table-cell office:value-type="float" office:value="55.65" calcext:value-type="float">
            <text:p>55.65</text:p>
          </table:table-cell>
          <table:table-cell office:value-type="float" office:value="66704" calcext:value-type="float">
            <text:p>66704</text:p>
          </table:table-cell>
          <table:table-cell office:value-type="float" office:value="8176645009" calcext:value-type="float">
            <text:p>8176645009</text:p>
          </table:table-cell>
          <table:table-cell table:formula="of:=[.F1295]&gt;[.B12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80-s360265767c84484246.ukp</text:p>
          </table:table-cell>
          <table:table-cell office:value-type="float" office:value="10.22333" calcext:value-type="float">
            <text:p>10.22333</text:p>
          </table:table-cell>
          <table:table-cell office:value-type="float" office:value="10.24" calcext:value-type="float">
            <text:p>10.24</text:p>
          </table:table-cell>
          <table:table-cell office:value-type="float" office:value="85244" calcext:value-type="float">
            <text:p>85244</text:p>
          </table:table-cell>
          <table:table-cell office:value-type="float" office:value="16993095371" calcext:value-type="float">
            <text:p>16993095371</text:p>
          </table:table-cell>
          <table:table-cell office:value-type="float" office:value="55.70333" calcext:value-type="float">
            <text:p>55.70333</text:p>
          </table:table-cell>
          <table:table-cell office:value-type="float" office:value="55.69" calcext:value-type="float">
            <text:p>55.69</text:p>
          </table:table-cell>
          <table:table-cell office:value-type="float" office:value="121740" calcext:value-type="float">
            <text:p>121740</text:p>
          </table:table-cell>
          <table:table-cell office:value-type="float" office:value="16993095371" calcext:value-type="float">
            <text:p>16993095371</text:p>
          </table:table-cell>
          <table:table-cell table:formula="of:=[.F1296]&gt;[.B12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8-s888315654c53293071.ukp</text:p>
          </table:table-cell>
          <table:table-cell table:number-columns-repeated="2" office:value-type="float" office:value="15.64" calcext:value-type="float">
            <text:p>15.64</text:p>
          </table:table-cell>
          <table:table-cell office:value-type="float" office:value="45136" calcext:value-type="float">
            <text:p>45136</text:p>
          </table:table-cell>
          <table:table-cell office:value-type="float" office:value="10694896201" calcext:value-type="float">
            <text:p>10694896201</text:p>
          </table:table-cell>
          <table:table-cell office:value-type="float" office:value="55.73666" calcext:value-type="float">
            <text:p>55.73666</text:p>
          </table:table-cell>
          <table:table-cell office:value-type="float" office:value="55.71" calcext:value-type="float">
            <text:p>55.71</text:p>
          </table:table-cell>
          <table:table-cell office:value-type="float" office:value="46436" calcext:value-type="float">
            <text:p>46436</text:p>
          </table:table-cell>
          <table:table-cell office:value-type="float" office:value="10694896201" calcext:value-type="float">
            <text:p>10694896201</text:p>
          </table:table-cell>
          <table:table-cell table:formula="of:=[.F1297]&gt;[.B12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03-s178264529c35073562.ukp</text:p>
          </table:table-cell>
          <table:table-cell office:value-type="float" office:value="10.00333" calcext:value-type="float">
            <text:p>10.00333</text:p>
          </table:table-cell>
          <table:table-cell office:value-type="float" office:value="10" calcext:value-type="float">
            <text:p>10</text:p>
          </table:table-cell>
          <table:table-cell office:value-type="float" office:value="17824" calcext:value-type="float">
            <text:p>17824</text:p>
          </table:table-cell>
          <table:table-cell office:value-type="float" office:value="7029370229" calcext:value-type="float">
            <text:p>7029370229</text:p>
          </table:table-cell>
          <table:table-cell office:value-type="float" office:value="55.73999" calcext:value-type="float">
            <text:p>55.73999</text:p>
          </table:table-cell>
          <table:table-cell office:value-type="float" office:value="55.71" calcext:value-type="float">
            <text:p>55.71</text:p>
          </table:table-cell>
          <table:table-cell office:value-type="float" office:value="28636" calcext:value-type="float">
            <text:p>28636</text:p>
          </table:table-cell>
          <table:table-cell office:value-type="float" office:value="7029370229" calcext:value-type="float">
            <text:p>7029370229</text:p>
          </table:table-cell>
          <table:table-cell table:formula="of:=[.F1298]&gt;[.B12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81-s125668799c34539024.ukp</text:p>
          </table:table-cell>
          <table:table-cell office:value-type="float" office:value="2.73667" calcext:value-type="float">
            <text:p>2.73667</text:p>
          </table:table-cell>
          <table:table-cell office:value-type="float" office:value="2.74" calcext:value-type="float">
            <text:p>2.74</text:p>
          </table:table-cell>
          <table:table-cell office:value-type="float" office:value="22288" calcext:value-type="float">
            <text:p>22288</text:p>
          </table:table-cell>
          <table:table-cell office:value-type="float" office:value="6936628313" calcext:value-type="float">
            <text:p>6936628313</text:p>
          </table:table-cell>
          <table:table-cell office:value-type="float" office:value="55.78333" calcext:value-type="float">
            <text:p>55.78333</text:p>
          </table:table-cell>
          <table:table-cell office:value-type="float" office:value="55.77" calcext:value-type="float">
            <text:p>55.77</text:p>
          </table:table-cell>
          <table:table-cell office:value-type="float" office:value="41328" calcext:value-type="float">
            <text:p>41328</text:p>
          </table:table-cell>
          <table:table-cell office:value-type="float" office:value="6936628313" calcext:value-type="float">
            <text:p>6936628313</text:p>
          </table:table-cell>
          <table:table-cell table:formula="of:=[.F1299]&gt;[.B12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83-s91594350c2821539.ukp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13704" calcext:value-type="float">
            <text:p>13704</text:p>
          </table:table-cell>
          <table:table-cell office:value-type="float" office:value="535016005" calcext:value-type="float">
            <text:p>535016005</text:p>
          </table:table-cell>
          <table:table-cell office:value-type="float" office:value="55.80666" calcext:value-type="float">
            <text:p>55.80666</text:p>
          </table:table-cell>
          <table:table-cell office:value-type="float" office:value="55.79" calcext:value-type="float">
            <text:p>55.79</text:p>
          </table:table-cell>
          <table:table-cell office:value-type="float" office:value="23632" calcext:value-type="float">
            <text:p>23632</text:p>
          </table:table-cell>
          <table:table-cell office:value-type="float" office:value="535016005" calcext:value-type="float">
            <text:p>535016005</text:p>
          </table:table-cell>
          <table:table-cell table:formula="of:=[.F1300]&gt;[.B13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84-s921541777c76476388.ukp</text:p>
          </table:table-cell>
          <table:table-cell office:value-type="float" office:value="14.76333" calcext:value-type="float">
            <text:p>14.76333</text:p>
          </table:table-cell>
          <table:table-cell office:value-type="float" office:value="14.78" calcext:value-type="float">
            <text:p>14.78</text:p>
          </table:table-cell>
          <table:table-cell office:value-type="float" office:value="89448" calcext:value-type="float">
            <text:p>89448</text:p>
          </table:table-cell>
          <table:table-cell office:value-type="float" office:value="15370691576" calcext:value-type="float">
            <text:p>15370691576</text:p>
          </table:table-cell>
          <table:table-cell office:value-type="float" office:value="55.84666" calcext:value-type="float">
            <text:p>55.84666</text:p>
          </table:table-cell>
          <table:table-cell office:value-type="float" office:value="55.83" calcext:value-type="float">
            <text:p>55.83</text:p>
          </table:table-cell>
          <table:table-cell office:value-type="float" office:value="114920" calcext:value-type="float">
            <text:p>114920</text:p>
          </table:table-cell>
          <table:table-cell office:value-type="float" office:value="15370691576" calcext:value-type="float">
            <text:p>15370691576</text:p>
          </table:table-cell>
          <table:table-cell table:formula="of:=[.F1301]&gt;[.B13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48-s158763026c57746670.ukp</text:p>
          </table:table-cell>
          <table:table-cell office:value-type="float" office:value="10.05667" calcext:value-type="float">
            <text:p>10.05667</text:p>
          </table:table-cell>
          <table:table-cell office:value-type="float" office:value="10.08" calcext:value-type="float">
            <text:p>10.08</text:p>
          </table:table-cell>
          <table:table-cell office:value-type="float" office:value="98264" calcext:value-type="float">
            <text:p>98264</text:p>
          </table:table-cell>
          <table:table-cell office:value-type="float" office:value="11604306485" calcext:value-type="float">
            <text:p>11604306485</text:p>
          </table:table-cell>
          <table:table-cell office:value-type="float" office:value="55.94333" calcext:value-type="float">
            <text:p>55.94333</text:p>
          </table:table-cell>
          <table:table-cell office:value-type="float" office:value="55.94" calcext:value-type="float">
            <text:p>55.94</text:p>
          </table:table-cell>
          <table:table-cell office:value-type="float" office:value="150968" calcext:value-type="float">
            <text:p>150968</text:p>
          </table:table-cell>
          <table:table-cell office:value-type="float" office:value="11604306485" calcext:value-type="float">
            <text:p>11604306485</text:p>
          </table:table-cell>
          <table:table-cell table:formula="of:=[.F1302]&gt;[.B13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54-s898053813c23032025.ukp</text:p>
          </table:table-cell>
          <table:table-cell office:value-type="float" office:value="6.52" calcext:value-type="float">
            <text:p>6.52</text:p>
          </table:table-cell>
          <table:table-cell office:value-type="float" office:value="6.53" calcext:value-type="float">
            <text:p>6.53</text:p>
          </table:table-cell>
          <table:table-cell office:value-type="float" office:value="26868" calcext:value-type="float">
            <text:p>26868</text:p>
          </table:table-cell>
          <table:table-cell office:value-type="float" office:value="4608457895" calcext:value-type="float">
            <text:p>4608457895</text:p>
          </table:table-cell>
          <table:table-cell office:value-type="float" office:value="55.98999" calcext:value-type="float">
            <text:p>55.98999</text:p>
          </table:table-cell>
          <table:table-cell office:value-type="float" office:value="55.97" calcext:value-type="float">
            <text:p>55.97</text:p>
          </table:table-cell>
          <table:table-cell office:value-type="float" office:value="45220" calcext:value-type="float">
            <text:p>45220</text:p>
          </table:table-cell>
          <table:table-cell office:value-type="float" office:value="4608457895" calcext:value-type="float">
            <text:p>4608457895</text:p>
          </table:table-cell>
          <table:table-cell table:formula="of:=[.F1303]&gt;[.B13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59-s46944898c41356492.ukp</text:p>
          </table:table-cell>
          <table:table-cell office:value-type="float" office:value="8.97333" calcext:value-type="float">
            <text:p>8.97333</text:p>
          </table:table-cell>
          <table:table-cell office:value-type="float" office:value="8.98" calcext:value-type="float">
            <text:p>8.98</text:p>
          </table:table-cell>
          <table:table-cell office:value-type="float" office:value="25624" calcext:value-type="float">
            <text:p>25624</text:p>
          </table:table-cell>
          <table:table-cell office:value-type="float" office:value="8313348754" calcext:value-type="float">
            <text:p>8313348754</text:p>
          </table:table-cell>
          <table:table-cell office:value-type="float" office:value="56.00666" calcext:value-type="float">
            <text:p>56.00666</text:p>
          </table:table-cell>
          <table:table-cell office:value-type="float" office:value="56" calcext:value-type="float">
            <text:p>56</text:p>
          </table:table-cell>
          <table:table-cell office:value-type="float" office:value="34196" calcext:value-type="float">
            <text:p>34196</text:p>
          </table:table-cell>
          <table:table-cell office:value-type="float" office:value="8313348754" calcext:value-type="float">
            <text:p>8313348754</text:p>
          </table:table-cell>
          <table:table-cell table:formula="of:=[.F1304]&gt;[.B13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62-s993255606c78627240.ukp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3" calcext:value-type="float">
            <text:p>0.23</text:p>
          </table:table-cell>
          <table:table-cell office:value-type="float" office:value="17284" calcext:value-type="float">
            <text:p>17284</text:p>
          </table:table-cell>
          <table:table-cell office:value-type="float" office:value="15840183470" calcext:value-type="float">
            <text:p>15840183470</text:p>
          </table:table-cell>
          <table:table-cell office:value-type="float" office:value="56.03666" calcext:value-type="float">
            <text:p>56.03666</text:p>
          </table:table-cell>
          <table:table-cell office:value-type="float" office:value="56.02" calcext:value-type="float">
            <text:p>56.02</text:p>
          </table:table-cell>
          <table:table-cell office:value-type="float" office:value="26900" calcext:value-type="float">
            <text:p>26900</text:p>
          </table:table-cell>
          <table:table-cell office:value-type="float" office:value="15840183470" calcext:value-type="float">
            <text:p>15840183470</text:p>
          </table:table-cell>
          <table:table-cell table:formula="of:=[.F1305]&gt;[.B13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50-s814994716c78627470.ukp</text:p>
          </table:table-cell>
          <table:table-cell office:value-type="float" office:value="7.31667" calcext:value-type="float">
            <text:p>7.31667</text:p>
          </table:table-cell>
          <table:table-cell office:value-type="float" office:value="7.34" calcext:value-type="float">
            <text:p>7.34</text:p>
          </table:table-cell>
          <table:table-cell office:value-type="float" office:value="90436" calcext:value-type="float">
            <text:p>90436</text:p>
          </table:table-cell>
          <table:table-cell office:value-type="float" office:value="15818412186" calcext:value-type="float">
            <text:p>15818412186</text:p>
          </table:table-cell>
          <table:table-cell office:value-type="float" office:value="56.04999" calcext:value-type="float">
            <text:p>56.04999</text:p>
          </table:table-cell>
          <table:table-cell office:value-type="float" office:value="56.04" calcext:value-type="float">
            <text:p>56.04</text:p>
          </table:table-cell>
          <table:table-cell office:value-type="float" office:value="146264" calcext:value-type="float">
            <text:p>146264</text:p>
          </table:table-cell>
          <table:table-cell office:value-type="float" office:value="15818412186" calcext:value-type="float">
            <text:p>15818412186</text:p>
          </table:table-cell>
          <table:table-cell table:formula="of:=[.F1306]&gt;[.B13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9-s147981886c75371478.ukp</text:p>
          </table:table-cell>
          <table:table-cell office:value-type="float" office:value="18.18666" calcext:value-type="float">
            <text:p>18.18666</text:p>
          </table:table-cell>
          <table:table-cell office:value-type="float" office:value="18.2" calcext:value-type="float">
            <text:p>18.2</text:p>
          </table:table-cell>
          <table:table-cell office:value-type="float" office:value="86264" calcext:value-type="float">
            <text:p>86264</text:p>
          </table:table-cell>
          <table:table-cell office:value-type="float" office:value="15145433899" calcext:value-type="float">
            <text:p>15145433899</text:p>
          </table:table-cell>
          <table:table-cell office:value-type="float" office:value="56.08333" calcext:value-type="float">
            <text:p>56.08333</text:p>
          </table:table-cell>
          <table:table-cell office:value-type="float" office:value="56.07" calcext:value-type="float">
            <text:p>56.07</text:p>
          </table:table-cell>
          <table:table-cell office:value-type="float" office:value="100864" calcext:value-type="float">
            <text:p>100864</text:p>
          </table:table-cell>
          <table:table-cell office:value-type="float" office:value="15145433899" calcext:value-type="float">
            <text:p>15145433899</text:p>
          </table:table-cell>
          <table:table-cell table:formula="of:=[.F1307]&gt;[.B13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36-s474992288c58356449.ukp</text:p>
          </table:table-cell>
          <table:table-cell table:number-columns-repeated="2" office:value-type="float" office:value="11.39" calcext:value-type="float">
            <text:p>11.39</text:p>
          </table:table-cell>
          <table:table-cell office:value-type="float" office:value="42124" calcext:value-type="float">
            <text:p>42124</text:p>
          </table:table-cell>
          <table:table-cell office:value-type="float" office:value="11721413864" calcext:value-type="float">
            <text:p>11721413864</text:p>
          </table:table-cell>
          <table:table-cell office:value-type="float" office:value="56.17666" calcext:value-type="float">
            <text:p>56.17666</text:p>
          </table:table-cell>
          <table:table-cell office:value-type="float" office:value="56.16" calcext:value-type="float">
            <text:p>56.16</text:p>
          </table:table-cell>
          <table:table-cell office:value-type="float" office:value="59632" calcext:value-type="float">
            <text:p>59632</text:p>
          </table:table-cell>
          <table:table-cell office:value-type="float" office:value="11721413864" calcext:value-type="float">
            <text:p>11721413864</text:p>
          </table:table-cell>
          <table:table-cell table:formula="of:=[.F1308]&gt;[.B13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15-s379824190c27402514.ukp</text:p>
          </table:table-cell>
          <table:table-cell office:value-type="float" office:value="2.47667" calcext:value-type="float">
            <text:p>2.47667</text:p>
          </table:table-cell>
          <table:table-cell office:value-type="float" office:value="2.48" calcext:value-type="float">
            <text:p>2.48</text:p>
          </table:table-cell>
          <table:table-cell office:value-type="float" office:value="16260" calcext:value-type="float">
            <text:p>16260</text:p>
          </table:table-cell>
          <table:table-cell office:value-type="float" office:value="5501004345" calcext:value-type="float">
            <text:p>5501004345</text:p>
          </table:table-cell>
          <table:table-cell office:value-type="float" office:value="56.19999" calcext:value-type="float">
            <text:p>56.19999</text:p>
          </table:table-cell>
          <table:table-cell office:value-type="float" office:value="56.17" calcext:value-type="float">
            <text:p>56.17</text:p>
          </table:table-cell>
          <table:table-cell office:value-type="float" office:value="33444" calcext:value-type="float">
            <text:p>33444</text:p>
          </table:table-cell>
          <table:table-cell office:value-type="float" office:value="5501004345" calcext:value-type="float">
            <text:p>5501004345</text:p>
          </table:table-cell>
          <table:table-cell table:formula="of:=[.F1309]&gt;[.B13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38-s684896905c70469229.ukp</text:p>
          </table:table-cell>
          <table:table-cell office:value-type="float" office:value="7.77" calcext:value-type="float">
            <text:p>7.77</text:p>
          </table:table-cell>
          <table:table-cell office:value-type="float" office:value="7.78" calcext:value-type="float">
            <text:p>7.78</text:p>
          </table:table-cell>
          <table:table-cell office:value-type="float" office:value="59300" calcext:value-type="float">
            <text:p>59300</text:p>
          </table:table-cell>
          <table:table-cell office:value-type="float" office:value="14167324092" calcext:value-type="float">
            <text:p>14167324092</text:p>
          </table:table-cell>
          <table:table-cell office:value-type="float" office:value="56.20666" calcext:value-type="float">
            <text:p>56.20666</text:p>
          </table:table-cell>
          <table:table-cell office:value-type="float" office:value="56.22" calcext:value-type="float">
            <text:p>56.22</text:p>
          </table:table-cell>
          <table:table-cell office:value-type="float" office:value="94244" calcext:value-type="float">
            <text:p>94244</text:p>
          </table:table-cell>
          <table:table-cell office:value-type="float" office:value="14167324092" calcext:value-type="float">
            <text:p>14167324092</text:p>
          </table:table-cell>
          <table:table-cell table:formula="of:=[.F1310]&gt;[.B13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91-s993158591c38658058.ukp</text:p>
          </table:table-cell>
          <table:table-cell office:value-type="float" office:value="2.31667" calcext:value-type="float">
            <text:p>2.31667</text:p>
          </table:table-cell>
          <table:table-cell office:value-type="float" office:value="2.33" calcext:value-type="float">
            <text:p>2.33</text:p>
          </table:table-cell>
          <table:table-cell office:value-type="float" office:value="33380" calcext:value-type="float">
            <text:p>33380</text:p>
          </table:table-cell>
          <table:table-cell office:value-type="float" office:value="7769843509" calcext:value-type="float">
            <text:p>7769843509</text:p>
          </table:table-cell>
          <table:table-cell office:value-type="float" office:value="56.26333" calcext:value-type="float">
            <text:p>56.26333</text:p>
          </table:table-cell>
          <table:table-cell office:value-type="float" office:value="56.25" calcext:value-type="float">
            <text:p>56.25</text:p>
          </table:table-cell>
          <table:table-cell office:value-type="float" office:value="68328" calcext:value-type="float">
            <text:p>68328</text:p>
          </table:table-cell>
          <table:table-cell office:value-type="float" office:value="7769843509" calcext:value-type="float">
            <text:p>7769843509</text:p>
          </table:table-cell>
          <table:table-cell table:formula="of:=[.F1311]&gt;[.B13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4-s467641010c40842012.ukp</text:p>
          </table:table-cell>
          <table:table-cell office:value-type="float" office:value="26.64666" calcext:value-type="float">
            <text:p>26.64666</text:p>
          </table:table-cell>
          <table:table-cell office:value-type="float" office:value="26.65" calcext:value-type="float">
            <text:p>26.65</text:p>
          </table:table-cell>
          <table:table-cell office:value-type="float" office:value="72352" calcext:value-type="float">
            <text:p>72352</text:p>
          </table:table-cell>
          <table:table-cell office:value-type="float" office:value="8180607175" calcext:value-type="float">
            <text:p>8180607175</text:p>
          </table:table-cell>
          <table:table-cell office:value-type="float" office:value="56.29333" calcext:value-type="float">
            <text:p>56.29333</text:p>
          </table:table-cell>
          <table:table-cell office:value-type="float" office:value="56.29" calcext:value-type="float">
            <text:p>56.29</text:p>
          </table:table-cell>
          <table:table-cell office:value-type="float" office:value="69904" calcext:value-type="float">
            <text:p>69904</text:p>
          </table:table-cell>
          <table:table-cell office:value-type="float" office:value="8180607175" calcext:value-type="float">
            <text:p>8180607175</text:p>
          </table:table-cell>
          <table:table-cell table:formula="of:=[.F1312]&gt;[.B13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56-s943575858c59259383.ukp</text:p>
          </table:table-cell>
          <table:table-cell office:value-type="float" office:value="11.35" calcext:value-type="float">
            <text:p>11.35</text:p>
          </table:table-cell>
          <table:table-cell office:value-type="float" office:value="11.36" calcext:value-type="float">
            <text:p>11.36</text:p>
          </table:table-cell>
          <table:table-cell office:value-type="float" office:value="82116" calcext:value-type="float">
            <text:p>82116</text:p>
          </table:table-cell>
          <table:table-cell office:value-type="float" office:value="11906401631" calcext:value-type="float">
            <text:p>11906401631</text:p>
          </table:table-cell>
          <table:table-cell office:value-type="float" office:value="56.40666" calcext:value-type="float">
            <text:p>56.40666</text:p>
          </table:table-cell>
          <table:table-cell office:value-type="float" office:value="56.4" calcext:value-type="float">
            <text:p>56.4</text:p>
          </table:table-cell>
          <table:table-cell office:value-type="float" office:value="114612" calcext:value-type="float">
            <text:p>114612</text:p>
          </table:table-cell>
          <table:table-cell office:value-type="float" office:value="11906401631" calcext:value-type="float">
            <text:p>11906401631</text:p>
          </table:table-cell>
          <table:table-cell table:formula="of:=[.F1313]&gt;[.B13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04-s327926759c58803419.ukp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7520" calcext:value-type="float">
            <text:p>17520</text:p>
          </table:table-cell>
          <table:table-cell office:value-type="float" office:value="11850507216" calcext:value-type="float">
            <text:p>11850507216</text:p>
          </table:table-cell>
          <table:table-cell office:value-type="float" office:value="56.43333" calcext:value-type="float">
            <text:p>56.43333</text:p>
          </table:table-cell>
          <table:table-cell office:value-type="float" office:value="56.41" calcext:value-type="float">
            <text:p>56.41</text:p>
          </table:table-cell>
          <table:table-cell office:value-type="float" office:value="59288" calcext:value-type="float">
            <text:p>59288</text:p>
          </table:table-cell>
          <table:table-cell office:value-type="float" office:value="11850507216" calcext:value-type="float">
            <text:p>11850507216</text:p>
          </table:table-cell>
          <table:table-cell table:formula="of:=[.F1314]&gt;[.B13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18-s72714954c32384154.ukp</text:p>
          </table:table-cell>
          <table:table-cell office:value-type="float" office:value="0.57667" calcext:value-type="float">
            <text:p>0.57667</text:p>
          </table:table-cell>
          <table:table-cell office:value-type="float" office:value="0.58" calcext:value-type="float">
            <text:p>0.58</text:p>
          </table:table-cell>
          <table:table-cell office:value-type="float" office:value="14388" calcext:value-type="float">
            <text:p>14388</text:p>
          </table:table-cell>
          <table:table-cell office:value-type="float" office:value="6516083450" calcext:value-type="float">
            <text:p>6516083450</text:p>
          </table:table-cell>
          <table:table-cell office:value-type="float" office:value="56.45999" calcext:value-type="float">
            <text:p>56.45999</text:p>
          </table:table-cell>
          <table:table-cell office:value-type="float" office:value="56.44" calcext:value-type="float">
            <text:p>56.44</text:p>
          </table:table-cell>
          <table:table-cell office:value-type="float" office:value="29000" calcext:value-type="float">
            <text:p>29000</text:p>
          </table:table-cell>
          <table:table-cell office:value-type="float" office:value="6516083450" calcext:value-type="float">
            <text:p>6516083450</text:p>
          </table:table-cell>
          <table:table-cell table:formula="of:=[.F1315]&gt;[.B13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51-s225507421c82862049.ukp</text:p>
          </table:table-cell>
          <table:table-cell office:value-type="float" office:value="31.84666" calcext:value-type="float">
            <text:p>31.84666</text:p>
          </table:table-cell>
          <table:table-cell office:value-type="float" office:value="31.86" calcext:value-type="float">
            <text:p>31.86</text:p>
          </table:table-cell>
          <table:table-cell office:value-type="float" office:value="152420" calcext:value-type="float">
            <text:p>152420</text:p>
          </table:table-cell>
          <table:table-cell office:value-type="float" office:value="16697821242" calcext:value-type="float">
            <text:p>16697821242</text:p>
          </table:table-cell>
          <table:table-cell office:value-type="float" office:value="56.48333" calcext:value-type="float">
            <text:p>56.48333</text:p>
          </table:table-cell>
          <table:table-cell office:value-type="float" office:value="56.46" calcext:value-type="float">
            <text:p>56.46</text:p>
          </table:table-cell>
          <table:table-cell office:value-type="float" office:value="149280" calcext:value-type="float">
            <text:p>149280</text:p>
          </table:table-cell>
          <table:table-cell office:value-type="float" office:value="16697821242" calcext:value-type="float">
            <text:p>16697821242</text:p>
          </table:table-cell>
          <table:table-cell table:formula="of:=[.F1316]&gt;[.B13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68-s568785642c59078873.ukp</text:p>
          </table:table-cell>
          <table:table-cell office:value-type="float" office:value="24.12333" calcext:value-type="float">
            <text:p>24.12333</text:p>
          </table:table-cell>
          <table:table-cell office:value-type="float" office:value="24.13" calcext:value-type="float">
            <text:p>24.13</text:p>
          </table:table-cell>
          <table:table-cell office:value-type="float" office:value="78924" calcext:value-type="float">
            <text:p>78924</text:p>
          </table:table-cell>
          <table:table-cell office:value-type="float" office:value="11859267237" calcext:value-type="float">
            <text:p>11859267237</text:p>
          </table:table-cell>
          <table:table-cell office:value-type="float" office:value="56.52666" calcext:value-type="float">
            <text:p>56.52666</text:p>
          </table:table-cell>
          <table:table-cell office:value-type="float" office:value="56.52" calcext:value-type="float">
            <text:p>56.52</text:p>
          </table:table-cell>
          <table:table-cell office:value-type="float" office:value="87316" calcext:value-type="float">
            <text:p>87316</text:p>
          </table:table-cell>
          <table:table-cell office:value-type="float" office:value="11859267237" calcext:value-type="float">
            <text:p>11859267237</text:p>
          </table:table-cell>
          <table:table-cell table:formula="of:=[.F1317]&gt;[.B13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6-s956143877c63853327.ukp</text:p>
          </table:table-cell>
          <table:table-cell office:value-type="float" office:value="0.58333" calcext:value-type="float">
            <text:p>0.58333</text:p>
          </table:table-cell>
          <table:table-cell office:value-type="float" office:value="0.58" calcext:value-type="float">
            <text:p>0.58</text:p>
          </table:table-cell>
          <table:table-cell office:value-type="float" office:value="17920" calcext:value-type="float">
            <text:p>17920</text:p>
          </table:table-cell>
          <table:table-cell office:value-type="float" office:value="12861791441" calcext:value-type="float">
            <text:p>12861791441</text:p>
          </table:table-cell>
          <table:table-cell office:value-type="float" office:value="56.61333" calcext:value-type="float">
            <text:p>56.61333</text:p>
          </table:table-cell>
          <table:table-cell office:value-type="float" office:value="56.61" calcext:value-type="float">
            <text:p>56.61</text:p>
          </table:table-cell>
          <table:table-cell office:value-type="float" office:value="88032" calcext:value-type="float">
            <text:p>88032</text:p>
          </table:table-cell>
          <table:table-cell office:value-type="float" office:value="12861791441" calcext:value-type="float">
            <text:p>12861791441</text:p>
          </table:table-cell>
          <table:table-cell table:formula="of:=[.F1318]&gt;[.B13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42-s445508302c65167671.ukp</text:p>
          </table:table-cell>
          <table:table-cell office:value-type="float" office:value="9.16667" calcext:value-type="float">
            <text:p>9.16667</text:p>
          </table:table-cell>
          <table:table-cell office:value-type="float" office:value="9.18" calcext:value-type="float">
            <text:p>9.18</text:p>
          </table:table-cell>
          <table:table-cell office:value-type="float" office:value="114552" calcext:value-type="float">
            <text:p>114552</text:p>
          </table:table-cell>
          <table:table-cell office:value-type="float" office:value="13099316157" calcext:value-type="float">
            <text:p>13099316157</text:p>
          </table:table-cell>
          <table:table-cell office:value-type="float" office:value="56.61333" calcext:value-type="float">
            <text:p>56.61333</text:p>
          </table:table-cell>
          <table:table-cell office:value-type="float" office:value="56.61" calcext:value-type="float">
            <text:p>56.61</text:p>
          </table:table-cell>
          <table:table-cell office:value-type="float" office:value="145104" calcext:value-type="float">
            <text:p>145104</text:p>
          </table:table-cell>
          <table:table-cell office:value-type="float" office:value="13099316157" calcext:value-type="float">
            <text:p>13099316157</text:p>
          </table:table-cell>
          <table:table-cell table:formula="of:=[.F1319]&gt;[.B13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85-s594945988c30717855.ukp</text:p>
          </table:table-cell>
          <table:table-cell office:value-type="float" office:value="9.27" calcext:value-type="float">
            <text:p>9.27</text:p>
          </table:table-cell>
          <table:table-cell office:value-type="float" office:value="9.29" calcext:value-type="float">
            <text:p>9.29</text:p>
          </table:table-cell>
          <table:table-cell office:value-type="float" office:value="43344" calcext:value-type="float">
            <text:p>43344</text:p>
          </table:table-cell>
          <table:table-cell office:value-type="float" office:value="6154713783" calcext:value-type="float">
            <text:p>6154713783</text:p>
          </table:table-cell>
          <table:table-cell office:value-type="float" office:value="56.69666" calcext:value-type="float">
            <text:p>56.69666</text:p>
          </table:table-cell>
          <table:table-cell office:value-type="float" office:value="56.68" calcext:value-type="float">
            <text:p>56.68</text:p>
          </table:table-cell>
          <table:table-cell office:value-type="float" office:value="59348" calcext:value-type="float">
            <text:p>59348</text:p>
          </table:table-cell>
          <table:table-cell office:value-type="float" office:value="6154713783" calcext:value-type="float">
            <text:p>6154713783</text:p>
          </table:table-cell>
          <table:table-cell table:formula="of:=[.F1320]&gt;[.B13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71-s191284186c38682412.ukp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13036" calcext:value-type="float">
            <text:p>13036</text:p>
          </table:table-cell>
          <table:table-cell office:value-type="float" office:value="7796400138" calcext:value-type="float">
            <text:p>7796400138</text:p>
          </table:table-cell>
          <table:table-cell office:value-type="float" office:value="56.73999" calcext:value-type="float">
            <text:p>56.73999</text:p>
          </table:table-cell>
          <table:table-cell office:value-type="float" office:value="56.74" calcext:value-type="float">
            <text:p>56.74</text:p>
          </table:table-cell>
          <table:table-cell office:value-type="float" office:value="53932" calcext:value-type="float">
            <text:p>53932</text:p>
          </table:table-cell>
          <table:table-cell office:value-type="float" office:value="7796400138" calcext:value-type="float">
            <text:p>7796400138</text:p>
          </table:table-cell>
          <table:table-cell table:formula="of:=[.F1321]&gt;[.B13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-s594914841c61666657.ukp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15724" calcext:value-type="float">
            <text:p>15724</text:p>
          </table:table-cell>
          <table:table-cell office:value-type="float" office:value="12427088499" calcext:value-type="float">
            <text:p>12427088499</text:p>
          </table:table-cell>
          <table:table-cell office:value-type="float" office:value="56.77333" calcext:value-type="float">
            <text:p>56.77333</text:p>
          </table:table-cell>
          <table:table-cell office:value-type="float" office:value="56.76" calcext:value-type="float">
            <text:p>56.76</text:p>
          </table:table-cell>
          <table:table-cell office:value-type="float" office:value="71684" calcext:value-type="float">
            <text:p>71684</text:p>
          </table:table-cell>
          <table:table-cell office:value-type="float" office:value="12427088499" calcext:value-type="float">
            <text:p>12427088499</text:p>
          </table:table-cell>
          <table:table-cell table:formula="of:=[.F1322]&gt;[.B13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89-s759786854c83855307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6120" calcext:value-type="float">
            <text:p>16120</text:p>
          </table:table-cell>
          <table:table-cell office:value-type="float" office:value="16900803937" calcext:value-type="float">
            <text:p>16900803937</text:p>
          </table:table-cell>
          <table:table-cell office:value-type="float" office:value="56.80999" calcext:value-type="float">
            <text:p>56.80999</text:p>
          </table:table-cell>
          <table:table-cell office:value-type="float" office:value="56.8" calcext:value-type="float">
            <text:p>56.8</text:p>
          </table:table-cell>
          <table:table-cell office:value-type="float" office:value="69844" calcext:value-type="float">
            <text:p>69844</text:p>
          </table:table-cell>
          <table:table-cell office:value-type="float" office:value="16900803937" calcext:value-type="float">
            <text:p>16900803937</text:p>
          </table:table-cell>
          <table:table-cell table:formula="of:=[.F1323]&gt;[.B13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21-s115898593c82162199.ukp</text:p>
          </table:table-cell>
          <table:table-cell office:value-type="float" office:value="4.98" calcext:value-type="float">
            <text:p>4.98</text:p>
          </table:table-cell>
          <table:table-cell office:value-type="float" office:value="4.99" calcext:value-type="float">
            <text:p>4.99</text:p>
          </table:table-cell>
          <table:table-cell office:value-type="float" office:value="35792" calcext:value-type="float">
            <text:p>35792</text:p>
          </table:table-cell>
          <table:table-cell office:value-type="float" office:value="16559102029" calcext:value-type="float">
            <text:p>16559102029</text:p>
          </table:table-cell>
          <table:table-cell office:value-type="float" office:value="56.86666" calcext:value-type="float">
            <text:p>56.86666</text:p>
          </table:table-cell>
          <table:table-cell office:value-type="float" office:value="56.86" calcext:value-type="float">
            <text:p>56.86</text:p>
          </table:table-cell>
          <table:table-cell office:value-type="float" office:value="150452" calcext:value-type="float">
            <text:p>150452</text:p>
          </table:table-cell>
          <table:table-cell office:value-type="float" office:value="16559102029" calcext:value-type="float">
            <text:p>16559102029</text:p>
          </table:table-cell>
          <table:table-cell table:formula="of:=[.F1324]&gt;[.B13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52-s183617890c89418814.ukp</text:p>
          </table:table-cell>
          <table:table-cell office:value-type="float" office:value="17.44333" calcext:value-type="float">
            <text:p>17.44333</text:p>
          </table:table-cell>
          <table:table-cell office:value-type="float" office:value="17.45" calcext:value-type="float">
            <text:p>17.45</text:p>
          </table:table-cell>
          <table:table-cell office:value-type="float" office:value="127536" calcext:value-type="float">
            <text:p>127536</text:p>
          </table:table-cell>
          <table:table-cell office:value-type="float" office:value="17974511955" calcext:value-type="float">
            <text:p>17974511955</text:p>
          </table:table-cell>
          <table:table-cell office:value-type="float" office:value="56.87999" calcext:value-type="float">
            <text:p>56.87999</text:p>
          </table:table-cell>
          <table:table-cell office:value-type="float" office:value="56.87" calcext:value-type="float">
            <text:p>56.87</text:p>
          </table:table-cell>
          <table:table-cell office:value-type="float" office:value="140440" calcext:value-type="float">
            <text:p>140440</text:p>
          </table:table-cell>
          <table:table-cell office:value-type="float" office:value="17974511955" calcext:value-type="float">
            <text:p>17974511955</text:p>
          </table:table-cell>
          <table:table-cell table:formula="of:=[.F1325]&gt;[.B13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50-s285463174c34389104.ukp</text:p>
          </table:table-cell>
          <table:table-cell office:value-type="float" office:value="7.15667" calcext:value-type="float">
            <text:p>7.15667</text:p>
          </table:table-cell>
          <table:table-cell office:value-type="float" office:value="7.16" calcext:value-type="float">
            <text:p>7.16</text:p>
          </table:table-cell>
          <table:table-cell office:value-type="float" office:value="35628" calcext:value-type="float">
            <text:p>35628</text:p>
          </table:table-cell>
          <table:table-cell office:value-type="float" office:value="6924496443" calcext:value-type="float">
            <text:p>6924496443</text:p>
          </table:table-cell>
          <table:table-cell office:value-type="float" office:value="56.98333" calcext:value-type="float">
            <text:p>56.98333</text:p>
          </table:table-cell>
          <table:table-cell office:value-type="float" office:value="56.97" calcext:value-type="float">
            <text:p>56.97</text:p>
          </table:table-cell>
          <table:table-cell office:value-type="float" office:value="52984" calcext:value-type="float">
            <text:p>52984</text:p>
          </table:table-cell>
          <table:table-cell office:value-type="float" office:value="6924496443" calcext:value-type="float">
            <text:p>6924496443</text:p>
          </table:table-cell>
          <table:table-cell table:formula="of:=[.F1326]&gt;[.B13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34-s798298455c45583142.ukp</text:p>
          </table:table-cell>
          <table:table-cell office:value-type="float" office:value="6.4" calcext:value-type="float">
            <text:p>6.4</text:p>
          </table:table-cell>
          <table:table-cell office:value-type="float" office:value="6.42" calcext:value-type="float">
            <text:p>6.42</text:p>
          </table:table-cell>
          <table:table-cell office:value-type="float" office:value="53860" calcext:value-type="float">
            <text:p>53860</text:p>
          </table:table-cell>
          <table:table-cell office:value-type="float" office:value="9158247728" calcext:value-type="float">
            <text:p>9158247728</text:p>
          </table:table-cell>
          <table:table-cell office:value-type="float" office:value="57.00333" calcext:value-type="float">
            <text:p>57.00333</text:p>
          </table:table-cell>
          <table:table-cell office:value-type="float" office:value="56.98" calcext:value-type="float">
            <text:p>56.98</text:p>
          </table:table-cell>
          <table:table-cell office:value-type="float" office:value="100552" calcext:value-type="float">
            <text:p>100552</text:p>
          </table:table-cell>
          <table:table-cell office:value-type="float" office:value="9158247728" calcext:value-type="float">
            <text:p>9158247728</text:p>
          </table:table-cell>
          <table:table-cell table:formula="of:=[.F1327]&gt;[.B13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58-s100358347c13692860.ukp</text:p>
          </table:table-cell>
          <table:table-cell office:value-type="float" office:value="28.07666" calcext:value-type="float">
            <text:p>28.07666</text:p>
          </table:table-cell>
          <table:table-cell office:value-type="float" office:value="28.07" calcext:value-type="float">
            <text:p>28.07</text:p>
          </table:table-cell>
          <table:table-cell office:value-type="float" office:value="29800" calcext:value-type="float">
            <text:p>29800</text:p>
          </table:table-cell>
          <table:table-cell office:value-type="float" office:value="2708890618" calcext:value-type="float">
            <text:p>2708890618</text:p>
          </table:table-cell>
          <table:table-cell office:value-type="float" office:value="57.03666" calcext:value-type="float">
            <text:p>57.03666</text:p>
          </table:table-cell>
          <table:table-cell office:value-type="float" office:value="57.02" calcext:value-type="float">
            <text:p>57.02</text:p>
          </table:table-cell>
          <table:table-cell office:value-type="float" office:value="30076" calcext:value-type="float">
            <text:p>30076</text:p>
          </table:table-cell>
          <table:table-cell office:value-type="float" office:value="2708890618" calcext:value-type="float">
            <text:p>2708890618</text:p>
          </table:table-cell>
          <table:table-cell table:formula="of:=[.F1328]&gt;[.B13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25-s167176164c93677312.ukp</text:p>
          </table:table-cell>
          <table:table-cell office:value-type="float" office:value="3.59333" calcext:value-type="float">
            <text:p>3.59333</text:p>
          </table:table-cell>
          <table:table-cell office:value-type="float" office:value="3.6" calcext:value-type="float">
            <text:p>3.6</text:p>
          </table:table-cell>
          <table:table-cell office:value-type="float" office:value="46552" calcext:value-type="float">
            <text:p>46552</text:p>
          </table:table-cell>
          <table:table-cell office:value-type="float" office:value="18854340390" calcext:value-type="float">
            <text:p>18854340390</text:p>
          </table:table-cell>
          <table:table-cell office:value-type="float" office:value="57.06333" calcext:value-type="float">
            <text:p>57.06333</text:p>
          </table:table-cell>
          <table:table-cell office:value-type="float" office:value="57.03" calcext:value-type="float">
            <text:p>57.03</text:p>
          </table:table-cell>
          <table:table-cell office:value-type="float" office:value="76812" calcext:value-type="float">
            <text:p>76812</text:p>
          </table:table-cell>
          <table:table-cell office:value-type="float" office:value="18854340390" calcext:value-type="float">
            <text:p>18854340390</text:p>
          </table:table-cell>
          <table:table-cell table:formula="of:=[.F1329]&gt;[.B13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22-s128158014c38689140.ukp</text:p>
          </table:table-cell>
          <table:table-cell office:value-type="float" office:value="3.55667" calcext:value-type="float">
            <text:p>3.55667</text:p>
          </table:table-cell>
          <table:table-cell office:value-type="float" office:value="3.56" calcext:value-type="float">
            <text:p>3.56</text:p>
          </table:table-cell>
          <table:table-cell office:value-type="float" office:value="19132" calcext:value-type="float">
            <text:p>19132</text:p>
          </table:table-cell>
          <table:table-cell office:value-type="float" office:value="7769357318" calcext:value-type="float">
            <text:p>7769357318</text:p>
          </table:table-cell>
          <table:table-cell office:value-type="float" office:value="57.07999" calcext:value-type="float">
            <text:p>57.07999</text:p>
          </table:table-cell>
          <table:table-cell office:value-type="float" office:value="57.07" calcext:value-type="float">
            <text:p>57.07</text:p>
          </table:table-cell>
          <table:table-cell office:value-type="float" office:value="33116" calcext:value-type="float">
            <text:p>33116</text:p>
          </table:table-cell>
          <table:table-cell office:value-type="float" office:value="7769357318" calcext:value-type="float">
            <text:p>7769357318</text:p>
          </table:table-cell>
          <table:table-cell table:formula="of:=[.F1330]&gt;[.B13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86-s5313477c79134496.ukp</text:p>
          </table:table-cell>
          <table:table-cell office:value-type="float" office:value="0.84333" calcext:value-type="float">
            <text:p>0.84333</text:p>
          </table:table-cell>
          <table:table-cell office:value-type="float" office:value="0.84" calcext:value-type="float">
            <text:p>0.84</text:p>
          </table:table-cell>
          <table:table-cell office:value-type="float" office:value="20704" calcext:value-type="float">
            <text:p>20704</text:p>
          </table:table-cell>
          <table:table-cell office:value-type="float" office:value="15941256503" calcext:value-type="float">
            <text:p>15941256503</text:p>
          </table:table-cell>
          <table:table-cell office:value-type="float" office:value="57.11999" calcext:value-type="float">
            <text:p>57.11999</text:p>
          </table:table-cell>
          <table:table-cell office:value-type="float" office:value="57.12" calcext:value-type="float">
            <text:p>57.12</text:p>
          </table:table-cell>
          <table:table-cell office:value-type="float" office:value="88080" calcext:value-type="float">
            <text:p>88080</text:p>
          </table:table-cell>
          <table:table-cell office:value-type="float" office:value="15941256503" calcext:value-type="float">
            <text:p>15941256503</text:p>
          </table:table-cell>
          <table:table-cell table:formula="of:=[.F1331]&gt;[.B13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10-s212281133c1838818.ukp</text:p>
          </table:table-cell>
          <table:table-cell table:number-columns-repeated="2" office:value-type="float" office:value="3.66" calcext:value-type="float">
            <text:p>3.66</text:p>
          </table:table-cell>
          <table:table-cell office:value-type="float" office:value="11920" calcext:value-type="float">
            <text:p>11920</text:p>
          </table:table-cell>
          <table:table-cell office:value-type="float" office:value="340116839" calcext:value-type="float">
            <text:p>340116839</text:p>
          </table:table-cell>
          <table:table-cell office:value-type="float" office:value="57.13333" calcext:value-type="float">
            <text:p>57.13333</text:p>
          </table:table-cell>
          <table:table-cell office:value-type="float" office:value="57.1" calcext:value-type="float">
            <text:p>57.1</text:p>
          </table:table-cell>
          <table:table-cell office:value-type="float" office:value="23880" calcext:value-type="float">
            <text:p>23880</text:p>
          </table:table-cell>
          <table:table-cell office:value-type="float" office:value="340116839" calcext:value-type="float">
            <text:p>340116839</text:p>
          </table:table-cell>
          <table:table-cell table:formula="of:=[.F1332]&gt;[.B13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04-s185719001c28953057.ukp</text:p>
          </table:table-cell>
          <table:table-cell office:value-type="float" office:value="46.67666" calcext:value-type="float">
            <text:p>46.67666</text:p>
          </table:table-cell>
          <table:table-cell office:value-type="float" office:value="46.65" calcext:value-type="float">
            <text:p>46.65</text:p>
          </table:table-cell>
          <table:table-cell office:value-type="float" office:value="39100" calcext:value-type="float">
            <text:p>39100</text:p>
          </table:table-cell>
          <table:table-cell office:value-type="float" office:value="5789378449" calcext:value-type="float">
            <text:p>5789378449</text:p>
          </table:table-cell>
          <table:table-cell office:value-type="float" office:value="57.19333" calcext:value-type="float">
            <text:p>57.19333</text:p>
          </table:table-cell>
          <table:table-cell office:value-type="float" office:value="57.19" calcext:value-type="float">
            <text:p>57.19</text:p>
          </table:table-cell>
          <table:table-cell office:value-type="float" office:value="37160" calcext:value-type="float">
            <text:p>37160</text:p>
          </table:table-cell>
          <table:table-cell office:value-type="float" office:value="5789378449" calcext:value-type="float">
            <text:p>5789378449</text:p>
          </table:table-cell>
          <table:table-cell table:formula="of:=[.F1333]&gt;[.B13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99-s190469618c92469375.ukp</text:p>
          </table:table-cell>
          <table:table-cell office:value-type="float" office:value="23.03666" calcext:value-type="float">
            <text:p>23.03666</text:p>
          </table:table-cell>
          <table:table-cell office:value-type="float" office:value="23.03" calcext:value-type="float">
            <text:p>23.03</text:p>
          </table:table-cell>
          <table:table-cell office:value-type="float" office:value="68928" calcext:value-type="float">
            <text:p>68928</text:p>
          </table:table-cell>
          <table:table-cell office:value-type="float" office:value="18586937890" calcext:value-type="float">
            <text:p>18586937890</text:p>
          </table:table-cell>
          <table:table-cell office:value-type="float" office:value="57.22999" calcext:value-type="float">
            <text:p>57.22999</text:p>
          </table:table-cell>
          <table:table-cell office:value-type="float" office:value="57.21" calcext:value-type="float">
            <text:p>57.21</text:p>
          </table:table-cell>
          <table:table-cell office:value-type="float" office:value="80328" calcext:value-type="float">
            <text:p>80328</text:p>
          </table:table-cell>
          <table:table-cell office:value-type="float" office:value="18586937890" calcext:value-type="float">
            <text:p>18586937890</text:p>
          </table:table-cell>
          <table:table-cell table:formula="of:=[.F1334]&gt;[.B13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37-s784804938c48187338.ukp</text:p>
          </table:table-cell>
          <table:table-cell office:value-type="float" office:value="12.34333" calcext:value-type="float">
            <text:p>12.34333</text:p>
          </table:table-cell>
          <table:table-cell office:value-type="float" office:value="12.33" calcext:value-type="float">
            <text:p>12.33</text:p>
          </table:table-cell>
          <table:table-cell office:value-type="float" office:value="84416" calcext:value-type="float">
            <text:p>84416</text:p>
          </table:table-cell>
          <table:table-cell office:value-type="float" office:value="9671970974" calcext:value-type="float">
            <text:p>9671970974</text:p>
          </table:table-cell>
          <table:table-cell office:value-type="float" office:value="57.31999" calcext:value-type="float">
            <text:p>57.31999</text:p>
          </table:table-cell>
          <table:table-cell office:value-type="float" office:value="57.31" calcext:value-type="float">
            <text:p>57.31</text:p>
          </table:table-cell>
          <table:table-cell office:value-type="float" office:value="114976" calcext:value-type="float">
            <text:p>114976</text:p>
          </table:table-cell>
          <table:table-cell office:value-type="float" office:value="9671970974" calcext:value-type="float">
            <text:p>9671970974</text:p>
          </table:table-cell>
          <table:table-cell table:formula="of:=[.F1335]&gt;[.B13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75-s690859146c66272779.ukp</text:p>
          </table:table-cell>
          <table:table-cell office:value-type="float" office:value="40.36" calcext:value-type="float">
            <text:p>40.36</text:p>
          </table:table-cell>
          <table:table-cell office:value-type="float" office:value="40.35" calcext:value-type="float">
            <text:p>40.35</text:p>
          </table:table-cell>
          <table:table-cell office:value-type="float" office:value="102196" calcext:value-type="float">
            <text:p>102196</text:p>
          </table:table-cell>
          <table:table-cell office:value-type="float" office:value="13310935878" calcext:value-type="float">
            <text:p>13310935878</text:p>
          </table:table-cell>
          <table:table-cell office:value-type="float" office:value="57.33333" calcext:value-type="float">
            <text:p>57.33333</text:p>
          </table:table-cell>
          <table:table-cell office:value-type="float" office:value="57.32" calcext:value-type="float">
            <text:p>57.32</text:p>
          </table:table-cell>
          <table:table-cell office:value-type="float" office:value="111556" calcext:value-type="float">
            <text:p>111556</text:p>
          </table:table-cell>
          <table:table-cell office:value-type="float" office:value="13310935878" calcext:value-type="float">
            <text:p>13310935878</text:p>
          </table:table-cell>
          <table:table-cell table:formula="of:=[.F1336]&gt;[.B13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36-s118607476c51379242.ukp</text:p>
          </table:table-cell>
          <table:table-cell office:value-type="float" office:value="14.35" calcext:value-type="float">
            <text:p>14.35</text:p>
          </table:table-cell>
          <table:table-cell office:value-type="float" office:value="14.36" calcext:value-type="float">
            <text:p>14.36</text:p>
          </table:table-cell>
          <table:table-cell office:value-type="float" office:value="69976" calcext:value-type="float">
            <text:p>69976</text:p>
          </table:table-cell>
          <table:table-cell office:value-type="float" office:value="10353429054" calcext:value-type="float">
            <text:p>10353429054</text:p>
          </table:table-cell>
          <table:table-cell office:value-type="float" office:value="57.39666" calcext:value-type="float">
            <text:p>57.39666</text:p>
          </table:table-cell>
          <table:table-cell office:value-type="float" office:value="57.38" calcext:value-type="float">
            <text:p>57.38</text:p>
          </table:table-cell>
          <table:table-cell office:value-type="float" office:value="91088" calcext:value-type="float">
            <text:p>91088</text:p>
          </table:table-cell>
          <table:table-cell office:value-type="float" office:value="10353429054" calcext:value-type="float">
            <text:p>10353429054</text:p>
          </table:table-cell>
          <table:table-cell table:formula="of:=[.F1337]&gt;[.B13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66-s986141003c43020606.ukp</text:p>
          </table:table-cell>
          <table:table-cell office:value-type="float" office:value="34.34" calcext:value-type="float">
            <text:p>34.34</text:p>
          </table:table-cell>
          <table:table-cell office:value-type="float" office:value="34.35" calcext:value-type="float">
            <text:p>34.35</text:p>
          </table:table-cell>
          <table:table-cell office:value-type="float" office:value="98160" calcext:value-type="float">
            <text:p>98160</text:p>
          </table:table-cell>
          <table:table-cell office:value-type="float" office:value="8619991017" calcext:value-type="float">
            <text:p>8619991017</text:p>
          </table:table-cell>
          <table:table-cell office:value-type="float" office:value="57.41999" calcext:value-type="float">
            <text:p>57.41999</text:p>
          </table:table-cell>
          <table:table-cell office:value-type="float" office:value="57.42" calcext:value-type="float">
            <text:p>57.42</text:p>
          </table:table-cell>
          <table:table-cell office:value-type="float" office:value="101696" calcext:value-type="float">
            <text:p>101696</text:p>
          </table:table-cell>
          <table:table-cell office:value-type="float" office:value="8619991017" calcext:value-type="float">
            <text:p>8619991017</text:p>
          </table:table-cell>
          <table:table-cell table:formula="of:=[.F1338]&gt;[.B13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44-s540209456c10755847.ukp</text:p>
          </table:table-cell>
          <table:table-cell office:value-type="float" office:value="18.00666" calcext:value-type="float">
            <text:p>18.00666</text:p>
          </table:table-cell>
          <table:table-cell office:value-type="float" office:value="18.01" calcext:value-type="float">
            <text:p>18.01</text:p>
          </table:table-cell>
          <table:table-cell office:value-type="float" office:value="26048" calcext:value-type="float">
            <text:p>26048</text:p>
          </table:table-cell>
          <table:table-cell office:value-type="float" office:value="2120276120" calcext:value-type="float">
            <text:p>2120276120</text:p>
          </table:table-cell>
          <table:table-cell office:value-type="float" office:value="57.56333" calcext:value-type="float">
            <text:p>57.56333</text:p>
          </table:table-cell>
          <table:table-cell office:value-type="float" office:value="57.54" calcext:value-type="float">
            <text:p>57.54</text:p>
          </table:table-cell>
          <table:table-cell office:value-type="float" office:value="32856" calcext:value-type="float">
            <text:p>32856</text:p>
          </table:table-cell>
          <table:table-cell office:value-type="float" office:value="2120276120" calcext:value-type="float">
            <text:p>2120276120</text:p>
          </table:table-cell>
          <table:table-cell table:formula="of:=[.F1339]&gt;[.B13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29-s620558410c53792760.ukp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54444" calcext:value-type="float">
            <text:p>54444</text:p>
          </table:table-cell>
          <table:table-cell office:value-type="float" office:value="10812678890" calcext:value-type="float">
            <text:p>10812678890</text:p>
          </table:table-cell>
          <table:table-cell office:value-type="float" office:value="57.61999" calcext:value-type="float">
            <text:p>57.61999</text:p>
          </table:table-cell>
          <table:table-cell office:value-type="float" office:value="57.6" calcext:value-type="float">
            <text:p>57.6</text:p>
          </table:table-cell>
          <table:table-cell office:value-type="float" office:value="98404" calcext:value-type="float">
            <text:p>98404</text:p>
          </table:table-cell>
          <table:table-cell office:value-type="float" office:value="10812678890" calcext:value-type="float">
            <text:p>10812678890</text:p>
          </table:table-cell>
          <table:table-cell table:formula="of:=[.F1340]&gt;[.B13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07-s714494527c22644552.ukp</text:p>
          </table:table-cell>
          <table:table-cell office:value-type="float" office:value="6.34667" calcext:value-type="float">
            <text:p>6.34667</text:p>
          </table:table-cell>
          <table:table-cell office:value-type="float" office:value="6.35" calcext:value-type="float">
            <text:p>6.35</text:p>
          </table:table-cell>
          <table:table-cell office:value-type="float" office:value="21732" calcext:value-type="float">
            <text:p>21732</text:p>
          </table:table-cell>
          <table:table-cell office:value-type="float" office:value="4529153213" calcext:value-type="float">
            <text:p>4529153213</text:p>
          </table:table-cell>
          <table:table-cell office:value-type="float" office:value="57.69333" calcext:value-type="float">
            <text:p>57.69333</text:p>
          </table:table-cell>
          <table:table-cell office:value-type="float" office:value="57.68" calcext:value-type="float">
            <text:p>57.68</text:p>
          </table:table-cell>
          <table:table-cell office:value-type="float" office:value="35620" calcext:value-type="float">
            <text:p>35620</text:p>
          </table:table-cell>
          <table:table-cell office:value-type="float" office:value="4529153213" calcext:value-type="float">
            <text:p>4529153213</text:p>
          </table:table-cell>
          <table:table-cell table:formula="of:=[.F1341]&gt;[.B13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3-s204947608c77271005.ukp</text:p>
          </table:table-cell>
          <table:table-cell office:value-type="float" office:value="13.58333" calcext:value-type="float">
            <text:p>13.58333</text:p>
          </table:table-cell>
          <table:table-cell office:value-type="float" office:value="13.6" calcext:value-type="float">
            <text:p>13.6</text:p>
          </table:table-cell>
          <table:table-cell office:value-type="float" office:value="81064" calcext:value-type="float">
            <text:p>81064</text:p>
          </table:table-cell>
          <table:table-cell office:value-type="float" office:value="15535724455" calcext:value-type="float">
            <text:p>15535724455</text:p>
          </table:table-cell>
          <table:table-cell office:value-type="float" office:value="57.69666" calcext:value-type="float">
            <text:p>57.69666</text:p>
          </table:table-cell>
          <table:table-cell office:value-type="float" office:value="57.7" calcext:value-type="float">
            <text:p>57.7</text:p>
          </table:table-cell>
          <table:table-cell office:value-type="float" office:value="103528" calcext:value-type="float">
            <text:p>103528</text:p>
          </table:table-cell>
          <table:table-cell office:value-type="float" office:value="15535724455" calcext:value-type="float">
            <text:p>15535724455</text:p>
          </table:table-cell>
          <table:table-cell table:formula="of:=[.F1342]&gt;[.B13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64-s976819494c92744426.ukp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7212" calcext:value-type="float">
            <text:p>17212</text:p>
          </table:table-cell>
          <table:table-cell office:value-type="float" office:value="18692323168" calcext:value-type="float">
            <text:p>18692323168</text:p>
          </table:table-cell>
          <table:table-cell office:value-type="float" office:value="57.69999" calcext:value-type="float">
            <text:p>57.69999</text:p>
          </table:table-cell>
          <table:table-cell office:value-type="float" office:value="57.7" calcext:value-type="float">
            <text:p>57.7</text:p>
          </table:table-cell>
          <table:table-cell office:value-type="float" office:value="131308" calcext:value-type="float">
            <text:p>131308</text:p>
          </table:table-cell>
          <table:table-cell office:value-type="float" office:value="18692323168" calcext:value-type="float">
            <text:p>18692323168</text:p>
          </table:table-cell>
          <table:table-cell table:formula="of:=[.F1343]&gt;[.B13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52-s95933711c45630688.ukp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14152" calcext:value-type="float">
            <text:p>14152</text:p>
          </table:table-cell>
          <table:table-cell office:value-type="float" office:value="9196245723" calcext:value-type="float">
            <text:p>9196245723</text:p>
          </table:table-cell>
          <table:table-cell office:value-type="float" office:value="57.74999" calcext:value-type="float">
            <text:p>57.74999</text:p>
          </table:table-cell>
          <table:table-cell office:value-type="float" office:value="57.72" calcext:value-type="float">
            <text:p>57.72</text:p>
          </table:table-cell>
          <table:table-cell office:value-type="float" office:value="72908" calcext:value-type="float">
            <text:p>72908</text:p>
          </table:table-cell>
          <table:table-cell office:value-type="float" office:value="9196245723" calcext:value-type="float">
            <text:p>9196245723</text:p>
          </table:table-cell>
          <table:table-cell table:formula="of:=[.F1344]&gt;[.B13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7-s994385767c39687653.ukp</text:p>
          </table:table-cell>
          <table:table-cell office:value-type="float" office:value="13.67333" calcext:value-type="float">
            <text:p>13.67333</text:p>
          </table:table-cell>
          <table:table-cell office:value-type="float" office:value="13.67" calcext:value-type="float">
            <text:p>13.67</text:p>
          </table:table-cell>
          <table:table-cell office:value-type="float" office:value="38324" calcext:value-type="float">
            <text:p>38324</text:p>
          </table:table-cell>
          <table:table-cell office:value-type="float" office:value="7954211035" calcext:value-type="float">
            <text:p>7954211035</text:p>
          </table:table-cell>
          <table:table-cell office:value-type="float" office:value="57.75999" calcext:value-type="float">
            <text:p>57.75999</text:p>
          </table:table-cell>
          <table:table-cell office:value-type="float" office:value="57.75" calcext:value-type="float">
            <text:p>57.75</text:p>
          </table:table-cell>
          <table:table-cell office:value-type="float" office:value="46900" calcext:value-type="float">
            <text:p>46900</text:p>
          </table:table-cell>
          <table:table-cell office:value-type="float" office:value="7954211035" calcext:value-type="float">
            <text:p>7954211035</text:p>
          </table:table-cell>
          <table:table-cell table:formula="of:=[.F1345]&gt;[.B13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16-s79856705c85820352.ukp</text:p>
          </table:table-cell>
          <table:table-cell office:value-type="float" office:value="19.57333" calcext:value-type="float">
            <text:p>19.57333</text:p>
          </table:table-cell>
          <table:table-cell office:value-type="float" office:value="19.57" calcext:value-type="float">
            <text:p>19.57</text:p>
          </table:table-cell>
          <table:table-cell office:value-type="float" office:value="70192" calcext:value-type="float">
            <text:p>70192</text:p>
          </table:table-cell>
          <table:table-cell office:value-type="float" office:value="17267899439" calcext:value-type="float">
            <text:p>17267899439</text:p>
          </table:table-cell>
          <table:table-cell office:value-type="float" office:value="57.91333" calcext:value-type="float">
            <text:p>57.91333</text:p>
          </table:table-cell>
          <table:table-cell office:value-type="float" office:value="57.9" calcext:value-type="float">
            <text:p>57.9</text:p>
          </table:table-cell>
          <table:table-cell office:value-type="float" office:value="69712" calcext:value-type="float">
            <text:p>69712</text:p>
          </table:table-cell>
          <table:table-cell office:value-type="float" office:value="17267899439" calcext:value-type="float">
            <text:p>17267899439</text:p>
          </table:table-cell>
          <table:table-cell table:formula="of:=[.F1346]&gt;[.B13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67-s114859999c6848383.ukp</text:p>
          </table:table-cell>
          <table:table-cell table:number-columns-repeated="2" office:value-type="float" office:value="5.41" calcext:value-type="float">
            <text:p>5.41</text:p>
          </table:table-cell>
          <table:table-cell office:value-type="float" office:value="13744" calcext:value-type="float">
            <text:p>13744</text:p>
          </table:table-cell>
          <table:table-cell office:value-type="float" office:value="1346109425" calcext:value-type="float">
            <text:p>1346109425</text:p>
          </table:table-cell>
          <table:table-cell office:value-type="float" office:value="57.92666" calcext:value-type="float">
            <text:p>57.92666</text:p>
          </table:table-cell>
          <table:table-cell office:value-type="float" office:value="57.91" calcext:value-type="float">
            <text:p>57.91</text:p>
          </table:table-cell>
          <table:table-cell office:value-type="float" office:value="22960" calcext:value-type="float">
            <text:p>22960</text:p>
          </table:table-cell>
          <table:table-cell office:value-type="float" office:value="1346109425" calcext:value-type="float">
            <text:p>1346109425</text:p>
          </table:table-cell>
          <table:table-cell table:formula="of:=[.F1347]&gt;[.B13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68-s683894430c37928261.ukp</text:p>
          </table:table-cell>
          <table:table-cell office:value-type="float" office:value="16.76666" calcext:value-type="float">
            <text:p>16.76666</text:p>
          </table:table-cell>
          <table:table-cell office:value-type="float" office:value="16.78" calcext:value-type="float">
            <text:p>16.78</text:p>
          </table:table-cell>
          <table:table-cell office:value-type="float" office:value="59020" calcext:value-type="float">
            <text:p>59020</text:p>
          </table:table-cell>
          <table:table-cell office:value-type="float" office:value="7598333182" calcext:value-type="float">
            <text:p>7598333182</text:p>
          </table:table-cell>
          <table:table-cell office:value-type="float" office:value="58.01333" calcext:value-type="float">
            <text:p>58.01333</text:p>
          </table:table-cell>
          <table:table-cell office:value-type="float" office:value="57.99" calcext:value-type="float">
            <text:p>57.99</text:p>
          </table:table-cell>
          <table:table-cell office:value-type="float" office:value="77908" calcext:value-type="float">
            <text:p>77908</text:p>
          </table:table-cell>
          <table:table-cell office:value-type="float" office:value="7598333182" calcext:value-type="float">
            <text:p>7598333182</text:p>
          </table:table-cell>
          <table:table-cell table:formula="of:=[.F1348]&gt;[.B13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26-s90048873c51998429.ukp</text:p>
          </table:table-cell>
          <table:table-cell office:value-type="float" office:value="45.56333" calcext:value-type="float">
            <text:p>45.56333</text:p>
          </table:table-cell>
          <table:table-cell office:value-type="float" office:value="45.54" calcext:value-type="float">
            <text:p>45.54</text:p>
          </table:table-cell>
          <table:table-cell office:value-type="float" office:value="102896" calcext:value-type="float">
            <text:p>102896</text:p>
          </table:table-cell>
          <table:table-cell office:value-type="float" office:value="10428649693" calcext:value-type="float">
            <text:p>10428649693</text:p>
          </table:table-cell>
          <table:table-cell office:value-type="float" office:value="58.06666" calcext:value-type="float">
            <text:p>58.06666</text:p>
          </table:table-cell>
          <table:table-cell office:value-type="float" office:value="58.1" calcext:value-type="float">
            <text:p>58.1</text:p>
          </table:table-cell>
          <table:table-cell office:value-type="float" office:value="99328" calcext:value-type="float">
            <text:p>99328</text:p>
          </table:table-cell>
          <table:table-cell office:value-type="float" office:value="10428649693" calcext:value-type="float">
            <text:p>10428649693</text:p>
          </table:table-cell>
          <table:table-cell table:formula="of:=[.F1349]&gt;[.B13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83-s334933134c16014702.ukp</text:p>
          </table:table-cell>
          <table:table-cell office:value-type="float" office:value="3.27333" calcext:value-type="float">
            <text:p>3.27333</text:p>
          </table:table-cell>
          <table:table-cell office:value-type="float" office:value="3.29" calcext:value-type="float">
            <text:p>3.29</text:p>
          </table:table-cell>
          <table:table-cell office:value-type="float" office:value="21252" calcext:value-type="float">
            <text:p>21252</text:p>
          </table:table-cell>
          <table:table-cell office:value-type="float" office:value="3204452139" calcext:value-type="float">
            <text:p>3204452139</text:p>
          </table:table-cell>
          <table:table-cell office:value-type="float" office:value="58.19666" calcext:value-type="float">
            <text:p>58.19666</text:p>
          </table:table-cell>
          <table:table-cell office:value-type="float" office:value="58.18" calcext:value-type="float">
            <text:p>58.18</text:p>
          </table:table-cell>
          <table:table-cell office:value-type="float" office:value="46708" calcext:value-type="float">
            <text:p>46708</text:p>
          </table:table-cell>
          <table:table-cell office:value-type="float" office:value="3204452139" calcext:value-type="float">
            <text:p>3204452139</text:p>
          </table:table-cell>
          <table:table-cell table:formula="of:=[.F1350]&gt;[.B13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15-s741879402c29515701.ukp</text:p>
          </table:table-cell>
          <table:table-cell office:value-type="float" office:value="10.44667" calcext:value-type="float">
            <text:p>10.44667</text:p>
          </table:table-cell>
          <table:table-cell office:value-type="float" office:value="10.44" calcext:value-type="float">
            <text:p>10.44</text:p>
          </table:table-cell>
          <table:table-cell office:value-type="float" office:value="35452" calcext:value-type="float">
            <text:p>35452</text:p>
          </table:table-cell>
          <table:table-cell office:value-type="float" office:value="5908880650" calcext:value-type="float">
            <text:p>5908880650</text:p>
          </table:table-cell>
          <table:table-cell office:value-type="float" office:value="58.39333" calcext:value-type="float">
            <text:p>58.39333</text:p>
          </table:table-cell>
          <table:table-cell office:value-type="float" office:value="58.38" calcext:value-type="float">
            <text:p>58.38</text:p>
          </table:table-cell>
          <table:table-cell office:value-type="float" office:value="53104" calcext:value-type="float">
            <text:p>53104</text:p>
          </table:table-cell>
          <table:table-cell office:value-type="float" office:value="5908880650" calcext:value-type="float">
            <text:p>5908880650</text:p>
          </table:table-cell>
          <table:table-cell table:formula="of:=[.F1351]&gt;[.B13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82-s551254315c91130381.ukp</text:p>
          </table:table-cell>
          <table:table-cell office:value-type="float" office:value="21.80666" calcext:value-type="float">
            <text:p>21.80666</text:p>
          </table:table-cell>
          <table:table-cell office:value-type="float" office:value="21.81" calcext:value-type="float">
            <text:p>21.81</text:p>
          </table:table-cell>
          <table:table-cell office:value-type="float" office:value="76448" calcext:value-type="float">
            <text:p>76448</text:p>
          </table:table-cell>
          <table:table-cell office:value-type="float" office:value="18366017137" calcext:value-type="float">
            <text:p>18366017137</text:p>
          </table:table-cell>
          <table:table-cell office:value-type="float" office:value="58.54333" calcext:value-type="float">
            <text:p>58.54333</text:p>
          </table:table-cell>
          <table:table-cell office:value-type="float" office:value="58.54" calcext:value-type="float">
            <text:p>58.54</text:p>
          </table:table-cell>
          <table:table-cell office:value-type="float" office:value="115052" calcext:value-type="float">
            <text:p>115052</text:p>
          </table:table-cell>
          <table:table-cell office:value-type="float" office:value="18366017137" calcext:value-type="float">
            <text:p>18366017137</text:p>
          </table:table-cell>
          <table:table-cell table:formula="of:=[.F1352]&gt;[.B13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30-s213005048c61669346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4" calcext:value-type="float">
            <text:p>0.04</text:p>
          </table:table-cell>
          <table:table-cell office:value-type="float" office:value="16152" calcext:value-type="float">
            <text:p>16152</text:p>
          </table:table-cell>
          <table:table-cell office:value-type="float" office:value="12427636445" calcext:value-type="float">
            <text:p>12427636445</text:p>
          </table:table-cell>
          <table:table-cell office:value-type="float" office:value="58.57333" calcext:value-type="float">
            <text:p>58.57333</text:p>
          </table:table-cell>
          <table:table-cell office:value-type="float" office:value="58.56" calcext:value-type="float">
            <text:p>58.56</text:p>
          </table:table-cell>
          <table:table-cell office:value-type="float" office:value="102872" calcext:value-type="float">
            <text:p>102872</text:p>
          </table:table-cell>
          <table:table-cell office:value-type="float" office:value="12427636445" calcext:value-type="float">
            <text:p>12427636445</text:p>
          </table:table-cell>
          <table:table-cell table:formula="of:=[.F1353]&gt;[.B13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06-s848304836c21905435.ukp</text:p>
          </table:table-cell>
          <table:table-cell office:value-type="float" office:value="13.54" calcext:value-type="float">
            <text:p>13.54</text:p>
          </table:table-cell>
          <table:table-cell office:value-type="float" office:value="13.53" calcext:value-type="float">
            <text:p>13.53</text:p>
          </table:table-cell>
          <table:table-cell office:value-type="float" office:value="31812" calcext:value-type="float">
            <text:p>31812</text:p>
          </table:table-cell>
          <table:table-cell office:value-type="float" office:value="4371488263" calcext:value-type="float">
            <text:p>4371488263</text:p>
          </table:table-cell>
          <table:table-cell office:value-type="float" office:value="58.99666" calcext:value-type="float">
            <text:p>58.99666</text:p>
          </table:table-cell>
          <table:table-cell office:value-type="float" office:value="58.97" calcext:value-type="float">
            <text:p>58.97</text:p>
          </table:table-cell>
          <table:table-cell office:value-type="float" office:value="36912" calcext:value-type="float">
            <text:p>36912</text:p>
          </table:table-cell>
          <table:table-cell office:value-type="float" office:value="4371488263" calcext:value-type="float">
            <text:p>4371488263</text:p>
          </table:table-cell>
          <table:table-cell table:formula="of:=[.F1354]&gt;[.B13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40-s85004012c73559665.ukp</text:p>
          </table:table-cell>
          <table:table-cell office:value-type="float" office:value="30.44" calcext:value-type="float">
            <text:p>30.44</text:p>
          </table:table-cell>
          <table:table-cell office:value-type="float" office:value="30.45" calcext:value-type="float">
            <text:p>30.45</text:p>
          </table:table-cell>
          <table:table-cell office:value-type="float" office:value="140612" calcext:value-type="float">
            <text:p>140612</text:p>
          </table:table-cell>
          <table:table-cell office:value-type="float" office:value="14812035947" calcext:value-type="float">
            <text:p>14812035947</text:p>
          </table:table-cell>
          <table:table-cell office:value-type="float" office:value="59.00999" calcext:value-type="float">
            <text:p>59.00999</text:p>
          </table:table-cell>
          <table:table-cell office:value-type="float" office:value="59.01" calcext:value-type="float">
            <text:p>59.01</text:p>
          </table:table-cell>
          <table:table-cell office:value-type="float" office:value="144956" calcext:value-type="float">
            <text:p>144956</text:p>
          </table:table-cell>
          <table:table-cell office:value-type="float" office:value="14812035947" calcext:value-type="float">
            <text:p>14812035947</text:p>
          </table:table-cell>
          <table:table-cell table:formula="of:=[.F1355]&gt;[.B13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0-s418727292c82162365.ukp</text:p>
          </table:table-cell>
          <table:table-cell office:value-type="float" office:value="27.33666" calcext:value-type="float">
            <text:p>27.33666</text:p>
          </table:table-cell>
          <table:table-cell office:value-type="float" office:value="27.32" calcext:value-type="float">
            <text:p>27.32</text:p>
          </table:table-cell>
          <table:table-cell office:value-type="float" office:value="154612" calcext:value-type="float">
            <text:p>154612</text:p>
          </table:table-cell>
          <table:table-cell office:value-type="float" office:value="16509134386" calcext:value-type="float">
            <text:p>16509134386</text:p>
          </table:table-cell>
          <table:table-cell office:value-type="float" office:value="59.11333" calcext:value-type="float">
            <text:p>59.11333</text:p>
          </table:table-cell>
          <table:table-cell office:value-type="float" office:value="59.12" calcext:value-type="float">
            <text:p>59.12</text:p>
          </table:table-cell>
          <table:table-cell office:value-type="float" office:value="171896" calcext:value-type="float">
            <text:p>171896</text:p>
          </table:table-cell>
          <table:table-cell office:value-type="float" office:value="16509134386" calcext:value-type="float">
            <text:p>16509134386</text:p>
          </table:table-cell>
          <table:table-cell table:formula="of:=[.F1356]&gt;[.B13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01-s562427866c5011469.ukp</text:p>
          </table:table-cell>
          <table:table-cell office:value-type="float" office:value="0.29333" calcext:value-type="float">
            <text:p>0.29333</text:p>
          </table:table-cell>
          <table:table-cell office:value-type="float" office:value="0.29" calcext:value-type="float">
            <text:p>0.29</text:p>
          </table:table-cell>
          <table:table-cell office:value-type="float" office:value="9592" calcext:value-type="float">
            <text:p>9592</text:p>
          </table:table-cell>
          <table:table-cell office:value-type="float" office:value="1004427540" calcext:value-type="float">
            <text:p>1004427540</text:p>
          </table:table-cell>
          <table:table-cell office:value-type="float" office:value="59.16666" calcext:value-type="float">
            <text:p>59.16666</text:p>
          </table:table-cell>
          <table:table-cell office:value-type="float" office:value="59.15" calcext:value-type="float">
            <text:p>59.15</text:p>
          </table:table-cell>
          <table:table-cell office:value-type="float" office:value="22996" calcext:value-type="float">
            <text:p>22996</text:p>
          </table:table-cell>
          <table:table-cell office:value-type="float" office:value="1004427540" calcext:value-type="float">
            <text:p>1004427540</text:p>
          </table:table-cell>
          <table:table-cell table:formula="of:=[.F1357]&gt;[.B13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17-s620046486c4187183.ukp</text:p>
          </table:table-cell>
          <table:table-cell table:number-columns-repeated="2" office:value-type="float" office:value="1.77" calcext:value-type="float">
            <text:p>1.77</text:p>
          </table:table-cell>
          <table:table-cell office:value-type="float" office:value="10512" calcext:value-type="float">
            <text:p>10512</text:p>
          </table:table-cell>
          <table:table-cell office:value-type="float" office:value="821879565" calcext:value-type="float">
            <text:p>821879565</text:p>
          </table:table-cell>
          <table:table-cell office:value-type="float" office:value="59.19333" calcext:value-type="float">
            <text:p>59.19333</text:p>
          </table:table-cell>
          <table:table-cell office:value-type="float" office:value="59.17" calcext:value-type="float">
            <text:p>59.17</text:p>
          </table:table-cell>
          <table:table-cell office:value-type="float" office:value="21704" calcext:value-type="float">
            <text:p>21704</text:p>
          </table:table-cell>
          <table:table-cell office:value-type="float" office:value="821879565" calcext:value-type="float">
            <text:p>821879565</text:p>
          </table:table-cell>
          <table:table-cell table:formula="of:=[.F1358]&gt;[.B13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14-s232256585c73816611.ukp</text:p>
          </table:table-cell>
          <table:table-cell office:value-type="float" office:value="53.60999" calcext:value-type="float">
            <text:p>53.60999</text:p>
          </table:table-cell>
          <table:table-cell office:value-type="float" office:value="53.6" calcext:value-type="float">
            <text:p>53.6</text:p>
          </table:table-cell>
          <table:table-cell office:value-type="float" office:value="74380" calcext:value-type="float">
            <text:p>74380</text:p>
          </table:table-cell>
          <table:table-cell office:value-type="float" office:value="14876723574" calcext:value-type="float">
            <text:p>14876723574</text:p>
          </table:table-cell>
          <table:table-cell office:value-type="float" office:value="59.19333" calcext:value-type="float">
            <text:p>59.19333</text:p>
          </table:table-cell>
          <table:table-cell office:value-type="float" office:value="59.17" calcext:value-type="float">
            <text:p>59.17</text:p>
          </table:table-cell>
          <table:table-cell office:value-type="float" office:value="68596" calcext:value-type="float">
            <text:p>68596</text:p>
          </table:table-cell>
          <table:table-cell office:value-type="float" office:value="14876723574" calcext:value-type="float">
            <text:p>14876723574</text:p>
          </table:table-cell>
          <table:table-cell table:formula="of:=[.F1359]&gt;[.B13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16-s239745902c31878551.ukp</text:p>
          </table:table-cell>
          <table:table-cell office:value-type="float" office:value="40.52333" calcext:value-type="float">
            <text:p>40.52333</text:p>
          </table:table-cell>
          <table:table-cell office:value-type="float" office:value="40.5" calcext:value-type="float">
            <text:p>40.5</text:p>
          </table:table-cell>
          <table:table-cell office:value-type="float" office:value="65092" calcext:value-type="float">
            <text:p>65092</text:p>
          </table:table-cell>
          <table:table-cell office:value-type="float" office:value="6373696424" calcext:value-type="float">
            <text:p>6373696424</text:p>
          </table:table-cell>
          <table:table-cell office:value-type="float" office:value="59.21666" calcext:value-type="float">
            <text:p>59.21666</text:p>
          </table:table-cell>
          <table:table-cell office:value-type="float" office:value="59.2" calcext:value-type="float">
            <text:p>59.2</text:p>
          </table:table-cell>
          <table:table-cell office:value-type="float" office:value="68636" calcext:value-type="float">
            <text:p>68636</text:p>
          </table:table-cell>
          <table:table-cell office:value-type="float" office:value="6373696424" calcext:value-type="float">
            <text:p>6373696424</text:p>
          </table:table-cell>
          <table:table-cell table:formula="of:=[.F1360]&gt;[.B13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11-s796012404c33338406.ukp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15748" calcext:value-type="float">
            <text:p>15748</text:p>
          </table:table-cell>
          <table:table-cell office:value-type="float" office:value="6710681165" calcext:value-type="float">
            <text:p>6710681165</text:p>
          </table:table-cell>
          <table:table-cell office:value-type="float" office:value="59.27666" calcext:value-type="float">
            <text:p>59.27666</text:p>
          </table:table-cell>
          <table:table-cell office:value-type="float" office:value="59.25" calcext:value-type="float">
            <text:p>59.25</text:p>
          </table:table-cell>
          <table:table-cell office:value-type="float" office:value="40436" calcext:value-type="float">
            <text:p>40436</text:p>
          </table:table-cell>
          <table:table-cell office:value-type="float" office:value="6710681165" calcext:value-type="float">
            <text:p>6710681165</text:p>
          </table:table-cell>
          <table:table-cell table:formula="of:=[.F1361]&gt;[.B13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14-s455861864c25351319.ukp</text:p>
          </table:table-cell>
          <table:table-cell office:value-type="float" office:value="2.16667" calcext:value-type="float">
            <text:p>2.16667</text:p>
          </table:table-cell>
          <table:table-cell office:value-type="float" office:value="2.17" calcext:value-type="float">
            <text:p>2.17</text:p>
          </table:table-cell>
          <table:table-cell office:value-type="float" office:value="18496" calcext:value-type="float">
            <text:p>18496</text:p>
          </table:table-cell>
          <table:table-cell office:value-type="float" office:value="5090432245" calcext:value-type="float">
            <text:p>5090432245</text:p>
          </table:table-cell>
          <table:table-cell office:value-type="float" office:value="59.28666" calcext:value-type="float">
            <text:p>59.28666</text:p>
          </table:table-cell>
          <table:table-cell office:value-type="float" office:value="59.26" calcext:value-type="float">
            <text:p>59.26</text:p>
          </table:table-cell>
          <table:table-cell office:value-type="float" office:value="41336" calcext:value-type="float">
            <text:p>41336</text:p>
          </table:table-cell>
          <table:table-cell office:value-type="float" office:value="5090432245" calcext:value-type="float">
            <text:p>5090432245</text:p>
          </table:table-cell>
          <table:table-cell table:formula="of:=[.F1362]&gt;[.B13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44-s224170978c9479163.ukp</text:p>
          </table:table-cell>
          <table:table-cell office:value-type="float" office:value="17.38" calcext:value-type="float">
            <text:p>17.38</text:p>
          </table:table-cell>
          <table:table-cell office:value-type="float" office:value="17.37" calcext:value-type="float">
            <text:p>17.37</text:p>
          </table:table-cell>
          <table:table-cell office:value-type="float" office:value="21564" calcext:value-type="float">
            <text:p>21564</text:p>
          </table:table-cell>
          <table:table-cell office:value-type="float" office:value="1863043462" calcext:value-type="float">
            <text:p>1863043462</text:p>
          </table:table-cell>
          <table:table-cell office:value-type="float" office:value="59.33333" calcext:value-type="float">
            <text:p>59.33333</text:p>
          </table:table-cell>
          <table:table-cell office:value-type="float" office:value="59.32" calcext:value-type="float">
            <text:p>59.32</text:p>
          </table:table-cell>
          <table:table-cell office:value-type="float" office:value="29616" calcext:value-type="float">
            <text:p>29616</text:p>
          </table:table-cell>
          <table:table-cell office:value-type="float" office:value="1863043462" calcext:value-type="float">
            <text:p>1863043462</text:p>
          </table:table-cell>
          <table:table-cell table:formula="of:=[.F1363]&gt;[.B13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65-s562005415c88919574.ukp</text:p>
          </table:table-cell>
          <table:table-cell office:value-type="float" office:value="3.86" calcext:value-type="float">
            <text:p>3.86</text:p>
          </table:table-cell>
          <table:table-cell office:value-type="float" office:value="3.88" calcext:value-type="float">
            <text:p>3.88</text:p>
          </table:table-cell>
          <table:table-cell office:value-type="float" office:value="63884" calcext:value-type="float">
            <text:p>63884</text:p>
          </table:table-cell>
          <table:table-cell office:value-type="float" office:value="17908755566" calcext:value-type="float">
            <text:p>17908755566</text:p>
          </table:table-cell>
          <table:table-cell office:value-type="float" office:value="59.33666" calcext:value-type="float">
            <text:p>59.33666</text:p>
          </table:table-cell>
          <table:table-cell office:value-type="float" office:value="59.34" calcext:value-type="float">
            <text:p>59.34</text:p>
          </table:table-cell>
          <table:table-cell office:value-type="float" office:value="145992" calcext:value-type="float">
            <text:p>145992</text:p>
          </table:table-cell>
          <table:table-cell office:value-type="float" office:value="17908755566" calcext:value-type="float">
            <text:p>17908755566</text:p>
          </table:table-cell>
          <table:table-cell table:formula="of:=[.F1364]&gt;[.B13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55-s228047780c71976917.ukp</text:p>
          </table:table-cell>
          <table:table-cell office:value-type="float" office:value="30.15333" calcext:value-type="float">
            <text:p>30.15333</text:p>
          </table:table-cell>
          <table:table-cell office:value-type="float" office:value="30.17" calcext:value-type="float">
            <text:p>30.17</text:p>
          </table:table-cell>
          <table:table-cell office:value-type="float" office:value="105580" calcext:value-type="float">
            <text:p>105580</text:p>
          </table:table-cell>
          <table:table-cell office:value-type="float" office:value="14506193629" calcext:value-type="float">
            <text:p>14506193629</text:p>
          </table:table-cell>
          <table:table-cell office:value-type="float" office:value="59.35999" calcext:value-type="float">
            <text:p>59.35999</text:p>
          </table:table-cell>
          <table:table-cell office:value-type="float" office:value="59.35" calcext:value-type="float">
            <text:p>59.35</text:p>
          </table:table-cell>
          <table:table-cell office:value-type="float" office:value="113136" calcext:value-type="float">
            <text:p>113136</text:p>
          </table:table-cell>
          <table:table-cell office:value-type="float" office:value="14506193629" calcext:value-type="float">
            <text:p>14506193629</text:p>
          </table:table-cell>
          <table:table-cell table:formula="of:=[.F1365]&gt;[.B13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17-s248366140c99221590.ukp</text:p>
          </table:table-cell>
          <table:table-cell office:value-type="float" office:value="2.48667" calcext:value-type="float">
            <text:p>2.48667</text:p>
          </table:table-cell>
          <table:table-cell office:value-type="float" office:value="2.5" calcext:value-type="float">
            <text:p>2.5</text:p>
          </table:table-cell>
          <table:table-cell office:value-type="float" office:value="70212" calcext:value-type="float">
            <text:p>70212</text:p>
          </table:table-cell>
          <table:table-cell office:value-type="float" office:value="19987150178" calcext:value-type="float">
            <text:p>19987150178</text:p>
          </table:table-cell>
          <table:table-cell office:value-type="float" office:value="59.39999" calcext:value-type="float">
            <text:p>59.39999</text:p>
          </table:table-cell>
          <table:table-cell office:value-type="float" office:value="59.4" calcext:value-type="float">
            <text:p>59.4</text:p>
          </table:table-cell>
          <table:table-cell office:value-type="float" office:value="197108" calcext:value-type="float">
            <text:p>197108</text:p>
          </table:table-cell>
          <table:table-cell office:value-type="float" office:value="19987150178" calcext:value-type="float">
            <text:p>19987150178</text:p>
          </table:table-cell>
          <table:table-cell table:formula="of:=[.F1366]&gt;[.B13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44-s886468679c38023634.ukp</text:p>
          </table:table-cell>
          <table:table-cell office:value-type="float" office:value="32.04666" calcext:value-type="float">
            <text:p>32.04666</text:p>
          </table:table-cell>
          <table:table-cell office:value-type="float" office:value="32.03" calcext:value-type="float">
            <text:p>32.03</text:p>
          </table:table-cell>
          <table:table-cell office:value-type="float" office:value="59376" calcext:value-type="float">
            <text:p>59376</text:p>
          </table:table-cell>
          <table:table-cell office:value-type="float" office:value="7618410534" calcext:value-type="float">
            <text:p>7618410534</text:p>
          </table:table-cell>
          <table:table-cell office:value-type="float" office:value="59.69666" calcext:value-type="float">
            <text:p>59.69666</text:p>
          </table:table-cell>
          <table:table-cell office:value-type="float" office:value="59.68" calcext:value-type="float">
            <text:p>59.68</text:p>
          </table:table-cell>
          <table:table-cell office:value-type="float" office:value="66736" calcext:value-type="float">
            <text:p>66736</text:p>
          </table:table-cell>
          <table:table-cell office:value-type="float" office:value="7618410534" calcext:value-type="float">
            <text:p>7618410534</text:p>
          </table:table-cell>
          <table:table-cell table:formula="of:=[.F1367]&gt;[.B13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08-s397415542c58162545.ukp</text:p>
          </table:table-cell>
          <table:table-cell office:value-type="float" office:value="4.28333" calcext:value-type="float">
            <text:p>4.28333</text:p>
          </table:table-cell>
          <table:table-cell office:value-type="float" office:value="4.3" calcext:value-type="float">
            <text:p>4.3</text:p>
          </table:table-cell>
          <table:table-cell office:value-type="float" office:value="47436" calcext:value-type="float">
            <text:p>47436</text:p>
          </table:table-cell>
          <table:table-cell office:value-type="float" office:value="11697286059" calcext:value-type="float">
            <text:p>11697286059</text:p>
          </table:table-cell>
          <table:table-cell office:value-type="float" office:value="59.77999" calcext:value-type="float">
            <text:p>59.77999</text:p>
          </table:table-cell>
          <table:table-cell office:value-type="float" office:value="59.75" calcext:value-type="float">
            <text:p>59.75</text:p>
          </table:table-cell>
          <table:table-cell office:value-type="float" office:value="77608" calcext:value-type="float">
            <text:p>77608</text:p>
          </table:table-cell>
          <table:table-cell office:value-type="float" office:value="11697286059" calcext:value-type="float">
            <text:p>11697286059</text:p>
          </table:table-cell>
          <table:table-cell table:formula="of:=[.F1368]&gt;[.B13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31-s871698101c76073681.ukp</text:p>
          </table:table-cell>
          <table:table-cell office:value-type="float" office:value="27.43333" calcext:value-type="float">
            <text:p>27.43333</text:p>
          </table:table-cell>
          <table:table-cell office:value-type="float" office:value="27.44" calcext:value-type="float">
            <text:p>27.44</text:p>
          </table:table-cell>
          <table:table-cell office:value-type="float" office:value="74784" calcext:value-type="float">
            <text:p>74784</text:p>
          </table:table-cell>
          <table:table-cell office:value-type="float" office:value="15330873624" calcext:value-type="float">
            <text:p>15330873624</text:p>
          </table:table-cell>
          <table:table-cell office:value-type="float" office:value="59.79333" calcext:value-type="float">
            <text:p>59.79333</text:p>
          </table:table-cell>
          <table:table-cell office:value-type="float" office:value="59.76" calcext:value-type="float">
            <text:p>59.76</text:p>
          </table:table-cell>
          <table:table-cell office:value-type="float" office:value="87676" calcext:value-type="float">
            <text:p>87676</text:p>
          </table:table-cell>
          <table:table-cell office:value-type="float" office:value="15330873624" calcext:value-type="float">
            <text:p>15330873624</text:p>
          </table:table-cell>
          <table:table-cell table:formula="of:=[.F1369]&gt;[.B13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-s182130978c46428515.ukp</text:p>
          </table:table-cell>
          <table:table-cell office:value-type="float" office:value="0.34667" calcext:value-type="float">
            <text:p>0.34667</text:p>
          </table:table-cell>
          <table:table-cell office:value-type="float" office:value="0.35" calcext:value-type="float">
            <text:p>0.35</text:p>
          </table:table-cell>
          <table:table-cell office:value-type="float" office:value="14976" calcext:value-type="float">
            <text:p>14976</text:p>
          </table:table-cell>
          <table:table-cell office:value-type="float" office:value="9352352494" calcext:value-type="float">
            <text:p>9352352494</text:p>
          </table:table-cell>
          <table:table-cell office:value-type="float" office:value="59.85999" calcext:value-type="float">
            <text:p>59.85999</text:p>
          </table:table-cell>
          <table:table-cell office:value-type="float" office:value="59.84" calcext:value-type="float">
            <text:p>59.84</text:p>
          </table:table-cell>
          <table:table-cell office:value-type="float" office:value="87108" calcext:value-type="float">
            <text:p>87108</text:p>
          </table:table-cell>
          <table:table-cell office:value-type="float" office:value="9352352494" calcext:value-type="float">
            <text:p>9352352494</text:p>
          </table:table-cell>
          <table:table-cell table:formula="of:=[.F1370]&gt;[.B13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84-s675142562c28737418.ukp</text:p>
          </table:table-cell>
          <table:table-cell office:value-type="float" office:value="6.76333" calcext:value-type="float">
            <text:p>6.76333</text:p>
          </table:table-cell>
          <table:table-cell office:value-type="float" office:value="6.76" calcext:value-type="float">
            <text:p>6.76</text:p>
          </table:table-cell>
          <table:table-cell office:value-type="float" office:value="28680" calcext:value-type="float">
            <text:p>28680</text:p>
          </table:table-cell>
          <table:table-cell office:value-type="float" office:value="5757829390" calcext:value-type="float">
            <text:p>5757829390</text:p>
          </table:table-cell>
          <table:table-cell office:value-type="float" office:value="59.88666" calcext:value-type="float">
            <text:p>59.88666</text:p>
          </table:table-cell>
          <table:table-cell office:value-type="float" office:value="59.87" calcext:value-type="float">
            <text:p>59.87</text:p>
          </table:table-cell>
          <table:table-cell office:value-type="float" office:value="41516" calcext:value-type="float">
            <text:p>41516</text:p>
          </table:table-cell>
          <table:table-cell office:value-type="float" office:value="5757829390" calcext:value-type="float">
            <text:p>5757829390</text:p>
          </table:table-cell>
          <table:table-cell table:formula="of:=[.F1371]&gt;[.B13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91-s436160055c66737995.ukp</text:p>
          </table:table-cell>
          <table:table-cell office:value-type="float" office:value="0.60333" calcext:value-type="float">
            <text:p>0.60333</text:p>
          </table:table-cell>
          <table:table-cell office:value-type="float" office:value="0.61" calcext:value-type="float">
            <text:p>0.61</text:p>
          </table:table-cell>
          <table:table-cell office:value-type="float" office:value="23300" calcext:value-type="float">
            <text:p>23300</text:p>
          </table:table-cell>
          <table:table-cell office:value-type="float" office:value="13445186967" calcext:value-type="float">
            <text:p>13445186967</text:p>
          </table:table-cell>
          <table:table-cell office:value-type="float" office:value="59.94333" calcext:value-type="float">
            <text:p>59.94333</text:p>
          </table:table-cell>
          <table:table-cell office:value-type="float" office:value="59.93" calcext:value-type="float">
            <text:p>59.93</text:p>
          </table:table-cell>
          <table:table-cell office:value-type="float" office:value="116792" calcext:value-type="float">
            <text:p>116792</text:p>
          </table:table-cell>
          <table:table-cell office:value-type="float" office:value="13445186967" calcext:value-type="float">
            <text:p>13445186967</text:p>
          </table:table-cell>
          <table:table-cell table:formula="of:=[.F1372]&gt;[.B13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05-s455315464c66780896.ukp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17472" calcext:value-type="float">
            <text:p>17472</text:p>
          </table:table-cell>
          <table:table-cell office:value-type="float" office:value="13458296808" calcext:value-type="float">
            <text:p>13458296808</text:p>
          </table:table-cell>
          <table:table-cell office:value-type="float" office:value="60.04666" calcext:value-type="float">
            <text:p>60.04666</text:p>
          </table:table-cell>
          <table:table-cell office:value-type="float" office:value="60.03" calcext:value-type="float">
            <text:p>60.03</text:p>
          </table:table-cell>
          <table:table-cell office:value-type="float" office:value="53048" calcext:value-type="float">
            <text:p>53048</text:p>
          </table:table-cell>
          <table:table-cell office:value-type="float" office:value="13458296808" calcext:value-type="float">
            <text:p>13458296808</text:p>
          </table:table-cell>
          <table:table-cell table:formula="of:=[.F1373]&gt;[.B13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92-s571431776c36276295.ukp</text:p>
          </table:table-cell>
          <table:table-cell office:value-type="float" office:value="13.05667" calcext:value-type="float">
            <text:p>13.05667</text:p>
          </table:table-cell>
          <table:table-cell office:value-type="float" office:value="13.05" calcext:value-type="float">
            <text:p>13.05</text:p>
          </table:table-cell>
          <table:table-cell office:value-type="float" office:value="24872" calcext:value-type="float">
            <text:p>24872</text:p>
          </table:table-cell>
          <table:table-cell office:value-type="float" office:value="7298558355" calcext:value-type="float">
            <text:p>7298558355</text:p>
          </table:table-cell>
          <table:table-cell office:value-type="float" office:value="60.16666" calcext:value-type="float">
            <text:p>60.16666</text:p>
          </table:table-cell>
          <table:table-cell office:value-type="float" office:value="60.15" calcext:value-type="float">
            <text:p>60.15</text:p>
          </table:table-cell>
          <table:table-cell office:value-type="float" office:value="32584" calcext:value-type="float">
            <text:p>32584</text:p>
          </table:table-cell>
          <table:table-cell office:value-type="float" office:value="7298558355" calcext:value-type="float">
            <text:p>7298558355</text:p>
          </table:table-cell>
          <table:table-cell table:formula="of:=[.F1374]&gt;[.B13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80-s818213356c56294101.ukp</text:p>
          </table:table-cell>
          <table:table-cell office:value-type="float" office:value="15.93333" calcext:value-type="float">
            <text:p>15.93333</text:p>
          </table:table-cell>
          <table:table-cell office:value-type="float" office:value="15.95" calcext:value-type="float">
            <text:p>15.95</text:p>
          </table:table-cell>
          <table:table-cell office:value-type="float" office:value="92952" calcext:value-type="float">
            <text:p>92952</text:p>
          </table:table-cell>
          <table:table-cell office:value-type="float" office:value="11304069980" calcext:value-type="float">
            <text:p>11304069980</text:p>
          </table:table-cell>
          <table:table-cell office:value-type="float" office:value="60.17666" calcext:value-type="float">
            <text:p>60.17666</text:p>
          </table:table-cell>
          <table:table-cell office:value-type="float" office:value="60.17" calcext:value-type="float">
            <text:p>60.17</text:p>
          </table:table-cell>
          <table:table-cell office:value-type="float" office:value="102860" calcext:value-type="float">
            <text:p>102860</text:p>
          </table:table-cell>
          <table:table-cell office:value-type="float" office:value="11304069980" calcext:value-type="float">
            <text:p>11304069980</text:p>
          </table:table-cell>
          <table:table-cell table:formula="of:=[.F1375]&gt;[.B13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56-s291807947c43191425.ukp</text:p>
          </table:table-cell>
          <table:table-cell table:number-columns-repeated="2" office:value-type="float" office:value="20.05" calcext:value-type="float">
            <text:p>20.05</text:p>
          </table:table-cell>
          <table:table-cell office:value-type="float" office:value="42624" calcext:value-type="float">
            <text:p>42624</text:p>
          </table:table-cell>
          <table:table-cell office:value-type="float" office:value="8661223281" calcext:value-type="float">
            <text:p>8661223281</text:p>
          </table:table-cell>
          <table:table-cell office:value-type="float" office:value="60.21666" calcext:value-type="float">
            <text:p>60.21666</text:p>
          </table:table-cell>
          <table:table-cell office:value-type="float" office:value="60.2" calcext:value-type="float">
            <text:p>60.2</text:p>
          </table:table-cell>
          <table:table-cell office:value-type="float" office:value="46436" calcext:value-type="float">
            <text:p>46436</text:p>
          </table:table-cell>
          <table:table-cell office:value-type="float" office:value="8661223281" calcext:value-type="float">
            <text:p>8661223281</text:p>
          </table:table-cell>
          <table:table-cell table:formula="of:=[.F1376]&gt;[.B13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02-s172246721c17832305.ukp</text:p>
          </table:table-cell>
          <table:table-cell office:value-type="float" office:value="25.20666" calcext:value-type="float">
            <text:p>25.20666</text:p>
          </table:table-cell>
          <table:table-cell office:value-type="float" office:value="25.2" calcext:value-type="float">
            <text:p>25.2</text:p>
          </table:table-cell>
          <table:table-cell office:value-type="float" office:value="24440" calcext:value-type="float">
            <text:p>24440</text:p>
          </table:table-cell>
          <table:table-cell office:value-type="float" office:value="3545965933" calcext:value-type="float">
            <text:p>3545965933</text:p>
          </table:table-cell>
          <table:table-cell office:value-type="float" office:value="60.32666" calcext:value-type="float">
            <text:p>60.32666</text:p>
          </table:table-cell>
          <table:table-cell office:value-type="float" office:value="60.29" calcext:value-type="float">
            <text:p>60.29</text:p>
          </table:table-cell>
          <table:table-cell office:value-type="float" office:value="26596" calcext:value-type="float">
            <text:p>26596</text:p>
          </table:table-cell>
          <table:table-cell office:value-type="float" office:value="3545965933" calcext:value-type="float">
            <text:p>3545965933</text:p>
          </table:table-cell>
          <table:table-cell table:formula="of:=[.F1377]&gt;[.B13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00-s244653983c17945451.ukp</text:p>
          </table:table-cell>
          <table:table-cell office:value-type="float" office:value="9.56" calcext:value-type="float">
            <text:p>9.56</text:p>
          </table:table-cell>
          <table:table-cell office:value-type="float" office:value="9.57" calcext:value-type="float">
            <text:p>9.57</text:p>
          </table:table-cell>
          <table:table-cell office:value-type="float" office:value="25348" calcext:value-type="float">
            <text:p>25348</text:p>
          </table:table-cell>
          <table:table-cell office:value-type="float" office:value="3578421205" calcext:value-type="float">
            <text:p>3578421205</text:p>
          </table:table-cell>
          <table:table-cell office:value-type="float" office:value="60.34333" calcext:value-type="float">
            <text:p>60.34333</text:p>
          </table:table-cell>
          <table:table-cell office:value-type="float" office:value="60.3" calcext:value-type="float">
            <text:p>60.3</text:p>
          </table:table-cell>
          <table:table-cell office:value-type="float" office:value="41620" calcext:value-type="float">
            <text:p>41620</text:p>
          </table:table-cell>
          <table:table-cell office:value-type="float" office:value="3578421205" calcext:value-type="float">
            <text:p>3578421205</text:p>
          </table:table-cell>
          <table:table-cell table:formula="of:=[.F1378]&gt;[.B13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2-s674362184c74104370.ukp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19832" calcext:value-type="float">
            <text:p>19832</text:p>
          </table:table-cell>
          <table:table-cell office:value-type="float" office:value="14929640648" calcext:value-type="float">
            <text:p>14929640648</text:p>
          </table:table-cell>
          <table:table-cell office:value-type="float" office:value="60.39999" calcext:value-type="float">
            <text:p>60.39999</text:p>
          </table:table-cell>
          <table:table-cell office:value-type="float" office:value="60.39" calcext:value-type="float">
            <text:p>60.39</text:p>
          </table:table-cell>
          <table:table-cell office:value-type="float" office:value="123344" calcext:value-type="float">
            <text:p>123344</text:p>
          </table:table-cell>
          <table:table-cell office:value-type="float" office:value="14929640648" calcext:value-type="float">
            <text:p>14929640648</text:p>
          </table:table-cell>
          <table:table-cell table:formula="of:=[.F1379]&gt;[.B13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38-s695516247c47106099.ukp</text:p>
          </table:table-cell>
          <table:table-cell office:value-type="float" office:value="42.36" calcext:value-type="float">
            <text:p>42.36</text:p>
          </table:table-cell>
          <table:table-cell office:value-type="float" office:value="42.37" calcext:value-type="float">
            <text:p>42.37</text:p>
          </table:table-cell>
          <table:table-cell office:value-type="float" office:value="82644" calcext:value-type="float">
            <text:p>82644</text:p>
          </table:table-cell>
          <table:table-cell office:value-type="float" office:value="9442813799" calcext:value-type="float">
            <text:p>9442813799</text:p>
          </table:table-cell>
          <table:table-cell office:value-type="float" office:value="60.46666" calcext:value-type="float">
            <text:p>60.46666</text:p>
          </table:table-cell>
          <table:table-cell office:value-type="float" office:value="60.45" calcext:value-type="float">
            <text:p>60.45</text:p>
          </table:table-cell>
          <table:table-cell office:value-type="float" office:value="91356" calcext:value-type="float">
            <text:p>91356</text:p>
          </table:table-cell>
          <table:table-cell office:value-type="float" office:value="9442813799" calcext:value-type="float">
            <text:p>9442813799</text:p>
          </table:table-cell>
          <table:table-cell table:formula="of:=[.F1380]&gt;[.B13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13-s713186253c12207178.ukp</text:p>
          </table:table-cell>
          <table:table-cell office:value-type="float" office:value="1.10667" calcext:value-type="float">
            <text:p>1.10667</text:p>
          </table:table-cell>
          <table:table-cell office:value-type="float" office:value="1.11" calcext:value-type="float">
            <text:p>1.11</text:p>
          </table:table-cell>
          <table:table-cell office:value-type="float" office:value="12104" calcext:value-type="float">
            <text:p>12104</text:p>
          </table:table-cell>
          <table:table-cell office:value-type="float" office:value="2444579916" calcext:value-type="float">
            <text:p>2444579916</text:p>
          </table:table-cell>
          <table:table-cell office:value-type="float" office:value="60.55333" calcext:value-type="float">
            <text:p>60.55333</text:p>
          </table:table-cell>
          <table:table-cell office:value-type="float" office:value="60.53" calcext:value-type="float">
            <text:p>60.53</text:p>
          </table:table-cell>
          <table:table-cell office:value-type="float" office:value="26948" calcext:value-type="float">
            <text:p>26948</text:p>
          </table:table-cell>
          <table:table-cell office:value-type="float" office:value="2444579916" calcext:value-type="float">
            <text:p>2444579916</text:p>
          </table:table-cell>
          <table:table-cell table:formula="of:=[.F1381]&gt;[.B13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15-s375173258c33712050.ukp</text:p>
          </table:table-cell>
          <table:table-cell office:value-type="float" office:value="16.56666" calcext:value-type="float">
            <text:p>16.56666</text:p>
          </table:table-cell>
          <table:table-cell office:value-type="float" office:value="16.56" calcext:value-type="float">
            <text:p>16.56</text:p>
          </table:table-cell>
          <table:table-cell office:value-type="float" office:value="47080" calcext:value-type="float">
            <text:p>47080</text:p>
          </table:table-cell>
          <table:table-cell office:value-type="float" office:value="6747643000" calcext:value-type="float">
            <text:p>6747643000</text:p>
          </table:table-cell>
          <table:table-cell office:value-type="float" office:value="60.59666" calcext:value-type="float">
            <text:p>60.59666</text:p>
          </table:table-cell>
          <table:table-cell office:value-type="float" office:value="60.57" calcext:value-type="float">
            <text:p>60.57</text:p>
          </table:table-cell>
          <table:table-cell office:value-type="float" office:value="54048" calcext:value-type="float">
            <text:p>54048</text:p>
          </table:table-cell>
          <table:table-cell office:value-type="float" office:value="6747643000" calcext:value-type="float">
            <text:p>6747643000</text:p>
          </table:table-cell>
          <table:table-cell table:formula="of:=[.F1382]&gt;[.B13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8-s575639252c60094940.ukp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16248" calcext:value-type="float">
            <text:p>16248</text:p>
          </table:table-cell>
          <table:table-cell office:value-type="float" office:value="12111929286" calcext:value-type="float">
            <text:p>12111929286</text:p>
          </table:table-cell>
          <table:table-cell office:value-type="float" office:value="60.63666" calcext:value-type="float">
            <text:p>60.63666</text:p>
          </table:table-cell>
          <table:table-cell office:value-type="float" office:value="60.62" calcext:value-type="float">
            <text:p>60.62</text:p>
          </table:table-cell>
          <table:table-cell office:value-type="float" office:value="59644" calcext:value-type="float">
            <text:p>59644</text:p>
          </table:table-cell>
          <table:table-cell office:value-type="float" office:value="12111929286" calcext:value-type="float">
            <text:p>12111929286</text:p>
          </table:table-cell>
          <table:table-cell table:formula="of:=[.F1383]&gt;[.B13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57-s896083696c36505331.ukp</text:p>
          </table:table-cell>
          <table:table-cell table:number-columns-repeated="2" office:value-type="float" office:value="2.27" calcext:value-type="float">
            <text:p>2.27</text:p>
          </table:table-cell>
          <table:table-cell office:value-type="float" office:value="32524" calcext:value-type="float">
            <text:p>32524</text:p>
          </table:table-cell>
          <table:table-cell office:value-type="float" office:value="7340602019" calcext:value-type="float">
            <text:p>7340602019</text:p>
          </table:table-cell>
          <table:table-cell office:value-type="float" office:value="60.71666" calcext:value-type="float">
            <text:p>60.71666</text:p>
          </table:table-cell>
          <table:table-cell office:value-type="float" office:value="60.71" calcext:value-type="float">
            <text:p>60.71</text:p>
          </table:table-cell>
          <table:table-cell office:value-type="float" office:value="87320" calcext:value-type="float">
            <text:p>87320</text:p>
          </table:table-cell>
          <table:table-cell office:value-type="float" office:value="7340602019" calcext:value-type="float">
            <text:p>7340602019</text:p>
          </table:table-cell>
          <table:table-cell table:formula="of:=[.F1384]&gt;[.B13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72-s332240810c84783165.ukp</text:p>
          </table:table-cell>
          <table:table-cell office:value-type="float" office:value="3.69333" calcext:value-type="float">
            <text:p>3.69333</text:p>
          </table:table-cell>
          <table:table-cell office:value-type="float" office:value="3.7" calcext:value-type="float">
            <text:p>3.7</text:p>
          </table:table-cell>
          <table:table-cell office:value-type="float" office:value="48360" calcext:value-type="float">
            <text:p>48360</text:p>
          </table:table-cell>
          <table:table-cell office:value-type="float" office:value="17071664435" calcext:value-type="float">
            <text:p>17071664435</text:p>
          </table:table-cell>
          <table:table-cell office:value-type="float" office:value="60.77666" calcext:value-type="float">
            <text:p>60.77666</text:p>
          </table:table-cell>
          <table:table-cell office:value-type="float" office:value="60.76" calcext:value-type="float">
            <text:p>60.76</text:p>
          </table:table-cell>
          <table:table-cell office:value-type="float" office:value="118648" calcext:value-type="float">
            <text:p>118648</text:p>
          </table:table-cell>
          <table:table-cell office:value-type="float" office:value="17071664435" calcext:value-type="float">
            <text:p>17071664435</text:p>
          </table:table-cell>
          <table:table-cell table:formula="of:=[.F1385]&gt;[.B13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90-s709804088c23925585.ukp</text:p>
          </table:table-cell>
          <table:table-cell office:value-type="float" office:value="36.98666" calcext:value-type="float">
            <text:p>36.98666</text:p>
          </table:table-cell>
          <table:table-cell office:value-type="float" office:value="36.98" calcext:value-type="float">
            <text:p>36.98</text:p>
          </table:table-cell>
          <table:table-cell office:value-type="float" office:value="40476" calcext:value-type="float">
            <text:p>40476</text:p>
          </table:table-cell>
          <table:table-cell office:value-type="float" office:value="4776340807" calcext:value-type="float">
            <text:p>4776340807</text:p>
          </table:table-cell>
          <table:table-cell office:value-type="float" office:value="60.94666" calcext:value-type="float">
            <text:p>60.94666</text:p>
          </table:table-cell>
          <table:table-cell office:value-type="float" office:value="60.92" calcext:value-type="float">
            <text:p>60.92</text:p>
          </table:table-cell>
          <table:table-cell office:value-type="float" office:value="46968" calcext:value-type="float">
            <text:p>46968</text:p>
          </table:table-cell>
          <table:table-cell office:value-type="float" office:value="4776340807" calcext:value-type="float">
            <text:p>4776340807</text:p>
          </table:table-cell>
          <table:table-cell table:formula="of:=[.F1386]&gt;[.B13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40-s158609986c75414573.ukp</text:p>
          </table:table-cell>
          <table:table-cell office:value-type="float" office:value="33.62" calcext:value-type="float">
            <text:p>33.62</text:p>
          </table:table-cell>
          <table:table-cell office:value-type="float" office:value="33.63" calcext:value-type="float">
            <text:p>33.63</text:p>
          </table:table-cell>
          <table:table-cell office:value-type="float" office:value="114808" calcext:value-type="float">
            <text:p>114808</text:p>
          </table:table-cell>
          <table:table-cell office:value-type="float" office:value="15151494406" calcext:value-type="float">
            <text:p>15151494406</text:p>
          </table:table-cell>
          <table:table-cell office:value-type="float" office:value="60.95999" calcext:value-type="float">
            <text:p>60.95999</text:p>
          </table:table-cell>
          <table:table-cell office:value-type="float" office:value="60.95" calcext:value-type="float">
            <text:p>60.95</text:p>
          </table:table-cell>
          <table:table-cell office:value-type="float" office:value="131792" calcext:value-type="float">
            <text:p>131792</text:p>
          </table:table-cell>
          <table:table-cell office:value-type="float" office:value="15151494406" calcext:value-type="float">
            <text:p>15151494406</text:p>
          </table:table-cell>
          <table:table-cell table:formula="of:=[.F1387]&gt;[.B13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33-s569207249c70427462.ukp</text:p>
          </table:table-cell>
          <table:table-cell office:value-type="float" office:value="14.99" calcext:value-type="float">
            <text:p>14.99</text:p>
          </table:table-cell>
          <table:table-cell office:value-type="float" office:value="15" calcext:value-type="float">
            <text:p>15</text:p>
          </table:table-cell>
          <table:table-cell office:value-type="float" office:value="89496" calcext:value-type="float">
            <text:p>89496</text:p>
          </table:table-cell>
          <table:table-cell office:value-type="float" office:value="14151881000" calcext:value-type="float">
            <text:p>14151881000</text:p>
          </table:table-cell>
          <table:table-cell office:value-type="float" office:value="61.10333" calcext:value-type="float">
            <text:p>61.10333</text:p>
          </table:table-cell>
          <table:table-cell office:value-type="float" office:value="61.09" calcext:value-type="float">
            <text:p>61.09</text:p>
          </table:table-cell>
          <table:table-cell office:value-type="float" office:value="109104" calcext:value-type="float">
            <text:p>109104</text:p>
          </table:table-cell>
          <table:table-cell office:value-type="float" office:value="14151881000" calcext:value-type="float">
            <text:p>14151881000</text:p>
          </table:table-cell>
          <table:table-cell table:formula="of:=[.F1388]&gt;[.B13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88-s679641345c38227553.ukp</text:p>
          </table:table-cell>
          <table:table-cell office:value-type="float" office:value="22.12666" calcext:value-type="float">
            <text:p>22.12666</text:p>
          </table:table-cell>
          <table:table-cell office:value-type="float" office:value="22.13" calcext:value-type="float">
            <text:p>22.13</text:p>
          </table:table-cell>
          <table:table-cell office:value-type="float" office:value="49080" calcext:value-type="float">
            <text:p>49080</text:p>
          </table:table-cell>
          <table:table-cell office:value-type="float" office:value="7689658901" calcext:value-type="float">
            <text:p>7689658901</text:p>
          </table:table-cell>
          <table:table-cell office:value-type="float" office:value="61.13333" calcext:value-type="float">
            <text:p>61.13333</text:p>
          </table:table-cell>
          <table:table-cell office:value-type="float" office:value="61.11" calcext:value-type="float">
            <text:p>61.11</text:p>
          </table:table-cell>
          <table:table-cell office:value-type="float" office:value="53084" calcext:value-type="float">
            <text:p>53084</text:p>
          </table:table-cell>
          <table:table-cell office:value-type="float" office:value="7689658901" calcext:value-type="float">
            <text:p>7689658901</text:p>
          </table:table-cell>
          <table:table-cell table:formula="of:=[.F1389]&gt;[.B13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95-s468077220c37972509.ukp</text:p>
          </table:table-cell>
          <table:table-cell office:value-type="float" office:value="14.92666" calcext:value-type="float">
            <text:p>14.92666</text:p>
          </table:table-cell>
          <table:table-cell office:value-type="float" office:value="14.93" calcext:value-type="float">
            <text:p>14.93</text:p>
          </table:table-cell>
          <table:table-cell office:value-type="float" office:value="28720" calcext:value-type="float">
            <text:p>28720</text:p>
          </table:table-cell>
          <table:table-cell office:value-type="float" office:value="7609417771" calcext:value-type="float">
            <text:p>7609417771</text:p>
          </table:table-cell>
          <table:table-cell office:value-type="float" office:value="61.16999" calcext:value-type="float">
            <text:p>61.16999</text:p>
          </table:table-cell>
          <table:table-cell office:value-type="float" office:value="61.15" calcext:value-type="float">
            <text:p>61.15</text:p>
          </table:table-cell>
          <table:table-cell office:value-type="float" office:value="40216" calcext:value-type="float">
            <text:p>40216</text:p>
          </table:table-cell>
          <table:table-cell office:value-type="float" office:value="7609417771" calcext:value-type="float">
            <text:p>7609417771</text:p>
          </table:table-cell>
          <table:table-cell table:formula="of:=[.F1390]&gt;[.B13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05-s142189552c80248273.ukp</text:p>
          </table:table-cell>
          <table:table-cell office:value-type="float" office:value="21.98333" calcext:value-type="float">
            <text:p>21.98333</text:p>
          </table:table-cell>
          <table:table-cell office:value-type="float" office:value="22" calcext:value-type="float">
            <text:p>22</text:p>
          </table:table-cell>
          <table:table-cell office:value-type="float" office:value="99296" calcext:value-type="float">
            <text:p>99296</text:p>
          </table:table-cell>
          <table:table-cell office:value-type="float" office:value="16125803802" calcext:value-type="float">
            <text:p>16125803802</text:p>
          </table:table-cell>
          <table:table-cell office:value-type="float" office:value="61.42666" calcext:value-type="float">
            <text:p>61.42666</text:p>
          </table:table-cell>
          <table:table-cell office:value-type="float" office:value="61.43" calcext:value-type="float">
            <text:p>61.43</text:p>
          </table:table-cell>
          <table:table-cell office:value-type="float" office:value="116704" calcext:value-type="float">
            <text:p>116704</text:p>
          </table:table-cell>
          <table:table-cell office:value-type="float" office:value="16125803802" calcext:value-type="float">
            <text:p>16125803802</text:p>
          </table:table-cell>
          <table:table-cell table:formula="of:=[.F1391]&gt;[.B13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09-s933939819c37381231.ukp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3" calcext:value-type="float">
            <text:p>0.03</text:p>
          </table:table-cell>
          <table:table-cell office:value-type="float" office:value="13376" calcext:value-type="float">
            <text:p>13376</text:p>
          </table:table-cell>
          <table:table-cell office:value-type="float" office:value="7532946587" calcext:value-type="float">
            <text:p>7532946587</text:p>
          </table:table-cell>
          <table:table-cell office:value-type="float" office:value="61.44666" calcext:value-type="float">
            <text:p>61.44666</text:p>
          </table:table-cell>
          <table:table-cell office:value-type="float" office:value="61.42" calcext:value-type="float">
            <text:p>61.42</text:p>
          </table:table-cell>
          <table:table-cell office:value-type="float" office:value="41584" calcext:value-type="float">
            <text:p>41584</text:p>
          </table:table-cell>
          <table:table-cell office:value-type="float" office:value="7532946587" calcext:value-type="float">
            <text:p>7532946587</text:p>
          </table:table-cell>
          <table:table-cell table:formula="of:=[.F1392]&gt;[.B13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23-s303164619c71797329.ukp</text:p>
          </table:table-cell>
          <table:table-cell office:value-type="float" office:value="9.98667" calcext:value-type="float">
            <text:p>9.98667</text:p>
          </table:table-cell>
          <table:table-cell office:value-type="float" office:value="10.01" calcext:value-type="float">
            <text:p>10.01</text:p>
          </table:table-cell>
          <table:table-cell office:value-type="float" office:value="85896" calcext:value-type="float">
            <text:p>85896</text:p>
          </table:table-cell>
          <table:table-cell office:value-type="float" office:value="14437051045" calcext:value-type="float">
            <text:p>14437051045</text:p>
          </table:table-cell>
          <table:table-cell office:value-type="float" office:value="61.45999" calcext:value-type="float">
            <text:p>61.45999</text:p>
          </table:table-cell>
          <table:table-cell office:value-type="float" office:value="61.46" calcext:value-type="float">
            <text:p>61.46</text:p>
          </table:table-cell>
          <table:table-cell office:value-type="float" office:value="154900" calcext:value-type="float">
            <text:p>154900</text:p>
          </table:table-cell>
          <table:table-cell office:value-type="float" office:value="14437051045" calcext:value-type="float">
            <text:p>14437051045</text:p>
          </table:table-cell>
          <table:table-cell table:formula="of:=[.F1393]&gt;[.B13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0-s731232778c13130598.ukp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9608" calcext:value-type="float">
            <text:p>9608</text:p>
          </table:table-cell>
          <table:table-cell office:value-type="float" office:value="2646192048" calcext:value-type="float">
            <text:p>2646192048</text:p>
          </table:table-cell>
          <table:table-cell office:value-type="float" office:value="61.53999" calcext:value-type="float">
            <text:p>61.53999</text:p>
          </table:table-cell>
          <table:table-cell office:value-type="float" office:value="61.5" calcext:value-type="float">
            <text:p>61.5</text:p>
          </table:table-cell>
          <table:table-cell office:value-type="float" office:value="33400" calcext:value-type="float">
            <text:p>33400</text:p>
          </table:table-cell>
          <table:table-cell office:value-type="float" office:value="2646192048" calcext:value-type="float">
            <text:p>2646192048</text:p>
          </table:table-cell>
          <table:table-cell table:formula="of:=[.F1394]&gt;[.B13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77-s289188356c3527901.ukp</text:p>
          </table:table-cell>
          <table:table-cell table:number-columns-repeated="2" office:value-type="float" office:value="29.09" calcext:value-type="float">
            <text:p>29.09</text:p>
          </table:table-cell>
          <table:table-cell office:value-type="float" office:value="21380" calcext:value-type="float">
            <text:p>21380</text:p>
          </table:table-cell>
          <table:table-cell office:value-type="float" office:value="659307290" calcext:value-type="float">
            <text:p>659307290</text:p>
          </table:table-cell>
          <table:table-cell office:value-type="float" office:value="61.75333" calcext:value-type="float">
            <text:p>61.75333</text:p>
          </table:table-cell>
          <table:table-cell office:value-type="float" office:value="61.72" calcext:value-type="float">
            <text:p>61.72</text:p>
          </table:table-cell>
          <table:table-cell office:value-type="float" office:value="23952" calcext:value-type="float">
            <text:p>23952</text:p>
          </table:table-cell>
          <table:table-cell office:value-type="float" office:value="659307290" calcext:value-type="float">
            <text:p>659307290</text:p>
          </table:table-cell>
          <table:table-cell table:formula="of:=[.F1395]&gt;[.B13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24-s233995869c13017855.ukp</text:p>
          </table:table-cell>
          <table:table-cell office:value-type="float" office:value="1.93333" calcext:value-type="float">
            <text:p>1.93333</text:p>
          </table:table-cell>
          <table:table-cell office:value-type="float" office:value="1.93" calcext:value-type="float">
            <text:p>1.93</text:p>
          </table:table-cell>
          <table:table-cell office:value-type="float" office:value="12312" calcext:value-type="float">
            <text:p>12312</text:p>
          </table:table-cell>
          <table:table-cell office:value-type="float" office:value="2601589528" calcext:value-type="float">
            <text:p>2601589528</text:p>
          </table:table-cell>
          <table:table-cell office:value-type="float" office:value="61.84666" calcext:value-type="float">
            <text:p>61.84666</text:p>
          </table:table-cell>
          <table:table-cell office:value-type="float" office:value="61.81" calcext:value-type="float">
            <text:p>61.81</text:p>
          </table:table-cell>
          <table:table-cell office:value-type="float" office:value="25400" calcext:value-type="float">
            <text:p>25400</text:p>
          </table:table-cell>
          <table:table-cell office:value-type="float" office:value="2601589528" calcext:value-type="float">
            <text:p>2601589528</text:p>
          </table:table-cell>
          <table:table-cell table:formula="of:=[.F1396]&gt;[.B13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77-s657896393c73061430.ukp</text:p>
          </table:table-cell>
          <table:table-cell office:value-type="float" office:value="22.43" calcext:value-type="float">
            <text:p>22.43</text:p>
          </table:table-cell>
          <table:table-cell office:value-type="float" office:value="22.44" calcext:value-type="float">
            <text:p>22.44</text:p>
          </table:table-cell>
          <table:table-cell office:value-type="float" office:value="153608" calcext:value-type="float">
            <text:p>153608</text:p>
          </table:table-cell>
          <table:table-cell office:value-type="float" office:value="14679023487" calcext:value-type="float">
            <text:p>14679023487</text:p>
          </table:table-cell>
          <table:table-cell office:value-type="float" office:value="61.89999" calcext:value-type="float">
            <text:p>61.89999</text:p>
          </table:table-cell>
          <table:table-cell office:value-type="float" office:value="61.94" calcext:value-type="float">
            <text:p>61.94</text:p>
          </table:table-cell>
          <table:table-cell office:value-type="float" office:value="194388" calcext:value-type="float">
            <text:p>194388</text:p>
          </table:table-cell>
          <table:table-cell office:value-type="float" office:value="14679023487" calcext:value-type="float">
            <text:p>14679023487</text:p>
          </table:table-cell>
          <table:table-cell table:formula="of:=[.F1397]&gt;[.B13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31-s687055819c25861629.ukp</text:p>
          </table:table-cell>
          <table:table-cell office:value-type="float" office:value="36.19333" calcext:value-type="float">
            <text:p>36.19333</text:p>
          </table:table-cell>
          <table:table-cell office:value-type="float" office:value="36.18" calcext:value-type="float">
            <text:p>36.18</text:p>
          </table:table-cell>
          <table:table-cell office:value-type="float" office:value="47716" calcext:value-type="float">
            <text:p>47716</text:p>
          </table:table-cell>
          <table:table-cell office:value-type="float" office:value="5162641124" calcext:value-type="float">
            <text:p>5162641124</text:p>
          </table:table-cell>
          <table:table-cell office:value-type="float" office:value="61.94333" calcext:value-type="float">
            <text:p>61.94333</text:p>
          </table:table-cell>
          <table:table-cell office:value-type="float" office:value="61.91" calcext:value-type="float">
            <text:p>61.91</text:p>
          </table:table-cell>
          <table:table-cell office:value-type="float" office:value="52844" calcext:value-type="float">
            <text:p>52844</text:p>
          </table:table-cell>
          <table:table-cell office:value-type="float" office:value="5162641124" calcext:value-type="float">
            <text:p>5162641124</text:p>
          </table:table-cell>
          <table:table-cell table:formula="of:=[.F1398]&gt;[.B13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21-s125393811c46701980.ukp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15236" calcext:value-type="float">
            <text:p>15236</text:p>
          </table:table-cell>
          <table:table-cell office:value-type="float" office:value="9412311587" calcext:value-type="float">
            <text:p>9412311587</text:p>
          </table:table-cell>
          <table:table-cell office:value-type="float" office:value="61.98666" calcext:value-type="float">
            <text:p>61.98666</text:p>
          </table:table-cell>
          <table:table-cell office:value-type="float" office:value="61.96" calcext:value-type="float">
            <text:p>61.96</text:p>
          </table:table-cell>
          <table:table-cell office:value-type="float" office:value="44796" calcext:value-type="float">
            <text:p>44796</text:p>
          </table:table-cell>
          <table:table-cell office:value-type="float" office:value="9412311587" calcext:value-type="float">
            <text:p>9412311587</text:p>
          </table:table-cell>
          <table:table-cell table:formula="of:=[.F1399]&gt;[.B13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84-s313927832c78848759.ukp</text:p>
          </table:table-cell>
          <table:table-cell office:value-type="float" office:value="2.87333" calcext:value-type="float">
            <text:p>2.87333</text:p>
          </table:table-cell>
          <table:table-cell office:value-type="float" office:value="2.88" calcext:value-type="float">
            <text:p>2.88</text:p>
          </table:table-cell>
          <table:table-cell office:value-type="float" office:value="27184" calcext:value-type="float">
            <text:p>27184</text:p>
          </table:table-cell>
          <table:table-cell office:value-type="float" office:value="15892095714" calcext:value-type="float">
            <text:p>15892095714</text:p>
          </table:table-cell>
          <table:table-cell office:value-type="float" office:value="62.08333" calcext:value-type="float">
            <text:p>62.08333</text:p>
          </table:table-cell>
          <table:table-cell office:value-type="float" office:value="62.08" calcext:value-type="float">
            <text:p>62.08</text:p>
          </table:table-cell>
          <table:table-cell office:value-type="float" office:value="80972" calcext:value-type="float">
            <text:p>80972</text:p>
          </table:table-cell>
          <table:table-cell office:value-type="float" office:value="15892095714" calcext:value-type="float">
            <text:p>15892095714</text:p>
          </table:table-cell>
          <table:table-cell table:formula="of:=[.F1400]&gt;[.B14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70-s865173399c70721795.ukp</text:p>
          </table:table-cell>
          <table:table-cell office:value-type="float" office:value="1.71667" calcext:value-type="float">
            <text:p>1.71667</text:p>
          </table:table-cell>
          <table:table-cell office:value-type="float" office:value="1.72" calcext:value-type="float">
            <text:p>1.72</text:p>
          </table:table-cell>
          <table:table-cell office:value-type="float" office:value="30700" calcext:value-type="float">
            <text:p>30700</text:p>
          </table:table-cell>
          <table:table-cell office:value-type="float" office:value="14242734951" calcext:value-type="float">
            <text:p>14242734951</text:p>
          </table:table-cell>
          <table:table-cell office:value-type="float" office:value="62.32999" calcext:value-type="float">
            <text:p>62.32999</text:p>
          </table:table-cell>
          <table:table-cell office:value-type="float" office:value="62.33" calcext:value-type="float">
            <text:p>62.33</text:p>
          </table:table-cell>
          <table:table-cell office:value-type="float" office:value="115552" calcext:value-type="float">
            <text:p>115552</text:p>
          </table:table-cell>
          <table:table-cell office:value-type="float" office:value="14242734951" calcext:value-type="float">
            <text:p>14242734951</text:p>
          </table:table-cell>
          <table:table-cell table:formula="of:=[.F1401]&gt;[.B14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8-s527753500c52694607.ukp</text:p>
          </table:table-cell>
          <table:table-cell office:value-type="float" office:value="10.82333" calcext:value-type="float">
            <text:p>10.82333</text:p>
          </table:table-cell>
          <table:table-cell office:value-type="float" office:value="10.82" calcext:value-type="float">
            <text:p>10.82</text:p>
          </table:table-cell>
          <table:table-cell office:value-type="float" office:value="50572" calcext:value-type="float">
            <text:p>50572</text:p>
          </table:table-cell>
          <table:table-cell office:value-type="float" office:value="10619706294" calcext:value-type="float">
            <text:p>10619706294</text:p>
          </table:table-cell>
          <table:table-cell office:value-type="float" office:value="62.33333" calcext:value-type="float">
            <text:p>62.33333</text:p>
          </table:table-cell>
          <table:table-cell office:value-type="float" office:value="62.32" calcext:value-type="float">
            <text:p>62.32</text:p>
          </table:table-cell>
          <table:table-cell office:value-type="float" office:value="88588" calcext:value-type="float">
            <text:p>88588</text:p>
          </table:table-cell>
          <table:table-cell office:value-type="float" office:value="10619706294" calcext:value-type="float">
            <text:p>10619706294</text:p>
          </table:table-cell>
          <table:table-cell table:formula="of:=[.F1402]&gt;[.B14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08-s95037918c77209306.ukp</text:p>
          </table:table-cell>
          <table:table-cell office:value-type="float" office:value="3.07667" calcext:value-type="float">
            <text:p>3.07667</text:p>
          </table:table-cell>
          <table:table-cell office:value-type="float" office:value="3.07" calcext:value-type="float">
            <text:p>3.07</text:p>
          </table:table-cell>
          <table:table-cell office:value-type="float" office:value="35904" calcext:value-type="float">
            <text:p>35904</text:p>
          </table:table-cell>
          <table:table-cell office:value-type="float" office:value="15538558851" calcext:value-type="float">
            <text:p>15538558851</text:p>
          </table:table-cell>
          <table:table-cell office:value-type="float" office:value="62.47333" calcext:value-type="float">
            <text:p>62.47333</text:p>
          </table:table-cell>
          <table:table-cell office:value-type="float" office:value="62.45" calcext:value-type="float">
            <text:p>62.45</text:p>
          </table:table-cell>
          <table:table-cell office:value-type="float" office:value="74452" calcext:value-type="float">
            <text:p>74452</text:p>
          </table:table-cell>
          <table:table-cell office:value-type="float" office:value="15538558851" calcext:value-type="float">
            <text:p>15538558851</text:p>
          </table:table-cell>
          <table:table-cell table:formula="of:=[.F1403]&gt;[.B14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51-s718716699c89340071.ukp</text:p>
          </table:table-cell>
          <table:table-cell office:value-type="float" office:value="37.54666" calcext:value-type="float">
            <text:p>37.54666</text:p>
          </table:table-cell>
          <table:table-cell office:value-type="float" office:value="37.53" calcext:value-type="float">
            <text:p>37.53</text:p>
          </table:table-cell>
          <table:table-cell office:value-type="float" office:value="104208" calcext:value-type="float">
            <text:p>104208</text:p>
          </table:table-cell>
          <table:table-cell office:value-type="float" office:value="17956806682" calcext:value-type="float">
            <text:p>17956806682</text:p>
          </table:table-cell>
          <table:table-cell office:value-type="float" office:value="62.50666" calcext:value-type="float">
            <text:p>62.50666</text:p>
          </table:table-cell>
          <table:table-cell office:value-type="float" office:value="62.48" calcext:value-type="float">
            <text:p>62.48</text:p>
          </table:table-cell>
          <table:table-cell office:value-type="float" office:value="104008" calcext:value-type="float">
            <text:p>104008</text:p>
          </table:table-cell>
          <table:table-cell office:value-type="float" office:value="17956806682" calcext:value-type="float">
            <text:p>17956806682</text:p>
          </table:table-cell>
          <table:table-cell table:formula="of:=[.F1404]&gt;[.B14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9-s808826180c78733090.ukp</text:p>
          </table:table-cell>
          <table:table-cell office:value-type="float" office:value="16.14333" calcext:value-type="float">
            <text:p>16.14333</text:p>
          </table:table-cell>
          <table:table-cell office:value-type="float" office:value="16.15" calcext:value-type="float">
            <text:p>16.15</text:p>
          </table:table-cell>
          <table:table-cell office:value-type="float" office:value="87476" calcext:value-type="float">
            <text:p>87476</text:p>
          </table:table-cell>
          <table:table-cell office:value-type="float" office:value="15843413187" calcext:value-type="float">
            <text:p>15843413187</text:p>
          </table:table-cell>
          <table:table-cell office:value-type="float" office:value="62.57333" calcext:value-type="float">
            <text:p>62.57333</text:p>
          </table:table-cell>
          <table:table-cell office:value-type="float" office:value="62.53" calcext:value-type="float">
            <text:p>62.53</text:p>
          </table:table-cell>
          <table:table-cell office:value-type="float" office:value="102440" calcext:value-type="float">
            <text:p>102440</text:p>
          </table:table-cell>
          <table:table-cell office:value-type="float" office:value="15843413187" calcext:value-type="float">
            <text:p>15843413187</text:p>
          </table:table-cell>
          <table:table-cell table:formula="of:=[.F1405]&gt;[.B14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5-s889293313c63466318.ukp</text:p>
          </table:table-cell>
          <table:table-cell office:value-type="float" office:value="5.18667" calcext:value-type="float">
            <text:p>5.18667</text:p>
          </table:table-cell>
          <table:table-cell office:value-type="float" office:value="5.19" calcext:value-type="float">
            <text:p>5.19</text:p>
          </table:table-cell>
          <table:table-cell office:value-type="float" office:value="48660" calcext:value-type="float">
            <text:p>48660</text:p>
          </table:table-cell>
          <table:table-cell office:value-type="float" office:value="12761164425" calcext:value-type="float">
            <text:p>12761164425</text:p>
          </table:table-cell>
          <table:table-cell office:value-type="float" office:value="62.58333" calcext:value-type="float">
            <text:p>62.58333</text:p>
          </table:table-cell>
          <table:table-cell office:value-type="float" office:value="62.57" calcext:value-type="float">
            <text:p>62.57</text:p>
          </table:table-cell>
          <table:table-cell office:value-type="float" office:value="86152" calcext:value-type="float">
            <text:p>86152</text:p>
          </table:table-cell>
          <table:table-cell office:value-type="float" office:value="12761164425" calcext:value-type="float">
            <text:p>12761164425</text:p>
          </table:table-cell>
          <table:table-cell table:formula="of:=[.F1406]&gt;[.B14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76-s989609714c56831821.ukp</text:p>
          </table:table-cell>
          <table:table-cell table:number-columns-repeated="2" office:value-type="float" office:value="13.66" calcext:value-type="float">
            <text:p>13.66</text:p>
          </table:table-cell>
          <table:table-cell office:value-type="float" office:value="39416" calcext:value-type="float">
            <text:p>39416</text:p>
          </table:table-cell>
          <table:table-cell office:value-type="float" office:value="11409406972" calcext:value-type="float">
            <text:p>11409406972</text:p>
          </table:table-cell>
          <table:table-cell office:value-type="float" office:value="62.66999" calcext:value-type="float">
            <text:p>62.66999</text:p>
          </table:table-cell>
          <table:table-cell office:value-type="float" office:value="62.65" calcext:value-type="float">
            <text:p>62.65</text:p>
          </table:table-cell>
          <table:table-cell office:value-type="float" office:value="48928" calcext:value-type="float">
            <text:p>48928</text:p>
          </table:table-cell>
          <table:table-cell office:value-type="float" office:value="11409406972" calcext:value-type="float">
            <text:p>11409406972</text:p>
          </table:table-cell>
          <table:table-cell table:formula="of:=[.F1407]&gt;[.B14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20-s32041991c53260098.ukp</text:p>
          </table:table-cell>
          <table:table-cell office:value-type="float" office:value="8.61333" calcext:value-type="float">
            <text:p>8.61333</text:p>
          </table:table-cell>
          <table:table-cell office:value-type="float" office:value="8.62" calcext:value-type="float">
            <text:p>8.62</text:p>
          </table:table-cell>
          <table:table-cell office:value-type="float" office:value="62524" calcext:value-type="float">
            <text:p>62524</text:p>
          </table:table-cell>
          <table:table-cell office:value-type="float" office:value="10697410147" calcext:value-type="float">
            <text:p>10697410147</text:p>
          </table:table-cell>
          <table:table-cell office:value-type="float" office:value="62.69666" calcext:value-type="float">
            <text:p>62.69666</text:p>
          </table:table-cell>
          <table:table-cell office:value-type="float" office:value="62.66" calcext:value-type="float">
            <text:p>62.66</text:p>
          </table:table-cell>
          <table:table-cell office:value-type="float" office:value="82184" calcext:value-type="float">
            <text:p>82184</text:p>
          </table:table-cell>
          <table:table-cell office:value-type="float" office:value="10697410147" calcext:value-type="float">
            <text:p>10697410147</text:p>
          </table:table-cell>
          <table:table-cell table:formula="of:=[.F1408]&gt;[.B14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96-s623091554c26086675.ukp</text:p>
          </table:table-cell>
          <table:table-cell table:number-columns-repeated="2" office:value-type="float" office:value="6.94" calcext:value-type="float">
            <text:p>6.94</text:p>
          </table:table-cell>
          <table:table-cell office:value-type="float" office:value="25676" calcext:value-type="float">
            <text:p>25676</text:p>
          </table:table-cell>
          <table:table-cell office:value-type="float" office:value="5226452435" calcext:value-type="float">
            <text:p>5226452435</text:p>
          </table:table-cell>
          <table:table-cell office:value-type="float" office:value="62.70666" calcext:value-type="float">
            <text:p>62.70666</text:p>
          </table:table-cell>
          <table:table-cell office:value-type="float" office:value="62.67" calcext:value-type="float">
            <text:p>62.67</text:p>
          </table:table-cell>
          <table:table-cell office:value-type="float" office:value="46760" calcext:value-type="float">
            <text:p>46760</text:p>
          </table:table-cell>
          <table:table-cell office:value-type="float" office:value="5226452435" calcext:value-type="float">
            <text:p>5226452435</text:p>
          </table:table-cell>
          <table:table-cell table:formula="of:=[.F1409]&gt;[.B14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88-s725950929c19827194.ukp</text:p>
          </table:table-cell>
          <table:table-cell office:value-type="float" office:value="15.52333" calcext:value-type="float">
            <text:p>15.52333</text:p>
          </table:table-cell>
          <table:table-cell office:value-type="float" office:value="15.52" calcext:value-type="float">
            <text:p>15.52</text:p>
          </table:table-cell>
          <table:table-cell office:value-type="float" office:value="33880" calcext:value-type="float">
            <text:p>33880</text:p>
          </table:table-cell>
          <table:table-cell office:value-type="float" office:value="3948740779" calcext:value-type="float">
            <text:p>3948740779</text:p>
          </table:table-cell>
          <table:table-cell office:value-type="float" office:value="62.76999" calcext:value-type="float">
            <text:p>62.76999</text:p>
          </table:table-cell>
          <table:table-cell office:value-type="float" office:value="62.75" calcext:value-type="float">
            <text:p>62.75</text:p>
          </table:table-cell>
          <table:table-cell office:value-type="float" office:value="41580" calcext:value-type="float">
            <text:p>41580</text:p>
          </table:table-cell>
          <table:table-cell office:value-type="float" office:value="3948740779" calcext:value-type="float">
            <text:p>3948740779</text:p>
          </table:table-cell>
          <table:table-cell table:formula="of:=[.F1410]&gt;[.B14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46-s691792251c52329650.ukp</text:p>
          </table:table-cell>
          <table:table-cell office:value-type="float" office:value="11.05" calcext:value-type="float">
            <text:p>11.05</text:p>
          </table:table-cell>
          <table:table-cell office:value-type="float" office:value="11.06" calcext:value-type="float">
            <text:p>11.06</text:p>
          </table:table-cell>
          <table:table-cell office:value-type="float" office:value="54944" calcext:value-type="float">
            <text:p>54944</text:p>
          </table:table-cell>
          <table:table-cell office:value-type="float" office:value="10508929046" calcext:value-type="float">
            <text:p>10508929046</text:p>
          </table:table-cell>
          <table:table-cell office:value-type="float" office:value="62.88333" calcext:value-type="float">
            <text:p>62.88333</text:p>
          </table:table-cell>
          <table:table-cell office:value-type="float" office:value="62.86" calcext:value-type="float">
            <text:p>62.86</text:p>
          </table:table-cell>
          <table:table-cell office:value-type="float" office:value="72844" calcext:value-type="float">
            <text:p>72844</text:p>
          </table:table-cell>
          <table:table-cell office:value-type="float" office:value="10508929046" calcext:value-type="float">
            <text:p>10508929046</text:p>
          </table:table-cell>
          <table:table-cell table:formula="of:=[.F1411]&gt;[.B14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63-s825928988c39098858.ukp</text:p>
          </table:table-cell>
          <table:table-cell office:value-type="float" office:value="8.53667" calcext:value-type="float">
            <text:p>8.53667</text:p>
          </table:table-cell>
          <table:table-cell office:value-type="float" office:value="8.53" calcext:value-type="float">
            <text:p>8.53</text:p>
          </table:table-cell>
          <table:table-cell office:value-type="float" office:value="30944" calcext:value-type="float">
            <text:p>30944</text:p>
          </table:table-cell>
          <table:table-cell office:value-type="float" office:value="7841923433" calcext:value-type="float">
            <text:p>7841923433</text:p>
          </table:table-cell>
          <table:table-cell office:value-type="float" office:value="62.89666" calcext:value-type="float">
            <text:p>62.89666</text:p>
          </table:table-cell>
          <table:table-cell office:value-type="float" office:value="62.88" calcext:value-type="float">
            <text:p>62.88</text:p>
          </table:table-cell>
          <table:table-cell office:value-type="float" office:value="42416" calcext:value-type="float">
            <text:p>42416</text:p>
          </table:table-cell>
          <table:table-cell office:value-type="float" office:value="7841923433" calcext:value-type="float">
            <text:p>7841923433</text:p>
          </table:table-cell>
          <table:table-cell table:formula="of:=[.F1412]&gt;[.B14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02-s856354096c28540646.ukp</text:p>
          </table:table-cell>
          <table:table-cell table:number-columns-repeated="2" office:value-type="float" office:value="10.56" calcext:value-type="float">
            <text:p>10.56</text:p>
          </table:table-cell>
          <table:table-cell office:value-type="float" office:value="58848" calcext:value-type="float">
            <text:p>58848</text:p>
          </table:table-cell>
          <table:table-cell office:value-type="float" office:value="5714771350" calcext:value-type="float">
            <text:p>5714771350</text:p>
          </table:table-cell>
          <table:table-cell office:value-type="float" office:value="62.91999" calcext:value-type="float">
            <text:p>62.91999</text:p>
          </table:table-cell>
          <table:table-cell office:value-type="float" office:value="62.9" calcext:value-type="float">
            <text:p>62.9</text:p>
          </table:table-cell>
          <table:table-cell office:value-type="float" office:value="77868" calcext:value-type="float">
            <text:p>77868</text:p>
          </table:table-cell>
          <table:table-cell office:value-type="float" office:value="5714771350" calcext:value-type="float">
            <text:p>5714771350</text:p>
          </table:table-cell>
          <table:table-cell table:formula="of:=[.F1413]&gt;[.B14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07-s396803529c25684139.ukp</text:p>
          </table:table-cell>
          <table:table-cell office:value-type="float" office:value="20.07666" calcext:value-type="float">
            <text:p>20.07666</text:p>
          </table:table-cell>
          <table:table-cell office:value-type="float" office:value="20.08" calcext:value-type="float">
            <text:p>20.08</text:p>
          </table:table-cell>
          <table:table-cell office:value-type="float" office:value="42020" calcext:value-type="float">
            <text:p>42020</text:p>
          </table:table-cell>
          <table:table-cell office:value-type="float" office:value="5129396870" calcext:value-type="float">
            <text:p>5129396870</text:p>
          </table:table-cell>
          <table:table-cell office:value-type="float" office:value="62.93333" calcext:value-type="float">
            <text:p>62.93333</text:p>
          </table:table-cell>
          <table:table-cell office:value-type="float" office:value="62.9" calcext:value-type="float">
            <text:p>62.9</text:p>
          </table:table-cell>
          <table:table-cell office:value-type="float" office:value="46432" calcext:value-type="float">
            <text:p>46432</text:p>
          </table:table-cell>
          <table:table-cell office:value-type="float" office:value="5129396870" calcext:value-type="float">
            <text:p>5129396870</text:p>
          </table:table-cell>
          <table:table-cell table:formula="of:=[.F1414]&gt;[.B14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40-s213174395c9740317.ukp</text:p>
          </table:table-cell>
          <table:table-cell office:value-type="float" office:value="22.97333" calcext:value-type="float">
            <text:p>22.97333</text:p>
          </table:table-cell>
          <table:table-cell office:value-type="float" office:value="22.97" calcext:value-type="float">
            <text:p>22.97</text:p>
          </table:table-cell>
          <table:table-cell office:value-type="float" office:value="23080" calcext:value-type="float">
            <text:p>23080</text:p>
          </table:table-cell>
          <table:table-cell office:value-type="float" office:value="1915585235" calcext:value-type="float">
            <text:p>1915585235</text:p>
          </table:table-cell>
          <table:table-cell office:value-type="float" office:value="62.96666" calcext:value-type="float">
            <text:p>62.96666</text:p>
          </table:table-cell>
          <table:table-cell office:value-type="float" office:value="62.96" calcext:value-type="float">
            <text:p>62.96</text:p>
          </table:table-cell>
          <table:table-cell office:value-type="float" office:value="26396" calcext:value-type="float">
            <text:p>26396</text:p>
          </table:table-cell>
          <table:table-cell office:value-type="float" office:value="1915585235" calcext:value-type="float">
            <text:p>1915585235</text:p>
          </table:table-cell>
          <table:table-cell table:formula="of:=[.F1415]&gt;[.B14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0-s199607488c47897810.ukp</text:p>
          </table:table-cell>
          <table:table-cell office:value-type="float" office:value="38.02333" calcext:value-type="float">
            <text:p>38.02333</text:p>
          </table:table-cell>
          <table:table-cell office:value-type="float" office:value="38" calcext:value-type="float">
            <text:p>38</text:p>
          </table:table-cell>
          <table:table-cell office:value-type="float" office:value="90124" calcext:value-type="float">
            <text:p>90124</text:p>
          </table:table-cell>
          <table:table-cell office:value-type="float" office:value="9602304553" calcext:value-type="float">
            <text:p>9602304553</text:p>
          </table:table-cell>
          <table:table-cell office:value-type="float" office:value="63.00999" calcext:value-type="float">
            <text:p>63.00999</text:p>
          </table:table-cell>
          <table:table-cell office:value-type="float" office:value="62.98" calcext:value-type="float">
            <text:p>62.98</text:p>
          </table:table-cell>
          <table:table-cell office:value-type="float" office:value="89548" calcext:value-type="float">
            <text:p>89548</text:p>
          </table:table-cell>
          <table:table-cell office:value-type="float" office:value="9602304553" calcext:value-type="float">
            <text:p>9602304553</text:p>
          </table:table-cell>
          <table:table-cell table:formula="of:=[.F1416]&gt;[.B14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39-s462789496c58377371.ukp</text:p>
          </table:table-cell>
          <table:table-cell office:value-type="float" office:value="4.11667" calcext:value-type="float">
            <text:p>4.11667</text:p>
          </table:table-cell>
          <table:table-cell office:value-type="float" office:value="4.12" calcext:value-type="float">
            <text:p>4.12</text:p>
          </table:table-cell>
          <table:table-cell office:value-type="float" office:value="23844" calcext:value-type="float">
            <text:p>23844</text:p>
          </table:table-cell>
          <table:table-cell office:value-type="float" office:value="11736051448" calcext:value-type="float">
            <text:p>11736051448</text:p>
          </table:table-cell>
          <table:table-cell office:value-type="float" office:value="63.00999" calcext:value-type="float">
            <text:p>63.00999</text:p>
          </table:table-cell>
          <table:table-cell office:value-type="float" office:value="62.99" calcext:value-type="float">
            <text:p>62.99</text:p>
          </table:table-cell>
          <table:table-cell office:value-type="float" office:value="46076" calcext:value-type="float">
            <text:p>46076</text:p>
          </table:table-cell>
          <table:table-cell office:value-type="float" office:value="11736051448" calcext:value-type="float">
            <text:p>11736051448</text:p>
          </table:table-cell>
          <table:table-cell table:formula="of:=[.F1417]&gt;[.B14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5-s199811851c12031782.ukp</text:p>
          </table:table-cell>
          <table:table-cell office:value-type="float" office:value="3.43333" calcext:value-type="float">
            <text:p>3.43333</text:p>
          </table:table-cell>
          <table:table-cell office:value-type="float" office:value="3.43" calcext:value-type="float">
            <text:p>3.43</text:p>
          </table:table-cell>
          <table:table-cell office:value-type="float" office:value="16308" calcext:value-type="float">
            <text:p>16308</text:p>
          </table:table-cell>
          <table:table-cell office:value-type="float" office:value="2409849321" calcext:value-type="float">
            <text:p>2409849321</text:p>
          </table:table-cell>
          <table:table-cell office:value-type="float" office:value="63.11999" calcext:value-type="float">
            <text:p>63.11999</text:p>
          </table:table-cell>
          <table:table-cell office:value-type="float" office:value="63.11" calcext:value-type="float">
            <text:p>63.11</text:p>
          </table:table-cell>
          <table:table-cell office:value-type="float" office:value="33312" calcext:value-type="float">
            <text:p>33312</text:p>
          </table:table-cell>
          <table:table-cell office:value-type="float" office:value="2409849321" calcext:value-type="float">
            <text:p>2409849321</text:p>
          </table:table-cell>
          <table:table-cell table:formula="of:=[.F1418]&gt;[.B14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03-s203350890c83532511.ukp</text:p>
          </table:table-cell>
          <table:table-cell office:value-type="float" office:value="17.86666" calcext:value-type="float">
            <text:p>17.86666</text:p>
          </table:table-cell>
          <table:table-cell office:value-type="float" office:value="17.87" calcext:value-type="float">
            <text:p>17.87</text:p>
          </table:table-cell>
          <table:table-cell office:value-type="float" office:value="89384" calcext:value-type="float">
            <text:p>89384</text:p>
          </table:table-cell>
          <table:table-cell office:value-type="float" office:value="16791641329" calcext:value-type="float">
            <text:p>16791641329</text:p>
          </table:table-cell>
          <table:table-cell office:value-type="float" office:value="63.16333" calcext:value-type="float">
            <text:p>63.16333</text:p>
          </table:table-cell>
          <table:table-cell office:value-type="float" office:value="63.13" calcext:value-type="float">
            <text:p>63.13</text:p>
          </table:table-cell>
          <table:table-cell office:value-type="float" office:value="114536" calcext:value-type="float">
            <text:p>114536</text:p>
          </table:table-cell>
          <table:table-cell office:value-type="float" office:value="16791641329" calcext:value-type="float">
            <text:p>16791641329</text:p>
          </table:table-cell>
          <table:table-cell table:formula="of:=[.F1419]&gt;[.B14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32-s174617445c91987958.ukp</text:p>
          </table:table-cell>
          <table:table-cell table:number-columns-repeated="2" office:value-type="float" office:value="18.84" calcext:value-type="float">
            <text:p>18.84</text:p>
          </table:table-cell>
          <table:table-cell office:value-type="float" office:value="58272" calcext:value-type="float">
            <text:p>58272</text:p>
          </table:table-cell>
          <table:table-cell office:value-type="float" office:value="18537513603" calcext:value-type="float">
            <text:p>18537513603</text:p>
          </table:table-cell>
          <table:table-cell office:value-type="float" office:value="63.17333" calcext:value-type="float">
            <text:p>63.17333</text:p>
          </table:table-cell>
          <table:table-cell office:value-type="float" office:value="63.16" calcext:value-type="float">
            <text:p>63.16</text:p>
          </table:table-cell>
          <table:table-cell office:value-type="float" office:value="69928" calcext:value-type="float">
            <text:p>69928</text:p>
          </table:table-cell>
          <table:table-cell office:value-type="float" office:value="18537513603" calcext:value-type="float">
            <text:p>18537513603</text:p>
          </table:table-cell>
          <table:table-cell table:formula="of:=[.F1420]&gt;[.B14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6-s221755733c31287203.ukp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12896" calcext:value-type="float">
            <text:p>12896</text:p>
          </table:table-cell>
          <table:table-cell office:value-type="float" office:value="6302830157" calcext:value-type="float">
            <text:p>6302830157</text:p>
          </table:table-cell>
          <table:table-cell office:value-type="float" office:value="63.17999" calcext:value-type="float">
            <text:p>63.17999</text:p>
          </table:table-cell>
          <table:table-cell office:value-type="float" office:value="63.14" calcext:value-type="float">
            <text:p>63.14</text:p>
          </table:table-cell>
          <table:table-cell office:value-type="float" office:value="61152" calcext:value-type="float">
            <text:p>61152</text:p>
          </table:table-cell>
          <table:table-cell office:value-type="float" office:value="6302830157" calcext:value-type="float">
            <text:p>6302830157</text:p>
          </table:table-cell>
          <table:table-cell table:formula="of:=[.F1421]&gt;[.B14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27-s214618533c91555197.ukp</text:p>
          </table:table-cell>
          <table:table-cell office:value-type="float" office:value="4.21333" calcext:value-type="float">
            <text:p>4.21333</text:p>
          </table:table-cell>
          <table:table-cell office:value-type="float" office:value="4.22" calcext:value-type="float">
            <text:p>4.22</text:p>
          </table:table-cell>
          <table:table-cell office:value-type="float" office:value="36548" calcext:value-type="float">
            <text:p>36548</text:p>
          </table:table-cell>
          <table:table-cell office:value-type="float" office:value="18451380910" calcext:value-type="float">
            <text:p>18451380910</text:p>
          </table:table-cell>
          <table:table-cell office:value-type="float" office:value="63.27666" calcext:value-type="float">
            <text:p>63.27666</text:p>
          </table:table-cell>
          <table:table-cell office:value-type="float" office:value="63.24" calcext:value-type="float">
            <text:p>63.24</text:p>
          </table:table-cell>
          <table:table-cell office:value-type="float" office:value="172524" calcext:value-type="float">
            <text:p>172524</text:p>
          </table:table-cell>
          <table:table-cell office:value-type="float" office:value="18451380910" calcext:value-type="float">
            <text:p>18451380910</text:p>
          </table:table-cell>
          <table:table-cell table:formula="of:=[.F1422]&gt;[.B14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6-s90924128c44036015.ukp</text:p>
          </table:table-cell>
          <table:table-cell office:value-type="float" office:value="32.80666" calcext:value-type="float">
            <text:p>32.80666</text:p>
          </table:table-cell>
          <table:table-cell office:value-type="float" office:value="32.79" calcext:value-type="float">
            <text:p>32.79</text:p>
          </table:table-cell>
          <table:table-cell office:value-type="float" office:value="56508" calcext:value-type="float">
            <text:p>56508</text:p>
          </table:table-cell>
          <table:table-cell office:value-type="float" office:value="8825439085" calcext:value-type="float">
            <text:p>8825439085</text:p>
          </table:table-cell>
          <table:table-cell office:value-type="float" office:value="63.28666" calcext:value-type="float">
            <text:p>63.28666</text:p>
          </table:table-cell>
          <table:table-cell office:value-type="float" office:value="63.26" calcext:value-type="float">
            <text:p>63.26</text:p>
          </table:table-cell>
          <table:table-cell office:value-type="float" office:value="59764" calcext:value-type="float">
            <text:p>59764</text:p>
          </table:table-cell>
          <table:table-cell office:value-type="float" office:value="8825439085" calcext:value-type="float">
            <text:p>8825439085</text:p>
          </table:table-cell>
          <table:table-cell table:formula="of:=[.F1423]&gt;[.B14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86-s363374108c31485764.ukp</text:p>
          </table:table-cell>
          <table:table-cell office:value-type="float" office:value="4.18333" calcext:value-type="float">
            <text:p>4.18333</text:p>
          </table:table-cell>
          <table:table-cell office:value-type="float" office:value="4.19" calcext:value-type="float">
            <text:p>4.19</text:p>
          </table:table-cell>
          <table:table-cell office:value-type="float" office:value="31968" calcext:value-type="float">
            <text:p>31968</text:p>
          </table:table-cell>
          <table:table-cell office:value-type="float" office:value="6317538774" calcext:value-type="float">
            <text:p>6317538774</text:p>
          </table:table-cell>
          <table:table-cell office:value-type="float" office:value="63.38666" calcext:value-type="float">
            <text:p>63.38666</text:p>
          </table:table-cell>
          <table:table-cell office:value-type="float" office:value="63.35" calcext:value-type="float">
            <text:p>63.35</text:p>
          </table:table-cell>
          <table:table-cell office:value-type="float" office:value="52840" calcext:value-type="float">
            <text:p>52840</text:p>
          </table:table-cell>
          <table:table-cell office:value-type="float" office:value="6317538774" calcext:value-type="float">
            <text:p>6317538774</text:p>
          </table:table-cell>
          <table:table-cell table:formula="of:=[.F1424]&gt;[.B14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66-s358801221c89758410.ukp</text:p>
          </table:table-cell>
          <table:table-cell office:value-type="float" office:value="4.51" calcext:value-type="float">
            <text:p>4.51</text:p>
          </table:table-cell>
          <table:table-cell office:value-type="float" office:value="4.52" calcext:value-type="float">
            <text:p>4.52</text:p>
          </table:table-cell>
          <table:table-cell office:value-type="float" office:value="33920" calcext:value-type="float">
            <text:p>33920</text:p>
          </table:table-cell>
          <table:table-cell office:value-type="float" office:value="18059621840" calcext:value-type="float">
            <text:p>18059621840</text:p>
          </table:table-cell>
          <table:table-cell office:value-type="float" office:value="63.39333" calcext:value-type="float">
            <text:p>63.39333</text:p>
          </table:table-cell>
          <table:table-cell office:value-type="float" office:value="63.36" calcext:value-type="float">
            <text:p>63.36</text:p>
          </table:table-cell>
          <table:table-cell office:value-type="float" office:value="61460" calcext:value-type="float">
            <text:p>61460</text:p>
          </table:table-cell>
          <table:table-cell office:value-type="float" office:value="18059621840" calcext:value-type="float">
            <text:p>18059621840</text:p>
          </table:table-cell>
          <table:table-cell table:formula="of:=[.F1425]&gt;[.B14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93-s98451920c76126382.ukp</text:p>
          </table:table-cell>
          <table:table-cell office:value-type="float" office:value="9.40667" calcext:value-type="float">
            <text:p>9.40667</text:p>
          </table:table-cell>
          <table:table-cell office:value-type="float" office:value="9.41" calcext:value-type="float">
            <text:p>9.41</text:p>
          </table:table-cell>
          <table:table-cell office:value-type="float" office:value="45060" calcext:value-type="float">
            <text:p>45060</text:p>
          </table:table-cell>
          <table:table-cell office:value-type="float" office:value="15341137708" calcext:value-type="float">
            <text:p>15341137708</text:p>
          </table:table-cell>
          <table:table-cell office:value-type="float" office:value="63.43333" calcext:value-type="float">
            <text:p>63.43333</text:p>
          </table:table-cell>
          <table:table-cell office:value-type="float" office:value="63.42" calcext:value-type="float">
            <text:p>63.42</text:p>
          </table:table-cell>
          <table:table-cell office:value-type="float" office:value="114592" calcext:value-type="float">
            <text:p>114592</text:p>
          </table:table-cell>
          <table:table-cell office:value-type="float" office:value="15341137708" calcext:value-type="float">
            <text:p>15341137708</text:p>
          </table:table-cell>
          <table:table-cell table:formula="of:=[.F1426]&gt;[.B14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59-s941705476c10049128.ukp</text:p>
          </table:table-cell>
          <table:table-cell office:value-type="float" office:value="0.44667" calcext:value-type="float">
            <text:p>0.44667</text:p>
          </table:table-cell>
          <table:table-cell office:value-type="float" office:value="0.45" calcext:value-type="float">
            <text:p>0.45</text:p>
          </table:table-cell>
          <table:table-cell office:value-type="float" office:value="9304" calcext:value-type="float">
            <text:p>9304</text:p>
          </table:table-cell>
          <table:table-cell office:value-type="float" office:value="2016129519" calcext:value-type="float">
            <text:p>2016129519</text:p>
          </table:table-cell>
          <table:table-cell office:value-type="float" office:value="63.68666" calcext:value-type="float">
            <text:p>63.68666</text:p>
          </table:table-cell>
          <table:table-cell office:value-type="float" office:value="63.66" calcext:value-type="float">
            <text:p>63.66</text:p>
          </table:table-cell>
          <table:table-cell office:value-type="float" office:value="29724" calcext:value-type="float">
            <text:p>29724</text:p>
          </table:table-cell>
          <table:table-cell office:value-type="float" office:value="2016129519" calcext:value-type="float">
            <text:p>2016129519</text:p>
          </table:table-cell>
          <table:table-cell table:formula="of:=[.F1427]&gt;[.B14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10-s809677775c26432624.ukp</text:p>
          </table:table-cell>
          <table:table-cell table:number-columns-repeated="2" office:value-type="float" office:value="3.51" calcext:value-type="float">
            <text:p>3.51</text:p>
          </table:table-cell>
          <table:table-cell office:value-type="float" office:value="16140" calcext:value-type="float">
            <text:p>16140</text:p>
          </table:table-cell>
          <table:table-cell office:value-type="float" office:value="5298838372" calcext:value-type="float">
            <text:p>5298838372</text:p>
          </table:table-cell>
          <table:table-cell office:value-type="float" office:value="63.73666" calcext:value-type="float">
            <text:p>63.73666</text:p>
          </table:table-cell>
          <table:table-cell office:value-type="float" office:value="63.73" calcext:value-type="float">
            <text:p>63.73</text:p>
          </table:table-cell>
          <table:table-cell office:value-type="float" office:value="30048" calcext:value-type="float">
            <text:p>30048</text:p>
          </table:table-cell>
          <table:table-cell office:value-type="float" office:value="5298838372" calcext:value-type="float">
            <text:p>5298838372</text:p>
          </table:table-cell>
          <table:table-cell table:formula="of:=[.F1428]&gt;[.B14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06-s331409890c53429549.ukp</text:p>
          </table:table-cell>
          <table:table-cell office:value-type="float" office:value="0.44333" calcext:value-type="float">
            <text:p>0.44333</text:p>
          </table:table-cell>
          <table:table-cell office:value-type="float" office:value="0.45" calcext:value-type="float">
            <text:p>0.45</text:p>
          </table:table-cell>
          <table:table-cell office:value-type="float" office:value="14664" calcext:value-type="float">
            <text:p>14664</text:p>
          </table:table-cell>
          <table:table-cell office:value-type="float" office:value="10764124888" calcext:value-type="float">
            <text:p>10764124888</text:p>
          </table:table-cell>
          <table:table-cell office:value-type="float" office:value="63.76666" calcext:value-type="float">
            <text:p>63.76666</text:p>
          </table:table-cell>
          <table:table-cell office:value-type="float" office:value="63.76" calcext:value-type="float">
            <text:p>63.76</text:p>
          </table:table-cell>
          <table:table-cell office:value-type="float" office:value="115092" calcext:value-type="float">
            <text:p>115092</text:p>
          </table:table-cell>
          <table:table-cell office:value-type="float" office:value="10764124888" calcext:value-type="float">
            <text:p>10764124888</text:p>
          </table:table-cell>
          <table:table-cell table:formula="of:=[.F1429]&gt;[.B14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1-s669712253c80951944.ukp</text:p>
          </table:table-cell>
          <table:table-cell office:value-type="float" office:value="6.59667" calcext:value-type="float">
            <text:p>6.59667</text:p>
          </table:table-cell>
          <table:table-cell office:value-type="float" office:value="6.62" calcext:value-type="float">
            <text:p>6.62</text:p>
          </table:table-cell>
          <table:table-cell office:value-type="float" office:value="58468" calcext:value-type="float">
            <text:p>58468</text:p>
          </table:table-cell>
          <table:table-cell office:value-type="float" office:value="16314351320" calcext:value-type="float">
            <text:p>16314351320</text:p>
          </table:table-cell>
          <table:table-cell office:value-type="float" office:value="63.76666" calcext:value-type="float">
            <text:p>63.76666</text:p>
          </table:table-cell>
          <table:table-cell office:value-type="float" office:value="63.74" calcext:value-type="float">
            <text:p>63.74</text:p>
          </table:table-cell>
          <table:table-cell office:value-type="float" office:value="114960" calcext:value-type="float">
            <text:p>114960</text:p>
          </table:table-cell>
          <table:table-cell office:value-type="float" office:value="16314351320" calcext:value-type="float">
            <text:p>16314351320</text:p>
          </table:table-cell>
          <table:table-cell table:formula="of:=[.F1430]&gt;[.B14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45-s120106892c5294876.ukp</text:p>
          </table:table-cell>
          <table:table-cell office:value-type="float" office:value="7.34333" calcext:value-type="float">
            <text:p>7.34333</text:p>
          </table:table-cell>
          <table:table-cell office:value-type="float" office:value="7.35" calcext:value-type="float">
            <text:p>7.35</text:p>
          </table:table-cell>
          <table:table-cell office:value-type="float" office:value="15404" calcext:value-type="float">
            <text:p>15404</text:p>
          </table:table-cell>
          <table:table-cell office:value-type="float" office:value="1028897425" calcext:value-type="float">
            <text:p>1028897425</text:p>
          </table:table-cell>
          <table:table-cell office:value-type="float" office:value="63.80666" calcext:value-type="float">
            <text:p>63.80666</text:p>
          </table:table-cell>
          <table:table-cell office:value-type="float" office:value="63.78" calcext:value-type="float">
            <text:p>63.78</text:p>
          </table:table-cell>
          <table:table-cell office:value-type="float" office:value="23760" calcext:value-type="float">
            <text:p>23760</text:p>
          </table:table-cell>
          <table:table-cell office:value-type="float" office:value="1028897425" calcext:value-type="float">
            <text:p>1028897425</text:p>
          </table:table-cell>
          <table:table-cell table:formula="of:=[.F1431]&gt;[.B14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70-s130765173c82072651.ukp</text:p>
          </table:table-cell>
          <table:table-cell office:value-type="float" office:value="6.41333" calcext:value-type="float">
            <text:p>6.41333</text:p>
          </table:table-cell>
          <table:table-cell office:value-type="float" office:value="6.42" calcext:value-type="float">
            <text:p>6.42</text:p>
          </table:table-cell>
          <table:table-cell office:value-type="float" office:value="49680" calcext:value-type="float">
            <text:p>49680</text:p>
          </table:table-cell>
          <table:table-cell office:value-type="float" office:value="16506588240" calcext:value-type="float">
            <text:p>16506588240</text:p>
          </table:table-cell>
          <table:table-cell office:value-type="float" office:value="63.96666" calcext:value-type="float">
            <text:p>63.96666</text:p>
          </table:table-cell>
          <table:table-cell office:value-type="float" office:value="63.96" calcext:value-type="float">
            <text:p>63.96</text:p>
          </table:table-cell>
          <table:table-cell office:value-type="float" office:value="88220" calcext:value-type="float">
            <text:p>88220</text:p>
          </table:table-cell>
          <table:table-cell office:value-type="float" office:value="16506588240" calcext:value-type="float">
            <text:p>16506588240</text:p>
          </table:table-cell>
          <table:table-cell table:formula="of:=[.F1432]&gt;[.B14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09-s463136216c98184707.ukp</text:p>
          </table:table-cell>
          <table:table-cell office:value-type="float" office:value="23.69666" calcext:value-type="float">
            <text:p>23.69666</text:p>
          </table:table-cell>
          <table:table-cell office:value-type="float" office:value="23.71" calcext:value-type="float">
            <text:p>23.71</text:p>
          </table:table-cell>
          <table:table-cell office:value-type="float" office:value="98780" calcext:value-type="float">
            <text:p>98780</text:p>
          </table:table-cell>
          <table:table-cell office:value-type="float" office:value="19787143044" calcext:value-type="float">
            <text:p>19787143044</text:p>
          </table:table-cell>
          <table:table-cell office:value-type="float" office:value="64.00999" calcext:value-type="float">
            <text:p>64.00999</text:p>
          </table:table-cell>
          <table:table-cell office:value-type="float" office:value="63.98" calcext:value-type="float">
            <text:p>63.98</text:p>
          </table:table-cell>
          <table:table-cell office:value-type="float" office:value="117192" calcext:value-type="float">
            <text:p>117192</text:p>
          </table:table-cell>
          <table:table-cell office:value-type="float" office:value="19787143044" calcext:value-type="float">
            <text:p>19787143044</text:p>
          </table:table-cell>
          <table:table-cell table:formula="of:=[.F1433]&gt;[.B14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46-s368872582c78873022.ukp</text:p>
          </table:table-cell>
          <table:table-cell office:value-type="float" office:value="3.89333" calcext:value-type="float">
            <text:p>3.89333</text:p>
          </table:table-cell>
          <table:table-cell office:value-type="float" office:value="3.91" calcext:value-type="float">
            <text:p>3.91</text:p>
          </table:table-cell>
          <table:table-cell office:value-type="float" office:value="50840" calcext:value-type="float">
            <text:p>50840</text:p>
          </table:table-cell>
          <table:table-cell office:value-type="float" office:value="15870586677" calcext:value-type="float">
            <text:p>15870586677</text:p>
          </table:table-cell>
          <table:table-cell office:value-type="float" office:value="64.05666" calcext:value-type="float">
            <text:p>64.05666</text:p>
          </table:table-cell>
          <table:table-cell office:value-type="float" office:value="64.02" calcext:value-type="float">
            <text:p>64.02</text:p>
          </table:table-cell>
          <table:table-cell office:value-type="float" office:value="79984" calcext:value-type="float">
            <text:p>79984</text:p>
          </table:table-cell>
          <table:table-cell office:value-type="float" office:value="15870586677" calcext:value-type="float">
            <text:p>15870586677</text:p>
          </table:table-cell>
          <table:table-cell table:formula="of:=[.F1434]&gt;[.B14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18-s237779488c78183876.ukp</text:p>
          </table:table-cell>
          <table:table-cell office:value-type="float" office:value="1.50333" calcext:value-type="float">
            <text:p>1.50333</text:p>
          </table:table-cell>
          <table:table-cell office:value-type="float" office:value="1.5" calcext:value-type="float">
            <text:p>1.5</text:p>
          </table:table-cell>
          <table:table-cell office:value-type="float" office:value="19528" calcext:value-type="float">
            <text:p>19528</text:p>
          </table:table-cell>
          <table:table-cell office:value-type="float" office:value="15757098763" calcext:value-type="float">
            <text:p>15757098763</text:p>
          </table:table-cell>
          <table:table-cell office:value-type="float" office:value="64.10666" calcext:value-type="float">
            <text:p>64.10666</text:p>
          </table:table-cell>
          <table:table-cell office:value-type="float" office:value="64.09" calcext:value-type="float">
            <text:p>64.09</text:p>
          </table:table-cell>
          <table:table-cell office:value-type="float" office:value="111772" calcext:value-type="float">
            <text:p>111772</text:p>
          </table:table-cell>
          <table:table-cell office:value-type="float" office:value="15757098763" calcext:value-type="float">
            <text:p>15757098763</text:p>
          </table:table-cell>
          <table:table-cell table:formula="of:=[.F1435]&gt;[.B14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30-s927753013c90428381.ukp</text:p>
          </table:table-cell>
          <table:table-cell office:value-type="float" office:value="4.74667" calcext:value-type="float">
            <text:p>4.74667</text:p>
          </table:table-cell>
          <table:table-cell office:value-type="float" office:value="4.76" calcext:value-type="float">
            <text:p>4.76</text:p>
          </table:table-cell>
          <table:table-cell office:value-type="float" office:value="33512" calcext:value-type="float">
            <text:p>33512</text:p>
          </table:table-cell>
          <table:table-cell office:value-type="float" office:value="18225956695" calcext:value-type="float">
            <text:p>18225956695</text:p>
          </table:table-cell>
          <table:table-cell office:value-type="float" office:value="64.27999" calcext:value-type="float">
            <text:p>64.27999</text:p>
          </table:table-cell>
          <table:table-cell office:value-type="float" office:value="64.26" calcext:value-type="float">
            <text:p>64.26</text:p>
          </table:table-cell>
          <table:table-cell office:value-type="float" office:value="107884" calcext:value-type="float">
            <text:p>107884</text:p>
          </table:table-cell>
          <table:table-cell office:value-type="float" office:value="18225956695" calcext:value-type="float">
            <text:p>18225956695</text:p>
          </table:table-cell>
          <table:table-cell table:formula="of:=[.F1436]&gt;[.B14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62-s792039649c64144179.ukp</text:p>
          </table:table-cell>
          <table:table-cell office:value-type="float" office:value="0.22667" calcext:value-type="float">
            <text:p>0.22667</text:p>
          </table:table-cell>
          <table:table-cell office:value-type="float" office:value="0.23" calcext:value-type="float">
            <text:p>0.23</text:p>
          </table:table-cell>
          <table:table-cell office:value-type="float" office:value="16200" calcext:value-type="float">
            <text:p>16200</text:p>
          </table:table-cell>
          <table:table-cell office:value-type="float" office:value="12927500021" calcext:value-type="float">
            <text:p>12927500021</text:p>
          </table:table-cell>
          <table:table-cell office:value-type="float" office:value="64.31333" calcext:value-type="float">
            <text:p>64.31333</text:p>
          </table:table-cell>
          <table:table-cell office:value-type="float" office:value="64.28" calcext:value-type="float">
            <text:p>64.28</text:p>
          </table:table-cell>
          <table:table-cell office:value-type="float" office:value="77920" calcext:value-type="float">
            <text:p>77920</text:p>
          </table:table-cell>
          <table:table-cell office:value-type="float" office:value="12927500021" calcext:value-type="float">
            <text:p>12927500021</text:p>
          </table:table-cell>
          <table:table-cell table:formula="of:=[.F1437]&gt;[.B14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41-s805600152c40276727.ukp</text:p>
          </table:table-cell>
          <table:table-cell table:number-columns-repeated="2" office:value-type="float" office:value="2.55" calcext:value-type="float">
            <text:p>2.55</text:p>
          </table:table-cell>
          <table:table-cell office:value-type="float" office:value="27636" calcext:value-type="float">
            <text:p>27636</text:p>
          </table:table-cell>
          <table:table-cell office:value-type="float" office:value="8104493157" calcext:value-type="float">
            <text:p>8104493157</text:p>
          </table:table-cell>
          <table:table-cell office:value-type="float" office:value="64.33999" calcext:value-type="float">
            <text:p>64.33999</text:p>
          </table:table-cell>
          <table:table-cell office:value-type="float" office:value="64.33" calcext:value-type="float">
            <text:p>64.33</text:p>
          </table:table-cell>
          <table:table-cell office:value-type="float" office:value="77064" calcext:value-type="float">
            <text:p>77064</text:p>
          </table:table-cell>
          <table:table-cell office:value-type="float" office:value="8104493157" calcext:value-type="float">
            <text:p>8104493157</text:p>
          </table:table-cell>
          <table:table-cell table:formula="of:=[.F1438]&gt;[.B14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3-s605460062c74433867.ukp</text:p>
          </table:table-cell>
          <table:table-cell office:value-type="float" office:value="11.28667" calcext:value-type="float">
            <text:p>11.28667</text:p>
          </table:table-cell>
          <table:table-cell office:value-type="float" office:value="11.29" calcext:value-type="float">
            <text:p>11.29</text:p>
          </table:table-cell>
          <table:table-cell office:value-type="float" office:value="53748" calcext:value-type="float">
            <text:p>53748</text:p>
          </table:table-cell>
          <table:table-cell office:value-type="float" office:value="14969284591" calcext:value-type="float">
            <text:p>14969284591</text:p>
          </table:table-cell>
          <table:table-cell office:value-type="float" office:value="64.43999" calcext:value-type="float">
            <text:p>64.43999</text:p>
          </table:table-cell>
          <table:table-cell office:value-type="float" office:value="64.44" calcext:value-type="float">
            <text:p>64.44</text:p>
          </table:table-cell>
          <table:table-cell office:value-type="float" office:value="69844" calcext:value-type="float">
            <text:p>69844</text:p>
          </table:table-cell>
          <table:table-cell office:value-type="float" office:value="14969284591" calcext:value-type="float">
            <text:p>14969284591</text:p>
          </table:table-cell>
          <table:table-cell table:formula="of:=[.F1439]&gt;[.B14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52-s51132700c73367502.ukp</text:p>
          </table:table-cell>
          <table:table-cell office:value-type="float" office:value="13.27667" calcext:value-type="float">
            <text:p>13.27667</text:p>
          </table:table-cell>
          <table:table-cell office:value-type="float" office:value="13.29" calcext:value-type="float">
            <text:p>13.29</text:p>
          </table:table-cell>
          <table:table-cell office:value-type="float" office:value="67516" calcext:value-type="float">
            <text:p>67516</text:p>
          </table:table-cell>
          <table:table-cell office:value-type="float" office:value="14743796524" calcext:value-type="float">
            <text:p>14743796524</text:p>
          </table:table-cell>
          <table:table-cell office:value-type="float" office:value="64.46999" calcext:value-type="float">
            <text:p>64.46999</text:p>
          </table:table-cell>
          <table:table-cell office:value-type="float" office:value="64.43" calcext:value-type="float">
            <text:p>64.43</text:p>
          </table:table-cell>
          <table:table-cell office:value-type="float" office:value="77876" calcext:value-type="float">
            <text:p>77876</text:p>
          </table:table-cell>
          <table:table-cell office:value-type="float" office:value="14743796524" calcext:value-type="float">
            <text:p>14743796524</text:p>
          </table:table-cell>
          <table:table-cell table:formula="of:=[.F1440]&gt;[.B14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98-s358578213c44348262.ukp</text:p>
          </table:table-cell>
          <table:table-cell office:value-type="float" office:value="30.43666" calcext:value-type="float">
            <text:p>30.43666</text:p>
          </table:table-cell>
          <table:table-cell office:value-type="float" office:value="30.43" calcext:value-type="float">
            <text:p>30.43</text:p>
          </table:table-cell>
          <table:table-cell office:value-type="float" office:value="59992" calcext:value-type="float">
            <text:p>59992</text:p>
          </table:table-cell>
          <table:table-cell office:value-type="float" office:value="8922002067" calcext:value-type="float">
            <text:p>8922002067</text:p>
          </table:table-cell>
          <table:table-cell office:value-type="float" office:value="64.59666" calcext:value-type="float">
            <text:p>64.59666</text:p>
          </table:table-cell>
          <table:table-cell office:value-type="float" office:value="64.57" calcext:value-type="float">
            <text:p>64.57</text:p>
          </table:table-cell>
          <table:table-cell office:value-type="float" office:value="68384" calcext:value-type="float">
            <text:p>68384</text:p>
          </table:table-cell>
          <table:table-cell office:value-type="float" office:value="8922002067" calcext:value-type="float">
            <text:p>8922002067</text:p>
          </table:table-cell>
          <table:table-cell table:formula="of:=[.F1441]&gt;[.B14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80-s497842916c88578646.ukp</text:p>
          </table:table-cell>
          <table:table-cell office:value-type="float" office:value="12.27667" calcext:value-type="float">
            <text:p>12.27667</text:p>
          </table:table-cell>
          <table:table-cell office:value-type="float" office:value="12.28" calcext:value-type="float">
            <text:p>12.28</text:p>
          </table:table-cell>
          <table:table-cell office:value-type="float" office:value="126448" calcext:value-type="float">
            <text:p>126448</text:p>
          </table:table-cell>
          <table:table-cell office:value-type="float" office:value="17818304235" calcext:value-type="float">
            <text:p>17818304235</text:p>
          </table:table-cell>
          <table:table-cell office:value-type="float" office:value="64.65333" calcext:value-type="float">
            <text:p>64.65333</text:p>
          </table:table-cell>
          <table:table-cell office:value-type="float" office:value="64.64" calcext:value-type="float">
            <text:p>64.64</text:p>
          </table:table-cell>
          <table:table-cell office:value-type="float" office:value="170544" calcext:value-type="float">
            <text:p>170544</text:p>
          </table:table-cell>
          <table:table-cell office:value-type="float" office:value="17818304235" calcext:value-type="float">
            <text:p>17818304235</text:p>
          </table:table-cell>
          <table:table-cell table:formula="of:=[.F1442]&gt;[.B14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47-s665348674c83325383.ukp</text:p>
          </table:table-cell>
          <table:table-cell office:value-type="float" office:value="57.26999" calcext:value-type="float">
            <text:p>57.26999</text:p>
          </table:table-cell>
          <table:table-cell office:value-type="float" office:value="57.27" calcext:value-type="float">
            <text:p>57.27</text:p>
          </table:table-cell>
          <table:table-cell office:value-type="float" office:value="205984" calcext:value-type="float">
            <text:p>205984</text:p>
          </table:table-cell>
          <table:table-cell office:value-type="float" office:value="16741261652" calcext:value-type="float">
            <text:p>16741261652</text:p>
          </table:table-cell>
          <table:table-cell office:value-type="float" office:value="64.71666" calcext:value-type="float">
            <text:p>64.71666</text:p>
          </table:table-cell>
          <table:table-cell office:value-type="float" office:value="64.72" calcext:value-type="float">
            <text:p>64.72</text:p>
          </table:table-cell>
          <table:table-cell office:value-type="float" office:value="218312" calcext:value-type="float">
            <text:p>218312</text:p>
          </table:table-cell>
          <table:table-cell office:value-type="float" office:value="16741261652" calcext:value-type="float">
            <text:p>16741261652</text:p>
          </table:table-cell>
          <table:table-cell table:formula="of:=[.F1443]&gt;[.B14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72-s876785217c79954243.ukp</text:p>
          </table:table-cell>
          <table:table-cell office:value-type="float" office:value="7.92" calcext:value-type="float">
            <text:p>7.92</text:p>
          </table:table-cell>
          <table:table-cell office:value-type="float" office:value="7.93" calcext:value-type="float">
            <text:p>7.93</text:p>
          </table:table-cell>
          <table:table-cell office:value-type="float" office:value="48400" calcext:value-type="float">
            <text:p>48400</text:p>
          </table:table-cell>
          <table:table-cell office:value-type="float" office:value="16078015827" calcext:value-type="float">
            <text:p>16078015827</text:p>
          </table:table-cell>
          <table:table-cell office:value-type="float" office:value="64.76333" calcext:value-type="float">
            <text:p>64.76333</text:p>
          </table:table-cell>
          <table:table-cell office:value-type="float" office:value="64.72" calcext:value-type="float">
            <text:p>64.72</text:p>
          </table:table-cell>
          <table:table-cell office:value-type="float" office:value="76736" calcext:value-type="float">
            <text:p>76736</text:p>
          </table:table-cell>
          <table:table-cell office:value-type="float" office:value="16078015827" calcext:value-type="float">
            <text:p>16078015827</text:p>
          </table:table-cell>
          <table:table-cell table:formula="of:=[.F1444]&gt;[.B14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32-s640375662c64238054.ukp</text:p>
          </table:table-cell>
          <table:table-cell office:value-type="float" office:value="11.88333" calcext:value-type="float">
            <text:p>11.88333</text:p>
          </table:table-cell>
          <table:table-cell office:value-type="float" office:value="11.88" calcext:value-type="float">
            <text:p>11.88</text:p>
          </table:table-cell>
          <table:table-cell office:value-type="float" office:value="68136" calcext:value-type="float">
            <text:p>68136</text:p>
          </table:table-cell>
          <table:table-cell office:value-type="float" office:value="12904703522" calcext:value-type="float">
            <text:p>12904703522</text:p>
          </table:table-cell>
          <table:table-cell office:value-type="float" office:value="64.76666" calcext:value-type="float">
            <text:p>64.76666</text:p>
          </table:table-cell>
          <table:table-cell office:value-type="float" office:value="64.77" calcext:value-type="float">
            <text:p>64.77</text:p>
          </table:table-cell>
          <table:table-cell office:value-type="float" office:value="75956" calcext:value-type="float">
            <text:p>75956</text:p>
          </table:table-cell>
          <table:table-cell office:value-type="float" office:value="12904703522" calcext:value-type="float">
            <text:p>12904703522</text:p>
          </table:table-cell>
          <table:table-cell table:formula="of:=[.F1445]&gt;[.B14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61-s966708025c65965696.ukp</text:p>
          </table:table-cell>
          <table:table-cell office:value-type="float" office:value="9.20333" calcext:value-type="float">
            <text:p>9.20333</text:p>
          </table:table-cell>
          <table:table-cell office:value-type="float" office:value="9.2" calcext:value-type="float">
            <text:p>9.2</text:p>
          </table:table-cell>
          <table:table-cell office:value-type="float" office:value="41528" calcext:value-type="float">
            <text:p>41528</text:p>
          </table:table-cell>
          <table:table-cell office:value-type="float" office:value="13294773175" calcext:value-type="float">
            <text:p>13294773175</text:p>
          </table:table-cell>
          <table:table-cell office:value-type="float" office:value="64.83666" calcext:value-type="float">
            <text:p>64.83666</text:p>
          </table:table-cell>
          <table:table-cell office:value-type="float" office:value="64.85" calcext:value-type="float">
            <text:p>64.85</text:p>
          </table:table-cell>
          <table:table-cell office:value-type="float" office:value="75868" calcext:value-type="float">
            <text:p>75868</text:p>
          </table:table-cell>
          <table:table-cell office:value-type="float" office:value="13294773175" calcext:value-type="float">
            <text:p>13294773175</text:p>
          </table:table-cell>
          <table:table-cell table:formula="of:=[.F1446]&gt;[.B14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11-s586238258c18359342.ukp</text:p>
          </table:table-cell>
          <table:table-cell office:value-type="float" office:value="3.54333" calcext:value-type="float">
            <text:p>3.54333</text:p>
          </table:table-cell>
          <table:table-cell office:value-type="float" office:value="3.55" calcext:value-type="float">
            <text:p>3.55</text:p>
          </table:table-cell>
          <table:table-cell office:value-type="float" office:value="15072" calcext:value-type="float">
            <text:p>15072</text:p>
          </table:table-cell>
          <table:table-cell office:value-type="float" office:value="3672651943" calcext:value-type="float">
            <text:p>3672651943</text:p>
          </table:table-cell>
          <table:table-cell office:value-type="float" office:value="65.19999" calcext:value-type="float">
            <text:p>65.19999</text:p>
          </table:table-cell>
          <table:table-cell office:value-type="float" office:value="65.16" calcext:value-type="float">
            <text:p>65.16</text:p>
          </table:table-cell>
          <table:table-cell office:value-type="float" office:value="29588" calcext:value-type="float">
            <text:p>29588</text:p>
          </table:table-cell>
          <table:table-cell office:value-type="float" office:value="3672651943" calcext:value-type="float">
            <text:p>3672651943</text:p>
          </table:table-cell>
          <table:table-cell table:formula="of:=[.F1447]&gt;[.B14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71-s506311923c11759899.ukp</text:p>
          </table:table-cell>
          <table:table-cell office:value-type="float" office:value="32.31" calcext:value-type="float">
            <text:p>32.31</text:p>
          </table:table-cell>
          <table:table-cell office:value-type="float" office:value="32.3" calcext:value-type="float">
            <text:p>32.3</text:p>
          </table:table-cell>
          <table:table-cell office:value-type="float" office:value="26932" calcext:value-type="float">
            <text:p>26932</text:p>
          </table:table-cell>
          <table:table-cell office:value-type="float" office:value="2323632895" calcext:value-type="float">
            <text:p>2323632895</text:p>
          </table:table-cell>
          <table:table-cell office:value-type="float" office:value="65.35333" calcext:value-type="float">
            <text:p>65.35333</text:p>
          </table:table-cell>
          <table:table-cell office:value-type="float" office:value="65.31" calcext:value-type="float">
            <text:p>65.31</text:p>
          </table:table-cell>
          <table:table-cell office:value-type="float" office:value="31496" calcext:value-type="float">
            <text:p>31496</text:p>
          </table:table-cell>
          <table:table-cell office:value-type="float" office:value="2323632895" calcext:value-type="float">
            <text:p>2323632895</text:p>
          </table:table-cell>
          <table:table-cell table:formula="of:=[.F1448]&gt;[.B14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28-s358804843c83031137.ukp</text:p>
          </table:table-cell>
          <table:table-cell office:value-type="float" office:value="10.72" calcext:value-type="float">
            <text:p>10.72</text:p>
          </table:table-cell>
          <table:table-cell office:value-type="float" office:value="10.74" calcext:value-type="float">
            <text:p>10.74</text:p>
          </table:table-cell>
          <table:table-cell office:value-type="float" office:value="117548" calcext:value-type="float">
            <text:p>117548</text:p>
          </table:table-cell>
          <table:table-cell office:value-type="float" office:value="16697913820" calcext:value-type="float">
            <text:p>16697913820</text:p>
          </table:table-cell>
          <table:table-cell office:value-type="float" office:value="65.66666" calcext:value-type="float">
            <text:p>65.66666</text:p>
          </table:table-cell>
          <table:table-cell office:value-type="float" office:value="65.68" calcext:value-type="float">
            <text:p>65.68</text:p>
          </table:table-cell>
          <table:table-cell office:value-type="float" office:value="170488" calcext:value-type="float">
            <text:p>170488</text:p>
          </table:table-cell>
          <table:table-cell office:value-type="float" office:value="16697913820" calcext:value-type="float">
            <text:p>16697913820</text:p>
          </table:table-cell>
          <table:table-cell table:formula="of:=[.F1449]&gt;[.B14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48-s569030747c35596499.ukp</text:p>
          </table:table-cell>
          <table:table-cell office:value-type="float" office:value="1.34333" calcext:value-type="float">
            <text:p>1.34333</text:p>
          </table:table-cell>
          <table:table-cell office:value-type="float" office:value="1.35" calcext:value-type="float">
            <text:p>1.35</text:p>
          </table:table-cell>
          <table:table-cell office:value-type="float" office:value="21772" calcext:value-type="float">
            <text:p>21772</text:p>
          </table:table-cell>
          <table:table-cell office:value-type="float" office:value="7159391509" calcext:value-type="float">
            <text:p>7159391509</text:p>
          </table:table-cell>
          <table:table-cell office:value-type="float" office:value="65.70333" calcext:value-type="float">
            <text:p>65.70333</text:p>
          </table:table-cell>
          <table:table-cell office:value-type="float" office:value="65.68" calcext:value-type="float">
            <text:p>65.68</text:p>
          </table:table-cell>
          <table:table-cell office:value-type="float" office:value="68344" calcext:value-type="float">
            <text:p>68344</text:p>
          </table:table-cell>
          <table:table-cell office:value-type="float" office:value="7159391509" calcext:value-type="float">
            <text:p>7159391509</text:p>
          </table:table-cell>
          <table:table-cell table:formula="of:=[.F1450]&gt;[.B14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50-s173859084c9042490.ukp</text:p>
          </table:table-cell>
          <table:table-cell office:value-type="float" office:value="0.38333" calcext:value-type="float">
            <text:p>0.38333</text:p>
          </table:table-cell>
          <table:table-cell office:value-type="float" office:value="0.39" calcext:value-type="float">
            <text:p>0.39</text:p>
          </table:table-cell>
          <table:table-cell office:value-type="float" office:value="9568" calcext:value-type="float">
            <text:p>9568</text:p>
          </table:table-cell>
          <table:table-cell office:value-type="float" office:value="1816130614" calcext:value-type="float">
            <text:p>1816130614</text:p>
          </table:table-cell>
          <table:table-cell office:value-type="float" office:value="65.99666" calcext:value-type="float">
            <text:p>65.99666</text:p>
          </table:table-cell>
          <table:table-cell office:value-type="float" office:value="65.97" calcext:value-type="float">
            <text:p>65.97</text:p>
          </table:table-cell>
          <table:table-cell office:value-type="float" office:value="29012" calcext:value-type="float">
            <text:p>29012</text:p>
          </table:table-cell>
          <table:table-cell office:value-type="float" office:value="1816130614" calcext:value-type="float">
            <text:p>1816130614</text:p>
          </table:table-cell>
          <table:table-cell table:formula="of:=[.F1451]&gt;[.B14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60-s659470201c84193482.ukp</text:p>
          </table:table-cell>
          <table:table-cell office:value-type="float" office:value="28.92" calcext:value-type="float">
            <text:p>28.92</text:p>
          </table:table-cell>
          <table:table-cell office:value-type="float" office:value="28.9" calcext:value-type="float">
            <text:p>28.9</text:p>
          </table:table-cell>
          <table:table-cell office:value-type="float" office:value="85700" calcext:value-type="float">
            <text:p>85700</text:p>
          </table:table-cell>
          <table:table-cell office:value-type="float" office:value="16917480554" calcext:value-type="float">
            <text:p>16917480554</text:p>
          </table:table-cell>
          <table:table-cell office:value-type="float" office:value="66.04999" calcext:value-type="float">
            <text:p>66.04999</text:p>
          </table:table-cell>
          <table:table-cell office:value-type="float" office:value="66.02" calcext:value-type="float">
            <text:p>66.02</text:p>
          </table:table-cell>
          <table:table-cell office:value-type="float" office:value="90340" calcext:value-type="float">
            <text:p>90340</text:p>
          </table:table-cell>
          <table:table-cell office:value-type="float" office:value="16917480554" calcext:value-type="float">
            <text:p>16917480554</text:p>
          </table:table-cell>
          <table:table-cell table:formula="of:=[.F1452]&gt;[.B14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35-s8562352c33316553.ukp</text:p>
          </table:table-cell>
          <table:table-cell office:value-type="float" office:value="4.70667" calcext:value-type="float">
            <text:p>4.70667</text:p>
          </table:table-cell>
          <table:table-cell office:value-type="float" office:value="4.72" calcext:value-type="float">
            <text:p>4.72</text:p>
          </table:table-cell>
          <table:table-cell office:value-type="float" office:value="30224" calcext:value-type="float">
            <text:p>30224</text:p>
          </table:table-cell>
          <table:table-cell office:value-type="float" office:value="6709252877" calcext:value-type="float">
            <text:p>6709252877</text:p>
          </table:table-cell>
          <table:table-cell office:value-type="float" office:value="66.22333" calcext:value-type="float">
            <text:p>66.22333</text:p>
          </table:table-cell>
          <table:table-cell office:value-type="float" office:value="66.2" calcext:value-type="float">
            <text:p>66.2</text:p>
          </table:table-cell>
          <table:table-cell office:value-type="float" office:value="52952" calcext:value-type="float">
            <text:p>52952</text:p>
          </table:table-cell>
          <table:table-cell office:value-type="float" office:value="6709252877" calcext:value-type="float">
            <text:p>6709252877</text:p>
          </table:table-cell>
          <table:table-cell table:formula="of:=[.F1453]&gt;[.B14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34-s363583529c64354645.ukp</text:p>
          </table:table-cell>
          <table:table-cell table:number-columns-repeated="2" office:value-type="float" office:value="20.99" calcext:value-type="float">
            <text:p>20.99</text:p>
          </table:table-cell>
          <table:table-cell office:value-type="float" office:value="54416" calcext:value-type="float">
            <text:p>54416</text:p>
          </table:table-cell>
          <table:table-cell office:value-type="float" office:value="12921052163" calcext:value-type="float">
            <text:p>12921052163</text:p>
          </table:table-cell>
          <table:table-cell office:value-type="float" office:value="66.29333" calcext:value-type="float">
            <text:p>66.29333</text:p>
          </table:table-cell>
          <table:table-cell office:value-type="float" office:value="66.31" calcext:value-type="float">
            <text:p>66.31</text:p>
          </table:table-cell>
          <table:table-cell office:value-type="float" office:value="57732" calcext:value-type="float">
            <text:p>57732</text:p>
          </table:table-cell>
          <table:table-cell office:value-type="float" office:value="12921052163" calcext:value-type="float">
            <text:p>12921052163</text:p>
          </table:table-cell>
          <table:table-cell table:formula="of:=[.F1454]&gt;[.B14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97-s733451078c57211689.ukp</text:p>
          </table:table-cell>
          <table:table-cell office:value-type="float" office:value="22.91666" calcext:value-type="float">
            <text:p>22.91666</text:p>
          </table:table-cell>
          <table:table-cell office:value-type="float" office:value="22.93" calcext:value-type="float">
            <text:p>22.93</text:p>
          </table:table-cell>
          <table:table-cell office:value-type="float" office:value="74876" calcext:value-type="float">
            <text:p>74876</text:p>
          </table:table-cell>
          <table:table-cell office:value-type="float" office:value="11485132278" calcext:value-type="float">
            <text:p>11485132278</text:p>
          </table:table-cell>
          <table:table-cell office:value-type="float" office:value="66.34333" calcext:value-type="float">
            <text:p>66.34333</text:p>
          </table:table-cell>
          <table:table-cell office:value-type="float" office:value="66.33" calcext:value-type="float">
            <text:p>66.33</text:p>
          </table:table-cell>
          <table:table-cell office:value-type="float" office:value="88112" calcext:value-type="float">
            <text:p>88112</text:p>
          </table:table-cell>
          <table:table-cell office:value-type="float" office:value="11485132278" calcext:value-type="float">
            <text:p>11485132278</text:p>
          </table:table-cell>
          <table:table-cell table:formula="of:=[.F1455]&gt;[.B14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12-s192471812c71038052.ukp</text:p>
          </table:table-cell>
          <table:table-cell office:value-type="float" office:value="18.95333" calcext:value-type="float">
            <text:p>18.95333</text:p>
          </table:table-cell>
          <table:table-cell office:value-type="float" office:value="18.96" calcext:value-type="float">
            <text:p>18.96</text:p>
          </table:table-cell>
          <table:table-cell office:value-type="float" office:value="94668" calcext:value-type="float">
            <text:p>94668</text:p>
          </table:table-cell>
          <table:table-cell office:value-type="float" office:value="14271928774" calcext:value-type="float">
            <text:p>14271928774</text:p>
          </table:table-cell>
          <table:table-cell office:value-type="float" office:value="66.38999" calcext:value-type="float">
            <text:p>66.38999</text:p>
          </table:table-cell>
          <table:table-cell office:value-type="float" office:value="66.37" calcext:value-type="float">
            <text:p>66.37</text:p>
          </table:table-cell>
          <table:table-cell office:value-type="float" office:value="124388" calcext:value-type="float">
            <text:p>124388</text:p>
          </table:table-cell>
          <table:table-cell office:value-type="float" office:value="14271928774" calcext:value-type="float">
            <text:p>14271928774</text:p>
          </table:table-cell>
          <table:table-cell table:formula="of:=[.F1456]&gt;[.B14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55-s379254110c96496790.ukp</text:p>
          </table:table-cell>
          <table:table-cell office:value-type="float" office:value="33.49333" calcext:value-type="float">
            <text:p>33.49333</text:p>
          </table:table-cell>
          <table:table-cell office:value-type="float" office:value="33.5" calcext:value-type="float">
            <text:p>33.5</text:p>
          </table:table-cell>
          <table:table-cell office:value-type="float" office:value="71932" calcext:value-type="float">
            <text:p>71932</text:p>
          </table:table-cell>
          <table:table-cell office:value-type="float" office:value="19395796319" calcext:value-type="float">
            <text:p>19395796319</text:p>
          </table:table-cell>
          <table:table-cell office:value-type="float" office:value="66.51666" calcext:value-type="float">
            <text:p>66.51666</text:p>
          </table:table-cell>
          <table:table-cell office:value-type="float" office:value="66.5" calcext:value-type="float">
            <text:p>66.5</text:p>
          </table:table-cell>
          <table:table-cell office:value-type="float" office:value="75060" calcext:value-type="float">
            <text:p>75060</text:p>
          </table:table-cell>
          <table:table-cell office:value-type="float" office:value="19395796319" calcext:value-type="float">
            <text:p>19395796319</text:p>
          </table:table-cell>
          <table:table-cell table:formula="of:=[.F1457]&gt;[.B14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29-s430465835c7079662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240" calcext:value-type="float">
            <text:p>8240</text:p>
          </table:table-cell>
          <table:table-cell office:value-type="float" office:value="1426695368" calcext:value-type="float">
            <text:p>1426695368</text:p>
          </table:table-cell>
          <table:table-cell office:value-type="float" office:value="66.60666" calcext:value-type="float">
            <text:p>66.60666</text:p>
          </table:table-cell>
          <table:table-cell office:value-type="float" office:value="66.57" calcext:value-type="float">
            <text:p>66.57</text:p>
          </table:table-cell>
          <table:table-cell office:value-type="float" office:value="23684" calcext:value-type="float">
            <text:p>23684</text:p>
          </table:table-cell>
          <table:table-cell office:value-type="float" office:value="1426695368" calcext:value-type="float">
            <text:p>1426695368</text:p>
          </table:table-cell>
          <table:table-cell table:formula="of:=[.F1458]&gt;[.B14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38-s123616711c4587927.ukp</text:p>
          </table:table-cell>
          <table:table-cell office:value-type="float" office:value="33.98" calcext:value-type="float">
            <text:p>33.98</text:p>
          </table:table-cell>
          <table:table-cell office:value-type="float" office:value="33.96" calcext:value-type="float">
            <text:p>33.96</text:p>
          </table:table-cell>
          <table:table-cell office:value-type="float" office:value="21348" calcext:value-type="float">
            <text:p>21348</text:p>
          </table:table-cell>
          <table:table-cell office:value-type="float" office:value="873612032" calcext:value-type="float">
            <text:p>873612032</text:p>
          </table:table-cell>
          <table:table-cell office:value-type="float" office:value="66.67333" calcext:value-type="float">
            <text:p>66.67333</text:p>
          </table:table-cell>
          <table:table-cell office:value-type="float" office:value="66.66" calcext:value-type="float">
            <text:p>66.66</text:p>
          </table:table-cell>
          <table:table-cell office:value-type="float" office:value="23768" calcext:value-type="float">
            <text:p>23768</text:p>
          </table:table-cell>
          <table:table-cell office:value-type="float" office:value="873612032" calcext:value-type="float">
            <text:p>873612032</text:p>
          </table:table-cell>
          <table:table-cell table:formula="of:=[.F1459]&gt;[.B14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33-s687201656c72978115.ukp</text:p>
          </table:table-cell>
          <table:table-cell office:value-type="float" office:value="3.93667" calcext:value-type="float">
            <text:p>3.93667</text:p>
          </table:table-cell>
          <table:table-cell office:value-type="float" office:value="3.93" calcext:value-type="float">
            <text:p>3.93</text:p>
          </table:table-cell>
          <table:table-cell office:value-type="float" office:value="39720" calcext:value-type="float">
            <text:p>39720</text:p>
          </table:table-cell>
          <table:table-cell office:value-type="float" office:value="14682058524" calcext:value-type="float">
            <text:p>14682058524</text:p>
          </table:table-cell>
          <table:table-cell office:value-type="float" office:value="67.48666" calcext:value-type="float">
            <text:p>67.48666</text:p>
          </table:table-cell>
          <table:table-cell office:value-type="float" office:value="67.47" calcext:value-type="float">
            <text:p>67.47</text:p>
          </table:table-cell>
          <table:table-cell office:value-type="float" office:value="68376" calcext:value-type="float">
            <text:p>68376</text:p>
          </table:table-cell>
          <table:table-cell office:value-type="float" office:value="14682058524" calcext:value-type="float">
            <text:p>14682058524</text:p>
          </table:table-cell>
          <table:table-cell table:formula="of:=[.F1460]&gt;[.B14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0-s742053853c66621104.ukp</text:p>
          </table:table-cell>
          <table:table-cell office:value-type="float" office:value="23.01666" calcext:value-type="float">
            <text:p>23.01666</text:p>
          </table:table-cell>
          <table:table-cell office:value-type="float" office:value="23.03" calcext:value-type="float">
            <text:p>23.03</text:p>
          </table:table-cell>
          <table:table-cell office:value-type="float" office:value="94740" calcext:value-type="float">
            <text:p>94740</text:p>
          </table:table-cell>
          <table:table-cell office:value-type="float" office:value="13421598642" calcext:value-type="float">
            <text:p>13421598642</text:p>
          </table:table-cell>
          <table:table-cell office:value-type="float" office:value="67.49333" calcext:value-type="float">
            <text:p>67.49333</text:p>
          </table:table-cell>
          <table:table-cell office:value-type="float" office:value="67.48" calcext:value-type="float">
            <text:p>67.48</text:p>
          </table:table-cell>
          <table:table-cell office:value-type="float" office:value="105304" calcext:value-type="float">
            <text:p>105304</text:p>
          </table:table-cell>
          <table:table-cell office:value-type="float" office:value="13421598642" calcext:value-type="float">
            <text:p>13421598642</text:p>
          </table:table-cell>
          <table:table-cell table:formula="of:=[.F1461]&gt;[.B14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58-s229317703c46038046.ukp</text:p>
          </table:table-cell>
          <table:table-cell table:number-columns-repeated="2" office:value-type="float" office:value="24.93" calcext:value-type="float">
            <text:p>24.93</text:p>
          </table:table-cell>
          <table:table-cell office:value-type="float" office:value="71128" calcext:value-type="float">
            <text:p>71128</text:p>
          </table:table-cell>
          <table:table-cell office:value-type="float" office:value="9228496749" calcext:value-type="float">
            <text:p>9228496749</text:p>
          </table:table-cell>
          <table:table-cell office:value-type="float" office:value="67.50666" calcext:value-type="float">
            <text:p>67.50666</text:p>
          </table:table-cell>
          <table:table-cell office:value-type="float" office:value="67.49" calcext:value-type="float">
            <text:p>67.49</text:p>
          </table:table-cell>
          <table:table-cell office:value-type="float" office:value="79280" calcext:value-type="float">
            <text:p>79280</text:p>
          </table:table-cell>
          <table:table-cell office:value-type="float" office:value="9228496749" calcext:value-type="float">
            <text:p>9228496749</text:p>
          </table:table-cell>
          <table:table-cell table:formula="of:=[.F1462]&gt;[.B14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47-s9199696c3107085.ukp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9388" calcext:value-type="float">
            <text:p>9388</text:p>
          </table:table-cell>
          <table:table-cell office:value-type="float" office:value="616255297" calcext:value-type="float">
            <text:p>616255297</text:p>
          </table:table-cell>
          <table:table-cell office:value-type="float" office:value="67.58666" calcext:value-type="float">
            <text:p>67.58666</text:p>
          </table:table-cell>
          <table:table-cell office:value-type="float" office:value="67.56" calcext:value-type="float">
            <text:p>67.56</text:p>
          </table:table-cell>
          <table:table-cell office:value-type="float" office:value="23548" calcext:value-type="float">
            <text:p>23548</text:p>
          </table:table-cell>
          <table:table-cell office:value-type="float" office:value="616255297" calcext:value-type="float">
            <text:p>616255297</text:p>
          </table:table-cell>
          <table:table-cell table:formula="of:=[.F1463]&gt;[.B14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42-s149558978c11420225.ukp</text:p>
          </table:table-cell>
          <table:table-cell office:value-type="float" office:value="9.55667" calcext:value-type="float">
            <text:p>9.55667</text:p>
          </table:table-cell>
          <table:table-cell office:value-type="float" office:value="9.56" calcext:value-type="float">
            <text:p>9.56</text:p>
          </table:table-cell>
          <table:table-cell office:value-type="float" office:value="21396" calcext:value-type="float">
            <text:p>21396</text:p>
          </table:table-cell>
          <table:table-cell office:value-type="float" office:value="2260825605" calcext:value-type="float">
            <text:p>2260825605</text:p>
          </table:table-cell>
          <table:table-cell office:value-type="float" office:value="67.62999" calcext:value-type="float">
            <text:p>67.62999</text:p>
          </table:table-cell>
          <table:table-cell office:value-type="float" office:value="67.59" calcext:value-type="float">
            <text:p>67.59</text:p>
          </table:table-cell>
          <table:table-cell office:value-type="float" office:value="29120" calcext:value-type="float">
            <text:p>29120</text:p>
          </table:table-cell>
          <table:table-cell office:value-type="float" office:value="2260825605" calcext:value-type="float">
            <text:p>2260825605</text:p>
          </table:table-cell>
          <table:table-cell table:formula="of:=[.F1464]&gt;[.B14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37-s301795704c73851195.ukp</text:p>
          </table:table-cell>
          <table:table-cell office:value-type="float" office:value="12.40333" calcext:value-type="float">
            <text:p>12.40333</text:p>
          </table:table-cell>
          <table:table-cell office:value-type="float" office:value="12.41" calcext:value-type="float">
            <text:p>12.41</text:p>
          </table:table-cell>
          <table:table-cell office:value-type="float" office:value="78272" calcext:value-type="float">
            <text:p>78272</text:p>
          </table:table-cell>
          <table:table-cell office:value-type="float" office:value="14883789562" calcext:value-type="float">
            <text:p>14883789562</text:p>
          </table:table-cell>
          <table:table-cell office:value-type="float" office:value="67.67333" calcext:value-type="float">
            <text:p>67.67333</text:p>
          </table:table-cell>
          <table:table-cell office:value-type="float" office:value="67.66" calcext:value-type="float">
            <text:p>67.66</text:p>
          </table:table-cell>
          <table:table-cell office:value-type="float" office:value="102584" calcext:value-type="float">
            <text:p>102584</text:p>
          </table:table-cell>
          <table:table-cell office:value-type="float" office:value="14883789562" calcext:value-type="float">
            <text:p>14883789562</text:p>
          </table:table-cell>
          <table:table-cell table:formula="of:=[.F1465]&gt;[.B14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67-s837911274c13011232.ukp</text:p>
          </table:table-cell>
          <table:table-cell office:value-type="float" office:value="1.98333" calcext:value-type="float">
            <text:p>1.98333</text:p>
          </table:table-cell>
          <table:table-cell office:value-type="float" office:value="1.98" calcext:value-type="float">
            <text:p>1.98</text:p>
          </table:table-cell>
          <table:table-cell office:value-type="float" office:value="14716" calcext:value-type="float">
            <text:p>14716</text:p>
          </table:table-cell>
          <table:table-cell office:value-type="float" office:value="2604541705" calcext:value-type="float">
            <text:p>2604541705</text:p>
          </table:table-cell>
          <table:table-cell office:value-type="float" office:value="67.84333" calcext:value-type="float">
            <text:p>67.84333</text:p>
          </table:table-cell>
          <table:table-cell office:value-type="float" office:value="67.81" calcext:value-type="float">
            <text:p>67.81</text:p>
          </table:table-cell>
          <table:table-cell office:value-type="float" office:value="37500" calcext:value-type="float">
            <text:p>37500</text:p>
          </table:table-cell>
          <table:table-cell office:value-type="float" office:value="2604541705" calcext:value-type="float">
            <text:p>2604541705</text:p>
          </table:table-cell>
          <table:table-cell table:formula="of:=[.F1466]&gt;[.B14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421-s589477672c31429311.ukp</text:p>
          </table:table-cell>
          <table:table-cell office:value-type="float" office:value="2.29" calcext:value-type="float">
            <text:p>2.29</text:p>
          </table:table-cell>
          <table:table-cell office:value-type="float" office:value="2.3" calcext:value-type="float">
            <text:p>2.3</text:p>
          </table:table-cell>
          <table:table-cell office:value-type="float" office:value="22600" calcext:value-type="float">
            <text:p>22600</text:p>
          </table:table-cell>
          <table:table-cell office:value-type="float" office:value="6311861531" calcext:value-type="float">
            <text:p>6311861531</text:p>
          </table:table-cell>
          <table:table-cell office:value-type="float" office:value="68.02666" calcext:value-type="float">
            <text:p>68.02666</text:p>
          </table:table-cell>
          <table:table-cell office:value-type="float" office:value="67.99" calcext:value-type="float">
            <text:p>67.99</text:p>
          </table:table-cell>
          <table:table-cell office:value-type="float" office:value="49856" calcext:value-type="float">
            <text:p>49856</text:p>
          </table:table-cell>
          <table:table-cell office:value-type="float" office:value="6311861531" calcext:value-type="float">
            <text:p>6311861531</text:p>
          </table:table-cell>
          <table:table-cell table:formula="of:=[.F1467]&gt;[.B14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73-s618044498c69316121.ukp</text:p>
          </table:table-cell>
          <table:table-cell office:value-type="float" office:value="23.49333" calcext:value-type="float">
            <text:p>23.49333</text:p>
          </table:table-cell>
          <table:table-cell office:value-type="float" office:value="23.51" calcext:value-type="float">
            <text:p>23.51</text:p>
          </table:table-cell>
          <table:table-cell office:value-type="float" office:value="118748" calcext:value-type="float">
            <text:p>118748</text:p>
          </table:table-cell>
          <table:table-cell office:value-type="float" office:value="13922311946" calcext:value-type="float">
            <text:p>13922311946</text:p>
          </table:table-cell>
          <table:table-cell office:value-type="float" office:value="68.04666" calcext:value-type="float">
            <text:p>68.04666</text:p>
          </table:table-cell>
          <table:table-cell office:value-type="float" office:value="68.02" calcext:value-type="float">
            <text:p>68.02</text:p>
          </table:table-cell>
          <table:table-cell office:value-type="float" office:value="133820" calcext:value-type="float">
            <text:p>133820</text:p>
          </table:table-cell>
          <table:table-cell office:value-type="float" office:value="13922311946" calcext:value-type="float">
            <text:p>13922311946</text:p>
          </table:table-cell>
          <table:table-cell table:formula="of:=[.F1468]&gt;[.B14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99-s702592739c95014983.ukp</text:p>
          </table:table-cell>
          <table:table-cell office:value-type="float" office:value="17.64333" calcext:value-type="float">
            <text:p>17.64333</text:p>
          </table:table-cell>
          <table:table-cell office:value-type="float" office:value="17.65" calcext:value-type="float">
            <text:p>17.65</text:p>
          </table:table-cell>
          <table:table-cell office:value-type="float" office:value="126412" calcext:value-type="float">
            <text:p>126412</text:p>
          </table:table-cell>
          <table:table-cell office:value-type="float" office:value="19138184549" calcext:value-type="float">
            <text:p>19138184549</text:p>
          </table:table-cell>
          <table:table-cell office:value-type="float" office:value="68.07333" calcext:value-type="float">
            <text:p>68.07333</text:p>
          </table:table-cell>
          <table:table-cell office:value-type="float" office:value="68.05" calcext:value-type="float">
            <text:p>68.05</text:p>
          </table:table-cell>
          <table:table-cell office:value-type="float" office:value="158152" calcext:value-type="float">
            <text:p>158152</text:p>
          </table:table-cell>
          <table:table-cell office:value-type="float" office:value="19138184549" calcext:value-type="float">
            <text:p>19138184549</text:p>
          </table:table-cell>
          <table:table-cell table:formula="of:=[.F1469]&gt;[.B14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64-s956618993c43606912.ukp</text:p>
          </table:table-cell>
          <table:table-cell office:value-type="float" office:value="6.22" calcext:value-type="float">
            <text:p>6.22</text:p>
          </table:table-cell>
          <table:table-cell office:value-type="float" office:value="6.23" calcext:value-type="float">
            <text:p>6.23</text:p>
          </table:table-cell>
          <table:table-cell office:value-type="float" office:value="49160" calcext:value-type="float">
            <text:p>49160</text:p>
          </table:table-cell>
          <table:table-cell office:value-type="float" office:value="8757831956" calcext:value-type="float">
            <text:p>8757831956</text:p>
          </table:table-cell>
          <table:table-cell office:value-type="float" office:value="68.14666" calcext:value-type="float">
            <text:p>68.14666</text:p>
          </table:table-cell>
          <table:table-cell office:value-type="float" office:value="68.14" calcext:value-type="float">
            <text:p>68.14</text:p>
          </table:table-cell>
          <table:table-cell office:value-type="float" office:value="88664" calcext:value-type="float">
            <text:p>88664</text:p>
          </table:table-cell>
          <table:table-cell office:value-type="float" office:value="8757831956" calcext:value-type="float">
            <text:p>8757831956</text:p>
          </table:table-cell>
          <table:table-cell table:formula="of:=[.F1470]&gt;[.B14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49-s552268100c58218097.ukp</text:p>
          </table:table-cell>
          <table:table-cell office:value-type="float" office:value="12.03" calcext:value-type="float">
            <text:p>12.03</text:p>
          </table:table-cell>
          <table:table-cell office:value-type="float" office:value="12.04" calcext:value-type="float">
            <text:p>12.04</text:p>
          </table:table-cell>
          <table:table-cell office:value-type="float" office:value="85168" calcext:value-type="float">
            <text:p>85168</text:p>
          </table:table-cell>
          <table:table-cell office:value-type="float" office:value="11693275463" calcext:value-type="float">
            <text:p>11693275463</text:p>
          </table:table-cell>
          <table:table-cell office:value-type="float" office:value="68.26666" calcext:value-type="float">
            <text:p>68.26666</text:p>
          </table:table-cell>
          <table:table-cell office:value-type="float" office:value="68.24" calcext:value-type="float">
            <text:p>68.24</text:p>
          </table:table-cell>
          <table:table-cell office:value-type="float" office:value="114544" calcext:value-type="float">
            <text:p>114544</text:p>
          </table:table-cell>
          <table:table-cell office:value-type="float" office:value="11693275463" calcext:value-type="float">
            <text:p>11693275463</text:p>
          </table:table-cell>
          <table:table-cell table:formula="of:=[.F1471]&gt;[.B14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44-s892829231c16962349.ukp</text:p>
          </table:table-cell>
          <table:table-cell office:value-type="float" office:value="13.56667" calcext:value-type="float">
            <text:p>13.56667</text:p>
          </table:table-cell>
          <table:table-cell office:value-type="float" office:value="13.57" calcext:value-type="float">
            <text:p>13.57</text:p>
          </table:table-cell>
          <table:table-cell office:value-type="float" office:value="32596" calcext:value-type="float">
            <text:p>32596</text:p>
          </table:table-cell>
          <table:table-cell office:value-type="float" office:value="3386526676" calcext:value-type="float">
            <text:p>3386526676</text:p>
          </table:table-cell>
          <table:table-cell office:value-type="float" office:value="68.30999" calcext:value-type="float">
            <text:p>68.30999</text:p>
          </table:table-cell>
          <table:table-cell office:value-type="float" office:value="68.29" calcext:value-type="float">
            <text:p>68.29</text:p>
          </table:table-cell>
          <table:table-cell office:value-type="float" office:value="41440" calcext:value-type="float">
            <text:p>41440</text:p>
          </table:table-cell>
          <table:table-cell office:value-type="float" office:value="3386526676" calcext:value-type="float">
            <text:p>3386526676</text:p>
          </table:table-cell>
          <table:table-cell table:formula="of:=[.F1472]&gt;[.B14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13-s992980497c30739230.ukp</text:p>
          </table:table-cell>
          <table:table-cell office:value-type="float" office:value="16.25" calcext:value-type="float">
            <text:p>16.25</text:p>
          </table:table-cell>
          <table:table-cell office:value-type="float" office:value="16.24" calcext:value-type="float">
            <text:p>16.24</text:p>
          </table:table-cell>
          <table:table-cell office:value-type="float" office:value="38504" calcext:value-type="float">
            <text:p>38504</text:p>
          </table:table-cell>
          <table:table-cell office:value-type="float" office:value="6149864841" calcext:value-type="float">
            <text:p>6149864841</text:p>
          </table:table-cell>
          <table:table-cell office:value-type="float" office:value="68.32666" calcext:value-type="float">
            <text:p>68.32666</text:p>
          </table:table-cell>
          <table:table-cell office:value-type="float" office:value="68.29" calcext:value-type="float">
            <text:p>68.29</text:p>
          </table:table-cell>
          <table:table-cell office:value-type="float" office:value="47876" calcext:value-type="float">
            <text:p>47876</text:p>
          </table:table-cell>
          <table:table-cell office:value-type="float" office:value="6149864841" calcext:value-type="float">
            <text:p>6149864841</text:p>
          </table:table-cell>
          <table:table-cell table:formula="of:=[.F1473]&gt;[.B14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4-s320356631c99252240.ukp</text:p>
          </table:table-cell>
          <table:table-cell office:value-type="float" office:value="0.99333" calcext:value-type="float">
            <text:p>0.99333</text:p>
          </table:table-cell>
          <table:table-cell office:value-type="float" office:value="1" calcext:value-type="float">
            <text:p>1</text:p>
          </table:table-cell>
          <table:table-cell office:value-type="float" office:value="22096" calcext:value-type="float">
            <text:p>22096</text:p>
          </table:table-cell>
          <table:table-cell office:value-type="float" office:value="19994225459" calcext:value-type="float">
            <text:p>19994225459</text:p>
          </table:table-cell>
          <table:table-cell office:value-type="float" office:value="68.34333" calcext:value-type="float">
            <text:p>68.34333</text:p>
          </table:table-cell>
          <table:table-cell office:value-type="float" office:value="68.36" calcext:value-type="float">
            <text:p>68.36</text:p>
          </table:table-cell>
          <table:table-cell office:value-type="float" office:value="153308" calcext:value-type="float">
            <text:p>153308</text:p>
          </table:table-cell>
          <table:table-cell office:value-type="float" office:value="19994225459" calcext:value-type="float">
            <text:p>19994225459</text:p>
          </table:table-cell>
          <table:table-cell table:formula="of:=[.F1474]&gt;[.B14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69-s132278514c28262911.ukp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5496" calcext:value-type="float">
            <text:p>15496</text:p>
          </table:table-cell>
          <table:table-cell office:value-type="float" office:value="5689991043" calcext:value-type="float">
            <text:p>5689991043</text:p>
          </table:table-cell>
          <table:table-cell office:value-type="float" office:value="68.46666" calcext:value-type="float">
            <text:p>68.46666</text:p>
          </table:table-cell>
          <table:table-cell office:value-type="float" office:value="68.43" calcext:value-type="float">
            <text:p>68.43</text:p>
          </table:table-cell>
          <table:table-cell office:value-type="float" office:value="28720" calcext:value-type="float">
            <text:p>28720</text:p>
          </table:table-cell>
          <table:table-cell office:value-type="float" office:value="5689991043" calcext:value-type="float">
            <text:p>5689991043</text:p>
          </table:table-cell>
          <table:table-cell table:formula="of:=[.F1475]&gt;[.B14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74-s902437174c95688643.ukp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7152" calcext:value-type="float">
            <text:p>17152</text:p>
          </table:table-cell>
          <table:table-cell office:value-type="float" office:value="19286291974" calcext:value-type="float">
            <text:p>19286291974</text:p>
          </table:table-cell>
          <table:table-cell office:value-type="float" office:value="68.63666" calcext:value-type="float">
            <text:p>68.63666</text:p>
          </table:table-cell>
          <table:table-cell office:value-type="float" office:value="68.63" calcext:value-type="float">
            <text:p>68.63</text:p>
          </table:table-cell>
          <table:table-cell office:value-type="float" office:value="197736" calcext:value-type="float">
            <text:p>197736</text:p>
          </table:table-cell>
          <table:table-cell office:value-type="float" office:value="19286291974" calcext:value-type="float">
            <text:p>19286291974</text:p>
          </table:table-cell>
          <table:table-cell table:formula="of:=[.F1476]&gt;[.B14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19-s637974412c31557812.ukp</text:p>
          </table:table-cell>
          <table:table-cell office:value-type="float" office:value="11.19333" calcext:value-type="float">
            <text:p>11.19333</text:p>
          </table:table-cell>
          <table:table-cell office:value-type="float" office:value="11.21" calcext:value-type="float">
            <text:p>11.21</text:p>
          </table:table-cell>
          <table:table-cell office:value-type="float" office:value="50140" calcext:value-type="float">
            <text:p>50140</text:p>
          </table:table-cell>
          <table:table-cell office:value-type="float" office:value="6323044288" calcext:value-type="float">
            <text:p>6323044288</text:p>
          </table:table-cell>
          <table:table-cell office:value-type="float" office:value="68.83999" calcext:value-type="float">
            <text:p>68.83999</text:p>
          </table:table-cell>
          <table:table-cell office:value-type="float" office:value="68.83" calcext:value-type="float">
            <text:p>68.83</text:p>
          </table:table-cell>
          <table:table-cell office:value-type="float" office:value="77104" calcext:value-type="float">
            <text:p>77104</text:p>
          </table:table-cell>
          <table:table-cell office:value-type="float" office:value="6323044288" calcext:value-type="float">
            <text:p>6323044288</text:p>
          </table:table-cell>
          <table:table-cell table:formula="of:=[.F1477]&gt;[.B14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54-s432746252c60672780.ukp</text:p>
          </table:table-cell>
          <table:table-cell office:value-type="float" office:value="13.60667" calcext:value-type="float">
            <text:p>13.60667</text:p>
          </table:table-cell>
          <table:table-cell office:value-type="float" office:value="13.62" calcext:value-type="float">
            <text:p>13.62</text:p>
          </table:table-cell>
          <table:table-cell office:value-type="float" office:value="43872" calcext:value-type="float">
            <text:p>43872</text:p>
          </table:table-cell>
          <table:table-cell office:value-type="float" office:value="12227160750" calcext:value-type="float">
            <text:p>12227160750</text:p>
          </table:table-cell>
          <table:table-cell office:value-type="float" office:value="69.01333" calcext:value-type="float">
            <text:p>69.01333</text:p>
          </table:table-cell>
          <table:table-cell office:value-type="float" office:value="69" calcext:value-type="float">
            <text:p>69</text:p>
          </table:table-cell>
          <table:table-cell office:value-type="float" office:value="59996" calcext:value-type="float">
            <text:p>59996</text:p>
          </table:table-cell>
          <table:table-cell office:value-type="float" office:value="12227160750" calcext:value-type="float">
            <text:p>12227160750</text:p>
          </table:table-cell>
          <table:table-cell table:formula="of:=[.F1478]&gt;[.B14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27-s792636241c54309226.ukp</text:p>
          </table:table-cell>
          <table:table-cell office:value-type="float" office:value="19.79333" calcext:value-type="float">
            <text:p>19.79333</text:p>
          </table:table-cell>
          <table:table-cell office:value-type="float" office:value="19.8" calcext:value-type="float">
            <text:p>19.8</text:p>
          </table:table-cell>
          <table:table-cell office:value-type="float" office:value="78216" calcext:value-type="float">
            <text:p>78216</text:p>
          </table:table-cell>
          <table:table-cell office:value-type="float" office:value="10914865336" calcext:value-type="float">
            <text:p>10914865336</text:p>
          </table:table-cell>
          <table:table-cell office:value-type="float" office:value="69.07333" calcext:value-type="float">
            <text:p>69.07333</text:p>
          </table:table-cell>
          <table:table-cell office:value-type="float" office:value="69.05" calcext:value-type="float">
            <text:p>69.05</text:p>
          </table:table-cell>
          <table:table-cell office:value-type="float" office:value="81372" calcext:value-type="float">
            <text:p>81372</text:p>
          </table:table-cell>
          <table:table-cell office:value-type="float" office:value="10914865336" calcext:value-type="float">
            <text:p>10914865336</text:p>
          </table:table-cell>
          <table:table-cell table:formula="of:=[.F1479]&gt;[.B14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57-s340363402c61599291.ukp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4276" calcext:value-type="float">
            <text:p>14276</text:p>
          </table:table-cell>
          <table:table-cell office:value-type="float" office:value="12414837461" calcext:value-type="float">
            <text:p>12414837461</text:p>
          </table:table-cell>
          <table:table-cell office:value-type="float" office:value="69.97333" calcext:value-type="float">
            <text:p>69.97333</text:p>
          </table:table-cell>
          <table:table-cell office:value-type="float" office:value="69.95" calcext:value-type="float">
            <text:p>69.95</text:p>
          </table:table-cell>
          <table:table-cell office:value-type="float" office:value="75476" calcext:value-type="float">
            <text:p>75476</text:p>
          </table:table-cell>
          <table:table-cell office:value-type="float" office:value="12414837461" calcext:value-type="float">
            <text:p>12414837461</text:p>
          </table:table-cell>
          <table:table-cell table:formula="of:=[.F1480]&gt;[.B14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36-s152942261c95452116.ukp</text:p>
          </table:table-cell>
          <table:table-cell office:value-type="float" office:value="42.37333" calcext:value-type="float">
            <text:p>42.37333</text:p>
          </table:table-cell>
          <table:table-cell office:value-type="float" office:value="42.36" calcext:value-type="float">
            <text:p>42.36</text:p>
          </table:table-cell>
          <table:table-cell office:value-type="float" office:value="85604" calcext:value-type="float">
            <text:p>85604</text:p>
          </table:table-cell>
          <table:table-cell office:value-type="float" office:value="19186700943" calcext:value-type="float">
            <text:p>19186700943</text:p>
          </table:table-cell>
          <table:table-cell office:value-type="float" office:value="70.49333" calcext:value-type="float">
            <text:p>70.49333</text:p>
          </table:table-cell>
          <table:table-cell office:value-type="float" office:value="70.48" calcext:value-type="float">
            <text:p>70.48</text:p>
          </table:table-cell>
          <table:table-cell office:value-type="float" office:value="88680" calcext:value-type="float">
            <text:p>88680</text:p>
          </table:table-cell>
          <table:table-cell office:value-type="float" office:value="19186700943" calcext:value-type="float">
            <text:p>19186700943</text:p>
          </table:table-cell>
          <table:table-cell table:formula="of:=[.F1481]&gt;[.B14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33-s814183802c26801676.ukp</text:p>
          </table:table-cell>
          <table:table-cell office:value-type="float" office:value="31.71" calcext:value-type="float">
            <text:p>31.71</text:p>
          </table:table-cell>
          <table:table-cell office:value-type="float" office:value="31.7" calcext:value-type="float">
            <text:p>31.7</text:p>
          </table:table-cell>
          <table:table-cell office:value-type="float" office:value="49276" calcext:value-type="float">
            <text:p>49276</text:p>
          </table:table-cell>
          <table:table-cell office:value-type="float" office:value="5351064239" calcext:value-type="float">
            <text:p>5351064239</text:p>
          </table:table-cell>
          <table:table-cell office:value-type="float" office:value="70.62333" calcext:value-type="float">
            <text:p>70.62333</text:p>
          </table:table-cell>
          <table:table-cell office:value-type="float" office:value="70.6" calcext:value-type="float">
            <text:p>70.6</text:p>
          </table:table-cell>
          <table:table-cell office:value-type="float" office:value="54552" calcext:value-type="float">
            <text:p>54552</text:p>
          </table:table-cell>
          <table:table-cell office:value-type="float" office:value="5351064239" calcext:value-type="float">
            <text:p>5351064239</text:p>
          </table:table-cell>
          <table:table-cell table:formula="of:=[.F1482]&gt;[.B14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41-s676413851c94345854.ukp</text:p>
          </table:table-cell>
          <table:table-cell office:value-type="float" office:value="22.36666" calcext:value-type="float">
            <text:p>22.36666</text:p>
          </table:table-cell>
          <table:table-cell office:value-type="float" office:value="22.37" calcext:value-type="float">
            <text:p>22.37</text:p>
          </table:table-cell>
          <table:table-cell office:value-type="float" office:value="118924" calcext:value-type="float">
            <text:p>118924</text:p>
          </table:table-cell>
          <table:table-cell office:value-type="float" office:value="18970711456" calcext:value-type="float">
            <text:p>18970711456</text:p>
          </table:table-cell>
          <table:table-cell office:value-type="float" office:value="70.82333" calcext:value-type="float">
            <text:p>70.82333</text:p>
          </table:table-cell>
          <table:table-cell office:value-type="float" office:value="70.81" calcext:value-type="float">
            <text:p>70.81</text:p>
          </table:table-cell>
          <table:table-cell office:value-type="float" office:value="135992" calcext:value-type="float">
            <text:p>135992</text:p>
          </table:table-cell>
          <table:table-cell office:value-type="float" office:value="18970711456" calcext:value-type="float">
            <text:p>18970711456</text:p>
          </table:table-cell>
          <table:table-cell table:formula="of:=[.F1483]&gt;[.B14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28-s461982901c26687509.ukp</text:p>
          </table:table-cell>
          <table:table-cell table:number-columns-repeated="2" office:value-type="float" office:value="4.3" calcext:value-type="float">
            <text:p>4.3</text:p>
          </table:table-cell>
          <table:table-cell office:value-type="float" office:value="33376" calcext:value-type="float">
            <text:p>33376</text:p>
          </table:table-cell>
          <table:table-cell office:value-type="float" office:value="5348544104" calcext:value-type="float">
            <text:p>5348544104</text:p>
          </table:table-cell>
          <table:table-cell office:value-type="float" office:value="70.90999" calcext:value-type="float">
            <text:p>70.90999</text:p>
          </table:table-cell>
          <table:table-cell office:value-type="float" office:value="70.88" calcext:value-type="float">
            <text:p>70.88</text:p>
          </table:table-cell>
          <table:table-cell office:value-type="float" office:value="52940" calcext:value-type="float">
            <text:p>52940</text:p>
          </table:table-cell>
          <table:table-cell office:value-type="float" office:value="5348544104" calcext:value-type="float">
            <text:p>5348544104</text:p>
          </table:table-cell>
          <table:table-cell table:formula="of:=[.F1484]&gt;[.B14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75-s720039518c60409837.ukp</text:p>
          </table:table-cell>
          <table:table-cell office:value-type="float" office:value="8.10333" calcext:value-type="float">
            <text:p>8.10333</text:p>
          </table:table-cell>
          <table:table-cell office:value-type="float" office:value="8.11" calcext:value-type="float">
            <text:p>8.11</text:p>
          </table:table-cell>
          <table:table-cell office:value-type="float" office:value="52600" calcext:value-type="float">
            <text:p>52600</text:p>
          </table:table-cell>
          <table:table-cell office:value-type="float" office:value="12150637717" calcext:value-type="float">
            <text:p>12150637717</text:p>
          </table:table-cell>
          <table:table-cell office:value-type="float" office:value="71.31333" calcext:value-type="float">
            <text:p>71.31333</text:p>
          </table:table-cell>
          <table:table-cell office:value-type="float" office:value="71.31" calcext:value-type="float">
            <text:p>71.31</text:p>
          </table:table-cell>
          <table:table-cell office:value-type="float" office:value="73548" calcext:value-type="float">
            <text:p>73548</text:p>
          </table:table-cell>
          <table:table-cell office:value-type="float" office:value="12150637717" calcext:value-type="float">
            <text:p>12150637717</text:p>
          </table:table-cell>
          <table:table-cell table:formula="of:=[.F1485]&gt;[.B14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68-s530664442c87787330.ukp</text:p>
          </table:table-cell>
          <table:table-cell office:value-type="float" office:value="4.68" calcext:value-type="float">
            <text:p>4.68</text:p>
          </table:table-cell>
          <table:table-cell office:value-type="float" office:value="4.7" calcext:value-type="float">
            <text:p>4.7</text:p>
          </table:table-cell>
          <table:table-cell office:value-type="float" office:value="64684" calcext:value-type="float">
            <text:p>64684</text:p>
          </table:table-cell>
          <table:table-cell office:value-type="float" office:value="17669347451" calcext:value-type="float">
            <text:p>17669347451</text:p>
          </table:table-cell>
          <table:table-cell office:value-type="float" office:value="71.32999" calcext:value-type="float">
            <text:p>71.32999</text:p>
          </table:table-cell>
          <table:table-cell office:value-type="float" office:value="71.3" calcext:value-type="float">
            <text:p>71.3</text:p>
          </table:table-cell>
          <table:table-cell office:value-type="float" office:value="115032" calcext:value-type="float">
            <text:p>115032</text:p>
          </table:table-cell>
          <table:table-cell office:value-type="float" office:value="17669347451" calcext:value-type="float">
            <text:p>17669347451</text:p>
          </table:table-cell>
          <table:table-cell table:formula="of:=[.F1486]&gt;[.B14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94-s589607845c72024873.ukp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7" calcext:value-type="float">
            <text:p>0.07</text:p>
          </table:table-cell>
          <table:table-cell office:value-type="float" office:value="20520" calcext:value-type="float">
            <text:p>20520</text:p>
          </table:table-cell>
          <table:table-cell office:value-type="float" office:value="14516165911" calcext:value-type="float">
            <text:p>14516165911</text:p>
          </table:table-cell>
          <table:table-cell office:value-type="float" office:value="71.42333" calcext:value-type="float">
            <text:p>71.42333</text:p>
          </table:table-cell>
          <table:table-cell office:value-type="float" office:value="71.4" calcext:value-type="float">
            <text:p>71.4</text:p>
          </table:table-cell>
          <table:table-cell office:value-type="float" office:value="132280" calcext:value-type="float">
            <text:p>132280</text:p>
          </table:table-cell>
          <table:table-cell office:value-type="float" office:value="14516165911" calcext:value-type="float">
            <text:p>14516165911</text:p>
          </table:table-cell>
          <table:table-cell table:formula="of:=[.F1487]&gt;[.B14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51-s268449167c45913699.ukp</text:p>
          </table:table-cell>
          <table:table-cell office:value-type="float" office:value="20.97666" calcext:value-type="float">
            <text:p>20.97666</text:p>
          </table:table-cell>
          <table:table-cell office:value-type="float" office:value="20.98" calcext:value-type="float">
            <text:p>20.98</text:p>
          </table:table-cell>
          <table:table-cell office:value-type="float" office:value="86096" calcext:value-type="float">
            <text:p>86096</text:p>
          </table:table-cell>
          <table:table-cell office:value-type="float" office:value="9206880029" calcext:value-type="float">
            <text:p>9206880029</text:p>
          </table:table-cell>
          <table:table-cell office:value-type="float" office:value="71.91333" calcext:value-type="float">
            <text:p>71.91333</text:p>
          </table:table-cell>
          <table:table-cell office:value-type="float" office:value="71.9" calcext:value-type="float">
            <text:p>71.9</text:p>
          </table:table-cell>
          <table:table-cell office:value-type="float" office:value="99572" calcext:value-type="float">
            <text:p>99572</text:p>
          </table:table-cell>
          <table:table-cell office:value-type="float" office:value="9206880029" calcext:value-type="float">
            <text:p>9206880029</text:p>
          </table:table-cell>
          <table:table-cell table:formula="of:=[.F1488]&gt;[.B14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85-s985161383c51213083.ukp</text:p>
          </table:table-cell>
          <table:table-cell office:value-type="float" office:value="13.68666" calcext:value-type="float">
            <text:p>13.68666</text:p>
          </table:table-cell>
          <table:table-cell office:value-type="float" office:value="13.71" calcext:value-type="float">
            <text:p>13.71</text:p>
          </table:table-cell>
          <table:table-cell office:value-type="float" office:value="87360" calcext:value-type="float">
            <text:p>87360</text:p>
          </table:table-cell>
          <table:table-cell office:value-type="float" office:value="10279487348" calcext:value-type="float">
            <text:p>10279487348</text:p>
          </table:table-cell>
          <table:table-cell office:value-type="float" office:value="72.08666" calcext:value-type="float">
            <text:p>72.08666</text:p>
          </table:table-cell>
          <table:table-cell office:value-type="float" office:value="72.07" calcext:value-type="float">
            <text:p>72.07</text:p>
          </table:table-cell>
          <table:table-cell office:value-type="float" office:value="114924" calcext:value-type="float">
            <text:p>114924</text:p>
          </table:table-cell>
          <table:table-cell office:value-type="float" office:value="10279487348" calcext:value-type="float">
            <text:p>10279487348</text:p>
          </table:table-cell>
          <table:table-cell table:formula="of:=[.F1489]&gt;[.B14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187-s665806388c44909208.ukp</text:p>
          </table:table-cell>
          <table:table-cell office:value-type="float" office:value="24.28666" calcext:value-type="float">
            <text:p>24.28666</text:p>
          </table:table-cell>
          <table:table-cell office:value-type="float" office:value="24.29" calcext:value-type="float">
            <text:p>24.29</text:p>
          </table:table-cell>
          <table:table-cell office:value-type="float" office:value="69352" calcext:value-type="float">
            <text:p>69352</text:p>
          </table:table-cell>
          <table:table-cell office:value-type="float" office:value="9001832545" calcext:value-type="float">
            <text:p>9001832545</text:p>
          </table:table-cell>
          <table:table-cell office:value-type="float" office:value="72.17999" calcext:value-type="float">
            <text:p>72.17999</text:p>
          </table:table-cell>
          <table:table-cell office:value-type="float" office:value="72.14" calcext:value-type="float">
            <text:p>72.14</text:p>
          </table:table-cell>
          <table:table-cell office:value-type="float" office:value="67688" calcext:value-type="float">
            <text:p>67688</text:p>
          </table:table-cell>
          <table:table-cell office:value-type="float" office:value="9001832545" calcext:value-type="float">
            <text:p>9001832545</text:p>
          </table:table-cell>
          <table:table-cell table:formula="of:=[.F1490]&gt;[.B14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45-s40353095c82998273.ukp</text:p>
          </table:table-cell>
          <table:table-cell office:value-type="float" office:value="14.23" calcext:value-type="float">
            <text:p>14.23</text:p>
          </table:table-cell>
          <table:table-cell office:value-type="float" office:value="14.25" calcext:value-type="float">
            <text:p>14.25</text:p>
          </table:table-cell>
          <table:table-cell office:value-type="float" office:value="156996" calcext:value-type="float">
            <text:p>156996</text:p>
          </table:table-cell>
          <table:table-cell office:value-type="float" office:value="16685115733" calcext:value-type="float">
            <text:p>16685115733</text:p>
          </table:table-cell>
          <table:table-cell office:value-type="float" office:value="72.24666" calcext:value-type="float">
            <text:p>72.24666</text:p>
          </table:table-cell>
          <table:table-cell office:value-type="float" office:value="72.25" calcext:value-type="float">
            <text:p>72.25</text:p>
          </table:table-cell>
          <table:table-cell office:value-type="float" office:value="189980" calcext:value-type="float">
            <text:p>189980</text:p>
          </table:table-cell>
          <table:table-cell office:value-type="float" office:value="16685115733" calcext:value-type="float">
            <text:p>16685115733</text:p>
          </table:table-cell>
          <table:table-cell table:formula="of:=[.F1491]&gt;[.B14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2-s434860255c66089141.ukp</text:p>
          </table:table-cell>
          <table:table-cell office:value-type="float" office:value="2.62333" calcext:value-type="float">
            <text:p>2.62333</text:p>
          </table:table-cell>
          <table:table-cell office:value-type="float" office:value="2.63" calcext:value-type="float">
            <text:p>2.63</text:p>
          </table:table-cell>
          <table:table-cell office:value-type="float" office:value="51012" calcext:value-type="float">
            <text:p>51012</text:p>
          </table:table-cell>
          <table:table-cell office:value-type="float" office:value="13306257875" calcext:value-type="float">
            <text:p>13306257875</text:p>
          </table:table-cell>
          <table:table-cell office:value-type="float" office:value="72.33999" calcext:value-type="float">
            <text:p>72.33999</text:p>
          </table:table-cell>
          <table:table-cell office:value-type="float" office:value="72.32" calcext:value-type="float">
            <text:p>72.32</text:p>
          </table:table-cell>
          <table:table-cell office:value-type="float" office:value="150376" calcext:value-type="float">
            <text:p>150376</text:p>
          </table:table-cell>
          <table:table-cell office:value-type="float" office:value="13306257875" calcext:value-type="float">
            <text:p>13306257875</text:p>
          </table:table-cell>
          <table:table-cell table:formula="of:=[.F1492]&gt;[.B14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53-s43310200c54476551.ukp</text:p>
          </table:table-cell>
          <table:table-cell office:value-type="float" office:value="1.70333" calcext:value-type="float">
            <text:p>1.70333</text:p>
          </table:table-cell>
          <table:table-cell office:value-type="float" office:value="1.71" calcext:value-type="float">
            <text:p>1.71</text:p>
          </table:table-cell>
          <table:table-cell office:value-type="float" office:value="34672" calcext:value-type="float">
            <text:p>34672</text:p>
          </table:table-cell>
          <table:table-cell office:value-type="float" office:value="10969542112" calcext:value-type="float">
            <text:p>10969542112</text:p>
          </table:table-cell>
          <table:table-cell office:value-type="float" office:value="72.42666" calcext:value-type="float">
            <text:p>72.42666</text:p>
          </table:table-cell>
          <table:table-cell office:value-type="float" office:value="72.42" calcext:value-type="float">
            <text:p>72.42</text:p>
          </table:table-cell>
          <table:table-cell office:value-type="float" office:value="142304" calcext:value-type="float">
            <text:p>142304</text:p>
          </table:table-cell>
          <table:table-cell office:value-type="float" office:value="10969542112" calcext:value-type="float">
            <text:p>10969542112</text:p>
          </table:table-cell>
          <table:table-cell table:formula="of:=[.F1493]&gt;[.B14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26-s143998406c28344025.ukp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19600" calcext:value-type="float">
            <text:p>19600</text:p>
          </table:table-cell>
          <table:table-cell office:value-type="float" office:value="5702608871" calcext:value-type="float">
            <text:p>5702608871</text:p>
          </table:table-cell>
          <table:table-cell office:value-type="float" office:value="72.45666" calcext:value-type="float">
            <text:p>72.45666</text:p>
          </table:table-cell>
          <table:table-cell office:value-type="float" office:value="72.44" calcext:value-type="float">
            <text:p>72.44</text:p>
          </table:table-cell>
          <table:table-cell office:value-type="float" office:value="77944" calcext:value-type="float">
            <text:p>77944</text:p>
          </table:table-cell>
          <table:table-cell office:value-type="float" office:value="5702608871" calcext:value-type="float">
            <text:p>5702608871</text:p>
          </table:table-cell>
          <table:table-cell table:formula="of:=[.F1494]&gt;[.B14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25-s266680480c37818144.ukp</text:p>
          </table:table-cell>
          <table:table-cell office:value-type="float" office:value="36.76666" calcext:value-type="float">
            <text:p>36.76666</text:p>
          </table:table-cell>
          <table:table-cell office:value-type="float" office:value="36.76" calcext:value-type="float">
            <text:p>36.76</text:p>
          </table:table-cell>
          <table:table-cell office:value-type="float" office:value="67384" calcext:value-type="float">
            <text:p>67384</text:p>
          </table:table-cell>
          <table:table-cell office:value-type="float" office:value="7570131878" calcext:value-type="float">
            <text:p>7570131878</text:p>
          </table:table-cell>
          <table:table-cell office:value-type="float" office:value="72.45999" calcext:value-type="float">
            <text:p>72.45999</text:p>
          </table:table-cell>
          <table:table-cell office:value-type="float" office:value="72.45" calcext:value-type="float">
            <text:p>72.45</text:p>
          </table:table-cell>
          <table:table-cell office:value-type="float" office:value="68416" calcext:value-type="float">
            <text:p>68416</text:p>
          </table:table-cell>
          <table:table-cell office:value-type="float" office:value="7570131878" calcext:value-type="float">
            <text:p>7570131878</text:p>
          </table:table-cell>
          <table:table-cell table:formula="of:=[.F1495]&gt;[.B14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65-s343126569c98178529.ukp</text:p>
          </table:table-cell>
          <table:table-cell office:value-type="float" office:value="15.11667" calcext:value-type="float">
            <text:p>15.11667</text:p>
          </table:table-cell>
          <table:table-cell office:value-type="float" office:value="15.12" calcext:value-type="float">
            <text:p>15.12</text:p>
          </table:table-cell>
          <table:table-cell office:value-type="float" office:value="71580" calcext:value-type="float">
            <text:p>71580</text:p>
          </table:table-cell>
          <table:table-cell office:value-type="float" office:value="19786427692" calcext:value-type="float">
            <text:p>19786427692</text:p>
          </table:table-cell>
          <table:table-cell office:value-type="float" office:value="72.59666" calcext:value-type="float">
            <text:p>72.59666</text:p>
          </table:table-cell>
          <table:table-cell office:value-type="float" office:value="72.57" calcext:value-type="float">
            <text:p>72.57</text:p>
          </table:table-cell>
          <table:table-cell office:value-type="float" office:value="75104" calcext:value-type="float">
            <text:p>75104</text:p>
          </table:table-cell>
          <table:table-cell office:value-type="float" office:value="19786427692" calcext:value-type="float">
            <text:p>19786427692</text:p>
          </table:table-cell>
          <table:table-cell table:formula="of:=[.F1496]&gt;[.B14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56-s142613265c54180664.ukp</text:p>
          </table:table-cell>
          <table:table-cell office:value-type="float" office:value="25.25" calcext:value-type="float">
            <text:p>25.25</text:p>
          </table:table-cell>
          <table:table-cell office:value-type="float" office:value="25.26" calcext:value-type="float">
            <text:p>25.26</text:p>
          </table:table-cell>
          <table:table-cell office:value-type="float" office:value="41312" calcext:value-type="float">
            <text:p>41312</text:p>
          </table:table-cell>
          <table:table-cell office:value-type="float" office:value="10869540032" calcext:value-type="float">
            <text:p>10869540032</text:p>
          </table:table-cell>
          <table:table-cell office:value-type="float" office:value="73.13999" calcext:value-type="float">
            <text:p>73.13999</text:p>
          </table:table-cell>
          <table:table-cell office:value-type="float" office:value="73.12" calcext:value-type="float">
            <text:p>73.12</text:p>
          </table:table-cell>
          <table:table-cell office:value-type="float" office:value="45828" calcext:value-type="float">
            <text:p>45828</text:p>
          </table:table-cell>
          <table:table-cell office:value-type="float" office:value="10869540032" calcext:value-type="float">
            <text:p>10869540032</text:p>
          </table:table-cell>
          <table:table-cell table:formula="of:=[.F1497]&gt;[.B14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89-s863176603c93237588.ukp</text:p>
          </table:table-cell>
          <table:table-cell office:value-type="float" office:value="37.37333" calcext:value-type="float">
            <text:p>37.37333</text:p>
          </table:table-cell>
          <table:table-cell office:value-type="float" office:value="37.36" calcext:value-type="float">
            <text:p>37.36</text:p>
          </table:table-cell>
          <table:table-cell office:value-type="float" office:value="104312" calcext:value-type="float">
            <text:p>104312</text:p>
          </table:table-cell>
          <table:table-cell office:value-type="float" office:value="18790511779" calcext:value-type="float">
            <text:p>18790511779</text:p>
          </table:table-cell>
          <table:table-cell office:value-type="float" office:value="73.95333" calcext:value-type="float">
            <text:p>73.95333</text:p>
          </table:table-cell>
          <table:table-cell office:value-type="float" office:value="73.92" calcext:value-type="float">
            <text:p>73.92</text:p>
          </table:table-cell>
          <table:table-cell office:value-type="float" office:value="130924" calcext:value-type="float">
            <text:p>130924</text:p>
          </table:table-cell>
          <table:table-cell office:value-type="float" office:value="18790511779" calcext:value-type="float">
            <text:p>18790511779</text:p>
          </table:table-cell>
          <table:table-cell table:formula="of:=[.F1498]&gt;[.B14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43-s325290391c99499717.ukp</text:p>
          </table:table-cell>
          <table:table-cell office:value-type="float" office:value="28.21666" calcext:value-type="float">
            <text:p>28.21666</text:p>
          </table:table-cell>
          <table:table-cell office:value-type="float" office:value="28.22" calcext:value-type="float">
            <text:p>28.22</text:p>
          </table:table-cell>
          <table:table-cell office:value-type="float" office:value="163052" calcext:value-type="float">
            <text:p>163052</text:p>
          </table:table-cell>
          <table:table-cell office:value-type="float" office:value="20004779716" calcext:value-type="float">
            <text:p>20004779716</text:p>
          </table:table-cell>
          <table:table-cell office:value-type="float" office:value="74.10333" calcext:value-type="float">
            <text:p>74.10333</text:p>
          </table:table-cell>
          <table:table-cell office:value-type="float" office:value="74.09" calcext:value-type="float">
            <text:p>74.09</text:p>
          </table:table-cell>
          <table:table-cell office:value-type="float" office:value="191556" calcext:value-type="float">
            <text:p>191556</text:p>
          </table:table-cell>
          <table:table-cell office:value-type="float" office:value="20004779716" calcext:value-type="float">
            <text:p>20004779716</text:p>
          </table:table-cell>
          <table:table-cell table:formula="of:=[.F1499]&gt;[.B14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274-s478569737c73530463.ukp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17156" calcext:value-type="float">
            <text:p>17156</text:p>
          </table:table-cell>
          <table:table-cell office:value-type="float" office:value="14819209909" calcext:value-type="float">
            <text:p>14819209909</text:p>
          </table:table-cell>
          <table:table-cell office:value-type="float" office:value="74.53333" calcext:value-type="float">
            <text:p>74.53333</text:p>
          </table:table-cell>
          <table:table-cell office:value-type="float" office:value="74.52" calcext:value-type="float">
            <text:p>74.52</text:p>
          </table:table-cell>
          <table:table-cell office:value-type="float" office:value="127044" calcext:value-type="float">
            <text:p>127044</text:p>
          </table:table-cell>
          <table:table-cell office:value-type="float" office:value="14819209909" calcext:value-type="float">
            <text:p>14819209909</text:p>
          </table:table-cell>
          <table:table-cell table:formula="of:=[.F1500]&gt;[.B15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20000-387-s447645624c83817117.ukp</text:p>
          </table:table-cell>
          <table:table-cell office:value-type="float" office:value="3.54667" calcext:value-type="float">
            <text:p>3.54667</text:p>
          </table:table-cell>
          <table:table-cell office:value-type="float" office:value="3.56" calcext:value-type="float">
            <text:p>3.56</text:p>
          </table:table-cell>
          <table:table-cell office:value-type="float" office:value="69416" calcext:value-type="float">
            <text:p>69416</text:p>
          </table:table-cell>
          <table:table-cell office:value-type="float" office:value="16874850594" calcext:value-type="float">
            <text:p>16874850594</text:p>
          </table:table-cell>
          <table:table-cell office:value-type="float" office:value="76.82333" calcext:value-type="float">
            <text:p>76.82333</text:p>
          </table:table-cell>
          <table:table-cell office:value-type="float" office:value="76.82" calcext:value-type="float">
            <text:p>76.82</text:p>
          </table:table-cell>
          <table:table-cell office:value-type="float" office:value="212752" calcext:value-type="float">
            <text:p>212752</text:p>
          </table:table-cell>
          <table:table-cell office:value-type="float" office:value="16874850594" calcext:value-type="float">
            <text:p>16874850594</text:p>
          </table:table-cell>
          <table:table-cell table:formula="of:=[.F1501]&gt;[.B15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81-s81032338c61652913.ukp</text:p>
          </table:table-cell>
          <table:table-cell office:value-type="float" office:value="20.24666" calcext:value-type="float">
            <text:p>20.24666</text:p>
          </table:table-cell>
          <table:table-cell office:value-type="float" office:value="20.27" calcext:value-type="float">
            <text:p>20.27</text:p>
          </table:table-cell>
          <table:table-cell office:value-type="float" office:value="113068" calcext:value-type="float">
            <text:p>113068</text:p>
          </table:table-cell>
          <table:table-cell office:value-type="float" office:value="30953401802" calcext:value-type="float">
            <text:p>30953401802</text:p>
          </table:table-cell>
          <table:table-cell office:value-type="float" office:value="373.88996" calcext:value-type="float">
            <text:p>373.88996</text:p>
          </table:table-cell>
          <table:table-cell office:value-type="float" office:value="373.67" calcext:value-type="float">
            <text:p>373.67</text:p>
          </table:table-cell>
          <table:table-cell office:value-type="float" office:value="234924" calcext:value-type="float">
            <text:p>234924</text:p>
          </table:table-cell>
          <table:table-cell office:value-type="float" office:value="30953401802" calcext:value-type="float">
            <text:p>30953401802</text:p>
          </table:table-cell>
          <table:table-cell table:formula="of:=[.F1502]&gt;[.B15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58-s757232490c8483983.ukp</text:p>
          </table:table-cell>
          <table:table-cell office:value-type="float" office:value="133.91665" calcext:value-type="float">
            <text:p>133.91665</text:p>
          </table:table-cell>
          <table:table-cell office:value-type="float" office:value="133.83" calcext:value-type="float">
            <text:p>133.83</text:p>
          </table:table-cell>
          <table:table-cell office:value-type="float" office:value="43428" calcext:value-type="float">
            <text:p>43428</text:p>
          </table:table-cell>
          <table:table-cell office:value-type="float" office:value="4149623219" calcext:value-type="float">
            <text:p>4149623219</text:p>
          </table:table-cell>
          <table:table-cell office:value-type="float" office:value="381.09996" calcext:value-type="float">
            <text:p>381.09996</text:p>
          </table:table-cell>
          <table:table-cell office:value-type="float" office:value="380.86" calcext:value-type="float">
            <text:p>380.86</text:p>
          </table:table-cell>
          <table:table-cell office:value-type="float" office:value="72812" calcext:value-type="float">
            <text:p>72812</text:p>
          </table:table-cell>
          <table:table-cell office:value-type="float" office:value="4149623219" calcext:value-type="float">
            <text:p>4149623219</text:p>
          </table:table-cell>
          <table:table-cell table:formula="of:=[.F1503]&gt;[.B15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76-s437409015c10344355.ukp</text:p>
          </table:table-cell>
          <table:table-cell office:value-type="float" office:value="10.72667" calcext:value-type="float">
            <text:p>10.72667</text:p>
          </table:table-cell>
          <table:table-cell office:value-type="float" office:value="10.75" calcext:value-type="float">
            <text:p>10.75</text:p>
          </table:table-cell>
          <table:table-cell office:value-type="float" office:value="25232" calcext:value-type="float">
            <text:p>25232</text:p>
          </table:table-cell>
          <table:table-cell office:value-type="float" office:value="5144480967" calcext:value-type="float">
            <text:p>5144480967</text:p>
          </table:table-cell>
          <table:table-cell office:value-type="float" office:value="382.1433" calcext:value-type="float">
            <text:p>382.1433</text:p>
          </table:table-cell>
          <table:table-cell office:value-type="float" office:value="381.94" calcext:value-type="float">
            <text:p>381.94</text:p>
          </table:table-cell>
          <table:table-cell office:value-type="float" office:value="82664" calcext:value-type="float">
            <text:p>82664</text:p>
          </table:table-cell>
          <table:table-cell office:value-type="float" office:value="5144480967" calcext:value-type="float">
            <text:p>5144480967</text:p>
          </table:table-cell>
          <table:table-cell table:formula="of:=[.F1504]&gt;[.B15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52-s183617890c55566386.ukp</text:p>
          </table:table-cell>
          <table:table-cell office:value-type="float" office:value="365.82996" calcext:value-type="float">
            <text:p>365.82996</text:p>
          </table:table-cell>
          <table:table-cell office:value-type="float" office:value="365.7" calcext:value-type="float">
            <text:p>365.7</text:p>
          </table:table-cell>
          <table:table-cell office:value-type="float" office:value="225612" calcext:value-type="float">
            <text:p>225612</text:p>
          </table:table-cell>
          <table:table-cell office:value-type="float" office:value="27896825053" calcext:value-type="float">
            <text:p>27896825053</text:p>
          </table:table-cell>
          <table:table-cell office:value-type="float" office:value="384.55329" calcext:value-type="float">
            <text:p>384.55329</text:p>
          </table:table-cell>
          <table:table-cell office:value-type="float" office:value="384.47" calcext:value-type="float">
            <text:p>384.47</text:p>
          </table:table-cell>
          <table:table-cell office:value-type="float" office:value="205392" calcext:value-type="float">
            <text:p>205392</text:p>
          </table:table-cell>
          <table:table-cell office:value-type="float" office:value="27896825053" calcext:value-type="float">
            <text:p>27896825053</text:p>
          </table:table-cell>
          <table:table-cell table:formula="of:=[.F1505]&gt;[.B15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86-s5313477c60876515.ukp</text:p>
          </table:table-cell>
          <table:table-cell office:value-type="float" office:value="85.56666" calcext:value-type="float">
            <text:p>85.56666</text:p>
          </table:table-cell>
          <table:table-cell office:value-type="float" office:value="85.53" calcext:value-type="float">
            <text:p>85.53</text:p>
          </table:table-cell>
          <table:table-cell office:value-type="float" office:value="139508" calcext:value-type="float">
            <text:p>139508</text:p>
          </table:table-cell>
          <table:table-cell office:value-type="float" office:value="30562410355" calcext:value-type="float">
            <text:p>30562410355</text:p>
          </table:table-cell>
          <table:table-cell office:value-type="float" office:value="393.49663" calcext:value-type="float">
            <text:p>393.49663</text:p>
          </table:table-cell>
          <table:table-cell office:value-type="float" office:value="393.33" calcext:value-type="float">
            <text:p>393.33</text:p>
          </table:table-cell>
          <table:table-cell office:value-type="float" office:value="205368" calcext:value-type="float">
            <text:p>205368</text:p>
          </table:table-cell>
          <table:table-cell office:value-type="float" office:value="30562410355" calcext:value-type="float">
            <text:p>30562410355</text:p>
          </table:table-cell>
          <table:table-cell table:formula="of:=[.F1506]&gt;[.B15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95-s155870397c31665439.ukp</text:p>
          </table:table-cell>
          <table:table-cell office:value-type="float" office:value="11.87333" calcext:value-type="float">
            <text:p>11.87333</text:p>
          </table:table-cell>
          <table:table-cell office:value-type="float" office:value="11.88" calcext:value-type="float">
            <text:p>11.88</text:p>
          </table:table-cell>
          <table:table-cell office:value-type="float" office:value="39584" calcext:value-type="float">
            <text:p>39584</text:p>
          </table:table-cell>
          <table:table-cell office:value-type="float" office:value="15848486353" calcext:value-type="float">
            <text:p>15848486353</text:p>
          </table:table-cell>
          <table:table-cell office:value-type="float" office:value="393.83663" calcext:value-type="float">
            <text:p>393.83663</text:p>
          </table:table-cell>
          <table:table-cell office:value-type="float" office:value="393.74" calcext:value-type="float">
            <text:p>393.74</text:p>
          </table:table-cell>
          <table:table-cell office:value-type="float" office:value="126644" calcext:value-type="float">
            <text:p>126644</text:p>
          </table:table-cell>
          <table:table-cell office:value-type="float" office:value="15848486353" calcext:value-type="float">
            <text:p>15848486353</text:p>
          </table:table-cell>
          <table:table-cell table:formula="of:=[.F1507]&gt;[.B15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6-s956143877c64815374.ukp</text:p>
          </table:table-cell>
          <table:table-cell office:value-type="float" office:value="66.55666" calcext:value-type="float">
            <text:p>66.55666</text:p>
          </table:table-cell>
          <table:table-cell office:value-type="float" office:value="66.55" calcext:value-type="float">
            <text:p>66.55</text:p>
          </table:table-cell>
          <table:table-cell office:value-type="float" office:value="230532" calcext:value-type="float">
            <text:p>230532</text:p>
          </table:table-cell>
          <table:table-cell office:value-type="float" office:value="32539616760" calcext:value-type="float">
            <text:p>32539616760</text:p>
          </table:table-cell>
          <table:table-cell office:value-type="float" office:value="394.15996" calcext:value-type="float">
            <text:p>394.15996</text:p>
          </table:table-cell>
          <table:table-cell office:value-type="float" office:value="394.01" calcext:value-type="float">
            <text:p>394.01</text:p>
          </table:table-cell>
          <table:table-cell office:value-type="float" office:value="289640" calcext:value-type="float">
            <text:p>289640</text:p>
          </table:table-cell>
          <table:table-cell office:value-type="float" office:value="32539616760" calcext:value-type="float">
            <text:p>32539616760</text:p>
          </table:table-cell>
          <table:table-cell table:formula="of:=[.F1508]&gt;[.B15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60-s251685855c2664634.ukp</text:p>
          </table:table-cell>
          <table:table-cell office:value-type="float" office:value="176.42665" calcext:value-type="float">
            <text:p>176.42665</text:p>
          </table:table-cell>
          <table:table-cell office:value-type="float" office:value="176.34" calcext:value-type="float">
            <text:p>176.34</text:p>
          </table:table-cell>
          <table:table-cell office:value-type="float" office:value="43204" calcext:value-type="float">
            <text:p>43204</text:p>
          </table:table-cell>
          <table:table-cell office:value-type="float" office:value="1207909376" calcext:value-type="float">
            <text:p>1207909376</text:p>
          </table:table-cell>
          <table:table-cell office:value-type="float" office:value="396.81663" calcext:value-type="float">
            <text:p>396.81663</text:p>
          </table:table-cell>
          <table:table-cell office:value-type="float" office:value="396.59" calcext:value-type="float">
            <text:p>396.59</text:p>
          </table:table-cell>
          <table:table-cell office:value-type="float" office:value="55260" calcext:value-type="float">
            <text:p>55260</text:p>
          </table:table-cell>
          <table:table-cell office:value-type="float" office:value="1207909376" calcext:value-type="float">
            <text:p>1207909376</text:p>
          </table:table-cell>
          <table:table-cell table:formula="of:=[.F1509]&gt;[.B15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68-s683894430c69190893.ukp</text:p>
          </table:table-cell>
          <table:table-cell office:value-type="float" office:value="452.01329" calcext:value-type="float">
            <text:p>452.01329</text:p>
          </table:table-cell>
          <table:table-cell office:value-type="float" office:value="451.84" calcext:value-type="float">
            <text:p>451.84</text:p>
          </table:table-cell>
          <table:table-cell office:value-type="float" office:value="240140" calcext:value-type="float">
            <text:p>240140</text:p>
          </table:table-cell>
          <table:table-cell office:value-type="float" office:value="34603110993" calcext:value-type="float">
            <text:p>34603110993</text:p>
          </table:table-cell>
          <table:table-cell office:value-type="float" office:value="399.00663" calcext:value-type="float">
            <text:p>399.00663</text:p>
          </table:table-cell>
          <table:table-cell office:value-type="float" office:value="398.96" calcext:value-type="float">
            <text:p>398.96</text:p>
          </table:table-cell>
          <table:table-cell office:value-type="float" office:value="235876" calcext:value-type="float">
            <text:p>235876</text:p>
          </table:table-cell>
          <table:table-cell office:value-type="float" office:value="34603110993" calcext:value-type="float">
            <text:p>34603110993</text:p>
          </table:table-cell>
          <table:table-cell table:formula="of:=[.F1510]&gt;[.B15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50000-6-s398797429c71971621.ukp</text:p>
          </table:table-cell>
          <table:table-cell office:value-type="float" office:value="107.55332" calcext:value-type="float">
            <text:p>107.55332</text:p>
          </table:table-cell>
          <table:table-cell office:value-type="float" office:value="107.54" calcext:value-type="float">
            <text:p>107.54</text:p>
          </table:table-cell>
          <table:table-cell office:value-type="float" office:value="243940" calcext:value-type="float">
            <text:p>243940</text:p>
          </table:table-cell>
          <table:table-cell office:value-type="float" office:value="36030904453" calcext:value-type="float">
            <text:p>36030904453</text:p>
          </table:table-cell>
          <table:table-cell office:value-type="float" office:value="401.78663" calcext:value-type="float">
            <text:p>401.78663</text:p>
          </table:table-cell>
          <table:table-cell office:value-type="float" office:value="401.89" calcext:value-type="float">
            <text:p>401.89</text:p>
          </table:table-cell>
          <table:table-cell office:value-type="float" office:value="317348" calcext:value-type="float">
            <text:p>317348</text:p>
          </table:table-cell>
          <table:table-cell office:value-type="float" office:value="36030904453" calcext:value-type="float">
            <text:p>36030904453</text:p>
          </table:table-cell>
          <table:table-cell table:formula="of:=[.F1511]&gt;[.B15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67-s942314578c87891343.ukp</text:p>
          </table:table-cell>
          <table:table-cell office:value-type="float" office:value="24.85333" calcext:value-type="float">
            <text:p>24.85333</text:p>
          </table:table-cell>
          <table:table-cell office:value-type="float" office:value="24.89" calcext:value-type="float">
            <text:p>24.89</text:p>
          </table:table-cell>
          <table:table-cell office:value-type="float" office:value="237040" calcext:value-type="float">
            <text:p>237040</text:p>
          </table:table-cell>
          <table:table-cell office:value-type="float" office:value="44078365428" calcext:value-type="float">
            <text:p>44078365428</text:p>
          </table:table-cell>
          <table:table-cell office:value-type="float" office:value="402.64329" calcext:value-type="float">
            <text:p>402.64329</text:p>
          </table:table-cell>
          <table:table-cell office:value-type="float" office:value="403.72" calcext:value-type="float">
            <text:p>403.72</text:p>
          </table:table-cell>
          <table:table-cell office:value-type="float" office:value="406816" calcext:value-type="float">
            <text:p>406816</text:p>
          </table:table-cell>
          <table:table-cell office:value-type="float" office:value="44078365428" calcext:value-type="float">
            <text:p>44078365428</text:p>
          </table:table-cell>
          <table:table-cell table:formula="of:=[.F1512]&gt;[.B15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87-s438663387c96886442.ukp</text:p>
          </table:table-cell>
          <table:table-cell office:value-type="float" office:value="340.60997" calcext:value-type="float">
            <text:p>340.60997</text:p>
          </table:table-cell>
          <table:table-cell office:value-type="float" office:value="340.42" calcext:value-type="float">
            <text:p>340.42</text:p>
          </table:table-cell>
          <table:table-cell office:value-type="float" office:value="254696" calcext:value-type="float">
            <text:p>254696</text:p>
          </table:table-cell>
          <table:table-cell office:value-type="float" office:value="48517996890" calcext:value-type="float">
            <text:p>48517996890</text:p>
          </table:table-cell>
          <table:table-cell office:value-type="float" office:value="404.22996" calcext:value-type="float">
            <text:p>404.22996</text:p>
          </table:table-cell>
          <table:table-cell office:value-type="float" office:value="404.07" calcext:value-type="float">
            <text:p>404.07</text:p>
          </table:table-cell>
          <table:table-cell office:value-type="float" office:value="282124" calcext:value-type="float">
            <text:p>282124</text:p>
          </table:table-cell>
          <table:table-cell office:value-type="float" office:value="48517996890" calcext:value-type="float">
            <text:p>48517996890</text:p>
          </table:table-cell>
          <table:table-cell table:formula="of:=[.F1513]&gt;[.B15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5-s554525798c52985829.ukp</text:p>
          </table:table-cell>
          <table:table-cell office:value-type="float" office:value="210.50331" calcext:value-type="float">
            <text:p>210.50331</text:p>
          </table:table-cell>
          <table:table-cell office:value-type="float" office:value="210.38" calcext:value-type="float">
            <text:p>210.38</text:p>
          </table:table-cell>
          <table:table-cell office:value-type="float" office:value="165956" calcext:value-type="float">
            <text:p>165956</text:p>
          </table:table-cell>
          <table:table-cell office:value-type="float" office:value="26481189157" calcext:value-type="float">
            <text:p>26481189157</text:p>
          </table:table-cell>
          <table:table-cell office:value-type="float" office:value="404.63996" calcext:value-type="float">
            <text:p>404.63996</text:p>
          </table:table-cell>
          <table:table-cell office:value-type="float" office:value="404.48" calcext:value-type="float">
            <text:p>404.48</text:p>
          </table:table-cell>
          <table:table-cell office:value-type="float" office:value="204724" calcext:value-type="float">
            <text:p>204724</text:p>
          </table:table-cell>
          <table:table-cell office:value-type="float" office:value="26481189157" calcext:value-type="float">
            <text:p>26481189157</text:p>
          </table:table-cell>
          <table:table-cell table:formula="of:=[.F1514]&gt;[.B15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9-s147981886c93577815.ukp</text:p>
          </table:table-cell>
          <table:table-cell office:value-type="float" office:value="262.87997" calcext:value-type="float">
            <text:p>262.87997</text:p>
          </table:table-cell>
          <table:table-cell office:value-type="float" office:value="262.72" calcext:value-type="float">
            <text:p>262.72</text:p>
          </table:table-cell>
          <table:table-cell office:value-type="float" office:value="223488" calcext:value-type="float">
            <text:p>223488</text:p>
          </table:table-cell>
          <table:table-cell office:value-type="float" office:value="46858559365" calcext:value-type="float">
            <text:p>46858559365</text:p>
          </table:table-cell>
          <table:table-cell office:value-type="float" office:value="409.23996" calcext:value-type="float">
            <text:p>409.23996</text:p>
          </table:table-cell>
          <table:table-cell office:value-type="float" office:value="408.98" calcext:value-type="float">
            <text:p>408.98</text:p>
          </table:table-cell>
          <table:table-cell office:value-type="float" office:value="280104" calcext:value-type="float">
            <text:p>280104</text:p>
          </table:table-cell>
          <table:table-cell office:value-type="float" office:value="46858559365" calcext:value-type="float">
            <text:p>46858559365</text:p>
          </table:table-cell>
          <table:table-cell table:formula="of:=[.F1515]&gt;[.B15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51-s857022904c40364203.ukp</text:p>
          </table:table-cell>
          <table:table-cell office:value-type="float" office:value="510.74328" calcext:value-type="float">
            <text:p>510.74328</text:p>
          </table:table-cell>
          <table:table-cell office:value-type="float" office:value="510.41" calcext:value-type="float">
            <text:p>510.41</text:p>
          </table:table-cell>
          <table:table-cell office:value-type="float" office:value="128832" calcext:value-type="float">
            <text:p>128832</text:p>
          </table:table-cell>
          <table:table-cell office:value-type="float" office:value="20263751443" calcext:value-type="float">
            <text:p>20263751443</text:p>
          </table:table-cell>
          <table:table-cell office:value-type="float" office:value="412.83329" calcext:value-type="float">
            <text:p>412.83329</text:p>
          </table:table-cell>
          <table:table-cell office:value-type="float" office:value="412.57" calcext:value-type="float">
            <text:p>412.57</text:p>
          </table:table-cell>
          <table:table-cell office:value-type="float" office:value="129264" calcext:value-type="float">
            <text:p>129264</text:p>
          </table:table-cell>
          <table:table-cell office:value-type="float" office:value="20263751443" calcext:value-type="float">
            <text:p>20263751443</text:p>
          </table:table-cell>
          <table:table-cell table:formula="of:=[.F1516]&gt;[.B151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50000-75-s377669997c58709211.ukp</text:p>
          </table:table-cell>
          <table:table-cell office:value-type="float" office:value="1.94" calcext:value-type="float">
            <text:p>1.94</text:p>
          </table:table-cell>
          <table:table-cell office:value-type="float" office:value="1.96" calcext:value-type="float">
            <text:p>1.96</text:p>
          </table:table-cell>
          <table:table-cell office:value-type="float" office:value="105296" calcext:value-type="float">
            <text:p>105296</text:p>
          </table:table-cell>
          <table:table-cell office:value-type="float" office:value="29474640260" calcext:value-type="float">
            <text:p>29474640260</text:p>
          </table:table-cell>
          <table:table-cell office:value-type="float" office:value="414.70329" calcext:value-type="float">
            <text:p>414.70329</text:p>
          </table:table-cell>
          <table:table-cell office:value-type="float" office:value="414.64" calcext:value-type="float">
            <text:p>414.64</text:p>
          </table:table-cell>
          <table:table-cell office:value-type="float" office:value="339260" calcext:value-type="float">
            <text:p>339260</text:p>
          </table:table-cell>
          <table:table-cell office:value-type="float" office:value="29474640260" calcext:value-type="float">
            <text:p>29474640260</text:p>
          </table:table-cell>
          <table:table-cell table:formula="of:=[.F1517]&gt;[.B15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66-s494524491c15902727.ukp</text:p>
          </table:table-cell>
          <table:table-cell office:value-type="float" office:value="40.54" calcext:value-type="float">
            <text:p>40.54</text:p>
          </table:table-cell>
          <table:table-cell office:value-type="float" office:value="40.53" calcext:value-type="float">
            <text:p>40.53</text:p>
          </table:table-cell>
          <table:table-cell office:value-type="float" office:value="41536" calcext:value-type="float">
            <text:p>41536</text:p>
          </table:table-cell>
          <table:table-cell office:value-type="float" office:value="7892572261" calcext:value-type="float">
            <text:p>7892572261</text:p>
          </table:table-cell>
          <table:table-cell office:value-type="float" office:value="415.27663" calcext:value-type="float">
            <text:p>415.27663</text:p>
          </table:table-cell>
          <table:table-cell office:value-type="float" office:value="415.19" calcext:value-type="float">
            <text:p>415.19</text:p>
          </table:table-cell>
          <table:table-cell office:value-type="float" office:value="73416" calcext:value-type="float">
            <text:p>73416</text:p>
          </table:table-cell>
          <table:table-cell office:value-type="float" office:value="7892572261" calcext:value-type="float">
            <text:p>7892572261</text:p>
          </table:table-cell>
          <table:table-cell table:formula="of:=[.F1518]&gt;[.B15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79-s832284478c49632885.ukp</text:p>
          </table:table-cell>
          <table:table-cell office:value-type="float" office:value="261.35664" calcext:value-type="float">
            <text:p>261.35664</text:p>
          </table:table-cell>
          <table:table-cell office:value-type="float" office:value="261.2" calcext:value-type="float">
            <text:p>261.2</text:p>
          </table:table-cell>
          <table:table-cell office:value-type="float" office:value="178704" calcext:value-type="float">
            <text:p>178704</text:p>
          </table:table-cell>
          <table:table-cell office:value-type="float" office:value="24789546590" calcext:value-type="float">
            <text:p>24789546590</text:p>
          </table:table-cell>
          <table:table-cell office:value-type="float" office:value="415.60663" calcext:value-type="float">
            <text:p>415.60663</text:p>
          </table:table-cell>
          <table:table-cell office:value-type="float" office:value="415.46" calcext:value-type="float">
            <text:p>415.46</text:p>
          </table:table-cell>
          <table:table-cell office:value-type="float" office:value="230972" calcext:value-type="float">
            <text:p>230972</text:p>
          </table:table-cell>
          <table:table-cell office:value-type="float" office:value="24789546590" calcext:value-type="float">
            <text:p>24789546590</text:p>
          </table:table-cell>
          <table:table-cell table:formula="of:=[.F1519]&gt;[.B15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69-s171832189c95186569.ukp</text:p>
          </table:table-cell>
          <table:table-cell office:value-type="float" office:value="14.69333" calcext:value-type="float">
            <text:p>14.69333</text:p>
          </table:table-cell>
          <table:table-cell office:value-type="float" office:value="14.72" calcext:value-type="float">
            <text:p>14.72</text:p>
          </table:table-cell>
          <table:table-cell office:value-type="float" office:value="104360" calcext:value-type="float">
            <text:p>104360</text:p>
          </table:table-cell>
          <table:table-cell office:value-type="float" office:value="47743490393" calcext:value-type="float">
            <text:p>47743490393</text:p>
          </table:table-cell>
          <table:table-cell office:value-type="float" office:value="415.68996" calcext:value-type="float">
            <text:p>415.68996</text:p>
          </table:table-cell>
          <table:table-cell office:value-type="float" office:value="415.6" calcext:value-type="float">
            <text:p>415.6</text:p>
          </table:table-cell>
          <table:table-cell office:value-type="float" office:value="364460" calcext:value-type="float">
            <text:p>364460</text:p>
          </table:table-cell>
          <table:table-cell office:value-type="float" office:value="47743490393" calcext:value-type="float">
            <text:p>47743490393</text:p>
          </table:table-cell>
          <table:table-cell table:formula="of:=[.F1520]&gt;[.B15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71-s191284186c88706404.ukp</text:p>
          </table:table-cell>
          <table:table-cell table:number-columns-repeated="2" office:value-type="float" office:value="45.98" calcext:value-type="float">
            <text:p>45.98</text:p>
          </table:table-cell>
          <table:table-cell office:value-type="float" office:value="163396" calcext:value-type="float">
            <text:p>163396</text:p>
          </table:table-cell>
          <table:table-cell office:value-type="float" office:value="44455538232" calcext:value-type="float">
            <text:p>44455538232</text:p>
          </table:table-cell>
          <table:table-cell office:value-type="float" office:value="416.60663" calcext:value-type="float">
            <text:p>416.60663</text:p>
          </table:table-cell>
          <table:table-cell office:value-type="float" office:value="416.47" calcext:value-type="float">
            <text:p>416.47</text:p>
          </table:table-cell>
          <table:table-cell office:value-type="float" office:value="283700" calcext:value-type="float">
            <text:p>283700</text:p>
          </table:table-cell>
          <table:table-cell office:value-type="float" office:value="44455538232" calcext:value-type="float">
            <text:p>44455538232</text:p>
          </table:table-cell>
          <table:table-cell table:formula="of:=[.F1521]&gt;[.B15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66-s751246846c72945319.ukp</text:p>
          </table:table-cell>
          <table:table-cell office:value-type="float" office:value="423.74662" calcext:value-type="float">
            <text:p>423.74662</text:p>
          </table:table-cell>
          <table:table-cell office:value-type="float" office:value="423.47" calcext:value-type="float">
            <text:p>423.47</text:p>
          </table:table-cell>
          <table:table-cell office:value-type="float" office:value="168452" calcext:value-type="float">
            <text:p>168452</text:p>
          </table:table-cell>
          <table:table-cell office:value-type="float" office:value="36623006146" calcext:value-type="float">
            <text:p>36623006146</text:p>
          </table:table-cell>
          <table:table-cell office:value-type="float" office:value="416.68329" calcext:value-type="float">
            <text:p>416.68329</text:p>
          </table:table-cell>
          <table:table-cell office:value-type="float" office:value="416.54" calcext:value-type="float">
            <text:p>416.54</text:p>
          </table:table-cell>
          <table:table-cell office:value-type="float" office:value="273208" calcext:value-type="float">
            <text:p>273208</text:p>
          </table:table-cell>
          <table:table-cell office:value-type="float" office:value="36623006146" calcext:value-type="float">
            <text:p>36623006146</text:p>
          </table:table-cell>
          <table:table-cell table:formula="of:=[.F1522]&gt;[.B15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50000-90-s962238163c45953168.ukp</text:p>
          </table:table-cell>
          <table:table-cell office:value-type="float" office:value="26.13666" calcext:value-type="float">
            <text:p>26.13666</text:p>
          </table:table-cell>
          <table:table-cell office:value-type="float" office:value="26.16" calcext:value-type="float">
            <text:p>26.16</text:p>
          </table:table-cell>
          <table:table-cell office:value-type="float" office:value="80376" calcext:value-type="float">
            <text:p>80376</text:p>
          </table:table-cell>
          <table:table-cell office:value-type="float" office:value="23007941826" calcext:value-type="float">
            <text:p>23007941826</text:p>
          </table:table-cell>
          <table:table-cell office:value-type="float" office:value="417.65996" calcext:value-type="float">
            <text:p>417.65996</text:p>
          </table:table-cell>
          <table:table-cell office:value-type="float" office:value="417.49" calcext:value-type="float">
            <text:p>417.49</text:p>
          </table:table-cell>
          <table:table-cell office:value-type="float" office:value="199320" calcext:value-type="float">
            <text:p>199320</text:p>
          </table:table-cell>
          <table:table-cell office:value-type="float" office:value="23007941826" calcext:value-type="float">
            <text:p>23007941826</text:p>
          </table:table-cell>
          <table:table-cell table:formula="of:=[.F1523]&gt;[.B15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80-s818213356c15122955.ukp</text:p>
          </table:table-cell>
          <table:table-cell office:value-type="float" office:value="419.21663" calcext:value-type="float">
            <text:p>419.21663</text:p>
          </table:table-cell>
          <table:table-cell office:value-type="float" office:value="418.99" calcext:value-type="float">
            <text:p>418.99</text:p>
          </table:table-cell>
          <table:table-cell office:value-type="float" office:value="101484" calcext:value-type="float">
            <text:p>101484</text:p>
          </table:table-cell>
          <table:table-cell office:value-type="float" office:value="7491863760" calcext:value-type="float">
            <text:p>7491863760</text:p>
          </table:table-cell>
          <table:table-cell office:value-type="float" office:value="418.53996" calcext:value-type="float">
            <text:p>418.53996</text:p>
          </table:table-cell>
          <table:table-cell office:value-type="float" office:value="418.31" calcext:value-type="float">
            <text:p>418.31</text:p>
          </table:table-cell>
          <table:table-cell office:value-type="float" office:value="106932" calcext:value-type="float">
            <text:p>106932</text:p>
          </table:table-cell>
          <table:table-cell office:value-type="float" office:value="7491863760" calcext:value-type="float">
            <text:p>7491863760</text:p>
          </table:table-cell>
          <table:table-cell table:formula="of:=[.F1524]&gt;[.B15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50000-463-s578849134c72200331.ukp</text:p>
          </table:table-cell>
          <table:table-cell office:value-type="float" office:value="299.0933" calcext:value-type="float">
            <text:p>299.0933</text:p>
          </table:table-cell>
          <table:table-cell office:value-type="float" office:value="298.89" calcext:value-type="float">
            <text:p>298.89</text:p>
          </table:table-cell>
          <table:table-cell office:value-type="float" office:value="155036" calcext:value-type="float">
            <text:p>155036</text:p>
          </table:table-cell>
          <table:table-cell office:value-type="float" office:value="36115082021" calcext:value-type="float">
            <text:p>36115082021</text:p>
          </table:table-cell>
          <table:table-cell office:value-type="float" office:value="419.32996" calcext:value-type="float">
            <text:p>419.32996</text:p>
          </table:table-cell>
          <table:table-cell office:value-type="float" office:value="419.13" calcext:value-type="float">
            <text:p>419.13</text:p>
          </table:table-cell>
          <table:table-cell office:value-type="float" office:value="163660" calcext:value-type="float">
            <text:p>163660</text:p>
          </table:table-cell>
          <table:table-cell office:value-type="float" office:value="36115082021" calcext:value-type="float">
            <text:p>36115082021</text:p>
          </table:table-cell>
          <table:table-cell table:formula="of:=[.F1525]&gt;[.B15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9-s915258292c88886832.ukp</text:p>
          </table:table-cell>
          <table:table-cell office:value-type="float" office:value="76.06333" calcext:value-type="float">
            <text:p>76.06333</text:p>
          </table:table-cell>
          <table:table-cell office:value-type="float" office:value="76.06" calcext:value-type="float">
            <text:p>76.06</text:p>
          </table:table-cell>
          <table:table-cell office:value-type="float" office:value="209920" calcext:value-type="float">
            <text:p>209920</text:p>
          </table:table-cell>
          <table:table-cell office:value-type="float" office:value="44528626130" calcext:value-type="float">
            <text:p>44528626130</text:p>
          </table:table-cell>
          <table:table-cell office:value-type="float" office:value="419.44329" calcext:value-type="float">
            <text:p>419.44329</text:p>
          </table:table-cell>
          <table:table-cell office:value-type="float" office:value="419.26" calcext:value-type="float">
            <text:p>419.26</text:p>
          </table:table-cell>
          <table:table-cell office:value-type="float" office:value="358336" calcext:value-type="float">
            <text:p>358336</text:p>
          </table:table-cell>
          <table:table-cell office:value-type="float" office:value="44528626130" calcext:value-type="float">
            <text:p>44528626130</text:p>
          </table:table-cell>
          <table:table-cell table:formula="of:=[.F1526]&gt;[.B15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77-s736725116c56745423.ukp</text:p>
          </table:table-cell>
          <table:table-cell office:value-type="float" office:value="56.39333" calcext:value-type="float">
            <text:p>56.39333</text:p>
          </table:table-cell>
          <table:table-cell office:value-type="float" office:value="56.37" calcext:value-type="float">
            <text:p>56.37</text:p>
          </table:table-cell>
          <table:table-cell office:value-type="float" office:value="127036" calcext:value-type="float">
            <text:p>127036</text:p>
          </table:table-cell>
          <table:table-cell office:value-type="float" office:value="28489182651" calcext:value-type="float">
            <text:p>28489182651</text:p>
          </table:table-cell>
          <table:table-cell office:value-type="float" office:value="420.83329" calcext:value-type="float">
            <text:p>420.83329</text:p>
          </table:table-cell>
          <table:table-cell office:value-type="float" office:value="420.56" calcext:value-type="float">
            <text:p>420.56</text:p>
          </table:table-cell>
          <table:table-cell office:value-type="float" office:value="200796" calcext:value-type="float">
            <text:p>200796</text:p>
          </table:table-cell>
          <table:table-cell office:value-type="float" office:value="28489182651" calcext:value-type="float">
            <text:p>28489182651</text:p>
          </table:table-cell>
          <table:table-cell table:formula="of:=[.F1527]&gt;[.B15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54-s539601603c12709874.ukp</text:p>
          </table:table-cell>
          <table:table-cell office:value-type="float" office:value="252.26664" calcext:value-type="float">
            <text:p>252.26664</text:p>
          </table:table-cell>
          <table:table-cell office:value-type="float" office:value="252.12" calcext:value-type="float">
            <text:p>252.12</text:p>
          </table:table-cell>
          <table:table-cell office:value-type="float" office:value="56632" calcext:value-type="float">
            <text:p>56632</text:p>
          </table:table-cell>
          <table:table-cell office:value-type="float" office:value="6254793861" calcext:value-type="float">
            <text:p>6254793861</text:p>
          </table:table-cell>
          <table:table-cell office:value-type="float" office:value="421.61329" calcext:value-type="float">
            <text:p>421.61329</text:p>
          </table:table-cell>
          <table:table-cell office:value-type="float" office:value="421.35" calcext:value-type="float">
            <text:p>421.35</text:p>
          </table:table-cell>
          <table:table-cell office:value-type="float" office:value="69572" calcext:value-type="float">
            <text:p>69572</text:p>
          </table:table-cell>
          <table:table-cell office:value-type="float" office:value="6254793861" calcext:value-type="float">
            <text:p>6254793861</text:p>
          </table:table-cell>
          <table:table-cell table:formula="of:=[.F1528]&gt;[.B15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69-s160863513c93196404.ukp</text:p>
          </table:table-cell>
          <table:table-cell office:value-type="float" office:value="274.73664" calcext:value-type="float">
            <text:p>274.73664</text:p>
          </table:table-cell>
          <table:table-cell office:value-type="float" office:value="274.56" calcext:value-type="float">
            <text:p>274.56</text:p>
          </table:table-cell>
          <table:table-cell office:value-type="float" office:value="198304" calcext:value-type="float">
            <text:p>198304</text:p>
          </table:table-cell>
          <table:table-cell office:value-type="float" office:value="46790963593" calcext:value-type="float">
            <text:p>46790963593</text:p>
          </table:table-cell>
          <table:table-cell office:value-type="float" office:value="422.38329" calcext:value-type="float">
            <text:p>422.38329</text:p>
          </table:table-cell>
          <table:table-cell office:value-type="float" office:value="422.39" calcext:value-type="float">
            <text:p>422.39</text:p>
          </table:table-cell>
          <table:table-cell office:value-type="float" office:value="337156" calcext:value-type="float">
            <text:p>337156</text:p>
          </table:table-cell>
          <table:table-cell office:value-type="float" office:value="46790963593" calcext:value-type="float">
            <text:p>46790963593</text:p>
          </table:table-cell>
          <table:table-cell table:formula="of:=[.F1529]&gt;[.B15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83-s185217113c46722756.ukp</text:p>
          </table:table-cell>
          <table:table-cell office:value-type="float" office:value="525.01661" calcext:value-type="float">
            <text:p>525.01661</text:p>
          </table:table-cell>
          <table:table-cell office:value-type="float" office:value="524.7" calcext:value-type="float">
            <text:p>524.7</text:p>
          </table:table-cell>
          <table:table-cell office:value-type="float" office:value="184820" calcext:value-type="float">
            <text:p>184820</text:p>
          </table:table-cell>
          <table:table-cell office:value-type="float" office:value="23325477222" calcext:value-type="float">
            <text:p>23325477222</text:p>
          </table:table-cell>
          <table:table-cell office:value-type="float" office:value="423.59663" calcext:value-type="float">
            <text:p>423.59663</text:p>
          </table:table-cell>
          <table:table-cell office:value-type="float" office:value="423.38" calcext:value-type="float">
            <text:p>423.38</text:p>
          </table:table-cell>
          <table:table-cell office:value-type="float" office:value="188544" calcext:value-type="float">
            <text:p>188544</text:p>
          </table:table-cell>
          <table:table-cell office:value-type="float" office:value="23325477222" calcext:value-type="float">
            <text:p>23325477222</text:p>
          </table:table-cell>
          <table:table-cell table:formula="of:=[.F1530]&gt;[.B15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50000-50-s814994716c46209855.ukp</text:p>
          </table:table-cell>
          <table:table-cell office:value-type="float" office:value="185.14665" calcext:value-type="float">
            <text:p>185.14665</text:p>
          </table:table-cell>
          <table:table-cell office:value-type="float" office:value="185.04" calcext:value-type="float">
            <text:p>185.04</text:p>
          </table:table-cell>
          <table:table-cell office:value-type="float" office:value="175608" calcext:value-type="float">
            <text:p>175608</text:p>
          </table:table-cell>
          <table:table-cell office:value-type="float" office:value="23199155720" calcext:value-type="float">
            <text:p>23199155720</text:p>
          </table:table-cell>
          <table:table-cell office:value-type="float" office:value="424.21663" calcext:value-type="float">
            <text:p>424.21663</text:p>
          </table:table-cell>
          <table:table-cell office:value-type="float" office:value="423.97" calcext:value-type="float">
            <text:p>423.97</text:p>
          </table:table-cell>
          <table:table-cell office:value-type="float" office:value="186012" calcext:value-type="float">
            <text:p>186012</text:p>
          </table:table-cell>
          <table:table-cell office:value-type="float" office:value="23199155720" calcext:value-type="float">
            <text:p>23199155720</text:p>
          </table:table-cell>
          <table:table-cell table:formula="of:=[.F1531]&gt;[.B15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94-s9656937c32838569.ukp</text:p>
          </table:table-cell>
          <table:table-cell office:value-type="float" office:value="135.66332" calcext:value-type="float">
            <text:p>135.66332</text:p>
          </table:table-cell>
          <table:table-cell office:value-type="float" office:value="135.61" calcext:value-type="float">
            <text:p>135.61</text:p>
          </table:table-cell>
          <table:table-cell office:value-type="float" office:value="68496" calcext:value-type="float">
            <text:p>68496</text:p>
          </table:table-cell>
          <table:table-cell office:value-type="float" office:value="16485485408" calcext:value-type="float">
            <text:p>16485485408</text:p>
          </table:table-cell>
          <table:table-cell office:value-type="float" office:value="427.68662" calcext:value-type="float">
            <text:p>427.68662</text:p>
          </table:table-cell>
          <table:table-cell office:value-type="float" office:value="427.51" calcext:value-type="float">
            <text:p>427.51</text:p>
          </table:table-cell>
          <table:table-cell office:value-type="float" office:value="84792" calcext:value-type="float">
            <text:p>84792</text:p>
          </table:table-cell>
          <table:table-cell office:value-type="float" office:value="16485485408" calcext:value-type="float">
            <text:p>16485485408</text:p>
          </table:table-cell>
          <table:table-cell table:formula="of:=[.F1532]&gt;[.B15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99-s190469618c86128637.ukp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22196" calcext:value-type="float">
            <text:p>22196</text:p>
          </table:table-cell>
          <table:table-cell office:value-type="float" office:value="43241127888" calcext:value-type="float">
            <text:p>43241127888</text:p>
          </table:table-cell>
          <table:table-cell office:value-type="float" office:value="428.14996" calcext:value-type="float">
            <text:p>428.14996</text:p>
          </table:table-cell>
          <table:table-cell office:value-type="float" office:value="427.87" calcext:value-type="float">
            <text:p>427.87</text:p>
          </table:table-cell>
          <table:table-cell office:value-type="float" office:value="371116" calcext:value-type="float">
            <text:p>371116</text:p>
          </table:table-cell>
          <table:table-cell office:value-type="float" office:value="43241127888" calcext:value-type="float">
            <text:p>43241127888</text:p>
          </table:table-cell>
          <table:table-cell table:formula="of:=[.F1533]&gt;[.B15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53-s174653861c37344181.ukp</text:p>
          </table:table-cell>
          <table:table-cell office:value-type="float" office:value="142.86332" calcext:value-type="float">
            <text:p>142.86332</text:p>
          </table:table-cell>
          <table:table-cell office:value-type="float" office:value="142.84" calcext:value-type="float">
            <text:p>142.84</text:p>
          </table:table-cell>
          <table:table-cell office:value-type="float" office:value="161764" calcext:value-type="float">
            <text:p>161764</text:p>
          </table:table-cell>
          <table:table-cell office:value-type="float" office:value="18640488250" calcext:value-type="float">
            <text:p>18640488250</text:p>
          </table:table-cell>
          <table:table-cell office:value-type="float" office:value="429.58996" calcext:value-type="float">
            <text:p>429.58996</text:p>
          </table:table-cell>
          <table:table-cell office:value-type="float" office:value="429.49" calcext:value-type="float">
            <text:p>429.49</text:p>
          </table:table-cell>
          <table:table-cell office:value-type="float" office:value="194708" calcext:value-type="float">
            <text:p>194708</text:p>
          </table:table-cell>
          <table:table-cell office:value-type="float" office:value="18640488250" calcext:value-type="float">
            <text:p>18640488250</text:p>
          </table:table-cell>
          <table:table-cell table:formula="of:=[.F1534]&gt;[.B15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57-s578238354c97195157.ukp</text:p>
          </table:table-cell>
          <table:table-cell office:value-type="float" office:value="16.96333" calcext:value-type="float">
            <text:p>16.96333</text:p>
          </table:table-cell>
          <table:table-cell office:value-type="float" office:value="16.97" calcext:value-type="float">
            <text:p>16.97</text:p>
          </table:table-cell>
          <table:table-cell office:value-type="float" office:value="176992" calcext:value-type="float">
            <text:p>176992</text:p>
          </table:table-cell>
          <table:table-cell office:value-type="float" office:value="48749400707" calcext:value-type="float">
            <text:p>48749400707</text:p>
          </table:table-cell>
          <table:table-cell office:value-type="float" office:value="430.43996" calcext:value-type="float">
            <text:p>430.43996</text:p>
          </table:table-cell>
          <table:table-cell office:value-type="float" office:value="430.31" calcext:value-type="float">
            <text:p>430.31</text:p>
          </table:table-cell>
          <table:table-cell office:value-type="float" office:value="392648" calcext:value-type="float">
            <text:p>392648</text:p>
          </table:table-cell>
          <table:table-cell office:value-type="float" office:value="48749400707" calcext:value-type="float">
            <text:p>48749400707</text:p>
          </table:table-cell>
          <table:table-cell table:formula="of:=[.F1535]&gt;[.B15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62-s131770940c23946082.ukp</text:p>
          </table:table-cell>
          <table:table-cell office:value-type="float" office:value="0.41333" calcext:value-type="float">
            <text:p>0.41333</text:p>
          </table:table-cell>
          <table:table-cell office:value-type="float" office:value="0.43" calcext:value-type="float">
            <text:p>0.43</text:p>
          </table:table-cell>
          <table:table-cell office:value-type="float" office:value="22584" calcext:value-type="float">
            <text:p>22584</text:p>
          </table:table-cell>
          <table:table-cell office:value-type="float" office:value="12018935205" calcext:value-type="float">
            <text:p>12018935205</text:p>
          </table:table-cell>
          <table:table-cell office:value-type="float" office:value="430.90996" calcext:value-type="float">
            <text:p>430.90996</text:p>
          </table:table-cell>
          <table:table-cell office:value-type="float" office:value="430.64" calcext:value-type="float">
            <text:p>430.64</text:p>
          </table:table-cell>
          <table:table-cell office:value-type="float" office:value="117124" calcext:value-type="float">
            <text:p>117124</text:p>
          </table:table-cell>
          <table:table-cell office:value-type="float" office:value="12018935205" calcext:value-type="float">
            <text:p>12018935205</text:p>
          </table:table-cell>
          <table:table-cell table:formula="of:=[.F1536]&gt;[.B15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59-s591626342c53762094.ukp</text:p>
          </table:table-cell>
          <table:table-cell office:value-type="float" office:value="26.90333" calcext:value-type="float">
            <text:p>26.90333</text:p>
          </table:table-cell>
          <table:table-cell office:value-type="float" office:value="26.95" calcext:value-type="float">
            <text:p>26.95</text:p>
          </table:table-cell>
          <table:table-cell office:value-type="float" office:value="108164" calcext:value-type="float">
            <text:p>108164</text:p>
          </table:table-cell>
          <table:table-cell office:value-type="float" office:value="26918486347" calcext:value-type="float">
            <text:p>26918486347</text:p>
          </table:table-cell>
          <table:table-cell office:value-type="float" office:value="431.82329" calcext:value-type="float">
            <text:p>431.82329</text:p>
          </table:table-cell>
          <table:table-cell office:value-type="float" office:value="431.7" calcext:value-type="float">
            <text:p>431.7</text:p>
          </table:table-cell>
          <table:table-cell office:value-type="float" office:value="215444" calcext:value-type="float">
            <text:p>215444</text:p>
          </table:table-cell>
          <table:table-cell office:value-type="float" office:value="26918486347" calcext:value-type="float">
            <text:p>26918486347</text:p>
          </table:table-cell>
          <table:table-cell table:formula="of:=[.F1537]&gt;[.B15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93-s727623794c51173456.ukp</text:p>
          </table:table-cell>
          <table:table-cell office:value-type="float" office:value="174.00998" calcext:value-type="float">
            <text:p>174.00998</text:p>
          </table:table-cell>
          <table:table-cell office:value-type="float" office:value="173.98" calcext:value-type="float">
            <text:p>173.98</text:p>
          </table:table-cell>
          <table:table-cell office:value-type="float" office:value="154464" calcext:value-type="float">
            <text:p>154464</text:p>
          </table:table-cell>
          <table:table-cell office:value-type="float" office:value="25668365595" calcext:value-type="float">
            <text:p>25668365595</text:p>
          </table:table-cell>
          <table:table-cell office:value-type="float" office:value="432.85996" calcext:value-type="float">
            <text:p>432.85996</text:p>
          </table:table-cell>
          <table:table-cell office:value-type="float" office:value="432.62" calcext:value-type="float">
            <text:p>432.62</text:p>
          </table:table-cell>
          <table:table-cell office:value-type="float" office:value="201628" calcext:value-type="float">
            <text:p>201628</text:p>
          </table:table-cell>
          <table:table-cell office:value-type="float" office:value="25668365595" calcext:value-type="float">
            <text:p>25668365595</text:p>
          </table:table-cell>
          <table:table-cell table:formula="of:=[.F1538]&gt;[.B15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59-s178019452c51843160.ukp</text:p>
          </table:table-cell>
          <table:table-cell office:value-type="float" office:value="59.90666" calcext:value-type="float">
            <text:p>59.90666</text:p>
          </table:table-cell>
          <table:table-cell office:value-type="float" office:value="59.87" calcext:value-type="float">
            <text:p>59.87</text:p>
          </table:table-cell>
          <table:table-cell office:value-type="float" office:value="68092" calcext:value-type="float">
            <text:p>68092</text:p>
          </table:table-cell>
          <table:table-cell office:value-type="float" office:value="25941184411" calcext:value-type="float">
            <text:p>25941184411</text:p>
          </table:table-cell>
          <table:table-cell office:value-type="float" office:value="434.42996" calcext:value-type="float">
            <text:p>434.42996</text:p>
          </table:table-cell>
          <table:table-cell office:value-type="float" office:value="434.15" calcext:value-type="float">
            <text:p>434.15</text:p>
          </table:table-cell>
          <table:table-cell office:value-type="float" office:value="116132" calcext:value-type="float">
            <text:p>116132</text:p>
          </table:table-cell>
          <table:table-cell office:value-type="float" office:value="25941184411" calcext:value-type="float">
            <text:p>25941184411</text:p>
          </table:table-cell>
          <table:table-cell table:formula="of:=[.F1539]&gt;[.B15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96-s622778615c22764011.ukp</text:p>
          </table:table-cell>
          <table:table-cell office:value-type="float" office:value="19.65667" calcext:value-type="float">
            <text:p>19.65667</text:p>
          </table:table-cell>
          <table:table-cell office:value-type="float" office:value="19.66" calcext:value-type="float">
            <text:p>19.66</text:p>
          </table:table-cell>
          <table:table-cell office:value-type="float" office:value="30316" calcext:value-type="float">
            <text:p>30316</text:p>
          </table:table-cell>
          <table:table-cell office:value-type="float" office:value="11428681745" calcext:value-type="float">
            <text:p>11428681745</text:p>
          </table:table-cell>
          <table:table-cell office:value-type="float" office:value="435.96662" calcext:value-type="float">
            <text:p>435.96662</text:p>
          </table:table-cell>
          <table:table-cell office:value-type="float" office:value="435.81" calcext:value-type="float">
            <text:p>435.81</text:p>
          </table:table-cell>
          <table:table-cell office:value-type="float" office:value="87636" calcext:value-type="float">
            <text:p>87636</text:p>
          </table:table-cell>
          <table:table-cell office:value-type="float" office:value="11428681745" calcext:value-type="float">
            <text:p>11428681745</text:p>
          </table:table-cell>
          <table:table-cell table:formula="of:=[.F1540]&gt;[.B15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79-s642347878c95756884.ukp</text:p>
          </table:table-cell>
          <table:table-cell office:value-type="float" office:value="517.11662" calcext:value-type="float">
            <text:p>517.11662</text:p>
          </table:table-cell>
          <table:table-cell office:value-type="float" office:value="516.88" calcext:value-type="float">
            <text:p>516.88</text:p>
          </table:table-cell>
          <table:table-cell office:value-type="float" office:value="355980" calcext:value-type="float">
            <text:p>355980</text:p>
          </table:table-cell>
          <table:table-cell office:value-type="float" office:value="47943197351" calcext:value-type="float">
            <text:p>47943197351</text:p>
          </table:table-cell>
          <table:table-cell office:value-type="float" office:value="436.55662" calcext:value-type="float">
            <text:p>436.55662</text:p>
          </table:table-cell>
          <table:table-cell office:value-type="float" office:value="436.43" calcext:value-type="float">
            <text:p>436.43</text:p>
          </table:table-cell>
          <table:table-cell office:value-type="float" office:value="408120" calcext:value-type="float">
            <text:p>408120</text:p>
          </table:table-cell>
          <table:table-cell office:value-type="float" office:value="47943197351" calcext:value-type="float">
            <text:p>47943197351</text:p>
          </table:table-cell>
          <table:table-cell table:formula="of:=[.F1541]&gt;[.B154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50000-467-s647172791c56125515.ukp</text:p>
          </table:table-cell>
          <table:table-cell office:value-type="float" office:value="33.4" calcext:value-type="float">
            <text:p>33.4</text:p>
          </table:table-cell>
          <table:table-cell office:value-type="float" office:value="33.39" calcext:value-type="float">
            <text:p>33.39</text:p>
          </table:table-cell>
          <table:table-cell office:value-type="float" office:value="69836" calcext:value-type="float">
            <text:p>69836</text:p>
          </table:table-cell>
          <table:table-cell office:value-type="float" office:value="28091967279" calcext:value-type="float">
            <text:p>28091967279</text:p>
          </table:table-cell>
          <table:table-cell office:value-type="float" office:value="438.21662" calcext:value-type="float">
            <text:p>438.21662</text:p>
          </table:table-cell>
          <table:table-cell office:value-type="float" office:value="437.97" calcext:value-type="float">
            <text:p>437.97</text:p>
          </table:table-cell>
          <table:table-cell office:value-type="float" office:value="134348" calcext:value-type="float">
            <text:p>134348</text:p>
          </table:table-cell>
          <table:table-cell office:value-type="float" office:value="28091967279" calcext:value-type="float">
            <text:p>28091967279</text:p>
          </table:table-cell>
          <table:table-cell table:formula="of:=[.F1542]&gt;[.B15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78-s955986354c86025236.ukp</text:p>
          </table:table-cell>
          <table:table-cell office:value-type="float" office:value="11.65667" calcext:value-type="float">
            <text:p>11.65667</text:p>
          </table:table-cell>
          <table:table-cell office:value-type="float" office:value="11.68" calcext:value-type="float">
            <text:p>11.68</text:p>
          </table:table-cell>
          <table:table-cell office:value-type="float" office:value="125256" calcext:value-type="float">
            <text:p>125256</text:p>
          </table:table-cell>
          <table:table-cell office:value-type="float" office:value="43155130328" calcext:value-type="float">
            <text:p>43155130328</text:p>
          </table:table-cell>
          <table:table-cell office:value-type="float" office:value="438.24662" calcext:value-type="float">
            <text:p>438.24662</text:p>
          </table:table-cell>
          <table:table-cell office:value-type="float" office:value="438.11" calcext:value-type="float">
            <text:p>438.11</text:p>
          </table:table-cell>
          <table:table-cell office:value-type="float" office:value="417500" calcext:value-type="float">
            <text:p>417500</text:p>
          </table:table-cell>
          <table:table-cell office:value-type="float" office:value="43155130328" calcext:value-type="float">
            <text:p>43155130328</text:p>
          </table:table-cell>
          <table:table-cell table:formula="of:=[.F1543]&gt;[.B15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78-s269229181c19167481.ukp</text:p>
          </table:table-cell>
          <table:table-cell office:value-type="float" office:value="191.53998" calcext:value-type="float">
            <text:p>191.53998</text:p>
          </table:table-cell>
          <table:table-cell office:value-type="float" office:value="191.43" calcext:value-type="float">
            <text:p>191.43</text:p>
          </table:table-cell>
          <table:table-cell office:value-type="float" office:value="74816" calcext:value-type="float">
            <text:p>74816</text:p>
          </table:table-cell>
          <table:table-cell office:value-type="float" office:value="9505993400" calcext:value-type="float">
            <text:p>9505993400</text:p>
          </table:table-cell>
          <table:table-cell office:value-type="float" office:value="438.59996" calcext:value-type="float">
            <text:p>438.59996</text:p>
          </table:table-cell>
          <table:table-cell office:value-type="float" office:value="438.3" calcext:value-type="float">
            <text:p>438.3</text:p>
          </table:table-cell>
          <table:table-cell office:value-type="float" office:value="96216" calcext:value-type="float">
            <text:p>96216</text:p>
          </table:table-cell>
          <table:table-cell office:value-type="float" office:value="9505993400" calcext:value-type="float">
            <text:p>9505993400</text:p>
          </table:table-cell>
          <table:table-cell table:formula="of:=[.F1544]&gt;[.B15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98-s475574108c43975076.ukp</text:p>
          </table:table-cell>
          <table:table-cell office:value-type="float" office:value="3.44667" calcext:value-type="float">
            <text:p>3.44667</text:p>
          </table:table-cell>
          <table:table-cell office:value-type="float" office:value="3.46" calcext:value-type="float">
            <text:p>3.46</text:p>
          </table:table-cell>
          <table:table-cell office:value-type="float" office:value="33220" calcext:value-type="float">
            <text:p>33220</text:p>
          </table:table-cell>
          <table:table-cell office:value-type="float" office:value="22052672830" calcext:value-type="float">
            <text:p>22052672830</text:p>
          </table:table-cell>
          <table:table-cell office:value-type="float" office:value="439.33996" calcext:value-type="float">
            <text:p>439.33996</text:p>
          </table:table-cell>
          <table:table-cell office:value-type="float" office:value="439.05" calcext:value-type="float">
            <text:p>439.05</text:p>
          </table:table-cell>
          <table:table-cell office:value-type="float" office:value="180176" calcext:value-type="float">
            <text:p>180176</text:p>
          </table:table-cell>
          <table:table-cell office:value-type="float" office:value="22052672830" calcext:value-type="float">
            <text:p>22052672830</text:p>
          </table:table-cell>
          <table:table-cell table:formula="of:=[.F1545]&gt;[.B15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91-s580479505c21370040.ukp</text:p>
          </table:table-cell>
          <table:table-cell office:value-type="float" office:value="61.71333" calcext:value-type="float">
            <text:p>61.71333</text:p>
          </table:table-cell>
          <table:table-cell office:value-type="float" office:value="61.73" calcext:value-type="float">
            <text:p>61.73</text:p>
          </table:table-cell>
          <table:table-cell office:value-type="float" office:value="56940" calcext:value-type="float">
            <text:p>56940</text:p>
          </table:table-cell>
          <table:table-cell office:value-type="float" office:value="10673072956" calcext:value-type="float">
            <text:p>10673072956</text:p>
          </table:table-cell>
          <table:table-cell office:value-type="float" office:value="439.38662" calcext:value-type="float">
            <text:p>439.38662</text:p>
          </table:table-cell>
          <table:table-cell office:value-type="float" office:value="439.1" calcext:value-type="float">
            <text:p>439.1</text:p>
          </table:table-cell>
          <table:table-cell office:value-type="float" office:value="121240" calcext:value-type="float">
            <text:p>121240</text:p>
          </table:table-cell>
          <table:table-cell office:value-type="float" office:value="10673072956" calcext:value-type="float">
            <text:p>10673072956</text:p>
          </table:table-cell>
          <table:table-cell table:formula="of:=[.F1546]&gt;[.B15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89-s222856866c49297191.ukp</text:p>
          </table:table-cell>
          <table:table-cell office:value-type="float" office:value="10.91333" calcext:value-type="float">
            <text:p>10.91333</text:p>
          </table:table-cell>
          <table:table-cell office:value-type="float" office:value="10.95" calcext:value-type="float">
            <text:p>10.95</text:p>
          </table:table-cell>
          <table:table-cell office:value-type="float" office:value="66116" calcext:value-type="float">
            <text:p>66116</text:p>
          </table:table-cell>
          <table:table-cell office:value-type="float" office:value="24705126750" calcext:value-type="float">
            <text:p>24705126750</text:p>
          </table:table-cell>
          <table:table-cell office:value-type="float" office:value="439.38662" calcext:value-type="float">
            <text:p>439.38662</text:p>
          </table:table-cell>
          <table:table-cell office:value-type="float" office:value="439.1" calcext:value-type="float">
            <text:p>439.1</text:p>
          </table:table-cell>
          <table:table-cell office:value-type="float" office:value="203324" calcext:value-type="float">
            <text:p>203324</text:p>
          </table:table-cell>
          <table:table-cell office:value-type="float" office:value="24705126750" calcext:value-type="float">
            <text:p>24705126750</text:p>
          </table:table-cell>
          <table:table-cell table:formula="of:=[.F1547]&gt;[.B15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73-s36435194c56988426.ukp</text:p>
          </table:table-cell>
          <table:table-cell office:value-type="float" office:value="608.94661" calcext:value-type="float">
            <text:p>608.94661</text:p>
          </table:table-cell>
          <table:table-cell office:value-type="float" office:value="608.56" calcext:value-type="float">
            <text:p>608.56</text:p>
          </table:table-cell>
          <table:table-cell office:value-type="float" office:value="246356" calcext:value-type="float">
            <text:p>246356</text:p>
          </table:table-cell>
          <table:table-cell office:value-type="float" office:value="28479958168" calcext:value-type="float">
            <text:p>28479958168</text:p>
          </table:table-cell>
          <table:table-cell office:value-type="float" office:value="439.43662" calcext:value-type="float">
            <text:p>439.43662</text:p>
          </table:table-cell>
          <table:table-cell office:value-type="float" office:value="439.72" calcext:value-type="float">
            <text:p>439.72</text:p>
          </table:table-cell>
          <table:table-cell office:value-type="float" office:value="220416" calcext:value-type="float">
            <text:p>220416</text:p>
          </table:table-cell>
          <table:table-cell office:value-type="float" office:value="28479958168" calcext:value-type="float">
            <text:p>28479958168</text:p>
          </table:table-cell>
          <table:table-cell table:formula="of:=[.F1548]&gt;[.B154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50000-266-s358801221c61750732.ukp</text:p>
          </table:table-cell>
          <table:table-cell office:value-type="float" office:value="2.50333" calcext:value-type="float">
            <text:p>2.50333</text:p>
          </table:table-cell>
          <table:table-cell office:value-type="float" office:value="2.51" calcext:value-type="float">
            <text:p>2.51</text:p>
          </table:table-cell>
          <table:table-cell office:value-type="float" office:value="39856" calcext:value-type="float">
            <text:p>39856</text:p>
          </table:table-cell>
          <table:table-cell office:value-type="float" office:value="30979843980" calcext:value-type="float">
            <text:p>30979843980</text:p>
          </table:table-cell>
          <table:table-cell office:value-type="float" office:value="439.65996" calcext:value-type="float">
            <text:p>439.65996</text:p>
          </table:table-cell>
          <table:table-cell office:value-type="float" office:value="439.35" calcext:value-type="float">
            <text:p>439.35</text:p>
          </table:table-cell>
          <table:table-cell office:value-type="float" office:value="185544" calcext:value-type="float">
            <text:p>185544</text:p>
          </table:table-cell>
          <table:table-cell office:value-type="float" office:value="30979843980" calcext:value-type="float">
            <text:p>30979843980</text:p>
          </table:table-cell>
          <table:table-cell table:formula="of:=[.F1549]&gt;[.B15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-s182130978c27011999.ukp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18000" calcext:value-type="float">
            <text:p>18000</text:p>
          </table:table-cell>
          <table:table-cell office:value-type="float" office:value="13560062880" calcext:value-type="float">
            <text:p>13560062880</text:p>
          </table:table-cell>
          <table:table-cell office:value-type="float" office:value="440.75662" calcext:value-type="float">
            <text:p>440.75662</text:p>
          </table:table-cell>
          <table:table-cell office:value-type="float" office:value="440.56" calcext:value-type="float">
            <text:p>440.56</text:p>
          </table:table-cell>
          <table:table-cell office:value-type="float" office:value="136460" calcext:value-type="float">
            <text:p>136460</text:p>
          </table:table-cell>
          <table:table-cell office:value-type="float" office:value="13560062880" calcext:value-type="float">
            <text:p>13560062880</text:p>
          </table:table-cell>
          <table:table-cell table:formula="of:=[.F1550]&gt;[.B15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61-s386597034c11959906.ukp</text:p>
          </table:table-cell>
          <table:table-cell office:value-type="float" office:value="116.24666" calcext:value-type="float">
            <text:p>116.24666</text:p>
          </table:table-cell>
          <table:table-cell office:value-type="float" office:value="116.2" calcext:value-type="float">
            <text:p>116.2</text:p>
          </table:table-cell>
          <table:table-cell office:value-type="float" office:value="57252" calcext:value-type="float">
            <text:p>57252</text:p>
          </table:table-cell>
          <table:table-cell office:value-type="float" office:value="5889067217" calcext:value-type="float">
            <text:p>5889067217</text:p>
          </table:table-cell>
          <table:table-cell office:value-type="float" office:value="441.17662" calcext:value-type="float">
            <text:p>441.17662</text:p>
          </table:table-cell>
          <table:table-cell office:value-type="float" office:value="441.01" calcext:value-type="float">
            <text:p>441.01</text:p>
          </table:table-cell>
          <table:table-cell office:value-type="float" office:value="84288" calcext:value-type="float">
            <text:p>84288</text:p>
          </table:table-cell>
          <table:table-cell office:value-type="float" office:value="5889067217" calcext:value-type="float">
            <text:p>5889067217</text:p>
          </table:table-cell>
          <table:table-cell table:formula="of:=[.F1551]&gt;[.B15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30-s213005048c34171165.ukp</text:p>
          </table:table-cell>
          <table:table-cell office:value-type="float" office:value="196.97998" calcext:value-type="float">
            <text:p>196.97998</text:p>
          </table:table-cell>
          <table:table-cell office:value-type="float" office:value="196.94" calcext:value-type="float">
            <text:p>196.94</text:p>
          </table:table-cell>
          <table:table-cell office:value-type="float" office:value="123700" calcext:value-type="float">
            <text:p>123700</text:p>
          </table:table-cell>
          <table:table-cell office:value-type="float" office:value="17038464170" calcext:value-type="float">
            <text:p>17038464170</text:p>
          </table:table-cell>
          <table:table-cell office:value-type="float" office:value="441.81329" calcext:value-type="float">
            <text:p>441.81329</text:p>
          </table:table-cell>
          <table:table-cell office:value-type="float" office:value="441.52" calcext:value-type="float">
            <text:p>441.52</text:p>
          </table:table-cell>
          <table:table-cell office:value-type="float" office:value="162072" calcext:value-type="float">
            <text:p>162072</text:p>
          </table:table-cell>
          <table:table-cell office:value-type="float" office:value="17038464170" calcext:value-type="float">
            <text:p>17038464170</text:p>
          </table:table-cell>
          <table:table-cell table:formula="of:=[.F1552]&gt;[.B15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92-s102695567c48228257.ukp</text:p>
          </table:table-cell>
          <table:table-cell office:value-type="float" office:value="288.62331" calcext:value-type="float">
            <text:p>288.62331</text:p>
          </table:table-cell>
          <table:table-cell office:value-type="float" office:value="288.49" calcext:value-type="float">
            <text:p>288.49</text:p>
          </table:table-cell>
          <table:table-cell office:value-type="float" office:value="150804" calcext:value-type="float">
            <text:p>150804</text:p>
          </table:table-cell>
          <table:table-cell office:value-type="float" office:value="24212856507" calcext:value-type="float">
            <text:p>24212856507</text:p>
          </table:table-cell>
          <table:table-cell office:value-type="float" office:value="442.38662" calcext:value-type="float">
            <text:p>442.38662</text:p>
          </table:table-cell>
          <table:table-cell office:value-type="float" office:value="442.08" calcext:value-type="float">
            <text:p>442.08</text:p>
          </table:table-cell>
          <table:table-cell office:value-type="float" office:value="176140" calcext:value-type="float">
            <text:p>176140</text:p>
          </table:table-cell>
          <table:table-cell office:value-type="float" office:value="24212856507" calcext:value-type="float">
            <text:p>24212856507</text:p>
          </table:table-cell>
          <table:table-cell table:formula="of:=[.F1553]&gt;[.B15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70-s177962211c48593938.ukp</text:p>
          </table:table-cell>
          <table:table-cell office:value-type="float" office:value="96.05332" calcext:value-type="float">
            <text:p>96.05332</text:p>
          </table:table-cell>
          <table:table-cell office:value-type="float" office:value="96.03" calcext:value-type="float">
            <text:p>96.03</text:p>
          </table:table-cell>
          <table:table-cell office:value-type="float" office:value="164756" calcext:value-type="float">
            <text:p>164756</text:p>
          </table:table-cell>
          <table:table-cell office:value-type="float" office:value="24296723900" calcext:value-type="float">
            <text:p>24296723900</text:p>
          </table:table-cell>
          <table:table-cell office:value-type="float" office:value="442.49996" calcext:value-type="float">
            <text:p>442.49996</text:p>
          </table:table-cell>
          <table:table-cell office:value-type="float" office:value="442.23" calcext:value-type="float">
            <text:p>442.23</text:p>
          </table:table-cell>
          <table:table-cell office:value-type="float" office:value="230640" calcext:value-type="float">
            <text:p>230640</text:p>
          </table:table-cell>
          <table:table-cell office:value-type="float" office:value="24296723900" calcext:value-type="float">
            <text:p>24296723900</text:p>
          </table:table-cell>
          <table:table-cell table:formula="of:=[.F1554]&gt;[.B15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64-s878190975c80352764.ukp</text:p>
          </table:table-cell>
          <table:table-cell office:value-type="float" office:value="127.40332" calcext:value-type="float">
            <text:p>127.40332</text:p>
          </table:table-cell>
          <table:table-cell office:value-type="float" office:value="127.36" calcext:value-type="float">
            <text:p>127.36</text:p>
          </table:table-cell>
          <table:table-cell office:value-type="float" office:value="176976" calcext:value-type="float">
            <text:p>176976</text:p>
          </table:table-cell>
          <table:table-cell office:value-type="float" office:value="40234329453" calcext:value-type="float">
            <text:p>40234329453</text:p>
          </table:table-cell>
          <table:table-cell office:value-type="float" office:value="443.04662" calcext:value-type="float">
            <text:p>443.04662</text:p>
          </table:table-cell>
          <table:table-cell office:value-type="float" office:value="442.83" calcext:value-type="float">
            <text:p>442.83</text:p>
          </table:table-cell>
          <table:table-cell office:value-type="float" office:value="257044" calcext:value-type="float">
            <text:p>257044</text:p>
          </table:table-cell>
          <table:table-cell office:value-type="float" office:value="40234329453" calcext:value-type="float">
            <text:p>40234329453</text:p>
          </table:table-cell>
          <table:table-cell table:formula="of:=[.F1555]&gt;[.B15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8-s67683560c5172209.ukp</text:p>
          </table:table-cell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  <table:table-cell office:value-type="float" office:value="14828" calcext:value-type="float">
            <text:p>14828</text:p>
          </table:table-cell>
          <table:table-cell office:value-type="float" office:value="2577374085" calcext:value-type="float">
            <text:p>2577374085</text:p>
          </table:table-cell>
          <table:table-cell office:value-type="float" office:value="443.96662" calcext:value-type="float">
            <text:p>443.96662</text:p>
          </table:table-cell>
          <table:table-cell office:value-type="float" office:value="443.66" calcext:value-type="float">
            <text:p>443.66</text:p>
          </table:table-cell>
          <table:table-cell office:value-type="float" office:value="57672" calcext:value-type="float">
            <text:p>57672</text:p>
          </table:table-cell>
          <table:table-cell office:value-type="float" office:value="2577374085" calcext:value-type="float">
            <text:p>2577374085</text:p>
          </table:table-cell>
          <table:table-cell table:formula="of:=[.F1556]&gt;[.B15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7-s586106970c24692675.ukp</text:p>
          </table:table-cell>
          <table:table-cell office:value-type="float" office:value="87.25666" calcext:value-type="float">
            <text:p>87.25666</text:p>
          </table:table-cell>
          <table:table-cell office:value-type="float" office:value="87.21" calcext:value-type="float">
            <text:p>87.21</text:p>
          </table:table-cell>
          <table:table-cell office:value-type="float" office:value="78488" calcext:value-type="float">
            <text:p>78488</text:p>
          </table:table-cell>
          <table:table-cell office:value-type="float" office:value="12397481623" calcext:value-type="float">
            <text:p>12397481623</text:p>
          </table:table-cell>
          <table:table-cell office:value-type="float" office:value="444.92662" calcext:value-type="float">
            <text:p>444.92662</text:p>
          </table:table-cell>
          <table:table-cell office:value-type="float" office:value="444.73" calcext:value-type="float">
            <text:p>444.73</text:p>
          </table:table-cell>
          <table:table-cell office:value-type="float" office:value="143252" calcext:value-type="float">
            <text:p>143252</text:p>
          </table:table-cell>
          <table:table-cell office:value-type="float" office:value="12397481623" calcext:value-type="float">
            <text:p>12397481623</text:p>
          </table:table-cell>
          <table:table-cell table:formula="of:=[.F1557]&gt;[.B15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56-s943575858c28478111.ukp</text:p>
          </table:table-cell>
          <table:table-cell office:value-type="float" office:value="90.89666" calcext:value-type="float">
            <text:p>90.89666</text:p>
          </table:table-cell>
          <table:table-cell office:value-type="float" office:value="90.85" calcext:value-type="float">
            <text:p>90.85</text:p>
          </table:table-cell>
          <table:table-cell office:value-type="float" office:value="71200" calcext:value-type="float">
            <text:p>71200</text:p>
          </table:table-cell>
          <table:table-cell office:value-type="float" office:value="14200641882" calcext:value-type="float">
            <text:p>14200641882</text:p>
          </table:table-cell>
          <table:table-cell office:value-type="float" office:value="445.23996" calcext:value-type="float">
            <text:p>445.23996</text:p>
          </table:table-cell>
          <table:table-cell office:value-type="float" office:value="444.96" calcext:value-type="float">
            <text:p>444.96</text:p>
          </table:table-cell>
          <table:table-cell office:value-type="float" office:value="133588" calcext:value-type="float">
            <text:p>133588</text:p>
          </table:table-cell>
          <table:table-cell office:value-type="float" office:value="14200641882" calcext:value-type="float">
            <text:p>14200641882</text:p>
          </table:table-cell>
          <table:table-cell table:formula="of:=[.F1558]&gt;[.B15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82-s7449337c80875050.ukp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20164" calcext:value-type="float">
            <text:p>20164</text:p>
          </table:table-cell>
          <table:table-cell office:value-type="float" office:value="40605625461" calcext:value-type="float">
            <text:p>40605625461</text:p>
          </table:table-cell>
          <table:table-cell office:value-type="float" office:value="447.05662" calcext:value-type="float">
            <text:p>447.05662</text:p>
          </table:table-cell>
          <table:table-cell office:value-type="float" office:value="446.95" calcext:value-type="float">
            <text:p>446.95</text:p>
          </table:table-cell>
          <table:table-cell office:value-type="float" office:value="389228" calcext:value-type="float">
            <text:p>389228</text:p>
          </table:table-cell>
          <table:table-cell office:value-type="float" office:value="40605625461" calcext:value-type="float">
            <text:p>40605625461</text:p>
          </table:table-cell>
          <table:table-cell table:formula="of:=[.F1559]&gt;[.B15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80-s10284050c72892714.ukp</text:p>
          </table:table-cell>
          <table:table-cell office:value-type="float" office:value="34.96333" calcext:value-type="float">
            <text:p>34.96333</text:p>
          </table:table-cell>
          <table:table-cell office:value-type="float" office:value="34.97" calcext:value-type="float">
            <text:p>34.97</text:p>
          </table:table-cell>
          <table:table-cell office:value-type="float" office:value="42052" calcext:value-type="float">
            <text:p>42052</text:p>
          </table:table-cell>
          <table:table-cell office:value-type="float" office:value="36523357731" calcext:value-type="float">
            <text:p>36523357731</text:p>
          </table:table-cell>
          <table:table-cell office:value-type="float" office:value="448.12329" calcext:value-type="float">
            <text:p>448.12329</text:p>
          </table:table-cell>
          <table:table-cell office:value-type="float" office:value="447.83" calcext:value-type="float">
            <text:p>447.83</text:p>
          </table:table-cell>
          <table:table-cell office:value-type="float" office:value="76384" calcext:value-type="float">
            <text:p>76384</text:p>
          </table:table-cell>
          <table:table-cell office:value-type="float" office:value="36523357731" calcext:value-type="float">
            <text:p>36523357731</text:p>
          </table:table-cell>
          <table:table-cell table:formula="of:=[.F1560]&gt;[.B15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60-s660566353c13444398.ukp</text:p>
          </table:table-cell>
          <table:table-cell office:value-type="float" office:value="20.76" calcext:value-type="float">
            <text:p>20.76</text:p>
          </table:table-cell>
          <table:table-cell office:value-type="float" office:value="20.78" calcext:value-type="float">
            <text:p>20.78</text:p>
          </table:table-cell>
          <table:table-cell office:value-type="float" office:value="28628" calcext:value-type="float">
            <text:p>28628</text:p>
          </table:table-cell>
          <table:table-cell office:value-type="float" office:value="6747825787" calcext:value-type="float">
            <text:p>6747825787</text:p>
          </table:table-cell>
          <table:table-cell office:value-type="float" office:value="448.27996" calcext:value-type="float">
            <text:p>448.27996</text:p>
          </table:table-cell>
          <table:table-cell office:value-type="float" office:value="447.98" calcext:value-type="float">
            <text:p>447.98</text:p>
          </table:table-cell>
          <table:table-cell office:value-type="float" office:value="71192" calcext:value-type="float">
            <text:p>71192</text:p>
          </table:table-cell>
          <table:table-cell office:value-type="float" office:value="6747825787" calcext:value-type="float">
            <text:p>6747825787</text:p>
          </table:table-cell>
          <table:table-cell table:formula="of:=[.F1561]&gt;[.B15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62-s10096367c31366898.ukp</text:p>
          </table:table-cell>
          <table:table-cell office:value-type="float" office:value="281.32331" calcext:value-type="float">
            <text:p>281.32331</text:p>
          </table:table-cell>
          <table:table-cell office:value-type="float" office:value="281.2" calcext:value-type="float">
            <text:p>281.2</text:p>
          </table:table-cell>
          <table:table-cell office:value-type="float" office:value="149556" calcext:value-type="float">
            <text:p>149556</text:p>
          </table:table-cell>
          <table:table-cell office:value-type="float" office:value="15616545263" calcext:value-type="float">
            <text:p>15616545263</text:p>
          </table:table-cell>
          <table:table-cell office:value-type="float" office:value="450.05329" calcext:value-type="float">
            <text:p>450.05329</text:p>
          </table:table-cell>
          <table:table-cell office:value-type="float" office:value="449.89" calcext:value-type="float">
            <text:p>449.89</text:p>
          </table:table-cell>
          <table:table-cell office:value-type="float" office:value="150308" calcext:value-type="float">
            <text:p>150308</text:p>
          </table:table-cell>
          <table:table-cell office:value-type="float" office:value="15616545263" calcext:value-type="float">
            <text:p>15616545263</text:p>
          </table:table-cell>
          <table:table-cell table:formula="of:=[.F1562]&gt;[.B15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65-s76284724c43966896.ukp</text:p>
          </table:table-cell>
          <table:table-cell office:value-type="float" office:value="4.05333" calcext:value-type="float">
            <text:p>4.05333</text:p>
          </table:table-cell>
          <table:table-cell office:value-type="float" office:value="4.06" calcext:value-type="float">
            <text:p>4.06</text:p>
          </table:table-cell>
          <table:table-cell office:value-type="float" office:value="48044" calcext:value-type="float">
            <text:p>48044</text:p>
          </table:table-cell>
          <table:table-cell office:value-type="float" office:value="22045965269" calcext:value-type="float">
            <text:p>22045965269</text:p>
          </table:table-cell>
          <table:table-cell office:value-type="float" office:value="450.97996" calcext:value-type="float">
            <text:p>450.97996</text:p>
          </table:table-cell>
          <table:table-cell office:value-type="float" office:value="450.75" calcext:value-type="float">
            <text:p>450.75</text:p>
          </table:table-cell>
          <table:table-cell office:value-type="float" office:value="201740" calcext:value-type="float">
            <text:p>201740</text:p>
          </table:table-cell>
          <table:table-cell office:value-type="float" office:value="22045965269" calcext:value-type="float">
            <text:p>22045965269</text:p>
          </table:table-cell>
          <table:table-cell table:formula="of:=[.F1563]&gt;[.B15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55-s760758831c11377422.ukp</text:p>
          </table:table-cell>
          <table:table-cell table:number-columns-repeated="2" office:value-type="float" office:value="8.67" calcext:value-type="float">
            <text:p>8.67</text:p>
          </table:table-cell>
          <table:table-cell office:value-type="float" office:value="21912" calcext:value-type="float">
            <text:p>21912</text:p>
          </table:table-cell>
          <table:table-cell office:value-type="float" office:value="5668511126" calcext:value-type="float">
            <text:p>5668511126</text:p>
          </table:table-cell>
          <table:table-cell office:value-type="float" office:value="451.67662" calcext:value-type="float">
            <text:p>451.67662</text:p>
          </table:table-cell>
          <table:table-cell office:value-type="float" office:value="451.38" calcext:value-type="float">
            <text:p>451.38</text:p>
          </table:table-cell>
          <table:table-cell office:value-type="float" office:value="81120" calcext:value-type="float">
            <text:p>81120</text:p>
          </table:table-cell>
          <table:table-cell office:value-type="float" office:value="5668511126" calcext:value-type="float">
            <text:p>5668511126</text:p>
          </table:table-cell>
          <table:table-cell table:formula="of:=[.F1564]&gt;[.B15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89-s536731580c31432216.ukp</text:p>
          </table:table-cell>
          <table:table-cell office:value-type="float" office:value="151.66998" calcext:value-type="float">
            <text:p>151.66998</text:p>
          </table:table-cell>
          <table:table-cell office:value-type="float" office:value="151.61" calcext:value-type="float">
            <text:p>151.61</text:p>
          </table:table-cell>
          <table:table-cell office:value-type="float" office:value="133256" calcext:value-type="float">
            <text:p>133256</text:p>
          </table:table-cell>
          <table:table-cell office:value-type="float" office:value="15659201011" calcext:value-type="float">
            <text:p>15659201011</text:p>
          </table:table-cell>
          <table:table-cell office:value-type="float" office:value="451.93329" calcext:value-type="float">
            <text:p>451.93329</text:p>
          </table:table-cell>
          <table:table-cell office:value-type="float" office:value="451.69" calcext:value-type="float">
            <text:p>451.69</text:p>
          </table:table-cell>
          <table:table-cell office:value-type="float" office:value="161156" calcext:value-type="float">
            <text:p>161156</text:p>
          </table:table-cell>
          <table:table-cell office:value-type="float" office:value="15659201011" calcext:value-type="float">
            <text:p>15659201011</text:p>
          </table:table-cell>
          <table:table-cell table:formula="of:=[.F1565]&gt;[.B15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74-s726744628c19854492.ukp</text:p>
          </table:table-cell>
          <table:table-cell office:value-type="float" office:value="243.82998" calcext:value-type="float">
            <text:p>243.82998</text:p>
          </table:table-cell>
          <table:table-cell office:value-type="float" office:value="243.67" calcext:value-type="float">
            <text:p>243.67</text:p>
          </table:table-cell>
          <table:table-cell office:value-type="float" office:value="66156" calcext:value-type="float">
            <text:p>66156</text:p>
          </table:table-cell>
          <table:table-cell office:value-type="float" office:value="9840503153" calcext:value-type="float">
            <text:p>9840503153</text:p>
          </table:table-cell>
          <table:table-cell office:value-type="float" office:value="451.98662" calcext:value-type="float">
            <text:p>451.98662</text:p>
          </table:table-cell>
          <table:table-cell office:value-type="float" office:value="451.91" calcext:value-type="float">
            <text:p>451.91</text:p>
          </table:table-cell>
          <table:table-cell office:value-type="float" office:value="66888" calcext:value-type="float">
            <text:p>66888</text:p>
          </table:table-cell>
          <table:table-cell office:value-type="float" office:value="9840503153" calcext:value-type="float">
            <text:p>9840503153</text:p>
          </table:table-cell>
          <table:table-cell table:formula="of:=[.F1566]&gt;[.B15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65-s346438026c45187085.ukp</text:p>
          </table:table-cell>
          <table:table-cell office:value-type="float" office:value="44.79666" calcext:value-type="float">
            <text:p>44.79666</text:p>
          </table:table-cell>
          <table:table-cell office:value-type="float" office:value="44.8" calcext:value-type="float">
            <text:p>44.8</text:p>
          </table:table-cell>
          <table:table-cell office:value-type="float" office:value="121084" calcext:value-type="float">
            <text:p>121084</text:p>
          </table:table-cell>
          <table:table-cell office:value-type="float" office:value="22686879600" calcext:value-type="float">
            <text:p>22686879600</text:p>
          </table:table-cell>
          <table:table-cell office:value-type="float" office:value="452.10662" calcext:value-type="float">
            <text:p>452.10662</text:p>
          </table:table-cell>
          <table:table-cell office:value-type="float" office:value="451.94" calcext:value-type="float">
            <text:p>451.94</text:p>
          </table:table-cell>
          <table:table-cell office:value-type="float" office:value="228308" calcext:value-type="float">
            <text:p>228308</text:p>
          </table:table-cell>
          <table:table-cell office:value-type="float" office:value="22686879600" calcext:value-type="float">
            <text:p>22686879600</text:p>
          </table:table-cell>
          <table:table-cell table:formula="of:=[.F1567]&gt;[.B15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84-s379401505c6003373.ukp</text:p>
          </table:table-cell>
          <table:table-cell office:value-type="float" office:value="65.74666" calcext:value-type="float">
            <text:p>65.74666</text:p>
          </table:table-cell>
          <table:table-cell office:value-type="float" office:value="65.77" calcext:value-type="float">
            <text:p>65.77</text:p>
          </table:table-cell>
          <table:table-cell office:value-type="float" office:value="30416" calcext:value-type="float">
            <text:p>30416</text:p>
          </table:table-cell>
          <table:table-cell office:value-type="float" office:value="2949484564" calcext:value-type="float">
            <text:p>2949484564</text:p>
          </table:table-cell>
          <table:table-cell office:value-type="float" office:value="453.40662" calcext:value-type="float">
            <text:p>453.40662</text:p>
          </table:table-cell>
          <table:table-cell office:value-type="float" office:value="453.14" calcext:value-type="float">
            <text:p>453.14</text:p>
          </table:table-cell>
          <table:table-cell office:value-type="float" office:value="64180" calcext:value-type="float">
            <text:p>64180</text:p>
          </table:table-cell>
          <table:table-cell office:value-type="float" office:value="2949484564" calcext:value-type="float">
            <text:p>2949484564</text:p>
          </table:table-cell>
          <table:table-cell table:formula="of:=[.F1568]&gt;[.B15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83-s788052237c21187018.ukp</text:p>
          </table:table-cell>
          <table:table-cell office:value-type="float" office:value="125.85332" calcext:value-type="float">
            <text:p>125.85332</text:p>
          </table:table-cell>
          <table:table-cell office:value-type="float" office:value="125.8" calcext:value-type="float">
            <text:p>125.8</text:p>
          </table:table-cell>
          <table:table-cell office:value-type="float" office:value="83604" calcext:value-type="float">
            <text:p>83604</text:p>
          </table:table-cell>
          <table:table-cell office:value-type="float" office:value="10521554224" calcext:value-type="float">
            <text:p>10521554224</text:p>
          </table:table-cell>
          <table:table-cell office:value-type="float" office:value="453.44662" calcext:value-type="float">
            <text:p>453.44662</text:p>
          </table:table-cell>
          <table:table-cell office:value-type="float" office:value="453.25" calcext:value-type="float">
            <text:p>453.25</text:p>
          </table:table-cell>
          <table:table-cell office:value-type="float" office:value="126752" calcext:value-type="float">
            <text:p>126752</text:p>
          </table:table-cell>
          <table:table-cell office:value-type="float" office:value="10521554224" calcext:value-type="float">
            <text:p>10521554224</text:p>
          </table:table-cell>
          <table:table-cell table:formula="of:=[.F1569]&gt;[.B15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72-s359051883c1821853.ukp</text:p>
          </table:table-cell>
          <table:table-cell office:value-type="float" office:value="39.95333" calcext:value-type="float">
            <text:p>39.95333</text:p>
          </table:table-cell>
          <table:table-cell office:value-type="float" office:value="39.95" calcext:value-type="float">
            <text:p>39.95</text:p>
          </table:table-cell>
          <table:table-cell office:value-type="float" office:value="27360" calcext:value-type="float">
            <text:p>27360</text:p>
          </table:table-cell>
          <table:table-cell office:value-type="float" office:value="822136985" calcext:value-type="float">
            <text:p>822136985</text:p>
          </table:table-cell>
          <table:table-cell office:value-type="float" office:value="453.84329" calcext:value-type="float">
            <text:p>453.84329</text:p>
          </table:table-cell>
          <table:table-cell office:value-type="float" office:value="453.68" calcext:value-type="float">
            <text:p>453.68</text:p>
          </table:table-cell>
          <table:table-cell office:value-type="float" office:value="53240" calcext:value-type="float">
            <text:p>53240</text:p>
          </table:table-cell>
          <table:table-cell office:value-type="float" office:value="822136985" calcext:value-type="float">
            <text:p>822136985</text:p>
          </table:table-cell>
          <table:table-cell table:formula="of:=[.F1570]&gt;[.B15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61-s891640290c92369739.ukp</text:p>
          </table:table-cell>
          <table:table-cell office:value-type="float" office:value="1.40333" calcext:value-type="float">
            <text:p>1.40333</text:p>
          </table:table-cell>
          <table:table-cell office:value-type="float" office:value="1.44" calcext:value-type="float">
            <text:p>1.44</text:p>
          </table:table-cell>
          <table:table-cell office:value-type="float" office:value="122724" calcext:value-type="float">
            <text:p>122724</text:p>
          </table:table-cell>
          <table:table-cell office:value-type="float" office:value="46375161418" calcext:value-type="float">
            <text:p>46375161418</text:p>
          </table:table-cell>
          <table:table-cell office:value-type="float" office:value="453.93662" calcext:value-type="float">
            <text:p>453.93662</text:p>
          </table:table-cell>
          <table:table-cell office:value-type="float" office:value="453.69" calcext:value-type="float">
            <text:p>453.69</text:p>
          </table:table-cell>
          <table:table-cell office:value-type="float" office:value="230196" calcext:value-type="float">
            <text:p>230196</text:p>
          </table:table-cell>
          <table:table-cell office:value-type="float" office:value="46375161418" calcext:value-type="float">
            <text:p>46375161418</text:p>
          </table:table-cell>
          <table:table-cell table:formula="of:=[.F1571]&gt;[.B15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82-s544590797c97264876.ukp</text:p>
          </table:table-cell>
          <table:table-cell office:value-type="float" office:value="62.55999" calcext:value-type="float">
            <text:p>62.55999</text:p>
          </table:table-cell>
          <table:table-cell office:value-type="float" office:value="62.57" calcext:value-type="float">
            <text:p>62.57</text:p>
          </table:table-cell>
          <table:table-cell office:value-type="float" office:value="332580" calcext:value-type="float">
            <text:p>332580</text:p>
          </table:table-cell>
          <table:table-cell office:value-type="float" office:value="48760851918" calcext:value-type="float">
            <text:p>48760851918</text:p>
          </table:table-cell>
          <table:table-cell office:value-type="float" office:value="455.86662" calcext:value-type="float">
            <text:p>455.86662</text:p>
          </table:table-cell>
          <table:table-cell office:value-type="float" office:value="455.89" calcext:value-type="float">
            <text:p>455.89</text:p>
          </table:table-cell>
          <table:table-cell office:value-type="float" office:value="477388" calcext:value-type="float">
            <text:p>477388</text:p>
          </table:table-cell>
          <table:table-cell office:value-type="float" office:value="48760851918" calcext:value-type="float">
            <text:p>48760851918</text:p>
          </table:table-cell>
          <table:table-cell table:formula="of:=[.F1572]&gt;[.B15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85-s981659194c26657187.ukp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  <table:table-cell office:value-type="float" office:value="17948" calcext:value-type="float">
            <text:p>17948</text:p>
          </table:table-cell>
          <table:table-cell office:value-type="float" office:value="13376461251" calcext:value-type="float">
            <text:p>13376461251</text:p>
          </table:table-cell>
          <table:table-cell office:value-type="float" office:value="456.65662" calcext:value-type="float">
            <text:p>456.65662</text:p>
          </table:table-cell>
          <table:table-cell office:value-type="float" office:value="457.2" calcext:value-type="float">
            <text:p>457.2</text:p>
          </table:table-cell>
          <table:table-cell office:value-type="float" office:value="117660" calcext:value-type="float">
            <text:p>117660</text:p>
          </table:table-cell>
          <table:table-cell office:value-type="float" office:value="13376461251" calcext:value-type="float">
            <text:p>13376461251</text:p>
          </table:table-cell>
          <table:table-cell table:formula="of:=[.F1573]&gt;[.B15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64-s504944976c11386531.ukp</text:p>
          </table:table-cell>
          <table:table-cell office:value-type="float" office:value="13.74" calcext:value-type="float">
            <text:p>13.74</text:p>
          </table:table-cell>
          <table:table-cell office:value-type="float" office:value="13.75" calcext:value-type="float">
            <text:p>13.75</text:p>
          </table:table-cell>
          <table:table-cell office:value-type="float" office:value="26556" calcext:value-type="float">
            <text:p>26556</text:p>
          </table:table-cell>
          <table:table-cell office:value-type="float" office:value="5657135443" calcext:value-type="float">
            <text:p>5657135443</text:p>
          </table:table-cell>
          <table:table-cell office:value-type="float" office:value="456.92329" calcext:value-type="float">
            <text:p>456.92329</text:p>
          </table:table-cell>
          <table:table-cell office:value-type="float" office:value="456.71" calcext:value-type="float">
            <text:p>456.71</text:p>
          </table:table-cell>
          <table:table-cell office:value-type="float" office:value="84292" calcext:value-type="float">
            <text:p>84292</text:p>
          </table:table-cell>
          <table:table-cell office:value-type="float" office:value="5657135443" calcext:value-type="float">
            <text:p>5657135443</text:p>
          </table:table-cell>
          <table:table-cell table:formula="of:=[.F1574]&gt;[.B15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70-s217303292c11560973.ukp</text:p>
          </table:table-cell>
          <table:table-cell office:value-type="float" office:value="62.48666" calcext:value-type="float">
            <text:p>62.48666</text:p>
          </table:table-cell>
          <table:table-cell office:value-type="float" office:value="62.47" calcext:value-type="float">
            <text:p>62.47</text:p>
          </table:table-cell>
          <table:table-cell office:value-type="float" office:value="46756" calcext:value-type="float">
            <text:p>46756</text:p>
          </table:table-cell>
          <table:table-cell office:value-type="float" office:value="5708020372" calcext:value-type="float">
            <text:p>5708020372</text:p>
          </table:table-cell>
          <table:table-cell office:value-type="float" office:value="457.47662" calcext:value-type="float">
            <text:p>457.47662</text:p>
          </table:table-cell>
          <table:table-cell office:value-type="float" office:value="457.23" calcext:value-type="float">
            <text:p>457.23</text:p>
          </table:table-cell>
          <table:table-cell office:value-type="float" office:value="74364" calcext:value-type="float">
            <text:p>74364</text:p>
          </table:table-cell>
          <table:table-cell office:value-type="float" office:value="5708020372" calcext:value-type="float">
            <text:p>5708020372</text:p>
          </table:table-cell>
          <table:table-cell table:formula="of:=[.F1575]&gt;[.B15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72-s914558283c58667599.ukp</text:p>
          </table:table-cell>
          <table:table-cell office:value-type="float" office:value="155.87665" calcext:value-type="float">
            <text:p>155.87665</text:p>
          </table:table-cell>
          <table:table-cell office:value-type="float" office:value="155.81" calcext:value-type="float">
            <text:p>155.81</text:p>
          </table:table-cell>
          <table:table-cell office:value-type="float" office:value="263280" calcext:value-type="float">
            <text:p>263280</text:p>
          </table:table-cell>
          <table:table-cell office:value-type="float" office:value="29339385639" calcext:value-type="float">
            <text:p>29339385639</text:p>
          </table:table-cell>
          <table:table-cell office:value-type="float" office:value="460.04995" calcext:value-type="float">
            <text:p>460.04995</text:p>
          </table:table-cell>
          <table:table-cell office:value-type="float" office:value="459.9" calcext:value-type="float">
            <text:p>459.9</text:p>
          </table:table-cell>
          <table:table-cell office:value-type="float" office:value="321032" calcext:value-type="float">
            <text:p>321032</text:p>
          </table:table-cell>
          <table:table-cell office:value-type="float" office:value="29339385639" calcext:value-type="float">
            <text:p>29339385639</text:p>
          </table:table-cell>
          <table:table-cell table:formula="of:=[.F1576]&gt;[.B15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10-s550957023c17445009.ukp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15640" calcext:value-type="float">
            <text:p>15640</text:p>
          </table:table-cell>
          <table:table-cell office:value-type="float" office:value="8750166764" calcext:value-type="float">
            <text:p>8750166764</text:p>
          </table:table-cell>
          <table:table-cell office:value-type="float" office:value="461.60995" calcext:value-type="float">
            <text:p>461.60995</text:p>
          </table:table-cell>
          <table:table-cell office:value-type="float" office:value="461.31" calcext:value-type="float">
            <text:p>461.31</text:p>
          </table:table-cell>
          <table:table-cell office:value-type="float" office:value="68992" calcext:value-type="float">
            <text:p>68992</text:p>
          </table:table-cell>
          <table:table-cell office:value-type="float" office:value="8750166764" calcext:value-type="float">
            <text:p>8750166764</text:p>
          </table:table-cell>
          <table:table-cell table:formula="of:=[.F1577]&gt;[.B15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56-s142613265c19925659.ukp</text:p>
          </table:table-cell>
          <table:table-cell office:value-type="float" office:value="184.92332" calcext:value-type="float">
            <text:p>184.92332</text:p>
          </table:table-cell>
          <table:table-cell office:value-type="float" office:value="184.83" calcext:value-type="float">
            <text:p>184.83</text:p>
          </table:table-cell>
          <table:table-cell office:value-type="float" office:value="79956" calcext:value-type="float">
            <text:p>79956</text:p>
          </table:table-cell>
          <table:table-cell office:value-type="float" office:value="9873400983" calcext:value-type="float">
            <text:p>9873400983</text:p>
          </table:table-cell>
          <table:table-cell office:value-type="float" office:value="461.87329" calcext:value-type="float">
            <text:p>461.87329</text:p>
          </table:table-cell>
          <table:table-cell office:value-type="float" office:value="461.58" calcext:value-type="float">
            <text:p>461.58</text:p>
          </table:table-cell>
          <table:table-cell office:value-type="float" office:value="124484" calcext:value-type="float">
            <text:p>124484</text:p>
          </table:table-cell>
          <table:table-cell office:value-type="float" office:value="9873400983" calcext:value-type="float">
            <text:p>9873400983</text:p>
          </table:table-cell>
          <table:table-cell table:formula="of:=[.F1578]&gt;[.B15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63-s457237483c40297241.ukp</text:p>
          </table:table-cell>
          <table:table-cell office:value-type="float" office:value="153.95665" calcext:value-type="float">
            <text:p>153.95665</text:p>
          </table:table-cell>
          <table:table-cell office:value-type="float" office:value="153.89" calcext:value-type="float">
            <text:p>153.89</text:p>
          </table:table-cell>
          <table:table-cell office:value-type="float" office:value="141224" calcext:value-type="float">
            <text:p>141224</text:p>
          </table:table-cell>
          <table:table-cell office:value-type="float" office:value="20120966650" calcext:value-type="float">
            <text:p>20120966650</text:p>
          </table:table-cell>
          <table:table-cell office:value-type="float" office:value="463.10329" calcext:value-type="float">
            <text:p>463.10329</text:p>
          </table:table-cell>
          <table:table-cell office:value-type="float" office:value="464.57" calcext:value-type="float">
            <text:p>464.57</text:p>
          </table:table-cell>
          <table:table-cell office:value-type="float" office:value="205220" calcext:value-type="float">
            <text:p>205220</text:p>
          </table:table-cell>
          <table:table-cell office:value-type="float" office:value="20120966650" calcext:value-type="float">
            <text:p>20120966650</text:p>
          </table:table-cell>
          <table:table-cell table:formula="of:=[.F1579]&gt;[.B15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9-s713413380c36882487.ukp</text:p>
          </table:table-cell>
          <table:table-cell office:value-type="float" office:value="55.46333" calcext:value-type="float">
            <text:p>55.46333</text:p>
          </table:table-cell>
          <table:table-cell office:value-type="float" office:value="55.45" calcext:value-type="float">
            <text:p>55.45</text:p>
          </table:table-cell>
          <table:table-cell office:value-type="float" office:value="128936" calcext:value-type="float">
            <text:p>128936</text:p>
          </table:table-cell>
          <table:table-cell office:value-type="float" office:value="18514969231" calcext:value-type="float">
            <text:p>18514969231</text:p>
          </table:table-cell>
          <table:table-cell office:value-type="float" office:value="463.61329" calcext:value-type="float">
            <text:p>463.61329</text:p>
          </table:table-cell>
          <table:table-cell office:value-type="float" office:value="463.32" calcext:value-type="float">
            <text:p>463.32</text:p>
          </table:table-cell>
          <table:table-cell office:value-type="float" office:value="171840" calcext:value-type="float">
            <text:p>171840</text:p>
          </table:table-cell>
          <table:table-cell office:value-type="float" office:value="18514969231" calcext:value-type="float">
            <text:p>18514969231</text:p>
          </table:table-cell>
          <table:table-cell table:formula="of:=[.F1580]&gt;[.B15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57-s78596203c11990004.ukp</text:p>
          </table:table-cell>
          <table:table-cell office:value-type="float" office:value="101.45332" calcext:value-type="float">
            <text:p>101.45332</text:p>
          </table:table-cell>
          <table:table-cell office:value-type="float" office:value="101.42" calcext:value-type="float">
            <text:p>101.42</text:p>
          </table:table-cell>
          <table:table-cell office:value-type="float" office:value="56040" calcext:value-type="float">
            <text:p>56040</text:p>
          </table:table-cell>
          <table:table-cell office:value-type="float" office:value="5908896315" calcext:value-type="float">
            <text:p>5908896315</text:p>
          </table:table-cell>
          <table:table-cell office:value-type="float" office:value="464.22329" calcext:value-type="float">
            <text:p>464.22329</text:p>
          </table:table-cell>
          <table:table-cell office:value-type="float" office:value="463.92" calcext:value-type="float">
            <text:p>463.92</text:p>
          </table:table-cell>
          <table:table-cell office:value-type="float" office:value="84428" calcext:value-type="float">
            <text:p>84428</text:p>
          </table:table-cell>
          <table:table-cell office:value-type="float" office:value="5908896315" calcext:value-type="float">
            <text:p>5908896315</text:p>
          </table:table-cell>
          <table:table-cell table:formula="of:=[.F1581]&gt;[.B15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73-s368525918c18276686.ukp</text:p>
          </table:table-cell>
          <table:table-cell office:value-type="float" office:value="30.70333" calcext:value-type="float">
            <text:p>30.70333</text:p>
          </table:table-cell>
          <table:table-cell office:value-type="float" office:value="30.69" calcext:value-type="float">
            <text:p>30.69</text:p>
          </table:table-cell>
          <table:table-cell office:value-type="float" office:value="48560" calcext:value-type="float">
            <text:p>48560</text:p>
          </table:table-cell>
          <table:table-cell office:value-type="float" office:value="9099219894" calcext:value-type="float">
            <text:p>9099219894</text:p>
          </table:table-cell>
          <table:table-cell office:value-type="float" office:value="465.08662" calcext:value-type="float">
            <text:p>465.08662</text:p>
          </table:table-cell>
          <table:table-cell office:value-type="float" office:value="464.77" calcext:value-type="float">
            <text:p>464.77</text:p>
          </table:table-cell>
          <table:table-cell office:value-type="float" office:value="108268" calcext:value-type="float">
            <text:p>108268</text:p>
          </table:table-cell>
          <table:table-cell office:value-type="float" office:value="9099219894" calcext:value-type="float">
            <text:p>9099219894</text:p>
          </table:table-cell>
          <table:table-cell table:formula="of:=[.F1582]&gt;[.B15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50-s173859084c60468039.ukp</text:p>
          </table:table-cell>
          <table:table-cell table:number-columns-repeated="2" office:value-type="float" office:value="53.27" calcext:value-type="float">
            <text:p>53.27</text:p>
          </table:table-cell>
          <table:table-cell office:value-type="float" office:value="163708" calcext:value-type="float">
            <text:p>163708</text:p>
          </table:table-cell>
          <table:table-cell office:value-type="float" office:value="30358173796" calcext:value-type="float">
            <text:p>30358173796</text:p>
          </table:table-cell>
          <table:table-cell office:value-type="float" office:value="466.21662" calcext:value-type="float">
            <text:p>466.21662</text:p>
          </table:table-cell>
          <table:table-cell office:value-type="float" office:value="465.91" calcext:value-type="float">
            <text:p>465.91</text:p>
          </table:table-cell>
          <table:table-cell office:value-type="float" office:value="239796" calcext:value-type="float">
            <text:p>239796</text:p>
          </table:table-cell>
          <table:table-cell office:value-type="float" office:value="30358173796" calcext:value-type="float">
            <text:p>30358173796</text:p>
          </table:table-cell>
          <table:table-cell table:formula="of:=[.F1583]&gt;[.B15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98-s909110308c71245345.ukp</text:p>
          </table:table-cell>
          <table:table-cell office:value-type="float" office:value="667.80327" calcext:value-type="float">
            <text:p>667.80327</text:p>
          </table:table-cell>
          <table:table-cell office:value-type="float" office:value="667.42" calcext:value-type="float">
            <text:p>667.42</text:p>
          </table:table-cell>
          <table:table-cell office:value-type="float" office:value="195228" calcext:value-type="float">
            <text:p>195228</text:p>
          </table:table-cell>
          <table:table-cell office:value-type="float" office:value="35635856202" calcext:value-type="float">
            <text:p>35635856202</text:p>
          </table:table-cell>
          <table:table-cell office:value-type="float" office:value="468.13329" calcext:value-type="float">
            <text:p>468.13329</text:p>
          </table:table-cell>
          <table:table-cell office:value-type="float" office:value="467.87" calcext:value-type="float">
            <text:p>467.87</text:p>
          </table:table-cell>
          <table:table-cell office:value-type="float" office:value="195556" calcext:value-type="float">
            <text:p>195556</text:p>
          </table:table-cell>
          <table:table-cell office:value-type="float" office:value="35635856202" calcext:value-type="float">
            <text:p>35635856202</text:p>
          </table:table-cell>
          <table:table-cell table:formula="of:=[.F1584]&gt;[.B158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50000-140-s158609986c12954038.ukp</text:p>
          </table:table-cell>
          <table:table-cell office:value-type="float" office:value="179.50665" calcext:value-type="float">
            <text:p>179.50665</text:p>
          </table:table-cell>
          <table:table-cell office:value-type="float" office:value="179.4" calcext:value-type="float">
            <text:p>179.4</text:p>
          </table:table-cell>
          <table:table-cell office:value-type="float" office:value="72996" calcext:value-type="float">
            <text:p>72996</text:p>
          </table:table-cell>
          <table:table-cell office:value-type="float" office:value="6377497231" calcext:value-type="float">
            <text:p>6377497231</text:p>
          </table:table-cell>
          <table:table-cell office:value-type="float" office:value="468.42995" calcext:value-type="float">
            <text:p>468.42995</text:p>
          </table:table-cell>
          <table:table-cell office:value-type="float" office:value="468.14" calcext:value-type="float">
            <text:p>468.14</text:p>
          </table:table-cell>
          <table:table-cell office:value-type="float" office:value="76200" calcext:value-type="float">
            <text:p>76200</text:p>
          </table:table-cell>
          <table:table-cell office:value-type="float" office:value="6377497231" calcext:value-type="float">
            <text:p>6377497231</text:p>
          </table:table-cell>
          <table:table-cell table:formula="of:=[.F1585]&gt;[.B15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88-s292252175c79235699.ukp</text:p>
          </table:table-cell>
          <table:table-cell office:value-type="float" office:value="666.40327" calcext:value-type="float">
            <text:p>666.40327</text:p>
          </table:table-cell>
          <table:table-cell office:value-type="float" office:value="666.14" calcext:value-type="float">
            <text:p>666.14</text:p>
          </table:table-cell>
          <table:table-cell office:value-type="float" office:value="309508" calcext:value-type="float">
            <text:p>309508</text:p>
          </table:table-cell>
          <table:table-cell office:value-type="float" office:value="39647224892" calcext:value-type="float">
            <text:p>39647224892</text:p>
          </table:table-cell>
          <table:table-cell office:value-type="float" office:value="469.07662" calcext:value-type="float">
            <text:p>469.07662</text:p>
          </table:table-cell>
          <table:table-cell office:value-type="float" office:value="468.81" calcext:value-type="float">
            <text:p>468.81</text:p>
          </table:table-cell>
          <table:table-cell office:value-type="float" office:value="305212" calcext:value-type="float">
            <text:p>305212</text:p>
          </table:table-cell>
          <table:table-cell office:value-type="float" office:value="39647224892" calcext:value-type="float">
            <text:p>39647224892</text:p>
          </table:table-cell>
          <table:table-cell table:formula="of:=[.F1586]&gt;[.B158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50000-121-s115898593c47557536.ukp</text:p>
          </table:table-cell>
          <table:table-cell office:value-type="float" office:value="2.25" calcext:value-type="float">
            <text:p>2.25</text:p>
          </table:table-cell>
          <table:table-cell office:value-type="float" office:value="2.28" calcext:value-type="float">
            <text:p>2.28</text:p>
          </table:table-cell>
          <table:table-cell office:value-type="float" office:value="32268" calcext:value-type="float">
            <text:p>32268</text:p>
          </table:table-cell>
          <table:table-cell office:value-type="float" office:value="23855350220" calcext:value-type="float">
            <text:p>23855350220</text:p>
          </table:table-cell>
          <table:table-cell office:value-type="float" office:value="469.15329" calcext:value-type="float">
            <text:p>469.15329</text:p>
          </table:table-cell>
          <table:table-cell office:value-type="float" office:value="468.85" calcext:value-type="float">
            <text:p>468.85</text:p>
          </table:table-cell>
          <table:table-cell office:value-type="float" office:value="115692" calcext:value-type="float">
            <text:p>115692</text:p>
          </table:table-cell>
          <table:table-cell office:value-type="float" office:value="23855350220" calcext:value-type="float">
            <text:p>23855350220</text:p>
          </table:table-cell>
          <table:table-cell table:formula="of:=[.F1587]&gt;[.B15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97-s932484623c89435820.ukp</text:p>
          </table:table-cell>
          <table:table-cell office:value-type="float" office:value="6.07" calcext:value-type="float">
            <text:p>6.07</text:p>
          </table:table-cell>
          <table:table-cell office:value-type="float" office:value="6.13" calcext:value-type="float">
            <text:p>6.13</text:p>
          </table:table-cell>
          <table:table-cell office:value-type="float" office:value="145192" calcext:value-type="float">
            <text:p>145192</text:p>
          </table:table-cell>
          <table:table-cell office:value-type="float" office:value="44900706426" calcext:value-type="float">
            <text:p>44900706426</text:p>
          </table:table-cell>
          <table:table-cell office:value-type="float" office:value="470.12995" calcext:value-type="float">
            <text:p>470.12995</text:p>
          </table:table-cell>
          <table:table-cell office:value-type="float" office:value="469.94" calcext:value-type="float">
            <text:p>469.94</text:p>
          </table:table-cell>
          <table:table-cell office:value-type="float" office:value="421504" calcext:value-type="float">
            <text:p>421504</text:p>
          </table:table-cell>
          <table:table-cell office:value-type="float" office:value="44900706426" calcext:value-type="float">
            <text:p>44900706426</text:p>
          </table:table-cell>
          <table:table-cell table:formula="of:=[.F1588]&gt;[.B15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26-s425004306c1296483.ukp</text:p>
          </table:table-cell>
          <table:table-cell office:value-type="float" office:value="35.90333" calcext:value-type="float">
            <text:p>35.90333</text:p>
          </table:table-cell>
          <table:table-cell office:value-type="float" office:value="35.89" calcext:value-type="float">
            <text:p>35.89</text:p>
          </table:table-cell>
          <table:table-cell office:value-type="float" office:value="34092" calcext:value-type="float">
            <text:p>34092</text:p>
          </table:table-cell>
          <table:table-cell office:value-type="float" office:value="551283101" calcext:value-type="float">
            <text:p>551283101</text:p>
          </table:table-cell>
          <table:table-cell office:value-type="float" office:value="470.19995" calcext:value-type="float">
            <text:p>470.19995</text:p>
          </table:table-cell>
          <table:table-cell office:value-type="float" office:value="469.88" calcext:value-type="float">
            <text:p>469.88</text:p>
          </table:table-cell>
          <table:table-cell office:value-type="float" office:value="50308" calcext:value-type="float">
            <text:p>50308</text:p>
          </table:table-cell>
          <table:table-cell office:value-type="float" office:value="551283101" calcext:value-type="float">
            <text:p>551283101</text:p>
          </table:table-cell>
          <table:table-cell table:formula="of:=[.F1589]&gt;[.B15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7-s442730424c21809652.ukp</text:p>
          </table:table-cell>
          <table:table-cell office:value-type="float" office:value="93.49999" calcext:value-type="float">
            <text:p>93.49999</text:p>
          </table:table-cell>
          <table:table-cell office:value-type="float" office:value="93.46" calcext:value-type="float">
            <text:p>93.46</text:p>
          </table:table-cell>
          <table:table-cell office:value-type="float" office:value="58916" calcext:value-type="float">
            <text:p>58916</text:p>
          </table:table-cell>
          <table:table-cell office:value-type="float" office:value="10840411791" calcext:value-type="float">
            <text:p>10840411791</text:p>
          </table:table-cell>
          <table:table-cell office:value-type="float" office:value="470.22329" calcext:value-type="float">
            <text:p>470.22329</text:p>
          </table:table-cell>
          <table:table-cell office:value-type="float" office:value="469.98" calcext:value-type="float">
            <text:p>469.98</text:p>
          </table:table-cell>
          <table:table-cell office:value-type="float" office:value="83644" calcext:value-type="float">
            <text:p>83644</text:p>
          </table:table-cell>
          <table:table-cell office:value-type="float" office:value="10840411791" calcext:value-type="float">
            <text:p>10840411791</text:p>
          </table:table-cell>
          <table:table-cell table:formula="of:=[.F1590]&gt;[.B15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65-s343126569c63936272.ukp</text:p>
          </table:table-cell>
          <table:table-cell office:value-type="float" office:value="218.98998" calcext:value-type="float">
            <text:p>218.98998</text:p>
          </table:table-cell>
          <table:table-cell office:value-type="float" office:value="218.88" calcext:value-type="float">
            <text:p>218.88</text:p>
          </table:table-cell>
          <table:table-cell office:value-type="float" office:value="271132" calcext:value-type="float">
            <text:p>271132</text:p>
          </table:table-cell>
          <table:table-cell office:value-type="float" office:value="32100389393" calcext:value-type="float">
            <text:p>32100389393</text:p>
          </table:table-cell>
          <table:table-cell office:value-type="float" office:value="470.61329" calcext:value-type="float">
            <text:p>470.61329</text:p>
          </table:table-cell>
          <table:table-cell office:value-type="float" office:value="470.33" calcext:value-type="float">
            <text:p>470.33</text:p>
          </table:table-cell>
          <table:table-cell office:value-type="float" office:value="293616" calcext:value-type="float">
            <text:p>293616</text:p>
          </table:table-cell>
          <table:table-cell office:value-type="float" office:value="32100389393" calcext:value-type="float">
            <text:p>32100389393</text:p>
          </table:table-cell>
          <table:table-cell table:formula="of:=[.F1591]&gt;[.B15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0-s534548386c55171512.ukp</text:p>
          </table:table-cell>
          <table:table-cell office:value-type="float" office:value="49.62" calcext:value-type="float">
            <text:p>49.62</text:p>
          </table:table-cell>
          <table:table-cell office:value-type="float" office:value="49.6" calcext:value-type="float">
            <text:p>49.6</text:p>
          </table:table-cell>
          <table:table-cell office:value-type="float" office:value="64120" calcext:value-type="float">
            <text:p>64120</text:p>
          </table:table-cell>
          <table:table-cell office:value-type="float" office:value="27700076775" calcext:value-type="float">
            <text:p>27700076775</text:p>
          </table:table-cell>
          <table:table-cell office:value-type="float" office:value="472.21329" calcext:value-type="float">
            <text:p>472.21329</text:p>
          </table:table-cell>
          <table:table-cell office:value-type="float" office:value="471.89" calcext:value-type="float">
            <text:p>471.89</text:p>
          </table:table-cell>
          <table:table-cell office:value-type="float" office:value="174060" calcext:value-type="float">
            <text:p>174060</text:p>
          </table:table-cell>
          <table:table-cell office:value-type="float" office:value="27700076775" calcext:value-type="float">
            <text:p>27700076775</text:p>
          </table:table-cell>
          <table:table-cell table:formula="of:=[.F1592]&gt;[.B15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93-s704476488c30437174.ukp</text:p>
          </table:table-cell>
          <table:table-cell office:value-type="float" office:value="159.74665" calcext:value-type="float">
            <text:p>159.74665</text:p>
          </table:table-cell>
          <table:table-cell office:value-type="float" office:value="159.68" calcext:value-type="float">
            <text:p>159.68</text:p>
          </table:table-cell>
          <table:table-cell office:value-type="float" office:value="87772" calcext:value-type="float">
            <text:p>87772</text:p>
          </table:table-cell>
          <table:table-cell office:value-type="float" office:value="15168571585" calcext:value-type="float">
            <text:p>15168571585</text:p>
          </table:table-cell>
          <table:table-cell office:value-type="float" office:value="475.90662" calcext:value-type="float">
            <text:p>475.90662</text:p>
          </table:table-cell>
          <table:table-cell office:value-type="float" office:value="475.82" calcext:value-type="float">
            <text:p>475.82</text:p>
          </table:table-cell>
          <table:table-cell office:value-type="float" office:value="140988" calcext:value-type="float">
            <text:p>140988</text:p>
          </table:table-cell>
          <table:table-cell office:value-type="float" office:value="15168571585" calcext:value-type="float">
            <text:p>15168571585</text:p>
          </table:table-cell>
          <table:table-cell table:formula="of:=[.F1593]&gt;[.B15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76-s473841069c45030394.ukp</text:p>
          </table:table-cell>
          <table:table-cell office:value-type="float" office:value="264.78331" calcext:value-type="float">
            <text:p>264.78331</text:p>
          </table:table-cell>
          <table:table-cell office:value-type="float" office:value="264.65" calcext:value-type="float">
            <text:p>264.65</text:p>
          </table:table-cell>
          <table:table-cell office:value-type="float" office:value="165356" calcext:value-type="float">
            <text:p>165356</text:p>
          </table:table-cell>
          <table:table-cell office:value-type="float" office:value="22567013634" calcext:value-type="float">
            <text:p>22567013634</text:p>
          </table:table-cell>
          <table:table-cell office:value-type="float" office:value="476.75995" calcext:value-type="float">
            <text:p>476.75995</text:p>
          </table:table-cell>
          <table:table-cell office:value-type="float" office:value="476.53" calcext:value-type="float">
            <text:p>476.53</text:p>
          </table:table-cell>
          <table:table-cell office:value-type="float" office:value="211652" calcext:value-type="float">
            <text:p>211652</text:p>
          </table:table-cell>
          <table:table-cell office:value-type="float" office:value="22567013634" calcext:value-type="float">
            <text:p>22567013634</text:p>
          </table:table-cell>
          <table:table-cell table:formula="of:=[.F1594]&gt;[.B15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3-s204947608c65982738.ukp</text:p>
          </table:table-cell>
          <table:table-cell office:value-type="float" office:value="26.84666" calcext:value-type="float">
            <text:p>26.84666</text:p>
          </table:table-cell>
          <table:table-cell office:value-type="float" office:value="26.85" calcext:value-type="float">
            <text:p>26.85</text:p>
          </table:table-cell>
          <table:table-cell office:value-type="float" office:value="112492" calcext:value-type="float">
            <text:p>112492</text:p>
          </table:table-cell>
          <table:table-cell office:value-type="float" office:value="33057911470" calcext:value-type="float">
            <text:p>33057911470</text:p>
          </table:table-cell>
          <table:table-cell office:value-type="float" office:value="476.83662" calcext:value-type="float">
            <text:p>476.83662</text:p>
          </table:table-cell>
          <table:table-cell office:value-type="float" office:value="476.53" calcext:value-type="float">
            <text:p>476.53</text:p>
          </table:table-cell>
          <table:table-cell office:value-type="float" office:value="244716" calcext:value-type="float">
            <text:p>244716</text:p>
          </table:table-cell>
          <table:table-cell office:value-type="float" office:value="33057911470" calcext:value-type="float">
            <text:p>33057911470</text:p>
          </table:table-cell>
          <table:table-cell table:formula="of:=[.F1595]&gt;[.B15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5-s19378828c59507496.ukp</text:p>
          </table:table-cell>
          <table:table-cell office:value-type="float" office:value="18.71" calcext:value-type="float">
            <text:p>18.71</text:p>
          </table:table-cell>
          <table:table-cell office:value-type="float" office:value="18.74" calcext:value-type="float">
            <text:p>18.74</text:p>
          </table:table-cell>
          <table:table-cell office:value-type="float" office:value="106240" calcext:value-type="float">
            <text:p>106240</text:p>
          </table:table-cell>
          <table:table-cell office:value-type="float" office:value="29819867539" calcext:value-type="float">
            <text:p>29819867539</text:p>
          </table:table-cell>
          <table:table-cell office:value-type="float" office:value="477.32329" calcext:value-type="float">
            <text:p>477.32329</text:p>
          </table:table-cell>
          <table:table-cell office:value-type="float" office:value="477.14" calcext:value-type="float">
            <text:p>477.14</text:p>
          </table:table-cell>
          <table:table-cell office:value-type="float" office:value="348208" calcext:value-type="float">
            <text:p>348208</text:p>
          </table:table-cell>
          <table:table-cell office:value-type="float" office:value="29819867539" calcext:value-type="float">
            <text:p>29819867539</text:p>
          </table:table-cell>
          <table:table-cell table:formula="of:=[.F1596]&gt;[.B15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58-s229317703c52113577.ukp</text:p>
          </table:table-cell>
          <table:table-cell office:value-type="float" office:value="14.70333" calcext:value-type="float">
            <text:p>14.70333</text:p>
          </table:table-cell>
          <table:table-cell office:value-type="float" office:value="14.72" calcext:value-type="float">
            <text:p>14.72</text:p>
          </table:table-cell>
          <table:table-cell office:value-type="float" office:value="74388" calcext:value-type="float">
            <text:p>74388</text:p>
          </table:table-cell>
          <table:table-cell office:value-type="float" office:value="26132414659" calcext:value-type="float">
            <text:p>26132414659</text:p>
          </table:table-cell>
          <table:table-cell office:value-type="float" office:value="477.96995" calcext:value-type="float">
            <text:p>477.96995</text:p>
          </table:table-cell>
          <table:table-cell office:value-type="float" office:value="477.66" calcext:value-type="float">
            <text:p>477.66</text:p>
          </table:table-cell>
          <table:table-cell office:value-type="float" office:value="210776" calcext:value-type="float">
            <text:p>210776</text:p>
          </table:table-cell>
          <table:table-cell office:value-type="float" office:value="26132414659" calcext:value-type="float">
            <text:p>26132414659</text:p>
          </table:table-cell>
          <table:table-cell table:formula="of:=[.F1597]&gt;[.B15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61-s10177486c40433107.ukp</text:p>
          </table:table-cell>
          <table:table-cell office:value-type="float" office:value="7.49667" calcext:value-type="float">
            <text:p>7.49667</text:p>
          </table:table-cell>
          <table:table-cell office:value-type="float" office:value="7.51" calcext:value-type="float">
            <text:p>7.51</text:p>
          </table:table-cell>
          <table:table-cell office:value-type="float" office:value="27028" calcext:value-type="float">
            <text:p>27028</text:p>
          </table:table-cell>
          <table:table-cell office:value-type="float" office:value="20299932970" calcext:value-type="float">
            <text:p>20299932970</text:p>
          </table:table-cell>
          <table:table-cell office:value-type="float" office:value="480.04995" calcext:value-type="float">
            <text:p>480.04995</text:p>
          </table:table-cell>
          <table:table-cell office:value-type="float" office:value="479.76" calcext:value-type="float">
            <text:p>479.76</text:p>
          </table:table-cell>
          <table:table-cell office:value-type="float" office:value="243512" calcext:value-type="float">
            <text:p>243512</text:p>
          </table:table-cell>
          <table:table-cell office:value-type="float" office:value="20299932970" calcext:value-type="float">
            <text:p>20299932970</text:p>
          </table:table-cell>
          <table:table-cell table:formula="of:=[.F1598]&gt;[.B15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68-s591038534c73210230.ukp</text:p>
          </table:table-cell>
          <table:table-cell office:value-type="float" office:value="24.64666" calcext:value-type="float">
            <text:p>24.64666</text:p>
          </table:table-cell>
          <table:table-cell office:value-type="float" office:value="24.67" calcext:value-type="float">
            <text:p>24.67</text:p>
          </table:table-cell>
          <table:table-cell office:value-type="float" office:value="183284" calcext:value-type="float">
            <text:p>183284</text:p>
          </table:table-cell>
          <table:table-cell office:value-type="float" office:value="36701920032" calcext:value-type="float">
            <text:p>36701920032</text:p>
          </table:table-cell>
          <table:table-cell office:value-type="float" office:value="480.30995" calcext:value-type="float">
            <text:p>480.30995</text:p>
          </table:table-cell>
          <table:table-cell office:value-type="float" office:value="480.14" calcext:value-type="float">
            <text:p>480.14</text:p>
          </table:table-cell>
          <table:table-cell office:value-type="float" office:value="413504" calcext:value-type="float">
            <text:p>413504</text:p>
          </table:table-cell>
          <table:table-cell office:value-type="float" office:value="36701920032" calcext:value-type="float">
            <text:p>36701920032</text:p>
          </table:table-cell>
          <table:table-cell table:formula="of:=[.F1599]&gt;[.B15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96-s380744672c97137681.ukp</text:p>
          </table:table-cell>
          <table:table-cell office:value-type="float" office:value="132.94665" calcext:value-type="float">
            <text:p>132.94665</text:p>
          </table:table-cell>
          <table:table-cell office:value-type="float" office:value="132.89" calcext:value-type="float">
            <text:p>132.89</text:p>
          </table:table-cell>
          <table:table-cell office:value-type="float" office:value="134424" calcext:value-type="float">
            <text:p>134424</text:p>
          </table:table-cell>
          <table:table-cell office:value-type="float" office:value="48661238138" calcext:value-type="float">
            <text:p>48661238138</text:p>
          </table:table-cell>
          <table:table-cell office:value-type="float" office:value="480.72662" calcext:value-type="float">
            <text:p>480.72662</text:p>
          </table:table-cell>
          <table:table-cell office:value-type="float" office:value="480.43" calcext:value-type="float">
            <text:p>480.43</text:p>
          </table:table-cell>
          <table:table-cell office:value-type="float" office:value="192612" calcext:value-type="float">
            <text:p>192612</text:p>
          </table:table-cell>
          <table:table-cell office:value-type="float" office:value="48661238138" calcext:value-type="float">
            <text:p>48661238138</text:p>
          </table:table-cell>
          <table:table-cell table:formula="of:=[.F1600]&gt;[.B16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19-s735284445c40861026.ukp</text:p>
          </table:table-cell>
          <table:table-cell table:number-columns-repeated="2" office:value-type="float" office:value="14.18" calcext:value-type="float">
            <text:p>14.18</text:p>
          </table:table-cell>
          <table:table-cell office:value-type="float" office:value="47504" calcext:value-type="float">
            <text:p>47504</text:p>
          </table:table-cell>
          <table:table-cell office:value-type="float" office:value="20458845305" calcext:value-type="float">
            <text:p>20458845305</text:p>
          </table:table-cell>
          <table:table-cell office:value-type="float" office:value="481.53329" calcext:value-type="float">
            <text:p>481.53329</text:p>
          </table:table-cell>
          <table:table-cell office:value-type="float" office:value="481.21" calcext:value-type="float">
            <text:p>481.21</text:p>
          </table:table-cell>
          <table:table-cell office:value-type="float" office:value="108036" calcext:value-type="float">
            <text:p>108036</text:p>
          </table:table-cell>
          <table:table-cell office:value-type="float" office:value="20458845305" calcext:value-type="float">
            <text:p>20458845305</text:p>
          </table:table-cell>
          <table:table-cell table:formula="of:=[.F1601]&gt;[.B16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02-s577881003c94122816.ukp</text:p>
          </table:table-cell>
          <table:table-cell office:value-type="float" office:value="15.06667" calcext:value-type="float">
            <text:p>15.06667</text:p>
          </table:table-cell>
          <table:table-cell office:value-type="float" office:value="15.08" calcext:value-type="float">
            <text:p>15.08</text:p>
          </table:table-cell>
          <table:table-cell office:value-type="float" office:value="157980" calcext:value-type="float">
            <text:p>157980</text:p>
          </table:table-cell>
          <table:table-cell office:value-type="float" office:value="47197253726" calcext:value-type="float">
            <text:p>47197253726</text:p>
          </table:table-cell>
          <table:table-cell office:value-type="float" office:value="484.84995" calcext:value-type="float">
            <text:p>484.84995</text:p>
          </table:table-cell>
          <table:table-cell office:value-type="float" office:value="484.56" calcext:value-type="float">
            <text:p>484.56</text:p>
          </table:table-cell>
          <table:table-cell office:value-type="float" office:value="323192" calcext:value-type="float">
            <text:p>323192</text:p>
          </table:table-cell>
          <table:table-cell office:value-type="float" office:value="47197253726" calcext:value-type="float">
            <text:p>47197253726</text:p>
          </table:table-cell>
          <table:table-cell table:formula="of:=[.F1602]&gt;[.B16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07-s896730166c79790161.ukp</text:p>
          </table:table-cell>
          <table:table-cell office:value-type="float" office:value="42.66666" calcext:value-type="float">
            <text:p>42.66666</text:p>
          </table:table-cell>
          <table:table-cell office:value-type="float" office:value="42.66" calcext:value-type="float">
            <text:p>42.66</text:p>
          </table:table-cell>
          <table:table-cell office:value-type="float" office:value="103388" calcext:value-type="float">
            <text:p>103388</text:p>
          </table:table-cell>
          <table:table-cell office:value-type="float" office:value="39966779154" calcext:value-type="float">
            <text:p>39966779154</text:p>
          </table:table-cell>
          <table:table-cell office:value-type="float" office:value="485.47662" calcext:value-type="float">
            <text:p>485.47662</text:p>
          </table:table-cell>
          <table:table-cell office:value-type="float" office:value="485.24" calcext:value-type="float">
            <text:p>485.24</text:p>
          </table:table-cell>
          <table:table-cell office:value-type="float" office:value="181200" calcext:value-type="float">
            <text:p>181200</text:p>
          </table:table-cell>
          <table:table-cell office:value-type="float" office:value="39966779154" calcext:value-type="float">
            <text:p>39966779154</text:p>
          </table:table-cell>
          <table:table-cell table:formula="of:=[.F1603]&gt;[.B16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24-s393407547c28963618.ukp</text:p>
          </table:table-cell>
          <table:table-cell office:value-type="float" office:value="90.81666" calcext:value-type="float">
            <text:p>90.81666</text:p>
          </table:table-cell>
          <table:table-cell office:value-type="float" office:value="90.77" calcext:value-type="float">
            <text:p>90.77</text:p>
          </table:table-cell>
          <table:table-cell office:value-type="float" office:value="65532" calcext:value-type="float">
            <text:p>65532</text:p>
          </table:table-cell>
          <table:table-cell office:value-type="float" office:value="14441057092" calcext:value-type="float">
            <text:p>14441057092</text:p>
          </table:table-cell>
          <table:table-cell office:value-type="float" office:value="485.72662" calcext:value-type="float">
            <text:p>485.72662</text:p>
          </table:table-cell>
          <table:table-cell office:value-type="float" office:value="485.37" calcext:value-type="float">
            <text:p>485.37</text:p>
          </table:table-cell>
          <table:table-cell office:value-type="float" office:value="109988" calcext:value-type="float">
            <text:p>109988</text:p>
          </table:table-cell>
          <table:table-cell office:value-type="float" office:value="14441057092" calcext:value-type="float">
            <text:p>14441057092</text:p>
          </table:table-cell>
          <table:table-cell table:formula="of:=[.F1604]&gt;[.B16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4-s320356631c94209554.ukp</text:p>
          </table:table-cell>
          <table:table-cell office:value-type="float" office:value="36.28333" calcext:value-type="float">
            <text:p>36.28333</text:p>
          </table:table-cell>
          <table:table-cell office:value-type="float" office:value="36.29" calcext:value-type="float">
            <text:p>36.29</text:p>
          </table:table-cell>
          <table:table-cell office:value-type="float" office:value="151532" calcext:value-type="float">
            <text:p>151532</text:p>
          </table:table-cell>
          <table:table-cell office:value-type="float" office:value="47279866768" calcext:value-type="float">
            <text:p>47279866768</text:p>
          </table:table-cell>
          <table:table-cell office:value-type="float" office:value="486.83995" calcext:value-type="float">
            <text:p>486.83995</text:p>
          </table:table-cell>
          <table:table-cell office:value-type="float" office:value="486.49" calcext:value-type="float">
            <text:p>486.49</text:p>
          </table:table-cell>
          <table:table-cell office:value-type="float" office:value="277500" calcext:value-type="float">
            <text:p>277500</text:p>
          </table:table-cell>
          <table:table-cell office:value-type="float" office:value="47279866768" calcext:value-type="float">
            <text:p>47279866768</text:p>
          </table:table-cell>
          <table:table-cell table:formula="of:=[.F1605]&gt;[.B16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12-s192471812c33227108.ukp</text:p>
          </table:table-cell>
          <table:table-cell office:value-type="float" office:value="295.78664" calcext:value-type="float">
            <text:p>295.78664</text:p>
          </table:table-cell>
          <table:table-cell office:value-type="float" office:value="295.62" calcext:value-type="float">
            <text:p>295.62</text:p>
          </table:table-cell>
          <table:table-cell office:value-type="float" office:value="148688" calcext:value-type="float">
            <text:p>148688</text:p>
          </table:table-cell>
          <table:table-cell office:value-type="float" office:value="16553592329" calcext:value-type="float">
            <text:p>16553592329</text:p>
          </table:table-cell>
          <table:table-cell office:value-type="float" office:value="486.98995" calcext:value-type="float">
            <text:p>486.98995</text:p>
          </table:table-cell>
          <table:table-cell office:value-type="float" office:value="486.68" calcext:value-type="float">
            <text:p>486.68</text:p>
          </table:table-cell>
          <table:table-cell office:value-type="float" office:value="159860" calcext:value-type="float">
            <text:p>159860</text:p>
          </table:table-cell>
          <table:table-cell office:value-type="float" office:value="16553592329" calcext:value-type="float">
            <text:p>16553592329</text:p>
          </table:table-cell>
          <table:table-cell table:formula="of:=[.F1606]&gt;[.B16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81-s321777396c92190284.ukp</text:p>
          </table:table-cell>
          <table:table-cell office:value-type="float" office:value="7.65" calcext:value-type="float">
            <text:p>7.65</text:p>
          </table:table-cell>
          <table:table-cell office:value-type="float" office:value="7.7" calcext:value-type="float">
            <text:p>7.7</text:p>
          </table:table-cell>
          <table:table-cell office:value-type="float" office:value="125104" calcext:value-type="float">
            <text:p>125104</text:p>
          </table:table-cell>
          <table:table-cell office:value-type="float" office:value="46250238750" calcext:value-type="float">
            <text:p>46250238750</text:p>
          </table:table-cell>
          <table:table-cell office:value-type="float" office:value="487.26662" calcext:value-type="float">
            <text:p>487.26662</text:p>
          </table:table-cell>
          <table:table-cell office:value-type="float" office:value="487.11" calcext:value-type="float">
            <text:p>487.11</text:p>
          </table:table-cell>
          <table:table-cell office:value-type="float" office:value="415844" calcext:value-type="float">
            <text:p>415844</text:p>
          </table:table-cell>
          <table:table-cell office:value-type="float" office:value="46250238750" calcext:value-type="float">
            <text:p>46250238750</text:p>
          </table:table-cell>
          <table:table-cell table:formula="of:=[.F1607]&gt;[.B16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14-s455861864c90874067.ukp</text:p>
          </table:table-cell>
          <table:table-cell office:value-type="float" office:value="154.85332" calcext:value-type="float">
            <text:p>154.85332</text:p>
          </table:table-cell>
          <table:table-cell office:value-type="float" office:value="154.8" calcext:value-type="float">
            <text:p>154.8</text:p>
          </table:table-cell>
          <table:table-cell office:value-type="float" office:value="232556" calcext:value-type="float">
            <text:p>232556</text:p>
          </table:table-cell>
          <table:table-cell office:value-type="float" office:value="45516776690" calcext:value-type="float">
            <text:p>45516776690</text:p>
          </table:table-cell>
          <table:table-cell office:value-type="float" office:value="487.66662" calcext:value-type="float">
            <text:p>487.66662</text:p>
          </table:table-cell>
          <table:table-cell office:value-type="float" office:value="487.36" calcext:value-type="float">
            <text:p>487.36</text:p>
          </table:table-cell>
          <table:table-cell office:value-type="float" office:value="364576" calcext:value-type="float">
            <text:p>364576</text:p>
          </table:table-cell>
          <table:table-cell office:value-type="float" office:value="45516776690" calcext:value-type="float">
            <text:p>45516776690</text:p>
          </table:table-cell>
          <table:table-cell table:formula="of:=[.F1608]&gt;[.B16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37-s301795704c51695617.ukp</text:p>
          </table:table-cell>
          <table:table-cell office:value-type="float" office:value="4.47" calcext:value-type="float">
            <text:p>4.47</text:p>
          </table:table-cell>
          <table:table-cell office:value-type="float" office:value="4.48" calcext:value-type="float">
            <text:p>4.48</text:p>
          </table:table-cell>
          <table:table-cell office:value-type="float" office:value="23408" calcext:value-type="float">
            <text:p>23408</text:p>
          </table:table-cell>
          <table:table-cell office:value-type="float" office:value="25955086695" calcext:value-type="float">
            <text:p>25955086695</text:p>
          </table:table-cell>
          <table:table-cell office:value-type="float" office:value="488.10329" calcext:value-type="float">
            <text:p>488.10329</text:p>
          </table:table-cell>
          <table:table-cell office:value-type="float" office:value="487.82" calcext:value-type="float">
            <text:p>487.82</text:p>
          </table:table-cell>
          <table:table-cell office:value-type="float" office:value="220076" calcext:value-type="float">
            <text:p>220076</text:p>
          </table:table-cell>
          <table:table-cell office:value-type="float" office:value="25955086695" calcext:value-type="float">
            <text:p>25955086695</text:p>
          </table:table-cell>
          <table:table-cell table:formula="of:=[.F1609]&gt;[.B16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71-s350731266c62521531.ukp</text:p>
          </table:table-cell>
          <table:table-cell office:value-type="float" office:value="5.97333" calcext:value-type="float">
            <text:p>5.97333</text:p>
          </table:table-cell>
          <table:table-cell office:value-type="float" office:value="5.99" calcext:value-type="float">
            <text:p>5.99</text:p>
          </table:table-cell>
          <table:table-cell office:value-type="float" office:value="50132" calcext:value-type="float">
            <text:p>50132</text:p>
          </table:table-cell>
          <table:table-cell office:value-type="float" office:value="31350095148" calcext:value-type="float">
            <text:p>31350095148</text:p>
          </table:table-cell>
          <table:table-cell office:value-type="float" office:value="488.21328" calcext:value-type="float">
            <text:p>488.21328</text:p>
          </table:table-cell>
          <table:table-cell office:value-type="float" office:value="487.98" calcext:value-type="float">
            <text:p>487.98</text:p>
          </table:table-cell>
          <table:table-cell office:value-type="float" office:value="174536" calcext:value-type="float">
            <text:p>174536</text:p>
          </table:table-cell>
          <table:table-cell office:value-type="float" office:value="31350095148" calcext:value-type="float">
            <text:p>31350095148</text:p>
          </table:table-cell>
          <table:table-cell table:formula="of:=[.F1610]&gt;[.B16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05-s986435278c81003433.ukp</text:p>
          </table:table-cell>
          <table:table-cell office:value-type="float" office:value="2.54333" calcext:value-type="float">
            <text:p>2.54333</text:p>
          </table:table-cell>
          <table:table-cell office:value-type="float" office:value="2.56" calcext:value-type="float">
            <text:p>2.56</text:p>
          </table:table-cell>
          <table:table-cell office:value-type="float" office:value="33008" calcext:value-type="float">
            <text:p>33008</text:p>
          </table:table-cell>
          <table:table-cell office:value-type="float" office:value="40669163775" calcext:value-type="float">
            <text:p>40669163775</text:p>
          </table:table-cell>
          <table:table-cell office:value-type="float" office:value="488.68662" calcext:value-type="float">
            <text:p>488.68662</text:p>
          </table:table-cell>
          <table:table-cell office:value-type="float" office:value="488.38" calcext:value-type="float">
            <text:p>488.38</text:p>
          </table:table-cell>
          <table:table-cell office:value-type="float" office:value="179596" calcext:value-type="float">
            <text:p>179596</text:p>
          </table:table-cell>
          <table:table-cell office:value-type="float" office:value="40669163775" calcext:value-type="float">
            <text:p>40669163775</text:p>
          </table:table-cell>
          <table:table-cell table:formula="of:=[.F1611]&gt;[.B16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59-s941705476c39587651.ukp</text:p>
          </table:table-cell>
          <table:table-cell office:value-type="float" office:value="157.65665" calcext:value-type="float">
            <text:p>157.65665</text:p>
          </table:table-cell>
          <table:table-cell office:value-type="float" office:value="157.57" calcext:value-type="float">
            <text:p>157.57</text:p>
          </table:table-cell>
          <table:table-cell office:value-type="float" office:value="170952" calcext:value-type="float">
            <text:p>170952</text:p>
          </table:table-cell>
          <table:table-cell office:value-type="float" office:value="19749506253" calcext:value-type="float">
            <text:p>19749506253</text:p>
          </table:table-cell>
          <table:table-cell office:value-type="float" office:value="489.82995" calcext:value-type="float">
            <text:p>489.82995</text:p>
          </table:table-cell>
          <table:table-cell office:value-type="float" office:value="489.51" calcext:value-type="float">
            <text:p>489.51</text:p>
          </table:table-cell>
          <table:table-cell office:value-type="float" office:value="199304" calcext:value-type="float">
            <text:p>199304</text:p>
          </table:table-cell>
          <table:table-cell office:value-type="float" office:value="19749506253" calcext:value-type="float">
            <text:p>19749506253</text:p>
          </table:table-cell>
          <table:table-cell table:formula="of:=[.F1612]&gt;[.B16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82-s85427437c15566859.ukp</text:p>
          </table:table-cell>
          <table:table-cell office:value-type="float" office:value="0.86333" calcext:value-type="float">
            <text:p>0.86333</text:p>
          </table:table-cell>
          <table:table-cell office:value-type="float" office:value="0.87" calcext:value-type="float">
            <text:p>0.87</text:p>
          </table:table-cell>
          <table:table-cell office:value-type="float" office:value="18896" calcext:value-type="float">
            <text:p>18896</text:p>
          </table:table-cell>
          <table:table-cell office:value-type="float" office:value="7812049385" calcext:value-type="float">
            <text:p>7812049385</text:p>
          </table:table-cell>
          <table:table-cell office:value-type="float" office:value="492.25329" calcext:value-type="float">
            <text:p>492.25329</text:p>
          </table:table-cell>
          <table:table-cell office:value-type="float" office:value="491.92" calcext:value-type="float">
            <text:p>491.92</text:p>
          </table:table-cell>
          <table:table-cell office:value-type="float" office:value="96896" calcext:value-type="float">
            <text:p>96896</text:p>
          </table:table-cell>
          <table:table-cell office:value-type="float" office:value="7812049385" calcext:value-type="float">
            <text:p>7812049385</text:p>
          </table:table-cell>
          <table:table-cell table:formula="of:=[.F1613]&gt;[.B16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97-s825468163c4085935.ukp</text:p>
          </table:table-cell>
          <table:table-cell office:value-type="float" office:value="0.57667" calcext:value-type="float">
            <text:p>0.57667</text:p>
          </table:table-cell>
          <table:table-cell office:value-type="float" office:value="0.59" calcext:value-type="float">
            <text:p>0.59</text:p>
          </table:table-cell>
          <table:table-cell office:value-type="float" office:value="14784" calcext:value-type="float">
            <text:p>14784</text:p>
          </table:table-cell>
          <table:table-cell office:value-type="float" office:value="2040587481" calcext:value-type="float">
            <text:p>2040587481</text:p>
          </table:table-cell>
          <table:table-cell office:value-type="float" office:value="492.34662" calcext:value-type="float">
            <text:p>492.34662</text:p>
          </table:table-cell>
          <table:table-cell office:value-type="float" office:value="492.04" calcext:value-type="float">
            <text:p>492.04</text:p>
          </table:table-cell>
          <table:table-cell office:value-type="float" office:value="62512" calcext:value-type="float">
            <text:p>62512</text:p>
          </table:table-cell>
          <table:table-cell office:value-type="float" office:value="2040587481" calcext:value-type="float">
            <text:p>2040587481</text:p>
          </table:table-cell>
          <table:table-cell table:formula="of:=[.F1614]&gt;[.B16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49-s552268100c50623986.ukp</text:p>
          </table:table-cell>
          <table:table-cell office:value-type="float" office:value="4.43333" calcext:value-type="float">
            <text:p>4.43333</text:p>
          </table:table-cell>
          <table:table-cell office:value-type="float" office:value="4.45" calcext:value-type="float">
            <text:p>4.45</text:p>
          </table:table-cell>
          <table:table-cell office:value-type="float" office:value="48544" calcext:value-type="float">
            <text:p>48544</text:p>
          </table:table-cell>
          <table:table-cell office:value-type="float" office:value="25388582626" calcext:value-type="float">
            <text:p>25388582626</text:p>
          </table:table-cell>
          <table:table-cell office:value-type="float" office:value="492.41662" calcext:value-type="float">
            <text:p>492.41662</text:p>
          </table:table-cell>
          <table:table-cell office:value-type="float" office:value="492.07" calcext:value-type="float">
            <text:p>492.07</text:p>
          </table:table-cell>
          <table:table-cell office:value-type="float" office:value="233376" calcext:value-type="float">
            <text:p>233376</text:p>
          </table:table-cell>
          <table:table-cell office:value-type="float" office:value="25388582626" calcext:value-type="float">
            <text:p>25388582626</text:p>
          </table:table-cell>
          <table:table-cell table:formula="of:=[.F1615]&gt;[.B16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51-s268449167c77349319.ukp</text:p>
          </table:table-cell>
          <table:table-cell office:value-type="float" office:value="113.47666" calcext:value-type="float">
            <text:p>113.47666</text:p>
          </table:table-cell>
          <table:table-cell office:value-type="float" office:value="113.43" calcext:value-type="float">
            <text:p>113.43</text:p>
          </table:table-cell>
          <table:table-cell office:value-type="float" office:value="229332" calcext:value-type="float">
            <text:p>229332</text:p>
          </table:table-cell>
          <table:table-cell office:value-type="float" office:value="38834461808" calcext:value-type="float">
            <text:p>38834461808</text:p>
          </table:table-cell>
          <table:table-cell office:value-type="float" office:value="492.51662" calcext:value-type="float">
            <text:p>492.51662</text:p>
          </table:table-cell>
          <table:table-cell office:value-type="float" office:value="492.18" calcext:value-type="float">
            <text:p>492.18</text:p>
          </table:table-cell>
          <table:table-cell office:value-type="float" office:value="275888" calcext:value-type="float">
            <text:p>275888</text:p>
          </table:table-cell>
          <table:table-cell office:value-type="float" office:value="38834461808" calcext:value-type="float">
            <text:p>38834461808</text:p>
          </table:table-cell>
          <table:table-cell table:formula="of:=[.F1616]&gt;[.B16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77-s657896393c27064914.ukp</text:p>
          </table:table-cell>
          <table:table-cell office:value-type="float" office:value="165.09665" calcext:value-type="float">
            <text:p>165.09665</text:p>
          </table:table-cell>
          <table:table-cell office:value-type="float" office:value="165" calcext:value-type="float">
            <text:p>165</text:p>
          </table:table-cell>
          <table:table-cell office:value-type="float" office:value="125776" calcext:value-type="float">
            <text:p>125776</text:p>
          </table:table-cell>
          <table:table-cell office:value-type="float" office:value="13459554905" calcext:value-type="float">
            <text:p>13459554905</text:p>
          </table:table-cell>
          <table:table-cell office:value-type="float" office:value="492.77662" calcext:value-type="float">
            <text:p>492.77662</text:p>
          </table:table-cell>
          <table:table-cell office:value-type="float" office:value="492.42" calcext:value-type="float">
            <text:p>492.42</text:p>
          </table:table-cell>
          <table:table-cell office:value-type="float" office:value="136064" calcext:value-type="float">
            <text:p>136064</text:p>
          </table:table-cell>
          <table:table-cell office:value-type="float" office:value="13459554905" calcext:value-type="float">
            <text:p>13459554905</text:p>
          </table:table-cell>
          <table:table-cell table:formula="of:=[.F1617]&gt;[.B16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8-s888315654c8772196.ukp</text:p>
          </table:table-cell>
          <table:table-cell office:value-type="float" office:value="323.5833" calcext:value-type="float">
            <text:p>323.5833</text:p>
          </table:table-cell>
          <table:table-cell office:value-type="float" office:value="323.39" calcext:value-type="float">
            <text:p>323.39</text:p>
          </table:table-cell>
          <table:table-cell office:value-type="float" office:value="71668" calcext:value-type="float">
            <text:p>71668</text:p>
          </table:table-cell>
          <table:table-cell office:value-type="float" office:value="4270754880" calcext:value-type="float">
            <text:p>4270754880</text:p>
          </table:table-cell>
          <table:table-cell office:value-type="float" office:value="492.78995" calcext:value-type="float">
            <text:p>492.78995</text:p>
          </table:table-cell>
          <table:table-cell office:value-type="float" office:value="492.53" calcext:value-type="float">
            <text:p>492.53</text:p>
          </table:table-cell>
          <table:table-cell office:value-type="float" office:value="65572" calcext:value-type="float">
            <text:p>65572</text:p>
          </table:table-cell>
          <table:table-cell office:value-type="float" office:value="4270754880" calcext:value-type="float">
            <text:p>4270754880</text:p>
          </table:table-cell>
          <table:table-cell table:formula="of:=[.F1618]&gt;[.B16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36-s474992288c1988650.ukp</text:p>
          </table:table-cell>
          <table:table-cell office:value-type="float" office:value="1.91333" calcext:value-type="float">
            <text:p>1.91333</text:p>
          </table:table-cell>
          <table:table-cell office:value-type="float" office:value="1.94" calcext:value-type="float">
            <text:p>1.94</text:p>
          </table:table-cell>
          <table:table-cell office:value-type="float" office:value="14900" calcext:value-type="float">
            <text:p>14900</text:p>
          </table:table-cell>
          <table:table-cell office:value-type="float" office:value="969386274" calcext:value-type="float">
            <text:p>969386274</text:p>
          </table:table-cell>
          <table:table-cell office:value-type="float" office:value="493.03662" calcext:value-type="float">
            <text:p>493.03662</text:p>
          </table:table-cell>
          <table:table-cell office:value-type="float" office:value="492.7" calcext:value-type="float">
            <text:p>492.7</text:p>
          </table:table-cell>
          <table:table-cell office:value-type="float" office:value="63792" calcext:value-type="float">
            <text:p>63792</text:p>
          </table:table-cell>
          <table:table-cell office:value-type="float" office:value="969386274" calcext:value-type="float">
            <text:p>969386274</text:p>
          </table:table-cell>
          <table:table-cell table:formula="of:=[.F1619]&gt;[.B16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92-s733097480c33147568.ukp</text:p>
          </table:table-cell>
          <table:table-cell office:value-type="float" office:value="197.79665" calcext:value-type="float">
            <text:p>197.79665</text:p>
          </table:table-cell>
          <table:table-cell office:value-type="float" office:value="197.79" calcext:value-type="float">
            <text:p>197.79</text:p>
          </table:table-cell>
          <table:table-cell office:value-type="float" office:value="175076" calcext:value-type="float">
            <text:p>175076</text:p>
          </table:table-cell>
          <table:table-cell office:value-type="float" office:value="16524475613" calcext:value-type="float">
            <text:p>16524475613</text:p>
          </table:table-cell>
          <table:table-cell office:value-type="float" office:value="493.04662" calcext:value-type="float">
            <text:p>493.04662</text:p>
          </table:table-cell>
          <table:table-cell office:value-type="float" office:value="492.77" calcext:value-type="float">
            <text:p>492.77</text:p>
          </table:table-cell>
          <table:table-cell office:value-type="float" office:value="200832" calcext:value-type="float">
            <text:p>200832</text:p>
          </table:table-cell>
          <table:table-cell office:value-type="float" office:value="16524475613" calcext:value-type="float">
            <text:p>16524475613</text:p>
          </table:table-cell>
          <table:table-cell table:formula="of:=[.F1620]&gt;[.B16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3-s605460062c35373194.ukp</text:p>
          </table:table-cell>
          <table:table-cell office:value-type="float" office:value="240.36998" calcext:value-type="float">
            <text:p>240.36998</text:p>
          </table:table-cell>
          <table:table-cell office:value-type="float" office:value="240.22" calcext:value-type="float">
            <text:p>240.22</text:p>
          </table:table-cell>
          <table:table-cell office:value-type="float" office:value="140804" calcext:value-type="float">
            <text:p>140804</text:p>
          </table:table-cell>
          <table:table-cell office:value-type="float" office:value="17627884782" calcext:value-type="float">
            <text:p>17627884782</text:p>
          </table:table-cell>
          <table:table-cell office:value-type="float" office:value="495.04662" calcext:value-type="float">
            <text:p>495.04662</text:p>
          </table:table-cell>
          <table:table-cell office:value-type="float" office:value="494.71" calcext:value-type="float">
            <text:p>494.71</text:p>
          </table:table-cell>
          <table:table-cell office:value-type="float" office:value="159824" calcext:value-type="float">
            <text:p>159824</text:p>
          </table:table-cell>
          <table:table-cell office:value-type="float" office:value="17627884782" calcext:value-type="float">
            <text:p>17627884782</text:p>
          </table:table-cell>
          <table:table-cell table:formula="of:=[.F1621]&gt;[.B16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55-s441143757c70429389.ukp</text:p>
          </table:table-cell>
          <table:table-cell office:value-type="float" office:value="45.61333" calcext:value-type="float">
            <text:p>45.61333</text:p>
          </table:table-cell>
          <table:table-cell office:value-type="float" office:value="45.62" calcext:value-type="float">
            <text:p>45.62</text:p>
          </table:table-cell>
          <table:table-cell office:value-type="float" office:value="199868" calcext:value-type="float">
            <text:p>199868</text:p>
          </table:table-cell>
          <table:table-cell office:value-type="float" office:value="35268303878" calcext:value-type="float">
            <text:p>35268303878</text:p>
          </table:table-cell>
          <table:table-cell office:value-type="float" office:value="495.36662" calcext:value-type="float">
            <text:p>495.36662</text:p>
          </table:table-cell>
          <table:table-cell office:value-type="float" office:value="495.06" calcext:value-type="float">
            <text:p>495.06</text:p>
          </table:table-cell>
          <table:table-cell office:value-type="float" office:value="333744" calcext:value-type="float">
            <text:p>333744</text:p>
          </table:table-cell>
          <table:table-cell office:value-type="float" office:value="35268303878" calcext:value-type="float">
            <text:p>35268303878</text:p>
          </table:table-cell>
          <table:table-cell table:formula="of:=[.F1622]&gt;[.B16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17-s248366140c46578165.ukp</text:p>
          </table:table-cell>
          <table:table-cell office:value-type="float" office:value="2.18667" calcext:value-type="float">
            <text:p>2.18667</text:p>
          </table:table-cell>
          <table:table-cell office:value-type="float" office:value="2.2" calcext:value-type="float">
            <text:p>2.2</text:p>
          </table:table-cell>
          <table:table-cell office:value-type="float" office:value="22048" calcext:value-type="float">
            <text:p>22048</text:p>
          </table:table-cell>
          <table:table-cell office:value-type="float" office:value="23383637020" calcext:value-type="float">
            <text:p>23383637020</text:p>
          </table:table-cell>
          <table:table-cell office:value-type="float" office:value="496.22662" calcext:value-type="float">
            <text:p>496.22662</text:p>
          </table:table-cell>
          <table:table-cell office:value-type="float" office:value="495.9" calcext:value-type="float">
            <text:p>495.9</text:p>
          </table:table-cell>
          <table:table-cell office:value-type="float" office:value="128616" calcext:value-type="float">
            <text:p>128616</text:p>
          </table:table-cell>
          <table:table-cell office:value-type="float" office:value="23383637020" calcext:value-type="float">
            <text:p>23383637020</text:p>
          </table:table-cell>
          <table:table-cell table:formula="of:=[.F1623]&gt;[.B16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53-s43310200c40362067.ukp</text:p>
          </table:table-cell>
          <table:table-cell office:value-type="float" office:value="142.44999" calcext:value-type="float">
            <text:p>142.44999</text:p>
          </table:table-cell>
          <table:table-cell office:value-type="float" office:value="142.37" calcext:value-type="float">
            <text:p>142.37</text:p>
          </table:table-cell>
          <table:table-cell office:value-type="float" office:value="137708" calcext:value-type="float">
            <text:p>137708</text:p>
          </table:table-cell>
          <table:table-cell office:value-type="float" office:value="20138080326" calcext:value-type="float">
            <text:p>20138080326</text:p>
          </table:table-cell>
          <table:table-cell office:value-type="float" office:value="496.23662" calcext:value-type="float">
            <text:p>496.23662</text:p>
          </table:table-cell>
          <table:table-cell office:value-type="float" office:value="495.9" calcext:value-type="float">
            <text:p>495.9</text:p>
          </table:table-cell>
          <table:table-cell office:value-type="float" office:value="166968" calcext:value-type="float">
            <text:p>166968</text:p>
          </table:table-cell>
          <table:table-cell office:value-type="float" office:value="20138080326" calcext:value-type="float">
            <text:p>20138080326</text:p>
          </table:table-cell>
          <table:table-cell table:formula="of:=[.F1624]&gt;[.B16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94-s629839208c86657759.ukp</text:p>
          </table:table-cell>
          <table:table-cell office:value-type="float" office:value="215.52998" calcext:value-type="float">
            <text:p>215.52998</text:p>
          </table:table-cell>
          <table:table-cell office:value-type="float" office:value="215.57" calcext:value-type="float">
            <text:p>215.57</text:p>
          </table:table-cell>
          <table:table-cell office:value-type="float" office:value="172688" calcext:value-type="float">
            <text:p>172688</text:p>
          </table:table-cell>
          <table:table-cell office:value-type="float" office:value="43504784833" calcext:value-type="float">
            <text:p>43504784833</text:p>
          </table:table-cell>
          <table:table-cell office:value-type="float" office:value="496.49328" calcext:value-type="float">
            <text:p>496.49328</text:p>
          </table:table-cell>
          <table:table-cell office:value-type="float" office:value="496.35" calcext:value-type="float">
            <text:p>496.35</text:p>
          </table:table-cell>
          <table:table-cell office:value-type="float" office:value="306300" calcext:value-type="float">
            <text:p>306300</text:p>
          </table:table-cell>
          <table:table-cell office:value-type="float" office:value="43504784833" calcext:value-type="float">
            <text:p>43504784833</text:p>
          </table:table-cell>
          <table:table-cell table:formula="of:=[.F1625]&gt;[.B16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79-s289613875c48565799.ukp</text:p>
          </table:table-cell>
          <table:table-cell office:value-type="float" office:value="147.23999" calcext:value-type="float">
            <text:p>147.23999</text:p>
          </table:table-cell>
          <table:table-cell office:value-type="float" office:value="147.17" calcext:value-type="float">
            <text:p>147.17</text:p>
          </table:table-cell>
          <table:table-cell office:value-type="float" office:value="192736" calcext:value-type="float">
            <text:p>192736</text:p>
          </table:table-cell>
          <table:table-cell office:value-type="float" office:value="24256877847" calcext:value-type="float">
            <text:p>24256877847</text:p>
          </table:table-cell>
          <table:table-cell office:value-type="float" office:value="497.38662" calcext:value-type="float">
            <text:p>497.38662</text:p>
          </table:table-cell>
          <table:table-cell office:value-type="float" office:value="497.05" calcext:value-type="float">
            <text:p>497.05</text:p>
          </table:table-cell>
          <table:table-cell office:value-type="float" office:value="232368" calcext:value-type="float">
            <text:p>232368</text:p>
          </table:table-cell>
          <table:table-cell office:value-type="float" office:value="24256877847" calcext:value-type="float">
            <text:p>24256877847</text:p>
          </table:table-cell>
          <table:table-cell table:formula="of:=[.F1626]&gt;[.B16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06-s651738470c47335105.ukp</text:p>
          </table:table-cell>
          <table:table-cell office:value-type="float" office:value="17.54667" calcext:value-type="float">
            <text:p>17.54667</text:p>
          </table:table-cell>
          <table:table-cell office:value-type="float" office:value="17.55" calcext:value-type="float">
            <text:p>17.55</text:p>
          </table:table-cell>
          <table:table-cell office:value-type="float" office:value="56168" calcext:value-type="float">
            <text:p>56168</text:p>
          </table:table-cell>
          <table:table-cell office:value-type="float" office:value="23699855530" calcext:value-type="float">
            <text:p>23699855530</text:p>
          </table:table-cell>
          <table:table-cell office:value-type="float" office:value="498.73328" calcext:value-type="float">
            <text:p>498.73328</text:p>
          </table:table-cell>
          <table:table-cell office:value-type="float" office:value="498.38" calcext:value-type="float">
            <text:p>498.38</text:p>
          </table:table-cell>
          <table:table-cell office:value-type="float" office:value="143292" calcext:value-type="float">
            <text:p>143292</text:p>
          </table:table-cell>
          <table:table-cell office:value-type="float" office:value="23699855530" calcext:value-type="float">
            <text:p>23699855530</text:p>
          </table:table-cell>
          <table:table-cell table:formula="of:=[.F1627]&gt;[.B16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87-s184991892c19845768.ukp</text:p>
          </table:table-cell>
          <table:table-cell office:value-type="float" office:value="105.06666" calcext:value-type="float">
            <text:p>105.06666</text:p>
          </table:table-cell>
          <table:table-cell office:value-type="float" office:value="105.04" calcext:value-type="float">
            <text:p>105.04</text:p>
          </table:table-cell>
          <table:table-cell office:value-type="float" office:value="69048" calcext:value-type="float">
            <text:p>69048</text:p>
          </table:table-cell>
          <table:table-cell office:value-type="float" office:value="9850385082" calcext:value-type="float">
            <text:p>9850385082</text:p>
          </table:table-cell>
          <table:table-cell office:value-type="float" office:value="499.12662" calcext:value-type="float">
            <text:p>499.12662</text:p>
          </table:table-cell>
          <table:table-cell office:value-type="float" office:value="498.88" calcext:value-type="float">
            <text:p>498.88</text:p>
          </table:table-cell>
          <table:table-cell office:value-type="float" office:value="104968" calcext:value-type="float">
            <text:p>104968</text:p>
          </table:table-cell>
          <table:table-cell office:value-type="float" office:value="9850385082" calcext:value-type="float">
            <text:p>9850385082</text:p>
          </table:table-cell>
          <table:table-cell table:formula="of:=[.F1628]&gt;[.B16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22-s353625363c21875231.ukp</text:p>
          </table:table-cell>
          <table:table-cell office:value-type="float" office:value="9.90333" calcext:value-type="float">
            <text:p>9.90333</text:p>
          </table:table-cell>
          <table:table-cell office:value-type="float" office:value="9.92" calcext:value-type="float">
            <text:p>9.92</text:p>
          </table:table-cell>
          <table:table-cell office:value-type="float" office:value="32288" calcext:value-type="float">
            <text:p>32288</text:p>
          </table:table-cell>
          <table:table-cell office:value-type="float" office:value="10935557660" calcext:value-type="float">
            <text:p>10935557660</text:p>
          </table:table-cell>
          <table:table-cell office:value-type="float" office:value="499.57662" calcext:value-type="float">
            <text:p>499.57662</text:p>
          </table:table-cell>
          <table:table-cell office:value-type="float" office:value="499.22" calcext:value-type="float">
            <text:p>499.22</text:p>
          </table:table-cell>
          <table:table-cell office:value-type="float" office:value="102896" calcext:value-type="float">
            <text:p>102896</text:p>
          </table:table-cell>
          <table:table-cell office:value-type="float" office:value="10935557660" calcext:value-type="float">
            <text:p>10935557660</text:p>
          </table:table-cell>
          <table:table-cell table:formula="of:=[.F1629]&gt;[.B16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39-s462789496c14098896.ukp</text:p>
          </table:table-cell>
          <table:table-cell office:value-type="float" office:value="248.35331" calcext:value-type="float">
            <text:p>248.35331</text:p>
          </table:table-cell>
          <table:table-cell office:value-type="float" office:value="248.21" calcext:value-type="float">
            <text:p>248.21</text:p>
          </table:table-cell>
          <table:table-cell office:value-type="float" office:value="80872" calcext:value-type="float">
            <text:p>80872</text:p>
          </table:table-cell>
          <table:table-cell office:value-type="float" office:value="6983638363" calcext:value-type="float">
            <text:p>6983638363</text:p>
          </table:table-cell>
          <table:table-cell office:value-type="float" office:value="499.89995" calcext:value-type="float">
            <text:p>499.89995</text:p>
          </table:table-cell>
          <table:table-cell office:value-type="float" office:value="499.56" calcext:value-type="float">
            <text:p>499.56</text:p>
          </table:table-cell>
          <table:table-cell office:value-type="float" office:value="72764" calcext:value-type="float">
            <text:p>72764</text:p>
          </table:table-cell>
          <table:table-cell office:value-type="float" office:value="6983638363" calcext:value-type="float">
            <text:p>6983638363</text:p>
          </table:table-cell>
          <table:table-cell table:formula="of:=[.F1630]&gt;[.B16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68-s568785642c73518041.ukp</text:p>
          </table:table-cell>
          <table:table-cell office:value-type="float" office:value="63.61666" calcext:value-type="float">
            <text:p>63.61666</text:p>
          </table:table-cell>
          <table:table-cell office:value-type="float" office:value="63.61" calcext:value-type="float">
            <text:p>63.61</text:p>
          </table:table-cell>
          <table:table-cell office:value-type="float" office:value="217516" calcext:value-type="float">
            <text:p>217516</text:p>
          </table:table-cell>
          <table:table-cell office:value-type="float" office:value="36910502648" calcext:value-type="float">
            <text:p>36910502648</text:p>
          </table:table-cell>
          <table:table-cell office:value-type="float" office:value="500.73995" calcext:value-type="float">
            <text:p>500.73995</text:p>
          </table:table-cell>
          <table:table-cell office:value-type="float" office:value="500.43" calcext:value-type="float">
            <text:p>500.43</text:p>
          </table:table-cell>
          <table:table-cell office:value-type="float" office:value="268532" calcext:value-type="float">
            <text:p>268532</text:p>
          </table:table-cell>
          <table:table-cell office:value-type="float" office:value="36910502648" calcext:value-type="float">
            <text:p>36910502648</text:p>
          </table:table-cell>
          <table:table-cell table:formula="of:=[.F1631]&gt;[.B16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71-s506311923c33325504.ukp</text:p>
          </table:table-cell>
          <table:table-cell office:value-type="float" office:value="50.27999" calcext:value-type="float">
            <text:p>50.27999</text:p>
          </table:table-cell>
          <table:table-cell office:value-type="float" office:value="50.27" calcext:value-type="float">
            <text:p>50.27</text:p>
          </table:table-cell>
          <table:table-cell office:value-type="float" office:value="68244" calcext:value-type="float">
            <text:p>68244</text:p>
          </table:table-cell>
          <table:table-cell office:value-type="float" office:value="16633755245" calcext:value-type="float">
            <text:p>16633755245</text:p>
          </table:table-cell>
          <table:table-cell office:value-type="float" office:value="501.23662" calcext:value-type="float">
            <text:p>501.23662</text:p>
          </table:table-cell>
          <table:table-cell office:value-type="float" office:value="500.92" calcext:value-type="float">
            <text:p>500.92</text:p>
          </table:table-cell>
          <table:table-cell office:value-type="float" office:value="119692" calcext:value-type="float">
            <text:p>119692</text:p>
          </table:table-cell>
          <table:table-cell office:value-type="float" office:value="16633755245" calcext:value-type="float">
            <text:p>16633755245</text:p>
          </table:table-cell>
          <table:table-cell table:formula="of:=[.F1632]&gt;[.B16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7-s252959003c57280825.ukp</text:p>
          </table:table-cell>
          <table:table-cell office:value-type="float" office:value="101.65666" calcext:value-type="float">
            <text:p>101.65666</text:p>
          </table:table-cell>
          <table:table-cell office:value-type="float" office:value="101.62" calcext:value-type="float">
            <text:p>101.62</text:p>
          </table:table-cell>
          <table:table-cell office:value-type="float" office:value="208404" calcext:value-type="float">
            <text:p>208404</text:p>
          </table:table-cell>
          <table:table-cell office:value-type="float" office:value="28682980680" calcext:value-type="float">
            <text:p>28682980680</text:p>
          </table:table-cell>
          <table:table-cell office:value-type="float" office:value="502.67328" calcext:value-type="float">
            <text:p>502.67328</text:p>
          </table:table-cell>
          <table:table-cell office:value-type="float" office:value="502.36" calcext:value-type="float">
            <text:p>502.36</text:p>
          </table:table-cell>
          <table:table-cell office:value-type="float" office:value="279308" calcext:value-type="float">
            <text:p>279308</text:p>
          </table:table-cell>
          <table:table-cell office:value-type="float" office:value="28682980680" calcext:value-type="float">
            <text:p>28682980680</text:p>
          </table:table-cell>
          <table:table-cell table:formula="of:=[.F1633]&gt;[.B16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04-s698153803c16956627.ukp</text:p>
          </table:table-cell>
          <table:table-cell office:value-type="float" office:value="285.99664" calcext:value-type="float">
            <text:p>285.99664</text:p>
          </table:table-cell>
          <table:table-cell office:value-type="float" office:value="285.85" calcext:value-type="float">
            <text:p>285.85</text:p>
          </table:table-cell>
          <table:table-cell office:value-type="float" office:value="80120" calcext:value-type="float">
            <text:p>80120</text:p>
          </table:table-cell>
          <table:table-cell office:value-type="float" office:value="8379804694" calcext:value-type="float">
            <text:p>8379804694</text:p>
          </table:table-cell>
          <table:table-cell office:value-type="float" office:value="503.64662" calcext:value-type="float">
            <text:p>503.64662</text:p>
          </table:table-cell>
          <table:table-cell office:value-type="float" office:value="503.31" calcext:value-type="float">
            <text:p>503.31</text:p>
          </table:table-cell>
          <table:table-cell office:value-type="float" office:value="71124" calcext:value-type="float">
            <text:p>71124</text:p>
          </table:table-cell>
          <table:table-cell office:value-type="float" office:value="8379804694" calcext:value-type="float">
            <text:p>8379804694</text:p>
          </table:table-cell>
          <table:table-cell table:formula="of:=[.F1634]&gt;[.B16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99-s861354474c5880065.ukp</text:p>
          </table:table-cell>
          <table:table-cell office:value-type="float" office:value="101.90666" calcext:value-type="float">
            <text:p>101.90666</text:p>
          </table:table-cell>
          <table:table-cell office:value-type="float" office:value="101.87" calcext:value-type="float">
            <text:p>101.87</text:p>
          </table:table-cell>
          <table:table-cell office:value-type="float" office:value="34792" calcext:value-type="float">
            <text:p>34792</text:p>
          </table:table-cell>
          <table:table-cell office:value-type="float" office:value="2848121193" calcext:value-type="float">
            <text:p>2848121193</text:p>
          </table:table-cell>
          <table:table-cell office:value-type="float" office:value="503.84328" calcext:value-type="float">
            <text:p>503.84328</text:p>
          </table:table-cell>
          <table:table-cell office:value-type="float" office:value="503.51" calcext:value-type="float">
            <text:p>503.51</text:p>
          </table:table-cell>
          <table:table-cell office:value-type="float" office:value="67904" calcext:value-type="float">
            <text:p>67904</text:p>
          </table:table-cell>
          <table:table-cell office:value-type="float" office:value="2848121193" calcext:value-type="float">
            <text:p>2848121193</text:p>
          </table:table-cell>
          <table:table-cell table:formula="of:=[.F1635]&gt;[.B16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68-s530664442c82026274.ukp</text:p>
          </table:table-cell>
          <table:table-cell office:value-type="float" office:value="7.05" calcext:value-type="float">
            <text:p>7.05</text:p>
          </table:table-cell>
          <table:table-cell office:value-type="float" office:value="7.06" calcext:value-type="float">
            <text:p>7.06</text:p>
          </table:table-cell>
          <table:table-cell office:value-type="float" office:value="52212" calcext:value-type="float">
            <text:p>52212</text:p>
          </table:table-cell>
          <table:table-cell office:value-type="float" office:value="41178963565" calcext:value-type="float">
            <text:p>41178963565</text:p>
          </table:table-cell>
          <table:table-cell office:value-type="float" office:value="504.02995" calcext:value-type="float">
            <text:p>504.02995</text:p>
          </table:table-cell>
          <table:table-cell office:value-type="float" office:value="503.69" calcext:value-type="float">
            <text:p>503.69</text:p>
          </table:table-cell>
          <table:table-cell office:value-type="float" office:value="224428" calcext:value-type="float">
            <text:p>224428</text:p>
          </table:table-cell>
          <table:table-cell office:value-type="float" office:value="41178963565" calcext:value-type="float">
            <text:p>41178963565</text:p>
          </table:table-cell>
          <table:table-cell table:formula="of:=[.F1636]&gt;[.B16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61-s966708025c47095118.ukp</text:p>
          </table:table-cell>
          <table:table-cell office:value-type="float" office:value="37.77333" calcext:value-type="float">
            <text:p>37.77333</text:p>
          </table:table-cell>
          <table:table-cell office:value-type="float" office:value="37.76" calcext:value-type="float">
            <text:p>37.76</text:p>
          </table:table-cell>
          <table:table-cell office:value-type="float" office:value="56040" calcext:value-type="float">
            <text:p>56040</text:p>
          </table:table-cell>
          <table:table-cell office:value-type="float" office:value="23614625403" calcext:value-type="float">
            <text:p>23614625403</text:p>
          </table:table-cell>
          <table:table-cell office:value-type="float" office:value="504.15995" calcext:value-type="float">
            <text:p>504.15995</text:p>
          </table:table-cell>
          <table:table-cell office:value-type="float" office:value="503.81" calcext:value-type="float">
            <text:p>503.81</text:p>
          </table:table-cell>
          <table:table-cell office:value-type="float" office:value="114964" calcext:value-type="float">
            <text:p>114964</text:p>
          </table:table-cell>
          <table:table-cell office:value-type="float" office:value="23614625403" calcext:value-type="float">
            <text:p>23614625403</text:p>
          </table:table-cell>
          <table:table-cell table:formula="of:=[.F1637]&gt;[.B16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1-s895832870c37192439.ukp</text:p>
          </table:table-cell>
          <table:table-cell office:value-type="float" office:value="167.85665" calcext:value-type="float">
            <text:p>167.85665</text:p>
          </table:table-cell>
          <table:table-cell office:value-type="float" office:value="167.77" calcext:value-type="float">
            <text:p>167.77</text:p>
          </table:table-cell>
          <table:table-cell office:value-type="float" office:value="136092" calcext:value-type="float">
            <text:p>136092</text:p>
          </table:table-cell>
          <table:table-cell office:value-type="float" office:value="18555608519" calcext:value-type="float">
            <text:p>18555608519</text:p>
          </table:table-cell>
          <table:table-cell office:value-type="float" office:value="504.17662" calcext:value-type="float">
            <text:p>504.17662</text:p>
          </table:table-cell>
          <table:table-cell office:value-type="float" office:value="503.89" calcext:value-type="float">
            <text:p>503.89</text:p>
          </table:table-cell>
          <table:table-cell office:value-type="float" office:value="196068" calcext:value-type="float">
            <text:p>196068</text:p>
          </table:table-cell>
          <table:table-cell office:value-type="float" office:value="18555608519" calcext:value-type="float">
            <text:p>18555608519</text:p>
          </table:table-cell>
          <table:table-cell table:formula="of:=[.F1638]&gt;[.B16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73-s997278557c17075585.ukp</text:p>
          </table:table-cell>
          <table:table-cell office:value-type="float" office:value="102.66999" calcext:value-type="float">
            <text:p>102.66999</text:p>
          </table:table-cell>
          <table:table-cell office:value-type="float" office:value="102.63" calcext:value-type="float">
            <text:p>102.63</text:p>
          </table:table-cell>
          <table:table-cell office:value-type="float" office:value="64456" calcext:value-type="float">
            <text:p>64456</text:p>
          </table:table-cell>
          <table:table-cell office:value-type="float" office:value="8453377063" calcext:value-type="float">
            <text:p>8453377063</text:p>
          </table:table-cell>
          <table:table-cell office:value-type="float" office:value="504.30328" calcext:value-type="float">
            <text:p>504.30328</text:p>
          </table:table-cell>
          <table:table-cell office:value-type="float" office:value="503.97" calcext:value-type="float">
            <text:p>503.97</text:p>
          </table:table-cell>
          <table:table-cell office:value-type="float" office:value="94448" calcext:value-type="float">
            <text:p>94448</text:p>
          </table:table-cell>
          <table:table-cell office:value-type="float" office:value="8453377063" calcext:value-type="float">
            <text:p>8453377063</text:p>
          </table:table-cell>
          <table:table-cell table:formula="of:=[.F1639]&gt;[.B16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84-s162391755c98234239.ukp</text:p>
          </table:table-cell>
          <table:table-cell office:value-type="float" office:value="36.29" calcext:value-type="float">
            <text:p>36.29</text:p>
          </table:table-cell>
          <table:table-cell office:value-type="float" office:value="36.3" calcext:value-type="float">
            <text:p>36.3</text:p>
          </table:table-cell>
          <table:table-cell office:value-type="float" office:value="181724" calcext:value-type="float">
            <text:p>181724</text:p>
          </table:table-cell>
          <table:table-cell office:value-type="float" office:value="49239909084" calcext:value-type="float">
            <text:p>49239909084</text:p>
          </table:table-cell>
          <table:table-cell office:value-type="float" office:value="504.59328" calcext:value-type="float">
            <text:p>504.59328</text:p>
          </table:table-cell>
          <table:table-cell office:value-type="float" office:value="504.28" calcext:value-type="float">
            <text:p>504.28</text:p>
          </table:table-cell>
          <table:table-cell office:value-type="float" office:value="358664" calcext:value-type="float">
            <text:p>358664</text:p>
          </table:table-cell>
          <table:table-cell office:value-type="float" office:value="49239909084" calcext:value-type="float">
            <text:p>49239909084</text:p>
          </table:table-cell>
          <table:table-cell table:formula="of:=[.F1640]&gt;[.B16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27-s214618533c40342070.ukp</text:p>
          </table:table-cell>
          <table:table-cell office:value-type="float" office:value="658.2566" calcext:value-type="float">
            <text:p>658.2566</text:p>
          </table:table-cell>
          <table:table-cell office:value-type="float" office:value="657.8" calcext:value-type="float">
            <text:p>657.8</text:p>
          </table:table-cell>
          <table:table-cell office:value-type="float" office:value="168836" calcext:value-type="float">
            <text:p>168836</text:p>
          </table:table-cell>
          <table:table-cell office:value-type="float" office:value="20249214406" calcext:value-type="float">
            <text:p>20249214406</text:p>
          </table:table-cell>
          <table:table-cell office:value-type="float" office:value="505.15995" calcext:value-type="float">
            <text:p>505.15995</text:p>
          </table:table-cell>
          <table:table-cell office:value-type="float" office:value="504.8" calcext:value-type="float">
            <text:p>504.8</text:p>
          </table:table-cell>
          <table:table-cell office:value-type="float" office:value="188324" calcext:value-type="float">
            <text:p>188324</text:p>
          </table:table-cell>
          <table:table-cell office:value-type="float" office:value="20249214406" calcext:value-type="float">
            <text:p>20249214406</text:p>
          </table:table-cell>
          <table:table-cell table:formula="of:=[.F1641]&gt;[.B164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i_n50000-382-s662703693c55446700.ukp</text:p>
          </table:table-cell>
          <table:table-cell office:value-type="float" office:value="19.11333" calcext:value-type="float">
            <text:p>19.11333</text:p>
          </table:table-cell>
          <table:table-cell office:value-type="float" office:value="19.13" calcext:value-type="float">
            <text:p>19.13</text:p>
          </table:table-cell>
          <table:table-cell office:value-type="float" office:value="82024" calcext:value-type="float">
            <text:p>82024</text:p>
          </table:table-cell>
          <table:table-cell office:value-type="float" office:value="27773779576" calcext:value-type="float">
            <text:p>27773779576</text:p>
          </table:table-cell>
          <table:table-cell office:value-type="float" office:value="505.56995" calcext:value-type="float">
            <text:p>505.56995</text:p>
          </table:table-cell>
          <table:table-cell office:value-type="float" office:value="505.22" calcext:value-type="float">
            <text:p>505.22</text:p>
          </table:table-cell>
          <table:table-cell office:value-type="float" office:value="241120" calcext:value-type="float">
            <text:p>241120</text:p>
          </table:table-cell>
          <table:table-cell office:value-type="float" office:value="27773779576" calcext:value-type="float">
            <text:p>27773779576</text:p>
          </table:table-cell>
          <table:table-cell table:formula="of:=[.F1642]&gt;[.B16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6-s90924128c31212485.ukp</text:p>
          </table:table-cell>
          <table:table-cell office:value-type="float" office:value="32.82" calcext:value-type="float">
            <text:p>32.82</text:p>
          </table:table-cell>
          <table:table-cell office:value-type="float" office:value="32.83" calcext:value-type="float">
            <text:p>32.83</text:p>
          </table:table-cell>
          <table:table-cell office:value-type="float" office:value="106384" calcext:value-type="float">
            <text:p>106384</text:p>
          </table:table-cell>
          <table:table-cell office:value-type="float" office:value="15594578869" calcext:value-type="float">
            <text:p>15594578869</text:p>
          </table:table-cell>
          <table:table-cell office:value-type="float" office:value="507.11328" calcext:value-type="float">
            <text:p>507.11328</text:p>
          </table:table-cell>
          <table:table-cell office:value-type="float" office:value="506.77" calcext:value-type="float">
            <text:p>506.77</text:p>
          </table:table-cell>
          <table:table-cell office:value-type="float" office:value="184644" calcext:value-type="float">
            <text:p>184644</text:p>
          </table:table-cell>
          <table:table-cell office:value-type="float" office:value="15594578869" calcext:value-type="float">
            <text:p>15594578869</text:p>
          </table:table-cell>
          <table:table-cell table:formula="of:=[.F1643]&gt;[.B16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77-s213205243c1955938.ukp</text:p>
          </table:table-cell>
          <table:table-cell office:value-type="float" office:value="4.98333" calcext:value-type="float">
            <text:p>4.98333</text:p>
          </table:table-cell>
          <table:table-cell office:value-type="float" office:value="4.99" calcext:value-type="float">
            <text:p>4.99</text:p>
          </table:table-cell>
          <table:table-cell office:value-type="float" office:value="16456" calcext:value-type="float">
            <text:p>16456</text:p>
          </table:table-cell>
          <table:table-cell office:value-type="float" office:value="936283963" calcext:value-type="float">
            <text:p>936283963</text:p>
          </table:table-cell>
          <table:table-cell office:value-type="float" office:value="508.10328" calcext:value-type="float">
            <text:p>508.10328</text:p>
          </table:table-cell>
          <table:table-cell office:value-type="float" office:value="507.76" calcext:value-type="float">
            <text:p>507.76</text:p>
          </table:table-cell>
          <table:table-cell office:value-type="float" office:value="52580" calcext:value-type="float">
            <text:p>52580</text:p>
          </table:table-cell>
          <table:table-cell office:value-type="float" office:value="936283963" calcext:value-type="float">
            <text:p>936283963</text:p>
          </table:table-cell>
          <table:table-cell table:formula="of:=[.F1644]&gt;[.B16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58-s166672639c87674129.ukp</text:p>
          </table:table-cell>
          <table:table-cell office:value-type="float" office:value="117.43332" calcext:value-type="float">
            <text:p>117.43332</text:p>
          </table:table-cell>
          <table:table-cell office:value-type="float" office:value="117.38" calcext:value-type="float">
            <text:p>117.38</text:p>
          </table:table-cell>
          <table:table-cell office:value-type="float" office:value="200864" calcext:value-type="float">
            <text:p>200864</text:p>
          </table:table-cell>
          <table:table-cell office:value-type="float" office:value="43897341380" calcext:value-type="float">
            <text:p>43897341380</text:p>
          </table:table-cell>
          <table:table-cell office:value-type="float" office:value="508.11328" calcext:value-type="float">
            <text:p>508.11328</text:p>
          </table:table-cell>
          <table:table-cell office:value-type="float" office:value="507.79" calcext:value-type="float">
            <text:p>507.79</text:p>
          </table:table-cell>
          <table:table-cell office:value-type="float" office:value="265956" calcext:value-type="float">
            <text:p>265956</text:p>
          </table:table-cell>
          <table:table-cell office:value-type="float" office:value="43897341380" calcext:value-type="float">
            <text:p>43897341380</text:p>
          </table:table-cell>
          <table:table-cell table:formula="of:=[.F1645]&gt;[.B16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-s324673955c50146896.ukp</text:p>
          </table:table-cell>
          <table:table-cell office:value-type="float" office:value="8.35" calcext:value-type="float">
            <text:p>8.35</text:p>
          </table:table-cell>
          <table:table-cell office:value-type="float" office:value="8.37" calcext:value-type="float">
            <text:p>8.37</text:p>
          </table:table-cell>
          <table:table-cell office:value-type="float" office:value="69540" calcext:value-type="float">
            <text:p>69540</text:p>
          </table:table-cell>
          <table:table-cell office:value-type="float" office:value="25134945752" calcext:value-type="float">
            <text:p>25134945752</text:p>
          </table:table-cell>
          <table:table-cell office:value-type="float" office:value="508.53995" calcext:value-type="float">
            <text:p>508.53995</text:p>
          </table:table-cell>
          <table:table-cell office:value-type="float" office:value="508.3" calcext:value-type="float">
            <text:p>508.3</text:p>
          </table:table-cell>
          <table:table-cell office:value-type="float" office:value="206720" calcext:value-type="float">
            <text:p>206720</text:p>
          </table:table-cell>
          <table:table-cell office:value-type="float" office:value="25134945752" calcext:value-type="float">
            <text:p>25134945752</text:p>
          </table:table-cell>
          <table:table-cell table:formula="of:=[.F1646]&gt;[.B16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09-s240120430c24534858.ukp</text:p>
          </table:table-cell>
          <table:table-cell office:value-type="float" office:value="15.92" calcext:value-type="float">
            <text:p>15.92</text:p>
          </table:table-cell>
          <table:table-cell office:value-type="float" office:value="15.93" calcext:value-type="float">
            <text:p>15.93</text:p>
          </table:table-cell>
          <table:table-cell office:value-type="float" office:value="36676" calcext:value-type="float">
            <text:p>36676</text:p>
          </table:table-cell>
          <table:table-cell office:value-type="float" office:value="12296060465" calcext:value-type="float">
            <text:p>12296060465</text:p>
          </table:table-cell>
          <table:table-cell office:value-type="float" office:value="510.60662" calcext:value-type="float">
            <text:p>510.60662</text:p>
          </table:table-cell>
          <table:table-cell office:value-type="float" office:value="510.26" calcext:value-type="float">
            <text:p>510.26</text:p>
          </table:table-cell>
          <table:table-cell office:value-type="float" office:value="109424" calcext:value-type="float">
            <text:p>109424</text:p>
          </table:table-cell>
          <table:table-cell office:value-type="float" office:value="12296060465" calcext:value-type="float">
            <text:p>12296060465</text:p>
          </table:table-cell>
          <table:table-cell table:formula="of:=[.F1647]&gt;[.B16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46-s691792251c62672863.ukp</text:p>
          </table:table-cell>
          <table:table-cell office:value-type="float" office:value="24.53333" calcext:value-type="float">
            <text:p>24.53333</text:p>
          </table:table-cell>
          <table:table-cell office:value-type="float" office:value="24.55" calcext:value-type="float">
            <text:p>24.55</text:p>
          </table:table-cell>
          <table:table-cell office:value-type="float" office:value="106708" calcext:value-type="float">
            <text:p>106708</text:p>
          </table:table-cell>
          <table:table-cell office:value-type="float" office:value="31465194036" calcext:value-type="float">
            <text:p>31465194036</text:p>
          </table:table-cell>
          <table:table-cell office:value-type="float" office:value="511.09995" calcext:value-type="float">
            <text:p>511.09995</text:p>
          </table:table-cell>
          <table:table-cell office:value-type="float" office:value="510.75" calcext:value-type="float">
            <text:p>510.75</text:p>
          </table:table-cell>
          <table:table-cell office:value-type="float" office:value="277776" calcext:value-type="float">
            <text:p>277776</text:p>
          </table:table-cell>
          <table:table-cell office:value-type="float" office:value="31465194036" calcext:value-type="float">
            <text:p>31465194036</text:p>
          </table:table-cell>
          <table:table-cell table:formula="of:=[.F1648]&gt;[.B16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6-s442208726c8269526.ukp</text:p>
          </table:table-cell>
          <table:table-cell office:value-type="float" office:value="2.80333" calcext:value-type="float">
            <text:p>2.80333</text:p>
          </table:table-cell>
          <table:table-cell office:value-type="float" office:value="2.81" calcext:value-type="float">
            <text:p>2.81</text:p>
          </table:table-cell>
          <table:table-cell office:value-type="float" office:value="16064" calcext:value-type="float">
            <text:p>16064</text:p>
          </table:table-cell>
          <table:table-cell office:value-type="float" office:value="4151705771" calcext:value-type="float">
            <text:p>4151705771</text:p>
          </table:table-cell>
          <table:table-cell office:value-type="float" office:value="511.11662" calcext:value-type="float">
            <text:p>511.11662</text:p>
          </table:table-cell>
          <table:table-cell office:value-type="float" office:value="510.77" calcext:value-type="float">
            <text:p>510.77</text:p>
          </table:table-cell>
          <table:table-cell office:value-type="float" office:value="58148" calcext:value-type="float">
            <text:p>58148</text:p>
          </table:table-cell>
          <table:table-cell office:value-type="float" office:value="4151705771" calcext:value-type="float">
            <text:p>4151705771</text:p>
          </table:table-cell>
          <table:table-cell table:formula="of:=[.F1649]&gt;[.B16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47-s665348674c42100972.ukp</text:p>
          </table:table-cell>
          <table:table-cell office:value-type="float" office:value="225.30998" calcext:value-type="float">
            <text:p>225.30998</text:p>
          </table:table-cell>
          <table:table-cell office:value-type="float" office:value="225.17" calcext:value-type="float">
            <text:p>225.17</text:p>
          </table:table-cell>
          <table:table-cell office:value-type="float" office:value="144704" calcext:value-type="float">
            <text:p>144704</text:p>
          </table:table-cell>
          <table:table-cell office:value-type="float" office:value="21136570939" calcext:value-type="float">
            <text:p>21136570939</text:p>
          </table:table-cell>
          <table:table-cell office:value-type="float" office:value="511.41662" calcext:value-type="float">
            <text:p>511.41662</text:p>
          </table:table-cell>
          <table:table-cell office:value-type="float" office:value="511.16" calcext:value-type="float">
            <text:p>511.16</text:p>
          </table:table-cell>
          <table:table-cell office:value-type="float" office:value="178520" calcext:value-type="float">
            <text:p>178520</text:p>
          </table:table-cell>
          <table:table-cell office:value-type="float" office:value="21136570939" calcext:value-type="float">
            <text:p>21136570939</text:p>
          </table:table-cell>
          <table:table-cell table:formula="of:=[.F1650]&gt;[.B16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03-s421267430c57714109.ukp</text:p>
          </table:table-cell>
          <table:table-cell office:value-type="float" office:value="87.99333" calcext:value-type="float">
            <text:p>87.99333</text:p>
          </table:table-cell>
          <table:table-cell office:value-type="float" office:value="87.94" calcext:value-type="float">
            <text:p>87.94</text:p>
          </table:table-cell>
          <table:table-cell office:value-type="float" office:value="158924" calcext:value-type="float">
            <text:p>158924</text:p>
          </table:table-cell>
          <table:table-cell office:value-type="float" office:value="28861134450" calcext:value-type="float">
            <text:p>28861134450</text:p>
          </table:table-cell>
          <table:table-cell office:value-type="float" office:value="511.71662" calcext:value-type="float">
            <text:p>511.71662</text:p>
          </table:table-cell>
          <table:table-cell office:value-type="float" office:value="511.37" calcext:value-type="float">
            <text:p>511.37</text:p>
          </table:table-cell>
          <table:table-cell office:value-type="float" office:value="217436" calcext:value-type="float">
            <text:p>217436</text:p>
          </table:table-cell>
          <table:table-cell office:value-type="float" office:value="28861134450" calcext:value-type="float">
            <text:p>28861134450</text:p>
          </table:table-cell>
          <table:table-cell table:formula="of:=[.F1651]&gt;[.B16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38-s695516247c85626095.ukp</text:p>
          </table:table-cell>
          <table:table-cell office:value-type="float" office:value="331.39997" calcext:value-type="float">
            <text:p>331.39997</text:p>
          </table:table-cell>
          <table:table-cell office:value-type="float" office:value="331.16" calcext:value-type="float">
            <text:p>331.16</text:p>
          </table:table-cell>
          <table:table-cell office:value-type="float" office:value="53408" calcext:value-type="float">
            <text:p>53408</text:p>
          </table:table-cell>
          <table:table-cell office:value-type="float" office:value="42856439541" calcext:value-type="float">
            <text:p>42856439541</text:p>
          </table:table-cell>
          <table:table-cell office:value-type="float" office:value="512.29328" calcext:value-type="float">
            <text:p>512.29328</text:p>
          </table:table-cell>
          <table:table-cell office:value-type="float" office:value="511.95" calcext:value-type="float">
            <text:p>511.95</text:p>
          </table:table-cell>
          <table:table-cell office:value-type="float" office:value="58112" calcext:value-type="float">
            <text:p>58112</text:p>
          </table:table-cell>
          <table:table-cell office:value-type="float" office:value="42856439541" calcext:value-type="float">
            <text:p>42856439541</text:p>
          </table:table-cell>
          <table:table-cell table:formula="of:=[.F1652]&gt;[.B16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5-s199811851c19155432.ukp</text:p>
          </table:table-cell>
          <table:table-cell office:value-type="float" office:value="81.21666" calcext:value-type="float">
            <text:p>81.21666</text:p>
          </table:table-cell>
          <table:table-cell office:value-type="float" office:value="81.19" calcext:value-type="float">
            <text:p>81.19</text:p>
          </table:table-cell>
          <table:table-cell office:value-type="float" office:value="65448" calcext:value-type="float">
            <text:p>65448</text:p>
          </table:table-cell>
          <table:table-cell office:value-type="float" office:value="9506182833" calcext:value-type="float">
            <text:p>9506182833</text:p>
          </table:table-cell>
          <table:table-cell office:value-type="float" office:value="512.60995" calcext:value-type="float">
            <text:p>512.60995</text:p>
          </table:table-cell>
          <table:table-cell office:value-type="float" office:value="512.27" calcext:value-type="float">
            <text:p>512.27</text:p>
          </table:table-cell>
          <table:table-cell office:value-type="float" office:value="100892" calcext:value-type="float">
            <text:p>100892</text:p>
          </table:table-cell>
          <table:table-cell office:value-type="float" office:value="9506182833" calcext:value-type="float">
            <text:p>9506182833</text:p>
          </table:table-cell>
          <table:table-cell table:formula="of:=[.F1653]&gt;[.B16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98-s133251444c14088953.ukp</text:p>
          </table:table-cell>
          <table:table-cell office:value-type="float" office:value="88.22333" calcext:value-type="float">
            <text:p>88.22333</text:p>
          </table:table-cell>
          <table:table-cell office:value-type="float" office:value="88.19" calcext:value-type="float">
            <text:p>88.19</text:p>
          </table:table-cell>
          <table:table-cell office:value-type="float" office:value="56088" calcext:value-type="float">
            <text:p>56088</text:p>
          </table:table-cell>
          <table:table-cell office:value-type="float" office:value="6974984232" calcext:value-type="float">
            <text:p>6974984232</text:p>
          </table:table-cell>
          <table:table-cell office:value-type="float" office:value="514.35662" calcext:value-type="float">
            <text:p>514.35662</text:p>
          </table:table-cell>
          <table:table-cell office:value-type="float" office:value="514" calcext:value-type="float">
            <text:p>514</text:p>
          </table:table-cell>
          <table:table-cell office:value-type="float" office:value="81672" calcext:value-type="float">
            <text:p>81672</text:p>
          </table:table-cell>
          <table:table-cell office:value-type="float" office:value="6974984232" calcext:value-type="float">
            <text:p>6974984232</text:p>
          </table:table-cell>
          <table:table-cell table:formula="of:=[.F1654]&gt;[.B16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12-s329959058c54348724.ukp</text:p>
          </table:table-cell>
          <table:table-cell office:value-type="float" office:value="141.56999" calcext:value-type="float">
            <text:p>141.56999</text:p>
          </table:table-cell>
          <table:table-cell office:value-type="float" office:value="141.51" calcext:value-type="float">
            <text:p>141.51</text:p>
          </table:table-cell>
          <table:table-cell office:value-type="float" office:value="185756" calcext:value-type="float">
            <text:p>185756</text:p>
          </table:table-cell>
          <table:table-cell office:value-type="float" office:value="27285191503" calcext:value-type="float">
            <text:p>27285191503</text:p>
          </table:table-cell>
          <table:table-cell office:value-type="float" office:value="514.44328" calcext:value-type="float">
            <text:p>514.44328</text:p>
          </table:table-cell>
          <table:table-cell office:value-type="float" office:value="514.14" calcext:value-type="float">
            <text:p>514.14</text:p>
          </table:table-cell>
          <table:table-cell office:value-type="float" office:value="223288" calcext:value-type="float">
            <text:p>223288</text:p>
          </table:table-cell>
          <table:table-cell office:value-type="float" office:value="27285191503" calcext:value-type="float">
            <text:p>27285191503</text:p>
          </table:table-cell>
          <table:table-cell table:formula="of:=[.F1655]&gt;[.B16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85-s939900702c95543962.ukp</text:p>
          </table:table-cell>
          <table:table-cell office:value-type="float" office:value="221.53331" calcext:value-type="float">
            <text:p>221.53331</text:p>
          </table:table-cell>
          <table:table-cell office:value-type="float" office:value="221.4" calcext:value-type="float">
            <text:p>221.4</text:p>
          </table:table-cell>
          <table:table-cell office:value-type="float" office:value="117832" calcext:value-type="float">
            <text:p>117832</text:p>
          </table:table-cell>
          <table:table-cell office:value-type="float" office:value="47970149920" calcext:value-type="float">
            <text:p>47970149920</text:p>
          </table:table-cell>
          <table:table-cell office:value-type="float" office:value="514.82995" calcext:value-type="float">
            <text:p>514.82995</text:p>
          </table:table-cell>
          <table:table-cell office:value-type="float" office:value="514.6" calcext:value-type="float">
            <text:p>514.6</text:p>
          </table:table-cell>
          <table:table-cell office:value-type="float" office:value="216480" calcext:value-type="float">
            <text:p>216480</text:p>
          </table:table-cell>
          <table:table-cell office:value-type="float" office:value="47970149920" calcext:value-type="float">
            <text:p>47970149920</text:p>
          </table:table-cell>
          <table:table-cell table:formula="of:=[.F1656]&gt;[.B16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35-s851758828c45222185.ukp</text:p>
          </table:table-cell>
          <table:table-cell office:value-type="float" office:value="6.35" calcext:value-type="float">
            <text:p>6.35</text:p>
          </table:table-cell>
          <table:table-cell office:value-type="float" office:value="6.38" calcext:value-type="float">
            <text:p>6.38</text:p>
          </table:table-cell>
          <table:table-cell office:value-type="float" office:value="41736" calcext:value-type="float">
            <text:p>41736</text:p>
          </table:table-cell>
          <table:table-cell office:value-type="float" office:value="22673060520" calcext:value-type="float">
            <text:p>22673060520</text:p>
          </table:table-cell>
          <table:table-cell office:value-type="float" office:value="514.86328" calcext:value-type="float">
            <text:p>514.86328</text:p>
          </table:table-cell>
          <table:table-cell office:value-type="float" office:value="514.51" calcext:value-type="float">
            <text:p>514.51</text:p>
          </table:table-cell>
          <table:table-cell office:value-type="float" office:value="185728" calcext:value-type="float">
            <text:p>185728</text:p>
          </table:table-cell>
          <table:table-cell office:value-type="float" office:value="22673060520" calcext:value-type="float">
            <text:p>22673060520</text:p>
          </table:table-cell>
          <table:table-cell table:formula="of:=[.F1657]&gt;[.B16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41-s676413851c59711619.ukp</text:p>
          </table:table-cell>
          <table:table-cell office:value-type="float" office:value="100.82666" calcext:value-type="float">
            <text:p>100.82666</text:p>
          </table:table-cell>
          <table:table-cell office:value-type="float" office:value="100.79" calcext:value-type="float">
            <text:p>100.79</text:p>
          </table:table-cell>
          <table:table-cell office:value-type="float" office:value="210648" calcext:value-type="float">
            <text:p>210648</text:p>
          </table:table-cell>
          <table:table-cell office:value-type="float" office:value="29978474516" calcext:value-type="float">
            <text:p>29978474516</text:p>
          </table:table-cell>
          <table:table-cell office:value-type="float" office:value="515.00662" calcext:value-type="float">
            <text:p>515.00662</text:p>
          </table:table-cell>
          <table:table-cell office:value-type="float" office:value="514.69" calcext:value-type="float">
            <text:p>514.69</text:p>
          </table:table-cell>
          <table:table-cell office:value-type="float" office:value="263908" calcext:value-type="float">
            <text:p>263908</text:p>
          </table:table-cell>
          <table:table-cell office:value-type="float" office:value="29978474516" calcext:value-type="float">
            <text:p>29978474516</text:p>
          </table:table-cell>
          <table:table-cell table:formula="of:=[.F1658]&gt;[.B16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78-s578113070c3868694.ukp</text:p>
          </table:table-cell>
          <table:table-cell office:value-type="float" office:value="52.86333" calcext:value-type="float">
            <text:p>52.86333</text:p>
          </table:table-cell>
          <table:table-cell office:value-type="float" office:value="52.85" calcext:value-type="float">
            <text:p>52.85</text:p>
          </table:table-cell>
          <table:table-cell office:value-type="float" office:value="32072" calcext:value-type="float">
            <text:p>32072</text:p>
          </table:table-cell>
          <table:table-cell office:value-type="float" office:value="1847248230" calcext:value-type="float">
            <text:p>1847248230</text:p>
          </table:table-cell>
          <table:table-cell office:value-type="float" office:value="515.28995" calcext:value-type="float">
            <text:p>515.28995</text:p>
          </table:table-cell>
          <table:table-cell office:value-type="float" office:value="514.92" calcext:value-type="float">
            <text:p>514.92</text:p>
          </table:table-cell>
          <table:table-cell office:value-type="float" office:value="56780" calcext:value-type="float">
            <text:p>56780</text:p>
          </table:table-cell>
          <table:table-cell office:value-type="float" office:value="1847248230" calcext:value-type="float">
            <text:p>1847248230</text:p>
          </table:table-cell>
          <table:table-cell table:formula="of:=[.F1659]&gt;[.B16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07-s115684993c98329081.ukp</text:p>
          </table:table-cell>
          <table:table-cell office:value-type="float" office:value="37.18666" calcext:value-type="float">
            <text:p>37.18666</text:p>
          </table:table-cell>
          <table:table-cell office:value-type="float" office:value="37.2" calcext:value-type="float">
            <text:p>37.2</text:p>
          </table:table-cell>
          <table:table-cell office:value-type="float" office:value="180656" calcext:value-type="float">
            <text:p>180656</text:p>
          </table:table-cell>
          <table:table-cell office:value-type="float" office:value="49304535890" calcext:value-type="float">
            <text:p>49304535890</text:p>
          </table:table-cell>
          <table:table-cell office:value-type="float" office:value="515.49662" calcext:value-type="float">
            <text:p>515.49662</text:p>
          </table:table-cell>
          <table:table-cell office:value-type="float" office:value="515.15" calcext:value-type="float">
            <text:p>515.15</text:p>
          </table:table-cell>
          <table:table-cell office:value-type="float" office:value="345244" calcext:value-type="float">
            <text:p>345244</text:p>
          </table:table-cell>
          <table:table-cell office:value-type="float" office:value="49304535890" calcext:value-type="float">
            <text:p>49304535890</text:p>
          </table:table-cell>
          <table:table-cell table:formula="of:=[.F1660]&gt;[.B16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75-s686216765c54678209.ukp</text:p>
          </table:table-cell>
          <table:table-cell office:value-type="float" office:value="489.36329" calcext:value-type="float">
            <text:p>489.36329</text:p>
          </table:table-cell>
          <table:table-cell office:value-type="float" office:value="489.04" calcext:value-type="float">
            <text:p>489.04</text:p>
          </table:table-cell>
          <table:table-cell office:value-type="float" office:value="177412" calcext:value-type="float">
            <text:p>177412</text:p>
          </table:table-cell>
          <table:table-cell office:value-type="float" office:value="27451084367" calcext:value-type="float">
            <text:p>27451084367</text:p>
          </table:table-cell>
          <table:table-cell office:value-type="float" office:value="515.69995" calcext:value-type="float">
            <text:p>515.69995</text:p>
          </table:table-cell>
          <table:table-cell office:value-type="float" office:value="515.47" calcext:value-type="float">
            <text:p>515.47</text:p>
          </table:table-cell>
          <table:table-cell office:value-type="float" office:value="196624" calcext:value-type="float">
            <text:p>196624</text:p>
          </table:table-cell>
          <table:table-cell office:value-type="float" office:value="27451084367" calcext:value-type="float">
            <text:p>27451084367</text:p>
          </table:table-cell>
          <table:table-cell table:formula="of:=[.F1661]&gt;[.B16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63-s183358641c28110804.ukp</text:p>
          </table:table-cell>
          <table:table-cell office:value-type="float" office:value="201.52998" calcext:value-type="float">
            <text:p>201.52998</text:p>
          </table:table-cell>
          <table:table-cell office:value-type="float" office:value="201.41" calcext:value-type="float">
            <text:p>201.41</text:p>
          </table:table-cell>
          <table:table-cell office:value-type="float" office:value="148232" calcext:value-type="float">
            <text:p>148232</text:p>
          </table:table-cell>
          <table:table-cell office:value-type="float" office:value="13982362145" calcext:value-type="float">
            <text:p>13982362145</text:p>
          </table:table-cell>
          <table:table-cell office:value-type="float" office:value="515.89328" calcext:value-type="float">
            <text:p>515.89328</text:p>
          </table:table-cell>
          <table:table-cell office:value-type="float" office:value="515.54" calcext:value-type="float">
            <text:p>515.54</text:p>
          </table:table-cell>
          <table:table-cell office:value-type="float" office:value="163912" calcext:value-type="float">
            <text:p>163912</text:p>
          </table:table-cell>
          <table:table-cell office:value-type="float" office:value="13982362145" calcext:value-type="float">
            <text:p>13982362145</text:p>
          </table:table-cell>
          <table:table-cell table:formula="of:=[.F1662]&gt;[.B16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43-s648685815c15965127.ukp</text:p>
          </table:table-cell>
          <table:table-cell office:value-type="float" office:value="55.78999" calcext:value-type="float">
            <text:p>55.78999</text:p>
          </table:table-cell>
          <table:table-cell office:value-type="float" office:value="55.78" calcext:value-type="float">
            <text:p>55.78</text:p>
          </table:table-cell>
          <table:table-cell office:value-type="float" office:value="51300" calcext:value-type="float">
            <text:p>51300</text:p>
          </table:table-cell>
          <table:table-cell office:value-type="float" office:value="7918629563" calcext:value-type="float">
            <text:p>7918629563</text:p>
          </table:table-cell>
          <table:table-cell office:value-type="float" office:value="516.04995" calcext:value-type="float">
            <text:p>516.04995</text:p>
          </table:table-cell>
          <table:table-cell office:value-type="float" office:value="515.69" calcext:value-type="float">
            <text:p>515.69</text:p>
          </table:table-cell>
          <table:table-cell office:value-type="float" office:value="89324" calcext:value-type="float">
            <text:p>89324</text:p>
          </table:table-cell>
          <table:table-cell office:value-type="float" office:value="7918629563" calcext:value-type="float">
            <text:p>7918629563</text:p>
          </table:table-cell>
          <table:table-cell table:formula="of:=[.F1663]&gt;[.B16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64-s195387934c26090204.ukp</text:p>
          </table:table-cell>
          <table:table-cell office:value-type="float" office:value="200.91665" calcext:value-type="float">
            <text:p>200.91665</text:p>
          </table:table-cell>
          <table:table-cell office:value-type="float" office:value="200.8" calcext:value-type="float">
            <text:p>200.8</text:p>
          </table:table-cell>
          <table:table-cell office:value-type="float" office:value="65060" calcext:value-type="float">
            <text:p>65060</text:p>
          </table:table-cell>
          <table:table-cell office:value-type="float" office:value="12967454782" calcext:value-type="float">
            <text:p>12967454782</text:p>
          </table:table-cell>
          <table:table-cell office:value-type="float" office:value="516.61995" calcext:value-type="float">
            <text:p>516.61995</text:p>
          </table:table-cell>
          <table:table-cell office:value-type="float" office:value="516.28" calcext:value-type="float">
            <text:p>516.28</text:p>
          </table:table-cell>
          <table:table-cell office:value-type="float" office:value="74032" calcext:value-type="float">
            <text:p>74032</text:p>
          </table:table-cell>
          <table:table-cell office:value-type="float" office:value="12967454782" calcext:value-type="float">
            <text:p>12967454782</text:p>
          </table:table-cell>
          <table:table-cell table:formula="of:=[.F1664]&gt;[.B16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90-s229998815c96979810.ukp</text:p>
          </table:table-cell>
          <table:table-cell office:value-type="float" office:value="463.77329" calcext:value-type="float">
            <text:p>463.77329</text:p>
          </table:table-cell>
          <table:table-cell office:value-type="float" office:value="463.64" calcext:value-type="float">
            <text:p>463.64</text:p>
          </table:table-cell>
          <table:table-cell office:value-type="float" office:value="388016" calcext:value-type="float">
            <text:p>388016</text:p>
          </table:table-cell>
          <table:table-cell office:value-type="float" office:value="48556455754" calcext:value-type="float">
            <text:p>48556455754</text:p>
          </table:table-cell>
          <table:table-cell office:value-type="float" office:value="516.74328" calcext:value-type="float">
            <text:p>516.74328</text:p>
          </table:table-cell>
          <table:table-cell office:value-type="float" office:value="516.63" calcext:value-type="float">
            <text:p>516.63</text:p>
          </table:table-cell>
          <table:table-cell office:value-type="float" office:value="381316" calcext:value-type="float">
            <text:p>381316</text:p>
          </table:table-cell>
          <table:table-cell office:value-type="float" office:value="48556455754" calcext:value-type="float">
            <text:p>48556455754</text:p>
          </table:table-cell>
          <table:table-cell table:formula="of:=[.F1665]&gt;[.B16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66-s986141003c59966167.ukp</text:p>
          </table:table-cell>
          <table:table-cell office:value-type="float" office:value="205.56665" calcext:value-type="float">
            <text:p>205.56665</text:p>
          </table:table-cell>
          <table:table-cell office:value-type="float" office:value="205.44" calcext:value-type="float">
            <text:p>205.44</text:p>
          </table:table-cell>
          <table:table-cell office:value-type="float" office:value="190368" calcext:value-type="float">
            <text:p>190368</text:p>
          </table:table-cell>
          <table:table-cell office:value-type="float" office:value="29975996217" calcext:value-type="float">
            <text:p>29975996217</text:p>
          </table:table-cell>
          <table:table-cell office:value-type="float" office:value="517.27661" calcext:value-type="float">
            <text:p>517.27661</text:p>
          </table:table-cell>
          <table:table-cell office:value-type="float" office:value="516.92" calcext:value-type="float">
            <text:p>516.92</text:p>
          </table:table-cell>
          <table:table-cell office:value-type="float" office:value="244164" calcext:value-type="float">
            <text:p>244164</text:p>
          </table:table-cell>
          <table:table-cell office:value-type="float" office:value="29975996217" calcext:value-type="float">
            <text:p>29975996217</text:p>
          </table:table-cell>
          <table:table-cell table:formula="of:=[.F1666]&gt;[.B16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08-s231573541c51948557.ukp</text:p>
          </table:table-cell>
          <table:table-cell office:value-type="float" office:value="107.17999" calcext:value-type="float">
            <text:p>107.17999</text:p>
          </table:table-cell>
          <table:table-cell office:value-type="float" office:value="107.12" calcext:value-type="float">
            <text:p>107.12</text:p>
          </table:table-cell>
          <table:table-cell office:value-type="float" office:value="107996" calcext:value-type="float">
            <text:p>107996</text:p>
          </table:table-cell>
          <table:table-cell office:value-type="float" office:value="25960120963" calcext:value-type="float">
            <text:p>25960120963</text:p>
          </table:table-cell>
          <table:table-cell office:value-type="float" office:value="517.30995" calcext:value-type="float">
            <text:p>517.30995</text:p>
          </table:table-cell>
          <table:table-cell office:value-type="float" office:value="516.95" calcext:value-type="float">
            <text:p>516.95</text:p>
          </table:table-cell>
          <table:table-cell office:value-type="float" office:value="125156" calcext:value-type="float">
            <text:p>125156</text:p>
          </table:table-cell>
          <table:table-cell office:value-type="float" office:value="25960120963" calcext:value-type="float">
            <text:p>25960120963</text:p>
          </table:table-cell>
          <table:table-cell table:formula="of:=[.F1667]&gt;[.B16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59-s46944898c9241120.ukp</text:p>
          </table:table-cell>
          <table:table-cell office:value-type="float" office:value="0.12667" calcext:value-type="float">
            <text:p>0.12667</text:p>
          </table:table-cell>
          <table:table-cell office:value-type="float" office:value="0.14" calcext:value-type="float">
            <text:p>0.14</text:p>
          </table:table-cell>
          <table:table-cell office:value-type="float" office:value="16228" calcext:value-type="float">
            <text:p>16228</text:p>
          </table:table-cell>
          <table:table-cell office:value-type="float" office:value="4634336205" calcext:value-type="float">
            <text:p>4634336205</text:p>
          </table:table-cell>
          <table:table-cell office:value-type="float" office:value="517.76328" calcext:value-type="float">
            <text:p>517.76328</text:p>
          </table:table-cell>
          <table:table-cell office:value-type="float" office:value="517.42" calcext:value-type="float">
            <text:p>517.42</text:p>
          </table:table-cell>
          <table:table-cell office:value-type="float" office:value="64448" calcext:value-type="float">
            <text:p>64448</text:p>
          </table:table-cell>
          <table:table-cell office:value-type="float" office:value="4634336205" calcext:value-type="float">
            <text:p>4634336205</text:p>
          </table:table-cell>
          <table:table-cell table:formula="of:=[.F1668]&gt;[.B16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2-s420935988c11457020.ukp</text:p>
          </table:table-cell>
          <table:table-cell office:value-type="float" office:value="55.05333" calcext:value-type="float">
            <text:p>55.05333</text:p>
          </table:table-cell>
          <table:table-cell office:value-type="float" office:value="55.06" calcext:value-type="float">
            <text:p>55.06</text:p>
          </table:table-cell>
          <table:table-cell office:value-type="float" office:value="40704" calcext:value-type="float">
            <text:p>40704</text:p>
          </table:table-cell>
          <table:table-cell office:value-type="float" office:value="5668617083" calcext:value-type="float">
            <text:p>5668617083</text:p>
          </table:table-cell>
          <table:table-cell office:value-type="float" office:value="518.22995" calcext:value-type="float">
            <text:p>518.22995</text:p>
          </table:table-cell>
          <table:table-cell office:value-type="float" office:value="517.87" calcext:value-type="float">
            <text:p>517.87</text:p>
          </table:table-cell>
          <table:table-cell office:value-type="float" office:value="71204" calcext:value-type="float">
            <text:p>71204</text:p>
          </table:table-cell>
          <table:table-cell office:value-type="float" office:value="5668617083" calcext:value-type="float">
            <text:p>5668617083</text:p>
          </table:table-cell>
          <table:table-cell table:formula="of:=[.F1669]&gt;[.B16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88-s729971223c85500707.ukp</text:p>
          </table:table-cell>
          <table:table-cell office:value-type="float" office:value="261.32997" calcext:value-type="float">
            <text:p>261.32997</text:p>
          </table:table-cell>
          <table:table-cell office:value-type="float" office:value="261.2" calcext:value-type="float">
            <text:p>261.2</text:p>
          </table:table-cell>
          <table:table-cell office:value-type="float" office:value="257520" calcext:value-type="float">
            <text:p>257520</text:p>
          </table:table-cell>
          <table:table-cell office:value-type="float" office:value="42795288552" calcext:value-type="float">
            <text:p>42795288552</text:p>
          </table:table-cell>
          <table:table-cell office:value-type="float" office:value="519.38328" calcext:value-type="float">
            <text:p>519.38328</text:p>
          </table:table-cell>
          <table:table-cell office:value-type="float" office:value="519.14" calcext:value-type="float">
            <text:p>519.14</text:p>
          </table:table-cell>
          <table:table-cell office:value-type="float" office:value="302556" calcext:value-type="float">
            <text:p>302556</text:p>
          </table:table-cell>
          <table:table-cell office:value-type="float" office:value="42795288552" calcext:value-type="float">
            <text:p>42795288552</text:p>
          </table:table-cell>
          <table:table-cell table:formula="of:=[.F1670]&gt;[.B16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11-s159071442c63747180.ukp</text:p>
          </table:table-cell>
          <table:table-cell office:value-type="float" office:value="37.97" calcext:value-type="float">
            <text:p>37.97</text:p>
          </table:table-cell>
          <table:table-cell office:value-type="float" office:value="37.99" calcext:value-type="float">
            <text:p>37.99</text:p>
          </table:table-cell>
          <table:table-cell office:value-type="float" office:value="143272" calcext:value-type="float">
            <text:p>143272</text:p>
          </table:table-cell>
          <table:table-cell office:value-type="float" office:value="31920901168" calcext:value-type="float">
            <text:p>31920901168</text:p>
          </table:table-cell>
          <table:table-cell office:value-type="float" office:value="519.47995" calcext:value-type="float">
            <text:p>519.47995</text:p>
          </table:table-cell>
          <table:table-cell office:value-type="float" office:value="519.21" calcext:value-type="float">
            <text:p>519.21</text:p>
          </table:table-cell>
          <table:table-cell office:value-type="float" office:value="269556" calcext:value-type="float">
            <text:p>269556</text:p>
          </table:table-cell>
          <table:table-cell office:value-type="float" office:value="31920901168" calcext:value-type="float">
            <text:p>31920901168</text:p>
          </table:table-cell>
          <table:table-cell table:formula="of:=[.F1671]&gt;[.B16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16-s239745902c47800736.ukp</text:p>
          </table:table-cell>
          <table:table-cell office:value-type="float" office:value="83.08333" calcext:value-type="float">
            <text:p>83.08333</text:p>
          </table:table-cell>
          <table:table-cell office:value-type="float" office:value="83.06" calcext:value-type="float">
            <text:p>83.06</text:p>
          </table:table-cell>
          <table:table-cell office:value-type="float" office:value="110092" calcext:value-type="float">
            <text:p>110092</text:p>
          </table:table-cell>
          <table:table-cell office:value-type="float" office:value="23902173318" calcext:value-type="float">
            <text:p>23902173318</text:p>
          </table:table-cell>
          <table:table-cell office:value-type="float" office:value="519.98662" calcext:value-type="float">
            <text:p>519.98662</text:p>
          </table:table-cell>
          <table:table-cell office:value-type="float" office:value="519.64" calcext:value-type="float">
            <text:p>519.64</text:p>
          </table:table-cell>
          <table:table-cell office:value-type="float" office:value="167600" calcext:value-type="float">
            <text:p>167600</text:p>
          </table:table-cell>
          <table:table-cell office:value-type="float" office:value="23902173318" calcext:value-type="float">
            <text:p>23902173318</text:p>
          </table:table-cell>
          <table:table-cell table:formula="of:=[.F1672]&gt;[.B16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41-s805600152c65004251.ukp</text:p>
          </table:table-cell>
          <table:table-cell office:value-type="float" office:value="217.25998" calcext:value-type="float">
            <text:p>217.25998</text:p>
          </table:table-cell>
          <table:table-cell office:value-type="float" office:value="217.13" calcext:value-type="float">
            <text:p>217.13</text:p>
          </table:table-cell>
          <table:table-cell office:value-type="float" office:value="208316" calcext:value-type="float">
            <text:p>208316</text:p>
          </table:table-cell>
          <table:table-cell office:value-type="float" office:value="32506741419" calcext:value-type="float">
            <text:p>32506741419</text:p>
          </table:table-cell>
          <table:table-cell office:value-type="float" office:value="520.72995" calcext:value-type="float">
            <text:p>520.72995</text:p>
          </table:table-cell>
          <table:table-cell office:value-type="float" office:value="520.37" calcext:value-type="float">
            <text:p>520.37</text:p>
          </table:table-cell>
          <table:table-cell office:value-type="float" office:value="231476" calcext:value-type="float">
            <text:p>231476</text:p>
          </table:table-cell>
          <table:table-cell office:value-type="float" office:value="32506741419" calcext:value-type="float">
            <text:p>32506741419</text:p>
          </table:table-cell>
          <table:table-cell table:formula="of:=[.F1673]&gt;[.B16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37-s784804938c32320297.ukp</text:p>
          </table:table-cell>
          <table:table-cell office:value-type="float" office:value="360.99996" calcext:value-type="float">
            <text:p>360.99996</text:p>
          </table:table-cell>
          <table:table-cell office:value-type="float" office:value="360.85" calcext:value-type="float">
            <text:p>360.85</text:p>
          </table:table-cell>
          <table:table-cell office:value-type="float" office:value="112788" calcext:value-type="float">
            <text:p>112788</text:p>
          </table:table-cell>
          <table:table-cell office:value-type="float" office:value="16095168136" calcext:value-type="float">
            <text:p>16095168136</text:p>
          </table:table-cell>
          <table:table-cell office:value-type="float" office:value="520.98995" calcext:value-type="float">
            <text:p>520.98995</text:p>
          </table:table-cell>
          <table:table-cell office:value-type="float" office:value="520.61" calcext:value-type="float">
            <text:p>520.61</text:p>
          </table:table-cell>
          <table:table-cell office:value-type="float" office:value="143496" calcext:value-type="float">
            <text:p>143496</text:p>
          </table:table-cell>
          <table:table-cell office:value-type="float" office:value="16095168136" calcext:value-type="float">
            <text:p>16095168136</text:p>
          </table:table-cell>
          <table:table-cell table:formula="of:=[.F1674]&gt;[.B16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71-s888531767c41940959.ukp</text:p>
          </table:table-cell>
          <table:table-cell office:value-type="float" office:value="21.57" calcext:value-type="float">
            <text:p>21.57</text:p>
          </table:table-cell>
          <table:table-cell office:value-type="float" office:value="21.56" calcext:value-type="float">
            <text:p>21.56</text:p>
          </table:table-cell>
          <table:table-cell office:value-type="float" office:value="64700" calcext:value-type="float">
            <text:p>64700</text:p>
          </table:table-cell>
          <table:table-cell office:value-type="float" office:value="20987639358" calcext:value-type="float">
            <text:p>20987639358</text:p>
          </table:table-cell>
          <table:table-cell office:value-type="float" office:value="520.98995" calcext:value-type="float">
            <text:p>520.98995</text:p>
          </table:table-cell>
          <table:table-cell office:value-type="float" office:value="520.64" calcext:value-type="float">
            <text:p>520.64</text:p>
          </table:table-cell>
          <table:table-cell office:value-type="float" office:value="143904" calcext:value-type="float">
            <text:p>143904</text:p>
          </table:table-cell>
          <table:table-cell office:value-type="float" office:value="20987639358" calcext:value-type="float">
            <text:p>20987639358</text:p>
          </table:table-cell>
          <table:table-cell table:formula="of:=[.F1675]&gt;[.B16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99-s19578528c87157707.ukp</text:p>
          </table:table-cell>
          <table:table-cell office:value-type="float" office:value="341.39997" calcext:value-type="float">
            <text:p>341.39997</text:p>
          </table:table-cell>
          <table:table-cell office:value-type="float" office:value="341.19" calcext:value-type="float">
            <text:p>341.19</text:p>
          </table:table-cell>
          <table:table-cell office:value-type="float" office:value="401436" calcext:value-type="float">
            <text:p>401436</text:p>
          </table:table-cell>
          <table:table-cell office:value-type="float" office:value="43738915165" calcext:value-type="float">
            <text:p>43738915165</text:p>
          </table:table-cell>
          <table:table-cell office:value-type="float" office:value="521.09995" calcext:value-type="float">
            <text:p>521.09995</text:p>
          </table:table-cell>
          <table:table-cell office:value-type="float" office:value="520.78" calcext:value-type="float">
            <text:p>520.78</text:p>
          </table:table-cell>
          <table:table-cell office:value-type="float" office:value="348424" calcext:value-type="float">
            <text:p>348424</text:p>
          </table:table-cell>
          <table:table-cell office:value-type="float" office:value="43738915165" calcext:value-type="float">
            <text:p>43738915165</text:p>
          </table:table-cell>
          <table:table-cell table:formula="of:=[.F1676]&gt;[.B16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69-s132278514c71739734.ukp</text:p>
          </table:table-cell>
          <table:table-cell office:value-type="float" office:value="65.59333" calcext:value-type="float">
            <text:p>65.59333</text:p>
          </table:table-cell>
          <table:table-cell office:value-type="float" office:value="65.57" calcext:value-type="float">
            <text:p>65.57</text:p>
          </table:table-cell>
          <table:table-cell office:value-type="float" office:value="316160" calcext:value-type="float">
            <text:p>316160</text:p>
          </table:table-cell>
          <table:table-cell office:value-type="float" office:value="36014612648" calcext:value-type="float">
            <text:p>36014612648</text:p>
          </table:table-cell>
          <table:table-cell office:value-type="float" office:value="522.70328" calcext:value-type="float">
            <text:p>522.70328</text:p>
          </table:table-cell>
          <table:table-cell office:value-type="float" office:value="522.37" calcext:value-type="float">
            <text:p>522.37</text:p>
          </table:table-cell>
          <table:table-cell office:value-type="float" office:value="389236" calcext:value-type="float">
            <text:p>389236</text:p>
          </table:table-cell>
          <table:table-cell office:value-type="float" office:value="36014612648" calcext:value-type="float">
            <text:p>36014612648</text:p>
          </table:table-cell>
          <table:table-cell table:formula="of:=[.F1677]&gt;[.B16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55-s379254110c6197212.ukp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16264" calcext:value-type="float">
            <text:p>16264</text:p>
          </table:table-cell>
          <table:table-cell office:value-type="float" office:value="3111247428" calcext:value-type="float">
            <text:p>3111247428</text:p>
          </table:table-cell>
          <table:table-cell office:value-type="float" office:value="523.19995" calcext:value-type="float">
            <text:p>523.19995</text:p>
          </table:table-cell>
          <table:table-cell office:value-type="float" office:value="522.83" calcext:value-type="float">
            <text:p>522.83</text:p>
          </table:table-cell>
          <table:table-cell office:value-type="float" office:value="58488" calcext:value-type="float">
            <text:p>58488</text:p>
          </table:table-cell>
          <table:table-cell office:value-type="float" office:value="3111247428" calcext:value-type="float">
            <text:p>3111247428</text:p>
          </table:table-cell>
          <table:table-cell table:formula="of:=[.F1678]&gt;[.B16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65-s77820708c40638026.ukp</text:p>
          </table:table-cell>
          <table:table-cell office:value-type="float" office:value="152.74665" calcext:value-type="float">
            <text:p>152.74665</text:p>
          </table:table-cell>
          <table:table-cell office:value-type="float" office:value="152.67" calcext:value-type="float">
            <text:p>152.67</text:p>
          </table:table-cell>
          <table:table-cell office:value-type="float" office:value="192924" calcext:value-type="float">
            <text:p>192924</text:p>
          </table:table-cell>
          <table:table-cell office:value-type="float" office:value="20282818522" calcext:value-type="float">
            <text:p>20282818522</text:p>
          </table:table-cell>
          <table:table-cell office:value-type="float" office:value="523.31661" calcext:value-type="float">
            <text:p>523.31661</text:p>
          </table:table-cell>
          <table:table-cell office:value-type="float" office:value="522.98" calcext:value-type="float">
            <text:p>522.98</text:p>
          </table:table-cell>
          <table:table-cell office:value-type="float" office:value="206444" calcext:value-type="float">
            <text:p>206444</text:p>
          </table:table-cell>
          <table:table-cell office:value-type="float" office:value="20282818522" calcext:value-type="float">
            <text:p>20282818522</text:p>
          </table:table-cell>
          <table:table-cell table:formula="of:=[.F1679]&gt;[.B16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75-s134917378c97440430.ukp</text:p>
          </table:table-cell>
          <table:table-cell office:value-type="float" office:value="51.60999" calcext:value-type="float">
            <text:p>51.60999</text:p>
          </table:table-cell>
          <table:table-cell office:value-type="float" office:value="51.61" calcext:value-type="float">
            <text:p>51.61</text:p>
          </table:table-cell>
          <table:table-cell office:value-type="float" office:value="308124" calcext:value-type="float">
            <text:p>308124</text:p>
          </table:table-cell>
          <table:table-cell office:value-type="float" office:value="48919622154" calcext:value-type="float">
            <text:p>48919622154</text:p>
          </table:table-cell>
          <table:table-cell office:value-type="float" office:value="523.46995" calcext:value-type="float">
            <text:p>523.46995</text:p>
          </table:table-cell>
          <table:table-cell office:value-type="float" office:value="523.17" calcext:value-type="float">
            <text:p>523.17</text:p>
          </table:table-cell>
          <table:table-cell office:value-type="float" office:value="371592" calcext:value-type="float">
            <text:p>371592</text:p>
          </table:table-cell>
          <table:table-cell office:value-type="float" office:value="48919622154" calcext:value-type="float">
            <text:p>48919622154</text:p>
          </table:table-cell>
          <table:table-cell table:formula="of:=[.F1680]&gt;[.B16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21-s589477672c5284055.ukp</text:p>
          </table:table-cell>
          <table:table-cell office:value-type="float" office:value="21.85" calcext:value-type="float">
            <text:p>21.85</text:p>
          </table:table-cell>
          <table:table-cell office:value-type="float" office:value="21.86" calcext:value-type="float">
            <text:p>21.86</text:p>
          </table:table-cell>
          <table:table-cell office:value-type="float" office:value="25920" calcext:value-type="float">
            <text:p>25920</text:p>
          </table:table-cell>
          <table:table-cell office:value-type="float" office:value="2580518008" calcext:value-type="float">
            <text:p>2580518008</text:p>
          </table:table-cell>
          <table:table-cell office:value-type="float" office:value="523.52995" calcext:value-type="float">
            <text:p>523.52995</text:p>
          </table:table-cell>
          <table:table-cell office:value-type="float" office:value="523.18" calcext:value-type="float">
            <text:p>523.18</text:p>
          </table:table-cell>
          <table:table-cell office:value-type="float" office:value="64132" calcext:value-type="float">
            <text:p>64132</text:p>
          </table:table-cell>
          <table:table-cell office:value-type="float" office:value="2580518008" calcext:value-type="float">
            <text:p>2580518008</text:p>
          </table:table-cell>
          <table:table-cell table:formula="of:=[.F1681]&gt;[.B16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5-s889293313c39186005.ukp</text:p>
          </table:table-cell>
          <table:table-cell office:value-type="float" office:value="120.52332" calcext:value-type="float">
            <text:p>120.52332</text:p>
          </table:table-cell>
          <table:table-cell office:value-type="float" office:value="120.46" calcext:value-type="float">
            <text:p>120.46</text:p>
          </table:table-cell>
          <table:table-cell office:value-type="float" office:value="82248" calcext:value-type="float">
            <text:p>82248</text:p>
          </table:table-cell>
          <table:table-cell office:value-type="float" office:value="19672243189" calcext:value-type="float">
            <text:p>19672243189</text:p>
          </table:table-cell>
          <table:table-cell office:value-type="float" office:value="523.70662" calcext:value-type="float">
            <text:p>523.70662</text:p>
          </table:table-cell>
          <table:table-cell office:value-type="float" office:value="523.37" calcext:value-type="float">
            <text:p>523.37</text:p>
          </table:table-cell>
          <table:table-cell office:value-type="float" office:value="123828" calcext:value-type="float">
            <text:p>123828</text:p>
          </table:table-cell>
          <table:table-cell office:value-type="float" office:value="19672243189" calcext:value-type="float">
            <text:p>19672243189</text:p>
          </table:table-cell>
          <table:table-cell table:formula="of:=[.F1682]&gt;[.B16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-s300958364c58496380.ukp</text:p>
          </table:table-cell>
          <table:table-cell office:value-type="float" office:value="13.69333" calcext:value-type="float">
            <text:p>13.69333</text:p>
          </table:table-cell>
          <table:table-cell office:value-type="float" office:value="13.72" calcext:value-type="float">
            <text:p>13.72</text:p>
          </table:table-cell>
          <table:table-cell office:value-type="float" office:value="83928" calcext:value-type="float">
            <text:p>83928</text:p>
          </table:table-cell>
          <table:table-cell office:value-type="float" office:value="29309834327" calcext:value-type="float">
            <text:p>29309834327</text:p>
          </table:table-cell>
          <table:table-cell office:value-type="float" office:value="523.82328" calcext:value-type="float">
            <text:p>523.82328</text:p>
          </table:table-cell>
          <table:table-cell office:value-type="float" office:value="523.5" calcext:value-type="float">
            <text:p>523.5</text:p>
          </table:table-cell>
          <table:table-cell office:value-type="float" office:value="209768" calcext:value-type="float">
            <text:p>209768</text:p>
          </table:table-cell>
          <table:table-cell office:value-type="float" office:value="29309834327" calcext:value-type="float">
            <text:p>29309834327</text:p>
          </table:table-cell>
          <table:table-cell table:formula="of:=[.F1683]&gt;[.B16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13-s992980497c64216379.ukp</text:p>
          </table:table-cell>
          <table:table-cell office:value-type="float" office:value="204.33331" calcext:value-type="float">
            <text:p>204.33331</text:p>
          </table:table-cell>
          <table:table-cell office:value-type="float" office:value="204.23" calcext:value-type="float">
            <text:p>204.23</text:p>
          </table:table-cell>
          <table:table-cell office:value-type="float" office:value="220804" calcext:value-type="float">
            <text:p>220804</text:p>
          </table:table-cell>
          <table:table-cell office:value-type="float" office:value="32118128721" calcext:value-type="float">
            <text:p>32118128721</text:p>
          </table:table-cell>
          <table:table-cell office:value-type="float" office:value="525.03661" calcext:value-type="float">
            <text:p>525.03661</text:p>
          </table:table-cell>
          <table:table-cell office:value-type="float" office:value="524.71" calcext:value-type="float">
            <text:p>524.71</text:p>
          </table:table-cell>
          <table:table-cell office:value-type="float" office:value="311008" calcext:value-type="float">
            <text:p>311008</text:p>
          </table:table-cell>
          <table:table-cell office:value-type="float" office:value="32118128721" calcext:value-type="float">
            <text:p>32118128721</text:p>
          </table:table-cell>
          <table:table-cell table:formula="of:=[.F1684]&gt;[.B16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83-s91594350c64472124.ukp</text:p>
          </table:table-cell>
          <table:table-cell office:value-type="float" office:value="12.44" calcext:value-type="float">
            <text:p>12.44</text:p>
          </table:table-cell>
          <table:table-cell office:value-type="float" office:value="12.45" calcext:value-type="float">
            <text:p>12.45</text:p>
          </table:table-cell>
          <table:table-cell office:value-type="float" office:value="71868" calcext:value-type="float">
            <text:p>71868</text:p>
          </table:table-cell>
          <table:table-cell office:value-type="float" office:value="32316961426" calcext:value-type="float">
            <text:p>32316961426</text:p>
          </table:table-cell>
          <table:table-cell office:value-type="float" office:value="525.09995" calcext:value-type="float">
            <text:p>525.09995</text:p>
          </table:table-cell>
          <table:table-cell office:value-type="float" office:value="524.74" calcext:value-type="float">
            <text:p>524.74</text:p>
          </table:table-cell>
          <table:table-cell office:value-type="float" office:value="209636" calcext:value-type="float">
            <text:p>209636</text:p>
          </table:table-cell>
          <table:table-cell office:value-type="float" office:value="32316961426" calcext:value-type="float">
            <text:p>32316961426</text:p>
          </table:table-cell>
          <table:table-cell table:formula="of:=[.F1685]&gt;[.B16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42-s445508302c91926696.ukp</text:p>
          </table:table-cell>
          <table:table-cell office:value-type="float" office:value="47" calcext:value-type="float">
            <text:p>47</text:p>
          </table:table-cell>
          <table:table-cell office:value-type="float" office:value="46.99" calcext:value-type="float">
            <text:p>46.99</text:p>
          </table:table-cell>
          <table:table-cell office:value-type="float" office:value="168432" calcext:value-type="float">
            <text:p>168432</text:p>
          </table:table-cell>
          <table:table-cell office:value-type="float" office:value="46066259742" calcext:value-type="float">
            <text:p>46066259742</text:p>
          </table:table-cell>
          <table:table-cell office:value-type="float" office:value="525.50995" calcext:value-type="float">
            <text:p>525.50995</text:p>
          </table:table-cell>
          <table:table-cell office:value-type="float" office:value="525.15" calcext:value-type="float">
            <text:p>525.15</text:p>
          </table:table-cell>
          <table:table-cell office:value-type="float" office:value="278948" calcext:value-type="float">
            <text:p>278948</text:p>
          </table:table-cell>
          <table:table-cell office:value-type="float" office:value="46066259742" calcext:value-type="float">
            <text:p>46066259742</text:p>
          </table:table-cell>
          <table:table-cell table:formula="of:=[.F1686]&gt;[.B16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84-s313927832c96669073.ukp</text:p>
          </table:table-cell>
          <table:table-cell office:value-type="float" office:value="198.75331" calcext:value-type="float">
            <text:p>198.75331</text:p>
          </table:table-cell>
          <table:table-cell office:value-type="float" office:value="198.64" calcext:value-type="float">
            <text:p>198.64</text:p>
          </table:table-cell>
          <table:table-cell office:value-type="float" office:value="330376" calcext:value-type="float">
            <text:p>330376</text:p>
          </table:table-cell>
          <table:table-cell office:value-type="float" office:value="48405362521" calcext:value-type="float">
            <text:p>48405362521</text:p>
          </table:table-cell>
          <table:table-cell office:value-type="float" office:value="525.59328" calcext:value-type="float">
            <text:p>525.59328</text:p>
          </table:table-cell>
          <table:table-cell office:value-type="float" office:value="525.28" calcext:value-type="float">
            <text:p>525.28</text:p>
          </table:table-cell>
          <table:table-cell office:value-type="float" office:value="386828" calcext:value-type="float">
            <text:p>386828</text:p>
          </table:table-cell>
          <table:table-cell office:value-type="float" office:value="48405362521" calcext:value-type="float">
            <text:p>48405362521</text:p>
          </table:table-cell>
          <table:table-cell table:formula="of:=[.F1687]&gt;[.B16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40-s213174395c25906798.ukp</text:p>
          </table:table-cell>
          <table:table-cell office:value-type="float" office:value="83.42333" calcext:value-type="float">
            <text:p>83.42333</text:p>
          </table:table-cell>
          <table:table-cell office:value-type="float" office:value="83.4" calcext:value-type="float">
            <text:p>83.4</text:p>
          </table:table-cell>
          <table:table-cell office:value-type="float" office:value="61876" calcext:value-type="float">
            <text:p>61876</text:p>
          </table:table-cell>
          <table:table-cell office:value-type="float" office:value="12893157065" calcext:value-type="float">
            <text:p>12893157065</text:p>
          </table:table-cell>
          <table:table-cell office:value-type="float" office:value="525.76328" calcext:value-type="float">
            <text:p>525.76328</text:p>
          </table:table-cell>
          <table:table-cell office:value-type="float" office:value="525.4" calcext:value-type="float">
            <text:p>525.4</text:p>
          </table:table-cell>
          <table:table-cell office:value-type="float" office:value="99352" calcext:value-type="float">
            <text:p>99352</text:p>
          </table:table-cell>
          <table:table-cell office:value-type="float" office:value="12893157065" calcext:value-type="float">
            <text:p>12893157065</text:p>
          </table:table-cell>
          <table:table-cell table:formula="of:=[.F1688]&gt;[.B16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45-s156741052c66258570.ukp</text:p>
          </table:table-cell>
          <table:table-cell office:value-type="float" office:value="1.85333" calcext:value-type="float">
            <text:p>1.85333</text:p>
          </table:table-cell>
          <table:table-cell office:value-type="float" office:value="1.87" calcext:value-type="float">
            <text:p>1.87</text:p>
          </table:table-cell>
          <table:table-cell office:value-type="float" office:value="69876" calcext:value-type="float">
            <text:p>69876</text:p>
          </table:table-cell>
          <table:table-cell office:value-type="float" office:value="33264219876" calcext:value-type="float">
            <text:p>33264219876</text:p>
          </table:table-cell>
          <table:table-cell office:value-type="float" office:value="526.78661" calcext:value-type="float">
            <text:p>526.78661</text:p>
          </table:table-cell>
          <table:table-cell office:value-type="float" office:value="526.44" calcext:value-type="float">
            <text:p>526.44</text:p>
          </table:table-cell>
          <table:table-cell office:value-type="float" office:value="287036" calcext:value-type="float">
            <text:p>287036</text:p>
          </table:table-cell>
          <table:table-cell office:value-type="float" office:value="33264219876" calcext:value-type="float">
            <text:p>33264219876</text:p>
          </table:table-cell>
          <table:table-cell table:formula="of:=[.F1689]&gt;[.B16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89-s863176603c84665482.ukp</text:p>
          </table:table-cell>
          <table:table-cell office:value-type="float" office:value="26.75666" calcext:value-type="float">
            <text:p>26.75666</text:p>
          </table:table-cell>
          <table:table-cell office:value-type="float" office:value="26.77" calcext:value-type="float">
            <text:p>26.77</text:p>
          </table:table-cell>
          <table:table-cell office:value-type="float" office:value="33660" calcext:value-type="float">
            <text:p>33660</text:p>
          </table:table-cell>
          <table:table-cell office:value-type="float" office:value="42508478017" calcext:value-type="float">
            <text:p>42508478017</text:p>
          </table:table-cell>
          <table:table-cell office:value-type="float" office:value="527.20995" calcext:value-type="float">
            <text:p>527.20995</text:p>
          </table:table-cell>
          <table:table-cell office:value-type="float" office:value="526.83" calcext:value-type="float">
            <text:p>526.83</text:p>
          </table:table-cell>
          <table:table-cell office:value-type="float" office:value="198252" calcext:value-type="float">
            <text:p>198252</text:p>
          </table:table-cell>
          <table:table-cell office:value-type="float" office:value="42508478017" calcext:value-type="float">
            <text:p>42508478017</text:p>
          </table:table-cell>
          <table:table-cell table:formula="of:=[.F1690]&gt;[.B16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88-s725950929c94667685.ukp</text:p>
          </table:table-cell>
          <table:table-cell office:value-type="float" office:value="189.46998" calcext:value-type="float">
            <text:p>189.46998</text:p>
          </table:table-cell>
          <table:table-cell office:value-type="float" office:value="189.36" calcext:value-type="float">
            <text:p>189.36</text:p>
          </table:table-cell>
          <table:table-cell office:value-type="float" office:value="321664" calcext:value-type="float">
            <text:p>321664</text:p>
          </table:table-cell>
          <table:table-cell office:value-type="float" office:value="47398134187" calcext:value-type="float">
            <text:p>47398134187</text:p>
          </table:table-cell>
          <table:table-cell office:value-type="float" office:value="527.28995" calcext:value-type="float">
            <text:p>527.28995</text:p>
          </table:table-cell>
          <table:table-cell office:value-type="float" office:value="526.96" calcext:value-type="float">
            <text:p>526.96</text:p>
          </table:table-cell>
          <table:table-cell office:value-type="float" office:value="371224" calcext:value-type="float">
            <text:p>371224</text:p>
          </table:table-cell>
          <table:table-cell office:value-type="float" office:value="47398134187" calcext:value-type="float">
            <text:p>47398134187</text:p>
          </table:table-cell>
          <table:table-cell table:formula="of:=[.F1691]&gt;[.B16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00-s527938850c9876806.ukp</text:p>
          </table:table-cell>
          <table:table-cell office:value-type="float" office:value="106.92999" calcext:value-type="float">
            <text:p>106.92999</text:p>
          </table:table-cell>
          <table:table-cell office:value-type="float" office:value="106.89" calcext:value-type="float">
            <text:p>106.89</text:p>
          </table:table-cell>
          <table:table-cell office:value-type="float" office:value="54024" calcext:value-type="float">
            <text:p>54024</text:p>
          </table:table-cell>
          <table:table-cell office:value-type="float" office:value="4837439885" calcext:value-type="float">
            <text:p>4837439885</text:p>
          </table:table-cell>
          <table:table-cell office:value-type="float" office:value="527.91328" calcext:value-type="float">
            <text:p>527.91328</text:p>
          </table:table-cell>
          <table:table-cell office:value-type="float" office:value="527.54" calcext:value-type="float">
            <text:p>527.54</text:p>
          </table:table-cell>
          <table:table-cell office:value-type="float" office:value="68036" calcext:value-type="float">
            <text:p>68036</text:p>
          </table:table-cell>
          <table:table-cell office:value-type="float" office:value="4837439885" calcext:value-type="float">
            <text:p>4837439885</text:p>
          </table:table-cell>
          <table:table-cell table:formula="of:=[.F1692]&gt;[.B16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66-s904341899c49655841.ukp</text:p>
          </table:table-cell>
          <table:table-cell office:value-type="float" office:value="342.5533" calcext:value-type="float">
            <text:p>342.5533</text:p>
          </table:table-cell>
          <table:table-cell office:value-type="float" office:value="342.31" calcext:value-type="float">
            <text:p>342.31</text:p>
          </table:table-cell>
          <table:table-cell office:value-type="float" office:value="243256" calcext:value-type="float">
            <text:p>243256</text:p>
          </table:table-cell>
          <table:table-cell office:value-type="float" office:value="24795571803" calcext:value-type="float">
            <text:p>24795571803</text:p>
          </table:table-cell>
          <table:table-cell office:value-type="float" office:value="528.04995" calcext:value-type="float">
            <text:p>528.04995</text:p>
          </table:table-cell>
          <table:table-cell office:value-type="float" office:value="527.71" calcext:value-type="float">
            <text:p>527.71</text:p>
          </table:table-cell>
          <table:table-cell office:value-type="float" office:value="247664" calcext:value-type="float">
            <text:p>247664</text:p>
          </table:table-cell>
          <table:table-cell office:value-type="float" office:value="24795571803" calcext:value-type="float">
            <text:p>24795571803</text:p>
          </table:table-cell>
          <table:table-cell table:formula="of:=[.F1693]&gt;[.B16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44-s886468679c46490384.ukp</text:p>
          </table:table-cell>
          <table:table-cell office:value-type="float" office:value="289.86331" calcext:value-type="float">
            <text:p>289.86331</text:p>
          </table:table-cell>
          <table:table-cell office:value-type="float" office:value="289.69" calcext:value-type="float">
            <text:p>289.69</text:p>
          </table:table-cell>
          <table:table-cell office:value-type="float" office:value="152688" calcext:value-type="float">
            <text:p>152688</text:p>
          </table:table-cell>
          <table:table-cell office:value-type="float" office:value="23210175132" calcext:value-type="float">
            <text:p>23210175132</text:p>
          </table:table-cell>
          <table:table-cell office:value-type="float" office:value="528.24995" calcext:value-type="float">
            <text:p>528.24995</text:p>
          </table:table-cell>
          <table:table-cell office:value-type="float" office:value="527.9" calcext:value-type="float">
            <text:p>527.9</text:p>
          </table:table-cell>
          <table:table-cell office:value-type="float" office:value="157696" calcext:value-type="float">
            <text:p>157696</text:p>
          </table:table-cell>
          <table:table-cell office:value-type="float" office:value="23210175132" calcext:value-type="float">
            <text:p>23210175132</text:p>
          </table:table-cell>
          <table:table-cell table:formula="of:=[.F1694]&gt;[.B16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56-s383859101c47818384.ukp</text:p>
          </table:table-cell>
          <table:table-cell office:value-type="float" office:value="69.85333" calcext:value-type="float">
            <text:p>69.85333</text:p>
          </table:table-cell>
          <table:table-cell office:value-type="float" office:value="69.83" calcext:value-type="float">
            <text:p>69.83</text:p>
          </table:table-cell>
          <table:table-cell office:value-type="float" office:value="103344" calcext:value-type="float">
            <text:p>103344</text:p>
          </table:table-cell>
          <table:table-cell office:value-type="float" office:value="24005634434" calcext:value-type="float">
            <text:p>24005634434</text:p>
          </table:table-cell>
          <table:table-cell office:value-type="float" office:value="528.73995" calcext:value-type="float">
            <text:p>528.73995</text:p>
          </table:table-cell>
          <table:table-cell office:value-type="float" office:value="528.44" calcext:value-type="float">
            <text:p>528.44</text:p>
          </table:table-cell>
          <table:table-cell office:value-type="float" office:value="257148" calcext:value-type="float">
            <text:p>257148</text:p>
          </table:table-cell>
          <table:table-cell office:value-type="float" office:value="24005634434" calcext:value-type="float">
            <text:p>24005634434</text:p>
          </table:table-cell>
          <table:table-cell table:formula="of:=[.F1695]&gt;[.B16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45-s40353095c63461056.ukp</text:p>
          </table:table-cell>
          <table:table-cell office:value-type="float" office:value="0.31333" calcext:value-type="float">
            <text:p>0.31333</text:p>
          </table:table-cell>
          <table:table-cell office:value-type="float" office:value="0.32" calcext:value-type="float">
            <text:p>0.32</text:p>
          </table:table-cell>
          <table:table-cell office:value-type="float" office:value="21556" calcext:value-type="float">
            <text:p>21556</text:p>
          </table:table-cell>
          <table:table-cell office:value-type="float" office:value="31854974916" calcext:value-type="float">
            <text:p>31854974916</text:p>
          </table:table-cell>
          <table:table-cell office:value-type="float" office:value="528.85995" calcext:value-type="float">
            <text:p>528.85995</text:p>
          </table:table-cell>
          <table:table-cell office:value-type="float" office:value="528.49" calcext:value-type="float">
            <text:p>528.49</text:p>
          </table:table-cell>
          <table:table-cell office:value-type="float" office:value="197936" calcext:value-type="float">
            <text:p>197936</text:p>
          </table:table-cell>
          <table:table-cell office:value-type="float" office:value="31854974916" calcext:value-type="float">
            <text:p>31854974916</text:p>
          </table:table-cell>
          <table:table-cell table:formula="of:=[.F1696]&gt;[.B16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95-s697826265c85342653.ukp</text:p>
          </table:table-cell>
          <table:table-cell office:value-type="float" office:value="144.95665" calcext:value-type="float">
            <text:p>144.95665</text:p>
          </table:table-cell>
          <table:table-cell office:value-type="float" office:value="144.87" calcext:value-type="float">
            <text:p>144.87</text:p>
          </table:table-cell>
          <table:table-cell office:value-type="float" office:value="220336" calcext:value-type="float">
            <text:p>220336</text:p>
          </table:table-cell>
          <table:table-cell office:value-type="float" office:value="42722068603" calcext:value-type="float">
            <text:p>42722068603</text:p>
          </table:table-cell>
          <table:table-cell office:value-type="float" office:value="529.08995" calcext:value-type="float">
            <text:p>529.08995</text:p>
          </table:table-cell>
          <table:table-cell office:value-type="float" office:value="528.72" calcext:value-type="float">
            <text:p>528.72</text:p>
          </table:table-cell>
          <table:table-cell office:value-type="float" office:value="277860" calcext:value-type="float">
            <text:p>277860</text:p>
          </table:table-cell>
          <table:table-cell office:value-type="float" office:value="42722068603" calcext:value-type="float">
            <text:p>42722068603</text:p>
          </table:table-cell>
          <table:table-cell table:formula="of:=[.F1697]&gt;[.B16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47-s9199696c77372040.ukp</text:p>
          </table:table-cell>
          <table:table-cell office:value-type="float" office:value="247.68331" calcext:value-type="float">
            <text:p>247.68331</text:p>
          </table:table-cell>
          <table:table-cell office:value-type="float" office:value="247.51" calcext:value-type="float">
            <text:p>247.51</text:p>
          </table:table-cell>
          <table:table-cell office:value-type="float" office:value="62576" calcext:value-type="float">
            <text:p>62576</text:p>
          </table:table-cell>
          <table:table-cell office:value-type="float" office:value="38712916446" calcext:value-type="float">
            <text:p>38712916446</text:p>
          </table:table-cell>
          <table:table-cell office:value-type="float" office:value="529.61661" calcext:value-type="float">
            <text:p>529.61661</text:p>
          </table:table-cell>
          <table:table-cell office:value-type="float" office:value="529.25" calcext:value-type="float">
            <text:p>529.25</text:p>
          </table:table-cell>
          <table:table-cell office:value-type="float" office:value="73288" calcext:value-type="float">
            <text:p>73288</text:p>
          </table:table-cell>
          <table:table-cell office:value-type="float" office:value="38712916446" calcext:value-type="float">
            <text:p>38712916446</text:p>
          </table:table-cell>
          <table:table-cell table:formula="of:=[.F1698]&gt;[.B16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20-s942541845c77295751.ukp</text:p>
          </table:table-cell>
          <table:table-cell office:value-type="float" office:value="51.64666" calcext:value-type="float">
            <text:p>51.64666</text:p>
          </table:table-cell>
          <table:table-cell office:value-type="float" office:value="51.63" calcext:value-type="float">
            <text:p>51.63</text:p>
          </table:table-cell>
          <table:table-cell office:value-type="float" office:value="144520" calcext:value-type="float">
            <text:p>144520</text:p>
          </table:table-cell>
          <table:table-cell office:value-type="float" office:value="38807726323" calcext:value-type="float">
            <text:p>38807726323</text:p>
          </table:table-cell>
          <table:table-cell office:value-type="float" office:value="530.46995" calcext:value-type="float">
            <text:p>530.46995</text:p>
          </table:table-cell>
          <table:table-cell office:value-type="float" office:value="530.13" calcext:value-type="float">
            <text:p>530.13</text:p>
          </table:table-cell>
          <table:table-cell office:value-type="float" office:value="202420" calcext:value-type="float">
            <text:p>202420</text:p>
          </table:table-cell>
          <table:table-cell office:value-type="float" office:value="38807726323" calcext:value-type="float">
            <text:p>38807726323</text:p>
          </table:table-cell>
          <table:table-cell table:formula="of:=[.F1699]&gt;[.B16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54-s764661701c33108959.ukp</text:p>
          </table:table-cell>
          <table:table-cell office:value-type="float" office:value="107.35999" calcext:value-type="float">
            <text:p>107.35999</text:p>
          </table:table-cell>
          <table:table-cell office:value-type="float" office:value="107.29" calcext:value-type="float">
            <text:p>107.29</text:p>
          </table:table-cell>
          <table:table-cell office:value-type="float" office:value="110724" calcext:value-type="float">
            <text:p>110724</text:p>
          </table:table-cell>
          <table:table-cell office:value-type="float" office:value="16507919748" calcext:value-type="float">
            <text:p>16507919748</text:p>
          </table:table-cell>
          <table:table-cell office:value-type="float" office:value="530.76661" calcext:value-type="float">
            <text:p>530.76661</text:p>
          </table:table-cell>
          <table:table-cell office:value-type="float" office:value="530.53" calcext:value-type="float">
            <text:p>530.53</text:p>
          </table:table-cell>
          <table:table-cell office:value-type="float" office:value="160024" calcext:value-type="float">
            <text:p>160024</text:p>
          </table:table-cell>
          <table:table-cell office:value-type="float" office:value="16507919748" calcext:value-type="float">
            <text:p>16507919748</text:p>
          </table:table-cell>
          <table:table-cell table:formula="of:=[.F1700]&gt;[.B17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64-s956618993c29968997.ukp</text:p>
          </table:table-cell>
          <table:table-cell office:value-type="float" office:value="66.88999" calcext:value-type="float">
            <text:p>66.88999</text:p>
          </table:table-cell>
          <table:table-cell office:value-type="float" office:value="66.87" calcext:value-type="float">
            <text:p>66.87</text:p>
          </table:table-cell>
          <table:table-cell office:value-type="float" office:value="90196" calcext:value-type="float">
            <text:p>90196</text:p>
          </table:table-cell>
          <table:table-cell office:value-type="float" office:value="14940947957" calcext:value-type="float">
            <text:p>14940947957</text:p>
          </table:table-cell>
          <table:table-cell office:value-type="float" office:value="530.82995" calcext:value-type="float">
            <text:p>530.82995</text:p>
          </table:table-cell>
          <table:table-cell office:value-type="float" office:value="530.46" calcext:value-type="float">
            <text:p>530.46</text:p>
          </table:table-cell>
          <table:table-cell office:value-type="float" office:value="153732" calcext:value-type="float">
            <text:p>153732</text:p>
          </table:table-cell>
          <table:table-cell office:value-type="float" office:value="14940947957" calcext:value-type="float">
            <text:p>14940947957</text:p>
          </table:table-cell>
          <table:table-cell table:formula="of:=[.F1701]&gt;[.B17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35-s151468172c28003602.ukp</text:p>
          </table:table-cell>
          <table:table-cell office:value-type="float" office:value="4.58333" calcext:value-type="float">
            <text:p>4.58333</text:p>
          </table:table-cell>
          <table:table-cell office:value-type="float" office:value="4.6" calcext:value-type="float">
            <text:p>4.6</text:p>
          </table:table-cell>
          <table:table-cell office:value-type="float" office:value="45312" calcext:value-type="float">
            <text:p>45312</text:p>
          </table:table-cell>
          <table:table-cell office:value-type="float" office:value="14031697675" calcext:value-type="float">
            <text:p>14031697675</text:p>
          </table:table-cell>
          <table:table-cell office:value-type="float" office:value="530.98995" calcext:value-type="float">
            <text:p>530.98995</text:p>
          </table:table-cell>
          <table:table-cell office:value-type="float" office:value="530.66" calcext:value-type="float">
            <text:p>530.66</text:p>
          </table:table-cell>
          <table:table-cell office:value-type="float" office:value="162832" calcext:value-type="float">
            <text:p>162832</text:p>
          </table:table-cell>
          <table:table-cell office:value-type="float" office:value="14031697675" calcext:value-type="float">
            <text:p>14031697675</text:p>
          </table:table-cell>
          <table:table-cell table:formula="of:=[.F1702]&gt;[.B17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92-s927015049c78194388.ukp</text:p>
          </table:table-cell>
          <table:table-cell office:value-type="float" office:value="132.27332" calcext:value-type="float">
            <text:p>132.27332</text:p>
          </table:table-cell>
          <table:table-cell office:value-type="float" office:value="132.22" calcext:value-type="float">
            <text:p>132.22</text:p>
          </table:table-cell>
          <table:table-cell office:value-type="float" office:value="267340" calcext:value-type="float">
            <text:p>267340</text:p>
          </table:table-cell>
          <table:table-cell office:value-type="float" office:value="39134427175" calcext:value-type="float">
            <text:p>39134427175</text:p>
          </table:table-cell>
          <table:table-cell office:value-type="float" office:value="531.26328" calcext:value-type="float">
            <text:p>531.26328</text:p>
          </table:table-cell>
          <table:table-cell office:value-type="float" office:value="530.89" calcext:value-type="float">
            <text:p>530.89</text:p>
          </table:table-cell>
          <table:table-cell office:value-type="float" office:value="298596" calcext:value-type="float">
            <text:p>298596</text:p>
          </table:table-cell>
          <table:table-cell office:value-type="float" office:value="39134427175" calcext:value-type="float">
            <text:p>39134427175</text:p>
          </table:table-cell>
          <table:table-cell table:formula="of:=[.F1703]&gt;[.B17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15-s379824190c42121290.ukp</text:p>
          </table:table-cell>
          <table:table-cell office:value-type="float" office:value="17.93" calcext:value-type="float">
            <text:p>17.93</text:p>
          </table:table-cell>
          <table:table-cell office:value-type="float" office:value="17.94" calcext:value-type="float">
            <text:p>17.94</text:p>
          </table:table-cell>
          <table:table-cell office:value-type="float" office:value="44996" calcext:value-type="float">
            <text:p>44996</text:p>
          </table:table-cell>
          <table:table-cell office:value-type="float" office:value="21085529187" calcext:value-type="float">
            <text:p>21085529187</text:p>
          </table:table-cell>
          <table:table-cell office:value-type="float" office:value="531.48328" calcext:value-type="float">
            <text:p>531.48328</text:p>
          </table:table-cell>
          <table:table-cell office:value-type="float" office:value="531.11" calcext:value-type="float">
            <text:p>531.11</text:p>
          </table:table-cell>
          <table:table-cell office:value-type="float" office:value="123736" calcext:value-type="float">
            <text:p>123736</text:p>
          </table:table-cell>
          <table:table-cell office:value-type="float" office:value="21085529187" calcext:value-type="float">
            <text:p>21085529187</text:p>
          </table:table-cell>
          <table:table-cell table:formula="of:=[.F1704]&gt;[.B17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90-s344204701c65139496.ukp</text:p>
          </table:table-cell>
          <table:table-cell office:value-type="float" office:value="299.9633" calcext:value-type="float">
            <text:p>299.9633</text:p>
          </table:table-cell>
          <table:table-cell office:value-type="float" office:value="299.78" calcext:value-type="float">
            <text:p>299.78</text:p>
          </table:table-cell>
          <table:table-cell office:value-type="float" office:value="278096" calcext:value-type="float">
            <text:p>278096</text:p>
          </table:table-cell>
          <table:table-cell office:value-type="float" office:value="32570289174" calcext:value-type="float">
            <text:p>32570289174</text:p>
          </table:table-cell>
          <table:table-cell office:value-type="float" office:value="531.72661" calcext:value-type="float">
            <text:p>531.72661</text:p>
          </table:table-cell>
          <table:table-cell office:value-type="float" office:value="531.4" calcext:value-type="float">
            <text:p>531.4</text:p>
          </table:table-cell>
          <table:table-cell office:value-type="float" office:value="320468" calcext:value-type="float">
            <text:p>320468</text:p>
          </table:table-cell>
          <table:table-cell office:value-type="float" office:value="32570289174" calcext:value-type="float">
            <text:p>32570289174</text:p>
          </table:table-cell>
          <table:table-cell table:formula="of:=[.F1705]&gt;[.B17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25-s167176164c85145269.ukp</text:p>
          </table:table-cell>
          <table:table-cell office:value-type="float" office:value="39.95" calcext:value-type="float">
            <text:p>39.95</text:p>
          </table:table-cell>
          <table:table-cell office:value-type="float" office:value="40" calcext:value-type="float">
            <text:p>40</text:p>
          </table:table-cell>
          <table:table-cell office:value-type="float" office:value="165636" calcext:value-type="float">
            <text:p>165636</text:p>
          </table:table-cell>
          <table:table-cell office:value-type="float" office:value="42746662475" calcext:value-type="float">
            <text:p>42746662475</text:p>
          </table:table-cell>
          <table:table-cell office:value-type="float" office:value="532.11328" calcext:value-type="float">
            <text:p>532.11328</text:p>
          </table:table-cell>
          <table:table-cell office:value-type="float" office:value="531.75" calcext:value-type="float">
            <text:p>531.75</text:p>
          </table:table-cell>
          <table:table-cell office:value-type="float" office:value="321076" calcext:value-type="float">
            <text:p>321076</text:p>
          </table:table-cell>
          <table:table-cell office:value-type="float" office:value="42746662475" calcext:value-type="float">
            <text:p>42746662475</text:p>
          </table:table-cell>
          <table:table-cell table:formula="of:=[.F1706]&gt;[.B17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22-s205756437c43381825.ukp</text:p>
          </table:table-cell>
          <table:table-cell office:value-type="float" office:value="73.28666" calcext:value-type="float">
            <text:p>73.28666</text:p>
          </table:table-cell>
          <table:table-cell office:value-type="float" office:value="73.25" calcext:value-type="float">
            <text:p>73.25</text:p>
          </table:table-cell>
          <table:table-cell office:value-type="float" office:value="99016" calcext:value-type="float">
            <text:p>99016</text:p>
          </table:table-cell>
          <table:table-cell office:value-type="float" office:value="21780078503" calcext:value-type="float">
            <text:p>21780078503</text:p>
          </table:table-cell>
          <table:table-cell office:value-type="float" office:value="532.15328" calcext:value-type="float">
            <text:p>532.15328</text:p>
          </table:table-cell>
          <table:table-cell office:value-type="float" office:value="531.82" calcext:value-type="float">
            <text:p>531.82</text:p>
          </table:table-cell>
          <table:table-cell office:value-type="float" office:value="176680" calcext:value-type="float">
            <text:p>176680</text:p>
          </table:table-cell>
          <table:table-cell office:value-type="float" office:value="21780078503" calcext:value-type="float">
            <text:p>21780078503</text:p>
          </table:table-cell>
          <table:table-cell table:formula="of:=[.F1707]&gt;[.B17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76-s224319647c24435140.ukp</text:p>
          </table:table-cell>
          <table:table-cell office:value-type="float" office:value="134.48999" calcext:value-type="float">
            <text:p>134.48999</text:p>
          </table:table-cell>
          <table:table-cell office:value-type="float" office:value="134.41" calcext:value-type="float">
            <text:p>134.41</text:p>
          </table:table-cell>
          <table:table-cell office:value-type="float" office:value="65796" calcext:value-type="float">
            <text:p>65796</text:p>
          </table:table-cell>
          <table:table-cell office:value-type="float" office:value="12183707962" calcext:value-type="float">
            <text:p>12183707962</text:p>
          </table:table-cell>
          <table:table-cell office:value-type="float" office:value="532.21995" calcext:value-type="float">
            <text:p>532.21995</text:p>
          </table:table-cell>
          <table:table-cell office:value-type="float" office:value="531.85" calcext:value-type="float">
            <text:p>531.85</text:p>
          </table:table-cell>
          <table:table-cell office:value-type="float" office:value="68348" calcext:value-type="float">
            <text:p>68348</text:p>
          </table:table-cell>
          <table:table-cell office:value-type="float" office:value="12183707962" calcext:value-type="float">
            <text:p>12183707962</text:p>
          </table:table-cell>
          <table:table-cell table:formula="of:=[.F1708]&gt;[.B17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70-s130765173c45496672.ukp</text:p>
          </table:table-cell>
          <table:table-cell office:value-type="float" office:value="13.21667" calcext:value-type="float">
            <text:p>13.21667</text:p>
          </table:table-cell>
          <table:table-cell office:value-type="float" office:value="13.22" calcext:value-type="float">
            <text:p>13.22</text:p>
          </table:table-cell>
          <table:table-cell office:value-type="float" office:value="37732" calcext:value-type="float">
            <text:p>37732</text:p>
          </table:table-cell>
          <table:table-cell office:value-type="float" office:value="22842567941" calcext:value-type="float">
            <text:p>22842567941</text:p>
          </table:table-cell>
          <table:table-cell office:value-type="float" office:value="532.22328" calcext:value-type="float">
            <text:p>532.22328</text:p>
          </table:table-cell>
          <table:table-cell office:value-type="float" office:value="531.86" calcext:value-type="float">
            <text:p>531.86</text:p>
          </table:table-cell>
          <table:table-cell office:value-type="float" office:value="221824" calcext:value-type="float">
            <text:p>221824</text:p>
          </table:table-cell>
          <table:table-cell office:value-type="float" office:value="22842567941" calcext:value-type="float">
            <text:p>22842567941</text:p>
          </table:table-cell>
          <table:table-cell table:formula="of:=[.F1709]&gt;[.B17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08-s432774422c31934220.ukp</text:p>
          </table:table-cell>
          <table:table-cell office:value-type="float" office:value="38.47333" calcext:value-type="float">
            <text:p>38.47333</text:p>
          </table:table-cell>
          <table:table-cell office:value-type="float" office:value="38.47" calcext:value-type="float">
            <text:p>38.47</text:p>
          </table:table-cell>
          <table:table-cell office:value-type="float" office:value="67740" calcext:value-type="float">
            <text:p>67740</text:p>
          </table:table-cell>
          <table:table-cell office:value-type="float" office:value="15946622364" calcext:value-type="float">
            <text:p>15946622364</text:p>
          </table:table-cell>
          <table:table-cell office:value-type="float" office:value="532.54995" calcext:value-type="float">
            <text:p>532.54995</text:p>
          </table:table-cell>
          <table:table-cell office:value-type="float" office:value="532.23" calcext:value-type="float">
            <text:p>532.23</text:p>
          </table:table-cell>
          <table:table-cell office:value-type="float" office:value="133776" calcext:value-type="float">
            <text:p>133776</text:p>
          </table:table-cell>
          <table:table-cell office:value-type="float" office:value="15946622364" calcext:value-type="float">
            <text:p>15946622364</text:p>
          </table:table-cell>
          <table:table-cell table:formula="of:=[.F1710]&gt;[.B17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26-s916049162c72878727.ukp</text:p>
          </table:table-cell>
          <table:table-cell office:value-type="float" office:value="173.88998" calcext:value-type="float">
            <text:p>173.88998</text:p>
          </table:table-cell>
          <table:table-cell office:value-type="float" office:value="173.86" calcext:value-type="float">
            <text:p>173.86</text:p>
          </table:table-cell>
          <table:table-cell office:value-type="float" office:value="280624" calcext:value-type="float">
            <text:p>280624</text:p>
          </table:table-cell>
          <table:table-cell office:value-type="float" office:value="36589750574" calcext:value-type="float">
            <text:p>36589750574</text:p>
          </table:table-cell>
          <table:table-cell office:value-type="float" office:value="532.58995" calcext:value-type="float">
            <text:p>532.58995</text:p>
          </table:table-cell>
          <table:table-cell office:value-type="float" office:value="532.22" calcext:value-type="float">
            <text:p>532.22</text:p>
          </table:table-cell>
          <table:table-cell office:value-type="float" office:value="300036" calcext:value-type="float">
            <text:p>300036</text:p>
          </table:table-cell>
          <table:table-cell office:value-type="float" office:value="36589750574" calcext:value-type="float">
            <text:p>36589750574</text:p>
          </table:table-cell>
          <table:table-cell table:formula="of:=[.F1711]&gt;[.B17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81-s125668799c70887075.ukp</text:p>
          </table:table-cell>
          <table:table-cell office:value-type="float" office:value="82.88333" calcext:value-type="float">
            <text:p>82.88333</text:p>
          </table:table-cell>
          <table:table-cell office:value-type="float" office:value="82.85" calcext:value-type="float">
            <text:p>82.85</text:p>
          </table:table-cell>
          <table:table-cell office:value-type="float" office:value="241172" calcext:value-type="float">
            <text:p>241172</text:p>
          </table:table-cell>
          <table:table-cell office:value-type="float" office:value="35569876636" calcext:value-type="float">
            <text:p>35569876636</text:p>
          </table:table-cell>
          <table:table-cell office:value-type="float" office:value="532.62661" calcext:value-type="float">
            <text:p>532.62661</text:p>
          </table:table-cell>
          <table:table-cell office:value-type="float" office:value="532.33" calcext:value-type="float">
            <text:p>532.33</text:p>
          </table:table-cell>
          <table:table-cell office:value-type="float" office:value="349328" calcext:value-type="float">
            <text:p>349328</text:p>
          </table:table-cell>
          <table:table-cell office:value-type="float" office:value="35569876636" calcext:value-type="float">
            <text:p>35569876636</text:p>
          </table:table-cell>
          <table:table-cell table:formula="of:=[.F1712]&gt;[.B17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19-s384707603c33310968.ukp</text:p>
          </table:table-cell>
          <table:table-cell office:value-type="float" office:value="288.8333" calcext:value-type="float">
            <text:p>288.8333</text:p>
          </table:table-cell>
          <table:table-cell office:value-type="float" office:value="288.64" calcext:value-type="float">
            <text:p>288.64</text:p>
          </table:table-cell>
          <table:table-cell office:value-type="float" office:value="145180" calcext:value-type="float">
            <text:p>145180</text:p>
          </table:table-cell>
          <table:table-cell office:value-type="float" office:value="16589762584" calcext:value-type="float">
            <text:p>16589762584</text:p>
          </table:table-cell>
          <table:table-cell office:value-type="float" office:value="533.04328" calcext:value-type="float">
            <text:p>533.04328</text:p>
          </table:table-cell>
          <table:table-cell office:value-type="float" office:value="532.68" calcext:value-type="float">
            <text:p>532.68</text:p>
          </table:table-cell>
          <table:table-cell office:value-type="float" office:value="168976" calcext:value-type="float">
            <text:p>168976</text:p>
          </table:table-cell>
          <table:table-cell office:value-type="float" office:value="16589762584" calcext:value-type="float">
            <text:p>16589762584</text:p>
          </table:table-cell>
          <table:table-cell table:formula="of:=[.F1713]&gt;[.B17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91-s356074706c76168547.ukp</text:p>
          </table:table-cell>
          <table:table-cell office:value-type="float" office:value="27.71" calcext:value-type="float">
            <text:p>27.71</text:p>
          </table:table-cell>
          <table:table-cell office:value-type="float" office:value="27.72" calcext:value-type="float">
            <text:p>27.72</text:p>
          </table:table-cell>
          <table:table-cell office:value-type="float" office:value="250544" calcext:value-type="float">
            <text:p>250544</text:p>
          </table:table-cell>
          <table:table-cell office:value-type="float" office:value="38241629557" calcext:value-type="float">
            <text:p>38241629557</text:p>
          </table:table-cell>
          <table:table-cell office:value-type="float" office:value="533.20661" calcext:value-type="float">
            <text:p>533.20661</text:p>
          </table:table-cell>
          <table:table-cell office:value-type="float" office:value="532.86" calcext:value-type="float">
            <text:p>532.86</text:p>
          </table:table-cell>
          <table:table-cell office:value-type="float" office:value="340648" calcext:value-type="float">
            <text:p>340648</text:p>
          </table:table-cell>
          <table:table-cell office:value-type="float" office:value="38241629557" calcext:value-type="float">
            <text:p>38241629557</text:p>
          </table:table-cell>
          <table:table-cell table:formula="of:=[.F1714]&gt;[.B17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83-s491803659c74512220.ukp</text:p>
          </table:table-cell>
          <table:table-cell office:value-type="float" office:value="114.10666" calcext:value-type="float">
            <text:p>114.10666</text:p>
          </table:table-cell>
          <table:table-cell office:value-type="float" office:value="114.05" calcext:value-type="float">
            <text:p>114.05</text:p>
          </table:table-cell>
          <table:table-cell office:value-type="float" office:value="183004" calcext:value-type="float">
            <text:p>183004</text:p>
          </table:table-cell>
          <table:table-cell office:value-type="float" office:value="37287523408" calcext:value-type="float">
            <text:p>37287523408</text:p>
          </table:table-cell>
          <table:table-cell office:value-type="float" office:value="533.35995" calcext:value-type="float">
            <text:p>533.35995</text:p>
          </table:table-cell>
          <table:table-cell office:value-type="float" office:value="532.97" calcext:value-type="float">
            <text:p>532.97</text:p>
          </table:table-cell>
          <table:table-cell office:value-type="float" office:value="241844" calcext:value-type="float">
            <text:p>241844</text:p>
          </table:table-cell>
          <table:table-cell office:value-type="float" office:value="37287523408" calcext:value-type="float">
            <text:p>37287523408</text:p>
          </table:table-cell>
          <table:table-cell table:formula="of:=[.F1715]&gt;[.B17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87-s447645624c82967885.ukp</text:p>
          </table:table-cell>
          <table:table-cell office:value-type="float" office:value="54.22333" calcext:value-type="float">
            <text:p>54.22333</text:p>
          </table:table-cell>
          <table:table-cell office:value-type="float" office:value="54.2" calcext:value-type="float">
            <text:p>54.2</text:p>
          </table:table-cell>
          <table:table-cell office:value-type="float" office:value="182988" calcext:value-type="float">
            <text:p>182988</text:p>
          </table:table-cell>
          <table:table-cell office:value-type="float" office:value="41559192505" calcext:value-type="float">
            <text:p>41559192505</text:p>
          </table:table-cell>
          <table:table-cell office:value-type="float" office:value="533.84995" calcext:value-type="float">
            <text:p>533.84995</text:p>
          </table:table-cell>
          <table:table-cell office:value-type="float" office:value="533.49" calcext:value-type="float">
            <text:p>533.49</text:p>
          </table:table-cell>
          <table:table-cell office:value-type="float" office:value="307432" calcext:value-type="float">
            <text:p>307432</text:p>
          </table:table-cell>
          <table:table-cell office:value-type="float" office:value="41559192505" calcext:value-type="float">
            <text:p>41559192505</text:p>
          </table:table-cell>
          <table:table-cell table:formula="of:=[.F1716]&gt;[.B17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93-s52174714c17571881.ukp</text:p>
          </table:table-cell>
          <table:table-cell office:value-type="float" office:value="8.18333" calcext:value-type="float">
            <text:p>8.18333</text:p>
          </table:table-cell>
          <table:table-cell office:value-type="float" office:value="8.2" calcext:value-type="float">
            <text:p>8.2</text:p>
          </table:table-cell>
          <table:table-cell office:value-type="float" office:value="30960" calcext:value-type="float">
            <text:p>30960</text:p>
          </table:table-cell>
          <table:table-cell office:value-type="float" office:value="8777342960" calcext:value-type="float">
            <text:p>8777342960</text:p>
          </table:table-cell>
          <table:table-cell office:value-type="float" office:value="535.59328" calcext:value-type="float">
            <text:p>535.59328</text:p>
          </table:table-cell>
          <table:table-cell office:value-type="float" office:value="535.22" calcext:value-type="float">
            <text:p>535.22</text:p>
          </table:table-cell>
          <table:table-cell office:value-type="float" office:value="103376" calcext:value-type="float">
            <text:p>103376</text:p>
          </table:table-cell>
          <table:table-cell office:value-type="float" office:value="8777342960" calcext:value-type="float">
            <text:p>8777342960</text:p>
          </table:table-cell>
          <table:table-cell table:formula="of:=[.F1717]&gt;[.B17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63-s825928988c88244106.ukp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29664" calcext:value-type="float">
            <text:p>29664</text:p>
          </table:table-cell>
          <table:table-cell office:value-type="float" office:value="44302428118" calcext:value-type="float">
            <text:p>44302428118</text:p>
          </table:table-cell>
          <table:table-cell office:value-type="float" office:value="536.26661" calcext:value-type="float">
            <text:p>536.26661</text:p>
          </table:table-cell>
          <table:table-cell office:value-type="float" office:value="535.91" calcext:value-type="float">
            <text:p>535.91</text:p>
          </table:table-cell>
          <table:table-cell office:value-type="float" office:value="229836" calcext:value-type="float">
            <text:p>229836</text:p>
          </table:table-cell>
          <table:table-cell office:value-type="float" office:value="44302428118" calcext:value-type="float">
            <text:p>44302428118</text:p>
          </table:table-cell>
          <table:table-cell table:formula="of:=[.F1718]&gt;[.B17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03-s574476872c31483130.ukp</text:p>
          </table:table-cell>
          <table:table-cell office:value-type="float" office:value="66.00333" calcext:value-type="float">
            <text:p>66.00333</text:p>
          </table:table-cell>
          <table:table-cell office:value-type="float" office:value="65.97" calcext:value-type="float">
            <text:p>65.97</text:p>
          </table:table-cell>
          <table:table-cell office:value-type="float" office:value="87896" calcext:value-type="float">
            <text:p>87896</text:p>
          </table:table-cell>
          <table:table-cell office:value-type="float" office:value="15701858362" calcext:value-type="float">
            <text:p>15701858362</text:p>
          </table:table-cell>
          <table:table-cell office:value-type="float" office:value="536.47995" calcext:value-type="float">
            <text:p>536.47995</text:p>
          </table:table-cell>
          <table:table-cell office:value-type="float" office:value="536.52" calcext:value-type="float">
            <text:p>536.52</text:p>
          </table:table-cell>
          <table:table-cell office:value-type="float" office:value="147972" calcext:value-type="float">
            <text:p>147972</text:p>
          </table:table-cell>
          <table:table-cell office:value-type="float" office:value="15701858362" calcext:value-type="float">
            <text:p>15701858362</text:p>
          </table:table-cell>
          <table:table-cell table:formula="of:=[.F1719]&gt;[.B17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43-s325290391c56431537.ukp</text:p>
          </table:table-cell>
          <table:table-cell office:value-type="float" office:value="1.61333" calcext:value-type="float">
            <text:p>1.61333</text:p>
          </table:table-cell>
          <table:table-cell office:value-type="float" office:value="1.64" calcext:value-type="float">
            <text:p>1.64</text:p>
          </table:table-cell>
          <table:table-cell office:value-type="float" office:value="46948" calcext:value-type="float">
            <text:p>46948</text:p>
          </table:table-cell>
          <table:table-cell office:value-type="float" office:value="28313540371" calcext:value-type="float">
            <text:p>28313540371</text:p>
          </table:table-cell>
          <table:table-cell office:value-type="float" office:value="536.96328" calcext:value-type="float">
            <text:p>536.96328</text:p>
          </table:table-cell>
          <table:table-cell office:value-type="float" office:value="536.59" calcext:value-type="float">
            <text:p>536.59</text:p>
          </table:table-cell>
          <table:table-cell office:value-type="float" office:value="273740" calcext:value-type="float">
            <text:p>273740</text:p>
          </table:table-cell>
          <table:table-cell office:value-type="float" office:value="28313540371" calcext:value-type="float">
            <text:p>28313540371</text:p>
          </table:table-cell>
          <table:table-cell table:formula="of:=[.F1720]&gt;[.B17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28-s111763732c21172030.ukp</text:p>
          </table:table-cell>
          <table:table-cell office:value-type="float" office:value="125.10666" calcext:value-type="float">
            <text:p>125.10666</text:p>
          </table:table-cell>
          <table:table-cell office:value-type="float" office:value="125.05" calcext:value-type="float">
            <text:p>125.05</text:p>
          </table:table-cell>
          <table:table-cell office:value-type="float" office:value="64708" calcext:value-type="float">
            <text:p>64708</text:p>
          </table:table-cell>
          <table:table-cell office:value-type="float" office:value="10505527393" calcext:value-type="float">
            <text:p>10505527393</text:p>
          </table:table-cell>
          <table:table-cell office:value-type="float" office:value="537.05661" calcext:value-type="float">
            <text:p>537.05661</text:p>
          </table:table-cell>
          <table:table-cell office:value-type="float" office:value="536.73" calcext:value-type="float">
            <text:p>536.73</text:p>
          </table:table-cell>
          <table:table-cell office:value-type="float" office:value="84468" calcext:value-type="float">
            <text:p>84468</text:p>
          </table:table-cell>
          <table:table-cell office:value-type="float" office:value="10505527393" calcext:value-type="float">
            <text:p>10505527393</text:p>
          </table:table-cell>
          <table:table-cell table:formula="of:=[.F1721]&gt;[.B17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39-s853540834c33286195.ukp</text:p>
          </table:table-cell>
          <table:table-cell office:value-type="float" office:value="10.54" calcext:value-type="float">
            <text:p>10.54</text:p>
          </table:table-cell>
          <table:table-cell office:value-type="float" office:value="10.55" calcext:value-type="float">
            <text:p>10.55</text:p>
          </table:table-cell>
          <table:table-cell office:value-type="float" office:value="77404" calcext:value-type="float">
            <text:p>77404</text:p>
          </table:table-cell>
          <table:table-cell office:value-type="float" office:value="16668547274" calcext:value-type="float">
            <text:p>16668547274</text:p>
          </table:table-cell>
          <table:table-cell office:value-type="float" office:value="537.33995" calcext:value-type="float">
            <text:p>537.33995</text:p>
          </table:table-cell>
          <table:table-cell office:value-type="float" office:value="536.98" calcext:value-type="float">
            <text:p>536.98</text:p>
          </table:table-cell>
          <table:table-cell office:value-type="float" office:value="212548" calcext:value-type="float">
            <text:p>212548</text:p>
          </table:table-cell>
          <table:table-cell office:value-type="float" office:value="16668547274" calcext:value-type="float">
            <text:p>16668547274</text:p>
          </table:table-cell>
          <table:table-cell table:formula="of:=[.F1722]&gt;[.B17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67-s114859999c29324973.ukp</text:p>
          </table:table-cell>
          <table:table-cell office:value-type="float" office:value="146.55332" calcext:value-type="float">
            <text:p>146.55332</text:p>
          </table:table-cell>
          <table:table-cell office:value-type="float" office:value="146.45" calcext:value-type="float">
            <text:p>146.45</text:p>
          </table:table-cell>
          <table:table-cell office:value-type="float" office:value="72836" calcext:value-type="float">
            <text:p>72836</text:p>
          </table:table-cell>
          <table:table-cell office:value-type="float" office:value="14595973753" calcext:value-type="float">
            <text:p>14595973753</text:p>
          </table:table-cell>
          <table:table-cell office:value-type="float" office:value="537.89328" calcext:value-type="float">
            <text:p>537.89328</text:p>
          </table:table-cell>
          <table:table-cell office:value-type="float" office:value="537.52" calcext:value-type="float">
            <text:p>537.52</text:p>
          </table:table-cell>
          <table:table-cell office:value-type="float" office:value="87012" calcext:value-type="float">
            <text:p>87012</text:p>
          </table:table-cell>
          <table:table-cell office:value-type="float" office:value="14595973753" calcext:value-type="float">
            <text:p>14595973753</text:p>
          </table:table-cell>
          <table:table-cell table:formula="of:=[.F1723]&gt;[.B17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32-s174617445c3384996.ukp</text:p>
          </table:table-cell>
          <table:table-cell office:value-type="float" office:value="82.87666" calcext:value-type="float">
            <text:p>82.87666</text:p>
          </table:table-cell>
          <table:table-cell office:value-type="float" office:value="82.84" calcext:value-type="float">
            <text:p>82.84</text:p>
          </table:table-cell>
          <table:table-cell office:value-type="float" office:value="38928" calcext:value-type="float">
            <text:p>38928</text:p>
          </table:table-cell>
          <table:table-cell office:value-type="float" office:value="1584650311" calcext:value-type="float">
            <text:p>1584650311</text:p>
          </table:table-cell>
          <table:table-cell office:value-type="float" office:value="538.03328" calcext:value-type="float">
            <text:p>538.03328</text:p>
          </table:table-cell>
          <table:table-cell office:value-type="float" office:value="537.71" calcext:value-type="float">
            <text:p>537.71</text:p>
          </table:table-cell>
          <table:table-cell office:value-type="float" office:value="54888" calcext:value-type="float">
            <text:p>54888</text:p>
          </table:table-cell>
          <table:table-cell office:value-type="float" office:value="1584650311" calcext:value-type="float">
            <text:p>1584650311</text:p>
          </table:table-cell>
          <table:table-cell table:formula="of:=[.F1724]&gt;[.B17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17-s920986475c25398079.ukp</text:p>
          </table:table-cell>
          <table:table-cell office:value-type="float" office:value="48.83" calcext:value-type="float">
            <text:p>48.83</text:p>
          </table:table-cell>
          <table:table-cell office:value-type="float" office:value="48.82" calcext:value-type="float">
            <text:p>48.82</text:p>
          </table:table-cell>
          <table:table-cell office:value-type="float" office:value="68840" calcext:value-type="float">
            <text:p>68840</text:p>
          </table:table-cell>
          <table:table-cell office:value-type="float" office:value="12657014358" calcext:value-type="float">
            <text:p>12657014358</text:p>
          </table:table-cell>
          <table:table-cell office:value-type="float" office:value="539.03328" calcext:value-type="float">
            <text:p>539.03328</text:p>
          </table:table-cell>
          <table:table-cell office:value-type="float" office:value="538.65" calcext:value-type="float">
            <text:p>538.65</text:p>
          </table:table-cell>
          <table:table-cell office:value-type="float" office:value="110192" calcext:value-type="float">
            <text:p>110192</text:p>
          </table:table-cell>
          <table:table-cell office:value-type="float" office:value="12657014358" calcext:value-type="float">
            <text:p>12657014358</text:p>
          </table:table-cell>
          <table:table-cell table:formula="of:=[.F1725]&gt;[.B17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68-s169616393c5679530.ukp</text:p>
          </table:table-cell>
          <table:table-cell office:value-type="float" office:value="270.19664" calcext:value-type="float">
            <text:p>270.19664</text:p>
          </table:table-cell>
          <table:table-cell office:value-type="float" office:value="270.03" calcext:value-type="float">
            <text:p>270.03</text:p>
          </table:table-cell>
          <table:table-cell office:value-type="float" office:value="52772" calcext:value-type="float">
            <text:p>52772</text:p>
          </table:table-cell>
          <table:table-cell office:value-type="float" office:value="2717087352" calcext:value-type="float">
            <text:p>2717087352</text:p>
          </table:table-cell>
          <table:table-cell office:value-type="float" office:value="539.08661" calcext:value-type="float">
            <text:p>539.08661</text:p>
          </table:table-cell>
          <table:table-cell office:value-type="float" office:value="538.7" calcext:value-type="float">
            <text:p>538.7</text:p>
          </table:table-cell>
          <table:table-cell office:value-type="float" office:value="59188" calcext:value-type="float">
            <text:p>59188</text:p>
          </table:table-cell>
          <table:table-cell office:value-type="float" office:value="2717087352" calcext:value-type="float">
            <text:p>2717087352</text:p>
          </table:table-cell>
          <table:table-cell table:formula="of:=[.F1726]&gt;[.B17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38-s123616711c74357523.ukp</text:p>
          </table:table-cell>
          <table:table-cell office:value-type="float" office:value="133.19332" calcext:value-type="float">
            <text:p>133.19332</text:p>
          </table:table-cell>
          <table:table-cell office:value-type="float" office:value="133.11" calcext:value-type="float">
            <text:p>133.11</text:p>
          </table:table-cell>
          <table:table-cell office:value-type="float" office:value="162200" calcext:value-type="float">
            <text:p>162200</text:p>
          </table:table-cell>
          <table:table-cell office:value-type="float" office:value="37206708302" calcext:value-type="float">
            <text:p>37206708302</text:p>
          </table:table-cell>
          <table:table-cell office:value-type="float" office:value="539.19661" calcext:value-type="float">
            <text:p>539.19661</text:p>
          </table:table-cell>
          <table:table-cell office:value-type="float" office:value="538.85" calcext:value-type="float">
            <text:p>538.85</text:p>
          </table:table-cell>
          <table:table-cell office:value-type="float" office:value="204692" calcext:value-type="float">
            <text:p>204692</text:p>
          </table:table-cell>
          <table:table-cell office:value-type="float" office:value="37206708302" calcext:value-type="float">
            <text:p>37206708302</text:p>
          </table:table-cell>
          <table:table-cell table:formula="of:=[.F1727]&gt;[.B17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34-s669547585c91937967.ukp</text:p>
          </table:table-cell>
          <table:table-cell office:value-type="float" office:value="447.87329" calcext:value-type="float">
            <text:p>447.87329</text:p>
          </table:table-cell>
          <table:table-cell office:value-type="float" office:value="447.69" calcext:value-type="float">
            <text:p>447.69</text:p>
          </table:table-cell>
          <table:table-cell office:value-type="float" office:value="273216" calcext:value-type="float">
            <text:p>273216</text:p>
          </table:table-cell>
          <table:table-cell office:value-type="float" office:value="46159504690" calcext:value-type="float">
            <text:p>46159504690</text:p>
          </table:table-cell>
          <table:table-cell office:value-type="float" office:value="539.44661" calcext:value-type="float">
            <text:p>539.44661</text:p>
          </table:table-cell>
          <table:table-cell office:value-type="float" office:value="539.16" calcext:value-type="float">
            <text:p>539.16</text:p>
          </table:table-cell>
          <table:table-cell office:value-type="float" office:value="557416" calcext:value-type="float">
            <text:p>557416</text:p>
          </table:table-cell>
          <table:table-cell office:value-type="float" office:value="46159504690" calcext:value-type="float">
            <text:p>46159504690</text:p>
          </table:table-cell>
          <table:table-cell table:formula="of:=[.F1728]&gt;[.B17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11-s586238258c33946088.ukp</text:p>
          </table:table-cell>
          <table:table-cell office:value-type="float" office:value="12.4" calcext:value-type="float">
            <text:p>12.4</text:p>
          </table:table-cell>
          <table:table-cell office:value-type="float" office:value="12.41" calcext:value-type="float">
            <text:p>12.41</text:p>
          </table:table-cell>
          <table:table-cell office:value-type="float" office:value="60736" calcext:value-type="float">
            <text:p>60736</text:p>
          </table:table-cell>
          <table:table-cell office:value-type="float" office:value="16996754529" calcext:value-type="float">
            <text:p>16996754529</text:p>
          </table:table-cell>
          <table:table-cell office:value-type="float" office:value="539.97661" calcext:value-type="float">
            <text:p>539.97661</text:p>
          </table:table-cell>
          <table:table-cell office:value-type="float" office:value="539.62" calcext:value-type="float">
            <text:p>539.62</text:p>
          </table:table-cell>
          <table:table-cell office:value-type="float" office:value="190476" calcext:value-type="float">
            <text:p>190476</text:p>
          </table:table-cell>
          <table:table-cell office:value-type="float" office:value="16996754529" calcext:value-type="float">
            <text:p>16996754529</text:p>
          </table:table-cell>
          <table:table-cell table:formula="of:=[.F1729]&gt;[.B17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42-s149558978c3114824.ukp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14684" calcext:value-type="float">
            <text:p>14684</text:p>
          </table:table-cell>
          <table:table-cell office:value-type="float" office:value="1544658636" calcext:value-type="float">
            <text:p>1544658636</text:p>
          </table:table-cell>
          <table:table-cell office:value-type="float" office:value="540.14328" calcext:value-type="float">
            <text:p>540.14328</text:p>
          </table:table-cell>
          <table:table-cell office:value-type="float" office:value="539.77" calcext:value-type="float">
            <text:p>539.77</text:p>
          </table:table-cell>
          <table:table-cell office:value-type="float" office:value="58136" calcext:value-type="float">
            <text:p>58136</text:p>
          </table:table-cell>
          <table:table-cell office:value-type="float" office:value="1544658636" calcext:value-type="float">
            <text:p>1544658636</text:p>
          </table:table-cell>
          <table:table-cell table:formula="of:=[.F1730]&gt;[.B17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48-s569030747c2551248.ukp</text:p>
          </table:table-cell>
          <table:table-cell office:value-type="float" office:value="325.97997" calcext:value-type="float">
            <text:p>325.97997</text:p>
          </table:table-cell>
          <table:table-cell office:value-type="float" office:value="325.77" calcext:value-type="float">
            <text:p>325.77</text:p>
          </table:table-cell>
          <table:table-cell office:value-type="float" office:value="54420" calcext:value-type="float">
            <text:p>54420</text:p>
          </table:table-cell>
          <table:table-cell office:value-type="float" office:value="1147225040" calcext:value-type="float">
            <text:p>1147225040</text:p>
          </table:table-cell>
          <table:table-cell office:value-type="float" office:value="540.36995" calcext:value-type="float">
            <text:p>540.36995</text:p>
          </table:table-cell>
          <table:table-cell office:value-type="float" office:value="539.98" calcext:value-type="float">
            <text:p>539.98</text:p>
          </table:table-cell>
          <table:table-cell office:value-type="float" office:value="51544" calcext:value-type="float">
            <text:p>51544</text:p>
          </table:table-cell>
          <table:table-cell office:value-type="float" office:value="1147225040" calcext:value-type="float">
            <text:p>1147225040</text:p>
          </table:table-cell>
          <table:table-cell table:formula="of:=[.F1731]&gt;[.B17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69-s235930013c86150538.ukp</text:p>
          </table:table-cell>
          <table:table-cell office:value-type="float" office:value="4.29" calcext:value-type="float">
            <text:p>4.29</text:p>
          </table:table-cell>
          <table:table-cell office:value-type="float" office:value="4.31" calcext:value-type="float">
            <text:p>4.31</text:p>
          </table:table-cell>
          <table:table-cell office:value-type="float" office:value="48552" calcext:value-type="float">
            <text:p>48552</text:p>
          </table:table-cell>
          <table:table-cell office:value-type="float" office:value="43218209098" calcext:value-type="float">
            <text:p>43218209098</text:p>
          </table:table-cell>
          <table:table-cell office:value-type="float" office:value="540.58995" calcext:value-type="float">
            <text:p>540.58995</text:p>
          </table:table-cell>
          <table:table-cell office:value-type="float" office:value="540.2" calcext:value-type="float">
            <text:p>540.2</text:p>
          </table:table-cell>
          <table:table-cell office:value-type="float" office:value="194476" calcext:value-type="float">
            <text:p>194476</text:p>
          </table:table-cell>
          <table:table-cell office:value-type="float" office:value="43218209098" calcext:value-type="float">
            <text:p>43218209098</text:p>
          </table:table-cell>
          <table:table-cell table:formula="of:=[.F1732]&gt;[.B17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65-s562005415c9509004.ukp</text:p>
          </table:table-cell>
          <table:table-cell office:value-type="float" office:value="93.27666" calcext:value-type="float">
            <text:p>93.27666</text:p>
          </table:table-cell>
          <table:table-cell office:value-type="float" office:value="93.24" calcext:value-type="float">
            <text:p>93.24</text:p>
          </table:table-cell>
          <table:table-cell office:value-type="float" office:value="41028" calcext:value-type="float">
            <text:p>41028</text:p>
          </table:table-cell>
          <table:table-cell office:value-type="float" office:value="4665922410" calcext:value-type="float">
            <text:p>4665922410</text:p>
          </table:table-cell>
          <table:table-cell office:value-type="float" office:value="540.68661" calcext:value-type="float">
            <text:p>540.68661</text:p>
          </table:table-cell>
          <table:table-cell office:value-type="float" office:value="540.36" calcext:value-type="float">
            <text:p>540.36</text:p>
          </table:table-cell>
          <table:table-cell office:value-type="float" office:value="62432" calcext:value-type="float">
            <text:p>62432</text:p>
          </table:table-cell>
          <table:table-cell office:value-type="float" office:value="4665922410" calcext:value-type="float">
            <text:p>4665922410</text:p>
          </table:table-cell>
          <table:table-cell table:formula="of:=[.F1733]&gt;[.B17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74-s478569737c39371843.ukp</text:p>
          </table:table-cell>
          <table:table-cell office:value-type="float" office:value="159.21665" calcext:value-type="float">
            <text:p>159.21665</text:p>
          </table:table-cell>
          <table:table-cell office:value-type="float" office:value="159.14" calcext:value-type="float">
            <text:p>159.14</text:p>
          </table:table-cell>
          <table:table-cell office:value-type="float" office:value="83380" calcext:value-type="float">
            <text:p>83380</text:p>
          </table:table-cell>
          <table:table-cell office:value-type="float" office:value="19638270292" calcext:value-type="float">
            <text:p>19638270292</text:p>
          </table:table-cell>
          <table:table-cell office:value-type="float" office:value="541.27661" calcext:value-type="float">
            <text:p>541.27661</text:p>
          </table:table-cell>
          <table:table-cell office:value-type="float" office:value="540.94" calcext:value-type="float">
            <text:p>540.94</text:p>
          </table:table-cell>
          <table:table-cell office:value-type="float" office:value="123272" calcext:value-type="float">
            <text:p>123272</text:p>
          </table:table-cell>
          <table:table-cell office:value-type="float" office:value="19638270292" calcext:value-type="float">
            <text:p>19638270292</text:p>
          </table:table-cell>
          <table:table-cell table:formula="of:=[.F1734]&gt;[.B17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31-s871698101c49704463.ukp</text:p>
          </table:table-cell>
          <table:table-cell office:value-type="float" office:value="32.68666" calcext:value-type="float">
            <text:p>32.68666</text:p>
          </table:table-cell>
          <table:table-cell office:value-type="float" office:value="32.71" calcext:value-type="float">
            <text:p>32.71</text:p>
          </table:table-cell>
          <table:table-cell office:value-type="float" office:value="104704" calcext:value-type="float">
            <text:p>104704</text:p>
          </table:table-cell>
          <table:table-cell office:value-type="float" office:value="24884225459" calcext:value-type="float">
            <text:p>24884225459</text:p>
          </table:table-cell>
          <table:table-cell office:value-type="float" office:value="541.54328" calcext:value-type="float">
            <text:p>541.54328</text:p>
          </table:table-cell>
          <table:table-cell office:value-type="float" office:value="541.18" calcext:value-type="float">
            <text:p>541.18</text:p>
          </table:table-cell>
          <table:table-cell office:value-type="float" office:value="198096" calcext:value-type="float">
            <text:p>198096</text:p>
          </table:table-cell>
          <table:table-cell office:value-type="float" office:value="24884225459" calcext:value-type="float">
            <text:p>24884225459</text:p>
          </table:table-cell>
          <table:table-cell table:formula="of:=[.F1735]&gt;[.B17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69-s918500202c75866728.ukp</text:p>
          </table:table-cell>
          <table:table-cell office:value-type="float" office:value="11.49667" calcext:value-type="float">
            <text:p>11.49667</text:p>
          </table:table-cell>
          <table:table-cell office:value-type="float" office:value="11.52" calcext:value-type="float">
            <text:p>11.52</text:p>
          </table:table-cell>
          <table:table-cell office:value-type="float" office:value="90880" calcext:value-type="float">
            <text:p>90880</text:p>
          </table:table-cell>
          <table:table-cell office:value-type="float" office:value="38043097333" calcext:value-type="float">
            <text:p>38043097333</text:p>
          </table:table-cell>
          <table:table-cell office:value-type="float" office:value="541.54328" calcext:value-type="float">
            <text:p>541.54328</text:p>
          </table:table-cell>
          <table:table-cell office:value-type="float" office:value="541.22" calcext:value-type="float">
            <text:p>541.22</text:p>
          </table:table-cell>
          <table:table-cell office:value-type="float" office:value="371440" calcext:value-type="float">
            <text:p>371440</text:p>
          </table:table-cell>
          <table:table-cell office:value-type="float" office:value="38043097333" calcext:value-type="float">
            <text:p>38043097333</text:p>
          </table:table-cell>
          <table:table-cell table:formula="of:=[.F1736]&gt;[.B17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18-s727403291c12535833.ukp</text:p>
          </table:table-cell>
          <table:table-cell office:value-type="float" office:value="51.19666" calcext:value-type="float">
            <text:p>51.19666</text:p>
          </table:table-cell>
          <table:table-cell office:value-type="float" office:value="51.18" calcext:value-type="float">
            <text:p>51.18</text:p>
          </table:table-cell>
          <table:table-cell office:value-type="float" office:value="56856" calcext:value-type="float">
            <text:p>56856</text:p>
          </table:table-cell>
          <table:table-cell office:value-type="float" office:value="6196157329" calcext:value-type="float">
            <text:p>6196157329</text:p>
          </table:table-cell>
          <table:table-cell office:value-type="float" office:value="543.93661" calcext:value-type="float">
            <text:p>543.93661</text:p>
          </table:table-cell>
          <table:table-cell office:value-type="float" office:value="543.55" calcext:value-type="float">
            <text:p>543.55</text:p>
          </table:table-cell>
          <table:table-cell office:value-type="float" office:value="81044" calcext:value-type="float">
            <text:p>81044</text:p>
          </table:table-cell>
          <table:table-cell office:value-type="float" office:value="6196157329" calcext:value-type="float">
            <text:p>6196157329</text:p>
          </table:table-cell>
          <table:table-cell table:formula="of:=[.F1737]&gt;[.B17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30-s16136692c9887500.ukp</text:p>
          </table:table-cell>
          <table:table-cell office:value-type="float" office:value="232.29331" calcext:value-type="float">
            <text:p>232.29331</text:p>
          </table:table-cell>
          <table:table-cell office:value-type="float" office:value="232.14" calcext:value-type="float">
            <text:p>232.14</text:p>
          </table:table-cell>
          <table:table-cell office:value-type="float" office:value="58536" calcext:value-type="float">
            <text:p>58536</text:p>
          </table:table-cell>
          <table:table-cell office:value-type="float" office:value="4839573341" calcext:value-type="float">
            <text:p>4839573341</text:p>
          </table:table-cell>
          <table:table-cell office:value-type="float" office:value="544.86661" calcext:value-type="float">
            <text:p>544.86661</text:p>
          </table:table-cell>
          <table:table-cell office:value-type="float" office:value="544.57" calcext:value-type="float">
            <text:p>544.57</text:p>
          </table:table-cell>
          <table:table-cell office:value-type="float" office:value="71728" calcext:value-type="float">
            <text:p>71728</text:p>
          </table:table-cell>
          <table:table-cell office:value-type="float" office:value="4839573341" calcext:value-type="float">
            <text:p>4839573341</text:p>
          </table:table-cell>
          <table:table-cell table:formula="of:=[.F1738]&gt;[.B17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23-s787365902c55621054.ukp</text:p>
          </table:table-cell>
          <table:table-cell office:value-type="float" office:value="98.22999" calcext:value-type="float">
            <text:p>98.22999</text:p>
          </table:table-cell>
          <table:table-cell office:value-type="float" office:value="98.19" calcext:value-type="float">
            <text:p>98.19</text:p>
          </table:table-cell>
          <table:table-cell office:value-type="float" office:value="186268" calcext:value-type="float">
            <text:p>186268</text:p>
          </table:table-cell>
          <table:table-cell office:value-type="float" office:value="27923566189" calcext:value-type="float">
            <text:p>27923566189</text:p>
          </table:table-cell>
          <table:table-cell office:value-type="float" office:value="545.17328" calcext:value-type="float">
            <text:p>545.17328</text:p>
          </table:table-cell>
          <table:table-cell office:value-type="float" office:value="544.78" calcext:value-type="float">
            <text:p>544.78</text:p>
          </table:table-cell>
          <table:table-cell office:value-type="float" office:value="243560" calcext:value-type="float">
            <text:p>243560</text:p>
          </table:table-cell>
          <table:table-cell office:value-type="float" office:value="27923566189" calcext:value-type="float">
            <text:p>27923566189</text:p>
          </table:table-cell>
          <table:table-cell table:formula="of:=[.F1739]&gt;[.B17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94-s78094432c59965920.ukp</text:p>
          </table:table-cell>
          <table:table-cell office:value-type="float" office:value="231.08331" calcext:value-type="float">
            <text:p>231.08331</text:p>
          </table:table-cell>
          <table:table-cell office:value-type="float" office:value="230.95" calcext:value-type="float">
            <text:p>230.95</text:p>
          </table:table-cell>
          <table:table-cell office:value-type="float" office:value="169900" calcext:value-type="float">
            <text:p>169900</text:p>
          </table:table-cell>
          <table:table-cell office:value-type="float" office:value="29974137304" calcext:value-type="float">
            <text:p>29974137304</text:p>
          </table:table-cell>
          <table:table-cell office:value-type="float" office:value="545.21995" calcext:value-type="float">
            <text:p>545.21995</text:p>
          </table:table-cell>
          <table:table-cell office:value-type="float" office:value="544.86" calcext:value-type="float">
            <text:p>544.86</text:p>
          </table:table-cell>
          <table:table-cell office:value-type="float" office:value="200440" calcext:value-type="float">
            <text:p>200440</text:p>
          </table:table-cell>
          <table:table-cell office:value-type="float" office:value="29974137304" calcext:value-type="float">
            <text:p>29974137304</text:p>
          </table:table-cell>
          <table:table-cell table:formula="of:=[.F1740]&gt;[.B17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00-s726001211c19899175.ukp</text:p>
          </table:table-cell>
          <table:table-cell office:value-type="float" office:value="205.73331" calcext:value-type="float">
            <text:p>205.73331</text:p>
          </table:table-cell>
          <table:table-cell office:value-type="float" office:value="205.62" calcext:value-type="float">
            <text:p>205.62</text:p>
          </table:table-cell>
          <table:table-cell office:value-type="float" office:value="73428" calcext:value-type="float">
            <text:p>73428</text:p>
          </table:table-cell>
          <table:table-cell office:value-type="float" office:value="9859868291" calcext:value-type="float">
            <text:p>9859868291</text:p>
          </table:table-cell>
          <table:table-cell office:value-type="float" office:value="545.26995" calcext:value-type="float">
            <text:p>545.26995</text:p>
          </table:table-cell>
          <table:table-cell office:value-type="float" office:value="545.13" calcext:value-type="float">
            <text:p>545.13</text:p>
          </table:table-cell>
          <table:table-cell office:value-type="float" office:value="98200" calcext:value-type="float">
            <text:p>98200</text:p>
          </table:table-cell>
          <table:table-cell office:value-type="float" office:value="9859868291" calcext:value-type="float">
            <text:p>9859868291</text:p>
          </table:table-cell>
          <table:table-cell table:formula="of:=[.F1741]&gt;[.B17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86-s133188677c83522026.ukp</text:p>
          </table:table-cell>
          <table:table-cell office:value-type="float" office:value="419.78663" calcext:value-type="float">
            <text:p>419.78663</text:p>
          </table:table-cell>
          <table:table-cell office:value-type="float" office:value="419.57" calcext:value-type="float">
            <text:p>419.57</text:p>
          </table:table-cell>
          <table:table-cell office:value-type="float" office:value="290516" calcext:value-type="float">
            <text:p>290516</text:p>
          </table:table-cell>
          <table:table-cell office:value-type="float" office:value="41801344356" calcext:value-type="float">
            <text:p>41801344356</text:p>
          </table:table-cell>
          <table:table-cell office:value-type="float" office:value="546.04328" calcext:value-type="float">
            <text:p>546.04328</text:p>
          </table:table-cell>
          <table:table-cell office:value-type="float" office:value="545.82" calcext:value-type="float">
            <text:p>545.82</text:p>
          </table:table-cell>
          <table:table-cell office:value-type="float" office:value="324896" calcext:value-type="float">
            <text:p>324896</text:p>
          </table:table-cell>
          <table:table-cell office:value-type="float" office:value="41801344356" calcext:value-type="float">
            <text:p>41801344356</text:p>
          </table:table-cell>
          <table:table-cell table:formula="of:=[.F1742]&gt;[.B17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67-s503963159c84856064.ukp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27" calcext:value-type="float">
            <text:p>0.27</text:p>
          </table:table-cell>
          <table:table-cell office:value-type="float" office:value="53248" calcext:value-type="float">
            <text:p>53248</text:p>
          </table:table-cell>
          <table:table-cell office:value-type="float" office:value="42603597911" calcext:value-type="float">
            <text:p>42603597911</text:p>
          </table:table-cell>
          <table:table-cell office:value-type="float" office:value="546.17661" calcext:value-type="float">
            <text:p>546.17661</text:p>
          </table:table-cell>
          <table:table-cell office:value-type="float" office:value="545.8" calcext:value-type="float">
            <text:p>545.8</text:p>
          </table:table-cell>
          <table:table-cell office:value-type="float" office:value="214660" calcext:value-type="float">
            <text:p>214660</text:p>
          </table:table-cell>
          <table:table-cell office:value-type="float" office:value="42603597911" calcext:value-type="float">
            <text:p>42603597911</text:p>
          </table:table-cell>
          <table:table-cell table:formula="of:=[.F1743]&gt;[.B17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1-s262685617c62864809.ukp</text:p>
          </table:table-cell>
          <table:table-cell office:value-type="float" office:value="193.28665" calcext:value-type="float">
            <text:p>193.28665</text:p>
          </table:table-cell>
          <table:table-cell office:value-type="float" office:value="193.17" calcext:value-type="float">
            <text:p>193.17</text:p>
          </table:table-cell>
          <table:table-cell office:value-type="float" office:value="191592" calcext:value-type="float">
            <text:p>191592</text:p>
          </table:table-cell>
          <table:table-cell office:value-type="float" office:value="31430869759" calcext:value-type="float">
            <text:p>31430869759</text:p>
          </table:table-cell>
          <table:table-cell office:value-type="float" office:value="546.60661" calcext:value-type="float">
            <text:p>546.60661</text:p>
          </table:table-cell>
          <table:table-cell office:value-type="float" office:value="546.25" calcext:value-type="float">
            <text:p>546.25</text:p>
          </table:table-cell>
          <table:table-cell office:value-type="float" office:value="223460" calcext:value-type="float">
            <text:p>223460</text:p>
          </table:table-cell>
          <table:table-cell office:value-type="float" office:value="31430869759" calcext:value-type="float">
            <text:p>31430869759</text:p>
          </table:table-cell>
          <table:table-cell table:formula="of:=[.F1744]&gt;[.B17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70-s659803863c44269350.ukp</text:p>
          </table:table-cell>
          <table:table-cell office:value-type="float" office:value="16.29" calcext:value-type="float">
            <text:p>16.29</text:p>
          </table:table-cell>
          <table:table-cell office:value-type="float" office:value="16.31" calcext:value-type="float">
            <text:p>16.31</text:p>
          </table:table-cell>
          <table:table-cell office:value-type="float" office:value="91448" calcext:value-type="float">
            <text:p>91448</text:p>
          </table:table-cell>
          <table:table-cell office:value-type="float" office:value="22165415336" calcext:value-type="float">
            <text:p>22165415336</text:p>
          </table:table-cell>
          <table:table-cell office:value-type="float" office:value="546.65328" calcext:value-type="float">
            <text:p>546.65328</text:p>
          </table:table-cell>
          <table:table-cell office:value-type="float" office:value="546.31" calcext:value-type="float">
            <text:p>546.31</text:p>
          </table:table-cell>
          <table:table-cell office:value-type="float" office:value="235340" calcext:value-type="float">
            <text:p>235340</text:p>
          </table:table-cell>
          <table:table-cell office:value-type="float" office:value="22165415336" calcext:value-type="float">
            <text:p>22165415336</text:p>
          </table:table-cell>
          <table:table-cell table:formula="of:=[.F1745]&gt;[.B17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96-s685946136c46567863.ukp</text:p>
          </table:table-cell>
          <table:table-cell office:value-type="float" office:value="15.91667" calcext:value-type="float">
            <text:p>15.91667</text:p>
          </table:table-cell>
          <table:table-cell office:value-type="float" office:value="15.93" calcext:value-type="float">
            <text:p>15.93</text:p>
          </table:table-cell>
          <table:table-cell office:value-type="float" office:value="43316" calcext:value-type="float">
            <text:p>43316</text:p>
          </table:table-cell>
          <table:table-cell office:value-type="float" office:value="23380063346" calcext:value-type="float">
            <text:p>23380063346</text:p>
          </table:table-cell>
          <table:table-cell office:value-type="float" office:value="546.97995" calcext:value-type="float">
            <text:p>546.97995</text:p>
          </table:table-cell>
          <table:table-cell office:value-type="float" office:value="546.62" calcext:value-type="float">
            <text:p>546.62</text:p>
          </table:table-cell>
          <table:table-cell office:value-type="float" office:value="255276" calcext:value-type="float">
            <text:p>255276</text:p>
          </table:table-cell>
          <table:table-cell office:value-type="float" office:value="23380063346" calcext:value-type="float">
            <text:p>23380063346</text:p>
          </table:table-cell>
          <table:table-cell table:formula="of:=[.F1746]&gt;[.B17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80-s360265767c89078114.ukp</text:p>
          </table:table-cell>
          <table:table-cell office:value-type="float" office:value="296.62664" calcext:value-type="float">
            <text:p>296.62664</text:p>
          </table:table-cell>
          <table:table-cell office:value-type="float" office:value="296.44" calcext:value-type="float">
            <text:p>296.44</text:p>
          </table:table-cell>
          <table:table-cell office:value-type="float" office:value="299804" calcext:value-type="float">
            <text:p>299804</text:p>
          </table:table-cell>
          <table:table-cell office:value-type="float" office:value="44722009279" calcext:value-type="float">
            <text:p>44722009279</text:p>
          </table:table-cell>
          <table:table-cell office:value-type="float" office:value="548.25661" calcext:value-type="float">
            <text:p>548.25661</text:p>
          </table:table-cell>
          <table:table-cell office:value-type="float" office:value="547.89" calcext:value-type="float">
            <text:p>547.89</text:p>
          </table:table-cell>
          <table:table-cell office:value-type="float" office:value="452584" calcext:value-type="float">
            <text:p>452584</text:p>
          </table:table-cell>
          <table:table-cell office:value-type="float" office:value="44722009279" calcext:value-type="float">
            <text:p>44722009279</text:p>
          </table:table-cell>
          <table:table-cell table:formula="of:=[.F1747]&gt;[.B17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85-s985161383c79427278.ukp</text:p>
          </table:table-cell>
          <table:table-cell office:value-type="float" office:value="224.38331" calcext:value-type="float">
            <text:p>224.38331</text:p>
          </table:table-cell>
          <table:table-cell office:value-type="float" office:value="224.27" calcext:value-type="float">
            <text:p>224.27</text:p>
          </table:table-cell>
          <table:table-cell office:value-type="float" office:value="271604" calcext:value-type="float">
            <text:p>271604</text:p>
          </table:table-cell>
          <table:table-cell office:value-type="float" office:value="39744712963" calcext:value-type="float">
            <text:p>39744712963</text:p>
          </table:table-cell>
          <table:table-cell office:value-type="float" office:value="548.40661" calcext:value-type="float">
            <text:p>548.40661</text:p>
          </table:table-cell>
          <table:table-cell office:value-type="float" office:value="548.02" calcext:value-type="float">
            <text:p>548.02</text:p>
          </table:table-cell>
          <table:table-cell office:value-type="float" office:value="307384" calcext:value-type="float">
            <text:p>307384</text:p>
          </table:table-cell>
          <table:table-cell office:value-type="float" office:value="39744712963" calcext:value-type="float">
            <text:p>39744712963</text:p>
          </table:table-cell>
          <table:table-cell table:formula="of:=[.F1748]&gt;[.B17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25-s203306834c48035418.ukp</text:p>
          </table:table-cell>
          <table:table-cell office:value-type="float" office:value="4.92333" calcext:value-type="float">
            <text:p>4.92333</text:p>
          </table:table-cell>
          <table:table-cell office:value-type="float" office:value="4.93" calcext:value-type="float">
            <text:p>4.93</text:p>
          </table:table-cell>
          <table:table-cell office:value-type="float" office:value="50556" calcext:value-type="float">
            <text:p>50556</text:p>
          </table:table-cell>
          <table:table-cell office:value-type="float" office:value="24086354752" calcext:value-type="float">
            <text:p>24086354752</text:p>
          </table:table-cell>
          <table:table-cell office:value-type="float" office:value="548.52328" calcext:value-type="float">
            <text:p>548.52328</text:p>
          </table:table-cell>
          <table:table-cell office:value-type="float" office:value="548.17" calcext:value-type="float">
            <text:p>548.17</text:p>
          </table:table-cell>
          <table:table-cell office:value-type="float" office:value="186456" calcext:value-type="float">
            <text:p>186456</text:p>
          </table:table-cell>
          <table:table-cell office:value-type="float" office:value="24086354752" calcext:value-type="float">
            <text:p>24086354752</text:p>
          </table:table-cell>
          <table:table-cell table:formula="of:=[.F1749]&gt;[.B17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04-s227337887c21107341.ukp</text:p>
          </table:table-cell>
          <table:table-cell office:value-type="float" office:value="63.41333" calcext:value-type="float">
            <text:p>63.41333</text:p>
          </table:table-cell>
          <table:table-cell office:value-type="float" office:value="63.38" calcext:value-type="float">
            <text:p>63.38</text:p>
          </table:table-cell>
          <table:table-cell office:value-type="float" office:value="65676" calcext:value-type="float">
            <text:p>65676</text:p>
          </table:table-cell>
          <table:table-cell office:value-type="float" office:value="10494313666" calcext:value-type="float">
            <text:p>10494313666</text:p>
          </table:table-cell>
          <table:table-cell office:value-type="float" office:value="549.22995" calcext:value-type="float">
            <text:p>549.22995</text:p>
          </table:table-cell>
          <table:table-cell office:value-type="float" office:value="548.95" calcext:value-type="float">
            <text:p>548.95</text:p>
          </table:table-cell>
          <table:table-cell office:value-type="float" office:value="99660" calcext:value-type="float">
            <text:p>99660</text:p>
          </table:table-cell>
          <table:table-cell office:value-type="float" office:value="10494313666" calcext:value-type="float">
            <text:p>10494313666</text:p>
          </table:table-cell>
          <table:table-cell table:formula="of:=[.F1750]&gt;[.B17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74-s971450924c94225029.ukp</text:p>
          </table:table-cell>
          <table:table-cell office:value-type="float" office:value="39.71666" calcext:value-type="float">
            <text:p>39.71666</text:p>
          </table:table-cell>
          <table:table-cell office:value-type="float" office:value="39.71" calcext:value-type="float">
            <text:p>39.71</text:p>
          </table:table-cell>
          <table:table-cell office:value-type="float" office:value="60516" calcext:value-type="float">
            <text:p>60516</text:p>
          </table:table-cell>
          <table:table-cell office:value-type="float" office:value="47306587712" calcext:value-type="float">
            <text:p>47306587712</text:p>
          </table:table-cell>
          <table:table-cell office:value-type="float" office:value="549.46995" calcext:value-type="float">
            <text:p>549.46995</text:p>
          </table:table-cell>
          <table:table-cell office:value-type="float" office:value="549.22" calcext:value-type="float">
            <text:p>549.22</text:p>
          </table:table-cell>
          <table:table-cell office:value-type="float" office:value="361200" calcext:value-type="float">
            <text:p>361200</text:p>
          </table:table-cell>
          <table:table-cell office:value-type="float" office:value="47306587712" calcext:value-type="float">
            <text:p>47306587712</text:p>
          </table:table-cell>
          <table:table-cell table:formula="of:=[.F1751]&gt;[.B17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81-s349395051c54997611.ukp</text:p>
          </table:table-cell>
          <table:table-cell office:value-type="float" office:value="21.98333" calcext:value-type="float">
            <text:p>21.98333</text:p>
          </table:table-cell>
          <table:table-cell office:value-type="float" office:value="21.99" calcext:value-type="float">
            <text:p>21.99</text:p>
          </table:table-cell>
          <table:table-cell office:value-type="float" office:value="39240" calcext:value-type="float">
            <text:p>39240</text:p>
          </table:table-cell>
          <table:table-cell office:value-type="float" office:value="27612444874" calcext:value-type="float">
            <text:p>27612444874</text:p>
          </table:table-cell>
          <table:table-cell office:value-type="float" office:value="550.46328" calcext:value-type="float">
            <text:p>550.46328</text:p>
          </table:table-cell>
          <table:table-cell office:value-type="float" office:value="550.07" calcext:value-type="float">
            <text:p>550.07</text:p>
          </table:table-cell>
          <table:table-cell office:value-type="float" office:value="175316" calcext:value-type="float">
            <text:p>175316</text:p>
          </table:table-cell>
          <table:table-cell office:value-type="float" office:value="27612444874" calcext:value-type="float">
            <text:p>27612444874</text:p>
          </table:table-cell>
          <table:table-cell table:formula="of:=[.F1752]&gt;[.B17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01-s777137311c31099542.ukp</text:p>
          </table:table-cell>
          <table:table-cell office:value-type="float" office:value="104.95332" calcext:value-type="float">
            <text:p>104.95332</text:p>
          </table:table-cell>
          <table:table-cell office:value-type="float" office:value="104.92" calcext:value-type="float">
            <text:p>104.92</text:p>
          </table:table-cell>
          <table:table-cell office:value-type="float" office:value="128056" calcext:value-type="float">
            <text:p>128056</text:p>
          </table:table-cell>
          <table:table-cell office:value-type="float" office:value="15496505692" calcext:value-type="float">
            <text:p>15496505692</text:p>
          </table:table-cell>
          <table:table-cell office:value-type="float" office:value="551.61661" calcext:value-type="float">
            <text:p>551.61661</text:p>
          </table:table-cell>
          <table:table-cell office:value-type="float" office:value="551.31" calcext:value-type="float">
            <text:p>551.31</text:p>
          </table:table-cell>
          <table:table-cell office:value-type="float" office:value="161988" calcext:value-type="float">
            <text:p>161988</text:p>
          </table:table-cell>
          <table:table-cell office:value-type="float" office:value="15496505692" calcext:value-type="float">
            <text:p>15496505692</text:p>
          </table:table-cell>
          <table:table-cell table:formula="of:=[.F1753]&gt;[.B17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28-s358804843c85306004.ukp</text:p>
          </table:table-cell>
          <table:table-cell office:value-type="float" office:value="509.37995" calcext:value-type="float">
            <text:p>509.37995</text:p>
          </table:table-cell>
          <table:table-cell office:value-type="float" office:value="509.12" calcext:value-type="float">
            <text:p>509.12</text:p>
          </table:table-cell>
          <table:table-cell office:value-type="float" office:value="196392" calcext:value-type="float">
            <text:p>196392</text:p>
          </table:table-cell>
          <table:table-cell office:value-type="float" office:value="42829650757" calcext:value-type="float">
            <text:p>42829650757</text:p>
          </table:table-cell>
          <table:table-cell office:value-type="float" office:value="551.83328" calcext:value-type="float">
            <text:p>551.83328</text:p>
          </table:table-cell>
          <table:table-cell office:value-type="float" office:value="551.46" calcext:value-type="float">
            <text:p>551.46</text:p>
          </table:table-cell>
          <table:table-cell office:value-type="float" office:value="385332" calcext:value-type="float">
            <text:p>385332</text:p>
          </table:table-cell>
          <table:table-cell office:value-type="float" office:value="42829650757" calcext:value-type="float">
            <text:p>42829650757</text:p>
          </table:table-cell>
          <table:table-cell table:formula="of:=[.F1754]&gt;[.B17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40-s102994897c16560005.ukp</text:p>
          </table:table-cell>
          <table:table-cell office:value-type="float" office:value="1.42" calcext:value-type="float">
            <text:p>1.42</text:p>
          </table:table-cell>
          <table:table-cell office:value-type="float" office:value="1.43" calcext:value-type="float">
            <text:p>1.43</text:p>
          </table:table-cell>
          <table:table-cell office:value-type="float" office:value="21168" calcext:value-type="float">
            <text:p>21168</text:p>
          </table:table-cell>
          <table:table-cell office:value-type="float" office:value="8296707488" calcext:value-type="float">
            <text:p>8296707488</text:p>
          </table:table-cell>
          <table:table-cell office:value-type="float" office:value="552.08328" calcext:value-type="float">
            <text:p>552.08328</text:p>
          </table:table-cell>
          <table:table-cell office:value-type="float" office:value="551.88" calcext:value-type="float">
            <text:p>551.88</text:p>
          </table:table-cell>
          <table:table-cell office:value-type="float" office:value="95612" calcext:value-type="float">
            <text:p>95612</text:p>
          </table:table-cell>
          <table:table-cell office:value-type="float" office:value="8296707488" calcext:value-type="float">
            <text:p>8296707488</text:p>
          </table:table-cell>
          <table:table-cell table:formula="of:=[.F1755]&gt;[.B17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74-s890735735c57677488.ukp</text:p>
          </table:table-cell>
          <table:table-cell office:value-type="float" office:value="62.38333" calcext:value-type="float">
            <text:p>62.38333</text:p>
          </table:table-cell>
          <table:table-cell office:value-type="float" office:value="62.35" calcext:value-type="float">
            <text:p>62.35</text:p>
          </table:table-cell>
          <table:table-cell office:value-type="float" office:value="129284" calcext:value-type="float">
            <text:p>129284</text:p>
          </table:table-cell>
          <table:table-cell office:value-type="float" office:value="28957102112" calcext:value-type="float">
            <text:p>28957102112</text:p>
          </table:table-cell>
          <table:table-cell office:value-type="float" office:value="552.38328" calcext:value-type="float">
            <text:p>552.38328</text:p>
          </table:table-cell>
          <table:table-cell office:value-type="float" office:value="552.01" calcext:value-type="float">
            <text:p>552.01</text:p>
          </table:table-cell>
          <table:table-cell office:value-type="float" office:value="236212" calcext:value-type="float">
            <text:p>236212</text:p>
          </table:table-cell>
          <table:table-cell office:value-type="float" office:value="28957102112" calcext:value-type="float">
            <text:p>28957102112</text:p>
          </table:table-cell>
          <table:table-cell table:formula="of:=[.F1756]&gt;[.B17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45-s120106892c44900743.ukp</text:p>
          </table:table-cell>
          <table:table-cell office:value-type="float" office:value="15.07" calcext:value-type="float">
            <text:p>15.07</text:p>
          </table:table-cell>
          <table:table-cell office:value-type="float" office:value="15.08" calcext:value-type="float">
            <text:p>15.08</text:p>
          </table:table-cell>
          <table:table-cell office:value-type="float" office:value="47352" calcext:value-type="float">
            <text:p>47352</text:p>
          </table:table-cell>
          <table:table-cell office:value-type="float" office:value="22481582237" calcext:value-type="float">
            <text:p>22481582237</text:p>
          </table:table-cell>
          <table:table-cell office:value-type="float" office:value="552.57995" calcext:value-type="float">
            <text:p>552.57995</text:p>
          </table:table-cell>
          <table:table-cell office:value-type="float" office:value="552.29" calcext:value-type="float">
            <text:p>552.29</text:p>
          </table:table-cell>
          <table:table-cell office:value-type="float" office:value="130160" calcext:value-type="float">
            <text:p>130160</text:p>
          </table:table-cell>
          <table:table-cell office:value-type="float" office:value="22481582237" calcext:value-type="float">
            <text:p>22481582237</text:p>
          </table:table-cell>
          <table:table-cell table:formula="of:=[.F1757]&gt;[.B17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29-s504746787c39775972.ukp</text:p>
          </table:table-cell>
          <table:table-cell office:value-type="float" office:value="30.11666" calcext:value-type="float">
            <text:p>30.11666</text:p>
          </table:table-cell>
          <table:table-cell office:value-type="float" office:value="30.13" calcext:value-type="float">
            <text:p>30.13</text:p>
          </table:table-cell>
          <table:table-cell office:value-type="float" office:value="73800" calcext:value-type="float">
            <text:p>73800</text:p>
          </table:table-cell>
          <table:table-cell office:value-type="float" office:value="19902043377" calcext:value-type="float">
            <text:p>19902043377</text:p>
          </table:table-cell>
          <table:table-cell office:value-type="float" office:value="552.95661" calcext:value-type="float">
            <text:p>552.95661</text:p>
          </table:table-cell>
          <table:table-cell office:value-type="float" office:value="552.59" calcext:value-type="float">
            <text:p>552.59</text:p>
          </table:table-cell>
          <table:table-cell office:value-type="float" office:value="176496" calcext:value-type="float">
            <text:p>176496</text:p>
          </table:table-cell>
          <table:table-cell office:value-type="float" office:value="19902043377" calcext:value-type="float">
            <text:p>19902043377</text:p>
          </table:table-cell>
          <table:table-cell table:formula="of:=[.F1758]&gt;[.B17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57-s340363402c16464549.ukp</text:p>
          </table:table-cell>
          <table:table-cell office:value-type="float" office:value="30.72333" calcext:value-type="float">
            <text:p>30.72333</text:p>
          </table:table-cell>
          <table:table-cell office:value-type="float" office:value="30.74" calcext:value-type="float">
            <text:p>30.74</text:p>
          </table:table-cell>
          <table:table-cell office:value-type="float" office:value="50204" calcext:value-type="float">
            <text:p>50204</text:p>
          </table:table-cell>
          <table:table-cell office:value-type="float" office:value="8265561940" calcext:value-type="float">
            <text:p>8265561940</text:p>
          </table:table-cell>
          <table:table-cell office:value-type="float" office:value="553.16328" calcext:value-type="float">
            <text:p>553.16328</text:p>
          </table:table-cell>
          <table:table-cell office:value-type="float" office:value="552.78" calcext:value-type="float">
            <text:p>552.78</text:p>
          </table:table-cell>
          <table:table-cell office:value-type="float" office:value="102792" calcext:value-type="float">
            <text:p>102792</text:p>
          </table:table-cell>
          <table:table-cell office:value-type="float" office:value="8265561940" calcext:value-type="float">
            <text:p>8265561940</text:p>
          </table:table-cell>
          <table:table-cell table:formula="of:=[.F1759]&gt;[.B17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20-s530564065c2493304.ukp</text:p>
          </table:table-cell>
          <table:table-cell office:value-type="float" office:value="194.63331" calcext:value-type="float">
            <text:p>194.63331</text:p>
          </table:table-cell>
          <table:table-cell office:value-type="float" office:value="194.52" calcext:value-type="float">
            <text:p>194.52</text:p>
          </table:table-cell>
          <table:table-cell office:value-type="float" office:value="47956" calcext:value-type="float">
            <text:p>47956</text:p>
          </table:table-cell>
          <table:table-cell office:value-type="float" office:value="1120529940" calcext:value-type="float">
            <text:p>1120529940</text:p>
          </table:table-cell>
          <table:table-cell office:value-type="float" office:value="553.25328" calcext:value-type="float">
            <text:p>553.25328</text:p>
          </table:table-cell>
          <table:table-cell office:value-type="float" office:value="552.87" calcext:value-type="float">
            <text:p>552.87</text:p>
          </table:table-cell>
          <table:table-cell office:value-type="float" office:value="55752" calcext:value-type="float">
            <text:p>55752</text:p>
          </table:table-cell>
          <table:table-cell office:value-type="float" office:value="1120529940" calcext:value-type="float">
            <text:p>1120529940</text:p>
          </table:table-cell>
          <table:table-cell table:formula="of:=[.F1760]&gt;[.B17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86-s54059702c31366487.ukp</text:p>
          </table:table-cell>
          <table:table-cell office:value-type="float" office:value="155.62999" calcext:value-type="float">
            <text:p>155.62999</text:p>
          </table:table-cell>
          <table:table-cell office:value-type="float" office:value="155.55" calcext:value-type="float">
            <text:p>155.55</text:p>
          </table:table-cell>
          <table:table-cell office:value-type="float" office:value="133772" calcext:value-type="float">
            <text:p>133772</text:p>
          </table:table-cell>
          <table:table-cell office:value-type="float" office:value="15620900401" calcext:value-type="float">
            <text:p>15620900401</text:p>
          </table:table-cell>
          <table:table-cell office:value-type="float" office:value="553.26661" calcext:value-type="float">
            <text:p>553.26661</text:p>
          </table:table-cell>
          <table:table-cell office:value-type="float" office:value="553.13" calcext:value-type="float">
            <text:p>553.13</text:p>
          </table:table-cell>
          <table:table-cell office:value-type="float" office:value="173996" calcext:value-type="float">
            <text:p>173996</text:p>
          </table:table-cell>
          <table:table-cell office:value-type="float" office:value="15620900401" calcext:value-type="float">
            <text:p>15620900401</text:p>
          </table:table-cell>
          <table:table-cell table:formula="of:=[.F1761]&gt;[.B17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84-s921541777c44719849.ukp</text:p>
          </table:table-cell>
          <table:table-cell office:value-type="float" office:value="174.49665" calcext:value-type="float">
            <text:p>174.49665</text:p>
          </table:table-cell>
          <table:table-cell office:value-type="float" office:value="174.39" calcext:value-type="float">
            <text:p>174.39</text:p>
          </table:table-cell>
          <table:table-cell office:value-type="float" office:value="154164" calcext:value-type="float">
            <text:p>154164</text:p>
          </table:table-cell>
          <table:table-cell office:value-type="float" office:value="22322281647" calcext:value-type="float">
            <text:p>22322281647</text:p>
          </table:table-cell>
          <table:table-cell office:value-type="float" office:value="553.38995" calcext:value-type="float">
            <text:p>553.38995</text:p>
          </table:table-cell>
          <table:table-cell office:value-type="float" office:value="553.03" calcext:value-type="float">
            <text:p>553.03</text:p>
          </table:table-cell>
          <table:table-cell office:value-type="float" office:value="164036" calcext:value-type="float">
            <text:p>164036</text:p>
          </table:table-cell>
          <table:table-cell office:value-type="float" office:value="22322281647" calcext:value-type="float">
            <text:p>22322281647</text:p>
          </table:table-cell>
          <table:table-cell table:formula="of:=[.F1762]&gt;[.B17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34-s344071035c25018429.ukp</text:p>
          </table:table-cell>
          <table:table-cell office:value-type="float" office:value="2.46" calcext:value-type="float">
            <text:p>2.46</text:p>
          </table:table-cell>
          <table:table-cell office:value-type="float" office:value="2.47" calcext:value-type="float">
            <text:p>2.47</text:p>
          </table:table-cell>
          <table:table-cell office:value-type="float" office:value="25764" calcext:value-type="float">
            <text:p>25764</text:p>
          </table:table-cell>
          <table:table-cell office:value-type="float" office:value="12538161000" calcext:value-type="float">
            <text:p>12538161000</text:p>
          </table:table-cell>
          <table:table-cell office:value-type="float" office:value="553.51328" calcext:value-type="float">
            <text:p>553.51328</text:p>
          </table:table-cell>
          <table:table-cell office:value-type="float" office:value="553.18" calcext:value-type="float">
            <text:p>553.18</text:p>
          </table:table-cell>
          <table:table-cell office:value-type="float" office:value="129072" calcext:value-type="float">
            <text:p>129072</text:p>
          </table:table-cell>
          <table:table-cell office:value-type="float" office:value="12538161000" calcext:value-type="float">
            <text:p>12538161000</text:p>
          </table:table-cell>
          <table:table-cell table:formula="of:=[.F1763]&gt;[.B17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20-s851423352c12502616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4196" calcext:value-type="float">
            <text:p>14196</text:p>
          </table:table-cell>
          <table:table-cell office:value-type="float" office:value="6276961597" calcext:value-type="float">
            <text:p>6276961597</text:p>
          </table:table-cell>
          <table:table-cell office:value-type="float" office:value="553.55994" calcext:value-type="float">
            <text:p>553.55994</text:p>
          </table:table-cell>
          <table:table-cell office:value-type="float" office:value="553.31" calcext:value-type="float">
            <text:p>553.31</text:p>
          </table:table-cell>
          <table:table-cell office:value-type="float" office:value="83436" calcext:value-type="float">
            <text:p>83436</text:p>
          </table:table-cell>
          <table:table-cell office:value-type="float" office:value="6276961597" calcext:value-type="float">
            <text:p>6276961597</text:p>
          </table:table-cell>
          <table:table-cell table:formula="of:=[.F1764]&gt;[.B17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67-s837911274c51264571.ukp</text:p>
          </table:table-cell>
          <table:table-cell office:value-type="float" office:value="0.09333" calcext:value-type="float">
            <text:p>0.09333</text:p>
          </table:table-cell>
          <table:table-cell office:value-type="float" office:value="0.1" calcext:value-type="float">
            <text:p>0.1</text:p>
          </table:table-cell>
          <table:table-cell office:value-type="float" office:value="21180" calcext:value-type="float">
            <text:p>21180</text:p>
          </table:table-cell>
          <table:table-cell office:value-type="float" office:value="25734773350" calcext:value-type="float">
            <text:p>25734773350</text:p>
          </table:table-cell>
          <table:table-cell office:value-type="float" office:value="553.58328" calcext:value-type="float">
            <text:p>553.58328</text:p>
          </table:table-cell>
          <table:table-cell office:value-type="float" office:value="553.21" calcext:value-type="float">
            <text:p>553.21</text:p>
          </table:table-cell>
          <table:table-cell office:value-type="float" office:value="198988" calcext:value-type="float">
            <text:p>198988</text:p>
          </table:table-cell>
          <table:table-cell office:value-type="float" office:value="25734773350" calcext:value-type="float">
            <text:p>25734773350</text:p>
          </table:table-cell>
          <table:table-cell table:formula="of:=[.F1765]&gt;[.B17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60-s920056164c59562386.ukp</text:p>
          </table:table-cell>
          <table:table-cell office:value-type="float" office:value="57.95666" calcext:value-type="float">
            <text:p>57.95666</text:p>
          </table:table-cell>
          <table:table-cell office:value-type="float" office:value="57.92" calcext:value-type="float">
            <text:p>57.92</text:p>
          </table:table-cell>
          <table:table-cell office:value-type="float" office:value="213104" calcext:value-type="float">
            <text:p>213104</text:p>
          </table:table-cell>
          <table:table-cell office:value-type="float" office:value="29902702174" calcext:value-type="float">
            <text:p>29902702174</text:p>
          </table:table-cell>
          <table:table-cell office:value-type="float" office:value="553.64995" calcext:value-type="float">
            <text:p>553.64995</text:p>
          </table:table-cell>
          <table:table-cell office:value-type="float" office:value="553.29" calcext:value-type="float">
            <text:p>553.29</text:p>
          </table:table-cell>
          <table:table-cell office:value-type="float" office:value="279448" calcext:value-type="float">
            <text:p>279448</text:p>
          </table:table-cell>
          <table:table-cell office:value-type="float" office:value="29902702174" calcext:value-type="float">
            <text:p>29902702174</text:p>
          </table:table-cell>
          <table:table-cell table:formula="of:=[.F1766]&gt;[.B17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01-s949050623c35519583.ukp</text:p>
          </table:table-cell>
          <table:table-cell office:value-type="float" office:value="50.88999" calcext:value-type="float">
            <text:p>50.88999</text:p>
          </table:table-cell>
          <table:table-cell office:value-type="float" office:value="50.87" calcext:value-type="float">
            <text:p>50.87</text:p>
          </table:table-cell>
          <table:table-cell office:value-type="float" office:value="57544" calcext:value-type="float">
            <text:p>57544</text:p>
          </table:table-cell>
          <table:table-cell office:value-type="float" office:value="17736198177" calcext:value-type="float">
            <text:p>17736198177</text:p>
          </table:table-cell>
          <table:table-cell office:value-type="float" office:value="554.10995" calcext:value-type="float">
            <text:p>554.10995</text:p>
          </table:table-cell>
          <table:table-cell office:value-type="float" office:value="553.75" calcext:value-type="float">
            <text:p>553.75</text:p>
          </table:table-cell>
          <table:table-cell office:value-type="float" office:value="83304" calcext:value-type="float">
            <text:p>83304</text:p>
          </table:table-cell>
          <table:table-cell office:value-type="float" office:value="17736198177" calcext:value-type="float">
            <text:p>17736198177</text:p>
          </table:table-cell>
          <table:table-cell table:formula="of:=[.F1767]&gt;[.B17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8-s527753500c81942907.ukp</text:p>
          </table:table-cell>
          <table:table-cell office:value-type="float" office:value="0.11333" calcext:value-type="float">
            <text:p>0.11333</text:p>
          </table:table-cell>
          <table:table-cell office:value-type="float" office:value="0.12" calcext:value-type="float">
            <text:p>0.12</text:p>
          </table:table-cell>
          <table:table-cell office:value-type="float" office:value="24168" calcext:value-type="float">
            <text:p>24168</text:p>
          </table:table-cell>
          <table:table-cell office:value-type="float" office:value="41137600320" calcext:value-type="float">
            <text:p>41137600320</text:p>
          </table:table-cell>
          <table:table-cell office:value-type="float" office:value="554.10995" calcext:value-type="float">
            <text:p>554.10995</text:p>
          </table:table-cell>
          <table:table-cell office:value-type="float" office:value="553.75" calcext:value-type="float">
            <text:p>553.75</text:p>
          </table:table-cell>
          <table:table-cell office:value-type="float" office:value="301756" calcext:value-type="float">
            <text:p>301756</text:p>
          </table:table-cell>
          <table:table-cell office:value-type="float" office:value="41137600320" calcext:value-type="float">
            <text:p>41137600320</text:p>
          </table:table-cell>
          <table:table-cell table:formula="of:=[.F1768]&gt;[.B17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61-s357785697c59886533.ukp</text:p>
          </table:table-cell>
          <table:table-cell office:value-type="float" office:value="94.17999" calcext:value-type="float">
            <text:p>94.17999</text:p>
          </table:table-cell>
          <table:table-cell office:value-type="float" office:value="94.13" calcext:value-type="float">
            <text:p>94.13</text:p>
          </table:table-cell>
          <table:table-cell office:value-type="float" office:value="135084" calcext:value-type="float">
            <text:p>135084</text:p>
          </table:table-cell>
          <table:table-cell office:value-type="float" office:value="29959337067" calcext:value-type="float">
            <text:p>29959337067</text:p>
          </table:table-cell>
          <table:table-cell office:value-type="float" office:value="554.61995" calcext:value-type="float">
            <text:p>554.61995</text:p>
          </table:table-cell>
          <table:table-cell office:value-type="float" office:value="554.37" calcext:value-type="float">
            <text:p>554.37</text:p>
          </table:table-cell>
          <table:table-cell office:value-type="float" office:value="181824" calcext:value-type="float">
            <text:p>181824</text:p>
          </table:table-cell>
          <table:table-cell office:value-type="float" office:value="29959337067" calcext:value-type="float">
            <text:p>29959337067</text:p>
          </table:table-cell>
          <table:table-cell table:formula="of:=[.F1769]&gt;[.B17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27-s692094263c43734727.ukp</text:p>
          </table:table-cell>
          <table:table-cell office:value-type="float" office:value="232.68331" calcext:value-type="float">
            <text:p>232.68331</text:p>
          </table:table-cell>
          <table:table-cell office:value-type="float" office:value="232.53" calcext:value-type="float">
            <text:p>232.53</text:p>
          </table:table-cell>
          <table:table-cell office:value-type="float" office:value="157600" calcext:value-type="float">
            <text:p>157600</text:p>
          </table:table-cell>
          <table:table-cell office:value-type="float" office:value="21835520123" calcext:value-type="float">
            <text:p>21835520123</text:p>
          </table:table-cell>
          <table:table-cell office:value-type="float" office:value="554.93994" calcext:value-type="float">
            <text:p>554.93994</text:p>
          </table:table-cell>
          <table:table-cell office:value-type="float" office:value="554.62" calcext:value-type="float">
            <text:p>554.62</text:p>
          </table:table-cell>
          <table:table-cell office:value-type="float" office:value="161832" calcext:value-type="float">
            <text:p>161832</text:p>
          </table:table-cell>
          <table:table-cell office:value-type="float" office:value="21835520123" calcext:value-type="float">
            <text:p>21835520123</text:p>
          </table:table-cell>
          <table:table-cell table:formula="of:=[.F1770]&gt;[.B17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7-s532584774c87763824.ukp</text:p>
          </table:table-cell>
          <table:table-cell office:value-type="float" office:value="155.21332" calcext:value-type="float">
            <text:p>155.21332</text:p>
          </table:table-cell>
          <table:table-cell office:value-type="float" office:value="155.12" calcext:value-type="float">
            <text:p>155.12</text:p>
          </table:table-cell>
          <table:table-cell office:value-type="float" office:value="298852" calcext:value-type="float">
            <text:p>298852</text:p>
          </table:table-cell>
          <table:table-cell office:value-type="float" office:value="43937109706" calcext:value-type="float">
            <text:p>43937109706</text:p>
          </table:table-cell>
          <table:table-cell office:value-type="float" office:value="554.99661" calcext:value-type="float">
            <text:p>554.99661</text:p>
          </table:table-cell>
          <table:table-cell office:value-type="float" office:value="554.77" calcext:value-type="float">
            <text:p>554.77</text:p>
          </table:table-cell>
          <table:table-cell office:value-type="float" office:value="373524" calcext:value-type="float">
            <text:p>373524</text:p>
          </table:table-cell>
          <table:table-cell office:value-type="float" office:value="43937109706" calcext:value-type="float">
            <text:p>43937109706</text:p>
          </table:table-cell>
          <table:table-cell table:formula="of:=[.F1771]&gt;[.B17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72-s726307672c56732105.ukp</text:p>
          </table:table-cell>
          <table:table-cell office:value-type="float" office:value="141.28665" calcext:value-type="float">
            <text:p>141.28665</text:p>
          </table:table-cell>
          <table:table-cell office:value-type="float" office:value="141.2" calcext:value-type="float">
            <text:p>141.2</text:p>
          </table:table-cell>
          <table:table-cell office:value-type="float" office:value="222936" calcext:value-type="float">
            <text:p>222936</text:p>
          </table:table-cell>
          <table:table-cell office:value-type="float" office:value="28359221599" calcext:value-type="float">
            <text:p>28359221599</text:p>
          </table:table-cell>
          <table:table-cell office:value-type="float" office:value="555.06328" calcext:value-type="float">
            <text:p>555.06328</text:p>
          </table:table-cell>
          <table:table-cell office:value-type="float" office:value="554.69" calcext:value-type="float">
            <text:p>554.69</text:p>
          </table:table-cell>
          <table:table-cell office:value-type="float" office:value="292120" calcext:value-type="float">
            <text:p>292120</text:p>
          </table:table-cell>
          <table:table-cell office:value-type="float" office:value="28359221599" calcext:value-type="float">
            <text:p>28359221599</text:p>
          </table:table-cell>
          <table:table-cell table:formula="of:=[.F1772]&gt;[.B17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18-s155606980c73399203.ukp</text:p>
          </table:table-cell>
          <table:table-cell office:value-type="float" office:value="19.56667" calcext:value-type="float">
            <text:p>19.56667</text:p>
          </table:table-cell>
          <table:table-cell office:value-type="float" office:value="19.59" calcext:value-type="float">
            <text:p>19.59</text:p>
          </table:table-cell>
          <table:table-cell office:value-type="float" office:value="137280" calcext:value-type="float">
            <text:p>137280</text:p>
          </table:table-cell>
          <table:table-cell office:value-type="float" office:value="36851433433" calcext:value-type="float">
            <text:p>36851433433</text:p>
          </table:table-cell>
          <table:table-cell office:value-type="float" office:value="555.11328" calcext:value-type="float">
            <text:p>555.11328</text:p>
          </table:table-cell>
          <table:table-cell office:value-type="float" office:value="554.77" calcext:value-type="float">
            <text:p>554.77</text:p>
          </table:table-cell>
          <table:table-cell office:value-type="float" office:value="296252" calcext:value-type="float">
            <text:p>296252</text:p>
          </table:table-cell>
          <table:table-cell office:value-type="float" office:value="36851433433" calcext:value-type="float">
            <text:p>36851433433</text:p>
          </table:table-cell>
          <table:table-cell table:formula="of:=[.F1773]&gt;[.B17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13-s913802786c82284801.ukp</text:p>
          </table:table-cell>
          <table:table-cell office:value-type="float" office:value="57.18333" calcext:value-type="float">
            <text:p>57.18333</text:p>
          </table:table-cell>
          <table:table-cell office:value-type="float" office:value="57.17" calcext:value-type="float">
            <text:p>57.17</text:p>
          </table:table-cell>
          <table:table-cell office:value-type="float" office:value="58048" calcext:value-type="float">
            <text:p>58048</text:p>
          </table:table-cell>
          <table:table-cell office:value-type="float" office:value="41312758583" calcext:value-type="float">
            <text:p>41312758583</text:p>
          </table:table-cell>
          <table:table-cell office:value-type="float" office:value="555.12328" calcext:value-type="float">
            <text:p>555.12328</text:p>
          </table:table-cell>
          <table:table-cell office:value-type="float" office:value="554.8" calcext:value-type="float">
            <text:p>554.8</text:p>
          </table:table-cell>
          <table:table-cell office:value-type="float" office:value="175352" calcext:value-type="float">
            <text:p>175352</text:p>
          </table:table-cell>
          <table:table-cell office:value-type="float" office:value="41312758583" calcext:value-type="float">
            <text:p>41312758583</text:p>
          </table:table-cell>
          <table:table-cell table:formula="of:=[.F1774]&gt;[.B17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51-s72680581c91435039.ukp</text:p>
          </table:table-cell>
          <table:table-cell office:value-type="float" office:value="115.83999" calcext:value-type="float">
            <text:p>115.83999</text:p>
          </table:table-cell>
          <table:table-cell office:value-type="float" office:value="115.8" calcext:value-type="float">
            <text:p>115.8</text:p>
          </table:table-cell>
          <table:table-cell office:value-type="float" office:value="282020" calcext:value-type="float">
            <text:p>282020</text:p>
          </table:table-cell>
          <table:table-cell office:value-type="float" office:value="45791363930" calcext:value-type="float">
            <text:p>45791363930</text:p>
          </table:table-cell>
          <table:table-cell office:value-type="float" office:value="555.82994" calcext:value-type="float">
            <text:p>555.82994</text:p>
          </table:table-cell>
          <table:table-cell office:value-type="float" office:value="555.66" calcext:value-type="float">
            <text:p>555.66</text:p>
          </table:table-cell>
          <table:table-cell office:value-type="float" office:value="376128" calcext:value-type="float">
            <text:p>376128</text:p>
          </table:table-cell>
          <table:table-cell office:value-type="float" office:value="45791363930" calcext:value-type="float">
            <text:p>45791363930</text:p>
          </table:table-cell>
          <table:table-cell table:formula="of:=[.F1775]&gt;[.B17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16-s106334440c67312155.ukp</text:p>
          </table:table-cell>
          <table:table-cell office:value-type="float" office:value="5.03667" calcext:value-type="float">
            <text:p>5.03667</text:p>
          </table:table-cell>
          <table:table-cell office:value-type="float" office:value="5.08" calcext:value-type="float">
            <text:p>5.08</text:p>
          </table:table-cell>
          <table:table-cell office:value-type="float" office:value="109316" calcext:value-type="float">
            <text:p>109316</text:p>
          </table:table-cell>
          <table:table-cell office:value-type="float" office:value="33773451855" calcext:value-type="float">
            <text:p>33773451855</text:p>
          </table:table-cell>
          <table:table-cell office:value-type="float" office:value="556.07994" calcext:value-type="float">
            <text:p>556.07994</text:p>
          </table:table-cell>
          <table:table-cell office:value-type="float" office:value="555.73" calcext:value-type="float">
            <text:p>555.73</text:p>
          </table:table-cell>
          <table:table-cell office:value-type="float" office:value="336256" calcext:value-type="float">
            <text:p>336256</text:p>
          </table:table-cell>
          <table:table-cell office:value-type="float" office:value="33773451855" calcext:value-type="float">
            <text:p>33773451855</text:p>
          </table:table-cell>
          <table:table-cell table:formula="of:=[.F1776]&gt;[.B17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33-s569207249c35827064.ukp</text:p>
          </table:table-cell>
          <table:table-cell office:value-type="float" office:value="3.93333" calcext:value-type="float">
            <text:p>3.93333</text:p>
          </table:table-cell>
          <table:table-cell office:value-type="float" office:value="3.94" calcext:value-type="float">
            <text:p>3.94</text:p>
          </table:table-cell>
          <table:table-cell office:value-type="float" office:value="34800" calcext:value-type="float">
            <text:p>34800</text:p>
          </table:table-cell>
          <table:table-cell office:value-type="float" office:value="17980944684" calcext:value-type="float">
            <text:p>17980944684</text:p>
          </table:table-cell>
          <table:table-cell office:value-type="float" office:value="556.88995" calcext:value-type="float">
            <text:p>556.88995</text:p>
          </table:table-cell>
          <table:table-cell office:value-type="float" office:value="556.52" calcext:value-type="float">
            <text:p>556.52</text:p>
          </table:table-cell>
          <table:table-cell office:value-type="float" office:value="214904" calcext:value-type="float">
            <text:p>214904</text:p>
          </table:table-cell>
          <table:table-cell office:value-type="float" office:value="17980944684" calcext:value-type="float">
            <text:p>17980944684</text:p>
          </table:table-cell>
          <table:table-cell table:formula="of:=[.F1777]&gt;[.B17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62-s792039649c74859565.ukp</text:p>
          </table:table-cell>
          <table:table-cell office:value-type="float" office:value="0.70667" calcext:value-type="float">
            <text:p>0.70667</text:p>
          </table:table-cell>
          <table:table-cell office:value-type="float" office:value="0.71" calcext:value-type="float">
            <text:p>0.71</text:p>
          </table:table-cell>
          <table:table-cell office:value-type="float" office:value="24192" calcext:value-type="float">
            <text:p>24192</text:p>
          </table:table-cell>
          <table:table-cell office:value-type="float" office:value="37580189594" calcext:value-type="float">
            <text:p>37580189594</text:p>
          </table:table-cell>
          <table:table-cell office:value-type="float" office:value="557.49995" calcext:value-type="float">
            <text:p>557.49995</text:p>
          </table:table-cell>
          <table:table-cell office:value-type="float" office:value="557.13" calcext:value-type="float">
            <text:p>557.13</text:p>
          </table:table-cell>
          <table:table-cell office:value-type="float" office:value="441324" calcext:value-type="float">
            <text:p>441324</text:p>
          </table:table-cell>
          <table:table-cell office:value-type="float" office:value="37580189594" calcext:value-type="float">
            <text:p>37580189594</text:p>
          </table:table-cell>
          <table:table-cell table:formula="of:=[.F1778]&gt;[.B17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21-s137237919c70941477.ukp</text:p>
          </table:table-cell>
          <table:table-cell office:value-type="float" office:value="58.50999" calcext:value-type="float">
            <text:p>58.50999</text:p>
          </table:table-cell>
          <table:table-cell office:value-type="float" office:value="58.5" calcext:value-type="float">
            <text:p>58.5</text:p>
          </table:table-cell>
          <table:table-cell office:value-type="float" office:value="254072" calcext:value-type="float">
            <text:p>254072</text:p>
          </table:table-cell>
          <table:table-cell office:value-type="float" office:value="35517187324" calcext:value-type="float">
            <text:p>35517187324</text:p>
          </table:table-cell>
          <table:table-cell office:value-type="float" office:value="557.82328" calcext:value-type="float">
            <text:p>557.82328</text:p>
          </table:table-cell>
          <table:table-cell office:value-type="float" office:value="557.66" calcext:value-type="float">
            <text:p>557.66</text:p>
          </table:table-cell>
          <table:table-cell office:value-type="float" office:value="340812" calcext:value-type="float">
            <text:p>340812</text:p>
          </table:table-cell>
          <table:table-cell office:value-type="float" office:value="35517187324" calcext:value-type="float">
            <text:p>35517187324</text:p>
          </table:table-cell>
          <table:table-cell table:formula="of:=[.F1779]&gt;[.B17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44-s892829231c69880208.ukp</text:p>
          </table:table-cell>
          <table:table-cell office:value-type="float" office:value="44.65666" calcext:value-type="float">
            <text:p>44.65666</text:p>
          </table:table-cell>
          <table:table-cell office:value-type="float" office:value="44.65" calcext:value-type="float">
            <text:p>44.65</text:p>
          </table:table-cell>
          <table:table-cell office:value-type="float" office:value="100084" calcext:value-type="float">
            <text:p>100084</text:p>
          </table:table-cell>
          <table:table-cell office:value-type="float" office:value="34991016162" calcext:value-type="float">
            <text:p>34991016162</text:p>
          </table:table-cell>
          <table:table-cell office:value-type="float" office:value="557.92994" calcext:value-type="float">
            <text:p>557.92994</text:p>
          </table:table-cell>
          <table:table-cell office:value-type="float" office:value="557.57" calcext:value-type="float">
            <text:p>557.57</text:p>
          </table:table-cell>
          <table:table-cell office:value-type="float" office:value="203552" calcext:value-type="float">
            <text:p>203552</text:p>
          </table:table-cell>
          <table:table-cell office:value-type="float" office:value="34991016162" calcext:value-type="float">
            <text:p>34991016162</text:p>
          </table:table-cell>
          <table:table-cell table:formula="of:=[.F1780]&gt;[.B17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0-s418727292c90211289.ukp</text:p>
          </table:table-cell>
          <table:table-cell office:value-type="float" office:value="1.53667" calcext:value-type="float">
            <text:p>1.53667</text:p>
          </table:table-cell>
          <table:table-cell office:value-type="float" office:value="1.55" calcext:value-type="float">
            <text:p>1.55</text:p>
          </table:table-cell>
          <table:table-cell office:value-type="float" office:value="125488" calcext:value-type="float">
            <text:p>125488</text:p>
          </table:table-cell>
          <table:table-cell office:value-type="float" office:value="45290793835" calcext:value-type="float">
            <text:p>45290793835</text:p>
          </table:table-cell>
          <table:table-cell office:value-type="float" office:value="559.11661" calcext:value-type="float">
            <text:p>559.11661</text:p>
          </table:table-cell>
          <table:table-cell office:value-type="float" office:value="558.78" calcext:value-type="float">
            <text:p>558.78</text:p>
          </table:table-cell>
          <table:table-cell office:value-type="float" office:value="350148" calcext:value-type="float">
            <text:p>350148</text:p>
          </table:table-cell>
          <table:table-cell office:value-type="float" office:value="45290793835" calcext:value-type="float">
            <text:p>45290793835</text:p>
          </table:table-cell>
          <table:table-cell table:formula="of:=[.F1781]&gt;[.B17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24-s999192827c78912298.ukp</text:p>
          </table:table-cell>
          <table:table-cell office:value-type="float" office:value="30.22333" calcext:value-type="float">
            <text:p>30.22333</text:p>
          </table:table-cell>
          <table:table-cell office:value-type="float" office:value="30.24" calcext:value-type="float">
            <text:p>30.24</text:p>
          </table:table-cell>
          <table:table-cell office:value-type="float" office:value="135888" calcext:value-type="float">
            <text:p>135888</text:p>
          </table:table-cell>
          <table:table-cell office:value-type="float" office:value="39617400992" calcext:value-type="float">
            <text:p>39617400992</text:p>
          </table:table-cell>
          <table:table-cell office:value-type="float" office:value="559.41994" calcext:value-type="float">
            <text:p>559.41994</text:p>
          </table:table-cell>
          <table:table-cell office:value-type="float" office:value="559.13" calcext:value-type="float">
            <text:p>559.13</text:p>
          </table:table-cell>
          <table:table-cell office:value-type="float" office:value="215256" calcext:value-type="float">
            <text:p>215256</text:p>
          </table:table-cell>
          <table:table-cell office:value-type="float" office:value="39617400992" calcext:value-type="float">
            <text:p>39617400992</text:p>
          </table:table-cell>
          <table:table-cell table:formula="of:=[.F1782]&gt;[.B17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32-s874105839c26042092.ukp</text:p>
          </table:table-cell>
          <table:table-cell office:value-type="float" office:value="165.69998" calcext:value-type="float">
            <text:p>165.69998</text:p>
          </table:table-cell>
          <table:table-cell office:value-type="float" office:value="165.59" calcext:value-type="float">
            <text:p>165.59</text:p>
          </table:table-cell>
          <table:table-cell office:value-type="float" office:value="120076" calcext:value-type="float">
            <text:p>120076</text:p>
          </table:table-cell>
          <table:table-cell office:value-type="float" office:value="12949541446" calcext:value-type="float">
            <text:p>12949541446</text:p>
          </table:table-cell>
          <table:table-cell office:value-type="float" office:value="561.11661" calcext:value-type="float">
            <text:p>561.11661</text:p>
          </table:table-cell>
          <table:table-cell office:value-type="float" office:value="560.76" calcext:value-type="float">
            <text:p>560.76</text:p>
          </table:table-cell>
          <table:table-cell office:value-type="float" office:value="139456" calcext:value-type="float">
            <text:p>139456</text:p>
          </table:table-cell>
          <table:table-cell office:value-type="float" office:value="12949541446" calcext:value-type="float">
            <text:p>12949541446</text:p>
          </table:table-cell>
          <table:table-cell table:formula="of:=[.F1783]&gt;[.B17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91-s993158591c79810092.ukp</text:p>
          </table:table-cell>
          <table:table-cell office:value-type="float" office:value="47.67" calcext:value-type="float">
            <text:p>47.67</text:p>
          </table:table-cell>
          <table:table-cell office:value-type="float" office:value="47.68" calcext:value-type="float">
            <text:p>47.68</text:p>
          </table:table-cell>
          <table:table-cell office:value-type="float" office:value="142680" calcext:value-type="float">
            <text:p>142680</text:p>
          </table:table-cell>
          <table:table-cell office:value-type="float" office:value="39984610100" calcext:value-type="float">
            <text:p>39984610100</text:p>
          </table:table-cell>
          <table:table-cell office:value-type="float" office:value="566.16994" calcext:value-type="float">
            <text:p>566.16994</text:p>
          </table:table-cell>
          <table:table-cell office:value-type="float" office:value="566.08" calcext:value-type="float">
            <text:p>566.08</text:p>
          </table:table-cell>
          <table:table-cell office:value-type="float" office:value="282036" calcext:value-type="float">
            <text:p>282036</text:p>
          </table:table-cell>
          <table:table-cell office:value-type="float" office:value="39984610100" calcext:value-type="float">
            <text:p>39984610100</text:p>
          </table:table-cell>
          <table:table-cell table:formula="of:=[.F1784]&gt;[.B17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95-s159240154c51587535.ukp</text:p>
          </table:table-cell>
          <table:table-cell office:value-type="float" office:value="83.27999" calcext:value-type="float">
            <text:p>83.27999</text:p>
          </table:table-cell>
          <table:table-cell office:value-type="float" office:value="83.26" calcext:value-type="float">
            <text:p>83.26</text:p>
          </table:table-cell>
          <table:table-cell office:value-type="float" office:value="170332" calcext:value-type="float">
            <text:p>170332</text:p>
          </table:table-cell>
          <table:table-cell office:value-type="float" office:value="25807262733" calcext:value-type="float">
            <text:p>25807262733</text:p>
          </table:table-cell>
          <table:table-cell office:value-type="float" office:value="567.68328" calcext:value-type="float">
            <text:p>567.68328</text:p>
          </table:table-cell>
          <table:table-cell office:value-type="float" office:value="567.41" calcext:value-type="float">
            <text:p>567.41</text:p>
          </table:table-cell>
          <table:table-cell office:value-type="float" office:value="264508" calcext:value-type="float">
            <text:p>264508</text:p>
          </table:table-cell>
          <table:table-cell office:value-type="float" office:value="25807262733" calcext:value-type="float">
            <text:p>25807262733</text:p>
          </table:table-cell>
          <table:table-cell table:formula="of:=[.F1785]&gt;[.B17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86-s363374108c86824683.ukp</text:p>
          </table:table-cell>
          <table:table-cell office:value-type="float" office:value="29.91" calcext:value-type="float">
            <text:p>29.91</text:p>
          </table:table-cell>
          <table:table-cell office:value-type="float" office:value="29.93" calcext:value-type="float">
            <text:p>29.93</text:p>
          </table:table-cell>
          <table:table-cell office:value-type="float" office:value="191620" calcext:value-type="float">
            <text:p>191620</text:p>
          </table:table-cell>
          <table:table-cell office:value-type="float" office:value="43521175520" calcext:value-type="float">
            <text:p>43521175520</text:p>
          </table:table-cell>
          <table:table-cell office:value-type="float" office:value="568.31661" calcext:value-type="float">
            <text:p>568.31661</text:p>
          </table:table-cell>
          <table:table-cell office:value-type="float" office:value="567.98" calcext:value-type="float">
            <text:p>567.98</text:p>
          </table:table-cell>
          <table:table-cell office:value-type="float" office:value="351500" calcext:value-type="float">
            <text:p>351500</text:p>
          </table:table-cell>
          <table:table-cell office:value-type="float" office:value="43521175520" calcext:value-type="float">
            <text:p>43521175520</text:p>
          </table:table-cell>
          <table:table-cell table:formula="of:=[.F1786]&gt;[.B17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22-s528686676c21391264.ukp</text:p>
          </table:table-cell>
          <table:table-cell office:value-type="float" office:value="5.07333" calcext:value-type="float">
            <text:p>5.07333</text:p>
          </table:table-cell>
          <table:table-cell office:value-type="float" office:value="5.08" calcext:value-type="float">
            <text:p>5.08</text:p>
          </table:table-cell>
          <table:table-cell office:value-type="float" office:value="26988" calcext:value-type="float">
            <text:p>26988</text:p>
          </table:table-cell>
          <table:table-cell office:value-type="float" office:value="10700347969" calcext:value-type="float">
            <text:p>10700347969</text:p>
          </table:table-cell>
          <table:table-cell office:value-type="float" office:value="570.37994" calcext:value-type="float">
            <text:p>570.37994</text:p>
          </table:table-cell>
          <table:table-cell office:value-type="float" office:value="570.01" calcext:value-type="float">
            <text:p>570.01</text:p>
          </table:table-cell>
          <table:table-cell office:value-type="float" office:value="97204" calcext:value-type="float">
            <text:p>97204</text:p>
          </table:table-cell>
          <table:table-cell office:value-type="float" office:value="10700347969" calcext:value-type="float">
            <text:p>10700347969</text:p>
          </table:table-cell>
          <table:table-cell table:formula="of:=[.F1787]&gt;[.B17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46-s368872582c45582554.ukp</text:p>
          </table:table-cell>
          <table:table-cell office:value-type="float" office:value="104.54999" calcext:value-type="float">
            <text:p>104.54999</text:p>
          </table:table-cell>
          <table:table-cell office:value-type="float" office:value="104.5" calcext:value-type="float">
            <text:p>104.5</text:p>
          </table:table-cell>
          <table:table-cell office:value-type="float" office:value="139028" calcext:value-type="float">
            <text:p>139028</text:p>
          </table:table-cell>
          <table:table-cell office:value-type="float" office:value="22770592753" calcext:value-type="float">
            <text:p>22770592753</text:p>
          </table:table-cell>
          <table:table-cell office:value-type="float" office:value="571.27328" calcext:value-type="float">
            <text:p>571.27328</text:p>
          </table:table-cell>
          <table:table-cell office:value-type="float" office:value="570.9" calcext:value-type="float">
            <text:p>570.9</text:p>
          </table:table-cell>
          <table:table-cell office:value-type="float" office:value="186756" calcext:value-type="float">
            <text:p>186756</text:p>
          </table:table-cell>
          <table:table-cell office:value-type="float" office:value="22770592753" calcext:value-type="float">
            <text:p>22770592753</text:p>
          </table:table-cell>
          <table:table-cell table:formula="of:=[.F1788]&gt;[.B17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48-s566177757c23608673.ukp</text:p>
          </table:table-cell>
          <table:table-cell office:value-type="float" office:value="1.86333" calcext:value-type="float">
            <text:p>1.86333</text:p>
          </table:table-cell>
          <table:table-cell office:value-type="float" office:value="1.87" calcext:value-type="float">
            <text:p>1.87</text:p>
          </table:table-cell>
          <table:table-cell office:value-type="float" office:value="16936" calcext:value-type="float">
            <text:p>16936</text:p>
          </table:table-cell>
          <table:table-cell office:value-type="float" office:value="11826223419" calcext:value-type="float">
            <text:p>11826223419</text:p>
          </table:table-cell>
          <table:table-cell office:value-type="float" office:value="571.44328" calcext:value-type="float">
            <text:p>571.44328</text:p>
          </table:table-cell>
          <table:table-cell office:value-type="float" office:value="571.17" calcext:value-type="float">
            <text:p>571.17</text:p>
          </table:table-cell>
          <table:table-cell office:value-type="float" office:value="77320" calcext:value-type="float">
            <text:p>77320</text:p>
          </table:table-cell>
          <table:table-cell office:value-type="float" office:value="11826223419" calcext:value-type="float">
            <text:p>11826223419</text:p>
          </table:table-cell>
          <table:table-cell table:formula="of:=[.F1789]&gt;[.B17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60-s659470201c73153081.ukp</text:p>
          </table:table-cell>
          <table:table-cell office:value-type="float" office:value="200.42998" calcext:value-type="float">
            <text:p>200.42998</text:p>
          </table:table-cell>
          <table:table-cell office:value-type="float" office:value="200.31" calcext:value-type="float">
            <text:p>200.31</text:p>
          </table:table-cell>
          <table:table-cell office:value-type="float" office:value="287044" calcext:value-type="float">
            <text:p>287044</text:p>
          </table:table-cell>
          <table:table-cell office:value-type="float" office:value="36596224417" calcext:value-type="float">
            <text:p>36596224417</text:p>
          </table:table-cell>
          <table:table-cell office:value-type="float" office:value="571.74661" calcext:value-type="float">
            <text:p>571.74661</text:p>
          </table:table-cell>
          <table:table-cell office:value-type="float" office:value="571.36" calcext:value-type="float">
            <text:p>571.36</text:p>
          </table:table-cell>
          <table:table-cell office:value-type="float" office:value="349896" calcext:value-type="float">
            <text:p>349896</text:p>
          </table:table-cell>
          <table:table-cell office:value-type="float" office:value="36596224417" calcext:value-type="float">
            <text:p>36596224417</text:p>
          </table:table-cell>
          <table:table-cell table:formula="of:=[.F1790]&gt;[.B17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13-s241841235c44116573.ukp</text:p>
          </table:table-cell>
          <table:table-cell office:value-type="float" office:value="51.95666" calcext:value-type="float">
            <text:p>51.95666</text:p>
          </table:table-cell>
          <table:table-cell office:value-type="float" office:value="51.95" calcext:value-type="float">
            <text:p>51.95</text:p>
          </table:table-cell>
          <table:table-cell office:value-type="float" office:value="124392" calcext:value-type="float">
            <text:p>124392</text:p>
          </table:table-cell>
          <table:table-cell office:value-type="float" office:value="22148576427" calcext:value-type="float">
            <text:p>22148576427</text:p>
          </table:table-cell>
          <table:table-cell office:value-type="float" office:value="572.18661" calcext:value-type="float">
            <text:p>572.18661</text:p>
          </table:table-cell>
          <table:table-cell office:value-type="float" office:value="571.87" calcext:value-type="float">
            <text:p>571.87</text:p>
          </table:table-cell>
          <table:table-cell office:value-type="float" office:value="179872" calcext:value-type="float">
            <text:p>179872</text:p>
          </table:table-cell>
          <table:table-cell office:value-type="float" office:value="22148576427" calcext:value-type="float">
            <text:p>22148576427</text:p>
          </table:table-cell>
          <table:table-cell table:formula="of:=[.F1791]&gt;[.B17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62-s659945289c97447755.ukp</text:p>
          </table:table-cell>
          <table:table-cell office:value-type="float" office:value="39.83666" calcext:value-type="float">
            <text:p>39.83666</text:p>
          </table:table-cell>
          <table:table-cell office:value-type="float" office:value="39.85" calcext:value-type="float">
            <text:p>39.85</text:p>
          </table:table-cell>
          <table:table-cell office:value-type="float" office:value="250900" calcext:value-type="float">
            <text:p>250900</text:p>
          </table:table-cell>
          <table:table-cell office:value-type="float" office:value="48839179678" calcext:value-type="float">
            <text:p>48839179678</text:p>
          </table:table-cell>
          <table:table-cell office:value-type="float" office:value="572.59328" calcext:value-type="float">
            <text:p>572.59328</text:p>
          </table:table-cell>
          <table:table-cell office:value-type="float" office:value="572.22" calcext:value-type="float">
            <text:p>572.22</text:p>
          </table:table-cell>
          <table:table-cell office:value-type="float" office:value="437616" calcext:value-type="float">
            <text:p>437616</text:p>
          </table:table-cell>
          <table:table-cell office:value-type="float" office:value="48839179678" calcext:value-type="float">
            <text:p>48839179678</text:p>
          </table:table-cell>
          <table:table-cell table:formula="of:=[.F1792]&gt;[.B17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10-s688536648c79208336.ukp</text:p>
          </table:table-cell>
          <table:table-cell office:value-type="float" office:value="179.24332" calcext:value-type="float">
            <text:p>179.24332</text:p>
          </table:table-cell>
          <table:table-cell office:value-type="float" office:value="179.12" calcext:value-type="float">
            <text:p>179.12</text:p>
          </table:table-cell>
          <table:table-cell office:value-type="float" office:value="137760" calcext:value-type="float">
            <text:p>137760</text:p>
          </table:table-cell>
          <table:table-cell office:value-type="float" office:value="39768115836" calcext:value-type="float">
            <text:p>39768115836</text:p>
          </table:table-cell>
          <table:table-cell office:value-type="float" office:value="573.94994" calcext:value-type="float">
            <text:p>573.94994</text:p>
          </table:table-cell>
          <table:table-cell office:value-type="float" office:value="573.81" calcext:value-type="float">
            <text:p>573.81</text:p>
          </table:table-cell>
          <table:table-cell office:value-type="float" office:value="300376" calcext:value-type="float">
            <text:p>300376</text:p>
          </table:table-cell>
          <table:table-cell office:value-type="float" office:value="39768115836" calcext:value-type="float">
            <text:p>39768115836</text:p>
          </table:table-cell>
          <table:table-cell table:formula="of:=[.F1793]&gt;[.B17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10-s212281133c87353318.ukp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22340" calcext:value-type="float">
            <text:p>22340</text:p>
          </table:table-cell>
          <table:table-cell office:value-type="float" office:value="43857851563" calcext:value-type="float">
            <text:p>43857851563</text:p>
          </table:table-cell>
          <table:table-cell office:value-type="float" office:value="574.22661" calcext:value-type="float">
            <text:p>574.22661</text:p>
          </table:table-cell>
          <table:table-cell office:value-type="float" office:value="573.83" calcext:value-type="float">
            <text:p>573.83</text:p>
          </table:table-cell>
          <table:table-cell office:value-type="float" office:value="238688" calcext:value-type="float">
            <text:p>238688</text:p>
          </table:table-cell>
          <table:table-cell office:value-type="float" office:value="43857851563" calcext:value-type="float">
            <text:p>43857851563</text:p>
          </table:table-cell>
          <table:table-cell table:formula="of:=[.F1794]&gt;[.B17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16-s734079079c50356763.ukp</text:p>
          </table:table-cell>
          <table:table-cell office:value-type="float" office:value="18.66333" calcext:value-type="float">
            <text:p>18.66333</text:p>
          </table:table-cell>
          <table:table-cell office:value-type="float" office:value="18.67" calcext:value-type="float">
            <text:p>18.67</text:p>
          </table:table-cell>
          <table:table-cell office:value-type="float" office:value="99604" calcext:value-type="float">
            <text:p>99604</text:p>
          </table:table-cell>
          <table:table-cell office:value-type="float" office:value="25222571225" calcext:value-type="float">
            <text:p>25222571225</text:p>
          </table:table-cell>
          <table:table-cell office:value-type="float" office:value="574.76661" calcext:value-type="float">
            <text:p>574.76661</text:p>
          </table:table-cell>
          <table:table-cell office:value-type="float" office:value="574.5" calcext:value-type="float">
            <text:p>574.5</text:p>
          </table:table-cell>
          <table:table-cell office:value-type="float" office:value="209076" calcext:value-type="float">
            <text:p>209076</text:p>
          </table:table-cell>
          <table:table-cell office:value-type="float" office:value="25222571225" calcext:value-type="float">
            <text:p>25222571225</text:p>
          </table:table-cell>
          <table:table-cell table:formula="of:=[.F1795]&gt;[.B17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11-s191359717c37814978.ukp</text:p>
          </table:table-cell>
          <table:table-cell office:value-type="float" office:value="7.67" calcext:value-type="float">
            <text:p>7.67</text:p>
          </table:table-cell>
          <table:table-cell office:value-type="float" office:value="7.68" calcext:value-type="float">
            <text:p>7.68</text:p>
          </table:table-cell>
          <table:table-cell office:value-type="float" office:value="46100" calcext:value-type="float">
            <text:p>46100</text:p>
          </table:table-cell>
          <table:table-cell office:value-type="float" office:value="18960087624" calcext:value-type="float">
            <text:p>18960087624</text:p>
          </table:table-cell>
          <table:table-cell office:value-type="float" office:value="575.52328" calcext:value-type="float">
            <text:p>575.52328</text:p>
          </table:table-cell>
          <table:table-cell office:value-type="float" office:value="575.16" calcext:value-type="float">
            <text:p>575.16</text:p>
          </table:table-cell>
          <table:table-cell office:value-type="float" office:value="139884" calcext:value-type="float">
            <text:p>139884</text:p>
          </table:table-cell>
          <table:table-cell office:value-type="float" office:value="18960087624" calcext:value-type="float">
            <text:p>18960087624</text:p>
          </table:table-cell>
          <table:table-cell table:formula="of:=[.F1796]&gt;[.B17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97-s29049563c28134908.ukp</text:p>
          </table:table-cell>
          <table:table-cell office:value-type="float" office:value="83.82333" calcext:value-type="float">
            <text:p>83.82333</text:p>
          </table:table-cell>
          <table:table-cell office:value-type="float" office:value="83.8" calcext:value-type="float">
            <text:p>83.8</text:p>
          </table:table-cell>
          <table:table-cell office:value-type="float" office:value="89964" calcext:value-type="float">
            <text:p>89964</text:p>
          </table:table-cell>
          <table:table-cell office:value-type="float" office:value="14014280020" calcext:value-type="float">
            <text:p>14014280020</text:p>
          </table:table-cell>
          <table:table-cell office:value-type="float" office:value="578.70994" calcext:value-type="float">
            <text:p>578.70994</text:p>
          </table:table-cell>
          <table:table-cell office:value-type="float" office:value="578.29" calcext:value-type="float">
            <text:p>578.29</text:p>
          </table:table-cell>
          <table:table-cell office:value-type="float" office:value="131320" calcext:value-type="float">
            <text:p>131320</text:p>
          </table:table-cell>
          <table:table-cell office:value-type="float" office:value="14014280020" calcext:value-type="float">
            <text:p>14014280020</text:p>
          </table:table-cell>
          <table:table-cell table:formula="of:=[.F1797]&gt;[.B17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6-s221755733c4342551.ukp</text:p>
          </table:table-cell>
          <table:table-cell office:value-type="float" office:value="52.95999" calcext:value-type="float">
            <text:p>52.95999</text:p>
          </table:table-cell>
          <table:table-cell office:value-type="float" office:value="52.95" calcext:value-type="float">
            <text:p>52.95</text:p>
          </table:table-cell>
          <table:table-cell office:value-type="float" office:value="36376" calcext:value-type="float">
            <text:p>36376</text:p>
          </table:table-cell>
          <table:table-cell office:value-type="float" office:value="2082282105" calcext:value-type="float">
            <text:p>2082282105</text:p>
          </table:table-cell>
          <table:table-cell office:value-type="float" office:value="579.17661" calcext:value-type="float">
            <text:p>579.17661</text:p>
          </table:table-cell>
          <table:table-cell office:value-type="float" office:value="578.86" calcext:value-type="float">
            <text:p>578.86</text:p>
          </table:table-cell>
          <table:table-cell office:value-type="float" office:value="57568" calcext:value-type="float">
            <text:p>57568</text:p>
          </table:table-cell>
          <table:table-cell office:value-type="float" office:value="2082282105" calcext:value-type="float">
            <text:p>2082282105</text:p>
          </table:table-cell>
          <table:table-cell table:formula="of:=[.F1798]&gt;[.B17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23-s268622270c85597685.ukp</text:p>
          </table:table-cell>
          <table:table-cell office:value-type="float" office:value="123.59999" calcext:value-type="float">
            <text:p>123.59999</text:p>
          </table:table-cell>
          <table:table-cell office:value-type="float" office:value="123.56" calcext:value-type="float">
            <text:p>123.56</text:p>
          </table:table-cell>
          <table:table-cell office:value-type="float" office:value="257732" calcext:value-type="float">
            <text:p>257732</text:p>
          </table:table-cell>
          <table:table-cell office:value-type="float" office:value="42852526778" calcext:value-type="float">
            <text:p>42852526778</text:p>
          </table:table-cell>
          <table:table-cell office:value-type="float" office:value="579.51994" calcext:value-type="float">
            <text:p>579.51994</text:p>
          </table:table-cell>
          <table:table-cell office:value-type="float" office:value="579.32" calcext:value-type="float">
            <text:p>579.32</text:p>
          </table:table-cell>
          <table:table-cell office:value-type="float" office:value="323776" calcext:value-type="float">
            <text:p>323776</text:p>
          </table:table-cell>
          <table:table-cell office:value-type="float" office:value="42852526778" calcext:value-type="float">
            <text:p>42852526778</text:p>
          </table:table-cell>
          <table:table-cell table:formula="of:=[.F1799]&gt;[.B17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31-s624559068c58022892.ukp</text:p>
          </table:table-cell>
          <table:table-cell office:value-type="float" office:value="240.02331" calcext:value-type="float">
            <text:p>240.02331</text:p>
          </table:table-cell>
          <table:table-cell office:value-type="float" office:value="239.88" calcext:value-type="float">
            <text:p>239.88</text:p>
          </table:table-cell>
          <table:table-cell office:value-type="float" office:value="266300" calcext:value-type="float">
            <text:p>266300</text:p>
          </table:table-cell>
          <table:table-cell office:value-type="float" office:value="29016483812" calcext:value-type="float">
            <text:p>29016483812</text:p>
          </table:table-cell>
          <table:table-cell office:value-type="float" office:value="579.71661" calcext:value-type="float">
            <text:p>579.71661</text:p>
          </table:table-cell>
          <table:table-cell office:value-type="float" office:value="579.42" calcext:value-type="float">
            <text:p>579.42</text:p>
          </table:table-cell>
          <table:table-cell office:value-type="float" office:value="272016" calcext:value-type="float">
            <text:p>272016</text:p>
          </table:table-cell>
          <table:table-cell office:value-type="float" office:value="29016483812" calcext:value-type="float">
            <text:p>29016483812</text:p>
          </table:table-cell>
          <table:table-cell table:formula="of:=[.F1800]&gt;[.B18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62-s993255606c28627351.ukp</text:p>
          </table:table-cell>
          <table:table-cell office:value-type="float" office:value="130.68665" calcext:value-type="float">
            <text:p>130.68665</text:p>
          </table:table-cell>
          <table:table-cell office:value-type="float" office:value="130.64" calcext:value-type="float">
            <text:p>130.64</text:p>
          </table:table-cell>
          <table:table-cell office:value-type="float" office:value="147260" calcext:value-type="float">
            <text:p>147260</text:p>
          </table:table-cell>
          <table:table-cell office:value-type="float" office:value="14349890127" calcext:value-type="float">
            <text:p>14349890127</text:p>
          </table:table-cell>
          <table:table-cell office:value-type="float" office:value="580.95661" calcext:value-type="float">
            <text:p>580.95661</text:p>
          </table:table-cell>
          <table:table-cell office:value-type="float" office:value="580.73" calcext:value-type="float">
            <text:p>580.73</text:p>
          </table:table-cell>
          <table:table-cell office:value-type="float" office:value="164636" calcext:value-type="float">
            <text:p>164636</text:p>
          </table:table-cell>
          <table:table-cell office:value-type="float" office:value="14349890127" calcext:value-type="float">
            <text:p>14349890127</text:p>
          </table:table-cell>
          <table:table-cell table:formula="of:=[.F1801]&gt;[.B18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1-s410031365c5184644.ukp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14868" calcext:value-type="float">
            <text:p>14868</text:p>
          </table:table-cell>
          <table:table-cell office:value-type="float" office:value="2586142610" calcext:value-type="float">
            <text:p>2586142610</text:p>
          </table:table-cell>
          <table:table-cell office:value-type="float" office:value="581.61661" calcext:value-type="float">
            <text:p>581.61661</text:p>
          </table:table-cell>
          <table:table-cell office:value-type="float" office:value="581.36" calcext:value-type="float">
            <text:p>581.36</text:p>
          </table:table-cell>
          <table:table-cell office:value-type="float" office:value="67840" calcext:value-type="float">
            <text:p>67840</text:p>
          </table:table-cell>
          <table:table-cell office:value-type="float" office:value="2586142610" calcext:value-type="float">
            <text:p>2586142610</text:p>
          </table:table-cell>
          <table:table-cell table:formula="of:=[.F1802]&gt;[.B18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54-s432746252c99188385.ukp</text:p>
          </table:table-cell>
          <table:table-cell office:value-type="float" office:value="87.62666" calcext:value-type="float">
            <text:p>87.62666</text:p>
          </table:table-cell>
          <table:table-cell office:value-type="float" office:value="87.6" calcext:value-type="float">
            <text:p>87.6</text:p>
          </table:table-cell>
          <table:table-cell office:value-type="float" office:value="272836" calcext:value-type="float">
            <text:p>272836</text:p>
          </table:table-cell>
          <table:table-cell office:value-type="float" office:value="49685803102" calcext:value-type="float">
            <text:p>49685803102</text:p>
          </table:table-cell>
          <table:table-cell office:value-type="float" office:value="582.28994" calcext:value-type="float">
            <text:p>582.28994</text:p>
          </table:table-cell>
          <table:table-cell office:value-type="float" office:value="581.99" calcext:value-type="float">
            <text:p>581.99</text:p>
          </table:table-cell>
          <table:table-cell office:value-type="float" office:value="402148" calcext:value-type="float">
            <text:p>402148</text:p>
          </table:table-cell>
          <table:table-cell office:value-type="float" office:value="49685803102" calcext:value-type="float">
            <text:p>49685803102</text:p>
          </table:table-cell>
          <table:table-cell table:formula="of:=[.F1803]&gt;[.B18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09-s479378978c46654758.ukp</text:p>
          </table:table-cell>
          <table:table-cell office:value-type="float" office:value="346.33663" calcext:value-type="float">
            <text:p>346.33663</text:p>
          </table:table-cell>
          <table:table-cell office:value-type="float" office:value="346.11" calcext:value-type="float">
            <text:p>346.11</text:p>
          </table:table-cell>
          <table:table-cell office:value-type="float" office:value="258036" calcext:value-type="float">
            <text:p>258036</text:p>
          </table:table-cell>
          <table:table-cell office:value-type="float" office:value="23288939277" calcext:value-type="float">
            <text:p>23288939277</text:p>
          </table:table-cell>
          <table:table-cell office:value-type="float" office:value="582.70994" calcext:value-type="float">
            <text:p>582.70994</text:p>
          </table:table-cell>
          <table:table-cell office:value-type="float" office:value="582.37" calcext:value-type="float">
            <text:p>582.37</text:p>
          </table:table-cell>
          <table:table-cell office:value-type="float" office:value="241748" calcext:value-type="float">
            <text:p>241748</text:p>
          </table:table-cell>
          <table:table-cell office:value-type="float" office:value="23288939277" calcext:value-type="float">
            <text:p>23288939277</text:p>
          </table:table-cell>
          <table:table-cell table:formula="of:=[.F1804]&gt;[.B18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52-s51132700c24975539.ukp</text:p>
          </table:table-cell>
          <table:table-cell office:value-type="float" office:value="138.72999" calcext:value-type="float">
            <text:p>138.72999</text:p>
          </table:table-cell>
          <table:table-cell office:value-type="float" office:value="138.65" calcext:value-type="float">
            <text:p>138.65</text:p>
          </table:table-cell>
          <table:table-cell office:value-type="float" office:value="104024" calcext:value-type="float">
            <text:p>104024</text:p>
          </table:table-cell>
          <table:table-cell office:value-type="float" office:value="12415648478" calcext:value-type="float">
            <text:p>12415648478</text:p>
          </table:table-cell>
          <table:table-cell office:value-type="float" office:value="582.93661" calcext:value-type="float">
            <text:p>582.93661</text:p>
          </table:table-cell>
          <table:table-cell office:value-type="float" office:value="582.54" calcext:value-type="float">
            <text:p>582.54</text:p>
          </table:table-cell>
          <table:table-cell office:value-type="float" office:value="131952" calcext:value-type="float">
            <text:p>131952</text:p>
          </table:table-cell>
          <table:table-cell office:value-type="float" office:value="12415648478" calcext:value-type="float">
            <text:p>12415648478</text:p>
          </table:table-cell>
          <table:table-cell table:formula="of:=[.F1805]&gt;[.B18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80-s813425575c87498669.ukp</text:p>
          </table:table-cell>
          <table:table-cell office:value-type="float" office:value="12.50667" calcext:value-type="float">
            <text:p>12.50667</text:p>
          </table:table-cell>
          <table:table-cell office:value-type="float" office:value="12.54" calcext:value-type="float">
            <text:p>12.54</text:p>
          </table:table-cell>
          <table:table-cell office:value-type="float" office:value="145564" calcext:value-type="float">
            <text:p>145564</text:p>
          </table:table-cell>
          <table:table-cell office:value-type="float" office:value="43884675574" calcext:value-type="float">
            <text:p>43884675574</text:p>
          </table:table-cell>
          <table:table-cell office:value-type="float" office:value="583.06661" calcext:value-type="float">
            <text:p>583.06661</text:p>
          </table:table-cell>
          <table:table-cell office:value-type="float" office:value="582.81" calcext:value-type="float">
            <text:p>582.81</text:p>
          </table:table-cell>
          <table:table-cell office:value-type="float" office:value="332100" calcext:value-type="float">
            <text:p>332100</text:p>
          </table:table-cell>
          <table:table-cell office:value-type="float" office:value="43884675574" calcext:value-type="float">
            <text:p>43884675574</text:p>
          </table:table-cell>
          <table:table-cell table:formula="of:=[.F1806]&gt;[.B18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78-s818372142c30786873.ukp</text:p>
          </table:table-cell>
          <table:table-cell office:value-type="float" office:value="0.17667" calcext:value-type="float">
            <text:p>0.17667</text:p>
          </table:table-cell>
          <table:table-cell office:value-type="float" office:value="0.19" calcext:value-type="float">
            <text:p>0.19</text:p>
          </table:table-cell>
          <table:table-cell office:value-type="float" office:value="18664" calcext:value-type="float">
            <text:p>18664</text:p>
          </table:table-cell>
          <table:table-cell office:value-type="float" office:value="15452309490" calcext:value-type="float">
            <text:p>15452309490</text:p>
          </table:table-cell>
          <table:table-cell office:value-type="float" office:value="583.19328" calcext:value-type="float">
            <text:p>583.19328</text:p>
          </table:table-cell>
          <table:table-cell office:value-type="float" office:value="582.82" calcext:value-type="float">
            <text:p>582.82</text:p>
          </table:table-cell>
          <table:table-cell office:value-type="float" office:value="161100" calcext:value-type="float">
            <text:p>161100</text:p>
          </table:table-cell>
          <table:table-cell office:value-type="float" office:value="15452309490" calcext:value-type="float">
            <text:p>15452309490</text:p>
          </table:table-cell>
          <table:table-cell table:formula="of:=[.F1807]&gt;[.B18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46-s729743919c50360706.ukp</text:p>
          </table:table-cell>
          <table:table-cell office:value-type="float" office:value="38.49666" calcext:value-type="float">
            <text:p>38.49666</text:p>
          </table:table-cell>
          <table:table-cell office:value-type="float" office:value="38.49" calcext:value-type="float">
            <text:p>38.49</text:p>
          </table:table-cell>
          <table:table-cell office:value-type="float" office:value="87516" calcext:value-type="float">
            <text:p>87516</text:p>
          </table:table-cell>
          <table:table-cell office:value-type="float" office:value="25196391369" calcext:value-type="float">
            <text:p>25196391369</text:p>
          </table:table-cell>
          <table:table-cell office:value-type="float" office:value="583.89661" calcext:value-type="float">
            <text:p>583.89661</text:p>
          </table:table-cell>
          <table:table-cell office:value-type="float" office:value="583.55" calcext:value-type="float">
            <text:p>583.55</text:p>
          </table:table-cell>
          <table:table-cell office:value-type="float" office:value="203036" calcext:value-type="float">
            <text:p>203036</text:p>
          </table:table-cell>
          <table:table-cell office:value-type="float" office:value="25196391369" calcext:value-type="float">
            <text:p>25196391369</text:p>
          </table:table-cell>
          <table:table-cell table:formula="of:=[.F1808]&gt;[.B18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15-s741879402c31076287.ukp</text:p>
          </table:table-cell>
          <table:table-cell office:value-type="float" office:value="52.80333" calcext:value-type="float">
            <text:p>52.80333</text:p>
          </table:table-cell>
          <table:table-cell office:value-type="float" office:value="52.77" calcext:value-type="float">
            <text:p>52.77</text:p>
          </table:table-cell>
          <table:table-cell office:value-type="float" office:value="55360" calcext:value-type="float">
            <text:p>55360</text:p>
          </table:table-cell>
          <table:table-cell office:value-type="float" office:value="15602045013" calcext:value-type="float">
            <text:p>15602045013</text:p>
          </table:table-cell>
          <table:table-cell office:value-type="float" office:value="584.69661" calcext:value-type="float">
            <text:p>584.69661</text:p>
          </table:table-cell>
          <table:table-cell office:value-type="float" office:value="584.35" calcext:value-type="float">
            <text:p>584.35</text:p>
          </table:table-cell>
          <table:table-cell office:value-type="float" office:value="96212" calcext:value-type="float">
            <text:p>96212</text:p>
          </table:table-cell>
          <table:table-cell office:value-type="float" office:value="15602045013" calcext:value-type="float">
            <text:p>15602045013</text:p>
          </table:table-cell>
          <table:table-cell table:formula="of:=[.F1809]&gt;[.B18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57-s896083696c6434790.ukp</text:p>
          </table:table-cell>
          <table:table-cell office:value-type="float" office:value="52.28999" calcext:value-type="float">
            <text:p>52.28999</text:p>
          </table:table-cell>
          <table:table-cell office:value-type="float" office:value="52.28" calcext:value-type="float">
            <text:p>52.28</text:p>
          </table:table-cell>
          <table:table-cell office:value-type="float" office:value="34640" calcext:value-type="float">
            <text:p>34640</text:p>
          </table:table-cell>
          <table:table-cell office:value-type="float" office:value="3133790752" calcext:value-type="float">
            <text:p>3133790752</text:p>
          </table:table-cell>
          <table:table-cell office:value-type="float" office:value="584.80994" calcext:value-type="float">
            <text:p>584.80994</text:p>
          </table:table-cell>
          <table:table-cell office:value-type="float" office:value="584.45" calcext:value-type="float">
            <text:p>584.45</text:p>
          </table:table-cell>
          <table:table-cell office:value-type="float" office:value="69680" calcext:value-type="float">
            <text:p>69680</text:p>
          </table:table-cell>
          <table:table-cell office:value-type="float" office:value="3133790752" calcext:value-type="float">
            <text:p>3133790752</text:p>
          </table:table-cell>
          <table:table-cell table:formula="of:=[.F1810]&gt;[.B18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52-s139986500c45426308.ukp</text:p>
          </table:table-cell>
          <table:table-cell office:value-type="float" office:value="210.16998" calcext:value-type="float">
            <text:p>210.16998</text:p>
          </table:table-cell>
          <table:table-cell office:value-type="float" office:value="210.04" calcext:value-type="float">
            <text:p>210.04</text:p>
          </table:table-cell>
          <table:table-cell office:value-type="float" office:value="121104" calcext:value-type="float">
            <text:p>121104</text:p>
          </table:table-cell>
          <table:table-cell office:value-type="float" office:value="22678225210" calcext:value-type="float">
            <text:p>22678225210</text:p>
          </table:table-cell>
          <table:table-cell office:value-type="float" office:value="586.43994" calcext:value-type="float">
            <text:p>586.43994</text:p>
          </table:table-cell>
          <table:table-cell office:value-type="float" office:value="586.16" calcext:value-type="float">
            <text:p>586.16</text:p>
          </table:table-cell>
          <table:table-cell office:value-type="float" office:value="138372" calcext:value-type="float">
            <text:p>138372</text:p>
          </table:table-cell>
          <table:table-cell office:value-type="float" office:value="22678225210" calcext:value-type="float">
            <text:p>22678225210</text:p>
          </table:table-cell>
          <table:table-cell table:formula="of:=[.F1811]&gt;[.B18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41-s603869953c68230375.ukp</text:p>
          </table:table-cell>
          <table:table-cell office:value-type="float" office:value="253.63331" calcext:value-type="float">
            <text:p>253.63331</text:p>
          </table:table-cell>
          <table:table-cell office:value-type="float" office:value="253.52" calcext:value-type="float">
            <text:p>253.52</text:p>
          </table:table-cell>
          <table:table-cell office:value-type="float" office:value="315720" calcext:value-type="float">
            <text:p>315720</text:p>
          </table:table-cell>
          <table:table-cell office:value-type="float" office:value="34254273319" calcext:value-type="float">
            <text:p>34254273319</text:p>
          </table:table-cell>
          <table:table-cell office:value-type="float" office:value="587.51661" calcext:value-type="float">
            <text:p>587.51661</text:p>
          </table:table-cell>
          <table:table-cell office:value-type="float" office:value="587.27" calcext:value-type="float">
            <text:p>587.27</text:p>
          </table:table-cell>
          <table:table-cell office:value-type="float" office:value="420056" calcext:value-type="float">
            <text:p>420056</text:p>
          </table:table-cell>
          <table:table-cell office:value-type="float" office:value="34254273319" calcext:value-type="float">
            <text:p>34254273319</text:p>
          </table:table-cell>
          <table:table-cell table:formula="of:=[.F1812]&gt;[.B18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79-s183931098c83529215.ukp</text:p>
          </table:table-cell>
          <table:table-cell office:value-type="float" office:value="19.95333" calcext:value-type="float">
            <text:p>19.95333</text:p>
          </table:table-cell>
          <table:table-cell office:value-type="float" office:value="19.97" calcext:value-type="float">
            <text:p>19.97</text:p>
          </table:table-cell>
          <table:table-cell office:value-type="float" office:value="146172" calcext:value-type="float">
            <text:p>146172</text:p>
          </table:table-cell>
          <table:table-cell office:value-type="float" office:value="41938651460" calcext:value-type="float">
            <text:p>41938651460</text:p>
          </table:table-cell>
          <table:table-cell office:value-type="float" office:value="588.92661" calcext:value-type="float">
            <text:p>588.92661</text:p>
          </table:table-cell>
          <table:table-cell office:value-type="float" office:value="588.63" calcext:value-type="float">
            <text:p>588.63</text:p>
          </table:table-cell>
          <table:table-cell office:value-type="float" office:value="213184" calcext:value-type="float">
            <text:p>213184</text:p>
          </table:table-cell>
          <table:table-cell office:value-type="float" office:value="41938651460" calcext:value-type="float">
            <text:p>41938651460</text:p>
          </table:table-cell>
          <table:table-cell table:formula="of:=[.F1813]&gt;[.B18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02-s730277963c32571531.ukp</text:p>
          </table:table-cell>
          <table:table-cell office:value-type="float" office:value="19.46333" calcext:value-type="float">
            <text:p>19.46333</text:p>
          </table:table-cell>
          <table:table-cell office:value-type="float" office:value="19.46" calcext:value-type="float">
            <text:p>19.46</text:p>
          </table:table-cell>
          <table:table-cell office:value-type="float" office:value="47992" calcext:value-type="float">
            <text:p>47992</text:p>
          </table:table-cell>
          <table:table-cell office:value-type="float" office:value="16280869436" calcext:value-type="float">
            <text:p>16280869436</text:p>
          </table:table-cell>
          <table:table-cell office:value-type="float" office:value="592.00661" calcext:value-type="float">
            <text:p>592.00661</text:p>
          </table:table-cell>
          <table:table-cell office:value-type="float" office:value="591.67" calcext:value-type="float">
            <text:p>591.67</text:p>
          </table:table-cell>
          <table:table-cell office:value-type="float" office:value="108716" calcext:value-type="float">
            <text:p>108716</text:p>
          </table:table-cell>
          <table:table-cell office:value-type="float" office:value="16280869436" calcext:value-type="float">
            <text:p>16280869436</text:p>
          </table:table-cell>
          <table:table-cell table:formula="of:=[.F1814]&gt;[.B18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46-s852721236c88464721.ukp</text:p>
          </table:table-cell>
          <table:table-cell office:value-type="float" office:value="370.86996" calcext:value-type="float">
            <text:p>370.86996</text:p>
          </table:table-cell>
          <table:table-cell office:value-type="float" office:value="370.68" calcext:value-type="float">
            <text:p>370.68</text:p>
          </table:table-cell>
          <table:table-cell office:value-type="float" office:value="298524" calcext:value-type="float">
            <text:p>298524</text:p>
          </table:table-cell>
          <table:table-cell office:value-type="float" office:value="44282096360" calcext:value-type="float">
            <text:p>44282096360</text:p>
          </table:table-cell>
          <table:table-cell office:value-type="float" office:value="592.53994" calcext:value-type="float">
            <text:p>592.53994</text:p>
          </table:table-cell>
          <table:table-cell office:value-type="float" office:value="592.36" calcext:value-type="float">
            <text:p>592.36</text:p>
          </table:table-cell>
          <table:table-cell office:value-type="float" office:value="317744" calcext:value-type="float">
            <text:p>317744</text:p>
          </table:table-cell>
          <table:table-cell office:value-type="float" office:value="44282096360" calcext:value-type="float">
            <text:p>44282096360</text:p>
          </table:table-cell>
          <table:table-cell table:formula="of:=[.F1815]&gt;[.B18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39-s137305354c7090197.ukp</text:p>
          </table:table-cell>
          <table:table-cell office:value-type="float" office:value="16.79" calcext:value-type="float">
            <text:p>16.79</text:p>
          </table:table-cell>
          <table:table-cell office:value-type="float" office:value="16.8" calcext:value-type="float">
            <text:p>16.8</text:p>
          </table:table-cell>
          <table:table-cell office:value-type="float" office:value="22696" calcext:value-type="float">
            <text:p>22696</text:p>
          </table:table-cell>
          <table:table-cell office:value-type="float" office:value="3520617327" calcext:value-type="float">
            <text:p>3520617327</text:p>
          </table:table-cell>
          <table:table-cell office:value-type="float" office:value="592.64661" calcext:value-type="float">
            <text:p>592.64661</text:p>
          </table:table-cell>
          <table:table-cell office:value-type="float" office:value="592.28" calcext:value-type="float">
            <text:p>592.28</text:p>
          </table:table-cell>
          <table:table-cell office:value-type="float" office:value="64388" calcext:value-type="float">
            <text:p>64388</text:p>
          </table:table-cell>
          <table:table-cell office:value-type="float" office:value="3520617327" calcext:value-type="float">
            <text:p>3520617327</text:p>
          </table:table-cell>
          <table:table-cell table:formula="of:=[.F1816]&gt;[.B18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85-s913104367c51798520.ukp</text:p>
          </table:table-cell>
          <table:table-cell office:value-type="float" office:value="157.68999" calcext:value-type="float">
            <text:p>157.68999</text:p>
          </table:table-cell>
          <table:table-cell office:value-type="float" office:value="157.59" calcext:value-type="float">
            <text:p>157.59</text:p>
          </table:table-cell>
          <table:table-cell office:value-type="float" office:value="114288" calcext:value-type="float">
            <text:p>114288</text:p>
          </table:table-cell>
          <table:table-cell office:value-type="float" office:value="26005804487" calcext:value-type="float">
            <text:p>26005804487</text:p>
          </table:table-cell>
          <table:table-cell office:value-type="float" office:value="592.93327" calcext:value-type="float">
            <text:p>592.93327</text:p>
          </table:table-cell>
          <table:table-cell office:value-type="float" office:value="592.55" calcext:value-type="float">
            <text:p>592.55</text:p>
          </table:table-cell>
          <table:table-cell office:value-type="float" office:value="155284" calcext:value-type="float">
            <text:p>155284</text:p>
          </table:table-cell>
          <table:table-cell office:value-type="float" office:value="26005804487" calcext:value-type="float">
            <text:p>26005804487</text:p>
          </table:table-cell>
          <table:table-cell table:formula="of:=[.F1817]&gt;[.B18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54-s208448807c7434740.ukp</text:p>
          </table:table-cell>
          <table:table-cell office:value-type="float" office:value="33.71" calcext:value-type="float">
            <text:p>33.71</text:p>
          </table:table-cell>
          <table:table-cell office:value-type="float" office:value="33.7" calcext:value-type="float">
            <text:p>33.7</text:p>
          </table:table-cell>
          <table:table-cell office:value-type="float" office:value="31664" calcext:value-type="float">
            <text:p>31664</text:p>
          </table:table-cell>
          <table:table-cell office:value-type="float" office:value="3646214114" calcext:value-type="float">
            <text:p>3646214114</text:p>
          </table:table-cell>
          <table:table-cell office:value-type="float" office:value="593.20327" calcext:value-type="float">
            <text:p>593.20327</text:p>
          </table:table-cell>
          <table:table-cell office:value-type="float" office:value="592.82" calcext:value-type="float">
            <text:p>592.82</text:p>
          </table:table-cell>
          <table:table-cell office:value-type="float" office:value="67196" calcext:value-type="float">
            <text:p>67196</text:p>
          </table:table-cell>
          <table:table-cell office:value-type="float" office:value="3646214114" calcext:value-type="float">
            <text:p>3646214114</text:p>
          </table:table-cell>
          <table:table-cell table:formula="of:=[.F1818]&gt;[.B18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18-s72714954c6926528.ukp</text:p>
          </table:table-cell>
          <table:table-cell office:value-type="float" office:value="53.49999" calcext:value-type="float">
            <text:p>53.49999</text:p>
          </table:table-cell>
          <table:table-cell office:value-type="float" office:value="53.47" calcext:value-type="float">
            <text:p>53.47</text:p>
          </table:table-cell>
          <table:table-cell office:value-type="float" office:value="38588" calcext:value-type="float">
            <text:p>38588</text:p>
          </table:table-cell>
          <table:table-cell office:value-type="float" office:value="3376253504" calcext:value-type="float">
            <text:p>3376253504</text:p>
          </table:table-cell>
          <table:table-cell office:value-type="float" office:value="593.41994" calcext:value-type="float">
            <text:p>593.41994</text:p>
          </table:table-cell>
          <table:table-cell office:value-type="float" office:value="593.06" calcext:value-type="float">
            <text:p>593.06</text:p>
          </table:table-cell>
          <table:table-cell office:value-type="float" office:value="65996" calcext:value-type="float">
            <text:p>65996</text:p>
          </table:table-cell>
          <table:table-cell office:value-type="float" office:value="3376253504" calcext:value-type="float">
            <text:p>3376253504</text:p>
          </table:table-cell>
          <table:table-cell table:formula="of:=[.F1819]&gt;[.B18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05-s338216231c96125477.ukp</text:p>
          </table:table-cell>
          <table:table-cell office:value-type="float" office:value="12.51667" calcext:value-type="float">
            <text:p>12.51667</text:p>
          </table:table-cell>
          <table:table-cell office:value-type="float" office:value="12.54" calcext:value-type="float">
            <text:p>12.54</text:p>
          </table:table-cell>
          <table:table-cell office:value-type="float" office:value="150908" calcext:value-type="float">
            <text:p>150908</text:p>
          </table:table-cell>
          <table:table-cell office:value-type="float" office:value="48212156862" calcext:value-type="float">
            <text:p>48212156862</text:p>
          </table:table-cell>
          <table:table-cell office:value-type="float" office:value="597.44327" calcext:value-type="float">
            <text:p>597.44327</text:p>
          </table:table-cell>
          <table:table-cell office:value-type="float" office:value="597.14" calcext:value-type="float">
            <text:p>597.14</text:p>
          </table:table-cell>
          <table:table-cell office:value-type="float" office:value="332304" calcext:value-type="float">
            <text:p>332304</text:p>
          </table:table-cell>
          <table:table-cell office:value-type="float" office:value="48212156862" calcext:value-type="float">
            <text:p>48212156862</text:p>
          </table:table-cell>
          <table:table-cell table:formula="of:=[.F1820]&gt;[.B18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93-s510834339c89962425.ukp</text:p>
          </table:table-cell>
          <table:table-cell office:value-type="float" office:value="1.33" calcext:value-type="float">
            <text:p>1.33</text:p>
          </table:table-cell>
          <table:table-cell office:value-type="float" office:value="1.34" calcext:value-type="float">
            <text:p>1.34</text:p>
          </table:table-cell>
          <table:table-cell office:value-type="float" office:value="66524" calcext:value-type="float">
            <text:p>66524</text:p>
          </table:table-cell>
          <table:table-cell office:value-type="float" office:value="45151461144" calcext:value-type="float">
            <text:p>45151461144</text:p>
          </table:table-cell>
          <table:table-cell office:value-type="float" office:value="599.80994" calcext:value-type="float">
            <text:p>599.80994</text:p>
          </table:table-cell>
          <table:table-cell office:value-type="float" office:value="599.52" calcext:value-type="float">
            <text:p>599.52</text:p>
          </table:table-cell>
          <table:table-cell office:value-type="float" office:value="255132" calcext:value-type="float">
            <text:p>255132</text:p>
          </table:table-cell>
          <table:table-cell office:value-type="float" office:value="45151461144" calcext:value-type="float">
            <text:p>45151461144</text:p>
          </table:table-cell>
          <table:table-cell table:formula="of:=[.F1821]&gt;[.B18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44-s224170978c21078474.ukp</text:p>
          </table:table-cell>
          <table:table-cell office:value-type="float" office:value="171.99665" calcext:value-type="float">
            <text:p>171.99665</text:p>
          </table:table-cell>
          <table:table-cell office:value-type="float" office:value="171.9" calcext:value-type="float">
            <text:p>171.9</text:p>
          </table:table-cell>
          <table:table-cell office:value-type="float" office:value="103172" calcext:value-type="float">
            <text:p>103172</text:p>
          </table:table-cell>
          <table:table-cell office:value-type="float" office:value="10452738625" calcext:value-type="float">
            <text:p>10452738625</text:p>
          </table:table-cell>
          <table:table-cell office:value-type="float" office:value="599.90661" calcext:value-type="float">
            <text:p>599.90661</text:p>
          </table:table-cell>
          <table:table-cell office:value-type="float" office:value="599.64" calcext:value-type="float">
            <text:p>599.64</text:p>
          </table:table-cell>
          <table:table-cell office:value-type="float" office:value="95792" calcext:value-type="float">
            <text:p>95792</text:p>
          </table:table-cell>
          <table:table-cell office:value-type="float" office:value="10452738625" calcext:value-type="float">
            <text:p>10452738625</text:p>
          </table:table-cell>
          <table:table-cell table:formula="of:=[.F1822]&gt;[.B18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47-s108509831c99780015.ukp</text:p>
          </table:table-cell>
          <table:table-cell office:value-type="float" office:value="255.09998" calcext:value-type="float">
            <text:p>255.09998</text:p>
          </table:table-cell>
          <table:table-cell office:value-type="float" office:value="254.93" calcext:value-type="float">
            <text:p>254.93</text:p>
          </table:table-cell>
          <table:table-cell office:value-type="float" office:value="152832" calcext:value-type="float">
            <text:p>152832</text:p>
          </table:table-cell>
          <table:table-cell office:value-type="float" office:value="50096491309" calcext:value-type="float">
            <text:p>50096491309</text:p>
          </table:table-cell>
          <table:table-cell office:value-type="float" office:value="600.92661" calcext:value-type="float">
            <text:p>600.92661</text:p>
          </table:table-cell>
          <table:table-cell office:value-type="float" office:value="600.71" calcext:value-type="float">
            <text:p>600.71</text:p>
          </table:table-cell>
          <table:table-cell office:value-type="float" office:value="360104" calcext:value-type="float">
            <text:p>360104</text:p>
          </table:table-cell>
          <table:table-cell office:value-type="float" office:value="50096491309" calcext:value-type="float">
            <text:p>50096491309</text:p>
          </table:table-cell>
          <table:table-cell table:formula="of:=[.F1823]&gt;[.B18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36-s152942261c91365489.ukp</text:p>
          </table:table-cell>
          <table:table-cell office:value-type="float" office:value="40.79333" calcext:value-type="float">
            <text:p>40.79333</text:p>
          </table:table-cell>
          <table:table-cell office:value-type="float" office:value="40.78" calcext:value-type="float">
            <text:p>40.78</text:p>
          </table:table-cell>
          <table:table-cell office:value-type="float" office:value="170520" calcext:value-type="float">
            <text:p>170520</text:p>
          </table:table-cell>
          <table:table-cell office:value-type="float" office:value="45783267842" calcext:value-type="float">
            <text:p>45783267842</text:p>
          </table:table-cell>
          <table:table-cell office:value-type="float" office:value="601.35661" calcext:value-type="float">
            <text:p>601.35661</text:p>
          </table:table-cell>
          <table:table-cell office:value-type="float" office:value="600.96" calcext:value-type="float">
            <text:p>600.96</text:p>
          </table:table-cell>
          <table:table-cell office:value-type="float" office:value="308832" calcext:value-type="float">
            <text:p>308832</text:p>
          </table:table-cell>
          <table:table-cell office:value-type="float" office:value="45783267842" calcext:value-type="float">
            <text:p>45783267842</text:p>
          </table:table-cell>
          <table:table-cell table:formula="of:=[.F1824]&gt;[.B18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17-s612149826c23661677.ukp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17208" calcext:value-type="float">
            <text:p>17208</text:p>
          </table:table-cell>
          <table:table-cell office:value-type="float" office:value="11874600517" calcext:value-type="float">
            <text:p>11874600517</text:p>
          </table:table-cell>
          <table:table-cell office:value-type="float" office:value="601.53994" calcext:value-type="float">
            <text:p>601.53994</text:p>
          </table:table-cell>
          <table:table-cell office:value-type="float" office:value="601.22" calcext:value-type="float">
            <text:p>601.22</text:p>
          </table:table-cell>
          <table:table-cell office:value-type="float" office:value="107604" calcext:value-type="float">
            <text:p>107604</text:p>
          </table:table-cell>
          <table:table-cell office:value-type="float" office:value="11874600517" calcext:value-type="float">
            <text:p>11874600517</text:p>
          </table:table-cell>
          <table:table-cell table:formula="of:=[.F1825]&gt;[.B18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15-s308291223c93878694.ukp</text:p>
          </table:table-cell>
          <table:table-cell office:value-type="float" office:value="174.31998" calcext:value-type="float">
            <text:p>174.31998</text:p>
          </table:table-cell>
          <table:table-cell office:value-type="float" office:value="174.23" calcext:value-type="float">
            <text:p>174.23</text:p>
          </table:table-cell>
          <table:table-cell office:value-type="float" office:value="188332" calcext:value-type="float">
            <text:p>188332</text:p>
          </table:table-cell>
          <table:table-cell office:value-type="float" office:value="47005156659" calcext:value-type="float">
            <text:p>47005156659</text:p>
          </table:table-cell>
          <table:table-cell office:value-type="float" office:value="601.64327" calcext:value-type="float">
            <text:p>601.64327</text:p>
          </table:table-cell>
          <table:table-cell office:value-type="float" office:value="601.3" calcext:value-type="float">
            <text:p>601.3</text:p>
          </table:table-cell>
          <table:table-cell office:value-type="float" office:value="227324" calcext:value-type="float">
            <text:p>227324</text:p>
          </table:table-cell>
          <table:table-cell office:value-type="float" office:value="47005156659" calcext:value-type="float">
            <text:p>47005156659</text:p>
          </table:table-cell>
          <table:table-cell table:formula="of:=[.F1826]&gt;[.B18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06-s91067200c32806790.ukp</text:p>
          </table:table-cell>
          <table:table-cell office:value-type="float" office:value="109.58666" calcext:value-type="float">
            <text:p>109.58666</text:p>
          </table:table-cell>
          <table:table-cell office:value-type="float" office:value="109.54" calcext:value-type="float">
            <text:p>109.54</text:p>
          </table:table-cell>
          <table:table-cell office:value-type="float" office:value="139200" calcext:value-type="float">
            <text:p>139200</text:p>
          </table:table-cell>
          <table:table-cell office:value-type="float" office:value="16468107064" calcext:value-type="float">
            <text:p>16468107064</text:p>
          </table:table-cell>
          <table:table-cell office:value-type="float" office:value="602.22994" calcext:value-type="float">
            <text:p>602.22994</text:p>
          </table:table-cell>
          <table:table-cell office:value-type="float" office:value="601.95" calcext:value-type="float">
            <text:p>601.95</text:p>
          </table:table-cell>
          <table:table-cell office:value-type="float" office:value="171056" calcext:value-type="float">
            <text:p>171056</text:p>
          </table:table-cell>
          <table:table-cell office:value-type="float" office:value="16468107064" calcext:value-type="float">
            <text:p>16468107064</text:p>
          </table:table-cell>
          <table:table-cell table:formula="of:=[.F1827]&gt;[.B18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4-s467641010c41676479.ukp</text:p>
          </table:table-cell>
          <table:table-cell office:value-type="float" office:value="11.71667" calcext:value-type="float">
            <text:p>11.71667</text:p>
          </table:table-cell>
          <table:table-cell office:value-type="float" office:value="11.72" calcext:value-type="float">
            <text:p>11.72</text:p>
          </table:table-cell>
          <table:table-cell office:value-type="float" office:value="30536" calcext:value-type="float">
            <text:p>30536</text:p>
          </table:table-cell>
          <table:table-cell office:value-type="float" office:value="20924040526" calcext:value-type="float">
            <text:p>20924040526</text:p>
          </table:table-cell>
          <table:table-cell office:value-type="float" office:value="602.36327" calcext:value-type="float">
            <text:p>602.36327</text:p>
          </table:table-cell>
          <table:table-cell office:value-type="float" office:value="602.04" calcext:value-type="float">
            <text:p>602.04</text:p>
          </table:table-cell>
          <table:table-cell office:value-type="float" office:value="215464" calcext:value-type="float">
            <text:p>215464</text:p>
          </table:table-cell>
          <table:table-cell office:value-type="float" office:value="20924040526" calcext:value-type="float">
            <text:p>20924040526</text:p>
          </table:table-cell>
          <table:table-cell table:formula="of:=[.F1828]&gt;[.B18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4-s539788685c74810341.ukp</text:p>
          </table:table-cell>
          <table:table-cell office:value-type="float" office:value="23.97667" calcext:value-type="float">
            <text:p>23.97667</text:p>
          </table:table-cell>
          <table:table-cell office:value-type="float" office:value="24" calcext:value-type="float">
            <text:p>24</text:p>
          </table:table-cell>
          <table:table-cell office:value-type="float" office:value="95256" calcext:value-type="float">
            <text:p>95256</text:p>
          </table:table-cell>
          <table:table-cell office:value-type="float" office:value="37492554315" calcext:value-type="float">
            <text:p>37492554315</text:p>
          </table:table-cell>
          <table:table-cell office:value-type="float" office:value="602.91994" calcext:value-type="float">
            <text:p>602.91994</text:p>
          </table:table-cell>
          <table:table-cell office:value-type="float" office:value="602.66" calcext:value-type="float">
            <text:p>602.66</text:p>
          </table:table-cell>
          <table:table-cell office:value-type="float" office:value="228080" calcext:value-type="float">
            <text:p>228080</text:p>
          </table:table-cell>
          <table:table-cell office:value-type="float" office:value="37492554315" calcext:value-type="float">
            <text:p>37492554315</text:p>
          </table:table-cell>
          <table:table-cell table:formula="of:=[.F1829]&gt;[.B18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36-s442513933c43073048.ukp</text:p>
          </table:table-cell>
          <table:table-cell office:value-type="float" office:value="6.12" calcext:value-type="float">
            <text:p>6.12</text:p>
          </table:table-cell>
          <table:table-cell office:value-type="float" office:value="6.15" calcext:value-type="float">
            <text:p>6.15</text:p>
          </table:table-cell>
          <table:table-cell office:value-type="float" office:value="103248" calcext:value-type="float">
            <text:p>103248</text:p>
          </table:table-cell>
          <table:table-cell office:value-type="float" office:value="21620577758" calcext:value-type="float">
            <text:p>21620577758</text:p>
          </table:table-cell>
          <table:table-cell office:value-type="float" office:value="603.07994" calcext:value-type="float">
            <text:p>603.07994</text:p>
          </table:table-cell>
          <table:table-cell office:value-type="float" office:value="602.77" calcext:value-type="float">
            <text:p>602.77</text:p>
          </table:table-cell>
          <table:table-cell office:value-type="float" office:value="222132" calcext:value-type="float">
            <text:p>222132</text:p>
          </table:table-cell>
          <table:table-cell office:value-type="float" office:value="21620577758" calcext:value-type="float">
            <text:p>21620577758</text:p>
          </table:table-cell>
          <table:table-cell table:formula="of:=[.F1830]&gt;[.B18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38-s781201605c15946180.ukp</text:p>
          </table:table-cell>
          <table:table-cell office:value-type="float" office:value="294.66664" calcext:value-type="float">
            <text:p>294.66664</text:p>
          </table:table-cell>
          <table:table-cell office:value-type="float" office:value="294.49" calcext:value-type="float">
            <text:p>294.49</text:p>
          </table:table-cell>
          <table:table-cell office:value-type="float" office:value="87640" calcext:value-type="float">
            <text:p>87640</text:p>
          </table:table-cell>
          <table:table-cell office:value-type="float" office:value="7874746679" calcext:value-type="float">
            <text:p>7874746679</text:p>
          </table:table-cell>
          <table:table-cell office:value-type="float" office:value="605.97994" calcext:value-type="float">
            <text:p>605.97994</text:p>
          </table:table-cell>
          <table:table-cell office:value-type="float" office:value="605.67" calcext:value-type="float">
            <text:p>605.67</text:p>
          </table:table-cell>
          <table:table-cell office:value-type="float" office:value="101520" calcext:value-type="float">
            <text:p>101520</text:p>
          </table:table-cell>
          <table:table-cell office:value-type="float" office:value="7874746679" calcext:value-type="float">
            <text:p>7874746679</text:p>
          </table:table-cell>
          <table:table-cell table:formula="of:=[.F1831]&gt;[.B18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94-s171630872c95832073.ukp</text:p>
          </table:table-cell>
          <table:table-cell office:value-type="float" office:value="340.38997" calcext:value-type="float">
            <text:p>340.38997</text:p>
          </table:table-cell>
          <table:table-cell office:value-type="float" office:value="340.14" calcext:value-type="float">
            <text:p>340.14</text:p>
          </table:table-cell>
          <table:table-cell office:value-type="float" office:value="188532" calcext:value-type="float">
            <text:p>188532</text:p>
          </table:table-cell>
          <table:table-cell office:value-type="float" office:value="47979022845" calcext:value-type="float">
            <text:p>47979022845</text:p>
          </table:table-cell>
          <table:table-cell office:value-type="float" office:value="607.37661" calcext:value-type="float">
            <text:p>607.37661</text:p>
          </table:table-cell>
          <table:table-cell office:value-type="float" office:value="607.11" calcext:value-type="float">
            <text:p>607.11</text:p>
          </table:table-cell>
          <table:table-cell office:value-type="float" office:value="189064" calcext:value-type="float">
            <text:p>189064</text:p>
          </table:table-cell>
          <table:table-cell office:value-type="float" office:value="47979022845" calcext:value-type="float">
            <text:p>47979022845</text:p>
          </table:table-cell>
          <table:table-cell table:formula="of:=[.F1832]&gt;[.B18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44-s540209456c80548789.ukp</text:p>
          </table:table-cell>
          <table:table-cell office:value-type="float" office:value="19.87666" calcext:value-type="float">
            <text:p>19.87666</text:p>
          </table:table-cell>
          <table:table-cell office:value-type="float" office:value="19.9" calcext:value-type="float">
            <text:p>19.9</text:p>
          </table:table-cell>
          <table:table-cell office:value-type="float" office:value="176748" calcext:value-type="float">
            <text:p>176748</text:p>
          </table:table-cell>
          <table:table-cell office:value-type="float" office:value="40440561307" calcext:value-type="float">
            <text:p>40440561307</text:p>
          </table:table-cell>
          <table:table-cell office:value-type="float" office:value="609.28994" calcext:value-type="float">
            <text:p>609.28994</text:p>
          </table:table-cell>
          <table:table-cell office:value-type="float" office:value="608.92" calcext:value-type="float">
            <text:p>608.92</text:p>
          </table:table-cell>
          <table:table-cell office:value-type="float" office:value="297324" calcext:value-type="float">
            <text:p>297324</text:p>
          </table:table-cell>
          <table:table-cell office:value-type="float" office:value="40440561307" calcext:value-type="float">
            <text:p>40440561307</text:p>
          </table:table-cell>
          <table:table-cell table:formula="of:=[.F1833]&gt;[.B18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75-s720039518c6455721.ukp</text:p>
          </table:table-cell>
          <table:table-cell office:value-type="float" office:value="35.46666" calcext:value-type="float">
            <text:p>35.46666</text:p>
          </table:table-cell>
          <table:table-cell office:value-type="float" office:value="35.45" calcext:value-type="float">
            <text:p>35.45</text:p>
          </table:table-cell>
          <table:table-cell office:value-type="float" office:value="30916" calcext:value-type="float">
            <text:p>30916</text:p>
          </table:table-cell>
          <table:table-cell office:value-type="float" office:value="3153696897" calcext:value-type="float">
            <text:p>3153696897</text:p>
          </table:table-cell>
          <table:table-cell office:value-type="float" office:value="611.16994" calcext:value-type="float">
            <text:p>611.16994</text:p>
          </table:table-cell>
          <table:table-cell office:value-type="float" office:value="610.8" calcext:value-type="float">
            <text:p>610.8</text:p>
          </table:table-cell>
          <table:table-cell office:value-type="float" office:value="57084" calcext:value-type="float">
            <text:p>57084</text:p>
          </table:table-cell>
          <table:table-cell office:value-type="float" office:value="3153696897" calcext:value-type="float">
            <text:p>3153696897</text:p>
          </table:table-cell>
          <table:table-cell table:formula="of:=[.F1834]&gt;[.B18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14-s173350832c84140267.ukp</text:p>
          </table:table-cell>
          <table:table-cell office:value-type="float" office:value="3.61667" calcext:value-type="float">
            <text:p>3.61667</text:p>
          </table:table-cell>
          <table:table-cell office:value-type="float" office:value="3.63" calcext:value-type="float">
            <text:p>3.63</text:p>
          </table:table-cell>
          <table:table-cell office:value-type="float" office:value="122488" calcext:value-type="float">
            <text:p>122488</text:p>
          </table:table-cell>
          <table:table-cell office:value-type="float" office:value="42240954390" calcext:value-type="float">
            <text:p>42240954390</text:p>
          </table:table-cell>
          <table:table-cell office:value-type="float" office:value="611.49994" calcext:value-type="float">
            <text:p>611.49994</text:p>
          </table:table-cell>
          <table:table-cell office:value-type="float" office:value="611.22" calcext:value-type="float">
            <text:p>611.22</text:p>
          </table:table-cell>
          <table:table-cell office:value-type="float" office:value="242192" calcext:value-type="float">
            <text:p>242192</text:p>
          </table:table-cell>
          <table:table-cell office:value-type="float" office:value="42240954390" calcext:value-type="float">
            <text:p>42240954390</text:p>
          </table:table-cell>
          <table:table-cell table:formula="of:=[.F1835]&gt;[.B18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0-s199607488c2381940.ukp</text:p>
          </table:table-cell>
          <table:table-cell office:value-type="float" office:value="172.71998" calcext:value-type="float">
            <text:p>172.71998</text:p>
          </table:table-cell>
          <table:table-cell office:value-type="float" office:value="172.64" calcext:value-type="float">
            <text:p>172.64</text:p>
          </table:table-cell>
          <table:table-cell office:value-type="float" office:value="45684" calcext:value-type="float">
            <text:p>45684</text:p>
          </table:table-cell>
          <table:table-cell office:value-type="float" office:value="1078406771" calcext:value-type="float">
            <text:p>1078406771</text:p>
          </table:table-cell>
          <table:table-cell office:value-type="float" office:value="612.44327" calcext:value-type="float">
            <text:p>612.44327</text:p>
          </table:table-cell>
          <table:table-cell office:value-type="float" office:value="612.02" calcext:value-type="float">
            <text:p>612.02</text:p>
          </table:table-cell>
          <table:table-cell office:value-type="float" office:value="60392" calcext:value-type="float">
            <text:p>60392</text:p>
          </table:table-cell>
          <table:table-cell office:value-type="float" office:value="1078406771" calcext:value-type="float">
            <text:p>1078406771</text:p>
          </table:table-cell>
          <table:table-cell table:formula="of:=[.F1836]&gt;[.B18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09-s463136216c3173356.ukp</text:p>
          </table:table-cell>
          <table:table-cell office:value-type="float" office:value="2.48" calcext:value-type="float">
            <text:p>2.48</text:p>
          </table:table-cell>
          <table:table-cell office:value-type="float" office:value="2.49" calcext:value-type="float">
            <text:p>2.49</text:p>
          </table:table-cell>
          <table:table-cell office:value-type="float" office:value="14724" calcext:value-type="float">
            <text:p>14724</text:p>
          </table:table-cell>
          <table:table-cell office:value-type="float" office:value="1563127750" calcext:value-type="float">
            <text:p>1563127750</text:p>
          </table:table-cell>
          <table:table-cell office:value-type="float" office:value="612.95994" calcext:value-type="float">
            <text:p>612.95994</text:p>
          </table:table-cell>
          <table:table-cell office:value-type="float" office:value="612.54" calcext:value-type="float">
            <text:p>612.54</text:p>
          </table:table-cell>
          <table:table-cell office:value-type="float" office:value="55576" calcext:value-type="float">
            <text:p>55576</text:p>
          </table:table-cell>
          <table:table-cell office:value-type="float" office:value="1563127750" calcext:value-type="float">
            <text:p>1563127750</text:p>
          </table:table-cell>
          <table:table-cell table:formula="of:=[.F1837]&gt;[.B18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55-s228047780c63718488.ukp</text:p>
          </table:table-cell>
          <table:table-cell office:value-type="float" office:value="27.20666" calcext:value-type="float">
            <text:p>27.20666</text:p>
          </table:table-cell>
          <table:table-cell office:value-type="float" office:value="27.21" calcext:value-type="float">
            <text:p>27.21</text:p>
          </table:table-cell>
          <table:table-cell office:value-type="float" office:value="115572" calcext:value-type="float">
            <text:p>115572</text:p>
          </table:table-cell>
          <table:table-cell office:value-type="float" office:value="31918003545" calcext:value-type="float">
            <text:p>31918003545</text:p>
          </table:table-cell>
          <table:table-cell office:value-type="float" office:value="614.22661" calcext:value-type="float">
            <text:p>614.22661</text:p>
          </table:table-cell>
          <table:table-cell office:value-type="float" office:value="613.86" calcext:value-type="float">
            <text:p>613.86</text:p>
          </table:table-cell>
          <table:table-cell office:value-type="float" office:value="238768" calcext:value-type="float">
            <text:p>238768</text:p>
          </table:table-cell>
          <table:table-cell office:value-type="float" office:value="31918003545" calcext:value-type="float">
            <text:p>31918003545</text:p>
          </table:table-cell>
          <table:table-cell table:formula="of:=[.F1838]&gt;[.B18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73-s618044498c57927334.ukp</text:p>
          </table:table-cell>
          <table:table-cell office:value-type="float" office:value="211.14665" calcext:value-type="float">
            <text:p>211.14665</text:p>
          </table:table-cell>
          <table:table-cell office:value-type="float" office:value="211.04" calcext:value-type="float">
            <text:p>211.04</text:p>
          </table:table-cell>
          <table:table-cell office:value-type="float" office:value="300124" calcext:value-type="float">
            <text:p>300124</text:p>
          </table:table-cell>
          <table:table-cell office:value-type="float" office:value="28952169866" calcext:value-type="float">
            <text:p>28952169866</text:p>
          </table:table-cell>
          <table:table-cell office:value-type="float" office:value="614.48327" calcext:value-type="float">
            <text:p>614.48327</text:p>
          </table:table-cell>
          <table:table-cell office:value-type="float" office:value="614.09" calcext:value-type="float">
            <text:p>614.09</text:p>
          </table:table-cell>
          <table:table-cell office:value-type="float" office:value="300524" calcext:value-type="float">
            <text:p>300524</text:p>
          </table:table-cell>
          <table:table-cell office:value-type="float" office:value="28952169866" calcext:value-type="float">
            <text:p>28952169866</text:p>
          </table:table-cell>
          <table:table-cell table:formula="of:=[.F1839]&gt;[.B18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3-s126192256c89138604.ukp</text:p>
          </table:table-cell>
          <table:table-cell office:value-type="float" office:value="209.66331" calcext:value-type="float">
            <text:p>209.66331</text:p>
          </table:table-cell>
          <table:table-cell office:value-type="float" office:value="209.51" calcext:value-type="float">
            <text:p>209.51</text:p>
          </table:table-cell>
          <table:table-cell office:value-type="float" office:value="132388" calcext:value-type="float">
            <text:p>132388</text:p>
          </table:table-cell>
          <table:table-cell office:value-type="float" office:value="44752603881" calcext:value-type="float">
            <text:p>44752603881</text:p>
          </table:table-cell>
          <table:table-cell office:value-type="float" office:value="614.56327" calcext:value-type="float">
            <text:p>614.56327</text:p>
          </table:table-cell>
          <table:table-cell office:value-type="float" office:value="614.23" calcext:value-type="float">
            <text:p>614.23</text:p>
          </table:table-cell>
          <table:table-cell office:value-type="float" office:value="203228" calcext:value-type="float">
            <text:p>203228</text:p>
          </table:table-cell>
          <table:table-cell office:value-type="float" office:value="44752603881" calcext:value-type="float">
            <text:p>44752603881</text:p>
          </table:table-cell>
          <table:table-cell table:formula="of:=[.F1840]&gt;[.B18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37-s238429703c64992510.ukp</text:p>
          </table:table-cell>
          <table:table-cell office:value-type="float" office:value="70.02666" calcext:value-type="float">
            <text:p>70.02666</text:p>
          </table:table-cell>
          <table:table-cell office:value-type="float" office:value="70.02" calcext:value-type="float">
            <text:p>70.02</text:p>
          </table:table-cell>
          <table:table-cell office:value-type="float" office:value="145848" calcext:value-type="float">
            <text:p>145848</text:p>
          </table:table-cell>
          <table:table-cell office:value-type="float" office:value="32630321681" calcext:value-type="float">
            <text:p>32630321681</text:p>
          </table:table-cell>
          <table:table-cell office:value-type="float" office:value="615.29661" calcext:value-type="float">
            <text:p>615.29661</text:p>
          </table:table-cell>
          <table:table-cell office:value-type="float" office:value="615.06" calcext:value-type="float">
            <text:p>615.06</text:p>
          </table:table-cell>
          <table:table-cell office:value-type="float" office:value="316556" calcext:value-type="float">
            <text:p>316556</text:p>
          </table:table-cell>
          <table:table-cell office:value-type="float" office:value="32630321681" calcext:value-type="float">
            <text:p>32630321681</text:p>
          </table:table-cell>
          <table:table-cell table:formula="of:=[.F1841]&gt;[.B18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14-s773924804c82335164.ukp</text:p>
          </table:table-cell>
          <table:table-cell office:value-type="float" office:value="129.05665" calcext:value-type="float">
            <text:p>129.05665</text:p>
          </table:table-cell>
          <table:table-cell office:value-type="float" office:value="129.01" calcext:value-type="float">
            <text:p>129.01</text:p>
          </table:table-cell>
          <table:table-cell office:value-type="float" office:value="303420" calcext:value-type="float">
            <text:p>303420</text:p>
          </table:table-cell>
          <table:table-cell office:value-type="float" office:value="41216940453" calcext:value-type="float">
            <text:p>41216940453</text:p>
          </table:table-cell>
          <table:table-cell office:value-type="float" office:value="615.53994" calcext:value-type="float">
            <text:p>615.53994</text:p>
          </table:table-cell>
          <table:table-cell office:value-type="float" office:value="615.46" calcext:value-type="float">
            <text:p>615.46</text:p>
          </table:table-cell>
          <table:table-cell office:value-type="float" office:value="366924" calcext:value-type="float">
            <text:p>366924</text:p>
          </table:table-cell>
          <table:table-cell office:value-type="float" office:value="41216940453" calcext:value-type="float">
            <text:p>41216940453</text:p>
          </table:table-cell>
          <table:table-cell table:formula="of:=[.F1842]&gt;[.B18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53-s622472121c53180300.ukp</text:p>
          </table:table-cell>
          <table:table-cell office:value-type="float" office:value="15.02667" calcext:value-type="float">
            <text:p>15.02667</text:p>
          </table:table-cell>
          <table:table-cell office:value-type="float" office:value="15.05" calcext:value-type="float">
            <text:p>15.05</text:p>
          </table:table-cell>
          <table:table-cell office:value-type="float" office:value="83836" calcext:value-type="float">
            <text:p>83836</text:p>
          </table:table-cell>
          <table:table-cell office:value-type="float" office:value="26640733955" calcext:value-type="float">
            <text:p>26640733955</text:p>
          </table:table-cell>
          <table:table-cell office:value-type="float" office:value="618.8466" calcext:value-type="float">
            <text:p>618.8466</text:p>
          </table:table-cell>
          <table:table-cell office:value-type="float" office:value="618.55" calcext:value-type="float">
            <text:p>618.55</text:p>
          </table:table-cell>
          <table:table-cell office:value-type="float" office:value="186156" calcext:value-type="float">
            <text:p>186156</text:p>
          </table:table-cell>
          <table:table-cell office:value-type="float" office:value="26640733955" calcext:value-type="float">
            <text:p>26640733955</text:p>
          </table:table-cell>
          <table:table-cell table:formula="of:=[.F1843]&gt;[.B18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88-s543662160c35112083.ukp</text:p>
          </table:table-cell>
          <table:table-cell office:value-type="float" office:value="0.63667" calcext:value-type="float">
            <text:p>0.63667</text:p>
          </table:table-cell>
          <table:table-cell office:value-type="float" office:value="0.65" calcext:value-type="float">
            <text:p>0.65</text:p>
          </table:table-cell>
          <table:table-cell office:value-type="float" office:value="21880" calcext:value-type="float">
            <text:p>21880</text:p>
          </table:table-cell>
          <table:table-cell office:value-type="float" office:value="17617468492" calcext:value-type="float">
            <text:p>17617468492</text:p>
          </table:table-cell>
          <table:table-cell office:value-type="float" office:value="619.05994" calcext:value-type="float">
            <text:p>619.05994</text:p>
          </table:table-cell>
          <table:table-cell office:value-type="float" office:value="618.66" calcext:value-type="float">
            <text:p>618.66</text:p>
          </table:table-cell>
          <table:table-cell office:value-type="float" office:value="156832" calcext:value-type="float">
            <text:p>156832</text:p>
          </table:table-cell>
          <table:table-cell office:value-type="float" office:value="17617468492" calcext:value-type="float">
            <text:p>17617468492</text:p>
          </table:table-cell>
          <table:table-cell table:formula="of:=[.F1844]&gt;[.B18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34-s798298455c97647555.ukp</text:p>
          </table:table-cell>
          <table:table-cell office:value-type="float" office:value="216.88665" calcext:value-type="float">
            <text:p>216.88665</text:p>
          </table:table-cell>
          <table:table-cell office:value-type="float" office:value="216.75" calcext:value-type="float">
            <text:p>216.75</text:p>
          </table:table-cell>
          <table:table-cell office:value-type="float" office:value="192752" calcext:value-type="float">
            <text:p>192752</text:p>
          </table:table-cell>
          <table:table-cell office:value-type="float" office:value="49025480401" calcext:value-type="float">
            <text:p>49025480401</text:p>
          </table:table-cell>
          <table:table-cell office:value-type="float" office:value="620.25994" calcext:value-type="float">
            <text:p>620.25994</text:p>
          </table:table-cell>
          <table:table-cell office:value-type="float" office:value="619.96" calcext:value-type="float">
            <text:p>619.96</text:p>
          </table:table-cell>
          <table:table-cell office:value-type="float" office:value="200368" calcext:value-type="float">
            <text:p>200368</text:p>
          </table:table-cell>
          <table:table-cell office:value-type="float" office:value="49025480401" calcext:value-type="float">
            <text:p>49025480401</text:p>
          </table:table-cell>
          <table:table-cell table:formula="of:=[.F1845]&gt;[.B18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47-s802152580c49494774.ukp</text:p>
          </table:table-cell>
          <table:table-cell office:value-type="float" office:value="75.63999" calcext:value-type="float">
            <text:p>75.63999</text:p>
          </table:table-cell>
          <table:table-cell office:value-type="float" office:value="75.62" calcext:value-type="float">
            <text:p>75.62</text:p>
          </table:table-cell>
          <table:table-cell office:value-type="float" office:value="272552" calcext:value-type="float">
            <text:p>272552</text:p>
          </table:table-cell>
          <table:table-cell office:value-type="float" office:value="24847476770" calcext:value-type="float">
            <text:p>24847476770</text:p>
          </table:table-cell>
          <table:table-cell office:value-type="float" office:value="620.57327" calcext:value-type="float">
            <text:p>620.57327</text:p>
          </table:table-cell>
          <table:table-cell office:value-type="float" office:value="620.29" calcext:value-type="float">
            <text:p>620.29</text:p>
          </table:table-cell>
          <table:table-cell office:value-type="float" office:value="305792" calcext:value-type="float">
            <text:p>305792</text:p>
          </table:table-cell>
          <table:table-cell office:value-type="float" office:value="24847476770" calcext:value-type="float">
            <text:p>24847476770</text:p>
          </table:table-cell>
          <table:table-cell table:formula="of:=[.F1846]&gt;[.B18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95-s64565003c28053698.ukp</text:p>
          </table:table-cell>
          <table:table-cell office:value-type="float" office:value="40.81333" calcext:value-type="float">
            <text:p>40.81333</text:p>
          </table:table-cell>
          <table:table-cell office:value-type="float" office:value="40.8" calcext:value-type="float">
            <text:p>40.8</text:p>
          </table:table-cell>
          <table:table-cell office:value-type="float" office:value="45024" calcext:value-type="float">
            <text:p>45024</text:p>
          </table:table-cell>
          <table:table-cell office:value-type="float" office:value="14084323858" calcext:value-type="float">
            <text:p>14084323858</text:p>
          </table:table-cell>
          <table:table-cell office:value-type="float" office:value="620.94994" calcext:value-type="float">
            <text:p>620.94994</text:p>
          </table:table-cell>
          <table:table-cell office:value-type="float" office:value="620.55" calcext:value-type="float">
            <text:p>620.55</text:p>
          </table:table-cell>
          <table:table-cell office:value-type="float" office:value="116244" calcext:value-type="float">
            <text:p>116244</text:p>
          </table:table-cell>
          <table:table-cell office:value-type="float" office:value="14084323858" calcext:value-type="float">
            <text:p>14084323858</text:p>
          </table:table-cell>
          <table:table-cell table:formula="of:=[.F1847]&gt;[.B18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55-s984814964c38451209.ukp</text:p>
          </table:table-cell>
          <table:table-cell office:value-type="float" office:value="357.6433" calcext:value-type="float">
            <text:p>357.6433</text:p>
          </table:table-cell>
          <table:table-cell office:value-type="float" office:value="357.43" calcext:value-type="float">
            <text:p>357.43</text:p>
          </table:table-cell>
          <table:table-cell office:value-type="float" office:value="181724" calcext:value-type="float">
            <text:p>181724</text:p>
          </table:table-cell>
          <table:table-cell office:value-type="float" office:value="19170653915" calcext:value-type="float">
            <text:p>19170653915</text:p>
          </table:table-cell>
          <table:table-cell office:value-type="float" office:value="621.1766" calcext:value-type="float">
            <text:p>621.1766</text:p>
          </table:table-cell>
          <table:table-cell office:value-type="float" office:value="620.85" calcext:value-type="float">
            <text:p>620.85</text:p>
          </table:table-cell>
          <table:table-cell office:value-type="float" office:value="161820" calcext:value-type="float">
            <text:p>161820</text:p>
          </table:table-cell>
          <table:table-cell office:value-type="float" office:value="19170653915" calcext:value-type="float">
            <text:p>19170653915</text:p>
          </table:table-cell>
          <table:table-cell table:formula="of:=[.F1848]&gt;[.B18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38-s684896905c74627295.ukp</text:p>
          </table:table-cell>
          <table:table-cell office:value-type="float" office:value="222.05998" calcext:value-type="float">
            <text:p>222.05998</text:p>
          </table:table-cell>
          <table:table-cell office:value-type="float" office:value="221.93" calcext:value-type="float">
            <text:p>221.93</text:p>
          </table:table-cell>
          <table:table-cell office:value-type="float" office:value="240556" calcext:value-type="float">
            <text:p>240556</text:p>
          </table:table-cell>
          <table:table-cell office:value-type="float" office:value="37393426658" calcext:value-type="float">
            <text:p>37393426658</text:p>
          </table:table-cell>
          <table:table-cell office:value-type="float" office:value="621.68994" calcext:value-type="float">
            <text:p>621.68994</text:p>
          </table:table-cell>
          <table:table-cell office:value-type="float" office:value="621.46" calcext:value-type="float">
            <text:p>621.46</text:p>
          </table:table-cell>
          <table:table-cell office:value-type="float" office:value="259536" calcext:value-type="float">
            <text:p>259536</text:p>
          </table:table-cell>
          <table:table-cell office:value-type="float" office:value="37393426658" calcext:value-type="float">
            <text:p>37393426658</text:p>
          </table:table-cell>
          <table:table-cell table:formula="of:=[.F1849]&gt;[.B18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93-s98451920c5848305.ukp</text:p>
          </table:table-cell>
          <table:table-cell office:value-type="float" office:value="235.89664" calcext:value-type="float">
            <text:p>235.89664</text:p>
          </table:table-cell>
          <table:table-cell office:value-type="float" office:value="235.75" calcext:value-type="float">
            <text:p>235.75</text:p>
          </table:table-cell>
          <table:table-cell office:value-type="float" office:value="49132" calcext:value-type="float">
            <text:p>49132</text:p>
          </table:table-cell>
          <table:table-cell office:value-type="float" office:value="2824490159" calcext:value-type="float">
            <text:p>2824490159</text:p>
          </table:table-cell>
          <table:table-cell office:value-type="float" office:value="622.0866" calcext:value-type="float">
            <text:p>622.0866</text:p>
          </table:table-cell>
          <table:table-cell office:value-type="float" office:value="621.74" calcext:value-type="float">
            <text:p>621.74</text:p>
          </table:table-cell>
          <table:table-cell office:value-type="float" office:value="65756" calcext:value-type="float">
            <text:p>65756</text:p>
          </table:table-cell>
          <table:table-cell office:value-type="float" office:value="2824490159" calcext:value-type="float">
            <text:p>2824490159</text:p>
          </table:table-cell>
          <table:table-cell table:formula="of:=[.F1850]&gt;[.B18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96-s756653619c97188943.ukp</text:p>
          </table:table-cell>
          <table:table-cell office:value-type="float" office:value="41.04666" calcext:value-type="float">
            <text:p>41.04666</text:p>
          </table:table-cell>
          <table:table-cell office:value-type="float" office:value="41.06" calcext:value-type="float">
            <text:p>41.06</text:p>
          </table:table-cell>
          <table:table-cell office:value-type="float" office:value="232060" calcext:value-type="float">
            <text:p>232060</text:p>
          </table:table-cell>
          <table:table-cell office:value-type="float" office:value="48718594846" calcext:value-type="float">
            <text:p>48718594846</text:p>
          </table:table-cell>
          <table:table-cell office:value-type="float" office:value="622.35994" calcext:value-type="float">
            <text:p>622.35994</text:p>
          </table:table-cell>
          <table:table-cell office:value-type="float" office:value="622.08" calcext:value-type="float">
            <text:p>622.08</text:p>
          </table:table-cell>
          <table:table-cell office:value-type="float" office:value="481448" calcext:value-type="float">
            <text:p>481448</text:p>
          </table:table-cell>
          <table:table-cell office:value-type="float" office:value="48718594846" calcext:value-type="float">
            <text:p>48718594846</text:p>
          </table:table-cell>
          <table:table-cell table:formula="of:=[.F1851]&gt;[.B18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2-s261146317c27074738.ukp</text:p>
          </table:table-cell>
          <table:table-cell office:value-type="float" office:value="163.78665" calcext:value-type="float">
            <text:p>163.78665</text:p>
          </table:table-cell>
          <table:table-cell office:value-type="float" office:value="163.68" calcext:value-type="float">
            <text:p>163.68</text:p>
          </table:table-cell>
          <table:table-cell office:value-type="float" office:value="72612" calcext:value-type="float">
            <text:p>72612</text:p>
          </table:table-cell>
          <table:table-cell office:value-type="float" office:value="13463143156" calcext:value-type="float">
            <text:p>13463143156</text:p>
          </table:table-cell>
          <table:table-cell office:value-type="float" office:value="622.61327" calcext:value-type="float">
            <text:p>622.61327</text:p>
          </table:table-cell>
          <table:table-cell office:value-type="float" office:value="622.19" calcext:value-type="float">
            <text:p>622.19</text:p>
          </table:table-cell>
          <table:table-cell office:value-type="float" office:value="95480" calcext:value-type="float">
            <text:p>95480</text:p>
          </table:table-cell>
          <table:table-cell office:value-type="float" office:value="13463143156" calcext:value-type="float">
            <text:p>13463143156</text:p>
          </table:table-cell>
          <table:table-cell table:formula="of:=[.F1852]&gt;[.B18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64-s976819494c6943341.ukp</text:p>
          </table:table-cell>
          <table:table-cell office:value-type="float" office:value="54.44666" calcext:value-type="float">
            <text:p>54.44666</text:p>
          </table:table-cell>
          <table:table-cell office:value-type="float" office:value="54.43" calcext:value-type="float">
            <text:p>54.43</text:p>
          </table:table-cell>
          <table:table-cell office:value-type="float" office:value="32124" calcext:value-type="float">
            <text:p>32124</text:p>
          </table:table-cell>
          <table:table-cell office:value-type="float" office:value="3391109991" calcext:value-type="float">
            <text:p>3391109991</text:p>
          </table:table-cell>
          <table:table-cell office:value-type="float" office:value="622.91327" calcext:value-type="float">
            <text:p>622.91327</text:p>
          </table:table-cell>
          <table:table-cell office:value-type="float" office:value="622.49" calcext:value-type="float">
            <text:p>622.49</text:p>
          </table:table-cell>
          <table:table-cell office:value-type="float" office:value="60224" calcext:value-type="float">
            <text:p>60224</text:p>
          </table:table-cell>
          <table:table-cell office:value-type="float" office:value="3391109991" calcext:value-type="float">
            <text:p>3391109991</text:p>
          </table:table-cell>
          <table:table-cell table:formula="of:=[.F1853]&gt;[.B18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06-s848304836c36322248.ukp</text:p>
          </table:table-cell>
          <table:table-cell office:value-type="float" office:value="188.69332" calcext:value-type="float">
            <text:p>188.69332</text:p>
          </table:table-cell>
          <table:table-cell office:value-type="float" office:value="188.62" calcext:value-type="float">
            <text:p>188.62</text:p>
          </table:table-cell>
          <table:table-cell office:value-type="float" office:value="90412" calcext:value-type="float">
            <text:p>90412</text:p>
          </table:table-cell>
          <table:table-cell office:value-type="float" office:value="18235818356" calcext:value-type="float">
            <text:p>18235818356</text:p>
          </table:table-cell>
          <table:table-cell office:value-type="float" office:value="623.16327" calcext:value-type="float">
            <text:p>623.16327</text:p>
          </table:table-cell>
          <table:table-cell office:value-type="float" office:value="622.74" calcext:value-type="float">
            <text:p>622.74</text:p>
          </table:table-cell>
          <table:table-cell office:value-type="float" office:value="154280" calcext:value-type="float">
            <text:p>154280</text:p>
          </table:table-cell>
          <table:table-cell office:value-type="float" office:value="18235818356" calcext:value-type="float">
            <text:p>18235818356</text:p>
          </table:table-cell>
          <table:table-cell table:formula="of:=[.F1854]&gt;[.B18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30-s927753013c92914493.ukp</text:p>
          </table:table-cell>
          <table:table-cell office:value-type="float" office:value="145.34999" calcext:value-type="float">
            <text:p>145.34999</text:p>
          </table:table-cell>
          <table:table-cell office:value-type="float" office:value="145.25" calcext:value-type="float">
            <text:p>145.25</text:p>
          </table:table-cell>
          <table:table-cell office:value-type="float" office:value="111184" calcext:value-type="float">
            <text:p>111184</text:p>
          </table:table-cell>
          <table:table-cell office:value-type="float" office:value="46650334802" calcext:value-type="float">
            <text:p>46650334802</text:p>
          </table:table-cell>
          <table:table-cell office:value-type="float" office:value="623.72661" calcext:value-type="float">
            <text:p>623.72661</text:p>
          </table:table-cell>
          <table:table-cell office:value-type="float" office:value="623.32" calcext:value-type="float">
            <text:p>623.32</text:p>
          </table:table-cell>
          <table:table-cell office:value-type="float" office:value="206520" calcext:value-type="float">
            <text:p>206520</text:p>
          </table:table-cell>
          <table:table-cell office:value-type="float" office:value="46650334802" calcext:value-type="float">
            <text:p>46650334802</text:p>
          </table:table-cell>
          <table:table-cell table:formula="of:=[.F1855]&gt;[.B18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97-s125514086c46374074.ukp</text:p>
          </table:table-cell>
          <table:table-cell office:value-type="float" office:value="89.19333" calcext:value-type="float">
            <text:p>89.19333</text:p>
          </table:table-cell>
          <table:table-cell office:value-type="float" office:value="89.15" calcext:value-type="float">
            <text:p>89.15</text:p>
          </table:table-cell>
          <table:table-cell office:value-type="float" office:value="160360" calcext:value-type="float">
            <text:p>160360</text:p>
          </table:table-cell>
          <table:table-cell office:value-type="float" office:value="23281809754" calcext:value-type="float">
            <text:p>23281809754</text:p>
          </table:table-cell>
          <table:table-cell office:value-type="float" office:value="623.93994" calcext:value-type="float">
            <text:p>623.93994</text:p>
          </table:table-cell>
          <table:table-cell office:value-type="float" office:value="623.61" calcext:value-type="float">
            <text:p>623.61</text:p>
          </table:table-cell>
          <table:table-cell office:value-type="float" office:value="208060" calcext:value-type="float">
            <text:p>208060</text:p>
          </table:table-cell>
          <table:table-cell office:value-type="float" office:value="23281809754" calcext:value-type="float">
            <text:p>23281809754</text:p>
          </table:table-cell>
          <table:table-cell table:formula="of:=[.F1856]&gt;[.B18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32-s829921210c61825724.ukp</text:p>
          </table:table-cell>
          <table:table-cell office:value-type="float" office:value="0.10667" calcext:value-type="float">
            <text:p>0.10667</text:p>
          </table:table-cell>
          <table:table-cell office:value-type="float" office:value="0.12" calcext:value-type="float">
            <text:p>0.12</text:p>
          </table:table-cell>
          <table:table-cell office:value-type="float" office:value="25692" calcext:value-type="float">
            <text:p>25692</text:p>
          </table:table-cell>
          <table:table-cell office:value-type="float" office:value="31039660241" calcext:value-type="float">
            <text:p>31039660241</text:p>
          </table:table-cell>
          <table:table-cell office:value-type="float" office:value="624.46327" calcext:value-type="float">
            <text:p>624.46327</text:p>
          </table:table-cell>
          <table:table-cell office:value-type="float" office:value="624.11" calcext:value-type="float">
            <text:p>624.11</text:p>
          </table:table-cell>
          <table:table-cell office:value-type="float" office:value="279800" calcext:value-type="float">
            <text:p>279800</text:p>
          </table:table-cell>
          <table:table-cell office:value-type="float" office:value="31039660241" calcext:value-type="float">
            <text:p>31039660241</text:p>
          </table:table-cell>
          <table:table-cell table:formula="of:=[.F1857]&gt;[.B18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54-s898053813c24693476.ukp</text:p>
          </table:table-cell>
          <table:table-cell table:number-columns-repeated="2" office:value-type="float" office:value="30.92" calcext:value-type="float">
            <text:p>30.92</text:p>
          </table:table-cell>
          <table:table-cell office:value-type="float" office:value="47772" calcext:value-type="float">
            <text:p>47772</text:p>
          </table:table-cell>
          <table:table-cell office:value-type="float" office:value="12397855784" calcext:value-type="float">
            <text:p>12397855784</text:p>
          </table:table-cell>
          <table:table-cell office:value-type="float" office:value="625.0566" calcext:value-type="float">
            <text:p>625.0566</text:p>
          </table:table-cell>
          <table:table-cell office:value-type="float" office:value="624.66" calcext:value-type="float">
            <text:p>624.66</text:p>
          </table:table-cell>
          <table:table-cell office:value-type="float" office:value="110244" calcext:value-type="float">
            <text:p>110244</text:p>
          </table:table-cell>
          <table:table-cell office:value-type="float" office:value="12397855784" calcext:value-type="float">
            <text:p>12397855784</text:p>
          </table:table-cell>
          <table:table-cell table:formula="of:=[.F1858]&gt;[.B18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07-s714494527c26148173.ukp</text:p>
          </table:table-cell>
          <table:table-cell office:value-type="float" office:value="28.70333" calcext:value-type="float">
            <text:p>28.70333</text:p>
          </table:table-cell>
          <table:table-cell office:value-type="float" office:value="28.7" calcext:value-type="float">
            <text:p>28.7</text:p>
          </table:table-cell>
          <table:table-cell office:value-type="float" office:value="60496" calcext:value-type="float">
            <text:p>60496</text:p>
          </table:table-cell>
          <table:table-cell office:value-type="float" office:value="13055888762" calcext:value-type="float">
            <text:p>13055888762</text:p>
          </table:table-cell>
          <table:table-cell office:value-type="float" office:value="625.7166" calcext:value-type="float">
            <text:p>625.7166</text:p>
          </table:table-cell>
          <table:table-cell office:value-type="float" office:value="625.31" calcext:value-type="float">
            <text:p>625.31</text:p>
          </table:table-cell>
          <table:table-cell office:value-type="float" office:value="128364" calcext:value-type="float">
            <text:p>128364</text:p>
          </table:table-cell>
          <table:table-cell office:value-type="float" office:value="13055888762" calcext:value-type="float">
            <text:p>13055888762</text:p>
          </table:table-cell>
          <table:table-cell table:formula="of:=[.F1859]&gt;[.B18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08-s95037918c46788992.ukp</text:p>
          </table:table-cell>
          <table:table-cell office:value-type="float" office:value="377.05329" calcext:value-type="float">
            <text:p>377.05329</text:p>
          </table:table-cell>
          <table:table-cell office:value-type="float" office:value="376.81" calcext:value-type="float">
            <text:p>376.81</text:p>
          </table:table-cell>
          <table:table-cell office:value-type="float" office:value="183384" calcext:value-type="float">
            <text:p>183384</text:p>
          </table:table-cell>
          <table:table-cell office:value-type="float" office:value="23361879525" calcext:value-type="float">
            <text:p>23361879525</text:p>
          </table:table-cell>
          <table:table-cell office:value-type="float" office:value="625.74994" calcext:value-type="float">
            <text:p>625.74994</text:p>
          </table:table-cell>
          <table:table-cell office:value-type="float" office:value="625.36" calcext:value-type="float">
            <text:p>625.36</text:p>
          </table:table-cell>
          <table:table-cell office:value-type="float" office:value="187512" calcext:value-type="float">
            <text:p>187512</text:p>
          </table:table-cell>
          <table:table-cell office:value-type="float" office:value="23361879525" calcext:value-type="float">
            <text:p>23361879525</text:p>
          </table:table-cell>
          <table:table-cell table:formula="of:=[.F1860]&gt;[.B18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23-s526816235c59239811.ukp</text:p>
          </table:table-cell>
          <table:table-cell office:value-type="float" office:value="85.66333" calcext:value-type="float">
            <text:p>85.66333</text:p>
          </table:table-cell>
          <table:table-cell office:value-type="float" office:value="85.63" calcext:value-type="float">
            <text:p>85.63</text:p>
          </table:table-cell>
          <table:table-cell office:value-type="float" office:value="170848" calcext:value-type="float">
            <text:p>170848</text:p>
          </table:table-cell>
          <table:table-cell office:value-type="float" office:value="29653388246" calcext:value-type="float">
            <text:p>29653388246</text:p>
          </table:table-cell>
          <table:table-cell office:value-type="float" office:value="625.80994" calcext:value-type="float">
            <text:p>625.80994</text:p>
          </table:table-cell>
          <table:table-cell office:value-type="float" office:value="625.44" calcext:value-type="float">
            <text:p>625.44</text:p>
          </table:table-cell>
          <table:table-cell office:value-type="float" office:value="222120" calcext:value-type="float">
            <text:p>222120</text:p>
          </table:table-cell>
          <table:table-cell office:value-type="float" office:value="29653388246" calcext:value-type="float">
            <text:p>29653388246</text:p>
          </table:table-cell>
          <table:table-cell table:formula="of:=[.F1861]&gt;[.B18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49-s911451083c71669205.ukp</text:p>
          </table:table-cell>
          <table:table-cell office:value-type="float" office:value="15.32333" calcext:value-type="float">
            <text:p>15.32333</text:p>
          </table:table-cell>
          <table:table-cell office:value-type="float" office:value="15.34" calcext:value-type="float">
            <text:p>15.34</text:p>
          </table:table-cell>
          <table:table-cell office:value-type="float" office:value="122572" calcext:value-type="float">
            <text:p>122572</text:p>
          </table:table-cell>
          <table:table-cell office:value-type="float" office:value="35949675229" calcext:value-type="float">
            <text:p>35949675229</text:p>
          </table:table-cell>
          <table:table-cell office:value-type="float" office:value="626.1666" calcext:value-type="float">
            <text:p>626.1666</text:p>
          </table:table-cell>
          <table:table-cell office:value-type="float" office:value="625.85" calcext:value-type="float">
            <text:p>625.85</text:p>
          </table:table-cell>
          <table:table-cell office:value-type="float" office:value="380656" calcext:value-type="float">
            <text:p>380656</text:p>
          </table:table-cell>
          <table:table-cell office:value-type="float" office:value="35949675229" calcext:value-type="float">
            <text:p>35949675229</text:p>
          </table:table-cell>
          <table:table-cell table:formula="of:=[.F1862]&gt;[.B18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27-s730437088c22654111.ukp</text:p>
          </table:table-cell>
          <table:table-cell office:value-type="float" office:value="6.40667" calcext:value-type="float">
            <text:p>6.40667</text:p>
          </table:table-cell>
          <table:table-cell office:value-type="float" office:value="6.43" calcext:value-type="float">
            <text:p>6.43</text:p>
          </table:table-cell>
          <table:table-cell office:value-type="float" office:value="28968" calcext:value-type="float">
            <text:p>28968</text:p>
          </table:table-cell>
          <table:table-cell office:value-type="float" office:value="11329301949" calcext:value-type="float">
            <text:p>11329301949</text:p>
          </table:table-cell>
          <table:table-cell office:value-type="float" office:value="627.38327" calcext:value-type="float">
            <text:p>627.38327</text:p>
          </table:table-cell>
          <table:table-cell office:value-type="float" office:value="627" calcext:value-type="float">
            <text:p>627</text:p>
          </table:table-cell>
          <table:table-cell office:value-type="float" office:value="95820" calcext:value-type="float">
            <text:p>95820</text:p>
          </table:table-cell>
          <table:table-cell office:value-type="float" office:value="11329301949" calcext:value-type="float">
            <text:p>11329301949</text:p>
          </table:table-cell>
          <table:table-cell table:formula="of:=[.F1863]&gt;[.B18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41-s373038940c10155778.ukp</text:p>
          </table:table-cell>
          <table:table-cell office:value-type="float" office:value="7.91333" calcext:value-type="float">
            <text:p>7.91333</text:p>
          </table:table-cell>
          <table:table-cell office:value-type="float" office:value="7.93" calcext:value-type="float">
            <text:p>7.93</text:p>
          </table:table-cell>
          <table:table-cell office:value-type="float" office:value="24848" calcext:value-type="float">
            <text:p>24848</text:p>
          </table:table-cell>
          <table:table-cell office:value-type="float" office:value="5051472737" calcext:value-type="float">
            <text:p>5051472737</text:p>
          </table:table-cell>
          <table:table-cell office:value-type="float" office:value="627.4766" calcext:value-type="float">
            <text:p>627.4766</text:p>
          </table:table-cell>
          <table:table-cell office:value-type="float" office:value="627.1" calcext:value-type="float">
            <text:p>627.1</text:p>
          </table:table-cell>
          <table:table-cell office:value-type="float" office:value="74596" calcext:value-type="float">
            <text:p>74596</text:p>
          </table:table-cell>
          <table:table-cell office:value-type="float" office:value="5051472737" calcext:value-type="float">
            <text:p>5051472737</text:p>
          </table:table-cell>
          <table:table-cell table:formula="of:=[.F1864]&gt;[.B18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56-s338119343c11854710.ukp</text:p>
          </table:table-cell>
          <table:table-cell office:value-type="float" office:value="317.20664" calcext:value-type="float">
            <text:p>317.20664</text:p>
          </table:table-cell>
          <table:table-cell office:value-type="float" office:value="317.01" calcext:value-type="float">
            <text:p>317.01</text:p>
          </table:table-cell>
          <table:table-cell office:value-type="float" office:value="67268" calcext:value-type="float">
            <text:p>67268</text:p>
          </table:table-cell>
          <table:table-cell office:value-type="float" office:value="5818060374" calcext:value-type="float">
            <text:p>5818060374</text:p>
          </table:table-cell>
          <table:table-cell office:value-type="float" office:value="627.9866" calcext:value-type="float">
            <text:p>627.9866</text:p>
          </table:table-cell>
          <table:table-cell office:value-type="float" office:value="627.56" calcext:value-type="float">
            <text:p>627.56</text:p>
          </table:table-cell>
          <table:table-cell office:value-type="float" office:value="64304" calcext:value-type="float">
            <text:p>64304</text:p>
          </table:table-cell>
          <table:table-cell office:value-type="float" office:value="5818060374" calcext:value-type="float">
            <text:p>5818060374</text:p>
          </table:table-cell>
          <table:table-cell table:formula="of:=[.F1865]&gt;[.B18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24-s79166218c64416589.ukp</text:p>
          </table:table-cell>
          <table:table-cell office:value-type="float" office:value="30.19333" calcext:value-type="float">
            <text:p>30.19333</text:p>
          </table:table-cell>
          <table:table-cell office:value-type="float" office:value="30.2" calcext:value-type="float">
            <text:p>30.2</text:p>
          </table:table-cell>
          <table:table-cell office:value-type="float" office:value="151844" calcext:value-type="float">
            <text:p>151844</text:p>
          </table:table-cell>
          <table:table-cell office:value-type="float" office:value="32270633560" calcext:value-type="float">
            <text:p>32270633560</text:p>
          </table:table-cell>
          <table:table-cell office:value-type="float" office:value="628.0066" calcext:value-type="float">
            <text:p>628.0066</text:p>
          </table:table-cell>
          <table:table-cell office:value-type="float" office:value="627.67" calcext:value-type="float">
            <text:p>627.67</text:p>
          </table:table-cell>
          <table:table-cell office:value-type="float" office:value="321272" calcext:value-type="float">
            <text:p>321272</text:p>
          </table:table-cell>
          <table:table-cell office:value-type="float" office:value="32270633560" calcext:value-type="float">
            <text:p>32270633560</text:p>
          </table:table-cell>
          <table:table-cell table:formula="of:=[.F1866]&gt;[.B18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40-s85004012c30037614.ukp</text:p>
          </table:table-cell>
          <table:table-cell office:value-type="float" office:value="75.79999" calcext:value-type="float">
            <text:p>75.79999</text:p>
          </table:table-cell>
          <table:table-cell office:value-type="float" office:value="75.77" calcext:value-type="float">
            <text:p>75.77</text:p>
          </table:table-cell>
          <table:table-cell office:value-type="float" office:value="65380" calcext:value-type="float">
            <text:p>65380</text:p>
          </table:table-cell>
          <table:table-cell office:value-type="float" office:value="14970416707" calcext:value-type="float">
            <text:p>14970416707</text:p>
          </table:table-cell>
          <table:table-cell office:value-type="float" office:value="628.16994" calcext:value-type="float">
            <text:p>628.16994</text:p>
          </table:table-cell>
          <table:table-cell office:value-type="float" office:value="627.84" calcext:value-type="float">
            <text:p>627.84</text:p>
          </table:table-cell>
          <table:table-cell office:value-type="float" office:value="118780" calcext:value-type="float">
            <text:p>118780</text:p>
          </table:table-cell>
          <table:table-cell office:value-type="float" office:value="14970416707" calcext:value-type="float">
            <text:p>14970416707</text:p>
          </table:table-cell>
          <table:table-cell table:formula="of:=[.F1867]&gt;[.B18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33-s435115918c34084722.ukp</text:p>
          </table:table-cell>
          <table:table-cell office:value-type="float" office:value="67.77666" calcext:value-type="float">
            <text:p>67.77666</text:p>
          </table:table-cell>
          <table:table-cell office:value-type="float" office:value="67.75" calcext:value-type="float">
            <text:p>67.75</text:p>
          </table:table-cell>
          <table:table-cell office:value-type="float" office:value="94872" calcext:value-type="float">
            <text:p>94872</text:p>
          </table:table-cell>
          <table:table-cell office:value-type="float" office:value="17112835991" calcext:value-type="float">
            <text:p>17112835991</text:p>
          </table:table-cell>
          <table:table-cell office:value-type="float" office:value="628.75327" calcext:value-type="float">
            <text:p>628.75327</text:p>
          </table:table-cell>
          <table:table-cell office:value-type="float" office:value="628.42" calcext:value-type="float">
            <text:p>628.42</text:p>
          </table:table-cell>
          <table:table-cell office:value-type="float" office:value="150472" calcext:value-type="float">
            <text:p>150472</text:p>
          </table:table-cell>
          <table:table-cell office:value-type="float" office:value="17112835991" calcext:value-type="float">
            <text:p>17112835991</text:p>
          </table:table-cell>
          <table:table-cell table:formula="of:=[.F1868]&gt;[.B18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9-s443600954c83030003.ukp</text:p>
          </table:table-cell>
          <table:table-cell office:value-type="float" office:value="73.01666" calcext:value-type="float">
            <text:p>73.01666</text:p>
          </table:table-cell>
          <table:table-cell office:value-type="float" office:value="72.99" calcext:value-type="float">
            <text:p>72.99</text:p>
          </table:table-cell>
          <table:table-cell office:value-type="float" office:value="334700" calcext:value-type="float">
            <text:p>334700</text:p>
          </table:table-cell>
          <table:table-cell office:value-type="float" office:value="41683840681" calcext:value-type="float">
            <text:p>41683840681</text:p>
          </table:table-cell>
          <table:table-cell office:value-type="float" office:value="629.75327" calcext:value-type="float">
            <text:p>629.75327</text:p>
          </table:table-cell>
          <table:table-cell office:value-type="float" office:value="629.35" calcext:value-type="float">
            <text:p>629.35</text:p>
          </table:table-cell>
          <table:table-cell office:value-type="float" office:value="438036" calcext:value-type="float">
            <text:p>438036</text:p>
          </table:table-cell>
          <table:table-cell office:value-type="float" office:value="41683840681" calcext:value-type="float">
            <text:p>41683840681</text:p>
          </table:table-cell>
          <table:table-cell table:formula="of:=[.F1869]&gt;[.B18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31-s363501936c13060366.ukp</text:p>
          </table:table-cell>
          <table:table-cell office:value-type="float" office:value="102.32666" calcext:value-type="float">
            <text:p>102.32666</text:p>
          </table:table-cell>
          <table:table-cell office:value-type="float" office:value="102.29" calcext:value-type="float">
            <text:p>102.29</text:p>
          </table:table-cell>
          <table:table-cell office:value-type="float" office:value="62964" calcext:value-type="float">
            <text:p>62964</text:p>
          </table:table-cell>
          <table:table-cell office:value-type="float" office:value="6458753791" calcext:value-type="float">
            <text:p>6458753791</text:p>
          </table:table-cell>
          <table:table-cell office:value-type="float" office:value="630.3566" calcext:value-type="float">
            <text:p>630.3566</text:p>
          </table:table-cell>
          <table:table-cell office:value-type="float" office:value="630" calcext:value-type="float">
            <text:p>630</text:p>
          </table:table-cell>
          <table:table-cell office:value-type="float" office:value="81560" calcext:value-type="float">
            <text:p>81560</text:p>
          </table:table-cell>
          <table:table-cell office:value-type="float" office:value="6458753791" calcext:value-type="float">
            <text:p>6458753791</text:p>
          </table:table-cell>
          <table:table-cell table:formula="of:=[.F1870]&gt;[.B18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89-s682002986c15956194.ukp</text:p>
          </table:table-cell>
          <table:table-cell office:value-type="float" office:value="89.83666" calcext:value-type="float">
            <text:p>89.83666</text:p>
          </table:table-cell>
          <table:table-cell office:value-type="float" office:value="89.8" calcext:value-type="float">
            <text:p>89.8</text:p>
          </table:table-cell>
          <table:table-cell office:value-type="float" office:value="62968" calcext:value-type="float">
            <text:p>62968</text:p>
          </table:table-cell>
          <table:table-cell office:value-type="float" office:value="7897188201" calcext:value-type="float">
            <text:p>7897188201</text:p>
          </table:table-cell>
          <table:table-cell office:value-type="float" office:value="631.28327" calcext:value-type="float">
            <text:p>631.28327</text:p>
          </table:table-cell>
          <table:table-cell office:value-type="float" office:value="630.92" calcext:value-type="float">
            <text:p>630.92</text:p>
          </table:table-cell>
          <table:table-cell office:value-type="float" office:value="96108" calcext:value-type="float">
            <text:p>96108</text:p>
          </table:table-cell>
          <table:table-cell office:value-type="float" office:value="7897188201" calcext:value-type="float">
            <text:p>7897188201</text:p>
          </table:table-cell>
          <table:table-cell table:formula="of:=[.F1871]&gt;[.B18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05-s142189552c83569257.ukp</text:p>
          </table:table-cell>
          <table:table-cell office:value-type="float" office:value="476.78329" calcext:value-type="float">
            <text:p>476.78329</text:p>
          </table:table-cell>
          <table:table-cell office:value-type="float" office:value="476.52" calcext:value-type="float">
            <text:p>476.52</text:p>
          </table:table-cell>
          <table:table-cell office:value-type="float" office:value="261056" calcext:value-type="float">
            <text:p>261056</text:p>
          </table:table-cell>
          <table:table-cell office:value-type="float" office:value="41822204953" calcext:value-type="float">
            <text:p>41822204953</text:p>
          </table:table-cell>
          <table:table-cell office:value-type="float" office:value="631.5766" calcext:value-type="float">
            <text:p>631.5766</text:p>
          </table:table-cell>
          <table:table-cell office:value-type="float" office:value="631.16" calcext:value-type="float">
            <text:p>631.16</text:p>
          </table:table-cell>
          <table:table-cell office:value-type="float" office:value="309104" calcext:value-type="float">
            <text:p>309104</text:p>
          </table:table-cell>
          <table:table-cell office:value-type="float" office:value="41822204953" calcext:value-type="float">
            <text:p>41822204953</text:p>
          </table:table-cell>
          <table:table-cell table:formula="of:=[.F1872]&gt;[.B18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43-s513173851c38926787.ukp</text:p>
          </table:table-cell>
          <table:table-cell table:number-columns-repeated="2" office:value-type="float" office:value="46.87" calcext:value-type="float">
            <text:p>46.87</text:p>
          </table:table-cell>
          <table:table-cell office:value-type="float" office:value="145048" calcext:value-type="float">
            <text:p>145048</text:p>
          </table:table-cell>
          <table:table-cell office:value-type="float" office:value="19501196895" calcext:value-type="float">
            <text:p>19501196895</text:p>
          </table:table-cell>
          <table:table-cell office:value-type="float" office:value="631.5966" calcext:value-type="float">
            <text:p>631.5966</text:p>
          </table:table-cell>
          <table:table-cell office:value-type="float" office:value="631.21" calcext:value-type="float">
            <text:p>631.21</text:p>
          </table:table-cell>
          <table:table-cell office:value-type="float" office:value="204112" calcext:value-type="float">
            <text:p>204112</text:p>
          </table:table-cell>
          <table:table-cell office:value-type="float" office:value="19501196895" calcext:value-type="float">
            <text:p>19501196895</text:p>
          </table:table-cell>
          <table:table-cell table:formula="of:=[.F1873]&gt;[.B18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36-s118607476c86949385.ukp</text:p>
          </table:table-cell>
          <table:table-cell office:value-type="float" office:value="7.14667" calcext:value-type="float">
            <text:p>7.14667</text:p>
          </table:table-cell>
          <table:table-cell office:value-type="float" office:value="7.19" calcext:value-type="float">
            <text:p>7.19</text:p>
          </table:table-cell>
          <table:table-cell office:value-type="float" office:value="185492" calcext:value-type="float">
            <text:p>185492</text:p>
          </table:table-cell>
          <table:table-cell office:value-type="float" office:value="43641730440" calcext:value-type="float">
            <text:p>43641730440</text:p>
          </table:table-cell>
          <table:table-cell office:value-type="float" office:value="631.77327" calcext:value-type="float">
            <text:p>631.77327</text:p>
          </table:table-cell>
          <table:table-cell office:value-type="float" office:value="631.58" calcext:value-type="float">
            <text:p>631.58</text:p>
          </table:table-cell>
          <table:table-cell office:value-type="float" office:value="542556" calcext:value-type="float">
            <text:p>542556</text:p>
          </table:table-cell>
          <table:table-cell office:value-type="float" office:value="43641730440" calcext:value-type="float">
            <text:p>43641730440</text:p>
          </table:table-cell>
          <table:table-cell table:formula="of:=[.F1874]&gt;[.B18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19-s803803347c62938855.ukp</text:p>
          </table:table-cell>
          <table:table-cell office:value-type="float" office:value="304.0733" calcext:value-type="float">
            <text:p>304.0733</text:p>
          </table:table-cell>
          <table:table-cell office:value-type="float" office:value="303.87" calcext:value-type="float">
            <text:p>303.87</text:p>
          </table:table-cell>
          <table:table-cell office:value-type="float" office:value="241228" calcext:value-type="float">
            <text:p>241228</text:p>
          </table:table-cell>
          <table:table-cell office:value-type="float" office:value="31465211287" calcext:value-type="float">
            <text:p>31465211287</text:p>
          </table:table-cell>
          <table:table-cell office:value-type="float" office:value="631.7766" calcext:value-type="float">
            <text:p>631.7766</text:p>
          </table:table-cell>
          <table:table-cell office:value-type="float" office:value="631.55" calcext:value-type="float">
            <text:p>631.55</text:p>
          </table:table-cell>
          <table:table-cell office:value-type="float" office:value="255348" calcext:value-type="float">
            <text:p>255348</text:p>
          </table:table-cell>
          <table:table-cell office:value-type="float" office:value="31465211287" calcext:value-type="float">
            <text:p>31465211287</text:p>
          </table:table-cell>
          <table:table-cell table:formula="of:=[.F1875]&gt;[.B18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29-s286513221c95414099.ukp</text:p>
          </table:table-cell>
          <table:table-cell office:value-type="float" office:value="249.95331" calcext:value-type="float">
            <text:p>249.95331</text:p>
          </table:table-cell>
          <table:table-cell office:value-type="float" office:value="249.78" calcext:value-type="float">
            <text:p>249.78</text:p>
          </table:table-cell>
          <table:table-cell office:value-type="float" office:value="152340" calcext:value-type="float">
            <text:p>152340</text:p>
          </table:table-cell>
          <table:table-cell office:value-type="float" office:value="47902909027" calcext:value-type="float">
            <text:p>47902909027</text:p>
          </table:table-cell>
          <table:table-cell office:value-type="float" office:value="632.51994" calcext:value-type="float">
            <text:p>632.51994</text:p>
          </table:table-cell>
          <table:table-cell office:value-type="float" office:value="632.21" calcext:value-type="float">
            <text:p>632.21</text:p>
          </table:table-cell>
          <table:table-cell office:value-type="float" office:value="254300" calcext:value-type="float">
            <text:p>254300</text:p>
          </table:table-cell>
          <table:table-cell office:value-type="float" office:value="47902909027" calcext:value-type="float">
            <text:p>47902909027</text:p>
          </table:table-cell>
          <table:table-cell table:formula="of:=[.F1876]&gt;[.B18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53-s212229957c85849648.ukp</text:p>
          </table:table-cell>
          <table:table-cell office:value-type="float" office:value="31.29" calcext:value-type="float">
            <text:p>31.29</text:p>
          </table:table-cell>
          <table:table-cell office:value-type="float" office:value="31.3" calcext:value-type="float">
            <text:p>31.3</text:p>
          </table:table-cell>
          <table:table-cell office:value-type="float" office:value="167336" calcext:value-type="float">
            <text:p>167336</text:p>
          </table:table-cell>
          <table:table-cell office:value-type="float" office:value="43025756537" calcext:value-type="float">
            <text:p>43025756537</text:p>
          </table:table-cell>
          <table:table-cell office:value-type="float" office:value="632.76327" calcext:value-type="float">
            <text:p>632.76327</text:p>
          </table:table-cell>
          <table:table-cell office:value-type="float" office:value="632.38" calcext:value-type="float">
            <text:p>632.38</text:p>
          </table:table-cell>
          <table:table-cell office:value-type="float" office:value="339312" calcext:value-type="float">
            <text:p>339312</text:p>
          </table:table-cell>
          <table:table-cell office:value-type="float" office:value="43025756537" calcext:value-type="float">
            <text:p>43025756537</text:p>
          </table:table-cell>
          <table:table-cell table:formula="of:=[.F1877]&gt;[.B18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90-s611057533c18584022.ukp</text:p>
          </table:table-cell>
          <table:table-cell office:value-type="float" office:value="18.12" calcext:value-type="float">
            <text:p>18.12</text:p>
          </table:table-cell>
          <table:table-cell office:value-type="float" office:value="18.13" calcext:value-type="float">
            <text:p>18.13</text:p>
          </table:table-cell>
          <table:table-cell office:value-type="float" office:value="39900" calcext:value-type="float">
            <text:p>39900</text:p>
          </table:table-cell>
          <table:table-cell office:value-type="float" office:value="9262609011" calcext:value-type="float">
            <text:p>9262609011</text:p>
          </table:table-cell>
          <table:table-cell office:value-type="float" office:value="633.0866" calcext:value-type="float">
            <text:p>633.0866</text:p>
          </table:table-cell>
          <table:table-cell office:value-type="float" office:value="632.7" calcext:value-type="float">
            <text:p>632.7</text:p>
          </table:table-cell>
          <table:table-cell office:value-type="float" office:value="94684" calcext:value-type="float">
            <text:p>94684</text:p>
          </table:table-cell>
          <table:table-cell office:value-type="float" office:value="9262609011" calcext:value-type="float">
            <text:p>9262609011</text:p>
          </table:table-cell>
          <table:table-cell table:formula="of:=[.F1878]&gt;[.B18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42-s644582044c8748032.ukp</text:p>
          </table:table-cell>
          <table:table-cell office:value-type="float" office:value="192.95665" calcext:value-type="float">
            <text:p>192.95665</text:p>
          </table:table-cell>
          <table:table-cell office:value-type="float" office:value="192.85" calcext:value-type="float">
            <text:p>192.85</text:p>
          </table:table-cell>
          <table:table-cell office:value-type="float" office:value="60472" calcext:value-type="float">
            <text:p>60472</text:p>
          </table:table-cell>
          <table:table-cell office:value-type="float" office:value="4260368414" calcext:value-type="float">
            <text:p>4260368414</text:p>
          </table:table-cell>
          <table:table-cell office:value-type="float" office:value="633.3366" calcext:value-type="float">
            <text:p>633.3366</text:p>
          </table:table-cell>
          <table:table-cell office:value-type="float" office:value="632.93" calcext:value-type="float">
            <text:p>632.93</text:p>
          </table:table-cell>
          <table:table-cell office:value-type="float" office:value="72080" calcext:value-type="float">
            <text:p>72080</text:p>
          </table:table-cell>
          <table:table-cell office:value-type="float" office:value="4260368414" calcext:value-type="float">
            <text:p>4260368414</text:p>
          </table:table-cell>
          <table:table-cell table:formula="of:=[.F1879]&gt;[.B18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91-s244607098c22516024.ukp</text:p>
          </table:table-cell>
          <table:table-cell office:value-type="float" office:value="240.80664" calcext:value-type="float">
            <text:p>240.80664</text:p>
          </table:table-cell>
          <table:table-cell office:value-type="float" office:value="240.67" calcext:value-type="float">
            <text:p>240.67</text:p>
          </table:table-cell>
          <table:table-cell office:value-type="float" office:value="123632" calcext:value-type="float">
            <text:p>123632</text:p>
          </table:table-cell>
          <table:table-cell office:value-type="float" office:value="11286218004" calcext:value-type="float">
            <text:p>11286218004</text:p>
          </table:table-cell>
          <table:table-cell office:value-type="float" office:value="633.44994" calcext:value-type="float">
            <text:p>633.44994</text:p>
          </table:table-cell>
          <table:table-cell office:value-type="float" office:value="633.11" calcext:value-type="float">
            <text:p>633.11</text:p>
          </table:table-cell>
          <table:table-cell office:value-type="float" office:value="141780" calcext:value-type="float">
            <text:p>141780</text:p>
          </table:table-cell>
          <table:table-cell office:value-type="float" office:value="11286218004" calcext:value-type="float">
            <text:p>11286218004</text:p>
          </table:table-cell>
          <table:table-cell table:formula="of:=[.F1880]&gt;[.B18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2-s434860255c25572452.ukp</text:p>
          </table:table-cell>
          <table:table-cell office:value-type="float" office:value="136.95332" calcext:value-type="float">
            <text:p>136.95332</text:p>
          </table:table-cell>
          <table:table-cell office:value-type="float" office:value="136.87" calcext:value-type="float">
            <text:p>136.87</text:p>
          </table:table-cell>
          <table:table-cell office:value-type="float" office:value="93716" calcext:value-type="float">
            <text:p>93716</text:p>
          </table:table-cell>
          <table:table-cell office:value-type="float" office:value="12802322345" calcext:value-type="float">
            <text:p>12802322345</text:p>
          </table:table-cell>
          <table:table-cell office:value-type="float" office:value="633.80327" calcext:value-type="float">
            <text:p>633.80327</text:p>
          </table:table-cell>
          <table:table-cell office:value-type="float" office:value="633.39" calcext:value-type="float">
            <text:p>633.39</text:p>
          </table:table-cell>
          <table:table-cell office:value-type="float" office:value="100736" calcext:value-type="float">
            <text:p>100736</text:p>
          </table:table-cell>
          <table:table-cell office:value-type="float" office:value="12802322345" calcext:value-type="float">
            <text:p>12802322345</text:p>
          </table:table-cell>
          <table:table-cell table:formula="of:=[.F1881]&gt;[.B18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33-s687201656c62876015.ukp</text:p>
          </table:table-cell>
          <table:table-cell office:value-type="float" office:value="280.99331" calcext:value-type="float">
            <text:p>280.99331</text:p>
          </table:table-cell>
          <table:table-cell office:value-type="float" office:value="280.92" calcext:value-type="float">
            <text:p>280.92</text:p>
          </table:table-cell>
          <table:table-cell office:value-type="float" office:value="282360" calcext:value-type="float">
            <text:p>282360</text:p>
          </table:table-cell>
          <table:table-cell office:value-type="float" office:value="31434641425" calcext:value-type="float">
            <text:p>31434641425</text:p>
          </table:table-cell>
          <table:table-cell office:value-type="float" office:value="634.19327" calcext:value-type="float">
            <text:p>634.19327</text:p>
          </table:table-cell>
          <table:table-cell office:value-type="float" office:value="633.87" calcext:value-type="float">
            <text:p>633.87</text:p>
          </table:table-cell>
          <table:table-cell office:value-type="float" office:value="290028" calcext:value-type="float">
            <text:p>290028</text:p>
          </table:table-cell>
          <table:table-cell office:value-type="float" office:value="31434641425" calcext:value-type="float">
            <text:p>31434641425</text:p>
          </table:table-cell>
          <table:table-cell table:formula="of:=[.F1882]&gt;[.B18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26-s143998406c97558332.ukp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09" calcext:value-type="float">
            <text:p>0.09</text:p>
          </table:table-cell>
          <table:table-cell office:value-type="float" office:value="29732" calcext:value-type="float">
            <text:p>29732</text:p>
          </table:table-cell>
          <table:table-cell office:value-type="float" office:value="48981632391" calcext:value-type="float">
            <text:p>48981632391</text:p>
          </table:table-cell>
          <table:table-cell office:value-type="float" office:value="634.2066" calcext:value-type="float">
            <text:p>634.2066</text:p>
          </table:table-cell>
          <table:table-cell office:value-type="float" office:value="633.83" calcext:value-type="float">
            <text:p>633.83</text:p>
          </table:table-cell>
          <table:table-cell office:value-type="float" office:value="298760" calcext:value-type="float">
            <text:p>298760</text:p>
          </table:table-cell>
          <table:table-cell office:value-type="float" office:value="48981632391" calcext:value-type="float">
            <text:p>48981632391</text:p>
          </table:table-cell>
          <table:table-cell table:formula="of:=[.F1883]&gt;[.B18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58-s100358347c70573906.ukp</text:p>
          </table:table-cell>
          <table:table-cell office:value-type="float" office:value="9.93" calcext:value-type="float">
            <text:p>9.93</text:p>
          </table:table-cell>
          <table:table-cell office:value-type="float" office:value="9.96" calcext:value-type="float">
            <text:p>9.96</text:p>
          </table:table-cell>
          <table:table-cell office:value-type="float" office:value="70400" calcext:value-type="float">
            <text:p>70400</text:p>
          </table:table-cell>
          <table:table-cell office:value-type="float" office:value="35380180545" calcext:value-type="float">
            <text:p>35380180545</text:p>
          </table:table-cell>
          <table:table-cell office:value-type="float" office:value="634.86994" calcext:value-type="float">
            <text:p>634.86994</text:p>
          </table:table-cell>
          <table:table-cell office:value-type="float" office:value="634.53" calcext:value-type="float">
            <text:p>634.53</text:p>
          </table:table-cell>
          <table:table-cell office:value-type="float" office:value="179352" calcext:value-type="float">
            <text:p>179352</text:p>
          </table:table-cell>
          <table:table-cell office:value-type="float" office:value="35380180545" calcext:value-type="float">
            <text:p>35380180545</text:p>
          </table:table-cell>
          <table:table-cell table:formula="of:=[.F1884]&gt;[.B18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26-s90048873c72456682.ukp</text:p>
          </table:table-cell>
          <table:table-cell office:value-type="float" office:value="7" calcext:value-type="float">
            <text:p>7</text:p>
          </table:table-cell>
          <table:table-cell office:value-type="float" office:value="7.02" calcext:value-type="float">
            <text:p>7.02</text:p>
          </table:table-cell>
          <table:table-cell office:value-type="float" office:value="185420" calcext:value-type="float">
            <text:p>185420</text:p>
          </table:table-cell>
          <table:table-cell office:value-type="float" office:value="36377594636" calcext:value-type="float">
            <text:p>36377594636</text:p>
          </table:table-cell>
          <table:table-cell office:value-type="float" office:value="634.88994" calcext:value-type="float">
            <text:p>634.88994</text:p>
          </table:table-cell>
          <table:table-cell office:value-type="float" office:value="634.6" calcext:value-type="float">
            <text:p>634.6</text:p>
          </table:table-cell>
          <table:table-cell office:value-type="float" office:value="272856" calcext:value-type="float">
            <text:p>272856</text:p>
          </table:table-cell>
          <table:table-cell office:value-type="float" office:value="36377594636" calcext:value-type="float">
            <text:p>36377594636</text:p>
          </table:table-cell>
          <table:table-cell table:formula="of:=[.F1885]&gt;[.B18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45-s245844219c26367984.ukp</text:p>
          </table:table-cell>
          <table:table-cell office:value-type="float" office:value="57.69333" calcext:value-type="float">
            <text:p>57.69333</text:p>
          </table:table-cell>
          <table:table-cell office:value-type="float" office:value="57.69" calcext:value-type="float">
            <text:p>57.69</text:p>
          </table:table-cell>
          <table:table-cell office:value-type="float" office:value="98852" calcext:value-type="float">
            <text:p>98852</text:p>
          </table:table-cell>
          <table:table-cell office:value-type="float" office:value="13138341338" calcext:value-type="float">
            <text:p>13138341338</text:p>
          </table:table-cell>
          <table:table-cell office:value-type="float" office:value="635.62327" calcext:value-type="float">
            <text:p>635.62327</text:p>
          </table:table-cell>
          <table:table-cell office:value-type="float" office:value="635.27" calcext:value-type="float">
            <text:p>635.27</text:p>
          </table:table-cell>
          <table:table-cell office:value-type="float" office:value="137512" calcext:value-type="float">
            <text:p>137512</text:p>
          </table:table-cell>
          <table:table-cell office:value-type="float" office:value="13138341338" calcext:value-type="float">
            <text:p>13138341338</text:p>
          </table:table-cell>
          <table:table-cell table:formula="of:=[.F1886]&gt;[.B18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43-s730267981c83744303.ukp</text:p>
          </table:table-cell>
          <table:table-cell office:value-type="float" office:value="31.74666" calcext:value-type="float">
            <text:p>31.74666</text:p>
          </table:table-cell>
          <table:table-cell office:value-type="float" office:value="31.74" calcext:value-type="float">
            <text:p>31.74</text:p>
          </table:table-cell>
          <table:table-cell office:value-type="float" office:value="64896" calcext:value-type="float">
            <text:p>64896</text:p>
          </table:table-cell>
          <table:table-cell office:value-type="float" office:value="41962292083" calcext:value-type="float">
            <text:p>41962292083</text:p>
          </table:table-cell>
          <table:table-cell office:value-type="float" office:value="635.67327" calcext:value-type="float">
            <text:p>635.67327</text:p>
          </table:table-cell>
          <table:table-cell office:value-type="float" office:value="635.25" calcext:value-type="float">
            <text:p>635.25</text:p>
          </table:table-cell>
          <table:table-cell office:value-type="float" office:value="131280" calcext:value-type="float">
            <text:p>131280</text:p>
          </table:table-cell>
          <table:table-cell office:value-type="float" office:value="41962292083" calcext:value-type="float">
            <text:p>41962292083</text:p>
          </table:table-cell>
          <table:table-cell table:formula="of:=[.F1887]&gt;[.B18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01-s84621548c9644556.ukp</text:p>
          </table:table-cell>
          <table:table-cell office:value-type="float" office:value="376.09663" calcext:value-type="float">
            <text:p>376.09663</text:p>
          </table:table-cell>
          <table:table-cell office:value-type="float" office:value="375.92" calcext:value-type="float">
            <text:p>375.92</text:p>
          </table:table-cell>
          <table:table-cell office:value-type="float" office:value="65868" calcext:value-type="float">
            <text:p>65868</text:p>
          </table:table-cell>
          <table:table-cell office:value-type="float" office:value="4712537712" calcext:value-type="float">
            <text:p>4712537712</text:p>
          </table:table-cell>
          <table:table-cell office:value-type="float" office:value="635.9466" calcext:value-type="float">
            <text:p>635.9466</text:p>
          </table:table-cell>
          <table:table-cell office:value-type="float" office:value="635.5" calcext:value-type="float">
            <text:p>635.5</text:p>
          </table:table-cell>
          <table:table-cell office:value-type="float" office:value="65268" calcext:value-type="float">
            <text:p>65268</text:p>
          </table:table-cell>
          <table:table-cell office:value-type="float" office:value="4712537712" calcext:value-type="float">
            <text:p>4712537712</text:p>
          </table:table-cell>
          <table:table-cell table:formula="of:=[.F1888]&gt;[.B18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77-s289188356c60494327.ukp</text:p>
          </table:table-cell>
          <table:table-cell office:value-type="float" office:value="11.01333" calcext:value-type="float">
            <text:p>11.01333</text:p>
          </table:table-cell>
          <table:table-cell office:value-type="float" office:value="11.02" calcext:value-type="float">
            <text:p>11.02</text:p>
          </table:table-cell>
          <table:table-cell office:value-type="float" office:value="61784" calcext:value-type="float">
            <text:p>61784</text:p>
          </table:table-cell>
          <table:table-cell office:value-type="float" office:value="30318492107" calcext:value-type="float">
            <text:p>30318492107</text:p>
          </table:table-cell>
          <table:table-cell office:value-type="float" office:value="636.60994" calcext:value-type="float">
            <text:p>636.60994</text:p>
          </table:table-cell>
          <table:table-cell office:value-type="float" office:value="636.26" calcext:value-type="float">
            <text:p>636.26</text:p>
          </table:table-cell>
          <table:table-cell office:value-type="float" office:value="216004" calcext:value-type="float">
            <text:p>216004</text:p>
          </table:table-cell>
          <table:table-cell office:value-type="float" office:value="30318492107" calcext:value-type="float">
            <text:p>30318492107</text:p>
          </table:table-cell>
          <table:table-cell table:formula="of:=[.F1889]&gt;[.B18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29-s620558410c53846997.ukp</text:p>
          </table:table-cell>
          <table:table-cell office:value-type="float" office:value="7.71333" calcext:value-type="float">
            <text:p>7.71333</text:p>
          </table:table-cell>
          <table:table-cell office:value-type="float" office:value="7.73" calcext:value-type="float">
            <text:p>7.73</text:p>
          </table:table-cell>
          <table:table-cell office:value-type="float" office:value="35784" calcext:value-type="float">
            <text:p>35784</text:p>
          </table:table-cell>
          <table:table-cell office:value-type="float" office:value="27034021558" calcext:value-type="float">
            <text:p>27034021558</text:p>
          </table:table-cell>
          <table:table-cell office:value-type="float" office:value="636.86994" calcext:value-type="float">
            <text:p>636.86994</text:p>
          </table:table-cell>
          <table:table-cell office:value-type="float" office:value="636.73" calcext:value-type="float">
            <text:p>636.73</text:p>
          </table:table-cell>
          <table:table-cell office:value-type="float" office:value="225004" calcext:value-type="float">
            <text:p>225004</text:p>
          </table:table-cell>
          <table:table-cell office:value-type="float" office:value="27034021558" calcext:value-type="float">
            <text:p>27034021558</text:p>
          </table:table-cell>
          <table:table-cell table:formula="of:=[.F1890]&gt;[.B18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39-s390142488c70266461.ukp</text:p>
          </table:table-cell>
          <table:table-cell office:value-type="float" office:value="0.10667" calcext:value-type="float">
            <text:p>0.10667</text:p>
          </table:table-cell>
          <table:table-cell office:value-type="float" office:value="0.11" calcext:value-type="float">
            <text:p>0.11</text:p>
          </table:table-cell>
          <table:table-cell office:value-type="float" office:value="22440" calcext:value-type="float">
            <text:p>22440</text:p>
          </table:table-cell>
          <table:table-cell office:value-type="float" office:value="35278318004" calcext:value-type="float">
            <text:p>35278318004</text:p>
          </table:table-cell>
          <table:table-cell office:value-type="float" office:value="637.6566" calcext:value-type="float">
            <text:p>637.6566</text:p>
          </table:table-cell>
          <table:table-cell office:value-type="float" office:value="637.34" calcext:value-type="float">
            <text:p>637.34</text:p>
          </table:table-cell>
          <table:table-cell office:value-type="float" office:value="246868" calcext:value-type="float">
            <text:p>246868</text:p>
          </table:table-cell>
          <table:table-cell office:value-type="float" office:value="35278318004" calcext:value-type="float">
            <text:p>35278318004</text:p>
          </table:table-cell>
          <table:table-cell table:formula="of:=[.F1891]&gt;[.B18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87-s15834020c90549517.ukp</text:p>
          </table:table-cell>
          <table:table-cell office:value-type="float" office:value="227.48998" calcext:value-type="float">
            <text:p>227.48998</text:p>
          </table:table-cell>
          <table:table-cell office:value-type="float" office:value="227.35" calcext:value-type="float">
            <text:p>227.35</text:p>
          </table:table-cell>
          <table:table-cell office:value-type="float" office:value="340536" calcext:value-type="float">
            <text:p>340536</text:p>
          </table:table-cell>
          <table:table-cell office:value-type="float" office:value="45330510135" calcext:value-type="float">
            <text:p>45330510135</text:p>
          </table:table-cell>
          <table:table-cell office:value-type="float" office:value="637.79327" calcext:value-type="float">
            <text:p>637.79327</text:p>
          </table:table-cell>
          <table:table-cell office:value-type="float" office:value="637.47" calcext:value-type="float">
            <text:p>637.47</text:p>
          </table:table-cell>
          <table:table-cell office:value-type="float" office:value="361136" calcext:value-type="float">
            <text:p>361136</text:p>
          </table:table-cell>
          <table:table-cell office:value-type="float" office:value="45330510135" calcext:value-type="float">
            <text:p>45330510135</text:p>
          </table:table-cell>
          <table:table-cell table:formula="of:=[.F1892]&gt;[.B18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04-s327926759c28155703.ukp</text:p>
          </table:table-cell>
          <table:table-cell office:value-type="float" office:value="584.05661" calcext:value-type="float">
            <text:p>584.05661</text:p>
          </table:table-cell>
          <table:table-cell office:value-type="float" office:value="583.67" calcext:value-type="float">
            <text:p>583.67</text:p>
          </table:table-cell>
          <table:table-cell office:value-type="float" office:value="144064" calcext:value-type="float">
            <text:p>144064</text:p>
          </table:table-cell>
          <table:table-cell office:value-type="float" office:value="14002021838" calcext:value-type="float">
            <text:p>14002021838</text:p>
          </table:table-cell>
          <table:table-cell office:value-type="float" office:value="638.12327" calcext:value-type="float">
            <text:p>638.12327</text:p>
          </table:table-cell>
          <table:table-cell office:value-type="float" office:value="637.7" calcext:value-type="float">
            <text:p>637.7</text:p>
          </table:table-cell>
          <table:table-cell office:value-type="float" office:value="159268" calcext:value-type="float">
            <text:p>159268</text:p>
          </table:table-cell>
          <table:table-cell office:value-type="float" office:value="14002021838" calcext:value-type="float">
            <text:p>14002021838</text:p>
          </table:table-cell>
          <table:table-cell table:formula="of:=[.F1893]&gt;[.B18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28-s461982901c52092738.ukp</text:p>
          </table:table-cell>
          <table:table-cell office:value-type="float" office:value="25.21" calcext:value-type="float">
            <text:p>25.21</text:p>
          </table:table-cell>
          <table:table-cell office:value-type="float" office:value="25.22" calcext:value-type="float">
            <text:p>25.22</text:p>
          </table:table-cell>
          <table:table-cell office:value-type="float" office:value="47704" calcext:value-type="float">
            <text:p>47704</text:p>
          </table:table-cell>
          <table:table-cell office:value-type="float" office:value="26152892818" calcext:value-type="float">
            <text:p>26152892818</text:p>
          </table:table-cell>
          <table:table-cell office:value-type="float" office:value="638.19994" calcext:value-type="float">
            <text:p>638.19994</text:p>
          </table:table-cell>
          <table:table-cell office:value-type="float" office:value="637.76" calcext:value-type="float">
            <text:p>637.76</text:p>
          </table:table-cell>
          <table:table-cell office:value-type="float" office:value="231476" calcext:value-type="float">
            <text:p>231476</text:p>
          </table:table-cell>
          <table:table-cell office:value-type="float" office:value="26152892818" calcext:value-type="float">
            <text:p>26152892818</text:p>
          </table:table-cell>
          <table:table-cell table:formula="of:=[.F1894]&gt;[.B18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28-s545189497c82889175.ukp</text:p>
          </table:table-cell>
          <table:table-cell office:value-type="float" office:value="109.17666" calcext:value-type="float">
            <text:p>109.17666</text:p>
          </table:table-cell>
          <table:table-cell office:value-type="float" office:value="109.12" calcext:value-type="float">
            <text:p>109.12</text:p>
          </table:table-cell>
          <table:table-cell office:value-type="float" office:value="244008" calcext:value-type="float">
            <text:p>244008</text:p>
          </table:table-cell>
          <table:table-cell office:value-type="float" office:value="41575644784" calcext:value-type="float">
            <text:p>41575644784</text:p>
          </table:table-cell>
          <table:table-cell office:value-type="float" office:value="638.37327" calcext:value-type="float">
            <text:p>638.37327</text:p>
          </table:table-cell>
          <table:table-cell office:value-type="float" office:value="638.01" calcext:value-type="float">
            <text:p>638.01</text:p>
          </table:table-cell>
          <table:table-cell office:value-type="float" office:value="344044" calcext:value-type="float">
            <text:p>344044</text:p>
          </table:table-cell>
          <table:table-cell office:value-type="float" office:value="41575644784" calcext:value-type="float">
            <text:p>41575644784</text:p>
          </table:table-cell>
          <table:table-cell table:formula="of:=[.F1895]&gt;[.B18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52-s118454554c43920202.ukp</text:p>
          </table:table-cell>
          <table:table-cell office:value-type="float" office:value="17.98666" calcext:value-type="float">
            <text:p>17.98666</text:p>
          </table:table-cell>
          <table:table-cell office:value-type="float" office:value="18" calcext:value-type="float">
            <text:p>18</text:p>
          </table:table-cell>
          <table:table-cell office:value-type="float" office:value="119408" calcext:value-type="float">
            <text:p>119408</text:p>
          </table:table-cell>
          <table:table-cell office:value-type="float" office:value="21985753647" calcext:value-type="float">
            <text:p>21985753647</text:p>
          </table:table-cell>
          <table:table-cell office:value-type="float" office:value="638.41994" calcext:value-type="float">
            <text:p>638.41994</text:p>
          </table:table-cell>
          <table:table-cell office:value-type="float" office:value="638.14" calcext:value-type="float">
            <text:p>638.14</text:p>
          </table:table-cell>
          <table:table-cell office:value-type="float" office:value="243920" calcext:value-type="float">
            <text:p>243920</text:p>
          </table:table-cell>
          <table:table-cell office:value-type="float" office:value="21985753647" calcext:value-type="float">
            <text:p>21985753647</text:p>
          </table:table-cell>
          <table:table-cell table:formula="of:=[.F1896]&gt;[.B18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03-s178264529c34351298.ukp</text:p>
          </table:table-cell>
          <table:table-cell office:value-type="float" office:value="3.86333" calcext:value-type="float">
            <text:p>3.86333</text:p>
          </table:table-cell>
          <table:table-cell office:value-type="float" office:value="3.88" calcext:value-type="float">
            <text:p>3.88</text:p>
          </table:table-cell>
          <table:table-cell office:value-type="float" office:value="19548" calcext:value-type="float">
            <text:p>19548</text:p>
          </table:table-cell>
          <table:table-cell office:value-type="float" office:value="17246711862" calcext:value-type="float">
            <text:p>17246711862</text:p>
          </table:table-cell>
          <table:table-cell office:value-type="float" office:value="638.6566" calcext:value-type="float">
            <text:p>638.6566</text:p>
          </table:table-cell>
          <table:table-cell office:value-type="float" office:value="638.25" calcext:value-type="float">
            <text:p>638.25</text:p>
          </table:table-cell>
          <table:table-cell office:value-type="float" office:value="157784" calcext:value-type="float">
            <text:p>157784</text:p>
          </table:table-cell>
          <table:table-cell office:value-type="float" office:value="17246711862" calcext:value-type="float">
            <text:p>17246711862</text:p>
          </table:table-cell>
          <table:table-cell table:formula="of:=[.F1897]&gt;[.B18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06-s331409890c47586775.ukp</text:p>
          </table:table-cell>
          <table:table-cell office:value-type="float" office:value="50.12333" calcext:value-type="float">
            <text:p>50.12333</text:p>
          </table:table-cell>
          <table:table-cell office:value-type="float" office:value="50.1" calcext:value-type="float">
            <text:p>50.1</text:p>
          </table:table-cell>
          <table:table-cell office:value-type="float" office:value="77132" calcext:value-type="float">
            <text:p>77132</text:p>
          </table:table-cell>
          <table:table-cell office:value-type="float" office:value="23800595551" calcext:value-type="float">
            <text:p>23800595551</text:p>
          </table:table-cell>
          <table:table-cell office:value-type="float" office:value="640.48994" calcext:value-type="float">
            <text:p>640.48994</text:p>
          </table:table-cell>
          <table:table-cell office:value-type="float" office:value="640.19" calcext:value-type="float">
            <text:p>640.19</text:p>
          </table:table-cell>
          <table:table-cell office:value-type="float" office:value="147896" calcext:value-type="float">
            <text:p>147896</text:p>
          </table:table-cell>
          <table:table-cell office:value-type="float" office:value="23800595551" calcext:value-type="float">
            <text:p>23800595551</text:p>
          </table:table-cell>
          <table:table-cell table:formula="of:=[.F1898]&gt;[.B18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31-s687055819c69028392.ukp</text:p>
          </table:table-cell>
          <table:table-cell office:value-type="float" office:value="69.37333" calcext:value-type="float">
            <text:p>69.37333</text:p>
          </table:table-cell>
          <table:table-cell office:value-type="float" office:value="69.35" calcext:value-type="float">
            <text:p>69.35</text:p>
          </table:table-cell>
          <table:table-cell office:value-type="float" office:value="155292" calcext:value-type="float">
            <text:p>155292</text:p>
          </table:table-cell>
          <table:table-cell office:value-type="float" office:value="34655680222" calcext:value-type="float">
            <text:p>34655680222</text:p>
          </table:table-cell>
          <table:table-cell office:value-type="float" office:value="641.49327" calcext:value-type="float">
            <text:p>641.49327</text:p>
          </table:table-cell>
          <table:table-cell office:value-type="float" office:value="641.08" calcext:value-type="float">
            <text:p>641.08</text:p>
          </table:table-cell>
          <table:table-cell office:value-type="float" office:value="195340" calcext:value-type="float">
            <text:p>195340</text:p>
          </table:table-cell>
          <table:table-cell office:value-type="float" office:value="34655680222" calcext:value-type="float">
            <text:p>34655680222</text:p>
          </table:table-cell>
          <table:table-cell table:formula="of:=[.F1899]&gt;[.B18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3-s325989053c20206604.ukp</text:p>
          </table:table-cell>
          <table:table-cell office:value-type="float" office:value="88.54666" calcext:value-type="float">
            <text:p>88.54666</text:p>
          </table:table-cell>
          <table:table-cell office:value-type="float" office:value="88.51" calcext:value-type="float">
            <text:p>88.51</text:p>
          </table:table-cell>
          <table:table-cell office:value-type="float" office:value="63336" calcext:value-type="float">
            <text:p>63336</text:p>
          </table:table-cell>
          <table:table-cell office:value-type="float" office:value="10036840611" calcext:value-type="float">
            <text:p>10036840611</text:p>
          </table:table-cell>
          <table:table-cell office:value-type="float" office:value="641.56327" calcext:value-type="float">
            <text:p>641.56327</text:p>
          </table:table-cell>
          <table:table-cell office:value-type="float" office:value="641.26" calcext:value-type="float">
            <text:p>641.26</text:p>
          </table:table-cell>
          <table:table-cell office:value-type="float" office:value="92088" calcext:value-type="float">
            <text:p>92088</text:p>
          </table:table-cell>
          <table:table-cell office:value-type="float" office:value="10036840611" calcext:value-type="float">
            <text:p>10036840611</text:p>
          </table:table-cell>
          <table:table-cell table:formula="of:=[.F1900]&gt;[.B19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12-s395191829c75759463.ukp</text:p>
          </table:table-cell>
          <table:table-cell office:value-type="float" office:value="249.79998" calcext:value-type="float">
            <text:p>249.79998</text:p>
          </table:table-cell>
          <table:table-cell office:value-type="float" office:value="249.64" calcext:value-type="float">
            <text:p>249.64</text:p>
          </table:table-cell>
          <table:table-cell office:value-type="float" office:value="204064" calcext:value-type="float">
            <text:p>204064</text:p>
          </table:table-cell>
          <table:table-cell office:value-type="float" office:value="38036759428" calcext:value-type="float">
            <text:p>38036759428</text:p>
          </table:table-cell>
          <table:table-cell office:value-type="float" office:value="642.2266" calcext:value-type="float">
            <text:p>642.2266</text:p>
          </table:table-cell>
          <table:table-cell office:value-type="float" office:value="642.16" calcext:value-type="float">
            <text:p>642.16</text:p>
          </table:table-cell>
          <table:table-cell office:value-type="float" office:value="413684" calcext:value-type="float">
            <text:p>413684</text:p>
          </table:table-cell>
          <table:table-cell office:value-type="float" office:value="38036759428" calcext:value-type="float">
            <text:p>38036759428</text:p>
          </table:table-cell>
          <table:table-cell table:formula="of:=[.F1901]&gt;[.B19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-s594914841c53791268.ukp</text:p>
          </table:table-cell>
          <table:table-cell office:value-type="float" office:value="188.97332" calcext:value-type="float">
            <text:p>188.97332</text:p>
          </table:table-cell>
          <table:table-cell office:value-type="float" office:value="188.86" calcext:value-type="float">
            <text:p>188.86</text:p>
          </table:table-cell>
          <table:table-cell office:value-type="float" office:value="142052" calcext:value-type="float">
            <text:p>142052</text:p>
          </table:table-cell>
          <table:table-cell office:value-type="float" office:value="27006171766" calcext:value-type="float">
            <text:p>27006171766</text:p>
          </table:table-cell>
          <table:table-cell office:value-type="float" office:value="642.66327" calcext:value-type="float">
            <text:p>642.66327</text:p>
          </table:table-cell>
          <table:table-cell office:value-type="float" office:value="642.3" calcext:value-type="float">
            <text:p>642.3</text:p>
          </table:table-cell>
          <table:table-cell office:value-type="float" office:value="214668" calcext:value-type="float">
            <text:p>214668</text:p>
          </table:table-cell>
          <table:table-cell office:value-type="float" office:value="27006171766" calcext:value-type="float">
            <text:p>27006171766</text:p>
          </table:table-cell>
          <table:table-cell table:formula="of:=[.F1902]&gt;[.B19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57-s491707671c21545065.ukp</text:p>
          </table:table-cell>
          <table:table-cell office:value-type="float" office:value="2" calcext:value-type="float">
            <text:p>2</text:p>
          </table:table-cell>
          <table:table-cell office:value-type="float" office:value="2.01" calcext:value-type="float">
            <text:p>2.01</text:p>
          </table:table-cell>
          <table:table-cell office:value-type="float" office:value="16696" calcext:value-type="float">
            <text:p>16696</text:p>
          </table:table-cell>
          <table:table-cell office:value-type="float" office:value="10789094975" calcext:value-type="float">
            <text:p>10789094975</text:p>
          </table:table-cell>
          <table:table-cell office:value-type="float" office:value="643.0966" calcext:value-type="float">
            <text:p>643.0966</text:p>
          </table:table-cell>
          <table:table-cell office:value-type="float" office:value="642.75" calcext:value-type="float">
            <text:p>642.75</text:p>
          </table:table-cell>
          <table:table-cell office:value-type="float" office:value="70112" calcext:value-type="float">
            <text:p>70112</text:p>
          </table:table-cell>
          <table:table-cell office:value-type="float" office:value="10789094975" calcext:value-type="float">
            <text:p>10789094975</text:p>
          </table:table-cell>
          <table:table-cell table:formula="of:=[.F1903]&gt;[.B19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35-s8562352c94185085.ukp</text:p>
          </table:table-cell>
          <table:table-cell office:value-type="float" office:value="17.52" calcext:value-type="float">
            <text:p>17.52</text:p>
          </table:table-cell>
          <table:table-cell office:value-type="float" office:value="17.55" calcext:value-type="float">
            <text:p>17.55</text:p>
          </table:table-cell>
          <table:table-cell office:value-type="float" office:value="114504" calcext:value-type="float">
            <text:p>114504</text:p>
          </table:table-cell>
          <table:table-cell office:value-type="float" office:value="47286482908" calcext:value-type="float">
            <text:p>47286482908</text:p>
          </table:table-cell>
          <table:table-cell office:value-type="float" office:value="643.8066" calcext:value-type="float">
            <text:p>643.8066</text:p>
          </table:table-cell>
          <table:table-cell office:value-type="float" office:value="643.37" calcext:value-type="float">
            <text:p>643.37</text:p>
          </table:table-cell>
          <table:table-cell office:value-type="float" office:value="219776" calcext:value-type="float">
            <text:p>219776</text:p>
          </table:table-cell>
          <table:table-cell office:value-type="float" office:value="47286482908" calcext:value-type="float">
            <text:p>47286482908</text:p>
          </table:table-cell>
          <table:table-cell table:formula="of:=[.F1904]&gt;[.B19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56-s291807947c32504934.ukp</text:p>
          </table:table-cell>
          <table:table-cell office:value-type="float" office:value="103.71666" calcext:value-type="float">
            <text:p>103.71666</text:p>
          </table:table-cell>
          <table:table-cell office:value-type="float" office:value="103.69" calcext:value-type="float">
            <text:p>103.69</text:p>
          </table:table-cell>
          <table:table-cell office:value-type="float" office:value="104968" calcext:value-type="float">
            <text:p>104968</text:p>
          </table:table-cell>
          <table:table-cell office:value-type="float" office:value="16203810169" calcext:value-type="float">
            <text:p>16203810169</text:p>
          </table:table-cell>
          <table:table-cell office:value-type="float" office:value="644.44994" calcext:value-type="float">
            <text:p>644.44994</text:p>
          </table:table-cell>
          <table:table-cell office:value-type="float" office:value="644.28" calcext:value-type="float">
            <text:p>644.28</text:p>
          </table:table-cell>
          <table:table-cell office:value-type="float" office:value="173560" calcext:value-type="float">
            <text:p>173560</text:p>
          </table:table-cell>
          <table:table-cell office:value-type="float" office:value="16203810169" calcext:value-type="float">
            <text:p>16203810169</text:p>
          </table:table-cell>
          <table:table-cell table:formula="of:=[.F1905]&gt;[.B19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37-s789959996c21416369.ukp</text:p>
          </table:table-cell>
          <table:table-cell office:value-type="float" office:value="265.57997" calcext:value-type="float">
            <text:p>265.57997</text:p>
          </table:table-cell>
          <table:table-cell office:value-type="float" office:value="265.4" calcext:value-type="float">
            <text:p>265.4</text:p>
          </table:table-cell>
          <table:table-cell office:value-type="float" office:value="107272" calcext:value-type="float">
            <text:p>107272</text:p>
          </table:table-cell>
          <table:table-cell office:value-type="float" office:value="10717366286" calcext:value-type="float">
            <text:p>10717366286</text:p>
          </table:table-cell>
          <table:table-cell office:value-type="float" office:value="644.6166" calcext:value-type="float">
            <text:p>644.6166</text:p>
          </table:table-cell>
          <table:table-cell office:value-type="float" office:value="644.29" calcext:value-type="float">
            <text:p>644.29</text:p>
          </table:table-cell>
          <table:table-cell office:value-type="float" office:value="126780" calcext:value-type="float">
            <text:p>126780</text:p>
          </table:table-cell>
          <table:table-cell office:value-type="float" office:value="10717366286" calcext:value-type="float">
            <text:p>10717366286</text:p>
          </table:table-cell>
          <table:table-cell table:formula="of:=[.F1906]&gt;[.B19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84-s675142562c55069219.ukp</text:p>
          </table:table-cell>
          <table:table-cell office:value-type="float" office:value="301.65997" calcext:value-type="float">
            <text:p>301.65997</text:p>
          </table:table-cell>
          <table:table-cell office:value-type="float" office:value="301.49" calcext:value-type="float">
            <text:p>301.49</text:p>
          </table:table-cell>
          <table:table-cell office:value-type="float" office:value="243296" calcext:value-type="float">
            <text:p>243296</text:p>
          </table:table-cell>
          <table:table-cell office:value-type="float" office:value="27520562591" calcext:value-type="float">
            <text:p>27520562591</text:p>
          </table:table-cell>
          <table:table-cell office:value-type="float" office:value="644.83994" calcext:value-type="float">
            <text:p>644.83994</text:p>
          </table:table-cell>
          <table:table-cell office:value-type="float" office:value="644.5" calcext:value-type="float">
            <text:p>644.5</text:p>
          </table:table-cell>
          <table:table-cell office:value-type="float" office:value="281616" calcext:value-type="float">
            <text:p>281616</text:p>
          </table:table-cell>
          <table:table-cell office:value-type="float" office:value="27520562591" calcext:value-type="float">
            <text:p>27520562591</text:p>
          </table:table-cell>
          <table:table-cell table:formula="of:=[.F1907]&gt;[.B19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0-s731232778c74736455.ukp</text:p>
          </table:table-cell>
          <table:table-cell office:value-type="float" office:value="7.33667" calcext:value-type="float">
            <text:p>7.33667</text:p>
          </table:table-cell>
          <table:table-cell office:value-type="float" office:value="7.36" calcext:value-type="float">
            <text:p>7.36</text:p>
          </table:table-cell>
          <table:table-cell office:value-type="float" office:value="56948" calcext:value-type="float">
            <text:p>56948</text:p>
          </table:table-cell>
          <table:table-cell office:value-type="float" office:value="37498418848" calcext:value-type="float">
            <text:p>37498418848</text:p>
          </table:table-cell>
          <table:table-cell office:value-type="float" office:value="645.1666" calcext:value-type="float">
            <text:p>645.1666</text:p>
          </table:table-cell>
          <table:table-cell office:value-type="float" office:value="644.76" calcext:value-type="float">
            <text:p>644.76</text:p>
          </table:table-cell>
          <table:table-cell office:value-type="float" office:value="301284" calcext:value-type="float">
            <text:p>301284</text:p>
          </table:table-cell>
          <table:table-cell office:value-type="float" office:value="37498418848" calcext:value-type="float">
            <text:p>37498418848</text:p>
          </table:table-cell>
          <table:table-cell table:formula="of:=[.F1908]&gt;[.B19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23-s303164619c7508433.ukp</text:p>
          </table:table-cell>
          <table:table-cell office:value-type="float" office:value="141.59665" calcext:value-type="float">
            <text:p>141.59665</text:p>
          </table:table-cell>
          <table:table-cell office:value-type="float" office:value="141.53" calcext:value-type="float">
            <text:p>141.53</text:p>
          </table:table-cell>
          <table:table-cell office:value-type="float" office:value="49508" calcext:value-type="float">
            <text:p>49508</text:p>
          </table:table-cell>
          <table:table-cell office:value-type="float" office:value="3650061680" calcext:value-type="float">
            <text:p>3650061680</text:p>
          </table:table-cell>
          <table:table-cell office:value-type="float" office:value="645.2766" calcext:value-type="float">
            <text:p>645.2766</text:p>
          </table:table-cell>
          <table:table-cell office:value-type="float" office:value="644.82" calcext:value-type="float">
            <text:p>644.82</text:p>
          </table:table-cell>
          <table:table-cell office:value-type="float" office:value="62084" calcext:value-type="float">
            <text:p>62084</text:p>
          </table:table-cell>
          <table:table-cell office:value-type="float" office:value="3650061680" calcext:value-type="float">
            <text:p>3650061680</text:p>
          </table:table-cell>
          <table:table-cell table:formula="of:=[.F1909]&gt;[.B19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76-s989609714c86520137.ukp</text:p>
          </table:table-cell>
          <table:table-cell office:value-type="float" office:value="310.94997" calcext:value-type="float">
            <text:p>310.94997</text:p>
          </table:table-cell>
          <table:table-cell office:value-type="float" office:value="310.77" calcext:value-type="float">
            <text:p>310.77</text:p>
          </table:table-cell>
          <table:table-cell office:value-type="float" office:value="343620" calcext:value-type="float">
            <text:p>343620</text:p>
          </table:table-cell>
          <table:table-cell office:value-type="float" office:value="43305198371" calcext:value-type="float">
            <text:p>43305198371</text:p>
          </table:table-cell>
          <table:table-cell office:value-type="float" office:value="645.72327" calcext:value-type="float">
            <text:p>645.72327</text:p>
          </table:table-cell>
          <table:table-cell office:value-type="float" office:value="645.39" calcext:value-type="float">
            <text:p>645.39</text:p>
          </table:table-cell>
          <table:table-cell office:value-type="float" office:value="348764" calcext:value-type="float">
            <text:p>348764</text:p>
          </table:table-cell>
          <table:table-cell office:value-type="float" office:value="43305198371" calcext:value-type="float">
            <text:p>43305198371</text:p>
          </table:table-cell>
          <table:table-cell table:formula="of:=[.F1910]&gt;[.B19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42-s242289138c97477572.ukp</text:p>
          </table:table-cell>
          <table:table-cell office:value-type="float" office:value="0.67333" calcext:value-type="float">
            <text:p>0.67333</text:p>
          </table:table-cell>
          <table:table-cell office:value-type="float" office:value="0.72" calcext:value-type="float">
            <text:p>0.72</text:p>
          </table:table-cell>
          <table:table-cell office:value-type="float" office:value="29720" calcext:value-type="float">
            <text:p>29720</text:p>
          </table:table-cell>
          <table:table-cell office:value-type="float" office:value="48931922778" calcext:value-type="float">
            <text:p>48931922778</text:p>
          </table:table-cell>
          <table:table-cell office:value-type="float" office:value="645.95993" calcext:value-type="float">
            <text:p>645.95993</text:p>
          </table:table-cell>
          <table:table-cell office:value-type="float" office:value="645.7" calcext:value-type="float">
            <text:p>645.7</text:p>
          </table:table-cell>
          <table:table-cell office:value-type="float" office:value="316604" calcext:value-type="float">
            <text:p>316604</text:p>
          </table:table-cell>
          <table:table-cell office:value-type="float" office:value="48931922778" calcext:value-type="float">
            <text:p>48931922778</text:p>
          </table:table-cell>
          <table:table-cell table:formula="of:=[.F1911]&gt;[.B19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50-s723629950c74304113.ukp</text:p>
          </table:table-cell>
          <table:table-cell office:value-type="float" office:value="5.35667" calcext:value-type="float">
            <text:p>5.35667</text:p>
          </table:table-cell>
          <table:table-cell office:value-type="float" office:value="5.39" calcext:value-type="float">
            <text:p>5.39</text:p>
          </table:table-cell>
          <table:table-cell office:value-type="float" office:value="53056" calcext:value-type="float">
            <text:p>53056</text:p>
          </table:table-cell>
          <table:table-cell office:value-type="float" office:value="37281302658" calcext:value-type="float">
            <text:p>37281302658</text:p>
          </table:table-cell>
          <table:table-cell office:value-type="float" office:value="646.39994" calcext:value-type="float">
            <text:p>646.39994</text:p>
          </table:table-cell>
          <table:table-cell office:value-type="float" office:value="645.99" calcext:value-type="float">
            <text:p>645.99</text:p>
          </table:table-cell>
          <table:table-cell office:value-type="float" office:value="229880" calcext:value-type="float">
            <text:p>229880</text:p>
          </table:table-cell>
          <table:table-cell office:value-type="float" office:value="37281302658" calcext:value-type="float">
            <text:p>37281302658</text:p>
          </table:table-cell>
          <table:table-cell table:formula="of:=[.F1912]&gt;[.B19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63-s498052849c94732614.ukp</text:p>
          </table:table-cell>
          <table:table-cell office:value-type="float" office:value="442.46662" calcext:value-type="float">
            <text:p>442.46662</text:p>
          </table:table-cell>
          <table:table-cell office:value-type="float" office:value="442.21" calcext:value-type="float">
            <text:p>442.21</text:p>
          </table:table-cell>
          <table:table-cell office:value-type="float" office:value="569848" calcext:value-type="float">
            <text:p>569848</text:p>
          </table:table-cell>
          <table:table-cell office:value-type="float" office:value="47430036069" calcext:value-type="float">
            <text:p>47430036069</text:p>
          </table:table-cell>
          <table:table-cell office:value-type="float" office:value="646.44994" calcext:value-type="float">
            <text:p>646.44994</text:p>
          </table:table-cell>
          <table:table-cell office:value-type="float" office:value="646.31" calcext:value-type="float">
            <text:p>646.31</text:p>
          </table:table-cell>
          <table:table-cell office:value-type="float" office:value="566984" calcext:value-type="float">
            <text:p>566984</text:p>
          </table:table-cell>
          <table:table-cell office:value-type="float" office:value="47430036069" calcext:value-type="float">
            <text:p>47430036069</text:p>
          </table:table-cell>
          <table:table-cell table:formula="of:=[.F1913]&gt;[.B19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22-s128158014c5803211.ukp</text:p>
          </table:table-cell>
          <table:table-cell office:value-type="float" office:value="162.35332" calcext:value-type="float">
            <text:p>162.35332</text:p>
          </table:table-cell>
          <table:table-cell office:value-type="float" office:value="162.28" calcext:value-type="float">
            <text:p>162.28</text:p>
          </table:table-cell>
          <table:table-cell office:value-type="float" office:value="41472" calcext:value-type="float">
            <text:p>41472</text:p>
          </table:table-cell>
          <table:table-cell office:value-type="float" office:value="2792955772" calcext:value-type="float">
            <text:p>2792955772</text:p>
          </table:table-cell>
          <table:table-cell office:value-type="float" office:value="648.06994" calcext:value-type="float">
            <text:p>648.06994</text:p>
          </table:table-cell>
          <table:table-cell office:value-type="float" office:value="647.63" calcext:value-type="float">
            <text:p>647.63</text:p>
          </table:table-cell>
          <table:table-cell office:value-type="float" office:value="56480" calcext:value-type="float">
            <text:p>56480</text:p>
          </table:table-cell>
          <table:table-cell office:value-type="float" office:value="2792955772" calcext:value-type="float">
            <text:p>2792955772</text:p>
          </table:table-cell>
          <table:table-cell table:formula="of:=[.F1914]&gt;[.B19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52-s95933711c14312308.ukp</text:p>
          </table:table-cell>
          <table:table-cell office:value-type="float" office:value="27.81666" calcext:value-type="float">
            <text:p>27.81666</text:p>
          </table:table-cell>
          <table:table-cell office:value-type="float" office:value="27.84" calcext:value-type="float">
            <text:p>27.84</text:p>
          </table:table-cell>
          <table:table-cell office:value-type="float" office:value="36456" calcext:value-type="float">
            <text:p>36456</text:p>
          </table:table-cell>
          <table:table-cell office:value-type="float" office:value="7167054140" calcext:value-type="float">
            <text:p>7167054140</text:p>
          </table:table-cell>
          <table:table-cell office:value-type="float" office:value="648.26994" calcext:value-type="float">
            <text:p>648.26994</text:p>
          </table:table-cell>
          <table:table-cell office:value-type="float" office:value="647.96" calcext:value-type="float">
            <text:p>647.96</text:p>
          </table:table-cell>
          <table:table-cell office:value-type="float" office:value="92388" calcext:value-type="float">
            <text:p>92388</text:p>
          </table:table-cell>
          <table:table-cell office:value-type="float" office:value="7167054140" calcext:value-type="float">
            <text:p>7167054140</text:p>
          </table:table-cell>
          <table:table-cell table:formula="of:=[.F1915]&gt;[.B19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25-s180680115c86974018.ukp</text:p>
          </table:table-cell>
          <table:table-cell office:value-type="float" office:value="26.83" calcext:value-type="float">
            <text:p>26.83</text:p>
          </table:table-cell>
          <table:table-cell office:value-type="float" office:value="26.85" calcext:value-type="float">
            <text:p>26.85</text:p>
          </table:table-cell>
          <table:table-cell office:value-type="float" office:value="152052" calcext:value-type="float">
            <text:p>152052</text:p>
          </table:table-cell>
          <table:table-cell office:value-type="float" office:value="43592070252" calcext:value-type="float">
            <text:p>43592070252</text:p>
          </table:table-cell>
          <table:table-cell office:value-type="float" office:value="648.96994" calcext:value-type="float">
            <text:p>648.96994</text:p>
          </table:table-cell>
          <table:table-cell office:value-type="float" office:value="648.69" calcext:value-type="float">
            <text:p>648.69</text:p>
          </table:table-cell>
          <table:table-cell office:value-type="float" office:value="254848" calcext:value-type="float">
            <text:p>254848</text:p>
          </table:table-cell>
          <table:table-cell office:value-type="float" office:value="43592070252" calcext:value-type="float">
            <text:p>43592070252</text:p>
          </table:table-cell>
          <table:table-cell table:formula="of:=[.F1916]&gt;[.B19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8-s882501307c87480129.ukp</text:p>
          </table:table-cell>
          <table:table-cell office:value-type="float" office:value="154.98999" calcext:value-type="float">
            <text:p>154.98999</text:p>
          </table:table-cell>
          <table:table-cell office:value-type="float" office:value="154.89" calcext:value-type="float">
            <text:p>154.89</text:p>
          </table:table-cell>
          <table:table-cell office:value-type="float" office:value="178192" calcext:value-type="float">
            <text:p>178192</text:p>
          </table:table-cell>
          <table:table-cell office:value-type="float" office:value="43920477533" calcext:value-type="float">
            <text:p>43920477533</text:p>
          </table:table-cell>
          <table:table-cell office:value-type="float" office:value="649.44327" calcext:value-type="float">
            <text:p>649.44327</text:p>
          </table:table-cell>
          <table:table-cell office:value-type="float" office:value="649.09" calcext:value-type="float">
            <text:p>649.09</text:p>
          </table:table-cell>
          <table:table-cell office:value-type="float" office:value="232120" calcext:value-type="float">
            <text:p>232120</text:p>
          </table:table-cell>
          <table:table-cell office:value-type="float" office:value="43920477533" calcext:value-type="float">
            <text:p>43920477533</text:p>
          </table:table-cell>
          <table:table-cell table:formula="of:=[.F1917]&gt;[.B19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03-s203350890c12345348.ukp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13192" calcext:value-type="float">
            <text:p>13192</text:p>
          </table:table-cell>
          <table:table-cell office:value-type="float" office:value="6197665812" calcext:value-type="float">
            <text:p>6197665812</text:p>
          </table:table-cell>
          <table:table-cell office:value-type="float" office:value="649.65327" calcext:value-type="float">
            <text:p>649.65327</text:p>
          </table:table-cell>
          <table:table-cell office:value-type="float" office:value="649.3" calcext:value-type="float">
            <text:p>649.3</text:p>
          </table:table-cell>
          <table:table-cell office:value-type="float" office:value="82312" calcext:value-type="float">
            <text:p>82312</text:p>
          </table:table-cell>
          <table:table-cell office:value-type="float" office:value="6197665812" calcext:value-type="float">
            <text:p>6197665812</text:p>
          </table:table-cell>
          <table:table-cell table:formula="of:=[.F1918]&gt;[.B19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1-s669712253c19149666.ukp</text:p>
          </table:table-cell>
          <table:table-cell office:value-type="float" office:value="157.42332" calcext:value-type="float">
            <text:p>157.42332</text:p>
          </table:table-cell>
          <table:table-cell office:value-type="float" office:value="157.34" calcext:value-type="float">
            <text:p>157.34</text:p>
          </table:table-cell>
          <table:table-cell office:value-type="float" office:value="76828" calcext:value-type="float">
            <text:p>76828</text:p>
          </table:table-cell>
          <table:table-cell office:value-type="float" office:value="9494186020" calcext:value-type="float">
            <text:p>9494186020</text:p>
          </table:table-cell>
          <table:table-cell office:value-type="float" office:value="650.22993" calcext:value-type="float">
            <text:p>650.22993</text:p>
          </table:table-cell>
          <table:table-cell office:value-type="float" office:value="649.94" calcext:value-type="float">
            <text:p>649.94</text:p>
          </table:table-cell>
          <table:table-cell office:value-type="float" office:value="92340" calcext:value-type="float">
            <text:p>92340</text:p>
          </table:table-cell>
          <table:table-cell office:value-type="float" office:value="9494186020" calcext:value-type="float">
            <text:p>9494186020</text:p>
          </table:table-cell>
          <table:table-cell table:formula="of:=[.F1919]&gt;[.B19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05-s455315464c85606132.ukp</text:p>
          </table:table-cell>
          <table:table-cell office:value-type="float" office:value="208.61998" calcext:value-type="float">
            <text:p>208.61998</text:p>
          </table:table-cell>
          <table:table-cell office:value-type="float" office:value="208.49" calcext:value-type="float">
            <text:p>208.49</text:p>
          </table:table-cell>
          <table:table-cell office:value-type="float" office:value="236128" calcext:value-type="float">
            <text:p>236128</text:p>
          </table:table-cell>
          <table:table-cell office:value-type="float" office:value="42852016845" calcext:value-type="float">
            <text:p>42852016845</text:p>
          </table:table-cell>
          <table:table-cell office:value-type="float" office:value="650.4066" calcext:value-type="float">
            <text:p>650.4066</text:p>
          </table:table-cell>
          <table:table-cell office:value-type="float" office:value="650.06" calcext:value-type="float">
            <text:p>650.06</text:p>
          </table:table-cell>
          <table:table-cell office:value-type="float" office:value="305320" calcext:value-type="float">
            <text:p>305320</text:p>
          </table:table-cell>
          <table:table-cell office:value-type="float" office:value="42852016845" calcext:value-type="float">
            <text:p>42852016845</text:p>
          </table:table-cell>
          <table:table-cell table:formula="of:=[.F1920]&gt;[.B19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72-s876785217c29937925.ukp</text:p>
          </table:table-cell>
          <table:table-cell office:value-type="float" office:value="60.98666" calcext:value-type="float">
            <text:p>60.98666</text:p>
          </table:table-cell>
          <table:table-cell office:value-type="float" office:value="60.96" calcext:value-type="float">
            <text:p>60.96</text:p>
          </table:table-cell>
          <table:table-cell office:value-type="float" office:value="79376" calcext:value-type="float">
            <text:p>79376</text:p>
          </table:table-cell>
          <table:table-cell office:value-type="float" office:value="14929697322" calcext:value-type="float">
            <text:p>14929697322</text:p>
          </table:table-cell>
          <table:table-cell office:value-type="float" office:value="651.43327" calcext:value-type="float">
            <text:p>651.43327</text:p>
          </table:table-cell>
          <table:table-cell office:value-type="float" office:value="651" calcext:value-type="float">
            <text:p>651</text:p>
          </table:table-cell>
          <table:table-cell office:value-type="float" office:value="120292" calcext:value-type="float">
            <text:p>120292</text:p>
          </table:table-cell>
          <table:table-cell office:value-type="float" office:value="14929697322" calcext:value-type="float">
            <text:p>14929697322</text:p>
          </table:table-cell>
          <table:table-cell table:formula="of:=[.F1921]&gt;[.B19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33-s814183802c20999642.ukp</text:p>
          </table:table-cell>
          <table:table-cell office:value-type="float" office:value="213.39665" calcext:value-type="float">
            <text:p>213.39665</text:p>
          </table:table-cell>
          <table:table-cell office:value-type="float" office:value="213.26" calcext:value-type="float">
            <text:p>213.26</text:p>
          </table:table-cell>
          <table:table-cell office:value-type="float" office:value="116384" calcext:value-type="float">
            <text:p>116384</text:p>
          </table:table-cell>
          <table:table-cell office:value-type="float" office:value="10411657121" calcext:value-type="float">
            <text:p>10411657121</text:p>
          </table:table-cell>
          <table:table-cell office:value-type="float" office:value="651.5366" calcext:value-type="float">
            <text:p>651.5366</text:p>
          </table:table-cell>
          <table:table-cell office:value-type="float" office:value="651.09" calcext:value-type="float">
            <text:p>651.09</text:p>
          </table:table-cell>
          <table:table-cell office:value-type="float" office:value="123140" calcext:value-type="float">
            <text:p>123140</text:p>
          </table:table-cell>
          <table:table-cell office:value-type="float" office:value="10411657121" calcext:value-type="float">
            <text:p>10411657121</text:p>
          </table:table-cell>
          <table:table-cell table:formula="of:=[.F1922]&gt;[.B19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29-s430465835c54282542.ukp</text:p>
          </table:table-cell>
          <table:table-cell office:value-type="float" office:value="18.73666" calcext:value-type="float">
            <text:p>18.73666</text:p>
          </table:table-cell>
          <table:table-cell office:value-type="float" office:value="18.73" calcext:value-type="float">
            <text:p>18.73</text:p>
          </table:table-cell>
          <table:table-cell office:value-type="float" office:value="30856" calcext:value-type="float">
            <text:p>30856</text:p>
          </table:table-cell>
          <table:table-cell office:value-type="float" office:value="27253146804" calcext:value-type="float">
            <text:p>27253146804</text:p>
          </table:table-cell>
          <table:table-cell office:value-type="float" office:value="653.1566" calcext:value-type="float">
            <text:p>653.1566</text:p>
          </table:table-cell>
          <table:table-cell office:value-type="float" office:value="652.73" calcext:value-type="float">
            <text:p>652.73</text:p>
          </table:table-cell>
          <table:table-cell office:value-type="float" office:value="201336" calcext:value-type="float">
            <text:p>201336</text:p>
          </table:table-cell>
          <table:table-cell office:value-type="float" office:value="27253146804" calcext:value-type="float">
            <text:p>27253146804</text:p>
          </table:table-cell>
          <table:table-cell table:formula="of:=[.F1923]&gt;[.B19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80-s497842916c87349171.ukp</text:p>
          </table:table-cell>
          <table:table-cell office:value-type="float" office:value="278.19997" calcext:value-type="float">
            <text:p>278.19997</text:p>
          </table:table-cell>
          <table:table-cell office:value-type="float" office:value="278.03" calcext:value-type="float">
            <text:p>278.03</text:p>
          </table:table-cell>
          <table:table-cell office:value-type="float" office:value="274908" calcext:value-type="float">
            <text:p>274908</text:p>
          </table:table-cell>
          <table:table-cell office:value-type="float" office:value="43852502928" calcext:value-type="float">
            <text:p>43852502928</text:p>
          </table:table-cell>
          <table:table-cell office:value-type="float" office:value="653.96327" calcext:value-type="float">
            <text:p>653.96327</text:p>
          </table:table-cell>
          <table:table-cell office:value-type="float" office:value="653.57" calcext:value-type="float">
            <text:p>653.57</text:p>
          </table:table-cell>
          <table:table-cell office:value-type="float" office:value="466296" calcext:value-type="float">
            <text:p>466296</text:p>
          </table:table-cell>
          <table:table-cell office:value-type="float" office:value="43852502928" calcext:value-type="float">
            <text:p>43852502928</text:p>
          </table:table-cell>
          <table:table-cell table:formula="of:=[.F1924]&gt;[.B19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85-s594945988c48159588.ukp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27416" calcext:value-type="float">
            <text:p>27416</text:p>
          </table:table-cell>
          <table:table-cell office:value-type="float" office:value="24168233433" calcext:value-type="float">
            <text:p>24168233433</text:p>
          </table:table-cell>
          <table:table-cell office:value-type="float" office:value="653.9866" calcext:value-type="float">
            <text:p>653.9866</text:p>
          </table:table-cell>
          <table:table-cell office:value-type="float" office:value="653.58" calcext:value-type="float">
            <text:p>653.58</text:p>
          </table:table-cell>
          <table:table-cell office:value-type="float" office:value="193908" calcext:value-type="float">
            <text:p>193908</text:p>
          </table:table-cell>
          <table:table-cell office:value-type="float" office:value="24168233433" calcext:value-type="float">
            <text:p>24168233433</text:p>
          </table:table-cell>
          <table:table-cell table:formula="of:=[.F1925]&gt;[.B19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88-s679641345c10150992.ukp</text:p>
          </table:table-cell>
          <table:table-cell office:value-type="float" office:value="109.92332" calcext:value-type="float">
            <text:p>109.92332</text:p>
          </table:table-cell>
          <table:table-cell office:value-type="float" office:value="109.88" calcext:value-type="float">
            <text:p>109.88</text:p>
          </table:table-cell>
          <table:table-cell office:value-type="float" office:value="39124" calcext:value-type="float">
            <text:p>39124</text:p>
          </table:table-cell>
          <table:table-cell office:value-type="float" office:value="5054281691" calcext:value-type="float">
            <text:p>5054281691</text:p>
          </table:table-cell>
          <table:table-cell office:value-type="float" office:value="654.83993" calcext:value-type="float">
            <text:p>654.83993</text:p>
          </table:table-cell>
          <table:table-cell office:value-type="float" office:value="654.45" calcext:value-type="float">
            <text:p>654.45</text:p>
          </table:table-cell>
          <table:table-cell office:value-type="float" office:value="63612" calcext:value-type="float">
            <text:p>63612</text:p>
          </table:table-cell>
          <table:table-cell office:value-type="float" office:value="5054281691" calcext:value-type="float">
            <text:p>5054281691</text:p>
          </table:table-cell>
          <table:table-cell table:formula="of:=[.F1926]&gt;[.B19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02-s172246721c73441712.ukp</text:p>
          </table:table-cell>
          <table:table-cell office:value-type="float" office:value="437.32329" calcext:value-type="float">
            <text:p>437.32329</text:p>
          </table:table-cell>
          <table:table-cell office:value-type="float" office:value="437.07" calcext:value-type="float">
            <text:p>437.07</text:p>
          </table:table-cell>
          <table:table-cell office:value-type="float" office:value="277084" calcext:value-type="float">
            <text:p>277084</text:p>
          </table:table-cell>
          <table:table-cell office:value-type="float" office:value="36740391232" calcext:value-type="float">
            <text:p>36740391232</text:p>
          </table:table-cell>
          <table:table-cell office:value-type="float" office:value="655.07327" calcext:value-type="float">
            <text:p>655.07327</text:p>
          </table:table-cell>
          <table:table-cell office:value-type="float" office:value="654.66" calcext:value-type="float">
            <text:p>654.66</text:p>
          </table:table-cell>
          <table:table-cell office:value-type="float" office:value="371892" calcext:value-type="float">
            <text:p>371892</text:p>
          </table:table-cell>
          <table:table-cell office:value-type="float" office:value="36740391232" calcext:value-type="float">
            <text:p>36740391232</text:p>
          </table:table-cell>
          <table:table-cell table:formula="of:=[.F1927]&gt;[.B19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35-s935632244c89102322.ukp</text:p>
          </table:table-cell>
          <table:table-cell office:value-type="float" office:value="106.20999" calcext:value-type="float">
            <text:p>106.20999</text:p>
          </table:table-cell>
          <table:table-cell office:value-type="float" office:value="106.18" calcext:value-type="float">
            <text:p>106.18</text:p>
          </table:table-cell>
          <table:table-cell office:value-type="float" office:value="158460" calcext:value-type="float">
            <text:p>158460</text:p>
          </table:table-cell>
          <table:table-cell office:value-type="float" office:value="44691360763" calcext:value-type="float">
            <text:p>44691360763</text:p>
          </table:table-cell>
          <table:table-cell office:value-type="float" office:value="655.42994" calcext:value-type="float">
            <text:p>655.42994</text:p>
          </table:table-cell>
          <table:table-cell office:value-type="float" office:value="655.04" calcext:value-type="float">
            <text:p>655.04</text:p>
          </table:table-cell>
          <table:table-cell office:value-type="float" office:value="183208" calcext:value-type="float">
            <text:p>183208</text:p>
          </table:table-cell>
          <table:table-cell office:value-type="float" office:value="44691360763" calcext:value-type="float">
            <text:p>44691360763</text:p>
          </table:table-cell>
          <table:table-cell table:formula="of:=[.F1928]&gt;[.B19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50-s285463174c7307565.ukp</text:p>
          </table:table-cell>
          <table:table-cell office:value-type="float" office:value="12.39" calcext:value-type="float">
            <text:p>12.39</text:p>
          </table:table-cell>
          <table:table-cell office:value-type="float" office:value="12.4" calcext:value-type="float">
            <text:p>12.4</text:p>
          </table:table-cell>
          <table:table-cell office:value-type="float" office:value="22028" calcext:value-type="float">
            <text:p>22028</text:p>
          </table:table-cell>
          <table:table-cell office:value-type="float" office:value="3609790820" calcext:value-type="float">
            <text:p>3609790820</text:p>
          </table:table-cell>
          <table:table-cell office:value-type="float" office:value="655.52994" calcext:value-type="float">
            <text:p>655.52994</text:p>
          </table:table-cell>
          <table:table-cell office:value-type="float" office:value="655.19" calcext:value-type="float">
            <text:p>655.19</text:p>
          </table:table-cell>
          <table:table-cell office:value-type="float" office:value="68780" calcext:value-type="float">
            <text:p>68780</text:p>
          </table:table-cell>
          <table:table-cell office:value-type="float" office:value="3609790820" calcext:value-type="float">
            <text:p>3609790820</text:p>
          </table:table-cell>
          <table:table-cell table:formula="of:=[.F1929]&gt;[.B19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94-s589607845c50864837.ukp</text:p>
          </table:table-cell>
          <table:table-cell office:value-type="float" office:value="114.97666" calcext:value-type="float">
            <text:p>114.97666</text:p>
          </table:table-cell>
          <table:table-cell office:value-type="float" office:value="114.92" calcext:value-type="float">
            <text:p>114.92</text:p>
          </table:table-cell>
          <table:table-cell office:value-type="float" office:value="134524" calcext:value-type="float">
            <text:p>134524</text:p>
          </table:table-cell>
          <table:table-cell office:value-type="float" office:value="25426685757" calcext:value-type="float">
            <text:p>25426685757</text:p>
          </table:table-cell>
          <table:table-cell office:value-type="float" office:value="655.8666" calcext:value-type="float">
            <text:p>655.8666</text:p>
          </table:table-cell>
          <table:table-cell office:value-type="float" office:value="655.54" calcext:value-type="float">
            <text:p>655.54</text:p>
          </table:table-cell>
          <table:table-cell office:value-type="float" office:value="194916" calcext:value-type="float">
            <text:p>194916</text:p>
          </table:table-cell>
          <table:table-cell office:value-type="float" office:value="25426685757" calcext:value-type="float">
            <text:p>25426685757</text:p>
          </table:table-cell>
          <table:table-cell table:formula="of:=[.F1930]&gt;[.B19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25-s266680480c19008312.ukp</text:p>
          </table:table-cell>
          <table:table-cell office:value-type="float" office:value="136.59999" calcext:value-type="float">
            <text:p>136.59999</text:p>
          </table:table-cell>
          <table:table-cell office:value-type="float" office:value="136.54" calcext:value-type="float">
            <text:p>136.54</text:p>
          </table:table-cell>
          <table:table-cell office:value-type="float" office:value="88820" calcext:value-type="float">
            <text:p>88820</text:p>
          </table:table-cell>
          <table:table-cell office:value-type="float" office:value="9420412727" calcext:value-type="float">
            <text:p>9420412727</text:p>
          </table:table-cell>
          <table:table-cell office:value-type="float" office:value="656.0466" calcext:value-type="float">
            <text:p>656.0466</text:p>
          </table:table-cell>
          <table:table-cell office:value-type="float" office:value="655.59" calcext:value-type="float">
            <text:p>655.59</text:p>
          </table:table-cell>
          <table:table-cell office:value-type="float" office:value="117192" calcext:value-type="float">
            <text:p>117192</text:p>
          </table:table-cell>
          <table:table-cell office:value-type="float" office:value="9420412727" calcext:value-type="float">
            <text:p>9420412727</text:p>
          </table:table-cell>
          <table:table-cell table:formula="of:=[.F1931]&gt;[.B19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98-s521709984c21391072.ukp</text:p>
          </table:table-cell>
          <table:table-cell office:value-type="float" office:value="19.89" calcext:value-type="float">
            <text:p>19.89</text:p>
          </table:table-cell>
          <table:table-cell office:value-type="float" office:value="19.9" calcext:value-type="float">
            <text:p>19.9</text:p>
          </table:table-cell>
          <table:table-cell office:value-type="float" office:value="47636" calcext:value-type="float">
            <text:p>47636</text:p>
          </table:table-cell>
          <table:table-cell office:value-type="float" office:value="10672514480" calcext:value-type="float">
            <text:p>10672514480</text:p>
          </table:table-cell>
          <table:table-cell office:value-type="float" office:value="657.4966" calcext:value-type="float">
            <text:p>657.4966</text:p>
          </table:table-cell>
          <table:table-cell office:value-type="float" office:value="657.26" calcext:value-type="float">
            <text:p>657.26</text:p>
          </table:table-cell>
          <table:table-cell office:value-type="float" office:value="133260" calcext:value-type="float">
            <text:p>133260</text:p>
          </table:table-cell>
          <table:table-cell office:value-type="float" office:value="10672514480" calcext:value-type="float">
            <text:p>10672514480</text:p>
          </table:table-cell>
          <table:table-cell table:formula="of:=[.F1932]&gt;[.B19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59-s889351749c11777490.ukp</text:p>
          </table:table-cell>
          <table:table-cell office:value-type="float" office:value="410.67663" calcext:value-type="float">
            <text:p>410.67663</text:p>
          </table:table-cell>
          <table:table-cell office:value-type="float" office:value="410.54" calcext:value-type="float">
            <text:p>410.54</text:p>
          </table:table-cell>
          <table:table-cell office:value-type="float" office:value="63196" calcext:value-type="float">
            <text:p>63196</text:p>
          </table:table-cell>
          <table:table-cell office:value-type="float" office:value="5778340831" calcext:value-type="float">
            <text:p>5778340831</text:p>
          </table:table-cell>
          <table:table-cell office:value-type="float" office:value="658.0866" calcext:value-type="float">
            <text:p>658.0866</text:p>
          </table:table-cell>
          <table:table-cell office:value-type="float" office:value="657.69" calcext:value-type="float">
            <text:p>657.69</text:p>
          </table:table-cell>
          <table:table-cell office:value-type="float" office:value="78592" calcext:value-type="float">
            <text:p>78592</text:p>
          </table:table-cell>
          <table:table-cell office:value-type="float" office:value="5778340831" calcext:value-type="float">
            <text:p>5778340831</text:p>
          </table:table-cell>
          <table:table-cell table:formula="of:=[.F1933]&gt;[.B19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98-s358578213c58517006.ukp</text:p>
          </table:table-cell>
          <table:table-cell office:value-type="float" office:value="5.56333" calcext:value-type="float">
            <text:p>5.56333</text:p>
          </table:table-cell>
          <table:table-cell office:value-type="float" office:value="5.58" calcext:value-type="float">
            <text:p>5.58</text:p>
          </table:table-cell>
          <table:table-cell office:value-type="float" office:value="53368" calcext:value-type="float">
            <text:p>53368</text:p>
          </table:table-cell>
          <table:table-cell office:value-type="float" office:value="29340026247" calcext:value-type="float">
            <text:p>29340026247</text:p>
          </table:table-cell>
          <table:table-cell office:value-type="float" office:value="658.98327" calcext:value-type="float">
            <text:p>658.98327</text:p>
          </table:table-cell>
          <table:table-cell office:value-type="float" office:value="658.58" calcext:value-type="float">
            <text:p>658.58</text:p>
          </table:table-cell>
          <table:table-cell office:value-type="float" office:value="233960" calcext:value-type="float">
            <text:p>233960</text:p>
          </table:table-cell>
          <table:table-cell office:value-type="float" office:value="29340026247" calcext:value-type="float">
            <text:p>29340026247</text:p>
          </table:table-cell>
          <table:table-cell table:formula="of:=[.F1934]&gt;[.B19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79-s512244761c5561353.ukp</text:p>
          </table:table-cell>
          <table:table-cell office:value-type="float" office:value="207.45331" calcext:value-type="float">
            <text:p>207.45331</text:p>
          </table:table-cell>
          <table:table-cell office:value-type="float" office:value="207.38" calcext:value-type="float">
            <text:p>207.38</text:p>
          </table:table-cell>
          <table:table-cell office:value-type="float" office:value="59708" calcext:value-type="float">
            <text:p>59708</text:p>
          </table:table-cell>
          <table:table-cell office:value-type="float" office:value="2660934105" calcext:value-type="float">
            <text:p>2660934105</text:p>
          </table:table-cell>
          <table:table-cell office:value-type="float" office:value="659.3666" calcext:value-type="float">
            <text:p>659.3666</text:p>
          </table:table-cell>
          <table:table-cell office:value-type="float" office:value="658.91" calcext:value-type="float">
            <text:p>658.91</text:p>
          </table:table-cell>
          <table:table-cell office:value-type="float" office:value="70332" calcext:value-type="float">
            <text:p>70332</text:p>
          </table:table-cell>
          <table:table-cell office:value-type="float" office:value="2660934105" calcext:value-type="float">
            <text:p>2660934105</text:p>
          </table:table-cell>
          <table:table-cell table:formula="of:=[.F1935]&gt;[.B19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92-s571431776c78890623.ukp</text:p>
          </table:table-cell>
          <table:table-cell office:value-type="float" office:value="10.20667" calcext:value-type="float">
            <text:p>10.20667</text:p>
          </table:table-cell>
          <table:table-cell office:value-type="float" office:value="10.22" calcext:value-type="float">
            <text:p>10.22</text:p>
          </table:table-cell>
          <table:table-cell office:value-type="float" office:value="99828" calcext:value-type="float">
            <text:p>99828</text:p>
          </table:table-cell>
          <table:table-cell office:value-type="float" office:value="39564016350" calcext:value-type="float">
            <text:p>39564016350</text:p>
          </table:table-cell>
          <table:table-cell office:value-type="float" office:value="659.4866" calcext:value-type="float">
            <text:p>659.4866</text:p>
          </table:table-cell>
          <table:table-cell office:value-type="float" office:value="659.16" calcext:value-type="float">
            <text:p>659.16</text:p>
          </table:table-cell>
          <table:table-cell office:value-type="float" office:value="303088" calcext:value-type="float">
            <text:p>303088</text:p>
          </table:table-cell>
          <table:table-cell office:value-type="float" office:value="39564016350" calcext:value-type="float">
            <text:p>39564016350</text:p>
          </table:table-cell>
          <table:table-cell table:formula="of:=[.F1936]&gt;[.B19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27-s792636241c25164160.ukp</text:p>
          </table:table-cell>
          <table:table-cell office:value-type="float" office:value="288.3433" calcext:value-type="float">
            <text:p>288.3433</text:p>
          </table:table-cell>
          <table:table-cell office:value-type="float" office:value="288.18" calcext:value-type="float">
            <text:p>288.18</text:p>
          </table:table-cell>
          <table:table-cell office:value-type="float" office:value="131008" calcext:value-type="float">
            <text:p>131008</text:p>
          </table:table-cell>
          <table:table-cell office:value-type="float" office:value="12500129642" calcext:value-type="float">
            <text:p>12500129642</text:p>
          </table:table-cell>
          <table:table-cell office:value-type="float" office:value="659.72327" calcext:value-type="float">
            <text:p>659.72327</text:p>
          </table:table-cell>
          <table:table-cell office:value-type="float" office:value="659.29" calcext:value-type="float">
            <text:p>659.29</text:p>
          </table:table-cell>
          <table:table-cell office:value-type="float" office:value="137272" calcext:value-type="float">
            <text:p>137272</text:p>
          </table:table-cell>
          <table:table-cell office:value-type="float" office:value="12500129642" calcext:value-type="float">
            <text:p>12500129642</text:p>
          </table:table-cell>
          <table:table-cell table:formula="of:=[.F1937]&gt;[.B19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99-s168042333c4827164.ukp</text:p>
          </table:table-cell>
          <table:table-cell office:value-type="float" office:value="128.82332" calcext:value-type="float">
            <text:p>128.82332</text:p>
          </table:table-cell>
          <table:table-cell office:value-type="float" office:value="128.75" calcext:value-type="float">
            <text:p>128.75</text:p>
          </table:table-cell>
          <table:table-cell office:value-type="float" office:value="47000" calcext:value-type="float">
            <text:p>47000</text:p>
          </table:table-cell>
          <table:table-cell office:value-type="float" office:value="2312950714" calcext:value-type="float">
            <text:p>2312950714</text:p>
          </table:table-cell>
          <table:table-cell office:value-type="float" office:value="659.92994" calcext:value-type="float">
            <text:p>659.92994</text:p>
          </table:table-cell>
          <table:table-cell office:value-type="float" office:value="659.51" calcext:value-type="float">
            <text:p>659.51</text:p>
          </table:table-cell>
          <table:table-cell office:value-type="float" office:value="69536" calcext:value-type="float">
            <text:p>69536</text:p>
          </table:table-cell>
          <table:table-cell office:value-type="float" office:value="2312950714" calcext:value-type="float">
            <text:p>2312950714</text:p>
          </table:table-cell>
          <table:table-cell table:formula="of:=[.F1938]&gt;[.B19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77-s12157337c76239580.ukp</text:p>
          </table:table-cell>
          <table:table-cell office:value-type="float" office:value="166.58332" calcext:value-type="float">
            <text:p>166.58332</text:p>
          </table:table-cell>
          <table:table-cell office:value-type="float" office:value="166.51" calcext:value-type="float">
            <text:p>166.51</text:p>
          </table:table-cell>
          <table:table-cell office:value-type="float" office:value="201428" calcext:value-type="float">
            <text:p>201428</text:p>
          </table:table-cell>
          <table:table-cell office:value-type="float" office:value="38275909522" calcext:value-type="float">
            <text:p>38275909522</text:p>
          </table:table-cell>
          <table:table-cell office:value-type="float" office:value="661.02327" calcext:value-type="float">
            <text:p>661.02327</text:p>
          </table:table-cell>
          <table:table-cell office:value-type="float" office:value="660.73" calcext:value-type="float">
            <text:p>660.73</text:p>
          </table:table-cell>
          <table:table-cell office:value-type="float" office:value="218652" calcext:value-type="float">
            <text:p>218652</text:p>
          </table:table-cell>
          <table:table-cell office:value-type="float" office:value="38275909522" calcext:value-type="float">
            <text:p>38275909522</text:p>
          </table:table-cell>
          <table:table-cell table:formula="of:=[.F1939]&gt;[.B19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20-s32041991c15481608.ukp</text:p>
          </table:table-cell>
          <table:table-cell office:value-type="float" office:value="1.42667" calcext:value-type="float">
            <text:p>1.42667</text:p>
          </table:table-cell>
          <table:table-cell office:value-type="float" office:value="1.43" calcext:value-type="float">
            <text:p>1.43</text:p>
          </table:table-cell>
          <table:table-cell office:value-type="float" office:value="19196" calcext:value-type="float">
            <text:p>19196</text:p>
          </table:table-cell>
          <table:table-cell office:value-type="float" office:value="7753728825" calcext:value-type="float">
            <text:p>7753728825</text:p>
          </table:table-cell>
          <table:table-cell office:value-type="float" office:value="661.1366" calcext:value-type="float">
            <text:p>661.1366</text:p>
          </table:table-cell>
          <table:table-cell office:value-type="float" office:value="660.76" calcext:value-type="float">
            <text:p>660.76</text:p>
          </table:table-cell>
          <table:table-cell office:value-type="float" office:value="82680" calcext:value-type="float">
            <text:p>82680</text:p>
          </table:table-cell>
          <table:table-cell office:value-type="float" office:value="7753728825" calcext:value-type="float">
            <text:p>7753728825</text:p>
          </table:table-cell>
          <table:table-cell table:formula="of:=[.F1940]&gt;[.B19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53-s834407151c77930219.ukp</text:p>
          </table:table-cell>
          <table:table-cell office:value-type="float" office:value="96.28999" calcext:value-type="float">
            <text:p>96.28999</text:p>
          </table:table-cell>
          <table:table-cell office:value-type="float" office:value="96.24" calcext:value-type="float">
            <text:p>96.24</text:p>
          </table:table-cell>
          <table:table-cell office:value-type="float" office:value="117740" calcext:value-type="float">
            <text:p>117740</text:p>
          </table:table-cell>
          <table:table-cell office:value-type="float" office:value="39126401666" calcext:value-type="float">
            <text:p>39126401666</text:p>
          </table:table-cell>
          <table:table-cell office:value-type="float" office:value="662.4666" calcext:value-type="float">
            <text:p>662.4666</text:p>
          </table:table-cell>
          <table:table-cell office:value-type="float" office:value="662.19" calcext:value-type="float">
            <text:p>662.19</text:p>
          </table:table-cell>
          <table:table-cell office:value-type="float" office:value="307400" calcext:value-type="float">
            <text:p>307400</text:p>
          </table:table-cell>
          <table:table-cell office:value-type="float" office:value="39126401666" calcext:value-type="float">
            <text:p>39126401666</text:p>
          </table:table-cell>
          <table:table-cell table:formula="of:=[.F1941]&gt;[.B19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2-s674362184c38630208.ukp</text:p>
          </table:table-cell>
          <table:table-cell office:value-type="float" office:value="80.68333" calcext:value-type="float">
            <text:p>80.68333</text:p>
          </table:table-cell>
          <table:table-cell office:value-type="float" office:value="80.63" calcext:value-type="float">
            <text:p>80.63</text:p>
          </table:table-cell>
          <table:table-cell office:value-type="float" office:value="108220" calcext:value-type="float">
            <text:p>108220</text:p>
          </table:table-cell>
          <table:table-cell office:value-type="float" office:value="19283787034" calcext:value-type="float">
            <text:p>19283787034</text:p>
          </table:table-cell>
          <table:table-cell office:value-type="float" office:value="662.8166" calcext:value-type="float">
            <text:p>662.8166</text:p>
          </table:table-cell>
          <table:table-cell office:value-type="float" office:value="662.4" calcext:value-type="float">
            <text:p>662.4</text:p>
          </table:table-cell>
          <table:table-cell office:value-type="float" office:value="165032" calcext:value-type="float">
            <text:p>165032</text:p>
          </table:table-cell>
          <table:table-cell office:value-type="float" office:value="19283787034" calcext:value-type="float">
            <text:p>19283787034</text:p>
          </table:table-cell>
          <table:table-cell table:formula="of:=[.F1942]&gt;[.B19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90-s709804088c85469516.ukp</text:p>
          </table:table-cell>
          <table:table-cell office:value-type="float" office:value="530.62328" calcext:value-type="float">
            <text:p>530.62328</text:p>
          </table:table-cell>
          <table:table-cell office:value-type="float" office:value="530.3" calcext:value-type="float">
            <text:p>530.3</text:p>
          </table:table-cell>
          <table:table-cell office:value-type="float" office:value="382124" calcext:value-type="float">
            <text:p>382124</text:p>
          </table:table-cell>
          <table:table-cell office:value-type="float" office:value="42778716841" calcext:value-type="float">
            <text:p>42778716841</text:p>
          </table:table-cell>
          <table:table-cell office:value-type="float" office:value="663.15993" calcext:value-type="float">
            <text:p>663.15993</text:p>
          </table:table-cell>
          <table:table-cell office:value-type="float" office:value="662.85" calcext:value-type="float">
            <text:p>662.85</text:p>
          </table:table-cell>
          <table:table-cell office:value-type="float" office:value="415156" calcext:value-type="float">
            <text:p>415156</text:p>
          </table:table-cell>
          <table:table-cell office:value-type="float" office:value="42778716841" calcext:value-type="float">
            <text:p>42778716841</text:p>
          </table:table-cell>
          <table:table-cell table:formula="of:=[.F1943]&gt;[.B19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02-s856354096c95211147.ukp</text:p>
          </table:table-cell>
          <table:table-cell office:value-type="float" office:value="81.23333" calcext:value-type="float">
            <text:p>81.23333</text:p>
          </table:table-cell>
          <table:table-cell office:value-type="float" office:value="81.23" calcext:value-type="float">
            <text:p>81.23</text:p>
          </table:table-cell>
          <table:table-cell office:value-type="float" office:value="168308" calcext:value-type="float">
            <text:p>168308</text:p>
          </table:table-cell>
          <table:table-cell office:value-type="float" office:value="47797655565" calcext:value-type="float">
            <text:p>47797655565</text:p>
          </table:table-cell>
          <table:table-cell office:value-type="float" office:value="663.15993" calcext:value-type="float">
            <text:p>663.15993</text:p>
          </table:table-cell>
          <table:table-cell office:value-type="float" office:value="662.75" calcext:value-type="float">
            <text:p>662.75</text:p>
          </table:table-cell>
          <table:table-cell office:value-type="float" office:value="281320" calcext:value-type="float">
            <text:p>281320</text:p>
          </table:table-cell>
          <table:table-cell office:value-type="float" office:value="47797655565" calcext:value-type="float">
            <text:p>47797655565</text:p>
          </table:table-cell>
          <table:table-cell table:formula="of:=[.F1944]&gt;[.B19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97-s733451078c78009484.ukp</text:p>
          </table:table-cell>
          <table:table-cell office:value-type="float" office:value="9.44333" calcext:value-type="float">
            <text:p>9.44333</text:p>
          </table:table-cell>
          <table:table-cell office:value-type="float" office:value="9.45" calcext:value-type="float">
            <text:p>9.45</text:p>
          </table:table-cell>
          <table:table-cell office:value-type="float" office:value="92176" calcext:value-type="float">
            <text:p>92176</text:p>
          </table:table-cell>
          <table:table-cell office:value-type="float" office:value="39127944399" calcext:value-type="float">
            <text:p>39127944399</text:p>
          </table:table-cell>
          <table:table-cell office:value-type="float" office:value="665.9966" calcext:value-type="float">
            <text:p>665.9966</text:p>
          </table:table-cell>
          <table:table-cell office:value-type="float" office:value="665.61" calcext:value-type="float">
            <text:p>665.61</text:p>
          </table:table-cell>
          <table:table-cell office:value-type="float" office:value="322236" calcext:value-type="float">
            <text:p>322236</text:p>
          </table:table-cell>
          <table:table-cell office:value-type="float" office:value="39127944399" calcext:value-type="float">
            <text:p>39127944399</text:p>
          </table:table-cell>
          <table:table-cell table:formula="of:=[.F1945]&gt;[.B19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48-s158763026c13055270.ukp</text:p>
          </table:table-cell>
          <table:table-cell office:value-type="float" office:value="123.97666" calcext:value-type="float">
            <text:p>123.97666</text:p>
          </table:table-cell>
          <table:table-cell office:value-type="float" office:value="123.92" calcext:value-type="float">
            <text:p>123.92</text:p>
          </table:table-cell>
          <table:table-cell office:value-type="float" office:value="56528" calcext:value-type="float">
            <text:p>56528</text:p>
          </table:table-cell>
          <table:table-cell office:value-type="float" office:value="6453449656" calcext:value-type="float">
            <text:p>6453449656</text:p>
          </table:table-cell>
          <table:table-cell office:value-type="float" office:value="668.1366" calcext:value-type="float">
            <text:p>668.1366</text:p>
          </table:table-cell>
          <table:table-cell office:value-type="float" office:value="667.8" calcext:value-type="float">
            <text:p>667.8</text:p>
          </table:table-cell>
          <table:table-cell office:value-type="float" office:value="85492" calcext:value-type="float">
            <text:p>85492</text:p>
          </table:table-cell>
          <table:table-cell office:value-type="float" office:value="6453449656" calcext:value-type="float">
            <text:p>6453449656</text:p>
          </table:table-cell>
          <table:table-cell table:formula="of:=[.F1946]&gt;[.B19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51-s225507421c11679823.ukp</text:p>
          </table:table-cell>
          <table:table-cell office:value-type="float" office:value="169.48665" calcext:value-type="float">
            <text:p>169.48665</text:p>
          </table:table-cell>
          <table:table-cell office:value-type="float" office:value="169.39" calcext:value-type="float">
            <text:p>169.39</text:p>
          </table:table-cell>
          <table:table-cell office:value-type="float" office:value="72368" calcext:value-type="float">
            <text:p>72368</text:p>
          </table:table-cell>
          <table:table-cell office:value-type="float" office:value="5736082135" calcext:value-type="float">
            <text:p>5736082135</text:p>
          </table:table-cell>
          <table:table-cell office:value-type="float" office:value="671.13327" calcext:value-type="float">
            <text:p>671.13327</text:p>
          </table:table-cell>
          <table:table-cell office:value-type="float" office:value="670.73" calcext:value-type="float">
            <text:p>670.73</text:p>
          </table:table-cell>
          <table:table-cell office:value-type="float" office:value="75860" calcext:value-type="float">
            <text:p>75860</text:p>
          </table:table-cell>
          <table:table-cell office:value-type="float" office:value="5736082135" calcext:value-type="float">
            <text:p>5736082135</text:p>
          </table:table-cell>
          <table:table-cell table:formula="of:=[.F1947]&gt;[.B19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34-s363583529c37027466.ukp</text:p>
          </table:table-cell>
          <table:table-cell office:value-type="float" office:value="13.46667" calcext:value-type="float">
            <text:p>13.46667</text:p>
          </table:table-cell>
          <table:table-cell office:value-type="float" office:value="13.48" calcext:value-type="float">
            <text:p>13.48</text:p>
          </table:table-cell>
          <table:table-cell office:value-type="float" office:value="61188" calcext:value-type="float">
            <text:p>61188</text:p>
          </table:table-cell>
          <table:table-cell office:value-type="float" office:value="18544063630" calcext:value-type="float">
            <text:p>18544063630</text:p>
          </table:table-cell>
          <table:table-cell office:value-type="float" office:value="672.51327" calcext:value-type="float">
            <text:p>672.51327</text:p>
          </table:table-cell>
          <table:table-cell office:value-type="float" office:value="672.07" calcext:value-type="float">
            <text:p>672.07</text:p>
          </table:table-cell>
          <table:table-cell office:value-type="float" office:value="196400" calcext:value-type="float">
            <text:p>196400</text:p>
          </table:table-cell>
          <table:table-cell office:value-type="float" office:value="18544063630" calcext:value-type="float">
            <text:p>18544063630</text:p>
          </table:table-cell>
          <table:table-cell table:formula="of:=[.F1948]&gt;[.B19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8-s575639252c15725846.ukp</text:p>
          </table:table-cell>
          <table:table-cell office:value-type="float" office:value="183.71332" calcext:value-type="float">
            <text:p>183.71332</text:p>
          </table:table-cell>
          <table:table-cell office:value-type="float" office:value="183.61" calcext:value-type="float">
            <text:p>183.61</text:p>
          </table:table-cell>
          <table:table-cell office:value-type="float" office:value="64388" calcext:value-type="float">
            <text:p>64388</text:p>
          </table:table-cell>
          <table:table-cell office:value-type="float" office:value="7776472563" calcext:value-type="float">
            <text:p>7776472563</text:p>
          </table:table-cell>
          <table:table-cell office:value-type="float" office:value="672.57993" calcext:value-type="float">
            <text:p>672.57993</text:p>
          </table:table-cell>
          <table:table-cell office:value-type="float" office:value="672.14" calcext:value-type="float">
            <text:p>672.14</text:p>
          </table:table-cell>
          <table:table-cell office:value-type="float" office:value="83952" calcext:value-type="float">
            <text:p>83952</text:p>
          </table:table-cell>
          <table:table-cell office:value-type="float" office:value="7776472563" calcext:value-type="float">
            <text:p>7776472563</text:p>
          </table:table-cell>
          <table:table-cell table:formula="of:=[.F1949]&gt;[.B19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92-s931912657c58222428.ukp</text:p>
          </table:table-cell>
          <table:table-cell office:value-type="float" office:value="20.50666" calcext:value-type="float">
            <text:p>20.50666</text:p>
          </table:table-cell>
          <table:table-cell office:value-type="float" office:value="20.52" calcext:value-type="float">
            <text:p>20.52</text:p>
          </table:table-cell>
          <table:table-cell office:value-type="float" office:value="118216" calcext:value-type="float">
            <text:p>118216</text:p>
          </table:table-cell>
          <table:table-cell office:value-type="float" office:value="29161768884" calcext:value-type="float">
            <text:p>29161768884</text:p>
          </table:table-cell>
          <table:table-cell office:value-type="float" office:value="672.7166" calcext:value-type="float">
            <text:p>672.7166</text:p>
          </table:table-cell>
          <table:table-cell office:value-type="float" office:value="672.42" calcext:value-type="float">
            <text:p>672.42</text:p>
          </table:table-cell>
          <table:table-cell office:value-type="float" office:value="264012" calcext:value-type="float">
            <text:p>264012</text:p>
          </table:table-cell>
          <table:table-cell office:value-type="float" office:value="29161768884" calcext:value-type="float">
            <text:p>29161768884</text:p>
          </table:table-cell>
          <table:table-cell table:formula="of:=[.F1950]&gt;[.B19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32-s640375662c37675694.ukp</text:p>
          </table:table-cell>
          <table:table-cell office:value-type="float" office:value="213.15665" calcext:value-type="float">
            <text:p>213.15665</text:p>
          </table:table-cell>
          <table:table-cell office:value-type="float" office:value="213.03" calcext:value-type="float">
            <text:p>213.03</text:p>
          </table:table-cell>
          <table:table-cell office:value-type="float" office:value="158356" calcext:value-type="float">
            <text:p>158356</text:p>
          </table:table-cell>
          <table:table-cell office:value-type="float" office:value="18825548867" calcext:value-type="float">
            <text:p>18825548867</text:p>
          </table:table-cell>
          <table:table-cell office:value-type="float" office:value="672.87327" calcext:value-type="float">
            <text:p>672.87327</text:p>
          </table:table-cell>
          <table:table-cell office:value-type="float" office:value="672.42" calcext:value-type="float">
            <text:p>672.42</text:p>
          </table:table-cell>
          <table:table-cell office:value-type="float" office:value="187508" calcext:value-type="float">
            <text:p>187508</text:p>
          </table:table-cell>
          <table:table-cell office:value-type="float" office:value="18825548867" calcext:value-type="float">
            <text:p>18825548867</text:p>
          </table:table-cell>
          <table:table-cell table:formula="of:=[.F1951]&gt;[.B19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49-s206981756c94221710.ukp</text:p>
          </table:table-cell>
          <table:table-cell office:value-type="float" office:value="8.55333" calcext:value-type="float">
            <text:p>8.55333</text:p>
          </table:table-cell>
          <table:table-cell office:value-type="float" office:value="8.58" calcext:value-type="float">
            <text:p>8.58</text:p>
          </table:table-cell>
          <table:table-cell office:value-type="float" office:value="91840" calcext:value-type="float">
            <text:p>91840</text:p>
          </table:table-cell>
          <table:table-cell office:value-type="float" office:value="47265007404" calcext:value-type="float">
            <text:p>47265007404</text:p>
          </table:table-cell>
          <table:table-cell office:value-type="float" office:value="674.22993" calcext:value-type="float">
            <text:p>674.22993</text:p>
          </table:table-cell>
          <table:table-cell office:value-type="float" office:value="673.93" calcext:value-type="float">
            <text:p>673.93</text:p>
          </table:table-cell>
          <table:table-cell office:value-type="float" office:value="330164" calcext:value-type="float">
            <text:p>330164</text:p>
          </table:table-cell>
          <table:table-cell office:value-type="float" office:value="47265007404" calcext:value-type="float">
            <text:p>47265007404</text:p>
          </table:table-cell>
          <table:table-cell table:formula="of:=[.F1952]&gt;[.B19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430-s453065461c86280682.ukp</text:p>
          </table:table-cell>
          <table:table-cell office:value-type="float" office:value="1.78333" calcext:value-type="float">
            <text:p>1.78333</text:p>
          </table:table-cell>
          <table:table-cell office:value-type="float" office:value="1.8" calcext:value-type="float">
            <text:p>1.8</text:p>
          </table:table-cell>
          <table:table-cell office:value-type="float" office:value="39132" calcext:value-type="float">
            <text:p>39132</text:p>
          </table:table-cell>
          <table:table-cell office:value-type="float" office:value="43304983596" calcext:value-type="float">
            <text:p>43304983596</text:p>
          </table:table-cell>
          <table:table-cell office:value-type="float" office:value="675.0466" calcext:value-type="float">
            <text:p>675.0466</text:p>
          </table:table-cell>
          <table:table-cell office:value-type="float" office:value="674.63" calcext:value-type="float">
            <text:p>674.63</text:p>
          </table:table-cell>
          <table:table-cell office:value-type="float" office:value="414524" calcext:value-type="float">
            <text:p>414524</text:p>
          </table:table-cell>
          <table:table-cell office:value-type="float" office:value="43304983596" calcext:value-type="float">
            <text:p>43304983596</text:p>
          </table:table-cell>
          <table:table-cell table:formula="of:=[.F1953]&gt;[.B19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91-s436160055c83114302.ukp</text:p>
          </table:table-cell>
          <table:table-cell office:value-type="float" office:value="0.52333" calcext:value-type="float">
            <text:p>0.52333</text:p>
          </table:table-cell>
          <table:table-cell office:value-type="float" office:value="0.54" calcext:value-type="float">
            <text:p>0.54</text:p>
          </table:table-cell>
          <table:table-cell office:value-type="float" office:value="24264" calcext:value-type="float">
            <text:p>24264</text:p>
          </table:table-cell>
          <table:table-cell office:value-type="float" office:value="41727249333" calcext:value-type="float">
            <text:p>41727249333</text:p>
          </table:table-cell>
          <table:table-cell office:value-type="float" office:value="675.2266" calcext:value-type="float">
            <text:p>675.2266</text:p>
          </table:table-cell>
          <table:table-cell office:value-type="float" office:value="675.05" calcext:value-type="float">
            <text:p>675.05</text:p>
          </table:table-cell>
          <table:table-cell office:value-type="float" office:value="344116" calcext:value-type="float">
            <text:p>344116</text:p>
          </table:table-cell>
          <table:table-cell office:value-type="float" office:value="41727249333" calcext:value-type="float">
            <text:p>41727249333</text:p>
          </table:table-cell>
          <table:table-cell table:formula="of:=[.F1954]&gt;[.B19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7-s994385767c38562037.ukp</text:p>
          </table:table-cell>
          <table:table-cell office:value-type="float" office:value="16.55333" calcext:value-type="float">
            <text:p>16.55333</text:p>
          </table:table-cell>
          <table:table-cell office:value-type="float" office:value="16.56" calcext:value-type="float">
            <text:p>16.56</text:p>
          </table:table-cell>
          <table:table-cell office:value-type="float" office:value="29088" calcext:value-type="float">
            <text:p>29088</text:p>
          </table:table-cell>
          <table:table-cell office:value-type="float" office:value="19360320968" calcext:value-type="float">
            <text:p>19360320968</text:p>
          </table:table-cell>
          <table:table-cell office:value-type="float" office:value="675.5766" calcext:value-type="float">
            <text:p>675.5766</text:p>
          </table:table-cell>
          <table:table-cell office:value-type="float" office:value="675.12" calcext:value-type="float">
            <text:p>675.12</text:p>
          </table:table-cell>
          <table:table-cell office:value-type="float" office:value="172248" calcext:value-type="float">
            <text:p>172248</text:p>
          </table:table-cell>
          <table:table-cell office:value-type="float" office:value="19360320968" calcext:value-type="float">
            <text:p>19360320968</text:p>
          </table:table-cell>
          <table:table-cell table:formula="of:=[.F1955]&gt;[.B19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00-s707331854c71646670.ukp</text:p>
          </table:table-cell>
          <table:table-cell office:value-type="float" office:value="44.31333" calcext:value-type="float">
            <text:p>44.31333</text:p>
          </table:table-cell>
          <table:table-cell office:value-type="float" office:value="44.33" calcext:value-type="float">
            <text:p>44.33</text:p>
          </table:table-cell>
          <table:table-cell office:value-type="float" office:value="173592" calcext:value-type="float">
            <text:p>173592</text:p>
          </table:table-cell>
          <table:table-cell office:value-type="float" office:value="35908291259" calcext:value-type="float">
            <text:p>35908291259</text:p>
          </table:table-cell>
          <table:table-cell office:value-type="float" office:value="677.1666" calcext:value-type="float">
            <text:p>677.1666</text:p>
          </table:table-cell>
          <table:table-cell office:value-type="float" office:value="676.71" calcext:value-type="float">
            <text:p>676.71</text:p>
          </table:table-cell>
          <table:table-cell office:value-type="float" office:value="397464" calcext:value-type="float">
            <text:p>397464</text:p>
          </table:table-cell>
          <table:table-cell office:value-type="float" office:value="35908291259" calcext:value-type="float">
            <text:p>35908291259</text:p>
          </table:table-cell>
          <table:table-cell table:formula="of:=[.F1956]&gt;[.B19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58-s394447196c61622435.ukp</text:p>
          </table:table-cell>
          <table:table-cell office:value-type="float" office:value="431.44662" calcext:value-type="float">
            <text:p>431.44662</text:p>
          </table:table-cell>
          <table:table-cell office:value-type="float" office:value="431.18" calcext:value-type="float">
            <text:p>431.18</text:p>
          </table:table-cell>
          <table:table-cell office:value-type="float" office:value="233924" calcext:value-type="float">
            <text:p>233924</text:p>
          </table:table-cell>
          <table:table-cell office:value-type="float" office:value="30937949678" calcext:value-type="float">
            <text:p>30937949678</text:p>
          </table:table-cell>
          <table:table-cell office:value-type="float" office:value="677.49993" calcext:value-type="float">
            <text:p>677.49993</text:p>
          </table:table-cell>
          <table:table-cell office:value-type="float" office:value="677.1" calcext:value-type="float">
            <text:p>677.1</text:p>
          </table:table-cell>
          <table:table-cell office:value-type="float" office:value="242964" calcext:value-type="float">
            <text:p>242964</text:p>
          </table:table-cell>
          <table:table-cell office:value-type="float" office:value="30937949678" calcext:value-type="float">
            <text:p>30937949678</text:p>
          </table:table-cell>
          <table:table-cell table:formula="of:=[.F1957]&gt;[.B19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83-s334933134c34224451.ukp</text:p>
          </table:table-cell>
          <table:table-cell office:value-type="float" office:value="356.53996" calcext:value-type="float">
            <text:p>356.53996</text:p>
          </table:table-cell>
          <table:table-cell office:value-type="float" office:value="356.33" calcext:value-type="float">
            <text:p>356.33</text:p>
          </table:table-cell>
          <table:table-cell office:value-type="float" office:value="98392" calcext:value-type="float">
            <text:p>98392</text:p>
          </table:table-cell>
          <table:table-cell office:value-type="float" office:value="17050823168" calcext:value-type="float">
            <text:p>17050823168</text:p>
          </table:table-cell>
          <table:table-cell office:value-type="float" office:value="677.52327" calcext:value-type="float">
            <text:p>677.52327</text:p>
          </table:table-cell>
          <table:table-cell office:value-type="float" office:value="677.14" calcext:value-type="float">
            <text:p>677.14</text:p>
          </table:table-cell>
          <table:table-cell office:value-type="float" office:value="110976" calcext:value-type="float">
            <text:p>110976</text:p>
          </table:table-cell>
          <table:table-cell office:value-type="float" office:value="17050823168" calcext:value-type="float">
            <text:p>17050823168</text:p>
          </table:table-cell>
          <table:table-cell table:formula="of:=[.F1958]&gt;[.B19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82-s551254315c80728327.ukp</text:p>
          </table:table-cell>
          <table:table-cell office:value-type="float" office:value="67.61999" calcext:value-type="float">
            <text:p>67.61999</text:p>
          </table:table-cell>
          <table:table-cell office:value-type="float" office:value="67.61" calcext:value-type="float">
            <text:p>67.61</text:p>
          </table:table-cell>
          <table:table-cell office:value-type="float" office:value="193752" calcext:value-type="float">
            <text:p>193752</text:p>
          </table:table-cell>
          <table:table-cell office:value-type="float" office:value="40426117392" calcext:value-type="float">
            <text:p>40426117392</text:p>
          </table:table-cell>
          <table:table-cell office:value-type="float" office:value="679.60993" calcext:value-type="float">
            <text:p>679.60993</text:p>
          </table:table-cell>
          <table:table-cell office:value-type="float" office:value="679.37" calcext:value-type="float">
            <text:p>679.37</text:p>
          </table:table-cell>
          <table:table-cell office:value-type="float" office:value="278468" calcext:value-type="float">
            <text:p>278468</text:p>
          </table:table-cell>
          <table:table-cell office:value-type="float" office:value="40426117392" calcext:value-type="float">
            <text:p>40426117392</text:p>
          </table:table-cell>
          <table:table-cell table:formula="of:=[.F1959]&gt;[.B19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86-s781864574c90250596.ukp</text:p>
          </table:table-cell>
          <table:table-cell office:value-type="float" office:value="29.31666" calcext:value-type="float">
            <text:p>29.31666</text:p>
          </table:table-cell>
          <table:table-cell office:value-type="float" office:value="29.32" calcext:value-type="float">
            <text:p>29.32</text:p>
          </table:table-cell>
          <table:table-cell office:value-type="float" office:value="45976" calcext:value-type="float">
            <text:p>45976</text:p>
          </table:table-cell>
          <table:table-cell office:value-type="float" office:value="45312124088" calcext:value-type="float">
            <text:p>45312124088</text:p>
          </table:table-cell>
          <table:table-cell office:value-type="float" office:value="679.86993" calcext:value-type="float">
            <text:p>679.86993</text:p>
          </table:table-cell>
          <table:table-cell office:value-type="float" office:value="679.44" calcext:value-type="float">
            <text:p>679.44</text:p>
          </table:table-cell>
          <table:table-cell office:value-type="float" office:value="247492" calcext:value-type="float">
            <text:p>247492</text:p>
          </table:table-cell>
          <table:table-cell office:value-type="float" office:value="45312124088" calcext:value-type="float">
            <text:p>45312124088</text:p>
          </table:table-cell>
          <table:table-cell table:formula="of:=[.F1960]&gt;[.B19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07-s396803529c2371539.ukp</text:p>
          </table:table-cell>
          <table:table-cell office:value-type="float" office:value="126.04332" calcext:value-type="float">
            <text:p>126.04332</text:p>
          </table:table-cell>
          <table:table-cell office:value-type="float" office:value="125.99" calcext:value-type="float">
            <text:p>125.99</text:p>
          </table:table-cell>
          <table:table-cell office:value-type="float" office:value="38544" calcext:value-type="float">
            <text:p>38544</text:p>
          </table:table-cell>
          <table:table-cell office:value-type="float" office:value="1074467715" calcext:value-type="float">
            <text:p>1074467715</text:p>
          </table:table-cell>
          <table:table-cell office:value-type="float" office:value="680.38993" calcext:value-type="float">
            <text:p>680.38993</text:p>
          </table:table-cell>
          <table:table-cell office:value-type="float" office:value="679.97" calcext:value-type="float">
            <text:p>679.97</text:p>
          </table:table-cell>
          <table:table-cell office:value-type="float" office:value="54336" calcext:value-type="float">
            <text:p>54336</text:p>
          </table:table-cell>
          <table:table-cell office:value-type="float" office:value="1074467715" calcext:value-type="float">
            <text:p>1074467715</text:p>
          </table:table-cell>
          <table:table-cell table:formula="of:=[.F1961]&gt;[.B19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4-s318339058c28750683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4" calcext:value-type="float">
            <text:p>0.04</text:p>
          </table:table-cell>
          <table:table-cell office:value-type="float" office:value="15440" calcext:value-type="float">
            <text:p>15440</text:p>
          </table:table-cell>
          <table:table-cell office:value-type="float" office:value="14434979530" calcext:value-type="float">
            <text:p>14434979530</text:p>
          </table:table-cell>
          <table:table-cell office:value-type="float" office:value="681.44993" calcext:value-type="float">
            <text:p>681.44993</text:p>
          </table:table-cell>
          <table:table-cell office:value-type="float" office:value="681.13" calcext:value-type="float">
            <text:p>681.13</text:p>
          </table:table-cell>
          <table:table-cell office:value-type="float" office:value="104000" calcext:value-type="float">
            <text:p>104000</text:p>
          </table:table-cell>
          <table:table-cell office:value-type="float" office:value="14434979530" calcext:value-type="float">
            <text:p>14434979530</text:p>
          </table:table-cell>
          <table:table-cell table:formula="of:=[.F1962]&gt;[.B19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21-s125393811c63469158.ukp</text:p>
          </table:table-cell>
          <table:table-cell office:value-type="float" office:value="351.47663" calcext:value-type="float">
            <text:p>351.47663</text:p>
          </table:table-cell>
          <table:table-cell office:value-type="float" office:value="351.25" calcext:value-type="float">
            <text:p>351.25</text:p>
          </table:table-cell>
          <table:table-cell office:value-type="float" office:value="150180" calcext:value-type="float">
            <text:p>150180</text:p>
          </table:table-cell>
          <table:table-cell office:value-type="float" office:value="31865036972" calcext:value-type="float">
            <text:p>31865036972</text:p>
          </table:table-cell>
          <table:table-cell office:value-type="float" office:value="684.32993" calcext:value-type="float">
            <text:p>684.32993</text:p>
          </table:table-cell>
          <table:table-cell office:value-type="float" office:value="683.91" calcext:value-type="float">
            <text:p>683.91</text:p>
          </table:table-cell>
          <table:table-cell office:value-type="float" office:value="251628" calcext:value-type="float">
            <text:p>251628</text:p>
          </table:table-cell>
          <table:table-cell office:value-type="float" office:value="31865036972" calcext:value-type="float">
            <text:p>31865036972</text:p>
          </table:table-cell>
          <table:table-cell table:formula="of:=[.F1963]&gt;[.B19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09-s933939819c73029890.ukp</text:p>
          </table:table-cell>
          <table:table-cell office:value-type="float" office:value="131.13665" calcext:value-type="float">
            <text:p>131.13665</text:p>
          </table:table-cell>
          <table:table-cell office:value-type="float" office:value="131.09" calcext:value-type="float">
            <text:p>131.09</text:p>
          </table:table-cell>
          <table:table-cell office:value-type="float" office:value="300500" calcext:value-type="float">
            <text:p>300500</text:p>
          </table:table-cell>
          <table:table-cell office:value-type="float" office:value="36664378687" calcext:value-type="float">
            <text:p>36664378687</text:p>
          </table:table-cell>
          <table:table-cell office:value-type="float" office:value="685.9466" calcext:value-type="float">
            <text:p>685.9466</text:p>
          </table:table-cell>
          <table:table-cell office:value-type="float" office:value="685.55" calcext:value-type="float">
            <text:p>685.55</text:p>
          </table:table-cell>
          <table:table-cell office:value-type="float" office:value="355160" calcext:value-type="float">
            <text:p>355160</text:p>
          </table:table-cell>
          <table:table-cell office:value-type="float" office:value="36664378687" calcext:value-type="float">
            <text:p>36664378687</text:p>
          </table:table-cell>
          <table:table-cell table:formula="of:=[.F1964]&gt;[.B19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0-s742053853c54992286.ukp</text:p>
          </table:table-cell>
          <table:table-cell office:value-type="float" office:value="291.06997" calcext:value-type="float">
            <text:p>291.06997</text:p>
          </table:table-cell>
          <table:table-cell office:value-type="float" office:value="290.88" calcext:value-type="float">
            <text:p>290.88</text:p>
          </table:table-cell>
          <table:table-cell office:value-type="float" office:value="180784" calcext:value-type="float">
            <text:p>180784</text:p>
          </table:table-cell>
          <table:table-cell office:value-type="float" office:value="27610414933" calcext:value-type="float">
            <text:p>27610414933</text:p>
          </table:table-cell>
          <table:table-cell office:value-type="float" office:value="686.50327" calcext:value-type="float">
            <text:p>686.50327</text:p>
          </table:table-cell>
          <table:table-cell office:value-type="float" office:value="686.3" calcext:value-type="float">
            <text:p>686.3</text:p>
          </table:table-cell>
          <table:table-cell office:value-type="float" office:value="206908" calcext:value-type="float">
            <text:p>206908</text:p>
          </table:table-cell>
          <table:table-cell office:value-type="float" office:value="27610414933" calcext:value-type="float">
            <text:p>27610414933</text:p>
          </table:table-cell>
          <table:table-cell table:formula="of:=[.F1965]&gt;[.B19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00-s244653983c6256825.ukp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16484" calcext:value-type="float">
            <text:p>16484</text:p>
          </table:table-cell>
          <table:table-cell office:value-type="float" office:value="3138601797" calcext:value-type="float">
            <text:p>3138601797</text:p>
          </table:table-cell>
          <table:table-cell office:value-type="float" office:value="687.5366" calcext:value-type="float">
            <text:p>687.5366</text:p>
          </table:table-cell>
          <table:table-cell office:value-type="float" office:value="687.06" calcext:value-type="float">
            <text:p>687.06</text:p>
          </table:table-cell>
          <table:table-cell office:value-type="float" office:value="70316" calcext:value-type="float">
            <text:p>70316</text:p>
          </table:table-cell>
          <table:table-cell office:value-type="float" office:value="3138601797" calcext:value-type="float">
            <text:p>3138601797</text:p>
          </table:table-cell>
          <table:table-cell table:formula="of:=[.F1966]&gt;[.B19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01-s562427866c19384666.ukp</text:p>
          </table:table-cell>
          <table:table-cell office:value-type="float" office:value="3.97333" calcext:value-type="float">
            <text:p>3.97333</text:p>
          </table:table-cell>
          <table:table-cell office:value-type="float" office:value="3.98" calcext:value-type="float">
            <text:p>3.98</text:p>
          </table:table-cell>
          <table:table-cell office:value-type="float" office:value="27140" calcext:value-type="float">
            <text:p>27140</text:p>
          </table:table-cell>
          <table:table-cell office:value-type="float" office:value="9702666219" calcext:value-type="float">
            <text:p>9702666219</text:p>
          </table:table-cell>
          <table:table-cell office:value-type="float" office:value="687.6366" calcext:value-type="float">
            <text:p>687.6366</text:p>
          </table:table-cell>
          <table:table-cell office:value-type="float" office:value="687.31" calcext:value-type="float">
            <text:p>687.31</text:p>
          </table:table-cell>
          <table:table-cell office:value-type="float" office:value="108172" calcext:value-type="float">
            <text:p>108172</text:p>
          </table:table-cell>
          <table:table-cell office:value-type="float" office:value="9702666219" calcext:value-type="float">
            <text:p>9702666219</text:p>
          </table:table-cell>
          <table:table-cell table:formula="of:=[.F1967]&gt;[.B19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49-s749672123c2735104.ukp</text:p>
          </table:table-cell>
          <table:table-cell office:value-type="float" office:value="135.66665" calcext:value-type="float">
            <text:p>135.66665</text:p>
          </table:table-cell>
          <table:table-cell office:value-type="float" office:value="135.71" calcext:value-type="float">
            <text:p>135.71</text:p>
          </table:table-cell>
          <table:table-cell office:value-type="float" office:value="40580" calcext:value-type="float">
            <text:p>40580</text:p>
          </table:table-cell>
          <table:table-cell office:value-type="float" office:value="1253730146" calcext:value-type="float">
            <text:p>1253730146</text:p>
          </table:table-cell>
          <table:table-cell office:value-type="float" office:value="690.6966" calcext:value-type="float">
            <text:p>690.6966</text:p>
          </table:table-cell>
          <table:table-cell office:value-type="float" office:value="690.25" calcext:value-type="float">
            <text:p>690.25</text:p>
          </table:table-cell>
          <table:table-cell office:value-type="float" office:value="57836" calcext:value-type="float">
            <text:p>57836</text:p>
          </table:table-cell>
          <table:table-cell office:value-type="float" office:value="1253730146" calcext:value-type="float">
            <text:p>1253730146</text:p>
          </table:table-cell>
          <table:table-cell table:formula="of:=[.F1968]&gt;[.B19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96-s623091554c99932916.ukp</text:p>
          </table:table-cell>
          <table:table-cell office:value-type="float" office:value="137.08999" calcext:value-type="float">
            <text:p>137.08999</text:p>
          </table:table-cell>
          <table:table-cell office:value-type="float" office:value="137.02" calcext:value-type="float">
            <text:p>137.02</text:p>
          </table:table-cell>
          <table:table-cell office:value-type="float" office:value="341796" calcext:value-type="float">
            <text:p>341796</text:p>
          </table:table-cell>
          <table:table-cell office:value-type="float" office:value="50060214996" calcext:value-type="float">
            <text:p>50060214996</text:p>
          </table:table-cell>
          <table:table-cell office:value-type="float" office:value="692.0266" calcext:value-type="float">
            <text:p>692.0266</text:p>
          </table:table-cell>
          <table:table-cell office:value-type="float" office:value="691.81" calcext:value-type="float">
            <text:p>691.81</text:p>
          </table:table-cell>
          <table:table-cell office:value-type="float" office:value="425884" calcext:value-type="float">
            <text:p>425884</text:p>
          </table:table-cell>
          <table:table-cell office:value-type="float" office:value="50060214996" calcext:value-type="float">
            <text:p>50060214996</text:p>
          </table:table-cell>
          <table:table-cell table:formula="of:=[.F1969]&gt;[.B19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348-s97045152c39735629.ukp</text:p>
          </table:table-cell>
          <table:table-cell office:value-type="float" office:value="43.77666" calcext:value-type="float">
            <text:p>43.77666</text:p>
          </table:table-cell>
          <table:table-cell office:value-type="float" office:value="43.78" calcext:value-type="float">
            <text:p>43.78</text:p>
          </table:table-cell>
          <table:table-cell office:value-type="float" office:value="98868" calcext:value-type="float">
            <text:p>98868</text:p>
          </table:table-cell>
          <table:table-cell office:value-type="float" office:value="19858083659" calcext:value-type="float">
            <text:p>19858083659</text:p>
          </table:table-cell>
          <table:table-cell office:value-type="float" office:value="692.96993" calcext:value-type="float">
            <text:p>692.96993</text:p>
          </table:table-cell>
          <table:table-cell office:value-type="float" office:value="692.54" calcext:value-type="float">
            <text:p>692.54</text:p>
          </table:table-cell>
          <table:table-cell office:value-type="float" office:value="146752" calcext:value-type="float">
            <text:p>146752</text:p>
          </table:table-cell>
          <table:table-cell office:value-type="float" office:value="19858083659" calcext:value-type="float">
            <text:p>19858083659</text:p>
          </table:table-cell>
          <table:table-cell table:formula="of:=[.F1970]&gt;[.B19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99-s702592739c22012757.ukp</text:p>
          </table:table-cell>
          <table:table-cell office:value-type="float" office:value="446.02996" calcext:value-type="float">
            <text:p>446.02996</text:p>
          </table:table-cell>
          <table:table-cell office:value-type="float" office:value="445.73" calcext:value-type="float">
            <text:p>445.73</text:p>
          </table:table-cell>
          <table:table-cell office:value-type="float" office:value="110504" calcext:value-type="float">
            <text:p>110504</text:p>
          </table:table-cell>
          <table:table-cell office:value-type="float" office:value="10916603100" calcext:value-type="float">
            <text:p>10916603100</text:p>
          </table:table-cell>
          <table:table-cell office:value-type="float" office:value="693.9666" calcext:value-type="float">
            <text:p>693.9666</text:p>
          </table:table-cell>
          <table:table-cell office:value-type="float" office:value="693.57" calcext:value-type="float">
            <text:p>693.57</text:p>
          </table:table-cell>
          <table:table-cell office:value-type="float" office:value="119608" calcext:value-type="float">
            <text:p>119608</text:p>
          </table:table-cell>
          <table:table-cell office:value-type="float" office:value="10916603100" calcext:value-type="float">
            <text:p>10916603100</text:p>
          </table:table-cell>
          <table:table-cell table:formula="of:=[.F1971]&gt;[.B19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24-s233995869c73264621.ukp</text:p>
          </table:table-cell>
          <table:table-cell office:value-type="float" office:value="39.9" calcext:value-type="float">
            <text:p>39.9</text:p>
          </table:table-cell>
          <table:table-cell office:value-type="float" office:value="39.94" calcext:value-type="float">
            <text:p>39.94</text:p>
          </table:table-cell>
          <table:table-cell office:value-type="float" office:value="248092" calcext:value-type="float">
            <text:p>248092</text:p>
          </table:table-cell>
          <table:table-cell office:value-type="float" office:value="36780933514" calcext:value-type="float">
            <text:p>36780933514</text:p>
          </table:table-cell>
          <table:table-cell office:value-type="float" office:value="694.27993" calcext:value-type="float">
            <text:p>694.27993</text:p>
          </table:table-cell>
          <table:table-cell office:value-type="float" office:value="693.84" calcext:value-type="float">
            <text:p>693.84</text:p>
          </table:table-cell>
          <table:table-cell office:value-type="float" office:value="422284" calcext:value-type="float">
            <text:p>422284</text:p>
          </table:table-cell>
          <table:table-cell office:value-type="float" office:value="36780933514" calcext:value-type="float">
            <text:p>36780933514</text:p>
          </table:table-cell>
          <table:table-cell table:formula="of:=[.F1972]&gt;[.B19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9-s808826180c41622293.ukp</text:p>
          </table:table-cell>
          <table:table-cell office:value-type="float" office:value="168.05998" calcext:value-type="float">
            <text:p>168.05998</text:p>
          </table:table-cell>
          <table:table-cell office:value-type="float" office:value="167.97" calcext:value-type="float">
            <text:p>167.97</text:p>
          </table:table-cell>
          <table:table-cell office:value-type="float" office:value="134212" calcext:value-type="float">
            <text:p>134212</text:p>
          </table:table-cell>
          <table:table-cell office:value-type="float" office:value="20785081086" calcext:value-type="float">
            <text:p>20785081086</text:p>
          </table:table-cell>
          <table:table-cell office:value-type="float" office:value="694.33326" calcext:value-type="float">
            <text:p>694.33326</text:p>
          </table:table-cell>
          <table:table-cell office:value-type="float" office:value="693.93" calcext:value-type="float">
            <text:p>693.93</text:p>
          </table:table-cell>
          <table:table-cell office:value-type="float" office:value="166116" calcext:value-type="float">
            <text:p>166116</text:p>
          </table:table-cell>
          <table:table-cell office:value-type="float" office:value="20785081086" calcext:value-type="float">
            <text:p>20785081086</text:p>
          </table:table-cell>
          <table:table-cell table:formula="of:=[.F1973]&gt;[.B19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08-s397415542c70223585.ukp</text:p>
          </table:table-cell>
          <table:table-cell office:value-type="float" office:value="4.26667" calcext:value-type="float">
            <text:p>4.26667</text:p>
          </table:table-cell>
          <table:table-cell office:value-type="float" office:value="4.3" calcext:value-type="float">
            <text:p>4.3</text:p>
          </table:table-cell>
          <table:table-cell office:value-type="float" office:value="222976" calcext:value-type="float">
            <text:p>222976</text:p>
          </table:table-cell>
          <table:table-cell office:value-type="float" office:value="35254410906" calcext:value-type="float">
            <text:p>35254410906</text:p>
          </table:table-cell>
          <table:table-cell office:value-type="float" office:value="695.8166" calcext:value-type="float">
            <text:p>695.8166</text:p>
          </table:table-cell>
          <table:table-cell office:value-type="float" office:value="695.61" calcext:value-type="float">
            <text:p>695.61</text:p>
          </table:table-cell>
          <table:table-cell office:value-type="float" office:value="532664" calcext:value-type="float">
            <text:p>532664</text:p>
          </table:table-cell>
          <table:table-cell office:value-type="float" office:value="35254410906" calcext:value-type="float">
            <text:p>35254410906</text:p>
          </table:table-cell>
          <table:table-cell table:formula="of:=[.F1974]&gt;[.B19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89-s759786854c2370775.ukp</text:p>
          </table:table-cell>
          <table:table-cell office:value-type="float" office:value="132.55999" calcext:value-type="float">
            <text:p>132.55999</text:p>
          </table:table-cell>
          <table:table-cell office:value-type="float" office:value="132.49" calcext:value-type="float">
            <text:p>132.49</text:p>
          </table:table-cell>
          <table:table-cell office:value-type="float" office:value="42512" calcext:value-type="float">
            <text:p>42512</text:p>
          </table:table-cell>
          <table:table-cell office:value-type="float" office:value="1078455417" calcext:value-type="float">
            <text:p>1078455417</text:p>
          </table:table-cell>
          <table:table-cell office:value-type="float" office:value="696.24993" calcext:value-type="float">
            <text:p>696.24993</text:p>
          </table:table-cell>
          <table:table-cell office:value-type="float" office:value="695.85" calcext:value-type="float">
            <text:p>695.85</text:p>
          </table:table-cell>
          <table:table-cell office:value-type="float" office:value="50960" calcext:value-type="float">
            <text:p>50960</text:p>
          </table:table-cell>
          <table:table-cell office:value-type="float" office:value="1078455417" calcext:value-type="float">
            <text:p>1078455417</text:p>
          </table:table-cell>
          <table:table-cell table:formula="of:=[.F1975]&gt;[.B19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78-s399402953c94827254.ukp</text:p>
          </table:table-cell>
          <table:table-cell office:value-type="float" office:value="174.33665" calcext:value-type="float">
            <text:p>174.33665</text:p>
          </table:table-cell>
          <table:table-cell office:value-type="float" office:value="174.45" calcext:value-type="float">
            <text:p>174.45</text:p>
          </table:table-cell>
          <table:table-cell office:value-type="float" office:value="255172" calcext:value-type="float">
            <text:p>255172</text:p>
          </table:table-cell>
          <table:table-cell office:value-type="float" office:value="47484380007" calcext:value-type="float">
            <text:p>47484380007</text:p>
          </table:table-cell>
          <table:table-cell office:value-type="float" office:value="699.8366" calcext:value-type="float">
            <text:p>699.8366</text:p>
          </table:table-cell>
          <table:table-cell office:value-type="float" office:value="699.41" calcext:value-type="float">
            <text:p>699.41</text:p>
          </table:table-cell>
          <table:table-cell office:value-type="float" office:value="317888" calcext:value-type="float">
            <text:p>317888</text:p>
          </table:table-cell>
          <table:table-cell office:value-type="float" office:value="47484380007" calcext:value-type="float">
            <text:p>47484380007</text:p>
          </table:table-cell>
          <table:table-cell table:formula="of:=[.F1976]&gt;[.B19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60-s795342803c38955764.ukp</text:p>
          </table:table-cell>
          <table:table-cell office:value-type="float" office:value="247.86331" calcext:value-type="float">
            <text:p>247.86331</text:p>
          </table:table-cell>
          <table:table-cell office:value-type="float" office:value="247.71" calcext:value-type="float">
            <text:p>247.71</text:p>
          </table:table-cell>
          <table:table-cell office:value-type="float" office:value="274180" calcext:value-type="float">
            <text:p>274180</text:p>
          </table:table-cell>
          <table:table-cell office:value-type="float" office:value="19555746122" calcext:value-type="float">
            <text:p>19555746122</text:p>
          </table:table-cell>
          <table:table-cell office:value-type="float" office:value="703.05326" calcext:value-type="float">
            <text:p>703.05326</text:p>
          </table:table-cell>
          <table:table-cell office:value-type="float" office:value="702.75" calcext:value-type="float">
            <text:p>702.75</text:p>
          </table:table-cell>
          <table:table-cell office:value-type="float" office:value="280280" calcext:value-type="float">
            <text:p>280280</text:p>
          </table:table-cell>
          <table:table-cell office:value-type="float" office:value="19555746122" calcext:value-type="float">
            <text:p>19555746122</text:p>
          </table:table-cell>
          <table:table-cell table:formula="of:=[.F1977]&gt;[.B19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19-s637974412c15951790.ukp</text:p>
          </table:table-cell>
          <table:table-cell office:value-type="float" office:value="93.83332" calcext:value-type="float">
            <text:p>93.83332</text:p>
          </table:table-cell>
          <table:table-cell office:value-type="float" office:value="93.8" calcext:value-type="float">
            <text:p>93.8</text:p>
          </table:table-cell>
          <table:table-cell office:value-type="float" office:value="63908" calcext:value-type="float">
            <text:p>63908</text:p>
          </table:table-cell>
          <table:table-cell office:value-type="float" office:value="7900834599" calcext:value-type="float">
            <text:p>7900834599</text:p>
          </table:table-cell>
          <table:table-cell office:value-type="float" office:value="706.71993" calcext:value-type="float">
            <text:p>706.71993</text:p>
          </table:table-cell>
          <table:table-cell office:value-type="float" office:value="706.28" calcext:value-type="float">
            <text:p>706.28</text:p>
          </table:table-cell>
          <table:table-cell office:value-type="float" office:value="100108" calcext:value-type="float">
            <text:p>100108</text:p>
          </table:table-cell>
          <table:table-cell office:value-type="float" office:value="7900834599" calcext:value-type="float">
            <text:p>7900834599</text:p>
          </table:table-cell>
          <table:table-cell table:formula="of:=[.F1978]&gt;[.B19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95-s468077220c28356806.ukp</text:p>
          </table:table-cell>
          <table:table-cell office:value-type="float" office:value="116.83666" calcext:value-type="float">
            <text:p>116.83666</text:p>
          </table:table-cell>
          <table:table-cell office:value-type="float" office:value="116.77" calcext:value-type="float">
            <text:p>116.77</text:p>
          </table:table-cell>
          <table:table-cell office:value-type="float" office:value="107168" calcext:value-type="float">
            <text:p>107168</text:p>
          </table:table-cell>
          <table:table-cell office:value-type="float" office:value="14123768396" calcext:value-type="float">
            <text:p>14123768396</text:p>
          </table:table-cell>
          <table:table-cell office:value-type="float" office:value="707.11993" calcext:value-type="float">
            <text:p>707.11993</text:p>
          </table:table-cell>
          <table:table-cell office:value-type="float" office:value="706.77" calcext:value-type="float">
            <text:p>706.77</text:p>
          </table:table-cell>
          <table:table-cell office:value-type="float" office:value="148736" calcext:value-type="float">
            <text:p>148736</text:p>
          </table:table-cell>
          <table:table-cell office:value-type="float" office:value="14123768396" calcext:value-type="float">
            <text:p>14123768396</text:p>
          </table:table-cell>
          <table:table-cell table:formula="of:=[.F1979]&gt;[.B19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72-s332240810c97157472.ukp</text:p>
          </table:table-cell>
          <table:table-cell office:value-type="float" office:value="101.36332" calcext:value-type="float">
            <text:p>101.36332</text:p>
          </table:table-cell>
          <table:table-cell office:value-type="float" office:value="101.35" calcext:value-type="float">
            <text:p>101.35</text:p>
          </table:table-cell>
          <table:table-cell office:value-type="float" office:value="112656" calcext:value-type="float">
            <text:p>112656</text:p>
          </table:table-cell>
          <table:table-cell office:value-type="float" office:value="48779248577" calcext:value-type="float">
            <text:p>48779248577</text:p>
          </table:table-cell>
          <table:table-cell office:value-type="float" office:value="707.3566" calcext:value-type="float">
            <text:p>707.3566</text:p>
          </table:table-cell>
          <table:table-cell office:value-type="float" office:value="706.97" calcext:value-type="float">
            <text:p>706.97</text:p>
          </table:table-cell>
          <table:table-cell office:value-type="float" office:value="233812" calcext:value-type="float">
            <text:p>233812</text:p>
          </table:table-cell>
          <table:table-cell office:value-type="float" office:value="48779248577" calcext:value-type="float">
            <text:p>48779248577</text:p>
          </table:table-cell>
          <table:table-cell table:formula="of:=[.F1980]&gt;[.B19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81-s597147704c81684592.ukp</text:p>
          </table:table-cell>
          <table:table-cell office:value-type="float" office:value="46.83666" calcext:value-type="float">
            <text:p>46.83666</text:p>
          </table:table-cell>
          <table:table-cell office:value-type="float" office:value="46.82" calcext:value-type="float">
            <text:p>46.82</text:p>
          </table:table-cell>
          <table:table-cell office:value-type="float" office:value="80236" calcext:value-type="float">
            <text:p>80236</text:p>
          </table:table-cell>
          <table:table-cell office:value-type="float" office:value="41012336834" calcext:value-type="float">
            <text:p>41012336834</text:p>
          </table:table-cell>
          <table:table-cell office:value-type="float" office:value="709.00326" calcext:value-type="float">
            <text:p>709.00326</text:p>
          </table:table-cell>
          <table:table-cell office:value-type="float" office:value="708.61" calcext:value-type="float">
            <text:p>708.61</text:p>
          </table:table-cell>
          <table:table-cell office:value-type="float" office:value="278932" calcext:value-type="float">
            <text:p>278932</text:p>
          </table:table-cell>
          <table:table-cell office:value-type="float" office:value="41012336834" calcext:value-type="float">
            <text:p>41012336834</text:p>
          </table:table-cell>
          <table:table-cell table:formula="of:=[.F1981]&gt;[.B19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73-s898334592c99997134.ukp</text:p>
          </table:table-cell>
          <table:table-cell office:value-type="float" office:value="213.53665" calcext:value-type="float">
            <text:p>213.53665</text:p>
          </table:table-cell>
          <table:table-cell office:value-type="float" office:value="213.47" calcext:value-type="float">
            <text:p>213.47</text:p>
          </table:table-cell>
          <table:table-cell office:value-type="float" office:value="276904" calcext:value-type="float">
            <text:p>276904</text:p>
          </table:table-cell>
          <table:table-cell office:value-type="float" office:value="50077608943" calcext:value-type="float">
            <text:p>50077608943</text:p>
          </table:table-cell>
          <table:table-cell office:value-type="float" office:value="709.32326" calcext:value-type="float">
            <text:p>709.32326</text:p>
          </table:table-cell>
          <table:table-cell office:value-type="float" office:value="708.95" calcext:value-type="float">
            <text:p>708.95</text:p>
          </table:table-cell>
          <table:table-cell office:value-type="float" office:value="314224" calcext:value-type="float">
            <text:p>314224</text:p>
          </table:table-cell>
          <table:table-cell office:value-type="float" office:value="50077608943" calcext:value-type="float">
            <text:p>50077608943</text:p>
          </table:table-cell>
          <table:table-cell table:formula="of:=[.F1982]&gt;[.B19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15-s375173258c32154675.ukp</text:p>
          </table:table-cell>
          <table:table-cell office:value-type="float" office:value="141.41999" calcext:value-type="float">
            <text:p>141.41999</text:p>
          </table:table-cell>
          <table:table-cell office:value-type="float" office:value="141.34" calcext:value-type="float">
            <text:p>141.34</text:p>
          </table:table-cell>
          <table:table-cell office:value-type="float" office:value="106636" calcext:value-type="float">
            <text:p>106636</text:p>
          </table:table-cell>
          <table:table-cell office:value-type="float" office:value="16024302536" calcext:value-type="float">
            <text:p>16024302536</text:p>
          </table:table-cell>
          <table:table-cell office:value-type="float" office:value="714.4166" calcext:value-type="float">
            <text:p>714.4166</text:p>
          </table:table-cell>
          <table:table-cell office:value-type="float" office:value="714" calcext:value-type="float">
            <text:p>714</text:p>
          </table:table-cell>
          <table:table-cell office:value-type="float" office:value="150572" calcext:value-type="float">
            <text:p>150572</text:p>
          </table:table-cell>
          <table:table-cell office:value-type="float" office:value="16024302536" calcext:value-type="float">
            <text:p>16024302536</text:p>
          </table:table-cell>
          <table:table-cell table:formula="of:=[.F1983]&gt;[.B19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16-s79856705c15275720.ukp</text:p>
          </table:table-cell>
          <table:table-cell office:value-type="float" office:value="10.37" calcext:value-type="float">
            <text:p>10.37</text:p>
          </table:table-cell>
          <table:table-cell office:value-type="float" office:value="10.38" calcext:value-type="float">
            <text:p>10.38</text:p>
          </table:table-cell>
          <table:table-cell office:value-type="float" office:value="27324" calcext:value-type="float">
            <text:p>27324</text:p>
          </table:table-cell>
          <table:table-cell office:value-type="float" office:value="7618988798" calcext:value-type="float">
            <text:p>7618988798</text:p>
          </table:table-cell>
          <table:table-cell office:value-type="float" office:value="718.41326" calcext:value-type="float">
            <text:p>718.41326</text:p>
          </table:table-cell>
          <table:table-cell office:value-type="float" office:value="718" calcext:value-type="float">
            <text:p>718</text:p>
          </table:table-cell>
          <table:table-cell office:value-type="float" office:value="84324" calcext:value-type="float">
            <text:p>84324</text:p>
          </table:table-cell>
          <table:table-cell office:value-type="float" office:value="7618988798" calcext:value-type="float">
            <text:p>7618988798</text:p>
          </table:table-cell>
          <table:table-cell table:formula="of:=[.F1984]&gt;[.B19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04-s185719001c20199167.ukp</text:p>
          </table:table-cell>
          <table:table-cell office:value-type="float" office:value="197.69665" calcext:value-type="float">
            <text:p>197.69665</text:p>
          </table:table-cell>
          <table:table-cell office:value-type="float" office:value="197.58" calcext:value-type="float">
            <text:p>197.58</text:p>
          </table:table-cell>
          <table:table-cell office:value-type="float" office:value="59060" calcext:value-type="float">
            <text:p>59060</text:p>
          </table:table-cell>
          <table:table-cell office:value-type="float" office:value="10029229403" calcext:value-type="float">
            <text:p>10029229403</text:p>
          </table:table-cell>
          <table:table-cell office:value-type="float" office:value="720.47659" calcext:value-type="float">
            <text:p>720.47659</text:p>
          </table:table-cell>
          <table:table-cell office:value-type="float" office:value="720.01" calcext:value-type="float">
            <text:p>720.01</text:p>
          </table:table-cell>
          <table:table-cell office:value-type="float" office:value="84036" calcext:value-type="float">
            <text:p>84036</text:p>
          </table:table-cell>
          <table:table-cell office:value-type="float" office:value="10029229403" calcext:value-type="float">
            <text:p>10029229403</text:p>
          </table:table-cell>
          <table:table-cell table:formula="of:=[.F1985]&gt;[.B19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14-s232256585c84871339.ukp</text:p>
          </table:table-cell>
          <table:table-cell office:value-type="float" office:value="67.01666" calcext:value-type="float">
            <text:p>67.01666</text:p>
          </table:table-cell>
          <table:table-cell office:value-type="float" office:value="66.99" calcext:value-type="float">
            <text:p>66.99</text:p>
          </table:table-cell>
          <table:table-cell office:value-type="float" office:value="35132" calcext:value-type="float">
            <text:p>35132</text:p>
          </table:table-cell>
          <table:table-cell office:value-type="float" office:value="42512100199" calcext:value-type="float">
            <text:p>42512100199</text:p>
          </table:table-cell>
          <table:table-cell office:value-type="float" office:value="723.64659" calcext:value-type="float">
            <text:p>723.64659</text:p>
          </table:table-cell>
          <table:table-cell office:value-type="float" office:value="723.24" calcext:value-type="float">
            <text:p>723.24</text:p>
          </table:table-cell>
          <table:table-cell office:value-type="float" office:value="68364" calcext:value-type="float">
            <text:p>68364</text:p>
          </table:table-cell>
          <table:table-cell office:value-type="float" office:value="42512100199" calcext:value-type="float">
            <text:p>42512100199</text:p>
          </table:table-cell>
          <table:table-cell table:formula="of:=[.F1986]&gt;[.B19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87-s665806388c76849630.ukp</text:p>
          </table:table-cell>
          <table:table-cell office:value-type="float" office:value="1.69" calcext:value-type="float">
            <text:p>1.69</text:p>
          </table:table-cell>
          <table:table-cell office:value-type="float" office:value="1.71" calcext:value-type="float">
            <text:p>1.71</text:p>
          </table:table-cell>
          <table:table-cell office:value-type="float" office:value="39864" calcext:value-type="float">
            <text:p>39864</text:p>
          </table:table-cell>
          <table:table-cell office:value-type="float" office:value="38570859222" calcext:value-type="float">
            <text:p>38570859222</text:p>
          </table:table-cell>
          <table:table-cell office:value-type="float" office:value="724.08659" calcext:value-type="float">
            <text:p>724.08659</text:p>
          </table:table-cell>
          <table:table-cell office:value-type="float" office:value="723.68" calcext:value-type="float">
            <text:p>723.68</text:p>
          </table:table-cell>
          <table:table-cell office:value-type="float" office:value="273924" calcext:value-type="float">
            <text:p>273924</text:p>
          </table:table-cell>
          <table:table-cell office:value-type="float" office:value="38570859222" calcext:value-type="float">
            <text:p>38570859222</text:p>
          </table:table-cell>
          <table:table-cell table:formula="of:=[.F1987]&gt;[.B19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74-s902437174c52800283.ukp</text:p>
          </table:table-cell>
          <table:table-cell office:value-type="float" office:value="1.87333" calcext:value-type="float">
            <text:p>1.87333</text:p>
          </table:table-cell>
          <table:table-cell office:value-type="float" office:value="1.88" calcext:value-type="float">
            <text:p>1.88</text:p>
          </table:table-cell>
          <table:table-cell office:value-type="float" office:value="33344" calcext:value-type="float">
            <text:p>33344</text:p>
          </table:table-cell>
          <table:table-cell office:value-type="float" office:value="26489948199" calcext:value-type="float">
            <text:p>26489948199</text:p>
          </table:table-cell>
          <table:table-cell office:value-type="float" office:value="725.31993" calcext:value-type="float">
            <text:p>725.31993</text:p>
          </table:table-cell>
          <table:table-cell office:value-type="float" office:value="724.89" calcext:value-type="float">
            <text:p>724.89</text:p>
          </table:table-cell>
          <table:table-cell office:value-type="float" office:value="170312" calcext:value-type="float">
            <text:p>170312</text:p>
          </table:table-cell>
          <table:table-cell office:value-type="float" office:value="26489948199" calcext:value-type="float">
            <text:p>26489948199</text:p>
          </table:table-cell>
          <table:table-cell table:formula="of:=[.F1988]&gt;[.B19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51-s718716699c45567939.ukp</text:p>
          </table:table-cell>
          <table:table-cell office:value-type="float" office:value="2.5" calcext:value-type="float">
            <text:p>2.5</text:p>
          </table:table-cell>
          <table:table-cell office:value-type="float" office:value="2.52" calcext:value-type="float">
            <text:p>2.52</text:p>
          </table:table-cell>
          <table:table-cell office:value-type="float" office:value="50056" calcext:value-type="float">
            <text:p>50056</text:p>
          </table:table-cell>
          <table:table-cell office:value-type="float" office:value="22865106000" calcext:value-type="float">
            <text:p>22865106000</text:p>
          </table:table-cell>
          <table:table-cell office:value-type="float" office:value="725.40326" calcext:value-type="float">
            <text:p>725.40326</text:p>
          </table:table-cell>
          <table:table-cell office:value-type="float" office:value="725.06" calcext:value-type="float">
            <text:p>725.06</text:p>
          </table:table-cell>
          <table:table-cell office:value-type="float" office:value="220936" calcext:value-type="float">
            <text:p>220936</text:p>
          </table:table-cell>
          <table:table-cell office:value-type="float" office:value="22865106000" calcext:value-type="float">
            <text:p>22865106000</text:p>
          </table:table-cell>
          <table:table-cell table:formula="of:=[.F1989]&gt;[.B19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5-s750851024c5684250.ukp</text:p>
          </table:table-cell>
          <table:table-cell office:value-type="float" office:value="363.15996" calcext:value-type="float">
            <text:p>363.15996</text:p>
          </table:table-cell>
          <table:table-cell office:value-type="float" office:value="362.93" calcext:value-type="float">
            <text:p>362.93</text:p>
          </table:table-cell>
          <table:table-cell office:value-type="float" office:value="54424" calcext:value-type="float">
            <text:p>54424</text:p>
          </table:table-cell>
          <table:table-cell office:value-type="float" office:value="2720618567" calcext:value-type="float">
            <text:p>2720618567</text:p>
          </table:table-cell>
          <table:table-cell office:value-type="float" office:value="726.88659" calcext:value-type="float">
            <text:p>726.88659</text:p>
          </table:table-cell>
          <table:table-cell office:value-type="float" office:value="726.42" calcext:value-type="float">
            <text:p>726.42</text:p>
          </table:table-cell>
          <table:table-cell office:value-type="float" office:value="65964" calcext:value-type="float">
            <text:p>65964</text:p>
          </table:table-cell>
          <table:table-cell office:value-type="float" office:value="2720618567" calcext:value-type="float">
            <text:p>2720618567</text:p>
          </table:table-cell>
          <table:table-cell table:formula="of:=[.F1990]&gt;[.B19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70-s865173399c43620066.ukp</text:p>
          </table:table-cell>
          <table:table-cell office:value-type="float" office:value="296.51997" calcext:value-type="float">
            <text:p>296.51997</text:p>
          </table:table-cell>
          <table:table-cell office:value-type="float" office:value="296.35" calcext:value-type="float">
            <text:p>296.35</text:p>
          </table:table-cell>
          <table:table-cell office:value-type="float" office:value="148720" calcext:value-type="float">
            <text:p>148720</text:p>
          </table:table-cell>
          <table:table-cell office:value-type="float" office:value="21765659196" calcext:value-type="float">
            <text:p>21765659196</text:p>
          </table:table-cell>
          <table:table-cell office:value-type="float" office:value="731.42326" calcext:value-type="float">
            <text:p>731.42326</text:p>
          </table:table-cell>
          <table:table-cell office:value-type="float" office:value="730.99" calcext:value-type="float">
            <text:p>730.99</text:p>
          </table:table-cell>
          <table:table-cell office:value-type="float" office:value="161580" calcext:value-type="float">
            <text:p>161580</text:p>
          </table:table-cell>
          <table:table-cell office:value-type="float" office:value="21765659196" calcext:value-type="float">
            <text:p>21765659196</text:p>
          </table:table-cell>
          <table:table-cell table:formula="of:=[.F1991]&gt;[.B19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76-s749117416c37108800.ukp</text:p>
          </table:table-cell>
          <table:table-cell office:value-type="float" office:value="43.96666" calcext:value-type="float">
            <text:p>43.96666</text:p>
          </table:table-cell>
          <table:table-cell office:value-type="float" office:value="43.96" calcext:value-type="float">
            <text:p>43.96</text:p>
          </table:table-cell>
          <table:table-cell office:value-type="float" office:value="121324" calcext:value-type="float">
            <text:p>121324</text:p>
          </table:table-cell>
          <table:table-cell office:value-type="float" office:value="18542899678" calcext:value-type="float">
            <text:p>18542899678</text:p>
          </table:table-cell>
          <table:table-cell office:value-type="float" office:value="736.41659" calcext:value-type="float">
            <text:p>736.41659</text:p>
          </table:table-cell>
          <table:table-cell office:value-type="float" office:value="735.96" calcext:value-type="float">
            <text:p>735.96</text:p>
          </table:table-cell>
          <table:table-cell office:value-type="float" office:value="243096" calcext:value-type="float">
            <text:p>243096</text:p>
          </table:table-cell>
          <table:table-cell office:value-type="float" office:value="18542899678" calcext:value-type="float">
            <text:p>18542899678</text:p>
          </table:table-cell>
          <table:table-cell table:formula="of:=[.F1992]&gt;[.B19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71-s982002864c46596229.ukp</text:p>
          </table:table-cell>
          <table:table-cell office:value-type="float" office:value="49.41" calcext:value-type="float">
            <text:p>49.41</text:p>
          </table:table-cell>
          <table:table-cell office:value-type="float" office:value="49.39" calcext:value-type="float">
            <text:p>49.39</text:p>
          </table:table-cell>
          <table:table-cell office:value-type="float" office:value="66220" calcext:value-type="float">
            <text:p>66220</text:p>
          </table:table-cell>
          <table:table-cell office:value-type="float" office:value="23394111284" calcext:value-type="float">
            <text:p>23394111284</text:p>
          </table:table-cell>
          <table:table-cell office:value-type="float" office:value="737.34993" calcext:value-type="float">
            <text:p>737.34993</text:p>
          </table:table-cell>
          <table:table-cell office:value-type="float" office:value="736.93" calcext:value-type="float">
            <text:p>736.93</text:p>
          </table:table-cell>
          <table:table-cell office:value-type="float" office:value="167400" calcext:value-type="float">
            <text:p>167400</text:p>
          </table:table-cell>
          <table:table-cell office:value-type="float" office:value="23394111284" calcext:value-type="float">
            <text:p>23394111284</text:p>
          </table:table-cell>
          <table:table-cell table:formula="of:=[.F1993]&gt;[.B19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50-s284805461c84465154.ukp</text:p>
          </table:table-cell>
          <table:table-cell office:value-type="float" office:value="467.07329" calcext:value-type="float">
            <text:p>467.07329</text:p>
          </table:table-cell>
          <table:table-cell office:value-type="float" office:value="466.76" calcext:value-type="float">
            <text:p>466.76</text:p>
          </table:table-cell>
          <table:table-cell office:value-type="float" office:value="329716" calcext:value-type="float">
            <text:p>329716</text:p>
          </table:table-cell>
          <table:table-cell office:value-type="float" office:value="42274271279" calcext:value-type="float">
            <text:p>42274271279</text:p>
          </table:table-cell>
          <table:table-cell office:value-type="float" office:value="737.68326" calcext:value-type="float">
            <text:p>737.68326</text:p>
          </table:table-cell>
          <table:table-cell office:value-type="float" office:value="737.35" calcext:value-type="float">
            <text:p>737.35</text:p>
          </table:table-cell>
          <table:table-cell office:value-type="float" office:value="367020" calcext:value-type="float">
            <text:p>367020</text:p>
          </table:table-cell>
          <table:table-cell office:value-type="float" office:value="42274271279" calcext:value-type="float">
            <text:p>42274271279</text:p>
          </table:table-cell>
          <table:table-cell table:formula="of:=[.F1994]&gt;[.B19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10-s809677775c37983366.ukp</text:p>
          </table:table-cell>
          <table:table-cell office:value-type="float" office:value="418.47329" calcext:value-type="float">
            <text:p>418.47329</text:p>
          </table:table-cell>
          <table:table-cell office:value-type="float" office:value="418.2" calcext:value-type="float">
            <text:p>418.2</text:p>
          </table:table-cell>
          <table:table-cell office:value-type="float" office:value="136000" calcext:value-type="float">
            <text:p>136000</text:p>
          </table:table-cell>
          <table:table-cell office:value-type="float" office:value="19069732493" calcext:value-type="float">
            <text:p>19069732493</text:p>
          </table:table-cell>
          <table:table-cell office:value-type="float" office:value="739.94659" calcext:value-type="float">
            <text:p>739.94659</text:p>
          </table:table-cell>
          <table:table-cell office:value-type="float" office:value="739.46" calcext:value-type="float">
            <text:p>739.46</text:p>
          </table:table-cell>
          <table:table-cell office:value-type="float" office:value="136088" calcext:value-type="float">
            <text:p>136088</text:p>
          </table:table-cell>
          <table:table-cell office:value-type="float" office:value="19069732493" calcext:value-type="float">
            <text:p>19069732493</text:p>
          </table:table-cell>
          <table:table-cell table:formula="of:=[.F1995]&gt;[.B19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12-s630649375c76128856.ukp</text:p>
          </table:table-cell>
          <table:table-cell office:value-type="float" office:value="456.69329" calcext:value-type="float">
            <text:p>456.69329</text:p>
          </table:table-cell>
          <table:table-cell office:value-type="float" office:value="456.42" calcext:value-type="float">
            <text:p>456.42</text:p>
          </table:table-cell>
          <table:table-cell office:value-type="float" office:value="375888" calcext:value-type="float">
            <text:p>375888</text:p>
          </table:table-cell>
          <table:table-cell office:value-type="float" office:value="38221481241" calcext:value-type="float">
            <text:p>38221481241</text:p>
          </table:table-cell>
          <table:table-cell office:value-type="float" office:value="745.50326" calcext:value-type="float">
            <text:p>745.50326</text:p>
          </table:table-cell>
          <table:table-cell office:value-type="float" office:value="745.17" calcext:value-type="float">
            <text:p>745.17</text:p>
          </table:table-cell>
          <table:table-cell office:value-type="float" office:value="450948" calcext:value-type="float">
            <text:p>450948</text:p>
          </table:table-cell>
          <table:table-cell office:value-type="float" office:value="38221481241" calcext:value-type="float">
            <text:p>38221481241</text:p>
          </table:table-cell>
          <table:table-cell table:formula="of:=[.F1996]&gt;[.B19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18-s237779488c14029395.ukp</text:p>
          </table:table-cell>
          <table:table-cell office:value-type="float" office:value="302.79997" calcext:value-type="float">
            <text:p>302.79997</text:p>
          </table:table-cell>
          <table:table-cell office:value-type="float" office:value="302.59" calcext:value-type="float">
            <text:p>302.59</text:p>
          </table:table-cell>
          <table:table-cell office:value-type="float" office:value="78472" calcext:value-type="float">
            <text:p>78472</text:p>
          </table:table-cell>
          <table:table-cell office:value-type="float" office:value="6928729509" calcext:value-type="float">
            <text:p>6928729509</text:p>
          </table:table-cell>
          <table:table-cell office:value-type="float" office:value="745.61326" calcext:value-type="float">
            <text:p>745.61326</text:p>
          </table:table-cell>
          <table:table-cell office:value-type="float" office:value="745.16" calcext:value-type="float">
            <text:p>745.16</text:p>
          </table:table-cell>
          <table:table-cell office:value-type="float" office:value="92188" calcext:value-type="float">
            <text:p>92188</text:p>
          </table:table-cell>
          <table:table-cell office:value-type="float" office:value="6928729509" calcext:value-type="float">
            <text:p>6928729509</text:p>
          </table:table-cell>
          <table:table-cell table:formula="of:=[.F1997]&gt;[.B19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175-s690859146c87942205.ukp</text:p>
          </table:table-cell>
          <table:table-cell office:value-type="float" office:value="11.21667" calcext:value-type="float">
            <text:p>11.21667</text:p>
          </table:table-cell>
          <table:table-cell office:value-type="float" office:value="11.24" calcext:value-type="float">
            <text:p>11.24</text:p>
          </table:table-cell>
          <table:table-cell office:value-type="float" office:value="113556" calcext:value-type="float">
            <text:p>113556</text:p>
          </table:table-cell>
          <table:table-cell office:value-type="float" office:value="44105976604" calcext:value-type="float">
            <text:p>44105976604</text:p>
          </table:table-cell>
          <table:table-cell office:value-type="float" office:value="750.56993" calcext:value-type="float">
            <text:p>750.56993</text:p>
          </table:table-cell>
          <table:table-cell office:value-type="float" office:value="750.15" calcext:value-type="float">
            <text:p>750.15</text:p>
          </table:table-cell>
          <table:table-cell office:value-type="float" office:value="296512" calcext:value-type="float">
            <text:p>296512</text:p>
          </table:table-cell>
          <table:table-cell office:value-type="float" office:value="44105976604" calcext:value-type="float">
            <text:p>44105976604</text:p>
          </table:table-cell>
          <table:table-cell table:formula="of:=[.F1998]&gt;[.B19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13-s713186253c96590462.ukp</text:p>
          </table:table-cell>
          <table:table-cell office:value-type="float" office:value="141.49332" calcext:value-type="float">
            <text:p>141.49332</text:p>
          </table:table-cell>
          <table:table-cell office:value-type="float" office:value="141.44" calcext:value-type="float">
            <text:p>141.44</text:p>
          </table:table-cell>
          <table:table-cell office:value-type="float" office:value="289044" calcext:value-type="float">
            <text:p>289044</text:p>
          </table:table-cell>
          <table:table-cell office:value-type="float" office:value="48379883004" calcext:value-type="float">
            <text:p>48379883004</text:p>
          </table:table-cell>
          <table:table-cell office:value-type="float" office:value="752.43326" calcext:value-type="float">
            <text:p>752.43326</text:p>
          </table:table-cell>
          <table:table-cell office:value-type="float" office:value="752.1" calcext:value-type="float">
            <text:p>752.1</text:p>
          </table:table-cell>
          <table:table-cell office:value-type="float" office:value="361760" calcext:value-type="float">
            <text:p>361760</text:p>
          </table:table-cell>
          <table:table-cell office:value-type="float" office:value="48379883004" calcext:value-type="float">
            <text:p>48379883004</text:p>
          </table:table-cell>
          <table:table-cell table:formula="of:=[.F1999]&gt;[.B19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11-s796012404c26349126.ukp</text:p>
          </table:table-cell>
          <table:table-cell office:value-type="float" office:value="122.52332" calcext:value-type="float">
            <text:p>122.52332</text:p>
          </table:table-cell>
          <table:table-cell office:value-type="float" office:value="122.46" calcext:value-type="float">
            <text:p>122.46</text:p>
          </table:table-cell>
          <table:table-cell office:value-type="float" office:value="95072" calcext:value-type="float">
            <text:p>95072</text:p>
          </table:table-cell>
          <table:table-cell office:value-type="float" office:value="13111919670" calcext:value-type="float">
            <text:p>13111919670</text:p>
          </table:table-cell>
          <table:table-cell office:value-type="float" office:value="752.50993" calcext:value-type="float">
            <text:p>752.50993</text:p>
          </table:table-cell>
          <table:table-cell office:value-type="float" office:value="752.17" calcext:value-type="float">
            <text:p>752.17</text:p>
          </table:table-cell>
          <table:table-cell office:value-type="float" office:value="126792" calcext:value-type="float">
            <text:p>126792</text:p>
          </table:table-cell>
          <table:table-cell office:value-type="float" office:value="13111919670" calcext:value-type="float">
            <text:p>13111919670</text:p>
          </table:table-cell>
          <table:table-cell table:formula="of:=[.F2000]&gt;[.B20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_n50000-217-s620046486c83661615.ukp</text:p>
          </table:table-cell>
          <table:table-cell office:value-type="float" office:value="96.95999" calcext:value-type="float">
            <text:p>96.95999</text:p>
          </table:table-cell>
          <table:table-cell office:value-type="float" office:value="96.94" calcext:value-type="float">
            <text:p>96.94</text:p>
          </table:table-cell>
          <table:table-cell office:value-type="float" office:value="292208" calcext:value-type="float">
            <text:p>292208</text:p>
          </table:table-cell>
          <table:table-cell office:value-type="float" office:value="41901191660" calcext:value-type="float">
            <text:p>41901191660</text:p>
          </table:table-cell>
          <table:table-cell office:value-type="float" office:value="764.27992" calcext:value-type="float">
            <text:p>764.27992</text:p>
          </table:table-cell>
          <table:table-cell office:value-type="float" office:value="763.92" calcext:value-type="float">
            <text:p>763.92</text:p>
          </table:table-cell>
          <table:table-cell office:value-type="float" office:value="409868" calcext:value-type="float">
            <text:p>409868</text:p>
          </table:table-cell>
          <table:table-cell office:value-type="float" office:value="41901191660" calcext:value-type="float">
            <text:p>41901191660</text:p>
          </table:table-cell>
          <table:table-cell table:formula="of:=[.F2001]&gt;[.B2001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SUM([.B2:.B2001])" office:value-type="float" office:value="68235.56021" calcext:value-type="float">
            <text:p>68235.56021</text:p>
          </table:table-cell>
          <table:table-cell table:number-columns-repeated="3"/>
          <table:table-cell table:formula="of:=SUM([.F2:.F2001])" office:value-type="float" office:value="312962.61575" calcext:value-type="float">
            <text:p>312962.61575</text:p>
          </table:table-cell>
          <table:table-cell table:formula="of:=[.F2002]/[.B2002]" office:value-type="float" office:value="4.58650320722559" calcext:value-type="float">
            <text:p>4.5865032072</text:p>
          </table:table-cell>
          <table:table-cell table:number-columns-repeated="2"/>
          <table:table-cell table:style-name="Default"/>
        </table:table-row>
      </table:table>
      <table:named-expressions/>
      <table:database-ranges>
        <table:database-range table:name="__Anonymous_Sheet_DB__0" table:target-range-address="Sheet1.A1:Sheet1.I2001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Normal" style:font-family-asian="'Source Han Sans Normal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01:40:21.298935420</meta:creation-date>
    <dc:date>2016-01-28T01:45:42.374907948</dc:date>
    <meta:editing-duration>PT5M21S</meta:editing-duration>
    <meta:editing-cycles>1</meta:editing-cycles>
    <meta:document-statistic meta:table-count="1" meta:cell-count="20012" meta:object-count="0"/>
    <meta:generator>LibreOffice/4.4.7.2$Linux_X86_64 LibreOffice_project/40m0$Build-2</meta:generator>
  </office:meta>
</office:document-meta>
</file>